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678in" svg:height="4.4008in" svg:x="42.0736in" svg:y="0.2724in">
            <draw:object draw:notify-on-update-of-ranges="Sheet1.A2:Sheet1.A443 Sheet1.N1:Sheet1.N1 Sheet1.N2:Sheet1.N443 Sheet1.A2:Sheet1.A443 Sheet1.O1:Sheet1.O1 Sheet1.O2:Sheet1.O4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551in" svg:height="5.0264in" svg:x="53.4531in" svg:y="0.55in">
            <draw:object draw:notify-on-update-of-ranges="Sheet1.A2:Sheet1.A443 Sheet1.P1:Sheet1.P1 Sheet1.P2:Sheet1.P443 Sheet1.A2:Sheet1.A443 Sheet1.N1:Sheet1.N1 Sheet1.N2:Sheet1.N4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772in" svg:height="5.2654in" svg:x="43.7854in" svg:y="7.9516in">
            <draw:object draw:notify-on-update-of-ranges="Sheet1.A2:Sheet1.A443 Sheet1.H1:Sheet1.H1 Sheet1.H2:Sheet1.H443 Sheet1.A2:Sheet1.A443 Sheet1.I1:Sheet1.I1 Sheet1.I2:Sheet1.I4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1406in" svg:height="5.413in" svg:x="53.2756in" svg:y="8.1004in">
            <draw:object draw:notify-on-update-of-ranges="Sheet1.A2:Sheet1.A443 Sheet1.H1:Sheet1.H1 Sheet1.H2:Sheet1.H443 Sheet1.A2:Sheet1.A443 Sheet1.J1:Sheet1.J1 Sheet1.J2:Sheet1.J4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6.7441in" svg:height="8.0508in" svg:x="46.7024in" svg:y="14.6555in">
            <draw:object draw:notify-on-update-of-ranges="Sheet1.A2:Sheet1.A443 Sheet1.H1:Sheet1.H1 Sheet1.H2:Sheet1.H443 Sheet1.A2:Sheet1.A443 Sheet1.J1:Sheet1.J1 Sheet1.J2:Sheet1.J443 Sheet1.A2:Sheet1.A443 Sheet1.L1:Sheet1.L1 Sheet1.L2:Sheet1.L44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2.435in" svg:height="8.0106in" svg:x="46.8071in" svg:y="23.8642in">
            <draw:object draw:notify-on-update-of-ranges="Sheet1.A2:Sheet1.A443 Sheet1.J1:Sheet1.J1 Sheet1.J2:Sheet1.J443 Sheet1.A2:Sheet1.A443 Sheet1.H1:Sheet1.H1 Sheet1.H2:Sheet1.H4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eração encoders</text:p>
          </table:table-cell>
          <table:table-cell office:value-type="string">
            <text:p>acel_acelerometro_Y(m/s^2) com offset</text:p>
          </table:table-cell>
          <table:table-cell office:value-type="string">
            <text:p>Aceleração acelerômetro</text:p>
          </table:table-cell>
          <table:table-cell office:value-type="string">
            <text:p>Média 5 períodos acelerômetro</text:p>
          </table:table-cell>
          <table:table-cell office:value-type="string">
            <text:p>media10_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ocidade angular encoders</text:p>
          </table:table-cell>
          <table:table-cell office:value-type="string">
            <text:p>Velocidade angular giroscópio com offset</text:p>
          </table:table-cell>
          <table:table-cell office:value-type="string">
            <text:p>Velocidade angular giroscópio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.615704">
            <text:p>0.615704</text:p>
          </table:table-cell>
          <table:table-cell office:value-type="float" office:value="-0.591368">
            <text:p>-0.591368</text:p>
          </table:table-cell>
          <table:table-cell table:formula="of:=[.I2]-[.$I$2]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-0.029424">
            <text:p>-0.029424</text:p>
          </table:table-cell>
          <table:table-cell office:value-type="float" office:value="0.027446">
            <text:p>0.027446</text:p>
          </table:table-cell>
          <table:table-cell table:formula="of:=[.O2]-0.021583" office:value-type="float" office:value="0.005863">
            <text:p>0.0058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-0.16465">
            <text:p>-0.16465</text:p>
          </table:table-cell>
          <table:table-cell office:value-type="float" office:value="-0.802058">
            <text:p>-0.802058</text:p>
          </table:table-cell>
          <table:table-cell table:formula="of:=[.I3]-[.$I$2]" office:value-type="float" office:value="-0.21069">
            <text:p>-0.21069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07348">
            <text:p>0.007348</text:p>
          </table:table-cell>
          <table:table-cell office:value-type="float" office:value="0.027446">
            <text:p>0.027446</text:p>
          </table:table-cell>
          <table:table-cell table:formula="of:=[.O3]-0.021583" office:value-type="float" office:value="0.005863">
            <text:p>0.0058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11471">
            <text:p>0.0114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016087">
            <text:p>-0.016087</text:p>
          </table:table-cell>
          <table:table-cell office:value-type="float" office:value="-0.270545">
            <text:p>-0.270545</text:p>
          </table:table-cell>
          <table:table-cell table:formula="of:=[.I4]-[.$I$2]" office:value-type="float" office:value="0.320823">
            <text:p>0.32082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[.O4]-0.021583" office:value-type="float" office:value="0.006396">
            <text:p>0.0063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17497">
            <text:p>0.01749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.768369">
            <text:p>0.768369</text:p>
          </table:table-cell>
          <table:table-cell office:value-type="float" office:value="-0.6608">
            <text:p>-0.6608</text:p>
          </table:table-cell>
          <table:table-cell table:formula="of:=[.I5]-[.$I$2]" office:value-type="float" office:value="-0.0694319999999999">
            <text:p>-0.06943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88238">
            <text:p>0.088238</text:p>
          </table:table-cell>
          <table:table-cell office:value-type="float" office:value="0.04783">
            <text:p>0.04783</text:p>
          </table:table-cell>
          <table:table-cell table:formula="of:=[.O5]-0.021583" office:value-type="float" office:value="0.026247">
            <text:p>0.0262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023557">
            <text:p>0.023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-0.105745">
            <text:p>-0.105745</text:p>
          </table:table-cell>
          <table:table-cell office:value-type="float" office:value="-0.007183">
            <text:p>-0.007183</text:p>
          </table:table-cell>
          <table:table-cell table:formula="of:=[.I6]-[.$I$2]" office:value-type="float" office:value="0.584185">
            <text:p>0.584185</text:p>
          </table:table-cell>
          <table:table-cell table:formula="of:=AVERAGE([.J2:.J6])" office:value-type="float" office:value="0.1249772">
            <text:p>0.1249772</text:p>
          </table:table-cell>
          <table:table-cell/>
          <table:table-cell office:value-type="float" office:value="100">
            <text:p>100</text:p>
          </table:table-cell>
          <table:table-cell office:value-type="float" office:value="-0.021887">
            <text:p>-0.021887</text:p>
          </table:table-cell>
          <table:table-cell office:value-type="float" office:value="-0.076475">
            <text:p>-0.076475</text:p>
          </table:table-cell>
          <table:table-cell table:formula="of:=[.O6]-0.021583" office:value-type="float" office:value="-0.098058">
            <text:p>-0.0980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28557">
            <text:p>0.028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.66428">
            <text:p>0.66428</text:p>
          </table:table-cell>
          <table:table-cell office:value-type="float" office:value="0.289698">
            <text:p>0.289698</text:p>
          </table:table-cell>
          <table:table-cell table:formula="of:=[.I7]-[.$I$2]" office:value-type="float" office:value="0.881066">
            <text:p>0.881066</text:p>
          </table:table-cell>
          <table:table-cell table:formula="of:=AVERAGE([.J3:.J7])" office:value-type="float" office:value="0.3011904">
            <text:p>0.3011904</text:p>
          </table:table-cell>
          <table:table-cell/>
          <table:table-cell office:value-type="float" office:value="100">
            <text:p>100</text:p>
          </table:table-cell>
          <table:table-cell office:value-type="float" office:value="-0.265196">
            <text:p>-0.265196</text:p>
          </table:table-cell>
          <table:table-cell office:value-type="float" office:value="-0.088466">
            <text:p>-0.088466</text:p>
          </table:table-cell>
          <table:table-cell table:formula="of:=[.O7]-0.021583" office:value-type="float" office:value="-0.110049">
            <text:p>-0.1100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03448">
            <text:p>0.0344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-0.1268">
            <text:p>-0.1268</text:p>
          </table:table-cell>
          <table:table-cell office:value-type="float" office:value="-0.134075">
            <text:p>-0.134075</text:p>
          </table:table-cell>
          <table:table-cell table:formula="of:=[.I8]-[.$I$2]" office:value-type="float" office:value="0.457293">
            <text:p>0.457293</text:p>
          </table:table-cell>
          <table:table-cell table:formula="of:=AVERAGE([.J4:.J8])" office:value-type="float" office:value="0.434787">
            <text:p>0.434787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table:formula="of:=[.O8]-0.021583" office:value-type="float" office:value="-0.003863">
            <text:p>-0.0038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1">
            <text:p>-1</text:p>
          </table:table-cell>
          <table:table-cell office:value-type="float" office:value="77.006493">
            <text:p>77.006493</text:p>
          </table:table-cell>
          <table:table-cell office:value-type="float" office:value="0">
            <text:p>0</text:p>
          </table:table-cell>
          <table:table-cell office:value-type="float" office:value="0.040541">
            <text:p>0.04054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.794864">
            <text:p>0.794864</text:p>
          </table:table-cell>
          <table:table-cell office:value-type="float" office:value="-0.088585">
            <text:p>-0.088585</text:p>
          </table:table-cell>
          <table:table-cell table:formula="of:=[.I9]-[.$I$2]" office:value-type="float" office:value="0.502783">
            <text:p>0.502783</text:p>
          </table:table-cell>
          <table:table-cell table:formula="of:=AVERAGE([.J5:.J9])" office:value-type="float" office:value="0.471179">
            <text:p>0.471179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504">
            <text:p>0.038504</text:p>
          </table:table-cell>
          <table:table-cell table:formula="of:=[.O9]-0.021583" office:value-type="float" office:value="0.016921">
            <text:p>0.0169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91">
            <text:p>-91</text:p>
          </table:table-cell>
          <table:table-cell office:value-type="float" office:value="-2">
            <text:p>-2</text:p>
          </table:table-cell>
          <table:table-cell office:value-type="float" office:value="91.021973">
            <text:p>91.021973</text:p>
          </table:table-cell>
          <table:table-cell office:value-type="float" office:value="0">
            <text:p>0</text:p>
          </table:table-cell>
          <table:table-cell office:value-type="float" office:value="0.046498">
            <text:p>0.0464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-0.259067">
            <text:p>-0.259067</text:p>
          </table:table-cell>
          <table:table-cell office:value-type="float" office:value="-0.251391">
            <text:p>-0.251391</text:p>
          </table:table-cell>
          <table:table-cell table:formula="of:=[.I10]-[.$I$2]" office:value-type="float" office:value="0.339977">
            <text:p>0.339977</text:p>
          </table:table-cell>
          <table:table-cell table:formula="of:=AVERAGE([.J6:.J10])" office:value-type="float" office:value="0.5530608">
            <text:p>0.5530608</text:p>
          </table:table-cell>
          <table:table-cell table:formula="of:=AVERAGE([.J2:.J10])" office:value-type="float" office:value="0.311778333333333">
            <text:p>0.3117783333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23582">
            <text:p>0.023582</text:p>
          </table:table-cell>
          <table:table-cell table:formula="of:=[.O10]-0.021583" office:value-type="float" office:value="0.001999">
            <text:p>0.0019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4">
            <text:p>-104</text:p>
          </table:table-cell>
          <table:table-cell office:value-type="float" office:value="-3">
            <text:p>-3</text:p>
          </table:table-cell>
          <table:table-cell office:value-type="float" office:value="104.043259">
            <text:p>104.043259</text:p>
          </table:table-cell>
          <table:table-cell office:value-type="float" office:value="0">
            <text:p>0</text:p>
          </table:table-cell>
          <table:table-cell office:value-type="float" office:value="0.052833">
            <text:p>0.0528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0.625798">
            <text:p>0.625798</text:p>
          </table:table-cell>
          <table:table-cell office:value-type="float" office:value="-0.533907">
            <text:p>-0.533907</text:p>
          </table:table-cell>
          <table:table-cell table:formula="of:=[.I11]-[.$I$2]" office:value-type="float" office:value="0.057461">
            <text:p>0.057461</text:p>
          </table:table-cell>
          <table:table-cell table:formula="of:=AVERAGE([.J7:.J11])" office:value-type="float" office:value="0.447716">
            <text:p>0.447716</text:p>
          </table:table-cell>
          <table:table-cell table:formula="of:=AVERAGE([.J3:.J11])" office:value-type="float" office:value="0.318162888888889">
            <text:p>0.3181628889</text:p>
          </table:table-cell>
          <table:table-cell office:value-type="float" office:value="100">
            <text:p>100</text:p>
          </table:table-cell>
          <table:table-cell office:value-type="float" office:value="0.029424">
            <text:p>0.029424</text:p>
          </table:table-cell>
          <table:table-cell office:value-type="float" office:value="0.028645">
            <text:p>0.028645</text:p>
          </table:table-cell>
          <table:table-cell table:formula="of:=[.O11]-0.021583" office:value-type="float" office:value="0.007062">
            <text:p>0.00706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18">
            <text:p>-118</text:p>
          </table:table-cell>
          <table:table-cell office:value-type="float" office:value="-4">
            <text:p>-4</text:p>
          </table:table-cell>
          <table:table-cell office:value-type="float" office:value="118.06778">
            <text:p>118.06778</text:p>
          </table:table-cell>
          <table:table-cell office:value-type="float" office:value="0">
            <text:p>0</text:p>
          </table:table-cell>
          <table:table-cell office:value-type="float" office:value="0.058962">
            <text:p>0.05896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9">
            <text:p>0.00719</text:p>
          </table:table-cell>
          <table:table-cell office:value-type="float" office:value="100">
            <text:p>100</text:p>
          </table:table-cell>
          <table:table-cell office:value-type="float" office:value="-0.167489">
            <text:p>-0.167489</text:p>
          </table:table-cell>
          <table:table-cell office:value-type="float" office:value="-0.232238">
            <text:p>-0.232238</text:p>
          </table:table-cell>
          <table:table-cell table:formula="of:=[.I12]-[.$I$2]" office:value-type="float" office:value="0.35913">
            <text:p>0.35913</text:p>
          </table:table-cell>
          <table:table-cell table:formula="of:=AVERAGE([.J8:.J12])" office:value-type="float" office:value="0.3433288">
            <text:p>0.3433288</text:p>
          </table:table-cell>
          <table:table-cell table:formula="of:=AVERAGE([.J4:.J12])" office:value-type="float" office:value="0.381476222222222">
            <text:p>0.3814762222</text:p>
          </table:table-cell>
          <table:table-cell office:value-type="float" office:value="100">
            <text:p>100</text:p>
          </table:table-cell>
          <table:table-cell office:value-type="float" office:value="-0.007351">
            <text:p>-0.007351</text:p>
          </table:table-cell>
          <table:table-cell office:value-type="float" office:value="-0.003464">
            <text:p>-0.003464</text:p>
          </table:table-cell>
          <table:table-cell table:formula="of:=[.O12]-0.021583" office:value-type="float" office:value="-0.025047">
            <text:p>-0.0250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-5">
            <text:p>-5</text:p>
          </table:table-cell>
          <table:table-cell office:value-type="float" office:value="127.098389">
            <text:p>127.098389</text:p>
          </table:table-cell>
          <table:table-cell office:value-type="float" office:value="0">
            <text:p>0</text:p>
          </table:table-cell>
          <table:table-cell office:value-type="float" office:value="0.066153">
            <text:p>0.0661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272.019287">
            <text:p>2272.019287</text:p>
          </table:table-cell>
          <table:table-cell office:value-type="float" office:value="0.01">
            <text:p>0.01</text:p>
          </table:table-cell>
          <table:table-cell office:value-type="float" office:value="0.048382">
            <text:p>0.048382</text:p>
          </table:table-cell>
          <table:table-cell office:value-type="float" office:value="383.817261">
            <text:p>383.817261</text:p>
          </table:table-cell>
          <table:table-cell office:value-type="float" office:value="0.730518">
            <text:p>0.730518</text:p>
          </table:table-cell>
          <table:table-cell office:value-type="float" office:value="0.347159">
            <text:p>0.347159</text:p>
          </table:table-cell>
          <table:table-cell table:formula="of:=[.I13]-[.$I$2]" office:value-type="float" office:value="0.938527">
            <text:p>0.938527</text:p>
          </table:table-cell>
          <table:table-cell table:formula="of:=AVERAGE([.J9:.J13])" office:value-type="float" office:value="0.4395756">
            <text:p>0.4395756</text:p>
          </table:table-cell>
          <table:table-cell table:formula="of:=AVERAGE([.J5:.J13])" office:value-type="float" office:value="0.45011">
            <text:p>0.45011</text:p>
          </table:table-cell>
          <table:table-cell office:value-type="float" office:value="2738.516602">
            <text:p>2738.516602</text:p>
          </table:table-cell>
          <table:table-cell office:value-type="float" office:value="-0.058366">
            <text:p>-0.058366</text:p>
          </table:table-cell>
          <table:table-cell office:value-type="float" office:value="-0.009992">
            <text:p>-0.009992</text:p>
          </table:table-cell>
          <table:table-cell table:formula="of:=[.O13]-0.021583" office:value-type="float" office:value="-0.031575">
            <text:p>-0.031575</text:p>
          </table:table-cell>
          <table:table-cell office:value-type="float" office:value="383.817261">
            <text:p>383.8172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-2">
            <text:p>-2</text:p>
          </table:table-cell>
          <table:table-cell office:value-type="float" office:value="82.024384">
            <text:p>82.024384</text:p>
          </table:table-cell>
          <table:table-cell office:value-type="float" office:value="0.01">
            <text:p>0.01</text:p>
          </table:table-cell>
          <table:table-cell office:value-type="float" office:value="0.114534">
            <text:p>0.114534</text:p>
          </table:table-cell>
          <table:table-cell office:value-type="float" office:value="1045.342407">
            <text:p>1045.342407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73.948051">
            <text:p>73.948051</text:p>
          </table:table-cell>
          <table:table-cell office:value-type="float" office:value="0.05">
            <text:p>0.05</text:p>
          </table:table-cell>
          <table:table-cell office:value-type="float" office:value="0.042732">
            <text:p>0.042732</text:p>
          </table:table-cell>
          <table:table-cell office:value-type="float" office:value="14.535889">
            <text:p>14.535889</text:p>
          </table:table-cell>
          <table:table-cell office:value-type="float" office:value="-0.228786">
            <text:p>-0.228786</text:p>
          </table:table-cell>
          <table:table-cell office:value-type="float" office:value="-0.902614">
            <text:p>-0.902614</text:p>
          </table:table-cell>
          <table:table-cell table:formula="of:=[.I14]-[.$I$2]" office:value-type="float" office:value="-0.311246">
            <text:p>-0.311246</text:p>
          </table:table-cell>
          <table:table-cell table:formula="of:=AVERAGE([.J10:.J14])" office:value-type="float" office:value="0.2767698">
            <text:p>0.2767698</text:p>
          </table:table-cell>
          <table:table-cell table:formula="of:=AVERAGE([.J6:.J14])" office:value-type="float" office:value="0.423241777777778">
            <text:p>0.4232417778</text:p>
          </table:table-cell>
          <table:table-cell office:value-type="float" office:value="157.427841">
            <text:p>157.427841</text:p>
          </table:table-cell>
          <table:table-cell office:value-type="float" office:value="0.019455">
            <text:p>0.019455</text:p>
          </table:table-cell>
          <table:table-cell office:value-type="float" office:value="0.012257">
            <text:p>0.012257</text:p>
          </table:table-cell>
          <table:table-cell table:formula="of:=[.O14]-0.021583" office:value-type="float" office:value="-0.009326">
            <text:p>-0.009326</text:p>
          </table:table-cell>
          <table:table-cell office:value-type="float" office:value="14.535885">
            <text:p>14.53588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2">
            <text:p>2</text:p>
          </table:table-cell>
          <table:table-cell office:value-type="float" office:value="67.029846">
            <text:p>67.029846</text:p>
          </table:table-cell>
          <table:table-cell office:value-type="float" office:value="0.06">
            <text:p>0.06</text:p>
          </table:table-cell>
          <table:table-cell office:value-type="float" office:value="0.157266">
            <text:p>0.157266</text:p>
          </table:table-cell>
          <table:table-cell office:value-type="float" office:value="162.110474">
            <text:p>162.110474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8.768433">
            <text:p>68.768433</text:p>
          </table:table-cell>
          <table:table-cell office:value-type="float" office:value="0.012658">
            <text:p>0.012658</text:p>
          </table:table-cell>
          <table:table-cell office:value-type="float" office:value="-0.001233">
            <text:p>-0.001233</text:p>
          </table:table-cell>
          <table:table-cell office:value-type="float" office:value="109.737984">
            <text:p>109.737984</text:p>
          </table:table-cell>
          <table:table-cell office:value-type="float" office:value="0.671219">
            <text:p>0.671219</text:p>
          </table:table-cell>
          <table:table-cell office:value-type="float" office:value="-0.007183">
            <text:p>-0.007183</text:p>
          </table:table-cell>
          <table:table-cell table:formula="of:=[.I15]-[.$I$2]" office:value-type="float" office:value="0.584185">
            <text:p>0.584185</text:p>
          </table:table-cell>
          <table:table-cell table:formula="of:=AVERAGE([.J11:.J15])" office:value-type="float" office:value="0.3256114">
            <text:p>0.3256114</text:p>
          </table:table-cell>
          <table:table-cell table:formula="of:=AVERAGE([.J7:.J15])" office:value-type="float" office:value="0.423241777777778">
            <text:p>0.4232417778</text:p>
          </table:table-cell>
          <table:table-cell office:value-type="float" office:value="226.507706">
            <text:p>226.507706</text:p>
          </table:table-cell>
          <table:table-cell office:value-type="float" office:value="-0.029413">
            <text:p>-0.029413</text:p>
          </table:table-cell>
          <table:table-cell office:value-type="float" office:value="-0.000533">
            <text:p>-0.000533</text:p>
          </table:table-cell>
          <table:table-cell table:formula="of:=[.O15]-0.021583" office:value-type="float" office:value="-0.022116">
            <text:p>-0.022116</text:p>
          </table:table-cell>
          <table:table-cell office:value-type="float" office:value="109.737984">
            <text:p>109.73798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office:value-type="float" office:value="95.021049">
            <text:p>95.021049</text:p>
          </table:table-cell>
          <table:table-cell office:value-type="float" office:value="0.072658">
            <text:p>0.072658</text:p>
          </table:table-cell>
          <table:table-cell office:value-type="float" office:value="0.156034">
            <text:p>0.156034</text:p>
          </table:table-cell>
          <table:table-cell office:value-type="float" office:value="114.750114">
            <text:p>114.750114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0.537376">
            <text:p>20.537376</text:p>
          </table:table-cell>
          <table:table-cell office:value-type="float" office:value="-0.012658">
            <text:p>-0.012658</text:p>
          </table:table-cell>
          <table:table-cell office:value-type="float" office:value="-0.015682">
            <text:p>-0.015682</text:p>
          </table:table-cell>
          <table:table-cell office:value-type="float" office:value="23.888714">
            <text:p>23.888714</text:p>
          </table:table-cell>
          <table:table-cell office:value-type="float" office:value="-0.210282">
            <text:p>-0.210282</text:p>
          </table:table-cell>
          <table:table-cell office:value-type="float" office:value="-0.248997">
            <text:p>-0.248997</text:p>
          </table:table-cell>
          <table:table-cell table:formula="of:=[.I16]-[.$I$2]" office:value-type="float" office:value="0.342371">
            <text:p>0.342371</text:p>
          </table:table-cell>
          <table:table-cell table:formula="of:=AVERAGE([.J12:.J16])" office:value-type="float" office:value="0.3825934">
            <text:p>0.3825934</text:p>
          </table:table-cell>
          <table:table-cell table:formula="of:=AVERAGE([.J8:.J16])" office:value-type="float" office:value="0.363386777777778">
            <text:p>0.3633867778</text:p>
          </table:table-cell>
          <table:table-cell office:value-type="float" office:value="100">
            <text:p>100</text:p>
          </table:table-cell>
          <table:table-cell office:value-type="float" office:value="0.009801">
            <text:p>0.009801</text:p>
          </table:table-cell>
          <table:table-cell office:value-type="float" office:value="0.000133">
            <text:p>0.000133</text:p>
          </table:table-cell>
          <table:table-cell table:formula="of:=[.O16]-0.021583" office:value-type="float" office:value="-0.02145">
            <text:p>-0.02145</text:p>
          </table:table-cell>
          <table:table-cell office:value-type="float" office:value="23.888716">
            <text:p>23.888716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4.076897">
            <text:p>104.076897</text:p>
          </table:table-cell>
          <table:table-cell office:value-type="float" office:value="0.06">
            <text:p>0.06</text:p>
          </table:table-cell>
          <table:table-cell office:value-type="float" office:value="0.140352">
            <text:p>0.140352</text:p>
          </table:table-cell>
          <table:table-cell office:value-type="float" office:value="133.919174">
            <text:p>133.919174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261.669159">
            <text:p>261.669159</text:p>
          </table:table-cell>
          <table:table-cell office:value-type="float" office:value="-0.007623">
            <text:p>-0.007623</text:p>
          </table:table-cell>
          <table:table-cell office:value-type="float" office:value="0.005478">
            <text:p>0.005478</text:p>
          </table:table-cell>
          <table:table-cell office:value-type="float" office:value="171.868088">
            <text:p>171.868088</text:p>
          </table:table-cell>
          <table:table-cell office:value-type="float" office:value="0.630845">
            <text:p>0.630845</text:p>
          </table:table-cell>
          <table:table-cell office:value-type="float" office:value="-0.770933">
            <text:p>-0.770933</text:p>
          </table:table-cell>
          <table:table-cell table:formula="of:=[.I17]-[.$I$2]" office:value-type="float" office:value="-0.179565">
            <text:p>-0.179565</text:p>
          </table:table-cell>
          <table:table-cell table:formula="of:=AVERAGE([.J13:.J17])" office:value-type="float" office:value="0.2748544">
            <text:p>0.2748544</text:p>
          </table:table-cell>
          <table:table-cell table:formula="of:=AVERAGE([.J9:.J17])" office:value-type="float" office:value="0.292624777777778">
            <text:p>0.2926247778</text:p>
          </table:table-cell>
          <table:table-cell office:value-type="float" office:value="992.582153">
            <text:p>992.582153</text:p>
          </table:table-cell>
          <table:table-cell office:value-type="float" office:value="-0.029413">
            <text:p>-0.029413</text:p>
          </table:table-cell>
          <table:table-cell office:value-type="float" office:value="-0.008527">
            <text:p>-0.008527</text:p>
          </table:table-cell>
          <table:table-cell table:formula="of:=[.O17]-0.021583" office:value-type="float" office:value="-0.03011">
            <text:p>-0.03011</text:p>
          </table:table-cell>
          <table:table-cell office:value-type="float" office:value="171.868088">
            <text:p>171.868088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.052377">
            <text:p>0.052377</text:p>
          </table:table-cell>
          <table:table-cell office:value-type="float" office:value="0.14583">
            <text:p>0.14583</text:p>
          </table:table-cell>
          <table:table-cell office:value-type="float" office:value="178.423416">
            <text:p>178.423416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377.039429">
            <text:p>377.039429</text:p>
          </table:table-cell>
          <table:table-cell office:value-type="float" office:value="-0.02">
            <text:p>-0.02</text:p>
          </table:table-cell>
          <table:table-cell office:value-type="float" office:value="-0.026605">
            <text:p>-0.026605</text:p>
          </table:table-cell>
          <table:table-cell office:value-type="float" office:value="33.024075">
            <text:p>33.024075</text:p>
          </table:table-cell>
          <table:table-cell office:value-type="float" office:value="-0.213646">
            <text:p>-0.213646</text:p>
          </table:table-cell>
          <table:table-cell office:value-type="float" office:value="-0.095768">
            <text:p>-0.095768</text:p>
          </table:table-cell>
          <table:table-cell table:formula="of:=[.I18]-[.$I$2]" office:value-type="float" office:value="0.4956">
            <text:p>0.4956</text:p>
          </table:table-cell>
          <table:table-cell table:formula="of:=AVERAGE([.J14:.J18])" office:value-type="float" office:value="0.186269">
            <text:p>0.186269</text:p>
          </table:table-cell>
          <table:table-cell table:formula="of:=AVERAGE([.J10:.J18])" office:value-type="float" office:value="0.291826666666667">
            <text:p>0.2918266667</text:p>
          </table:table-cell>
          <table:table-cell office:value-type="float" office:value="133.885986">
            <text:p>133.885986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table:formula="of:=[.O18]-0.021583" office:value-type="float" office:value="-0.000798999999999998">
            <text:p>-0.000799</text:p>
          </table:table-cell>
          <table:table-cell office:value-type="float" office:value="33.024071">
            <text:p>33.024071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  <table:table-cell office:value-type="float" office:value="73.355301">
            <text:p>73.355301</text:p>
          </table:table-cell>
          <table:table-cell office:value-type="float" office:value="0.032377">
            <text:p>0.032377</text:p>
          </table:table-cell>
          <table:table-cell office:value-type="float" office:value="0.119225">
            <text:p>0.119225</text:p>
          </table:table-cell>
          <table:table-cell office:value-type="float" office:value="268.239685">
            <text:p>268.239685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438.58786">
            <text:p>438.58786</text:p>
          </table:table-cell>
          <table:table-cell office:value-type="float" office:value="-0.035">
            <text:p>-0.035</text:p>
          </table:table-cell>
          <table:table-cell office:value-type="float" office:value="-0.040917">
            <text:p>-0.040917</text:p>
          </table:table-cell>
          <table:table-cell office:value-type="float" office:value="16.906603">
            <text:p>16.906603</text:p>
          </table:table-cell>
          <table:table-cell office:value-type="float" office:value="0.777201">
            <text:p>0.777201</text:p>
          </table:table-cell>
          <table:table-cell office:value-type="float" office:value="-0.169988">
            <text:p>-0.169988</text:p>
          </table:table-cell>
          <table:table-cell table:formula="of:=[.I19]-[.$I$2]" office:value-type="float" office:value="0.42138">
            <text:p>0.42138</text:p>
          </table:table-cell>
          <table:table-cell table:formula="of:=AVERAGE([.J15:.J19])" office:value-type="float" office:value="0.3327942">
            <text:p>0.3327942</text:p>
          </table:table-cell>
          <table:table-cell table:formula="of:=AVERAGE([.J11:.J19])" office:value-type="float" office:value="0.300871444444444">
            <text:p>0.3008714444</text:p>
          </table:table-cell>
          <table:table-cell office:value-type="float" office:value="227.564575">
            <text:p>227.564575</text:p>
          </table:table-cell>
          <table:table-cell office:value-type="float" office:value="0.029384">
            <text:p>0.029384</text:p>
          </table:table-cell>
          <table:table-cell office:value-type="float" office:value="0.010392">
            <text:p>0.010392</text:p>
          </table:table-cell>
          <table:table-cell table:formula="of:=[.O19]-0.021583" office:value-type="float" office:value="-0.011191">
            <text:p>-0.011191</text:p>
          </table:table-cell>
          <table:table-cell office:value-type="float" office:value="16.906616">
            <text:p>16.906616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145.797806">
            <text:p>145.797806</text:p>
          </table:table-cell>
          <table:table-cell office:value-type="float" office:value="-0.002623">
            <text:p>-0.002623</text:p>
          </table:table-cell>
          <table:table-cell office:value-type="float" office:value="0.078308">
            <text:p>0.078308</text:p>
          </table:table-cell>
          <table:table-cell office:value-type="float" office:value="3085.496094">
            <text:p>3085.496094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393.546417">
            <text:p>393.546417</text:p>
          </table:table-cell>
          <table:table-cell office:value-type="float" office:value="-0.028243">
            <text:p>-0.028243</text:p>
          </table:table-cell>
          <table:table-cell office:value-type="float" office:value="-0.009142">
            <text:p>-0.009142</text:p>
          </table:table-cell>
          <table:table-cell office:value-type="float" office:value="67.630501">
            <text:p>67.630501</text:p>
          </table:table-cell>
          <table:table-cell office:value-type="float" office:value="-0.215749">
            <text:p>-0.215749</text:p>
          </table:table-cell>
          <table:table-cell office:value-type="float" office:value="-0.452504">
            <text:p>-0.452504</text:p>
          </table:table-cell>
          <table:table-cell table:formula="of:=[.I20]-[.$I$2]" office:value-type="float" office:value="0.138864">
            <text:p>0.138864</text:p>
          </table:table-cell>
          <table:table-cell table:formula="of:=AVERAGE([.J16:.J20])" office:value-type="float" office:value="0.24373">
            <text:p>0.24373</text:p>
          </table:table-cell>
          <table:table-cell table:formula="of:=AVERAGE([.J12:.J20])" office:value-type="float" office:value="0.309916222222222">
            <text:p>0.3099162222</text:p>
          </table:table-cell>
          <table:table-cell office:value-type="float" office:value="10.694224">
            <text:p>10.694224</text:p>
          </table:table-cell>
          <table:table-cell office:value-type="float" office:value="-0.007353">
            <text:p>-0.007353</text:p>
          </table:table-cell>
          <table:table-cell office:value-type="float" office:value="0.021184">
            <text:p>0.021184</text:p>
          </table:table-cell>
          <table:table-cell table:formula="of:=[.O20]-0.021583" office:value-type="float" office:value="-0.000399">
            <text:p>-0.000399</text:p>
          </table:table-cell>
          <table:table-cell office:value-type="float" office:value="67.630508">
            <text:p>67.630508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407">
            <text:p>407</text:p>
          </table:table-cell>
          <table:table-cell office:value-type="float" office:value="60">
            <text:p>60</text:p>
          </table:table-cell>
          <table:table-cell office:value-type="float" office:value="219.020554">
            <text:p>219.020554</text:p>
          </table:table-cell>
          <table:table-cell office:value-type="float" office:value="-0.030866">
            <text:p>-0.030866</text:p>
          </table:table-cell>
          <table:table-cell office:value-type="float" office:value="0.069166">
            <text:p>0.069166</text:p>
          </table:table-cell>
          <table:table-cell office:value-type="float" office:value="324.082336">
            <text:p>324.082336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397.807739">
            <text:p>397.807739</text:p>
          </table:table-cell>
          <table:table-cell office:value-type="float" office:value="0.002551">
            <text:p>0.002551</text:p>
          </table:table-cell>
          <table:table-cell office:value-type="float" office:value="0.012703">
            <text:p>0.012703</text:p>
          </table:table-cell>
          <table:table-cell office:value-type="float" office:value="397.965393">
            <text:p>397.965393</text:p>
          </table:table-cell>
          <table:table-cell office:value-type="float" office:value="-0.002839">
            <text:p>-0.002839</text:p>
          </table:table-cell>
          <table:table-cell office:value-type="float" office:value="0.134075">
            <text:p>0.134075</text:p>
          </table:table-cell>
          <table:table-cell table:formula="of:=[.I21]-[.$I$2]" office:value-type="float" office:value="0.725443">
            <text:p>0.725443</text:p>
          </table:table-cell>
          <table:table-cell table:formula="of:=AVERAGE([.J17:.J21])" office:value-type="float" office:value="0.3203444">
            <text:p>0.3203444</text:p>
          </table:table-cell>
          <table:table-cell table:formula="of:=AVERAGE([.J13:.J21])" office:value-type="float" office:value="0.350617666666667">
            <text:p>0.3506176667</text:p>
          </table:table-cell>
          <table:table-cell office:value-type="float" office:value="411.301849">
            <text:p>411.301849</text:p>
          </table:table-cell>
          <table:table-cell office:value-type="float" office:value="0.007356">
            <text:p>0.007356</text:p>
          </table:table-cell>
          <table:table-cell office:value-type="float" office:value="0.033441">
            <text:p>0.033441</text:p>
          </table:table-cell>
          <table:table-cell table:formula="of:=[.O21]-0.021583" office:value-type="float" office:value="0.011858">
            <text:p>0.011858</text:p>
          </table:table-cell>
          <table:table-cell office:value-type="float" office:value="397.965424">
            <text:p>397.965424</text:p>
          </table:table-cell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float" office:value="69">
            <text:p>69</text:p>
          </table:table-cell>
          <table:table-cell office:value-type="float" office:value="317.907227">
            <text:p>317.907227</text:p>
          </table:table-cell>
          <table:table-cell office:value-type="float" office:value="-0.028315">
            <text:p>-0.028315</text:p>
          </table:table-cell>
          <table:table-cell office:value-type="float" office:value="0.081869">
            <text:p>0.081869</text:p>
          </table:table-cell>
          <table:table-cell office:value-type="float" office:value="389.134369">
            <text:p>389.134369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277.341919">
            <text:p>277.341919</text:p>
          </table:table-cell>
          <table:table-cell office:value-type="float" office:value="0.002544">
            <text:p>0.002544</text:p>
          </table:table-cell>
          <table:table-cell office:value-type="float" office:value="0.006985">
            <text:p>0.006985</text:p>
          </table:table-cell>
          <table:table-cell office:value-type="float" office:value="174.58461">
            <text:p>174.58461</text:p>
          </table:table-cell>
          <table:table-cell office:value-type="float" office:value="0.662387">
            <text:p>0.662387</text:p>
          </table:table-cell>
          <table:table-cell office:value-type="float" office:value="-0.620098">
            <text:p>-0.620098</text:p>
          </table:table-cell>
          <table:table-cell table:formula="of:=[.I22]-[.$I$2]" office:value-type="float" office:value="-0.0287299999999999">
            <text:p>-0.02873</text:p>
          </table:table-cell>
          <table:table-cell table:formula="of:=AVERAGE([.J18:.J22])" office:value-type="float" office:value="0.3505114">
            <text:p>0.3505114</text:p>
          </table:table-cell>
          <table:table-cell table:formula="of:=AVERAGE([.J14:.J22])" office:value-type="float" office:value="0.243144666666667">
            <text:p>0.2431446667</text:p>
          </table:table-cell>
          <table:table-cell office:value-type="float" office:value="475.569733">
            <text:p>475.569733</text:p>
          </table:table-cell>
          <table:table-cell office:value-type="float" office:value="0">
            <text:p>0</text:p>
          </table:table-cell>
          <table:table-cell office:value-type="float" office:value="0.009859">
            <text:p>0.009859</text:p>
          </table:table-cell>
          <table:table-cell table:formula="of:=[.O22]-0.021583" office:value-type="float" office:value="-0.011724">
            <text:p>-0.011724</text:p>
          </table:table-cell>
          <table:table-cell office:value-type="float" office:value="174.584595">
            <text:p>174.584595</text:p>
          </table:table-cell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office:value-type="float" office:value="78">
            <text:p>78</text:p>
          </table:table-cell>
          <table:table-cell office:value-type="float" office:value="398.37796">
            <text:p>398.37796</text:p>
          </table:table-cell>
          <table:table-cell office:value-type="float" office:value="-0.025771">
            <text:p>-0.025771</text:p>
          </table:table-cell>
          <table:table-cell office:value-type="float" office:value="0.088854">
            <text:p>0.088854</text:p>
          </table:table-cell>
          <table:table-cell office:value-type="float" office:value="444.778503">
            <text:p>444.778503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32.119019">
            <text:p>132.119019</text:p>
          </table:table-cell>
          <table:table-cell office:value-type="float" office:value="0.002545">
            <text:p>0.002545</text:p>
          </table:table-cell>
          <table:table-cell office:value-type="float" office:value="0.01171">
            <text:p>0.01171</text:p>
          </table:table-cell>
          <table:table-cell office:value-type="float" office:value="360.044586">
            <text:p>360.044586</text:p>
          </table:table-cell>
          <table:table-cell office:value-type="float" office:value="-0.195141">
            <text:p>-0.195141</text:p>
          </table:table-cell>
          <table:table-cell office:value-type="float" office:value="0.220267">
            <text:p>0.220267</text:p>
          </table:table-cell>
          <table:table-cell table:formula="of:=[.I23]-[.$I$2]" office:value-type="float" office:value="0.811635">
            <text:p>0.811635</text:p>
          </table:table-cell>
          <table:table-cell table:formula="of:=AVERAGE([.J19:.J23])" office:value-type="float" office:value="0.4137184">
            <text:p>0.4137184</text:p>
          </table:table-cell>
          <table:table-cell table:formula="of:=AVERAGE([.J15:.J23])" office:value-type="float" office:value="0.367909222222222">
            <text:p>0.3679092222</text:p>
          </table:table-cell>
          <table:table-cell office:value-type="float" office:value="4343.58252">
            <text:p>4343.58252</text:p>
          </table:table-cell>
          <table:table-cell office:value-type="float" office:value="-0.009808">
            <text:p>-0.009808</text:p>
          </table:table-cell>
          <table:table-cell office:value-type="float" office:value="0.021184">
            <text:p>0.021184</text:p>
          </table:table-cell>
          <table:table-cell table:formula="of:=[.O23]-0.021583" office:value-type="float" office:value="-0.000399">
            <text:p>-0.000399</text:p>
          </table:table-cell>
          <table:table-cell office:value-type="float" office:value="360.044586">
            <text:p>360.044586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705">
            <text:p>705</text:p>
          </table:table-cell>
          <table:table-cell office:value-type="float" office:value="84">
            <text:p>84</text:p>
          </table:table-cell>
          <table:table-cell office:value-type="float" office:value="436.033264">
            <text:p>436.033264</text:p>
          </table:table-cell>
          <table:table-cell office:value-type="float" office:value="-0.023226">
            <text:p>-0.023226</text:p>
          </table:table-cell>
          <table:table-cell office:value-type="float" office:value="0.100564">
            <text:p>0.100564</text:p>
          </table:table-cell>
          <table:table-cell office:value-type="float" office:value="532.983704">
            <text:p>532.983704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82.733322">
            <text:p>82.733322</text:p>
          </table:table-cell>
          <table:table-cell office:value-type="float" office:value="0.002547">
            <text:p>0.002547</text:p>
          </table:table-cell>
          <table:table-cell office:value-type="float" office:value="0.009142">
            <text:p>0.009142</text:p>
          </table:table-cell>
          <table:table-cell office:value-type="float" office:value="258.915771">
            <text:p>258.915771</text:p>
          </table:table-cell>
          <table:table-cell office:value-type="float" office:value="0.615704">
            <text:p>0.615704</text:p>
          </table:table-cell>
          <table:table-cell office:value-type="float" office:value="-0.407014">
            <text:p>-0.407014</text:p>
          </table:table-cell>
          <table:table-cell table:formula="of:=[.I24]-[.$I$2]" office:value-type="float" office:value="0.184354">
            <text:p>0.184354</text:p>
          </table:table-cell>
          <table:table-cell table:formula="of:=AVERAGE([.J20:.J24])" office:value-type="float" office:value="0.3663132">
            <text:p>0.3663132</text:p>
          </table:table-cell>
          <table:table-cell table:formula="of:=AVERAGE([.J16:.J24])" office:value-type="float" office:value="0.323483555555556">
            <text:p>0.3234835556</text:p>
          </table:table-cell>
          <table:table-cell office:value-type="float" office:value="1465.532837">
            <text:p>1465.532837</text:p>
          </table:table-cell>
          <table:table-cell office:value-type="float" office:value="0.029424">
            <text:p>0.029424</text:p>
          </table:table-cell>
          <table:table-cell office:value-type="float" office:value="0.026247">
            <text:p>0.026247</text:p>
          </table:table-cell>
          <table:table-cell table:formula="of:=[.O24]-0.021583" office:value-type="float" office:value="0.004664">
            <text:p>0.004664</text:p>
          </table:table-cell>
          <table:table-cell office:value-type="float" office:value="258.915771">
            <text:p>258.915771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754">
            <text:p>754</text:p>
          </table:table-cell>
          <table:table-cell office:value-type="float" office:value="89">
            <text:p>89</text:p>
          </table:table-cell>
          <table:table-cell office:value-type="float" office:value="458.75592">
            <text:p>458.75592</text:p>
          </table:table-cell>
          <table:table-cell office:value-type="float" office:value="-0.020679">
            <text:p>-0.020679</text:p>
          </table:table-cell>
          <table:table-cell office:value-type="float" office:value="0.109706">
            <text:p>0.109706</text:p>
          </table:table-cell>
          <table:table-cell office:value-type="float" office:value="630.528687">
            <text:p>630.528687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float" office:value="294.728333">
            <text:p>294.728333</text:p>
          </table:table-cell>
          <table:table-cell office:value-type="float" office:value="0">
            <text:p>0</text:p>
          </table:table-cell>
          <table:table-cell office:value-type="float" office:value="0.004212">
            <text:p>0.004212</text:p>
          </table:table-cell>
          <table:table-cell office:value-type="string">
            <text:p>Infinity</text:p>
          </table:table-cell>
          <table:table-cell office:value-type="float" office:value="-0.210282">
            <text:p>-0.210282</text:p>
          </table:table-cell>
          <table:table-cell office:value-type="float" office:value="-0.009577">
            <text:p>-0.009577</text:p>
          </table:table-cell>
          <table:table-cell table:formula="of:=[.I25]-[.$I$2]" office:value-type="float" office:value="0.581791">
            <text:p>0.581791</text:p>
          </table:table-cell>
          <table:table-cell table:formula="of:=AVERAGE([.J21:.J25])" office:value-type="float" office:value="0.4548986">
            <text:p>0.4548986</text:p>
          </table:table-cell>
          <table:table-cell table:formula="of:=AVERAGE([.J17:.J25])" office:value-type="float" office:value="0.350085777777778">
            <text:p>0.3500857778</text:p>
          </table:table-cell>
          <table:table-cell office:value-type="float" office:value="5429.136719">
            <text:p>5429.136719</text:p>
          </table:table-cell>
          <table:table-cell office:value-type="float" office:value="0.009812">
            <text:p>0.009812</text:p>
          </table:table-cell>
          <table:table-cell office:value-type="float" office:value="0.02638">
            <text:p>0.02638</text:p>
          </table:table-cell>
          <table:table-cell table:formula="of:=[.O25]-0.021583" office:value-type="float" office:value="0.004797">
            <text:p>0.004797</text:p>
          </table:table-cell>
          <table:table-cell office:value-type="float" office:value="100">
            <text:p>100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office:value-type="float" office:value="100">
            <text:p>100</text:p>
          </table:table-cell>
          <table:table-cell office:value-type="float" office:value="535.672485">
            <text:p>535.672485</text:p>
          </table:table-cell>
          <table:table-cell office:value-type="float" office:value="-0.020679">
            <text:p>-0.020679</text:p>
          </table:table-cell>
          <table:table-cell office:value-type="float" office:value="0.113918">
            <text:p>0.113918</text:p>
          </table:table-cell>
          <table:table-cell office:value-type="float" office:value="650.895447">
            <text:p>650.895447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float" office:value="682.158142">
            <text:p>682.158142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0.600564">
            <text:p>0.600564</text:p>
          </table:table-cell>
          <table:table-cell office:value-type="float" office:value="-0.641646">
            <text:p>-0.641646</text:p>
          </table:table-cell>
          <table:table-cell table:formula="of:=[.I26]-[.$I$2]" office:value-type="float" office:value="-0.0502779999999999">
            <text:p>-0.050278</text:p>
          </table:table-cell>
          <table:table-cell table:formula="of:=AVERAGE([.J22:.J26])" office:value-type="float" office:value="0.2997544">
            <text:p>0.2997544</text:p>
          </table:table-cell>
          <table:table-cell table:formula="of:=AVERAGE([.J18:.J26])" office:value-type="float" office:value="0.364451">
            <text:p>0.364451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3877">
            <text:p>0.03877</text:p>
          </table:table-cell>
          <table:table-cell table:formula="of:=[.O26]-0.021583" office:value-type="float" office:value="0.017187">
            <text:p>0.017187</text:p>
          </table:table-cell>
          <table:table-cell office:value-type="float" office:value="100">
            <text:p>100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1058">
            <text:p>1058</text:p>
          </table:table-cell>
          <table:table-cell office:value-type="float" office:value="123">
            <text:p>123</text:p>
          </table:table-cell>
          <table:table-cell office:value-type="float" office:value="713.168274">
            <text:p>713.168274</text:p>
          </table:table-cell>
          <table:table-cell office:value-type="float" office:value="-0.020679">
            <text:p>-0.020679</text:p>
          </table:table-cell>
          <table:table-cell office:value-type="float" office:value="0.120663">
            <text:p>0.120663</text:p>
          </table:table-cell>
          <table:table-cell office:value-type="float" office:value="683.515381">
            <text:p>683.51538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float" office:value="559.299683">
            <text:p>559.299683</text:p>
          </table:table-cell>
          <table:table-cell office:value-type="float" office:value="0">
            <text:p>0</text:p>
          </table:table-cell>
          <table:table-cell office:value-type="float" office:value="0.012292">
            <text:p>0.012292</text:p>
          </table:table-cell>
          <table:table-cell office:value-type="string">
            <text:p>Infinity</text:p>
          </table:table-cell>
          <table:table-cell office:value-type="float" office:value="-0.169908">
            <text:p>-0.169908</text:p>
          </table:table-cell>
          <table:table-cell office:value-type="float" office:value="-0.260968">
            <text:p>-0.260968</text:p>
          </table:table-cell>
          <table:table-cell table:formula="of:=[.I27]-[.$I$2]" office:value-type="float" office:value="0.3304">
            <text:p>0.3304</text:p>
          </table:table-cell>
          <table:table-cell table:formula="of:=AVERAGE([.J23:.J27])" office:value-type="float" office:value="0.3715804">
            <text:p>0.3715804</text:p>
          </table:table-cell>
          <table:table-cell table:formula="of:=AVERAGE([.J19:.J27])" office:value-type="float" office:value="0.346095444444444">
            <text:p>0.3460954444</text:p>
          </table:table-cell>
          <table:table-cell office:value-type="float" office:value="100">
            <text:p>100</text:p>
          </table:table-cell>
          <table:table-cell office:value-type="float" office:value="0.009792">
            <text:p>0.009792</text:p>
          </table:table-cell>
          <table:table-cell office:value-type="float" office:value="0.035706">
            <text:p>0.035706</text:p>
          </table:table-cell>
          <table:table-cell table:formula="of:=[.O27]-0.021583" office:value-type="float" office:value="0.014123">
            <text:p>0.014123</text:p>
          </table:table-cell>
          <table:table-cell office:value-type="float" office:value="100">
            <text:p>100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1228">
            <text:p>1228</text:p>
          </table:table-cell>
          <table:table-cell office:value-type="float" office:value="144">
            <text:p>144</text:p>
          </table:table-cell>
          <table:table-cell office:value-type="float" office:value="858.820679">
            <text:p>858.820679</text:p>
          </table:table-cell>
          <table:table-cell office:value-type="float" office:value="-0.020679">
            <text:p>-0.020679</text:p>
          </table:table-cell>
          <table:table-cell office:value-type="float" office:value="0.132956">
            <text:p>0.132956</text:p>
          </table:table-cell>
          <table:table-cell office:value-type="float" office:value="742.959717">
            <text:p>742.959717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496.045776">
            <text:p>496.045776</text:p>
          </table:table-cell>
          <table:table-cell office:value-type="float" office:value="0.002549">
            <text:p>0.002549</text:p>
          </table:table-cell>
          <table:table-cell office:value-type="float" office:value="0.009895">
            <text:p>0.009895</text:p>
          </table:table-cell>
          <table:table-cell office:value-type="float" office:value="288.207428">
            <text:p>288.207428</text:p>
          </table:table-cell>
          <table:table-cell office:value-type="float" office:value="0.676266">
            <text:p>0.676266</text:p>
          </table:table-cell>
          <table:table-cell office:value-type="float" office:value="0.646434">
            <text:p>0.646434</text:p>
          </table:table-cell>
          <table:table-cell table:formula="of:=[.I28]-[.$I$2]" office:value-type="float" office:value="1.237802">
            <text:p>1.237802</text:p>
          </table:table-cell>
          <table:table-cell table:formula="of:=AVERAGE([.J24:.J28])" office:value-type="float" office:value="0.4568138">
            <text:p>0.4568138</text:p>
          </table:table-cell>
          <table:table-cell table:formula="of:=AVERAGE([.J20:.J28])" office:value-type="float" office:value="0.436809">
            <text:p>0.436809</text:p>
          </table:table-cell>
          <table:table-cell office:value-type="float" office:value="100">
            <text:p>100</text:p>
          </table:table-cell>
          <table:table-cell office:value-type="float" office:value="0.029393">
            <text:p>0.029393</text:p>
          </table:table-cell>
          <table:table-cell office:value-type="float" office:value="0.02558">
            <text:p>0.02558</text:p>
          </table:table-cell>
          <table:table-cell table:formula="of:=[.O28]-0.021583" office:value-type="float" office:value="0.003997">
            <text:p>0.003997</text:p>
          </table:table-cell>
          <table:table-cell office:value-type="float" office:value="288.207489">
            <text:p>288.207489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1382">
            <text:p>1382</text:p>
          </table:table-cell>
          <table:table-cell office:value-type="float" office:value="165">
            <text:p>165</text:p>
          </table:table-cell>
          <table:table-cell office:value-type="float" office:value="988.696594">
            <text:p>988.696594</text:p>
          </table:table-cell>
          <table:table-cell office:value-type="float" office:value="-0.01813">
            <text:p>-0.01813</text:p>
          </table:table-cell>
          <table:table-cell office:value-type="float" office:value="0.142851">
            <text:p>0.142851</text:p>
          </table:table-cell>
          <table:table-cell office:value-type="float" office:value="887.941284">
            <text:p>887.941284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520.982483">
            <text:p>520.982483</text:p>
          </table:table-cell>
          <table:table-cell office:value-type="float" office:value="-0.002549">
            <text:p>-0.002549</text:p>
          </table:table-cell>
          <table:table-cell office:value-type="float" office:value="0.002568">
            <text:p>0.002568</text:p>
          </table:table-cell>
          <table:table-cell office:value-type="float" office:value="200.745895">
            <text:p>200.745895</text:p>
          </table:table-cell>
          <table:table-cell office:value-type="float" office:value="-0.265796">
            <text:p>-0.265796</text:p>
          </table:table-cell>
          <table:table-cell office:value-type="float" office:value="-0.067038">
            <text:p>-0.067038</text:p>
          </table:table-cell>
          <table:table-cell table:formula="of:=[.I29]-[.$I$2]" office:value-type="float" office:value="0.52433">
            <text:p>0.52433</text:p>
          </table:table-cell>
          <table:table-cell table:formula="of:=AVERAGE([.J25:.J29])" office:value-type="float" office:value="0.524809">
            <text:p>0.524809</text:p>
          </table:table-cell>
          <table:table-cell table:formula="of:=AVERAGE([.J21:.J29])" office:value-type="float" office:value="0.479638555555556">
            <text:p>0.4796385556</text:p>
          </table:table-cell>
          <table:table-cell office:value-type="float" office:value="100">
            <text:p>100</text:p>
          </table:table-cell>
          <table:table-cell office:value-type="float" office:value="-0.009822">
            <text:p>-0.009822</text:p>
          </table:table-cell>
          <table:table-cell office:value-type="float" office:value="0.015055">
            <text:p>0.015055</text:p>
          </table:table-cell>
          <table:table-cell table:formula="of:=[.O29]-0.021583" office:value-type="float" office:value="-0.006528">
            <text:p>-0.006528</text:p>
          </table:table-cell>
          <table:table-cell office:value-type="float" office:value="200.745895">
            <text:p>200.745895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88">
            <text:p>188</text:p>
          </table:table-cell>
          <table:table-cell office:value-type="float" office:value="1124.655518">
            <text:p>1124.655518</text:p>
          </table:table-cell>
          <table:table-cell office:value-type="float" office:value="-0.020679">
            <text:p>-0.020679</text:p>
          </table:table-cell>
          <table:table-cell office:value-type="float" office:value="0.145419">
            <text:p>0.145419</text:p>
          </table:table-cell>
          <table:table-cell office:value-type="float" office:value="803.232117">
            <text:p>803.232117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471.62738">
            <text:p>471.62738</text:p>
          </table:table-cell>
          <table:table-cell office:value-type="float" office:value="0.002547">
            <text:p>0.002547</text:p>
          </table:table-cell>
          <table:table-cell office:value-type="float" office:value="0.008903">
            <text:p>0.008903</text:p>
          </table:table-cell>
          <table:table-cell office:value-type="float" office:value="249.505997">
            <text:p>249.505997</text:p>
          </table:table-cell>
          <table:table-cell office:value-type="float" office:value="0.615704">
            <text:p>0.615704</text:p>
          </table:table-cell>
          <table:table-cell office:value-type="float" office:value="0.442927">
            <text:p>0.442927</text:p>
          </table:table-cell>
          <table:table-cell table:formula="of:=[.I30]-[.$I$2]" office:value-type="float" office:value="1.034295">
            <text:p>1.034295</text:p>
          </table:table-cell>
          <table:table-cell table:formula="of:=AVERAGE([.J26:.J30])" office:value-type="float" office:value="0.6153098">
            <text:p>0.6153098</text:p>
          </table:table-cell>
          <table:table-cell table:formula="of:=AVERAGE([.J22:.J30])" office:value-type="float" office:value="0.513955444444444">
            <text:p>0.5139554444</text:p>
          </table:table-cell>
          <table:table-cell office:value-type="float" office:value="811.605835">
            <text:p>811.605835</text:p>
          </table:table-cell>
          <table:table-cell office:value-type="float" office:value="-0.029437">
            <text:p>-0.029437</text:p>
          </table:table-cell>
          <table:table-cell office:value-type="float" office:value="-0.002531">
            <text:p>-0.002531</text:p>
          </table:table-cell>
          <table:table-cell table:formula="of:=[.O30]-0.021583" office:value-type="float" office:value="-0.024114">
            <text:p>-0.024114</text:p>
          </table:table-cell>
          <table:table-cell office:value-type="float" office:value="249.505997">
            <text:p>249.505997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210">
            <text:p>210</text:p>
          </table:table-cell>
          <table:table-cell office:value-type="float" office:value="1252.727051">
            <text:p>1252.727051</text:p>
          </table:table-cell>
          <table:table-cell office:value-type="float" office:value="-0.018132">
            <text:p>-0.018132</text:p>
          </table:table-cell>
          <table:table-cell office:value-type="float" office:value="0.154322">
            <text:p>0.154322</text:p>
          </table:table-cell>
          <table:table-cell office:value-type="float" office:value="951.123901">
            <text:p>951.123901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27">
            <text:p>27</text:p>
          </table:table-cell>
          <table:table-cell office:value-type="float" office:value="166">
            <text:p>166</text:p>
          </table:table-cell>
          <table:table-cell office:value-type="float" office:value="513.796631">
            <text:p>513.796631</text:p>
          </table:table-cell>
          <table:table-cell office:value-type="float" office:value="-0.002547">
            <text:p>-0.002547</text:p>
          </table:table-cell>
          <table:table-cell office:value-type="float" office:value="0.006403">
            <text:p>0.006403</text:p>
          </table:table-cell>
          <table:table-cell office:value-type="float" office:value="351.375488">
            <text:p>351.375488</text:p>
          </table:table-cell>
          <table:table-cell office:value-type="float" office:value="-0.169908">
            <text:p>-0.169908</text:p>
          </table:table-cell>
          <table:table-cell office:value-type="float" office:value="0.519542">
            <text:p>0.519542</text:p>
          </table:table-cell>
          <table:table-cell table:formula="of:=[.I31]-[.$I$2]" office:value-type="float" office:value="1.11091">
            <text:p>1.11091</text:p>
          </table:table-cell>
          <table:table-cell table:formula="of:=AVERAGE([.J27:.J31])" office:value-type="float" office:value="0.8475474">
            <text:p>0.8475474</text:p>
          </table:table-cell>
          <table:table-cell table:formula="of:=AVERAGE([.J23:.J31])" office:value-type="float" office:value="0.640582111111111">
            <text:p>0.6405821111</text:p>
          </table:table-cell>
          <table:table-cell office:value-type="float" office:value="100">
            <text:p>100</text:p>
          </table:table-cell>
          <table:table-cell office:value-type="float" office:value="0.009795">
            <text:p>0.009795</text:p>
          </table:table-cell>
          <table:table-cell office:value-type="float" office:value="0.022383">
            <text:p>0.022383</text:p>
          </table:table-cell>
          <table:table-cell table:formula="of:=[.O31]-0.021583" office:value-type="float" office:value="0.000800000000000002">
            <text:p>0.0008</text:p>
          </table:table-cell>
          <table:table-cell office:value-type="float" office:value="351.375458">
            <text:p>351.37545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235">
            <text:p>235</text:p>
          </table:table-cell>
          <table:table-cell office:value-type="float" office:value="1391.980225">
            <text:p>1391.980225</text:p>
          </table:table-cell>
          <table:table-cell office:value-type="float" office:value="-0.020679">
            <text:p>-0.020679</text:p>
          </table:table-cell>
          <table:table-cell office:value-type="float" office:value="0.160725">
            <text:p>0.160725</text:p>
          </table:table-cell>
          <table:table-cell office:value-type="float" office:value="877.247803">
            <text:p>877.247803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27">
            <text:p>27</text:p>
          </table:table-cell>
          <table:table-cell office:value-type="float" office:value="137">
            <text:p>137</text:p>
          </table:table-cell>
          <table:table-cell office:value-type="float" office:value="407.787811">
            <text:p>407.787811</text:p>
          </table:table-cell>
          <table:table-cell office:value-type="float" office:value="0">
            <text:p>0</text:p>
          </table:table-cell>
          <table:table-cell office:value-type="float" office:value="0.013217">
            <text:p>0.013217</text:p>
          </table:table-cell>
          <table:table-cell office:value-type="string">
            <text:p>Infinity</text:p>
          </table:table-cell>
          <table:table-cell office:value-type="float" office:value="-0.030596">
            <text:p>-0.030596</text:p>
          </table:table-cell>
          <table:table-cell office:value-type="float" office:value="0.380678">
            <text:p>0.380678</text:p>
          </table:table-cell>
          <table:table-cell table:formula="of:=[.I32]-[.$I$2]" office:value-type="float" office:value="0.972046">
            <text:p>0.972046</text:p>
          </table:table-cell>
          <table:table-cell table:formula="of:=AVERAGE([.J28:.J32])" office:value-type="float" office:value="0.9758766">
            <text:p>0.9758766</text:p>
          </table:table-cell>
          <table:table-cell table:formula="of:=AVERAGE([.J24:.J32])" office:value-type="float" office:value="0.658405555555555">
            <text:p>0.6584055556</text:p>
          </table:table-cell>
          <table:table-cell office:value-type="float" office:value="100">
            <text:p>100</text:p>
          </table:table-cell>
          <table:table-cell office:value-type="float" office:value="-0.029183">
            <text:p>-0.029183</text:p>
          </table:table-cell>
          <table:table-cell office:value-type="float" office:value="-0.014522">
            <text:p>-0.014522</text:p>
          </table:table-cell>
          <table:table-cell table:formula="of:=[.O32]-0.021583" office:value-type="float" office:value="-0.036105">
            <text:p>-0.036105</text:p>
          </table:table-cell>
          <table:table-cell office:value-type="float" office:value="100">
            <text:p>100</text:p>
          </table:table-cell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  <table:table-cell office:value-type="float" office:value="1994">
            <text:p>1994</text:p>
          </table:table-cell>
          <table:table-cell office:value-type="float" office:value="257">
            <text:p>257</text:p>
          </table:table-cell>
          <table:table-cell office:value-type="float" office:value="1502.31958">
            <text:p>1502.31958</text:p>
          </table:table-cell>
          <table:table-cell office:value-type="float" office:value="-0.020679">
            <text:p>-0.020679</text:p>
          </table:table-cell>
          <table:table-cell office:value-type="float" office:value="0.173941">
            <text:p>0.173941</text:p>
          </table:table-cell>
          <table:table-cell office:value-type="float" office:value="941.162964">
            <text:p>941.162964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office:value-type="float" office:value="411.504608">
            <text:p>411.504608</text:p>
          </table:table-cell>
          <table:table-cell office:value-type="float" office:value="0.002549">
            <text:p>0.002549</text:p>
          </table:table-cell>
          <table:table-cell office:value-type="float" office:value="0.005239">
            <text:p>0.005239</text:p>
          </table:table-cell>
          <table:table-cell office:value-type="float" office:value="105.521599">
            <text:p>105.521599</text:p>
          </table:table-cell>
          <table:table-cell office:value-type="float" office:value="0.738088">
            <text:p>0.738088</text:p>
          </table:table-cell>
          <table:table-cell office:value-type="float" office:value="0.217872">
            <text:p>0.217872</text:p>
          </table:table-cell>
          <table:table-cell table:formula="of:=[.I33]-[.$I$2]" office:value-type="float" office:value="0.80924">
            <text:p>0.80924</text:p>
          </table:table-cell>
          <table:table-cell table:formula="of:=AVERAGE([.J29:.J33])" office:value-type="float" office:value="0.8901642">
            <text:p>0.8901642</text:p>
          </table:table-cell>
          <table:table-cell table:formula="of:=AVERAGE([.J25:.J33])" office:value-type="float" office:value="0.727837333333333">
            <text:p>0.7278373333</text:p>
          </table:table-cell>
          <table:table-cell office:value-type="float" office:value="311.149994">
            <text:p>311.149994</text:p>
          </table:table-cell>
          <table:table-cell office:value-type="float" office:value="-0.058366">
            <text:p>-0.058366</text:p>
          </table:table-cell>
          <table:table-cell office:value-type="float" office:value="-0.021184">
            <text:p>-0.021184</text:p>
          </table:table-cell>
          <table:table-cell table:formula="of:=[.O33]-0.021583" office:value-type="float" office:value="-0.042767">
            <text:p>-0.042767</text:p>
          </table:table-cell>
          <table:table-cell office:value-type="float" office:value="105.521606">
            <text:p>105.521606</text:p>
          </table:table-cell>
          <table:table-cell office:value-type="float" office:value="540">
            <text:p>540</text:p>
          </table:table-cell>
          <table:table-cell office:value-type="float" office:value="-2">
            <text:p>-2</text:p>
          </table:table-cell>
          <table:table-cell office:value-type="float" office:value="2125">
            <text:p>2125</text:p>
          </table:table-cell>
          <table:table-cell office:value-type="float" office:value="280">
            <text:p>280</text:p>
          </table:table-cell>
          <table:table-cell office:value-type="float" office:value="1609.890991">
            <text:p>1609.890991</text:p>
          </table:table-cell>
          <table:table-cell office:value-type="float" office:value="-0.01813">
            <text:p>-0.01813</text:p>
          </table:table-cell>
          <table:table-cell office:value-type="float" office:value="0.17918">
            <text:p>0.17918</text:p>
          </table:table-cell>
          <table:table-cell office:value-type="float" office:value="1088.32605">
            <text:p>1088.32605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478.140106">
            <text:p>478.140106</text:p>
          </table:table-cell>
          <table:table-cell office:value-type="float" office:value="0">
            <text:p>0</text:p>
          </table:table-cell>
          <table:table-cell office:value-type="float" office:value="0.007362">
            <text:p>0.007362</text:p>
          </table:table-cell>
          <table:table-cell office:value-type="string">
            <text:p>Infinity</text:p>
          </table:table-cell>
          <table:table-cell office:value-type="float" office:value="-0.159276">
            <text:p>-0.159276</text:p>
          </table:table-cell>
          <table:table-cell office:value-type="float" office:value="-0.007183">
            <text:p>-0.007183</text:p>
          </table:table-cell>
          <table:table-cell table:formula="of:=[.I34]-[.$I$2]" office:value-type="float" office:value="0.584185">
            <text:p>0.584185</text:p>
          </table:table-cell>
          <table:table-cell table:formula="of:=AVERAGE([.J30:.J34])" office:value-type="float" office:value="0.9021352">
            <text:p>0.9021352</text:p>
          </table:table-cell>
          <table:table-cell table:formula="of:=AVERAGE([.J26:.J34])" office:value-type="float" office:value="0.728103333333333">
            <text:p>0.7281033333</text:p>
          </table:table-cell>
          <table:table-cell office:value-type="float" office:value="1254.38269">
            <text:p>1254.38269</text:p>
          </table:table-cell>
          <table:table-cell office:value-type="float" office:value="0.011673">
            <text:p>0.011673</text:p>
          </table:table-cell>
          <table:table-cell office:value-type="float" office:value="0.025314">
            <text:p>0.025314</text:p>
          </table:table-cell>
          <table:table-cell table:formula="of:=[.O34]-0.021583" office:value-type="float" office:value="0.003731">
            <text:p>0.003731</text:p>
          </table:table-cell>
          <table:table-cell office:value-type="float" office:value="100">
            <text:p>100</text:p>
          </table:table-cell>
          <table:table-cell office:value-type="float" office:value="565">
            <text:p>565</text:p>
          </table:table-cell>
          <table:table-cell office:value-type="float" office:value="-2">
            <text:p>-2</text:p>
          </table:table-cell>
          <table:table-cell office:value-type="float" office:value="2267">
            <text:p>2267</text:p>
          </table:table-cell>
          <table:table-cell office:value-type="float" office:value="306">
            <text:p>306</text:p>
          </table:table-cell>
          <table:table-cell office:value-type="float" office:value="1729.643921">
            <text:p>1729.643921</text:p>
          </table:table-cell>
          <table:table-cell office:value-type="float" office:value="-0.01813">
            <text:p>-0.01813</text:p>
          </table:table-cell>
          <table:table-cell office:value-type="float" office:value="0.186542">
            <text:p>0.186542</text:p>
          </table:table-cell>
          <table:table-cell office:value-type="float" office:value="1128.931885">
            <text:p>1128.931885</text:p>
          </table:table-cell>
        </table:table-row>
        <table:table-row table:style-name="ro1">
          <table:table-cell office:value-type="float" office:value="8995">
            <text:p>8995</text:p>
          </table:table-cell>
          <table:table-cell office:value-type="float" office:value="26">
            <text:p>26</text:p>
          </table:table-cell>
          <table:table-cell office:value-type="float" office:value="169">
            <text:p>169</text:p>
          </table:table-cell>
          <table:table-cell office:value-type="float" office:value="549.568359">
            <text:p>549.568359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string">
            <text:p>Infinity</text:p>
          </table:table-cell>
          <table:table-cell office:value-type="float" office:value="0.705537">
            <text:p>0.705537</text:p>
          </table:table-cell>
          <table:table-cell office:value-type="float" office:value="-0.134075">
            <text:p>-0.134075</text:p>
          </table:table-cell>
          <table:table-cell table:formula="of:=[.I35]-[.$I$2]" office:value-type="float" office:value="0.457293">
            <text:p>0.457293</text:p>
          </table:table-cell>
          <table:table-cell table:formula="of:=AVERAGE([.J31:.J35])" office:value-type="float" office:value="0.7867348">
            <text:p>0.7867348</text:p>
          </table:table-cell>
          <table:table-cell table:formula="of:=AVERAGE([.J27:.J35])" office:value-type="float" office:value="0.784500111111111">
            <text:p>0.7845001111</text:p>
          </table:table-cell>
          <table:table-cell office:value-type="float" office:value="2335.273193">
            <text:p>2335.273193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[.O35]-0.021583" office:value-type="float" office:value="0.002532">
            <text:p>0.002532</text:p>
          </table:table-cell>
          <table:table-cell office:value-type="float" office:value="100">
            <text:p>100</text:p>
          </table:table-cell>
          <table:table-cell office:value-type="float" office:value="591">
            <text:p>591</text:p>
          </table:table-cell>
          <table:table-cell office:value-type="float" office:value="-2">
            <text:p>-2</text:p>
          </table:table-cell>
          <table:table-cell office:value-type="float" office:value="2433">
            <text:p>2433</text:p>
          </table:table-cell>
          <table:table-cell office:value-type="float" office:value="337">
            <text:p>337</text:p>
          </table:table-cell>
          <table:table-cell office:value-type="float" office:value="1872.934814">
            <text:p>1872.934814</text:p>
          </table:table-cell>
          <table:table-cell office:value-type="float" office:value="-0.01813">
            <text:p>-0.01813</text:p>
          </table:table-cell>
          <table:table-cell office:value-type="float" office:value="0.192568">
            <text:p>0.192568</text:p>
          </table:table-cell>
          <table:table-cell office:value-type="float" office:value="1162.171875">
            <text:p>1162.171875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27">
            <text:p>27</text:p>
          </table:table-cell>
          <table:table-cell office:value-type="float" office:value="198">
            <text:p>198</text:p>
          </table:table-cell>
          <table:table-cell office:value-type="float" office:value="632.69043">
            <text:p>632.69043</text:p>
          </table:table-cell>
          <table:table-cell office:value-type="float" office:value="-0.002547">
            <text:p>-0.002547</text:p>
          </table:table-cell>
          <table:table-cell office:value-type="float" office:value="0.004383">
            <text:p>0.004383</text:p>
          </table:table-cell>
          <table:table-cell office:value-type="float" office:value="272.064484">
            <text:p>272.064484</text:p>
          </table:table-cell>
          <table:table-cell office:value-type="float" office:value="-0.188412">
            <text:p>-0.188412</text:p>
          </table:table-cell>
          <table:table-cell office:value-type="float" office:value="0.126893">
            <text:p>0.126893</text:p>
          </table:table-cell>
          <table:table-cell table:formula="of:=[.I36]-[.$I$2]" office:value-type="float" office:value="0.718261">
            <text:p>0.718261</text:p>
          </table:table-cell>
          <table:table-cell table:formula="of:=AVERAGE([.J32:.J36])" office:value-type="float" office:value="0.708205">
            <text:p>0.708205</text:p>
          </table:table-cell>
          <table:table-cell table:formula="of:=AVERAGE([.J28:.J36])" office:value-type="float" office:value="0.827595777777778">
            <text:p>0.8275957778</text:p>
          </table:table-cell>
          <table:table-cell office:value-type="float" office:value="2793.863525">
            <text:p>2793.863525</text:p>
          </table:table-cell>
          <table:table-cell office:value-type="float" office:value="0.019455">
            <text:p>0.019455</text:p>
          </table:table-cell>
          <table:table-cell office:value-type="float" office:value="0.026913">
            <text:p>0.026913</text:p>
          </table:table-cell>
          <table:table-cell table:formula="of:=[.O36]-0.021583" office:value-type="float" office:value="0.00533">
            <text:p>0.00533</text:p>
          </table:table-cell>
          <table:table-cell office:value-type="float" office:value="272.064484">
            <text:p>272.064484</text:p>
          </table:table-cell>
          <table:table-cell office:value-type="float" office:value="618">
            <text:p>618</text:p>
          </table:table-cell>
          <table:table-cell office:value-type="float" office:value="-2">
            <text:p>-2</text:p>
          </table:table-cell>
          <table:table-cell office:value-type="float" office:value="2627">
            <text:p>2627</text:p>
          </table:table-cell>
          <table:table-cell office:value-type="float" office:value="375">
            <text:p>375</text:p>
          </table:table-cell>
          <table:table-cell office:value-type="float" office:value="2044.067017">
            <text:p>2044.067017</text:p>
          </table:table-cell>
          <table:table-cell office:value-type="float" office:value="-0.020677">
            <text:p>-0.020677</text:p>
          </table:table-cell>
          <table:table-cell office:value-type="float" office:value="0.196951">
            <text:p>0.196951</text:p>
          </table:table-cell>
          <table:table-cell office:value-type="float" office:value="1052.520142">
            <text:p>1052.520142</text:p>
          </table:table-cell>
        </table:table-row>
        <table:table-row table:style-name="ro1">
          <table:table-cell office:value-type="float" office:value="9509">
            <text:p>9509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34.269043">
            <text:p>434.269043</text:p>
          </table:table-cell>
          <table:table-cell office:value-type="float" office:value="-0.002545">
            <text:p>-0.002545</text:p>
          </table:table-cell>
          <table:table-cell office:value-type="float" office:value="0.00832">
            <text:p>0.00832</text:p>
          </table:table-cell>
          <table:table-cell office:value-type="float" office:value="426.873779">
            <text:p>426.873779</text:p>
          </table:table-cell>
          <table:table-cell office:value-type="float" office:value="0.595517">
            <text:p>0.595517</text:p>
          </table:table-cell>
          <table:table-cell office:value-type="float" office:value="-0.205901">
            <text:p>-0.205901</text:p>
          </table:table-cell>
          <table:table-cell table:formula="of:=[.I37]-[.$I$2]" office:value-type="float" office:value="0.385467">
            <text:p>0.385467</text:p>
          </table:table-cell>
          <table:table-cell table:formula="of:=AVERAGE([.J33:.J37])" office:value-type="float" office:value="0.5908892">
            <text:p>0.5908892</text:p>
          </table:table-cell>
          <table:table-cell table:formula="of:=AVERAGE([.J29:.J37])" office:value-type="float" office:value="0.732891888888889">
            <text:p>0.7328918889</text:p>
          </table:table-cell>
          <table:table-cell office:value-type="float" office:value="4923.105957">
            <text:p>4923.105957</text:p>
          </table:table-cell>
          <table:table-cell office:value-type="float" office:value="0.029424">
            <text:p>0.029424</text:p>
          </table:table-cell>
          <table:table-cell office:value-type="float" office:value="0.056224">
            <text:p>0.056224</text:p>
          </table:table-cell>
          <table:table-cell table:formula="of:=[.O37]-0.021583" office:value-type="float" office:value="0.034641">
            <text:p>0.034641</text:p>
          </table:table-cell>
          <table:table-cell office:value-type="float" office:value="426.873779">
            <text:p>426.873779</text:p>
          </table:table-cell>
          <table:table-cell office:value-type="float" office:value="646">
            <text:p>646</text:p>
          </table:table-cell>
          <table:table-cell office:value-type="float" office:value="-3">
            <text:p>-3</text:p>
          </table:table-cell>
          <table:table-cell office:value-type="float" office:value="2774">
            <text:p>2774</text:p>
          </table:table-cell>
          <table:table-cell office:value-type="float" office:value="404">
            <text:p>404</text:p>
          </table:table-cell>
          <table:table-cell office:value-type="float" office:value="2166.571777">
            <text:p>2166.571777</text:p>
          </table:table-cell>
          <table:table-cell office:value-type="float" office:value="-0.023222">
            <text:p>-0.023222</text:p>
          </table:table-cell>
          <table:table-cell office:value-type="float" office:value="0.205271">
            <text:p>0.205271</text:p>
          </table:table-cell>
          <table:table-cell office:value-type="float" office:value="983.941284">
            <text:p>983.941284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268.395081">
            <text:p>268.395081</text:p>
          </table:table-cell>
          <table:table-cell office:value-type="float" office:value="0.002547">
            <text:p>0.002547</text:p>
          </table:table-cell>
          <table:table-cell office:value-type="float" office:value="0.007567">
            <text:p>0.007567</text:p>
          </table:table-cell>
          <table:table-cell office:value-type="float" office:value="197.080093">
            <text:p>197.080093</text:p>
          </table:table-cell>
          <table:table-cell office:value-type="float" office:value="-0.198506">
            <text:p>-0.198506</text:p>
          </table:table-cell>
          <table:table-cell office:value-type="float" office:value="0.234632">
            <text:p>0.234632</text:p>
          </table:table-cell>
          <table:table-cell table:formula="of:=[.I38]-[.$I$2]" office:value-type="float" office:value="0.826">
            <text:p>0.826</text:p>
          </table:table-cell>
          <table:table-cell table:formula="of:=AVERAGE([.J34:.J38])" office:value-type="float" office:value="0.5942412">
            <text:p>0.5942412</text:p>
          </table:table-cell>
          <table:table-cell table:formula="of:=AVERAGE([.J30:.J38])" office:value-type="float" office:value="0.766410777777778">
            <text:p>0.7664107778</text:p>
          </table:table-cell>
          <table:table-cell office:value-type="float" office:value="4912.867188">
            <text:p>4912.867188</text:p>
          </table:table-cell>
          <table:table-cell office:value-type="float" office:value="0">
            <text:p>0</text:p>
          </table:table-cell>
          <table:table-cell office:value-type="float" office:value="0.017187">
            <text:p>0.017187</text:p>
          </table:table-cell>
          <table:table-cell table:formula="of:=[.O38]-0.021583" office:value-type="float" office:value="-0.004396">
            <text:p>-0.004396</text:p>
          </table:table-cell>
          <table:table-cell office:value-type="float" office:value="197.080109">
            <text:p>197.080109</text:p>
          </table:table-cell>
          <table:table-cell office:value-type="float" office:value="673">
            <text:p>673</text:p>
          </table:table-cell>
          <table:table-cell office:value-type="float" office:value="-4">
            <text:p>-4</text:p>
          </table:table-cell>
          <table:table-cell office:value-type="float" office:value="2871">
            <text:p>2871</text:p>
          </table:table-cell>
          <table:table-cell office:value-type="float" office:value="424">
            <text:p>424</text:p>
          </table:table-cell>
          <table:table-cell office:value-type="float" office:value="2239.282959">
            <text:p>2239.282959</text:p>
          </table:table-cell>
          <table:table-cell office:value-type="float" office:value="-0.020675">
            <text:p>-0.020675</text:p>
          </table:table-cell>
          <table:table-cell office:value-type="float" office:value="0.212839">
            <text:p>0.212839</text:p>
          </table:table-cell>
          <table:table-cell office:value-type="float" office:value="1129.442871">
            <text:p>1129.442871</text:p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float" office:value="569.225708">
            <text:p>569.225708</text:p>
          </table:table-cell>
          <table:table-cell office:value-type="float" office:value="0.005">
            <text:p>0.005</text:p>
          </table:table-cell>
          <table:table-cell office:value-type="float" office:value="0.008594">
            <text:p>0.008594</text:p>
          </table:table-cell>
          <table:table-cell office:value-type="float" office:value="71.886948">
            <text:p>71.886948</text:p>
          </table:table-cell>
          <table:table-cell office:value-type="float" office:value="0.686359">
            <text:p>0.686359</text:p>
          </table:table-cell>
          <table:table-cell office:value-type="float" office:value="0.213084">
            <text:p>0.213084</text:p>
          </table:table-cell>
          <table:table-cell table:formula="of:=[.I39]-[.$I$2]" office:value-type="float" office:value="0.804452">
            <text:p>0.804452</text:p>
          </table:table-cell>
          <table:table-cell table:formula="of:=AVERAGE([.J35:.J39])" office:value-type="float" office:value="0.6382946">
            <text:p>0.6382946</text:p>
          </table:table-cell>
          <table:table-cell table:formula="of:=AVERAGE([.J31:.J39])" office:value-type="float" office:value="0.740872666666667">
            <text:p>0.7408726667</text:p>
          </table:table-cell>
          <table:table-cell office:value-type="float" office:value="3491.987549">
            <text:p>3491.987549</text:p>
          </table:table-cell>
          <table:table-cell office:value-type="float" office:value="0.029402">
            <text:p>0.029402</text:p>
          </table:table-cell>
          <table:table-cell office:value-type="float" office:value="0.040636">
            <text:p>0.040636</text:p>
          </table:table-cell>
          <table:table-cell table:formula="of:=[.O39]-0.021583" office:value-type="float" office:value="0.019053">
            <text:p>0.019053</text:p>
          </table:table-cell>
          <table:table-cell office:value-type="float" office:value="71.886955">
            <text:p>71.886955</text:p>
          </table:table-cell>
          <table:table-cell office:value-type="float" office:value="698">
            <text:p>698</text:p>
          </table:table-cell>
          <table:table-cell office:value-type="float" office:value="-5">
            <text:p>-5</text:p>
          </table:table-cell>
          <table:table-cell office:value-type="float" office:value="3035">
            <text:p>3035</text:p>
          </table:table-cell>
          <table:table-cell office:value-type="float" office:value="459">
            <text:p>459</text:p>
          </table:table-cell>
          <table:table-cell office:value-type="float" office:value="2382.617188">
            <text:p>2382.617188</text:p>
          </table:table-cell>
          <table:table-cell office:value-type="float" office:value="-0.015675">
            <text:p>-0.015675</text:p>
          </table:table-cell>
          <table:table-cell office:value-type="float" office:value="0.221433">
            <text:p>0.221433</text:p>
          </table:table-cell>
          <table:table-cell office:value-type="float" office:value="1512.639282">
            <text:p>1512.639282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509.76709">
            <text:p>509.76709</text:p>
          </table:table-cell>
          <table:table-cell office:value-type="float" office:value="0">
            <text:p>0</text:p>
          </table:table-cell>
          <table:table-cell office:value-type="float" office:value="0.007464">
            <text:p>0.007464</text:p>
          </table:table-cell>
          <table:table-cell office:value-type="string">
            <text:p>Infinity</text:p>
          </table:table-cell>
          <table:table-cell office:value-type="float" office:value="-0.192092">
            <text:p>-0.192092</text:p>
          </table:table-cell>
          <table:table-cell office:value-type="float" office:value="-0.009577">
            <text:p>-0.009577</text:p>
          </table:table-cell>
          <table:table-cell table:formula="of:=[.I40]-[.$I$2]" office:value-type="float" office:value="0.581791">
            <text:p>0.581791</text:p>
          </table:table-cell>
          <table:table-cell table:formula="of:=AVERAGE([.J36:.J40])" office:value-type="float" office:value="0.6631942">
            <text:p>0.6631942</text:p>
          </table:table-cell>
          <table:table-cell table:formula="of:=AVERAGE([.J32:.J40])" office:value-type="float" office:value="0.682081666666667">
            <text:p>0.6820816667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-0.018119">
            <text:p>-0.018119</text:p>
          </table:table-cell>
          <table:table-cell table:formula="of:=[.O40]-0.021583" office:value-type="float" office:value="-0.039702">
            <text:p>-0.039702</text:p>
          </table:table-cell>
          <table:table-cell office:value-type="float" office:value="100">
            <text:p>100</text:p>
          </table:table-cell>
          <table:table-cell office:value-type="float" office:value="723">
            <text:p>723</text:p>
          </table:table-cell>
          <table:table-cell office:value-type="float" office:value="-5">
            <text:p>-5</text:p>
          </table:table-cell>
          <table:table-cell office:value-type="float" office:value="3184">
            <text:p>3184</text:p>
          </table:table-cell>
          <table:table-cell office:value-type="float" office:value="492">
            <text:p>492</text:p>
          </table:table-cell>
          <table:table-cell office:value-type="float" office:value="2510.683105">
            <text:p>2510.683105</text:p>
          </table:table-cell>
          <table:table-cell office:value-type="float" office:value="-0.015675">
            <text:p>-0.015675</text:p>
          </table:table-cell>
          <table:table-cell office:value-type="float" office:value="0.228897">
            <text:p>0.228897</text:p>
          </table:table-cell>
          <table:table-cell office:value-type="float" office:value="1560.258911">
            <text:p>1560.258911</text:p>
          </table:table-cell>
        </table:table-row>
        <table:table-row table:style-name="ro1">
          <table:table-cell office:value-type="float" office:value="10537">
            <text:p>10537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325.74707">
            <text:p>325.74707</text:p>
          </table:table-cell>
          <table:table-cell office:value-type="float" office:value="-0.002549">
            <text:p>-0.002549</text:p>
          </table:table-cell>
          <table:table-cell office:value-type="float" office:value="0.002226">
            <text:p>0.002226</text:p>
          </table:table-cell>
          <table:table-cell office:value-type="float" office:value="187.31311">
            <text:p>187.31311</text:p>
          </table:table-cell>
          <table:table-cell office:value-type="float" office:value="0.783509">
            <text:p>0.783509</text:p>
          </table:table-cell>
          <table:table-cell office:value-type="float" office:value="0.014365">
            <text:p>0.014365</text:p>
          </table:table-cell>
          <table:table-cell table:formula="of:=[.I41]-[.$I$2]" office:value-type="float" office:value="0.605733">
            <text:p>0.605733</text:p>
          </table:table-cell>
          <table:table-cell table:formula="of:=AVERAGE([.J37:.J41])" office:value-type="float" office:value="0.6406886">
            <text:p>0.6406886</text:p>
          </table:table-cell>
          <table:table-cell table:formula="of:=AVERAGE([.J33:.J41])" office:value-type="float" office:value="0.641380222222222">
            <text:p>0.6413802222</text:p>
          </table:table-cell>
          <table:table-cell office:value-type="float" office:value="4274.753906">
            <text:p>4274.753906</text:p>
          </table:table-cell>
          <table:table-cell office:value-type="float" office:value="-0.058366">
            <text:p>-0.058366</text:p>
          </table:table-cell>
          <table:table-cell office:value-type="float" office:value="-0.016654">
            <text:p>-0.016654</text:p>
          </table:table-cell>
          <table:table-cell table:formula="of:=[.O41]-0.021583" office:value-type="float" office:value="-0.038237">
            <text:p>-0.038237</text:p>
          </table:table-cell>
          <table:table-cell office:value-type="float" office:value="187.31311">
            <text:p>187.31311</text:p>
          </table:table-cell>
          <table:table-cell office:value-type="float" office:value="749">
            <text:p>749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596.022461">
            <text:p>2596.022461</text:p>
          </table:table-cell>
          <table:table-cell office:value-type="float" office:value="-0.018224">
            <text:p>-0.018224</text:p>
          </table:table-cell>
          <table:table-cell office:value-type="float" office:value="0.231123">
            <text:p>0.231123</text:p>
          </table:table-cell>
          <table:table-cell office:value-type="float" office:value="1368.224243">
            <text:p>1368.224243</text:p>
          </table:table-cell>
        </table:table-row>
        <table:table-row table:style-name="ro1">
          <table:table-cell office:value-type="float" office:value="10794">
            <text:p>1079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.976078">
            <text:p>10.976078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string">
            <text:p>Infinity</text:p>
          </table:table-cell>
          <table:table-cell office:value-type="float" office:value="-0.235515">
            <text:p>-0.235515</text:p>
          </table:table-cell>
          <table:table-cell office:value-type="float" office:value="0.45011">
            <text:p>0.45011</text:p>
          </table:table-cell>
          <table:table-cell table:formula="of:=[.I42]-[.$I$2]" office:value-type="float" office:value="1.041478">
            <text:p>1.041478</text:p>
          </table:table-cell>
          <table:table-cell table:formula="of:=AVERAGE([.J38:.J42])" office:value-type="float" office:value="0.7718908">
            <text:p>0.7718908</text:p>
          </table:table-cell>
          <table:table-cell table:formula="of:=AVERAGE([.J34:.J42])" office:value-type="float" office:value="0.667184444444444">
            <text:p>0.6671844444</text:p>
          </table:table-cell>
          <table:table-cell office:value-type="float" office:value="8765.777344">
            <text:p>8765.777344</text:p>
          </table:table-cell>
          <table:table-cell office:value-type="float" office:value="-0.009804">
            <text:p>-0.009804</text:p>
          </table:table-cell>
          <table:table-cell office:value-type="float" office:value="-0.003997">
            <text:p>-0.003997</text:p>
          </table:table-cell>
          <table:table-cell table:formula="of:=[.O42]-0.021583" office:value-type="float" office:value="-0.02558">
            <text:p>-0.02558</text:p>
          </table:table-cell>
          <table:table-cell office:value-type="float" office:value="100">
            <text:p>100</text:p>
          </table:table-cell>
          <table:table-cell office:value-type="float" office:value="776">
            <text:p>776</text:p>
          </table:table-cell>
          <table:table-cell office:value-type="float" office:value="-5">
            <text:p>-5</text:p>
          </table:table-cell>
          <table:table-cell office:value-type="float" office:value="3315">
            <text:p>3315</text:p>
          </table:table-cell>
          <table:table-cell office:value-type="float" office:value="523">
            <text:p>523</text:p>
          </table:table-cell>
          <table:table-cell office:value-type="float" office:value="2593.319336">
            <text:p>2593.319336</text:p>
          </table:table-cell>
          <table:table-cell office:value-type="float" office:value="-0.018224">
            <text:p>-0.018224</text:p>
          </table:table-cell>
          <table:table-cell office:value-type="float" office:value="0.237492">
            <text:p>0.237492</text:p>
          </table:table-cell>
          <table:table-cell office:value-type="float" office:value="1403.170898">
            <text:p>1403.170898</text:p>
          </table:table-cell>
        </table:table-row>
        <table:table-row table:style-name="ro1">
          <table:table-cell office:value-type="float" office:value="11051">
            <text:p>11051</text:p>
          </table:table-cell>
          <table:table-cell office:value-type="float" office:value="27">
            <text:p>27</text:p>
          </table:table-cell>
          <table:table-cell office:value-type="float" office:value="-19">
            <text:p>-19</text:p>
          </table:table-cell>
          <table:table-cell office:value-type="float" office:value="171.45343">
            <text:p>171.45343</text:p>
          </table:table-cell>
          <table:table-cell office:value-type="float" office:value="0">
            <text:p>0</text:p>
          </table:table-cell>
          <table:table-cell office:value-type="float" office:value="0.003321">
            <text:p>0.003321</text:p>
          </table:table-cell>
          <table:table-cell office:value-type="string">
            <text:p>Infinity</text:p>
          </table:table-cell>
          <table:table-cell office:value-type="float" office:value="0.600564">
            <text:p>0.600564</text:p>
          </table:table-cell>
          <table:table-cell office:value-type="float" office:value="0.21069">
            <text:p>0.21069</text:p>
          </table:table-cell>
          <table:table-cell table:formula="of:=[.I43]-[.$I$2]" office:value-type="float" office:value="0.802058">
            <text:p>0.802058</text:p>
          </table:table-cell>
          <table:table-cell table:formula="of:=AVERAGE([.J39:.J43])" office:value-type="float" office:value="0.7671024">
            <text:p>0.7671024</text:p>
          </table:table-cell>
          <table:table-cell table:formula="of:=AVERAGE([.J35:.J43])" office:value-type="float" office:value="0.691392555555555">
            <text:p>0.6913925556</text:p>
          </table:table-cell>
          <table:table-cell office:value-type="float" office:value="100">
            <text:p>100</text:p>
          </table:table-cell>
          <table:table-cell office:value-type="float" office:value="-0.029424">
            <text:p>-0.029424</text:p>
          </table:table-cell>
          <table:table-cell office:value-type="float" office:value="0.01319">
            <text:p>0.01319</text:p>
          </table:table-cell>
          <table:table-cell table:formula="of:=[.O43]-0.021583" office:value-type="float" office:value="-0.008393">
            <text:p>-0.008393</text:p>
          </table:table-cell>
          <table:table-cell office:value-type="float" office:value="100">
            <text:p>100</text:p>
          </table:table-cell>
          <table:table-cell office:value-type="float" office:value="803">
            <text:p>803</text:p>
          </table:table-cell>
          <table:table-cell office:value-type="float" office:value="-5">
            <text:p>-5</text:p>
          </table:table-cell>
          <table:table-cell office:value-type="float" office:value="3296">
            <text:p>3296</text:p>
          </table:table-cell>
          <table:table-cell office:value-type="float" office:value="518">
            <text:p>518</text:p>
          </table:table-cell>
          <table:table-cell office:value-type="float" office:value="2547.268799">
            <text:p>2547.268799</text:p>
          </table:table-cell>
          <table:table-cell office:value-type="float" office:value="-0.018224">
            <text:p>-0.018224</text:p>
          </table:table-cell>
          <table:table-cell office:value-type="float" office:value="0.240813">
            <text:p>0.240813</text:p>
          </table:table-cell>
          <table:table-cell office:value-type="float" office:value="1421.39563">
            <text:p>1421.39563</text:p>
          </table:table-cell>
        </table:table-row>
        <table:table-row table:style-name="ro1">
          <table:table-cell office:value-type="float" office:value="11308">
            <text:p>1130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.918156">
            <text:p>56.918156</text:p>
          </table:table-cell>
          <table:table-cell office:value-type="float" office:value="0">
            <text:p>0</text:p>
          </table:table-cell>
          <table:table-cell office:value-type="float" office:value="0.000616">
            <text:p>0.000616</text:p>
          </table:table-cell>
          <table:table-cell office:value-type="string">
            <text:p>Infinity</text:p>
          </table:table-cell>
          <table:table-cell office:value-type="float" office:value="-0.208599">
            <text:p>-0.208599</text:p>
          </table:table-cell>
          <table:table-cell office:value-type="float" office:value="-0.280122">
            <text:p>-0.280122</text:p>
          </table:table-cell>
          <table:table-cell table:formula="of:=[.I44]-[.$I$2]" office:value-type="float" office:value="0.311246">
            <text:p>0.311246</text:p>
          </table:table-cell>
          <table:table-cell table:formula="of:=AVERAGE([.J40:.J44])" office:value-type="float" office:value="0.6684612">
            <text:p>0.6684612</text:p>
          </table:table-cell>
          <table:table-cell table:formula="of:=AVERAGE([.J36:.J44])" office:value-type="float" office:value="0.675165111111111">
            <text:p>0.6751651111</text:p>
          </table:table-cell>
          <table:table-cell office:value-type="float" office:value="6109.115234">
            <text:p>6109.115234</text:p>
          </table:table-cell>
          <table:table-cell office:value-type="float" office:value="0.019455">
            <text:p>0.019455</text:p>
          </table:table-cell>
          <table:table-cell office:value-type="float" office:value="0.03917">
            <text:p>0.03917</text:p>
          </table:table-cell>
          <table:table-cell table:formula="of:=[.O44]-0.021583" office:value-type="float" office:value="0.017587">
            <text:p>0.017587</text:p>
          </table:table-cell>
          <table:table-cell office:value-type="float" office:value="100">
            <text:p>100</text:p>
          </table:table-cell>
          <table:table-cell office:value-type="float" office:value="829">
            <text:p>829</text:p>
          </table:table-cell>
          <table:table-cell office:value-type="float" office:value="-5">
            <text:p>-5</text:p>
          </table:table-cell>
          <table:table-cell office:value-type="float" office:value="3336">
            <text:p>3336</text:p>
          </table:table-cell>
          <table:table-cell office:value-type="float" office:value="528">
            <text:p>528</text:p>
          </table:table-cell>
          <table:table-cell office:value-type="float" office:value="2563.032959">
            <text:p>2563.032959</text:p>
          </table:table-cell>
          <table:table-cell office:value-type="float" office:value="-0.018224">
            <text:p>-0.018224</text:p>
          </table:table-cell>
          <table:table-cell office:value-type="float" office:value="0.241429">
            <text:p>0.241429</text:p>
          </table:table-cell>
          <table:table-cell office:value-type="float" office:value="1424.777588">
            <text:p>1424.777588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6.477562">
            <text:p>46.477562</text:p>
          </table:table-cell>
          <table:table-cell office:value-type="float" office:value="0">
            <text:p>0</text:p>
          </table:table-cell>
          <table:table-cell office:value-type="float" office:value="0.004725">
            <text:p>0.004725</text:p>
          </table:table-cell>
          <table:table-cell office:value-type="string">
            <text:p>Infinity</text:p>
          </table:table-cell>
          <table:table-cell office:value-type="float" office:value="0.625798">
            <text:p>0.625798</text:p>
          </table:table-cell>
          <table:table-cell office:value-type="float" office:value="0.21069">
            <text:p>0.21069</text:p>
          </table:table-cell>
          <table:table-cell table:formula="of:=[.I45]-[.$I$2]" office:value-type="float" office:value="0.802058">
            <text:p>0.802058</text:p>
          </table:table-cell>
          <table:table-cell table:formula="of:=AVERAGE([.J41:.J45])" office:value-type="float" office:value="0.7125146">
            <text:p>0.7125146</text:p>
          </table:table-cell>
          <table:table-cell table:formula="of:=AVERAGE([.J37:.J45])" office:value-type="float" office:value="0.684475888888889">
            <text:p>0.6844758889</text:p>
          </table:table-cell>
          <table:table-cell office:value-type="float" office:value="100">
            <text:p>100</text:p>
          </table:table-cell>
          <table:table-cell office:value-type="float" office:value="0.029424">
            <text:p>0.029424</text:p>
          </table:table-cell>
          <table:table-cell office:value-type="float" office:value="0.021583">
            <text:p>0.021583</text:p>
          </table:table-cell>
          <table:table-cell table:formula="of:=[.O45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5">
            <text:p>855</text:p>
          </table:table-cell>
          <table:table-cell office:value-type="float" office:value="-5">
            <text:p>-5</text:p>
          </table:table-cell>
          <table:table-cell office:value-type="float" office:value="3350">
            <text:p>3350</text:p>
          </table:table-cell>
          <table:table-cell office:value-type="float" office:value="531">
            <text:p>531</text:p>
          </table:table-cell>
          <table:table-cell office:value-type="float" office:value="2551.925049">
            <text:p>2551.925049</text:p>
          </table:table-cell>
          <table:table-cell office:value-type="float" office:value="-0.018224">
            <text:p>-0.018224</text:p>
          </table:table-cell>
          <table:table-cell office:value-type="float" office:value="0.246154">
            <text:p>0.246154</text:p>
          </table:table-cell>
          <table:table-cell office:value-type="float" office:value="1450.705688">
            <text:p>1450.705688</text:p>
          </table:table-cell>
        </table:table-row>
        <table:table-row table:style-name="ro1">
          <table:table-cell office:value-type="float" office:value="11822">
            <text:p>11822</text:p>
          </table:table-cell>
          <table:table-cell office:value-type="float" office:value="26">
            <text:p>26</text:p>
          </table:table-cell>
          <table:table-cell office:value-type="float" office:value="-18">
            <text:p>-18</text:p>
          </table:table-cell>
          <table:table-cell office:value-type="float" office:value="169.335999">
            <text:p>169.335999</text:p>
          </table:table-cell>
          <table:table-cell office:value-type="float" office:value="0.002549">
            <text:p>0.002549</text:p>
          </table:table-cell>
          <table:table-cell office:value-type="float" office:value="0.003869">
            <text:p>0.003869</text:p>
          </table:table-cell>
          <table:table-cell office:value-type="float" office:value="51.790451">
            <text:p>51.790451</text:p>
          </table:table-cell>
          <table:table-cell office:value-type="float" office:value="-0.172221">
            <text:p>-0.172221</text:p>
          </table:table-cell>
          <table:table-cell office:value-type="float" office:value="-0.129287">
            <text:p>-0.129287</text:p>
          </table:table-cell>
          <table:table-cell table:formula="of:=[.I46]-[.$I$2]" office:value-type="float" office:value="0.462081">
            <text:p>0.462081</text:p>
          </table:table-cell>
          <table:table-cell table:formula="of:=AVERAGE([.J42:.J46])" office:value-type="float" office:value="0.6837842">
            <text:p>0.6837842</text:p>
          </table:table-cell>
          <table:table-cell table:formula="of:=AVERAGE([.J38:.J46])" office:value-type="float" office:value="0.692988555555556">
            <text:p>0.6929885556</text:p>
          </table:table-cell>
          <table:table-cell office:value-type="float" office:value="100">
            <text:p>100</text:p>
          </table:table-cell>
          <table:table-cell office:value-type="float" office:value="0.014591">
            <text:p>0.014591</text:p>
          </table:table-cell>
          <table:table-cell office:value-type="float" office:value="0.043034">
            <text:p>0.043034</text:p>
          </table:table-cell>
          <table:table-cell table:formula="of:=[.O46]-0.021583" office:value-type="float" office:value="0.021451">
            <text:p>0.021451</text:p>
          </table:table-cell>
          <table:table-cell office:value-type="float" office:value="51.790462">
            <text:p>51.790462</text:p>
          </table:table-cell>
          <table:table-cell office:value-type="float" office:value="881">
            <text:p>881</text:p>
          </table:table-cell>
          <table:table-cell office:value-type="float" office:value="-5">
            <text:p>-5</text:p>
          </table:table-cell>
          <table:table-cell office:value-type="float" office:value="3333">
            <text:p>3333</text:p>
          </table:table-cell>
          <table:table-cell office:value-type="float" office:value="527">
            <text:p>527</text:p>
          </table:table-cell>
          <table:table-cell office:value-type="float" office:value="2509.049316">
            <text:p>2509.049316</text:p>
          </table:table-cell>
          <table:table-cell office:value-type="float" office:value="-0.015675">
            <text:p>-0.015675</text:p>
          </table:table-cell>
          <table:table-cell office:value-type="float" office:value="0.250024">
            <text:p>0.250024</text:p>
          </table:table-cell>
          <table:table-cell office:value-type="float" office:value="1695.035156">
            <text:p>1695.035156</text:p>
          </table:table-cell>
        </table:table-row>
        <table:table-row table:style-name="ro1">
          <table:table-cell office:value-type="float" office:value="12079">
            <text:p>12079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2.49472">
            <text:p>202.49472</text:p>
          </table:table-cell>
          <table:table-cell office:value-type="float" office:value="-0.002547">
            <text:p>-0.002547</text:p>
          </table:table-cell>
          <table:table-cell office:value-type="float" office:value="0.00315">
            <text:p>0.00315</text:p>
          </table:table-cell>
          <table:table-cell office:value-type="float" office:value="223.671371">
            <text:p>223.671371</text:p>
          </table:table-cell>
          <table:table-cell office:value-type="float" office:value="0.734303">
            <text:p>0.734303</text:p>
          </table:table-cell>
          <table:table-cell office:value-type="float" office:value="0.134075">
            <text:p>0.134075</text:p>
          </table:table-cell>
          <table:table-cell table:formula="of:=[.I47]-[.$I$2]" office:value-type="float" office:value="0.725443">
            <text:p>0.725443</text:p>
          </table:table-cell>
          <table:table-cell table:formula="of:=AVERAGE([.J43:.J47])" office:value-type="float" office:value="0.6205772">
            <text:p>0.6205772</text:p>
          </table:table-cell>
          <table:table-cell table:formula="of:=AVERAGE([.J39:.J47])" office:value-type="float" office:value="0.681815555555556">
            <text:p>0.6818155556</text:p>
          </table:table-cell>
          <table:table-cell office:value-type="float" office:value="1064.621216">
            <text:p>1064.621216</text:p>
          </table:table-cell>
          <table:table-cell office:value-type="float" office:value="0.029413">
            <text:p>0.029413</text:p>
          </table:table-cell>
          <table:table-cell office:value-type="float" office:value="0.002398">
            <text:p>0.002398</text:p>
          </table:table-cell>
          <table:table-cell table:formula="of:=[.O47]-0.021583" office:value-type="float" office:value="-0.019185">
            <text:p>-0.019185</text:p>
          </table:table-cell>
          <table:table-cell office:value-type="float" office:value="223.671371">
            <text:p>223.671371</text:p>
          </table:table-cell>
          <table:table-cell office:value-type="float" office:value="908">
            <text:p>908</text:p>
          </table:table-cell>
          <table:table-cell office:value-type="float" office:value="-5">
            <text:p>-5</text:p>
          </table:table-cell>
          <table:table-cell office:value-type="float" office:value="3306">
            <text:p>3306</text:p>
          </table:table-cell>
          <table:table-cell office:value-type="float" office:value="520">
            <text:p>520</text:p>
          </table:table-cell>
          <table:table-cell office:value-type="float" office:value="2454.797119">
            <text:p>2454.797119</text:p>
          </table:table-cell>
          <table:table-cell office:value-type="float" office:value="-0.018222">
            <text:p>-0.018222</text:p>
          </table:table-cell>
          <table:table-cell office:value-type="float" office:value="0.253174">
            <text:p>0.253174</text:p>
          </table:table-cell>
          <table:table-cell office:value-type="float" office:value="1489.363037">
            <text:p>1489.363037</text:p>
          </table:table-cell>
        </table:table-row>
        <table:table-row table:style-name="ro1">
          <table:table-cell office:value-type="float" office:value="12336">
            <text:p>12336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5.423141">
            <text:p>205.423141</text:p>
          </table:table-cell>
          <table:table-cell office:value-type="float" office:value="0.005">
            <text:p>0.005</text:p>
          </table:table-cell>
          <table:table-cell office:value-type="float" office:value="0.012909">
            <text:p>0.012909</text:p>
          </table:table-cell>
          <table:table-cell office:value-type="float" office:value="158.172852">
            <text:p>158.172852</text:p>
          </table:table-cell>
          <table:table-cell office:value-type="float" office:value="-0.218693">
            <text:p>-0.218693</text:p>
          </table:table-cell>
          <table:table-cell office:value-type="float" office:value="0.215478">
            <text:p>0.215478</text:p>
          </table:table-cell>
          <table:table-cell table:formula="of:=[.I48]-[.$I$2]" office:value-type="float" office:value="0.806846">
            <text:p>0.806846</text:p>
          </table:table-cell>
          <table:table-cell table:formula="of:=AVERAGE([.J44:.J48])" office:value-type="float" office:value="0.6215348">
            <text:p>0.6215348</text:p>
          </table:table-cell>
          <table:table-cell table:formula="of:=AVERAGE([.J40:.J48])" office:value-type="float" office:value="0.682081555555556">
            <text:p>0.6820815556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34507">
            <text:p>0.034507</text:p>
          </table:table-cell>
          <table:table-cell table:formula="of:=[.O48]-0.021583" office:value-type="float" office:value="0.012924">
            <text:p>0.012924</text:p>
          </table:table-cell>
          <table:table-cell office:value-type="float" office:value="158.172852">
            <text:p>158.172852</text:p>
          </table:table-cell>
          <table:table-cell office:value-type="float" office:value="935">
            <text:p>935</text:p>
          </table:table-cell>
          <table:table-cell office:value-type="float" office:value="-5">
            <text:p>-5</text:p>
          </table:table-cell>
          <table:table-cell office:value-type="float" office:value="3278">
            <text:p>3278</text:p>
          </table:table-cell>
          <table:table-cell office:value-type="float" office:value="513">
            <text:p>513</text:p>
          </table:table-cell>
          <table:table-cell office:value-type="float" office:value="2399.577637">
            <text:p>2399.577637</text:p>
          </table:table-cell>
          <table:table-cell office:value-type="float" office:value="-0.013222">
            <text:p>-0.013222</text:p>
          </table:table-cell>
          <table:table-cell office:value-type="float" office:value="0.266082">
            <text:p>0.266082</text:p>
          </table:table-cell>
          <table:table-cell office:value-type="float" office:value="2112.377686">
            <text:p>2112.377686</text:p>
          </table:table-cell>
        </table:table-row>
        <table:table-row table:style-name="ro1">
          <table:table-cell office:value-type="float" office:value="12593">
            <text:p>1259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4.945793">
            <text:p>44.945793</text:p>
          </table:table-cell>
          <table:table-cell office:value-type="float" office:value="-0.002547">
            <text:p>-0.002547</text:p>
          </table:table-cell>
          <table:table-cell office:value-type="float" office:value="0.002842">
            <text:p>0.002842</text:p>
          </table:table-cell>
          <table:table-cell office:value-type="float" office:value="211.573059">
            <text:p>211.573059</text:p>
          </table:table-cell>
          <table:table-cell office:value-type="float" office:value="0.610658">
            <text:p>0.610658</text:p>
          </table:table-cell>
          <table:table-cell office:value-type="float" office:value="-0.21069">
            <text:p>-0.21069</text:p>
          </table:table-cell>
          <table:table-cell table:formula="of:=[.I49]-[.$I$2]" office:value-type="float" office:value="0.380678">
            <text:p>0.380678</text:p>
          </table:table-cell>
          <table:table-cell table:formula="of:=AVERAGE([.J45:.J49])" office:value-type="float" office:value="0.6354212">
            <text:p>0.6354212</text:p>
          </table:table-cell>
          <table:table-cell table:formula="of:=AVERAGE([.J41:.J49])" office:value-type="float" office:value="0.659735666666667">
            <text:p>0.6597356667</text:p>
          </table:table-cell>
          <table:table-cell office:value-type="float" office:value="100">
            <text:p>100</text:p>
          </table:table-cell>
          <table:table-cell office:value-type="float" office:value="0.029424">
            <text:p>0.029424</text:p>
          </table:table-cell>
          <table:table-cell office:value-type="float" office:value="0.028511">
            <text:p>0.028511</text:p>
          </table:table-cell>
          <table:table-cell table:formula="of:=[.O49]-0.021583" office:value-type="float" office:value="0.006928">
            <text:p>0.006928</text:p>
          </table:table-cell>
          <table:table-cell office:value-type="float" office:value="211.573074">
            <text:p>211.573074</text:p>
          </table:table-cell>
          <table:table-cell office:value-type="float" office:value="962">
            <text:p>962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387.75708">
            <text:p>2387.75708</text:p>
          </table:table-cell>
          <table:table-cell office:value-type="float" office:value="-0.015769">
            <text:p>-0.015769</text:p>
          </table:table-cell>
          <table:table-cell office:value-type="float" office:value="0.268924">
            <text:p>0.268924</text:p>
          </table:table-cell>
          <table:table-cell office:value-type="float" office:value="1805.349121">
            <text:p>1805.349121</text:p>
          </table:table-cell>
        </table:table-row>
        <table:table-row table:style-name="ro1">
          <table:table-cell office:value-type="float" office:value="12850">
            <text:p>12850</text:p>
          </table:table-cell>
          <table:table-cell office:value-type="float" office:value="25">
            <text:p>25</text:p>
          </table:table-cell>
          <table:table-cell office:value-type="float" office:value="-20">
            <text:p>-20</text:p>
          </table:table-cell>
          <table:table-cell office:value-type="float" office:value="179.067413">
            <text:p>179.067413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-0.111235">
            <text:p>-0.111235</text:p>
          </table:table-cell>
          <table:table-cell office:value-type="float" office:value="0.47884">
            <text:p>0.47884</text:p>
          </table:table-cell>
          <table:table-cell table:formula="of:=[.I50]-[.$I$2]" office:value-type="float" office:value="1.070208">
            <text:p>1.070208</text:p>
          </table:table-cell>
          <table:table-cell table:formula="of:=AVERAGE([.J46:.J50])" office:value-type="float" office:value="0.6890512">
            <text:p>0.6890512</text:p>
          </table:table-cell>
          <table:table-cell table:formula="of:=AVERAGE([.J42:.J50])" office:value-type="float" office:value="0.711344">
            <text:p>0.711344</text:p>
          </table:table-cell>
          <table:table-cell office:value-type="float" office:value="1631.574097">
            <text:p>1631.574097</text:p>
          </table:table-cell>
          <table:table-cell office:value-type="float" office:value="0.012601">
            <text:p>0.012601</text:p>
          </table:table-cell>
          <table:table-cell office:value-type="float" office:value="-0.100323">
            <text:p>-0.100323</text:p>
          </table:table-cell>
          <table:table-cell table:formula="of:=[.O50]-0.021583" office:value-type="float" office:value="-0.121906">
            <text:p>-0.121906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-5">
            <text:p>-5</text:p>
          </table:table-cell>
          <table:table-cell office:value-type="float" office:value="3273">
            <text:p>3273</text:p>
          </table:table-cell>
          <table:table-cell office:value-type="float" office:value="512">
            <text:p>512</text:p>
          </table:table-cell>
          <table:table-cell office:value-type="float" office:value="2343.733154">
            <text:p>2343.733154</text:p>
          </table:table-cell>
          <table:table-cell office:value-type="float" office:value="-0.015769">
            <text:p>-0.015769</text:p>
          </table:table-cell>
          <table:table-cell office:value-type="float" office:value="0.27567">
            <text:p>0.27567</text:p>
          </table:table-cell>
          <table:table-cell office:value-type="float" office:value="1848.124146">
            <text:p>1848.124146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office:value-type="float" office:value="26">
            <text:p>26</text:p>
          </table:table-cell>
          <table:table-cell office:value-type="float" office:value="-67">
            <text:p>-67</text:p>
          </table:table-cell>
          <table:table-cell office:value-type="float" office:value="358.48938">
            <text:p>358.48938</text:p>
          </table:table-cell>
          <table:table-cell office:value-type="float" office:value="0.002549">
            <text:p>0.002549</text:p>
          </table:table-cell>
          <table:table-cell office:value-type="float" office:value="0.00452">
            <text:p>0.00452</text:p>
          </table:table-cell>
          <table:table-cell office:value-type="float" office:value="77.312752">
            <text:p>77.312752</text:p>
          </table:table-cell>
          <table:table-cell office:value-type="float" office:value="1.005747">
            <text:p>1.005747</text:p>
          </table:table-cell>
          <table:table-cell office:value-type="float" office:value="0.011971">
            <text:p>0.011971</text:p>
          </table:table-cell>
          <table:table-cell table:formula="of:=[.I51]-[.$I$2]" office:value-type="float" office:value="0.603339">
            <text:p>0.603339</text:p>
          </table:table-cell>
          <table:table-cell table:formula="of:=AVERAGE([.J47:.J51])" office:value-type="float" office:value="0.7173028">
            <text:p>0.7173028</text:p>
          </table:table-cell>
          <table:table-cell table:formula="of:=AVERAGE([.J43:.J51])" office:value-type="float" office:value="0.662661888888889">
            <text:p>0.6626618889</text:p>
          </table:table-cell>
          <table:table-cell office:value-type="float" office:value="4844.038574">
            <text:p>4844.038574</text:p>
          </table:table-cell>
          <table:table-cell office:value-type="float" office:value="-0.029376">
            <text:p>-0.029376</text:p>
          </table:table-cell>
          <table:table-cell office:value-type="float" office:value="0.098724">
            <text:p>0.098724</text:p>
          </table:table-cell>
          <table:table-cell table:formula="of:=[.O51]-0.021583" office:value-type="float" office:value="0.077141">
            <text:p>0.077141</text:p>
          </table:table-cell>
          <table:table-cell office:value-type="float" office:value="77.312752">
            <text:p>77.312752</text:p>
          </table:table-cell>
          <table:table-cell office:value-type="float" office:value="1013">
            <text:p>1013</text:p>
          </table:table-cell>
          <table:table-cell office:value-type="float" office:value="-5">
            <text:p>-5</text:p>
          </table:table-cell>
          <table:table-cell office:value-type="float" office:value="3208">
            <text:p>3208</text:p>
          </table:table-cell>
          <table:table-cell office:value-type="float" office:value="494">
            <text:p>494</text:p>
          </table:table-cell>
          <table:table-cell office:value-type="float" office:value="2251.005615">
            <text:p>2251.005615</text:p>
          </table:table-cell>
          <table:table-cell office:value-type="float" office:value="-0.01322">
            <text:p>-0.01322</text:p>
          </table:table-cell>
          <table:table-cell office:value-type="float" office:value="0.280189">
            <text:p>0.280189</text:p>
          </table:table-cell>
          <table:table-cell office:value-type="float" office:value="2219.365723">
            <text:p>2219.365723</text:p>
          </table:table-cell>
        </table:table-row>
        <table:table-row table:style-name="ro1">
          <table:table-cell office:value-type="float" office:value="13364">
            <text:p>13364</text:p>
          </table:table-cell>
          <table:table-cell office:value-type="float" office:value="27">
            <text:p>27</text:p>
          </table:table-cell>
          <table:table-cell office:value-type="float" office:value="-44">
            <text:p>-44</text:p>
          </table:table-cell>
          <table:table-cell office:value-type="float" office:value="264.577271">
            <text:p>264.577271</text:p>
          </table:table-cell>
          <table:table-cell office:value-type="float" office:value="-0.002547">
            <text:p>-0.002547</text:p>
          </table:table-cell>
          <table:table-cell office:value-type="float" office:value="0.005787">
            <text:p>0.005787</text:p>
          </table:table-cell>
          <table:table-cell office:value-type="float" office:value="327.178894">
            <text:p>327.178894</text:p>
          </table:table-cell>
          <table:table-cell office:value-type="float" office:value="-0.280095">
            <text:p>-0.280095</text:p>
          </table:table-cell>
          <table:table-cell office:value-type="float" office:value="1.989582">
            <text:p>1.989582</text:p>
          </table:table-cell>
          <table:table-cell table:formula="of:=[.I52]-[.$I$2]" office:value-type="float" office:value="2.58095">
            <text:p>2.58095</text:p>
          </table:table-cell>
          <table:table-cell table:formula="of:=AVERAGE([.J48:.J52])" office:value-type="float" office:value="1.0884042">
            <text:p>1.0884042</text:p>
          </table:table-cell>
          <table:table-cell table:formula="of:=AVERAGE([.J44:.J52])" office:value-type="float" office:value="0.860316555555555">
            <text:p>0.8603165556</text:p>
          </table:table-cell>
          <table:table-cell office:value-type="float" office:value="2177.138428">
            <text:p>2177.138428</text:p>
          </table:table-cell>
          <table:table-cell office:value-type="float" office:value="-0.023346">
            <text:p>-0.023346</text:p>
          </table:table-cell>
          <table:table-cell office:value-type="float" office:value="-0.055824">
            <text:p>-0.055824</text:p>
          </table:table-cell>
          <table:table-cell table:formula="of:=[.O52]-0.021583" office:value-type="float" office:value="-0.077407">
            <text:p>-0.077407</text:p>
          </table:table-cell>
          <table:table-cell office:value-type="float" office:value="327.178894">
            <text:p>327.178894</text:p>
          </table:table-cell>
          <table:table-cell office:value-type="float" office:value="1040">
            <text:p>104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80.090332">
            <text:p>2180.090332</text:p>
          </table:table-cell>
          <table:table-cell office:value-type="float" office:value="-0.015768">
            <text:p>-0.015768</text:p>
          </table:table-cell>
          <table:table-cell office:value-type="float" office:value="0.285976">
            <text:p>0.285976</text:p>
          </table:table-cell>
          <table:table-cell office:value-type="float" office:value="1913.693481">
            <text:p>1913.693481</text:p>
          </table:table-cell>
        </table:table-row>
        <table:table-row table:style-name="ro1">
          <table:table-cell office:value-type="float" office:value="13621">
            <text:p>1362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9.638268">
            <text:p>69.638268</text:p>
          </table:table-cell>
          <table:table-cell office:value-type="float" office:value="0">
            <text:p>0</text:p>
          </table:table-cell>
          <table:table-cell office:value-type="float" office:value="0.004828">
            <text:p>0.004828</text:p>
          </table:table-cell>
          <table:table-cell office:value-type="string">
            <text:p>Infinity</text:p>
          </table:table-cell>
          <table:table-cell office:value-type="float" office:value="0.000927">
            <text:p>0.000927</text:p>
          </table:table-cell>
          <table:table-cell office:value-type="float" office:value="-0.447716">
            <text:p>-0.447716</text:p>
          </table:table-cell>
          <table:table-cell table:formula="of:=[.I53]-[.$I$2]" office:value-type="float" office:value="0.143652">
            <text:p>0.143652</text:p>
          </table:table-cell>
          <table:table-cell table:formula="of:=AVERAGE([.J49:.J53])" office:value-type="float" office:value="0.9557654">
            <text:p>0.9557654</text:p>
          </table:table-cell>
          <table:table-cell table:formula="of:=AVERAGE([.J45:.J53])" office:value-type="float" office:value="0.841695">
            <text:p>0.841695</text:p>
          </table:table-cell>
          <table:table-cell office:value-type="float" office:value="2701.314453">
            <text:p>2701.314453</text:p>
          </table:table-cell>
          <table:table-cell office:value-type="float" office:value="0.012886">
            <text:p>0.012886</text:p>
          </table:table-cell>
          <table:table-cell office:value-type="float" office:value="0.016787">
            <text:p>0.016787</text:p>
          </table:table-cell>
          <table:table-cell table:formula="of:=[.O53]-0.021583" office:value-type="float" office:value="-0.004796">
            <text:p>-0.004796</text:p>
          </table:table-cell>
          <table:table-cell office:value-type="float" office:value="100">
            <text:p>100</text:p>
          </table:table-cell>
          <table:table-cell office:value-type="float" office:value="1065">
            <text:p>1065</text:p>
          </table:table-cell>
          <table:table-cell office:value-type="float" office:value="-5">
            <text:p>-5</text:p>
          </table:table-cell>
          <table:table-cell office:value-type="float" office:value="3172">
            <text:p>3172</text:p>
          </table:table-cell>
          <table:table-cell office:value-type="float" office:value="484">
            <text:p>484</text:p>
          </table:table-cell>
          <table:table-cell office:value-type="float" office:value="2163.000244">
            <text:p>2163.000244</text:p>
          </table:table-cell>
          <table:table-cell office:value-type="float" office:value="-0.015768">
            <text:p>-0.015768</text:p>
          </table:table-cell>
          <table:table-cell office:value-type="float" office:value="0.290804">
            <text:p>0.290804</text:p>
          </table:table-cell>
          <table:table-cell office:value-type="float" office:value="1944.312256">
            <text:p>1944.312256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127.831818">
            <text:p>127.831818</text:p>
          </table:table-cell>
          <table:table-cell office:value-type="float" office:value="-0.01">
            <text:p>-0.01</text:p>
          </table:table-cell>
          <table:table-cell office:value-type="float" office:value="-0.011744">
            <text:p>-0.011744</text:p>
          </table:table-cell>
          <table:table-cell office:value-type="float" office:value="17.444668">
            <text:p>17.444668</text:p>
          </table:table-cell>
          <table:table-cell office:value-type="float" office:value="0.122324">
            <text:p>0.122324</text:p>
          </table:table-cell>
          <table:table-cell office:value-type="float" office:value="0.665588">
            <text:p>0.665588</text:p>
          </table:table-cell>
          <table:table-cell table:formula="of:=[.I54]-[.$I$2]" office:value-type="float" office:value="1.256956">
            <text:p>1.256956</text:p>
          </table:table-cell>
          <table:table-cell table:formula="of:=AVERAGE([.J50:.J54])" office:value-type="float" office:value="1.131021">
            <text:p>1.131021</text:p>
          </table:table-cell>
          <table:table-cell table:formula="of:=AVERAGE([.J46:.J54])" office:value-type="float" office:value="0.892239222222222">
            <text:p>0.8922392222</text:p>
          </table:table-cell>
          <table:table-cell office:value-type="float" office:value="100">
            <text:p>100</text:p>
          </table:table-cell>
          <table:table-cell office:value-type="float" office:value="0.114203">
            <text:p>0.114203</text:p>
          </table:table-cell>
          <table:table-cell office:value-type="float" office:value="0.173334">
            <text:p>0.173334</text:p>
          </table:table-cell>
          <table:table-cell table:formula="of:=[.O54]-0.021583" office:value-type="float" office:value="0.151751">
            <text:p>0.151751</text:p>
          </table:table-cell>
          <table:table-cell office:value-type="float" office:value="17.444674">
            <text:p>17.444674</text:p>
          </table:table-cell>
          <table:table-cell office:value-type="float" office:value="1090">
            <text:p>109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31.383057">
            <text:p>2131.383057</text:p>
          </table:table-cell>
          <table:table-cell office:value-type="float" office:value="-0.025768">
            <text:p>-0.025768</text:p>
          </table:table-cell>
          <table:table-cell office:value-type="float" office:value="0.279059">
            <text:p>0.279059</text:p>
          </table:table-cell>
          <table:table-cell office:value-type="float" office:value="1182.985474">
            <text:p>1182.985474</text:p>
          </table:table-cell>
        </table:table-row>
        <table:table-row table:style-name="ro1">
          <table:table-cell office:value-type="float" office:value="14135">
            <text:p>14135</text:p>
          </table:table-cell>
          <table:table-cell office:value-type="float" office:value="19">
            <text:p>19</text:p>
          </table:table-cell>
          <table:table-cell office:value-type="float" office:value="-24">
            <text:p>-24</text:p>
          </table:table-cell>
          <table:table-cell office:value-type="float" office:value="227.340118">
            <text:p>227.340118</text:p>
          </table:table-cell>
          <table:table-cell office:value-type="float" office:value="-0.028243">
            <text:p>-0.028243</text:p>
          </table:table-cell>
          <table:table-cell office:value-type="float" office:value="-0.042629">
            <text:p>-0.042629</text:p>
          </table:table-cell>
          <table:table-cell office:value-type="float" office:value="50.936424">
            <text:p>50.936424</text:p>
          </table:table-cell>
          <table:table-cell office:value-type="float" office:value="-0.029019">
            <text:p>-0.029019</text:p>
          </table:table-cell>
          <table:table-cell office:value-type="float" office:value="0.447716">
            <text:p>0.447716</text:p>
          </table:table-cell>
          <table:table-cell table:formula="of:=[.I55]-[.$I$2]" office:value-type="float" office:value="1.039084">
            <text:p>1.039084</text:p>
          </table:table-cell>
          <table:table-cell table:formula="of:=AVERAGE([.J51:.J55])" office:value-type="float" office:value="1.1247962">
            <text:p>1.1247962</text:p>
          </table:table-cell>
          <table:table-cell table:formula="of:=AVERAGE([.J47:.J55])" office:value-type="float" office:value="0.956350666666667">
            <text:p>0.9563506667</text:p>
          </table:table-cell>
          <table:table-cell office:value-type="float" office:value="187.277863">
            <text:p>187.277863</text:p>
          </table:table-cell>
          <table:table-cell office:value-type="float" office:value="0.007344">
            <text:p>0.007344</text:p>
          </table:table-cell>
          <table:table-cell office:value-type="float" office:value="0.027845">
            <text:p>0.027845</text:p>
          </table:table-cell>
          <table:table-cell table:formula="of:=[.O55]-0.021583" office:value-type="float" office:value="0.006262">
            <text:p>0.006262</text:p>
          </table:table-cell>
          <table:table-cell office:value-type="float" office:value="50.936405">
            <text:p>50.936405</text:p>
          </table:table-cell>
          <table:table-cell office:value-type="float" office:value="1109">
            <text:p>1109</text:p>
          </table:table-cell>
          <table:table-cell office:value-type="float" office:value="-5">
            <text:p>-5</text:p>
          </table:table-cell>
          <table:table-cell office:value-type="float" office:value="3142">
            <text:p>3142</text:p>
          </table:table-cell>
          <table:table-cell office:value-type="float" office:value="475">
            <text:p>475</text:p>
          </table:table-cell>
          <table:table-cell office:value-type="float" office:value="2088.896484">
            <text:p>2088.896484</text:p>
          </table:table-cell>
          <table:table-cell office:value-type="float" office:value="-0.054011">
            <text:p>-0.054011</text:p>
          </table:table-cell>
          <table:table-cell office:value-type="float" office:value="0.23643">
            <text:p>0.23643</text:p>
          </table:table-cell>
          <table:table-cell office:value-type="float" office:value="537.745605">
            <text:p>537.745605</text:p>
          </table:table-cell>
        </table:table-row>
        <table:table-row table:style-name="ro1">
          <table:table-cell office:value-type="float" office:value="14392">
            <text:p>14392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166.416748">
            <text:p>166.416748</text:p>
          </table:table-cell>
          <table:table-cell office:value-type="float" office:value="-0.049138">
            <text:p>-0.049138</text:p>
          </table:table-cell>
          <table:table-cell office:value-type="float" office:value="-0.04506">
            <text:p>-0.04506</text:p>
          </table:table-cell>
          <table:table-cell office:value-type="float" office:value="8.298126">
            <text:p>8.298126</text:p>
          </table:table-cell>
          <table:table-cell office:value-type="float" office:value="0.726733">
            <text:p>0.726733</text:p>
          </table:table-cell>
          <table:table-cell office:value-type="float" office:value="-0.069432">
            <text:p>-0.069432</text:p>
          </table:table-cell>
          <table:table-cell table:formula="of:=[.I56]-[.$I$2]" office:value-type="float" office:value="0.521936">
            <text:p>0.521936</text:p>
          </table:table-cell>
          <table:table-cell table:formula="of:=AVERAGE([.J52:.J56])" office:value-type="float" office:value="1.1085156">
            <text:p>1.1085156</text:p>
          </table:table-cell>
          <table:table-cell table:formula="of:=AVERAGE([.J48:.J56])" office:value-type="float" office:value="0.933738777777778">
            <text:p>0.9337387778</text:p>
          </table:table-cell>
          <table:table-cell office:value-type="float" office:value="455.802979">
            <text:p>455.802979</text:p>
          </table:table-cell>
          <table:table-cell office:value-type="float" office:value="-0.029402">
            <text:p>-0.029402</text:p>
          </table:table-cell>
          <table:table-cell office:value-type="float" office:value="0.025314">
            <text:p>0.025314</text:p>
          </table:table-cell>
          <table:table-cell table:formula="of:=[.O56]-0.021583" office:value-type="float" office:value="0.003731">
            <text:p>0.003731</text:p>
          </table:table-cell>
          <table:table-cell office:value-type="float" office:value="8.298132">
            <text:p>8.298132</text:p>
          </table:table-cell>
          <table:table-cell office:value-type="float" office:value="1124">
            <text:p>1124</text:p>
          </table:table-cell>
          <table:table-cell office:value-type="float" office:value="-6">
            <text:p>-6</text:p>
          </table:table-cell>
          <table:table-cell office:value-type="float" office:value="3132">
            <text:p>3132</text:p>
          </table:table-cell>
          <table:table-cell office:value-type="float" office:value="473">
            <text:p>473</text:p>
          </table:table-cell>
          <table:table-cell office:value-type="float" office:value="2064.341309">
            <text:p>2064.341309</text:p>
          </table:table-cell>
          <table:table-cell office:value-type="float" office:value="-0.103149">
            <text:p>-0.103149</text:p>
          </table:table-cell>
          <table:table-cell office:value-type="float" office:value="0.19137">
            <text:p>0.19137</text:p>
          </table:table-cell>
          <table:table-cell office:value-type="float" office:value="285.527863">
            <text:p>285.527863</text:p>
          </table:table-cell>
        </table:table-row>
        <table:table-row table:style-name="ro1">
          <table:table-cell office:value-type="float" office:value="14649">
            <text:p>14649</text:p>
          </table:table-cell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office:value-type="float" office:value="198.39502">
            <text:p>198.39502</text:p>
          </table:table-cell>
          <table:table-cell office:value-type="float" office:value="-0.035">
            <text:p>-0.035</text:p>
          </table:table-cell>
          <table:table-cell office:value-type="float" office:value="-0.030953">
            <text:p>-0.030953</text:p>
          </table:table-cell>
          <table:table-cell office:value-type="float" office:value="11.561864">
            <text:p>11.561864</text:p>
          </table:table-cell>
          <table:table-cell office:value-type="float" office:value="-0.23888">
            <text:p>-0.23888</text:p>
          </table:table-cell>
          <table:table-cell office:value-type="float" office:value="0.016759">
            <text:p>0.016759</text:p>
          </table:table-cell>
          <table:table-cell table:formula="of:=[.I57]-[.$I$2]" office:value-type="float" office:value="0.608127">
            <text:p>0.608127</text:p>
          </table:table-cell>
          <table:table-cell table:formula="of:=AVERAGE([.J53:.J57])" office:value-type="float" office:value="0.713951">
            <text:p>0.713951</text:p>
          </table:table-cell>
          <table:table-cell table:formula="of:=AVERAGE([.J49:.J57])" office:value-type="float" office:value="0.911658888888889">
            <text:p>0.9116588889</text:p>
          </table:table-cell>
          <table:table-cell office:value-type="float" office:value="358.286621">
            <text:p>358.286621</text:p>
          </table:table-cell>
          <table:table-cell office:value-type="float" office:value="0.019455">
            <text:p>0.019455</text:p>
          </table:table-cell>
          <table:table-cell office:value-type="float" office:value="0.03091">
            <text:p>0.03091</text:p>
          </table:table-cell>
          <table:table-cell table:formula="of:=[.O57]-0.021583" office:value-type="float" office:value="0.009327">
            <text:p>0.009327</text:p>
          </table:table-cell>
          <table:table-cell office:value-type="float" office:value="11.561859">
            <text:p>11.561859</text:p>
          </table:table-cell>
          <table:table-cell office:value-type="float" office:value="1142">
            <text:p>1142</text:p>
          </table:table-cell>
          <table:table-cell office:value-type="float" office:value="-8">
            <text:p>-8</text:p>
          </table:table-cell>
          <table:table-cell office:value-type="float" office:value="3115">
            <text:p>3115</text:p>
          </table:table-cell>
          <table:table-cell office:value-type="float" office:value="470">
            <text:p>470</text:p>
          </table:table-cell>
          <table:table-cell office:value-type="float" office:value="2030.077148">
            <text:p>2030.077148</text:p>
          </table:table-cell>
          <table:table-cell office:value-type="float" office:value="-0.138149">
            <text:p>-0.138149</text:p>
          </table:table-cell>
          <table:table-cell office:value-type="float" office:value="0.160416">
            <text:p>0.160416</text:p>
          </table:table-cell>
          <table:table-cell office:value-type="float" office:value="216.118576">
            <text:p>216.118576</text:p>
          </table:table-cell>
        </table:table-row>
        <table:table-row table:style-name="ro1">
          <table:table-cell office:value-type="float" office:value="14906">
            <text:p>14906</text:p>
          </table:table-cell>
          <table:table-cell office:value-type="float" office:value="21">
            <text:p>21</text:p>
          </table:table-cell>
          <table:table-cell office:value-type="float" office:value="-32">
            <text:p>-32</text:p>
          </table:table-cell>
          <table:table-cell office:value-type="float" office:value="253.616638">
            <text:p>253.616638</text:p>
          </table:table-cell>
          <table:table-cell office:value-type="float" office:value="-0.035">
            <text:p>-0.035</text:p>
          </table:table-cell>
          <table:table-cell office:value-type="float" office:value="-0.039582">
            <text:p>-0.039582</text:p>
          </table:table-cell>
          <table:table-cell office:value-type="float" office:value="13.091246">
            <text:p>13.091246</text:p>
          </table:table-cell>
          <table:table-cell office:value-type="float" office:value="0.625798">
            <text:p>0.625798</text:p>
          </table:table-cell>
          <table:table-cell office:value-type="float" office:value="-0.02873">
            <text:p>-0.02873</text:p>
          </table:table-cell>
          <table:table-cell table:formula="of:=[.I58]-[.$I$2]" office:value-type="float" office:value="0.562638">
            <text:p>0.562638</text:p>
          </table:table-cell>
          <table:table-cell table:formula="of:=AVERAGE([.J54:.J58])" office:value-type="float" office:value="0.7977482">
            <text:p>0.7977482</text:p>
          </table:table-cell>
          <table:table-cell table:formula="of:=AVERAGE([.J50:.J58])" office:value-type="float" office:value="0.931876666666667">
            <text:p>0.9318766667</text:p>
          </table:table-cell>
          <table:table-cell office:value-type="float" office:value="584.946106">
            <text:p>584.946106</text:p>
          </table:table-cell>
          <table:table-cell office:value-type="float" office:value="-0.029424">
            <text:p>-0.029424</text:p>
          </table:table-cell>
          <table:table-cell office:value-type="float" office:value="0.01732">
            <text:p>0.01732</text:p>
          </table:table-cell>
          <table:table-cell table:formula="of:=[.O58]-0.021583" office:value-type="float" office:value="-0.004263">
            <text:p>-0.004263</text:p>
          </table:table-cell>
          <table:table-cell office:value-type="float" office:value="13.091252">
            <text:p>13.091252</text:p>
          </table:table-cell>
          <table:table-cell office:value-type="float" office:value="1163">
            <text:p>1163</text:p>
          </table:table-cell>
          <table:table-cell office:value-type="float" office:value="-11">
            <text:p>-11</text:p>
          </table:table-cell>
          <table:table-cell office:value-type="float" office:value="3083">
            <text:p>3083</text:p>
          </table:table-cell>
          <table:table-cell office:value-type="float" office:value="465">
            <text:p>465</text:p>
          </table:table-cell>
          <table:table-cell office:value-type="float" office:value="1978.12439">
            <text:p>1978.12439</text:p>
          </table:table-cell>
          <table:table-cell office:value-type="float" office:value="-0.173149">
            <text:p>-0.173149</text:p>
          </table:table-cell>
          <table:table-cell office:value-type="float" office:value="0.120834">
            <text:p>0.120834</text:p>
          </table:table-cell>
          <table:table-cell office:value-type="float" office:value="169.786484">
            <text:p>169.786484</text:p>
          </table:table-cell>
        </table:table-row>
        <table:table-row table:style-name="ro1">
          <table:table-cell office:value-type="float" office:value="15163">
            <text:p>15163</text:p>
          </table:table-cell>
          <table:table-cell office:value-type="float" office:value="22">
            <text:p>22</text:p>
          </table:table-cell>
          <table:table-cell office:value-type="float" office:value="-53">
            <text:p>-53</text:p>
          </table:table-cell>
          <table:table-cell office:value-type="float" office:value="341.514862">
            <text:p>341.514862</text:p>
          </table:table-cell>
          <table:table-cell office:value-type="float" office:value="-0.038372">
            <text:p>-0.038372</text:p>
          </table:table-cell>
          <table:table-cell office:value-type="float" office:value="-0.032391">
            <text:p>-0.032391</text:p>
          </table:table-cell>
          <table:table-cell office:value-type="float" office:value="15.585939">
            <text:p>15.585939</text:p>
          </table:table-cell>
          <table:table-cell office:value-type="float" office:value="-0.176006">
            <text:p>-0.176006</text:p>
          </table:table-cell>
          <table:table-cell office:value-type="float" office:value="0.047884">
            <text:p>0.047884</text:p>
          </table:table-cell>
          <table:table-cell table:formula="of:=[.I59]-[.$I$2]" office:value-type="float" office:value="0.639252">
            <text:p>0.639252</text:p>
          </table:table-cell>
          <table:table-cell table:formula="of:=AVERAGE([.J55:.J59])" office:value-type="float" office:value="0.6742074">
            <text:p>0.6742074</text:p>
          </table:table-cell>
          <table:table-cell table:formula="of:=AVERAGE([.J51:.J59])" office:value-type="float" office:value="0.883992666666667">
            <text:p>0.8839926667</text:p>
          </table:table-cell>
          <table:table-cell office:value-type="float" office:value="2187.376709">
            <text:p>2187.376709</text:p>
          </table:table-cell>
          <table:table-cell office:value-type="float" office:value="-0.007359">
            <text:p>-0.007359</text:p>
          </table:table-cell>
          <table:table-cell office:value-type="float" office:value="0.016654">
            <text:p>0.016654</text:p>
          </table:table-cell>
          <table:table-cell table:formula="of:=[.O59]-0.021583" office:value-type="float" office:value="-0.004929">
            <text:p>-0.004929</text:p>
          </table:table-cell>
          <table:table-cell office:value-type="float" office:value="15.585942">
            <text:p>15.585942</text:p>
          </table:table-cell>
          <table:table-cell office:value-type="float" office:value="1185">
            <text:p>1185</text:p>
          </table:table-cell>
          <table:table-cell office:value-type="float" office:value="-15">
            <text:p>-15</text:p>
          </table:table-cell>
          <table:table-cell office:value-type="float" office:value="3030">
            <text:p>3030</text:p>
          </table:table-cell>
          <table:table-cell office:value-type="float" office:value="459">
            <text:p>459</text:p>
          </table:table-cell>
          <table:table-cell office:value-type="float" office:value="1904.914917">
            <text:p>1904.914917</text:p>
          </table:table-cell>
          <table:table-cell office:value-type="float" office:value="-0.211521">
            <text:p>-0.211521</text:p>
          </table:table-cell>
          <table:table-cell office:value-type="float" office:value="0.088443">
            <text:p>0.088443</text:p>
          </table:table-cell>
          <table:table-cell office:value-type="float" office:value="141.812881">
            <text:p>141.812881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21">
            <text:p>21</text:p>
          </table:table-cell>
          <table:table-cell office:value-type="float" office:value="-36">
            <text:p>-36</text:p>
          </table:table-cell>
          <table:table-cell office:value-type="float" office:value="269.430115">
            <text:p>269.430115</text:p>
          </table:table-cell>
          <table:table-cell office:value-type="float" office:value="-0.025">
            <text:p>-0.025</text:p>
          </table:table-cell>
          <table:table-cell office:value-type="float" office:value="-0.026228">
            <text:p>-0.026228</text:p>
          </table:table-cell>
          <table:table-cell office:value-type="float" office:value="4.912674">
            <text:p>4.912674</text:p>
          </table:table-cell>
          <table:table-cell office:value-type="float" office:value="0.658602">
            <text:p>0.658602</text:p>
          </table:table-cell>
          <table:table-cell office:value-type="float" office:value="-0.237026">
            <text:p>-0.237026</text:p>
          </table:table-cell>
          <table:table-cell table:formula="of:=[.I60]-[.$I$2]" office:value-type="float" office:value="0.354342">
            <text:p>0.354342</text:p>
          </table:table-cell>
          <table:table-cell table:formula="of:=AVERAGE([.J56:.J60])" office:value-type="float" office:value="0.537259">
            <text:p>0.537259</text:p>
          </table:table-cell>
          <table:table-cell table:formula="of:=AVERAGE([.J52:.J60])" office:value-type="float" office:value="0.856326333333333">
            <text:p>0.8563263333</text:p>
          </table:table-cell>
          <table:table-cell office:value-type="float" office:value="1855.294067">
            <text:p>1855.294067</text:p>
          </table:table-cell>
          <table:table-cell office:value-type="float" office:value="-0.029437">
            <text:p>-0.029437</text:p>
          </table:table-cell>
          <table:table-cell office:value-type="float" office:value="0.001599">
            <text:p>0.001599</text:p>
          </table:table-cell>
          <table:table-cell table:formula="of:=[.O60]-0.021583" office:value-type="float" office:value="-0.019984">
            <text:p>-0.019984</text:p>
          </table:table-cell>
          <table:table-cell office:value-type="float" office:value="4.912678">
            <text:p>4.912678</text:p>
          </table:table-cell>
          <table:table-cell office:value-type="float" office:value="1206">
            <text:p>1206</text:p>
          </table:table-cell>
          <table:table-cell office:value-type="float" office:value="-19">
            <text:p>-19</text:p>
          </table:table-cell>
          <table:table-cell office:value-type="float" office:value="2995">
            <text:p>2995</text:p>
          </table:table-cell>
          <table:table-cell office:value-type="float" office:value="456">
            <text:p>456</text:p>
          </table:table-cell>
          <table:table-cell office:value-type="float" office:value="1850.985107">
            <text:p>1850.985107</text:p>
          </table:table-cell>
          <table:table-cell office:value-type="float" office:value="-0.236521">
            <text:p>-0.236521</text:p>
          </table:table-cell>
          <table:table-cell office:value-type="float" office:value="0.062215">
            <text:p>0.062215</text:p>
          </table:table-cell>
          <table:table-cell office:value-type="float" office:value="126.304153">
            <text:p>126.304153</text:p>
          </table:table-cell>
        </table:table-row>
        <table:table-row table:style-name="ro1">
          <table:table-cell office:value-type="float" office:value="15677">
            <text:p>15677</text:p>
          </table:table-cell>
          <table:table-cell office:value-type="float" office:value="20">
            <text:p>20</text:p>
          </table:table-cell>
          <table:table-cell office:value-type="float" office:value="-27">
            <text:p>-27</text:p>
          </table:table-cell>
          <table:table-cell office:value-type="float" office:value="233.623932">
            <text:p>233.623932</text:p>
          </table:table-cell>
          <table:table-cell office:value-type="float" office:value="-0.025">
            <text:p>-0.025</text:p>
          </table:table-cell>
          <table:table-cell office:value-type="float" office:value="-0.02342">
            <text:p>-0.02342</text:p>
          </table:table-cell>
          <table:table-cell office:value-type="float" office:value="6.318197">
            <text:p>6.318197</text:p>
          </table:table-cell>
          <table:table-cell office:value-type="float" office:value="-0.180001">
            <text:p>-0.180001</text:p>
          </table:table-cell>
          <table:table-cell office:value-type="float" office:value="0.117316">
            <text:p>0.117316</text:p>
          </table:table-cell>
          <table:table-cell table:formula="of:=[.I61]-[.$I$2]" office:value-type="float" office:value="0.708684">
            <text:p>0.708684</text:p>
          </table:table-cell>
          <table:table-cell table:formula="of:=AVERAGE([.J57:.J61])" office:value-type="float" office:value="0.5746086">
            <text:p>0.5746086</text:p>
          </table:table-cell>
          <table:table-cell table:formula="of:=AVERAGE([.J53:.J61])" office:value-type="float" office:value="0.648296777777778">
            <text:p>0.6482967778</text:p>
          </table:table-cell>
          <table:table-cell office:value-type="float" office:value="985.553833">
            <text:p>985.553833</text:p>
          </table:table-cell>
          <table:table-cell office:value-type="float" office:value="0.009801">
            <text:p>0.009801</text:p>
          </table:table-cell>
          <table:table-cell office:value-type="float" office:value="0.040902">
            <text:p>0.040902</text:p>
          </table:table-cell>
          <table:table-cell table:formula="of:=[.O61]-0.021583" office:value-type="float" office:value="0.019319">
            <text:p>0.019319</text:p>
          </table:table-cell>
          <table:table-cell office:value-type="float" office:value="6.318186">
            <text:p>6.318186</text:p>
          </table:table-cell>
          <table:table-cell office:value-type="float" office:value="1225">
            <text:p>1225</text:p>
          </table:table-cell>
          <table:table-cell office:value-type="float" office:value="-24">
            <text:p>-24</text:p>
          </table:table-cell>
          <table:table-cell office:value-type="float" office:value="2968">
            <text:p>2968</text:p>
          </table:table-cell>
          <table:table-cell office:value-type="float" office:value="454">
            <text:p>454</text:p>
          </table:table-cell>
          <table:table-cell office:value-type="float" office:value="1807.355225">
            <text:p>1807.355225</text:p>
          </table:table-cell>
          <table:table-cell office:value-type="float" office:value="-0.261521">
            <text:p>-0.261521</text:p>
          </table:table-cell>
          <table:table-cell office:value-type="float" office:value="0.038794">
            <text:p>0.038794</text:p>
          </table:table-cell>
          <table:table-cell office:value-type="float" office:value="114.834145">
            <text:p>114.834145</text:p>
          </table:table-cell>
        </table:table-row>
        <table:table-row table:style-name="ro1">
          <table:table-cell office:value-type="float" office:value="15934">
            <text:p>15934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258.134827">
            <text:p>258.134827</text:p>
          </table:table-cell>
          <table:table-cell office:value-type="float" office:value="-0.028243">
            <text:p>-0.028243</text:p>
          </table:table-cell>
          <table:table-cell office:value-type="float" office:value="-0.037973">
            <text:p>-0.037973</text:p>
          </table:table-cell>
          <table:table-cell office:value-type="float" office:value="34.448578">
            <text:p>34.448578</text:p>
          </table:table-cell>
          <table:table-cell office:value-type="float" office:value="0.676266">
            <text:p>0.676266</text:p>
          </table:table-cell>
          <table:table-cell office:value-type="float" office:value="-0.023942">
            <text:p>-0.023942</text:p>
          </table:table-cell>
          <table:table-cell table:formula="of:=[.I62]-[.$I$2]" office:value-type="float" office:value="0.567426">
            <text:p>0.567426</text:p>
          </table:table-cell>
          <table:table-cell table:formula="of:=AVERAGE([.J58:.J62])" office:value-type="float" office:value="0.5664684">
            <text:p>0.5664684</text:p>
          </table:table-cell>
          <table:table-cell table:formula="of:=AVERAGE([.J54:.J62])" office:value-type="float" office:value="0.695382777777778">
            <text:p>0.6953827778</text:p>
          </table:table-cell>
          <table:table-cell office:value-type="float" office:value="232.082779">
            <text:p>232.082779</text:p>
          </table:table-cell>
          <table:table-cell office:value-type="float" office:value="-0.029402">
            <text:p>-0.029402</text:p>
          </table:table-cell>
          <table:table-cell office:value-type="float" office:value="0.028245">
            <text:p>0.028245</text:p>
          </table:table-cell>
          <table:table-cell table:formula="of:=[.O62]-0.021583" office:value-type="float" office:value="0.006662">
            <text:p>0.006662</text:p>
          </table:table-cell>
          <table:table-cell office:value-type="float" office:value="34.44857">
            <text:p>34.44857</text:p>
          </table:table-cell>
          <table:table-cell office:value-type="float" office:value="1243">
            <text:p>1243</text:p>
          </table:table-cell>
          <table:table-cell office:value-type="float" office:value="-29">
            <text:p>-29</text:p>
          </table:table-cell>
          <table:table-cell office:value-type="float" office:value="2938">
            <text:p>2938</text:p>
          </table:table-cell>
          <table:table-cell office:value-type="float" office:value="453">
            <text:p>453</text:p>
          </table:table-cell>
          <table:table-cell office:value-type="float" office:value="1762.200073">
            <text:p>1762.200073</text:p>
          </table:table-cell>
          <table:table-cell office:value-type="float" office:value="-0.289764">
            <text:p>-0.289764</text:p>
          </table:table-cell>
          <table:table-cell office:value-type="float" office:value="0.000822">
            <text:p>0.000822</text:p>
          </table:table-cell>
          <table:table-cell office:value-type="float" office:value="100.283577">
            <text:p>100.283577</text:p>
          </table:table-cell>
        </table:table-row>
        <table:table-row table:style-name="ro1">
          <table:table-cell office:value-type="float" office:value="16191">
            <text:p>16191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129.255081">
            <text:p>129.255081</text:p>
          </table:table-cell>
          <table:table-cell office:value-type="float" office:value="-0.035">
            <text:p>-0.035</text:p>
          </table:table-cell>
          <table:table-cell office:value-type="float" office:value="-0.035165">
            <text:p>-0.035165</text:p>
          </table:table-cell>
          <table:table-cell office:value-type="float" office:value="0.471207">
            <text:p>0.471207</text:p>
          </table:table-cell>
          <table:table-cell office:value-type="float" office:value="-0.1902">
            <text:p>-0.1902</text:p>
          </table:table-cell>
          <table:table-cell office:value-type="float" office:value="-0.100556">
            <text:p>-0.100556</text:p>
          </table:table-cell>
          <table:table-cell table:formula="of:=[.I63]-[.$I$2]" office:value-type="float" office:value="0.490812">
            <text:p>0.490812</text:p>
          </table:table-cell>
          <table:table-cell table:formula="of:=AVERAGE([.J59:.J63])" office:value-type="float" office:value="0.5521032">
            <text:p>0.5521032</text:p>
          </table:table-cell>
          <table:table-cell table:formula="of:=AVERAGE([.J55:.J63])" office:value-type="float" office:value="0.610255666666667">
            <text:p>0.6102556667</text:p>
          </table:table-cell>
          <table:table-cell office:value-type="float" office:value="2319.459717">
            <text:p>2319.459717</text:p>
          </table:table-cell>
          <table:table-cell office:value-type="float" office:value="0.007351">
            <text:p>0.007351</text:p>
          </table:table-cell>
          <table:table-cell office:value-type="float" office:value="0.00906">
            <text:p>0.00906</text:p>
          </table:table-cell>
          <table:table-cell table:formula="of:=[.O63]-0.021583" office:value-type="float" office:value="-0.012523">
            <text:p>-0.012523</text:p>
          </table:table-cell>
          <table:table-cell office:value-type="float" office:value="0.471205">
            <text:p>0.471205</text:p>
          </table:table-cell>
          <table:table-cell office:value-type="float" office:value="1262">
            <text:p>1262</text:p>
          </table:table-cell>
          <table:table-cell office:value-type="float" office:value="-35">
            <text:p>-35</text:p>
          </table:table-cell>
          <table:table-cell office:value-type="float" office:value="2932">
            <text:p>2932</text:p>
          </table:table-cell>
          <table:table-cell office:value-type="float" office:value="453">
            <text:p>453</text:p>
          </table:table-cell>
          <table:table-cell office:value-type="float" office:value="1739.84021">
            <text:p>1739.84021</text:p>
          </table:table-cell>
          <table:table-cell office:value-type="float" office:value="-0.324764">
            <text:p>-0.324764</text:p>
          </table:table-cell>
          <table:table-cell office:value-type="float" office:value="-0.034343">
            <text:p>-0.034343</text:p>
          </table:table-cell>
          <table:table-cell office:value-type="float" office:value="89.425186">
            <text:p>89.425186</text:p>
          </table:table-cell>
        </table:table-row>
        <table:table-row table:style-name="ro1">
          <table:table-cell office:value-type="float" office:value="16448">
            <text:p>16448</text:p>
          </table:table-cell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float" office:value="132.380127">
            <text:p>132.380127</text:p>
          </table:table-cell>
          <table:table-cell office:value-type="float" office:value="-0.03">
            <text:p>-0.03</text:p>
          </table:table-cell>
          <table:table-cell office:value-type="float" office:value="-0.030303">
            <text:p>-0.030303</text:p>
          </table:table-cell>
          <table:table-cell office:value-type="float" office:value="1.009268">
            <text:p>1.009268</text:p>
          </table:table-cell>
          <table:table-cell office:value-type="float" office:value="0.760799">
            <text:p>0.760799</text:p>
          </table:table-cell>
          <table:table-cell office:value-type="float" office:value="-0.486023">
            <text:p>-0.486023</text:p>
          </table:table-cell>
          <table:table-cell table:formula="of:=[.I64]-[.$I$2]" office:value-type="float" office:value="0.105345">
            <text:p>0.105345</text:p>
          </table:table-cell>
          <table:table-cell table:formula="of:=AVERAGE([.J60:.J64])" office:value-type="float" office:value="0.4453218">
            <text:p>0.4453218</text:p>
          </table:table-cell>
          <table:table-cell table:formula="of:=AVERAGE([.J56:.J64])" office:value-type="float" office:value="0.506506888888889">
            <text:p>0.5065068889</text:p>
          </table:table-cell>
          <table:table-cell office:value-type="float" office:value="194.880875">
            <text:p>194.880875</text:p>
          </table:table-cell>
          <table:table-cell office:value-type="float" office:value="-0.029402">
            <text:p>-0.029402</text:p>
          </table:table-cell>
          <table:table-cell office:value-type="float" office:value="-0.001865">
            <text:p>-0.001865</text:p>
          </table:table-cell>
          <table:table-cell table:formula="of:=[.O64]-0.021583" office:value-type="float" office:value="-0.023448">
            <text:p>-0.023448</text:p>
          </table:table-cell>
          <table:table-cell office:value-type="float" office:value="1.009265">
            <text:p>1.009265</text:p>
          </table:table-cell>
          <table:table-cell office:value-type="float" office:value="1282">
            <text:p>1282</text:p>
          </table:table-cell>
          <table:table-cell office:value-type="float" office:value="-42">
            <text:p>-42</text:p>
          </table:table-cell>
          <table:table-cell office:value-type="float" office:value="2925">
            <text:p>2925</text:p>
          </table:table-cell>
          <table:table-cell office:value-type="float" office:value="453">
            <text:p>453</text:p>
          </table:table-cell>
          <table:table-cell office:value-type="float" office:value="1715.947021">
            <text:p>1715.947021</text:p>
          </table:table-cell>
          <table:table-cell office:value-type="float" office:value="-0.354764">
            <text:p>-0.354764</text:p>
          </table:table-cell>
          <table:table-cell office:value-type="float" office:value="-0.064646">
            <text:p>-0.064646</text:p>
          </table:table-cell>
          <table:table-cell office:value-type="float" office:value="81.777756">
            <text:p>81.777756</text:p>
          </table:table-cell>
        </table:table-row>
        <table:table-row table:style-name="ro1">
          <table:table-cell office:value-type="float" office:value="16705">
            <text:p>1670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18779">
            <text:p>50.18779</text:p>
          </table:table-cell>
          <table:table-cell office:value-type="float" office:value="-0.03">
            <text:p>-0.03</text:p>
          </table:table-cell>
          <table:table-cell office:value-type="float" office:value="-0.032974">
            <text:p>-0.032974</text:p>
          </table:table-cell>
          <table:table-cell office:value-type="float" office:value="9.911787">
            <text:p>9.911787</text:p>
          </table:table-cell>
          <table:table-cell office:value-type="float" office:value="-0.230469">
            <text:p>-0.230469</text:p>
          </table:table-cell>
          <table:table-cell office:value-type="float" office:value="0.09098">
            <text:p>0.09098</text:p>
          </table:table-cell>
          <table:table-cell table:formula="of:=[.I65]-[.$I$2]" office:value-type="float" office:value="0.682348">
            <text:p>0.682348</text:p>
          </table:table-cell>
          <table:table-cell table:formula="of:=AVERAGE([.J61:.J65])" office:value-type="float" office:value="0.510923">
            <text:p>0.510923</text:p>
          </table:table-cell>
          <table:table-cell table:formula="of:=AVERAGE([.J57:.J65])" office:value-type="float" office:value="0.524330444444444">
            <text:p>0.5243304444</text:p>
          </table:table-cell>
          <table:table-cell office:value-type="float" office:value="1776.226807">
            <text:p>1776.226807</text:p>
          </table:table-cell>
          <table:table-cell office:value-type="float" office:value="0.009804">
            <text:p>0.009804</text:p>
          </table:table-cell>
          <table:table-cell office:value-type="float" office:value="0.011191">
            <text:p>0.011191</text:p>
          </table:table-cell>
          <table:table-cell table:formula="of:=[.O65]-0.021583" office:value-type="float" office:value="-0.010392">
            <text:p>-0.010392</text:p>
          </table:table-cell>
          <table:table-cell office:value-type="float" office:value="9.911774">
            <text:p>9.911774</text:p>
          </table:table-cell>
          <table:table-cell office:value-type="float" office:value="1301">
            <text:p>1301</text:p>
          </table:table-cell>
          <table:table-cell office:value-type="float" office:value="-49">
            <text:p>-49</text:p>
          </table:table-cell>
          <table:table-cell office:value-type="float" office:value="2935">
            <text:p>2935</text:p>
          </table:table-cell>
          <table:table-cell office:value-type="float" office:value="452">
            <text:p>452</text:p>
          </table:table-cell>
          <table:table-cell office:value-type="float" office:value="1709.080688">
            <text:p>1709.080688</text:p>
          </table:table-cell>
          <table:table-cell office:value-type="float" office:value="-0.384764">
            <text:p>-0.384764</text:p>
          </table:table-cell>
          <table:table-cell office:value-type="float" office:value="-0.09762">
            <text:p>-0.09762</text:p>
          </table:table-cell>
          <table:table-cell office:value-type="float" office:value="74.628738">
            <text:p>74.628738</text:p>
          </table:table-cell>
        </table:table-row>
        <table:table-row table:style-name="ro1">
          <table:table-cell office:value-type="float" office:value="16962">
            <text:p>1696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.740675">
            <text:p>6.740675</text:p>
          </table:table-cell>
          <table:table-cell office:value-type="float" office:value="-0.03">
            <text:p>-0.03</text:p>
          </table:table-cell>
          <table:table-cell office:value-type="float" office:value="-0.027153">
            <text:p>-0.027153</text:p>
          </table:table-cell>
          <table:table-cell office:value-type="float" office:value="9.491127">
            <text:p>9.491127</text:p>
          </table:table-cell>
          <table:table-cell office:value-type="float" office:value="-0.017348">
            <text:p>-0.017348</text:p>
          </table:table-cell>
          <table:table-cell office:value-type="float" office:value="-0.265756">
            <text:p>-0.265756</text:p>
          </table:table-cell>
          <table:table-cell table:formula="of:=[.I66]-[.$I$2]" office:value-type="float" office:value="0.325612">
            <text:p>0.325612</text:p>
          </table:table-cell>
          <table:table-cell table:formula="of:=AVERAGE([.J62:.J66])" office:value-type="float" office:value="0.4343086">
            <text:p>0.4343086</text:p>
          </table:table-cell>
          <table:table-cell table:formula="of:=AVERAGE([.J58:.J66])" office:value-type="float" office:value="0.492939888888889">
            <text:p>0.4929398889</text:p>
          </table:table-cell>
          <table:table-cell office:value-type="float" office:value="100">
            <text:p>100</text:p>
          </table:table-cell>
          <table:table-cell office:value-type="float" office:value="0.022052">
            <text:p>0.022052</text:p>
          </table:table-cell>
          <table:table-cell office:value-type="float" office:value="0.058622">
            <text:p>0.058622</text:p>
          </table:table-cell>
          <table:table-cell table:formula="of:=[.O66]-0.021583" office:value-type="float" office:value="0.037039">
            <text:p>0.037039</text:p>
          </table:table-cell>
          <table:table-cell office:value-type="float" office:value="9.49113">
            <text:p>9.49113</text:p>
          </table:table-cell>
          <table:table-cell office:value-type="float" office:value="1320">
            <text:p>1320</text:p>
          </table:table-cell>
          <table:table-cell office:value-type="float" office:value="-57">
            <text:p>-57</text:p>
          </table:table-cell>
          <table:table-cell office:value-type="float" office:value="2956">
            <text:p>2956</text:p>
          </table:table-cell>
          <table:table-cell office:value-type="float" office:value="450">
            <text:p>450</text:p>
          </table:table-cell>
          <table:table-cell office:value-type="float" office:value="1712.759521">
            <text:p>1712.759521</text:p>
          </table:table-cell>
          <table:table-cell office:value-type="float" office:value="-0.414764">
            <text:p>-0.414764</text:p>
          </table:table-cell>
          <table:table-cell office:value-type="float" office:value="-0.124772">
            <text:p>-0.124772</text:p>
          </table:table-cell>
          <table:table-cell office:value-type="float" office:value="69.917313">
            <text:p>69.917313</text:p>
          </table:table-cell>
        </table:table-row>
        <table:table-row table:style-name="ro1">
          <table:table-cell office:value-type="float" office:value="17219">
            <text:p>17219</text:p>
          </table:table-cell>
          <table:table-cell office:value-type="float" office:value="21">
            <text:p>21</text:p>
          </table:table-cell>
          <table:table-cell office:value-type="float" office:value="-38">
            <text:p>-38</text:p>
          </table:table-cell>
          <table:table-cell office:value-type="float" office:value="282.984558">
            <text:p>282.984558</text:p>
          </table:table-cell>
          <table:table-cell office:value-type="float" office:value="-0.028171">
            <text:p>-0.028171</text:p>
          </table:table-cell>
          <table:table-cell office:value-type="float" office:value="-0.033042">
            <text:p>-0.033042</text:p>
          </table:table-cell>
          <table:table-cell office:value-type="float" office:value="17.291979">
            <text:p>17.291979</text:p>
          </table:table-cell>
          <table:table-cell office:value-type="float" office:value="-0.005678">
            <text:p>-0.005678</text:p>
          </table:table-cell>
          <table:table-cell office:value-type="float" office:value="0.328006">
            <text:p>0.328006</text:p>
          </table:table-cell>
          <table:table-cell table:formula="of:=[.I67]-[.$I$2]" office:value-type="float" office:value="0.919374">
            <text:p>0.919374</text:p>
          </table:table-cell>
          <table:table-cell table:formula="of:=AVERAGE([.J63:.J67])" office:value-type="float" office:value="0.5046982">
            <text:p>0.5046982</text:p>
          </table:table-cell>
          <table:table-cell table:formula="of:=AVERAGE([.J59:.J67])" office:value-type="float" office:value="0.532577222222222">
            <text:p>0.5325772222</text:p>
          </table:table-cell>
          <table:table-cell office:value-type="float" office:value="6077.488281">
            <text:p>6077.488281</text:p>
          </table:table-cell>
          <table:table-cell office:value-type="float" office:value="0.007356">
            <text:p>0.007356</text:p>
          </table:table-cell>
          <table:table-cell office:value-type="float" office:value="0.037571">
            <text:p>0.037571</text:p>
          </table:table-cell>
          <table:table-cell table:formula="of:=[.O67]-0.021583" office:value-type="float" office:value="0.015988">
            <text:p>0.015988</text:p>
          </table:table-cell>
          <table:table-cell office:value-type="float" office:value="17.291988">
            <text:p>17.291988</text:p>
          </table:table-cell>
          <table:table-cell office:value-type="float" office:value="1339">
            <text:p>1339</text:p>
          </table:table-cell>
          <table:table-cell office:value-type="float" office:value="-65">
            <text:p>-65</text:p>
          </table:table-cell>
          <table:table-cell office:value-type="float" office:value="2918">
            <text:p>2918</text:p>
          </table:table-cell>
          <table:table-cell office:value-type="float" office:value="455">
            <text:p>455</text:p>
          </table:table-cell>
          <table:table-cell office:value-type="float" office:value="1662.420166">
            <text:p>1662.420166</text:p>
          </table:table-cell>
          <table:table-cell office:value-type="float" office:value="-0.442935">
            <text:p>-0.442935</text:p>
          </table:table-cell>
          <table:table-cell office:value-type="float" office:value="-0.157814">
            <text:p>-0.157814</text:p>
          </table:table-cell>
          <table:table-cell office:value-type="float" office:value="64.370796">
            <text:p>64.370796</text:p>
          </table:table-cell>
        </table:table-row>
        <table:table-row table:style-name="ro1">
          <table:table-cell office:value-type="float" office:value="17476">
            <text:p>17476</text:p>
          </table:table-cell>
          <table:table-cell office:value-type="float" office:value="21">
            <text:p>21</text:p>
          </table:table-cell>
          <table:table-cell office:value-type="float" office:value="-84">
            <text:p>-84</text:p>
          </table:table-cell>
          <table:table-cell office:value-type="float" office:value="500.60791">
            <text:p>500.60791</text:p>
          </table:table-cell>
          <table:table-cell office:value-type="float" office:value="-0.033293">
            <text:p>-0.033293</text:p>
          </table:table-cell>
          <table:table-cell office:value-type="float" office:value="-0.036877">
            <text:p>-0.036877</text:p>
          </table:table-cell>
          <table:table-cell office:value-type="float" office:value="10.765903">
            <text:p>10.765903</text:p>
          </table:table-cell>
          <table:table-cell office:value-type="float" office:value="0.753229">
            <text:p>0.753229</text:p>
          </table:table-cell>
          <table:table-cell office:value-type="float" office:value="0.100556">
            <text:p>0.100556</text:p>
          </table:table-cell>
          <table:table-cell table:formula="of:=[.I68]-[.$I$2]" office:value-type="float" office:value="0.691924">
            <text:p>0.691924</text:p>
          </table:table-cell>
          <table:table-cell table:formula="of:=AVERAGE([.J64:.J68])" office:value-type="float" office:value="0.5449206">
            <text:p>0.5449206</text:p>
          </table:table-cell>
          <table:table-cell table:formula="of:=AVERAGE([.J60:.J68])" office:value-type="float" office:value="0.538429666666667">
            <text:p>0.5384296667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24248">
            <text:p>0.024248</text:p>
          </table:table-cell>
          <table:table-cell table:formula="of:=[.O68]-0.021583" office:value-type="float" office:value="0.002665">
            <text:p>0.002665</text:p>
          </table:table-cell>
          <table:table-cell office:value-type="float" office:value="10.765894">
            <text:p>10.765894</text:p>
          </table:table-cell>
          <table:table-cell office:value-type="float" office:value="1358">
            <text:p>1358</text:p>
          </table:table-cell>
          <table:table-cell office:value-type="float" office:value="-74">
            <text:p>-74</text:p>
          </table:table-cell>
          <table:table-cell office:value-type="float" office:value="2835">
            <text:p>2835</text:p>
          </table:table-cell>
          <table:table-cell office:value-type="float" office:value="468">
            <text:p>468</text:p>
          </table:table-cell>
          <table:table-cell office:value-type="float" office:value="1573.306396">
            <text:p>1573.306396</text:p>
          </table:table-cell>
          <table:table-cell office:value-type="float" office:value="-0.476228">
            <text:p>-0.476228</text:p>
          </table:table-cell>
          <table:table-cell office:value-type="float" office:value="-0.194691">
            <text:p>-0.194691</text:p>
          </table:table-cell>
          <table:table-cell office:value-type="float" office:value="59.118046">
            <text:p>59.118046</text:p>
          </table:table-cell>
        </table:table-row>
        <table:table-row table:style-name="ro1">
          <table:table-cell office:value-type="float" office:value="17733">
            <text:p>17733</text:p>
          </table:table-cell>
          <table:table-cell office:value-type="float" office:value="19">
            <text:p>19</text:p>
          </table:table-cell>
          <table:table-cell office:value-type="float" office:value="-82">
            <text:p>-82</text:p>
          </table:table-cell>
          <table:table-cell office:value-type="float" office:value="533.622009">
            <text:p>533.622009</text:p>
          </table:table-cell>
          <table:table-cell office:value-type="float" office:value="-0.038514">
            <text:p>-0.038514</text:p>
          </table:table-cell>
          <table:table-cell office:value-type="float" office:value="-0.036706">
            <text:p>-0.036706</text:p>
          </table:table-cell>
          <table:table-cell office:value-type="float" office:value="4.693863">
            <text:p>4.693863</text:p>
          </table:table-cell>
          <table:table-cell office:value-type="float" office:value="-0.213646">
            <text:p>-0.213646</text:p>
          </table:table-cell>
          <table:table-cell office:value-type="float" office:value="0.325611">
            <text:p>0.325611</text:p>
          </table:table-cell>
          <table:table-cell table:formula="of:=[.I69]-[.$I$2]" office:value-type="float" office:value="0.916979">
            <text:p>0.916979</text:p>
          </table:table-cell>
          <table:table-cell table:formula="of:=AVERAGE([.J65:.J69])" office:value-type="float" office:value="0.7072474">
            <text:p>0.7072474</text:p>
          </table:table-cell>
          <table:table-cell table:formula="of:=AVERAGE([.J61:.J69])" office:value-type="float" office:value="0.600944888888889">
            <text:p>0.6009448889</text:p>
          </table:table-cell>
          <table:table-cell office:value-type="float" office:value="186.974014">
            <text:p>186.974014</text:p>
          </table:table-cell>
          <table:table-cell office:value-type="float" office:value="0">
            <text:p>0</text:p>
          </table:table-cell>
          <table:table-cell office:value-type="float" office:value="-0.002798">
            <text:p>-0.002798</text:p>
          </table:table-cell>
          <table:table-cell table:formula="of:=[.O69]-0.021583" office:value-type="float" office:value="-0.024381">
            <text:p>-0.024381</text:p>
          </table:table-cell>
          <table:table-cell office:value-type="float" office:value="4.693868">
            <text:p>4.693868</text:p>
          </table:table-cell>
          <table:table-cell office:value-type="float" office:value="1375">
            <text:p>1375</text:p>
          </table:table-cell>
          <table:table-cell office:value-type="float" office:value="-83">
            <text:p>-83</text:p>
          </table:table-cell>
          <table:table-cell office:value-type="float" office:value="2754">
            <text:p>2754</text:p>
          </table:table-cell>
          <table:table-cell office:value-type="float" office:value="484">
            <text:p>484</text:p>
          </table:table-cell>
          <table:table-cell office:value-type="float" office:value="1491.016479">
            <text:p>1491.016479</text:p>
          </table:table-cell>
          <table:table-cell office:value-type="float" office:value="-0.514741">
            <text:p>-0.514741</text:p>
          </table:table-cell>
          <table:table-cell office:value-type="float" office:value="-0.231397">
            <text:p>-0.231397</text:p>
          </table:table-cell>
          <table:table-cell office:value-type="float" office:value="55.045963">
            <text:p>55.045963</text:p>
          </table:table-cell>
        </table:table-row>
        <table:table-row table:style-name="ro1">
          <table:table-cell office:value-type="float" office:value="17990">
            <text:p>17990</text:p>
          </table:table-cell>
          <table:table-cell office:value-type="float" office:value="20">
            <text:p>20</text:p>
          </table:table-cell>
          <table:table-cell office:value-type="float" office:value="-76">
            <text:p>-76</text:p>
          </table:table-cell>
          <table:table-cell office:value-type="float" office:value="477.941986">
            <text:p>477.941986</text:p>
          </table:table-cell>
          <table:table-cell office:value-type="float" office:value="-0.033333">
            <text:p>-0.033333</text:p>
          </table:table-cell>
          <table:table-cell office:value-type="float" office:value="-0.030885">
            <text:p>-0.030885</text:p>
          </table:table-cell>
          <table:table-cell office:value-type="float" office:value="7.345402">
            <text:p>7.345402</text:p>
          </table:table-cell>
          <table:table-cell office:value-type="float" office:value="0.640938">
            <text:p>0.640938</text:p>
          </table:table-cell>
          <table:table-cell office:value-type="float" office:value="0.040701">
            <text:p>0.040701</text:p>
          </table:table-cell>
          <table:table-cell table:formula="of:=[.I70]-[.$I$2]" office:value-type="float" office:value="0.632069">
            <text:p>0.632069</text:p>
          </table:table-cell>
          <table:table-cell table:formula="of:=AVERAGE([.J66:.J70])" office:value-type="float" office:value="0.6971916">
            <text:p>0.6971916</text:p>
          </table:table-cell>
          <table:table-cell table:formula="of:=AVERAGE([.J62:.J70])" office:value-type="float" office:value="0.592432111111111">
            <text:p>0.5924321111</text:p>
          </table:table-cell>
          <table:table-cell office:value-type="float" office:value="579.978821">
            <text:p>579.978821</text:p>
          </table:table-cell>
          <table:table-cell office:value-type="float" office:value="-0.058366">
            <text:p>-0.058366</text:p>
          </table:table-cell>
          <table:table-cell office:value-type="float" office:value="0.010126">
            <text:p>0.010126</text:p>
          </table:table-cell>
          <table:table-cell table:formula="of:=[.O70]-0.021583" office:value-type="float" office:value="-0.011457">
            <text:p>-0.011457</text:p>
          </table:table-cell>
          <table:table-cell office:value-type="float" office:value="7.345401">
            <text:p>7.345401</text:p>
          </table:table-cell>
          <table:table-cell office:value-type="float" office:value="1392">
            <text:p>1392</text:p>
          </table:table-cell>
          <table:table-cell office:value-type="float" office:value="-93">
            <text:p>-93</text:p>
          </table:table-cell>
          <table:table-cell office:value-type="float" office:value="2680">
            <text:p>2680</text:p>
          </table:table-cell>
          <table:table-cell office:value-type="float" office:value="501">
            <text:p>501</text:p>
          </table:table-cell>
          <table:table-cell office:value-type="float" office:value="1418.372314">
            <text:p>1418.372314</text:p>
          </table:table-cell>
          <table:table-cell office:value-type="float" office:value="-0.548074">
            <text:p>-0.548074</text:p>
          </table:table-cell>
          <table:table-cell office:value-type="float" office:value="-0.262282">
            <text:p>-0.262282</text:p>
          </table:table-cell>
          <table:table-cell office:value-type="float" office:value="52.144867">
            <text:p>52.144867</text:p>
          </table:table-cell>
        </table:table-row>
        <table:table-row table:style-name="ro1">
          <table:table-cell office:value-type="float" office:value="18247">
            <text:p>18247</text:p>
          </table:table-cell>
          <table:table-cell office:value-type="float" office:value="20">
            <text:p>20</text:p>
          </table:table-cell>
          <table:table-cell office:value-type="float" office:value="-106">
            <text:p>-106</text:p>
          </table:table-cell>
          <table:table-cell office:value-type="float" office:value="631.332581">
            <text:p>631.332581</text:p>
          </table:table-cell>
          <table:table-cell office:value-type="float" office:value="-0.03">
            <text:p>-0.03</text:p>
          </table:table-cell>
          <table:table-cell office:value-type="float" office:value="-0.032426">
            <text:p>-0.032426</text:p>
          </table:table-cell>
          <table:table-cell office:value-type="float" office:value="8.085625">
            <text:p>8.085625</text:p>
          </table:table-cell>
          <table:table-cell office:value-type="float" office:value="-0.187361">
            <text:p>-0.187361</text:p>
          </table:table-cell>
          <table:table-cell office:value-type="float" office:value="0.079009">
            <text:p>0.079009</text:p>
          </table:table-cell>
          <table:table-cell table:formula="of:=[.I71]-[.$I$2]" office:value-type="float" office:value="0.670377">
            <text:p>0.670377</text:p>
          </table:table-cell>
          <table:table-cell table:formula="of:=AVERAGE([.J67:.J71])" office:value-type="float" office:value="0.7661446">
            <text:p>0.7661446</text:p>
          </table:table-cell>
          <table:table-cell table:formula="of:=AVERAGE([.J63:.J71])" office:value-type="float" office:value="0.603871111111111">
            <text:p>0.603871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371">
            <text:p>0.038371</text:p>
          </table:table-cell>
          <table:table-cell table:formula="of:=[.O71]-0.021583" office:value-type="float" office:value="0.016788">
            <text:p>0.016788</text:p>
          </table:table-cell>
          <table:table-cell office:value-type="float" office:value="8.085616">
            <text:p>8.085616</text:p>
          </table:table-cell>
          <table:table-cell office:value-type="float" office:value="1409">
            <text:p>1409</text:p>
          </table:table-cell>
          <table:table-cell office:value-type="float" office:value="-103">
            <text:p>-103</text:p>
          </table:table-cell>
          <table:table-cell office:value-type="float" office:value="2577">
            <text:p>2577</text:p>
          </table:table-cell>
          <table:table-cell office:value-type="float" office:value="529">
            <text:p>529</text:p>
          </table:table-cell>
          <table:table-cell office:value-type="float" office:value="1328.024048">
            <text:p>1328.024048</text:p>
          </table:table-cell>
          <table:table-cell office:value-type="float" office:value="-0.578074">
            <text:p>-0.578074</text:p>
          </table:table-cell>
          <table:table-cell office:value-type="float" office:value="-0.294707">
            <text:p>-0.294707</text:p>
          </table:table-cell>
          <table:table-cell office:value-type="float" office:value="49.019119">
            <text:p>49.019119</text:p>
          </table:table-cell>
        </table:table-row>
        <table:table-row table:style-name="ro1">
          <table:table-cell office:value-type="float" office:value="18504">
            <text:p>18504</text:p>
          </table:table-cell>
          <table:table-cell office:value-type="float" office:value="20">
            <text:p>20</text:p>
          </table:table-cell>
          <table:table-cell office:value-type="float" office:value="-169">
            <text:p>-169</text:p>
          </table:table-cell>
          <table:table-cell office:value-type="float" office:value="944.439148">
            <text:p>944.439148</text:p>
          </table:table-cell>
          <table:table-cell office:value-type="float" office:value="-0.033333">
            <text:p>-0.033333</text:p>
          </table:table-cell>
          <table:table-cell office:value-type="float" office:value="-0.03561">
            <text:p>-0.03561</text:p>
          </table:table-cell>
          <table:table-cell office:value-type="float" office:value="6.830133">
            <text:p>6.830133</text:p>
          </table:table-cell>
          <table:table-cell office:value-type="float" office:value="0.734303">
            <text:p>0.734303</text:p>
          </table:table-cell>
          <table:table-cell office:value-type="float" office:value="0.026336">
            <text:p>0.026336</text:p>
          </table:table-cell>
          <table:table-cell table:formula="of:=[.I72]-[.$I$2]" office:value-type="float" office:value="0.617704">
            <text:p>0.617704</text:p>
          </table:table-cell>
          <table:table-cell table:formula="of:=AVERAGE([.J68:.J72])" office:value-type="float" office:value="0.7058106">
            <text:p>0.7058106</text:p>
          </table:table-cell>
          <table:table-cell table:formula="of:=AVERAGE([.J64:.J72])" office:value-type="float" office:value="0.617970222222222">
            <text:p>0.6179702222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0.016521">
            <text:p>0.016521</text:p>
          </table:table-cell>
          <table:table-cell table:formula="of:=[.O72]-0.021583" office:value-type="float" office:value="-0.005062">
            <text:p>-0.005062</text:p>
          </table:table-cell>
          <table:table-cell office:value-type="float" office:value="6.830134">
            <text:p>6.830134</text:p>
          </table:table-cell>
          <table:table-cell office:value-type="float" office:value="1426">
            <text:p>1426</text:p>
          </table:table-cell>
          <table:table-cell office:value-type="float" office:value="-114">
            <text:p>-114</text:p>
          </table:table-cell>
          <table:table-cell office:value-type="float" office:value="2415">
            <text:p>2415</text:p>
          </table:table-cell>
          <table:table-cell office:value-type="float" office:value="578">
            <text:p>578</text:p>
          </table:table-cell>
          <table:table-cell office:value-type="float" office:value="1207.056396">
            <text:p>1207.056396</text:p>
          </table:table-cell>
          <table:table-cell office:value-type="float" office:value="-0.611408">
            <text:p>-0.611408</text:p>
          </table:table-cell>
          <table:table-cell office:value-type="float" office:value="-0.330317">
            <text:p>-0.330317</text:p>
          </table:table-cell>
          <table:table-cell office:value-type="float" office:value="45.974274">
            <text:p>45.974274</text:p>
          </table:table-cell>
        </table:table-row>
        <table:table-row table:style-name="ro1">
          <table:table-cell office:value-type="float" office:value="18761">
            <text:p>18761</text:p>
          </table:table-cell>
          <table:table-cell office:value-type="float" office:value="18">
            <text:p>18</text:p>
          </table:table-cell>
          <table:table-cell office:value-type="float" office:value="-133">
            <text:p>-133</text:p>
          </table:table-cell>
          <table:table-cell office:value-type="float" office:value="837.083313">
            <text:p>837.083313</text:p>
          </table:table-cell>
          <table:table-cell office:value-type="float" office:value="-0.04">
            <text:p>-0.04</text:p>
          </table:table-cell>
          <table:table-cell office:value-type="float" office:value="-0.04554">
            <text:p>-0.04554</text:p>
          </table:table-cell>
          <table:table-cell office:value-type="float" office:value="13.84942">
            <text:p>13.84942</text:p>
          </table:table-cell>
          <table:table-cell office:value-type="float" office:value="-0.208599">
            <text:p>-0.208599</text:p>
          </table:table-cell>
          <table:table-cell office:value-type="float" office:value="-0.258574">
            <text:p>-0.258574</text:p>
          </table:table-cell>
          <table:table-cell table:formula="of:=[.I73]-[.$I$2]" office:value-type="float" office:value="0.332794">
            <text:p>0.332794</text:p>
          </table:table-cell>
          <table:table-cell table:formula="of:=AVERAGE([.J69:.J73])" office:value-type="float" office:value="0.6339846">
            <text:p>0.6339846</text:p>
          </table:table-cell>
          <table:table-cell table:formula="of:=AVERAGE([.J65:.J73])" office:value-type="float" office:value="0.643242333333333">
            <text:p>0.6432423333</text:p>
          </table:table-cell>
          <table:table-cell office:value-type="float" office:value="1910.641113">
            <text:p>1910.641113</text:p>
          </table:table-cell>
          <table:table-cell office:value-type="float" office:value="0">
            <text:p>0</text:p>
          </table:table-cell>
          <table:table-cell office:value-type="float" office:value="0.0437">
            <text:p>0.0437</text:p>
          </table:table-cell>
          <table:table-cell table:formula="of:=[.O73]-0.021583" office:value-type="float" office:value="0.022117">
            <text:p>0.022117</text:p>
          </table:table-cell>
          <table:table-cell office:value-type="float" office:value="13.849427">
            <text:p>13.849427</text:p>
          </table:table-cell>
          <table:table-cell office:value-type="float" office:value="1441">
            <text:p>1441</text:p>
          </table:table-cell>
          <table:table-cell office:value-type="float" office:value="-124">
            <text:p>-124</text:p>
          </table:table-cell>
          <table:table-cell office:value-type="float" office:value="2289">
            <text:p>2289</text:p>
          </table:table-cell>
          <table:table-cell office:value-type="float" office:value="621">
            <text:p>621</text:p>
          </table:table-cell>
          <table:table-cell office:value-type="float" office:value="1128.773193">
            <text:p>1128.773193</text:p>
          </table:table-cell>
          <table:table-cell office:value-type="float" office:value="-0.651408">
            <text:p>-0.651408</text:p>
          </table:table-cell>
          <table:table-cell office:value-type="float" office:value="-0.375857">
            <text:p>-0.375857</text:p>
          </table:table-cell>
          <table:table-cell office:value-type="float" office:value="42.300777">
            <text:p>42.300777</text:p>
          </table:table-cell>
        </table:table-row>
        <table:table-row table:style-name="ro1">
          <table:table-cell office:value-type="float" office:value="19018">
            <text:p>19018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5.427917">
            <text:p>555.427917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0.671219">
            <text:p>0.671219</text:p>
          </table:table-cell>
          <table:table-cell office:value-type="float" office:value="-0.184354">
            <text:p>-0.184354</text:p>
          </table:table-cell>
          <table:table-cell table:formula="of:=[.I74]-[.$I$2]" office:value-type="float" office:value="0.407014">
            <text:p>0.407014</text:p>
          </table:table-cell>
          <table:table-cell table:formula="of:=AVERAGE([.J70:.J74])" office:value-type="float" office:value="0.5319916">
            <text:p>0.5319916</text:p>
          </table:table-cell>
          <table:table-cell table:formula="of:=AVERAGE([.J66:.J74])" office:value-type="float" office:value="0.612649666666667">
            <text:p>0.6126496667</text:p>
          </table:table-cell>
          <table:table-cell office:value-type="float" office:value="1979.470215">
            <text:p>1979.470215</text:p>
          </table:table-cell>
          <table:table-cell office:value-type="float" office:value="0.088207">
            <text:p>0.088207</text:p>
          </table:table-cell>
          <table:table-cell office:value-type="float" office:value="0.036239">
            <text:p>0.036239</text:p>
          </table:table-cell>
          <table:table-cell table:formula="of:=[.O74]-0.021583" office:value-type="float" office:value="0.014656">
            <text:p>0.014656</text:p>
          </table:table-cell>
          <table:table-cell office:value-type="float" office:value="5.007266">
            <text:p>5.007266</text:p>
          </table:table-cell>
          <table:table-cell office:value-type="float" office:value="1457">
            <text:p>1457</text:p>
          </table:table-cell>
          <table:table-cell office:value-type="float" office:value="-136">
            <text:p>-136</text:p>
          </table:table-cell>
          <table:table-cell office:value-type="float" office:value="2204">
            <text:p>2204</text:p>
          </table:table-cell>
          <table:table-cell office:value-type="float" office:value="654">
            <text:p>654</text:p>
          </table:table-cell>
          <table:table-cell office:value-type="float" office:value="1087.248413">
            <text:p>1087.248413</text:p>
          </table:table-cell>
          <table:table-cell office:value-type="float" office:value="-0.686408">
            <text:p>-0.686408</text:p>
          </table:table-cell>
          <table:table-cell office:value-type="float" office:value="-0.409105">
            <text:p>-0.409105</text:p>
          </table:table-cell>
          <table:table-cell office:value-type="float" office:value="40.399178">
            <text:p>40.39917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office:value-type="float" office:value="22">
            <text:p>22</text:p>
          </table:table-cell>
          <table:table-cell office:value-type="float" office:value="-67">
            <text:p>-67</text:p>
          </table:table-cell>
          <table:table-cell office:value-type="float" office:value="404.049957">
            <text:p>404.049957</text:p>
          </table:table-cell>
          <table:table-cell office:value-type="float" office:value="-0.03">
            <text:p>-0.03</text:p>
          </table:table-cell>
          <table:table-cell office:value-type="float" office:value="-0.026194">
            <text:p>-0.026194</text:p>
          </table:table-cell>
          <table:table-cell office:value-type="float" office:value="12.68691">
            <text:p>12.68691</text:p>
          </table:table-cell>
          <table:table-cell office:value-type="float" office:value="-0.240562">
            <text:p>-0.240562</text:p>
          </table:table-cell>
          <table:table-cell office:value-type="float" office:value="-0.009577">
            <text:p>-0.009577</text:p>
          </table:table-cell>
          <table:table-cell table:formula="of:=[.I75]-[.$I$2]" office:value-type="float" office:value="0.581791">
            <text:p>0.581791</text:p>
          </table:table-cell>
          <table:table-cell table:formula="of:=AVERAGE([.J71:.J75])" office:value-type="float" office:value="0.521936">
            <text:p>0.521936</text:p>
          </table:table-cell>
          <table:table-cell table:formula="of:=AVERAGE([.J67:.J75])" office:value-type="float" office:value="0.641114">
            <text:p>0.641114</text:p>
          </table:table-cell>
          <table:table-cell office:value-type="float" office:value="1109.729736">
            <text:p>1109.729736</text:p>
          </table:table-cell>
          <table:table-cell office:value-type="float" office:value="0.009812">
            <text:p>0.009812</text:p>
          </table:table-cell>
          <table:table-cell office:value-type="float" office:value="0.022783">
            <text:p>0.022783</text:p>
          </table:table-cell>
          <table:table-cell table:formula="of:=[.O75]-0.021583" office:value-type="float" office:value="0.0012">
            <text:p>0.0012</text:p>
          </table:table-cell>
          <table:table-cell office:value-type="float" office:value="12.68691">
            <text:p>12.68691</text:p>
          </table:table-cell>
          <table:table-cell office:value-type="float" office:value="1474">
            <text:p>1474</text:p>
          </table:table-cell>
          <table:table-cell office:value-type="float" office:value="-150">
            <text:p>-150</text:p>
          </table:table-cell>
          <table:table-cell office:value-type="float" office:value="2143">
            <text:p>2143</text:p>
          </table:table-cell>
          <table:table-cell office:value-type="float" office:value="681">
            <text:p>681</text:p>
          </table:table-cell>
          <table:table-cell office:value-type="float" office:value="1066.828003">
            <text:p>1066.828003</text:p>
          </table:table-cell>
          <table:table-cell office:value-type="float" office:value="-0.716408">
            <text:p>-0.716408</text:p>
          </table:table-cell>
          <table:table-cell office:value-type="float" office:value="-0.435299">
            <text:p>-0.435299</text:p>
          </table:table-cell>
          <table:table-cell office:value-type="float" office:value="39.238708">
            <text:p>39.238708</text:p>
          </table:table-cell>
        </table:table-row>
        <table:table-row table:style-name="ro1">
          <table:table-cell office:value-type="float" office:value="19532">
            <text:p>19532</text:p>
          </table:table-cell>
          <table:table-cell office:value-type="float" office:value="22">
            <text:p>22</text:p>
          </table:table-cell>
          <table:table-cell office:value-type="float" office:value="-134">
            <text:p>-134</text:p>
          </table:table-cell>
          <table:table-cell office:value-type="float" office:value="710.974854">
            <text:p>710.974854</text:p>
          </table:table-cell>
          <table:table-cell office:value-type="float" office:value="-0.025">
            <text:p>-0.025</text:p>
          </table:table-cell>
          <table:table-cell office:value-type="float" office:value="-0.029139">
            <text:p>-0.029139</text:p>
          </table:table-cell>
          <table:table-cell office:value-type="float" office:value="16.554422">
            <text:p>16.554422</text:p>
          </table:table-cell>
          <table:table-cell office:value-type="float" office:value="0.691406">
            <text:p>0.691406</text:p>
          </table:table-cell>
          <table:table-cell office:value-type="float" office:value="0.311246">
            <text:p>0.311246</text:p>
          </table:table-cell>
          <table:table-cell table:formula="of:=[.I76]-[.$I$2]" office:value-type="float" office:value="0.902614">
            <text:p>0.902614</text:p>
          </table:table-cell>
          <table:table-cell table:formula="of:=AVERAGE([.J72:.J76])" office:value-type="float" office:value="0.5683834">
            <text:p>0.5683834</text:p>
          </table:table-cell>
          <table:table-cell table:formula="of:=AVERAGE([.J68:.J76])" office:value-type="float" office:value="0.639251777777778">
            <text:p>0.639251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504">
            <text:p>0.038504</text:p>
          </table:table-cell>
          <table:table-cell table:formula="of:=[.O76]-0.021583" office:value-type="float" office:value="0.016921">
            <text:p>0.016921</text:p>
          </table:table-cell>
          <table:table-cell office:value-type="float" office:value="16.55442">
            <text:p>16.55442</text:p>
          </table:table-cell>
          <table:table-cell office:value-type="float" office:value="1491">
            <text:p>1491</text:p>
          </table:table-cell>
          <table:table-cell office:value-type="float" office:value="-164">
            <text:p>-164</text:p>
          </table:table-cell>
          <table:table-cell office:value-type="float" office:value="2021">
            <text:p>2021</text:p>
          </table:table-cell>
          <table:table-cell office:value-type="float" office:value="738">
            <text:p>738</text:p>
          </table:table-cell>
          <table:table-cell office:value-type="float" office:value="1046.185425">
            <text:p>1046.185425</text:p>
          </table:table-cell>
          <table:table-cell office:value-type="float" office:value="-0.741408">
            <text:p>-0.741408</text:p>
          </table:table-cell>
          <table:table-cell office:value-type="float" office:value="-0.464437">
            <text:p>-0.464437</text:p>
          </table:table-cell>
          <table:table-cell office:value-type="float" office:value="37.357384">
            <text:p>37.357384</text:p>
          </table:table-cell>
        </table:table-row>
        <table:table-row table:style-name="ro1">
          <table:table-cell office:value-type="float" office:value="19789">
            <text:p>19789</text:p>
          </table:table-cell>
          <table:table-cell office:value-type="float" office:value="18">
            <text:p>18</text:p>
          </table:table-cell>
          <table:table-cell office:value-type="float" office:value="-148">
            <text:p>-148</text:p>
          </table:table-cell>
          <table:table-cell office:value-type="float" office:value="921.421814">
            <text:p>921.421814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-0.225422">
            <text:p>-0.225422</text:p>
          </table:table-cell>
          <table:table-cell office:value-type="float" office:value="-0.138864">
            <text:p>-0.138864</text:p>
          </table:table-cell>
          <table:table-cell table:formula="of:=[.I77]-[.$I$2]" office:value-type="float" office:value="0.452504">
            <text:p>0.452504</text:p>
          </table:table-cell>
          <table:table-cell table:formula="of:=AVERAGE([.J73:.J77])" office:value-type="float" office:value="0.5353434">
            <text:p>0.5353434</text:p>
          </table:table-cell>
          <table:table-cell table:formula="of:=AVERAGE([.J69:.J77])" office:value-type="float" office:value="0.612649555555556">
            <text:p>0.6126495556</text:p>
          </table:table-cell>
          <table:table-cell office:value-type="float" office:value="236.036087">
            <text:p>236.036087</text:p>
          </table:table-cell>
          <table:table-cell office:value-type="float" office:value="-0.009808">
            <text:p>-0.009808</text:p>
          </table:table-cell>
          <table:table-cell office:value-type="float" office:value="0.017853">
            <text:p>0.017853</text:p>
          </table:table-cell>
          <table:table-cell table:formula="of:=[.O77]-0.021583" office:value-type="float" office:value="-0.00373">
            <text:p>-0.00373</text:p>
          </table:table-cell>
          <table:table-cell office:value-type="float" office:value="5.007266">
            <text:p>5.007266</text:p>
          </table:table-cell>
          <table:table-cell office:value-type="float" office:value="1504">
            <text:p>1504</text:p>
          </table:table-cell>
          <table:table-cell office:value-type="float" office:value="-176">
            <text:p>-176</text:p>
          </table:table-cell>
          <table:table-cell office:value-type="float" office:value="1889">
            <text:p>1889</text:p>
          </table:table-cell>
          <table:table-cell office:value-type="float" office:value="804">
            <text:p>804</text:p>
          </table:table-cell>
          <table:table-cell office:value-type="float" office:value="1052.912598">
            <text:p>1052.912598</text:p>
          </table:table-cell>
          <table:table-cell office:value-type="float" office:value="-0.776408">
            <text:p>-0.776408</text:p>
          </table:table-cell>
          <table:table-cell office:value-type="float" office:value="-0.497685">
            <text:p>-0.497685</text:p>
          </table:table-cell>
          <table:table-cell office:value-type="float" office:value="35.899063">
            <text:p>35.899063</text:p>
          </table:table-cell>
        </table:table-row>
        <table:table-row table:style-name="ro1">
          <table:table-cell office:value-type="float" office:value="20046">
            <text:p>20046</text:p>
          </table:table-cell>
          <table:table-cell office:value-type="float" office:value="16">
            <text:p>16</text:p>
          </table:table-cell>
          <table:table-cell office:value-type="float" office:value="-126">
            <text:p>-126</text:p>
          </table:table-cell>
          <table:table-cell office:value-type="float" office:value="884.743408">
            <text:p>884.743408</text:p>
          </table:table-cell>
          <table:table-cell office:value-type="float" office:value="-0.04">
            <text:p>-0.04</text:p>
          </table:table-cell>
          <table:table-cell office:value-type="float" office:value="-0.037836">
            <text:p>-0.037836</text:p>
          </table:table-cell>
          <table:table-cell office:value-type="float" office:value="5.410817">
            <text:p>5.410817</text:p>
          </table:table-cell>
          <table:table-cell office:value-type="float" office:value="0.630845">
            <text:p>0.630845</text:p>
          </table:table-cell>
          <table:table-cell office:value-type="float" office:value="0.093374">
            <text:p>0.093374</text:p>
          </table:table-cell>
          <table:table-cell table:formula="of:=[.I78]-[.$I$2]" office:value-type="float" office:value="0.684742">
            <text:p>0.684742</text:p>
          </table:table-cell>
          <table:table-cell table:formula="of:=AVERAGE([.J74:.J78])" office:value-type="float" office:value="0.605733">
            <text:p>0.605733</text:p>
          </table:table-cell>
          <table:table-cell table:formula="of:=AVERAGE([.J70:.J78])" office:value-type="float" office:value="0.586845444444444">
            <text:p>0.5868454444</text:p>
          </table:table-cell>
          <table:table-cell office:value-type="float" office:value="1214.849487">
            <text:p>1214.849487</text:p>
          </table:table-cell>
          <table:table-cell office:value-type="float" office:value="0">
            <text:p>0</text:p>
          </table:table-cell>
          <table:table-cell office:value-type="float" office:value="0.028645">
            <text:p>0.028645</text:p>
          </table:table-cell>
          <table:table-cell table:formula="of:=[.O78]-0.021583" office:value-type="float" office:value="0.007062">
            <text:p>0.007062</text:p>
          </table:table-cell>
          <table:table-cell office:value-type="float" office:value="5.410811">
            <text:p>5.410811</text:p>
          </table:table-cell>
          <table:table-cell office:value-type="float" office:value="1515">
            <text:p>1515</text:p>
          </table:table-cell>
          <table:table-cell office:value-type="float" office:value="-187">
            <text:p>-187</text:p>
          </table:table-cell>
          <table:table-cell office:value-type="float" office:value="1779">
            <text:p>1779</text:p>
          </table:table-cell>
          <table:table-cell office:value-type="float" office:value="864">
            <text:p>864</text:p>
          </table:table-cell>
          <table:table-cell office:value-type="float" office:value="1083.649902">
            <text:p>1083.649902</text:p>
          </table:table-cell>
          <table:table-cell office:value-type="float" office:value="-0.816408">
            <text:p>-0.816408</text:p>
          </table:table-cell>
          <table:table-cell office:value-type="float" office:value="-0.53552">
            <text:p>-0.53552</text:p>
          </table:table-cell>
          <table:table-cell office:value-type="float" office:value="34.405293">
            <text:p>34.405293</text:p>
          </table:table-cell>
        </table:table-row>
        <table:table-row table:style-name="ro1">
          <table:table-cell office:value-type="float" office:value="20303">
            <text:p>20303</text:p>
          </table:table-cell>
          <table:table-cell office:value-type="float" office:value="18">
            <text:p>18</text:p>
          </table:table-cell>
          <table:table-cell office:value-type="float" office:value="-116">
            <text:p>-116</text:p>
          </table:table-cell>
          <table:table-cell office:value-type="float" office:value="745.716675">
            <text:p>745.716675</text:p>
          </table:table-cell>
          <table:table-cell office:value-type="float" office:value="-0.038571">
            <text:p>-0.038571</text:p>
          </table:table-cell>
          <table:table-cell office:value-type="float" office:value="-0.03698">
            <text:p>-0.03698</text:p>
          </table:table-cell>
          <table:table-cell office:value-type="float" office:value="4.126797">
            <text:p>4.126797</text:p>
          </table:table-cell>
          <table:table-cell office:value-type="float" office:value="-0.213646">
            <text:p>-0.213646</text:p>
          </table:table-cell>
          <table:table-cell office:value-type="float" office:value="-0.778116">
            <text:p>-0.778116</text:p>
          </table:table-cell>
          <table:table-cell table:formula="of:=[.I79]-[.$I$2]" office:value-type="float" office:value="-0.186748">
            <text:p>-0.186748</text:p>
          </table:table-cell>
          <table:table-cell table:formula="of:=AVERAGE([.J75:.J79])" office:value-type="float" office:value="0.4869806">
            <text:p>0.4869806</text:p>
          </table:table-cell>
          <table:table-cell table:formula="of:=AVERAGE([.J71:.J79])" office:value-type="float" office:value="0.495865777777778">
            <text:p>0.4958657778</text:p>
          </table:table-cell>
          <table:table-cell office:value-type="float" office:value="366.497314">
            <text:p>366.497314</text:p>
          </table:table-cell>
          <table:table-cell office:value-type="float" office:value="0.019455">
            <text:p>0.019455</text:p>
          </table:table-cell>
          <table:table-cell office:value-type="float" office:value="0.061153">
            <text:p>0.061153</text:p>
          </table:table-cell>
          <table:table-cell table:formula="of:=[.O79]-0.021583" office:value-type="float" office:value="0.03957">
            <text:p>0.03957</text:p>
          </table:table-cell>
          <table:table-cell office:value-type="float" office:value="4.126808">
            <text:p>4.126808</text:p>
          </table:table-cell>
          <table:table-cell office:value-type="float" office:value="1527">
            <text:p>1527</text:p>
          </table:table-cell>
          <table:table-cell office:value-type="float" office:value="-200">
            <text:p>-200</text:p>
          </table:table-cell>
          <table:table-cell office:value-type="float" office:value="1679">
            <text:p>1679</text:p>
          </table:table-cell>
          <table:table-cell office:value-type="float" office:value="923">
            <text:p>923</text:p>
          </table:table-cell>
          <table:table-cell office:value-type="float" office:value="1133.23999">
            <text:p>1133.23999</text:p>
          </table:table-cell>
          <table:table-cell office:value-type="float" office:value="-0.854979">
            <text:p>-0.854979</text:p>
          </table:table-cell>
          <table:table-cell office:value-type="float" office:value="-0.5725">
            <text:p>-0.5725</text:p>
          </table:table-cell>
          <table:table-cell office:value-type="float" office:value="33.03931">
            <text:p>33.03931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21">
            <text:p>21</text:p>
          </table:table-cell>
          <table:table-cell office:value-type="float" office:value="-87">
            <text:p>-87</text:p>
          </table:table-cell>
          <table:table-cell office:value-type="float" office:value="512.656311">
            <text:p>512.656311</text:p>
          </table:table-cell>
          <table:table-cell office:value-type="float" office:value="-0.035">
            <text:p>-0.035</text:p>
          </table:table-cell>
          <table:table-cell office:value-type="float" office:value="-0.037082">
            <text:p>-0.037082</text:p>
          </table:table-cell>
          <table:table-cell office:value-type="float" office:value="5.949672">
            <text:p>5.949672</text:p>
          </table:table-cell>
          <table:table-cell office:value-type="float" office:value="0.625798">
            <text:p>0.625798</text:p>
          </table:table-cell>
          <table:table-cell office:value-type="float" office:value="-0.02873">
            <text:p>-0.02873</text:p>
          </table:table-cell>
          <table:table-cell table:formula="of:=[.I80]-[.$I$2]" office:value-type="float" office:value="0.562638">
            <text:p>0.562638</text:p>
          </table:table-cell>
          <table:table-cell table:formula="of:=AVERAGE([.J76:.J80])" office:value-type="float" office:value="0.48315">
            <text:p>0.48315</text:p>
          </table:table-cell>
          <table:table-cell table:formula="of:=AVERAGE([.J72:.J80])" office:value-type="float" office:value="0.483894777777778">
            <text:p>0.4838947778</text:p>
          </table:table-cell>
          <table:table-cell office:value-type="float" office:value="885.705688">
            <text:p>885.705688</text:p>
          </table:table-cell>
          <table:table-cell office:value-type="float" office:value="0.029424">
            <text:p>0.029424</text:p>
          </table:table-cell>
          <table:table-cell office:value-type="float" office:value="0.040369">
            <text:p>0.040369</text:p>
          </table:table-cell>
          <table:table-cell table:formula="of:=[.O80]-0.021583" office:value-type="float" office:value="0.018786">
            <text:p>0.018786</text:p>
          </table:table-cell>
          <table:table-cell office:value-type="float" office:value="5.949675">
            <text:p>5.949675</text:p>
          </table:table-cell>
          <table:table-cell office:value-type="float" office:value="1541">
            <text:p>1541</text:p>
          </table:table-cell>
          <table:table-cell office:value-type="float" office:value="-216">
            <text:p>-216</text:p>
          </table:table-cell>
          <table:table-cell office:value-type="float" office:value="1606">
            <text:p>1606</text:p>
          </table:table-cell>
          <table:table-cell office:value-type="float" office:value="970">
            <text:p>970</text:p>
          </table:table-cell>
          <table:table-cell office:value-type="float" office:value="1187.779907">
            <text:p>1187.779907</text:p>
          </table:table-cell>
          <table:table-cell office:value-type="float" office:value="-0.889979">
            <text:p>-0.889979</text:p>
          </table:table-cell>
          <table:table-cell office:value-type="float" office:value="-0.609582">
            <text:p>-0.609582</text:p>
          </table:table-cell>
          <table:table-cell office:value-type="float" office:value="31.506002">
            <text:p>31.506002</text:p>
          </table:table-cell>
        </table:table-row>
        <table:table-row table:style-name="ro1">
          <table:table-cell office:value-type="float" office:value="20817">
            <text:p>20817</text:p>
          </table:table-cell>
          <table:table-cell office:value-type="float" office:value="23">
            <text:p>23</text:p>
          </table:table-cell>
          <table:table-cell office:value-type="float" office:value="-79">
            <text:p>-79</text:p>
          </table:table-cell>
          <table:table-cell office:value-type="float" office:value="441.708527">
            <text:p>441.708527</text:p>
          </table:table-cell>
          <table:table-cell office:value-type="float" office:value="-0.028111">
            <text:p>-0.028111</text:p>
          </table:table-cell>
          <table:table-cell office:value-type="float" office:value="-0.019414">
            <text:p>-0.019414</text:p>
          </table:table-cell>
          <table:table-cell office:value-type="float" office:value="30.937185">
            <text:p>30.937185</text:p>
          </table:table-cell>
          <table:table-cell office:value-type="float" office:value="-0.166543">
            <text:p>-0.166543</text:p>
          </table:table-cell>
          <table:table-cell office:value-type="float" office:value="-0.1652">
            <text:p>-0.1652</text:p>
          </table:table-cell>
          <table:table-cell table:formula="of:=[.I81]-[.$I$2]" office:value-type="float" office:value="0.426168">
            <text:p>0.426168</text:p>
          </table:table-cell>
          <table:table-cell table:formula="of:=AVERAGE([.J77:.J81])" office:value-type="float" office:value="0.3878608">
            <text:p>0.3878608</text:p>
          </table:table-cell>
          <table:table-cell table:formula="of:=AVERAGE([.J73:.J81])" office:value-type="float" office:value="0.462613">
            <text:p>0.462613</text:p>
          </table:table-cell>
          <table:table-cell office:value-type="float" office:value="303.243225">
            <text:p>303.243225</text:p>
          </table:table-cell>
          <table:table-cell office:value-type="float" office:value="0">
            <text:p>0</text:p>
          </table:table-cell>
          <table:table-cell office:value-type="float" office:value="0.013057">
            <text:p>0.013057</text:p>
          </table:table-cell>
          <table:table-cell table:formula="of:=[.O81]-0.021583" office:value-type="float" office:value="-0.008526">
            <text:p>-0.008526</text:p>
          </table:table-cell>
          <table:table-cell office:value-type="float" office:value="30.937185">
            <text:p>30.937185</text:p>
          </table:table-cell>
          <table:table-cell office:value-type="float" office:value="1555">
            <text:p>1555</text:p>
          </table:table-cell>
          <table:table-cell office:value-type="float" office:value="-234">
            <text:p>-234</text:p>
          </table:table-cell>
          <table:table-cell office:value-type="float" office:value="1542">
            <text:p>1542</text:p>
          </table:table-cell>
          <table:table-cell office:value-type="float" office:value="1015">
            <text:p>1015</text:p>
          </table:table-cell>
          <table:table-cell office:value-type="float" office:value="1249.067627">
            <text:p>1249.067627</text:p>
          </table:table-cell>
          <table:table-cell office:value-type="float" office:value="-0.91809">
            <text:p>-0.91809</text:p>
          </table:table-cell>
          <table:table-cell office:value-type="float" office:value="-0.628997">
            <text:p>-0.628997</text:p>
          </table:table-cell>
          <table:table-cell office:value-type="float" office:value="31.488586">
            <text:p>31.488586</text:p>
          </table:table-cell>
        </table:table-row>
        <table:table-row table:style-name="ro1">
          <table:table-cell office:value-type="float" office:value="21074">
            <text:p>21074</text:p>
          </table:table-cell>
          <table:table-cell office:value-type="float" office:value="21">
            <text:p>21</text:p>
          </table:table-cell>
          <table:table-cell office:value-type="float" office:value="-83">
            <text:p>-83</text:p>
          </table:table-cell>
          <table:table-cell office:value-type="float" office:value="493.077698">
            <text:p>493.077698</text:p>
          </table:table-cell>
          <table:table-cell office:value-type="float" office:value="-0.025">
            <text:p>-0.025</text:p>
          </table:table-cell>
          <table:table-cell office:value-type="float" office:value="-0.025064">
            <text:p>-0.025064</text:p>
          </table:table-cell>
          <table:table-cell office:value-type="float" office:value="0.255972">
            <text:p>0.255972</text:p>
          </table:table-cell>
          <table:table-cell office:value-type="float" office:value="0.726733">
            <text:p>0.726733</text:p>
          </table:table-cell>
          <table:table-cell office:value-type="float" office:value="0.150835">
            <text:p>0.150835</text:p>
          </table:table-cell>
          <table:table-cell table:formula="of:=[.I82]-[.$I$2]" office:value-type="float" office:value="0.742203">
            <text:p>0.742203</text:p>
          </table:table-cell>
          <table:table-cell table:formula="of:=AVERAGE([.J78:.J82])" office:value-type="float" office:value="0.4458006">
            <text:p>0.4458006</text:p>
          </table:table-cell>
          <table:table-cell table:formula="of:=AVERAGE([.J74:.J82])" office:value-type="float" office:value="0.508102888888889">
            <text:p>0.5081028889</text:p>
          </table:table-cell>
          <table:table-cell office:value-type="float" office:value="97.668282">
            <text:p>97.668282</text:p>
          </table:table-cell>
          <table:table-cell office:value-type="float" office:value="-0.058366">
            <text:p>-0.058366</text:p>
          </table:table-cell>
          <table:table-cell office:value-type="float" office:value="-0.011325">
            <text:p>-0.011325</text:p>
          </table:table-cell>
          <table:table-cell table:formula="of:=[.O82]-0.021583" office:value-type="float" office:value="-0.032908">
            <text:p>-0.032908</text:p>
          </table:table-cell>
          <table:table-cell office:value-type="float" office:value="0.255978">
            <text:p>0.255978</text:p>
          </table:table-cell>
          <table:table-cell office:value-type="float" office:value="1568">
            <text:p>1568</text:p>
          </table:table-cell>
          <table:table-cell office:value-type="float" office:value="-251">
            <text:p>-251</text:p>
          </table:table-cell>
          <table:table-cell office:value-type="float" office:value="1475">
            <text:p>1475</text:p>
          </table:table-cell>
          <table:table-cell office:value-type="float" office:value="1064">
            <text:p>1064</text:p>
          </table:table-cell>
          <table:table-cell office:value-type="float" office:value="1318.284546">
            <text:p>1318.284546</text:p>
          </table:table-cell>
          <table:table-cell office:value-type="float" office:value="-0.94309">
            <text:p>-0.94309</text:p>
          </table:table-cell>
          <table:table-cell office:value-type="float" office:value="-0.654061">
            <text:p>-0.654061</text:p>
          </table:table-cell>
          <table:table-cell office:value-type="float" office:value="30.647081">
            <text:p>30.647081</text:p>
          </table:table-cell>
        </table:table-row>
        <table:table-row table:style-name="ro1">
          <table:table-cell office:value-type="float" office:value="21331">
            <text:p>21331</text:p>
          </table:table-cell>
          <table:table-cell office:value-type="float" office:value="19">
            <text:p>19</text:p>
          </table:table-cell>
          <table:table-cell office:value-type="float" office:value="-88">
            <text:p>-88</text:p>
          </table:table-cell>
          <table:table-cell office:value-type="float" office:value="564.416626">
            <text:p>564.416626</text:p>
          </table:table-cell>
          <table:table-cell office:value-type="float" office:value="-0.023108">
            <text:p>-0.023108</text:p>
          </table:table-cell>
          <table:table-cell office:value-type="float" office:value="-0.025612">
            <text:p>-0.025612</text:p>
          </table:table-cell>
          <table:table-cell office:value-type="float" office:value="10.834873">
            <text:p>10.834873</text:p>
          </table:table-cell>
          <table:table-cell office:value-type="float" office:value="-0.228786">
            <text:p>-0.228786</text:p>
          </table:table-cell>
          <table:table-cell office:value-type="float" office:value="-0.241814">
            <text:p>-0.241814</text:p>
          </table:table-cell>
          <table:table-cell table:formula="of:=[.I83]-[.$I$2]" office:value-type="float" office:value="0.349554">
            <text:p>0.349554</text:p>
          </table:table-cell>
          <table:table-cell table:formula="of:=AVERAGE([.J79:.J83])" office:value-type="float" office:value="0.378763">
            <text:p>0.378763</text:p>
          </table:table-cell>
          <table:table-cell table:formula="of:=AVERAGE([.J75:.J83])" office:value-type="float" office:value="0.501718444444444">
            <text:p>0.5017184444</text:p>
          </table:table-cell>
          <table:table-cell office:value-type="float" office:value="184.642334">
            <text:p>184.642334</text:p>
          </table:table-cell>
          <table:table-cell office:value-type="float" office:value="0">
            <text:p>0</text:p>
          </table:table-cell>
          <table:table-cell office:value-type="float" office:value="0.032375">
            <text:p>0.032375</text:p>
          </table:table-cell>
          <table:table-cell table:formula="of:=[.O83]-0.021583" office:value-type="float" office:value="0.010792">
            <text:p>0.010792</text:p>
          </table:table-cell>
          <table:table-cell office:value-type="float" office:value="10.834864">
            <text:p>10.834864</text:p>
          </table:table-cell>
          <table:table-cell office:value-type="float" office:value="1579">
            <text:p>1579</text:p>
          </table:table-cell>
          <table:table-cell office:value-type="float" office:value="-266">
            <text:p>-266</text:p>
          </table:table-cell>
          <table:table-cell office:value-type="float" office:value="1405">
            <text:p>1405</text:p>
          </table:table-cell>
          <table:table-cell office:value-type="float" office:value="1118">
            <text:p>1118</text:p>
          </table:table-cell>
          <table:table-cell office:value-type="float" office:value="1394.89502">
            <text:p>1394.89502</text:p>
          </table:table-cell>
          <table:table-cell office:value-type="float" office:value="-0.966198">
            <text:p>-0.966198</text:p>
          </table:table-cell>
          <table:table-cell office:value-type="float" office:value="-0.679672">
            <text:p>-0.679672</text:p>
          </table:table-cell>
          <table:table-cell office:value-type="float" office:value="29.65498">
            <text:p>29.65498</text:p>
          </table:table-cell>
        </table:table-row>
        <table:table-row table:style-name="ro1">
          <table:table-cell office:value-type="float" office:value="21588">
            <text:p>21588</text:p>
          </table:table-cell>
          <table:table-cell office:value-type="float" office:value="19">
            <text:p>19</text:p>
          </table:table-cell>
          <table:table-cell office:value-type="float" office:value="-92">
            <text:p>-92</text:p>
          </table:table-cell>
          <table:table-cell office:value-type="float" office:value="581.894653">
            <text:p>581.894653</text:p>
          </table:table-cell>
          <table:table-cell office:value-type="float" office:value="-0.03">
            <text:p>-0.03</text:p>
          </table:table-cell>
          <table:table-cell office:value-type="float" office:value="-0.033932">
            <text:p>-0.033932</text:p>
          </table:table-cell>
          <table:table-cell office:value-type="float" office:value="13.107533">
            <text:p>13.107533</text:p>
          </table:table-cell>
          <table:table-cell office:value-type="float" office:value="0.686359">
            <text:p>0.686359</text:p>
          </table:table-cell>
          <table:table-cell office:value-type="float" office:value="0.306458">
            <text:p>0.306458</text:p>
          </table:table-cell>
          <table:table-cell table:formula="of:=[.I84]-[.$I$2]" office:value-type="float" office:value="0.897826">
            <text:p>0.897826</text:p>
          </table:table-cell>
          <table:table-cell table:formula="of:=AVERAGE([.J80:.J84])" office:value-type="float" office:value="0.5956778">
            <text:p>0.5956778</text:p>
          </table:table-cell>
          <table:table-cell table:formula="of:=AVERAGE([.J76:.J84])" office:value-type="float" office:value="0.536833444444444">
            <text:p>0.536833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842">
            <text:p>0.031842</text:p>
          </table:table-cell>
          <table:table-cell table:formula="of:=[.O84]-0.021583" office:value-type="float" office:value="0.010259">
            <text:p>0.010259</text:p>
          </table:table-cell>
          <table:table-cell office:value-type="float" office:value="13.10754">
            <text:p>13.10754</text:p>
          </table:table-cell>
          <table:table-cell office:value-type="float" office:value="1590">
            <text:p>1590</text:p>
          </table:table-cell>
          <table:table-cell office:value-type="float" office:value="-282">
            <text:p>-282</text:p>
          </table:table-cell>
          <table:table-cell office:value-type="float" office:value="1334">
            <text:p>1334</text:p>
          </table:table-cell>
          <table:table-cell office:value-type="float" office:value="1176">
            <text:p>1176</text:p>
          </table:table-cell>
          <table:table-cell office:value-type="float" office:value="1480.304077">
            <text:p>1480.304077</text:p>
          </table:table-cell>
          <table:table-cell office:value-type="float" office:value="-0.996198">
            <text:p>-0.996198</text:p>
          </table:table-cell>
          <table:table-cell office:value-type="float" office:value="-0.713605">
            <text:p>-0.713605</text:p>
          </table:table-cell>
          <table:table-cell office:value-type="float" office:value="28.367207">
            <text:p>28.367207</text:p>
          </table:table-cell>
        </table:table-row>
        <table:table-row table:style-name="ro1">
          <table:table-cell office:value-type="float" office:value="21845">
            <text:p>21845</text:p>
          </table:table-cell>
          <table:table-cell office:value-type="float" office:value="20">
            <text:p>20</text:p>
          </table:table-cell>
          <table:table-cell office:value-type="float" office:value="-84">
            <text:p>-84</text:p>
          </table:table-cell>
          <table:table-cell office:value-type="float" office:value="520.638367">
            <text:p>520.638367</text:p>
          </table:table-cell>
          <table:table-cell office:value-type="float" office:value="-0.03">
            <text:p>-0.03</text:p>
          </table:table-cell>
          <table:table-cell office:value-type="float" office:value="-0.033179">
            <text:p>-0.033179</text:p>
          </table:table-cell>
          <table:table-cell office:value-type="float" office:value="10.596582">
            <text:p>10.596582</text:p>
          </table:table-cell>
          <table:table-cell office:value-type="float" office:value="-0.220375">
            <text:p>-0.220375</text:p>
          </table:table-cell>
          <table:table-cell office:value-type="float" office:value="-0.550666">
            <text:p>-0.550666</text:p>
          </table:table-cell>
          <table:table-cell table:formula="of:=[.I85]-[.$I$2]" office:value-type="float" office:value="0.040702">
            <text:p>0.040702</text:p>
          </table:table-cell>
          <table:table-cell table:formula="of:=AVERAGE([.J81:.J85])" office:value-type="float" office:value="0.4912906">
            <text:p>0.4912906</text:p>
          </table:table-cell>
          <table:table-cell table:formula="of:=AVERAGE([.J77:.J85])" office:value-type="float" office:value="0.441065444444444">
            <text:p>0.4410654444</text:p>
          </table:table-cell>
          <table:table-cell office:value-type="float" office:value="643.232666">
            <text:p>643.232666</text:p>
          </table:table-cell>
          <table:table-cell office:value-type="float" office:value="0.009804">
            <text:p>0.009804</text:p>
          </table:table-cell>
          <table:table-cell office:value-type="float" office:value="0.024515">
            <text:p>0.024515</text:p>
          </table:table-cell>
          <table:table-cell table:formula="of:=[.O85]-0.021583" office:value-type="float" office:value="0.002932">
            <text:p>0.002932</text:p>
          </table:table-cell>
          <table:table-cell office:value-type="float" office:value="10.596581">
            <text:p>10.596581</text:p>
          </table:table-cell>
          <table:table-cell office:value-type="float" office:value="1601">
            <text:p>1601</text:p>
          </table:table-cell>
          <table:table-cell office:value-type="float" office:value="-299">
            <text:p>-299</text:p>
          </table:table-cell>
          <table:table-cell office:value-type="float" office:value="1270">
            <text:p>1270</text:p>
          </table:table-cell>
          <table:table-cell office:value-type="float" office:value="1231">
            <text:p>1231</text:p>
          </table:table-cell>
          <table:table-cell office:value-type="float" office:value="1565.394897">
            <text:p>1565.394897</text:p>
          </table:table-cell>
          <table:table-cell office:value-type="float" office:value="-1.026198">
            <text:p>-1.026198</text:p>
          </table:table-cell>
          <table:table-cell office:value-type="float" office:value="-0.746784">
            <text:p>-0.746784</text:p>
          </table:table-cell>
          <table:table-cell office:value-type="float" office:value="27.228132">
            <text:p>27.228132</text:p>
          </table:table-cell>
        </table:table-row>
        <table:table-row table:style-name="ro1">
          <table:table-cell office:value-type="float" office:value="22102">
            <text:p>22102</text:p>
          </table:table-cell>
          <table:table-cell office:value-type="float" office:value="20">
            <text:p>20</text:p>
          </table:table-cell>
          <table:table-cell office:value-type="float" office:value="-98">
            <text:p>-98</text:p>
          </table:table-cell>
          <table:table-cell office:value-type="float" office:value="590.21759">
            <text:p>590.21759</text:p>
          </table:table-cell>
          <table:table-cell office:value-type="float" office:value="-0.035">
            <text:p>-0.035</text:p>
          </table:table-cell>
          <table:table-cell office:value-type="float" office:value="-0.037459">
            <text:p>-0.037459</text:p>
          </table:table-cell>
          <table:table-cell office:value-type="float" office:value="7.025801">
            <text:p>7.025801</text:p>
          </table:table-cell>
          <table:table-cell office:value-type="float" office:value="0.691406">
            <text:p>0.691406</text:p>
          </table:table-cell>
          <table:table-cell office:value-type="float" office:value="-0.263362">
            <text:p>-0.263362</text:p>
          </table:table-cell>
          <table:table-cell table:formula="of:=[.I86]-[.$I$2]" office:value-type="float" office:value="0.328006">
            <text:p>0.328006</text:p>
          </table:table-cell>
          <table:table-cell table:formula="of:=AVERAGE([.J82:.J86])" office:value-type="float" office:value="0.4716582">
            <text:p>0.4716582</text:p>
          </table:table-cell>
          <table:table-cell table:formula="of:=AVERAGE([.J78:.J86])" office:value-type="float" office:value="0.427232333333333">
            <text:p>0.4272323333</text:p>
          </table:table-cell>
          <table:table-cell office:value-type="float" office:value="100">
            <text:p>100</text:p>
          </table:table-cell>
          <table:table-cell office:value-type="float" office:value="-0.029402">
            <text:p>-0.029402</text:p>
          </table:table-cell>
          <table:table-cell office:value-type="float" office:value="0.030776">
            <text:p>0.030776</text:p>
          </table:table-cell>
          <table:table-cell table:formula="of:=[.O86]-0.021583" office:value-type="float" office:value="0.009193">
            <text:p>0.009193</text:p>
          </table:table-cell>
          <table:table-cell office:value-type="float" office:value="7.025804">
            <text:p>7.025804</text:p>
          </table:table-cell>
          <table:table-cell office:value-type="float" office:value="1611">
            <text:p>1611</text:p>
          </table:table-cell>
          <table:table-cell office:value-type="float" office:value="-316">
            <text:p>-316</text:p>
          </table:table-cell>
          <table:table-cell office:value-type="float" office:value="1198">
            <text:p>1198</text:p>
          </table:table-cell>
          <table:table-cell office:value-type="float" office:value="1298">
            <text:p>1298</text:p>
          </table:table-cell>
          <table:table-cell office:value-type="float" office:value="1666.002686">
            <text:p>1666.002686</text:p>
          </table:table-cell>
          <table:table-cell office:value-type="float" office:value="-1.061198">
            <text:p>-1.061198</text:p>
          </table:table-cell>
          <table:table-cell office:value-type="float" office:value="-0.784243">
            <text:p>-0.784243</text:p>
          </table:table-cell>
          <table:table-cell office:value-type="float" office:value="26.098383">
            <text:p>26.098383</text:p>
          </table:table-cell>
        </table:table-row>
        <table:table-row table:style-name="ro1">
          <table:table-cell office:value-type="float" office:value="22359">
            <text:p>22359</text:p>
          </table:table-cell>
          <table:table-cell office:value-type="float" office:value="20">
            <text:p>20</text:p>
          </table:table-cell>
          <table:table-cell office:value-type="float" office:value="-83">
            <text:p>-83</text:p>
          </table:table-cell>
          <table:table-cell office:value-type="float" office:value="515.103638">
            <text:p>515.103638</text:p>
          </table:table-cell>
          <table:table-cell office:value-type="float" office:value="-0.033333">
            <text:p>-0.033333</text:p>
          </table:table-cell>
          <table:table-cell office:value-type="float" office:value="-0.04126">
            <text:p>-0.04126</text:p>
          </table:table-cell>
          <table:table-cell office:value-type="float" office:value="23.779158">
            <text:p>23.779158</text:p>
          </table:table-cell>
          <table:table-cell office:value-type="float" office:value="-0.200609">
            <text:p>-0.200609</text:p>
          </table:table-cell>
          <table:table-cell office:value-type="float" office:value="-0.325611">
            <text:p>-0.325611</text:p>
          </table:table-cell>
          <table:table-cell table:formula="of:=[.I87]-[.$I$2]" office:value-type="float" office:value="0.265757">
            <text:p>0.265757</text:p>
          </table:table-cell>
          <table:table-cell table:formula="of:=AVERAGE([.J83:.J87])" office:value-type="float" office:value="0.376369">
            <text:p>0.376369</text:p>
          </table:table-cell>
          <table:table-cell table:formula="of:=AVERAGE([.J79:.J87])" office:value-type="float" office:value="0.380678444444444">
            <text:p>0.3806784444</text:p>
          </table:table-cell>
          <table:table-cell office:value-type="float" office:value="100">
            <text:p>100</text:p>
          </table:table-cell>
          <table:table-cell office:value-type="float" office:value="0.014591">
            <text:p>0.014591</text:p>
          </table:table-cell>
          <table:table-cell office:value-type="float" office:value="0.027979">
            <text:p>0.027979</text:p>
          </table:table-cell>
          <table:table-cell table:formula="of:=[.O87]-0.021583" office:value-type="float" office:value="0.006396">
            <text:p>0.006396</text:p>
          </table:table-cell>
          <table:table-cell office:value-type="float" office:value="23.779152">
            <text:p>23.779152</text:p>
          </table:table-cell>
          <table:table-cell office:value-type="float" office:value="1621">
            <text:p>1621</text:p>
          </table:table-cell>
          <table:table-cell office:value-type="float" office:value="-333">
            <text:p>-333</text:p>
          </table:table-cell>
          <table:table-cell office:value-type="float" office:value="1139">
            <text:p>1139</text:p>
          </table:table-cell>
          <table:table-cell office:value-type="float" office:value="1357">
            <text:p>1357</text:p>
          </table:table-cell>
          <table:table-cell office:value-type="float" office:value="1757.391235">
            <text:p>1757.391235</text:p>
          </table:table-cell>
          <table:table-cell office:value-type="float" office:value="-1.094532">
            <text:p>-1.094532</text:p>
          </table:table-cell>
          <table:table-cell office:value-type="float" office:value="-0.825502">
            <text:p>-0.825502</text:p>
          </table:table-cell>
          <table:table-cell office:value-type="float" office:value="24.57939">
            <text:p>24.57939</text:p>
          </table:table-cell>
        </table:table-row>
        <table:table-row table:style-name="ro1">
          <table:table-cell office:value-type="float" office:value="22616">
            <text:p>22616</text:p>
          </table:table-cell>
          <table:table-cell office:value-type="float" office:value="18">
            <text:p>18</text:p>
          </table:table-cell>
          <table:table-cell office:value-type="float" office:value="-70">
            <text:p>-70</text:p>
          </table:table-cell>
          <table:table-cell office:value-type="float" office:value="488.308624">
            <text:p>488.308624</text:p>
          </table:table-cell>
          <table:table-cell office:value-type="float" office:value="-0.04">
            <text:p>-0.04</text:p>
          </table:table-cell>
          <table:table-cell office:value-type="float" office:value="-0.04732">
            <text:p>-0.04732</text:p>
          </table:table-cell>
          <table:table-cell office:value-type="float" office:value="18.300674">
            <text:p>18.300674</text:p>
          </table:table-cell>
          <table:table-cell office:value-type="float" office:value="0.757014">
            <text:p>0.757014</text:p>
          </table:table-cell>
          <table:table-cell office:value-type="float" office:value="0.323217">
            <text:p>0.323217</text:p>
          </table:table-cell>
          <table:table-cell table:formula="of:=[.I88]-[.$I$2]" office:value-type="float" office:value="0.914585">
            <text:p>0.914585</text:p>
          </table:table-cell>
          <table:table-cell table:formula="of:=AVERAGE([.J84:.J88])" office:value-type="float" office:value="0.4893752">
            <text:p>0.4893752</text:p>
          </table:table-cell>
          <table:table-cell table:formula="of:=AVERAGE([.J80:.J88])" office:value-type="float" office:value="0.503048777777778">
            <text:p>0.5030487778</text:p>
          </table:table-cell>
          <table:table-cell office:value-type="float" office:value="756.258606">
            <text:p>756.258606</text:p>
          </table:table-cell>
          <table:table-cell office:value-type="float" office:value="0.029413">
            <text:p>0.029413</text:p>
          </table:table-cell>
          <table:table-cell office:value-type="float" office:value="0.02638">
            <text:p>0.02638</text:p>
          </table:table-cell>
          <table:table-cell table:formula="of:=[.O88]-0.021583" office:value-type="float" office:value="0.004797">
            <text:p>0.004797</text:p>
          </table:table-cell>
          <table:table-cell office:value-type="float" office:value="18.300686">
            <text:p>18.300686</text:p>
          </table:table-cell>
          <table:table-cell office:value-type="float" office:value="1629">
            <text:p>1629</text:p>
          </table:table-cell>
          <table:table-cell office:value-type="float" office:value="-349">
            <text:p>-349</text:p>
          </table:table-cell>
          <table:table-cell office:value-type="float" office:value="1092">
            <text:p>1092</text:p>
          </table:table-cell>
          <table:table-cell office:value-type="float" office:value="1408">
            <text:p>1408</text:p>
          </table:table-cell>
          <table:table-cell office:value-type="float" office:value="1837.231079">
            <text:p>1837.231079</text:p>
          </table:table-cell>
          <table:table-cell office:value-type="float" office:value="-1.134532">
            <text:p>-1.134532</text:p>
          </table:table-cell>
          <table:table-cell office:value-type="float" office:value="-0.872823">
            <text:p>-0.872823</text:p>
          </table:table-cell>
          <table:table-cell office:value-type="float" office:value="23.067574">
            <text:p>23.067574</text:p>
          </table:table-cell>
        </table:table-row>
        <table:table-row table:style-name="ro1">
          <table:table-cell office:value-type="float" office:value="22873">
            <text:p>22873</text:p>
          </table:table-cell>
          <table:table-cell office:value-type="float" office:value="21">
            <text:p>21</text:p>
          </table:table-cell>
          <table:table-cell office:value-type="float" office:value="-112">
            <text:p>-112</text:p>
          </table:table-cell>
          <table:table-cell office:value-type="float" office:value="634.645874">
            <text:p>634.645874</text:p>
          </table:table-cell>
          <table:table-cell office:value-type="float" office:value="-0.038415">
            <text:p>-0.038415</text:p>
          </table:table-cell>
          <table:table-cell office:value-type="float" office:value="-0.032563">
            <text:p>-0.032563</text:p>
          </table:table-cell>
          <table:table-cell office:value-type="float" office:value="15.233747">
            <text:p>15.233747</text:p>
          </table:table-cell>
          <table:table-cell office:value-type="float" office:value="-0.215328">
            <text:p>-0.215328</text:p>
          </table:table-cell>
          <table:table-cell office:value-type="float" office:value="-0.665588">
            <text:p>-0.665588</text:p>
          </table:table-cell>
          <table:table-cell table:formula="of:=[.I89]-[.$I$2]" office:value-type="float" office:value="-0.07422">
            <text:p>-0.07422</text:p>
          </table:table-cell>
          <table:table-cell table:formula="of:=AVERAGE([.J85:.J89])" office:value-type="float" office:value="0.294966">
            <text:p>0.294966</text:p>
          </table:table-cell>
          <table:table-cell table:formula="of:=AVERAGE([.J81:.J89])" office:value-type="float" office:value="0.432286777777778">
            <text:p>0.4322867778</text:p>
          </table:table-cell>
          <table:table-cell office:value-type="float" office:value="1512.669067">
            <text:p>1512.669067</text:p>
          </table:table-cell>
          <table:table-cell office:value-type="float" office:value="-0.009804">
            <text:p>-0.009804</text:p>
          </table:table-cell>
          <table:table-cell office:value-type="float" office:value="-0.002531">
            <text:p>-0.002531</text:p>
          </table:table-cell>
          <table:table-cell table:formula="of:=[.O89]-0.021583" office:value-type="float" office:value="-0.024114">
            <text:p>-0.024114</text:p>
          </table:table-cell>
          <table:table-cell office:value-type="float" office:value="15.233734">
            <text:p>15.233734</text:p>
          </table:table-cell>
          <table:table-cell office:value-type="float" office:value="1638">
            <text:p>1638</text:p>
          </table:table-cell>
          <table:table-cell office:value-type="float" office:value="-368">
            <text:p>-368</text:p>
          </table:table-cell>
          <table:table-cell office:value-type="float" office:value="1020">
            <text:p>1020</text:p>
          </table:table-cell>
          <table:table-cell office:value-type="float" office:value="1494">
            <text:p>1494</text:p>
          </table:table-cell>
          <table:table-cell office:value-type="float" office:value="1961.878662">
            <text:p>1961.878662</text:p>
          </table:table-cell>
          <table:table-cell office:value-type="float" office:value="-1.172946">
            <text:p>-1.172946</text:p>
          </table:table-cell>
          <table:table-cell office:value-type="float" office:value="-0.905385">
            <text:p>-0.905385</text:p>
          </table:table-cell>
          <table:table-cell office:value-type="float" office:value="22.811007">
            <text:p>22.811007</text:p>
          </table:table-cell>
        </table:table-row>
        <table:table-row table:style-name="ro1">
          <table:table-cell office:value-type="float" office:value="23130">
            <text:p>23130</text:p>
          </table:table-cell>
          <table:table-cell office:value-type="float" office:value="21">
            <text:p>21</text:p>
          </table:table-cell>
          <table:table-cell office:value-type="float" office:value="-116">
            <text:p>-116</text:p>
          </table:table-cell>
          <table:table-cell office:value-type="float" office:value="651.212341">
            <text:p>651.212341</text:p>
          </table:table-cell>
          <table:table-cell office:value-type="float" office:value="-0.028171">
            <text:p>-0.028171</text:p>
          </table:table-cell>
          <table:table-cell office:value-type="float" office:value="-0.033213">
            <text:p>-0.033213</text:p>
          </table:table-cell>
          <table:table-cell office:value-type="float" office:value="17.899714">
            <text:p>17.899714</text:p>
          </table:table-cell>
          <table:table-cell office:value-type="float" office:value="0.570284">
            <text:p>0.570284</text:p>
          </table:table-cell>
          <table:table-cell office:value-type="float" office:value="-0.186748">
            <text:p>-0.186748</text:p>
          </table:table-cell>
          <table:table-cell table:formula="of:=[.I90]-[.$I$2]" office:value-type="float" office:value="0.40462">
            <text:p>0.40462</text:p>
          </table:table-cell>
          <table:table-cell table:formula="of:=AVERAGE([.J86:.J90])" office:value-type="float" office:value="0.3677496">
            <text:p>0.3677496</text:p>
          </table:table-cell>
          <table:table-cell table:formula="of:=AVERAGE([.J82:.J90])" office:value-type="float" office:value="0.429892555555556">
            <text:p>0.429892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637">
            <text:p>0.038637</text:p>
          </table:table-cell>
          <table:table-cell table:formula="of:=[.O90]-0.021583" office:value-type="float" office:value="0.017054">
            <text:p>0.017054</text:p>
          </table:table-cell>
          <table:table-cell office:value-type="float" office:value="17.899719">
            <text:p>17.899719</text:p>
          </table:table-cell>
          <table:table-cell office:value-type="float" office:value="1646">
            <text:p>1646</text:p>
          </table:table-cell>
          <table:table-cell office:value-type="float" office:value="-387">
            <text:p>-387</text:p>
          </table:table-cell>
          <table:table-cell office:value-type="float" office:value="949">
            <text:p>949</text:p>
          </table:table-cell>
          <table:table-cell office:value-type="float" office:value="1585">
            <text:p>1585</text:p>
          </table:table-cell>
          <table:table-cell office:value-type="float" office:value="2091.552734">
            <text:p>2091.552734</text:p>
          </table:table-cell>
          <table:table-cell office:value-type="float" office:value="-1.201117">
            <text:p>-1.201117</text:p>
          </table:table-cell>
          <table:table-cell office:value-type="float" office:value="-0.938599">
            <text:p>-0.938599</text:p>
          </table:table-cell>
          <table:table-cell office:value-type="float" office:value="21.856186">
            <text:p>21.856186</text:p>
          </table:table-cell>
        </table:table-row>
        <table:table-row table:style-name="ro1">
          <table:table-cell office:value-type="float" office:value="23387">
            <text:p>23387</text:p>
          </table:table-cell>
          <table:table-cell office:value-type="float" office:value="20">
            <text:p>20</text:p>
          </table:table-cell>
          <table:table-cell office:value-type="float" office:value="-110">
            <text:p>-110</text:p>
          </table:table-cell>
          <table:table-cell office:value-type="float" office:value="650.308716">
            <text:p>650.308716</text:p>
          </table:table-cell>
          <table:table-cell office:value-type="float" office:value="-0.03">
            <text:p>-0.03</text:p>
          </table:table-cell>
          <table:table-cell office:value-type="float" office:value="-0.033008">
            <text:p>-0.033008</text:p>
          </table:table-cell>
          <table:table-cell office:value-type="float" office:value="10.025905">
            <text:p>10.025905</text:p>
          </table:table-cell>
          <table:table-cell office:value-type="float" office:value="-0.188412">
            <text:p>-0.188412</text:p>
          </table:table-cell>
          <table:table-cell office:value-type="float" office:value="-0.454898">
            <text:p>-0.454898</text:p>
          </table:table-cell>
          <table:table-cell table:formula="of:=[.I91]-[.$I$2]" office:value-type="float" office:value="0.13647">
            <text:p>0.13647</text:p>
          </table:table-cell>
          <table:table-cell table:formula="of:=AVERAGE([.J87:.J91])" office:value-type="float" office:value="0.3294424">
            <text:p>0.3294424</text:p>
          </table:table-cell>
          <table:table-cell table:formula="of:=AVERAGE([.J83:.J91])" office:value-type="float" office:value="0.362588888888889">
            <text:p>0.3625888889</text:p>
          </table:table-cell>
          <table:table-cell office:value-type="float" office:value="669.284546">
            <text:p>669.284546</text:p>
          </table:table-cell>
          <table:table-cell office:value-type="float" office:value="0">
            <text:p>0</text:p>
          </table:table-cell>
          <table:table-cell office:value-type="float" office:value="0.014123">
            <text:p>0.014123</text:p>
          </table:table-cell>
          <table:table-cell table:formula="of:=[.O91]-0.021583" office:value-type="float" office:value="-0.00746">
            <text:p>-0.00746</text:p>
          </table:table-cell>
          <table:table-cell office:value-type="float" office:value="10.025908">
            <text:p>10.025908</text:p>
          </table:table-cell>
          <table:table-cell office:value-type="float" office:value="1653">
            <text:p>1653</text:p>
          </table:table-cell>
          <table:table-cell office:value-type="float" office:value="-406">
            <text:p>-406</text:p>
          </table:table-cell>
          <table:table-cell office:value-type="float" office:value="884">
            <text:p>884</text:p>
          </table:table-cell>
          <table:table-cell office:value-type="float" office:value="1674">
            <text:p>1674</text:p>
          </table:table-cell>
          <table:table-cell office:value-type="float" office:value="2217.602539">
            <text:p>2217.602539</text:p>
          </table:table-cell>
          <table:table-cell office:value-type="float" office:value="-1.231117">
            <text:p>-1.231117</text:p>
          </table:table-cell>
          <table:table-cell office:value-type="float" office:value="-0.971606">
            <text:p>-0.971606</text:p>
          </table:table-cell>
          <table:table-cell office:value-type="float" office:value="21.079275">
            <text:p>21.079275</text:p>
          </table:table-cell>
        </table:table-row>
        <table:table-row table:style-name="ro1">
          <table:table-cell office:value-type="float" office:value="23644">
            <text:p>23644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4.637268">
            <text:p>554.637268</text:p>
          </table:table-cell>
          <table:table-cell office:value-type="float" office:value="-0.03">
            <text:p>-0.03</text:p>
          </table:table-cell>
          <table:table-cell office:value-type="float" office:value="-0.030816">
            <text:p>-0.030816</text:p>
          </table:table-cell>
          <table:table-cell office:value-type="float" office:value="2.721287">
            <text:p>2.721287</text:p>
          </table:table-cell>
          <table:table-cell office:value-type="float" office:value="0.686359">
            <text:p>0.686359</text:p>
          </table:table-cell>
          <table:table-cell office:value-type="float" office:value="-0.057461">
            <text:p>-0.057461</text:p>
          </table:table-cell>
          <table:table-cell table:formula="of:=[.I92]-[.$I$2]" office:value-type="float" office:value="0.533907">
            <text:p>0.533907</text:p>
          </table:table-cell>
          <table:table-cell table:formula="of:=AVERAGE([.J88:.J92])" office:value-type="float" office:value="0.3830724">
            <text:p>0.3830724</text:p>
          </table:table-cell>
          <table:table-cell table:formula="of:=AVERAGE([.J84:.J92])" office:value-type="float" office:value="0.383072555555555">
            <text:p>0.3830725556</text:p>
          </table:table-cell>
          <table:table-cell office:value-type="float" office:value="100">
            <text:p>100</text:p>
          </table:table-cell>
          <table:table-cell office:value-type="float" office:value="0.029402">
            <text:p>0.029402</text:p>
          </table:table-cell>
          <table:table-cell office:value-type="float" office:value="0.029844">
            <text:p>0.029844</text:p>
          </table:table-cell>
          <table:table-cell table:formula="of:=[.O92]-0.021583" office:value-type="float" office:value="0.008261">
            <text:p>0.008261</text:p>
          </table:table-cell>
          <table:table-cell office:value-type="float" office:value="2.721287">
            <text:p>2.721287</text:p>
          </table:table-cell>
          <table:table-cell office:value-type="float" office:value="1660">
            <text:p>1660</text:p>
          </table:table-cell>
          <table:table-cell office:value-type="float" office:value="-425">
            <text:p>-425</text:p>
          </table:table-cell>
          <table:table-cell office:value-type="float" office:value="833">
            <text:p>833</text:p>
          </table:table-cell>
          <table:table-cell office:value-type="float" office:value="1749">
            <text:p>1749</text:p>
          </table:table-cell>
          <table:table-cell office:value-type="float" office:value="2325.984619">
            <text:p>2325.984619</text:p>
          </table:table-cell>
          <table:table-cell office:value-type="float" office:value="-1.261117">
            <text:p>-1.261117</text:p>
          </table:table-cell>
          <table:table-cell office:value-type="float" office:value="-1.002423">
            <text:p>-1.002423</text:p>
          </table:table-cell>
          <table:table-cell office:value-type="float" office:value="20.513092">
            <text:p>20.513092</text:p>
          </table:table-cell>
        </table:table-row>
        <table:table-row table:style-name="ro1">
          <table:table-cell office:value-type="float" office:value="23901">
            <text:p>23901</text:p>
          </table:table-cell>
          <table:table-cell office:value-type="float" office:value="22">
            <text:p>22</text:p>
          </table:table-cell>
          <table:table-cell office:value-type="float" office:value="-86">
            <text:p>-86</text:p>
          </table:table-cell>
          <table:table-cell office:value-type="float" office:value="489.586456">
            <text:p>489.586456</text:p>
          </table:table-cell>
          <table:table-cell office:value-type="float" office:value="-0.02">
            <text:p>-0.02</text:p>
          </table:table-cell>
          <table:table-cell office:value-type="float" office:value="-0.008526">
            <text:p>-0.008526</text:p>
          </table:table-cell>
          <table:table-cell office:value-type="float" office:value="57.37067">
            <text:p>57.37067</text:p>
          </table:table-cell>
          <table:table-cell office:value-type="float" office:value="-0.220375">
            <text:p>-0.220375</text:p>
          </table:table-cell>
          <table:table-cell office:value-type="float" office:value="-0.100556">
            <text:p>-0.100556</text:p>
          </table:table-cell>
          <table:table-cell table:formula="of:=[.I93]-[.$I$2]" office:value-type="float" office:value="0.490812">
            <text:p>0.490812</text:p>
          </table:table-cell>
          <table:table-cell table:formula="of:=AVERAGE([.J89:.J93])" office:value-type="float" office:value="0.2983178">
            <text:p>0.2983178</text:p>
          </table:table-cell>
          <table:table-cell table:formula="of:=AVERAGE([.J85:.J93])" office:value-type="float" office:value="0.337848777777778">
            <text:p>0.3378487778</text:p>
          </table:table-cell>
          <table:table-cell office:value-type="float" office:value="160.922104">
            <text:p>160.922104</text:p>
          </table:table-cell>
          <table:table-cell office:value-type="float" office:value="0.009798">
            <text:p>0.009798</text:p>
          </table:table-cell>
          <table:table-cell office:value-type="float" office:value="0.011724">
            <text:p>0.011724</text:p>
          </table:table-cell>
          <table:table-cell table:formula="of:=[.O93]-0.021583" office:value-type="float" office:value="-0.009859">
            <text:p>-0.009859</text:p>
          </table:table-cell>
          <table:table-cell office:value-type="float" office:value="57.370663">
            <text:p>57.370663</text:p>
          </table:table-cell>
          <table:table-cell office:value-type="float" office:value="1667">
            <text:p>1667</text:p>
          </table:table-cell>
          <table:table-cell office:value-type="float" office:value="-446">
            <text:p>-446</text:p>
          </table:table-cell>
          <table:table-cell office:value-type="float" office:value="787">
            <text:p>787</text:p>
          </table:table-cell>
          <table:table-cell office:value-type="float" office:value="1821">
            <text:p>1821</text:p>
          </table:table-cell>
          <table:table-cell office:value-type="float" office:value="2431.807861">
            <text:p>2431.807861</text:p>
          </table:table-cell>
          <table:table-cell office:value-type="float" office:value="-1.281117">
            <text:p>-1.281117</text:p>
          </table:table-cell>
          <table:table-cell office:value-type="float" office:value="-1.010949">
            <text:p>-1.010949</text:p>
          </table:table-cell>
          <table:table-cell office:value-type="float" office:value="21.088488">
            <text:p>21.088488</text:p>
          </table:table-cell>
        </table:table-row>
        <table:table-row table:style-name="ro1">
          <table:table-cell office:value-type="float" office:value="24158">
            <text:p>24158</text:p>
          </table:table-cell>
          <table:table-cell office:value-type="float" office:value="27">
            <text:p>27</text:p>
          </table:table-cell>
          <table:table-cell office:value-type="float" office:value="-92">
            <text:p>-92</text:p>
          </table:table-cell>
          <table:table-cell office:value-type="float" office:value="440.282501">
            <text:p>440.282501</text:p>
          </table:table-cell>
          <table:table-cell office:value-type="float" office:value="0.002547">
            <text:p>0.002547</text:p>
          </table:table-cell>
          <table:table-cell office:value-type="float" office:value="0.014963">
            <text:p>0.014963</text:p>
          </table:table-cell>
          <table:table-cell office:value-type="float" office:value="487.438904">
            <text:p>487.438904</text:p>
          </table:table-cell>
          <table:table-cell office:value-type="float" office:value="0.676266">
            <text:p>0.676266</text:p>
          </table:table-cell>
          <table:table-cell office:value-type="float" office:value="-0.409408">
            <text:p>-0.409408</text:p>
          </table:table-cell>
          <table:table-cell table:formula="of:=[.I94]-[.$I$2]" office:value-type="float" office:value="0.18196">
            <text:p>0.18196</text:p>
          </table:table-cell>
          <table:table-cell table:formula="of:=AVERAGE([.J90:.J94])" office:value-type="float" office:value="0.3495538">
            <text:p>0.3495538</text:p>
          </table:table-cell>
          <table:table-cell table:formula="of:=AVERAGE([.J86:.J94])" office:value-type="float" office:value="0.353544111111111">
            <text:p>0.3535441111</text:p>
          </table:table-cell>
          <table:table-cell office:value-type="float" office:value="223.345016">
            <text:p>223.345016</text:p>
          </table:table-cell>
          <table:table-cell office:value-type="float" office:value="-0.058366">
            <text:p>-0.058366</text:p>
          </table:table-cell>
          <table:table-cell office:value-type="float" office:value="-0.005462">
            <text:p>-0.005462</text:p>
          </table:table-cell>
          <table:table-cell table:formula="of:=[.O94]-0.021583" office:value-type="float" office:value="-0.027045">
            <text:p>-0.027045</text:p>
          </table:table-cell>
          <table:table-cell office:value-type="float" office:value="487.438904">
            <text:p>487.438904</text:p>
          </table:table-cell>
          <table:table-cell office:value-type="float" office:value="1675">
            <text:p>1675</text:p>
          </table:table-cell>
          <table:table-cell office:value-type="float" office:value="-472">
            <text:p>-472</text:p>
          </table:table-cell>
          <table:table-cell office:value-type="float" office:value="738">
            <text:p>738</text:p>
          </table:table-cell>
          <table:table-cell office:value-type="float" office:value="1899">
            <text:p>1899</text:p>
          </table:table-cell>
          <table:table-cell office:value-type="float" office:value="2549.43335">
            <text:p>2549.43335</text:p>
          </table:table-cell>
          <table:table-cell office:value-type="float" office:value="-1.27857">
            <text:p>-1.27857</text:p>
          </table:table-cell>
          <table:table-cell office:value-type="float" office:value="-0.995986">
            <text:p>-0.995986</text:p>
          </table:table-cell>
          <table:table-cell office:value-type="float" office:value="22.101583">
            <text:p>22.101583</text:p>
          </table:table-cell>
        </table:table-row>
        <table:table-row table:style-name="ro1">
          <table:table-cell office:value-type="float" office:value="24415">
            <text:p>24415</text:p>
          </table:table-cell>
          <table:table-cell office:value-type="float" office:value="29">
            <text:p>29</text:p>
          </table:table-cell>
          <table:table-cell office:value-type="float" office:value="-110">
            <text:p>-110</text:p>
          </table:table-cell>
          <table:table-cell office:value-type="float" office:value="480.068542">
            <text:p>480.068542</text:p>
          </table:table-cell>
          <table:table-cell office:value-type="float" office:value="0.007632">
            <text:p>0.007632</text:p>
          </table:table-cell>
          <table:table-cell office:value-type="float" office:value="0.009827">
            <text:p>0.009827</text:p>
          </table:table-cell>
          <table:table-cell office:value-type="float" office:value="28.767637">
            <text:p>28.767637</text:p>
          </table:table-cell>
          <table:table-cell office:value-type="float" office:value="-0.201555">
            <text:p>-0.201555</text:p>
          </table:table-cell>
          <table:table-cell office:value-type="float" office:value="-0.833182">
            <text:p>-0.833182</text:p>
          </table:table-cell>
          <table:table-cell table:formula="of:=[.I95]-[.$I$2]" office:value-type="float" office:value="-0.241814">
            <text:p>-0.241814</text:p>
          </table:table-cell>
          <table:table-cell table:formula="of:=AVERAGE([.J91:.J95])" office:value-type="float" office:value="0.220267">
            <text:p>0.220267</text:p>
          </table:table-cell>
          <table:table-cell table:formula="of:=AVERAGE([.J87:.J95])" office:value-type="float" office:value="0.290230777777778">
            <text:p>0.2902307778</text:p>
          </table:table-cell>
          <table:table-cell office:value-type="float" office:value="1017.180908">
            <text:p>1017.180908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table:formula="of:=[.O95]-0.021583" office:value-type="float" office:value="-0.010791">
            <text:p>-0.010791</text:p>
          </table:table-cell>
          <table:table-cell office:value-type="float" office:value="28.767633">
            <text:p>28.767633</text:p>
          </table:table-cell>
          <table:table-cell office:value-type="float" office:value="1683">
            <text:p>1683</text:p>
          </table:table-cell>
          <table:table-cell office:value-type="float" office:value="-500">
            <text:p>-500</text:p>
          </table:table-cell>
          <table:table-cell office:value-type="float" office:value="678">
            <text:p>678</text:p>
          </table:table-cell>
          <table:table-cell office:value-type="float" office:value="1992">
            <text:p>1992</text:p>
          </table:table-cell>
          <table:table-cell office:value-type="float" office:value="2687.022217">
            <text:p>2687.022217</text:p>
          </table:table-cell>
          <table:table-cell office:value-type="float" office:value="-1.270938">
            <text:p>-1.270938</text:p>
          </table:table-cell>
          <table:table-cell office:value-type="float" office:value="-0.986159">
            <text:p>-0.986159</text:p>
          </table:table-cell>
          <table:table-cell office:value-type="float" office:value="22.407038">
            <text:p>22.407038</text:p>
          </table:table-cell>
        </table:table-row>
        <table:table-row table:style-name="ro1">
          <table:table-cell office:value-type="float" office:value="24672">
            <text:p>24672</text:p>
          </table:table-cell>
          <table:table-cell office:value-type="float" office:value="28">
            <text:p>28</text:p>
          </table:table-cell>
          <table:table-cell office:value-type="float" office:value="-63">
            <text:p>-63</text:p>
          </table:table-cell>
          <table:table-cell office:value-type="float" office:value="324.212463">
            <text:p>324.212463</text:p>
          </table:table-cell>
          <table:table-cell office:value-type="float" office:value="0.002545">
            <text:p>0.002545</text:p>
          </table:table-cell>
          <table:table-cell office:value-type="float" office:value="0.00743">
            <text:p>0.00743</text:p>
          </table:table-cell>
          <table:table-cell office:value-type="float" office:value="191.899658">
            <text:p>191.899658</text:p>
          </table:table-cell>
          <table:table-cell office:value-type="float" office:value="0.004731">
            <text:p>0.004731</text:p>
          </table:table-cell>
          <table:table-cell office:value-type="float" office:value="-0.418985">
            <text:p>-0.418985</text:p>
          </table:table-cell>
          <table:table-cell table:formula="of:=[.I96]-[.$I$2]" office:value-type="float" office:value="0.172383">
            <text:p>0.172383</text:p>
          </table:table-cell>
          <table:table-cell table:formula="of:=AVERAGE([.J92:.J96])" office:value-type="float" office:value="0.2274496">
            <text:p>0.2274496</text:p>
          </table:table-cell>
          <table:table-cell table:formula="of:=AVERAGE([.J88:.J96])" office:value-type="float" office:value="0.279855888888889">
            <text:p>0.2798558889</text:p>
          </table:table-cell>
          <table:table-cell office:value-type="float" office:value="4844.038574">
            <text:p>4844.038574</text:p>
          </table:table-cell>
          <table:table-cell office:value-type="float" office:value="-0.007353">
            <text:p>-0.007353</text:p>
          </table:table-cell>
          <table:table-cell office:value-type="float" office:value="0.010126">
            <text:p>0.010126</text:p>
          </table:table-cell>
          <table:table-cell table:formula="of:=[.O96]-0.021583" office:value-type="float" office:value="-0.011457">
            <text:p>-0.011457</text:p>
          </table:table-cell>
          <table:table-cell office:value-type="float" office:value="191.899643">
            <text:p>191.899643</text:p>
          </table:table-cell>
          <table:table-cell office:value-type="float" office:value="1691">
            <text:p>1691</text:p>
          </table:table-cell>
          <table:table-cell office:value-type="float" office:value="-527">
            <text:p>-527</text:p>
          </table:table-cell>
          <table:table-cell office:value-type="float" office:value="643">
            <text:p>643</text:p>
          </table:table-cell>
          <table:table-cell office:value-type="float" office:value="2044">
            <text:p>2044</text:p>
          </table:table-cell>
          <table:table-cell office:value-type="float" office:value="2776.390625">
            <text:p>2776.390625</text:p>
          </table:table-cell>
          <table:table-cell office:value-type="float" office:value="-1.268393">
            <text:p>-1.268393</text:p>
          </table:table-cell>
          <table:table-cell office:value-type="float" office:value="-0.978728">
            <text:p>-0.978728</text:p>
          </table:table-cell>
          <table:table-cell office:value-type="float" office:value="22.837118">
            <text:p>22.837118</text:p>
          </table:table-cell>
        </table:table-row>
        <table:table-row table:style-name="ro1">
          <table:table-cell office:value-type="float" office:value="24929">
            <text:p>24929</text:p>
          </table:table-cell>
          <table:table-cell office:value-type="float" office:value="27">
            <text:p>27</text:p>
          </table:table-cell>
          <table:table-cell office:value-type="float" office:value="-38">
            <text:p>-38</text:p>
          </table:table-cell>
          <table:table-cell office:value-type="float" office:value="241.735626">
            <text:p>241.735626</text:p>
          </table:table-cell>
          <table:table-cell office:value-type="float" office:value="-0.002547">
            <text:p>-0.002547</text:p>
          </table:table-cell>
          <table:table-cell office:value-type="float" office:value="0.004588">
            <text:p>0.004588</text:p>
          </table:table-cell>
          <table:table-cell office:value-type="float" office:value="280.130035">
            <text:p>280.130035</text:p>
          </table:table-cell>
          <table:table-cell office:value-type="float" office:value="-0.001893">
            <text:p>-0.001893</text:p>
          </table:table-cell>
          <table:table-cell office:value-type="float" office:value="-0.043096">
            <text:p>-0.043096</text:p>
          </table:table-cell>
          <table:table-cell table:formula="of:=[.I97]-[.$I$2]" office:value-type="float" office:value="0.548272">
            <text:p>0.548272</text:p>
          </table:table-cell>
          <table:table-cell table:formula="of:=AVERAGE([.J93:.J97])" office:value-type="float" office:value="0.2303226">
            <text:p>0.2303226</text:p>
          </table:table-cell>
          <table:table-cell table:formula="of:=AVERAGE([.J89:.J97])" office:value-type="float" office:value="0.239154444444444">
            <text:p>0.2391544444</text:p>
          </table:table-cell>
          <table:table-cell office:value-type="float" office:value="2551.086426">
            <text:p>2551.086426</text:p>
          </table:table-cell>
          <table:table-cell office:value-type="float" office:value="0">
            <text:p>0</text:p>
          </table:table-cell>
          <table:table-cell office:value-type="float" office:value="0.006662">
            <text:p>0.006662</text:p>
          </table:table-cell>
          <table:table-cell table:formula="of:=[.O97]-0.021583" office:value-type="float" office:value="-0.014921">
            <text:p>-0.014921</text:p>
          </table:table-cell>
          <table:table-cell office:value-type="float" office:value="280.130035">
            <text:p>280.130035</text:p>
          </table:table-cell>
          <table:table-cell office:value-type="float" office:value="1699">
            <text:p>1699</text:p>
          </table:table-cell>
          <table:table-cell office:value-type="float" office:value="-553">
            <text:p>-553</text:p>
          </table:table-cell>
          <table:table-cell office:value-type="float" office:value="622">
            <text:p>622</text:p>
          </table:table-cell>
          <table:table-cell office:value-type="float" office:value="2076">
            <text:p>2076</text:p>
          </table:table-cell>
          <table:table-cell office:value-type="float" office:value="2841.050781">
            <text:p>2841.050781</text:p>
          </table:table-cell>
          <table:table-cell office:value-type="float" office:value="-1.27094">
            <text:p>-1.27094</text:p>
          </table:table-cell>
          <table:table-cell office:value-type="float" office:value="-0.97414">
            <text:p>-0.97414</text:p>
          </table:table-cell>
          <table:table-cell office:value-type="float" office:value="23.352776">
            <text:p>23.352776</text:p>
          </table:table-cell>
        </table:table-row>
        <table:table-row table:style-name="ro1">
          <table:table-cell office:value-type="float" office:value="25186">
            <text:p>25186</text:p>
          </table:table-cell>
          <table:table-cell office:value-type="float" office:value="26">
            <text:p>26</text:p>
          </table:table-cell>
          <table:table-cell office:value-type="float" office:value="-81">
            <text:p>-81</text:p>
          </table:table-cell>
          <table:table-cell office:value-type="float" office:value="412.620117">
            <text:p>412.620117</text:p>
          </table:table-cell>
          <table:table-cell office:value-type="float" office:value="0">
            <text:p>0</text:p>
          </table:table-cell>
          <table:table-cell office:value-type="float" office:value="0.010443">
            <text:p>0.010443</text:p>
          </table:table-cell>
          <table:table-cell office:value-type="string">
            <text:p>Infinity</text:p>
          </table:table-cell>
          <table:table-cell office:value-type="float" office:value="0.688882">
            <text:p>0.688882</text:p>
          </table:table-cell>
          <table:table-cell office:value-type="float" office:value="-0.993594">
            <text:p>-0.993594</text:p>
          </table:table-cell>
          <table:table-cell table:formula="of:=[.I98]-[.$I$2]" office:value-type="float" office:value="-0.402226">
            <text:p>-0.402226</text:p>
          </table:table-cell>
          <table:table-cell table:formula="of:=AVERAGE([.J94:.J98])" office:value-type="float" office:value="0.051715">
            <text:p>0.051715</text:p>
          </table:table-cell>
          <table:table-cell table:formula="of:=AVERAGE([.J90:.J98])" office:value-type="float" office:value="0.202709333333333">
            <text:p>0.2027093333</text:p>
          </table:table-cell>
          <table:table-cell office:value-type="float" office:value="4201.261719">
            <text:p>4201.261719</text:p>
          </table:table-cell>
          <table:table-cell office:value-type="float" office:value="-0.029424">
            <text:p>-0.029424</text:p>
          </table:table-cell>
          <table:table-cell office:value-type="float" office:value="0.001865">
            <text:p>0.001865</text:p>
          </table:table-cell>
          <table:table-cell table:formula="of:=[.O98]-0.021583" office:value-type="float" office:value="-0.019718">
            <text:p>-0.019718</text:p>
          </table:table-cell>
          <table:table-cell office:value-type="float" office:value="100">
            <text:p>100</text:p>
          </table:table-cell>
          <table:table-cell office:value-type="float" office:value="1707">
            <text:p>1707</text:p>
          </table:table-cell>
          <table:table-cell office:value-type="float" office:value="-578">
            <text:p>-578</text:p>
          </table:table-cell>
          <table:table-cell office:value-type="float" office:value="576">
            <text:p>576</text:p>
          </table:table-cell>
          <table:table-cell office:value-type="float" office:value="2143">
            <text:p>2143</text:p>
          </table:table-cell>
          <table:table-cell office:value-type="float" office:value="2946.693359">
            <text:p>2946.693359</text:p>
          </table:table-cell>
          <table:table-cell office:value-type="float" office:value="-1.27094">
            <text:p>-1.27094</text:p>
          </table:table-cell>
          <table:table-cell office:value-type="float" office:value="-0.963697">
            <text:p>-0.963697</text:p>
          </table:table-cell>
          <table:table-cell office:value-type="float" office:value="24.174477">
            <text:p>24.174477</text:p>
          </table:table-cell>
        </table:table-row>
        <table:table-row table:style-name="ro1">
          <table:table-cell office:value-type="float" office:value="25443">
            <text:p>25443</text:p>
          </table:table-cell>
          <table:table-cell office:value-type="float" office:value="25">
            <text:p>25</text:p>
          </table:table-cell>
          <table:table-cell office:value-type="float" office:value="-100">
            <text:p>-100</text:p>
          </table:table-cell>
          <table:table-cell office:value-type="float" office:value="498.49939">
            <text:p>498.49939</text:p>
          </table:table-cell>
          <table:table-cell office:value-type="float" office:value="0.007653">
            <text:p>0.007653</text:p>
          </table:table-cell>
          <table:table-cell office:value-type="float" office:value="0.00791">
            <text:p>0.00791</text:p>
          </table:table-cell>
          <table:table-cell office:value-type="float" office:value="3.351317">
            <text:p>3.351317</text:p>
          </table:table-cell>
          <table:table-cell office:value-type="float" office:value="-0.167489">
            <text:p>-0.167489</text:p>
          </table:table-cell>
          <table:table-cell office:value-type="float" office:value="-0.158017">
            <text:p>-0.158017</text:p>
          </table:table-cell>
          <table:table-cell table:formula="of:=[.I99]-[.$I$2]" office:value-type="float" office:value="0.433351">
            <text:p>0.433351</text:p>
          </table:table-cell>
          <table:table-cell table:formula="of:=AVERAGE([.J95:.J99])" office:value-type="float" office:value="0.1019932">
            <text:p>0.1019932</text:p>
          </table:table-cell>
          <table:table-cell table:formula="of:=AVERAGE([.J91:.J99])" office:value-type="float" office:value="0.205901666666667">
            <text:p>0.2059016667</text:p>
          </table:table-cell>
          <table:table-cell office:value-type="float" office:value="1734.361816">
            <text:p>1734.361816</text:p>
          </table:table-cell>
          <table:table-cell office:value-type="float" office:value="0.007351">
            <text:p>0.007351</text:p>
          </table:table-cell>
          <table:table-cell office:value-type="float" office:value="0.044899">
            <text:p>0.044899</text:p>
          </table:table-cell>
          <table:table-cell table:formula="of:=[.O99]-0.021583" office:value-type="float" office:value="0.023316">
            <text:p>0.023316</text:p>
          </table:table-cell>
          <table:table-cell office:value-type="float" office:value="3.351316">
            <text:p>3.351316</text:p>
          </table:table-cell>
          <table:table-cell office:value-type="float" office:value="1714">
            <text:p>1714</text:p>
          </table:table-cell>
          <table:table-cell office:value-type="float" office:value="-602">
            <text:p>-602</text:p>
          </table:table-cell>
          <table:table-cell office:value-type="float" office:value="519">
            <text:p>519</text:p>
          </table:table-cell>
          <table:table-cell office:value-type="float" office:value="2225">
            <text:p>2225</text:p>
          </table:table-cell>
          <table:table-cell office:value-type="float" office:value="3069.194336">
            <text:p>3069.194336</text:p>
          </table:table-cell>
          <table:table-cell office:value-type="float" office:value="-1.263287">
            <text:p>-1.263287</text:p>
          </table:table-cell>
          <table:table-cell office:value-type="float" office:value="-0.955787">
            <text:p>-0.955787</text:p>
          </table:table-cell>
          <table:table-cell office:value-type="float" office:value="24.341225">
            <text:p>24.341225</text:p>
          </table:table-cell>
        </table:table-row>
        <table:table-row table:style-name="ro1">
          <table:table-cell office:value-type="float" office:value="25700">
            <text:p>25700</text:p>
          </table:table-cell>
          <table:table-cell office:value-type="float" office:value="25">
            <text:p>25</text:p>
          </table:table-cell>
          <table:table-cell office:value-type="float" office:value="-99">
            <text:p>-99</text:p>
          </table:table-cell>
          <table:table-cell office:value-type="float" office:value="495.336731">
            <text:p>495.336731</text:p>
          </table:table-cell>
          <table:table-cell office:value-type="float" office:value="0">
            <text:p>0</text:p>
          </table:table-cell>
          <table:table-cell office:value-type="float" office:value="0.004109">
            <text:p>0.004109</text:p>
          </table:table-cell>
          <table:table-cell office:value-type="string">
            <text:p>Infinity</text:p>
          </table:table-cell>
          <table:table-cell office:value-type="float" office:value="0.639677">
            <text:p>0.639677</text:p>
          </table:table-cell>
          <table:table-cell office:value-type="float" office:value="-0.244209">
            <text:p>-0.244209</text:p>
          </table:table-cell>
          <table:table-cell table:formula="of:=[.I100]-[.$I$2]" office:value-type="float" office:value="0.347159">
            <text:p>0.347159</text:p>
          </table:table-cell>
          <table:table-cell table:formula="of:=AVERAGE([.J96:.J100])" office:value-type="float" office:value="0.2197878">
            <text:p>0.2197878</text:p>
          </table:table-cell>
          <table:table-cell table:formula="of:=AVERAGE([.J92:.J100])" office:value-type="float" office:value="0.229311555555556">
            <text:p>0.229311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663">
            <text:p>-0.004663</text:p>
          </table:table-cell>
          <table:table-cell table:formula="of:=[.O100]-0.021583" office:value-type="float" office:value="-0.026246">
            <text:p>-0.026246</text:p>
          </table:table-cell>
          <table:table-cell office:value-type="float" office:value="100">
            <text:p>100</text:p>
          </table:table-cell>
          <table:table-cell office:value-type="float" office:value="1722">
            <text:p>1722</text:p>
          </table:table-cell>
          <table:table-cell office:value-type="float" office:value="-626">
            <text:p>-626</text:p>
          </table:table-cell>
          <table:table-cell office:value-type="float" office:value="462">
            <text:p>462</text:p>
          </table:table-cell>
          <table:table-cell office:value-type="float" office:value="2306">
            <text:p>2306</text:p>
          </table:table-cell>
          <table:table-cell office:value-type="float" office:value="3191.273193">
            <text:p>3191.273193</text:p>
          </table:table-cell>
          <table:table-cell office:value-type="float" office:value="-1.263287">
            <text:p>-1.263287</text:p>
          </table:table-cell>
          <table:table-cell office:value-type="float" office:value="-0.951678">
            <text:p>-0.951678</text:p>
          </table:table-cell>
          <table:table-cell office:value-type="float" office:value="24.666477">
            <text:p>24.666477</text:p>
          </table:table-cell>
        </table:table-row>
        <table:table-row table:style-name="ro1">
          <table:table-cell office:value-type="float" office:value="25957">
            <text:p>25957</text:p>
          </table:table-cell>
          <table:table-cell office:value-type="float" office:value="27">
            <text:p>27</text:p>
          </table:table-cell>
          <table:table-cell office:value-type="float" office:value="-70">
            <text:p>-70</text:p>
          </table:table-cell>
          <table:table-cell office:value-type="float" office:value="359.458038">
            <text:p>359.458038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string">
            <text:p>Infinity</text:p>
          </table:table-cell>
          <table:table-cell office:value-type="float" office:value="-0.188412">
            <text:p>-0.188412</text:p>
          </table:table-cell>
          <table:table-cell office:value-type="float" office:value="-0.244209">
            <text:p>-0.244209</text:p>
          </table:table-cell>
          <table:table-cell table:formula="of:=[.I101]-[.$I$2]" office:value-type="float" office:value="0.347159">
            <text:p>0.347159</text:p>
          </table:table-cell>
          <table:table-cell table:formula="of:=AVERAGE([.J97:.J101])" office:value-type="float" office:value="0.254743">
            <text:p>0.254743</text:p>
          </table:table-cell>
          <table:table-cell table:formula="of:=AVERAGE([.J93:.J101])" office:value-type="float" office:value="0.208561777777778">
            <text:p>0.2085617778</text:p>
          </table:table-cell>
          <table:table-cell office:value-type="float" office:value="1339.025024">
            <text:p>1339.025024</text:p>
          </table:table-cell>
          <table:table-cell office:value-type="float" office:value="0">
            <text:p>0</text:p>
          </table:table-cell>
          <table:table-cell office:value-type="float" office:value="0.027845">
            <text:p>0.027845</text:p>
          </table:table-cell>
          <table:table-cell table:formula="of:=[.O101]-0.021583" office:value-type="float" office:value="0.006262">
            <text:p>0.006262</text:p>
          </table:table-cell>
          <table:table-cell office:value-type="float" office:value="100">
            <text:p>100</text:p>
          </table:table-cell>
          <table:table-cell office:value-type="float" office:value="1730">
            <text:p>1730</text:p>
          </table:table-cell>
          <table:table-cell office:value-type="float" office:value="-652">
            <text:p>-652</text:p>
          </table:table-cell>
          <table:table-cell office:value-type="float" office:value="421">
            <text:p>421</text:p>
          </table:table-cell>
          <table:table-cell office:value-type="float" office:value="2363">
            <text:p>2363</text:p>
          </table:table-cell>
          <table:table-cell office:value-type="float" office:value="3286.89917">
            <text:p>3286.89917</text:p>
          </table:table-cell>
          <table:table-cell office:value-type="float" office:value="-1.263287">
            <text:p>-1.263287</text:p>
          </table:table-cell>
          <table:table-cell office:value-type="float" office:value="-0.945721">
            <text:p>-0.945721</text:p>
          </table:table-cell>
          <table:table-cell office:value-type="float" office:value="25.138088">
            <text:p>25.138088</text:p>
          </table:table-cell>
        </table:table-row>
        <table:table-row table:style-name="ro1">
          <table:table-cell office:value-type="float" office:value="26214">
            <text:p>26214</text:p>
          </table:table-cell>
          <table:table-cell office:value-type="float" office:value="27">
            <text:p>27</text:p>
          </table:table-cell>
          <table:table-cell office:value-type="float" office:value="-101">
            <text:p>-101</text:p>
          </table:table-cell>
          <table:table-cell office:value-type="float" office:value="473.080719">
            <text:p>473.080719</text:p>
          </table:table-cell>
          <table:table-cell office:value-type="float" office:value="0">
            <text:p>0</text:p>
          </table:table-cell>
          <table:table-cell office:value-type="float" office:value="-0.001712">
            <text:p>-0.001712</text:p>
          </table:table-cell>
          <table:table-cell office:value-type="string">
            <text:p>Infinity</text:p>
          </table:table-cell>
          <table:table-cell office:value-type="float" office:value="-0.015771">
            <text:p>-0.015771</text:p>
          </table:table-cell>
          <table:table-cell office:value-type="float" office:value="0.351948">
            <text:p>0.351948</text:p>
          </table:table-cell>
          <table:table-cell table:formula="of:=[.I102]-[.$I$2]" office:value-type="float" office:value="0.943316">
            <text:p>0.943316</text:p>
          </table:table-cell>
          <table:table-cell table:formula="of:=AVERAGE([.J98:.J102])" office:value-type="float" office:value="0.3337518">
            <text:p>0.3337518</text:p>
          </table:table-cell>
          <table:table-cell table:formula="of:=AVERAGE([.J94:.J102])" office:value-type="float" office:value="0.25884">
            <text:p>0.25884</text:p>
          </table:table-cell>
          <table:table-cell office:value-type="float" office:value="100">
            <text:p>100</text:p>
          </table:table-cell>
          <table:table-cell office:value-type="float" office:value="0.022045">
            <text:p>0.022045</text:p>
          </table:table-cell>
          <table:table-cell office:value-type="float" office:value="0.024648">
            <text:p>0.024648</text:p>
          </table:table-cell>
          <table:table-cell table:formula="of:=[.O102]-0.021583" office:value-type="float" office:value="0.003065">
            <text:p>0.003065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-678">
            <text:p>-678</text:p>
          </table:table-cell>
          <table:table-cell office:value-type="float" office:value="362">
            <text:p>362</text:p>
          </table:table-cell>
          <table:table-cell office:value-type="float" office:value="2445">
            <text:p>2445</text:p>
          </table:table-cell>
          <table:table-cell office:value-type="float" office:value="3412.69751">
            <text:p>3412.69751</text:p>
          </table:table-cell>
          <table:table-cell office:value-type="float" office:value="-1.263287">
            <text:p>-1.263287</text:p>
          </table:table-cell>
          <table:table-cell office:value-type="float" office:value="-0.947433">
            <text:p>-0.947433</text:p>
          </table:table-cell>
          <table:table-cell office:value-type="float" office:value="25.002569">
            <text:p>25.002569</text:p>
          </table:table-cell>
        </table:table-row>
        <table:table-row table:style-name="ro1">
          <table:table-cell office:value-type="float" office:value="26471">
            <text:p>26471</text:p>
          </table:table-cell>
          <table:table-cell office:value-type="float" office:value="27">
            <text:p>27</text:p>
          </table:table-cell>
          <table:table-cell office:value-type="float" office:value="-122">
            <text:p>-122</text:p>
          </table:table-cell>
          <table:table-cell office:value-type="float" office:value="552.148071">
            <text:p>552.148071</text:p>
          </table:table-cell>
          <table:table-cell office:value-type="float" office:value="-0.002547">
            <text:p>-0.002547</text:p>
          </table:table-cell>
          <table:table-cell office:value-type="float" office:value="0.005239">
            <text:p>0.005239</text:p>
          </table:table-cell>
          <table:table-cell office:value-type="float" office:value="305.670837">
            <text:p>305.670837</text:p>
          </table:table-cell>
          <table:table-cell office:value-type="float" office:value="0.810005">
            <text:p>0.810005</text:p>
          </table:table-cell>
          <table:table-cell office:value-type="float" office:value="-0.25618">
            <text:p>-0.25618</text:p>
          </table:table-cell>
          <table:table-cell table:formula="of:=[.I103]-[.$I$2]" office:value-type="float" office:value="0.335188">
            <text:p>0.335188</text:p>
          </table:table-cell>
          <table:table-cell table:formula="of:=AVERAGE([.J99:.J103])" office:value-type="float" office:value="0.4812346">
            <text:p>0.4812346</text:p>
          </table:table-cell>
          <table:table-cell table:formula="of:=AVERAGE([.J95:.J103])" office:value-type="float" office:value="0.275865333333333">
            <text:p>0.275865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table:formula="of:=[.O103]-0.021583" office:value-type="float" office:value="-0.010791">
            <text:p>-0.010791</text:p>
          </table:table-cell>
          <table:table-cell office:value-type="float" office:value="305.670868">
            <text:p>305.670868</text:p>
          </table:table-cell>
          <table:table-cell office:value-type="float" office:value="1746">
            <text:p>1746</text:p>
          </table:table-cell>
          <table:table-cell office:value-type="float" office:value="-704">
            <text:p>-704</text:p>
          </table:table-cell>
          <table:table-cell office:value-type="float" office:value="291">
            <text:p>291</text:p>
          </table:table-cell>
          <table:table-cell office:value-type="float" office:value="2544">
            <text:p>2544</text:p>
          </table:table-cell>
          <table:table-cell office:value-type="float" office:value="3559.006836">
            <text:p>3559.006836</text:p>
          </table:table-cell>
          <table:table-cell office:value-type="float" office:value="-1.265834">
            <text:p>-1.265834</text:p>
          </table:table-cell>
          <table:table-cell office:value-type="float" office:value="-0.942194">
            <text:p>-0.942194</text:p>
          </table:table-cell>
          <table:table-cell office:value-type="float" office:value="25.567341">
            <text:p>25.567341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21">
            <text:p>21</text:p>
          </table:table-cell>
          <table:table-cell office:value-type="float" office:value="-126">
            <text:p>-126</text:p>
          </table:table-cell>
          <table:table-cell office:value-type="float" office:value="699.405701">
            <text:p>699.405701</text:p>
          </table:table-cell>
          <table:table-cell office:value-type="float" office:value="-0.015">
            <text:p>-0.015</text:p>
          </table:table-cell>
          <table:table-cell office:value-type="float" office:value="-0.019962">
            <text:p>-0.019962</text:p>
          </table:table-cell>
          <table:table-cell office:value-type="float" office:value="33.081131">
            <text:p>33.081131</text:p>
          </table:table-cell>
          <table:table-cell office:value-type="float" office:value="-0.21291">
            <text:p>-0.21291</text:p>
          </table:table-cell>
          <table:table-cell office:value-type="float" office:value="-0.426168">
            <text:p>-0.426168</text:p>
          </table:table-cell>
          <table:table-cell table:formula="of:=[.I104]-[.$I$2]" office:value-type="float" office:value="0.1652">
            <text:p>0.1652</text:p>
          </table:table-cell>
          <table:table-cell table:formula="of:=AVERAGE([.J100:.J104])" office:value-type="float" office:value="0.4276044">
            <text:p>0.4276044</text:p>
          </table:table-cell>
          <table:table-cell table:formula="of:=AVERAGE([.J96:.J104])" office:value-type="float" office:value="0.321089111111111">
            <text:p>0.3210891111</text:p>
          </table:table-cell>
          <table:table-cell office:value-type="float" office:value="36.746155">
            <text:p>36.746155</text:p>
          </table:table-cell>
          <table:table-cell office:value-type="float" office:value="0">
            <text:p>0</text:p>
          </table:table-cell>
          <table:table-cell office:value-type="float" office:value="0.003997">
            <text:p>0.003997</text:p>
          </table:table-cell>
          <table:table-cell table:formula="of:=[.O104]-0.021583" office:value-type="float" office:value="-0.017586">
            <text:p>-0.017586</text:p>
          </table:table-cell>
          <table:table-cell office:value-type="float" office:value="33.081139">
            <text:p>33.081139</text:p>
          </table:table-cell>
          <table:table-cell office:value-type="float" office:value="1752">
            <text:p>1752</text:p>
          </table:table-cell>
          <table:table-cell office:value-type="float" office:value="-724">
            <text:p>-724</text:p>
          </table:table-cell>
          <table:table-cell office:value-type="float" office:value="217">
            <text:p>217</text:p>
          </table:table-cell>
          <table:table-cell office:value-type="float" office:value="2646">
            <text:p>2646</text:p>
          </table:table-cell>
          <table:table-cell office:value-type="float" office:value="3703.123779">
            <text:p>3703.123779</text:p>
          </table:table-cell>
          <table:table-cell office:value-type="float" office:value="-1.280834">
            <text:p>-1.280834</text:p>
          </table:table-cell>
          <table:table-cell office:value-type="float" office:value="-0.962156">
            <text:p>-0.962156</text:p>
          </table:table-cell>
          <table:table-cell office:value-type="float" office:value="24.880499">
            <text:p>24.880499</text:p>
          </table:table-cell>
        </table:table-row>
        <table:table-row table:style-name="ro1">
          <table:table-cell office:value-type="float" office:value="26985">
            <text:p>26985</text:p>
          </table:table-cell>
          <table:table-cell office:value-type="float" office:value="18">
            <text:p>18</text:p>
          </table:table-cell>
          <table:table-cell office:value-type="float" office:value="-85">
            <text:p>-85</text:p>
          </table:table-cell>
          <table:table-cell office:value-type="float" office:value="573.525574">
            <text:p>573.525574</text:p>
          </table:table-cell>
          <table:table-cell office:value-type="float" office:value="-0.033429">
            <text:p>-0.033429</text:p>
          </table:table-cell>
          <table:table-cell office:value-type="float" office:value="-0.033624">
            <text:p>-0.033624</text:p>
          </table:table-cell>
          <table:table-cell office:value-type="float" office:value="0.584917">
            <text:p>0.584917</text:p>
          </table:table-cell>
          <table:table-cell office:value-type="float" office:value="0.654817">
            <text:p>0.654817</text:p>
          </table:table-cell>
          <table:table-cell office:value-type="float" office:value="-0.483629">
            <text:p>-0.483629</text:p>
          </table:table-cell>
          <table:table-cell table:formula="of:=[.I105]-[.$I$2]" office:value-type="float" office:value="0.107739">
            <text:p>0.107739</text:p>
          </table:table-cell>
          <table:table-cell table:formula="of:=AVERAGE([.J101:.J105])" office:value-type="float" office:value="0.3797204">
            <text:p>0.3797204</text:p>
          </table:table-cell>
          <table:table-cell table:formula="of:=AVERAGE([.J97:.J105])" office:value-type="float" office:value="0.313906444444444">
            <text:p>0.3139064444</text:p>
          </table:table-cell>
          <table:table-cell office:value-type="float" office:value="1454.686401">
            <text:p>1454.686401</text:p>
          </table:table-cell>
          <table:table-cell office:value-type="float" office:value="-0.029437">
            <text:p>-0.029437</text:p>
          </table:table-cell>
          <table:table-cell office:value-type="float" office:value="-0.009593">
            <text:p>-0.009593</text:p>
          </table:table-cell>
          <table:table-cell table:formula="of:=[.O105]-0.021583" office:value-type="float" office:value="-0.031176">
            <text:p>-0.031176</text:p>
          </table:table-cell>
          <table:table-cell office:value-type="float" office:value="0.584912">
            <text:p>0.584912</text:p>
          </table:table-cell>
          <table:table-cell office:value-type="float" office:value="1757">
            <text:p>1757</text:p>
          </table:table-cell>
          <table:table-cell office:value-type="float" office:value="-741">
            <text:p>-741</text:p>
          </table:table-cell>
          <table:table-cell office:value-type="float" office:value="168">
            <text:p>168</text:p>
          </table:table-cell>
          <table:table-cell office:value-type="float" office:value="2716">
            <text:p>2716</text:p>
          </table:table-cell>
          <table:table-cell office:value-type="float" office:value="3804.703613">
            <text:p>3804.703613</text:p>
          </table:table-cell>
          <table:table-cell office:value-type="float" office:value="-1.314262">
            <text:p>-1.314262</text:p>
          </table:table-cell>
          <table:table-cell office:value-type="float" office:value="-0.99578">
            <text:p>-0.99578</text:p>
          </table:table-cell>
          <table:table-cell office:value-type="float" office:value="24.232779">
            <text:p>24.232779</text:p>
          </table:table-cell>
        </table:table-row>
        <table:table-row table:style-name="ro1">
          <table:table-cell office:value-type="float" office:value="27242">
            <text:p>27242</text:p>
          </table:table-cell>
          <table:table-cell office:value-type="float" office:value="13">
            <text:p>13</text:p>
          </table:table-cell>
          <table:table-cell office:value-type="float" office:value="-104">
            <text:p>-104</text:p>
          </table:table-cell>
          <table:table-cell office:value-type="float" office:value="901.621216">
            <text:p>901.621216</text:p>
          </table:table-cell>
          <table:table-cell office:value-type="float" office:value="-0.0546">
            <text:p>-0.0546</text:p>
          </table:table-cell>
          <table:table-cell office:value-type="float" office:value="-0.073685">
            <text:p>-0.073685</text:p>
          </table:table-cell>
          <table:table-cell office:value-type="float" office:value="34.954952">
            <text:p>34.954952</text:p>
          </table:table-cell>
          <table:table-cell office:value-type="float" office:value="-0.158027">
            <text:p>-0.158027</text:p>
          </table:table-cell>
          <table:table-cell office:value-type="float" office:value="-0.76375">
            <text:p>-0.76375</text:p>
          </table:table-cell>
          <table:table-cell table:formula="of:=[.I106]-[.$I$2]" office:value-type="float" office:value="-0.172382">
            <text:p>-0.172382</text:p>
          </table:table-cell>
          <table:table-cell table:formula="of:=AVERAGE([.J102:.J106])" office:value-type="float" office:value="0.2758122">
            <text:p>0.2758122</text:p>
          </table:table-cell>
          <table:table-cell table:formula="of:=AVERAGE([.J98:.J106])" office:value-type="float" office:value="0.233833777777778">
            <text:p>0.2338337778</text:p>
          </table:table-cell>
          <table:table-cell office:value-type="float" office:value="279.523193">
            <text:p>279.523193</text:p>
          </table:table-cell>
          <table:table-cell office:value-type="float" office:value="-0.014591">
            <text:p>-0.014591</text:p>
          </table:table-cell>
          <table:table-cell office:value-type="float" office:value="0.002531">
            <text:p>0.002531</text:p>
          </table:table-cell>
          <table:table-cell table:formula="of:=[.O106]-0.021583" office:value-type="float" office:value="-0.019052">
            <text:p>-0.019052</text:p>
          </table:table-cell>
          <table:table-cell office:value-type="float" office:value="34.954956">
            <text:p>34.954956</text:p>
          </table:table-cell>
          <table:table-cell office:value-type="float" office:value="1760">
            <text:p>1760</text:p>
          </table:table-cell>
          <table:table-cell office:value-type="float" office:value="-754">
            <text:p>-754</text:p>
          </table:table-cell>
          <table:table-cell office:value-type="float" office:value="111">
            <text:p>111</text:p>
          </table:table-cell>
          <table:table-cell office:value-type="float" office:value="2803">
            <text:p>2803</text:p>
          </table:table-cell>
          <table:table-cell office:value-type="float" office:value="3920.644043">
            <text:p>3920.644043</text:p>
          </table:table-cell>
          <table:table-cell office:value-type="float" office:value="-1.368862">
            <text:p>-1.368862</text:p>
          </table:table-cell>
          <table:table-cell office:value-type="float" office:value="-1.069466">
            <text:p>-1.069466</text:p>
          </table:table-cell>
          <table:table-cell office:value-type="float" office:value="21.871948">
            <text:p>21.871948</text:p>
          </table:table-cell>
        </table:table-row>
        <table:table-row table:style-name="ro1">
          <table:table-cell office:value-type="float" office:value="27499">
            <text:p>27499</text:p>
          </table:table-cell>
          <table:table-cell office:value-type="float" office:value="16">
            <text:p>16</text:p>
          </table:table-cell>
          <table:table-cell office:value-type="float" office:value="-97">
            <text:p>-97</text:p>
          </table:table-cell>
          <table:table-cell office:value-type="float" office:value="708.818604">
            <text:p>708.818604</text:p>
          </table:table-cell>
          <table:table-cell office:value-type="float" office:value="-0.06">
            <text:p>-0.06</text:p>
          </table:table-cell>
          <table:table-cell office:value-type="float" office:value="-0.037356">
            <text:p>-0.037356</text:p>
          </table:table-cell>
          <table:table-cell office:value-type="float" office:value="37.739487">
            <text:p>37.739487</text:p>
          </table:table-cell>
          <table:table-cell office:value-type="float" office:value="0.722948">
            <text:p>0.722948</text:p>
          </table:table-cell>
          <table:table-cell office:value-type="float" office:value="0.134075">
            <text:p>0.134075</text:p>
          </table:table-cell>
          <table:table-cell table:formula="of:=[.I107]-[.$I$2]" office:value-type="float" office:value="0.725443">
            <text:p>0.725443</text:p>
          </table:table-cell>
          <table:table-cell table:formula="of:=AVERAGE([.J103:.J107])" office:value-type="float" office:value="0.2322376">
            <text:p>0.2322376</text:p>
          </table:table-cell>
          <table:table-cell table:formula="of:=AVERAGE([.J99:.J107])" office:value-type="float" office:value="0.359130333333333">
            <text:p>0.3591303333</text:p>
          </table:table-cell>
          <table:table-cell office:value-type="float" office:value="126.659584">
            <text:p>126.659584</text:p>
          </table:table-cell>
          <table:table-cell office:value-type="float" office:value="-0.029413">
            <text:p>-0.029413</text:p>
          </table:table-cell>
          <table:table-cell office:value-type="float" office:value="-0.005196">
            <text:p>-0.005196</text:p>
          </table:table-cell>
          <table:table-cell table:formula="of:=[.O107]-0.021583" office:value-type="float" office:value="-0.026779">
            <text:p>-0.026779</text:p>
          </table:table-cell>
          <table:table-cell office:value-type="float" office:value="37.739491">
            <text:p>37.739491</text:p>
          </table:table-cell>
          <table:table-cell office:value-type="float" office:value="1763">
            <text:p>1763</text:p>
          </table:table-cell>
          <table:table-cell office:value-type="float" office:value="-770">
            <text:p>-770</text:p>
          </table:table-cell>
          <table:table-cell office:value-type="float" office:value="64">
            <text:p>64</text:p>
          </table:table-cell>
          <table:table-cell office:value-type="float" office:value="2888">
            <text:p>2888</text:p>
          </table:table-cell>
          <table:table-cell office:value-type="float" office:value="4033.306885">
            <text:p>4033.306885</text:p>
          </table:table-cell>
          <table:table-cell office:value-type="float" office:value="-1.428862">
            <text:p>-1.428862</text:p>
          </table:table-cell>
          <table:table-cell office:value-type="float" office:value="-1.106822">
            <text:p>-1.106822</text:p>
          </table:table-cell>
          <table:table-cell office:value-type="float" office:value="22.53825">
            <text:p>22.53825</text:p>
          </table:table-cell>
        </table:table-row>
        <table:table-row table:style-name="ro1">
          <table:table-cell office:value-type="float" office:value="27756">
            <text:p>27756</text:p>
          </table:table-cell>
          <table:table-cell office:value-type="float" office:value="24">
            <text:p>24</text:p>
          </table:table-cell>
          <table:table-cell office:value-type="float" office:value="-118">
            <text:p>-118</text:p>
          </table:table-cell>
          <table:table-cell office:value-type="float" office:value="590.217529">
            <text:p>590.217529</text:p>
          </table:table-cell>
          <table:table-cell office:value-type="float" office:value="-0.022979">
            <text:p>-0.022979</text:p>
          </table:table-cell>
          <table:table-cell office:value-type="float" office:value="-0.010169">
            <text:p>-0.010169</text:p>
          </table:table-cell>
          <table:table-cell office:value-type="float" office:value="55.744244">
            <text:p>55.744244</text:p>
          </table:table-cell>
          <table:table-cell office:value-type="float" office:value="-0.213646">
            <text:p>-0.213646</text:p>
          </table:table-cell>
          <table:table-cell office:value-type="float" office:value="-0.627281">
            <text:p>-0.627281</text:p>
          </table:table-cell>
          <table:table-cell table:formula="of:=[.I108]-[.$I$2]" office:value-type="float" office:value="-0.035913">
            <text:p>-0.035913</text:p>
          </table:table-cell>
          <table:table-cell table:formula="of:=AVERAGE([.J104:.J108])" office:value-type="float" office:value="0.1580174">
            <text:p>0.1580174</text:p>
          </table:table-cell>
          <table:table-cell table:formula="of:=AVERAGE([.J100:.J108])" office:value-type="float" office:value="0.306989888888889">
            <text:p>0.3069898889</text:p>
          </table:table-cell>
          <table:table-cell office:value-type="float" office:value="353.015411">
            <text:p>353.015411</text:p>
          </table:table-cell>
          <table:table-cell office:value-type="float" office:value="0">
            <text:p>0</text:p>
          </table:table-cell>
          <table:table-cell office:value-type="float" office:value="0.027046">
            <text:p>0.027046</text:p>
          </table:table-cell>
          <table:table-cell table:formula="of:=[.O108]-0.021583" office:value-type="float" office:value="0.005463">
            <text:p>0.005463</text:p>
          </table:table-cell>
          <table:table-cell office:value-type="float" office:value="55.744247">
            <text:p>55.744247</text:p>
          </table:table-cell>
          <table:table-cell office:value-type="float" office:value="1766">
            <text:p>1766</text:p>
          </table:table-cell>
          <table:table-cell office:value-type="float" office:value="-794">
            <text:p>-794</text:p>
          </table:table-cell>
          <table:table-cell office:value-type="float" office:value="11">
            <text:p>11</text:p>
          </table:table-cell>
          <table:table-cell office:value-type="float" office:value="2993">
            <text:p>2993</text:p>
          </table:table-cell>
          <table:table-cell office:value-type="float" office:value="4173.894531">
            <text:p>4173.894531</text:p>
          </table:table-cell>
          <table:table-cell office:value-type="float" office:value="-1.451841">
            <text:p>-1.451841</text:p>
          </table:table-cell>
          <table:table-cell office:value-type="float" office:value="-1.116991">
            <text:p>-1.116991</text:p>
          </table:table-cell>
          <table:table-cell office:value-type="float" office:value="23.063814">
            <text:p>23.063814</text:p>
          </table:table-cell>
        </table:table-row>
        <table:table-row table:style-name="ro1">
          <table:table-cell office:value-type="float" office:value="28013">
            <text:p>28013</text:p>
          </table:table-cell>
          <table:table-cell office:value-type="float" office:value="26">
            <text:p>26</text:p>
          </table:table-cell>
          <table:table-cell office:value-type="float" office:value="-93">
            <text:p>-93</text:p>
          </table:table-cell>
          <table:table-cell office:value-type="float" office:value="456.411316">
            <text:p>456.411316</text:p>
          </table:table-cell>
          <table:table-cell office:value-type="float" office:value="-0.01">
            <text:p>-0.01</text:p>
          </table:table-cell>
          <table:table-cell office:value-type="float" office:value="-0.001507">
            <text:p>-0.001507</text:p>
          </table:table-cell>
          <table:table-cell office:value-type="float" office:value="84.934212">
            <text:p>84.934212</text:p>
          </table:table-cell>
          <table:table-cell office:value-type="float" office:value="0.656079">
            <text:p>0.656079</text:p>
          </table:table-cell>
          <table:table-cell office:value-type="float" office:value="-0.383072">
            <text:p>-0.383072</text:p>
          </table:table-cell>
          <table:table-cell table:formula="of:=[.I109]-[.$I$2]" office:value-type="float" office:value="0.208296">
            <text:p>0.208296</text:p>
          </table:table-cell>
          <table:table-cell table:formula="of:=AVERAGE([.J105:.J109])" office:value-type="float" office:value="0.1666366">
            <text:p>0.1666366</text:p>
          </table:table-cell>
          <table:table-cell table:formula="of:=AVERAGE([.J101:.J109])" office:value-type="float" office:value="0.291560666666667">
            <text:p>0.2915606667</text:p>
          </table:table-cell>
          <table:table-cell office:value-type="float" office:value="1149.263428">
            <text:p>1149.263428</text:p>
          </table:table-cell>
          <table:table-cell office:value-type="float" office:value="0">
            <text:p>0</text:p>
          </table:table-cell>
          <table:table-cell office:value-type="float" office:value="-0.009593">
            <text:p>-0.009593</text:p>
          </table:table-cell>
          <table:table-cell table:formula="of:=[.O109]-0.021583" office:value-type="float" office:value="-0.031176">
            <text:p>-0.031176</text:p>
          </table:table-cell>
          <table:table-cell office:value-type="float" office:value="84.934219">
            <text:p>84.934219</text:p>
          </table:table-cell>
          <table:table-cell office:value-type="float" office:value="1769">
            <text:p>1769</text:p>
          </table:table-cell>
          <table:table-cell office:value-type="float" office:value="-820">
            <text:p>-820</text:p>
          </table:table-cell>
          <table:table-cell office:value-type="float" office:value="-30">
            <text:p>-30</text:p>
          </table:table-cell>
          <table:table-cell office:value-type="float" office:value="3076">
            <text:p>3076</text:p>
          </table:table-cell>
          <table:table-cell office:value-type="float" office:value="4291.29541">
            <text:p>4291.29541</text:p>
          </table:table-cell>
          <table:table-cell office:value-type="float" office:value="-1.461841">
            <text:p>-1.461841</text:p>
          </table:table-cell>
          <table:table-cell office:value-type="float" office:value="-1.118498">
            <text:p>-1.118498</text:p>
          </table:table-cell>
          <table:table-cell office:value-type="float" office:value="23.487053">
            <text:p>23.487053</text:p>
          </table:table-cell>
        </table:table-row>
        <table:table-row table:style-name="ro1">
          <table:table-cell office:value-type="float" office:value="28270">
            <text:p>28270</text:p>
          </table:table-cell>
          <table:table-cell office:value-type="float" office:value="23">
            <text:p>23</text:p>
          </table:table-cell>
          <table:table-cell office:value-type="float" office:value="-67">
            <text:p>-67</text:p>
          </table:table-cell>
          <table:table-cell office:value-type="float" office:value="392.205475">
            <text:p>392.205475</text:p>
          </table:table-cell>
          <table:table-cell office:value-type="float" office:value="-0.015">
            <text:p>-0.015</text:p>
          </table:table-cell>
          <table:table-cell office:value-type="float" office:value="-0.023729">
            <text:p>-0.023729</text:p>
          </table:table-cell>
          <table:table-cell office:value-type="float" office:value="58.190781">
            <text:p>58.190781</text:p>
          </table:table-cell>
          <table:table-cell office:value-type="float" office:value="-0.109057">
            <text:p>-0.109057</text:p>
          </table:table-cell>
          <table:table-cell office:value-type="float" office:value="-0.603339">
            <text:p>-0.603339</text:p>
          </table:table-cell>
          <table:table-cell table:formula="of:=[.I110]-[.$I$2]" office:value-type="float" office:value="-0.011971">
            <text:p>-0.011971</text:p>
          </table:table-cell>
          <table:table-cell table:formula="of:=AVERAGE([.J106:.J110])" office:value-type="float" office:value="0.1426946">
            <text:p>0.1426946</text:p>
          </table:table-cell>
          <table:table-cell table:formula="of:=AVERAGE([.J102:.J110])" office:value-type="float" office:value="0.251657333333333">
            <text:p>0.2516573333</text:p>
          </table:table-cell>
          <table:table-cell office:value-type="float" office:value="948.655701">
            <text:p>948.655701</text:p>
          </table:table-cell>
          <table:table-cell office:value-type="float" office:value="0.007296">
            <text:p>0.007296</text:p>
          </table:table-cell>
          <table:table-cell office:value-type="float" office:value="0.037838">
            <text:p>0.037838</text:p>
          </table:table-cell>
          <table:table-cell table:formula="of:=[.O110]-0.021583" office:value-type="float" office:value="0.016255">
            <text:p>0.016255</text:p>
          </table:table-cell>
          <table:table-cell office:value-type="float" office:value="58.190781">
            <text:p>58.190781</text:p>
          </table:table-cell>
          <table:table-cell office:value-type="float" office:value="1772">
            <text:p>1772</text:p>
          </table:table-cell>
          <table:table-cell office:value-type="float" office:value="-843">
            <text:p>-843</text:p>
          </table:table-cell>
          <table:table-cell office:value-type="float" office:value="-59">
            <text:p>-59</text:p>
          </table:table-cell>
          <table:table-cell office:value-type="float" office:value="3136">
            <text:p>3136</text:p>
          </table:table-cell>
          <table:table-cell office:value-type="float" office:value="4380.068848">
            <text:p>4380.068848</text:p>
          </table:table-cell>
          <table:table-cell office:value-type="float" office:value="-1.476841">
            <text:p>-1.476841</text:p>
          </table:table-cell>
          <table:table-cell office:value-type="float" office:value="-1.142226">
            <text:p>-1.142226</text:p>
          </table:table-cell>
          <table:table-cell office:value-type="float" office:value="22.657465">
            <text:p>22.657465</text:p>
          </table:table-cell>
        </table:table-row>
        <table:table-row table:style-name="ro1">
          <table:table-cell office:value-type="float" office:value="28527">
            <text:p>28527</text:p>
          </table:table-cell>
          <table:table-cell office:value-type="float" office:value="18">
            <text:p>18</text:p>
          </table:table-cell>
          <table:table-cell office:value-type="float" office:value="-97">
            <text:p>-97</text:p>
          </table:table-cell>
          <table:table-cell office:value-type="float" office:value="637.65802">
            <text:p>637.65802</text:p>
          </table:table-cell>
          <table:table-cell office:value-type="float" office:value="-0.04">
            <text:p>-0.04</text:p>
          </table:table-cell>
          <table:table-cell office:value-type="float" office:value="-0.053518">
            <text:p>-0.053518</text:p>
          </table:table-cell>
          <table:table-cell office:value-type="float" office:value="33.794483">
            <text:p>33.794483</text:p>
          </table:table-cell>
          <table:table-cell office:value-type="float" office:value="0.766476">
            <text:p>0.766476</text:p>
          </table:table-cell>
          <table:table-cell office:value-type="float" office:value="0.141258">
            <text:p>0.141258</text:p>
          </table:table-cell>
          <table:table-cell table:formula="of:=[.I111]-[.$I$2]" office:value-type="float" office:value="0.732626">
            <text:p>0.732626</text:p>
          </table:table-cell>
          <table:table-cell table:formula="of:=AVERAGE([.J107:.J111])" office:value-type="float" office:value="0.3236962">
            <text:p>0.3236962</text:p>
          </table:table-cell>
          <table:table-cell table:formula="of:=AVERAGE([.J103:.J111])" office:value-type="float" office:value="0.228247333333333">
            <text:p>0.2282473333</text:p>
          </table:table-cell>
          <table:table-cell office:value-type="float" office:value="491.423401">
            <text:p>491.423401</text:p>
          </table:table-cell>
          <table:table-cell office:value-type="float" office:value="0.029437">
            <text:p>0.029437</text:p>
          </table:table-cell>
          <table:table-cell office:value-type="float" office:value="0.026513">
            <text:p>0.026513</text:p>
          </table:table-cell>
          <table:table-cell table:formula="of:=[.O111]-0.021583" office:value-type="float" office:value="0.00493">
            <text:p>0.00493</text:p>
          </table:table-cell>
          <table:table-cell office:value-type="float" office:value="33.794483">
            <text:p>33.794483</text:p>
          </table:table-cell>
          <table:table-cell office:value-type="float" office:value="1774">
            <text:p>1774</text:p>
          </table:table-cell>
          <table:table-cell office:value-type="float" office:value="-861">
            <text:p>-861</text:p>
          </table:table-cell>
          <table:table-cell office:value-type="float" office:value="-99">
            <text:p>-99</text:p>
          </table:table-cell>
          <table:table-cell office:value-type="float" office:value="3224">
            <text:p>3224</text:p>
          </table:table-cell>
          <table:table-cell office:value-type="float" office:value="4493.924316">
            <text:p>4493.924316</text:p>
          </table:table-cell>
          <table:table-cell office:value-type="float" office:value="-1.516841">
            <text:p>-1.516841</text:p>
          </table:table-cell>
          <table:table-cell office:value-type="float" office:value="-1.195744">
            <text:p>-1.195744</text:p>
          </table:table-cell>
          <table:table-cell office:value-type="float" office:value="21.168789">
            <text:p>21.168789</text:p>
          </table:table-cell>
        </table:table-row>
        <table:table-row table:style-name="ro1">
          <table:table-cell office:value-type="float" office:value="28784">
            <text:p>28784</text:p>
          </table:table-cell>
          <table:table-cell office:value-type="float" office:value="15">
            <text:p>15</text:p>
          </table:table-cell>
          <table:table-cell office:value-type="float" office:value="-139">
            <text:p>-139</text:p>
          </table:table-cell>
          <table:table-cell office:value-type="float" office:value="1027.723511">
            <text:p>1027.723511</text:p>
          </table:table-cell>
          <table:table-cell office:value-type="float" office:value="-0.05">
            <text:p>-0.05</text:p>
          </table:table-cell>
          <table:table-cell office:value-type="float" office:value="-0.053073">
            <text:p>-0.053073</text:p>
          </table:table-cell>
          <table:table-cell office:value-type="float" office:value="6.145329">
            <text:p>6.145329</text:p>
          </table:table-cell>
          <table:table-cell office:value-type="float" office:value="-0.174954">
            <text:p>-0.174954</text:p>
          </table:table-cell>
          <table:table-cell office:value-type="float" office:value="-0.179565">
            <text:p>-0.179565</text:p>
          </table:table-cell>
          <table:table-cell table:formula="of:=[.I112]-[.$I$2]" office:value-type="float" office:value="0.411803">
            <text:p>0.411803</text:p>
          </table:table-cell>
          <table:table-cell table:formula="of:=AVERAGE([.J108:.J112])" office:value-type="float" office:value="0.2609682">
            <text:p>0.2609682</text:p>
          </table:table-cell>
          <table:table-cell table:formula="of:=AVERAGE([.J104:.J112])" office:value-type="float" office:value="0.236760111111111">
            <text:p>0.2367601111</text:p>
          </table:table-cell>
          <table:table-cell office:value-type="float" office:value="1312.669556">
            <text:p>1312.669556</text:p>
          </table:table-cell>
          <table:table-cell office:value-type="float" office:value="0.009798">
            <text:p>0.009798</text:p>
          </table:table-cell>
          <table:table-cell office:value-type="float" office:value="0.038504">
            <text:p>0.038504</text:p>
          </table:table-cell>
          <table:table-cell table:formula="of:=[.O112]-0.021583" office:value-type="float" office:value="0.016921">
            <text:p>0.016921</text:p>
          </table:table-cell>
          <table:table-cell office:value-type="float" office:value="6.145334">
            <text:p>6.145334</text:p>
          </table:table-cell>
          <table:table-cell office:value-type="float" office:value="1775">
            <text:p>1775</text:p>
          </table:table-cell>
          <table:table-cell office:value-type="float" office:value="-876">
            <text:p>-876</text:p>
          </table:table-cell>
          <table:table-cell office:value-type="float" office:value="-150">
            <text:p>-150</text:p>
          </table:table-cell>
          <table:table-cell office:value-type="float" office:value="3353">
            <text:p>3353</text:p>
          </table:table-cell>
          <table:table-cell office:value-type="float" office:value="4646.510742">
            <text:p>4646.510742</text:p>
          </table:table-cell>
          <table:table-cell office:value-type="float" office:value="-1.566841">
            <text:p>-1.566841</text:p>
          </table:table-cell>
          <table:table-cell office:value-type="float" office:value="-1.248817">
            <text:p>-1.248817</text:p>
          </table:table-cell>
          <table:table-cell office:value-type="float" office:value="20.297155">
            <text:p>20.297155</text:p>
          </table:table-cell>
        </table:table-row>
        <table:table-row table:style-name="ro1">
          <table:table-cell office:value-type="float" office:value="29041">
            <text:p>29041</text:p>
          </table:table-cell>
          <table:table-cell office:value-type="float" office:value="17">
            <text:p>17</text:p>
          </table:table-cell>
          <table:table-cell office:value-type="float" office:value="-144">
            <text:p>-144</text:p>
          </table:table-cell>
          <table:table-cell office:value-type="float" office:value="944.625183">
            <text:p>944.625183</text:p>
          </table:table-cell>
          <table:table-cell office:value-type="float" office:value="-0.048939">
            <text:p>-0.048939</text:p>
          </table:table-cell>
          <table:table-cell office:value-type="float" office:value="-0.043862">
            <text:p>-0.043862</text:p>
          </table:table-cell>
          <table:table-cell office:value-type="float" office:value="10.374887">
            <text:p>10.374887</text:p>
          </table:table-cell>
          <table:table-cell office:value-type="float" office:value="-0.034924">
            <text:p>-0.034924</text:p>
          </table:table-cell>
          <table:table-cell office:value-type="float" office:value="-0.507571">
            <text:p>-0.507571</text:p>
          </table:table-cell>
          <table:table-cell table:formula="of:=[.I113]-[.$I$2]" office:value-type="float" office:value="0.083797">
            <text:p>0.083797</text:p>
          </table:table-cell>
          <table:table-cell table:formula="of:=AVERAGE([.J109:.J113])" office:value-type="float" office:value="0.2849102">
            <text:p>0.2849102</text:p>
          </table:table-cell>
          <table:table-cell table:formula="of:=AVERAGE([.J105:.J113])" office:value-type="float" office:value="0.227715333333333">
            <text:p>0.2277153333</text:p>
          </table:table-cell>
          <table:table-cell office:value-type="float" office:value="321.38855">
            <text:p>321.38855</text:p>
          </table:table-cell>
          <table:table-cell office:value-type="float" office:value="0">
            <text:p>0</text:p>
          </table:table-cell>
          <table:table-cell office:value-type="float" office:value="-0.000933">
            <text:p>-0.000933</text:p>
          </table:table-cell>
          <table:table-cell table:formula="of:=[.O113]-0.021583" office:value-type="float" office:value="-0.022516">
            <text:p>-0.022516</text:p>
          </table:table-cell>
          <table:table-cell office:value-type="float" office:value="10.374888">
            <text:p>10.374888</text:p>
          </table:table-cell>
          <table:table-cell office:value-type="float" office:value="1775">
            <text:p>1775</text:p>
          </table:table-cell>
          <table:table-cell office:value-type="float" office:value="-893">
            <text:p>-893</text:p>
          </table:table-cell>
          <table:table-cell office:value-type="float" office:value="-195">
            <text:p>-195</text:p>
          </table:table-cell>
          <table:table-cell office:value-type="float" office:value="3489">
            <text:p>3489</text:p>
          </table:table-cell>
          <table:table-cell office:value-type="float" office:value="4804.458984">
            <text:p>4804.458984</text:p>
          </table:table-cell>
          <table:table-cell office:value-type="float" office:value="-1.61578">
            <text:p>-1.61578</text:p>
          </table:table-cell>
          <table:table-cell office:value-type="float" office:value="-1.292679">
            <text:p>-1.292679</text:p>
          </table:table-cell>
          <table:table-cell office:value-type="float" office:value="19.996624">
            <text:p>19.996624</text:p>
          </table:table-cell>
        </table:table-row>
        <table:table-row table:style-name="ro1">
          <table:table-cell office:value-type="float" office:value="29298">
            <text:p>29298</text:p>
          </table:table-cell>
          <table:table-cell office:value-type="float" office:value="21">
            <text:p>21</text:p>
          </table:table-cell>
          <table:table-cell office:value-type="float" office:value="-133">
            <text:p>-133</text:p>
          </table:table-cell>
          <table:table-cell office:value-type="float" office:value="735.550781">
            <text:p>735.550781</text:p>
          </table:table-cell>
          <table:table-cell office:value-type="float" office:value="-0.03">
            <text:p>-0.03</text:p>
          </table:table-cell>
          <table:table-cell office:value-type="float" office:value="-0.021606">
            <text:p>-0.021606</text:p>
          </table:table-cell>
          <table:table-cell office:value-type="float" office:value="27.980965">
            <text:p>27.980965</text:p>
          </table:table-cell>
          <table:table-cell office:value-type="float" office:value="0.013058">
            <text:p>0.013058</text:p>
          </table:table-cell>
          <table:table-cell office:value-type="float" office:value="-0.181959">
            <text:p>-0.181959</text:p>
          </table:table-cell>
          <table:table-cell table:formula="of:=[.I114]-[.$I$2]" office:value-type="float" office:value="0.409409">
            <text:p>0.409409</text:p>
          </table:table-cell>
          <table:table-cell table:formula="of:=AVERAGE([.J110:.J114])" office:value-type="float" office:value="0.3251328">
            <text:p>0.3251328</text:p>
          </table:table-cell>
          <table:table-cell table:formula="of:=AVERAGE([.J106:.J114])" office:value-type="float" office:value="0.261234222222222">
            <text:p>0.2612342222</text:p>
          </table:table-cell>
          <table:table-cell office:value-type="float" office:value="153.015381">
            <text:p>153.015381</text:p>
          </table:table-cell>
          <table:table-cell office:value-type="float" office:value="0.007356">
            <text:p>0.007356</text:p>
          </table:table-cell>
          <table:table-cell office:value-type="float" office:value="-0.013057">
            <text:p>-0.013057</text:p>
          </table:table-cell>
          <table:table-cell table:formula="of:=[.O114]-0.021583" office:value-type="float" office:value="-0.03464">
            <text:p>-0.03464</text:p>
          </table:table-cell>
          <table:table-cell office:value-type="float" office:value="27.980968">
            <text:p>27.980968</text:p>
          </table:table-cell>
          <table:table-cell office:value-type="float" office:value="1774">
            <text:p>1774</text:p>
          </table:table-cell>
          <table:table-cell office:value-type="float" office:value="-914">
            <text:p>-914</text:p>
          </table:table-cell>
          <table:table-cell office:value-type="float" office:value="-232">
            <text:p>-232</text:p>
          </table:table-cell>
          <table:table-cell office:value-type="float" office:value="3617">
            <text:p>3617</text:p>
          </table:table-cell>
          <table:table-cell office:value-type="float" office:value="4955.19873">
            <text:p>4955.19873</text:p>
          </table:table-cell>
          <table:table-cell office:value-type="float" office:value="-1.64578">
            <text:p>-1.64578</text:p>
          </table:table-cell>
          <table:table-cell office:value-type="float" office:value="-1.314285">
            <text:p>-1.314285</text:p>
          </table:table-cell>
          <table:table-cell office:value-type="float" office:value="20.142164">
            <text:p>20.142164</text:p>
          </table:table-cell>
        </table:table-row>
        <table:table-row table:style-name="ro1">
          <table:table-cell office:value-type="float" office:value="29555">
            <text:p>29555</text:p>
          </table:table-cell>
          <table:table-cell office:value-type="float" office:value="23">
            <text:p>23</text:p>
          </table:table-cell>
          <table:table-cell office:value-type="float" office:value="-141">
            <text:p>-141</text:p>
          </table:table-cell>
          <table:table-cell office:value-type="float" office:value="712.600037">
            <text:p>712.600037</text:p>
          </table:table-cell>
          <table:table-cell office:value-type="float" office:value="-0.02">
            <text:p>-0.02</text:p>
          </table:table-cell>
          <table:table-cell office:value-type="float" office:value="-0.015169">
            <text:p>-0.015169</text:p>
          </table:table-cell>
          <table:table-cell office:value-type="float" office:value="24.157452">
            <text:p>24.157452</text:p>
          </table:table-cell>
          <table:table-cell office:value-type="float" office:value="0.601826">
            <text:p>0.601826</text:p>
          </table:table-cell>
          <table:table-cell office:value-type="float" office:value="-0.462081">
            <text:p>-0.462081</text:p>
          </table:table-cell>
          <table:table-cell table:formula="of:=[.I115]-[.$I$2]" office:value-type="float" office:value="0.129287">
            <text:p>0.129287</text:p>
          </table:table-cell>
          <table:table-cell table:formula="of:=AVERAGE([.J111:.J115])" office:value-type="float" office:value="0.3533844">
            <text:p>0.3533844</text:p>
          </table:table-cell>
          <table:table-cell table:formula="of:=AVERAGE([.J107:.J115])" office:value-type="float" office:value="0.294753">
            <text:p>0.294753</text:p>
          </table:table-cell>
          <table:table-cell office:value-type="float" office:value="471.616364">
            <text:p>471.616364</text:p>
          </table:table-cell>
          <table:table-cell office:value-type="float" office:value="-0.029451">
            <text:p>-0.029451</text:p>
          </table:table-cell>
          <table:table-cell office:value-type="float" office:value="0.041701">
            <text:p>0.041701</text:p>
          </table:table-cell>
          <table:table-cell table:formula="of:=[.O115]-0.021583" office:value-type="float" office:value="0.020118">
            <text:p>0.020118</text:p>
          </table:table-cell>
          <table:table-cell office:value-type="float" office:value="24.157448">
            <text:p>24.157448</text:p>
          </table:table-cell>
          <table:table-cell office:value-type="float" office:value="1772">
            <text:p>1772</text:p>
          </table:table-cell>
          <table:table-cell office:value-type="float" office:value="-937">
            <text:p>-937</text:p>
          </table:table-cell>
          <table:table-cell office:value-type="float" office:value="-268">
            <text:p>-268</text:p>
          </table:table-cell>
          <table:table-cell office:value-type="float" office:value="3753">
            <text:p>3753</text:p>
          </table:table-cell>
          <table:table-cell office:value-type="float" office:value="5114.459961">
            <text:p>5114.459961</text:p>
          </table:table-cell>
          <table:table-cell office:value-type="float" office:value="-1.66578">
            <text:p>-1.66578</text:p>
          </table:table-cell>
          <table:table-cell office:value-type="float" office:value="-1.329453">
            <text:p>-1.329453</text:p>
          </table:table-cell>
          <table:table-cell office:value-type="float" office:value="20.190369">
            <text:p>20.190369</text:p>
          </table:table-cell>
        </table:table-row>
        <table:table-row table:style-name="ro1">
          <table:table-cell office:value-type="float" office:value="29812">
            <text:p>29812</text:p>
          </table:table-cell>
          <table:table-cell office:value-type="float" office:value="22">
            <text:p>22</text:p>
          </table:table-cell>
          <table:table-cell office:value-type="float" office:value="-153">
            <text:p>-153</text:p>
          </table:table-cell>
          <table:table-cell office:value-type="float" office:value="795.792603">
            <text:p>795.792603</text:p>
          </table:table-cell>
          <table:table-cell office:value-type="float" office:value="-0.02">
            <text:p>-0.02</text:p>
          </table:table-cell>
          <table:table-cell office:value-type="float" office:value="-0.023147">
            <text:p>-0.023147</text:p>
          </table:table-cell>
          <table:table-cell office:value-type="float" office:value="15.732655">
            <text:p>15.732655</text:p>
          </table:table-cell>
          <table:table-cell office:value-type="float" office:value="-0.165597">
            <text:p>-0.165597</text:p>
          </table:table-cell>
          <table:table-cell office:value-type="float" office:value="-0.181959">
            <text:p>-0.181959</text:p>
          </table:table-cell>
          <table:table-cell table:formula="of:=[.I116]-[.$I$2]" office:value-type="float" office:value="0.409409">
            <text:p>0.409409</text:p>
          </table:table-cell>
          <table:table-cell table:formula="of:=AVERAGE([.J112:.J116])" office:value-type="float" office:value="0.288741">
            <text:p>0.288741</text:p>
          </table:table-cell>
          <table:table-cell table:formula="of:=AVERAGE([.J108:.J116])" office:value-type="float" office:value="0.259638111111111">
            <text:p>0.2596381111</text:p>
          </table:table-cell>
          <table:table-cell office:value-type="float" office:value="1117.636475">
            <text:p>1117.636475</text:p>
          </table:table-cell>
          <table:table-cell office:value-type="float" office:value="0.086073">
            <text:p>0.086073</text:p>
          </table:table-cell>
          <table:table-cell office:value-type="float" office:value="0.154015">
            <text:p>0.154015</text:p>
          </table:table-cell>
          <table:table-cell table:formula="of:=[.O116]-0.021583" office:value-type="float" office:value="0.132432">
            <text:p>0.132432</text:p>
          </table:table-cell>
          <table:table-cell office:value-type="float" office:value="15.732652">
            <text:p>15.732652</text:p>
          </table:table-cell>
          <table:table-cell office:value-type="float" office:value="1770">
            <text:p>1770</text:p>
          </table:table-cell>
          <table:table-cell office:value-type="float" office:value="-959">
            <text:p>-959</text:p>
          </table:table-cell>
          <table:table-cell office:value-type="float" office:value="-305">
            <text:p>-305</text:p>
          </table:table-cell>
          <table:table-cell office:value-type="float" office:value="3902">
            <text:p>3902</text:p>
          </table:table-cell>
          <table:table-cell office:value-type="float" office:value="5285.352051">
            <text:p>5285.352051</text:p>
          </table:table-cell>
          <table:table-cell office:value-type="float" office:value="-1.68578">
            <text:p>-1.68578</text:p>
          </table:table-cell>
          <table:table-cell office:value-type="float" office:value="-1.3526">
            <text:p>-1.3526</text:p>
          </table:table-cell>
          <table:table-cell office:value-type="float" office:value="19.764181">
            <text:p>19.764181</text:p>
          </table:table-cell>
        </table:table-row>
        <table:table-row table:style-name="ro1">
          <table:table-cell office:value-type="float" office:value="30069">
            <text:p>30069</text:p>
          </table:table-cell>
          <table:table-cell office:value-type="float" office:value="20">
            <text:p>20</text:p>
          </table:table-cell>
          <table:table-cell office:value-type="float" office:value="-139">
            <text:p>-139</text:p>
          </table:table-cell>
          <table:table-cell office:value-type="float" office:value="795.792603">
            <text:p>795.792603</text:p>
          </table:table-cell>
          <table:table-cell office:value-type="float" office:value="-0.028205">
            <text:p>-0.028205</text:p>
          </table:table-cell>
          <table:table-cell office:value-type="float" office:value="-0.030679">
            <text:p>-0.030679</text:p>
          </table:table-cell>
          <table:table-cell office:value-type="float" office:value="8.772501">
            <text:p>8.772501</text:p>
          </table:table-cell>
          <table:table-cell office:value-type="float" office:value="0.556405">
            <text:p>0.556405</text:p>
          </table:table-cell>
          <table:table-cell office:value-type="float" office:value="0.263362">
            <text:p>0.263362</text:p>
          </table:table-cell>
          <table:table-cell table:formula="of:=[.I117]-[.$I$2]" office:value-type="float" office:value="0.85473">
            <text:p>0.85473</text:p>
          </table:table-cell>
          <table:table-cell table:formula="of:=AVERAGE([.J113:.J117])" office:value-type="float" office:value="0.3773264">
            <text:p>0.3773264</text:p>
          </table:table-cell>
          <table:table-cell table:formula="of:=AVERAGE([.J109:.J117])" office:value-type="float" office:value="0.358598444444445">
            <text:p>0.3585984444</text:p>
          </table:table-cell>
          <table:table-cell office:value-type="float" office:value="795.792297">
            <text:p>795.792297</text:p>
          </table:table-cell>
          <table:table-cell office:value-type="float" office:value="0.285071">
            <text:p>0.285071</text:p>
          </table:table-cell>
          <table:table-cell office:value-type="float" office:value="0.124571">
            <text:p>0.124571</text:p>
          </table:table-cell>
          <table:table-cell table:formula="of:=[.O117]-0.021583" office:value-type="float" office:value="0.102988">
            <text:p>0.102988</text:p>
          </table:table-cell>
          <table:table-cell office:value-type="float" office:value="8.772504">
            <text:p>8.772504</text:p>
          </table:table-cell>
          <table:table-cell office:value-type="float" office:value="1768">
            <text:p>1768</text:p>
          </table:table-cell>
          <table:table-cell office:value-type="float" office:value="-979">
            <text:p>-979</text:p>
          </table:table-cell>
          <table:table-cell office:value-type="float" office:value="-335">
            <text:p>-335</text:p>
          </table:table-cell>
          <table:table-cell office:value-type="float" office:value="4038">
            <text:p>4038</text:p>
          </table:table-cell>
          <table:table-cell office:value-type="float" office:value="5439.935059">
            <text:p>5439.935059</text:p>
          </table:table-cell>
          <table:table-cell office:value-type="float" office:value="-1.713985">
            <text:p>-1.713985</text:p>
          </table:table-cell>
          <table:table-cell office:value-type="float" office:value="-1.383279">
            <text:p>-1.383279</text:p>
          </table:table-cell>
          <table:table-cell office:value-type="float" office:value="19.294584">
            <text:p>19.294584</text:p>
          </table:table-cell>
        </table:table-row>
        <table:table-row table:style-name="ro1">
          <table:table-cell office:value-type="float" office:value="30326">
            <text:p>30326</text:p>
          </table:table-cell>
          <table:table-cell office:value-type="float" office:value="20">
            <text:p>20</text:p>
          </table:table-cell>
          <table:table-cell office:value-type="float" office:value="-100">
            <text:p>-100</text:p>
          </table:table-cell>
          <table:table-cell office:value-type="float" office:value="599.705688">
            <text:p>599.705688</text:p>
          </table:table-cell>
          <table:table-cell office:value-type="float" office:value="-0.028205">
            <text:p>-0.028205</text:p>
          </table:table-cell>
          <table:table-cell office:value-type="float" office:value="-0.027974">
            <text:p>-0.027974</text:p>
          </table:table-cell>
          <table:table-cell office:value-type="float" office:value="0.817929">
            <text:p>0.817929</text:p>
          </table:table-cell>
          <table:table-cell office:value-type="float" office:value="-0.159814">
            <text:p>-0.159814</text:p>
          </table:table-cell>
          <table:table-cell office:value-type="float" office:value="-0.878672">
            <text:p>-0.878672</text:p>
          </table:table-cell>
          <table:table-cell table:formula="of:=[.I118]-[.$I$2]" office:value-type="float" office:value="-0.287304">
            <text:p>-0.287304</text:p>
          </table:table-cell>
          <table:table-cell table:formula="of:=AVERAGE([.J114:.J118])" office:value-type="float" office:value="0.3031062">
            <text:p>0.3031062</text:p>
          </table:table-cell>
          <table:table-cell table:formula="of:=AVERAGE([.J110:.J118])" office:value-type="float" office:value="0.303531777777778">
            <text:p>0.3035317778</text:p>
          </table:table-cell>
          <table:table-cell office:value-type="float" office:value="100">
            <text:p>100</text:p>
          </table:table-cell>
          <table:table-cell office:value-type="float" office:value="0.123217">
            <text:p>0.123217</text:p>
          </table:table-cell>
          <table:table-cell office:value-type="float" office:value="0.156413">
            <text:p>0.156413</text:p>
          </table:table-cell>
          <table:table-cell table:formula="of:=[.O118]-0.021583" office:value-type="float" office:value="0.13483">
            <text:p>0.13483</text:p>
          </table:table-cell>
          <table:table-cell office:value-type="float" office:value="0.817932">
            <text:p>0.817932</text:p>
          </table:table-cell>
          <table:table-cell office:value-type="float" office:value="1765">
            <text:p>1765</text:p>
          </table:table-cell>
          <table:table-cell office:value-type="float" office:value="-999">
            <text:p>-999</text:p>
          </table:table-cell>
          <table:table-cell office:value-type="float" office:value="-354">
            <text:p>-354</text:p>
          </table:table-cell>
          <table:table-cell office:value-type="float" office:value="4136">
            <text:p>4136</text:p>
          </table:table-cell>
          <table:table-cell office:value-type="float" office:value="5555.032227">
            <text:p>5555.032227</text:p>
          </table:table-cell>
          <table:table-cell office:value-type="float" office:value="-1.742191">
            <text:p>-1.742191</text:p>
          </table:table-cell>
          <table:table-cell office:value-type="float" office:value="-1.411254">
            <text:p>-1.411254</text:p>
          </table:table-cell>
          <table:table-cell office:value-type="float" office:value="18.995455">
            <text:p>18.995455</text:p>
          </table:table-cell>
        </table:table-row>
        <table:table-row table:style-name="ro1">
          <table:table-cell office:value-type="float" office:value="30583">
            <text:p>30583</text:p>
          </table:table-cell>
          <table:table-cell office:value-type="float" office:value="18">
            <text:p>18</text:p>
          </table:table-cell>
          <table:table-cell office:value-type="float" office:value="-104">
            <text:p>-104</text:p>
          </table:table-cell>
          <table:table-cell office:value-type="float" office:value="676.313171">
            <text:p>676.313171</text:p>
          </table:table-cell>
          <table:table-cell office:value-type="float" office:value="-0.035">
            <text:p>-0.035</text:p>
          </table:table-cell>
          <table:table-cell office:value-type="float" office:value="-0.052901">
            <text:p>-0.052901</text:p>
          </table:table-cell>
          <table:table-cell office:value-type="float" office:value="51.147034">
            <text:p>51.147034</text:p>
          </table:table-cell>
          <table:table-cell office:value-type="float" office:value="0.524863">
            <text:p>0.524863</text:p>
          </table:table-cell>
          <table:table-cell office:value-type="float" office:value="0.629675">
            <text:p>0.629675</text:p>
          </table:table-cell>
          <table:table-cell table:formula="of:=[.I119]-[.$I$2]" office:value-type="float" office:value="1.221043">
            <text:p>1.221043</text:p>
          </table:table-cell>
          <table:table-cell table:formula="of:=AVERAGE([.J115:.J119])" office:value-type="float" office:value="0.465433">
            <text:p>0.465433</text:p>
          </table:table-cell>
          <table:table-cell table:formula="of:=AVERAGE([.J111:.J119])" office:value-type="float" office:value="0.440533333333333">
            <text:p>0.4405333333</text:p>
          </table:table-cell>
          <table:table-cell office:value-type="float" office:value="89.761559">
            <text:p>89.761559</text:p>
          </table:table-cell>
          <table:table-cell office:value-type="float" office:value="0.343838">
            <text:p>0.343838</text:p>
          </table:table-cell>
          <table:table-cell office:value-type="float" office:value="0.184925">
            <text:p>0.184925</text:p>
          </table:table-cell>
          <table:table-cell table:formula="of:=[.O119]-0.021583" office:value-type="float" office:value="0.163342">
            <text:p>0.163342</text:p>
          </table:table-cell>
          <table:table-cell office:value-type="float" office:value="51.147049">
            <text:p>51.147049</text:p>
          </table:table-cell>
          <table:table-cell office:value-type="float" office:value="1762">
            <text:p>1762</text:p>
          </table:table-cell>
          <table:table-cell office:value-type="float" office:value="-1017">
            <text:p>-1017</text:p>
          </table:table-cell>
          <table:table-cell office:value-type="float" office:value="-370">
            <text:p>-370</text:p>
          </table:table-cell>
          <table:table-cell office:value-type="float" office:value="4238">
            <text:p>4238</text:p>
          </table:table-cell>
          <table:table-cell office:value-type="float" office:value="5671.018066">
            <text:p>5671.018066</text:p>
          </table:table-cell>
          <table:table-cell office:value-type="float" office:value="-1.777191">
            <text:p>-1.777191</text:p>
          </table:table-cell>
          <table:table-cell office:value-type="float" office:value="-1.464155">
            <text:p>-1.464155</text:p>
          </table:table-cell>
          <table:table-cell office:value-type="float" office:value="17.614063">
            <text:p>17.614063</text:p>
          </table:table-cell>
        </table:table-row>
        <table:table-row table:style-name="ro1">
          <table:table-cell office:value-type="float" office:value="30840">
            <text:p>30840</text:p>
          </table:table-cell>
          <table:table-cell office:value-type="float" office:value="19">
            <text:p>19</text:p>
          </table:table-cell>
          <table:table-cell office:value-type="float" office:value="-118">
            <text:p>-118</text:p>
          </table:table-cell>
          <table:table-cell office:value-type="float" office:value="722.551331">
            <text:p>722.551331</text:p>
          </table:table-cell>
          <table:table-cell office:value-type="float" office:value="-0.048784">
            <text:p>-0.048784</text:p>
          </table:table-cell>
          <table:table-cell office:value-type="float" office:value="-0.056052">
            <text:p>-0.056052</text:p>
          </table:table-cell>
          <table:table-cell office:value-type="float" office:value="14.897974">
            <text:p>14.897974</text:p>
          </table:table-cell>
          <table:table-cell office:value-type="float" office:value="-0.144779">
            <text:p>-0.144779</text:p>
          </table:table-cell>
          <table:table-cell office:value-type="float" office:value="-0.423774">
            <text:p>-0.423774</text:p>
          </table:table-cell>
          <table:table-cell table:formula="of:=[.I120]-[.$I$2]" office:value-type="float" office:value="0.167594">
            <text:p>0.167594</text:p>
          </table:table-cell>
          <table:table-cell table:formula="of:=AVERAGE([.J116:.J120])" office:value-type="float" office:value="0.4730944">
            <text:p>0.4730944</text:p>
          </table:table-cell>
          <table:table-cell table:formula="of:=AVERAGE([.J112:.J120])" office:value-type="float" office:value="0.377752">
            <text:p>0.377752</text:p>
          </table:table-cell>
          <table:table-cell office:value-type="float" office:value="1554.838501">
            <text:p>1554.838501</text:p>
          </table:table-cell>
          <table:table-cell office:value-type="float" office:value="0.085959">
            <text:p>0.085959</text:p>
          </table:table-cell>
          <table:table-cell office:value-type="float" office:value="0.138161">
            <text:p>0.138161</text:p>
          </table:table-cell>
          <table:table-cell table:formula="of:=[.O120]-0.021583" office:value-type="float" office:value="0.116578">
            <text:p>0.116578</text:p>
          </table:table-cell>
          <table:table-cell office:value-type="float" office:value="14.897977">
            <text:p>14.897977</text:p>
          </table:table-cell>
          <table:table-cell office:value-type="float" office:value="1758">
            <text:p>1758</text:p>
          </table:table-cell>
          <table:table-cell office:value-type="float" office:value="-1036">
            <text:p>-1036</text:p>
          </table:table-cell>
          <table:table-cell office:value-type="float" office:value="-383">
            <text:p>-383</text:p>
          </table:table-cell>
          <table:table-cell office:value-type="float" office:value="4356">
            <text:p>4356</text:p>
          </table:table-cell>
          <table:table-cell office:value-type="float" office:value="5801.512207">
            <text:p>5801.512207</text:p>
          </table:table-cell>
          <table:table-cell office:value-type="float" office:value="-1.825974">
            <text:p>-1.825974</text:p>
          </table:table-cell>
          <table:table-cell office:value-type="float" office:value="-1.520207">
            <text:p>-1.520207</text:p>
          </table:table-cell>
          <table:table-cell office:value-type="float" office:value="16.745453">
            <text:p>16.745453</text:p>
          </table:table-cell>
        </table:table-row>
        <table:table-row table:style-name="ro1">
          <table:table-cell office:value-type="float" office:value="31097">
            <text:p>31097</text:p>
          </table:table-cell>
          <table:table-cell office:value-type="float" office:value="18">
            <text:p>18</text:p>
          </table:table-cell>
          <table:table-cell office:value-type="float" office:value="-125">
            <text:p>-125</text:p>
          </table:table-cell>
          <table:table-cell office:value-type="float" office:value="796.671204">
            <text:p>796.671204</text:p>
          </table:table-cell>
          <table:table-cell office:value-type="float" office:value="-0.04">
            <text:p>-0.04</text:p>
          </table:table-cell>
          <table:table-cell office:value-type="float" office:value="-0.031467">
            <text:p>-0.031467</text:p>
          </table:table-cell>
          <table:table-cell office:value-type="float" office:value="21.332615">
            <text:p>21.332615</text:p>
          </table:table-cell>
          <table:table-cell office:value-type="float" office:value="-0.00842">
            <text:p>-0.00842</text:p>
          </table:table-cell>
          <table:table-cell office:value-type="float" office:value="0.174777">
            <text:p>0.174777</text:p>
          </table:table-cell>
          <table:table-cell table:formula="of:=[.I121]-[.$I$2]" office:value-type="float" office:value="0.766145">
            <text:p>0.766145</text:p>
          </table:table-cell>
          <table:table-cell table:formula="of:=AVERAGE([.J117:.J121])" office:value-type="float" office:value="0.5444416">
            <text:p>0.5444416</text:p>
          </table:table-cell>
          <table:table-cell table:formula="of:=AVERAGE([.J113:.J121])" office:value-type="float" office:value="0.417123333333333">
            <text:p>0.4171233333</text:p>
          </table:table-cell>
          <table:table-cell office:value-type="float" office:value="611.605896">
            <text:p>611.605896</text:p>
          </table:table-cell>
          <table:table-cell office:value-type="float" office:value="-0.008338">
            <text:p>-0.008338</text:p>
          </table:table-cell>
          <table:table-cell office:value-type="float" office:value="-0.018386">
            <text:p>-0.018386</text:p>
          </table:table-cell>
          <table:table-cell table:formula="of:=[.O121]-0.021583" office:value-type="float" office:value="-0.039969">
            <text:p>-0.039969</text:p>
          </table:table-cell>
          <table:table-cell office:value-type="float" office:value="21.332611">
            <text:p>21.332611</text:p>
          </table:table-cell>
          <table:table-cell office:value-type="float" office:value="1753">
            <text:p>1753</text:p>
          </table:table-cell>
          <table:table-cell office:value-type="float" office:value="-1053">
            <text:p>-1053</text:p>
          </table:table-cell>
          <table:table-cell office:value-type="float" office:value="-389">
            <text:p>-389</text:p>
          </table:table-cell>
          <table:table-cell office:value-type="float" office:value="4481">
            <text:p>4481</text:p>
          </table:table-cell>
          <table:table-cell office:value-type="float" office:value="5934.081055">
            <text:p>5934.081055</text:p>
          </table:table-cell>
          <table:table-cell office:value-type="float" office:value="-1.865974">
            <text:p>-1.865974</text:p>
          </table:table-cell>
          <table:table-cell office:value-type="float" office:value="-1.551674">
            <text:p>-1.551674</text:p>
          </table:table-cell>
          <table:table-cell office:value-type="float" office:value="16.843782">
            <text:p>16.843782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float" office:value="5">
            <text:p>5</text:p>
          </table:table-cell>
          <table:table-cell office:value-type="float" office:value="-125">
            <text:p>-125</text:p>
          </table:table-cell>
          <table:table-cell office:value-type="float" office:value="2604.853516">
            <text:p>2604.853516</text:p>
          </table:table-cell>
          <table:table-cell office:value-type="float" office:value="-0.005">
            <text:p>-0.005</text:p>
          </table:table-cell>
          <table:table-cell office:value-type="float" office:value="0.005718">
            <text:p>0.005718</text:p>
          </table:table-cell>
          <table:table-cell office:value-type="float" office:value="214.363052">
            <text:p>214.363052</text:p>
          </table:table-cell>
          <table:table-cell office:value-type="float" office:value="0.698615">
            <text:p>0.698615</text:p>
          </table:table-cell>
          <table:table-cell office:value-type="float" office:value="-0.282516">
            <text:p>-0.282516</text:p>
          </table:table-cell>
          <table:table-cell table:formula="of:=[.I122]-[.$I$2]" office:value-type="float" office:value="0.308852">
            <text:p>0.308852</text:p>
          </table:table-cell>
          <table:table-cell table:formula="of:=AVERAGE([.J118:.J122])" office:value-type="float" office:value="0.435266">
            <text:p>0.435266</text:p>
          </table:table-cell>
          <table:table-cell table:formula="of:=AVERAGE([.J114:.J122])" office:value-type="float" office:value="0.442129444444444">
            <text:p>0.4421294444</text:p>
          </table:table-cell>
          <table:table-cell office:value-type="float" office:value="101.216423">
            <text:p>101.216423</text:p>
          </table:table-cell>
          <table:table-cell office:value-type="float" office:value="-0.088352">
            <text:p>-0.088352</text:p>
          </table:table-cell>
          <table:table-cell office:value-type="float" office:value="-0.026646">
            <text:p>-0.026646</text:p>
          </table:table-cell>
          <table:table-cell table:formula="of:=[.O122]-0.021583" office:value-type="float" office:value="-0.048229">
            <text:p>-0.048229</text:p>
          </table:table-cell>
          <table:table-cell office:value-type="float" office:value="214.363052">
            <text:p>214.363052</text:p>
          </table:table-cell>
          <table:table-cell office:value-type="float" office:value="1752">
            <text:p>1752</text:p>
          </table:table-cell>
          <table:table-cell office:value-type="float" office:value="-1058">
            <text:p>-1058</text:p>
          </table:table-cell>
          <table:table-cell office:value-type="float" office:value="-391">
            <text:p>-391</text:p>
          </table:table-cell>
          <table:table-cell office:value-type="float" office:value="4606">
            <text:p>4606</text:p>
          </table:table-cell>
          <table:table-cell office:value-type="float" office:value="6055.852051">
            <text:p>6055.852051</text:p>
          </table:table-cell>
          <table:table-cell office:value-type="float" office:value="-1.870974">
            <text:p>-1.870974</text:p>
          </table:table-cell>
          <table:table-cell office:value-type="float" office:value="-1.545956">
            <text:p>-1.545956</text:p>
          </table:table-cell>
          <table:table-cell office:value-type="float" office:value="17.371632">
            <text:p>17.371632</text:p>
          </table:table-cell>
        </table:table-row>
        <table:table-row table:style-name="ro1">
          <table:table-cell office:value-type="float" office:value="31611">
            <text:p>31611</text:p>
          </table:table-cell>
          <table:table-cell office:value-type="float" office:value="1">
            <text:p>1</text:p>
          </table:table-cell>
          <table:table-cell office:value-type="float" office:value="-126">
            <text:p>-126</text:p>
          </table:table-cell>
          <table:table-cell office:value-type="float" office:value="12703.335938">
            <text:p>12703.335938</text:p>
          </table:table-cell>
          <table:table-cell office:value-type="float" office:value="-0.005">
            <text:p>-0.005</text:p>
          </table:table-cell>
          <table:table-cell office:value-type="float" office:value="0.005924">
            <text:p>0.005924</text:p>
          </table:table-cell>
          <table:table-cell office:value-type="float" office:value="218.471878">
            <text:p>218.471878</text:p>
          </table:table-cell>
          <table:table-cell office:value-type="float" office:value="-0.168225">
            <text:p>-0.168225</text:p>
          </table:table-cell>
          <table:table-cell office:value-type="float" office:value="0.083797">
            <text:p>0.083797</text:p>
          </table:table-cell>
          <table:table-cell table:formula="of:=[.I123]-[.$I$2]" office:value-type="float" office:value="0.675165">
            <text:p>0.675165</text:p>
          </table:table-cell>
          <table:table-cell table:formula="of:=AVERAGE([.J119:.J123])" office:value-type="float" office:value="0.6277598">
            <text:p>0.6277598</text:p>
          </table:table-cell>
          <table:table-cell table:formula="of:=AVERAGE([.J115:.J123])" office:value-type="float" office:value="0.471657888888889">
            <text:p>0.4716578889</text:p>
          </table:table-cell>
          <table:table-cell office:value-type="float" office:value="80.233139">
            <text:p>80.233139</text:p>
          </table:table-cell>
          <table:table-cell office:value-type="float" office:value="-0.019455">
            <text:p>-0.019455</text:p>
          </table:table-cell>
          <table:table-cell office:value-type="float" office:value="-0.029311">
            <text:p>-0.029311</text:p>
          </table:table-cell>
          <table:table-cell table:formula="of:=[.O123]-0.021583" office:value-type="float" office:value="-0.050894">
            <text:p>-0.050894</text:p>
          </table:table-cell>
          <table:table-cell office:value-type="float" office:value="218.471878">
            <text:p>218.471878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4">
            <text:p>-394</text:p>
          </table:table-cell>
          <table:table-cell office:value-type="float" office:value="4732">
            <text:p>4732</text:p>
          </table:table-cell>
          <table:table-cell office:value-type="float" office:value="6175.839844">
            <text:p>6175.839844</text:p>
          </table:table-cell>
          <table:table-cell office:value-type="float" office:value="-1.875974">
            <text:p>-1.875974</text:p>
          </table:table-cell>
          <table:table-cell office:value-type="float" office:value="-1.540032">
            <text:p>-1.540032</text:p>
          </table:table-cell>
          <table:table-cell office:value-type="float" office:value="17.907623">
            <text:p>17.907623</text:p>
          </table:table-cell>
        </table:table-row>
        <table:table-row table:style-name="ro1">
          <table:table-cell office:value-type="float" office:value="31868">
            <text:p>31868</text:p>
          </table:table-cell>
          <table:table-cell office:value-type="float" office:value="0">
            <text:p>0</text:p>
          </table:table-cell>
          <table:table-cell office:value-type="float" office:value="-126">
            <text:p>-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-0.020502">
            <text:p>-0.020502</text:p>
          </table:table-cell>
          <table:table-cell office:value-type="float" office:value="-0.014365">
            <text:p>-0.014365</text:p>
          </table:table-cell>
          <table:table-cell table:formula="of:=[.I124]-[.$I$2]" office:value-type="float" office:value="0.577003">
            <text:p>0.577003</text:p>
          </table:table-cell>
          <table:table-cell table:formula="of:=AVERAGE([.J120:.J124])" office:value-type="float" office:value="0.4989518">
            <text:p>0.4989518</text:p>
          </table:table-cell>
          <table:table-cell table:formula="of:=AVERAGE([.J116:.J124])" office:value-type="float" office:value="0.521404111111111">
            <text:p>0.5214041111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0.013989">
            <text:p>0.013989</text:p>
          </table:table-cell>
          <table:table-cell table:formula="of:=[.O124]-0.021583" office:value-type="float" office:value="-0.007594">
            <text:p>-0.007594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8">
            <text:p>-398</text:p>
          </table:table-cell>
          <table:table-cell office:value-type="float" office:value="4858">
            <text:p>4858</text:p>
          </table:table-cell>
          <table:table-cell office:value-type="float" office:value="6295.505371">
            <text:p>6295.505371</text:p>
          </table:table-cell>
          <table:table-cell office:value-type="float" office:value="-1.875974">
            <text:p>-1.875974</text:p>
          </table:table-cell>
          <table:table-cell office:value-type="float" office:value="-1.5338">
            <text:p>-1.5338</text:p>
          </table:table-cell>
          <table:table-cell office:value-type="float" office:value="18.239811">
            <text:p>18.239811</text:p>
          </table:table-cell>
        </table:table-row>
        <table:table-row table:style-name="ro1">
          <table:table-cell office:value-type="float" office:value="32125">
            <text:p>32125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-0.002839">
            <text:p>-0.002839</text:p>
          </table:table-cell>
          <table:table-cell office:value-type="float" office:value="0.289698">
            <text:p>0.289698</text:p>
          </table:table-cell>
          <table:table-cell table:formula="of:=[.I125]-[.$I$2]" office:value-type="float" office:value="0.881066">
            <text:p>0.881066</text:p>
          </table:table-cell>
          <table:table-cell table:formula="of:=AVERAGE([.J121:.J125])" office:value-type="float" office:value="0.6416462">
            <text:p>0.6416462</text:p>
          </table:table-cell>
          <table:table-cell table:formula="of:=AVERAGE([.J117:.J125])" office:value-type="float" office:value="0.573810444444444">
            <text:p>0.573810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formula="of:=[.O125]-0.021583" office:value-type="float" office:value="0.002932">
            <text:p>0.002932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403">
            <text:p>-403</text:p>
          </table:table-cell>
          <table:table-cell office:value-type="float" office:value="4982">
            <text:p>4982</text:p>
          </table:table-cell>
          <table:table-cell office:value-type="float" office:value="6413.868164">
            <text:p>6413.868164</text:p>
          </table:table-cell>
          <table:table-cell office:value-type="float" office:value="-1.875974">
            <text:p>-1.875974</text:p>
          </table:table-cell>
          <table:table-cell office:value-type="float" office:value="-1.528013">
            <text:p>-1.528013</text:p>
          </table:table-cell>
          <table:table-cell office:value-type="float" office:value="18.548273">
            <text:p>18.548273</text:p>
          </table:table-cell>
        </table:table-row>
        <table:table-row table:style-name="ro1">
          <table:table-cell office:value-type="float" office:value="32382">
            <text:p>32382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office:value-type="float" office:value="10995.481445">
            <text:p>10995.481445</text:p>
          </table:table-cell>
          <table:table-cell office:value-type="float" office:value="-0.005">
            <text:p>-0.005</text:p>
          </table:table-cell>
          <table:table-cell office:value-type="float" office:value="-0.001301">
            <text:p>-0.001301</text:p>
          </table:table-cell>
          <table:table-cell office:value-type="float" office:value="73.977272">
            <text:p>73.977272</text:p>
          </table:table-cell>
          <table:table-cell office:value-type="float" office:value="0.704023">
            <text:p>0.704023</text:p>
          </table:table-cell>
          <table:table-cell office:value-type="float" office:value="-0.169988">
            <text:p>-0.169988</text:p>
          </table:table-cell>
          <table:table-cell table:formula="of:=[.I126]-[.$I$2]" office:value-type="float" office:value="0.42138">
            <text:p>0.42138</text:p>
          </table:table-cell>
          <table:table-cell table:formula="of:=AVERAGE([.J122:.J126])" office:value-type="float" office:value="0.5726932">
            <text:p>0.5726932</text:p>
          </table:table-cell>
          <table:table-cell table:formula="of:=AVERAGE([.J118:.J126])" office:value-type="float" office:value="0.525660444444444">
            <text:p>0.5256604444</text:p>
          </table:table-cell>
          <table:table-cell office:value-type="float" office:value="1386.465454">
            <text:p>1386.465454</text:p>
          </table:table-cell>
          <table:table-cell office:value-type="float" office:value="0">
            <text:p>0</text:p>
          </table:table-cell>
          <table:table-cell office:value-type="float" office:value="0.017054">
            <text:p>0.017054</text:p>
          </table:table-cell>
          <table:table-cell table:formula="of:=[.O126]-0.021583" office:value-type="float" office:value="-0.004529">
            <text:p>-0.004529</text:p>
          </table:table-cell>
          <table:table-cell office:value-type="float" office:value="73.977272">
            <text:p>73.977272</text:p>
          </table:table-cell>
          <table:table-cell office:value-type="float" office:value="1752">
            <text:p>1752</text:p>
          </table:table-cell>
          <table:table-cell office:value-type="float" office:value="-1060">
            <text:p>-1060</text:p>
          </table:table-cell>
          <table:table-cell office:value-type="float" office:value="-408">
            <text:p>-408</text:p>
          </table:table-cell>
          <table:table-cell office:value-type="float" office:value="5091">
            <text:p>5091</text:p>
          </table:table-cell>
          <table:table-cell office:value-type="float" office:value="6519.23291">
            <text:p>6519.23291</text:p>
          </table:table-cell>
          <table:table-cell office:value-type="float" office:value="-1.880974">
            <text:p>-1.880974</text:p>
          </table:table-cell>
          <table:table-cell office:value-type="float" office:value="-1.529315">
            <text:p>-1.529315</text:p>
          </table:table-cell>
          <table:table-cell office:value-type="float" office:value="18.695612">
            <text:p>18.695612</text:p>
          </table:table-cell>
        </table:table-row>
        <table:table-row table:style-name="ro1">
          <table:table-cell office:value-type="float" office:value="32639">
            <text:p>32639</text:p>
          </table:table-cell>
          <table:table-cell office:value-type="float" office:value="4">
            <text:p>4</text:p>
          </table:table-cell>
          <table:table-cell office:value-type="float" office:value="-101">
            <text:p>-101</text:p>
          </table:table-cell>
          <table:table-cell office:value-type="float" office:value="2626.202148">
            <text:p>2626.202148</text:p>
          </table:table-cell>
          <table:table-cell office:value-type="float" office:value="-0.02">
            <text:p>-0.02</text:p>
          </table:table-cell>
          <table:table-cell office:value-type="float" office:value="-0.032049">
            <text:p>-0.032049</text:p>
          </table:table-cell>
          <table:table-cell office:value-type="float" office:value="60.245209">
            <text:p>60.245209</text:p>
          </table:table-cell>
          <table:table-cell office:value-type="float" office:value="-0.130375">
            <text:p>-0.130375</text:p>
          </table:table-cell>
          <table:table-cell office:value-type="float" office:value="-0.557849">
            <text:p>-0.557849</text:p>
          </table:table-cell>
          <table:table-cell table:formula="of:=[.I127]-[.$I$2]" office:value-type="float" office:value="0.0335190000000001">
            <text:p>0.033519</text:p>
          </table:table-cell>
          <table:table-cell table:formula="of:=AVERAGE([.J123:.J127])" office:value-type="float" office:value="0.5176266">
            <text:p>0.5176266</text:p>
          </table:table-cell>
          <table:table-cell table:formula="of:=AVERAGE([.J119:.J127])" office:value-type="float" office:value="0.561307444444444">
            <text:p>0.5613074444</text:p>
          </table:table-cell>
          <table:table-cell office:value-type="float" office:value="163.557678">
            <text:p>163.557678</text:p>
          </table:table-cell>
          <table:table-cell office:value-type="float" office:value="0">
            <text:p>0</text:p>
          </table:table-cell>
          <table:table-cell office:value-type="float" office:value="0.026913">
            <text:p>0.026913</text:p>
          </table:table-cell>
          <table:table-cell table:formula="of:=[.O127]-0.021583" office:value-type="float" office:value="0.00533">
            <text:p>0.00533</text:p>
          </table:table-cell>
          <table:table-cell office:value-type="float" office:value="60.245216">
            <text:p>60.245216</text:p>
          </table:table-cell>
          <table:table-cell office:value-type="float" office:value="1751">
            <text:p>1751</text:p>
          </table:table-cell>
          <table:table-cell office:value-type="float" office:value="-1064">
            <text:p>-1064</text:p>
          </table:table-cell>
          <table:table-cell office:value-type="float" office:value="-412">
            <text:p>-412</text:p>
          </table:table-cell>
          <table:table-cell office:value-type="float" office:value="5192">
            <text:p>5192</text:p>
          </table:table-cell>
          <table:table-cell office:value-type="float" office:value="6619.373535">
            <text:p>6619.373535</text:p>
          </table:table-cell>
          <table:table-cell office:value-type="float" office:value="-1.900974">
            <text:p>-1.900974</text:p>
          </table:table-cell>
          <table:table-cell office:value-type="float" office:value="-1.561364">
            <text:p>-1.561364</text:p>
          </table:table-cell>
          <table:table-cell office:value-type="float" office:value="17.86508">
            <text:p>17.86508</text:p>
          </table:table-cell>
        </table:table-row>
        <table:table-row table:style-name="ro1">
          <table:table-cell office:value-type="float" office:value="32896">
            <text:p>32896</text:p>
          </table:table-cell>
          <table:table-cell office:value-type="float" office:value="9">
            <text:p>9</text:p>
          </table:table-cell>
          <table:table-cell office:value-type="float" office:value="-89">
            <text:p>-89</text:p>
          </table:table-cell>
          <table:table-cell office:value-type="float" office:value="1090.977783">
            <text:p>1090.977783</text:p>
          </table:table-cell>
          <table:table-cell office:value-type="float" office:value="-0.045">
            <text:p>-0.045</text:p>
          </table:table-cell>
          <table:table-cell office:value-type="float" office:value="-0.094435">
            <text:p>-0.094435</text:p>
          </table:table-cell>
          <table:table-cell office:value-type="float" office:value="109.855774">
            <text:p>109.855774</text:p>
          </table:table-cell>
          <table:table-cell office:value-type="float" office:value="0.152664">
            <text:p>0.152664</text:p>
          </table:table-cell>
          <table:table-cell office:value-type="float" office:value="0.143652">
            <text:p>0.143652</text:p>
          </table:table-cell>
          <table:table-cell table:formula="of:=[.I128]-[.$I$2]" office:value-type="float" office:value="0.73502">
            <text:p>0.73502</text:p>
          </table:table-cell>
          <table:table-cell table:formula="of:=AVERAGE([.J124:.J128])" office:value-type="float" office:value="0.5295976">
            <text:p>0.5295976</text:p>
          </table:table-cell>
          <table:table-cell table:formula="of:=AVERAGE([.J120:.J128])" office:value-type="float" office:value="0.507304888888889">
            <text:p>0.5073048889</text:p>
          </table:table-cell>
          <table:table-cell office:value-type="float" office:value="137.20195">
            <text:p>137.20195</text:p>
          </table:table-cell>
          <table:table-cell office:value-type="float" office:value="-0.014712">
            <text:p>-0.014712</text:p>
          </table:table-cell>
          <table:table-cell office:value-type="float" office:value="0.026646">
            <text:p>0.026646</text:p>
          </table:table-cell>
          <table:table-cell table:formula="of:=[.O128]-0.021583" office:value-type="float" office:value="0.005063">
            <text:p>0.005063</text:p>
          </table:table-cell>
          <table:table-cell office:value-type="float" office:value="109.855782">
            <text:p>109.855782</text:p>
          </table:table-cell>
          <table:table-cell office:value-type="float" office:value="1748">
            <text:p>1748</text:p>
          </table:table-cell>
          <table:table-cell office:value-type="float" office:value="-1073">
            <text:p>-1073</text:p>
          </table:table-cell>
          <table:table-cell office:value-type="float" office:value="-413">
            <text:p>-413</text:p>
          </table:table-cell>
          <table:table-cell office:value-type="float" office:value="5281">
            <text:p>5281</text:p>
          </table:table-cell>
          <table:table-cell office:value-type="float" office:value="6711.425781">
            <text:p>6711.425781</text:p>
          </table:table-cell>
          <table:table-cell office:value-type="float" office:value="-1.945974">
            <text:p>-1.945974</text:p>
          </table:table-cell>
          <table:table-cell office:value-type="float" office:value="-1.655799">
            <text:p>-1.655799</text:p>
          </table:table-cell>
          <table:table-cell office:value-type="float" office:value="14.911577">
            <text:p>14.911577</text:p>
          </table:table-cell>
        </table:table-row>
        <table:table-row table:style-name="ro1">
          <table:table-cell office:value-type="float" office:value="33153">
            <text:p>33153</text:p>
          </table:table-cell>
          <table:table-cell office:value-type="float" office:value="6">
            <text:p>6</text:p>
          </table:table-cell>
          <table:table-cell office:value-type="float" office:value="-60">
            <text:p>-60</text:p>
          </table:table-cell>
          <table:table-cell office:value-type="float" office:value="1106.791382">
            <text:p>1106.791382</text:p>
          </table:table-cell>
          <table:table-cell office:value-type="float" office:value="-0.111818">
            <text:p>-0.111818</text:p>
          </table:table-cell>
          <table:table-cell office:value-type="float" office:value="-0.151171">
            <text:p>-0.151171</text:p>
          </table:table-cell>
          <table:table-cell office:value-type="float" office:value="35.194008">
            <text:p>35.194008</text:p>
          </table:table-cell>
          <table:table-cell office:value-type="float" office:value="0.476919">
            <text:p>0.476919</text:p>
          </table:table-cell>
          <table:table-cell office:value-type="float" office:value="0.124498">
            <text:p>0.124498</text:p>
          </table:table-cell>
          <table:table-cell table:formula="of:=[.I129]-[.$I$2]" office:value-type="float" office:value="0.715866">
            <text:p>0.715866</text:p>
          </table:table-cell>
          <table:table-cell table:formula="of:=AVERAGE([.J125:.J129])" office:value-type="float" office:value="0.5573702">
            <text:p>0.5573702</text:p>
          </table:table-cell>
          <table:table-cell table:formula="of:=AVERAGE([.J121:.J129])" office:value-type="float" office:value="0.568224">
            <text:p>0.568224</text:p>
          </table:table-cell>
          <table:table-cell office:value-type="float" office:value="1059.350098">
            <text:p>1059.350098</text:p>
          </table:table-cell>
          <table:table-cell office:value-type="float" office:value="0">
            <text:p>0</text:p>
          </table:table-cell>
          <table:table-cell office:value-type="float" office:value="0.014922">
            <text:p>0.014922</text:p>
          </table:table-cell>
          <table:table-cell table:formula="of:=[.O129]-0.021583" office:value-type="float" office:value="-0.006661">
            <text:p>-0.006661</text:p>
          </table:table-cell>
          <table:table-cell office:value-type="float" office:value="35.194019">
            <text:p>35.194019</text:p>
          </table:table-cell>
          <table:table-cell office:value-type="float" office:value="1746">
            <text:p>1746</text:p>
          </table:table-cell>
          <table:table-cell office:value-type="float" office:value="-1079">
            <text:p>-1079</text:p>
          </table:table-cell>
          <table:table-cell office:value-type="float" office:value="-408">
            <text:p>-408</text:p>
          </table:table-cell>
          <table:table-cell office:value-type="float" office:value="5341">
            <text:p>5341</text:p>
          </table:table-cell>
          <table:table-cell office:value-type="float" office:value="6771.714355">
            <text:p>6771.714355</text:p>
          </table:table-cell>
          <table:table-cell office:value-type="float" office:value="-2.057792">
            <text:p>-2.057792</text:p>
          </table:table-cell>
          <table:table-cell office:value-type="float" office:value="-1.80697">
            <text:p>-1.80697</text:p>
          </table:table-cell>
          <table:table-cell office:value-type="float" office:value="12.188896">
            <text:p>12.188896</text:p>
          </table:table-cell>
        </table:table-row>
        <table:table-row table:style-name="ro1">
          <table:table-cell office:value-type="float" office:value="33410">
            <text:p>33410</text:p>
          </table:table-cell>
          <table:table-cell office:value-type="float" office:value="-3">
            <text:p>-3</text:p>
          </table:table-cell>
          <table:table-cell office:value-type="float" office:value="-57">
            <text:p>-57</text:p>
          </table:table-cell>
          <table:table-cell office:value-type="float" office:value="1813.43103">
            <text:p>1813.43103</text:p>
          </table:table-cell>
          <table:table-cell office:value-type="float" office:value="-0.14">
            <text:p>-0.14</text:p>
          </table:table-cell>
          <table:table-cell office:value-type="float" office:value="-0.16949">
            <text:p>-0.16949</text:p>
          </table:table-cell>
          <table:table-cell office:value-type="float" office:value="21.064377">
            <text:p>21.064377</text:p>
          </table:table-cell>
          <table:table-cell office:value-type="float" office:value="-0.205235">
            <text:p>-0.205235</text:p>
          </table:table-cell>
          <table:table-cell office:value-type="float" office:value="0.229843">
            <text:p>0.229843</text:p>
          </table:table-cell>
          <table:table-cell table:formula="of:=[.I130]-[.$I$2]" office:value-type="float" office:value="0.821211">
            <text:p>0.821211</text:p>
          </table:table-cell>
          <table:table-cell table:formula="of:=AVERAGE([.J126:.J130])" office:value-type="float" office:value="0.5453992">
            <text:p>0.5453992</text:p>
          </table:table-cell>
          <table:table-cell table:formula="of:=AVERAGE([.J122:.J130])" office:value-type="float" office:value="0.574342444444445">
            <text:p>0.5743424444</text:p>
          </table:table-cell>
          <table:table-cell office:value-type="float" office:value="133.383972">
            <text:p>133.383972</text:p>
          </table:table-cell>
          <table:table-cell office:value-type="float" office:value="0.009804">
            <text:p>0.009804</text:p>
          </table:table-cell>
          <table:table-cell office:value-type="float" office:value="-0.005995">
            <text:p>-0.005995</text:p>
          </table:table-cell>
          <table:table-cell table:formula="of:=[.O130]-0.021583" office:value-type="float" office:value="-0.027578">
            <text:p>-0.027578</text:p>
          </table:table-cell>
          <table:table-cell office:value-type="float" office:value="21.064379">
            <text:p>21.064379</text:p>
          </table:table-cell>
          <table:table-cell office:value-type="float" office:value="1747">
            <text:p>1747</text:p>
          </table:table-cell>
          <table:table-cell office:value-type="float" office:value="-1076">
            <text:p>-1076</text:p>
          </table:table-cell>
          <table:table-cell office:value-type="float" office:value="-395">
            <text:p>-395</text:p>
          </table:table-cell>
          <table:table-cell office:value-type="float" office:value="5397">
            <text:p>5397</text:p>
          </table:table-cell>
          <table:table-cell office:value-type="float" office:value="6818.203125">
            <text:p>6818.203125</text:p>
          </table:table-cell>
          <table:table-cell office:value-type="float" office:value="-2.197793">
            <text:p>-2.197793</text:p>
          </table:table-cell>
          <table:table-cell office:value-type="float" office:value="-1.97646">
            <text:p>-1.97646</text:p>
          </table:table-cell>
          <table:table-cell office:value-type="float" office:value="10.07066">
            <text:p>10.07066</text:p>
          </table:table-cell>
        </table:table-row>
        <table:table-row table:style-name="ro1">
          <table:table-cell office:value-type="float" office:value="33667">
            <text:p>33667</text:p>
          </table:table-cell>
          <table:table-cell office:value-type="float" office:value="-5">
            <text:p>-5</text:p>
          </table:table-cell>
          <table:table-cell office:value-type="float" office:value="-64">
            <text:p>-64</text:p>
          </table:table-cell>
          <table:table-cell office:value-type="float" office:value="1177.728882">
            <text:p>1177.728882</text:p>
          </table:table-cell>
          <table:table-cell office:value-type="float" office:value="-0.115909">
            <text:p>-0.115909</text:p>
          </table:table-cell>
          <table:table-cell office:value-type="float" office:value="-0.113712">
            <text:p>-0.113712</text:p>
          </table:table-cell>
          <table:table-cell office:value-type="float" office:value="1.895127">
            <text:p>1.895127</text:p>
          </table:table-cell>
          <table:table-cell office:value-type="float" office:value="0.555143">
            <text:p>0.555143</text:p>
          </table:table-cell>
          <table:table-cell office:value-type="float" office:value="-0.184354">
            <text:p>-0.184354</text:p>
          </table:table-cell>
          <table:table-cell table:formula="of:=[.I131]-[.$I$2]" office:value-type="float" office:value="0.407014">
            <text:p>0.407014</text:p>
          </table:table-cell>
          <table:table-cell table:formula="of:=AVERAGE([.J127:.J131])" office:value-type="float" office:value="0.542526">
            <text:p>0.542526</text:p>
          </table:table-cell>
          <table:table-cell table:formula="of:=AVERAGE([.J123:.J131])" office:value-type="float" office:value="0.585249333333333">
            <text:p>0.5852493333</text:p>
          </table:table-cell>
          <table:table-cell office:value-type="float" office:value="224.175995">
            <text:p>224.175995</text:p>
          </table:table-cell>
          <table:table-cell office:value-type="float" office:value="-0.029437">
            <text:p>-0.029437</text:p>
          </table:table-cell>
          <table:table-cell office:value-type="float" office:value="0.037438">
            <text:p>0.037438</text:p>
          </table:table-cell>
          <table:table-cell table:formula="of:=[.O131]-0.021583" office:value-type="float" office:value="0.015855">
            <text:p>0.015855</text:p>
          </table:table-cell>
          <table:table-cell office:value-type="float" office:value="1.895123">
            <text:p>1.895123</text:p>
          </table:table-cell>
          <table:table-cell office:value-type="float" office:value="1750">
            <text:p>1750</text:p>
          </table:table-cell>
          <table:table-cell office:value-type="float" office:value="-1072">
            <text:p>-1072</text:p>
          </table:table-cell>
          <table:table-cell office:value-type="float" office:value="-370">
            <text:p>-370</text:p>
          </table:table-cell>
          <table:table-cell office:value-type="float" office:value="5456">
            <text:p>5456</text:p>
          </table:table-cell>
          <table:table-cell office:value-type="float" office:value="6863.613281">
            <text:p>6863.613281</text:p>
          </table:table-cell>
          <table:table-cell office:value-type="float" office:value="-2.313702">
            <text:p>-2.313702</text:p>
          </table:table-cell>
          <table:table-cell office:value-type="float" office:value="-2.090173">
            <text:p>-2.090173</text:p>
          </table:table-cell>
          <table:table-cell office:value-type="float" office:value="9.661093">
            <text:p>9.661093</text:p>
          </table:table-cell>
        </table:table-row>
        <table:table-row table:style-name="ro1">
          <table:table-cell office:value-type="float" office:value="33924">
            <text:p>33924</text:p>
          </table:table-cell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891.730774">
            <text:p>891.730774</text:p>
          </table:table-cell>
          <table:table-cell office:value-type="float" office:value="-0.08">
            <text:p>-0.08</text:p>
          </table:table-cell>
          <table:table-cell office:value-type="float" office:value="-0.070843">
            <text:p>-0.070843</text:p>
          </table:table-cell>
          <table:table-cell office:value-type="float" office:value="11.445684">
            <text:p>11.445684</text:p>
          </table:table-cell>
          <table:table-cell office:value-type="float" office:value="-0.188412">
            <text:p>-0.188412</text:p>
          </table:table-cell>
          <table:table-cell office:value-type="float" office:value="0.272939">
            <text:p>0.272939</text:p>
          </table:table-cell>
          <table:table-cell table:formula="of:=[.I132]-[.$I$2]" office:value-type="float" office:value="0.864307">
            <text:p>0.864307</text:p>
          </table:table-cell>
          <table:table-cell table:formula="of:=AVERAGE([.J128:.J132])" office:value-type="float" office:value="0.7086836">
            <text:p>0.7086836</text:p>
          </table:table-cell>
          <table:table-cell table:formula="of:=AVERAGE([.J124:.J132])" office:value-type="float" office:value="0.606265111111111">
            <text:p>0.6062651111</text:p>
          </table:table-cell>
          <table:table-cell office:value-type="float" office:value="176.735611">
            <text:p>176.735611</text:p>
          </table:table-cell>
          <table:table-cell office:value-type="float" office:value="0">
            <text:p>0</text:p>
          </table:table-cell>
          <table:table-cell office:value-type="float" office:value="0.025847">
            <text:p>0.025847</text:p>
          </table:table-cell>
          <table:table-cell table:formula="of:=[.O132]-0.021583" office:value-type="float" office:value="0.004264">
            <text:p>0.004264</text:p>
          </table:table-cell>
          <table:table-cell office:value-type="float" office:value="11.445684">
            <text:p>11.445684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336">
            <text:p>-336</text:p>
          </table:table-cell>
          <table:table-cell office:value-type="float" office:value="5516">
            <text:p>5516</text:p>
          </table:table-cell>
          <table:table-cell office:value-type="float" office:value="6907.109863">
            <text:p>6907.109863</text:p>
          </table:table-cell>
          <table:table-cell office:value-type="float" office:value="-2.393702">
            <text:p>-2.393702</text:p>
          </table:table-cell>
          <table:table-cell office:value-type="float" office:value="-2.161016">
            <text:p>-2.161016</text:p>
          </table:table-cell>
          <table:table-cell office:value-type="float" office:value="9.720733">
            <text:p>9.720733</text:p>
          </table:table-cell>
        </table:table-row>
        <table:table-row table:style-name="ro1">
          <table:table-cell office:value-type="float" office:value="34181">
            <text:p>34181</text:p>
          </table:table-cell>
          <table:table-cell office:value-type="float" office:value="-1">
            <text:p>-1</text:p>
          </table:table-cell>
          <table:table-cell office:value-type="float" office:value="-37">
            <text:p>-37</text:p>
          </table:table-cell>
          <table:table-cell office:value-type="float" office:value="3584.542969">
            <text:p>3584.542969</text:p>
          </table:table-cell>
          <table:table-cell office:value-type="float" office:value="-0.015">
            <text:p>-0.015</text:p>
          </table:table-cell>
          <table:table-cell office:value-type="float" office:value="0.006882">
            <text:p>0.006882</text:p>
          </table:table-cell>
          <table:table-cell office:value-type="float" office:value="145.882172">
            <text:p>145.882172</text:p>
          </table:table-cell>
          <table:table-cell office:value-type="float" office:value="0.74692">
            <text:p>0.74692</text:p>
          </table:table-cell>
          <table:table-cell office:value-type="float" office:value="0.040701">
            <text:p>0.040701</text:p>
          </table:table-cell>
          <table:table-cell table:formula="of:=[.I133]-[.$I$2]" office:value-type="float" office:value="0.632069">
            <text:p>0.632069</text:p>
          </table:table-cell>
          <table:table-cell table:formula="of:=AVERAGE([.J129:.J133])" office:value-type="float" office:value="0.6880934">
            <text:p>0.6880934</text:p>
          </table:table-cell>
          <table:table-cell table:formula="of:=AVERAGE([.J125:.J133])" office:value-type="float" office:value="0.612383555555555">
            <text:p>0.6123835556</text:p>
          </table:table-cell>
          <table:table-cell office:value-type="float" office:value="442.928894">
            <text:p>442.928894</text:p>
          </table:table-cell>
          <table:table-cell office:value-type="float" office:value="0.029393">
            <text:p>0.029393</text:p>
          </table:table-cell>
          <table:table-cell office:value-type="float" office:value="0.005729">
            <text:p>0.005729</text:p>
          </table:table-cell>
          <table:table-cell table:formula="of:=[.O133]-0.021583" office:value-type="float" office:value="-0.015854">
            <text:p>-0.015854</text:p>
          </table:table-cell>
          <table:table-cell office:value-type="float" office:value="145.882172">
            <text:p>145.882172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315">
            <text:p>-315</text:p>
          </table:table-cell>
          <table:table-cell office:value-type="float" office:value="5547">
            <text:p>5547</text:p>
          </table:table-cell>
          <table:table-cell office:value-type="float" office:value="6929.70459">
            <text:p>6929.70459</text:p>
          </table:table-cell>
          <table:table-cell office:value-type="float" office:value="-2.408702">
            <text:p>-2.408702</text:p>
          </table:table-cell>
          <table:table-cell office:value-type="float" office:value="-2.154134">
            <text:p>-2.154134</text:p>
          </table:table-cell>
          <table:table-cell office:value-type="float" office:value="10.568675">
            <text:p>10.568675</text:p>
          </table:table-cell>
        </table:table-row>
        <table:table-row table:style-name="ro1">
          <table:table-cell office:value-type="float" office:value="34438">
            <text:p>34438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554">
            <text:p>0.004554</text:p>
          </table:table-cell>
          <table:table-cell office:value-type="float" office:value="100">
            <text:p>100</text:p>
          </table:table-cell>
          <table:table-cell office:value-type="float" office:value="-0.121359">
            <text:p>-0.121359</text:p>
          </table:table-cell>
          <table:table-cell office:value-type="float" office:value="0.572214">
            <text:p>0.572214</text:p>
          </table:table-cell>
          <table:table-cell table:formula="of:=[.I134]-[.$I$2]" office:value-type="float" office:value="1.163582">
            <text:p>1.163582</text:p>
          </table:table-cell>
          <table:table-cell table:formula="of:=AVERAGE([.J130:.J134])" office:value-type="float" office:value="0.7776366">
            <text:p>0.7776366</text:p>
          </table:table-cell>
          <table:table-cell table:formula="of:=AVERAGE([.J126:.J134])" office:value-type="float" office:value="0.643774222222222">
            <text:p>0.6437742222</text:p>
          </table:table-cell>
          <table:table-cell office:value-type="float" office:value="105.575012">
            <text:p>105.575012</text:p>
          </table:table-cell>
          <table:table-cell office:value-type="float" office:value="-0.036479">
            <text:p>-0.036479</text:p>
          </table:table-cell>
          <table:table-cell office:value-type="float" office:value="-0.115112">
            <text:p>-0.115112</text:p>
          </table:table-cell>
          <table:table-cell table:formula="of:=[.O134]-0.021583" office:value-type="float" office:value="-0.136695">
            <text:p>-0.136695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96">
            <text:p>-296</text:p>
          </table:table-cell>
          <table:table-cell office:value-type="float" office:value="5576">
            <text:p>5576</text:p>
          </table:table-cell>
          <table:table-cell office:value-type="float" office:value="6951.75293">
            <text:p>6951.75293</text:p>
          </table:table-cell>
          <table:table-cell office:value-type="float" office:value="-2.408702">
            <text:p>-2.408702</text:p>
          </table:table-cell>
          <table:table-cell office:value-type="float" office:value="-2.14958">
            <text:p>-2.14958</text:p>
          </table:table-cell>
          <table:table-cell office:value-type="float" office:value="10.757741">
            <text:p>10.757741</text:p>
          </table:table-cell>
        </table:table-row>
        <table:table-row table:style-name="ro1">
          <table:table-cell office:value-type="float" office:value="34695">
            <text:p>34695</text:p>
          </table:table-cell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.365259">
            <text:p>0.365259</text:p>
          </table:table-cell>
          <table:table-cell office:value-type="float" office:value="-0.804452">
            <text:p>-0.804452</text:p>
          </table:table-cell>
          <table:table-cell table:formula="of:=[.I135]-[.$I$2]" office:value-type="float" office:value="-0.213084">
            <text:p>-0.213084</text:p>
          </table:table-cell>
          <table:table-cell table:formula="of:=AVERAGE([.J131:.J135])" office:value-type="float" office:value="0.5707776">
            <text:p>0.5707776</text:p>
          </table:table-cell>
          <table:table-cell table:formula="of:=AVERAGE([.J127:.J135])" office:value-type="float" office:value="0.573278222222222">
            <text:p>0.5732782222</text:p>
          </table:table-cell>
          <table:table-cell office:value-type="float" office:value="100">
            <text:p>100</text:p>
          </table:table-cell>
          <table:table-cell office:value-type="float" office:value="-0.350195">
            <text:p>-0.350195</text:p>
          </table:table-cell>
          <table:table-cell office:value-type="float" office:value="-0.10019">
            <text:p>-0.10019</text:p>
          </table:table-cell>
          <table:table-cell table:formula="of:=[.O135]-0.021583" office:value-type="float" office:value="-0.121773">
            <text:p>-0.121773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81">
            <text:p>-281</text:p>
          </table:table-cell>
          <table:table-cell office:value-type="float" office:value="5600">
            <text:p>5600</text:p>
          </table:table-cell>
          <table:table-cell office:value-type="float" office:value="6970.288574">
            <text:p>6970.288574</text:p>
          </table:table-cell>
          <table:table-cell office:value-type="float" office:value="-2.408702">
            <text:p>-2.408702</text:p>
          </table:table-cell>
          <table:table-cell office:value-type="float" office:value="-2.143211">
            <text:p>-2.143211</text:p>
          </table:table-cell>
          <table:table-cell office:value-type="float" office:value="11.022142">
            <text:p>11.022142</text:p>
          </table:table-cell>
        </table:table-row>
        <table:table-row table:style-name="ro1">
          <table:table-cell office:value-type="float" office:value="34952">
            <text:p>34952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-0.01514">
            <text:p>-0.01514</text:p>
          </table:table-cell>
          <table:table-cell office:value-type="float" office:value="0.093374">
            <text:p>0.093374</text:p>
          </table:table-cell>
          <table:table-cell table:formula="of:=[.I136]-[.$I$2]" office:value-type="float" office:value="0.684742">
            <text:p>0.684742</text:p>
          </table:table-cell>
          <table:table-cell table:formula="of:=AVERAGE([.J132:.J136])" office:value-type="float" office:value="0.6263232">
            <text:p>0.6263232</text:p>
          </table:table-cell>
          <table:table-cell table:formula="of:=AVERAGE([.J128:.J136])" office:value-type="float" office:value="0.645636333333333">
            <text:p>0.6456363333</text:p>
          </table:table-cell>
          <table:table-cell office:value-type="float" office:value="100">
            <text:p>100</text:p>
          </table:table-cell>
          <table:table-cell office:value-type="float" office:value="0.006485">
            <text:p>0.006485</text:p>
          </table:table-cell>
          <table:table-cell office:value-type="float" office:value="0.031709">
            <text:p>0.031709</text:p>
          </table:table-cell>
          <table:table-cell table:formula="of:=[.O136]-0.021583" office:value-type="float" office:value="0.010126">
            <text:p>0.010126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67">
            <text:p>-267</text:p>
          </table:table-cell>
          <table:table-cell office:value-type="float" office:value="5622">
            <text:p>5622</text:p>
          </table:table-cell>
          <table:table-cell office:value-type="float" office:value="6987.265137">
            <text:p>6987.265137</text:p>
          </table:table-cell>
          <table:table-cell office:value-type="float" office:value="-2.408702">
            <text:p>-2.408702</text:p>
          </table:table-cell>
          <table:table-cell office:value-type="float" office:value="-2.137288">
            <text:p>-2.137288</text:p>
          </table:table-cell>
          <table:table-cell office:value-type="float" office:value="11.268064">
            <text:p>11.268064</text:p>
          </table:table-cell>
        </table:table-row>
        <table:table-row table:style-name="ro1">
          <table:table-cell office:value-type="float" office:value="35209">
            <text:p>35209</text:p>
          </table:table-cell>
          <table:table-cell office:value-type="float" office:value="2">
            <text:p>2</text:p>
          </table:table-cell>
          <table:table-cell office:value-type="float" office:value="-48">
            <text:p>-48</text:p>
          </table:table-cell>
          <table:table-cell office:value-type="float" office:value="2511.556152">
            <text:p>2511.556152</text:p>
          </table:table-cell>
          <table:table-cell office:value-type="float" office:value="-0.01">
            <text:p>-0.01</text:p>
          </table:table-cell>
          <table:table-cell office:value-type="float" office:value="-0.029926">
            <text:p>-0.029926</text:p>
          </table:table-cell>
          <table:table-cell office:value-type="float" office:value="199.261337">
            <text:p>199.261337</text:p>
          </table:table-cell>
          <table:table-cell office:value-type="float" office:value="0.787294">
            <text:p>0.787294</text:p>
          </table:table-cell>
          <table:table-cell office:value-type="float" office:value="0.280122">
            <text:p>0.280122</text:p>
          </table:table-cell>
          <table:table-cell table:formula="of:=[.I137]-[.$I$2]" office:value-type="float" office:value="0.87149">
            <text:p>0.87149</text:p>
          </table:table-cell>
          <table:table-cell table:formula="of:=AVERAGE([.J133:.J137])" office:value-type="float" office:value="0.6277598">
            <text:p>0.6277598</text:p>
          </table:table-cell>
          <table:table-cell table:formula="of:=AVERAGE([.J129:.J137])" office:value-type="float" office:value="0.660799666666667">
            <text:p>0.6607996667</text:p>
          </table:table-cell>
          <table:table-cell office:value-type="float" office:value="1214.849243">
            <text:p>1214.849243</text:p>
          </table:table-cell>
          <table:table-cell office:value-type="float" office:value="-0.029369">
            <text:p>-0.029369</text:p>
          </table:table-cell>
          <table:table-cell office:value-type="float" office:value="0.016787">
            <text:p>0.016787</text:p>
          </table:table-cell>
          <table:table-cell table:formula="of:=[.O137]-0.021583" office:value-type="float" office:value="-0.004796">
            <text:p>-0.004796</text:p>
          </table:table-cell>
          <table:table-cell office:value-type="float" office:value="199.261368">
            <text:p>199.261368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241">
            <text:p>-241</text:p>
          </table:table-cell>
          <table:table-cell office:value-type="float" office:value="5663">
            <text:p>5663</text:p>
          </table:table-cell>
          <table:table-cell office:value-type="float" office:value="7019.751953">
            <text:p>7019.751953</text:p>
          </table:table-cell>
          <table:table-cell office:value-type="float" office:value="-2.418702">
            <text:p>-2.418702</text:p>
          </table:table-cell>
          <table:table-cell office:value-type="float" office:value="-2.167214">
            <text:p>-2.167214</text:p>
          </table:table-cell>
          <table:table-cell office:value-type="float" office:value="10.397644">
            <text:p>10.397644</text:p>
          </table:table-cell>
        </table:table-row>
        <table:table-row table:style-name="ro1">
          <table:table-cell office:value-type="float" office:value="35466">
            <text:p>35466</text:p>
          </table:table-cell>
          <table:table-cell office:value-type="float" office:value="12">
            <text:p>12</text:p>
          </table:table-cell>
          <table:table-cell office:value-type="float" office:value="-78">
            <text:p>-78</text:p>
          </table:table-cell>
          <table:table-cell office:value-type="float" office:value="749.670227">
            <text:p>749.670227</text:p>
          </table:table-cell>
          <table:table-cell office:value-type="float" office:value="-0.054783">
            <text:p>-0.054783</text:p>
          </table:table-cell>
          <table:table-cell office:value-type="float" office:value="-0.024687">
            <text:p>-0.024687</text:p>
          </table:table-cell>
          <table:table-cell office:value-type="float" office:value="54.935791">
            <text:p>54.935791</text:p>
          </table:table-cell>
          <table:table-cell office:value-type="float" office:value="-0.241298">
            <text:p>-0.241298</text:p>
          </table:table-cell>
          <table:table-cell office:value-type="float" office:value="0.225055">
            <text:p>0.225055</text:p>
          </table:table-cell>
          <table:table-cell table:formula="of:=[.I138]-[.$I$2]" office:value-type="float" office:value="0.816423">
            <text:p>0.816423</text:p>
          </table:table-cell>
          <table:table-cell table:formula="of:=AVERAGE([.J134:.J138])" office:value-type="float" office:value="0.6646306">
            <text:p>0.6646306</text:p>
          </table:table-cell>
          <table:table-cell table:formula="of:=AVERAGE([.J130:.J138])" office:value-type="float" office:value="0.671972666666667">
            <text:p>0.6719726667</text:p>
          </table:table-cell>
          <table:table-cell office:value-type="float" office:value="397.293121">
            <text:p>397.293121</text:p>
          </table:table-cell>
          <table:table-cell office:value-type="float" office:value="0.007356">
            <text:p>0.007356</text:p>
          </table:table-cell>
          <table:table-cell office:value-type="float" office:value="0.029977">
            <text:p>0.029977</text:p>
          </table:table-cell>
          <table:table-cell table:formula="of:=[.O138]-0.021583" office:value-type="float" office:value="0.008394">
            <text:p>0.008394</text:p>
          </table:table-cell>
          <table:table-cell office:value-type="float" office:value="54.935791">
            <text:p>54.935791</text:p>
          </table:table-cell>
          <table:table-cell office:value-type="float" office:value="1746">
            <text:p>1746</text:p>
          </table:table-cell>
          <table:table-cell office:value-type="float" office:value="-1075">
            <text:p>-1075</text:p>
          </table:table-cell>
          <table:table-cell office:value-type="float" office:value="-197">
            <text:p>-197</text:p>
          </table:table-cell>
          <table:table-cell office:value-type="float" office:value="5728">
            <text:p>5728</text:p>
          </table:table-cell>
          <table:table-cell office:value-type="float" office:value="7075.030273">
            <text:p>7075.030273</text:p>
          </table:table-cell>
          <table:table-cell office:value-type="float" office:value="-2.473484">
            <text:p>-2.473484</text:p>
          </table:table-cell>
          <table:table-cell office:value-type="float" office:value="-2.191901">
            <text:p>-2.191901</text:p>
          </table:table-cell>
          <table:table-cell office:value-type="float" office:value="11.384075">
            <text:p>11.384075</text:p>
          </table:table-cell>
        </table:table-row>
        <table:table-row table:style-name="ro1">
          <table:table-cell office:value-type="float" office:value="35723">
            <text:p>35723</text:p>
          </table:table-cell>
          <table:table-cell office:value-type="float" office:value="28">
            <text:p>28</text:p>
          </table:table-cell>
          <table:table-cell office:value-type="float" office:value="-145">
            <text:p>-145</text:p>
          </table:table-cell>
          <table:table-cell office:value-type="float" office:value="617.891052">
            <text:p>617.891052</text:p>
          </table:table-cell>
          <table:table-cell office:value-type="float" office:value="-0.02">
            <text:p>-0.02</text:p>
          </table:table-cell>
          <table:table-cell office:value-type="float" office:value="-0.011334">
            <text:p>-0.011334</text:p>
          </table:table-cell>
          <table:table-cell office:value-type="float" office:value="43.332088">
            <text:p>43.332088</text:p>
          </table:table-cell>
          <table:table-cell office:value-type="float" office:value="0.647247">
            <text:p>0.647247</text:p>
          </table:table-cell>
          <table:table-cell office:value-type="float" office:value="0.201113">
            <text:p>0.201113</text:p>
          </table:table-cell>
          <table:table-cell table:formula="of:=[.I139]-[.$I$2]" office:value-type="float" office:value="0.792481">
            <text:p>0.792481</text:p>
          </table:table-cell>
          <table:table-cell table:formula="of:=AVERAGE([.J135:.J139])" office:value-type="float" office:value="0.5904104">
            <text:p>0.5904104</text:p>
          </table:table-cell>
          <table:table-cell table:formula="of:=AVERAGE([.J131:.J139])" office:value-type="float" office:value="0.668780444444444">
            <text:p>0.6687804444</text:p>
          </table:table-cell>
          <table:table-cell office:value-type="float" office:value="519.056763">
            <text:p>519.056763</text:p>
          </table:table-cell>
          <table:table-cell office:value-type="float" office:value="0.029437">
            <text:p>0.029437</text:p>
          </table:table-cell>
          <table:table-cell office:value-type="float" office:value="0.036239">
            <text:p>0.036239</text:p>
          </table:table-cell>
          <table:table-cell table:formula="of:=[.O139]-0.021583" office:value-type="float" office:value="0.014656">
            <text:p>0.014656</text:p>
          </table:table-cell>
          <table:table-cell office:value-type="float" office:value="43.332092">
            <text:p>43.332092</text:p>
          </table:table-cell>
          <table:table-cell office:value-type="float" office:value="1724">
            <text:p>1724</text:p>
          </table:table-cell>
          <table:table-cell office:value-type="float" office:value="-1092">
            <text:p>-1092</text:p>
          </table:table-cell>
          <table:table-cell office:value-type="float" office:value="-113">
            <text:p>-113</text:p>
          </table:table-cell>
          <table:table-cell office:value-type="float" office:value="5846">
            <text:p>5846</text:p>
          </table:table-cell>
          <table:table-cell office:value-type="float" office:value="7177.075684">
            <text:p>7177.075684</text:p>
          </table:table-cell>
          <table:table-cell office:value-type="float" office:value="-2.493484">
            <text:p>-2.493484</text:p>
          </table:table-cell>
          <table:table-cell office:value-type="float" office:value="-2.203234">
            <text:p>-2.203234</text:p>
          </table:table-cell>
          <table:table-cell office:value-type="float" office:value="11.640331">
            <text:p>11.640331</text:p>
          </table:table-cell>
        </table:table-row>
        <table:table-row table:style-name="ro1">
          <table:table-cell office:value-type="float" office:value="35980">
            <text:p>35980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568.792847">
            <text:p>568.792847</text:p>
          </table:table-cell>
          <table:table-cell office:value-type="float" office:value="-0.02">
            <text:p>-0.02</text:p>
          </table:table-cell>
          <table:table-cell office:value-type="float" office:value="-0.020887">
            <text:p>-0.020887</text:p>
          </table:table-cell>
          <table:table-cell office:value-type="float" office:value="4.43331">
            <text:p>4.43331</text:p>
          </table:table-cell>
          <table:table-cell office:value-type="float" office:value="-0.183366">
            <text:p>-0.183366</text:p>
          </table:table-cell>
          <table:table-cell office:value-type="float" office:value="0.383072">
            <text:p>0.383072</text:p>
          </table:table-cell>
          <table:table-cell table:formula="of:=[.I140]-[.$I$2]" office:value-type="float" office:value="0.97444">
            <text:p>0.97444</text:p>
          </table:table-cell>
          <table:table-cell table:formula="of:=AVERAGE([.J136:.J140])" office:value-type="float" office:value="0.8279152">
            <text:p>0.8279152</text:p>
          </table:table-cell>
          <table:table-cell table:formula="of:=AVERAGE([.J132:.J140])" office:value-type="float" office:value="0.731827777777778">
            <text:p>0.7318277778</text:p>
          </table:table-cell>
          <table:table-cell office:value-type="float" office:value="110.542297">
            <text:p>110.542297</text:p>
          </table:table-cell>
          <table:table-cell office:value-type="float" office:value="0.019455">
            <text:p>0.019455</text:p>
          </table:table-cell>
          <table:table-cell office:value-type="float" office:value="0.035173">
            <text:p>0.035173</text:p>
          </table:table-cell>
          <table:table-cell table:formula="of:=[.O140]-0.021583" office:value-type="float" office:value="0.01359">
            <text:p>0.01359</text:p>
          </table:table-cell>
          <table:table-cell office:value-type="float" office:value="4.433316">
            <text:p>4.433316</text:p>
          </table:table-cell>
          <table:table-cell office:value-type="float" office:value="1699">
            <text:p>1699</text:p>
          </table:table-cell>
          <table:table-cell office:value-type="float" office:value="-1111">
            <text:p>-1111</text:p>
          </table:table-cell>
          <table:table-cell office:value-type="float" office:value="-27">
            <text:p>-27</text:p>
          </table:table-cell>
          <table:table-cell office:value-type="float" office:value="5963">
            <text:p>5963</text:p>
          </table:table-cell>
          <table:table-cell office:value-type="float" office:value="7281.521484">
            <text:p>7281.521484</text:p>
          </table:table-cell>
          <table:table-cell office:value-type="float" office:value="-2.513484">
            <text:p>-2.513484</text:p>
          </table:table-cell>
          <table:table-cell office:value-type="float" office:value="-2.224121">
            <text:p>-2.224121</text:p>
          </table:table-cell>
          <table:table-cell office:value-type="float" office:value="11.512431">
            <text:p>11.512431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float" office:value="29">
            <text:p>29</text:p>
          </table:table-cell>
          <table:table-cell office:value-type="float" office:value="-117">
            <text:p>-117</text:p>
          </table:table-cell>
          <table:table-cell office:value-type="float" office:value="502.425537">
            <text:p>502.425537</text:p>
          </table:table-cell>
          <table:table-cell office:value-type="float" office:value="-0.017807">
            <text:p>-0.017807</text:p>
          </table:table-cell>
          <table:table-cell office:value-type="float" office:value="-0.011197">
            <text:p>-0.011197</text:p>
          </table:table-cell>
          <table:table-cell office:value-type="float" office:value="37.122433">
            <text:p>37.122433</text:p>
          </table:table-cell>
          <table:table-cell office:value-type="float" office:value="0.701499">
            <text:p>0.701499</text:p>
          </table:table-cell>
          <table:table-cell office:value-type="float" office:value="0.083797">
            <text:p>0.083797</text:p>
          </table:table-cell>
          <table:table-cell table:formula="of:=[.I141]-[.$I$2]" office:value-type="float" office:value="0.675165">
            <text:p>0.675165</text:p>
          </table:table-cell>
          <table:table-cell table:formula="of:=AVERAGE([.J137:.J141])" office:value-type="float" office:value="0.8259998">
            <text:p>0.8259998</text:p>
          </table:table-cell>
          <table:table-cell table:formula="of:=AVERAGE([.J133:.J141])" office:value-type="float" office:value="0.710812">
            <text:p>0.710812</text:p>
          </table:table-cell>
          <table:table-cell office:value-type="float" office:value="1531.118286">
            <text:p>1531.118286</text:p>
          </table:table-cell>
          <table:table-cell office:value-type="float" office:value="0.058366">
            <text:p>0.058366</text:p>
          </table:table-cell>
          <table:table-cell office:value-type="float" office:value="0.041435">
            <text:p>0.041435</text:p>
          </table:table-cell>
          <table:table-cell table:formula="of:=[.O141]-0.021583" office:value-type="float" office:value="0.019852">
            <text:p>0.019852</text:p>
          </table:table-cell>
          <table:table-cell office:value-type="float" office:value="37.122433">
            <text:p>37.122433</text:p>
          </table:table-cell>
          <table:table-cell office:value-type="float" office:value="1676">
            <text:p>1676</text:p>
          </table:table-cell>
          <table:table-cell office:value-type="float" office:value="-1128">
            <text:p>-1128</text:p>
          </table:table-cell>
          <table:table-cell office:value-type="float" office:value="44">
            <text:p>44</text:p>
          </table:table-cell>
          <table:table-cell office:value-type="float" office:value="6056">
            <text:p>6056</text:p>
          </table:table-cell>
          <table:table-cell office:value-type="float" office:value="7367.040039">
            <text:p>7367.040039</text:p>
          </table:table-cell>
          <table:table-cell office:value-type="float" office:value="-2.531291">
            <text:p>-2.531291</text:p>
          </table:table-cell>
          <table:table-cell office:value-type="float" office:value="-2.235318">
            <text:p>-2.235318</text:p>
          </table:table-cell>
          <table:table-cell office:value-type="float" office:value="11.692591">
            <text:p>11.692591</text:p>
          </table:table-cell>
        </table:table-row>
        <table:table-row table:style-name="ro1">
          <table:table-cell office:value-type="float" office:value="36494">
            <text:p>36494</text:p>
          </table:table-cell>
          <table:table-cell office:value-type="float" office:value="26">
            <text:p>26</text:p>
          </table:table-cell>
          <table:table-cell office:value-type="float" office:value="-131">
            <text:p>-131</text:p>
          </table:table-cell>
          <table:table-cell office:value-type="float" office:value="602.381714">
            <text:p>602.381714</text:p>
          </table:table-cell>
          <table:table-cell office:value-type="float" office:value="-0.01">
            <text:p>-0.01</text:p>
          </table:table-cell>
          <table:table-cell office:value-type="float" office:value="-0.000856">
            <text:p>-0.000856</text:p>
          </table:table-cell>
          <table:table-cell office:value-type="float" office:value="91.439896">
            <text:p>91.439896</text:p>
          </table:table-cell>
          <table:table-cell office:value-type="float" office:value="-0.233833">
            <text:p>-0.233833</text:p>
          </table:table-cell>
          <table:table-cell office:value-type="float" office:value="0.019154">
            <text:p>0.019154</text:p>
          </table:table-cell>
          <table:table-cell table:formula="of:=[.I142]-[.$I$2]" office:value-type="float" office:value="0.610522">
            <text:p>0.610522</text:p>
          </table:table-cell>
          <table:table-cell table:formula="of:=AVERAGE([.J138:.J142])" office:value-type="float" office:value="0.7738062">
            <text:p>0.7738062</text:p>
          </table:table-cell>
          <table:table-cell table:formula="of:=AVERAGE([.J134:.J142])" office:value-type="float" office:value="0.708417888888889">
            <text:p>0.7084178889</text:p>
          </table:table-cell>
          <table:table-cell office:value-type="float" office:value="363.861542">
            <text:p>363.861542</text:p>
          </table:table-cell>
          <table:table-cell office:value-type="float" office:value="0.019455">
            <text:p>0.019455</text:p>
          </table:table-cell>
          <table:table-cell office:value-type="float" office:value="-0.002132">
            <text:p>-0.002132</text:p>
          </table:table-cell>
          <table:table-cell table:formula="of:=[.O142]-0.021583" office:value-type="float" office:value="-0.023715">
            <text:p>-0.023715</text:p>
          </table:table-cell>
          <table:table-cell office:value-type="float" office:value="91.439888">
            <text:p>91.439888</text:p>
          </table:table-cell>
          <table:table-cell office:value-type="float" office:value="1655">
            <text:p>1655</text:p>
          </table:table-cell>
          <table:table-cell office:value-type="float" office:value="-1143">
            <text:p>-1143</text:p>
          </table:table-cell>
          <table:table-cell office:value-type="float" office:value="125">
            <text:p>125</text:p>
          </table:table-cell>
          <table:table-cell office:value-type="float" office:value="6159">
            <text:p>6159</text:p>
          </table:table-cell>
          <table:table-cell office:value-type="float" office:value="7460.569824">
            <text:p>7460.569824</text:p>
          </table:table-cell>
          <table:table-cell office:value-type="float" office:value="-2.541291">
            <text:p>-2.541291</text:p>
          </table:table-cell>
          <table:table-cell office:value-type="float" office:value="-2.236174">
            <text:p>-2.236174</text:p>
          </table:table-cell>
          <table:table-cell office:value-type="float" office:value="12.0064">
            <text:p>12.0064</text:p>
          </table:table-cell>
        </table:table-row>
        <table:table-row table:style-name="ro1">
          <table:table-cell office:value-type="float" office:value="36751">
            <text:p>36751</text:p>
          </table:table-cell>
          <table:table-cell office:value-type="float" office:value="23">
            <text:p>23</text:p>
          </table:table-cell>
          <table:table-cell office:value-type="float" office:value="-127">
            <text:p>-127</text:p>
          </table:table-cell>
          <table:table-cell office:value-type="float" office:value="650.721252">
            <text:p>650.721252</text:p>
          </table:table-cell>
          <table:table-cell office:value-type="float" office:value="-0.012778">
            <text:p>-0.012778</text:p>
          </table:table-cell>
          <table:table-cell office:value-type="float" office:value="-0.016333">
            <text:p>-0.016333</text:p>
          </table:table-cell>
          <table:table-cell office:value-type="float" office:value="27.821011">
            <text:p>27.821011</text:p>
          </table:table-cell>
          <table:table-cell office:value-type="float" office:value="0.610658">
            <text:p>0.610658</text:p>
          </table:table-cell>
          <table:table-cell office:value-type="float" office:value="-0.033519">
            <text:p>-0.033519</text:p>
          </table:table-cell>
          <table:table-cell table:formula="of:=[.I143]-[.$I$2]" office:value-type="float" office:value="0.557849">
            <text:p>0.557849</text:p>
          </table:table-cell>
          <table:table-cell table:formula="of:=AVERAGE([.J139:.J143])" office:value-type="float" office:value="0.7220914">
            <text:p>0.7220914</text:p>
          </table:table-cell>
          <table:table-cell table:formula="of:=AVERAGE([.J135:.J143])" office:value-type="float" office:value="0.641114222222222">
            <text:p>0.6411142222</text:p>
          </table:table-cell>
          <table:table-cell office:value-type="float" office:value="231.778809">
            <text:p>231.778809</text:p>
          </table:table-cell>
          <table:table-cell office:value-type="float" office:value="-0.058366">
            <text:p>-0.058366</text:p>
          </table:table-cell>
          <table:table-cell office:value-type="float" office:value="0.001865">
            <text:p>0.001865</text:p>
          </table:table-cell>
          <table:table-cell table:formula="of:=[.O143]-0.021583" office:value-type="float" office:value="-0.019718">
            <text:p>-0.019718</text:p>
          </table:table-cell>
          <table:table-cell office:value-type="float" office:value="27.821005">
            <text:p>27.821005</text:p>
          </table:table-cell>
          <table:table-cell office:value-type="float" office:value="1636">
            <text:p>1636</text:p>
          </table:table-cell>
          <table:table-cell office:value-type="float" office:value="-1156">
            <text:p>-1156</text:p>
          </table:table-cell>
          <table:table-cell office:value-type="float" office:value="203">
            <text:p>203</text:p>
          </table:table-cell>
          <table:table-cell office:value-type="float" office:value="6259">
            <text:p>6259</text:p>
          </table:table-cell>
          <table:table-cell office:value-type="float" office:value="7552.199219">
            <text:p>7552.199219</text:p>
          </table:table-cell>
          <table:table-cell office:value-type="float" office:value="-2.554069">
            <text:p>-2.554069</text:p>
          </table:table-cell>
          <table:table-cell office:value-type="float" office:value="-2.252506">
            <text:p>-2.252506</text:p>
          </table:table-cell>
          <table:table-cell office:value-type="float" office:value="11.807151">
            <text:p>11.807151</text:p>
          </table:table-cell>
        </table:table-row>
        <table:table-row table:style-name="ro1">
          <table:table-cell office:value-type="float" office:value="37008">
            <text:p>37008</text:p>
          </table:table-cell>
          <table:table-cell office:value-type="float" office:value="20">
            <text:p>20</text:p>
          </table:table-cell>
          <table:table-cell office:value-type="float" office:value="-103">
            <text:p>-103</text:p>
          </table:table-cell>
          <table:table-cell office:value-type="float" office:value="615.519165">
            <text:p>615.519165</text:p>
          </table:table-cell>
          <table:table-cell office:value-type="float" office:value="-0.025">
            <text:p>-0.025</text:p>
          </table:table-cell>
          <table:table-cell office:value-type="float" office:value="-0.033042">
            <text:p>-0.033042</text:p>
          </table:table-cell>
          <table:table-cell office:value-type="float" office:value="32.168037">
            <text:p>32.168037</text:p>
          </table:table-cell>
          <table:table-cell office:value-type="float" office:value="-0.203553">
            <text:p>-0.203553</text:p>
          </table:table-cell>
          <table:table-cell office:value-type="float" office:value="-0.114922">
            <text:p>-0.114922</text:p>
          </table:table-cell>
          <table:table-cell table:formula="of:=[.I144]-[.$I$2]" office:value-type="float" office:value="0.476446">
            <text:p>0.476446</text:p>
          </table:table-cell>
          <table:table-cell table:formula="of:=AVERAGE([.J140:.J144])" office:value-type="float" office:value="0.6588844">
            <text:p>0.6588844</text:p>
          </table:table-cell>
          <table:table-cell table:formula="of:=AVERAGE([.J136:.J144])" office:value-type="float" office:value="0.717728666666667">
            <text:p>0.7177286667</text:p>
          </table:table-cell>
          <table:table-cell office:value-type="float" office:value="885.401794">
            <text:p>885.401794</text:p>
          </table:table-cell>
          <table:table-cell office:value-type="float" office:value="-0.019455">
            <text:p>-0.019455</text:p>
          </table:table-cell>
          <table:table-cell office:value-type="float" office:value="-0.005063">
            <text:p>-0.005063</text:p>
          </table:table-cell>
          <table:table-cell table:formula="of:=[.O144]-0.021583" office:value-type="float" office:value="-0.026646">
            <text:p>-0.026646</text:p>
          </table:table-cell>
          <table:table-cell office:value-type="float" office:value="32.168053">
            <text:p>32.168053</text:p>
          </table:table-cell>
          <table:table-cell office:value-type="float" office:value="1619">
            <text:p>1619</text:p>
          </table:table-cell>
          <table:table-cell office:value-type="float" office:value="-1167">
            <text:p>-1167</text:p>
          </table:table-cell>
          <table:table-cell office:value-type="float" office:value="268">
            <text:p>268</text:p>
          </table:table-cell>
          <table:table-cell office:value-type="float" office:value="6339">
            <text:p>6339</text:p>
          </table:table-cell>
          <table:table-cell office:value-type="float" office:value="7626.61377">
            <text:p>7626.61377</text:p>
          </table:table-cell>
          <table:table-cell office:value-type="float" office:value="-2.579069">
            <text:p>-2.579069</text:p>
          </table:table-cell>
          <table:table-cell office:value-type="float" office:value="-2.285548">
            <text:p>-2.285548</text:p>
          </table:table-cell>
          <table:table-cell office:value-type="float" office:value="11.380886">
            <text:p>11.380886</text:p>
          </table:table-cell>
        </table:table-row>
        <table:table-row table:style-name="ro1">
          <table:table-cell office:value-type="float" office:value="37265">
            <text:p>37265</text:p>
          </table:table-cell>
          <table:table-cell office:value-type="float" office:value="19">
            <text:p>19</text:p>
          </table:table-cell>
          <table:table-cell office:value-type="float" office:value="-71">
            <text:p>-71</text:p>
          </table:table-cell>
          <table:table-cell office:value-type="float" office:value="472.032837">
            <text:p>472.032837</text:p>
          </table:table-cell>
          <table:table-cell office:value-type="float" office:value="-0.023108">
            <text:p>-0.023108</text:p>
          </table:table-cell>
          <table:table-cell office:value-type="float" office:value="-0.020305">
            <text:p>-0.020305</text:p>
          </table:table-cell>
          <table:table-cell office:value-type="float" office:value="12.132245">
            <text:p>12.132245</text:p>
          </table:table-cell>
          <table:table-cell office:value-type="float" office:value="0.640938">
            <text:p>0.640938</text:p>
          </table:table-cell>
          <table:table-cell office:value-type="float" office:value="0.339977">
            <text:p>0.339977</text:p>
          </table:table-cell>
          <table:table-cell table:formula="of:=[.I145]-[.$I$2]" office:value-type="float" office:value="0.931345">
            <text:p>0.931345</text:p>
          </table:table-cell>
          <table:table-cell table:formula="of:=AVERAGE([.J141:.J145])" office:value-type="float" office:value="0.6502654">
            <text:p>0.6502654</text:p>
          </table:table-cell>
          <table:table-cell table:formula="of:=AVERAGE([.J137:.J145])" office:value-type="float" office:value="0.745129">
            <text:p>0.745129</text:p>
          </table:table-cell>
          <table:table-cell office:value-type="float" office:value="3341.759766">
            <text:p>3341.759766</text:p>
          </table:table-cell>
          <table:table-cell office:value-type="float" office:value="-0.088238">
            <text:p>-0.088238</text:p>
          </table:table-cell>
          <table:table-cell office:value-type="float" office:value="-0.03091">
            <text:p>-0.03091</text:p>
          </table:table-cell>
          <table:table-cell table:formula="of:=[.O145]-0.021583" office:value-type="float" office:value="-0.052493">
            <text:p>-0.052493</text:p>
          </table:table-cell>
          <table:table-cell office:value-type="float" office:value="12.132253">
            <text:p>12.132253</text:p>
          </table:table-cell>
          <table:table-cell office:value-type="float" office:value="1603">
            <text:p>1603</text:p>
          </table:table-cell>
          <table:table-cell office:value-type="float" office:value="-1177">
            <text:p>-1177</text:p>
          </table:table-cell>
          <table:table-cell office:value-type="float" office:value="314">
            <text:p>314</text:p>
          </table:table-cell>
          <table:table-cell office:value-type="float" office:value="6392">
            <text:p>6392</text:p>
          </table:table-cell>
          <table:table-cell office:value-type="float" office:value="7677.973633">
            <text:p>7677.973633</text:p>
          </table:table-cell>
          <table:table-cell office:value-type="float" office:value="-2.602177">
            <text:p>-2.602177</text:p>
          </table:table-cell>
          <table:table-cell office:value-type="float" office:value="-2.305853">
            <text:p>-2.305853</text:p>
          </table:table-cell>
          <table:table-cell office:value-type="float" office:value="11.38755">
            <text:p>11.38755</text:p>
          </table:table-cell>
        </table:table-row>
        <table:table-row table:style-name="ro1">
          <table:table-cell office:value-type="float" office:value="37522">
            <text:p>37522</text:p>
          </table:table-cell>
          <table:table-cell office:value-type="float" office:value="24">
            <text:p>24</text:p>
          </table:table-cell>
          <table:table-cell office:value-type="float" office:value="-100">
            <text:p>-100</text:p>
          </table:table-cell>
          <table:table-cell office:value-type="float" office:value="518.398132">
            <text:p>518.398132</text:p>
          </table:table-cell>
          <table:table-cell office:value-type="float" office:value="-0.01">
            <text:p>-0.01</text:p>
          </table:table-cell>
          <table:table-cell office:value-type="float" office:value="0.004862">
            <text:p>0.004862</text:p>
          </table:table-cell>
          <table:table-cell office:value-type="float" office:value="148.621399">
            <text:p>148.621399</text:p>
          </table:table-cell>
          <table:table-cell office:value-type="float" office:value="-0.242244">
            <text:p>-0.242244</text:p>
          </table:table-cell>
          <table:table-cell office:value-type="float" office:value="0.179565">
            <text:p>0.179565</text:p>
          </table:table-cell>
          <table:table-cell table:formula="of:=[.I146]-[.$I$2]" office:value-type="float" office:value="0.770933">
            <text:p>0.770933</text:p>
          </table:table-cell>
          <table:table-cell table:formula="of:=AVERAGE([.J142:.J146])" office:value-type="float" office:value="0.669419">
            <text:p>0.669419</text:p>
          </table:table-cell>
          <table:table-cell table:formula="of:=AVERAGE([.J138:.J146])" office:value-type="float" office:value="0.733956">
            <text:p>0.733956</text:p>
          </table:table-cell>
          <table:table-cell office:value-type="float" office:value="694.58606">
            <text:p>694.58606</text:p>
          </table:table-cell>
          <table:table-cell office:value-type="float" office:value="-0.044119">
            <text:p>-0.044119</text:p>
          </table:table-cell>
          <table:table-cell office:value-type="float" office:value="0.006662">
            <text:p>0.006662</text:p>
          </table:table-cell>
          <table:table-cell table:formula="of:=[.O146]-0.021583" office:value-type="float" office:value="-0.014921">
            <text:p>-0.014921</text:p>
          </table:table-cell>
          <table:table-cell office:value-type="float" office:value="148.621414">
            <text:p>148.621414</text:p>
          </table:table-cell>
          <table:table-cell office:value-type="float" office:value="1582">
            <text:p>1582</text:p>
          </table:table-cell>
          <table:table-cell office:value-type="float" office:value="-1189">
            <text:p>-1189</text:p>
          </table:table-cell>
          <table:table-cell office:value-type="float" office:value="381">
            <text:p>381</text:p>
          </table:table-cell>
          <table:table-cell office:value-type="float" office:value="6466">
            <text:p>6466</text:p>
          </table:table-cell>
          <table:table-cell office:value-type="float" office:value="7748.640137">
            <text:p>7748.640137</text:p>
          </table:table-cell>
          <table:table-cell office:value-type="float" office:value="-2.612177">
            <text:p>-2.612177</text:p>
          </table:table-cell>
          <table:table-cell office:value-type="float" office:value="-2.300991">
            <text:p>-2.300991</text:p>
          </table:table-cell>
          <table:table-cell office:value-type="float" office:value="11.91291">
            <text:p>11.91291</text:p>
          </table:table-cell>
        </table:table-row>
        <table:table-row table:style-name="ro1">
          <table:table-cell office:value-type="float" office:value="37779">
            <text:p>37779</text:p>
          </table:table-cell>
          <table:table-cell office:value-type="float" office:value="27">
            <text:p>27</text:p>
          </table:table-cell>
          <table:table-cell office:value-type="float" office:value="-64">
            <text:p>-64</text:p>
          </table:table-cell>
          <table:table-cell office:value-type="float" office:value="335.445129">
            <text:p>335.445129</text:p>
          </table:table-cell>
          <table:table-cell office:value-type="float" office:value="-0.007642">
            <text:p>-0.007642</text:p>
          </table:table-cell>
          <table:table-cell office:value-type="float" office:value="-0.004109">
            <text:p>-0.004109</text:p>
          </table:table-cell>
          <table:table-cell office:value-type="float" office:value="46.229847">
            <text:p>46.229847</text:p>
          </table:table-cell>
          <table:table-cell office:value-type="float" office:value="-0.057197">
            <text:p>-0.057197</text:p>
          </table:table-cell>
          <table:table-cell office:value-type="float" office:value="0.102951">
            <text:p>0.102951</text:p>
          </table:table-cell>
          <table:table-cell table:formula="of:=[.I147]-[.$I$2]" office:value-type="float" office:value="0.694319">
            <text:p>0.694319</text:p>
          </table:table-cell>
          <table:table-cell table:formula="of:=AVERAGE([.J143:.J147])" office:value-type="float" office:value="0.6861784">
            <text:p>0.6861784</text:p>
          </table:table-cell>
          <table:table-cell table:formula="of:=AVERAGE([.J139:.J147])" office:value-type="float" office:value="0.720388888888889">
            <text:p>0.7203888889</text:p>
          </table:table-cell>
          <table:table-cell office:value-type="float" office:value="1128.178833">
            <text:p>1128.178833</text:p>
          </table:table-cell>
          <table:table-cell office:value-type="float" office:value="0.019455">
            <text:p>0.019455</text:p>
          </table:table-cell>
          <table:table-cell office:value-type="float" office:value="0.049695">
            <text:p>0.049695</text:p>
          </table:table-cell>
          <table:table-cell table:formula="of:=[.O147]-0.021583" office:value-type="float" office:value="0.028112">
            <text:p>0.028112</text:p>
          </table:table-cell>
          <table:table-cell office:value-type="float" office:value="46.229847">
            <text:p>46.229847</text:p>
          </table:table-cell>
          <table:table-cell office:value-type="float" office:value="1559">
            <text:p>1559</text:p>
          </table:table-cell>
          <table:table-cell office:value-type="float" office:value="-1203">
            <text:p>-1203</text:p>
          </table:table-cell>
          <table:table-cell office:value-type="float" office:value="423">
            <text:p>423</text:p>
          </table:table-cell>
          <table:table-cell office:value-type="float" office:value="6513">
            <text:p>6513</text:p>
          </table:table-cell>
          <table:table-cell office:value-type="float" office:value="7799.17627">
            <text:p>7799.17627</text:p>
          </table:table-cell>
          <table:table-cell office:value-type="float" office:value="-2.619819">
            <text:p>-2.619819</text:p>
          </table:table-cell>
          <table:table-cell office:value-type="float" office:value="-2.3051">
            <text:p>-2.3051</text:p>
          </table:table-cell>
          <table:table-cell office:value-type="float" office:value="12.013005">
            <text:p>12.013005</text:p>
          </table:table-cell>
        </table:table-row>
        <table:table-row table:style-name="ro1">
          <table:table-cell office:value-type="float" office:value="38036">
            <text:p>38036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863">
            <text:p>439.040863</text:p>
          </table:table-cell>
          <table:table-cell office:value-type="float" office:value="-0.017857">
            <text:p>-0.017857</text:p>
          </table:table-cell>
          <table:table-cell office:value-type="float" office:value="-0.030337">
            <text:p>-0.030337</text:p>
          </table:table-cell>
          <table:table-cell office:value-type="float" office:value="69.887299">
            <text:p>69.887299</text:p>
          </table:table-cell>
          <table:table-cell office:value-type="float" office:value="-0.026916">
            <text:p>-0.026916</text:p>
          </table:table-cell>
          <table:table-cell office:value-type="float" office:value="-0.64404">
            <text:p>-0.64404</text:p>
          </table:table-cell>
          <table:table-cell table:formula="of:=[.I148]-[.$I$2]" office:value-type="float" office:value="-0.0526719999999999">
            <text:p>-0.052672</text:p>
          </table:table-cell>
          <table:table-cell table:formula="of:=AVERAGE([.J144:.J148])" office:value-type="float" office:value="0.5640742">
            <text:p>0.5640742</text:p>
          </table:table-cell>
          <table:table-cell table:formula="of:=AVERAGE([.J140:.J148])" office:value-type="float" office:value="0.626483">
            <text:p>0.626483</text:p>
          </table:table-cell>
          <table:table-cell office:value-type="float" office:value="959.501831">
            <text:p>959.501831</text:p>
          </table:table-cell>
          <table:table-cell office:value-type="float" office:value="-0.049173">
            <text:p>-0.049173</text:p>
          </table:table-cell>
          <table:table-cell office:value-type="float" office:value="-0.04783">
            <text:p>-0.04783</text:p>
          </table:table-cell>
          <table:table-cell table:formula="of:=[.O148]-0.021583" office:value-type="float" office:value="-0.069413">
            <text:p>-0.069413</text:p>
          </table:table-cell>
          <table:table-cell office:value-type="float" office:value="69.887306">
            <text:p>69.887306</text:p>
          </table:table-cell>
          <table:table-cell office:value-type="float" office:value="1537">
            <text:p>1537</text:p>
          </table:table-cell>
          <table:table-cell office:value-type="float" office:value="-1215">
            <text:p>-1215</text:p>
          </table:table-cell>
          <table:table-cell office:value-type="float" office:value="480">
            <text:p>480</text:p>
          </table:table-cell>
          <table:table-cell office:value-type="float" office:value="6576">
            <text:p>6576</text:p>
          </table:table-cell>
          <table:table-cell office:value-type="float" office:value="7862.374023">
            <text:p>7862.374023</text:p>
          </table:table-cell>
          <table:table-cell office:value-type="float" office:value="-2.637676">
            <text:p>-2.637676</text:p>
          </table:table-cell>
          <table:table-cell office:value-type="float" office:value="-2.335437">
            <text:p>-2.335437</text:p>
          </table:table-cell>
          <table:table-cell office:value-type="float" office:value="11.458532">
            <text:p>11.458532</text:p>
          </table:table-cell>
        </table:table-row>
        <table:table-row table:style-name="ro1">
          <table:table-cell office:value-type="float" office:value="38293">
            <text:p>38293</text:p>
          </table:table-cell>
          <table:table-cell office:value-type="float" office:value="21">
            <text:p>21</text:p>
          </table:table-cell>
          <table:table-cell office:value-type="float" office:value="-65">
            <text:p>-65</text:p>
          </table:table-cell>
          <table:table-cell office:value-type="float" office:value="407.986298">
            <text:p>407.986298</text:p>
          </table:table-cell>
          <table:table-cell office:value-type="float" office:value="-0.025">
            <text:p>-0.025</text:p>
          </table:table-cell>
          <table:table-cell office:value-type="float" office:value="-0.017531">
            <text:p>-0.017531</text:p>
          </table:table-cell>
          <table:table-cell office:value-type="float" office:value="29.875607">
            <text:p>29.875607</text:p>
          </table:table-cell>
          <table:table-cell office:value-type="float" office:value="-0.003154">
            <text:p>-0.003154</text:p>
          </table:table-cell>
          <table:table-cell office:value-type="float" office:value="-0.294487">
            <text:p>-0.294487</text:p>
          </table:table-cell>
          <table:table-cell table:formula="of:=[.I149]-[.$I$2]" office:value-type="float" office:value="0.296881">
            <text:p>0.296881</text:p>
          </table:table-cell>
          <table:table-cell table:formula="of:=AVERAGE([.J145:.J149])" office:value-type="float" office:value="0.5281612">
            <text:p>0.5281612</text:p>
          </table:table-cell>
          <table:table-cell table:formula="of:=AVERAGE([.J141:.J149])" office:value-type="float" office:value="0.551198666666667">
            <text:p>0.5511986667</text:p>
          </table:table-cell>
          <table:table-cell office:value-type="float" office:value="602.077393">
            <text:p>602.077393</text:p>
          </table:table-cell>
          <table:table-cell office:value-type="float" office:value="-0.080951">
            <text:p>-0.080951</text:p>
          </table:table-cell>
          <table:table-cell office:value-type="float" office:value="-0.107518">
            <text:p>-0.107518</text:p>
          </table:table-cell>
          <table:table-cell table:formula="of:=[.O149]-0.021583" office:value-type="float" office:value="-0.129101">
            <text:p>-0.129101</text:p>
          </table:table-cell>
          <table:table-cell office:value-type="float" office:value="29.875601">
            <text:p>29.875601</text:p>
          </table:table-cell>
          <table:table-cell office:value-type="float" office:value="1519">
            <text:p>1519</text:p>
          </table:table-cell>
          <table:table-cell office:value-type="float" office:value="-1225">
            <text:p>-1225</text:p>
          </table:table-cell>
          <table:table-cell office:value-type="float" office:value="525">
            <text:p>525</text:p>
          </table:table-cell>
          <table:table-cell office:value-type="float" office:value="6623">
            <text:p>6623</text:p>
          </table:table-cell>
          <table:table-cell office:value-type="float" office:value="7910.697754">
            <text:p>7910.697754</text:p>
          </table:table-cell>
          <table:table-cell office:value-type="float" office:value="-2.662676">
            <text:p>-2.662676</text:p>
          </table:table-cell>
          <table:table-cell office:value-type="float" office:value="-2.352968">
            <text:p>-2.352968</text:p>
          </table:table-cell>
          <table:table-cell office:value-type="float" office:value="11.631453">
            <text:p>11.631453</text:p>
          </table:table-cell>
        </table:table-row>
        <table:table-row table:style-name="ro1">
          <table:table-cell office:value-type="float" office:value="38550">
            <text:p>38550</text:p>
          </table:table-cell>
          <table:table-cell office:value-type="float" office:value="23">
            <text:p>23</text:p>
          </table:table-cell>
          <table:table-cell office:value-type="float" office:value="-53">
            <text:p>-53</text:p>
          </table:table-cell>
          <table:table-cell office:value-type="float" office:value="328.951691">
            <text:p>328.951691</text:p>
          </table:table-cell>
          <table:table-cell office:value-type="float" office:value="-0.005">
            <text:p>-0.005</text:p>
          </table:table-cell>
          <table:table-cell office:value-type="float" office:value="0.004143">
            <text:p>0.004143</text:p>
          </table:table-cell>
          <table:table-cell office:value-type="float" office:value="182.861847">
            <text:p>182.861847</text:p>
          </table:table-cell>
          <table:table-cell office:value-type="float" office:value="0.719163">
            <text:p>0.719163</text:p>
          </table:table-cell>
          <table:table-cell office:value-type="float" office:value="0.380678">
            <text:p>0.380678</text:p>
          </table:table-cell>
          <table:table-cell table:formula="of:=[.I150]-[.$I$2]" office:value-type="float" office:value="0.972046">
            <text:p>0.972046</text:p>
          </table:table-cell>
          <table:table-cell table:formula="of:=AVERAGE([.J146:.J150])" office:value-type="float" office:value="0.5363014">
            <text:p>0.5363014</text:p>
          </table:table-cell>
          <table:table-cell table:formula="of:=AVERAGE([.J142:.J150])" office:value-type="float" office:value="0.584185444444444">
            <text:p>0.5841854444</text:p>
          </table:table-cell>
          <table:table-cell office:value-type="float" office:value="500.91153">
            <text:p>500.91153</text:p>
          </table:table-cell>
          <table:table-cell office:value-type="float" office:value="-0.175097">
            <text:p>-0.175097</text:p>
          </table:table-cell>
          <table:table-cell office:value-type="float" office:value="0.001066">
            <text:p>0.001066</text:p>
          </table:table-cell>
          <table:table-cell table:formula="of:=[.O150]-0.021583" office:value-type="float" office:value="-0.020517">
            <text:p>-0.020517</text:p>
          </table:table-cell>
          <table:table-cell office:value-type="float" office:value="182.861847">
            <text:p>182.861847</text:p>
          </table:table-cell>
          <table:table-cell office:value-type="float" office:value="1499">
            <text:p>1499</text:p>
          </table:table-cell>
          <table:table-cell office:value-type="float" office:value="-1236">
            <text:p>-1236</text:p>
          </table:table-cell>
          <table:table-cell office:value-type="float" office:value="562">
            <text:p>562</text:p>
          </table:table-cell>
          <table:table-cell office:value-type="float" office:value="6660">
            <text:p>6660</text:p>
          </table:table-cell>
          <table:table-cell office:value-type="float" office:value="7951.401367">
            <text:p>7951.401367</text:p>
          </table:table-cell>
          <table:table-cell office:value-type="float" office:value="-2.667676">
            <text:p>-2.667676</text:p>
          </table:table-cell>
          <table:table-cell office:value-type="float" office:value="-2.348825">
            <text:p>-2.348825</text:p>
          </table:table-cell>
          <table:table-cell office:value-type="float" office:value="11.952389">
            <text:p>11.952389</text:p>
          </table:table-cell>
        </table:table-row>
        <table:table-row table:style-name="ro1">
          <table:table-cell office:value-type="float" office:value="38807">
            <text:p>38807</text:p>
          </table:table-cell>
          <table:table-cell office:value-type="float" office:value="24">
            <text:p>24</text:p>
          </table:table-cell>
          <table:table-cell office:value-type="float" office:value="-98">
            <text:p>-98</text:p>
          </table:table-cell>
          <table:table-cell office:value-type="float" office:value="507.19696">
            <text:p>507.19696</text:p>
          </table:table-cell>
          <table:table-cell office:value-type="float" office:value="0.01">
            <text:p>0.01</text:p>
          </table:table-cell>
          <table:table-cell office:value-type="float" office:value="0.027153">
            <text:p>0.027153</text:p>
          </table:table-cell>
          <table:table-cell office:value-type="float" office:value="171.526627">
            <text:p>171.526627</text:p>
          </table:table-cell>
          <table:table-cell office:value-type="float" office:value="-0.205235">
            <text:p>-0.205235</text:p>
          </table:table-cell>
          <table:table-cell office:value-type="float" office:value="-0.368707">
            <text:p>-0.368707</text:p>
          </table:table-cell>
          <table:table-cell table:formula="of:=[.I151]-[.$I$2]" office:value-type="float" office:value="0.222661">
            <text:p>0.222661</text:p>
          </table:table-cell>
          <table:table-cell table:formula="of:=AVERAGE([.J147:.J151])" office:value-type="float" office:value="0.426647">
            <text:p>0.426647</text:p>
          </table:table-cell>
          <table:table-cell table:formula="of:=AVERAGE([.J143:.J151])" office:value-type="float" office:value="0.541089777777778">
            <text:p>0.5410897778</text:p>
          </table:table-cell>
          <table:table-cell office:value-type="float" office:value="4606.836914">
            <text:p>4606.836914</text:p>
          </table:table-cell>
          <table:table-cell office:value-type="float" office:value="0.009804">
            <text:p>0.009804</text:p>
          </table:table-cell>
          <table:table-cell office:value-type="float" office:value="0.039836">
            <text:p>0.039836</text:p>
          </table:table-cell>
          <table:table-cell table:formula="of:=[.O151]-0.021583" office:value-type="float" office:value="0.018253">
            <text:p>0.018253</text:p>
          </table:table-cell>
          <table:table-cell office:value-type="float" office:value="171.526611">
            <text:p>171.526611</text:p>
          </table:table-cell>
          <table:table-cell office:value-type="float" office:value="1478">
            <text:p>1478</text:p>
          </table:table-cell>
          <table:table-cell office:value-type="float" office:value="-1247">
            <text:p>-1247</text:p>
          </table:table-cell>
          <table:table-cell office:value-type="float" office:value="631">
            <text:p>631</text:p>
          </table:table-cell>
          <table:table-cell office:value-type="float" office:value="6730">
            <text:p>6730</text:p>
          </table:table-cell>
          <table:table-cell office:value-type="float" office:value="8021.841309">
            <text:p>8021.841309</text:p>
          </table:table-cell>
          <table:table-cell office:value-type="float" office:value="-2.657676">
            <text:p>-2.657676</text:p>
          </table:table-cell>
          <table:table-cell office:value-type="float" office:value="-2.321672">
            <text:p>-2.321672</text:p>
          </table:table-cell>
          <table:table-cell office:value-type="float" office:value="12.642767">
            <text:p>12.642767</text:p>
          </table:table-cell>
        </table:table-row>
        <table:table-row table:style-name="ro1">
          <table:table-cell office:value-type="float" office:value="39064">
            <text:p>39064</text:p>
          </table:table-cell>
          <table:table-cell office:value-type="float" office:value="22">
            <text:p>22</text:p>
          </table:table-cell>
          <table:table-cell office:value-type="float" office:value="-121">
            <text:p>-121</text:p>
          </table:table-cell>
          <table:table-cell office:value-type="float" office:value="649.877502">
            <text:p>649.877502</text:p>
          </table:table-cell>
          <table:table-cell office:value-type="float" office:value="0.033256">
            <text:p>0.033256</text:p>
          </table:table-cell>
          <table:table-cell office:value-type="float" office:value="0.056976">
            <text:p>0.056976</text:p>
          </table:table-cell>
          <table:table-cell office:value-type="float" office:value="71.32663">
            <text:p>71.32663</text:p>
          </table:table-cell>
          <table:table-cell office:value-type="float" office:value="0.645985">
            <text:p>0.645985</text:p>
          </table:table-cell>
          <table:table-cell office:value-type="float" office:value="-0.301669">
            <text:p>-0.301669</text:p>
          </table:table-cell>
          <table:table-cell table:formula="of:=[.I152]-[.$I$2]" office:value-type="float" office:value="0.289699">
            <text:p>0.289699</text:p>
          </table:table-cell>
          <table:table-cell table:formula="of:=AVERAGE([.J148:.J152])" office:value-type="float" office:value="0.345723">
            <text:p>0.345723</text:p>
          </table:table-cell>
          <table:table-cell table:formula="of:=AVERAGE([.J144:.J152])" office:value-type="float" office:value="0.511295333333333">
            <text:p>0.5112953333</text:p>
          </table:table-cell>
          <table:table-cell office:value-type="float" office:value="1062.289429">
            <text:p>1062.289429</text:p>
          </table:table-cell>
          <table:table-cell office:value-type="float" office:value="0.029413">
            <text:p>0.029413</text:p>
          </table:table-cell>
          <table:table-cell office:value-type="float" office:value="0.040902">
            <text:p>0.040902</text:p>
          </table:table-cell>
          <table:table-cell table:formula="of:=[.O152]-0.021583" office:value-type="float" office:value="0.019319">
            <text:p>0.019319</text:p>
          </table:table-cell>
          <table:table-cell office:value-type="float" office:value="71.326645">
            <text:p>71.326645</text:p>
          </table:table-cell>
          <table:table-cell office:value-type="float" office:value="1459">
            <text:p>1459</text:p>
          </table:table-cell>
          <table:table-cell office:value-type="float" office:value="-1257">
            <text:p>-1257</text:p>
          </table:table-cell>
          <table:table-cell office:value-type="float" office:value="714">
            <text:p>714</text:p>
          </table:table-cell>
          <table:table-cell office:value-type="float" office:value="6818">
            <text:p>6818</text:p>
          </table:table-cell>
          <table:table-cell office:value-type="float" office:value="8109.293945">
            <text:p>8109.293945</text:p>
          </table:table-cell>
          <table:table-cell office:value-type="float" office:value="-2.62442">
            <text:p>-2.62442</text:p>
          </table:table-cell>
          <table:table-cell office:value-type="float" office:value="-2.264696">
            <text:p>-2.264696</text:p>
          </table:table-cell>
          <table:table-cell office:value-type="float" office:value="13.7068">
            <text:p>13.7068</text:p>
          </table:table-cell>
        </table:table-row>
        <table:table-row table:style-name="ro1">
          <table:table-cell office:value-type="float" office:value="39321">
            <text:p>39321</text:p>
          </table:table-cell>
          <table:table-cell office:value-type="float" office:value="18">
            <text:p>18</text:p>
          </table:table-cell>
          <table:table-cell office:value-type="float" office:value="-124">
            <text:p>-124</text:p>
          </table:table-cell>
          <table:table-cell office:value-type="float" office:value="786.128906">
            <text:p>786.128906</text:p>
          </table:table-cell>
          <table:table-cell office:value-type="float" office:value="0.04">
            <text:p>0.04</text:p>
          </table:table-cell>
          <table:table-cell office:value-type="float" office:value="0.053484">
            <text:p>0.053484</text:p>
          </table:table-cell>
          <table:table-cell office:value-type="float" office:value="33.708878">
            <text:p>33.708878</text:p>
          </table:table-cell>
          <table:table-cell office:value-type="float" office:value="-0.215328">
            <text:p>-0.215328</text:p>
          </table:table-cell>
          <table:table-cell office:value-type="float" office:value="-0.205901">
            <text:p>-0.205901</text:p>
          </table:table-cell>
          <table:table-cell table:formula="of:=[.I153]-[.$I$2]" office:value-type="float" office:value="0.385467">
            <text:p>0.385467</text:p>
          </table:table-cell>
          <table:table-cell table:formula="of:=AVERAGE([.J149:.J153])" office:value-type="float" office:value="0.4333508">
            <text:p>0.4333508</text:p>
          </table:table-cell>
          <table:table-cell table:formula="of:=AVERAGE([.J145:.J153])" office:value-type="float" office:value="0.501186555555556">
            <text:p>0.5011865556</text:p>
          </table:table-cell>
          <table:table-cell office:value-type="float" office:value="36.746166">
            <text:p>36.746166</text:p>
          </table:table-cell>
          <table:table-cell office:value-type="float" office:value="0.009804">
            <text:p>0.009804</text:p>
          </table:table-cell>
          <table:table-cell office:value-type="float" office:value="0.013057">
            <text:p>0.013057</text:p>
          </table:table-cell>
          <table:table-cell table:formula="of:=[.O153]-0.021583" office:value-type="float" office:value="-0.008526">
            <text:p>-0.008526</text:p>
          </table:table-cell>
          <table:table-cell office:value-type="float" office:value="33.708881">
            <text:p>33.708881</text:p>
          </table:table-cell>
          <table:table-cell office:value-type="float" office:value="1443">
            <text:p>1443</text:p>
          </table:table-cell>
          <table:table-cell office:value-type="float" office:value="-1266">
            <text:p>-1266</text:p>
          </table:table-cell>
          <table:table-cell office:value-type="float" office:value="793">
            <text:p>793</text:p>
          </table:table-cell>
          <table:table-cell office:value-type="float" office:value="6913">
            <text:p>6913</text:p>
          </table:table-cell>
          <table:table-cell office:value-type="float" office:value="8204.788086">
            <text:p>8204.788086</text:p>
          </table:table-cell>
          <table:table-cell office:value-type="float" office:value="-2.58442">
            <text:p>-2.58442</text:p>
          </table:table-cell>
          <table:table-cell office:value-type="float" office:value="-2.211213">
            <text:p>-2.211213</text:p>
          </table:table-cell>
          <table:table-cell office:value-type="float" office:value="14.440669">
            <text:p>14.440669</text:p>
          </table:table-cell>
        </table:table-row>
        <table:table-row table:style-name="ro1">
          <table:table-cell office:value-type="float" office:value="39578">
            <text:p>39578</text:p>
          </table:table-cell>
          <table:table-cell office:value-type="float" office:value="22">
            <text:p>22</text:p>
          </table:table-cell>
          <table:table-cell office:value-type="float" office:value="-90">
            <text:p>-90</text:p>
          </table:table-cell>
          <table:table-cell office:value-type="float" office:value="508.993958">
            <text:p>508.993958</text:p>
          </table:table-cell>
          <table:table-cell office:value-type="float" office:value="0.023023">
            <text:p>0.023023</text:p>
          </table:table-cell>
          <table:table-cell office:value-type="float" office:value="0.019722">
            <text:p>0.019722</text:p>
          </table:table-cell>
          <table:table-cell office:value-type="float" office:value="14.336681">
            <text:p>14.336681</text:p>
          </table:table-cell>
          <table:table-cell office:value-type="float" office:value="0.600564">
            <text:p>0.600564</text:p>
          </table:table-cell>
          <table:table-cell office:value-type="float" office:value="-0.282516">
            <text:p>-0.282516</text:p>
          </table:table-cell>
          <table:table-cell table:formula="of:=[.I154]-[.$I$2]" office:value-type="float" office:value="0.308852">
            <text:p>0.308852</text:p>
          </table:table-cell>
          <table:table-cell table:formula="of:=AVERAGE([.J150:.J154])" office:value-type="float" office:value="0.435745">
            <text:p>0.435745</text:p>
          </table:table-cell>
          <table:table-cell table:formula="of:=AVERAGE([.J146:.J154])" office:value-type="float" office:value="0.432020666666667">
            <text:p>0.4320206667</text:p>
          </table:table-cell>
          <table:table-cell office:value-type="float" office:value="738.113464">
            <text:p>738.113464</text:p>
          </table:table-cell>
          <table:table-cell office:value-type="float" office:value="0.029424">
            <text:p>0.029424</text:p>
          </table:table-cell>
          <table:table-cell office:value-type="float" office:value="0.045165">
            <text:p>0.045165</text:p>
          </table:table-cell>
          <table:table-cell table:formula="of:=[.O154]-0.021583" office:value-type="float" office:value="0.023582">
            <text:p>0.023582</text:p>
          </table:table-cell>
          <table:table-cell office:value-type="float" office:value="14.336674">
            <text:p>14.336674</text:p>
          </table:table-cell>
          <table:table-cell office:value-type="float" office:value="1424">
            <text:p>1424</text:p>
          </table:table-cell>
          <table:table-cell office:value-type="float" office:value="-1278">
            <text:p>-1278</text:p>
          </table:table-cell>
          <table:table-cell office:value-type="float" office:value="847">
            <text:p>847</text:p>
          </table:table-cell>
          <table:table-cell office:value-type="float" office:value="6985">
            <text:p>6985</text:p>
          </table:table-cell>
          <table:table-cell office:value-type="float" office:value="8283.121094">
            <text:p>8283.121094</text:p>
          </table:table-cell>
          <table:table-cell office:value-type="float" office:value="-2.561397">
            <text:p>-2.561397</text:p>
          </table:table-cell>
          <table:table-cell office:value-type="float" office:value="-2.19149">
            <text:p>-2.19149</text:p>
          </table:table-cell>
          <table:table-cell office:value-type="float" office:value="14.441599">
            <text:p>14.441599</text:p>
          </table:table-cell>
        </table:table-row>
        <table:table-row table:style-name="ro1">
          <table:table-cell office:value-type="float" office:value="39835">
            <text:p>39835</text:p>
          </table:table-cell>
          <table:table-cell office:value-type="float" office:value="27">
            <text:p>27</text:p>
          </table:table-cell>
          <table:table-cell office:value-type="float" office:value="-120">
            <text:p>-120</text:p>
          </table:table-cell>
          <table:table-cell office:value-type="float" office:value="543.362854">
            <text:p>543.362854</text:p>
          </table:table-cell>
          <table:table-cell office:value-type="float" office:value="0.005">
            <text:p>0.005</text:p>
          </table:table-cell>
          <table:table-cell office:value-type="float" office:value="0.008183">
            <text:p>0.008183</text:p>
          </table:table-cell>
          <table:table-cell office:value-type="float" office:value="63.66925">
            <text:p>63.66925</text:p>
          </table:table-cell>
          <table:table-cell office:value-type="float" office:value="-0.188412">
            <text:p>-0.188412</text:p>
          </table:table-cell>
          <table:table-cell office:value-type="float" office:value="-0.014365">
            <text:p>-0.014365</text:p>
          </table:table-cell>
          <table:table-cell table:formula="of:=[.I155]-[.$I$2]" office:value-type="float" office:value="0.577003">
            <text:p>0.577003</text:p>
          </table:table-cell>
          <table:table-cell table:formula="of:=AVERAGE([.J151:.J155])" office:value-type="float" office:value="0.3567364">
            <text:p>0.3567364</text:p>
          </table:table-cell>
          <table:table-cell table:formula="of:=AVERAGE([.J147:.J155])" office:value-type="float" office:value="0.410472888888889">
            <text:p>0.4104728889</text:p>
          </table:table-cell>
          <table:table-cell office:value-type="float" office:value="694.58606">
            <text:p>694.58606</text:p>
          </table:table-cell>
          <table:table-cell office:value-type="float" office:value="0">
            <text:p>0</text:p>
          </table:table-cell>
          <table:table-cell office:value-type="float" office:value="0.00866">
            <text:p>0.00866</text:p>
          </table:table-cell>
          <table:table-cell table:formula="of:=[.O155]-0.021583" office:value-type="float" office:value="-0.012923">
            <text:p>-0.012923</text:p>
          </table:table-cell>
          <table:table-cell office:value-type="float" office:value="63.66925">
            <text:p>63.66925</text:p>
          </table:table-cell>
          <table:table-cell office:value-type="float" office:value="1401">
            <text:p>1401</text:p>
          </table:table-cell>
          <table:table-cell office:value-type="float" office:value="-1293">
            <text:p>-1293</text:p>
          </table:table-cell>
          <table:table-cell office:value-type="float" office:value="917">
            <text:p>917</text:p>
          </table:table-cell>
          <table:table-cell office:value-type="float" office:value="7082">
            <text:p>7082</text:p>
          </table:table-cell>
          <table:table-cell office:value-type="float" office:value="8388.973633">
            <text:p>8388.973633</text:p>
          </table:table-cell>
          <table:table-cell office:value-type="float" office:value="-2.556397">
            <text:p>-2.556397</text:p>
          </table:table-cell>
          <table:table-cell office:value-type="float" office:value="-2.183307">
            <text:p>-2.183307</text:p>
          </table:table-cell>
          <table:table-cell office:value-type="float" office:value="14.594372">
            <text:p>14.594372</text:p>
          </table:table-cell>
        </table:table-row>
        <table:table-row table:style-name="ro1">
          <table:table-cell office:value-type="float" office:value="40092">
            <text:p>40092</text:p>
          </table:table-cell>
          <table:table-cell office:value-type="float" office:value="27">
            <text:p>27</text:p>
          </table:table-cell>
          <table:table-cell office:value-type="float" office:value="-138">
            <text:p>-138</text:p>
          </table:table-cell>
          <table:table-cell office:value-type="float" office:value="611.887878">
            <text:p>611.887878</text:p>
          </table:table-cell>
          <table:table-cell office:value-type="float" office:value="0">
            <text:p>0</text:p>
          </table:table-cell>
          <table:table-cell office:value-type="float" office:value="0.006506">
            <text:p>0.006506</text:p>
          </table:table-cell>
          <table:table-cell office:value-type="string">
            <text:p>Infinity</text:p>
          </table:table-cell>
          <table:table-cell office:value-type="float" office:value="0.610658">
            <text:p>0.610658</text:p>
          </table:table-cell>
          <table:table-cell office:value-type="float" office:value="-0.225055">
            <text:p>-0.225055</text:p>
          </table:table-cell>
          <table:table-cell table:formula="of:=[.I156]-[.$I$2]" office:value-type="float" office:value="0.366313">
            <text:p>0.366313</text:p>
          </table:table-cell>
          <table:table-cell table:formula="of:=AVERAGE([.J152:.J156])" office:value-type="float" office:value="0.3854668">
            <text:p>0.3854668</text:p>
          </table:table-cell>
          <table:table-cell table:formula="of:=AVERAGE([.J148:.J156])" office:value-type="float" office:value="0.374027777777778">
            <text:p>0.3740277778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-0.016387">
            <text:p>-0.016387</text:p>
          </table:table-cell>
          <table:table-cell table:formula="of:=[.O156]-0.021583" office:value-type="float" office:value="-0.03797">
            <text:p>-0.03797</text:p>
          </table:table-cell>
          <table:table-cell office:value-type="float" office:value="100">
            <text:p>100</text:p>
          </table:table-cell>
          <table:table-cell office:value-type="float" office:value="1378">
            <text:p>1378</text:p>
          </table:table-cell>
          <table:table-cell office:value-type="float" office:value="-1308">
            <text:p>-1308</text:p>
          </table:table-cell>
          <table:table-cell office:value-type="float" office:value="996">
            <text:p>996</text:p>
          </table:table-cell>
          <table:table-cell office:value-type="float" office:value="7195">
            <text:p>7195</text:p>
          </table:table-cell>
          <table:table-cell office:value-type="float" office:value="8511.576172">
            <text:p>8511.576172</text:p>
          </table:table-cell>
          <table:table-cell office:value-type="float" office:value="-2.556397">
            <text:p>-2.556397</text:p>
          </table:table-cell>
          <table:table-cell office:value-type="float" office:value="-2.176801">
            <text:p>-2.176801</text:p>
          </table:table-cell>
          <table:table-cell office:value-type="float" office:value="14.84886">
            <text:p>14.84886</text:p>
          </table:table-cell>
        </table:table-row>
        <table:table-row table:style-name="ro1">
          <table:table-cell office:value-type="float" office:value="40349">
            <text:p>40349</text:p>
          </table:table-cell>
          <table:table-cell office:value-type="float" office:value="26">
            <text:p>26</text:p>
          </table:table-cell>
          <table:table-cell office:value-type="float" office:value="-117">
            <text:p>-117</text:p>
          </table:table-cell>
          <table:table-cell office:value-type="float" office:value="550.683899">
            <text:p>550.683899</text:p>
          </table:table-cell>
          <table:table-cell office:value-type="float" office:value="0">
            <text:p>0</text:p>
          </table:table-cell>
          <table:table-cell office:value-type="float" office:value="-0.000479">
            <text:p>-0.000479</text:p>
          </table:table-cell>
          <table:table-cell office:value-type="string">
            <text:p>Infinity</text:p>
          </table:table-cell>
          <table:table-cell office:value-type="float" office:value="-0.181683">
            <text:p>-0.181683</text:p>
          </table:table-cell>
          <table:table-cell office:value-type="float" office:value="-0.222661">
            <text:p>-0.222661</text:p>
          </table:table-cell>
          <table:table-cell table:formula="of:=[.I157]-[.$I$2]" office:value-type="float" office:value="0.368707">
            <text:p>0.368707</text:p>
          </table:table-cell>
          <table:table-cell table:formula="of:=AVERAGE([.J153:.J157])" office:value-type="float" office:value="0.4012684">
            <text:p>0.4012684</text:p>
          </table:table-cell>
          <table:table-cell table:formula="of:=AVERAGE([.J149:.J157])" office:value-type="float" office:value="0.420847666666667">
            <text:p>0.4208476667</text:p>
          </table:table-cell>
          <table:table-cell office:value-type="float" office:value="2203.190186">
            <text:p>2203.190186</text:p>
          </table:table-cell>
          <table:table-cell office:value-type="float" office:value="-0.007353">
            <text:p>-0.007353</text:p>
          </table:table-cell>
          <table:table-cell office:value-type="float" office:value="0.014123">
            <text:p>0.014123</text:p>
          </table:table-cell>
          <table:table-cell table:formula="of:=[.O157]-0.021583" office:value-type="float" office:value="-0.00746">
            <text:p>-0.00746</text:p>
          </table:table-cell>
          <table:table-cell office:value-type="float" office:value="100">
            <text:p>100</text:p>
          </table:table-cell>
          <table:table-cell office:value-type="float" office:value="1356">
            <text:p>1356</text:p>
          </table:table-cell>
          <table:table-cell office:value-type="float" office:value="-1322">
            <text:p>-1322</text:p>
          </table:table-cell>
          <table:table-cell office:value-type="float" office:value="1063">
            <text:p>1063</text:p>
          </table:table-cell>
          <table:table-cell office:value-type="float" office:value="7291">
            <text:p>7291</text:p>
          </table:table-cell>
          <table:table-cell office:value-type="float" office:value="8617.982422">
            <text:p>8617.982422</text:p>
          </table:table-cell>
          <table:table-cell office:value-type="float" office:value="-2.556397">
            <text:p>-2.556397</text:p>
          </table:table-cell>
          <table:table-cell office:value-type="float" office:value="-2.17728">
            <text:p>-2.17728</text:p>
          </table:table-cell>
          <table:table-cell office:value-type="float" office:value="14.830104">
            <text:p>14.830104</text:p>
          </table:table-cell>
        </table:table-row>
        <table:table-row table:style-name="ro1">
          <table:table-cell office:value-type="float" office:value="40606">
            <text:p>40606</text:p>
          </table:table-cell>
          <table:table-cell office:value-type="float" office:value="27">
            <text:p>27</text:p>
          </table:table-cell>
          <table:table-cell office:value-type="float" office:value="-99">
            <text:p>-99</text:p>
          </table:table-cell>
          <table:table-cell office:value-type="float" office:value="465.46698">
            <text:p>465.46698</text:p>
          </table:table-cell>
          <table:table-cell office:value-type="float" office:value="-0.002547">
            <text:p>-0.002547</text:p>
          </table:table-cell>
          <table:table-cell office:value-type="float" office:value="0.003458">
            <text:p>0.003458</text:p>
          </table:table-cell>
          <table:table-cell office:value-type="float" office:value="235.769623">
            <text:p>235.769623</text:p>
          </table:table-cell>
          <table:table-cell office:value-type="float" office:value="0.002839">
            <text:p>0.002839</text:p>
          </table:table-cell>
          <table:table-cell office:value-type="float" office:value="-0.167594">
            <text:p>-0.167594</text:p>
          </table:table-cell>
          <table:table-cell table:formula="of:=[.I158]-[.$I$2]" office:value-type="float" office:value="0.423774">
            <text:p>0.423774</text:p>
          </table:table-cell>
          <table:table-cell table:formula="of:=AVERAGE([.J154:.J158])" office:value-type="float" office:value="0.4089298">
            <text:p>0.4089298</text:p>
          </table:table-cell>
          <table:table-cell table:formula="of:=AVERAGE([.J150:.J158])" office:value-type="float" office:value="0.434946888888889">
            <text:p>0.4349468889</text:p>
          </table:table-cell>
          <table:table-cell office:value-type="float" office:value="1750.175049">
            <text:p>1750.175049</text:p>
          </table:table-cell>
          <table:table-cell office:value-type="float" office:value="0.007351">
            <text:p>0.007351</text:p>
          </table:table-cell>
          <table:table-cell office:value-type="float" office:value="-0.007994">
            <text:p>-0.007994</text:p>
          </table:table-cell>
          <table:table-cell table:formula="of:=[.O158]-0.021583" office:value-type="float" office:value="-0.029577">
            <text:p>-0.029577</text:p>
          </table:table-cell>
          <table:table-cell office:value-type="float" office:value="235.769623">
            <text:p>235.769623</text:p>
          </table:table-cell>
          <table:table-cell office:value-type="float" office:value="1333">
            <text:p>1333</text:p>
          </table:table-cell>
          <table:table-cell office:value-type="float" office:value="-1337">
            <text:p>-1337</text:p>
          </table:table-cell>
          <table:table-cell office:value-type="float" office:value="1119">
            <text:p>1119</text:p>
          </table:table-cell>
          <table:table-cell office:value-type="float" office:value="7372">
            <text:p>7372</text:p>
          </table:table-cell>
          <table:table-cell office:value-type="float" office:value="8711.628906">
            <text:p>8711.628906</text:p>
          </table:table-cell>
          <table:table-cell office:value-type="float" office:value="-2.558944">
            <text:p>-2.558944</text:p>
          </table:table-cell>
          <table:table-cell office:value-type="float" office:value="-2.173822">
            <text:p>-2.173822</text:p>
          </table:table-cell>
          <table:table-cell office:value-type="float" office:value="15.05003">
            <text:p>15.05003</text:p>
          </table:table-cell>
        </table:table-row>
        <table:table-row table:style-name="ro1">
          <table:table-cell office:value-type="float" office:value="40863">
            <text:p>40863</text:p>
          </table:table-cell>
          <table:table-cell office:value-type="float" office:value="28">
            <text:p>28</text:p>
          </table:table-cell>
          <table:table-cell office:value-type="float" office:value="-110">
            <text:p>-110</text:p>
          </table:table-cell>
          <table:table-cell office:value-type="float" office:value="491.948273">
            <text:p>491.948273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string">
            <text:p>Infinity</text:p>
          </table:table-cell>
          <table:table-cell office:value-type="float" office:value="0.760799">
            <text:p>0.760799</text:p>
          </table:table-cell>
          <table:table-cell office:value-type="float" office:value="-0.627281">
            <text:p>-0.627281</text:p>
          </table:table-cell>
          <table:table-cell table:formula="of:=[.I159]-[.$I$2]" office:value-type="float" office:value="-0.035913">
            <text:p>-0.035913</text:p>
          </table:table-cell>
          <table:table-cell table:formula="of:=AVERAGE([.J155:.J159])" office:value-type="float" office:value="0.3399768">
            <text:p>0.3399768</text:p>
          </table:table-cell>
          <table:table-cell table:formula="of:=AVERAGE([.J151:.J159])" office:value-type="float" office:value="0.322951444444444">
            <text:p>0.3229514444</text:p>
          </table:table-cell>
          <table:table-cell office:value-type="float" office:value="1206.942505">
            <text:p>1206.942505</text:p>
          </table:table-cell>
          <table:table-cell office:value-type="float" office:value="-0.029402">
            <text:p>-0.029402</text:p>
          </table:table-cell>
          <table:table-cell office:value-type="float" office:value="0.017587">
            <text:p>0.017587</text:p>
          </table:table-cell>
          <table:table-cell table:formula="of:=[.O159]-0.021583" office:value-type="float" office:value="-0.003996">
            <text:p>-0.003996</text:p>
          </table:table-cell>
          <table:table-cell office:value-type="float" office:value="100">
            <text:p>100</text:p>
          </table:table-cell>
          <table:table-cell office:value-type="float" office:value="1310">
            <text:p>1310</text:p>
          </table:table-cell>
          <table:table-cell office:value-type="float" office:value="-1352">
            <text:p>-1352</text:p>
          </table:table-cell>
          <table:table-cell office:value-type="float" office:value="1181">
            <text:p>1181</text:p>
          </table:table-cell>
          <table:table-cell office:value-type="float" office:value="7462">
            <text:p>7462</text:p>
          </table:table-cell>
          <table:table-cell office:value-type="float" office:value="8814.943359">
            <text:p>8814.943359</text:p>
          </table:table-cell>
          <table:table-cell office:value-type="float" office:value="-2.558944">
            <text:p>-2.558944</text:p>
          </table:table-cell>
          <table:table-cell office:value-type="float" office:value="-2.167967">
            <text:p>-2.167967</text:p>
          </table:table-cell>
          <table:table-cell office:value-type="float" office:value="15.278838">
            <text:p>15.278838</text:p>
          </table:table-cell>
        </table:table-row>
        <table:table-row table:style-name="ro1">
          <table:table-cell office:value-type="float" office:value="41120">
            <text:p>41120</text:p>
          </table:table-cell>
          <table:table-cell office:value-type="float" office:value="28">
            <text:p>28</text:p>
          </table:table-cell>
          <table:table-cell office:value-type="float" office:value="-114">
            <text:p>-114</text:p>
          </table:table-cell>
          <table:table-cell office:value-type="float" office:value="508.891235">
            <text:p>508.891235</text:p>
          </table:table-cell>
          <table:table-cell office:value-type="float" office:value="0.005">
            <text:p>0.005</text:p>
          </table:table-cell>
          <table:table-cell office:value-type="float" office:value="0.006814">
            <text:p>0.006814</text:p>
          </table:table-cell>
          <table:table-cell office:value-type="float" office:value="36.276917">
            <text:p>36.276917</text:p>
          </table:table-cell>
          <table:table-cell office:value-type="float" office:value="-0.124212">
            <text:p>-0.124212</text:p>
          </table:table-cell>
          <table:table-cell office:value-type="float" office:value="-0.203507">
            <text:p>-0.203507</text:p>
          </table:table-cell>
          <table:table-cell table:formula="of:=[.I160]-[.$I$2]" office:value-type="float" office:value="0.387861">
            <text:p>0.387861</text:p>
          </table:table-cell>
          <table:table-cell table:formula="of:=AVERAGE([.J156:.J160])" office:value-type="float" office:value="0.3021484">
            <text:p>0.3021484</text:p>
          </table:table-cell>
          <table:table-cell table:formula="of:=AVERAGE([.J152:.J160])" office:value-type="float" office:value="0.341307">
            <text:p>0.341307</text:p>
          </table:table-cell>
          <table:table-cell office:value-type="float" office:value="100">
            <text:p>100</text:p>
          </table:table-cell>
          <table:table-cell office:value-type="float" office:value="-0.0042">
            <text:p>-0.0042</text:p>
          </table:table-cell>
          <table:table-cell office:value-type="float" office:value="-0.00826">
            <text:p>-0.00826</text:p>
          </table:table-cell>
          <table:table-cell table:formula="of:=[.O160]-0.021583" office:value-type="float" office:value="-0.029843">
            <text:p>-0.029843</text:p>
          </table:table-cell>
          <table:table-cell office:value-type="float" office:value="36.276917">
            <text:p>36.276917</text:p>
          </table:table-cell>
          <table:table-cell office:value-type="float" office:value="1287">
            <text:p>1287</text:p>
          </table:table-cell>
          <table:table-cell office:value-type="float" office:value="-1367">
            <text:p>-1367</text:p>
          </table:table-cell>
          <table:table-cell office:value-type="float" office:value="1245">
            <text:p>1245</text:p>
          </table:table-cell>
          <table:table-cell office:value-type="float" office:value="7557">
            <text:p>7557</text:p>
          </table:table-cell>
          <table:table-cell office:value-type="float" office:value="8924.098633">
            <text:p>8924.098633</text:p>
          </table:table-cell>
          <table:table-cell office:value-type="float" office:value="-2.553944">
            <text:p>-2.553944</text:p>
          </table:table-cell>
          <table:table-cell office:value-type="float" office:value="-2.161153">
            <text:p>-2.161153</text:p>
          </table:table-cell>
          <table:table-cell office:value-type="float" office:value="15.379765">
            <text:p>15.379765</text:p>
          </table:table-cell>
        </table:table-row>
        <table:table-row table:style-name="ro1">
          <table:table-cell office:value-type="float" office:value="41377">
            <text:p>41377</text:p>
          </table:table-cell>
          <table:table-cell office:value-type="float" office:value="26">
            <text:p>26</text:p>
          </table:table-cell>
          <table:table-cell office:value-type="float" office:value="-96">
            <text:p>-96</text:p>
          </table:table-cell>
          <table:table-cell office:value-type="float" office:value="471.008392">
            <text:p>471.008392</text:p>
          </table:table-cell>
          <table:table-cell office:value-type="float" office:value="-0.005">
            <text:p>-0.005</text:p>
          </table:table-cell>
          <table:table-cell office:value-type="float" office:value="0.001301">
            <text:p>0.001301</text:p>
          </table:table-cell>
          <table:table-cell office:value-type="float" office:value="126.022736">
            <text:p>126.022736</text:p>
          </table:table-cell>
          <table:table-cell office:value-type="float" office:value="0.793783">
            <text:p>0.793783</text:p>
          </table:table-cell>
          <table:table-cell office:value-type="float" office:value="-0.002394">
            <text:p>-0.002394</text:p>
          </table:table-cell>
          <table:table-cell table:formula="of:=[.I161]-[.$I$2]" office:value-type="float" office:value="0.588974">
            <text:p>0.588974</text:p>
          </table:table-cell>
          <table:table-cell table:formula="of:=AVERAGE([.J157:.J161])" office:value-type="float" office:value="0.3466806">
            <text:p>0.3466806</text:p>
          </table:table-cell>
          <table:table-cell table:formula="of:=AVERAGE([.J153:.J161])" office:value-type="float" office:value="0.374559777777778">
            <text:p>0.3745597778</text:p>
          </table:table-cell>
          <table:table-cell office:value-type="float" office:value="1001.367371">
            <text:p>1001.367371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161]-0.021583" office:value-type="float" office:value="0.002665">
            <text:p>0.002665</text:p>
          </table:table-cell>
          <table:table-cell office:value-type="float" office:value="126.02272">
            <text:p>126.02272</text:p>
          </table:table-cell>
          <table:table-cell office:value-type="float" office:value="1265">
            <text:p>1265</text:p>
          </table:table-cell>
          <table:table-cell office:value-type="float" office:value="-1381">
            <text:p>-1381</text:p>
          </table:table-cell>
          <table:table-cell office:value-type="float" office:value="1299">
            <text:p>1299</text:p>
          </table:table-cell>
          <table:table-cell office:value-type="float" office:value="7637">
            <text:p>7637</text:p>
          </table:table-cell>
          <table:table-cell office:value-type="float" office:value="9018.063477">
            <text:p>9018.063477</text:p>
          </table:table-cell>
          <table:table-cell office:value-type="float" office:value="-2.558944">
            <text:p>-2.558944</text:p>
          </table:table-cell>
          <table:table-cell office:value-type="float" office:value="-2.159852">
            <text:p>-2.159852</text:p>
          </table:table-cell>
          <table:table-cell office:value-type="float" office:value="15.595953">
            <text:p>15.595953</text:p>
          </table:table-cell>
        </table:table-row>
        <table:table-row table:style-name="ro1">
          <table:table-cell office:value-type="float" office:value="41634">
            <text:p>41634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955">
            <text:p>439.040955</text:p>
          </table:table-cell>
          <table:table-cell office:value-type="float" office:value="0.002551">
            <text:p>0.002551</text:p>
          </table:table-cell>
          <table:table-cell office:value-type="float" office:value="0.000616">
            <text:p>0.000616</text:p>
          </table:table-cell>
          <table:table-cell office:value-type="float" office:value="75.839958">
            <text:p>75.839958</text:p>
          </table:table-cell>
          <table:table-cell office:value-type="float" office:value="-0.203553">
            <text:p>-0.203553</text:p>
          </table:table-cell>
          <table:table-cell office:value-type="float" office:value="-0.033519">
            <text:p>-0.033519</text:p>
          </table:table-cell>
          <table:table-cell table:formula="of:=[.I162]-[.$I$2]" office:value-type="float" office:value="0.557849">
            <text:p>0.557849</text:p>
          </table:table-cell>
          <table:table-cell table:formula="of:=AVERAGE([.J158:.J162])" office:value-type="float" office:value="0.384509">
            <text:p>0.384509</text:p>
          </table:table-cell>
          <table:table-cell table:formula="of:=AVERAGE([.J154:.J162])" office:value-type="float" office:value="0.393713333333333">
            <text:p>0.3937133333</text:p>
          </table:table-cell>
          <table:table-cell office:value-type="float" office:value="1270.196167">
            <text:p>1270.196167</text:p>
          </table:table-cell>
          <table:table-cell office:value-type="float" office:value="0">
            <text:p>0</text:p>
          </table:table-cell>
          <table:table-cell office:value-type="float" office:value="0.040902">
            <text:p>0.040902</text:p>
          </table:table-cell>
          <table:table-cell table:formula="of:=[.O162]-0.021583" office:value-type="float" office:value="0.019319">
            <text:p>0.019319</text:p>
          </table:table-cell>
          <table:table-cell office:value-type="float" office:value="75.839958">
            <text:p>75.839958</text:p>
          </table:table-cell>
          <table:table-cell office:value-type="float" office:value="1244">
            <text:p>1244</text:p>
          </table:table-cell>
          <table:table-cell office:value-type="float" office:value="-1395">
            <text:p>-1395</text:p>
          </table:table-cell>
          <table:table-cell office:value-type="float" office:value="1346">
            <text:p>1346</text:p>
          </table:table-cell>
          <table:table-cell office:value-type="float" office:value="7707">
            <text:p>7707</text:p>
          </table:table-cell>
          <table:table-cell office:value-type="float" office:value="9102.571289">
            <text:p>9102.571289</text:p>
          </table:table-cell>
          <table:table-cell office:value-type="float" office:value="-2.556393">
            <text:p>-2.556393</text:p>
          </table:table-cell>
          <table:table-cell office:value-type="float" office:value="-2.159236">
            <text:p>-2.159236</text:p>
          </table:table-cell>
          <table:table-cell office:value-type="float" office:value="15.535834">
            <text:p>15.535834</text:p>
          </table:table-cell>
        </table:table-row>
        <table:table-row table:style-name="ro1">
          <table:table-cell office:value-type="float" office:value="41891">
            <text:p>41891</text:p>
          </table:table-cell>
          <table:table-cell office:value-type="float" office:value="24">
            <text:p>24</text:p>
          </table:table-cell>
          <table:table-cell office:value-type="float" office:value="-65">
            <text:p>-65</text:p>
          </table:table-cell>
          <table:table-cell office:value-type="float" office:value="370.146942">
            <text:p>370.146942</text:p>
          </table:table-cell>
          <table:table-cell office:value-type="float" office:value="-0.005">
            <text:p>-0.005</text:p>
          </table:table-cell>
          <table:table-cell office:value-type="float" office:value="-0.003732">
            <text:p>-0.003732</text:p>
          </table:table-cell>
          <table:table-cell office:value-type="float" office:value="25.355864">
            <text:p>25.355864</text:p>
          </table:table-cell>
          <table:table-cell office:value-type="float" office:value="0.610658">
            <text:p>0.610658</text:p>
          </table:table-cell>
          <table:table-cell office:value-type="float" office:value="0.270545">
            <text:p>0.270545</text:p>
          </table:table-cell>
          <table:table-cell table:formula="of:=[.I163]-[.$I$2]" office:value-type="float" office:value="0.861913">
            <text:p>0.861913</text:p>
          </table:table-cell>
          <table:table-cell table:formula="of:=AVERAGE([.J159:.J163])" office:value-type="float" office:value="0.4721368">
            <text:p>0.4721368</text:p>
          </table:table-cell>
          <table:table-cell table:formula="of:=AVERAGE([.J155:.J163])" office:value-type="float" office:value="0.455164555555556">
            <text:p>0.4551645556</text:p>
          </table:table-cell>
          <table:table-cell office:value-type="float" office:value="2092.496094">
            <text:p>2092.496094</text:p>
          </table:table-cell>
          <table:table-cell office:value-type="float" office:value="0.058366">
            <text:p>0.058366</text:p>
          </table:table-cell>
          <table:table-cell office:value-type="float" office:value="0.036372">
            <text:p>0.036372</text:p>
          </table:table-cell>
          <table:table-cell table:formula="of:=[.O163]-0.021583" office:value-type="float" office:value="0.014789">
            <text:p>0.014789</text:p>
          </table:table-cell>
          <table:table-cell office:value-type="float" office:value="25.355864">
            <text:p>25.355864</text:p>
          </table:table-cell>
          <table:table-cell office:value-type="float" office:value="1224">
            <text:p>1224</text:p>
          </table:table-cell>
          <table:table-cell office:value-type="float" office:value="-1408">
            <text:p>-1408</text:p>
          </table:table-cell>
          <table:table-cell office:value-type="float" office:value="1382">
            <text:p>1382</text:p>
          </table:table-cell>
          <table:table-cell office:value-type="float" office:value="7761">
            <text:p>7761</text:p>
          </table:table-cell>
          <table:table-cell office:value-type="float" office:value="9170.361328">
            <text:p>9170.361328</text:p>
          </table:table-cell>
          <table:table-cell office:value-type="float" office:value="-2.561393">
            <text:p>-2.561393</text:p>
          </table:table-cell>
          <table:table-cell office:value-type="float" office:value="-2.162968">
            <text:p>-2.162968</text:p>
          </table:table-cell>
          <table:table-cell office:value-type="float" office:value="15.555006">
            <text:p>15.555006</text:p>
          </table:table-cell>
        </table:table-row>
        <table:table-row table:style-name="ro1">
          <table:table-cell office:value-type="float" office:value="42148">
            <text:p>42148</text:p>
          </table:table-cell>
          <table:table-cell office:value-type="float" office:value="26">
            <text:p>26</text:p>
          </table:table-cell>
          <table:table-cell office:value-type="float" office:value="-83">
            <text:p>-83</text:p>
          </table:table-cell>
          <table:table-cell office:value-type="float" office:value="417.485962">
            <text:p>417.485962</text:p>
          </table:table-cell>
          <table:table-cell office:value-type="float" office:value="0">
            <text:p>0</text:p>
          </table:table-cell>
          <table:table-cell office:value-type="float" office:value="0.003287">
            <text:p>0.003287</text:p>
          </table:table-cell>
          <table:table-cell office:value-type="string">
            <text:p>Infinity</text:p>
          </table:table-cell>
          <table:table-cell office:value-type="float" office:value="-0.203553">
            <text:p>-0.203553</text:p>
          </table:table-cell>
          <table:table-cell office:value-type="float" office:value="0.519542">
            <text:p>0.519542</text:p>
          </table:table-cell>
          <table:table-cell table:formula="of:=[.I164]-[.$I$2]" office:value-type="float" office:value="1.11091">
            <text:p>1.11091</text:p>
          </table:table-cell>
          <table:table-cell table:formula="of:=AVERAGE([.J160:.J164])" office:value-type="float" office:value="0.7015014">
            <text:p>0.7015014</text:p>
          </table:table-cell>
          <table:table-cell table:formula="of:=AVERAGE([.J156:.J164])" office:value-type="float" office:value="0.514487555555556">
            <text:p>0.5144875556</text:p>
          </table:table-cell>
          <table:table-cell office:value-type="float" office:value="985.553833">
            <text:p>985.553833</text:p>
          </table:table-cell>
          <table:table-cell office:value-type="float" office:value="0">
            <text:p>0</text:p>
          </table:table-cell>
          <table:table-cell office:value-type="float" office:value="0.009193">
            <text:p>0.009193</text:p>
          </table:table-cell>
          <table:table-cell table:formula="of:=[.O164]-0.021583" office:value-type="float" office:value="-0.01239">
            <text:p>-0.01239</text:p>
          </table:table-cell>
          <table:table-cell office:value-type="float" office:value="100">
            <text:p>100</text:p>
          </table:table-cell>
          <table:table-cell office:value-type="float" office:value="1202">
            <text:p>1202</text:p>
          </table:table-cell>
          <table:table-cell office:value-type="float" office:value="-1422">
            <text:p>-1422</text:p>
          </table:table-cell>
          <table:table-cell office:value-type="float" office:value="1428">
            <text:p>1428</text:p>
          </table:table-cell>
          <table:table-cell office:value-type="float" office:value="7829">
            <text:p>7829</text:p>
          </table:table-cell>
          <table:table-cell office:value-type="float" office:value="9253.760742">
            <text:p>9253.760742</text:p>
          </table:table-cell>
          <table:table-cell office:value-type="float" office:value="-2.561393">
            <text:p>-2.561393</text:p>
          </table:table-cell>
          <table:table-cell office:value-type="float" office:value="-2.159681">
            <text:p>-2.159681</text:p>
          </table:table-cell>
          <table:table-cell office:value-type="float" office:value="15.683338">
            <text:p>15.683338</text:p>
          </table:table-cell>
        </table:table-row>
        <table:table-row table:style-name="ro1">
          <table:table-cell office:value-type="float" office:value="42405">
            <text:p>42405</text:p>
          </table:table-cell>
          <table:table-cell office:value-type="float" office:value="28">
            <text:p>28</text:p>
          </table:table-cell>
          <table:table-cell office:value-type="float" office:value="-85">
            <text:p>-85</text:p>
          </table:table-cell>
          <table:table-cell office:value-type="float" office:value="403.844696">
            <text:p>403.844696</text:p>
          </table:table-cell>
          <table:table-cell office:value-type="float" office:value="-0.002545">
            <text:p>-0.002545</text:p>
          </table:table-cell>
          <table:table-cell office:value-type="float" office:value="0.007601">
            <text:p>0.007601</text:p>
          </table:table-cell>
          <table:table-cell office:value-type="float" office:value="398.625458">
            <text:p>398.625458</text:p>
          </table:table-cell>
          <table:table-cell office:value-type="float" office:value="-0.029877">
            <text:p>-0.029877</text:p>
          </table:table-cell>
          <table:table-cell office:value-type="float" office:value="0.110133">
            <text:p>0.110133</text:p>
          </table:table-cell>
          <table:table-cell table:formula="of:=[.I165]-[.$I$2]" office:value-type="float" office:value="0.701501">
            <text:p>0.701501</text:p>
          </table:table-cell>
          <table:table-cell table:formula="of:=AVERAGE([.J161:.J165])" office:value-type="float" office:value="0.7642294">
            <text:p>0.7642294</text:p>
          </table:table-cell>
          <table:table-cell table:formula="of:=AVERAGE([.J157:.J165])" office:value-type="float" office:value="0.551730666666667">
            <text:p>0.5517306667</text:p>
          </table:table-cell>
          <table:table-cell office:value-type="float" office:value="226.50769">
            <text:p>226.50769</text:p>
          </table:table-cell>
          <table:table-cell office:value-type="float" office:value="-0.011673">
            <text:p>-0.011673</text:p>
          </table:table-cell>
          <table:table-cell office:value-type="float" office:value="0.020651">
            <text:p>0.020651</text:p>
          </table:table-cell>
          <table:table-cell table:formula="of:=[.O165]-0.021583" office:value-type="float" office:value="-0.000931999999999999">
            <text:p>-0.000932</text:p>
          </table:table-cell>
          <table:table-cell office:value-type="float" office:value="398.625427">
            <text:p>398.625427</text:p>
          </table:table-cell>
          <table:table-cell office:value-type="float" office:value="1179">
            <text:p>1179</text:p>
          </table:table-cell>
          <table:table-cell office:value-type="float" office:value="-1437">
            <text:p>-1437</text:p>
          </table:table-cell>
          <table:table-cell office:value-type="float" office:value="1475">
            <text:p>1475</text:p>
          </table:table-cell>
          <table:table-cell office:value-type="float" office:value="7900">
            <text:p>7900</text:p>
          </table:table-cell>
          <table:table-cell office:value-type="float" office:value="9341.69043">
            <text:p>9341.69043</text:p>
          </table:table-cell>
          <table:table-cell office:value-type="float" office:value="-2.563938">
            <text:p>-2.563938</text:p>
          </table:table-cell>
          <table:table-cell office:value-type="float" office:value="-2.15208">
            <text:p>-2.15208</text:p>
          </table:table-cell>
          <table:table-cell office:value-type="float" office:value="16.063513">
            <text:p>16.063513</text:p>
          </table:table-cell>
        </table:table-row>
        <table:table-row table:style-name="ro1">
          <table:table-cell office:value-type="float" office:value="42662">
            <text:p>42662</text:p>
          </table:table-cell>
          <table:table-cell office:value-type="float" office:value="27">
            <text:p>27</text:p>
          </table:table-cell>
          <table:table-cell office:value-type="float" office:value="-62">
            <text:p>-62</text:p>
          </table:table-cell>
          <table:table-cell office:value-type="float" office:value="330.759705">
            <text:p>330.759705</text:p>
          </table:table-cell>
          <table:table-cell office:value-type="float" office:value="0">
            <text:p>0</text:p>
          </table:table-cell>
          <table:table-cell office:value-type="float" office:value="0.003664">
            <text:p>0.003664</text:p>
          </table:table-cell>
          <table:table-cell office:value-type="string">
            <text:p>Infinity</text:p>
          </table:table-cell>
          <table:table-cell office:value-type="float" office:value="0.714621">
            <text:p>0.714621</text:p>
          </table:table-cell>
          <table:table-cell office:value-type="float" office:value="0.19393">
            <text:p>0.19393</text:p>
          </table:table-cell>
          <table:table-cell table:formula="of:=[.I166]-[.$I$2]" office:value-type="float" office:value="0.785298">
            <text:p>0.785298</text:p>
          </table:table-cell>
          <table:table-cell table:formula="of:=AVERAGE([.J162:.J166])" office:value-type="float" office:value="0.8034942">
            <text:p>0.8034942</text:p>
          </table:table-cell>
          <table:table-cell table:formula="of:=AVERAGE([.J158:.J166])" office:value-type="float" office:value="0.598018555555556">
            <text:p>0.5980185556</text:p>
          </table:table-cell>
          <table:table-cell office:value-type="float" office:value="2377.138428">
            <text:p>2377.138428</text:p>
          </table:table-cell>
          <table:table-cell office:value-type="float" office:value="0.058366">
            <text:p>0.058366</text:p>
          </table:table-cell>
          <table:table-cell office:value-type="float" office:value="0.010259">
            <text:p>0.010259</text:p>
          </table:table-cell>
          <table:table-cell table:formula="of:=[.O166]-0.021583" office:value-type="float" office:value="-0.011324">
            <text:p>-0.011324</text:p>
          </table:table-cell>
          <table:table-cell office:value-type="float" office:value="100">
            <text:p>100</text:p>
          </table:table-cell>
          <table:table-cell office:value-type="float" office:value="1156">
            <text:p>1156</text:p>
          </table:table-cell>
          <table:table-cell office:value-type="float" office:value="-1452">
            <text:p>-1452</text:p>
          </table:table-cell>
          <table:table-cell office:value-type="float" office:value="1509">
            <text:p>1509</text:p>
          </table:table-cell>
          <table:table-cell office:value-type="float" office:value="7952">
            <text:p>7952</text:p>
          </table:table-cell>
          <table:table-cell office:value-type="float" office:value="9410.623047">
            <text:p>9410.623047</text:p>
          </table:table-cell>
          <table:table-cell office:value-type="float" office:value="-2.563938">
            <text:p>-2.563938</text:p>
          </table:table-cell>
          <table:table-cell office:value-type="float" office:value="-2.148416">
            <text:p>-2.148416</text:p>
          </table:table-cell>
          <table:table-cell office:value-type="float" office:value="16.206409">
            <text:p>16.206409</text:p>
          </table:table-cell>
        </table:table-row>
        <table:table-row table:style-name="ro1">
          <table:table-cell office:value-type="float" office:value="42919">
            <text:p>42919</text:p>
          </table:table-cell>
          <table:table-cell office:value-type="float" office:value="27">
            <text:p>27</text:p>
          </table:table-cell>
          <table:table-cell office:value-type="float" office:value="-65">
            <text:p>-65</text:p>
          </table:table-cell>
          <table:table-cell office:value-type="float" office:value="340.130615">
            <text:p>340.130615</text:p>
          </table:table-cell>
          <table:table-cell office:value-type="float" office:value="0">
            <text:p>0</text:p>
          </table:table-cell>
          <table:table-cell office:value-type="float" office:value="0.000411">
            <text:p>0.000411</text:p>
          </table:table-cell>
          <table:table-cell office:value-type="string">
            <text:p>Infinity</text:p>
          </table:table-cell>
          <table:table-cell office:value-type="float" office:value="-0.185048">
            <text:p>-0.185048</text:p>
          </table:table-cell>
          <table:table-cell office:value-type="float" office:value="0.399832">
            <text:p>0.399832</text:p>
          </table:table-cell>
          <table:table-cell table:formula="of:=[.I167]-[.$I$2]" office:value-type="float" office:value="0.9912">
            <text:p>0.9912</text:p>
          </table:table-cell>
          <table:table-cell table:formula="of:=AVERAGE([.J163:.J167])" office:value-type="float" office:value="0.8901644">
            <text:p>0.8901644</text:p>
          </table:table-cell>
          <table:table-cell table:formula="of:=AVERAGE([.J159:.J167])" office:value-type="float" office:value="0.661065888888889">
            <text:p>0.6610658889</text:p>
          </table:table-cell>
          <table:table-cell office:value-type="float" office:value="100">
            <text:p>100</text:p>
          </table:table-cell>
          <table:table-cell office:value-type="float" office:value="0.009801">
            <text:p>0.009801</text:p>
          </table:table-cell>
          <table:table-cell office:value-type="float" office:value="0.014655">
            <text:p>0.014655</text:p>
          </table:table-cell>
          <table:table-cell table:formula="of:=[.O167]-0.021583" office:value-type="float" office:value="-0.006928">
            <text:p>-0.006928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 office:value-type="float" office:value="-1467">
            <text:p>-1467</text:p>
          </table:table-cell>
          <table:table-cell office:value-type="float" office:value="1544">
            <text:p>1544</text:p>
          </table:table-cell>
          <table:table-cell office:value-type="float" office:value="8006">
            <text:p>8006</text:p>
          </table:table-cell>
          <table:table-cell office:value-type="float" office:value="9481.912109">
            <text:p>9481.912109</text:p>
          </table:table-cell>
          <table:table-cell office:value-type="float" office:value="-2.563938">
            <text:p>-2.563938</text:p>
          </table:table-cell>
          <table:table-cell office:value-type="float" office:value="-2.148005">
            <text:p>-2.148005</text:p>
          </table:table-cell>
          <table:table-cell office:value-type="float" office:value="16.222431">
            <text:p>16.222431</text:p>
          </table:table-cell>
        </table:table-row>
        <table:table-row table:style-name="ro1">
          <table:table-cell office:value-type="float" office:value="43176">
            <text:p>43176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124.036766">
            <text:p>124.036766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string">
            <text:p>Infinity</text:p>
          </table:table-cell>
          <table:table-cell office:value-type="float" office:value="0.676266">
            <text:p>0.676266</text:p>
          </table:table-cell>
          <table:table-cell office:value-type="float" office:value="0.079009">
            <text:p>0.079009</text:p>
          </table:table-cell>
          <table:table-cell table:formula="of:=[.I168]-[.$I$2]" office:value-type="float" office:value="0.670377">
            <text:p>0.670377</text:p>
          </table:table-cell>
          <table:table-cell table:formula="of:=AVERAGE([.J164:.J168])" office:value-type="float" office:value="0.8518572">
            <text:p>0.8518572</text:p>
          </table:table-cell>
          <table:table-cell table:formula="of:=AVERAGE([.J160:.J168])" office:value-type="float" office:value="0.739542555555556">
            <text:p>0.7395425556</text:p>
          </table:table-cell>
          <table:table-cell office:value-type="float" office:value="3041.303711">
            <text:p>3041.303711</text:p>
          </table:table-cell>
          <table:table-cell office:value-type="float" office:value="-0.029402">
            <text:p>-0.029402</text:p>
          </table:table-cell>
          <table:table-cell office:value-type="float" office:value="0.017054">
            <text:p>0.017054</text:p>
          </table:table-cell>
          <table:table-cell table:formula="of:=[.O168]-0.021583" office:value-type="float" office:value="-0.004529">
            <text:p>-0.004529</text:p>
          </table:table-cell>
          <table:table-cell office:value-type="float" office:value="100">
            <text:p>100</text:p>
          </table:table-cell>
          <table:table-cell office:value-type="float" office:value="1112">
            <text:p>1112</text:p>
          </table:table-cell>
          <table:table-cell office:value-type="float" office:value="-1481">
            <text:p>-1481</text:p>
          </table:table-cell>
          <table:table-cell office:value-type="float" office:value="1547">
            <text:p>1547</text:p>
          </table:table-cell>
          <table:table-cell office:value-type="float" office:value="8011">
            <text:p>8011</text:p>
          </table:table-cell>
          <table:table-cell office:value-type="float" office:value="9501.961914">
            <text:p>9501.961914</text:p>
          </table:table-cell>
          <table:table-cell office:value-type="float" office:value="-2.563938">
            <text:p>-2.563938</text:p>
          </table:table-cell>
          <table:table-cell office:value-type="float" office:value="-2.142013">
            <text:p>-2.142013</text:p>
          </table:table-cell>
          <table:table-cell office:value-type="float" office:value="16.456141">
            <text:p>16.456141</text:p>
          </table:table-cell>
        </table:table-row>
        <table:table-row table:style-name="ro1">
          <table:table-cell office:value-type="float" office:value="43433">
            <text:p>43433</text:p>
          </table:table-cell>
          <table:table-cell office:value-type="float" office:value="26">
            <text:p>26</text:p>
          </table:table-cell>
          <table:table-cell office:value-type="float" office:value="-40">
            <text:p>-40</text:p>
          </table:table-cell>
          <table:table-cell office:value-type="float" office:value="252.052811">
            <text:p>252.052811</text:p>
          </table:table-cell>
          <table:table-cell office:value-type="float" office:value="0.002549">
            <text:p>0.002549</text:p>
          </table:table-cell>
          <table:table-cell office:value-type="float" office:value="0.007362">
            <text:p>0.007362</text:p>
          </table:table-cell>
          <table:table-cell office:value-type="float" office:value="188.804825">
            <text:p>188.804825</text:p>
          </table:table-cell>
          <table:table-cell office:value-type="float" office:value="-0.235515">
            <text:p>-0.235515</text:p>
          </table:table-cell>
          <table:table-cell office:value-type="float" office:value="0.067038">
            <text:p>0.067038</text:p>
          </table:table-cell>
          <table:table-cell table:formula="of:=[.I169]-[.$I$2]" office:value-type="float" office:value="0.658406">
            <text:p>0.658406</text:p>
          </table:table-cell>
          <table:table-cell table:formula="of:=AVERAGE([.J165:.J169])" office:value-type="float" office:value="0.7613564">
            <text:p>0.7613564</text:p>
          </table:table-cell>
          <table:table-cell table:formula="of:=AVERAGE([.J161:.J169])" office:value-type="float" office:value="0.769603111111111">
            <text:p>0.7696031111</text:p>
          </table:table-cell>
          <table:table-cell office:value-type="float" office:value="3452.454102">
            <text:p>3452.454102</text:p>
          </table:table-cell>
          <table:table-cell office:value-type="float" office:value="0.009808">
            <text:p>0.009808</text:p>
          </table:table-cell>
          <table:table-cell office:value-type="float" office:value="0.035173">
            <text:p>0.035173</text:p>
          </table:table-cell>
          <table:table-cell table:formula="of:=[.O169]-0.021583" office:value-type="float" office:value="0.01359">
            <text:p>0.01359</text:p>
          </table:table-cell>
          <table:table-cell office:value-type="float" office:value="188.804855">
            <text:p>188.804855</text:p>
          </table:table-cell>
          <table:table-cell office:value-type="float" office:value="1090">
            <text:p>1090</text:p>
          </table:table-cell>
          <table:table-cell office:value-type="float" office:value="-1495">
            <text:p>-1495</text:p>
          </table:table-cell>
          <table:table-cell office:value-type="float" office:value="1568">
            <text:p>1568</text:p>
          </table:table-cell>
          <table:table-cell office:value-type="float" office:value="8044">
            <text:p>8044</text:p>
          </table:table-cell>
          <table:table-cell office:value-type="float" office:value="9550.96875">
            <text:p>9550.96875</text:p>
          </table:table-cell>
          <table:table-cell office:value-type="float" office:value="-2.561389">
            <text:p>-2.561389</text:p>
          </table:table-cell>
          <table:table-cell office:value-type="float" office:value="-2.134651">
            <text:p>-2.134651</text:p>
          </table:table-cell>
          <table:table-cell office:value-type="float" office:value="16.660412">
            <text:p>16.660412</text:p>
          </table:table-cell>
        </table:table-row>
        <table:table-row table:style-name="ro1">
          <table:table-cell office:value-type="float" office:value="43690">
            <text:p>43690</text:p>
          </table:table-cell>
          <table:table-cell office:value-type="float" office:value="26">
            <text:p>26</text:p>
          </table:table-cell>
          <table:table-cell office:value-type="float" office:value="-21">
            <text:p>-21</text:p>
          </table:table-cell>
          <table:table-cell office:value-type="float" office:value="182.108643">
            <text:p>182.108643</text:p>
          </table:table-cell>
          <table:table-cell office:value-type="float" office:value="-0.002549">
            <text:p>-0.002549</text:p>
          </table:table-cell>
          <table:table-cell office:value-type="float" office:value="0.000651">
            <text:p>0.000651</text:p>
          </table:table-cell>
          <table:table-cell office:value-type="float" office:value="125.522293">
            <text:p>125.522293</text:p>
          </table:table-cell>
          <table:table-cell office:value-type="float" office:value="0.615704">
            <text:p>0.615704</text:p>
          </table:table-cell>
          <table:table-cell office:value-type="float" office:value="-0.232238">
            <text:p>-0.232238</text:p>
          </table:table-cell>
          <table:table-cell table:formula="of:=[.I170]-[.$I$2]" office:value-type="float" office:value="0.35913">
            <text:p>0.35913</text:p>
          </table:table-cell>
          <table:table-cell table:formula="of:=AVERAGE([.J166:.J170])" office:value-type="float" office:value="0.6928822">
            <text:p>0.6928822</text:p>
          </table:table-cell>
          <table:table-cell table:formula="of:=AVERAGE([.J162:.J170])" office:value-type="float" office:value="0.744064888888889">
            <text:p>0.7440648889</text:p>
          </table:table-cell>
          <table:table-cell office:value-type="float" office:value="100">
            <text:p>100</text:p>
          </table:table-cell>
          <table:table-cell office:value-type="float" office:value="0.029424">
            <text:p>0.029424</text:p>
          </table:table-cell>
          <table:table-cell office:value-type="float" office:value="0.009992">
            <text:p>0.009992</text:p>
          </table:table-cell>
          <table:table-cell table:formula="of:=[.O170]-0.021583" office:value-type="float" office:value="-0.011591">
            <text:p>-0.011591</text:p>
          </table:table-cell>
          <table:table-cell office:value-type="float" office:value="125.522293">
            <text:p>125.522293</text:p>
          </table:table-cell>
          <table:table-cell office:value-type="float" office:value="1068">
            <text:p>1068</text:p>
          </table:table-cell>
          <table:table-cell office:value-type="float" office:value="-1509">
            <text:p>-1509</text:p>
          </table:table-cell>
          <table:table-cell office:value-type="float" office:value="1579">
            <text:p>1579</text:p>
          </table:table-cell>
          <table:table-cell office:value-type="float" office:value="8062">
            <text:p>8062</text:p>
          </table:table-cell>
          <table:table-cell office:value-type="float" office:value="9584.631836">
            <text:p>9584.631836</text:p>
          </table:table-cell>
          <table:table-cell office:value-type="float" office:value="-2.563938">
            <text:p>-2.563938</text:p>
          </table:table-cell>
          <table:table-cell office:value-type="float" office:value="-2.134001">
            <text:p>-2.134001</text:p>
          </table:table-cell>
          <table:table-cell office:value-type="float" office:value="16.768641">
            <text:p>16.768641</text:p>
          </table:table-cell>
        </table:table-row>
        <table:table-row table:style-name="ro1">
          <table:table-cell office:value-type="float" office:value="43947">
            <text:p>43947</text:p>
          </table:table-cell>
          <table:table-cell office:value-type="float" office:value="26">
            <text:p>26</text:p>
          </table:table-cell>
          <table:table-cell office:value-type="float" office:value="-2">
            <text:p>-2</text:p>
          </table:table-cell>
          <table:table-cell office:value-type="float" office:value="107.907021">
            <text:p>107.907021</text:p>
          </table:table-cell>
          <table:table-cell office:value-type="float" office:value="0">
            <text:p>0</text:p>
          </table:table-cell>
          <table:table-cell office:value-type="float" office:value="0.007533">
            <text:p>0.007533</text:p>
          </table:table-cell>
          <table:table-cell office:value-type="string">
            <text:p>Infinity</text:p>
          </table:table-cell>
          <table:table-cell office:value-type="float" office:value="-0.203553">
            <text:p>-0.203553</text:p>
          </table:table-cell>
          <table:table-cell office:value-type="float" office:value="0.35913">
            <text:p>0.35913</text:p>
          </table:table-cell>
          <table:table-cell table:formula="of:=[.I171]-[.$I$2]" office:value-type="float" office:value="0.950498">
            <text:p>0.950498</text:p>
          </table:table-cell>
          <table:table-cell table:formula="of:=AVERAGE([.J167:.J171])" office:value-type="float" office:value="0.7259222">
            <text:p>0.7259222</text:p>
          </table:table-cell>
          <table:table-cell table:formula="of:=AVERAGE([.J163:.J171])" office:value-type="float" office:value="0.787692555555556">
            <text:p>0.787692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663">
            <text:p>0.004663</text:p>
          </table:table-cell>
          <table:table-cell table:formula="of:=[.O171]-0.021583" office:value-type="float" office:value="-0.01692">
            <text:p>-0.01692</text:p>
          </table:table-cell>
          <table:table-cell office:value-type="float" office:value="100">
            <text:p>100</text:p>
          </table:table-cell>
          <table:table-cell office:value-type="float" office:value="1046">
            <text:p>1046</text:p>
          </table:table-cell>
          <table:table-cell office:value-type="float" office:value="-1523">
            <text:p>-1523</text:p>
          </table:table-cell>
          <table:table-cell office:value-type="float" office:value="1580">
            <text:p>1580</text:p>
          </table:table-cell>
          <table:table-cell office:value-type="float" office:value="8064">
            <text:p>8064</text:p>
          </table:table-cell>
          <table:table-cell office:value-type="float" office:value="9601.860352">
            <text:p>9601.860352</text:p>
          </table:table-cell>
          <table:table-cell office:value-type="float" office:value="-2.563938">
            <text:p>-2.563938</text:p>
          </table:table-cell>
          <table:table-cell office:value-type="float" office:value="-2.126468">
            <text:p>-2.126468</text:p>
          </table:table-cell>
          <table:table-cell office:value-type="float" office:value="17.062439">
            <text:p>17.062439</text:p>
          </table:table-cell>
        </table:table-row>
        <table:table-row table:style-name="ro1">
          <table:table-cell office:value-type="float" office:value="44204">
            <text:p>4420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9.690338">
            <text:p>69.690338</text:p>
          </table:table-cell>
          <table:table-cell office:value-type="float" office:value="0">
            <text:p>0</text:p>
          </table:table-cell>
          <table:table-cell office:value-type="float" office:value="0.000719">
            <text:p>0.000719</text:p>
          </table:table-cell>
          <table:table-cell office:value-type="string">
            <text:p>Infinity</text:p>
          </table:table-cell>
          <table:table-cell office:value-type="float" office:value="0.671219">
            <text:p>0.671219</text:p>
          </table:table-cell>
          <table:table-cell office:value-type="float" office:value="0.112527">
            <text:p>0.112527</text:p>
          </table:table-cell>
          <table:table-cell table:formula="of:=[.I172]-[.$I$2]" office:value-type="float" office:value="0.703895">
            <text:p>0.703895</text:p>
          </table:table-cell>
          <table:table-cell table:formula="of:=AVERAGE([.J168:.J172])" office:value-type="float" office:value="0.6684612">
            <text:p>0.6684612</text:p>
          </table:table-cell>
          <table:table-cell table:formula="of:=AVERAGE([.J164:.J172])" office:value-type="float" office:value="0.770135">
            <text:p>0.7701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637">
            <text:p>0.038637</text:p>
          </table:table-cell>
          <table:table-cell table:formula="of:=[.O172]-0.021583" office:value-type="float" office:value="0.017054">
            <text:p>0.017054</text:p>
          </table:table-cell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office:value-type="float" office:value="-1537">
            <text:p>-1537</text:p>
          </table:table-cell>
          <table:table-cell office:value-type="float" office:value="1557">
            <text:p>1557</text:p>
          </table:table-cell>
          <table:table-cell office:value-type="float" office:value="8027">
            <text:p>8027</text:p>
          </table:table-cell>
          <table:table-cell office:value-type="float" office:value="9578.84082">
            <text:p>9578.84082</text:p>
          </table:table-cell>
          <table:table-cell office:value-type="float" office:value="-2.563938">
            <text:p>-2.563938</text:p>
          </table:table-cell>
          <table:table-cell office:value-type="float" office:value="-2.125749">
            <text:p>-2.125749</text:p>
          </table:table-cell>
          <table:table-cell office:value-type="float" office:value="17.090485">
            <text:p>17.090485</text:p>
          </table:table-cell>
        </table:table-row>
        <table:table-row table:style-name="ro1">
          <table:table-cell office:value-type="float" office:value="44461">
            <text:p>4446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5.748245">
            <text:p>65.748245</text:p>
          </table:table-cell>
          <table:table-cell office:value-type="float" office:value="0">
            <text:p>0</text:p>
          </table:table-cell>
          <table:table-cell office:value-type="float" office:value="0.010751">
            <text:p>0.010751</text:p>
          </table:table-cell>
          <table:table-cell office:value-type="string">
            <text:p>Infinity</text:p>
          </table:table-cell>
          <table:table-cell office:value-type="float" office:value="-0.181683">
            <text:p>-0.181683</text:p>
          </table:table-cell>
          <table:table-cell office:value-type="float" office:value="0.081403">
            <text:p>0.081403</text:p>
          </table:table-cell>
          <table:table-cell table:formula="of:=[.I173]-[.$I$2]" office:value-type="float" office:value="0.672771">
            <text:p>0.672771</text:p>
          </table:table-cell>
          <table:table-cell table:formula="of:=AVERAGE([.J169:.J173])" office:value-type="float" office:value="0.66894">
            <text:p>0.66894</text:p>
          </table:table-cell>
          <table:table-cell table:formula="of:=AVERAGE([.J165:.J173])" office:value-type="float" office:value="0.721452888888889">
            <text:p>0.7214528889</text:p>
          </table:table-cell>
          <table:table-cell office:value-type="float" office:value="36.746212">
            <text:p>36.746212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173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-1552">
            <text:p>-1552</text:p>
          </table:table-cell>
          <table:table-cell office:value-type="float" office:value="1533">
            <text:p>1533</text:p>
          </table:table-cell>
          <table:table-cell office:value-type="float" office:value="7989">
            <text:p>7989</text:p>
          </table:table-cell>
          <table:table-cell office:value-type="float" office:value="9555.820313">
            <text:p>9555.820313</text:p>
          </table:table-cell>
          <table:table-cell office:value-type="float" office:value="-2.563938">
            <text:p>-2.563938</text:p>
          </table:table-cell>
          <table:table-cell office:value-type="float" office:value="-2.114997">
            <text:p>-2.114997</text:p>
          </table:table-cell>
          <table:table-cell office:value-type="float" office:value="17.509819">
            <text:p>17.509819</text:p>
          </table:table-cell>
        </table:table-row>
        <table:table-row table:style-name="ro1">
          <table:table-cell office:value-type="float" office:value="44718">
            <text:p>447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6.234528">
            <text:p>46.234528</text:p>
          </table:table-cell>
          <table:table-cell office:value-type="float" office:value="0">
            <text:p>0</text:p>
          </table:table-cell>
          <table:table-cell office:value-type="float" office:value="0.007396">
            <text:p>0.007396</text:p>
          </table:table-cell>
          <table:table-cell office:value-type="string">
            <text:p>Infinity</text:p>
          </table:table-cell>
          <table:table-cell office:value-type="float" office:value="0.016823">
            <text:p>0.016823</text:p>
          </table:table-cell>
          <table:table-cell office:value-type="float" office:value="-0.328006">
            <text:p>-0.328006</text:p>
          </table:table-cell>
          <table:table-cell table:formula="of:=[.I174]-[.$I$2]" office:value-type="float" office:value="0.263362">
            <text:p>0.263362</text:p>
          </table:table-cell>
          <table:table-cell table:formula="of:=AVERAGE([.J170:.J174])" office:value-type="float" office:value="0.5899312">
            <text:p>0.5899312</text:p>
          </table:table-cell>
          <table:table-cell table:formula="of:=AVERAGE([.J166:.J174])" office:value-type="float" office:value="0.672770777777778">
            <text:p>0.6727707778</text:p>
          </table:table-cell>
          <table:table-cell office:value-type="float" office:value="1465.532837">
            <text:p>1465.532837</text:p>
          </table:table-cell>
          <table:table-cell office:value-type="float" office:value="0.009808">
            <text:p>0.009808</text:p>
          </table:table-cell>
          <table:table-cell office:value-type="float" office:value="0.028911">
            <text:p>0.028911</text:p>
          </table:table-cell>
          <table:table-cell table:formula="of:=[.O174]-0.021583" office:value-type="float" office:value="0.007328">
            <text:p>0.007328</text:p>
          </table:table-cell>
          <table:table-cell office:value-type="float" office:value="100">
            <text:p>100</text:p>
          </table:table-cell>
          <table:table-cell office:value-type="float" office:value="980">
            <text:p>980</text:p>
          </table:table-cell>
          <table:table-cell office:value-type="float" office:value="-1566">
            <text:p>-1566</text:p>
          </table:table-cell>
          <table:table-cell office:value-type="float" office:value="1526">
            <text:p>1526</text:p>
          </table:table-cell>
          <table:table-cell office:value-type="float" office:value="7978">
            <text:p>7978</text:p>
          </table:table-cell>
          <table:table-cell office:value-type="float" office:value="9559.605469">
            <text:p>9559.605469</text:p>
          </table:table-cell>
          <table:table-cell office:value-type="float" office:value="-2.563938">
            <text:p>-2.563938</text:p>
          </table:table-cell>
          <table:table-cell office:value-type="float" office:value="-2.107601">
            <text:p>-2.107601</text:p>
          </table:table-cell>
          <table:table-cell office:value-type="float" office:value="17.798283">
            <text:p>17.798283</text:p>
          </table:table-cell>
        </table:table-row>
        <table:table-row table:style-name="ro1">
          <table:table-cell office:value-type="float" office:value="44975">
            <text:p>4497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9.787491">
            <text:p>39.787491</text:p>
          </table:table-cell>
          <table:table-cell office:value-type="float" office:value="0.002549">
            <text:p>0.002549</text:p>
          </table:table-cell>
          <table:table-cell office:value-type="float" office:value="0.003835">
            <text:p>0.003835</text:p>
          </table:table-cell>
          <table:table-cell office:value-type="float" office:value="50.44717">
            <text:p>50.44717</text:p>
          </table:table-cell>
          <table:table-cell office:value-type="float" office:value="0.721686">
            <text:p>0.721686</text:p>
          </table:table-cell>
          <table:table-cell office:value-type="float" office:value="0.588974">
            <text:p>0.588974</text:p>
          </table:table-cell>
          <table:table-cell table:formula="of:=[.I175]-[.$I$2]" office:value-type="float" office:value="1.180342">
            <text:p>1.180342</text:p>
          </table:table-cell>
          <table:table-cell table:formula="of:=AVERAGE([.J171:.J175])" office:value-type="float" office:value="0.7541736">
            <text:p>0.7541736</text:p>
          </table:table-cell>
          <table:table-cell table:formula="of:=AVERAGE([.J167:.J175])" office:value-type="float" office:value="0.716664555555556">
            <text:p>0.7166645556</text:p>
          </table:table-cell>
          <table:table-cell office:value-type="float" office:value="121.388451">
            <text:p>121.388451</text:p>
          </table:table-cell>
          <table:table-cell office:value-type="float" office:value="0">
            <text:p>0</text:p>
          </table:table-cell>
          <table:table-cell office:value-type="float" office:value="0.041701">
            <text:p>0.041701</text:p>
          </table:table-cell>
          <table:table-cell table:formula="of:=[.O175]-0.021583" office:value-type="float" office:value="0.020118">
            <text:p>0.020118</text:p>
          </table:table-cell>
          <table:table-cell office:value-type="float" office:value="50.447186">
            <text:p>50.447186</text:p>
          </table:table-cell>
          <table:table-cell office:value-type="float" office:value="958">
            <text:p>958</text:p>
          </table:table-cell>
          <table:table-cell office:value-type="float" office:value="-1580">
            <text:p>-1580</text:p>
          </table:table-cell>
          <table:table-cell office:value-type="float" office:value="1518">
            <text:p>1518</text:p>
          </table:table-cell>
          <table:table-cell office:value-type="float" office:value="7965">
            <text:p>7965</text:p>
          </table:table-cell>
          <table:table-cell office:value-type="float" office:value="9561.413086">
            <text:p>9561.413086</text:p>
          </table:table-cell>
          <table:table-cell office:value-type="float" office:value="-2.561389">
            <text:p>-2.561389</text:p>
          </table:table-cell>
          <table:table-cell office:value-type="float" office:value="-2.103766">
            <text:p>-2.103766</text:p>
          </table:table-cell>
          <table:table-cell office:value-type="float" office:value="17.866201">
            <text:p>17.866201</text:p>
          </table:table-cell>
        </table:table-row>
        <table:table-row table:style-name="ro1">
          <table:table-cell office:value-type="float" office:value="45232">
            <text:p>452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.693907">
            <text:p>10.693907</text:p>
          </table:table-cell>
          <table:table-cell office:value-type="float" office:value="-0.01">
            <text:p>-0.01</text:p>
          </table:table-cell>
          <table:table-cell office:value-type="float" office:value="-0.017771">
            <text:p>-0.017771</text:p>
          </table:table-cell>
          <table:table-cell office:value-type="float" office:value="77.707825">
            <text:p>77.707825</text:p>
          </table:table-cell>
          <table:table-cell office:value-type="float" office:value="-0.228786">
            <text:p>-0.228786</text:p>
          </table:table-cell>
          <table:table-cell office:value-type="float" office:value="-0.440533">
            <text:p>-0.440533</text:p>
          </table:table-cell>
          <table:table-cell table:formula="of:=[.I176]-[.$I$2]" office:value-type="float" office:value="0.150835">
            <text:p>0.150835</text:p>
          </table:table-cell>
          <table:table-cell table:formula="of:=AVERAGE([.J172:.J176])" office:value-type="float" office:value="0.594241">
            <text:p>0.594241</text:p>
          </table:table-cell>
          <table:table-cell table:formula="of:=AVERAGE([.J168:.J176])" office:value-type="float" office:value="0.623290666666667">
            <text:p>0.6232906667</text:p>
          </table:table-cell>
          <table:table-cell office:value-type="float" office:value="426.811493">
            <text:p>426.811493</text:p>
          </table:table-cell>
          <table:table-cell office:value-type="float" office:value="0">
            <text:p>0</text:p>
          </table:table-cell>
          <table:table-cell office:value-type="float" office:value="0.012124">
            <text:p>0.012124</text:p>
          </table:table-cell>
          <table:table-cell table:formula="of:=[.O176]-0.021583" office:value-type="float" office:value="-0.009459">
            <text:p>-0.009459</text:p>
          </table:table-cell>
          <table:table-cell office:value-type="float" office:value="77.707832">
            <text:p>77.707832</text:p>
          </table:table-cell>
          <table:table-cell office:value-type="float" office:value="939">
            <text:p>939</text:p>
          </table:table-cell>
          <table:table-cell office:value-type="float" office:value="-1593">
            <text:p>-1593</text:p>
          </table:table-cell>
          <table:table-cell office:value-type="float" office:value="1505">
            <text:p>1505</text:p>
          </table:table-cell>
          <table:table-cell office:value-type="float" office:value="7943">
            <text:p>7943</text:p>
          </table:table-cell>
          <table:table-cell office:value-type="float" office:value="9552.782227">
            <text:p>9552.782227</text:p>
          </table:table-cell>
          <table:table-cell office:value-type="float" office:value="-2.571389">
            <text:p>-2.571389</text:p>
          </table:table-cell>
          <table:table-cell office:value-type="float" office:value="-2.121537">
            <text:p>-2.121537</text:p>
          </table:table-cell>
          <table:table-cell office:value-type="float" office:value="17.494518">
            <text:p>17.494518</text:p>
          </table:table-cell>
        </table:table-row>
        <table:table-row table:style-name="ro1">
          <table:table-cell office:value-type="float" office:value="45489">
            <text:p>4548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5.624809">
            <text:p>65.624809</text:p>
          </table:table-cell>
          <table:table-cell office:value-type="float" office:value="-0.038514">
            <text:p>-0.038514</text:p>
          </table:table-cell>
          <table:table-cell office:value-type="float" office:value="-0.049203">
            <text:p>-0.049203</text:p>
          </table:table-cell>
          <table:table-cell office:value-type="float" office:value="27.756453">
            <text:p>27.756453</text:p>
          </table:table-cell>
          <table:table-cell office:value-type="float" office:value="-0.031694">
            <text:p>-0.031694</text:p>
          </table:table-cell>
          <table:table-cell office:value-type="float" office:value="-0.548272">
            <text:p>-0.548272</text:p>
          </table:table-cell>
          <table:table-cell table:formula="of:=[.I177]-[.$I$2]" office:value-type="float" office:value="0.043096">
            <text:p>0.043096</text:p>
          </table:table-cell>
          <table:table-cell table:formula="of:=AVERAGE([.J173:.J177])" office:value-type="float" office:value="0.4620812">
            <text:p>0.4620812</text:p>
          </table:table-cell>
          <table:table-cell table:formula="of:=AVERAGE([.J169:.J177])" office:value-type="float" office:value="0.553592777777778">
            <text:p>0.5535927778</text:p>
          </table:table-cell>
          <table:table-cell office:value-type="float" office:value="250.227875">
            <text:p>250.227875</text:p>
          </table:table-cell>
          <table:table-cell office:value-type="float" office:value="-0.005885">
            <text:p>-0.005885</text:p>
          </table:table-cell>
          <table:table-cell office:value-type="float" office:value="0.025047">
            <text:p>0.025047</text:p>
          </table:table-cell>
          <table:table-cell table:formula="of:=[.O177]-0.021583" office:value-type="float" office:value="0.003464">
            <text:p>0.003464</text:p>
          </table:table-cell>
          <table:table-cell office:value-type="float" office:value="27.756447">
            <text:p>27.756447</text:p>
          </table:table-cell>
          <table:table-cell office:value-type="float" office:value="923">
            <text:p>923</text:p>
          </table:table-cell>
          <table:table-cell office:value-type="float" office:value="-1603">
            <text:p>-1603</text:p>
          </table:table-cell>
          <table:table-cell office:value-type="float" office:value="1489">
            <text:p>1489</text:p>
          </table:table-cell>
          <table:table-cell office:value-type="float" office:value="7916">
            <text:p>7916</text:p>
          </table:table-cell>
          <table:table-cell office:value-type="float" office:value="9535.8125">
            <text:p>9535.8125</text:p>
          </table:table-cell>
          <table:table-cell office:value-type="float" office:value="-2.609903">
            <text:p>-2.609903</text:p>
          </table:table-cell>
          <table:table-cell office:value-type="float" office:value="-2.170741">
            <text:p>-2.170741</text:p>
          </table:table-cell>
          <table:table-cell office:value-type="float" office:value="16.826767">
            <text:p>16.826767</text:p>
          </table:table-cell>
        </table:table-row>
        <table:table-row table:style-name="ro1">
          <table:table-cell office:value-type="float" office:value="45746">
            <text:p>4574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.019106">
            <text:p>17.019106</text:p>
          </table:table-cell>
          <table:table-cell office:value-type="float" office:value="-0.055">
            <text:p>-0.055</text:p>
          </table:table-cell>
          <table:table-cell office:value-type="float" office:value="-0.044581">
            <text:p>-0.044581</text:p>
          </table:table-cell>
          <table:table-cell office:value-type="float" office:value="18.943573">
            <text:p>18.943573</text:p>
          </table:table-cell>
          <table:table-cell office:value-type="float" office:value="0.012491">
            <text:p>0.012491</text:p>
          </table:table-cell>
          <table:table-cell office:value-type="float" office:value="-0.931344">
            <text:p>-0.931344</text:p>
          </table:table-cell>
          <table:table-cell table:formula="of:=[.I178]-[.$I$2]" office:value-type="float" office:value="-0.339976">
            <text:p>-0.339976</text:p>
          </table:table-cell>
          <table:table-cell table:formula="of:=AVERAGE([.J174:.J178])" office:value-type="float" office:value="0.2595318">
            <text:p>0.2595318</text:p>
          </table:table-cell>
          <table:table-cell table:formula="of:=AVERAGE([.J170:.J178])" office:value-type="float" office:value="0.442661444444444">
            <text:p>0.4426614444</text:p>
          </table:table-cell>
          <table:table-cell office:value-type="float" office:value="247.89624">
            <text:p>247.89624</text:p>
          </table:table-cell>
          <table:table-cell office:value-type="float" office:value="0">
            <text:p>0</text:p>
          </table:table-cell>
          <table:table-cell office:value-type="float" office:value="0.033441">
            <text:p>0.033441</text:p>
          </table:table-cell>
          <table:table-cell table:formula="of:=[.O178]-0.021583" office:value-type="float" office:value="0.011858">
            <text:p>0.011858</text:p>
          </table:table-cell>
          <table:table-cell office:value-type="float" office:value="18.943573">
            <text:p>18.943573</text:p>
          </table:table-cell>
          <table:table-cell office:value-type="float" office:value="910">
            <text:p>910</text:p>
          </table:table-cell>
          <table:table-cell office:value-type="float" office:value="-1611">
            <text:p>-1611</text:p>
          </table:table-cell>
          <table:table-cell office:value-type="float" office:value="1479">
            <text:p>1479</text:p>
          </table:table-cell>
          <table:table-cell office:value-type="float" office:value="7902">
            <text:p>7902</text:p>
          </table:table-cell>
          <table:table-cell office:value-type="float" office:value="9530.001953">
            <text:p>9530.001953</text:p>
          </table:table-cell>
          <table:table-cell office:value-type="float" office:value="-2.664903">
            <text:p>-2.664903</text:p>
          </table:table-cell>
          <table:table-cell office:value-type="float" office:value="-2.215322">
            <text:p>-2.215322</text:p>
          </table:table-cell>
          <table:table-cell office:value-type="float" office:value="16.870461">
            <text:p>16.870461</text:p>
          </table:table-cell>
        </table:table-row>
        <table:table-row table:style-name="ro1">
          <table:table-cell office:value-type="float" office:value="46003">
            <text:p>46003</text:p>
          </table:table-cell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114.935349">
            <text:p>114.935349</text:p>
          </table:table-cell>
          <table:table-cell office:value-type="float" office:value="-0.04">
            <text:p>-0.04</text:p>
          </table:table-cell>
          <table:table-cell office:value-type="float" office:value="-0.032118">
            <text:p>-0.032118</text:p>
          </table:table-cell>
          <table:table-cell office:value-type="float" office:value="19.70619">
            <text:p>19.70619</text:p>
          </table:table-cell>
          <table:table-cell office:value-type="float" office:value="0.734303">
            <text:p>0.734303</text:p>
          </table:table-cell>
          <table:table-cell office:value-type="float" office:value="-0.09098">
            <text:p>-0.09098</text:p>
          </table:table-cell>
          <table:table-cell table:formula="of:=[.I179]-[.$I$2]" office:value-type="float" office:value="0.500388">
            <text:p>0.500388</text:p>
          </table:table-cell>
          <table:table-cell table:formula="of:=AVERAGE([.J175:.J179])" office:value-type="float" office:value="0.306937">
            <text:p>0.306937</text:p>
          </table:table-cell>
          <table:table-cell table:formula="of:=AVERAGE([.J171:.J179])" office:value-type="float" office:value="0.458356777777778">
            <text:p>0.4583567778</text:p>
          </table:table-cell>
          <table:table-cell office:value-type="float" office:value="774.707947">
            <text:p>774.707947</text:p>
          </table:table-cell>
          <table:table-cell office:value-type="float" office:value="0.029413">
            <text:p>0.029413</text:p>
          </table:table-cell>
          <table:table-cell office:value-type="float" office:value="0.03917">
            <text:p>0.03917</text:p>
          </table:table-cell>
          <table:table-cell table:formula="of:=[.O179]-0.021583" office:value-type="float" office:value="0.017587">
            <text:p>0.017587</text:p>
          </table:table-cell>
          <table:table-cell office:value-type="float" office:value="19.70619">
            <text:p>19.70619</text:p>
          </table:table-cell>
          <table:table-cell office:value-type="float" office:value="894">
            <text:p>894</text:p>
          </table:table-cell>
          <table:table-cell office:value-type="float" office:value="-1619">
            <text:p>-1619</text:p>
          </table:table-cell>
          <table:table-cell office:value-type="float" office:value="1481">
            <text:p>1481</text:p>
          </table:table-cell>
          <table:table-cell office:value-type="float" office:value="7904">
            <text:p>7904</text:p>
          </table:table-cell>
          <table:table-cell office:value-type="float" office:value="9541.074219">
            <text:p>9541.074219</text:p>
          </table:table-cell>
          <table:table-cell office:value-type="float" office:value="-2.704903">
            <text:p>-2.704903</text:p>
          </table:table-cell>
          <table:table-cell office:value-type="float" office:value="-2.247439">
            <text:p>-2.247439</text:p>
          </table:table-cell>
          <table:table-cell office:value-type="float" office:value="16.91239">
            <text:p>16.91239</text:p>
          </table:table-cell>
        </table:table-row>
        <table:table-row table:style-name="ro1">
          <table:table-cell office:value-type="float" office:value="46260">
            <text:p>4626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.035538">
            <text:p>4.035538</text:p>
          </table:table-cell>
          <table:table-cell office:value-type="float" office:value="-0.025">
            <text:p>-0.025</text:p>
          </table:table-cell>
          <table:table-cell office:value-type="float" office:value="-0.027735">
            <text:p>-0.027735</text:p>
          </table:table-cell>
          <table:table-cell office:value-type="float" office:value="10.938987">
            <text:p>10.938987</text:p>
          </table:table-cell>
          <table:table-cell office:value-type="float" office:value="-0.183576">
            <text:p>-0.183576</text:p>
          </table:table-cell>
          <table:table-cell office:value-type="float" office:value="-0.181959">
            <text:p>-0.181959</text:p>
          </table:table-cell>
          <table:table-cell table:formula="of:=[.I180]-[.$I$2]" office:value-type="float" office:value="0.409409">
            <text:p>0.409409</text:p>
          </table:table-cell>
          <table:table-cell table:formula="of:=AVERAGE([.J176:.J180])" office:value-type="float" office:value="0.1527504">
            <text:p>0.1527504</text:p>
          </table:table-cell>
          <table:table-cell table:formula="of:=AVERAGE([.J172:.J180])" office:value-type="float" office:value="0.398235777777778">
            <text:p>0.3982357778</text:p>
          </table:table-cell>
          <table:table-cell office:value-type="float" office:value="2145.511719">
            <text:p>2145.511719</text:p>
          </table:table-cell>
          <table:table-cell office:value-type="float" office:value="0">
            <text:p>0</text:p>
          </table:table-cell>
          <table:table-cell office:value-type="float" office:value="0.049029">
            <text:p>0.049029</text:p>
          </table:table-cell>
          <table:table-cell table:formula="of:=[.O180]-0.021583" office:value-type="float" office:value="0.027446">
            <text:p>0.027446</text:p>
          </table:table-cell>
          <table:table-cell office:value-type="float" office:value="10.938988">
            <text:p>10.938988</text:p>
          </table:table-cell>
          <table:table-cell office:value-type="float" office:value="877">
            <text:p>877</text:p>
          </table:table-cell>
          <table:table-cell office:value-type="float" office:value="-1627">
            <text:p>-1627</text:p>
          </table:table-cell>
          <table:table-cell office:value-type="float" office:value="1469">
            <text:p>1469</text:p>
          </table:table-cell>
          <table:table-cell office:value-type="float" office:value="7889">
            <text:p>7889</text:p>
          </table:table-cell>
          <table:table-cell office:value-type="float" office:value="9534.396484">
            <text:p>9534.396484</text:p>
          </table:table-cell>
          <table:table-cell office:value-type="float" office:value="-2.729903">
            <text:p>-2.729903</text:p>
          </table:table-cell>
          <table:table-cell office:value-type="float" office:value="-2.275174">
            <text:p>-2.275174</text:p>
          </table:table-cell>
          <table:table-cell office:value-type="float" office:value="16.657335">
            <text:p>16.657335</text:p>
          </table:table-cell>
        </table:table-row>
        <table:table-row table:style-name="ro1">
          <table:table-cell office:value-type="float" office:value="46517">
            <text:p>4651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28.165329">
            <text:p>128.165329</text:p>
          </table:table-cell>
          <table:table-cell office:value-type="float" office:value="-0.028171">
            <text:p>-0.028171</text:p>
          </table:table-cell>
          <table:table-cell office:value-type="float" office:value="-0.035952">
            <text:p>-0.035952</text:p>
          </table:table-cell>
          <table:table-cell office:value-type="float" office:value="27.623405">
            <text:p>27.623405</text:p>
          </table:table-cell>
          <table:table-cell office:value-type="float" office:value="-0.029334">
            <text:p>-0.029334</text:p>
          </table:table-cell>
          <table:table-cell office:value-type="float" office:value="-1.731008">
            <text:p>-1.731008</text:p>
          </table:table-cell>
          <table:table-cell table:formula="of:=[.I181]-[.$I$2]" office:value-type="float" office:value="-1.13964">
            <text:p>-1.13964</text:p>
          </table:table-cell>
          <table:table-cell table:formula="of:=AVERAGE([.J177:.J181])" office:value-type="float" office:value="-0.1053446">
            <text:p>-0.1053446</text:p>
          </table:table-cell>
          <table:table-cell table:formula="of:=AVERAGE([.J173:.J181])" office:value-type="float" office:value="0.193398555555556">
            <text:p>0.1933985556</text:p>
          </table:table-cell>
          <table:table-cell office:value-type="float" office:value="1307.398071">
            <text:p>1307.398071</text:p>
          </table:table-cell>
          <table:table-cell office:value-type="float" office:value="0.107004">
            <text:p>0.107004</text:p>
          </table:table-cell>
          <table:table-cell office:value-type="float" office:value="0.18226">
            <text:p>0.18226</text:p>
          </table:table-cell>
          <table:table-cell table:formula="of:=[.O181]-0.021583" office:value-type="float" office:value="0.160677">
            <text:p>0.160677</text:p>
          </table:table-cell>
          <table:table-cell office:value-type="float" office:value="27.623411">
            <text:p>27.623411</text:p>
          </table:table-cell>
          <table:table-cell office:value-type="float" office:value="858">
            <text:p>858</text:p>
          </table:table-cell>
          <table:table-cell office:value-type="float" office:value="-1635">
            <text:p>-1635</text:p>
          </table:table-cell>
          <table:table-cell office:value-type="float" office:value="1438">
            <text:p>1438</text:p>
          </table:table-cell>
          <table:table-cell office:value-type="float" office:value="7852">
            <text:p>7852</text:p>
          </table:table-cell>
          <table:table-cell office:value-type="float" office:value="9504.712891">
            <text:p>9504.712891</text:p>
          </table:table-cell>
          <table:table-cell office:value-type="float" office:value="-2.758074">
            <text:p>-2.758074</text:p>
          </table:table-cell>
          <table:table-cell office:value-type="float" office:value="-2.311126">
            <text:p>-2.311126</text:p>
          </table:table-cell>
          <table:table-cell office:value-type="float" office:value="16.205063">
            <text:p>16.205063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.422746">
            <text:p>5.422746</text:p>
          </table:table-cell>
          <table:table-cell office:value-type="float" office:value="-0.03">
            <text:p>-0.03</text:p>
          </table:table-cell>
          <table:table-cell office:value-type="float" office:value="-0.027118">
            <text:p>-0.027118</text:p>
          </table:table-cell>
          <table:table-cell office:value-type="float" office:value="9.605264">
            <text:p>9.605264</text:p>
          </table:table-cell>
          <table:table-cell office:value-type="float" office:value="0.085374">
            <text:p>0.085374</text:p>
          </table:table-cell>
          <table:table-cell office:value-type="float" office:value="0.555455">
            <text:p>0.555455</text:p>
          </table:table-cell>
          <table:table-cell table:formula="of:=[.I182]-[.$I$2]" office:value-type="float" office:value="1.146823">
            <text:p>1.146823</text:p>
          </table:table-cell>
          <table:table-cell table:formula="of:=AVERAGE([.J178:.J182])" office:value-type="float" office:value="0.1154008">
            <text:p>0.1154008</text:p>
          </table:table-cell>
          <table:table-cell table:formula="of:=AVERAGE([.J174:.J182])" office:value-type="float" office:value="0.246071">
            <text:p>0.2460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966">
            <text:p>0.043966</text:p>
          </table:table-cell>
          <table:table-cell table:formula="of:=[.O182]-0.021583" office:value-type="float" office:value="0.022383">
            <text:p>0.022383</text:p>
          </table:table-cell>
          <table:table-cell office:value-type="float" office:value="9.605265">
            <text:p>9.605265</text:p>
          </table:table-cell>
          <table:table-cell office:value-type="float" office:value="839">
            <text:p>839</text:p>
          </table:table-cell>
          <table:table-cell office:value-type="float" office:value="-1643">
            <text:p>-1643</text:p>
          </table:table-cell>
          <table:table-cell office:value-type="float" office:value="1423">
            <text:p>1423</text:p>
          </table:table-cell>
          <table:table-cell office:value-type="float" office:value="7836">
            <text:p>7836</text:p>
          </table:table-cell>
          <table:table-cell office:value-type="float" office:value="9496.972656">
            <text:p>9496.972656</text:p>
          </table:table-cell>
          <table:table-cell office:value-type="float" office:value="-2.788074">
            <text:p>-2.788074</text:p>
          </table:table-cell>
          <table:table-cell office:value-type="float" office:value="-2.338245">
            <text:p>-2.338245</text:p>
          </table:table-cell>
          <table:table-cell office:value-type="float" office:value="16.134047">
            <text:p>16.134047</text:p>
          </table:table-cell>
        </table:table-row>
        <table:table-row table:style-name="ro1">
          <table:table-cell office:value-type="float" office:value="47031">
            <text:p>470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3.223305">
            <text:p>93.223305</text:p>
          </table:table-cell>
          <table:table-cell office:value-type="float" office:value="-0.049259">
            <text:p>-0.049259</text:p>
          </table:table-cell>
          <table:table-cell office:value-type="float" office:value="-0.051874">
            <text:p>-0.051874</text:p>
          </table:table-cell>
          <table:table-cell office:value-type="float" office:value="5.308641">
            <text:p>5.308641</text:p>
          </table:table-cell>
          <table:table-cell office:value-type="float" office:value="0.822622">
            <text:p>0.822622</text:p>
          </table:table-cell>
          <table:table-cell office:value-type="float" office:value="-0.457292">
            <text:p>-0.457292</text:p>
          </table:table-cell>
          <table:table-cell table:formula="of:=[.I183]-[.$I$2]" office:value-type="float" office:value="0.134076">
            <text:p>0.134076</text:p>
          </table:table-cell>
          <table:table-cell table:formula="of:=AVERAGE([.J179:.J183])" office:value-type="float" office:value="0.2102112">
            <text:p>0.2102112</text:p>
          </table:table-cell>
          <table:table-cell table:formula="of:=AVERAGE([.J175:.J183])" office:value-type="float" office:value="0.231705888888889">
            <text:p>0.2317058889</text:p>
          </table:table-cell>
          <table:table-cell office:value-type="float" office:value="202.714874">
            <text:p>202.714874</text:p>
          </table:table-cell>
          <table:table-cell office:value-type="float" office:value="0.029369">
            <text:p>0.029369</text:p>
          </table:table-cell>
          <table:table-cell office:value-type="float" office:value="0.035306">
            <text:p>0.035306</text:p>
          </table:table-cell>
          <table:table-cell table:formula="of:=[.O183]-0.021583" office:value-type="float" office:value="0.013723">
            <text:p>0.013723</text:p>
          </table:table-cell>
          <table:table-cell office:value-type="float" office:value="5.308629">
            <text:p>5.308629</text:p>
          </table:table-cell>
          <table:table-cell office:value-type="float" office:value="826">
            <text:p>826</text:p>
          </table:table-cell>
          <table:table-cell office:value-type="float" office:value="-1648">
            <text:p>-1648</text:p>
          </table:table-cell>
          <table:table-cell office:value-type="float" office:value="1422">
            <text:p>1422</text:p>
          </table:table-cell>
          <table:table-cell office:value-type="float" office:value="7835">
            <text:p>7835</text:p>
          </table:table-cell>
          <table:table-cell office:value-type="float" office:value="9501.710938">
            <text:p>9501.710938</text:p>
          </table:table-cell>
          <table:table-cell office:value-type="float" office:value="-2.837333">
            <text:p>-2.837333</text:p>
          </table:table-cell>
          <table:table-cell office:value-type="float" office:value="-2.390119">
            <text:p>-2.390119</text:p>
          </table:table-cell>
          <table:table-cell office:value-type="float" office:value="15.761778">
            <text:p>15.761778</text:p>
          </table:table-cell>
        </table:table-row>
        <table:table-row table:style-name="ro1">
          <table:table-cell office:value-type="float" office:value="47288">
            <text:p>4728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43.94191">
            <text:p>243.94191</text:p>
          </table:table-cell>
          <table:table-cell office:value-type="float" office:value="-0.03">
            <text:p>-0.03</text:p>
          </table:table-cell>
          <table:table-cell office:value-type="float" office:value="-0.019346">
            <text:p>-0.019346</text:p>
          </table:table-cell>
          <table:table-cell office:value-type="float" office:value="35.513863">
            <text:p>35.513863</text:p>
          </table:table-cell>
          <table:table-cell office:value-type="float" office:value="-0.29103">
            <text:p>-0.29103</text:p>
          </table:table-cell>
          <table:table-cell office:value-type="float" office:value="0.378284">
            <text:p>0.378284</text:p>
          </table:table-cell>
          <table:table-cell table:formula="of:=[.I184]-[.$I$2]" office:value-type="float" office:value="0.969652">
            <text:p>0.969652</text:p>
          </table:table-cell>
          <table:table-cell table:formula="of:=AVERAGE([.J180:.J184])" office:value-type="float" office:value="0.304064">
            <text:p>0.304064</text:p>
          </table:table-cell>
          <table:table-cell table:formula="of:=AVERAGE([.J176:.J184])" office:value-type="float" office:value="0.208295888888889">
            <text:p>0.2082958889</text:p>
          </table:table-cell>
          <table:table-cell office:value-type="float" office:value="542.776917">
            <text:p>542.776917</text:p>
          </table:table-cell>
          <table:table-cell office:value-type="float" office:value="0.009804">
            <text:p>0.009804</text:p>
          </table:table-cell>
          <table:table-cell office:value-type="float" office:value="0.011991">
            <text:p>0.011991</text:p>
          </table:table-cell>
          <table:table-cell table:formula="of:=[.O184]-0.021583" office:value-type="float" office:value="-0.009592">
            <text:p>-0.009592</text:p>
          </table:table-cell>
          <table:table-cell office:value-type="float" office:value="35.513863">
            <text:p>35.513863</text:p>
          </table:table-cell>
          <table:table-cell office:value-type="float" office:value="818">
            <text:p>818</text:p>
          </table:table-cell>
          <table:table-cell office:value-type="float" office:value="-1650">
            <text:p>-1650</text:p>
          </table:table-cell>
          <table:table-cell office:value-type="float" office:value="1402">
            <text:p>1402</text:p>
          </table:table-cell>
          <table:table-cell office:value-type="float" office:value="7816">
            <text:p>7816</text:p>
          </table:table-cell>
          <table:table-cell office:value-type="float" office:value="9483.99707">
            <text:p>9483.99707</text:p>
          </table:table-cell>
          <table:table-cell office:value-type="float" office:value="-2.867333">
            <text:p>-2.867333</text:p>
          </table:table-cell>
          <table:table-cell office:value-type="float" office:value="-2.409465">
            <text:p>-2.409465</text:p>
          </table:table-cell>
          <table:table-cell office:value-type="float" office:value="15.96844">
            <text:p>15.96844</text:p>
          </table:table-cell>
        </table:table-row>
        <table:table-row table:style-name="ro1">
          <table:table-cell office:value-type="float" office:value="47545">
            <text:p>4754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924.119629">
            <text:p>1924.119629</text:p>
          </table:table-cell>
          <table:table-cell office:value-type="float" office:value="-0.005">
            <text:p>-0.005</text:p>
          </table:table-cell>
          <table:table-cell office:value-type="float" office:value="0.0063">
            <text:p>0.0063</text:p>
          </table:table-cell>
          <table:table-cell office:value-type="float" office:value="226.004791">
            <text:p>226.004791</text:p>
          </table:table-cell>
          <table:table-cell office:value-type="float" office:value="-0.025234">
            <text:p>-0.025234</text:p>
          </table:table-cell>
          <table:table-cell office:value-type="float" office:value="-0.071826">
            <text:p>-0.071826</text:p>
          </table:table-cell>
          <table:table-cell table:formula="of:=[.I185]-[.$I$2]" office:value-type="float" office:value="0.519542">
            <text:p>0.519542</text:p>
          </table:table-cell>
          <table:table-cell table:formula="of:=AVERAGE([.J181:.J185])" office:value-type="float" office:value="0.3260906">
            <text:p>0.3260906</text:p>
          </table:table-cell>
          <table:table-cell table:formula="of:=AVERAGE([.J177:.J185])" office:value-type="float" office:value="0.249263333333333">
            <text:p>0.2492633333</text:p>
          </table:table-cell>
          <table:table-cell office:value-type="float" office:value="316.11731">
            <text:p>316.11731</text:p>
          </table:table-cell>
          <table:table-cell office:value-type="float" office:value="-0.011673">
            <text:p>-0.011673</text:p>
          </table:table-cell>
          <table:table-cell office:value-type="float" office:value="-0.005596">
            <text:p>-0.005596</text:p>
          </table:table-cell>
          <table:table-cell table:formula="of:=[.O185]-0.021583" office:value-type="float" office:value="-0.027179">
            <text:p>-0.027179</text:p>
          </table:table-cell>
          <table:table-cell office:value-type="float" office:value="226.004791">
            <text:p>226.004791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72">
            <text:p>1372</text:p>
          </table:table-cell>
          <table:table-cell office:value-type="float" office:value="7789">
            <text:p>7789</text:p>
          </table:table-cell>
          <table:table-cell office:value-type="float" office:value="9456.359375">
            <text:p>9456.359375</text:p>
          </table:table-cell>
          <table:table-cell office:value-type="float" office:value="-2.872333">
            <text:p>-2.872333</text:p>
          </table:table-cell>
          <table:table-cell office:value-type="float" office:value="-2.403164">
            <text:p>-2.403164</text:p>
          </table:table-cell>
          <table:table-cell office:value-type="float" office:value="16.334061">
            <text:p>16.334061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.009463">
            <text:p>0.009463</text:p>
          </table:table-cell>
          <table:table-cell office:value-type="float" office:value="0.079009">
            <text:p>0.079009</text:p>
          </table:table-cell>
          <table:table-cell table:formula="of:=[.I186]-[.$I$2]" office:value-type="float" office:value="0.670377">
            <text:p>0.670377</text:p>
          </table:table-cell>
          <table:table-cell table:formula="of:=AVERAGE([.J182:.J186])" office:value-type="float" office:value="0.688094">
            <text:p>0.688094</text:p>
          </table:table-cell>
          <table:table-cell table:formula="of:=AVERAGE([.J178:.J186])" office:value-type="float" office:value="0.318961222222222">
            <text:p>0.3189612222</text:p>
          </table:table-cell>
          <table:table-cell office:value-type="float" office:value="202.787521">
            <text:p>202.787521</text:p>
          </table:table-cell>
          <table:table-cell office:value-type="float" office:value="0">
            <text:p>0</text:p>
          </table:table-cell>
          <table:table-cell office:value-type="float" office:value="0.026779">
            <text:p>0.026779</text:p>
          </table:table-cell>
          <table:table-cell table:formula="of:=[.O186]-0.021583" office:value-type="float" office:value="0.005196">
            <text:p>0.005196</text:p>
          </table:table-cell>
          <table:table-cell office:value-type="float" office:value="100">
            <text:p>100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5.631836">
            <text:p>9425.631836</text:p>
          </table:table-cell>
          <table:table-cell office:value-type="float" office:value="-2.872333">
            <text:p>-2.872333</text:p>
          </table:table-cell>
          <table:table-cell office:value-type="float" office:value="-2.39748">
            <text:p>-2.39748</text:p>
          </table:table-cell>
          <table:table-cell office:value-type="float" office:value="16.531946">
            <text:p>16.531946</text:p>
          </table:table-cell>
        </table:table-row>
        <table:table-row table:style-name="ro1">
          <table:table-cell office:value-type="float" office:value="48059">
            <text:p>480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8.141647">
            <text:p>88.141647</text:p>
          </table:table-cell>
          <table:table-cell office:value-type="float" office:value="0.015">
            <text:p>0.015</text:p>
          </table:table-cell>
          <table:table-cell office:value-type="float" office:value="-0.026981">
            <text:p>-0.026981</text:p>
          </table:table-cell>
          <table:table-cell office:value-type="float" office:value="279.876373">
            <text:p>279.876373</text:p>
          </table:table-cell>
          <table:table-cell office:value-type="float" office:value="0.002839">
            <text:p>0.002839</text:p>
          </table:table-cell>
          <table:table-cell office:value-type="float" office:value="0.332794">
            <text:p>0.332794</text:p>
          </table:table-cell>
          <table:table-cell table:formula="of:=[.I187]-[.$I$2]" office:value-type="float" office:value="0.924162">
            <text:p>0.924162</text:p>
          </table:table-cell>
          <table:table-cell table:formula="of:=AVERAGE([.J183:.J187])" office:value-type="float" office:value="0.6435618">
            <text:p>0.6435618</text:p>
          </table:table-cell>
          <table:table-cell table:formula="of:=AVERAGE([.J179:.J187])" office:value-type="float" office:value="0.459421">
            <text:p>0.459421</text:p>
          </table:table-cell>
          <table:table-cell office:value-type="float" office:value="1151.595337">
            <text:p>1151.595337</text:p>
          </table:table-cell>
          <table:table-cell office:value-type="float" office:value="0">
            <text:p>0</text:p>
          </table:table-cell>
          <table:table-cell office:value-type="float" office:value="0.001998">
            <text:p>0.001998</text:p>
          </table:table-cell>
          <table:table-cell table:formula="of:=[.O187]-0.021583" office:value-type="float" office:value="-0.019585">
            <text:p>-0.019585</text:p>
          </table:table-cell>
          <table:table-cell office:value-type="float" office:value="279.876373">
            <text:p>279.876373</text:p>
          </table:table-cell>
          <table:table-cell office:value-type="float" office:value="812">
            <text:p>812</text:p>
          </table:table-cell>
          <table:table-cell office:value-type="float" office:value="-1652">
            <text:p>-1652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6.854492">
            <text:p>9426.854492</text:p>
          </table:table-cell>
          <table:table-cell office:value-type="float" office:value="-2.857333">
            <text:p>-2.857333</text:p>
          </table:table-cell>
          <table:table-cell office:value-type="float" office:value="-2.424462">
            <text:p>-2.424462</text:p>
          </table:table-cell>
          <table:table-cell office:value-type="float" office:value="15.14948">
            <text:p>15.14948</text:p>
          </table:table-cell>
        </table:table-row>
        <table:table-row table:style-name="ro1">
          <table:table-cell office:value-type="float" office:value="48316">
            <text:p>48316</text:p>
          </table:table-cell>
          <table:table-cell office:value-type="float" office:value="-5">
            <text:p>-5</text:p>
          </table:table-cell>
          <table:table-cell office:value-type="float" office:value="-66">
            <text:p>-66</text:p>
          </table:table-cell>
          <table:table-cell office:value-type="float" office:value="1212.518799">
            <text:p>1212.518799</text:p>
          </table:table-cell>
          <table:table-cell office:value-type="float" office:value="-0.056818">
            <text:p>-0.056818</text:p>
          </table:table-cell>
          <table:table-cell office:value-type="float" office:value="-0.133777">
            <text:p>-0.133777</text:p>
          </table:table-cell>
          <table:table-cell office:value-type="float" office:value="135.448151">
            <text:p>135.448151</text:p>
          </table:table-cell>
          <table:table-cell office:value-type="float" office:value="0.632106">
            <text:p>0.632106</text:p>
          </table:table-cell>
          <table:table-cell office:value-type="float" office:value="-0.198719">
            <text:p>-0.198719</text:p>
          </table:table-cell>
          <table:table-cell table:formula="of:=[.I188]-[.$I$2]" office:value-type="float" office:value="0.392649">
            <text:p>0.392649</text:p>
          </table:table-cell>
          <table:table-cell table:formula="of:=AVERAGE([.J184:.J188])" office:value-type="float" office:value="0.6952764">
            <text:p>0.6952764</text:p>
          </table:table-cell>
          <table:table-cell table:formula="of:=AVERAGE([.J180:.J188])" office:value-type="float" office:value="0.44745">
            <text:p>0.44745</text:p>
          </table:table-cell>
          <table:table-cell office:value-type="float" office:value="634.447449">
            <text:p>634.447449</text:p>
          </table:table-cell>
          <table:table-cell office:value-type="float" office:value="0.029437">
            <text:p>0.029437</text:p>
          </table:table-cell>
          <table:table-cell office:value-type="float" office:value="0.044233">
            <text:p>0.044233</text:p>
          </table:table-cell>
          <table:table-cell table:formula="of:=[.O188]-0.021583" office:value-type="float" office:value="0.02265">
            <text:p>0.02265</text:p>
          </table:table-cell>
          <table:table-cell office:value-type="float" office:value="135.44812">
            <text:p>135.44812</text:p>
          </table:table-cell>
          <table:table-cell office:value-type="float" office:value="817">
            <text:p>817</text:p>
          </table:table-cell>
          <table:table-cell office:value-type="float" office:value="-1651">
            <text:p>-1651</text:p>
          </table:table-cell>
          <table:table-cell office:value-type="float" office:value="1390">
            <text:p>1390</text:p>
          </table:table-cell>
          <table:table-cell office:value-type="float" office:value="7803">
            <text:p>7803</text:p>
          </table:table-cell>
          <table:table-cell office:value-type="float" office:value="9471.348633">
            <text:p>9471.348633</text:p>
          </table:table-cell>
          <table:table-cell office:value-type="float" office:value="-2.914151">
            <text:p>-2.914151</text:p>
          </table:table-cell>
          <table:table-cell office:value-type="float" office:value="-2.558239">
            <text:p>-2.558239</text:p>
          </table:table-cell>
          <table:table-cell office:value-type="float" office:value="12.213229">
            <text:p>12.213229</text:p>
          </table:table-cell>
        </table:table-row>
        <table:table-row table:style-name="ro1">
          <table:table-cell office:value-type="float" office:value="48573">
            <text:p>48573</text:p>
          </table:table-cell>
          <table:table-cell office:value-type="float" office:value="-9">
            <text:p>-9</text:p>
          </table:table-cell>
          <table:table-cell office:value-type="float" office:value="10">
            <text:p>10</text:p>
          </table:table-cell>
          <table:table-cell office:value-type="float" office:value="215.964676">
            <text:p>215.964676</text:p>
          </table:table-cell>
          <table:table-cell office:value-type="float" office:value="-0.144474">
            <text:p>-0.144474</text:p>
          </table:table-cell>
          <table:table-cell office:value-type="float" office:value="-0.195479">
            <text:p>-0.195479</text:p>
          </table:table-cell>
          <table:table-cell office:value-type="float" office:value="35.303947">
            <text:p>35.303947</text:p>
          </table:table-cell>
          <table:table-cell office:value-type="float" office:value="-0.0951">
            <text:p>-0.0951</text:p>
          </table:table-cell>
          <table:table-cell office:value-type="float" office:value="0.1652">
            <text:p>0.1652</text:p>
          </table:table-cell>
          <table:table-cell table:formula="of:=[.I189]-[.$I$2]" office:value-type="float" office:value="0.756568">
            <text:p>0.756568</text:p>
          </table:table-cell>
          <table:table-cell table:formula="of:=AVERAGE([.J185:.J189])" office:value-type="float" office:value="0.6526596">
            <text:p>0.6526596</text:p>
          </table:table-cell>
          <table:table-cell table:formula="of:=AVERAGE([.J181:.J189])" office:value-type="float" office:value="0.486023222222222">
            <text:p>0.4860232222</text:p>
          </table:table-cell>
          <table:table-cell office:value-type="float" office:value="2001.56897">
            <text:p>2001.56897</text:p>
          </table:table-cell>
          <table:table-cell office:value-type="float" office:value="0">
            <text:p>0</text:p>
          </table:table-cell>
          <table:table-cell office:value-type="float" office:value="0.037704">
            <text:p>0.037704</text:p>
          </table:table-cell>
          <table:table-cell table:formula="of:=[.O189]-0.021583" office:value-type="float" office:value="0.016121">
            <text:p>0.016121</text:p>
          </table:table-cell>
          <table:table-cell office:value-type="float" office:value="35.30394">
            <text:p>35.30394</text:p>
          </table:table-cell>
          <table:table-cell office:value-type="float" office:value="826">
            <text:p>826</text:p>
          </table:table-cell>
          <table:table-cell office:value-type="float" office:value="-1649">
            <text:p>-1649</text:p>
          </table:table-cell>
          <table:table-cell office:value-type="float" office:value="1381">
            <text:p>1381</text:p>
          </table:table-cell>
          <table:table-cell office:value-type="float" office:value="7797">
            <text:p>7797</text:p>
          </table:table-cell>
          <table:table-cell office:value-type="float" office:value="9462.290039">
            <text:p>9462.290039</text:p>
          </table:table-cell>
          <table:table-cell office:value-type="float" office:value="-3.058625">
            <text:p>-3.058625</text:p>
          </table:table-cell>
          <table:table-cell office:value-type="float" office:value="-2.753718">
            <text:p>-2.753718</text:p>
          </table:table-cell>
          <table:table-cell office:value-type="float" office:value="9.968763">
            <text:p>9.968763</text:p>
          </table:table-cell>
        </table:table-row>
        <table:table-row table:style-name="ro1">
          <table:table-cell office:value-type="float" office:value="48830">
            <text:p>48830</text:p>
          </table:table-cell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office:value-type="float" office:value="752.303711">
            <text:p>752.303711</text:p>
          </table:table-cell>
          <table:table-cell office:value-type="float" office:value="-0.15">
            <text:p>-0.15</text:p>
          </table:table-cell>
          <table:table-cell office:value-type="float" office:value="-0.153363">
            <text:p>-0.153363</text:p>
          </table:table-cell>
          <table:table-cell office:value-type="float" office:value="2.241919">
            <text:p>2.241919</text:p>
          </table:table-cell>
          <table:table-cell office:value-type="float" office:value="0.912201">
            <text:p>0.912201</text:p>
          </table:table-cell>
          <table:table-cell office:value-type="float" office:value="0.069432">
            <text:p>0.069432</text:p>
          </table:table-cell>
          <table:table-cell table:formula="of:=[.I190]-[.$I$2]" office:value-type="float" office:value="0.6608">
            <text:p>0.6608</text:p>
          </table:table-cell>
          <table:table-cell table:formula="of:=AVERAGE([.J186:.J190])" office:value-type="float" office:value="0.6809112">
            <text:p>0.6809112</text:p>
          </table:table-cell>
          <table:table-cell table:formula="of:=AVERAGE([.J182:.J190])" office:value-type="float" office:value="0.686072111111111">
            <text:p>0.6860721111</text:p>
          </table:table-cell>
          <table:table-cell office:value-type="float" office:value="213.106583">
            <text:p>213.106583</text:p>
          </table:table-cell>
          <table:table-cell office:value-type="float" office:value="0.058366">
            <text:p>0.058366</text:p>
          </table:table-cell>
          <table:table-cell office:value-type="float" office:value="0.043567">
            <text:p>0.043567</text:p>
          </table:table-cell>
          <table:table-cell table:formula="of:=[.O190]-0.021583" office:value-type="float" office:value="0.021984">
            <text:p>0.021984</text:p>
          </table:table-cell>
          <table:table-cell office:value-type="float" office:value="2.241929">
            <text:p>2.241929</text:p>
          </table:table-cell>
          <table:table-cell office:value-type="float" office:value="830">
            <text:p>830</text:p>
          </table:table-cell>
          <table:table-cell office:value-type="float" office:value="-1649">
            <text:p>-1649</text:p>
          </table:table-cell>
          <table:table-cell office:value-type="float" office:value="1357">
            <text:p>1357</text:p>
          </table:table-cell>
          <table:table-cell office:value-type="float" office:value="7787">
            <text:p>7787</text:p>
          </table:table-cell>
          <table:table-cell office:value-type="float" office:value="9450.705078">
            <text:p>9450.705078</text:p>
          </table:table-cell>
          <table:table-cell office:value-type="float" office:value="-3.208625">
            <text:p>-3.208625</text:p>
          </table:table-cell>
          <table:table-cell office:value-type="float" office:value="-2.907081">
            <text:p>-2.907081</text:p>
          </table:table-cell>
          <table:table-cell office:value-type="float" office:value="9.397925">
            <text:p>9.397925</text:p>
          </table:table-cell>
        </table:table-row>
        <table:table-row table:style-name="ro1">
          <table:table-cell office:value-type="float" office:value="49087">
            <text:p>49087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7231.864746">
            <text:p>7231.864746</text:p>
          </table:table-cell>
          <table:table-cell office:value-type="float" office:value="-0.035">
            <text:p>-0.035</text:p>
          </table:table-cell>
          <table:table-cell office:value-type="float" office:value="0.00452">
            <text:p>0.00452</text:p>
          </table:table-cell>
          <table:table-cell office:value-type="float" office:value="112.913536">
            <text:p>112.913536</text:p>
          </table:table-cell>
          <table:table-cell office:value-type="float" office:value="-0.118757">
            <text:p>-0.118757</text:p>
          </table:table-cell>
          <table:table-cell office:value-type="float" office:value="0.737414">
            <text:p>0.737414</text:p>
          </table:table-cell>
          <table:table-cell table:formula="of:=[.I191]-[.$I$2]" office:value-type="float" office:value="1.328782">
            <text:p>1.328782</text:p>
          </table:table-cell>
          <table:table-cell table:formula="of:=AVERAGE([.J187:.J191])" office:value-type="float" office:value="0.8125922">
            <text:p>0.8125922</text:p>
          </table:table-cell>
          <table:table-cell table:formula="of:=AVERAGE([.J183:.J191])" office:value-type="float" office:value="0.706289777777778">
            <text:p>0.7062897778</text:p>
          </table:table-cell>
          <table:table-cell office:value-type="float" office:value="1407.550049">
            <text:p>1407.550049</text:p>
          </table:table-cell>
          <table:table-cell office:value-type="float" office:value="0.035687">
            <text:p>0.035687</text:p>
          </table:table-cell>
          <table:table-cell office:value-type="float" office:value="0.137628">
            <text:p>0.137628</text:p>
          </table:table-cell>
          <table:table-cell table:formula="of:=[.O191]-0.021583" office:value-type="float" office:value="0.116045">
            <text:p>0.116045</text:p>
          </table:table-cell>
          <table:table-cell office:value-type="float" office:value="112.913536">
            <text:p>112.913536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88">
            <text:p>1288</text:p>
          </table:table-cell>
          <table:table-cell office:value-type="float" office:value="7770">
            <text:p>7770</text:p>
          </table:table-cell>
          <table:table-cell office:value-type="float" office:value="9430.080078">
            <text:p>9430.080078</text:p>
          </table:table-cell>
          <table:table-cell office:value-type="float" office:value="-3.243625">
            <text:p>-3.243625</text:p>
          </table:table-cell>
          <table:table-cell office:value-type="float" office:value="-2.902561">
            <text:p>-2.902561</text:p>
          </table:table-cell>
          <table:table-cell office:value-type="float" office:value="10.514901">
            <text:p>10.514901</text:p>
          </table:table-cell>
        </table:table-row>
        <table:table-row table:style-name="ro1">
          <table:table-cell office:value-type="float" office:value="49344">
            <text:p>4934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.076122">
            <text:p>0.076122</text:p>
          </table:table-cell>
          <table:table-cell office:value-type="float" office:value="0.301669">
            <text:p>0.301669</text:p>
          </table:table-cell>
          <table:table-cell table:formula="of:=[.I192]-[.$I$2]" office:value-type="float" office:value="0.893037">
            <text:p>0.893037</text:p>
          </table:table-cell>
          <table:table-cell table:formula="of:=AVERAGE([.J188:.J192])" office:value-type="float" office:value="0.8063672">
            <text:p>0.8063672</text:p>
          </table:table-cell>
          <table:table-cell table:formula="of:=AVERAGE([.J184:.J192])" office:value-type="float" office:value="0.790618777777778">
            <text:p>0.7906187778</text:p>
          </table:table-cell>
          <table:table-cell office:value-type="float" office:value="627.419312">
            <text:p>627.419312</text:p>
          </table:table-cell>
          <table:table-cell office:value-type="float" office:value="0.009808">
            <text:p>0.009808</text:p>
          </table:table-cell>
          <table:table-cell office:value-type="float" office:value="0.039037">
            <text:p>0.039037</text:p>
          </table:table-cell>
          <table:table-cell table:formula="of:=[.O192]-0.021583" office:value-type="float" office:value="0.017454">
            <text:p>0.017454</text:p>
          </table:table-cell>
          <table:table-cell office:value-type="float" office:value="100">
            <text:p>100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12">
            <text:p>1212</text:p>
          </table:table-cell>
          <table:table-cell office:value-type="float" office:value="7751">
            <text:p>7751</text:p>
          </table:table-cell>
          <table:table-cell office:value-type="float" office:value="9407.717773">
            <text:p>9407.717773</text:p>
          </table:table-cell>
          <table:table-cell office:value-type="float" office:value="-3.243625">
            <text:p>-3.243625</text:p>
          </table:table-cell>
          <table:table-cell office:value-type="float" office:value="-2.896227">
            <text:p>-2.896227</text:p>
          </table:table-cell>
          <table:table-cell office:value-type="float" office:value="10.710194">
            <text:p>10.710194</text:p>
          </table:table-cell>
        </table:table-row>
        <table:table-row table:style-name="ro1">
          <table:table-cell office:value-type="float" office:value="49601">
            <text:p>49601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6921.173828">
            <text:p>6921.173828</text:p>
          </table:table-cell>
          <table:table-cell office:value-type="float" office:value="-0.01">
            <text:p>-0.01</text:p>
          </table:table-cell>
          <table:table-cell office:value-type="float" office:value="-0.021845">
            <text:p>-0.021845</text:p>
          </table:table-cell>
          <table:table-cell office:value-type="float" office:value="118.453934">
            <text:p>118.453934</text:p>
          </table:table-cell>
          <table:table-cell office:value-type="float" office:value="0.767107">
            <text:p>0.767107</text:p>
          </table:table-cell>
          <table:table-cell office:value-type="float" office:value="0.107739">
            <text:p>0.107739</text:p>
          </table:table-cell>
          <table:table-cell table:formula="of:=[.I193]-[.$I$2]" office:value-type="float" office:value="0.699107">
            <text:p>0.699107</text:p>
          </table:table-cell>
          <table:table-cell table:formula="of:=AVERAGE([.J189:.J193])" office:value-type="float" office:value="0.8676588">
            <text:p>0.8676588</text:p>
          </table:table-cell>
          <table:table-cell table:formula="of:=AVERAGE([.J185:.J193])" office:value-type="float" office:value="0.760558222222222">
            <text:p>0.7605582222</text:p>
          </table:table-cell>
          <table:table-cell office:value-type="float" office:value="2991.531982">
            <text:p>2991.531982</text:p>
          </table:table-cell>
          <table:table-cell office:value-type="float" office:value="0">
            <text:p>0</text:p>
          </table:table-cell>
          <table:table-cell office:value-type="float" office:value="-0.002665">
            <text:p>-0.002665</text:p>
          </table:table-cell>
          <table:table-cell table:formula="of:=[.O193]-0.021583" office:value-type="float" office:value="-0.024248">
            <text:p>-0.024248</text:p>
          </table:table-cell>
          <table:table-cell office:value-type="float" office:value="118.453934">
            <text:p>118.453934</text:p>
          </table:table-cell>
          <table:table-cell office:value-type="float" office:value="829">
            <text:p>829</text:p>
          </table:table-cell>
          <table:table-cell office:value-type="float" office:value="-1649">
            <text:p>-1649</text:p>
          </table:table-cell>
          <table:table-cell office:value-type="float" office:value="1076">
            <text:p>1076</text:p>
          </table:table-cell>
          <table:table-cell office:value-type="float" office:value="7717">
            <text:p>7717</text:p>
          </table:table-cell>
          <table:table-cell office:value-type="float" office:value="9369.255859">
            <text:p>9369.255859</text:p>
          </table:table-cell>
          <table:table-cell office:value-type="float" office:value="-3.253625">
            <text:p>-3.253625</text:p>
          </table:table-cell>
          <table:table-cell office:value-type="float" office:value="-2.918072">
            <text:p>-2.918072</text:p>
          </table:table-cell>
          <table:table-cell office:value-type="float" office:value="10.31321">
            <text:p>10.31321</text:p>
          </table:table-cell>
        </table:table-row>
        <table:table-row table:style-name="ro1">
          <table:table-cell office:value-type="float" office:value="49858">
            <text:p>49858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1385.027222">
            <text:p>1385.027222</text:p>
          </table:table-cell>
          <table:table-cell office:value-type="float" office:value="-0.044524">
            <text:p>-0.044524</text:p>
          </table:table-cell>
          <table:table-cell office:value-type="float" office:value="-0.031193">
            <text:p>-0.031193</text:p>
          </table:table-cell>
          <table:table-cell office:value-type="float" office:value="29.940784">
            <text:p>29.940784</text:p>
          </table:table-cell>
          <table:table-cell office:value-type="float" office:value="-0.240562">
            <text:p>-0.240562</text:p>
          </table:table-cell>
          <table:table-cell office:value-type="float" office:value="0.35913">
            <text:p>0.35913</text:p>
          </table:table-cell>
          <table:table-cell table:formula="of:=[.I194]-[.$I$2]" office:value-type="float" office:value="0.950498">
            <text:p>0.950498</text:p>
          </table:table-cell>
          <table:table-cell table:formula="of:=AVERAGE([.J190:.J194])" office:value-type="float" office:value="0.9064448">
            <text:p>0.9064448</text:p>
          </table:table-cell>
          <table:table-cell table:formula="of:=AVERAGE([.J186:.J194])" office:value-type="float" office:value="0.808442222222222">
            <text:p>0.8084422222</text:p>
          </table:table-cell>
          <table:table-cell office:value-type="float" office:value="154.77243">
            <text:p>154.77243</text:p>
          </table:table-cell>
          <table:table-cell office:value-type="float" office:value="-0.009798">
            <text:p>-0.009798</text:p>
          </table:table-cell>
          <table:table-cell office:value-type="float" office:value="-0.012524">
            <text:p>-0.012524</text:p>
          </table:table-cell>
          <table:table-cell table:formula="of:=[.O194]-0.021583" office:value-type="float" office:value="-0.034107">
            <text:p>-0.034107</text:p>
          </table:table-cell>
          <table:table-cell office:value-type="float" office:value="29.940784">
            <text:p>29.940784</text:p>
          </table:table-cell>
          <table:table-cell office:value-type="float" office:value="818">
            <text:p>818</text:p>
          </table:table-cell>
          <table:table-cell office:value-type="float" office:value="-1648">
            <text:p>-1648</text:p>
          </table:table-cell>
          <table:table-cell office:value-type="float" office:value="917">
            <text:p>917</text:p>
          </table:table-cell>
          <table:table-cell office:value-type="float" office:value="7681">
            <text:p>7681</text:p>
          </table:table-cell>
          <table:table-cell office:value-type="float" office:value="9329.525391">
            <text:p>9329.525391</text:p>
          </table:table-cell>
          <table:table-cell office:value-type="float" office:value="-3.298149">
            <text:p>-3.298149</text:p>
          </table:table-cell>
          <table:table-cell office:value-type="float" office:value="-2.949265">
            <text:p>-2.949265</text:p>
          </table:table-cell>
          <table:table-cell office:value-type="float" office:value="10.578172">
            <text:p>10.578172</text:p>
          </table:table-cell>
        </table:table-row>
        <table:table-row table:style-name="ro1">
          <table:table-cell office:value-type="float" office:value="50115">
            <text:p>50115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287.429565">
            <text:p>287.429565</text:p>
          </table:table-cell>
          <table:table-cell office:value-type="float" office:value="-0.007619">
            <text:p>-0.007619</text:p>
          </table:table-cell>
          <table:table-cell office:value-type="float" office:value="-0.000719">
            <text:p>-0.000719</text:p>
          </table:table-cell>
          <table:table-cell office:value-type="float" office:value="90.562477">
            <text:p>90.562477</text:p>
          </table:table-cell>
          <table:table-cell office:value-type="float" office:value="0.676266">
            <text:p>0.676266</text:p>
          </table:table-cell>
          <table:table-cell office:value-type="float" office:value="-0.373495">
            <text:p>-0.373495</text:p>
          </table:table-cell>
          <table:table-cell table:formula="of:=[.I195]-[.$I$2]" office:value-type="float" office:value="0.217873">
            <text:p>0.217873</text:p>
          </table:table-cell>
          <table:table-cell table:formula="of:=AVERAGE([.J191:.J195])" office:value-type="float" office:value="0.8178594">
            <text:p>0.8178594</text:p>
          </table:table-cell>
          <table:table-cell table:formula="of:=AVERAGE([.J187:.J195])" office:value-type="float" office:value="0.758164">
            <text:p>0.758164</text:p>
          </table:table-cell>
          <table:table-cell office:value-type="float" office:value="287.502472">
            <text:p>287.502472</text:p>
          </table:table-cell>
          <table:table-cell office:value-type="float" office:value="-0.058366">
            <text:p>-0.058366</text:p>
          </table:table-cell>
          <table:table-cell office:value-type="float" office:value="-0.007994">
            <text:p>-0.007994</text:p>
          </table:table-cell>
          <table:table-cell table:formula="of:=[.O195]-0.021583" office:value-type="float" office:value="-0.029577">
            <text:p>-0.029577</text:p>
          </table:table-cell>
          <table:table-cell office:value-type="float" office:value="90.562485">
            <text:p>90.562485</text:p>
          </table:table-cell>
          <table:table-cell office:value-type="float" office:value="786">
            <text:p>786</text:p>
          </table:table-cell>
          <table:table-cell office:value-type="float" office:value="-1643">
            <text:p>-1643</text:p>
          </table:table-cell>
          <table:table-cell office:value-type="float" office:value="795">
            <text:p>795</text:p>
          </table:table-cell>
          <table:table-cell office:value-type="float" office:value="7657">
            <text:p>7657</text:p>
          </table:table-cell>
          <table:table-cell office:value-type="float" office:value="9300.003906">
            <text:p>9300.003906</text:p>
          </table:table-cell>
          <table:table-cell office:value-type="float" office:value="-3.305768">
            <text:p>-3.305768</text:p>
          </table:table-cell>
          <table:table-cell office:value-type="float" office:value="-2.949984">
            <text:p>-2.949984</text:p>
          </table:table-cell>
          <table:table-cell office:value-type="float" office:value="10.76252">
            <text:p>10.76252</text:p>
          </table:table-cell>
        </table:table-row>
        <table:table-row table:style-name="ro1">
          <table:table-cell office:value-type="float" office:value="50372">
            <text:p>50372</text:p>
          </table:table-cell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167.11908">
            <text:p>167.11908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-0.104487">
            <text:p>-0.104487</text:p>
          </table:table-cell>
          <table:table-cell office:value-type="float" office:value="0.167594">
            <text:p>0.167594</text:p>
          </table:table-cell>
          <table:table-cell table:formula="of:=[.I196]-[.$I$2]" office:value-type="float" office:value="0.758962">
            <text:p>0.758962</text:p>
          </table:table-cell>
          <table:table-cell table:formula="of:=AVERAGE([.J192:.J196])" office:value-type="float" office:value="0.7038954">
            <text:p>0.7038954</text:p>
          </table:table-cell>
          <table:table-cell table:formula="of:=AVERAGE([.J188:.J196])" office:value-type="float" office:value="0.739808444444445">
            <text:p>0.7398084444</text:p>
          </table:table-cell>
          <table:table-cell office:value-type="float" office:value="602.868286">
            <text:p>602.868286</text:p>
          </table:table-cell>
          <table:table-cell office:value-type="float" office:value="-0.01297">
            <text:p>-0.01297</text:p>
          </table:table-cell>
          <table:table-cell office:value-type="float" office:value="-0.067415">
            <text:p>-0.067415</text:p>
          </table:table-cell>
          <table:table-cell table:formula="of:=[.O196]-0.021583" office:value-type="float" office:value="-0.088998">
            <text:p>-0.088998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-1637">
            <text:p>-1637</text:p>
          </table:table-cell>
          <table:table-cell office:value-type="float" office:value="698">
            <text:p>698</text:p>
          </table:table-cell>
          <table:table-cell office:value-type="float" office:value="7638">
            <text:p>7638</text:p>
          </table:table-cell>
          <table:table-cell office:value-type="float" office:value="9275.139648">
            <text:p>9275.139648</text:p>
          </table:table-cell>
          <table:table-cell office:value-type="float" office:value="-3.305768">
            <text:p>-3.305768</text:p>
          </table:table-cell>
          <table:table-cell office:value-type="float" office:value="-2.946594">
            <text:p>-2.946594</text:p>
          </table:table-cell>
          <table:table-cell office:value-type="float" office:value="10.865064">
            <text:p>10.865064</text:p>
          </table:table-cell>
        </table:table-row>
        <table:table-row table:style-name="ro1">
          <table:table-cell office:value-type="float" office:value="50629">
            <text:p>50629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258.438202">
            <text:p>258.438202</text:p>
          </table:table-cell>
          <table:table-cell office:value-type="float" office:value="-0.01">
            <text:p>-0.01</text:p>
          </table:table-cell>
          <table:table-cell office:value-type="float" office:value="-0.008286">
            <text:p>-0.008286</text:p>
          </table:table-cell>
          <table:table-cell office:value-type="float" office:value="17.138161">
            <text:p>17.138161</text:p>
          </table:table-cell>
          <table:table-cell office:value-type="float" office:value="0.577013">
            <text:p>0.577013</text:p>
          </table:table-cell>
          <table:table-cell office:value-type="float" office:value="0.356736">
            <text:p>0.356736</text:p>
          </table:table-cell>
          <table:table-cell table:formula="of:=[.I197]-[.$I$2]" office:value-type="float" office:value="0.948104">
            <text:p>0.948104</text:p>
          </table:table-cell>
          <table:table-cell table:formula="of:=AVERAGE([.J193:.J197])" office:value-type="float" office:value="0.7149088">
            <text:p>0.7149088</text:p>
          </table:table-cell>
          <table:table-cell table:formula="of:=AVERAGE([.J189:.J197])" office:value-type="float" office:value="0.801525666666667">
            <text:p>0.8015256667</text:p>
          </table:table-cell>
          <table:table-cell office:value-type="float" office:value="224.248642">
            <text:p>224.248642</text:p>
          </table:table-cell>
          <table:table-cell office:value-type="float" office:value="-0.291829">
            <text:p>-0.291829</text:p>
          </table:table-cell>
          <table:table-cell office:value-type="float" office:value="-0.11751">
            <text:p>-0.11751</text:p>
          </table:table-cell>
          <table:table-cell table:formula="of:=[.O197]-0.021583" office:value-type="float" office:value="-0.139093">
            <text:p>-0.139093</text:p>
          </table:table-cell>
          <table:table-cell office:value-type="float" office:value="17.138163">
            <text:p>17.138163</text:p>
          </table:table-cell>
          <table:table-cell office:value-type="float" office:value="719">
            <text:p>719</text:p>
          </table:table-cell>
          <table:table-cell office:value-type="float" office:value="-1632">
            <text:p>-1632</text:p>
          </table:table-cell>
          <table:table-cell office:value-type="float" office:value="593">
            <text:p>593</text:p>
          </table:table-cell>
          <table:table-cell office:value-type="float" office:value="7617">
            <text:p>7617</text:p>
          </table:table-cell>
          <table:table-cell office:value-type="float" office:value="9249.858398">
            <text:p>9249.858398</text:p>
          </table:table-cell>
          <table:table-cell office:value-type="float" office:value="-3.315768">
            <text:p>-3.315768</text:p>
          </table:table-cell>
          <table:table-cell office:value-type="float" office:value="-2.95488">
            <text:p>-2.95488</text:p>
          </table:table-cell>
          <table:table-cell office:value-type="float" office:value="10.88398">
            <text:p>10.88398</text:p>
          </table:table-cell>
        </table:table-row>
        <table:table-row table:style-name="ro1">
          <table:table-cell office:value-type="float" office:value="50886">
            <text:p>50886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487.254059">
            <text:p>487.254059</text:p>
          </table:table-cell>
          <table:table-cell office:value-type="float" office:value="-0.02">
            <text:p>-0.02</text:p>
          </table:table-cell>
          <table:table-cell office:value-type="float" office:value="-0.027974">
            <text:p>-0.027974</text:p>
          </table:table-cell>
          <table:table-cell office:value-type="float" office:value="39.872154">
            <text:p>39.872154</text:p>
          </table:table-cell>
          <table:table-cell office:value-type="float" office:value="-0.107664">
            <text:p>-0.107664</text:p>
          </table:table-cell>
          <table:table-cell office:value-type="float" office:value="0.301669">
            <text:p>0.301669</text:p>
          </table:table-cell>
          <table:table-cell table:formula="of:=[.I198]-[.$I$2]" office:value-type="float" office:value="0.893037">
            <text:p>0.893037</text:p>
          </table:table-cell>
          <table:table-cell table:formula="of:=AVERAGE([.J194:.J198])" office:value-type="float" office:value="0.7536948">
            <text:p>0.7536948</text:p>
          </table:table-cell>
          <table:table-cell table:formula="of:=AVERAGE([.J190:.J198])" office:value-type="float" office:value="0.816688888888889">
            <text:p>0.8166888889</text:p>
          </table:table-cell>
          <table:table-cell office:value-type="float" office:value="370.805511">
            <text:p>370.805511</text:p>
          </table:table-cell>
          <table:table-cell office:value-type="float" office:value="0">
            <text:p>0</text:p>
          </table:table-cell>
          <table:table-cell office:value-type="float" office:value="0.031975">
            <text:p>0.031975</text:p>
          </table:table-cell>
          <table:table-cell table:formula="of:=[.O198]-0.021583" office:value-type="float" office:value="0.010392">
            <text:p>0.010392</text:p>
          </table:table-cell>
          <table:table-cell office:value-type="float" office:value="39.87215">
            <text:p>39.87215</text:p>
          </table:table-cell>
          <table:table-cell office:value-type="float" office:value="697">
            <text:p>697</text:p>
          </table:table-cell>
          <table:table-cell office:value-type="float" office:value="-1628">
            <text:p>-1628</text:p>
          </table:table-cell>
          <table:table-cell office:value-type="float" office:value="466">
            <text:p>466</text:p>
          </table:table-cell>
          <table:table-cell office:value-type="float" office:value="7593">
            <text:p>7593</text:p>
          </table:table-cell>
          <table:table-cell office:value-type="float" office:value="9223.892578">
            <text:p>9223.892578</text:p>
          </table:table-cell>
          <table:table-cell office:value-type="float" office:value="-3.335768">
            <text:p>-3.335768</text:p>
          </table:table-cell>
          <table:table-cell office:value-type="float" office:value="-2.982855">
            <text:p>-2.982855</text:p>
          </table:table-cell>
          <table:table-cell office:value-type="float" office:value="10.579667">
            <text:p>10.579667</text:p>
          </table:table-cell>
        </table:table-row>
        <table:table-row table:style-name="ro1">
          <table:table-cell office:value-type="float" office:value="51143">
            <text:p>51143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749.973022">
            <text:p>749.973022</text:p>
          </table:table-cell>
          <table:table-cell office:value-type="float" office:value="-0.04">
            <text:p>-0.04</text:p>
          </table:table-cell>
          <table:table-cell office:value-type="float" office:value="-0.046738">
            <text:p>-0.046738</text:p>
          </table:table-cell>
          <table:table-cell office:value-type="float" office:value="16.845465">
            <text:p>16.845465</text:p>
          </table:table-cell>
          <table:table-cell office:value-type="float" office:value="0.76206">
            <text:p>0.76206</text:p>
          </table:table-cell>
          <table:table-cell office:value-type="float" office:value="0.079009">
            <text:p>0.079009</text:p>
          </table:table-cell>
          <table:table-cell table:formula="of:=[.I199]-[.$I$2]" office:value-type="float" office:value="0.670377">
            <text:p>0.670377</text:p>
          </table:table-cell>
          <table:table-cell table:formula="of:=AVERAGE([.J195:.J199])" office:value-type="float" office:value="0.6976706">
            <text:p>0.6976706</text:p>
          </table:table-cell>
          <table:table-cell table:formula="of:=AVERAGE([.J191:.J199])" office:value-type="float" office:value="0.817753">
            <text:p>0.817753</text:p>
          </table:table-cell>
          <table:table-cell office:value-type="float" office:value="213.329819">
            <text:p>213.329819</text:p>
          </table:table-cell>
          <table:table-cell office:value-type="float" office:value="0.088152">
            <text:p>0.088152</text:p>
          </table:table-cell>
          <table:table-cell office:value-type="float" office:value="0.046897">
            <text:p>0.046897</text:p>
          </table:table-cell>
          <table:table-cell table:formula="of:=[.O199]-0.021583" office:value-type="float" office:value="0.025314">
            <text:p>0.025314</text:p>
          </table:table-cell>
          <table:table-cell office:value-type="float" office:value="16.845467">
            <text:p>16.845467</text:p>
          </table:table-cell>
          <table:table-cell office:value-type="float" office:value="681">
            <text:p>681</text:p>
          </table:table-cell>
          <table:table-cell office:value-type="float" office:value="-1625">
            <text:p>-1625</text:p>
          </table:table-cell>
          <table:table-cell office:value-type="float" office:value="332">
            <text:p>332</text:p>
          </table:table-cell>
          <table:table-cell office:value-type="float" office:value="7572">
            <text:p>7572</text:p>
          </table:table-cell>
          <table:table-cell office:value-type="float" office:value="9203.619141">
            <text:p>9203.619141</text:p>
          </table:table-cell>
          <table:table-cell office:value-type="float" office:value="-3.375768">
            <text:p>-3.375768</text:p>
          </table:table-cell>
          <table:table-cell office:value-type="float" office:value="-3.029593">
            <text:p>-3.029593</text:p>
          </table:table-cell>
          <table:table-cell office:value-type="float" office:value="10.254703">
            <text:p>10.254703</text:p>
          </table:table-cell>
        </table:table-row>
        <table:table-row table:style-name="ro1">
          <table:table-cell office:value-type="float" office:value="51400">
            <text:p>51400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124.224854">
            <text:p>1124.224854</text:p>
          </table:table-cell>
          <table:table-cell office:value-type="float" office:value="-0.045">
            <text:p>-0.045</text:p>
          </table:table-cell>
          <table:table-cell office:value-type="float" office:value="-0.039753">
            <text:p>-0.039753</text:p>
          </table:table-cell>
          <table:table-cell office:value-type="float" office:value="11.659695">
            <text:p>11.659695</text:p>
          </table:table-cell>
          <table:table-cell office:value-type="float" office:value="-0.25402">
            <text:p>-0.25402</text:p>
          </table:table-cell>
          <table:table-cell office:value-type="float" office:value="0.380678">
            <text:p>0.380678</text:p>
          </table:table-cell>
          <table:table-cell table:formula="of:=[.I200]-[.$I$2]" office:value-type="float" office:value="0.972046">
            <text:p>0.972046</text:p>
          </table:table-cell>
          <table:table-cell table:formula="of:=AVERAGE([.J196:.J200])" office:value-type="float" office:value="0.8485052">
            <text:p>0.8485052</text:p>
          </table:table-cell>
          <table:table-cell table:formula="of:=AVERAGE([.J192:.J200])" office:value-type="float" office:value="0.778115666666667">
            <text:p>0.7781156667</text:p>
          </table:table-cell>
          <table:table-cell office:value-type="float" office:value="372.782196">
            <text:p>372.782196</text:p>
          </table:table-cell>
          <table:table-cell office:value-type="float" office:value="0.019455">
            <text:p>0.019455</text:p>
          </table:table-cell>
          <table:table-cell office:value-type="float" office:value="0.026113">
            <text:p>0.026113</text:p>
          </table:table-cell>
          <table:table-cell table:formula="of:=[.O200]-0.021583" office:value-type="float" office:value="0.00453">
            <text:p>0.00453</text:p>
          </table:table-cell>
          <table:table-cell office:value-type="float" office:value="11.659689">
            <text:p>11.659689</text:p>
          </table:table-cell>
          <table:table-cell office:value-type="float" office:value="669">
            <text:p>669</text:p>
          </table:table-cell>
          <table:table-cell office:value-type="float" office:value="-1622">
            <text:p>-1622</text:p>
          </table:table-cell>
          <table:table-cell office:value-type="float" office:value="186">
            <text:p>186</text:p>
          </table:table-cell>
          <table:table-cell office:value-type="float" office:value="7556">
            <text:p>7556</text:p>
          </table:table-cell>
          <table:table-cell office:value-type="float" office:value="9190.700195">
            <text:p>9190.700195</text:p>
          </table:table-cell>
          <table:table-cell office:value-type="float" office:value="-3.420768">
            <text:p>-3.420768</text:p>
          </table:table-cell>
          <table:table-cell office:value-type="float" office:value="-3.069346">
            <text:p>-3.069346</text:p>
          </table:table-cell>
          <table:table-cell office:value-type="float" office:value="10.273186">
            <text:p>10.273186</text:p>
          </table:table-cell>
        </table:table-row>
        <table:table-row table:style-name="ro1">
          <table:table-cell office:value-type="float" office:value="51657">
            <text:p>51657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692.533081">
            <text:p>692.533081</text:p>
          </table:table-cell>
          <table:table-cell office:value-type="float" office:value="-0.043788">
            <text:p>-0.043788</text:p>
          </table:table-cell>
          <table:table-cell office:value-type="float" office:value="-0.044958">
            <text:p>-0.044958</text:p>
          </table:table-cell>
          <table:table-cell office:value-type="float" office:value="2.671526">
            <text:p>2.671526</text:p>
          </table:table-cell>
          <table:table-cell office:value-type="float" office:value="0.595517">
            <text:p>0.595517</text:p>
          </table:table-cell>
          <table:table-cell office:value-type="float" office:value="0.126893">
            <text:p>0.126893</text:p>
          </table:table-cell>
          <table:table-cell table:formula="of:=[.I201]-[.$I$2]" office:value-type="float" office:value="0.718261">
            <text:p>0.718261</text:p>
          </table:table-cell>
          <table:table-cell table:formula="of:=AVERAGE([.J197:.J201])" office:value-type="float" office:value="0.840365">
            <text:p>0.840365</text:p>
          </table:table-cell>
          <table:table-cell table:formula="of:=AVERAGE([.J193:.J201])" office:value-type="float" office:value="0.758696111111111">
            <text:p>0.7586961111</text:p>
          </table:table-cell>
          <table:table-cell office:value-type="float" office:value="343.527344">
            <text:p>343.527344</text:p>
          </table:table-cell>
          <table:table-cell office:value-type="float" office:value="0">
            <text:p>0</text:p>
          </table:table-cell>
          <table:table-cell office:value-type="float" office:value="-0.001199">
            <text:p>-0.001199</text:p>
          </table:table-cell>
          <table:table-cell table:formula="of:=[.O201]-0.021583" office:value-type="float" office:value="-0.022782">
            <text:p>-0.022782</text:p>
          </table:table-cell>
          <table:table-cell office:value-type="float" office:value="2.671526">
            <text:p>2.671526</text:p>
          </table:table-cell>
          <table:table-cell office:value-type="float" office:value="653">
            <text:p>653</text:p>
          </table:table-cell>
          <table:table-cell office:value-type="float" office:value="-1617">
            <text:p>-1617</text:p>
          </table:table-cell>
          <table:table-cell office:value-type="float" office:value="52">
            <text:p>52</text:p>
          </table:table-cell>
          <table:table-cell office:value-type="float" office:value="7546">
            <text:p>7546</text:p>
          </table:table-cell>
          <table:table-cell office:value-type="float" office:value="9182.688477">
            <text:p>9182.688477</text:p>
          </table:table-cell>
          <table:table-cell office:value-type="float" office:value="-3.464556">
            <text:p>-3.464556</text:p>
          </table:table-cell>
          <table:table-cell office:value-type="float" office:value="-3.114304">
            <text:p>-3.114304</text:p>
          </table:table-cell>
          <table:table-cell office:value-type="float" office:value="10.109583">
            <text:p>10.109583</text:p>
          </table:table-cell>
        </table:table-row>
        <table:table-row table:style-name="ro1">
          <table:table-cell office:value-type="float" office:value="51914">
            <text:p>51914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692.254089">
            <text:p>692.254089</text:p>
          </table:table-cell>
          <table:table-cell office:value-type="float" office:value="-0.04359">
            <text:p>-0.04359</text:p>
          </table:table-cell>
          <table:table-cell office:value-type="float" office:value="-0.036432">
            <text:p>-0.036432</text:p>
          </table:table-cell>
          <table:table-cell office:value-type="float" office:value="16.421131">
            <text:p>16.421131</text:p>
          </table:table-cell>
          <table:table-cell office:value-type="float" office:value="-0.200188">
            <text:p>-0.200188</text:p>
          </table:table-cell>
          <table:table-cell office:value-type="float" office:value="0.445322">
            <text:p>0.445322</text:p>
          </table:table-cell>
          <table:table-cell table:formula="of:=[.I202]-[.$I$2]" office:value-type="float" office:value="1.03669">
            <text:p>1.03669</text:p>
          </table:table-cell>
          <table:table-cell table:formula="of:=AVERAGE([.J198:.J202])" office:value-type="float" office:value="0.8580822">
            <text:p>0.8580822</text:p>
          </table:table-cell>
          <table:table-cell table:formula="of:=AVERAGE([.J194:.J202])" office:value-type="float" office:value="0.796205333333333">
            <text:p>0.7962053333</text:p>
          </table:table-cell>
          <table:table-cell office:value-type="float" office:value="690.673035">
            <text:p>690.673035</text:p>
          </table:table-cell>
          <table:table-cell office:value-type="float" office:value="-0.009801">
            <text:p>-0.009801</text:p>
          </table:table-cell>
          <table:table-cell office:value-type="float" office:value="0.027579">
            <text:p>0.027579</text:p>
          </table:table-cell>
          <table:table-cell table:formula="of:=[.O202]-0.021583" office:value-type="float" office:value="0.005996">
            <text:p>0.005996</text:p>
          </table:table-cell>
          <table:table-cell office:value-type="float" office:value="16.421131">
            <text:p>16.421131</text:p>
          </table:table-cell>
          <table:table-cell office:value-type="float" office:value="634">
            <text:p>634</text:p>
          </table:table-cell>
          <table:table-cell office:value-type="float" office:value="-1611">
            <text:p>-1611</text:p>
          </table:table-cell>
          <table:table-cell office:value-type="float" office:value="-106">
            <text:p>-106</text:p>
          </table:table-cell>
          <table:table-cell office:value-type="float" office:value="7542">
            <text:p>7542</text:p>
          </table:table-cell>
          <table:table-cell office:value-type="float" office:value="9182.865234">
            <text:p>9182.865234</text:p>
          </table:table-cell>
          <table:table-cell office:value-type="float" office:value="-3.508146">
            <text:p>-3.508146</text:p>
          </table:table-cell>
          <table:table-cell office:value-type="float" office:value="-3.150736">
            <text:p>-3.150736</text:p>
          </table:table-cell>
          <table:table-cell office:value-type="float" office:value="10.188009">
            <text:p>10.188009</text:p>
          </table:table-cell>
        </table:table-row>
        <table:table-row table:style-name="ro1">
          <table:table-cell office:value-type="float" office:value="52171">
            <text:p>52171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651.139099">
            <text:p>651.139099</text:p>
          </table:table-cell>
          <table:table-cell office:value-type="float" office:value="-0.025">
            <text:p>-0.025</text:p>
          </table:table-cell>
          <table:table-cell office:value-type="float" office:value="-0.022291">
            <text:p>-0.022291</text:p>
          </table:table-cell>
          <table:table-cell office:value-type="float" office:value="10.837928">
            <text:p>10.837928</text:p>
          </table:table-cell>
          <table:table-cell office:value-type="float" office:value="-0.027051">
            <text:p>-0.027051</text:p>
          </table:table-cell>
          <table:table-cell office:value-type="float" office:value="0.265756">
            <text:p>0.265756</text:p>
          </table:table-cell>
          <table:table-cell table:formula="of:=[.I203]-[.$I$2]" office:value-type="float" office:value="0.857124">
            <text:p>0.857124</text:p>
          </table:table-cell>
          <table:table-cell table:formula="of:=AVERAGE([.J199:.J203])" office:value-type="float" office:value="0.8508996">
            <text:p>0.8508996</text:p>
          </table:table-cell>
          <table:table-cell table:formula="of:=AVERAGE([.J195:.J203])" office:value-type="float" office:value="0.785830444444444">
            <text:p>0.7858304444</text:p>
          </table:table-cell>
          <table:table-cell office:value-type="float" office:value="239.989395">
            <text:p>239.989395</text:p>
          </table:table-cell>
          <table:table-cell office:value-type="float" office:value="-0.017641">
            <text:p>-0.017641</text:p>
          </table:table-cell>
          <table:table-cell office:value-type="float" office:value="-0.008527">
            <text:p>-0.008527</text:p>
          </table:table-cell>
          <table:table-cell table:formula="of:=[.O203]-0.021583" office:value-type="float" office:value="-0.03011">
            <text:p>-0.03011</text:p>
          </table:table-cell>
          <table:table-cell office:value-type="float" office:value="10.837925">
            <text:p>10.837925</text:p>
          </table:table-cell>
          <table:table-cell office:value-type="float" office:value="613">
            <text:p>613</text:p>
          </table:table-cell>
          <table:table-cell office:value-type="float" office:value="-1603">
            <text:p>-1603</text:p>
          </table:table-cell>
          <table:table-cell office:value-type="float" office:value="-271">
            <text:p>-271</text:p>
          </table:table-cell>
          <table:table-cell office:value-type="float" office:value="7544">
            <text:p>7544</text:p>
          </table:table-cell>
          <table:table-cell office:value-type="float" office:value="9189.617188">
            <text:p>9189.617188</text:p>
          </table:table-cell>
          <table:table-cell office:value-type="float" office:value="-3.533146">
            <text:p>-3.533146</text:p>
          </table:table-cell>
          <table:table-cell office:value-type="float" office:value="-3.173026">
            <text:p>-3.173026</text:p>
          </table:table-cell>
          <table:table-cell office:value-type="float" office:value="10.192611">
            <text:p>10.192611</text:p>
          </table:table-cell>
        </table:table-row>
        <table:table-row table:style-name="ro1">
          <table:table-cell office:value-type="float" office:value="52428">
            <text:p>52428</text:p>
          </table:table-cell>
          <table:table-cell office:value-type="float" office:value="22">
            <text:p>22</text:p>
          </table:table-cell>
          <table:table-cell office:value-type="float" office:value="171">
            <text:p>171</text:p>
          </table:table-cell>
          <table:table-cell office:value-type="float" office:value="678.453247">
            <text:p>678.453247</text:p>
          </table:table-cell>
          <table:table-cell office:value-type="float" office:value="-0.023023">
            <text:p>-0.023023</text:p>
          </table:table-cell>
          <table:table-cell office:value-type="float" office:value="-0.021469">
            <text:p>-0.021469</text:p>
          </table:table-cell>
          <table:table-cell office:value-type="float" office:value="6.75191">
            <text:p>6.75191</text:p>
          </table:table-cell>
          <table:table-cell office:value-type="float" office:value="0.766098">
            <text:p>0.766098</text:p>
          </table:table-cell>
          <table:table-cell office:value-type="float" office:value="0.035913">
            <text:p>0.035913</text:p>
          </table:table-cell>
          <table:table-cell table:formula="of:=[.I204]-[.$I$2]" office:value-type="float" office:value="0.627281">
            <text:p>0.627281</text:p>
          </table:table-cell>
          <table:table-cell table:formula="of:=AVERAGE([.J200:.J204])" office:value-type="float" office:value="0.8422804">
            <text:p>0.8422804</text:p>
          </table:table-cell>
          <table:table-cell table:formula="of:=AVERAGE([.J196:.J204])" office:value-type="float" office:value="0.831320222222222">
            <text:p>0.8313202222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0.006928">
            <text:p>0.006928</text:p>
          </table:table-cell>
          <table:table-cell table:formula="of:=[.O204]-0.021583" office:value-type="float" office:value="-0.014655">
            <text:p>-0.014655</text:p>
          </table:table-cell>
          <table:table-cell office:value-type="float" office:value="6.751906">
            <text:p>6.751906</text:p>
          </table:table-cell>
          <table:table-cell office:value-type="float" office:value="593">
            <text:p>593</text:p>
          </table:table-cell>
          <table:table-cell office:value-type="float" office:value="-1595">
            <text:p>-1595</text:p>
          </table:table-cell>
          <table:table-cell office:value-type="float" office:value="-442">
            <text:p>-442</text:p>
          </table:table-cell>
          <table:table-cell office:value-type="float" office:value="7549">
            <text:p>7549</text:p>
          </table:table-cell>
          <table:table-cell office:value-type="float" office:value="9202.388672">
            <text:p>9202.388672</text:p>
          </table:table-cell>
          <table:table-cell office:value-type="float" office:value="-3.556169">
            <text:p>-3.556169</text:p>
          </table:table-cell>
          <table:table-cell office:value-type="float" office:value="-3.194495">
            <text:p>-3.194495</text:p>
          </table:table-cell>
          <table:table-cell office:value-type="float" office:value="10.170341">
            <text:p>10.170341</text:p>
          </table:table-cell>
        </table:table-row>
        <table:table-row table:style-name="ro1">
          <table:table-cell office:value-type="float" office:value="52685">
            <text:p>52685</text:p>
          </table:table-cell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office:value-type="float" office:value="487.356812">
            <text:p>487.356812</text:p>
          </table:table-cell>
          <table:table-cell office:value-type="float" office:value="-0.028171">
            <text:p>-0.028171</text:p>
          </table:table-cell>
          <table:table-cell office:value-type="float" office:value="-0.029652">
            <text:p>-0.029652</text:p>
          </table:table-cell>
          <table:table-cell office:value-type="float" office:value="5.258923">
            <text:p>5.258923</text:p>
          </table:table-cell>
          <table:table-cell office:value-type="float" office:value="-0.23888">
            <text:p>-0.23888</text:p>
          </table:table-cell>
          <table:table-cell office:value-type="float" office:value="0.026336">
            <text:p>0.026336</text:p>
          </table:table-cell>
          <table:table-cell table:formula="of:=[.I205]-[.$I$2]" office:value-type="float" office:value="0.617704">
            <text:p>0.617704</text:p>
          </table:table-cell>
          <table:table-cell table:formula="of:=AVERAGE([.J201:.J205])" office:value-type="float" office:value="0.771412">
            <text:p>0.771412</text:p>
          </table:table-cell>
          <table:table-cell table:formula="of:=AVERAGE([.J197:.J205])" office:value-type="float" office:value="0.815624888888889">
            <text:p>0.8156248889</text:p>
          </table:table-cell>
          <table:table-cell office:value-type="float" office:value="4691.478516">
            <text:p>4691.478516</text:p>
          </table:table-cell>
          <table:table-cell office:value-type="float" office:value="-0.019455">
            <text:p>-0.019455</text:p>
          </table:table-cell>
          <table:table-cell office:value-type="float" office:value="0.013057">
            <text:p>0.013057</text:p>
          </table:table-cell>
          <table:table-cell table:formula="of:=[.O205]-0.021583" office:value-type="float" office:value="-0.008526">
            <text:p>-0.008526</text:p>
          </table:table-cell>
          <table:table-cell office:value-type="float" office:value="5.258927">
            <text:p>5.258927</text:p>
          </table:table-cell>
          <table:table-cell office:value-type="float" office:value="574">
            <text:p>574</text:p>
          </table:table-cell>
          <table:table-cell office:value-type="float" office:value="-1587">
            <text:p>-1587</text:p>
          </table:table-cell>
          <table:table-cell office:value-type="float" office:value="-565">
            <text:p>-565</text:p>
          </table:table-cell>
          <table:table-cell office:value-type="float" office:value="7556">
            <text:p>7556</text:p>
          </table:table-cell>
          <table:table-cell office:value-type="float" office:value="9213.672852">
            <text:p>9213.672852</text:p>
          </table:table-cell>
          <table:table-cell office:value-type="float" office:value="-3.58434">
            <text:p>-3.58434</text:p>
          </table:table-cell>
          <table:table-cell office:value-type="float" office:value="-3.224147">
            <text:p>-3.224147</text:p>
          </table:table-cell>
          <table:table-cell office:value-type="float" office:value="10.049082">
            <text:p>10.049082</text:p>
          </table:table-cell>
        </table:table-row>
        <table:table-row table:style-name="ro1">
          <table:table-cell office:value-type="float" office:value="52942">
            <text:p>52942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455.842773">
            <text:p>455.842773</text:p>
          </table:table-cell>
          <table:table-cell office:value-type="float" office:value="-0.03">
            <text:p>-0.03</text:p>
          </table:table-cell>
          <table:table-cell office:value-type="float" office:value="-0.026297">
            <text:p>-0.026297</text:p>
          </table:table-cell>
          <table:table-cell office:value-type="float" office:value="12.344501">
            <text:p>12.344501</text:p>
          </table:table-cell>
          <table:table-cell office:value-type="float" office:value="0.550097">
            <text:p>0.550097</text:p>
          </table:table-cell>
          <table:table-cell office:value-type="float" office:value="0.13647">
            <text:p>0.13647</text:p>
          </table:table-cell>
          <table:table-cell table:formula="of:=[.I206]-[.$I$2]" office:value-type="float" office:value="0.727838">
            <text:p>0.727838</text:p>
          </table:table-cell>
          <table:table-cell table:formula="of:=AVERAGE([.J202:.J206])" office:value-type="float" office:value="0.7733274">
            <text:p>0.7733274</text:p>
          </table:table-cell>
          <table:table-cell table:formula="of:=AVERAGE([.J198:.J206])" office:value-type="float" office:value="0.791150888888889">
            <text:p>0.7911508889</text:p>
          </table:table-cell>
          <table:table-cell office:value-type="float" office:value="1117.636475">
            <text:p>1117.636475</text:p>
          </table:table-cell>
          <table:table-cell office:value-type="float" office:value="0">
            <text:p>0</text:p>
          </table:table-cell>
          <table:table-cell office:value-type="float" office:value="-0.005995">
            <text:p>-0.005995</text:p>
          </table:table-cell>
          <table:table-cell table:formula="of:=[.O206]-0.021583" office:value-type="float" office:value="-0.027578">
            <text:p>-0.027578</text:p>
          </table:table-cell>
          <table:table-cell office:value-type="float" office:value="12.3445">
            <text:p>12.3445</text:p>
          </table:table-cell>
          <table:table-cell office:value-type="float" office:value="556">
            <text:p>556</text:p>
          </table:table-cell>
          <table:table-cell office:value-type="float" office:value="-1578">
            <text:p>-1578</text:p>
          </table:table-cell>
          <table:table-cell office:value-type="float" office:value="-676">
            <text:p>-676</text:p>
          </table:table-cell>
          <table:table-cell office:value-type="float" office:value="7565">
            <text:p>7565</text:p>
          </table:table-cell>
          <table:table-cell office:value-type="float" office:value="9225.630859">
            <text:p>9225.630859</text:p>
          </table:table-cell>
          <table:table-cell office:value-type="float" office:value="-3.61434">
            <text:p>-3.61434</text:p>
          </table:table-cell>
          <table:table-cell office:value-type="float" office:value="-3.250443">
            <text:p>-3.250443</text:p>
          </table:table-cell>
          <table:table-cell office:value-type="float" office:value="10.068134">
            <text:p>10.068134</text:p>
          </table:table-cell>
        </table:table-row>
        <table:table-row table:style-name="ro1">
          <table:table-cell office:value-type="float" office:value="53199">
            <text:p>53199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525.421997">
            <text:p>525.421997</text:p>
          </table:table-cell>
          <table:table-cell office:value-type="float" office:value="-0.028205">
            <text:p>-0.028205</text:p>
          </table:table-cell>
          <table:table-cell office:value-type="float" office:value="-0.026091">
            <text:p>-0.026091</text:p>
          </table:table-cell>
          <table:table-cell office:value-type="float" office:value="7.494812">
            <text:p>7.494812</text:p>
          </table:table-cell>
          <table:table-cell office:value-type="float" office:value="-0.136262">
            <text:p>-0.136262</text:p>
          </table:table-cell>
          <table:table-cell office:value-type="float" office:value="-0.201113">
            <text:p>-0.201113</text:p>
          </table:table-cell>
          <table:table-cell table:formula="of:=[.I207]-[.$I$2]" office:value-type="float" office:value="0.390255">
            <text:p>0.390255</text:p>
          </table:table-cell>
          <table:table-cell table:formula="of:=AVERAGE([.J203:.J207])" office:value-type="float" office:value="0.6440404">
            <text:p>0.6440404</text:p>
          </table:table-cell>
          <table:table-cell table:formula="of:=AVERAGE([.J199:.J207])" office:value-type="float" office:value="0.735286222222222">
            <text:p>0.735286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[.O207]-0.021583" office:value-type="float" office:value="-0.001465">
            <text:p>-0.001465</text:p>
          </table:table-cell>
          <table:table-cell office:value-type="float" office:value="7.494811">
            <text:p>7.494811</text:p>
          </table:table-cell>
          <table:table-cell office:value-type="float" office:value="538">
            <text:p>538</text:p>
          </table:table-cell>
          <table:table-cell office:value-type="float" office:value="-1569">
            <text:p>-1569</text:p>
          </table:table-cell>
          <table:table-cell office:value-type="float" office:value="-800">
            <text:p>-800</text:p>
          </table:table-cell>
          <table:table-cell office:value-type="float" office:value="7579">
            <text:p>7579</text:p>
          </table:table-cell>
          <table:table-cell office:value-type="float" office:value="9245.331055">
            <text:p>9245.331055</text:p>
          </table:table-cell>
          <table:table-cell office:value-type="float" office:value="-3.642545">
            <text:p>-3.642545</text:p>
          </table:table-cell>
          <table:table-cell office:value-type="float" office:value="-3.276535">
            <text:p>-3.276535</text:p>
          </table:table-cell>
          <table:table-cell office:value-type="float" office:value="10.048212">
            <text:p>10.048212</text:p>
          </table:table-cell>
        </table:table-row>
        <table:table-row table:style-name="ro1">
          <table:table-cell office:value-type="float" office:value="53456">
            <text:p>53456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589.133606">
            <text:p>589.133606</text:p>
          </table:table-cell>
          <table:table-cell office:value-type="float" office:value="-0.03">
            <text:p>-0.03</text:p>
          </table:table-cell>
          <table:table-cell office:value-type="float" office:value="-0.026913">
            <text:p>-0.026913</text:p>
          </table:table-cell>
          <table:table-cell office:value-type="float" office:value="10.290077">
            <text:p>10.290077</text:p>
          </table:table-cell>
          <table:table-cell office:value-type="float" office:value="-0.009463">
            <text:p>-0.009463</text:p>
          </table:table-cell>
          <table:table-cell office:value-type="float" office:value="-0.059855">
            <text:p>-0.059855</text:p>
          </table:table-cell>
          <table:table-cell table:formula="of:=[.I208]-[.$I$2]" office:value-type="float" office:value="0.531513">
            <text:p>0.531513</text:p>
          </table:table-cell>
          <table:table-cell table:formula="of:=AVERAGE([.J204:.J208])" office:value-type="float" office:value="0.5789182">
            <text:p>0.5789182</text:p>
          </table:table-cell>
          <table:table-cell table:formula="of:=AVERAGE([.J200:.J208])" office:value-type="float" office:value="0.719856888888889">
            <text:p>0.7198568889</text:p>
          </table:table-cell>
          <table:table-cell office:value-type="float" office:value="685.097961">
            <text:p>685.097961</text:p>
          </table:table-cell>
          <table:table-cell office:value-type="float" office:value="0.007359">
            <text:p>0.007359</text:p>
          </table:table-cell>
          <table:table-cell office:value-type="float" office:value="0.048096">
            <text:p>0.048096</text:p>
          </table:table-cell>
          <table:table-cell table:formula="of:=[.O208]-0.021583" office:value-type="float" office:value="0.026513">
            <text:p>0.026513</text:p>
          </table:table-cell>
          <table:table-cell office:value-type="float" office:value="10.290079">
            <text:p>10.290079</text:p>
          </table:table-cell>
          <table:table-cell office:value-type="float" office:value="521">
            <text:p>521</text:p>
          </table:table-cell>
          <table:table-cell office:value-type="float" office:value="-1560">
            <text:p>-1560</text:p>
          </table:table-cell>
          <table:table-cell office:value-type="float" office:value="-930">
            <text:p>-930</text:p>
          </table:table-cell>
          <table:table-cell office:value-type="float" office:value="7597">
            <text:p>7597</text:p>
          </table:table-cell>
          <table:table-cell office:value-type="float" office:value="9271.248047">
            <text:p>9271.248047</text:p>
          </table:table-cell>
          <table:table-cell office:value-type="float" office:value="-3.672545">
            <text:p>-3.672545</text:p>
          </table:table-cell>
          <table:table-cell office:value-type="float" office:value="-3.303447">
            <text:p>-3.303447</text:p>
          </table:table-cell>
          <table:table-cell office:value-type="float" office:value="10.050188">
            <text:p>10.050188</text:p>
          </table:table-cell>
        </table:table-row>
        <table:table-row table:style-name="ro1">
          <table:table-cell office:value-type="float" office:value="53713">
            <text:p>53713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507.569397">
            <text:p>507.569397</text:p>
          </table:table-cell>
          <table:table-cell office:value-type="float" office:value="-0.028243">
            <text:p>-0.028243</text:p>
          </table:table-cell>
          <table:table-cell office:value-type="float" office:value="-0.031981">
            <text:p>-0.031981</text:p>
          </table:table-cell>
          <table:table-cell office:value-type="float" office:value="13.232608">
            <text:p>13.232608</text:p>
          </table:table-cell>
          <table:table-cell office:value-type="float" office:value="0.658602">
            <text:p>0.658602</text:p>
          </table:table-cell>
          <table:table-cell office:value-type="float" office:value="0.083797">
            <text:p>0.083797</text:p>
          </table:table-cell>
          <table:table-cell table:formula="of:=[.I209]-[.$I$2]" office:value-type="float" office:value="0.675165">
            <text:p>0.675165</text:p>
          </table:table-cell>
          <table:table-cell table:formula="of:=AVERAGE([.J205:.J209])" office:value-type="float" office:value="0.588495">
            <text:p>0.588495</text:p>
          </table:table-cell>
          <table:table-cell table:formula="of:=AVERAGE([.J201:.J209])" office:value-type="float" office:value="0.686870111111111">
            <text:p>0.6868701111</text:p>
          </table:table-cell>
          <table:table-cell office:value-type="float" office:value="100">
            <text:p>100</text:p>
          </table:table-cell>
          <table:table-cell office:value-type="float" office:value="0.029437">
            <text:p>0.029437</text:p>
          </table:table-cell>
          <table:table-cell office:value-type="float" office:value="0.045965">
            <text:p>0.045965</text:p>
          </table:table-cell>
          <table:table-cell table:formula="of:=[.O209]-0.021583" office:value-type="float" office:value="0.024382">
            <text:p>0.024382</text:p>
          </table:table-cell>
          <table:table-cell office:value-type="float" office:value="13.232611">
            <text:p>13.232611</text:p>
          </table:table-cell>
          <table:table-cell office:value-type="float" office:value="505">
            <text:p>505</text:p>
          </table:table-cell>
          <table:table-cell office:value-type="float" office:value="-1550">
            <text:p>-1550</text:p>
          </table:table-cell>
          <table:table-cell office:value-type="float" office:value="-1044">
            <text:p>-1044</text:p>
          </table:table-cell>
          <table:table-cell office:value-type="float" office:value="7616">
            <text:p>7616</text:p>
          </table:table-cell>
          <table:table-cell office:value-type="float" office:value="9295.963867">
            <text:p>9295.963867</text:p>
          </table:table-cell>
          <table:table-cell office:value-type="float" office:value="-3.700788">
            <text:p>-3.700788</text:p>
          </table:table-cell>
          <table:table-cell office:value-type="float" office:value="-3.335428">
            <text:p>-3.335428</text:p>
          </table:table-cell>
          <table:table-cell office:value-type="float" office:value="9.872504">
            <text:p>9.872504</text:p>
          </table:table-cell>
        </table:table-row>
        <table:table-row table:style-name="ro1">
          <table:table-cell office:value-type="float" office:value="53970">
            <text:p>53970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409.359497">
            <text:p>409.359497</text:p>
          </table:table-cell>
          <table:table-cell office:value-type="float" office:value="-0.04">
            <text:p>-0.04</text:p>
          </table:table-cell>
          <table:table-cell office:value-type="float" office:value="-0.038418">
            <text:p>-0.038418</text:p>
          </table:table-cell>
          <table:table-cell office:value-type="float" office:value="3.955588">
            <text:p>3.955588</text:p>
          </table:table-cell>
          <table:table-cell office:value-type="float" office:value="-0.173272">
            <text:p>-0.173272</text:p>
          </table:table-cell>
          <table:table-cell office:value-type="float" office:value="0.069432">
            <text:p>0.069432</text:p>
          </table:table-cell>
          <table:table-cell table:formula="of:=[.I210]-[.$I$2]" office:value-type="float" office:value="0.6608">
            <text:p>0.6608</text:p>
          </table:table-cell>
          <table:table-cell table:formula="of:=AVERAGE([.J206:.J210])" office:value-type="float" office:value="0.5971142">
            <text:p>0.5971142</text:p>
          </table:table-cell>
          <table:table-cell table:formula="of:=AVERAGE([.J202:.J210])" office:value-type="float" office:value="0.680485555555556">
            <text:p>0.6804855556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08127">
            <text:p>0.008127</text:p>
          </table:table-cell>
          <table:table-cell table:formula="of:=[.O210]-0.021583" office:value-type="float" office:value="-0.013456">
            <text:p>-0.013456</text:p>
          </table:table-cell>
          <table:table-cell office:value-type="float" office:value="3.955592">
            <text:p>3.955592</text:p>
          </table:table-cell>
          <table:table-cell office:value-type="float" office:value="489">
            <text:p>489</text:p>
          </table:table-cell>
          <table:table-cell office:value-type="float" office:value="-1540">
            <text:p>-1540</text:p>
          </table:table-cell>
          <table:table-cell office:value-type="float" office:value="-1139">
            <text:p>-1139</text:p>
          </table:table-cell>
          <table:table-cell office:value-type="float" office:value="7635">
            <text:p>7635</text:p>
          </table:table-cell>
          <table:table-cell office:value-type="float" office:value="9318.31543">
            <text:p>9318.31543</text:p>
          </table:table-cell>
          <table:table-cell office:value-type="float" office:value="-3.740788">
            <text:p>-3.740788</text:p>
          </table:table-cell>
          <table:table-cell office:value-type="float" office:value="-3.373846">
            <text:p>-3.373846</text:p>
          </table:table-cell>
          <table:table-cell office:value-type="float" office:value="9.809233">
            <text:p>9.809233</text:p>
          </table:table-cell>
        </table:table-row>
        <table:table-row table:style-name="ro1">
          <table:table-cell office:value-type="float" office:value="54227">
            <text:p>5422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52.512939">
            <text:p>552.512939</text:p>
          </table:table-cell>
          <table:table-cell office:value-type="float" office:value="-0.04">
            <text:p>-0.04</text:p>
          </table:table-cell>
          <table:table-cell office:value-type="float" office:value="-0.042355">
            <text:p>-0.042355</text:p>
          </table:table-cell>
          <table:table-cell office:value-type="float" office:value="5.888529">
            <text:p>5.888529</text:p>
          </table:table-cell>
          <table:table-cell office:value-type="float" office:value="0.610658">
            <text:p>0.610658</text:p>
          </table:table-cell>
          <table:table-cell office:value-type="float" office:value="0.138864">
            <text:p>0.138864</text:p>
          </table:table-cell>
          <table:table-cell table:formula="of:=[.I211]-[.$I$2]" office:value-type="float" office:value="0.730232">
            <text:p>0.730232</text:p>
          </table:table-cell>
          <table:table-cell table:formula="of:=AVERAGE([.J207:.J211])" office:value-type="float" office:value="0.597593">
            <text:p>0.597593</text:p>
          </table:table-cell>
          <table:table-cell table:formula="of:=AVERAGE([.J203:.J211])" office:value-type="float" office:value="0.646434666666667">
            <text:p>0.6464346667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-0.002531">
            <text:p>-0.002531</text:p>
          </table:table-cell>
          <table:table-cell table:formula="of:=[.O211]-0.021583" office:value-type="float" office:value="-0.024114">
            <text:p>-0.024114</text:p>
          </table:table-cell>
          <table:table-cell office:value-type="float" office:value="5.888535">
            <text:p>5.888535</text:p>
          </table:table-cell>
          <table:table-cell office:value-type="float" office:value="473">
            <text:p>473</text:p>
          </table:table-cell>
          <table:table-cell office:value-type="float" office:value="-1529">
            <text:p>-1529</text:p>
          </table:table-cell>
          <table:table-cell office:value-type="float" office:value="-1260">
            <text:p>-1260</text:p>
          </table:table-cell>
          <table:table-cell office:value-type="float" office:value="7664">
            <text:p>7664</text:p>
          </table:table-cell>
          <table:table-cell office:value-type="float" office:value="9354.920898">
            <text:p>9354.920898</text:p>
          </table:table-cell>
          <table:table-cell office:value-type="float" office:value="-3.780788">
            <text:p>-3.780788</text:p>
          </table:table-cell>
          <table:table-cell office:value-type="float" office:value="-3.416201">
            <text:p>-3.416201</text:p>
          </table:table-cell>
          <table:table-cell office:value-type="float" office:value="9.643155">
            <text:p>9.643155</text:p>
          </table:table-cell>
        </table:table-row>
        <table:table-row table:style-name="ro1">
          <table:table-cell office:value-type="float" office:value="54484">
            <text:p>54484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740.485107">
            <text:p>740.485107</text:p>
          </table:table-cell>
          <table:table-cell office:value-type="float" office:value="-0.033333">
            <text:p>-0.033333</text:p>
          </table:table-cell>
          <table:table-cell office:value-type="float" office:value="-0.030166">
            <text:p>-0.030166</text:p>
          </table:table-cell>
          <table:table-cell office:value-type="float" office:value="9.502552">
            <text:p>9.502552</text:p>
          </table:table-cell>
          <table:table-cell office:value-type="float" office:value="-0.176006">
            <text:p>-0.176006</text:p>
          </table:table-cell>
          <table:table-cell office:value-type="float" office:value="0.363919">
            <text:p>0.363919</text:p>
          </table:table-cell>
          <table:table-cell table:formula="of:=[.I212]-[.$I$2]" office:value-type="float" office:value="0.955287">
            <text:p>0.955287</text:p>
          </table:table-cell>
          <table:table-cell table:formula="of:=AVERAGE([.J208:.J212])" office:value-type="float" office:value="0.7105994">
            <text:p>0.7105994</text:p>
          </table:table-cell>
          <table:table-cell table:formula="of:=AVERAGE([.J204:.J212])" office:value-type="float" office:value="0.657341666666667">
            <text:p>0.6573416667</text:p>
          </table:table-cell>
          <table:table-cell office:value-type="float" office:value="4311.955078">
            <text:p>4311.955078</text:p>
          </table:table-cell>
          <table:table-cell office:value-type="float" office:value="0.007348">
            <text:p>0.007348</text:p>
          </table:table-cell>
          <table:table-cell office:value-type="float" office:value="0.019052">
            <text:p>0.019052</text:p>
          </table:table-cell>
          <table:table-cell table:formula="of:=[.O212]-0.021583" office:value-type="float" office:value="-0.002531">
            <text:p>-0.002531</text:p>
          </table:table-cell>
          <table:table-cell office:value-type="float" office:value="9.502549">
            <text:p>9.502549</text:p>
          </table:table-cell>
          <table:table-cell office:value-type="float" office:value="457">
            <text:p>457</text:p>
          </table:table-cell>
          <table:table-cell office:value-type="float" office:value="-1517">
            <text:p>-1517</text:p>
          </table:table-cell>
          <table:table-cell office:value-type="float" office:value="-1422">
            <text:p>-1422</text:p>
          </table:table-cell>
          <table:table-cell office:value-type="float" office:value="7710">
            <text:p>7710</text:p>
          </table:table-cell>
          <table:table-cell office:value-type="float" office:value="9416.37793">
            <text:p>9416.37793</text:p>
          </table:table-cell>
          <table:table-cell office:value-type="float" office:value="-3.814122">
            <text:p>-3.814122</text:p>
          </table:table-cell>
          <table:table-cell office:value-type="float" office:value="-3.446367">
            <text:p>-3.446367</text:p>
          </table:table-cell>
          <table:table-cell office:value-type="float" office:value="9.641924">
            <text:p>9.641924</text:p>
          </table:table-cell>
        </table:table-row>
        <table:table-row table:style-name="ro1">
          <table:table-cell office:value-type="float" office:value="54741">
            <text:p>54741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552.476807">
            <text:p>552.476807</text:p>
          </table:table-cell>
          <table:table-cell office:value-type="float" office:value="-0.015">
            <text:p>-0.015</text:p>
          </table:table-cell>
          <table:table-cell office:value-type="float" office:value="-0.001986">
            <text:p>-0.001986</text:p>
          </table:table-cell>
          <table:table-cell office:value-type="float" office:value="86.760368">
            <text:p>86.760368</text:p>
          </table:table-cell>
          <table:table-cell office:value-type="float" office:value="0.749443">
            <text:p>0.749443</text:p>
          </table:table-cell>
          <table:table-cell office:value-type="float" office:value="-0.208296">
            <text:p>-0.208296</text:p>
          </table:table-cell>
          <table:table-cell table:formula="of:=[.I213]-[.$I$2]" office:value-type="float" office:value="0.383072">
            <text:p>0.383072</text:p>
          </table:table-cell>
          <table:table-cell table:formula="of:=AVERAGE([.J209:.J213])" office:value-type="float" office:value="0.6809112">
            <text:p>0.6809112</text:p>
          </table:table-cell>
          <table:table-cell table:formula="of:=AVERAGE([.J205:.J213])" office:value-type="float" office:value="0.630207333333333">
            <text:p>0.6302073333</text:p>
          </table:table-cell>
          <table:table-cell office:value-type="float" office:value="700.911438">
            <text:p>700.911438</text:p>
          </table:table-cell>
          <table:table-cell office:value-type="float" office:value="-0.029402">
            <text:p>-0.029402</text:p>
          </table:table-cell>
          <table:table-cell office:value-type="float" office:value="0.007461">
            <text:p>0.007461</text:p>
          </table:table-cell>
          <table:table-cell table:formula="of:=[.O213]-0.021583" office:value-type="float" office:value="-0.014122">
            <text:p>-0.014122</text:p>
          </table:table-cell>
          <table:table-cell office:value-type="float" office:value="86.760368">
            <text:p>86.760368</text:p>
          </table:table-cell>
          <table:table-cell office:value-type="float" office:value="439">
            <text:p>439</text:p>
          </table:table-cell>
          <table:table-cell office:value-type="float" office:value="-1503">
            <text:p>-1503</text:p>
          </table:table-cell>
          <table:table-cell office:value-type="float" office:value="-1565">
            <text:p>-1565</text:p>
          </table:table-cell>
          <table:table-cell office:value-type="float" office:value="7755">
            <text:p>7755</text:p>
          </table:table-cell>
          <table:table-cell office:value-type="float" office:value="9472.411133">
            <text:p>9472.411133</text:p>
          </table:table-cell>
          <table:table-cell office:value-type="float" office:value="-3.829122">
            <text:p>-3.829122</text:p>
          </table:table-cell>
          <table:table-cell office:value-type="float" office:value="-3.448353">
            <text:p>-3.448353</text:p>
          </table:table-cell>
          <table:table-cell office:value-type="float" office:value="9.944023">
            <text:p>9.944023</text:p>
          </table:table-cell>
        </table:table-row>
        <table:table-row table:style-name="ro1">
          <table:table-cell office:value-type="float" office:value="54998">
            <text:p>54998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float" office:value="318.448242">
            <text:p>318.448242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-0.225422">
            <text:p>-0.225422</text:p>
          </table:table-cell>
          <table:table-cell office:value-type="float" office:value="0.227449">
            <text:p>0.227449</text:p>
          </table:table-cell>
          <table:table-cell table:formula="of:=[.I214]-[.$I$2]" office:value-type="float" office:value="0.818817">
            <text:p>0.818817</text:p>
          </table:table-cell>
          <table:table-cell table:formula="of:=AVERAGE([.J210:.J214])" office:value-type="float" office:value="0.7096416">
            <text:p>0.7096416</text:p>
          </table:table-cell>
          <table:table-cell table:formula="of:=AVERAGE([.J206:.J214])" office:value-type="float" office:value="0.652553222222222">
            <text:p>0.6525532222</text:p>
          </table:table-cell>
          <table:table-cell office:value-type="float" office:value="1475.770996">
            <text:p>1475.770996</text:p>
          </table:table-cell>
          <table:table-cell office:value-type="float" office:value="0.009801">
            <text:p>0.009801</text:p>
          </table:table-cell>
          <table:table-cell office:value-type="float" office:value="0.040502">
            <text:p>0.040502</text:p>
          </table:table-cell>
          <table:table-cell table:formula="of:=[.O214]-0.021583" office:value-type="float" office:value="0.018919">
            <text:p>0.018919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-1486">
            <text:p>-1486</text:p>
          </table:table-cell>
          <table:table-cell office:value-type="float" office:value="-1669">
            <text:p>-1669</text:p>
          </table:table-cell>
          <table:table-cell office:value-type="float" office:value="7788">
            <text:p>7788</text:p>
          </table:table-cell>
          <table:table-cell office:value-type="float" office:value="9506.146484">
            <text:p>9506.146484</text:p>
          </table:table-cell>
          <table:table-cell office:value-type="float" office:value="-3.829122">
            <text:p>-3.829122</text:p>
          </table:table-cell>
          <table:table-cell office:value-type="float" office:value="-3.444963">
            <text:p>-3.444963</text:p>
          </table:table-cell>
          <table:table-cell office:value-type="float" office:value="10.032551">
            <text:p>10.032551</text:p>
          </table:table-cell>
        </table:table-row>
        <table:table-row table:style-name="ro1">
          <table:table-cell office:value-type="float" office:value="55255">
            <text:p>55255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float" office:value="297.030579">
            <text:p>297.030579</text:p>
          </table:table-cell>
          <table:table-cell office:value-type="float" office:value="0">
            <text:p>0</text:p>
          </table:table-cell>
          <table:table-cell office:value-type="float" office:value="0.006882">
            <text:p>0.006882</text:p>
          </table:table-cell>
          <table:table-cell office:value-type="string">
            <text:p>Infinity</text:p>
          </table:table-cell>
          <table:table-cell office:value-type="float" office:value="0.600564">
            <text:p>0.600564</text:p>
          </table:table-cell>
          <table:table-cell office:value-type="float" office:value="0.07422">
            <text:p>0.07422</text:p>
          </table:table-cell>
          <table:table-cell table:formula="of:=[.I215]-[.$I$2]" office:value-type="float" office:value="0.665588">
            <text:p>0.665588</text:p>
          </table:table-cell>
          <table:table-cell table:formula="of:=AVERAGE([.J211:.J215])" office:value-type="float" office:value="0.7105992">
            <text:p>0.7105992</text:p>
          </table:table-cell>
          <table:table-cell table:formula="of:=AVERAGE([.J207:.J215])" office:value-type="float" office:value="0.645636555555555">
            <text:p>0.6456365556</text:p>
          </table:table-cell>
          <table:table-cell office:value-type="float" office:value="18.600948">
            <text:p>18.600948</text:p>
          </table:table-cell>
          <table:table-cell office:value-type="float" office:value="0">
            <text:p>0</text:p>
          </table:table-cell>
          <table:table-cell office:value-type="float" office:value="0.041035">
            <text:p>0.041035</text:p>
          </table:table-cell>
          <table:table-cell table:formula="of:=[.O215]-0.021583" office:value-type="float" office:value="0.019452">
            <text:p>0.019452</text:p>
          </table:table-cell>
          <table:table-cell office:value-type="float" office:value="100">
            <text:p>100</text:p>
          </table:table-cell>
          <table:table-cell office:value-type="float" office:value="397">
            <text:p>397</text:p>
          </table:table-cell>
          <table:table-cell office:value-type="float" office:value="-1468">
            <text:p>-1468</text:p>
          </table:table-cell>
          <table:table-cell office:value-type="float" office:value="-1775">
            <text:p>-1775</text:p>
          </table:table-cell>
          <table:table-cell office:value-type="float" office:value="7821">
            <text:p>7821</text:p>
          </table:table-cell>
          <table:table-cell office:value-type="float" office:value="9539.554688">
            <text:p>9539.554688</text:p>
          </table:table-cell>
          <table:table-cell office:value-type="float" office:value="-3.829122">
            <text:p>-3.829122</text:p>
          </table:table-cell>
          <table:table-cell office:value-type="float" office:value="-3.438081">
            <text:p>-3.438081</text:p>
          </table:table-cell>
          <table:table-cell office:value-type="float" office:value="10.21229">
            <text:p>10.21229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float" office:value="496.957886">
            <text:p>496.957886</text:p>
          </table:table-cell>
          <table:table-cell office:value-type="float" office:value="0.002545">
            <text:p>0.002545</text:p>
          </table:table-cell>
          <table:table-cell office:value-type="float" office:value="0.004896">
            <text:p>0.004896</text:p>
          </table:table-cell>
          <table:table-cell office:value-type="float" office:value="92.357841">
            <text:p>92.357841</text:p>
          </table:table-cell>
          <table:table-cell office:value-type="float" office:value="-0.228786">
            <text:p>-0.228786</text:p>
          </table:table-cell>
          <table:table-cell office:value-type="float" office:value="-0.038307">
            <text:p>-0.038307</text:p>
          </table:table-cell>
          <table:table-cell table:formula="of:=[.I216]-[.$I$2]" office:value-type="float" office:value="0.553061">
            <text:p>0.553061</text:p>
          </table:table-cell>
          <table:table-cell table:formula="of:=AVERAGE([.J212:.J216])" office:value-type="float" office:value="0.675165">
            <text:p>0.675165</text:p>
          </table:table-cell>
          <table:table-cell table:formula="of:=AVERAGE([.J208:.J216])" office:value-type="float" office:value="0.663726111111111">
            <text:p>0.6637261111</text:p>
          </table:table-cell>
          <table:table-cell office:value-type="float" office:value="100">
            <text:p>100</text:p>
          </table:table-cell>
          <table:table-cell office:value-type="float" office:value="-0.019455">
            <text:p>-0.019455</text:p>
          </table:table-cell>
          <table:table-cell office:value-type="float" office:value="-0.004263">
            <text:p>-0.004263</text:p>
          </table:table-cell>
          <table:table-cell table:formula="of:=[.O216]-0.021583" office:value-type="float" office:value="-0.025846">
            <text:p>-0.025846</text:p>
          </table:table-cell>
          <table:table-cell office:value-type="float" office:value="92.357841">
            <text:p>92.357841</text:p>
          </table:table-cell>
          <table:table-cell office:value-type="float" office:value="375">
            <text:p>375</text:p>
          </table:table-cell>
          <table:table-cell office:value-type="float" office:value="-1450">
            <text:p>-1450</text:p>
          </table:table-cell>
          <table:table-cell office:value-type="float" office:value="-1935">
            <text:p>-1935</text:p>
          </table:table-cell>
          <table:table-cell office:value-type="float" office:value="7870">
            <text:p>7870</text:p>
          </table:table-cell>
          <table:table-cell office:value-type="float" office:value="9602.004883">
            <text:p>9602.004883</text:p>
          </table:table-cell>
          <table:table-cell office:value-type="float" office:value="-3.826576">
            <text:p>-3.826576</text:p>
          </table:table-cell>
          <table:table-cell office:value-type="float" office:value="-3.433184">
            <text:p>-3.433184</text:p>
          </table:table-cell>
          <table:table-cell office:value-type="float" office:value="10.280523">
            <text:p>10.280523</text:p>
          </table:table-cell>
        </table:table-row>
        <table:table-row table:style-name="ro1">
          <table:table-cell office:value-type="float" office:value="55769">
            <text:p>55769</text:p>
          </table:table-cell>
          <table:table-cell office:value-type="float" office:value="27">
            <text:p>27</text:p>
          </table:table-cell>
          <table:table-cell office:value-type="float" office:value="184">
            <text:p>184</text:p>
          </table:table-cell>
          <table:table-cell office:value-type="float" office:value="579.978577">
            <text:p>579.978577</text:p>
          </table:table-cell>
          <table:table-cell office:value-type="float" office:value="-0.002547">
            <text:p>-0.002547</text:p>
          </table:table-cell>
          <table:table-cell office:value-type="float" office:value="0.003219">
            <text:p>0.003219</text:p>
          </table:table-cell>
          <table:table-cell office:value-type="float" office:value="226.359863">
            <text:p>226.359863</text:p>
          </table:table-cell>
          <table:table-cell office:value-type="float" office:value="0.534956">
            <text:p>0.534956</text:p>
          </table:table-cell>
          <table:table-cell office:value-type="float" office:value="0.486023">
            <text:p>0.486023</text:p>
          </table:table-cell>
          <table:table-cell table:formula="of:=[.I217]-[.$I$2]" office:value-type="float" office:value="1.077391">
            <text:p>1.077391</text:p>
          </table:table-cell>
          <table:table-cell table:formula="of:=AVERAGE([.J213:.J217])" office:value-type="float" office:value="0.6995858">
            <text:p>0.6995858</text:p>
          </table:table-cell>
          <table:table-cell table:formula="of:=AVERAGE([.J209:.J217])" office:value-type="float" office:value="0.724379222222222">
            <text:p>0.7243792222</text:p>
          </table:table-cell>
          <table:table-cell office:value-type="float" office:value="1744.599854">
            <text:p>1744.599854</text:p>
          </table:table-cell>
          <table:table-cell office:value-type="float" office:value="0.029466">
            <text:p>0.029466</text:p>
          </table:table-cell>
          <table:table-cell office:value-type="float" office:value="0.044233">
            <text:p>0.044233</text:p>
          </table:table-cell>
          <table:table-cell table:formula="of:=[.O217]-0.021583" office:value-type="float" office:value="0.02265">
            <text:p>0.02265</text:p>
          </table:table-cell>
          <table:table-cell office:value-type="float" office:value="226.359863">
            <text:p>226.359863</text:p>
          </table:table-cell>
          <table:table-cell office:value-type="float" office:value="354">
            <text:p>354</text:p>
          </table:table-cell>
          <table:table-cell office:value-type="float" office:value="-1433">
            <text:p>-1433</text:p>
          </table:table-cell>
          <table:table-cell office:value-type="float" office:value="-2111">
            <text:p>-2111</text:p>
          </table:table-cell>
          <table:table-cell office:value-type="float" office:value="7923">
            <text:p>7923</text:p>
          </table:table-cell>
          <table:table-cell office:value-type="float" office:value="9675.275391">
            <text:p>9675.275391</text:p>
          </table:table-cell>
          <table:table-cell office:value-type="float" office:value="-3.829124">
            <text:p>-3.829124</text:p>
          </table:table-cell>
          <table:table-cell office:value-type="float" office:value="-3.429966">
            <text:p>-3.429966</text:p>
          </table:table-cell>
          <table:table-cell office:value-type="float" office:value="10.424265">
            <text:p>10.424265</text:p>
          </table:table-cell>
        </table:table-row>
        <table:table-row table:style-name="ro1">
          <table:table-cell office:value-type="float" office:value="56026">
            <text:p>5602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466.851471">
            <text:p>466.851471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string">
            <text:p>Infinity</text:p>
          </table:table-cell>
          <table:table-cell office:value-type="float" office:value="-0.083745">
            <text:p>-0.083745</text:p>
          </table:table-cell>
          <table:table-cell office:value-type="float" office:value="-0.229843">
            <text:p>-0.229843</text:p>
          </table:table-cell>
          <table:table-cell table:formula="of:=[.I218]-[.$I$2]" office:value-type="float" office:value="0.361525">
            <text:p>0.361525</text:p>
          </table:table-cell>
          <table:table-cell table:formula="of:=AVERAGE([.J214:.J218])" office:value-type="float" office:value="0.6952764">
            <text:p>0.6952764</text:p>
          </table:table-cell>
          <table:table-cell table:formula="of:=AVERAGE([.J210:.J218])" office:value-type="float" office:value="0.689530333333333">
            <text:p>0.6895303333</text:p>
          </table:table-cell>
          <table:table-cell office:value-type="float" office:value="3521.282471">
            <text:p>3521.282471</text:p>
          </table:table-cell>
          <table:table-cell office:value-type="float" office:value="-0.007296">
            <text:p>-0.007296</text:p>
          </table:table-cell>
          <table:table-cell office:value-type="float" office:value="0.017986">
            <text:p>0.017986</text:p>
          </table:table-cell>
          <table:table-cell table:formula="of:=[.O218]-0.021583" office:value-type="float" office:value="-0.003597">
            <text:p>-0.003597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-1416">
            <text:p>-1416</text:p>
          </table:table-cell>
          <table:table-cell office:value-type="float" office:value="-2252">
            <text:p>-2252</text:p>
          </table:table-cell>
          <table:table-cell office:value-type="float" office:value="7965">
            <text:p>7965</text:p>
          </table:table-cell>
          <table:table-cell office:value-type="float" office:value="9730.907227">
            <text:p>9730.907227</text:p>
          </table:table-cell>
          <table:table-cell office:value-type="float" office:value="-3.829124">
            <text:p>-3.829124</text:p>
          </table:table-cell>
          <table:table-cell office:value-type="float" office:value="-3.423905">
            <text:p>-3.423905</text:p>
          </table:table-cell>
          <table:table-cell office:value-type="float" office:value="10.582541">
            <text:p>10.582541</text:p>
          </table:table-cell>
        </table:table-row>
        <table:table-row table:style-name="ro1">
          <table:table-cell office:value-type="float" office:value="56283">
            <text:p>5628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457.570587">
            <text:p>457.570587</text:p>
          </table:table-cell>
          <table:table-cell office:value-type="float" office:value="-0.002547">
            <text:p>-0.002547</text:p>
          </table:table-cell>
          <table:table-cell office:value-type="float" office:value="0.008355">
            <text:p>0.008355</text:p>
          </table:table-cell>
          <table:table-cell office:value-type="float" office:value="427.997986">
            <text:p>427.997986</text:p>
          </table:table-cell>
          <table:table-cell office:value-type="float" office:value="0.85164">
            <text:p>0.85164</text:p>
          </table:table-cell>
          <table:table-cell office:value-type="float" office:value="0.526724">
            <text:p>0.526724</text:p>
          </table:table-cell>
          <table:table-cell table:formula="of:=[.I219]-[.$I$2]" office:value-type="float" office:value="1.118092">
            <text:p>1.118092</text:p>
          </table:table-cell>
          <table:table-cell table:formula="of:=AVERAGE([.J215:.J219])" office:value-type="float" office:value="0.7551314">
            <text:p>0.7551314</text:p>
          </table:table-cell>
          <table:table-cell table:formula="of:=AVERAGE([.J211:.J219])" office:value-type="float" office:value="0.740340555555556">
            <text:p>0.7403405556</text:p>
          </table:table-cell>
          <table:table-cell office:value-type="float" office:value="216.269226">
            <text:p>216.269226</text:p>
          </table:table-cell>
          <table:table-cell office:value-type="float" office:value="0.029413">
            <text:p>0.029413</text:p>
          </table:table-cell>
          <table:table-cell office:value-type="float" office:value="0.020518">
            <text:p>0.020518</text:p>
          </table:table-cell>
          <table:table-cell table:formula="of:=[.O219]-0.021583" office:value-type="float" office:value="-0.001065">
            <text:p>-0.001065</text:p>
          </table:table-cell>
          <table:table-cell office:value-type="float" office:value="427.997986">
            <text:p>427.997986</text:p>
          </table:table-cell>
          <table:table-cell office:value-type="float" office:value="313">
            <text:p>313</text:p>
          </table:table-cell>
          <table:table-cell office:value-type="float" office:value="-1399">
            <text:p>-1399</text:p>
          </table:table-cell>
          <table:table-cell office:value-type="float" office:value="-2397">
            <text:p>-2397</text:p>
          </table:table-cell>
          <table:table-cell office:value-type="float" office:value="8007">
            <text:p>8007</text:p>
          </table:table-cell>
          <table:table-cell office:value-type="float" office:value="9788.612305">
            <text:p>9788.612305</text:p>
          </table:table-cell>
          <table:table-cell office:value-type="float" office:value="-3.831671">
            <text:p>-3.831671</text:p>
          </table:table-cell>
          <table:table-cell office:value-type="float" office:value="-3.41555">
            <text:p>-3.41555</text:p>
          </table:table-cell>
          <table:table-cell office:value-type="float" office:value="10.860027">
            <text:p>10.860027</text:p>
          </table:table-cell>
        </table:table-row>
        <table:table-row table:style-name="ro1">
          <table:table-cell office:value-type="float" office:value="56540">
            <text:p>56540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576.329285">
            <text:p>576.329285</text:p>
          </table:table-cell>
          <table:table-cell office:value-type="float" office:value="0.002549">
            <text:p>0.002549</text:p>
          </table:table-cell>
          <table:table-cell office:value-type="float" office:value="0.004725">
            <text:p>0.004725</text:p>
          </table:table-cell>
          <table:table-cell office:value-type="float" office:value="85.372414">
            <text:p>85.372414</text:p>
          </table:table-cell>
          <table:table-cell office:value-type="float" office:value="-0.208599">
            <text:p>-0.208599</text:p>
          </table:table-cell>
          <table:table-cell office:value-type="float" office:value="-0.217872">
            <text:p>-0.217872</text:p>
          </table:table-cell>
          <table:table-cell table:formula="of:=[.I220]-[.$I$2]" office:value-type="float" office:value="0.373496">
            <text:p>0.373496</text:p>
          </table:table-cell>
          <table:table-cell table:formula="of:=AVERAGE([.J216:.J220])" office:value-type="float" office:value="0.696713">
            <text:p>0.696713</text:p>
          </table:table-cell>
          <table:table-cell table:formula="of:=AVERAGE([.J212:.J220])" office:value-type="float" office:value="0.700703222222222">
            <text:p>0.7007032222</text:p>
          </table:table-cell>
          <table:table-cell office:value-type="float" office:value="2630.153564">
            <text:p>2630.153564</text:p>
          </table:table-cell>
          <table:table-cell office:value-type="float" office:value="0">
            <text:p>0</text:p>
          </table:table-cell>
          <table:table-cell office:value-type="float" office:value="0.011858">
            <text:p>0.011858</text:p>
          </table:table-cell>
          <table:table-cell table:formula="of:=[.O220]-0.021583" office:value-type="float" office:value="-0.009725">
            <text:p>-0.009725</text:p>
          </table:table-cell>
          <table:table-cell office:value-type="float" office:value="85.372421">
            <text:p>85.372421</text:p>
          </table:table-cell>
          <table:table-cell office:value-type="float" office:value="293">
            <text:p>293</text:p>
          </table:table-cell>
          <table:table-cell office:value-type="float" office:value="-1382">
            <text:p>-1382</text:p>
          </table:table-cell>
          <table:table-cell office:value-type="float" office:value="-2566">
            <text:p>-2566</text:p>
          </table:table-cell>
          <table:table-cell office:value-type="float" office:value="8055">
            <text:p>8055</text:p>
          </table:table-cell>
          <table:table-cell office:value-type="float" office:value="9860.570313">
            <text:p>9860.570313</text:p>
          </table:table-cell>
          <table:table-cell office:value-type="float" office:value="-3.829122">
            <text:p>-3.829122</text:p>
          </table:table-cell>
          <table:table-cell office:value-type="float" office:value="-3.410825">
            <text:p>-3.410825</text:p>
          </table:table-cell>
          <table:table-cell office:value-type="float" office:value="10.924092">
            <text:p>10.924092</text:p>
          </table:table-cell>
        </table:table-row>
        <table:table-row table:style-name="ro1">
          <table:table-cell office:value-type="float" office:value="56797">
            <text:p>5679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604.307007">
            <text:p>604.307007</text:p>
          </table:table-cell>
          <table:table-cell office:value-type="float" office:value="-0.002549">
            <text:p>-0.002549</text:p>
          </table:table-cell>
          <table:table-cell office:value-type="float" office:value="0.009519">
            <text:p>0.009519</text:p>
          </table:table-cell>
          <table:table-cell office:value-type="float" office:value="473.431335">
            <text:p>473.431335</text:p>
          </table:table-cell>
          <table:table-cell office:value-type="float" office:value="0.595517">
            <text:p>0.595517</text:p>
          </table:table-cell>
          <table:table-cell office:value-type="float" office:value="0.45011">
            <text:p>0.45011</text:p>
          </table:table-cell>
          <table:table-cell table:formula="of:=[.I221]-[.$I$2]" office:value-type="float" office:value="1.041478">
            <text:p>1.041478</text:p>
          </table:table-cell>
          <table:table-cell table:formula="of:=AVERAGE([.J217:.J221])" office:value-type="float" office:value="0.7943964">
            <text:p>0.7943964</text:p>
          </table:table-cell>
          <table:table-cell table:formula="of:=AVERAGE([.J213:.J221])" office:value-type="float" office:value="0.71028">
            <text:p>0.710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74">
            <text:p>0.033574</text:p>
          </table:table-cell>
          <table:table-cell table:formula="of:=[.O221]-0.021583" office:value-type="float" office:value="0.011991">
            <text:p>0.011991</text:p>
          </table:table-cell>
          <table:table-cell office:value-type="float" office:value="473.431458">
            <text:p>473.431458</text:p>
          </table:table-cell>
          <table:table-cell office:value-type="float" office:value="273">
            <text:p>273</text:p>
          </table:table-cell>
          <table:table-cell office:value-type="float" office:value="-1365">
            <text:p>-1365</text:p>
          </table:table-cell>
          <table:table-cell office:value-type="float" office:value="-2743">
            <text:p>-2743</text:p>
          </table:table-cell>
          <table:table-cell office:value-type="float" office:value="8104">
            <text:p>8104</text:p>
          </table:table-cell>
          <table:table-cell office:value-type="float" office:value="9937.716797">
            <text:p>9937.716797</text:p>
          </table:table-cell>
          <table:table-cell office:value-type="float" office:value="-3.831671">
            <text:p>-3.831671</text:p>
          </table:table-cell>
          <table:table-cell office:value-type="float" office:value="-3.401306">
            <text:p>-3.401306</text:p>
          </table:table-cell>
          <table:table-cell office:value-type="float" office:value="11.231773">
            <text:p>11.231773</text:p>
          </table:table-cell>
        </table:table-row>
        <table:table-row table:style-name="ro1">
          <table:table-cell office:value-type="float" office:value="57054">
            <text:p>5705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478.407471">
            <text:p>478.407471</text:p>
          </table:table-cell>
          <table:table-cell office:value-type="float" office:value="0">
            <text:p>0</text:p>
          </table:table-cell>
          <table:table-cell office:value-type="float" office:value="0.009074">
            <text:p>0.009074</text:p>
          </table:table-cell>
          <table:table-cell office:value-type="string">
            <text:p>Infinity</text:p>
          </table:table-cell>
          <table:table-cell office:value-type="float" office:value="-0.213646">
            <text:p>-0.213646</text:p>
          </table:table-cell>
          <table:table-cell office:value-type="float" office:value="-0.897826">
            <text:p>-0.897826</text:p>
          </table:table-cell>
          <table:table-cell table:formula="of:=[.I222]-[.$I$2]" office:value-type="float" office:value="-0.306458">
            <text:p>-0.306458</text:p>
          </table:table-cell>
          <table:table-cell table:formula="of:=AVERAGE([.J218:.J222])" office:value-type="float" office:value="0.5176266">
            <text:p>0.5176266</text:p>
          </table:table-cell>
          <table:table-cell table:formula="of:=AVERAGE([.J214:.J222])" office:value-type="float" office:value="0.633665555555556">
            <text:p>0.6336655556</text:p>
          </table:table-cell>
          <table:table-cell office:value-type="float" office:value="100">
            <text:p>100</text:p>
          </table:table-cell>
          <table:table-cell office:value-type="float" office:value="-0.019455">
            <text:p>-0.019455</text:p>
          </table:table-cell>
          <table:table-cell office:value-type="float" office:value="0.037971">
            <text:p>0.037971</text:p>
          </table:table-cell>
          <table:table-cell table:formula="of:=[.O222]-0.021583" office:value-type="float" office:value="0.016388">
            <text:p>0.016388</text:p>
          </table:table-cell>
          <table:table-cell office:value-type="float" office:value="100">
            <text:p>100</text:p>
          </table:table-cell>
          <table:table-cell office:value-type="float" office:value="253">
            <text:p>253</text:p>
          </table:table-cell>
          <table:table-cell office:value-type="float" office:value="-1348">
            <text:p>-1348</text:p>
          </table:table-cell>
          <table:table-cell office:value-type="float" office:value="-2888">
            <text:p>-2888</text:p>
          </table:table-cell>
          <table:table-cell office:value-type="float" office:value="8143">
            <text:p>8143</text:p>
          </table:table-cell>
          <table:table-cell office:value-type="float" office:value="9997.248047">
            <text:p>9997.248047</text:p>
          </table:table-cell>
          <table:table-cell office:value-type="float" office:value="-3.831671">
            <text:p>-3.831671</text:p>
          </table:table-cell>
          <table:table-cell office:value-type="float" office:value="-3.392233">
            <text:p>-3.392233</text:p>
          </table:table-cell>
          <table:table-cell office:value-type="float" office:value="11.468582">
            <text:p>11.468582</text:p>
          </table:table-cell>
        </table:table-row>
        <table:table-row table:style-name="ro1">
          <table:table-cell office:value-type="float" office:value="57311">
            <text:p>57311</text:p>
          </table:table-cell>
          <table:table-cell office:value-type="float" office:value="27">
            <text:p>27</text:p>
          </table:table-cell>
          <table:table-cell office:value-type="float" office:value="189">
            <text:p>189</text:p>
          </table:table-cell>
          <table:table-cell office:value-type="float" office:value="598.720459">
            <text:p>598.720459</text:p>
          </table:table-cell>
          <table:table-cell office:value-type="float" office:value="0">
            <text:p>0</text:p>
          </table:table-cell>
          <table:table-cell office:value-type="float" office:value="0.009279">
            <text:p>0.009279</text:p>
          </table:table-cell>
          <table:table-cell office:value-type="string">
            <text:p>Infinity</text:p>
          </table:table-cell>
          <table:table-cell office:value-type="float" office:value="0.565237">
            <text:p>0.565237</text:p>
          </table:table-cell>
          <table:table-cell office:value-type="float" office:value="0.423774">
            <text:p>0.423774</text:p>
          </table:table-cell>
          <table:table-cell table:formula="of:=[.I223]-[.$I$2]" office:value-type="float" office:value="1.015142">
            <text:p>1.015142</text:p>
          </table:table-cell>
          <table:table-cell table:formula="of:=AVERAGE([.J219:.J223])" office:value-type="float" office:value="0.64835">
            <text:p>0.64835</text:p>
          </table:table-cell>
          <table:table-cell table:formula="of:=AVERAGE([.J215:.J223])" office:value-type="float" office:value="0.655479444444444">
            <text:p>0.6554794444</text:p>
          </table:table-cell>
          <table:table-cell office:value-type="float" office:value="3726.857422">
            <text:p>3726.857422</text:p>
          </table:table-cell>
          <table:table-cell office:value-type="float" office:value="0.166833">
            <text:p>0.166833</text:p>
          </table:table-cell>
          <table:table-cell office:value-type="float" office:value="0.099124">
            <text:p>0.099124</text:p>
          </table:table-cell>
          <table:table-cell table:formula="of:=[.O223]-0.021583" office:value-type="float" office:value="0.077541">
            <text:p>0.077541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-1331">
            <text:p>-1331</text:p>
          </table:table-cell>
          <table:table-cell office:value-type="float" office:value="-3071">
            <text:p>-3071</text:p>
          </table:table-cell>
          <table:table-cell office:value-type="float" office:value="8190">
            <text:p>8190</text:p>
          </table:table-cell>
          <table:table-cell office:value-type="float" office:value="10077.661133">
            <text:p>10077.661133</text:p>
          </table:table-cell>
          <table:table-cell office:value-type="float" office:value="-3.831671">
            <text:p>-3.831671</text:p>
          </table:table-cell>
          <table:table-cell office:value-type="float" office:value="-3.382953">
            <text:p>-3.382953</text:p>
          </table:table-cell>
          <table:table-cell office:value-type="float" office:value="11.710754">
            <text:p>11.710754</text:p>
          </table:table-cell>
        </table:table-row>
        <table:table-row table:style-name="ro1">
          <table:table-cell office:value-type="float" office:value="57568">
            <text:p>57568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office:value-type="float" office:value="833.602173">
            <text:p>833.602173</text:p>
          </table:table-cell>
          <table:table-cell office:value-type="float" office:value="0.005">
            <text:p>0.005</text:p>
          </table:table-cell>
          <table:table-cell office:value-type="float" office:value="0.00791">
            <text:p>0.00791</text:p>
          </table:table-cell>
          <table:table-cell office:value-type="float" office:value="58.190788">
            <text:p>58.190788</text:p>
          </table:table-cell>
          <table:table-cell office:value-type="float" office:value="-0.163179">
            <text:p>-0.163179</text:p>
          </table:table-cell>
          <table:table-cell office:value-type="float" office:value="-0.6608">
            <text:p>-0.6608</text:p>
          </table:table-cell>
          <table:table-cell table:formula="of:=[.I224]-[.$I$2]" office:value-type="float" office:value="-0.0694319999999999">
            <text:p>-0.069432</text:p>
          </table:table-cell>
          <table:table-cell table:formula="of:=AVERAGE([.J220:.J224])" office:value-type="float" office:value="0.4108452">
            <text:p>0.4108452</text:p>
          </table:table-cell>
          <table:table-cell table:formula="of:=AVERAGE([.J216:.J224])" office:value-type="float" office:value="0.573810555555555">
            <text:p>0.5738105556</text:p>
          </table:table-cell>
          <table:table-cell office:value-type="float" office:value="5508.204102">
            <text:p>5508.204102</text:p>
          </table:table-cell>
          <table:table-cell office:value-type="float" office:value="-0.058366">
            <text:p>-0.058366</text:p>
          </table:table-cell>
          <table:table-cell office:value-type="float" office:value="-0.016787">
            <text:p>-0.016787</text:p>
          </table:table-cell>
          <table:table-cell table:formula="of:=[.O224]-0.021583" office:value-type="float" office:value="-0.03837">
            <text:p>-0.03837</text:p>
          </table:table-cell>
          <table:table-cell office:value-type="float" office:value="58.190788">
            <text:p>58.190788</text:p>
          </table:table-cell>
          <table:table-cell office:value-type="float" office:value="212">
            <text:p>212</text:p>
          </table:table-cell>
          <table:table-cell office:value-type="float" office:value="-1314">
            <text:p>-1314</text:p>
          </table:table-cell>
          <table:table-cell office:value-type="float" office:value="-3307">
            <text:p>-3307</text:p>
          </table:table-cell>
          <table:table-cell office:value-type="float" office:value="8248">
            <text:p>8248</text:p>
          </table:table-cell>
          <table:table-cell office:value-type="float" office:value="10188.974609">
            <text:p>10188.974609</text:p>
          </table:table-cell>
          <table:table-cell office:value-type="float" office:value="-3.826671">
            <text:p>-3.826671</text:p>
          </table:table-cell>
          <table:table-cell office:value-type="float" office:value="-3.375044">
            <text:p>-3.375044</text:p>
          </table:table-cell>
          <table:table-cell office:value-type="float" office:value="11.802087">
            <text:p>11.802087</text:p>
          </table:table-cell>
        </table:table-row>
        <table:table-row table:style-name="ro1">
          <table:table-cell office:value-type="float" office:value="57825">
            <text:p>57825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825.695435">
            <text:p>825.695435</text:p>
          </table:table-cell>
          <table:table-cell office:value-type="float" office:value="0.002549">
            <text:p>0.002549</text:p>
          </table:table-cell>
          <table:table-cell office:value-type="float" office:value="0.011197">
            <text:p>0.011197</text:p>
          </table:table-cell>
          <table:table-cell office:value-type="float" office:value="339.251984">
            <text:p>339.251984</text:p>
          </table:table-cell>
          <table:table-cell office:value-type="float" office:value="0.792341">
            <text:p>0.792341</text:p>
          </table:table-cell>
          <table:table-cell office:value-type="float" office:value="0.189142">
            <text:p>0.189142</text:p>
          </table:table-cell>
          <table:table-cell table:formula="of:=[.I225]-[.$I$2]" office:value-type="float" office:value="0.78051">
            <text:p>0.78051</text:p>
          </table:table-cell>
          <table:table-cell table:formula="of:=AVERAGE([.J221:.J225])" office:value-type="float" office:value="0.492248">
            <text:p>0.492248</text:p>
          </table:table-cell>
          <table:table-cell table:formula="of:=AVERAGE([.J217:.J225])" office:value-type="float" office:value="0.599082666666667">
            <text:p>0.5990826667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0.025314">
            <text:p>0.025314</text:p>
          </table:table-cell>
          <table:table-cell table:formula="of:=[.O225]-0.021583" office:value-type="float" office:value="0.003731">
            <text:p>0.003731</text:p>
          </table:table-cell>
          <table:table-cell office:value-type="float" office:value="339.252045">
            <text:p>339.252045</text:p>
          </table:table-cell>
          <table:table-cell office:value-type="float" office:value="192">
            <text:p>192</text:p>
          </table:table-cell>
          <table:table-cell office:value-type="float" office:value="-1298">
            <text:p>-1298</text:p>
          </table:table-cell>
          <table:table-cell office:value-type="float" office:value="-3541">
            <text:p>-3541</text:p>
          </table:table-cell>
          <table:table-cell office:value-type="float" office:value="8304">
            <text:p>8304</text:p>
          </table:table-cell>
          <table:table-cell office:value-type="float" office:value="10302.120117">
            <text:p>10302.120117</text:p>
          </table:table-cell>
          <table:table-cell office:value-type="float" office:value="-3.824122">
            <text:p>-3.824122</text:p>
          </table:table-cell>
          <table:table-cell office:value-type="float" office:value="-3.363847">
            <text:p>-3.363847</text:p>
          </table:table-cell>
          <table:table-cell office:value-type="float" office:value="12.036088">
            <text:p>12.036088</text:p>
          </table:table-cell>
        </table:table-row>
        <table:table-row table:style-name="ro1">
          <table:table-cell office:value-type="float" office:value="58082">
            <text:p>58082</text:p>
          </table:table-cell>
          <table:table-cell office:value-type="float" office:value="26">
            <text:p>26</text:p>
          </table:table-cell>
          <table:table-cell office:value-type="float" office:value="216">
            <text:p>216</text:p>
          </table:table-cell>
          <table:table-cell office:value-type="float" office:value="732.639282">
            <text:p>732.639282</text:p>
          </table:table-cell>
          <table:table-cell office:value-type="float" office:value="-0.002549">
            <text:p>-0.002549</text:p>
          </table:table-cell>
          <table:table-cell office:value-type="float" office:value="0.005787">
            <text:p>0.005787</text:p>
          </table:table-cell>
          <table:table-cell office:value-type="float" office:value="327.014008">
            <text:p>327.014008</text:p>
          </table:table-cell>
          <table:table-cell office:value-type="float" office:value="-0.275889">
            <text:p>-0.275889</text:p>
          </table:table-cell>
          <table:table-cell office:value-type="float" office:value="-0.14844">
            <text:p>-0.14844</text:p>
          </table:table-cell>
          <table:table-cell table:formula="of:=[.I226]-[.$I$2]" office:value-type="float" office:value="0.442928">
            <text:p>0.442928</text:p>
          </table:table-cell>
          <table:table-cell table:formula="of:=AVERAGE([.J222:.J226])" office:value-type="float" office:value="0.372538">
            <text:p>0.372538</text:p>
          </table:table-cell>
          <table:table-cell table:formula="of:=AVERAGE([.J218:.J226])" office:value-type="float" office:value="0.528586777777778">
            <text:p>0.5285867778</text:p>
          </table:table-cell>
          <table:table-cell office:value-type="float" office:value="100">
            <text:p>100</text:p>
          </table:table-cell>
          <table:table-cell office:value-type="float" office:value="-0.029402">
            <text:p>-0.029402</text:p>
          </table:table-cell>
          <table:table-cell office:value-type="float" office:value="-0.015588">
            <text:p>-0.015588</text:p>
          </table:table-cell>
          <table:table-cell table:formula="of:=[.O226]-0.021583" office:value-type="float" office:value="-0.037171">
            <text:p>-0.037171</text:p>
          </table:table-cell>
          <table:table-cell office:value-type="float" office:value="327.014038">
            <text:p>327.014038</text:p>
          </table:table-cell>
          <table:table-cell office:value-type="float" office:value="172">
            <text:p>172</text:p>
          </table:table-cell>
          <table:table-cell office:value-type="float" office:value="-1282">
            <text:p>-1282</text:p>
          </table:table-cell>
          <table:table-cell office:value-type="float" office:value="-3752">
            <text:p>-3752</text:p>
          </table:table-cell>
          <table:table-cell office:value-type="float" office:value="8352">
            <text:p>8352</text:p>
          </table:table-cell>
          <table:table-cell office:value-type="float" office:value="10402.486328">
            <text:p>10402.486328</text:p>
          </table:table-cell>
          <table:table-cell office:value-type="float" office:value="-3.826671">
            <text:p>-3.826671</text:p>
          </table:table-cell>
          <table:table-cell office:value-type="float" office:value="-3.358061">
            <text:p>-3.358061</text:p>
          </table:table-cell>
          <table:table-cell office:value-type="float" office:value="12.2459">
            <text:p>12.2459</text:p>
          </table:table-cell>
        </table:table-row>
        <table:table-row table:style-name="ro1">
          <table:table-cell office:value-type="float" office:value="58339">
            <text:p>58339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float" office:value="520.824524">
            <text:p>520.824524</text:p>
          </table:table-cell>
          <table:table-cell office:value-type="float" office:value="0.002547">
            <text:p>0.002547</text:p>
          </table:table-cell>
          <table:table-cell office:value-type="float" office:value="0.005615">
            <text:p>0.005615</text:p>
          </table:table-cell>
          <table:table-cell office:value-type="float" office:value="120.457634">
            <text:p>120.457634</text:p>
          </table:table-cell>
          <table:table-cell office:value-type="float" office:value="-0.011671">
            <text:p>-0.011671</text:p>
          </table:table-cell>
          <table:table-cell office:value-type="float" office:value="0.208296">
            <text:p>0.208296</text:p>
          </table:table-cell>
          <table:table-cell table:formula="of:=[.I227]-[.$I$2]" office:value-type="float" office:value="0.799664">
            <text:p>0.799664</text:p>
          </table:table-cell>
          <table:table-cell table:formula="of:=AVERAGE([.J223:.J227])" office:value-type="float" office:value="0.5937624">
            <text:p>0.5937624</text:p>
          </table:table-cell>
          <table:table-cell table:formula="of:=AVERAGE([.J219:.J227])" office:value-type="float" office:value="0.577268888888889">
            <text:p>0.5772688889</text:p>
          </table:table-cell>
          <table:table-cell office:value-type="float" office:value="4986.359863">
            <text:p>4986.359863</text:p>
          </table:table-cell>
          <table:table-cell office:value-type="float" office:value="0.056299">
            <text:p>0.056299</text:p>
          </table:table-cell>
          <table:table-cell office:value-type="float" office:value="0.072744">
            <text:p>0.072744</text:p>
          </table:table-cell>
          <table:table-cell table:formula="of:=[.O227]-0.021583" office:value-type="float" office:value="0.051161">
            <text:p>0.051161</text:p>
          </table:table-cell>
          <table:table-cell office:value-type="float" office:value="120.457626">
            <text:p>120.457626</text:p>
          </table:table-cell>
          <table:table-cell office:value-type="float" office:value="151">
            <text:p>151</text:p>
          </table:table-cell>
          <table:table-cell office:value-type="float" office:value="-1265">
            <text:p>-1265</text:p>
          </table:table-cell>
          <table:table-cell office:value-type="float" office:value="-3916">
            <text:p>-3916</text:p>
          </table:table-cell>
          <table:table-cell office:value-type="float" office:value="8388">
            <text:p>8388</text:p>
          </table:table-cell>
          <table:table-cell office:value-type="float" office:value="10474.774414">
            <text:p>10474.774414</text:p>
          </table:table-cell>
          <table:table-cell office:value-type="float" office:value="-3.824124">
            <text:p>-3.824124</text:p>
          </table:table-cell>
          <table:table-cell office:value-type="float" office:value="-3.352445">
            <text:p>-3.352445</text:p>
          </table:table-cell>
          <table:table-cell office:value-type="float" office:value="12.334291">
            <text:p>12.334291</text:p>
          </table:table-cell>
        </table:table-row>
        <table:table-row table:style-name="ro1">
          <table:table-cell office:value-type="float" office:value="58596">
            <text:p>58596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414.502014">
            <text:p>414.502014</text:p>
          </table:table-cell>
          <table:table-cell office:value-type="float" office:value="0">
            <text:p>0</text:p>
          </table:table-cell>
          <table:table-cell office:value-type="float" office:value="0.004931">
            <text:p>0.004931</text:p>
          </table:table-cell>
          <table:table-cell office:value-type="string">
            <text:p>Infinity</text:p>
          </table:table-cell>
          <table:table-cell office:value-type="float" office:value="0.81379">
            <text:p>0.81379</text:p>
          </table:table-cell>
          <table:table-cell office:value-type="float" office:value="-0.802058">
            <text:p>-0.802058</text:p>
          </table:table-cell>
          <table:table-cell table:formula="of:=[.I228]-[.$I$2]" office:value-type="float" office:value="-0.21069">
            <text:p>-0.21069</text:p>
          </table:table-cell>
          <table:table-cell table:formula="of:=AVERAGE([.J224:.J228])" office:value-type="float" office:value="0.348596">
            <text:p>0.348596</text:p>
          </table:table-cell>
          <table:table-cell table:formula="of:=AVERAGE([.J220:.J228])" office:value-type="float" office:value="0.429626444444444">
            <text:p>0.4296264444</text:p>
          </table:table-cell>
          <table:table-cell office:value-type="float" office:value="2456.205811">
            <text:p>2456.205811</text:p>
          </table:table-cell>
          <table:table-cell office:value-type="float" office:value="-0.029384">
            <text:p>-0.029384</text:p>
          </table:table-cell>
          <table:table-cell office:value-type="float" office:value="0.000799">
            <text:p>0.000799</text:p>
          </table:table-cell>
          <table:table-cell table:formula="of:=[.O228]-0.021583" office:value-type="float" office:value="-0.020784">
            <text:p>-0.020784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247">
            <text:p>-1247</text:p>
          </table:table-cell>
          <table:table-cell office:value-type="float" office:value="-4057">
            <text:p>-4057</text:p>
          </table:table-cell>
          <table:table-cell office:value-type="float" office:value="8418">
            <text:p>8418</text:p>
          </table:table-cell>
          <table:table-cell office:value-type="float" office:value="10532.55957">
            <text:p>10532.55957</text:p>
          </table:table-cell>
          <table:table-cell office:value-type="float" office:value="-3.824124">
            <text:p>-3.824124</text:p>
          </table:table-cell>
          <table:table-cell office:value-type="float" office:value="-3.347514">
            <text:p>-3.347514</text:p>
          </table:table-cell>
          <table:table-cell office:value-type="float" office:value="12.463227">
            <text:p>12.463227</text:p>
          </table:table-cell>
        </table:table-row>
        <table:table-row table:style-name="ro1">
          <table:table-cell office:value-type="float" office:value="58853">
            <text:p>58853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502.127747">
            <text:p>502.127747</text:p>
          </table:table-cell>
          <table:table-cell office:value-type="float" office:value="0.002549">
            <text:p>0.002549</text:p>
          </table:table-cell>
          <table:table-cell office:value-type="float" office:value="0.004554">
            <text:p>0.004554</text:p>
          </table:table-cell>
          <table:table-cell office:value-type="float" office:value="78.656021">
            <text:p>78.656021</text:p>
          </table:table-cell>
          <table:table-cell office:value-type="float" office:value="-0.275889">
            <text:p>-0.275889</text:p>
          </table:table-cell>
          <table:table-cell office:value-type="float" office:value="-0.208296">
            <text:p>-0.208296</text:p>
          </table:table-cell>
          <table:table-cell table:formula="of:=[.I229]-[.$I$2]" office:value-type="float" office:value="0.383072">
            <text:p>0.383072</text:p>
          </table:table-cell>
          <table:table-cell table:formula="of:=AVERAGE([.J225:.J229])" office:value-type="float" office:value="0.4390968">
            <text:p>0.4390968</text:p>
          </table:table-cell>
          <table:table-cell table:formula="of:=AVERAGE([.J221:.J229])" office:value-type="float" office:value="0.430690444444444">
            <text:p>0.4306904444</text:p>
          </table:table-cell>
          <table:table-cell office:value-type="float" office:value="724.631714">
            <text:p>724.631714</text:p>
          </table:table-cell>
          <table:table-cell office:value-type="float" office:value="-0.009817">
            <text:p>-0.009817</text:p>
          </table:table-cell>
          <table:table-cell office:value-type="float" office:value="0.004796">
            <text:p>0.004796</text:p>
          </table:table-cell>
          <table:table-cell table:formula="of:=[.O229]-0.021583" office:value-type="float" office:value="-0.016787">
            <text:p>-0.016787</text:p>
          </table:table-cell>
          <table:table-cell office:value-type="float" office:value="78.656029">
            <text:p>78.656029</text:p>
          </table:table-cell>
          <table:table-cell office:value-type="float" office:value="109">
            <text:p>109</text:p>
          </table:table-cell>
          <table:table-cell office:value-type="float" office:value="-1231">
            <text:p>-1231</text:p>
          </table:table-cell>
          <table:table-cell office:value-type="float" office:value="-4210">
            <text:p>-4210</text:p>
          </table:table-cell>
          <table:table-cell office:value-type="float" office:value="8450">
            <text:p>8450</text:p>
          </table:table-cell>
          <table:table-cell office:value-type="float" office:value="10600.732422">
            <text:p>10600.732422</text:p>
          </table:table-cell>
          <table:table-cell office:value-type="float" office:value="-3.821575">
            <text:p>-3.821575</text:p>
          </table:table-cell>
          <table:table-cell office:value-type="float" office:value="-3.34296">
            <text:p>-3.34296</text:p>
          </table:table-cell>
          <table:table-cell office:value-type="float" office:value="12.524009">
            <text:p>12.524009</text:p>
          </table:table-cell>
        </table:table-row>
        <table:table-row table:style-name="ro1">
          <table:table-cell office:value-type="float" office:value="59110">
            <text:p>59110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590.520935">
            <text:p>590.520935</text:p>
          </table:table-cell>
          <table:table-cell office:value-type="float" office:value="0.005">
            <text:p>0.005</text:p>
          </table:table-cell>
          <table:table-cell office:value-type="float" office:value="0.011025">
            <text:p>0.011025</text:p>
          </table:table-cell>
          <table:table-cell office:value-type="float" office:value="120.508362">
            <text:p>120.508362</text:p>
          </table:table-cell>
          <table:table-cell office:value-type="float" office:value="0.069393">
            <text:p>0.069393</text:p>
          </table:table-cell>
          <table:table-cell office:value-type="float" office:value="-0.100556">
            <text:p>-0.100556</text:p>
          </table:table-cell>
          <table:table-cell table:formula="of:=[.I230]-[.$I$2]" office:value-type="float" office:value="0.490812">
            <text:p>0.490812</text:p>
          </table:table-cell>
          <table:table-cell table:formula="of:=AVERAGE([.J226:.J230])" office:value-type="float" office:value="0.3811572">
            <text:p>0.3811572</text:p>
          </table:table-cell>
          <table:table-cell table:formula="of:=AVERAGE([.J222:.J230])" office:value-type="float" office:value="0.369505333333333">
            <text:p>0.3695053333</text:p>
          </table:table-cell>
          <table:table-cell office:value-type="float" office:value="558.590332">
            <text:p>558.590332</text:p>
          </table:table-cell>
          <table:table-cell office:value-type="float" office:value="-0.014725">
            <text:p>-0.014725</text:p>
          </table:table-cell>
          <table:table-cell office:value-type="float" office:value="0.001599">
            <text:p>0.001599</text:p>
          </table:table-cell>
          <table:table-cell table:formula="of:=[.O230]-0.021583" office:value-type="float" office:value="-0.019984">
            <text:p>-0.019984</text:p>
          </table:table-cell>
          <table:table-cell office:value-type="float" office:value="120.508362">
            <text:p>120.508362</text:p>
          </table:table-cell>
          <table:table-cell office:value-type="float" office:value="90">
            <text:p>90</text:p>
          </table:table-cell>
          <table:table-cell office:value-type="float" office:value="-1216">
            <text:p>-1216</text:p>
          </table:table-cell>
          <table:table-cell office:value-type="float" office:value="-4372">
            <text:p>-4372</text:p>
          </table:table-cell>
          <table:table-cell office:value-type="float" office:value="8483">
            <text:p>8483</text:p>
          </table:table-cell>
          <table:table-cell office:value-type="float" office:value="10676.143555">
            <text:p>10676.143555</text:p>
          </table:table-cell>
          <table:table-cell office:value-type="float" office:value="-3.816575">
            <text:p>-3.816575</text:p>
          </table:table-cell>
          <table:table-cell office:value-type="float" office:value="-3.331935">
            <text:p>-3.331935</text:p>
          </table:table-cell>
          <table:table-cell office:value-type="float" office:value="12.698288">
            <text:p>12.698288</text:p>
          </table:table-cell>
        </table:table-row>
        <table:table-row table:style-name="ro1">
          <table:table-cell office:value-type="float" office:value="59367">
            <text:p>59367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float" office:value="538.863586">
            <text:p>538.863586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string">
            <text:p>Infinity</text:p>
          </table:table-cell>
          <table:table-cell office:value-type="float" office:value="-0.009252">
            <text:p>-0.009252</text:p>
          </table:table-cell>
          <table:table-cell office:value-type="float" office:value="-0.531513">
            <text:p>-0.531513</text:p>
          </table:table-cell>
          <table:table-cell table:formula="of:=[.I231]-[.$I$2]" office:value-type="float" office:value="0.059855">
            <text:p>0.059855</text:p>
          </table:table-cell>
          <table:table-cell table:formula="of:=AVERAGE([.J227:.J231])" office:value-type="float" office:value="0.3045426">
            <text:p>0.3045426</text:p>
          </table:table-cell>
          <table:table-cell table:formula="of:=AVERAGE([.J223:.J231])" office:value-type="float" office:value="0.410206777777778">
            <text:p>0.4102067778</text:p>
          </table:table-cell>
          <table:table-cell office:value-type="float" office:value="700.911499">
            <text:p>700.911499</text:p>
          </table:table-cell>
          <table:table-cell office:value-type="float" office:value="0">
            <text:p>0</text:p>
          </table:table-cell>
          <table:table-cell office:value-type="float" office:value="0.005862">
            <text:p>0.005862</text:p>
          </table:table-cell>
          <table:table-cell table:formula="of:=[.O231]-0.021583" office:value-type="float" office:value="-0.015721">
            <text:p>-0.015721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-1200">
            <text:p>-1200</text:p>
          </table:table-cell>
          <table:table-cell office:value-type="float" office:value="-4529">
            <text:p>-4529</text:p>
          </table:table-cell>
          <table:table-cell office:value-type="float" office:value="8513">
            <text:p>8513</text:p>
          </table:table-cell>
          <table:table-cell office:value-type="float" office:value="10746.774414">
            <text:p>10746.774414</text:p>
          </table:table-cell>
          <table:table-cell office:value-type="float" office:value="-3.816575">
            <text:p>-3.816575</text:p>
          </table:table-cell>
          <table:table-cell office:value-type="float" office:value="-3.326217">
            <text:p>-3.326217</text:p>
          </table:table-cell>
          <table:table-cell office:value-type="float" office:value="12.848115">
            <text:p>12.848115</text:p>
          </table:table-cell>
        </table:table-row>
        <table:table-row table:style-name="ro1">
          <table:table-cell office:value-type="float" office:value="59624">
            <text:p>59624</text:p>
          </table:table-cell>
          <table:table-cell office:value-type="float" office:value="28">
            <text:p>28</text:p>
          </table:table-cell>
          <table:table-cell office:value-type="float" office:value="194">
            <text:p>194</text:p>
          </table:table-cell>
          <table:table-cell office:value-type="float" office:value="592.403442">
            <text:p>592.403442</text:p>
          </table:table-cell>
          <table:table-cell office:value-type="float" office:value="0">
            <text:p>0</text:p>
          </table:table-cell>
          <table:table-cell office:value-type="float" office:value="0.002876">
            <text:p>0.002876</text:p>
          </table:table-cell>
          <table:table-cell office:value-type="string">
            <text:p>Infinity</text:p>
          </table:table-cell>
          <table:table-cell office:value-type="float" office:value="0.71664">
            <text:p>0.71664</text:p>
          </table:table-cell>
          <table:table-cell office:value-type="float" office:value="-0.399832">
            <text:p>-0.399832</text:p>
          </table:table-cell>
          <table:table-cell table:formula="of:=[.I232]-[.$I$2]" office:value-type="float" office:value="0.191536">
            <text:p>0.191536</text:p>
          </table:table-cell>
          <table:table-cell table:formula="of:=AVERAGE([.J228:.J232])" office:value-type="float" office:value="0.182917">
            <text:p>0.182917</text:p>
          </table:table-cell>
          <table:table-cell table:formula="of:=AVERAGE([.J224:.J232])" office:value-type="float" office:value="0.318695">
            <text:p>0.318695</text:p>
          </table:table-cell>
          <table:table-cell office:value-type="float" office:value="1038.569214">
            <text:p>1038.569214</text:p>
          </table:table-cell>
          <table:table-cell office:value-type="float" office:value="-0.029384">
            <text:p>-0.029384</text:p>
          </table:table-cell>
          <table:table-cell office:value-type="float" office:value="0.009593">
            <text:p>0.009593</text:p>
          </table:table-cell>
          <table:table-cell table:formula="of:=[.O232]-0.021583" office:value-type="float" office:value="-0.01199">
            <text:p>-0.01199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183">
            <text:p>-1183</text:p>
          </table:table-cell>
          <table:table-cell office:value-type="float" office:value="-4720">
            <text:p>-4720</text:p>
          </table:table-cell>
          <table:table-cell office:value-type="float" office:value="8549">
            <text:p>8549</text:p>
          </table:table-cell>
          <table:table-cell office:value-type="float" office:value="10837.234375">
            <text:p>10837.234375</text:p>
          </table:table-cell>
          <table:table-cell office:value-type="float" office:value="-3.816575">
            <text:p>-3.816575</text:p>
          </table:table-cell>
          <table:table-cell office:value-type="float" office:value="-3.32334">
            <text:p>-3.32334</text:p>
          </table:table-cell>
          <table:table-cell office:value-type="float" office:value="12.923477">
            <text:p>12.923477</text:p>
          </table:table-cell>
        </table:table-row>
        <table:table-row table:style-name="ro1">
          <table:table-cell office:value-type="float" office:value="59881">
            <text:p>59881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745.141418">
            <text:p>745.141418</text:p>
          </table:table-cell>
          <table:table-cell office:value-type="float" office:value="0">
            <text:p>0</text:p>
          </table:table-cell>
          <table:table-cell office:value-type="float" office:value="-0.001301">
            <text:p>-0.001301</text:p>
          </table:table-cell>
          <table:table-cell office:value-type="string">
            <text:p>Infinity</text:p>
          </table:table-cell>
          <table:table-cell office:value-type="float" office:value="-0.265796">
            <text:p>-0.265796</text:p>
          </table:table-cell>
          <table:table-cell office:value-type="float" office:value="0.023942">
            <text:p>0.023942</text:p>
          </table:table-cell>
          <table:table-cell table:formula="of:=[.I233]-[.$I$2]" office:value-type="float" office:value="0.61531">
            <text:p>0.61531</text:p>
          </table:table-cell>
          <table:table-cell table:formula="of:=AVERAGE([.J229:.J233])" office:value-type="float" office:value="0.348117">
            <text:p>0.348117</text:p>
          </table:table-cell>
          <table:table-cell table:formula="of:=AVERAGE([.J225:.J233])" office:value-type="float" office:value="0.394777444444445">
            <text:p>0.3947774444</text:p>
          </table:table-cell>
          <table:table-cell office:value-type="float" office:value="3531.52124">
            <text:p>3531.52124</text:p>
          </table:table-cell>
          <table:table-cell office:value-type="float" office:value="-0.029424">
            <text:p>-0.029424</text:p>
          </table:table-cell>
          <table:table-cell office:value-type="float" office:value="-0.020651">
            <text:p>-0.020651</text:p>
          </table:table-cell>
          <table:table-cell table:formula="of:=[.O233]-0.021583" office:value-type="float" office:value="-0.042234">
            <text:p>-0.042234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166">
            <text:p>-1166</text:p>
          </table:table-cell>
          <table:table-cell office:value-type="float" office:value="-4944">
            <text:p>-4944</text:p>
          </table:table-cell>
          <table:table-cell office:value-type="float" office:value="8590">
            <text:p>8590</text:p>
          </table:table-cell>
          <table:table-cell office:value-type="float" office:value="10949.446289">
            <text:p>10949.446289</text:p>
          </table:table-cell>
          <table:table-cell office:value-type="float" office:value="-3.816575">
            <text:p>-3.816575</text:p>
          </table:table-cell>
          <table:table-cell office:value-type="float" office:value="-3.324641">
            <text:p>-3.324641</text:p>
          </table:table-cell>
          <table:table-cell office:value-type="float" office:value="12.889388">
            <text:p>12.889388</text:p>
          </table:table-cell>
        </table:table-row>
        <table:table-row table:style-name="ro1">
          <table:table-cell office:value-type="float" office:value="60138">
            <text:p>60138</text:p>
          </table:table-cell>
          <table:table-cell office:value-type="float" office:value="25">
            <text:p>25</text:p>
          </table:table-cell>
          <table:table-cell office:value-type="float" office:value="271">
            <text:p>271</text:p>
          </table:table-cell>
          <table:table-cell office:value-type="float" office:value="985.435791">
            <text:p>985.435791</text:p>
          </table:table-cell>
          <table:table-cell office:value-type="float" office:value="-0.017857">
            <text:p>-0.017857</text:p>
          </table:table-cell>
          <table:table-cell office:value-type="float" office:value="-0.016846">
            <text:p>-0.016846</text:p>
          </table:table-cell>
          <table:table-cell office:value-type="float" office:value="5.660781">
            <text:p>5.660781</text:p>
          </table:table-cell>
          <table:table-cell office:value-type="float" office:value="0.615704">
            <text:p>0.615704</text:p>
          </table:table-cell>
          <table:table-cell office:value-type="float" office:value="-0.538695">
            <text:p>-0.538695</text:p>
          </table:table-cell>
          <table:table-cell table:formula="of:=[.I234]-[.$I$2]" office:value-type="float" office:value="0.0526730000000001">
            <text:p>0.052673</text:p>
          </table:table-cell>
          <table:table-cell table:formula="of:=AVERAGE([.J230:.J234])" office:value-type="float" office:value="0.2820372">
            <text:p>0.2820372</text:p>
          </table:table-cell>
          <table:table-cell table:formula="of:=AVERAGE([.J226:.J234])" office:value-type="float" office:value="0.313906666666667">
            <text:p>0.3139066667</text:p>
          </table:table-cell>
          <table:table-cell office:value-type="float" office:value="2258.537354">
            <text:p>2258.537354</text:p>
          </table:table-cell>
          <table:table-cell office:value-type="float" office:value="-0.029424">
            <text:p>-0.029424</text:p>
          </table:table-cell>
          <table:table-cell office:value-type="float" office:value="0.02185">
            <text:p>0.02185</text:p>
          </table:table-cell>
          <table:table-cell table:formula="of:=[.O234]-0.021583" office:value-type="float" office:value="0.000267">
            <text:p>0.000267</text:p>
          </table:table-cell>
          <table:table-cell office:value-type="float" office:value="5.660777">
            <text:p>5.660777</text:p>
          </table:table-cell>
          <table:table-cell office:value-type="float" office:value="7">
            <text:p>7</text:p>
          </table:table-cell>
          <table:table-cell office:value-type="float" office:value="-1150">
            <text:p>-1150</text:p>
          </table:table-cell>
          <table:table-cell office:value-type="float" office:value="-5211">
            <text:p>-5211</text:p>
          </table:table-cell>
          <table:table-cell office:value-type="float" office:value="8639">
            <text:p>8639</text:p>
          </table:table-cell>
          <table:table-cell office:value-type="float" office:value="11092.882813">
            <text:p>11092.882813</text:p>
          </table:table-cell>
          <table:table-cell office:value-type="float" office:value="-3.834432">
            <text:p>-3.834432</text:p>
          </table:table-cell>
          <table:table-cell office:value-type="float" office:value="-3.341488">
            <text:p>-3.341488</text:p>
          </table:table-cell>
          <table:table-cell office:value-type="float" office:value="12.855725">
            <text:p>12.855725</text:p>
          </table:table-cell>
        </table:table-row>
        <table:table-row table:style-name="ro1">
          <table:table-cell office:value-type="float" office:value="60395">
            <text:p>60395</text:p>
          </table:table-cell>
          <table:table-cell office:value-type="float" office:value="21">
            <text:p>21</text:p>
          </table:table-cell>
          <table:table-cell office:value-type="float" office:value="245">
            <text:p>245</text:p>
          </table:table-cell>
          <table:table-cell office:value-type="float" office:value="1064.924805">
            <text:p>1064.924805</text:p>
          </table:table-cell>
          <table:table-cell office:value-type="float" office:value="-0.023049">
            <text:p>-0.023049</text:p>
          </table:table-cell>
          <table:table-cell office:value-type="float" office:value="-0.031296">
            <text:p>-0.031296</text:p>
          </table:table-cell>
          <table:table-cell office:value-type="float" office:value="35.780502">
            <text:p>35.780502</text:p>
          </table:table-cell>
          <table:table-cell office:value-type="float" office:value="-0.208599">
            <text:p>-0.208599</text:p>
          </table:table-cell>
          <table:table-cell office:value-type="float" office:value="0.026336">
            <text:p>0.026336</text:p>
          </table:table-cell>
          <table:table-cell table:formula="of:=[.I235]-[.$I$2]" office:value-type="float" office:value="0.617704">
            <text:p>0.617704</text:p>
          </table:table-cell>
          <table:table-cell table:formula="of:=AVERAGE([.J231:.J235])" office:value-type="float" office:value="0.3074156">
            <text:p>0.3074156</text:p>
          </table:table-cell>
          <table:table-cell table:formula="of:=AVERAGE([.J227:.J235])" office:value-type="float" office:value="0.333326222222222">
            <text:p>0.3333262222</text:p>
          </table:table-cell>
          <table:table-cell office:value-type="float" office:value="568.118835">
            <text:p>568.118835</text:p>
          </table:table-cell>
          <table:table-cell office:value-type="float" office:value="0">
            <text:p>0</text:p>
          </table:table-cell>
          <table:table-cell office:value-type="float" office:value="0.027046">
            <text:p>0.027046</text:p>
          </table:table-cell>
          <table:table-cell table:formula="of:=[.O235]-0.021583" office:value-type="float" office:value="0.005463">
            <text:p>0.005463</text:p>
          </table:table-cell>
          <table:table-cell office:value-type="float" office:value="35.78051">
            <text:p>35.78051</text:p>
          </table:table-cell>
          <table:table-cell office:value-type="float" office:value="-9">
            <text:p>-9</text:p>
          </table:table-cell>
          <table:table-cell office:value-type="float" office:value="-1137">
            <text:p>-1137</text:p>
          </table:table-cell>
          <table:table-cell office:value-type="float" office:value="-5451">
            <text:p>-5451</text:p>
          </table:table-cell>
          <table:table-cell office:value-type="float" office:value="8688">
            <text:p>8688</text:p>
          </table:table-cell>
          <table:table-cell office:value-type="float" office:value="11231.472656">
            <text:p>11231.472656</text:p>
          </table:table-cell>
          <table:table-cell office:value-type="float" office:value="-3.857481">
            <text:p>-3.857481</text:p>
          </table:table-cell>
          <table:table-cell office:value-type="float" office:value="-3.372783">
            <text:p>-3.372783</text:p>
          </table:table-cell>
          <table:table-cell office:value-type="float" office:value="12.565121">
            <text:p>12.565121</text:p>
          </table:table-cell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17">
            <text:p>17</text:p>
          </table:table-cell>
          <table:table-cell office:value-type="float" office:value="317">
            <text:p>317</text:p>
          </table:table-cell>
          <table:table-cell office:value-type="float" office:value="1762.26709">
            <text:p>1762.26709</text:p>
          </table:table-cell>
          <table:table-cell office:value-type="float" office:value="-0.043788">
            <text:p>-0.043788</text:p>
          </table:table-cell>
          <table:table-cell office:value-type="float" office:value="-0.051052">
            <text:p>-0.051052</text:p>
          </table:table-cell>
          <table:table-cell office:value-type="float" office:value="16.590435">
            <text:p>16.590435</text:p>
          </table:table-cell>
          <table:table-cell office:value-type="float" office:value="0.640938">
            <text:p>0.640938</text:p>
          </table:table-cell>
          <table:table-cell office:value-type="float" office:value="-0.19393">
            <text:p>-0.19393</text:p>
          </table:table-cell>
          <table:table-cell table:formula="of:=[.I236]-[.$I$2]" office:value-type="float" office:value="0.397438">
            <text:p>0.397438</text:p>
          </table:table-cell>
          <table:table-cell table:formula="of:=AVERAGE([.J232:.J236])" office:value-type="float" office:value="0.3749322">
            <text:p>0.3749322</text:p>
          </table:table-cell>
          <table:table-cell table:formula="of:=AVERAGE([.J228:.J236])" office:value-type="float" office:value="0.288634444444445">
            <text:p>0.2886344444</text:p>
          </table:table-cell>
          <table:table-cell office:value-type="float" office:value="1898.781006">
            <text:p>1898.781006</text:p>
          </table:table-cell>
          <table:table-cell office:value-type="float" office:value="0">
            <text:p>0</text:p>
          </table:table-cell>
          <table:table-cell office:value-type="float" office:value="0.025447">
            <text:p>0.025447</text:p>
          </table:table-cell>
          <table:table-cell table:formula="of:=[.O236]-0.021583" office:value-type="float" office:value="0.003864">
            <text:p>0.003864</text:p>
          </table:table-cell>
          <table:table-cell office:value-type="float" office:value="16.590443">
            <text:p>16.590443</text:p>
          </table:table-cell>
          <table:table-cell office:value-type="float" office:value="-22">
            <text:p>-22</text:p>
          </table:table-cell>
          <table:table-cell office:value-type="float" office:value="-1126">
            <text:p>-1126</text:p>
          </table:table-cell>
          <table:table-cell office:value-type="float" office:value="-5759">
            <text:p>-5759</text:p>
          </table:table-cell>
          <table:table-cell office:value-type="float" office:value="8761">
            <text:p>8761</text:p>
          </table:table-cell>
          <table:table-cell office:value-type="float" office:value="11430.919922">
            <text:p>11430.919922</text:p>
          </table:table-cell>
          <table:table-cell office:value-type="float" office:value="-3.901268">
            <text:p>-3.901268</text:p>
          </table:table-cell>
          <table:table-cell office:value-type="float" office:value="-3.423836">
            <text:p>-3.423836</text:p>
          </table:table-cell>
          <table:table-cell office:value-type="float" office:value="12.237878">
            <text:p>12.237878</text:p>
          </table:table-cell>
        </table:table-row>
        <table:table-row table:style-name="ro1">
          <table:table-cell office:value-type="float" office:value="60909">
            <text:p>60909</text:p>
          </table:table-cell>
          <table:table-cell office:value-type="float" office:value="17">
            <text:p>17</text:p>
          </table:table-cell>
          <table:table-cell office:value-type="float" office:value="358">
            <text:p>358</text:p>
          </table:table-cell>
          <table:table-cell office:value-type="float" office:value="2003.190063">
            <text:p>2003.190063</text:p>
          </table:table-cell>
          <table:table-cell office:value-type="float" office:value="-0.048939">
            <text:p>-0.048939</text:p>
          </table:table-cell>
          <table:table-cell office:value-type="float" office:value="-0.048142">
            <text:p>-0.048142</text:p>
          </table:table-cell>
          <table:table-cell office:value-type="float" office:value="1.62926">
            <text:p>1.62926</text:p>
          </table:table-cell>
          <table:table-cell office:value-type="float" office:value="-0.198506">
            <text:p>-0.198506</text:p>
          </table:table-cell>
          <table:table-cell office:value-type="float" office:value="-0.344765">
            <text:p>-0.344765</text:p>
          </table:table-cell>
          <table:table-cell table:formula="of:=[.I237]-[.$I$2]" office:value-type="float" office:value="0.246603">
            <text:p>0.246603</text:p>
          </table:table-cell>
          <table:table-cell table:formula="of:=AVERAGE([.J233:.J237])" office:value-type="float" office:value="0.3859456">
            <text:p>0.3859456</text:p>
          </table:table-cell>
          <table:table-cell table:formula="of:=AVERAGE([.J229:.J237])" office:value-type="float" office:value="0.339444777777778">
            <text:p>0.339444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424">
            <text:p>0.03424</text:p>
          </table:table-cell>
          <table:table-cell table:formula="of:=[.O237]-0.021583" office:value-type="float" office:value="0.012657">
            <text:p>0.012657</text:p>
          </table:table-cell>
          <table:table-cell office:value-type="float" office:value="1.629266">
            <text:p>1.629266</text:p>
          </table:table-cell>
          <table:table-cell office:value-type="float" office:value="-34">
            <text:p>-34</text:p>
          </table:table-cell>
          <table:table-cell office:value-type="float" office:value="-1114">
            <text:p>-1114</text:p>
          </table:table-cell>
          <table:table-cell office:value-type="float" office:value="-6102">
            <text:p>-6102</text:p>
          </table:table-cell>
          <table:table-cell office:value-type="float" office:value="8861">
            <text:p>8861</text:p>
          </table:table-cell>
          <table:table-cell office:value-type="float" office:value="11675.668945">
            <text:p>11675.668945</text:p>
          </table:table-cell>
          <table:table-cell office:value-type="float" office:value="-3.950208">
            <text:p>-3.950208</text:p>
          </table:table-cell>
          <table:table-cell office:value-type="float" office:value="-3.471978">
            <text:p>-3.471978</text:p>
          </table:table-cell>
          <table:table-cell office:value-type="float" office:value="12.106451">
            <text:p>12.106451</text:p>
          </table:table-cell>
        </table:table-row>
        <table:table-row table:style-name="ro1">
          <table:table-cell office:value-type="float" office:value="61166">
            <text:p>61166</text:p>
          </table:table-cell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office:value-type="float" office:value="2039.209717">
            <text:p>2039.209717</text:p>
          </table:table-cell>
          <table:table-cell office:value-type="float" office:value="-0.04">
            <text:p>-0.04</text:p>
          </table:table-cell>
          <table:table-cell office:value-type="float" office:value="-0.039103">
            <text:p>-0.039103</text:p>
          </table:table-cell>
          <table:table-cell office:value-type="float" office:value="2.243575">
            <text:p>2.243575</text:p>
          </table:table-cell>
          <table:table-cell office:value-type="float" office:value="0.671219">
            <text:p>0.671219</text:p>
          </table:table-cell>
          <table:table-cell office:value-type="float" office:value="0.134075">
            <text:p>0.134075</text:p>
          </table:table-cell>
          <table:table-cell table:formula="of:=[.I238]-[.$I$2]" office:value-type="float" office:value="0.725443">
            <text:p>0.725443</text:p>
          </table:table-cell>
          <table:table-cell table:formula="of:=AVERAGE([.J234:.J238])" office:value-type="float" office:value="0.4079722">
            <text:p>0.4079722</text:p>
          </table:table-cell>
          <table:table-cell table:formula="of:=AVERAGE([.J230:.J238])" office:value-type="float" office:value="0.377486">
            <text:p>0.377486</text:p>
          </table:table-cell>
          <table:table-cell office:value-type="float" office:value="2651.542236">
            <text:p>2651.542236</text:p>
          </table:table-cell>
          <table:table-cell office:value-type="float" office:value="0.029402">
            <text:p>0.029402</text:p>
          </table:table-cell>
          <table:table-cell office:value-type="float" office:value="0.045698">
            <text:p>0.045698</text:p>
          </table:table-cell>
          <table:table-cell table:formula="of:=[.O238]-0.021583" office:value-type="float" office:value="0.024115">
            <text:p>0.024115</text:p>
          </table:table-cell>
          <table:table-cell office:value-type="float" office:value="2.24357">
            <text:p>2.24357</text:p>
          </table:table-cell>
          <table:table-cell office:value-type="float" office:value="-46">
            <text:p>-46</text:p>
          </table:table-cell>
          <table:table-cell office:value-type="float" office:value="-1101">
            <text:p>-1101</text:p>
          </table:table-cell>
          <table:table-cell office:value-type="float" office:value="-6466">
            <text:p>-6466</text:p>
          </table:table-cell>
          <table:table-cell office:value-type="float" office:value="8986">
            <text:p>8986</text:p>
          </table:table-cell>
          <table:table-cell office:value-type="float" office:value="11956.753906">
            <text:p>11956.753906</text:p>
          </table:table-cell>
          <table:table-cell office:value-type="float" office:value="-3.990208">
            <text:p>-3.990208</text:p>
          </table:table-cell>
          <table:table-cell office:value-type="float" office:value="-3.511081">
            <text:p>-3.511081</text:p>
          </table:table-cell>
          <table:table-cell office:value-type="float" office:value="12.00758">
            <text:p>12.00758</text:p>
          </table:table-cell>
        </table:table-row>
        <table:table-row table:style-name="ro1">
          <table:table-cell office:value-type="float" office:value="61423">
            <text:p>61423</text:p>
          </table:table-cell>
          <table:table-cell office:value-type="float" office:value="21">
            <text:p>21</text:p>
          </table:table-cell>
          <table:table-cell office:value-type="float" office:value="374">
            <text:p>374</text:p>
          </table:table-cell>
          <table:table-cell office:value-type="float" office:value="1683.155762">
            <text:p>1683.155762</text:p>
          </table:table-cell>
          <table:table-cell office:value-type="float" office:value="-0.033293">
            <text:p>-0.033293</text:p>
          </table:table-cell>
          <table:table-cell office:value-type="float" office:value="-0.034617">
            <text:p>-0.034617</text:p>
          </table:table-cell>
          <table:table-cell office:value-type="float" office:value="3.978019">
            <text:p>3.978019</text:p>
          </table:table-cell>
          <table:table-cell office:value-type="float" office:value="-0.194931">
            <text:p>-0.194931</text:p>
          </table:table-cell>
          <table:table-cell office:value-type="float" office:value="0.414197">
            <text:p>0.414197</text:p>
          </table:table-cell>
          <table:table-cell table:formula="of:=[.I239]-[.$I$2]" office:value-type="float" office:value="1.005565">
            <text:p>1.005565</text:p>
          </table:table-cell>
          <table:table-cell table:formula="of:=AVERAGE([.J235:.J239])" office:value-type="float" office:value="0.5985506">
            <text:p>0.5985506</text:p>
          </table:table-cell>
          <table:table-cell table:formula="of:=AVERAGE([.J231:.J239])" office:value-type="float" office:value="0.434680777777778">
            <text:p>0.4346807778</text:p>
          </table:table-cell>
          <table:table-cell office:value-type="float" office:value="453.167236">
            <text:p>453.167236</text:p>
          </table:table-cell>
          <table:table-cell office:value-type="float" office:value="0.014591">
            <text:p>0.014591</text:p>
          </table:table-cell>
          <table:table-cell office:value-type="float" office:value="0.031709">
            <text:p>0.031709</text:p>
          </table:table-cell>
          <table:table-cell table:formula="of:=[.O239]-0.021583" office:value-type="float" office:value="0.010126">
            <text:p>0.010126</text:p>
          </table:table-cell>
          <table:table-cell office:value-type="float" office:value="3.978009">
            <text:p>3.978009</text:p>
          </table:table-cell>
          <table:table-cell office:value-type="float" office:value="-60">
            <text:p>-60</text:p>
          </table:table-cell>
          <table:table-cell office:value-type="float" office:value="-1085">
            <text:p>-1085</text:p>
          </table:table-cell>
          <table:table-cell office:value-type="float" office:value="-6815">
            <text:p>-6815</text:p>
          </table:table-cell>
          <table:table-cell office:value-type="float" office:value="9121">
            <text:p>9121</text:p>
          </table:table-cell>
          <table:table-cell office:value-type="float" office:value="12238.972656">
            <text:p>12238.972656</text:p>
          </table:table-cell>
          <table:table-cell office:value-type="float" office:value="-4.0235">
            <text:p>-4.0235</text:p>
          </table:table-cell>
          <table:table-cell office:value-type="float" office:value="-3.545698">
            <text:p>-3.545698</text:p>
          </table:table-cell>
          <table:table-cell office:value-type="float" office:value="11.8753">
            <text:p>11.8753</text:p>
          </table:table-cell>
        </table:table-row>
        <table:table-row table:style-name="ro1">
          <table:table-cell office:value-type="float" office:value="61680">
            <text:p>61680</text:p>
          </table:table-cell>
          <table:table-cell office:value-type="float" office:value="21">
            <text:p>21</text:p>
          </table:table-cell>
          <table:table-cell office:value-type="float" office:value="364">
            <text:p>364</text:p>
          </table:table-cell>
          <table:table-cell office:value-type="float" office:value="1634.96228">
            <text:p>1634.96228</text:p>
          </table:table-cell>
          <table:table-cell office:value-type="float" office:value="-0.028171">
            <text:p>-0.028171</text:p>
          </table:table-cell>
          <table:table-cell office:value-type="float" office:value="-0.028557">
            <text:p>-0.028557</text:p>
          </table:table-cell>
          <table:table-cell office:value-type="float" office:value="1.369448">
            <text:p>1.369448</text:p>
          </table:table-cell>
          <table:table-cell office:value-type="float" office:value="0.734303">
            <text:p>0.734303</text:p>
          </table:table-cell>
          <table:table-cell office:value-type="float" office:value="-0.469264">
            <text:p>-0.469264</text:p>
          </table:table-cell>
          <table:table-cell table:formula="of:=[.I240]-[.$I$2]" office:value-type="float" office:value="0.122104">
            <text:p>0.122104</text:p>
          </table:table-cell>
          <table:table-cell table:formula="of:=AVERAGE([.J236:.J240])" office:value-type="float" office:value="0.4994306">
            <text:p>0.4994306</text:p>
          </table:table-cell>
          <table:table-cell table:formula="of:=AVERAGE([.J232:.J240])" office:value-type="float" office:value="0.441597333333333">
            <text:p>0.4415973333</text:p>
          </table:table-cell>
          <table:table-cell office:value-type="float" office:value="100">
            <text:p>100</text:p>
          </table:table-cell>
          <table:table-cell office:value-type="float" office:value="0.029413">
            <text:p>0.029413</text:p>
          </table:table-cell>
          <table:table-cell office:value-type="float" office:value="0.041701">
            <text:p>0.041701</text:p>
          </table:table-cell>
          <table:table-cell table:formula="of:=[.O240]-0.021583" office:value-type="float" office:value="0.020118">
            <text:p>0.020118</text:p>
          </table:table-cell>
          <table:table-cell office:value-type="float" office:value="1.36945">
            <text:p>1.36945</text:p>
          </table:table-cell>
          <table:table-cell office:value-type="float" office:value="-73">
            <text:p>-73</text:p>
          </table:table-cell>
          <table:table-cell office:value-type="float" office:value="-1069">
            <text:p>-1069</text:p>
          </table:table-cell>
          <table:table-cell office:value-type="float" office:value="-7150">
            <text:p>-7150</text:p>
          </table:table-cell>
          <table:table-cell office:value-type="float" office:value="9264">
            <text:p>9264</text:p>
          </table:table-cell>
          <table:table-cell office:value-type="float" office:value="12524.168945">
            <text:p>12524.168945</text:p>
          </table:table-cell>
          <table:table-cell office:value-type="float" office:value="-4.051671">
            <text:p>-4.051671</text:p>
          </table:table-cell>
          <table:table-cell office:value-type="float" office:value="-3.574254">
            <text:p>-3.574254</text:p>
          </table:table-cell>
          <table:table-cell office:value-type="float" office:value="11.783207">
            <text:p>11.783207</text:p>
          </table:table-cell>
        </table:table-row>
        <table:table-row table:style-name="ro1">
          <table:table-cell office:value-type="float" office:value="61937">
            <text:p>61937</text:p>
          </table:table-cell>
          <table:table-cell office:value-type="float" office:value="21">
            <text:p>21</text:p>
          </table:table-cell>
          <table:table-cell office:value-type="float" office:value="446">
            <text:p>446</text:p>
          </table:table-cell>
          <table:table-cell office:value-type="float" office:value="2025.02771">
            <text:p>2025.02771</text:p>
          </table:table-cell>
          <table:table-cell office:value-type="float" office:value="-0.028171">
            <text:p>-0.028171</text:p>
          </table:table-cell>
          <table:table-cell office:value-type="float" office:value="-0.029173">
            <text:p>-0.029173</text:p>
          </table:table-cell>
          <table:table-cell office:value-type="float" office:value="3.557282">
            <text:p>3.557282</text:p>
          </table:table-cell>
          <table:table-cell office:value-type="float" office:value="-0.220375">
            <text:p>-0.220375</text:p>
          </table:table-cell>
          <table:table-cell office:value-type="float" office:value="0.61531">
            <text:p>0.61531</text:p>
          </table:table-cell>
          <table:table-cell table:formula="of:=[.I241]-[.$I$2]" office:value-type="float" office:value="1.206678">
            <text:p>1.206678</text:p>
          </table:table-cell>
          <table:table-cell table:formula="of:=AVERAGE([.J237:.J241])" office:value-type="float" office:value="0.6612786">
            <text:p>0.6612786</text:p>
          </table:table-cell>
          <table:table-cell table:formula="of:=AVERAGE([.J233:.J241])" office:value-type="float" office:value="0.554390888888889">
            <text:p>0.5543908889</text:p>
          </table:table-cell>
          <table:table-cell office:value-type="float" office:value="100">
            <text:p>100</text:p>
          </table:table-cell>
          <table:table-cell office:value-type="float" office:value="0.009808">
            <text:p>0.009808</text:p>
          </table:table-cell>
          <table:table-cell office:value-type="float" office:value="0.02638">
            <text:p>0.02638</text:p>
          </table:table-cell>
          <table:table-cell table:formula="of:=[.O241]-0.021583" office:value-type="float" office:value="0.004797">
            <text:p>0.004797</text:p>
          </table:table-cell>
          <table:table-cell office:value-type="float" office:value="3.557281">
            <text:p>3.557281</text:p>
          </table:table-cell>
          <table:table-cell office:value-type="float" office:value="-86">
            <text:p>-86</text:p>
          </table:table-cell>
          <table:table-cell office:value-type="float" office:value="-1052">
            <text:p>-1052</text:p>
          </table:table-cell>
          <table:table-cell office:value-type="float" office:value="-7555">
            <text:p>-7555</text:p>
          </table:table-cell>
          <table:table-cell office:value-type="float" office:value="9451">
            <text:p>9451</text:p>
          </table:table-cell>
          <table:table-cell office:value-type="float" office:value="12887.939453">
            <text:p>12887.939453</text:p>
          </table:table-cell>
          <table:table-cell office:value-type="float" office:value="-4.079842">
            <text:p>-4.079842</text:p>
          </table:table-cell>
          <table:table-cell office:value-type="float" office:value="-3.603427">
            <text:p>-3.603427</text:p>
          </table:table-cell>
          <table:table-cell office:value-type="float" office:value="11.677278">
            <text:p>11.677278</text:p>
          </table:table-cell>
        </table:table-row>
        <table:table-row table:style-name="ro1">
          <table:table-cell office:value-type="float" office:value="62194">
            <text:p>62194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199.276855">
            <text:p>2199.276855</text:p>
          </table:table-cell>
          <table:table-cell office:value-type="float" office:value="-0.028205">
            <text:p>-0.028205</text:p>
          </table:table-cell>
          <table:table-cell office:value-type="float" office:value="-0.02705">
            <text:p>-0.02705</text:p>
          </table:table-cell>
          <table:table-cell office:value-type="float" office:value="4.095668">
            <text:p>4.095668</text:p>
          </table:table-cell>
          <table:table-cell office:value-type="float" office:value="0.585424">
            <text:p>0.585424</text:p>
          </table:table-cell>
          <table:table-cell office:value-type="float" office:value="0.426168">
            <text:p>0.426168</text:p>
          </table:table-cell>
          <table:table-cell table:formula="of:=[.I242]-[.$I$2]" office:value-type="float" office:value="1.017536">
            <text:p>1.017536</text:p>
          </table:table-cell>
          <table:table-cell table:formula="of:=AVERAGE([.J238:.J242])" office:value-type="float" office:value="0.8154652">
            <text:p>0.8154652</text:p>
          </table:table-cell>
          <table:table-cell table:formula="of:=AVERAGE([.J234:.J242])" office:value-type="float" office:value="0.599082666666667">
            <text:p>0.5990826667</text:p>
          </table:table-cell>
          <table:table-cell office:value-type="float" office:value="1459.957642">
            <text:p>1459.957642</text:p>
          </table:table-cell>
          <table:table-cell office:value-type="float" office:value="0.058366">
            <text:p>0.058366</text:p>
          </table:table-cell>
          <table:table-cell office:value-type="float" office:value="0.042501">
            <text:p>0.042501</text:p>
          </table:table-cell>
          <table:table-cell table:formula="of:=[.O242]-0.021583" office:value-type="float" office:value="0.020918">
            <text:p>0.020918</text:p>
          </table:table-cell>
          <table:table-cell office:value-type="float" office:value="4.095669">
            <text:p>4.095669</text:p>
          </table:table-cell>
          <table:table-cell office:value-type="float" office:value="-98">
            <text:p>-98</text:p>
          </table:table-cell>
          <table:table-cell office:value-type="float" office:value="-1036">
            <text:p>-1036</text:p>
          </table:table-cell>
          <table:table-cell office:value-type="float" office:value="-7967">
            <text:p>-7967</text:p>
          </table:table-cell>
          <table:table-cell office:value-type="float" office:value="9656">
            <text:p>9656</text:p>
          </table:table-cell>
          <table:table-cell office:value-type="float" office:value="13275.542969">
            <text:p>13275.542969</text:p>
          </table:table-cell>
          <table:table-cell office:value-type="float" office:value="-4.108047">
            <text:p>-4.108047</text:p>
          </table:table-cell>
          <table:table-cell office:value-type="float" office:value="-3.630477">
            <text:p>-3.630477</text:p>
          </table:table-cell>
          <table:table-cell office:value-type="float" office:value="11.625217">
            <text:p>11.625217</text:p>
          </table:table-cell>
        </table:table-row>
        <table:table-row table:style-name="ro1">
          <table:table-cell office:value-type="float" office:value="62451">
            <text:p>62451</text:p>
          </table:table-cell>
          <table:table-cell office:value-type="float" office:value="20">
            <text:p>20</text:p>
          </table:table-cell>
          <table:table-cell office:value-type="float" office:value="469">
            <text:p>469</text:p>
          </table:table-cell>
          <table:table-cell office:value-type="float" office:value="2242.763916">
            <text:p>2242.763916</text:p>
          </table:table-cell>
          <table:table-cell office:value-type="float" office:value="-0.03">
            <text:p>-0.03</text:p>
          </table:table-cell>
          <table:table-cell office:value-type="float" office:value="-0.027769">
            <text:p>-0.027769</text:p>
          </table:table-cell>
          <table:table-cell office:value-type="float" office:value="7.436704">
            <text:p>7.436704</text:p>
          </table:table-cell>
          <table:table-cell office:value-type="float" office:value="-0.195141">
            <text:p>-0.195141</text:p>
          </table:table-cell>
          <table:table-cell office:value-type="float" office:value="0.069432">
            <text:p>0.069432</text:p>
          </table:table-cell>
          <table:table-cell table:formula="of:=[.I243]-[.$I$2]" office:value-type="float" office:value="0.6608">
            <text:p>0.6608</text:p>
          </table:table-cell>
          <table:table-cell table:formula="of:=AVERAGE([.J239:.J243])" office:value-type="float" office:value="0.8025366">
            <text:p>0.8025366</text:p>
          </table:table-cell>
          <table:table-cell table:formula="of:=AVERAGE([.J235:.J243])" office:value-type="float" office:value="0.666652333333333">
            <text:p>0.6666523333</text:p>
          </table:table-cell>
          <table:table-cell office:value-type="float" office:value="100">
            <text:p>100</text:p>
          </table:table-cell>
          <table:table-cell office:value-type="float" office:value="0.009808">
            <text:p>0.009808</text:p>
          </table:table-cell>
          <table:table-cell office:value-type="float" office:value="0.022516">
            <text:p>0.022516</text:p>
          </table:table-cell>
          <table:table-cell table:formula="of:=[.O243]-0.021583" office:value-type="float" office:value="0.000933">
            <text:p>0.000933</text:p>
          </table:table-cell>
          <table:table-cell office:value-type="float" office:value="7.43671">
            <text:p>7.43671</text:p>
          </table:table-cell>
          <table:table-cell office:value-type="float" office:value="-109">
            <text:p>-109</text:p>
          </table:table-cell>
          <table:table-cell office:value-type="float" office:value="-1020">
            <text:p>-1020</text:p>
          </table:table-cell>
          <table:table-cell office:value-type="float" office:value="-8381">
            <text:p>-8381</text:p>
          </table:table-cell>
          <table:table-cell office:value-type="float" office:value="9876">
            <text:p>9876</text:p>
          </table:table-cell>
          <table:table-cell office:value-type="float" office:value="13680.234375">
            <text:p>13680.234375</text:p>
          </table:table-cell>
          <table:table-cell office:value-type="float" office:value="-4.138047">
            <text:p>-4.138047</text:p>
          </table:table-cell>
          <table:table-cell office:value-type="float" office:value="-3.658246">
            <text:p>-3.658246</text:p>
          </table:table-cell>
          <table:table-cell office:value-type="float" office:value="11.594853">
            <text:p>11.594853</text:p>
          </table:table-cell>
        </table:table-row>
        <table:table-row table:style-name="ro1">
          <table:table-cell office:value-type="float" office:value="62708">
            <text:p>62708</text:p>
          </table:table-cell>
          <table:table-cell office:value-type="float" office:value="20">
            <text:p>20</text:p>
          </table:table-cell>
          <table:table-cell office:value-type="float" office:value="475">
            <text:p>475</text:p>
          </table:table-cell>
          <table:table-cell office:value-type="float" office:value="2272.809814">
            <text:p>2272.809814</text:p>
          </table:table-cell>
          <table:table-cell office:value-type="float" office:value="-0.025">
            <text:p>-0.025</text:p>
          </table:table-cell>
          <table:table-cell office:value-type="float" office:value="-0.030063">
            <text:p>-0.030063</text:p>
          </table:table-cell>
          <table:table-cell office:value-type="float" office:value="20.252384">
            <text:p>20.252384</text:p>
          </table:table-cell>
          <table:table-cell office:value-type="float" office:value="0.630845">
            <text:p>0.630845</text:p>
          </table:table-cell>
          <table:table-cell office:value-type="float" office:value="0.179565">
            <text:p>0.179565</text:p>
          </table:table-cell>
          <table:table-cell table:formula="of:=[.I244]-[.$I$2]" office:value-type="float" office:value="0.770933">
            <text:p>0.770933</text:p>
          </table:table-cell>
          <table:table-cell table:formula="of:=AVERAGE([.J240:.J244])" office:value-type="float" office:value="0.7556102">
            <text:p>0.7556102</text:p>
          </table:table-cell>
          <table:table-cell table:formula="of:=AVERAGE([.J236:.J244])" office:value-type="float" office:value="0.683677777777778">
            <text:p>0.683677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789">
            <text:p>0.014789</text:p>
          </table:table-cell>
          <table:table-cell table:formula="of:=[.O244]-0.021583" office:value-type="float" office:value="-0.006794">
            <text:p>-0.006794</text:p>
          </table:table-cell>
          <table:table-cell office:value-type="float" office:value="20.252388">
            <text:p>20.252388</text:p>
          </table:table-cell>
          <table:table-cell office:value-type="float" office:value="-120">
            <text:p>-120</text:p>
          </table:table-cell>
          <table:table-cell office:value-type="float" office:value="-1003">
            <text:p>-1003</text:p>
          </table:table-cell>
          <table:table-cell office:value-type="float" office:value="-8794">
            <text:p>-8794</text:p>
          </table:table-cell>
          <table:table-cell office:value-type="float" office:value="10110">
            <text:p>10110</text:p>
          </table:table-cell>
          <table:table-cell office:value-type="float" office:value="14097.412109">
            <text:p>14097.412109</text:p>
          </table:table-cell>
          <table:table-cell office:value-type="float" office:value="-4.163047">
            <text:p>-4.163047</text:p>
          </table:table-cell>
          <table:table-cell office:value-type="float" office:value="-3.688309">
            <text:p>-3.688309</text:p>
          </table:table-cell>
          <table:table-cell office:value-type="float" office:value="11.403605">
            <text:p>11.403605</text:p>
          </table:table-cell>
        </table:table-row>
        <table:table-row table:style-name="ro1">
          <table:table-cell office:value-type="float" office:value="62965">
            <text:p>62965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office:value-type="float" office:value="9574.674805">
            <text:p>9574.674805</text:p>
          </table:table-cell>
          <table:table-cell office:value-type="float" office:value="-0.005">
            <text:p>-0.005</text:p>
          </table:table-cell>
          <table:table-cell office:value-type="float" office:value="0.007875">
            <text:p>0.007875</text:p>
          </table:table-cell>
          <table:table-cell office:value-type="float" office:value="257.505951">
            <text:p>257.505951</text:p>
          </table:table-cell>
          <table:table-cell office:value-type="float" office:value="-0.195141">
            <text:p>-0.195141</text:p>
          </table:table-cell>
          <table:table-cell office:value-type="float" office:value="0.349553">
            <text:p>0.349553</text:p>
          </table:table-cell>
          <table:table-cell table:formula="of:=[.I245]-[.$I$2]" office:value-type="float" office:value="0.940921">
            <text:p>0.940921</text:p>
          </table:table-cell>
          <table:table-cell table:formula="of:=AVERAGE([.J241:.J245])" office:value-type="float" office:value="0.9193736">
            <text:p>0.9193736</text:p>
          </table:table-cell>
          <table:table-cell table:formula="of:=AVERAGE([.J237:.J245])" office:value-type="float" office:value="0.744064777777778">
            <text:p>0.7440647778</text:p>
          </table:table-cell>
          <table:table-cell office:value-type="float" office:value="161.145386">
            <text:p>161.145386</text:p>
          </table:table-cell>
          <table:table-cell office:value-type="float" office:value="-0.009798">
            <text:p>-0.009798</text:p>
          </table:table-cell>
          <table:table-cell office:value-type="float" office:value="-0.002398">
            <text:p>-0.002398</text:p>
          </table:table-cell>
          <table:table-cell table:formula="of:=[.O245]-0.021583" office:value-type="float" office:value="-0.023981">
            <text:p>-0.023981</text:p>
          </table:table-cell>
          <table:table-cell office:value-type="float" office:value="257.505981">
            <text:p>257.505981</text:p>
          </table:table-cell>
          <table:table-cell office:value-type="float" office:value="-123">
            <text:p>-123</text:p>
          </table:table-cell>
          <table:table-cell office:value-type="float" office:value="-999">
            <text:p>-999</text:p>
          </table:table-cell>
          <table:table-cell office:value-type="float" office:value="-9207">
            <text:p>-9207</text:p>
          </table:table-cell>
          <table:table-cell office:value-type="float" office:value="10361">
            <text:p>10361</text:p>
          </table:table-cell>
          <table:table-cell office:value-type="float" office:value="14545.399414">
            <text:p>14545.399414</text:p>
          </table:table-cell>
          <table:table-cell office:value-type="float" office:value="-4.168047">
            <text:p>-4.168047</text:p>
          </table:table-cell>
          <table:table-cell office:value-type="float" office:value="-3.680434">
            <text:p>-3.680434</text:p>
          </table:table-cell>
          <table:table-cell office:value-type="float" office:value="11.69883">
            <text:p>11.69883</text:p>
          </table:table-cell>
        </table:table-row>
        <table:table-row table:style-name="ro1">
          <table:table-cell office:value-type="float" office:value="63222">
            <text:p>63222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float" office:value="48652.894531">
            <text:p>48652.894531</text:p>
          </table:table-cell>
          <table:table-cell office:value-type="float" office:value="0.005">
            <text:p>0.005</text:p>
          </table:table-cell>
          <table:table-cell office:value-type="float" office:value="0.005752">
            <text:p>0.005752</text:p>
          </table:table-cell>
          <table:table-cell office:value-type="float" office:value="15.047834">
            <text:p>15.047834</text:p>
          </table:table-cell>
          <table:table-cell office:value-type="float" office:value="0.585424">
            <text:p>0.585424</text:p>
          </table:table-cell>
          <table:table-cell office:value-type="float" office:value="-0.14844">
            <text:p>-0.14844</text:p>
          </table:table-cell>
          <table:table-cell table:formula="of:=[.I246]-[.$I$2]" office:value-type="float" office:value="0.442928">
            <text:p>0.442928</text:p>
          </table:table-cell>
          <table:table-cell table:formula="of:=AVERAGE([.J242:.J246])" office:value-type="float" office:value="0.7666236">
            <text:p>0.7666236</text:p>
          </table:table-cell>
          <table:table-cell table:formula="of:=AVERAGE([.J238:.J246])" office:value-type="float" office:value="0.765878666666667">
            <text:p>0.7658786667</text:p>
          </table:table-cell>
          <table:table-cell office:value-type="float" office:value="194.880753">
            <text:p>194.880753</text:p>
          </table:table-cell>
          <table:table-cell office:value-type="float" office:value="0">
            <text:p>0</text:p>
          </table:table-cell>
          <table:table-cell office:value-type="float" office:value="-0.016654">
            <text:p>-0.016654</text:p>
          </table:table-cell>
          <table:table-cell table:formula="of:=[.O246]-0.021583" office:value-type="float" office:value="-0.038237">
            <text:p>-0.038237</text:p>
          </table:table-cell>
          <table:table-cell office:value-type="float" office:value="15.047842">
            <text:p>15.047842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9625">
            <text:p>-9625</text:p>
          </table:table-cell>
          <table:table-cell office:value-type="float" office:value="10611">
            <text:p>10611</text:p>
          </table:table-cell>
          <table:table-cell office:value-type="float" office:value="15001.262695">
            <text:p>15001.262695</text:p>
          </table:table-cell>
          <table:table-cell office:value-type="float" office:value="-4.163047">
            <text:p>-4.163047</text:p>
          </table:table-cell>
          <table:table-cell office:value-type="float" office:value="-3.674682">
            <text:p>-3.674682</text:p>
          </table:table-cell>
          <table:table-cell office:value-type="float" office:value="11.730949">
            <text:p>11.730949</text:p>
          </table:table-cell>
        </table:table-row>
        <table:table-row table:style-name="ro1">
          <table:table-cell office:value-type="float" office:value="63479">
            <text:p>63479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-0.215328">
            <text:p>-0.215328</text:p>
          </table:table-cell>
          <table:table-cell office:value-type="float" office:value="0.438139">
            <text:p>0.438139</text:p>
          </table:table-cell>
          <table:table-cell table:formula="of:=[.I247]-[.$I$2]" office:value-type="float" office:value="1.029507">
            <text:p>1.029507</text:p>
          </table:table-cell>
          <table:table-cell table:formula="of:=AVERAGE([.J243:.J247])" office:value-type="float" office:value="0.7690178">
            <text:p>0.7690178</text:p>
          </table:table-cell>
          <table:table-cell table:formula="of:=AVERAGE([.J239:.J247])" office:value-type="float" office:value="0.799663555555556">
            <text:p>0.7996635556</text:p>
          </table:table-cell>
          <table:table-cell office:value-type="float" office:value="748.351929">
            <text:p>748.351929</text:p>
          </table:table-cell>
          <table:table-cell office:value-type="float" office:value="-0.009812">
            <text:p>-0.009812</text:p>
          </table:table-cell>
          <table:table-cell office:value-type="float" office:value="-0.00826">
            <text:p>-0.00826</text:p>
          </table:table-cell>
          <table:table-cell table:formula="of:=[.O247]-0.021583" office:value-type="float" office:value="-0.029843">
            <text:p>-0.029843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050">
            <text:p>-10050</text:p>
          </table:table-cell>
          <table:table-cell office:value-type="float" office:value="10862">
            <text:p>10862</text:p>
          </table:table-cell>
          <table:table-cell office:value-type="float" office:value="15465.609375">
            <text:p>15465.609375</text:p>
          </table:table-cell>
          <table:table-cell office:value-type="float" office:value="-4.163047">
            <text:p>-4.163047</text:p>
          </table:table-cell>
          <table:table-cell office:value-type="float" office:value="-3.669272">
            <text:p>-3.669272</text:p>
          </table:table-cell>
          <table:table-cell office:value-type="float" office:value="11.860902">
            <text:p>11.860902</text:p>
          </table:table-cell>
        </table:table-row>
        <table:table-row table:style-name="ro1">
          <table:table-cell office:value-type="float" office:value="63736">
            <text:p>6373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-0.0216">
            <text:p>-0.0216</text:p>
          </table:table-cell>
          <table:table-cell office:value-type="float" office:value="0.4956">
            <text:p>0.4956</text:p>
          </table:table-cell>
          <table:table-cell table:formula="of:=[.I248]-[.$I$2]" office:value-type="float" office:value="1.086968">
            <text:p>1.086968</text:p>
          </table:table-cell>
          <table:table-cell table:formula="of:=AVERAGE([.J244:.J248])" office:value-type="float" office:value="0.8542514">
            <text:p>0.8542514</text:p>
          </table:table-cell>
          <table:table-cell table:formula="of:=AVERAGE([.J240:.J248])" office:value-type="float" office:value="0.808708333333333">
            <text:p>0.8087083333</text:p>
          </table:table-cell>
          <table:table-cell office:value-type="float" office:value="100">
            <text:p>100</text:p>
          </table:table-cell>
          <table:table-cell office:value-type="float" office:value="-0.005885">
            <text:p>-0.005885</text:p>
          </table:table-cell>
          <table:table-cell office:value-type="float" office:value="-0.00373">
            <text:p>-0.00373</text:p>
          </table:table-cell>
          <table:table-cell table:formula="of:=[.O248]-0.021583" office:value-type="float" office:value="-0.025313">
            <text:p>-0.025313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481">
            <text:p>-10481</text:p>
          </table:table-cell>
          <table:table-cell office:value-type="float" office:value="11113">
            <text:p>11113</text:p>
          </table:table-cell>
          <table:table-cell office:value-type="float" office:value="15935.613281">
            <text:p>15935.613281</text:p>
          </table:table-cell>
          <table:table-cell office:value-type="float" office:value="-4.163047">
            <text:p>-4.163047</text:p>
          </table:table-cell>
          <table:table-cell office:value-type="float" office:value="-3.663622">
            <text:p>-3.663622</text:p>
          </table:table-cell>
          <table:table-cell office:value-type="float" office:value="11.996609">
            <text:p>11.996609</text:p>
          </table:table-cell>
        </table:table-row>
        <table:table-row table:style-name="ro1">
          <table:table-cell office:value-type="float" office:value="63993">
            <text:p>63993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0.753986">
            <text:p>0.753986</text:p>
          </table:table-cell>
          <table:table-cell office:value-type="float" office:value="0.320823">
            <text:p>0.320823</text:p>
          </table:table-cell>
          <table:table-cell table:formula="of:=[.I249]-[.$I$2]" office:value-type="float" office:value="0.912191">
            <text:p>0.912191</text:p>
          </table:table-cell>
          <table:table-cell table:formula="of:=AVERAGE([.J245:.J249])" office:value-type="float" office:value="0.882503">
            <text:p>0.882503</text:p>
          </table:table-cell>
          <table:table-cell table:formula="of:=AVERAGE([.J241:.J249])" office:value-type="float" office:value="0.896495777777778">
            <text:p>0.8964957778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0.01692">
            <text:p>0.01692</text:p>
          </table:table-cell>
          <table:table-cell table:formula="of:=[.O249]-0.021583" office:value-type="float" office:value="-0.004663">
            <text:p>-0.004663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916">
            <text:p>-10916</text:p>
          </table:table-cell>
          <table:table-cell office:value-type="float" office:value="11363">
            <text:p>11363</text:p>
          </table:table-cell>
          <table:table-cell office:value-type="float" office:value="16409.191406">
            <text:p>16409.191406</text:p>
          </table:table-cell>
          <table:table-cell office:value-type="float" office:value="-4.163047">
            <text:p>-4.163047</text:p>
          </table:table-cell>
          <table:table-cell office:value-type="float" office:value="-3.658452">
            <text:p>-3.658452</text:p>
          </table:table-cell>
          <table:table-cell office:value-type="float" office:value="12.120806">
            <text:p>12.120806</text:p>
          </table:table-cell>
        </table:table-row>
        <table:table-row table:style-name="ro1">
          <table:table-cell office:value-type="float" office:value="64250">
            <text:p>6425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427.753906">
            <text:p>49427.753906</text:p>
          </table:table-cell>
          <table:table-cell office:value-type="float" office:value="-0.005">
            <text:p>-0.005</text:p>
          </table:table-cell>
          <table:table-cell office:value-type="float" office:value="-0.007054">
            <text:p>-0.007054</text:p>
          </table:table-cell>
          <table:table-cell office:value-type="float" office:value="41.070572">
            <text:p>41.070572</text:p>
          </table:table-cell>
          <table:table-cell office:value-type="float" office:value="-0.205235">
            <text:p>-0.205235</text:p>
          </table:table-cell>
          <table:table-cell office:value-type="float" office:value="0.481235">
            <text:p>0.481235</text:p>
          </table:table-cell>
          <table:table-cell table:formula="of:=[.I250]-[.$I$2]" office:value-type="float" office:value="1.072603">
            <text:p>1.072603</text:p>
          </table:table-cell>
          <table:table-cell table:formula="of:=AVERAGE([.J246:.J250])" office:value-type="float" office:value="0.9088394">
            <text:p>0.9088394</text:p>
          </table:table-cell>
          <table:table-cell table:formula="of:=AVERAGE([.J242:.J250])" office:value-type="float" office:value="0.881598555555555">
            <text:p>0.8815985556</text:p>
          </table:table-cell>
          <table:table-cell office:value-type="float" office:value="748.351929">
            <text:p>748.351929</text:p>
          </table:table-cell>
          <table:table-cell office:value-type="float" office:value="0.009804">
            <text:p>0.009804</text:p>
          </table:table-cell>
          <table:table-cell office:value-type="float" office:value="0.007194">
            <text:p>0.007194</text:p>
          </table:table-cell>
          <table:table-cell table:formula="of:=[.O250]-0.021583" office:value-type="float" office:value="-0.014389">
            <text:p>-0.014389</text:p>
          </table:table-cell>
          <table:table-cell office:value-type="float" office:value="41.070568">
            <text:p>41.070568</text:p>
          </table:table-cell>
          <table:table-cell office:value-type="float" office:value="-125">
            <text:p>-125</text:p>
          </table:table-cell>
          <table:table-cell office:value-type="float" office:value="-997">
            <text:p>-997</text:p>
          </table:table-cell>
          <table:table-cell office:value-type="float" office:value="-11347">
            <text:p>-11347</text:p>
          </table:table-cell>
          <table:table-cell office:value-type="float" office:value="11608">
            <text:p>11608</text:p>
          </table:table-cell>
          <table:table-cell office:value-type="float" office:value="16876.591797">
            <text:p>16876.591797</text:p>
          </table:table-cell>
          <table:table-cell office:value-type="float" office:value="-4.168047">
            <text:p>-4.168047</text:p>
          </table:table-cell>
          <table:table-cell office:value-type="float" office:value="-3.665506">
            <text:p>-3.665506</text:p>
          </table:table-cell>
          <table:table-cell office:value-type="float" office:value="12.056997">
            <text:p>12.056997</text:p>
          </table:table-cell>
        </table:table-row>
        <table:table-row table:style-name="ro1">
          <table:table-cell office:value-type="float" office:value="64507">
            <text:p>64507</text:p>
          </table:table-cell>
          <table:table-cell office:value-type="float" office:value="4">
            <text:p>4</text:p>
          </table:table-cell>
          <table:table-cell office:value-type="float" office:value="501">
            <text:p>501</text:p>
          </table:table-cell>
          <table:table-cell office:value-type="float" office:value="12432.166992">
            <text:p>12432.166992</text:p>
          </table:table-cell>
          <table:table-cell office:value-type="float" office:value="-0.02">
            <text:p>-0.02</text:p>
          </table:table-cell>
          <table:table-cell office:value-type="float" office:value="-0.037254">
            <text:p>-0.037254</text:p>
          </table:table-cell>
          <table:table-cell office:value-type="float" office:value="86.267929">
            <text:p>86.267929</text:p>
          </table:table-cell>
          <table:table-cell office:value-type="float" office:value="-0.019241">
            <text:p>-0.019241</text:p>
          </table:table-cell>
          <table:table-cell office:value-type="float" office:value="0.19393">
            <text:p>0.19393</text:p>
          </table:table-cell>
          <table:table-cell table:formula="of:=[.I251]-[.$I$2]" office:value-type="float" office:value="0.785298">
            <text:p>0.785298</text:p>
          </table:table-cell>
          <table:table-cell table:formula="of:=AVERAGE([.J247:.J251])" office:value-type="float" office:value="0.9773134">
            <text:p>0.9773134</text:p>
          </table:table-cell>
          <table:table-cell table:formula="of:=AVERAGE([.J243:.J251])" office:value-type="float" office:value="0.855794333333333">
            <text:p>0.8557943333</text:p>
          </table:table-cell>
          <table:table-cell office:value-type="float" office:value="100.303825">
            <text:p>100.303825</text:p>
          </table:table-cell>
          <table:table-cell office:value-type="float" office:value="0.014591">
            <text:p>0.014591</text:p>
          </table:table-cell>
          <table:table-cell office:value-type="float" office:value="0.060887">
            <text:p>0.060887</text:p>
          </table:table-cell>
          <table:table-cell table:formula="of:=[.O251]-0.021583" office:value-type="float" office:value="0.039304">
            <text:p>0.039304</text:p>
          </table:table-cell>
          <table:table-cell office:value-type="float" office:value="86.267944">
            <text:p>86.267944</text:p>
          </table:table-cell>
          <table:table-cell office:value-type="float" office:value="-127">
            <text:p>-127</text:p>
          </table:table-cell>
          <table:table-cell office:value-type="float" office:value="-994">
            <text:p>-994</text:p>
          </table:table-cell>
          <table:table-cell office:value-type="float" office:value="-11781">
            <text:p>-11781</text:p>
          </table:table-cell>
          <table:table-cell office:value-type="float" office:value="11859">
            <text:p>11859</text:p>
          </table:table-cell>
          <table:table-cell office:value-type="float" office:value="17349.792969">
            <text:p>17349.792969</text:p>
          </table:table-cell>
          <table:table-cell office:value-type="float" office:value="-4.188047">
            <text:p>-4.188047</text:p>
          </table:table-cell>
          <table:table-cell office:value-type="float" office:value="-3.702759">
            <text:p>-3.702759</text:p>
          </table:table-cell>
          <table:table-cell office:value-type="float" office:value="11.587445">
            <text:p>11.587445</text:p>
          </table:table-cell>
        </table:table-row>
        <table:table-row table:style-name="ro1">
          <table:table-cell office:value-type="float" office:value="64764">
            <text:p>64764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4324.893555">
            <text:p>4324.893555</text:p>
          </table:table-cell>
          <table:table-cell office:value-type="float" office:value="-0.055">
            <text:p>-0.055</text:p>
          </table:table-cell>
          <table:table-cell office:value-type="float" office:value="-0.112548">
            <text:p>-0.112548</text:p>
          </table:table-cell>
          <table:table-cell office:value-type="float" office:value="104.633263">
            <text:p>104.633263</text:p>
          </table:table-cell>
          <table:table-cell office:value-type="float" office:value="0.738088">
            <text:p>0.738088</text:p>
          </table:table-cell>
          <table:table-cell office:value-type="float" office:value="0.134075">
            <text:p>0.134075</text:p>
          </table:table-cell>
          <table:table-cell table:formula="of:=[.I252]-[.$I$2]" office:value-type="float" office:value="0.725443">
            <text:p>0.725443</text:p>
          </table:table-cell>
          <table:table-cell table:formula="of:=AVERAGE([.J248:.J252])" office:value-type="float" office:value="0.9165006">
            <text:p>0.9165006</text:p>
          </table:table-cell>
          <table:table-cell table:formula="of:=AVERAGE([.J244:.J252])" office:value-type="float" office:value="0.862976888888889">
            <text:p>0.8629768889</text:p>
          </table:table-cell>
          <table:table-cell office:value-type="float" office:value="307.834106">
            <text:p>307.834106</text:p>
          </table:table-cell>
          <table:table-cell office:value-type="float" office:value="0.058366">
            <text:p>0.058366</text:p>
          </table:table-cell>
          <table:table-cell office:value-type="float" office:value="0.048363">
            <text:p>0.048363</text:p>
          </table:table-cell>
          <table:table-cell table:formula="of:=[.O252]-0.021583" office:value-type="float" office:value="0.02678">
            <text:p>0.02678</text:p>
          </table:table-cell>
          <table:table-cell office:value-type="float" office:value="104.633263">
            <text:p>104.633263</text:p>
          </table:table-cell>
          <table:table-cell office:value-type="float" office:value="-133">
            <text:p>-133</text:p>
          </table:table-cell>
          <table:table-cell office:value-type="float" office:value="-984">
            <text:p>-984</text:p>
          </table:table-cell>
          <table:table-cell office:value-type="float" office:value="-12193">
            <text:p>-12193</text:p>
          </table:table-cell>
          <table:table-cell office:value-type="float" office:value="12118">
            <text:p>12118</text:p>
          </table:table-cell>
          <table:table-cell office:value-type="float" office:value="17807.470703">
            <text:p>17807.470703</text:p>
          </table:table-cell>
          <table:table-cell office:value-type="float" office:value="-4.243047">
            <text:p>-4.243047</text:p>
          </table:table-cell>
          <table:table-cell office:value-type="float" office:value="-3.815308">
            <text:p>-3.815308</text:p>
          </table:table-cell>
          <table:table-cell office:value-type="float" office:value="10.080943">
            <text:p>10.080943</text:p>
          </table:table-cell>
        </table:table-row>
        <table:table-row table:style-name="ro1">
          <table:table-cell office:value-type="float" office:value="65021">
            <text:p>65021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15497.341797">
            <text:p>15497.341797</text:p>
          </table:table-cell>
          <table:table-cell office:value-type="float" office:value="-0.115">
            <text:p>-0.115</text:p>
          </table:table-cell>
          <table:table-cell office:value-type="float" office:value="-0.160656">
            <text:p>-0.160656</text:p>
          </table:table-cell>
          <table:table-cell office:value-type="float" office:value="39.700951">
            <text:p>39.700951</text:p>
          </table:table-cell>
          <table:table-cell office:value-type="float" office:value="-0.193985">
            <text:p>-0.193985</text:p>
          </table:table-cell>
          <table:table-cell office:value-type="float" office:value="0.198719">
            <text:p>0.198719</text:p>
          </table:table-cell>
          <table:table-cell table:formula="of:=[.I253]-[.$I$2]" office:value-type="float" office:value="0.790087">
            <text:p>0.790087</text:p>
          </table:table-cell>
          <table:table-cell table:formula="of:=AVERAGE([.J249:.J253])" office:value-type="float" office:value="0.8571244">
            <text:p>0.8571244</text:p>
          </table:table-cell>
          <table:table-cell table:formula="of:=AVERAGE([.J245:.J253])" office:value-type="float" office:value="0.865105111111111">
            <text:p>0.8651051111</text:p>
          </table:table-cell>
          <table:table-cell office:value-type="float" office:value="135.225296">
            <text:p>135.225296</text:p>
          </table:table-cell>
          <table:table-cell office:value-type="float" office:value="0.022088">
            <text:p>0.022088</text:p>
          </table:table-cell>
          <table:table-cell office:value-type="float" office:value="0.067149">
            <text:p>0.067149</text:p>
          </table:table-cell>
          <table:table-cell table:formula="of:=[.O253]-0.021583" office:value-type="float" office:value="0.045566">
            <text:p>0.045566</text:p>
          </table:table-cell>
          <table:table-cell office:value-type="float" office:value="39.700954">
            <text:p>39.700954</text:p>
          </table:table-cell>
          <table:table-cell office:value-type="float" office:value="-134">
            <text:p>-134</text:p>
          </table:table-cell>
          <table:table-cell office:value-type="float" office:value="-981">
            <text:p>-981</text:p>
          </table:table-cell>
          <table:table-cell office:value-type="float" office:value="-12559">
            <text:p>-12559</text:p>
          </table:table-cell>
          <table:table-cell office:value-type="float" office:value="12410">
            <text:p>12410</text:p>
          </table:table-cell>
          <table:table-cell office:value-type="float" office:value="18267.443359">
            <text:p>18267.443359</text:p>
          </table:table-cell>
          <table:table-cell office:value-type="float" office:value="-4.358047">
            <text:p>-4.358047</text:p>
          </table:table-cell>
          <table:table-cell office:value-type="float" office:value="-3.975964">
            <text:p>-3.975964</text:p>
          </table:table-cell>
          <table:table-cell office:value-type="float" office:value="8.767299">
            <text:p>8.767299</text:p>
          </table:table-cell>
        </table:table-row>
        <table:table-row table:style-name="ro1">
          <table:table-cell office:value-type="float" office:value="65278">
            <text:p>65278</text:p>
          </table:table-cell>
          <table:table-cell office:value-type="float" office:value="-6">
            <text:p>-6</text:p>
          </table:table-cell>
          <table:table-cell office:value-type="float" office:value="465">
            <text:p>465</text:p>
          </table:table-cell>
          <table:table-cell office:value-type="float" office:value="7853.865723">
            <text:p>7853.865723</text:p>
          </table:table-cell>
          <table:table-cell office:value-type="float" office:value="-0.126923">
            <text:p>-0.126923</text:p>
          </table:table-cell>
          <table:table-cell office:value-type="float" office:value="-0.150898">
            <text:p>-0.150898</text:p>
          </table:table-cell>
          <table:table-cell office:value-type="float" office:value="18.888994">
            <text:p>18.888994</text:p>
          </table:table-cell>
          <table:table-cell office:value-type="float" office:value="0.028178">
            <text:p>0.028178</text:p>
          </table:table-cell>
          <table:table-cell office:value-type="float" office:value="-0.234632">
            <text:p>-0.234632</text:p>
          </table:table-cell>
          <table:table-cell table:formula="of:=[.I254]-[.$I$2]" office:value-type="float" office:value="0.356736">
            <text:p>0.356736</text:p>
          </table:table-cell>
          <table:table-cell table:formula="of:=AVERAGE([.J250:.J254])" office:value-type="float" office:value="0.7460334">
            <text:p>0.7460334</text:p>
          </table:table-cell>
          <table:table-cell table:formula="of:=AVERAGE([.J246:.J254])" office:value-type="float" office:value="0.800195666666667">
            <text:p>0.8001956667</text:p>
          </table:table-cell>
          <table:table-cell office:value-type="float" office:value="70.130112">
            <text:p>70.130112</text:p>
          </table:table-cell>
          <table:table-cell office:value-type="float" office:value="0.029437">
            <text:p>0.029437</text:p>
          </table:table-cell>
          <table:table-cell office:value-type="float" office:value="0.063152">
            <text:p>0.063152</text:p>
          </table:table-cell>
          <table:table-cell table:formula="of:=[.O254]-0.021583" office:value-type="float" office:value="0.041569">
            <text:p>0.041569</text:p>
          </table:table-cell>
          <table:table-cell office:value-type="float" office:value="18.889004">
            <text:p>18.889004</text:p>
          </table:table-cell>
          <table:table-cell office:value-type="float" office:value="-132">
            <text:p>-132</text:p>
          </table:table-cell>
          <table:table-cell office:value-type="float" office:value="-987">
            <text:p>-987</text:p>
          </table:table-cell>
          <table:table-cell office:value-type="float" office:value="-12871">
            <text:p>-12871</text:p>
          </table:table-cell>
          <table:table-cell office:value-type="float" office:value="12755">
            <text:p>12755</text:p>
          </table:table-cell>
          <table:table-cell office:value-type="float" office:value="18738.320313">
            <text:p>18738.320313</text:p>
          </table:table-cell>
          <table:table-cell office:value-type="float" office:value="-4.48497">
            <text:p>-4.48497</text:p>
          </table:table-cell>
          <table:table-cell office:value-type="float" office:value="-4.126861">
            <text:p>-4.126861</text:p>
          </table:table-cell>
          <table:table-cell office:value-type="float" office:value="7.984637">
            <text:p>7.984637</text:p>
          </table:table-cell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-7">
            <text:p>-7</text:p>
          </table:table-cell>
          <table:table-cell office:value-type="float" office:value="467">
            <text:p>467</text:p>
          </table:table-cell>
          <table:table-cell office:value-type="float" office:value="6777.797852">
            <text:p>6777.797852</text:p>
          </table:table-cell>
          <table:table-cell office:value-type="float" office:value="-0.105">
            <text:p>-0.105</text:p>
          </table:table-cell>
          <table:table-cell office:value-type="float" office:value="-0.113849">
            <text:p>-0.113849</text:p>
          </table:table-cell>
          <table:table-cell office:value-type="float" office:value="8.428019">
            <text:p>8.428019</text:p>
          </table:table-cell>
          <table:table-cell office:value-type="float" office:value="0.767107">
            <text:p>0.767107</text:p>
          </table:table-cell>
          <table:table-cell office:value-type="float" office:value="0.251391">
            <text:p>0.251391</text:p>
          </table:table-cell>
          <table:table-cell table:formula="of:=[.I255]-[.$I$2]" office:value-type="float" office:value="0.842759">
            <text:p>0.842759</text:p>
          </table:table-cell>
          <table:table-cell table:formula="of:=AVERAGE([.J251:.J255])" office:value-type="float" office:value="0.7000646">
            <text:p>0.7000646</text:p>
          </table:table-cell>
          <table:table-cell table:formula="of:=AVERAGE([.J247:.J255])" office:value-type="float" office:value="0.844621333333333">
            <text:p>0.8446213333</text:p>
          </table:table-cell>
          <table:table-cell office:value-type="float" office:value="321.388458">
            <text:p>321.388458</text:p>
          </table:table-cell>
          <table:table-cell office:value-type="float" office:value="0.088178">
            <text:p>0.088178</text:p>
          </table:table-cell>
          <table:table-cell office:value-type="float" office:value="0.03051">
            <text:p>0.03051</text:p>
          </table:table-cell>
          <table:table-cell table:formula="of:=[.O255]-0.021583" office:value-type="float" office:value="0.008927">
            <text:p>0.008927</text:p>
          </table:table-cell>
          <table:table-cell office:value-type="float" office:value="8.42802">
            <text:p>8.42802</text:p>
          </table:table-cell>
          <table:table-cell office:value-type="float" office:value="-130">
            <text:p>-130</text:p>
          </table:table-cell>
          <table:table-cell office:value-type="float" office:value="-994">
            <text:p>-994</text:p>
          </table:table-cell>
          <table:table-cell office:value-type="float" office:value="-13129">
            <text:p>-13129</text:p>
          </table:table-cell>
          <table:table-cell office:value-type="float" office:value="13145">
            <text:p>13145</text:p>
          </table:table-cell>
          <table:table-cell office:value-type="float" office:value="19206.386719">
            <text:p>19206.386719</text:p>
          </table:table-cell>
          <table:table-cell office:value-type="float" office:value="-4.58997">
            <text:p>-4.58997</text:p>
          </table:table-cell>
          <table:table-cell office:value-type="float" office:value="-4.240711">
            <text:p>-4.240711</text:p>
          </table:table-cell>
          <table:table-cell office:value-type="float" office:value="7.609177">
            <text:p>7.609177</text:p>
          </table:table-cell>
        </table:table-row>
        <table:table-row table:style-name="ro1">
          <table:table-cell office:value-type="float" office:value="65792">
            <text:p>65792</text:p>
          </table:table-cell>
          <table:table-cell office:value-type="float" office:value="-4">
            <text:p>-4</text:p>
          </table:table-cell>
          <table:table-cell office:value-type="float" office:value="470">
            <text:p>470</text:p>
          </table:table-cell>
          <table:table-cell office:value-type="float" office:value="11853.353516">
            <text:p>11853.353516</text:p>
          </table:table-cell>
          <table:table-cell office:value-type="float" office:value="-0.077778">
            <text:p>-0.077778</text:p>
          </table:table-cell>
          <table:table-cell office:value-type="float" office:value="-0.072966">
            <text:p>-0.072966</text:p>
          </table:table-cell>
          <table:table-cell office:value-type="float" office:value="6.186122">
            <text:p>6.186122</text:p>
          </table:table-cell>
          <table:table-cell office:value-type="float" office:value="-0.243927">
            <text:p>-0.243927</text:p>
          </table:table-cell>
          <table:table-cell office:value-type="float" office:value="-0.667982">
            <text:p>-0.667982</text:p>
          </table:table-cell>
          <table:table-cell table:formula="of:=[.I256]-[.$I$2]" office:value-type="float" office:value="-0.076614">
            <text:p>-0.076614</text:p>
          </table:table-cell>
          <table:table-cell table:formula="of:=AVERAGE([.J252:.J256])" office:value-type="float" office:value="0.5276822">
            <text:p>0.5276822</text:p>
          </table:table-cell>
          <table:table-cell table:formula="of:=AVERAGE([.J248:.J256])" office:value-type="float" office:value="0.721719">
            <text:p>0.721719</text:p>
          </table:table-cell>
          <table:table-cell office:value-type="float" office:value="10.390403">
            <text:p>10.390403</text:p>
          </table:table-cell>
          <table:table-cell office:value-type="float" office:value="-0.019455">
            <text:p>-0.019455</text:p>
          </table:table-cell>
          <table:table-cell office:value-type="float" office:value="-0.036106">
            <text:p>-0.036106</text:p>
          </table:table-cell>
          <table:table-cell table:formula="of:=[.O256]-0.021583" office:value-type="float" office:value="-0.057689">
            <text:p>-0.057689</text:p>
          </table:table-cell>
          <table:table-cell office:value-type="float" office:value="6.186115">
            <text:p>6.186115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-13343">
            <text:p>-13343</text:p>
          </table:table-cell>
          <table:table-cell office:value-type="float" office:value="13564">
            <text:p>13564</text:p>
          </table:table-cell>
          <table:table-cell office:value-type="float" office:value="19663.041016">
            <text:p>19663.041016</text:p>
          </table:table-cell>
          <table:table-cell office:value-type="float" office:value="-4.667747">
            <text:p>-4.667747</text:p>
          </table:table-cell>
          <table:table-cell office:value-type="float" office:value="-4.313677">
            <text:p>-4.313677</text:p>
          </table:table-cell>
          <table:table-cell office:value-type="float" office:value="7.585462">
            <text:p>7.585462</text:p>
          </table:table-cell>
        </table:table-row>
        <table:table-row table:style-name="ro1">
          <table:table-cell office:value-type="float" office:value="66049">
            <text:p>66049</text:p>
          </table:table-cell>
          <table:table-cell office:value-type="float" office:value="-2">
            <text:p>-2</text:p>
          </table:table-cell>
          <table:table-cell office:value-type="float" office:value="545">
            <text:p>545</text:p>
          </table:table-cell>
          <table:table-cell office:value-type="float" office:value="27354.498047">
            <text:p>27354.498047</text:p>
          </table:table-cell>
          <table:table-cell office:value-type="float" office:value="-0.06">
            <text:p>-0.06</text:p>
          </table:table-cell>
          <table:table-cell office:value-type="float" office:value="-0.062489">
            <text:p>-0.062489</text:p>
          </table:table-cell>
          <table:table-cell office:value-type="float" office:value="4.147968">
            <text:p>4.147968</text:p>
          </table:table-cell>
          <table:table-cell office:value-type="float" office:value="0.701499">
            <text:p>0.701499</text:p>
          </table:table-cell>
          <table:table-cell office:value-type="float" office:value="-0.002394">
            <text:p>-0.002394</text:p>
          </table:table-cell>
          <table:table-cell table:formula="of:=[.I257]-[.$I$2]" office:value-type="float" office:value="0.588974">
            <text:p>0.588974</text:p>
          </table:table-cell>
          <table:table-cell table:formula="of:=AVERAGE([.J253:.J257])" office:value-type="float" office:value="0.5003884">
            <text:p>0.5003884</text:p>
          </table:table-cell>
          <table:table-cell table:formula="of:=AVERAGE([.J249:.J257])" office:value-type="float" office:value="0.666386333333333">
            <text:p>0.6663863333</text:p>
          </table:table-cell>
          <table:table-cell office:value-type="float" office:value="3647.790527">
            <text:p>3647.790527</text:p>
          </table:table-cell>
          <table:table-cell office:value-type="float" office:value="-0.116732">
            <text:p>-0.116732</text:p>
          </table:table-cell>
          <table:table-cell office:value-type="float" office:value="-0.016254">
            <text:p>-0.016254</text:p>
          </table:table-cell>
          <table:table-cell table:formula="of:=[.O257]-0.021583" office:value-type="float" office:value="-0.037837">
            <text:p>-0.037837</text:p>
          </table:table-cell>
          <table:table-cell office:value-type="float" office:value="4.147965">
            <text:p>4.147965</text:p>
          </table:table-cell>
          <table:table-cell office:value-type="float" office:value="-130">
            <text:p>-130</text:p>
          </table:table-cell>
          <table:table-cell office:value-type="float" office:value="-1000">
            <text:p>-1000</text:p>
          </table:table-cell>
          <table:table-cell office:value-type="float" office:value="-13555">
            <text:p>-13555</text:p>
          </table:table-cell>
          <table:table-cell office:value-type="float" office:value="14066">
            <text:p>14066</text:p>
          </table:table-cell>
          <table:table-cell office:value-type="float" office:value="20179.568359">
            <text:p>20179.568359</text:p>
          </table:table-cell>
          <table:table-cell office:value-type="float" office:value="-4.727747">
            <text:p>-4.727747</text:p>
          </table:table-cell>
          <table:table-cell office:value-type="float" office:value="-4.376166">
            <text:p>-4.376166</text:p>
          </table:table-cell>
          <table:table-cell office:value-type="float" office:value="7.436556">
            <text:p>7.436556</text:p>
          </table:table-cell>
        </table:table-row>
        <table:table-row table:style-name="ro1">
          <table:table-cell office:value-type="float" office:value="66306">
            <text:p>66306</text:p>
          </table:table-cell>
          <table:table-cell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19166.066406">
            <text:p>19166.066406</text:p>
          </table:table-cell>
          <table:table-cell office:value-type="float" office:value="-0.075">
            <text:p>-0.075</text:p>
          </table:table-cell>
          <table:table-cell office:value-type="float" office:value="-0.090258">
            <text:p>-0.090258</text:p>
          </table:table-cell>
          <table:table-cell office:value-type="float" office:value="20.343681">
            <text:p>20.343681</text:p>
          </table:table-cell>
          <table:table-cell office:value-type="float" office:value="-0.233833">
            <text:p>-0.233833</text:p>
          </table:table-cell>
          <table:table-cell office:value-type="float" office:value="0.033519">
            <text:p>0.033519</text:p>
          </table:table-cell>
          <table:table-cell table:formula="of:=[.I258]-[.$I$2]" office:value-type="float" office:value="0.624887">
            <text:p>0.624887</text:p>
          </table:table-cell>
          <table:table-cell table:formula="of:=AVERAGE([.J254:.J258])" office:value-type="float" office:value="0.4673484">
            <text:p>0.4673484</text:p>
          </table:table-cell>
          <table:table-cell table:formula="of:=AVERAGE([.J250:.J258])" office:value-type="float" office:value="0.634463666666667">
            <text:p>0.6344636667</text:p>
          </table:table-cell>
          <table:table-cell office:value-type="float" office:value="557.840088">
            <text:p>557.840088</text:p>
          </table:table-cell>
          <table:table-cell office:value-type="float" office:value="-0.019455">
            <text:p>-0.019455</text:p>
          </table:table-cell>
          <table:table-cell office:value-type="float" office:value="-0.022516">
            <text:p>-0.022516</text:p>
          </table:table-cell>
          <table:table-cell table:formula="of:=[.O258]-0.021583" office:value-type="float" office:value="-0.044099">
            <text:p>-0.044099</text:p>
          </table:table-cell>
          <table:table-cell office:value-type="float" office:value="20.343695">
            <text:p>20.343695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-13746">
            <text:p>-13746</text:p>
          </table:table-cell>
          <table:table-cell office:value-type="float" office:value="14612">
            <text:p>14612</text:p>
          </table:table-cell>
          <table:table-cell office:value-type="float" office:value="20713.193359">
            <text:p>20713.193359</text:p>
          </table:table-cell>
          <table:table-cell office:value-type="float" office:value="-4.802747">
            <text:p>-4.802747</text:p>
          </table:table-cell>
          <table:table-cell office:value-type="float" office:value="-4.466424">
            <text:p>-4.466424</text:p>
          </table:table-cell>
          <table:table-cell office:value-type="float" office:value="7.002737">
            <text:p>7.002737</text:p>
          </table:table-cell>
        </table:table-row>
        <table:table-row table:style-name="ro1">
          <table:table-cell office:value-type="float" office:value="66563">
            <text:p>66563</text:p>
          </table:table-cell>
          <table:table-cell office:value-type="float" office:value="2">
            <text:p>2</text:p>
          </table:table-cell>
          <table:table-cell office:value-type="float" office:value="568">
            <text:p>568</text:p>
          </table:table-cell>
          <table:table-cell office:value-type="float" office:value="28308.882813">
            <text:p>28308.882813</text:p>
          </table:table-cell>
          <table:table-cell office:value-type="float" office:value="-0.095">
            <text:p>-0.095</text:p>
          </table:table-cell>
          <table:table-cell office:value-type="float" office:value="-0.120218">
            <text:p>-0.120218</text:p>
          </table:table-cell>
          <table:table-cell office:value-type="float" office:value="26.545424">
            <text:p>26.545424</text:p>
          </table:table-cell>
          <table:table-cell office:value-type="float" office:value="0.610658">
            <text:p>0.610658</text:p>
          </table:table-cell>
          <table:table-cell office:value-type="float" office:value="-0.6608">
            <text:p>-0.6608</text:p>
          </table:table-cell>
          <table:table-cell table:formula="of:=[.I259]-[.$I$2]" office:value-type="float" office:value="-0.0694319999999999">
            <text:p>-0.069432</text:p>
          </table:table-cell>
          <table:table-cell table:formula="of:=AVERAGE([.J255:.J259])" office:value-type="float" office:value="0.3821148">
            <text:p>0.3821148</text:p>
          </table:table-cell>
          <table:table-cell table:formula="of:=AVERAGE([.J251:.J259])" office:value-type="float" office:value="0.507570888888889">
            <text:p>0.5075708889</text:p>
          </table:table-cell>
          <table:table-cell office:value-type="float" office:value="880.434692">
            <text:p>880.434692</text:p>
          </table:table-cell>
          <table:table-cell office:value-type="float" office:value="-0.058366">
            <text:p>-0.058366</text:p>
          </table:table-cell>
          <table:table-cell office:value-type="float" office:value="0.013323">
            <text:p>0.013323</text:p>
          </table:table-cell>
          <table:table-cell table:formula="of:=[.O259]-0.021583" office:value-type="float" office:value="-0.00826">
            <text:p>-0.00826</text:p>
          </table:table-cell>
          <table:table-cell office:value-type="float" office:value="26.545424">
            <text:p>26.545424</text:p>
          </table:table-cell>
          <table:table-cell office:value-type="float" office:value="-130">
            <text:p>-130</text:p>
          </table:table-cell>
          <table:table-cell office:value-type="float" office:value="-995">
            <text:p>-995</text:p>
          </table:table-cell>
          <table:table-cell office:value-type="float" office:value="-13884">
            <text:p>-13884</text:p>
          </table:table-cell>
          <table:table-cell office:value-type="float" office:value="15163">
            <text:p>15163</text:p>
          </table:table-cell>
          <table:table-cell office:value-type="float" office:value="21219.177734">
            <text:p>21219.177734</text:p>
          </table:table-cell>
          <table:table-cell office:value-type="float" office:value="-4.897747">
            <text:p>-4.897747</text:p>
          </table:table-cell>
          <table:table-cell office:value-type="float" office:value="-4.586642">
            <text:p>-4.586642</text:p>
          </table:table-cell>
          <table:table-cell office:value-type="float" office:value="6.352007">
            <text:p>6.352007</text:p>
          </table:table-cell>
        </table:table-row>
        <table:table-row table:style-name="ro1">
          <table:table-cell office:value-type="float" office:value="66820">
            <text:p>66820</text:p>
          </table:table-cell>
          <table:table-cell office:value-type="float" office:value="-2">
            <text:p>-2</text:p>
          </table:table-cell>
          <table:table-cell office:value-type="float" office:value="552">
            <text:p>552</text:p>
          </table:table-cell>
          <table:table-cell office:value-type="float" office:value="27678.673828">
            <text:p>27678.673828</text:p>
          </table:table-cell>
          <table:table-cell office:value-type="float" office:value="-0.105">
            <text:p>-0.105</text:p>
          </table:table-cell>
          <table:table-cell office:value-type="float" office:value="-0.111487">
            <text:p>-0.111487</text:p>
          </table:table-cell>
          <table:table-cell office:value-type="float" office:value="6.177929">
            <text:p>6.177929</text:p>
          </table:table-cell>
          <table:table-cell office:value-type="float" office:value="-0.203553">
            <text:p>-0.203553</text:p>
          </table:table-cell>
          <table:table-cell office:value-type="float" office:value="0.244209">
            <text:p>0.244209</text:p>
          </table:table-cell>
          <table:table-cell table:formula="of:=[.I260]-[.$I$2]" office:value-type="float" office:value="0.835577">
            <text:p>0.835577</text:p>
          </table:table-cell>
          <table:table-cell table:formula="of:=AVERAGE([.J256:.J260])" office:value-type="float" office:value="0.3806784">
            <text:p>0.3806784</text:p>
          </table:table-cell>
          <table:table-cell table:formula="of:=AVERAGE([.J252:.J260])" office:value-type="float" office:value="0.513157444444444">
            <text:p>0.5131574444</text:p>
          </table:table-cell>
          <table:table-cell office:value-type="float" office:value="315.103424">
            <text:p>315.103424</text:p>
          </table:table-cell>
          <table:table-cell office:value-type="float" office:value="0">
            <text:p>0</text:p>
          </table:table-cell>
          <table:table-cell office:value-type="float" office:value="0.006262">
            <text:p>0.006262</text:p>
          </table:table-cell>
          <table:table-cell table:formula="of:=[.O260]-0.021583" office:value-type="float" office:value="-0.015321">
            <text:p>-0.015321</text:p>
          </table:table-cell>
          <table:table-cell office:value-type="float" office:value="6.17793">
            <text:p>6.17793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-13953">
            <text:p>-13953</text:p>
          </table:table-cell>
          <table:table-cell office:value-type="float" office:value="15710">
            <text:p>15710</text:p>
          </table:table-cell>
          <table:table-cell office:value-type="float" office:value="21684.076172">
            <text:p>21684.076172</text:p>
          </table:table-cell>
          <table:table-cell office:value-type="float" office:value="-5.002747">
            <text:p>-5.002747</text:p>
          </table:table-cell>
          <table:table-cell office:value-type="float" office:value="-4.698129">
            <text:p>-4.698129</text:p>
          </table:table-cell>
          <table:table-cell office:value-type="float" office:value="6.089022">
            <text:p>6.089022</text:p>
          </table:table-cell>
        </table:table-row>
        <table:table-row table:style-name="ro1">
          <table:table-cell office:value-type="float" office:value="67077">
            <text:p>67077</text:p>
          </table:table-cell>
          <table:table-cell office:value-type="float" office:value="-4">
            <text:p>-4</text:p>
          </table:table-cell>
          <table:table-cell office:value-type="float" office:value="559">
            <text:p>559</text:p>
          </table:table-cell>
          <table:table-cell office:value-type="float" office:value="14067.239258">
            <text:p>14067.239258</text:p>
          </table:table-cell>
          <table:table-cell office:value-type="float" office:value="-0.09">
            <text:p>-0.09</text:p>
          </table:table-cell>
          <table:table-cell office:value-type="float" office:value="-0.093716">
            <text:p>-0.093716</text:p>
          </table:table-cell>
          <table:table-cell office:value-type="float" office:value="4.128946">
            <text:p>4.128946</text:p>
          </table:table-cell>
          <table:table-cell office:value-type="float" office:value="-0.029019">
            <text:p>-0.029019</text:p>
          </table:table-cell>
          <table:table-cell office:value-type="float" office:value="0.265756">
            <text:p>0.265756</text:p>
          </table:table-cell>
          <table:table-cell table:formula="of:=[.I261]-[.$I$2]" office:value-type="float" office:value="0.857124">
            <text:p>0.857124</text:p>
          </table:table-cell>
          <table:table-cell table:formula="of:=AVERAGE([.J257:.J261])" office:value-type="float" office:value="0.567426">
            <text:p>0.567426</text:p>
          </table:table-cell>
          <table:table-cell table:formula="of:=AVERAGE([.J253:.J261])" office:value-type="float" office:value="0.527788666666667">
            <text:p>0.5277886667</text:p>
          </table:table-cell>
          <table:table-cell office:value-type="float" office:value="455.802856">
            <text:p>455.802856</text:p>
          </table:table-cell>
          <table:table-cell office:value-type="float" office:value="0">
            <text:p>0</text:p>
          </table:table-cell>
          <table:table-cell office:value-type="float" office:value="0.033441">
            <text:p>0.033441</text:p>
          </table:table-cell>
          <table:table-cell table:formula="of:=[.O261]-0.021583" office:value-type="float" office:value="0.011858">
            <text:p>0.011858</text:p>
          </table:table-cell>
          <table:table-cell office:value-type="float" office:value="4.128954">
            <text:p>4.128954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961">
            <text:p>-13961</text:p>
          </table:table-cell>
          <table:table-cell office:value-type="float" office:value="16269">
            <text:p>16269</text:p>
          </table:table-cell>
          <table:table-cell office:value-type="float" office:value="22125.138672">
            <text:p>22125.138672</text:p>
          </table:table-cell>
          <table:table-cell office:value-type="float" office:value="-5.092747">
            <text:p>-5.092747</text:p>
          </table:table-cell>
          <table:table-cell office:value-type="float" office:value="-4.791845">
            <text:p>-4.791845</text:p>
          </table:table-cell>
          <table:table-cell office:value-type="float" office:value="5.908449">
            <text:p>5.908449</text:p>
          </table:table-cell>
        </table:table-row>
        <table:table-row table:style-name="ro1">
          <table:table-cell office:value-type="float" office:value="67334">
            <text:p>67334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11">
            <text:p>0.006711</text:p>
          </table:table-cell>
          <table:table-cell office:value-type="float" office:value="100">
            <text:p>100</text:p>
          </table:table-cell>
          <table:table-cell office:value-type="float" office:value="0.147618">
            <text:p>0.147618</text:p>
          </table:table-cell>
          <table:table-cell office:value-type="float" office:value="-0.730232">
            <text:p>-0.730232</text:p>
          </table:table-cell>
          <table:table-cell table:formula="of:=[.I262]-[.$I$2]" office:value-type="float" office:value="-0.138864">
            <text:p>-0.138864</text:p>
          </table:table-cell>
          <table:table-cell table:formula="of:=AVERAGE([.J258:.J262])" office:value-type="float" office:value="0.4218584">
            <text:p>0.4218584</text:p>
          </table:table-cell>
          <table:table-cell table:formula="of:=AVERAGE([.J254:.J262])" office:value-type="float" office:value="0.424571888888889">
            <text:p>0.4245718889</text:p>
          </table:table-cell>
          <table:table-cell office:value-type="float" office:value="307.196655">
            <text:p>307.196655</text:p>
          </table:table-cell>
          <table:table-cell office:value-type="float" office:value="0.044103">
            <text:p>0.044103</text:p>
          </table:table-cell>
          <table:table-cell office:value-type="float" office:value="0.024248">
            <text:p>0.024248</text:p>
          </table:table-cell>
          <table:table-cell table:formula="of:=[.O262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915">
            <text:p>-13915</text:p>
          </table:table-cell>
          <table:table-cell office:value-type="float" office:value="16842">
            <text:p>16842</text:p>
          </table:table-cell>
          <table:table-cell office:value-type="float" office:value="22547.089844">
            <text:p>22547.089844</text:p>
          </table:table-cell>
          <table:table-cell office:value-type="float" office:value="-5.092747">
            <text:p>-5.092747</text:p>
          </table:table-cell>
          <table:table-cell office:value-type="float" office:value="-4.785134">
            <text:p>-4.785134</text:p>
          </table:table-cell>
          <table:table-cell office:value-type="float" office:value="6.040225">
            <text:p>6.040225</text:p>
          </table:table-cell>
        </table:table-row>
        <table:table-row table:style-name="ro1">
          <table:table-cell office:value-type="float" office:value="67591">
            <text:p>6759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-0.059615">
            <text:p>-0.059615</text:p>
          </table:table-cell>
          <table:table-cell office:value-type="float" office:value="-0.986411">
            <text:p>-0.986411</text:p>
          </table:table-cell>
          <table:table-cell table:formula="of:=[.I263]-[.$I$2]" office:value-type="float" office:value="-0.395043">
            <text:p>-0.395043</text:p>
          </table:table-cell>
          <table:table-cell table:formula="of:=AVERAGE([.J259:.J263])" office:value-type="float" office:value="0.2178724">
            <text:p>0.2178724</text:p>
          </table:table-cell>
          <table:table-cell table:formula="of:=AVERAGE([.J255:.J263])" office:value-type="float" office:value="0.341040888888889">
            <text:p>0.341040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865">
            <text:p>0.001865</text:p>
          </table:table-cell>
          <table:table-cell table:formula="of:=[.O263]-0.021583" office:value-type="float" office:value="-0.019718">
            <text:p>-0.019718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74">
            <text:p>-13874</text:p>
          </table:table-cell>
          <table:table-cell office:value-type="float" office:value="17409">
            <text:p>17409</text:p>
          </table:table-cell>
          <table:table-cell office:value-type="float" office:value="22973.857422">
            <text:p>22973.857422</text:p>
          </table:table-cell>
          <table:table-cell office:value-type="float" office:value="-5.092747">
            <text:p>-5.092747</text:p>
          </table:table-cell>
          <table:table-cell office:value-type="float" office:value="-4.77969">
            <text:p>-4.77969</text:p>
          </table:table-cell>
          <table:table-cell office:value-type="float" office:value="6.147123">
            <text:p>6.147123</text:p>
          </table:table-cell>
        </table:table-row>
        <table:table-row table:style-name="ro1">
          <table:table-cell office:value-type="float" office:value="67848">
            <text:p>67848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office:value-type="float" office:value="-0.006624">
            <text:p>-0.006624</text:p>
          </table:table-cell>
          <table:table-cell office:value-type="float" office:value="-0.328006">
            <text:p>-0.328006</text:p>
          </table:table-cell>
          <table:table-cell table:formula="of:=[.I264]-[.$I$2]" office:value-type="float" office:value="0.263362">
            <text:p>0.263362</text:p>
          </table:table-cell>
          <table:table-cell table:formula="of:=AVERAGE([.J260:.J264])" office:value-type="float" office:value="0.2844312">
            <text:p>0.2844312</text:p>
          </table:table-cell>
          <table:table-cell table:formula="of:=AVERAGE([.J256:.J264])" office:value-type="float" office:value="0.276663444444444">
            <text:p>0.2766634444</text:p>
          </table:table-cell>
          <table:table-cell office:value-type="float" office:value="100">
            <text:p>100</text:p>
          </table:table-cell>
          <table:table-cell office:value-type="float" office:value="0.007353">
            <text:p>0.007353</text:p>
          </table:table-cell>
          <table:table-cell office:value-type="float" office:value="0.021583">
            <text:p>0.021583</text:p>
          </table:table-cell>
          <table:table-cell table:formula="of:=[.O264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36">
            <text:p>-13836</text:p>
          </table:table-cell>
          <table:table-cell office:value-type="float" office:value="17975">
            <text:p>17975</text:p>
          </table:table-cell>
          <table:table-cell office:value-type="float" office:value="23407.597656">
            <text:p>23407.597656</text:p>
          </table:table-cell>
          <table:table-cell office:value-type="float" office:value="-5.092747">
            <text:p>-5.092747</text:p>
          </table:table-cell>
          <table:table-cell office:value-type="float" office:value="-4.7738">
            <text:p>-4.7738</text:p>
          </table:table-cell>
          <table:table-cell office:value-type="float" office:value="6.262766">
            <text:p>6.262766</text:p>
          </table:table-cell>
        </table:table-row>
        <table:table-row table:style-name="ro1">
          <table:table-cell office:value-type="float" office:value="68105">
            <text:p>6810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13">
            <text:p>0.005513</text:p>
          </table:table-cell>
          <table:table-cell office:value-type="float" office:value="100">
            <text:p>100</text:p>
          </table:table-cell>
          <table:table-cell office:value-type="float" office:value="0.787294">
            <text:p>0.787294</text:p>
          </table:table-cell>
          <table:table-cell office:value-type="float" office:value="-0.093374">
            <text:p>-0.093374</text:p>
          </table:table-cell>
          <table:table-cell table:formula="of:=[.I265]-[.$I$2]" office:value-type="float" office:value="0.497994">
            <text:p>0.497994</text:p>
          </table:table-cell>
          <table:table-cell table:formula="of:=AVERAGE([.J261:.J265])" office:value-type="float" office:value="0.2169146">
            <text:p>0.2169146</text:p>
          </table:table-cell>
          <table:table-cell table:formula="of:=AVERAGE([.J257:.J265])" office:value-type="float" office:value="0.340508777777778">
            <text:p>0.340508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formula="of:=[.O265]-0.021583" office:value-type="float" office:value="0.005596">
            <text:p>0.005596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01">
            <text:p>-13801</text:p>
          </table:table-cell>
          <table:table-cell office:value-type="float" office:value="18539">
            <text:p>18539</text:p>
          </table:table-cell>
          <table:table-cell office:value-type="float" office:value="23847.021484">
            <text:p>23847.021484</text:p>
          </table:table-cell>
          <table:table-cell office:value-type="float" office:value="-5.092747">
            <text:p>-5.092747</text:p>
          </table:table-cell>
          <table:table-cell office:value-type="float" office:value="-4.768288">
            <text:p>-4.768288</text:p>
          </table:table-cell>
          <table:table-cell office:value-type="float" office:value="6.371012">
            <text:p>6.371012</text:p>
          </table:table-cell>
        </table:table-row>
        <table:table-row table:style-name="ro1">
          <table:table-cell office:value-type="float" office:value="68362">
            <text:p>68362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office:value-type="float" office:value="18765.460938">
            <text:p>18765.460938</text:p>
          </table:table-cell>
          <table:table-cell office:value-type="float" office:value="-0.015">
            <text:p>-0.015</text:p>
          </table:table-cell>
          <table:table-cell office:value-type="float" office:value="-0.020921">
            <text:p>-0.020921</text:p>
          </table:table-cell>
          <table:table-cell office:value-type="float" office:value="39.472687">
            <text:p>39.472687</text:p>
          </table:table-cell>
          <table:table-cell office:value-type="float" office:value="-0.23888">
            <text:p>-0.23888</text:p>
          </table:table-cell>
          <table:table-cell office:value-type="float" office:value="-0.351948">
            <text:p>-0.351948</text:p>
          </table:table-cell>
          <table:table-cell table:formula="of:=[.I266]-[.$I$2]" office:value-type="float" office:value="0.23942">
            <text:p>0.23942</text:p>
          </table:table-cell>
          <table:table-cell table:formula="of:=AVERAGE([.J262:.J266])" office:value-type="float" office:value="0.0933738">
            <text:p>0.0933738</text:p>
          </table:table-cell>
          <table:table-cell table:formula="of:=AVERAGE([.J258:.J266])" office:value-type="float" office:value="0.301669444444445">
            <text:p>0.3016694444</text:p>
          </table:table-cell>
          <table:table-cell office:value-type="float" office:value="73.644257">
            <text:p>73.644257</text:p>
          </table:table-cell>
          <table:table-cell office:value-type="float" office:value="0">
            <text:p>0</text:p>
          </table:table-cell>
          <table:table-cell office:value-type="float" office:value="-0.016521">
            <text:p>-0.016521</text:p>
          </table:table-cell>
          <table:table-cell table:formula="of:=[.O266]-0.021583" office:value-type="float" office:value="-0.038104">
            <text:p>-0.038104</text:p>
          </table:table-cell>
          <table:table-cell office:value-type="float" office:value="39.472687">
            <text:p>39.472687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-13769">
            <text:p>-13769</text:p>
          </table:table-cell>
          <table:table-cell office:value-type="float" office:value="19104">
            <text:p>19104</text:p>
          </table:table-cell>
          <table:table-cell office:value-type="float" office:value="24292.236328">
            <text:p>24292.236328</text:p>
          </table:table-cell>
          <table:table-cell office:value-type="float" office:value="-5.107747">
            <text:p>-5.107747</text:p>
          </table:table-cell>
          <table:table-cell office:value-type="float" office:value="-4.789208">
            <text:p>-4.789208</text:p>
          </table:table-cell>
          <table:table-cell office:value-type="float" office:value="6.236383">
            <text:p>6.236383</text:p>
          </table:table-cell>
        </table:table-row>
        <table:table-row table:style-name="ro1">
          <table:table-cell office:value-type="float" office:value="68619">
            <text:p>68619</text:p>
          </table:table-cell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  <table:table-cell office:value-type="float" office:value="5203.834961">
            <text:p>5203.834961</text:p>
          </table:table-cell>
          <table:table-cell office:value-type="float" office:value="-0.05">
            <text:p>-0.05</text:p>
          </table:table-cell>
          <table:table-cell office:value-type="float" office:value="-0.032391">
            <text:p>-0.032391</text:p>
          </table:table-cell>
          <table:table-cell office:value-type="float" office:value="35.217113">
            <text:p>35.217113</text:p>
          </table:table-cell>
          <table:table-cell office:value-type="float" office:value="0.565237">
            <text:p>0.565237</text:p>
          </table:table-cell>
          <table:table-cell office:value-type="float" office:value="-0.136469">
            <text:p>-0.136469</text:p>
          </table:table-cell>
          <table:table-cell table:formula="of:=[.I267]-[.$I$2]" office:value-type="float" office:value="0.454899">
            <text:p>0.454899</text:p>
          </table:table-cell>
          <table:table-cell table:formula="of:=AVERAGE([.J263:.J267])" office:value-type="float" office:value="0.2121264">
            <text:p>0.2121264</text:p>
          </table:table-cell>
          <table:table-cell table:formula="of:=AVERAGE([.J259:.J267])" office:value-type="float" office:value="0.282781888888889">
            <text:p>0.2827818889</text:p>
          </table:table-cell>
          <table:table-cell office:value-type="float" office:value="608.289917">
            <text:p>608.289917</text:p>
          </table:table-cell>
          <table:table-cell office:value-type="float" office:value="-0.08831">
            <text:p>-0.08831</text:p>
          </table:table-cell>
          <table:table-cell office:value-type="float" office:value="-0.016254">
            <text:p>-0.016254</text:p>
          </table:table-cell>
          <table:table-cell table:formula="of:=[.O267]-0.021583" office:value-type="float" office:value="-0.037837">
            <text:p>-0.037837</text:p>
          </table:table-cell>
          <table:table-cell office:value-type="float" office:value="35.21711">
            <text:p>35.21711</text:p>
          </table:table-cell>
          <table:table-cell office:value-type="float" office:value="-126">
            <text:p>-126</text:p>
          </table:table-cell>
          <table:table-cell office:value-type="float" office:value="-989">
            <text:p>-989</text:p>
          </table:table-cell>
          <table:table-cell office:value-type="float" office:value="-13728">
            <text:p>-13728</text:p>
          </table:table-cell>
          <table:table-cell office:value-type="float" office:value="19633">
            <text:p>19633</text:p>
          </table:table-cell>
          <table:table-cell office:value-type="float" office:value="24703.871094">
            <text:p>24703.871094</text:p>
          </table:table-cell>
          <table:table-cell office:value-type="float" office:value="-5.157747">
            <text:p>-5.157747</text:p>
          </table:table-cell>
          <table:table-cell office:value-type="float" office:value="-4.8216">
            <text:p>-4.8216</text:p>
          </table:table-cell>
          <table:table-cell office:value-type="float" office:value="6.517328">
            <text:p>6.517328</text:p>
          </table:table-cell>
        </table:table-row>
        <table:table-row table:style-name="ro1">
          <table:table-cell office:value-type="float" office:value="68876">
            <text:p>68876</text:p>
          </table:table-cell>
          <table:table-cell office:value-type="float" office:value="26">
            <text:p>26</text:p>
          </table:table-cell>
          <table:table-cell office:value-type="float" office:value="544">
            <text:p>544</text:p>
          </table:table-cell>
          <table:table-cell office:value-type="float" office:value="1990.417847">
            <text:p>1990.417847</text:p>
          </table:table-cell>
          <table:table-cell office:value-type="float" office:value="-0.035">
            <text:p>-0.035</text:p>
          </table:table-cell>
          <table:table-cell office:value-type="float" office:value="-0.032152">
            <text:p>-0.032152</text:p>
          </table:table-cell>
          <table:table-cell office:value-type="float" office:value="8.137833">
            <text:p>8.137833</text:p>
          </table:table-cell>
          <table:table-cell office:value-type="float" office:value="-0.156134">
            <text:p>-0.156134</text:p>
          </table:table-cell>
          <table:table-cell office:value-type="float" office:value="-0.73502">
            <text:p>-0.73502</text:p>
          </table:table-cell>
          <table:table-cell table:formula="of:=[.I268]-[.$I$2]" office:value-type="float" office:value="-0.143652">
            <text:p>-0.143652</text:p>
          </table:table-cell>
          <table:table-cell table:formula="of:=AVERAGE([.J264:.J268])" office:value-type="float" office:value="0.2624046">
            <text:p>0.2624046</text:p>
          </table:table-cell>
          <table:table-cell table:formula="of:=AVERAGE([.J260:.J268])" office:value-type="float" office:value="0.274535222222222">
            <text:p>0.2745352222</text:p>
          </table:table-cell>
          <table:table-cell office:value-type="float" office:value="17.967667">
            <text:p>17.967667</text:p>
          </table:table-cell>
          <table:table-cell office:value-type="float" office:value="0.007351">
            <text:p>0.007351</text:p>
          </table:table-cell>
          <table:table-cell office:value-type="float" office:value="0.040636">
            <text:p>0.040636</text:p>
          </table:table-cell>
          <table:table-cell table:formula="of:=[.O268]-0.021583" office:value-type="float" office:value="0.019053">
            <text:p>0.019053</text:p>
          </table:table-cell>
          <table:table-cell office:value-type="float" office:value="8.13782">
            <text:p>8.13782</text:p>
          </table:table-cell>
          <table:table-cell office:value-type="float" office:value="-115">
            <text:p>-115</text:p>
          </table:table-cell>
          <table:table-cell office:value-type="float" office:value="-966">
            <text:p>-966</text:p>
          </table:table-cell>
          <table:table-cell office:value-type="float" office:value="-13669">
            <text:p>-13669</text:p>
          </table:table-cell>
          <table:table-cell office:value-type="float" office:value="20173">
            <text:p>20173</text:p>
          </table:table-cell>
          <table:table-cell office:value-type="float" office:value="25111.117188">
            <text:p>25111.117188</text:p>
          </table:table-cell>
          <table:table-cell office:value-type="float" office:value="-5.192747">
            <text:p>-5.192747</text:p>
          </table:table-cell>
          <table:table-cell office:value-type="float" office:value="-4.853752">
            <text:p>-4.853752</text:p>
          </table:table-cell>
          <table:table-cell office:value-type="float" office:value="6.528249">
            <text:p>6.528249</text:p>
          </table:table-cell>
        </table:table-row>
        <table:table-row table:style-name="ro1">
          <table:table-cell office:value-type="float" office:value="69133">
            <text:p>69133</text:p>
          </table:table-cell>
          <table:table-cell office:value-type="float" office:value="31">
            <text:p>31</text:p>
          </table:table-cell>
          <table:table-cell office:value-type="float" office:value="562">
            <text:p>562</text:p>
          </table:table-cell>
          <table:table-cell office:value-type="float" office:value="1711.916748">
            <text:p>1711.916748</text:p>
          </table:table-cell>
          <table:table-cell office:value-type="float" office:value="-0.03">
            <text:p>-0.03</text:p>
          </table:table-cell>
          <table:table-cell office:value-type="float" office:value="-0.030474">
            <text:p>-0.030474</text:p>
          </table:table-cell>
          <table:table-cell office:value-type="float" office:value="1.579939">
            <text:p>1.579939</text:p>
          </table:table-cell>
          <table:table-cell office:value-type="float" office:value="0.685097">
            <text:p>0.685097</text:p>
          </table:table-cell>
          <table:table-cell office:value-type="float" office:value="-0.201113">
            <text:p>-0.201113</text:p>
          </table:table-cell>
          <table:table-cell table:formula="of:=[.I269]-[.$I$2]" office:value-type="float" office:value="0.390255">
            <text:p>0.390255</text:p>
          </table:table-cell>
          <table:table-cell table:formula="of:=AVERAGE([.J265:.J269])" office:value-type="float" office:value="0.2877832">
            <text:p>0.2877832</text:p>
          </table:table-cell>
          <table:table-cell table:formula="of:=AVERAGE([.J261:.J269])" office:value-type="float" office:value="0.225055">
            <text:p>0.225055</text:p>
          </table:table-cell>
          <table:table-cell office:value-type="float" office:value="263.709625">
            <text:p>263.709625</text:p>
          </table:table-cell>
          <table:table-cell office:value-type="float" office:value="0.058366">
            <text:p>0.058366</text:p>
          </table:table-cell>
          <table:table-cell office:value-type="float" office:value="0.033574">
            <text:p>0.033574</text:p>
          </table:table-cell>
          <table:table-cell table:formula="of:=[.O269]-0.021583" office:value-type="float" office:value="0.011991">
            <text:p>0.011991</text:p>
          </table:table-cell>
          <table:table-cell office:value-type="float" office:value="1.579939">
            <text:p>1.579939</text:p>
          </table:table-cell>
          <table:table-cell office:value-type="float" office:value="-101">
            <text:p>-101</text:p>
          </table:table-cell>
          <table:table-cell office:value-type="float" office:value="-939">
            <text:p>-939</text:p>
          </table:table-cell>
          <table:table-cell office:value-type="float" office:value="-13590">
            <text:p>-13590</text:p>
          </table:table-cell>
          <table:table-cell office:value-type="float" office:value="20729">
            <text:p>20729</text:p>
          </table:table-cell>
          <table:table-cell office:value-type="float" office:value="25523.623047">
            <text:p>25523.623047</text:p>
          </table:table-cell>
          <table:table-cell office:value-type="float" office:value="-5.222747">
            <text:p>-5.222747</text:p>
          </table:table-cell>
          <table:table-cell office:value-type="float" office:value="-4.884226">
            <text:p>-4.884226</text:p>
          </table:table-cell>
          <table:table-cell office:value-type="float" office:value="6.481674">
            <text:p>6.481674</text:p>
          </table:table-cell>
        </table:table-row>
        <table:table-row table:style-name="ro1">
          <table:table-cell office:value-type="float" office:value="69390">
            <text:p>69390</text:p>
          </table:table-cell>
          <table:table-cell office:value-type="float" office:value="7">
            <text:p>7</text:p>
          </table:table-cell>
          <table:table-cell office:value-type="float" office:value="530">
            <text:p>530</text:p>
          </table:table-cell>
          <table:table-cell office:value-type="float" office:value="7472.38916">
            <text:p>7472.38916</text:p>
          </table:table-cell>
          <table:table-cell office:value-type="float" office:value="-0.002692">
            <text:p>-0.002692</text:p>
          </table:table-cell>
          <table:table-cell office:value-type="float" office:value="0.009005">
            <text:p>0.009005</text:p>
          </table:table-cell>
          <table:table-cell office:value-type="float" office:value="434.480103">
            <text:p>434.480103</text:p>
          </table:table-cell>
          <table:table-cell office:value-type="float" office:value="-0.200188">
            <text:p>-0.200188</text:p>
          </table:table-cell>
          <table:table-cell office:value-type="float" office:value="-0.083797">
            <text:p>-0.083797</text:p>
          </table:table-cell>
          <table:table-cell table:formula="of:=[.I270]-[.$I$2]" office:value-type="float" office:value="0.507571">
            <text:p>0.507571</text:p>
          </table:table-cell>
          <table:table-cell table:formula="of:=AVERAGE([.J266:.J270])" office:value-type="float" office:value="0.2896986">
            <text:p>0.2896986</text:p>
          </table:table-cell>
          <table:table-cell table:formula="of:=AVERAGE([.J262:.J270])" office:value-type="float" office:value="0.186215777777778">
            <text:p>0.1862157778</text:p>
          </table:table-cell>
          <table:table-cell office:value-type="float" office:value="31.778854">
            <text:p>31.778854</text:p>
          </table:table-cell>
          <table:table-cell office:value-type="float" office:value="-0.009801">
            <text:p>-0.009801</text:p>
          </table:table-cell>
          <table:table-cell office:value-type="float" office:value="0.011458">
            <text:p>0.011458</text:p>
          </table:table-cell>
          <table:table-cell table:formula="of:=[.O270]-0.021583" office:value-type="float" office:value="-0.010125">
            <text:p>-0.010125</text:p>
          </table:table-cell>
          <table:table-cell office:value-type="float" office:value="434.480103">
            <text:p>434.480103</text:p>
          </table:table-cell>
          <table:table-cell office:value-type="float" office:value="-98">
            <text:p>-98</text:p>
          </table:table-cell>
          <table:table-cell office:value-type="float" office:value="-933">
            <text:p>-933</text:p>
          </table:table-cell>
          <table:table-cell office:value-type="float" office:value="-13499">
            <text:p>-13499</text:p>
          </table:table-cell>
          <table:table-cell office:value-type="float" office:value="21251">
            <text:p>21251</text:p>
          </table:table-cell>
          <table:table-cell office:value-type="float" office:value="25917.498047">
            <text:p>25917.498047</text:p>
          </table:table-cell>
          <table:table-cell office:value-type="float" office:value="-5.22544">
            <text:p>-5.22544</text:p>
          </table:table-cell>
          <table:table-cell office:value-type="float" office:value="-4.875221">
            <text:p>-4.875221</text:p>
          </table:table-cell>
          <table:table-cell office:value-type="float" office:value="6.702188">
            <text:p>6.702188</text:p>
          </table:table-cell>
        </table:table-row>
        <table:table-row table:style-name="ro1">
          <table:table-cell office:value-type="float" office:value="69647">
            <text:p>69647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3507.636719">
            <text:p>53507.636719</text:p>
          </table:table-cell>
          <table:table-cell office:value-type="float" office:value="-0.005">
            <text:p>-0.005</text:p>
          </table:table-cell>
          <table:table-cell office:value-type="float" office:value="0.006608">
            <text:p>0.006608</text:p>
          </table:table-cell>
          <table:table-cell office:value-type="float" office:value="232.168076">
            <text:p>232.168076</text:p>
          </table:table-cell>
          <table:table-cell office:value-type="float" office:value="0.691406">
            <text:p>0.691406</text:p>
          </table:table-cell>
          <table:table-cell office:value-type="float" office:value="-0.337582">
            <text:p>-0.337582</text:p>
          </table:table-cell>
          <table:table-cell table:formula="of:=[.I271]-[.$I$2]" office:value-type="float" office:value="0.253786">
            <text:p>0.253786</text:p>
          </table:table-cell>
          <table:table-cell table:formula="of:=AVERAGE([.J267:.J271])" office:value-type="float" office:value="0.2925718">
            <text:p>0.2925718</text:p>
          </table:table-cell>
          <table:table-cell table:formula="of:=AVERAGE([.J263:.J271])" office:value-type="float" office:value="0.229843555555556">
            <text:p>0.2298435556</text:p>
          </table:table-cell>
          <table:table-cell office:value-type="float" office:value="200.151917">
            <text:p>200.151917</text:p>
          </table:table-cell>
          <table:table-cell office:value-type="float" office:value="0">
            <text:p>0</text:p>
          </table:table-cell>
          <table:table-cell office:value-type="float" office:value="0.032375">
            <text:p>0.032375</text:p>
          </table:table-cell>
          <table:table-cell table:formula="of:=[.O271]-0.021583" office:value-type="float" office:value="0.010792">
            <text:p>0.010792</text:p>
          </table:table-cell>
          <table:table-cell office:value-type="float" office:value="232.168076">
            <text:p>232.168076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412">
            <text:p>-13412</text:p>
          </table:table-cell>
          <table:table-cell office:value-type="float" office:value="21780">
            <text:p>21780</text:p>
          </table:table-cell>
          <table:table-cell office:value-type="float" office:value="26326.746094">
            <text:p>26326.746094</text:p>
          </table:table-cell>
          <table:table-cell office:value-type="float" office:value="-5.23044">
            <text:p>-5.23044</text:p>
          </table:table-cell>
          <table:table-cell office:value-type="float" office:value="-4.868612">
            <text:p>-4.868612</text:p>
          </table:table-cell>
          <table:table-cell office:value-type="float" office:value="6.917724">
            <text:p>6.917724</text:p>
          </table:table-cell>
        </table:table-row>
        <table:table-row table:style-name="ro1">
          <table:table-cell office:value-type="float" office:value="69904">
            <text:p>69904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862">
            <text:p>0.004862</text:p>
          </table:table-cell>
          <table:table-cell office:value-type="float" office:value="100">
            <text:p>100</text:p>
          </table:table-cell>
          <table:table-cell office:value-type="float" office:value="-0.201555">
            <text:p>-0.201555</text:p>
          </table:table-cell>
          <table:table-cell office:value-type="float" office:value="-0.840365">
            <text:p>-0.840365</text:p>
          </table:table-cell>
          <table:table-cell table:formula="of:=[.I272]-[.$I$2]" office:value-type="float" office:value="-0.248997">
            <text:p>-0.248997</text:p>
          </table:table-cell>
          <table:table-cell table:formula="of:=AVERAGE([.J268:.J272])" office:value-type="float" office:value="0.1517926">
            <text:p>0.1517926</text:p>
          </table:table-cell>
          <table:table-cell table:formula="of:=AVERAGE([.J264:.J272])" office:value-type="float" office:value="0.246070888888889">
            <text:p>0.2460708889</text:p>
          </table:table-cell>
          <table:table-cell office:value-type="float" office:value="121.388458">
            <text:p>121.388458</text:p>
          </table:table-cell>
          <table:table-cell office:value-type="float" office:value="0">
            <text:p>0</text:p>
          </table:table-cell>
          <table:table-cell office:value-type="float" office:value="0.014655">
            <text:p>0.014655</text:p>
          </table:table-cell>
          <table:table-cell table:formula="of:=[.O272]-0.021583" office:value-type="float" office:value="-0.006928">
            <text:p>-0.00692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329">
            <text:p>-13329</text:p>
          </table:table-cell>
          <table:table-cell office:value-type="float" office:value="22307">
            <text:p>22307</text:p>
          </table:table-cell>
          <table:table-cell office:value-type="float" office:value="26741.550781">
            <text:p>26741.550781</text:p>
          </table:table-cell>
          <table:table-cell office:value-type="float" office:value="-5.23044">
            <text:p>-5.23044</text:p>
          </table:table-cell>
          <table:table-cell office:value-type="float" office:value="-4.86375">
            <text:p>-4.86375</text:p>
          </table:table-cell>
          <table:table-cell office:value-type="float" office:value="7.010685">
            <text:p>7.010685</text:p>
          </table:table-cell>
        </table:table-row>
        <table:table-row table:style-name="ro1">
          <table:table-cell office:value-type="float" office:value="70161">
            <text:p>70161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646434">
            <text:p>-0.646434</text:p>
          </table:table-cell>
          <table:table-cell table:formula="of:=[.I273]-[.$I$2]" office:value-type="float" office:value="-0.0550659999999999">
            <text:p>-0.055066</text:p>
          </table:table-cell>
          <table:table-cell table:formula="of:=AVERAGE([.J269:.J273])" office:value-type="float" office:value="0.1695098">
            <text:p>0.1695098</text:p>
          </table:table-cell>
          <table:table-cell table:formula="of:=AVERAGE([.J265:.J273])" office:value-type="float" office:value="0.21069">
            <text:p>0.210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265">
            <text:p>0.002265</text:p>
          </table:table-cell>
          <table:table-cell table:formula="of:=[.O273]-0.021583" office:value-type="float" office:value="-0.019318">
            <text:p>-0.01931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249">
            <text:p>-13249</text:p>
          </table:table-cell>
          <table:table-cell office:value-type="float" office:value="22831">
            <text:p>22831</text:p>
          </table:table-cell>
          <table:table-cell office:value-type="float" office:value="27159.326172">
            <text:p>27159.326172</text:p>
          </table:table-cell>
          <table:table-cell office:value-type="float" office:value="-5.23044">
            <text:p>-5.23044</text:p>
          </table:table-cell>
          <table:table-cell office:value-type="float" office:value="-4.857758">
            <text:p>-4.857758</text:p>
          </table:table-cell>
          <table:table-cell office:value-type="float" office:value="7.125244">
            <text:p>7.125244</text:p>
          </table:table-cell>
        </table:table-row>
        <table:table-row table:style-name="ro1">
          <table:table-cell office:value-type="float" office:value="70418">
            <text:p>70418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0.745659">
            <text:p>0.745659</text:p>
          </table:table-cell>
          <table:table-cell office:value-type="float" office:value="0.079009">
            <text:p>0.079009</text:p>
          </table:table-cell>
          <table:table-cell table:formula="of:=[.I274]-[.$I$2]" office:value-type="float" office:value="0.670377">
            <text:p>0.670377</text:p>
          </table:table-cell>
          <table:table-cell table:formula="of:=AVERAGE([.J270:.J274])" office:value-type="float" office:value="0.2255342">
            <text:p>0.2255342</text:p>
          </table:table-cell>
          <table:table-cell table:formula="of:=AVERAGE([.J266:.J274])" office:value-type="float" office:value="0.229843666666667">
            <text:p>0.2298436667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0.039436">
            <text:p>0.039436</text:p>
          </table:table-cell>
          <table:table-cell table:formula="of:=[.O274]-0.021583" office:value-type="float" office:value="0.017853">
            <text:p>0.017853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172">
            <text:p>-13172</text:p>
          </table:table-cell>
          <table:table-cell office:value-type="float" office:value="23355">
            <text:p>23355</text:p>
          </table:table-cell>
          <table:table-cell office:value-type="float" office:value="27582.382813">
            <text:p>27582.382813</text:p>
          </table:table-cell>
          <table:table-cell office:value-type="float" office:value="-5.23044">
            <text:p>-5.23044</text:p>
          </table:table-cell>
          <table:table-cell office:value-type="float" office:value="-4.851526">
            <text:p>-4.851526</text:p>
          </table:table-cell>
          <table:table-cell office:value-type="float" office:value="7.24439">
            <text:p>7.24439</text:p>
          </table:table-cell>
        </table:table-row>
        <table:table-row table:style-name="ro1">
          <table:table-cell office:value-type="float" office:value="70675">
            <text:p>70675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215328">
            <text:p>-0.215328</text:p>
          </table:table-cell>
          <table:table-cell office:value-type="float" office:value="-0.213084">
            <text:p>-0.213084</text:p>
          </table:table-cell>
          <table:table-cell table:formula="of:=[.I275]-[.$I$2]" office:value-type="float" office:value="0.378284">
            <text:p>0.378284</text:p>
          </table:table-cell>
          <table:table-cell table:formula="of:=AVERAGE([.J271:.J275])" office:value-type="float" office:value="0.1996768">
            <text:p>0.1996768</text:p>
          </table:table-cell>
          <table:table-cell table:formula="of:=AVERAGE([.J267:.J275])" office:value-type="float" office:value="0.245273">
            <text:p>0.245273</text:p>
          </table:table-cell>
          <table:table-cell office:value-type="float" office:value="100">
            <text:p>100</text:p>
          </table:table-cell>
          <table:table-cell office:value-type="float" office:value="-0.009804">
            <text:p>-0.009804</text:p>
          </table:table-cell>
          <table:table-cell office:value-type="float" office:value="-0.001066">
            <text:p>-0.001066</text:p>
          </table:table-cell>
          <table:table-cell table:formula="of:=[.O275]-0.021583" office:value-type="float" office:value="-0.022649">
            <text:p>-0.02264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099">
            <text:p>-13099</text:p>
          </table:table-cell>
          <table:table-cell office:value-type="float" office:value="23878">
            <text:p>23878</text:p>
          </table:table-cell>
          <table:table-cell office:value-type="float" office:value="28010.035156">
            <text:p>28010.035156</text:p>
          </table:table-cell>
          <table:table-cell office:value-type="float" office:value="-5.23044">
            <text:p>-5.23044</text:p>
          </table:table-cell>
          <table:table-cell office:value-type="float" office:value="-4.845534">
            <text:p>-4.845534</text:p>
          </table:table-cell>
          <table:table-cell office:value-type="float" office:value="7.358948">
            <text:p>7.358948</text:p>
          </table:table-cell>
        </table:table-row>
        <table:table-row table:style-name="ro1">
          <table:table-cell office:value-type="float" office:value="70932">
            <text:p>7093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736827">
            <text:p>0.736827</text:p>
          </table:table-cell>
          <table:table-cell office:value-type="float" office:value="-0.543484">
            <text:p>-0.543484</text:p>
          </table:table-cell>
          <table:table-cell table:formula="of:=[.I276]-[.$I$2]" office:value-type="float" office:value="0.047884">
            <text:p>0.047884</text:p>
          </table:table-cell>
          <table:table-cell table:formula="of:=AVERAGE([.J272:.J276])" office:value-type="float" office:value="0.1584964">
            <text:p>0.1584964</text:p>
          </table:table-cell>
          <table:table-cell table:formula="of:=AVERAGE([.J268:.J276])" office:value-type="float" office:value="0.200049111111111">
            <text:p>0.2000491111</text:p>
          </table:table-cell>
          <table:table-cell office:value-type="float" office:value="100">
            <text:p>100</text:p>
          </table:table-cell>
          <table:table-cell office:value-type="float" office:value="-0.029393">
            <text:p>-0.029393</text:p>
          </table:table-cell>
          <table:table-cell office:value-type="float" office:value="0.002798">
            <text:p>0.002798</text:p>
          </table:table-cell>
          <table:table-cell table:formula="of:=[.O276]-0.021583" office:value-type="float" office:value="-0.018785">
            <text:p>-0.01878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029">
            <text:p>-13029</text:p>
          </table:table-cell>
          <table:table-cell office:value-type="float" office:value="24400">
            <text:p>24400</text:p>
          </table:table-cell>
          <table:table-cell office:value-type="float" office:value="28441.535156">
            <text:p>28441.535156</text:p>
          </table:table-cell>
          <table:table-cell office:value-type="float" office:value="-5.23044">
            <text:p>-5.23044</text:p>
          </table:table-cell>
          <table:table-cell office:value-type="float" office:value="-4.839748">
            <text:p>-4.839748</text:p>
          </table:table-cell>
          <table:table-cell office:value-type="float" office:value="7.469578">
            <text:p>7.469578</text:p>
          </table:table-cell>
        </table:table-row>
        <table:table-row table:style-name="ro1">
          <table:table-cell office:value-type="float" office:value="71189">
            <text:p>71189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-0.245609">
            <text:p>-0.245609</text:p>
          </table:table-cell>
          <table:table-cell office:value-type="float" office:value="0.471658">
            <text:p>0.471658</text:p>
          </table:table-cell>
          <table:table-cell table:formula="of:=[.I277]-[.$I$2]" office:value-type="float" office:value="1.063026">
            <text:p>1.063026</text:p>
          </table:table-cell>
          <table:table-cell table:formula="of:=AVERAGE([.J273:.J277])" office:value-type="float" office:value="0.420901">
            <text:p>0.420901</text:p>
          </table:table-cell>
          <table:table-cell table:formula="of:=AVERAGE([.J269:.J277])" office:value-type="float" office:value="0.334124444444444">
            <text:p>0.3341244444</text:p>
          </table:table-cell>
          <table:table-cell office:value-type="float" office:value="100">
            <text:p>100</text:p>
          </table:table-cell>
          <table:table-cell office:value-type="float" office:value="0.009804">
            <text:p>0.009804</text:p>
          </table:table-cell>
          <table:table-cell office:value-type="float" office:value="0.024515">
            <text:p>0.024515</text:p>
          </table:table-cell>
          <table:table-cell table:formula="of:=[.O277]-0.021583" office:value-type="float" office:value="0.002932">
            <text:p>0.00293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962">
            <text:p>-12962</text:p>
          </table:table-cell>
          <table:table-cell office:value-type="float" office:value="24920">
            <text:p>24920</text:p>
          </table:table-cell>
          <table:table-cell office:value-type="float" office:value="28875.740234">
            <text:p>28875.740234</text:p>
          </table:table-cell>
          <table:table-cell office:value-type="float" office:value="-5.23044">
            <text:p>-5.23044</text:p>
          </table:table-cell>
          <table:table-cell office:value-type="float" office:value="-4.833995">
            <text:p>-4.833995</text:p>
          </table:table-cell>
          <table:table-cell office:value-type="float" office:value="7.57956">
            <text:p>7.57956</text:p>
          </table:table-cell>
        </table:table-row>
        <table:table-row table:style-name="ro1">
          <table:table-cell office:value-type="float" office:value="71446">
            <text:p>71446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13">
            <text:p>0.005513</text:p>
          </table:table-cell>
          <table:table-cell office:value-type="float" office:value="100">
            <text:p>100</text:p>
          </table:table-cell>
          <table:table-cell office:value-type="float" office:value="-0.017348">
            <text:p>-0.017348</text:p>
          </table:table-cell>
          <table:table-cell office:value-type="float" office:value="-0.167594">
            <text:p>-0.167594</text:p>
          </table:table-cell>
          <table:table-cell table:formula="of:=[.I278]-[.$I$2]" office:value-type="float" office:value="0.423774">
            <text:p>0.423774</text:p>
          </table:table-cell>
          <table:table-cell table:formula="of:=AVERAGE([.J274:.J278])" office:value-type="float" office:value="0.516669">
            <text:p>0.516669</text:p>
          </table:table-cell>
          <table:table-cell table:formula="of:=AVERAGE([.J270:.J278])" office:value-type="float" office:value="0.337848777777778">
            <text:p>0.3378487778</text:p>
          </table:table-cell>
          <table:table-cell office:value-type="float" office:value="100">
            <text:p>100</text:p>
          </table:table-cell>
          <table:table-cell office:value-type="float" office:value="0.007351">
            <text:p>0.007351</text:p>
          </table:table-cell>
          <table:table-cell office:value-type="float" office:value="0.033574">
            <text:p>0.033574</text:p>
          </table:table-cell>
          <table:table-cell table:formula="of:=[.O278]-0.021583" office:value-type="float" office:value="0.011991">
            <text:p>0.01199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898">
            <text:p>-12898</text:p>
          </table:table-cell>
          <table:table-cell office:value-type="float" office:value="25441">
            <text:p>25441</text:p>
          </table:table-cell>
          <table:table-cell office:value-type="float" office:value="29315.099609">
            <text:p>29315.099609</text:p>
          </table:table-cell>
          <table:table-cell office:value-type="float" office:value="-5.23044">
            <text:p>-5.23044</text:p>
          </table:table-cell>
          <table:table-cell office:value-type="float" office:value="-4.828483">
            <text:p>-4.828483</text:p>
          </table:table-cell>
          <table:table-cell office:value-type="float" office:value="7.684957">
            <text:p>7.684957</text:p>
          </table:table-cell>
        </table:table-row>
        <table:table-row table:style-name="ro1">
          <table:table-cell office:value-type="float" office:value="71703">
            <text:p>71703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-0.001893">
            <text:p>-0.001893</text:p>
          </table:table-cell>
          <table:table-cell office:value-type="float" office:value="0.11971">
            <text:p>0.11971</text:p>
          </table:table-cell>
          <table:table-cell table:formula="of:=[.I279]-[.$I$2]" office:value-type="float" office:value="0.711078">
            <text:p>0.711078</text:p>
          </table:table-cell>
          <table:table-cell table:formula="of:=AVERAGE([.J275:.J279])" office:value-type="float" office:value="0.5248092">
            <text:p>0.5248092</text:p>
          </table:table-cell>
          <table:table-cell table:formula="of:=AVERAGE([.J271:.J279])" office:value-type="float" office:value="0.360460666666667">
            <text:p>0.3604606667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0.013323">
            <text:p>0.013323</text:p>
          </table:table-cell>
          <table:table-cell table:formula="of:=[.O279]-0.021583" office:value-type="float" office:value="-0.00826">
            <text:p>-0.00826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838">
            <text:p>-12838</text:p>
          </table:table-cell>
          <table:table-cell office:value-type="float" office:value="25959">
            <text:p>25959</text:p>
          </table:table-cell>
          <table:table-cell office:value-type="float" office:value="29756.234375">
            <text:p>29756.234375</text:p>
          </table:table-cell>
          <table:table-cell office:value-type="float" office:value="-5.23044">
            <text:p>-5.23044</text:p>
          </table:table-cell>
          <table:table-cell office:value-type="float" office:value="-4.822422">
            <text:p>-4.822422</text:p>
          </table:table-cell>
          <table:table-cell office:value-type="float" office:value="7.800828">
            <text:p>7.800828</text:p>
          </table:table-cell>
        </table:table-row>
        <table:table-row table:style-name="ro1">
          <table:table-cell office:value-type="float" office:value="71960">
            <text:p>71960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33">
            <text:p>0.005033</text:p>
          </table:table-cell>
          <table:table-cell office:value-type="float" office:value="100">
            <text:p>100</text:p>
          </table:table-cell>
          <table:table-cell office:value-type="float" office:value="0.601826">
            <text:p>0.601826</text:p>
          </table:table-cell>
          <table:table-cell office:value-type="float" office:value="-0.055067">
            <text:p>-0.055067</text:p>
          </table:table-cell>
          <table:table-cell table:formula="of:=[.I280]-[.$I$2]" office:value-type="float" office:value="0.536301">
            <text:p>0.536301</text:p>
          </table:table-cell>
          <table:table-cell table:formula="of:=AVERAGE([.J276:.J280])" office:value-type="float" office:value="0.5564126">
            <text:p>0.5564126</text:p>
          </table:table-cell>
          <table:table-cell table:formula="of:=AVERAGE([.J272:.J280])" office:value-type="float" office:value="0.391851222222222">
            <text:p>0.3918512222</text:p>
          </table:table-cell>
          <table:table-cell office:value-type="float" office:value="100">
            <text:p>100</text:p>
          </table:table-cell>
          <table:table-cell office:value-type="float" office:value="0.116732">
            <text:p>0.116732</text:p>
          </table:table-cell>
          <table:table-cell office:value-type="float" office:value="0.085534">
            <text:p>0.085534</text:p>
          </table:table-cell>
          <table:table-cell table:formula="of:=[.O280]-0.021583" office:value-type="float" office:value="0.063951">
            <text:p>0.06395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781">
            <text:p>-12781</text:p>
          </table:table-cell>
          <table:table-cell office:value-type="float" office:value="26479">
            <text:p>26479</text:p>
          </table:table-cell>
          <table:table-cell office:value-type="float" office:value="30203.003906">
            <text:p>30203.003906</text:p>
          </table:table-cell>
          <table:table-cell office:value-type="float" office:value="-5.23044">
            <text:p>-5.23044</text:p>
          </table:table-cell>
          <table:table-cell office:value-type="float" office:value="-4.817389">
            <text:p>-4.817389</text:p>
          </table:table-cell>
          <table:table-cell office:value-type="float" office:value="7.897063">
            <text:p>7.897063</text:p>
          </table:table-cell>
        </table:table-row>
        <table:table-row table:style-name="ro1">
          <table:table-cell office:value-type="float" office:value="72217">
            <text:p>72217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169382">
            <text:p>-0.169382</text:p>
          </table:table-cell>
          <table:table-cell office:value-type="float" office:value="0.316035">
            <text:p>0.316035</text:p>
          </table:table-cell>
          <table:table-cell table:formula="of:=[.I281]-[.$I$2]" office:value-type="float" office:value="0.907403">
            <text:p>0.907403</text:p>
          </table:table-cell>
          <table:table-cell table:formula="of:=AVERAGE([.J277:.J281])" office:value-type="float" office:value="0.7283164">
            <text:p>0.7283164</text:p>
          </table:table-cell>
          <table:table-cell table:formula="of:=AVERAGE([.J273:.J281])" office:value-type="float" office:value="0.520340111111111">
            <text:p>0.5203401111</text:p>
          </table:table-cell>
          <table:table-cell office:value-type="float" office:value="100">
            <text:p>100</text:p>
          </table:table-cell>
          <table:table-cell office:value-type="float" office:value="0.027052">
            <text:p>0.027052</text:p>
          </table:table-cell>
          <table:table-cell office:value-type="float" office:value="0.02558">
            <text:p>0.02558</text:p>
          </table:table-cell>
          <table:table-cell table:formula="of:=[.O281]-0.021583" office:value-type="float" office:value="0.003997">
            <text:p>0.003997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726">
            <text:p>-12726</text:p>
          </table:table-cell>
          <table:table-cell office:value-type="float" office:value="26998">
            <text:p>26998</text:p>
          </table:table-cell>
          <table:table-cell office:value-type="float" office:value="30652.101563">
            <text:p>30652.101563</text:p>
          </table:table-cell>
          <table:table-cell office:value-type="float" office:value="-5.23044">
            <text:p>-5.23044</text:p>
          </table:table-cell>
          <table:table-cell office:value-type="float" office:value="-4.811397">
            <text:p>-4.811397</text:p>
          </table:table-cell>
          <table:table-cell office:value-type="float" office:value="8.011622">
            <text:p>8.011622</text:p>
          </table:table-cell>
        </table:table-row>
        <table:table-row table:style-name="ro1">
          <table:table-cell office:value-type="float" office:value="72474">
            <text:p>72474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2084.421875">
            <text:p>52084.421875</text:p>
          </table:table-cell>
          <table:table-cell office:value-type="float" office:value="-0.005">
            <text:p>-0.005</text:p>
          </table:table-cell>
          <table:table-cell office:value-type="float" office:value="0.005581">
            <text:p>0.005581</text:p>
          </table:table-cell>
          <table:table-cell office:value-type="float" office:value="211.62381">
            <text:p>211.62381</text:p>
          </table:table-cell>
          <table:table-cell office:value-type="float" office:value="0.798649">
            <text:p>0.798649</text:p>
          </table:table-cell>
          <table:table-cell office:value-type="float" office:value="-0.684742">
            <text:p>-0.684742</text:p>
          </table:table-cell>
          <table:table-cell table:formula="of:=[.I282]-[.$I$2]" office:value-type="float" office:value="-0.093374">
            <text:p>-0.093374</text:p>
          </table:table-cell>
          <table:table-cell table:formula="of:=AVERAGE([.J278:.J282])" office:value-type="float" office:value="0.4970364">
            <text:p>0.4970364</text:p>
          </table:table-cell>
          <table:table-cell table:formula="of:=AVERAGE([.J274:.J282])" office:value-type="float" office:value="0.516083666666667">
            <text:p>0.5160836667</text:p>
          </table:table-cell>
          <table:table-cell office:value-type="float" office:value="115.813446">
            <text:p>115.813446</text:p>
          </table:table-cell>
          <table:table-cell office:value-type="float" office:value="0.029413">
            <text:p>0.029413</text:p>
          </table:table-cell>
          <table:table-cell office:value-type="float" office:value="0.037438">
            <text:p>0.037438</text:p>
          </table:table-cell>
          <table:table-cell table:formula="of:=[.O282]-0.021583" office:value-type="float" office:value="0.015855">
            <text:p>0.015855</text:p>
          </table:table-cell>
          <table:table-cell office:value-type="float" office:value="211.62381">
            <text:p>211.62381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674">
            <text:p>-12674</text:p>
          </table:table-cell>
          <table:table-cell office:value-type="float" office:value="27517">
            <text:p>27517</text:p>
          </table:table-cell>
          <table:table-cell office:value-type="float" office:value="31103.769531">
            <text:p>31103.769531</text:p>
          </table:table-cell>
          <table:table-cell office:value-type="float" office:value="-5.23544">
            <text:p>-5.23544</text:p>
          </table:table-cell>
          <table:table-cell office:value-type="float" office:value="-4.805815">
            <text:p>-4.805815</text:p>
          </table:table-cell>
          <table:table-cell office:value-type="float" office:value="8.206083">
            <text:p>8.206083</text:p>
          </table:table-cell>
        </table:table-row>
        <table:table-row table:style-name="ro1">
          <table:table-cell office:value-type="float" office:value="72731">
            <text:p>72731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-0.155036">
            <text:p>-0.155036</text:p>
          </table:table-cell>
          <table:table-cell office:value-type="float" office:value="-0.4956">
            <text:p>-0.4956</text:p>
          </table:table-cell>
          <table:table-cell table:formula="of:=[.I283]-[.$I$2]" office:value-type="float" office:value="0.095768">
            <text:p>0.095768</text:p>
          </table:table-cell>
          <table:table-cell table:formula="of:=AVERAGE([.J279:.J283])" office:value-type="float" office:value="0.4314352">
            <text:p>0.4314352</text:p>
          </table:table-cell>
          <table:table-cell table:formula="of:=AVERAGE([.J275:.J283])" office:value-type="float" office:value="0.452238222222222">
            <text:p>0.4522382222</text:p>
          </table:table-cell>
          <table:table-cell office:value-type="float" office:value="232.082794">
            <text:p>232.082794</text:p>
          </table:table-cell>
          <table:table-cell office:value-type="float" office:value="-0.005883">
            <text:p>-0.005883</text:p>
          </table:table-cell>
          <table:table-cell office:value-type="float" office:value="0.030776">
            <text:p>0.030776</text:p>
          </table:table-cell>
          <table:table-cell table:formula="of:=[.O283]-0.021583" office:value-type="float" office:value="0.009193">
            <text:p>0.009193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626">
            <text:p>-12626</text:p>
          </table:table-cell>
          <table:table-cell office:value-type="float" office:value="28033">
            <text:p>28033</text:p>
          </table:table-cell>
          <table:table-cell office:value-type="float" office:value="31557.314453">
            <text:p>31557.314453</text:p>
          </table:table-cell>
          <table:table-cell office:value-type="float" office:value="-5.23544">
            <text:p>-5.23544</text:p>
          </table:table-cell>
          <table:table-cell office:value-type="float" office:value="-4.799549">
            <text:p>-4.799549</text:p>
          </table:table-cell>
          <table:table-cell office:value-type="float" office:value="8.325769">
            <text:p>8.325769</text:p>
          </table:table-cell>
        </table:table-row>
        <table:table-row table:style-name="ro1">
          <table:table-cell office:value-type="float" office:value="72988">
            <text:p>72988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73">
            <text:p>0.005273</text:p>
          </table:table-cell>
          <table:table-cell office:value-type="float" office:value="100">
            <text:p>100</text:p>
          </table:table-cell>
          <table:table-cell office:value-type="float" office:value="-0.003028">
            <text:p>-0.003028</text:p>
          </table:table-cell>
          <table:table-cell office:value-type="float" office:value="-0.658405">
            <text:p>-0.658405</text:p>
          </table:table-cell>
          <table:table-cell table:formula="of:=[.I284]-[.$I$2]" office:value-type="float" office:value="-0.067037">
            <text:p>-0.067037</text:p>
          </table:table-cell>
          <table:table-cell table:formula="of:=AVERAGE([.J280:.J284])" office:value-type="float" office:value="0.2758122">
            <text:p>0.2758122</text:p>
          </table:table-cell>
          <table:table-cell table:formula="of:=AVERAGE([.J276:.J284])" office:value-type="float" office:value="0.402758111111111">
            <text:p>0.4027581111</text:p>
          </table:table-cell>
          <table:table-cell office:value-type="float" office:value="100">
            <text:p>100</text:p>
          </table:table-cell>
          <table:table-cell office:value-type="float" office:value="0.056523">
            <text:p>0.056523</text:p>
          </table:table-cell>
          <table:table-cell office:value-type="float" office:value="0.137628">
            <text:p>0.137628</text:p>
          </table:table-cell>
          <table:table-cell table:formula="of:=[.O284]-0.021583" office:value-type="float" office:value="0.116045">
            <text:p>0.11604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81">
            <text:p>-12581</text:p>
          </table:table-cell>
          <table:table-cell office:value-type="float" office:value="28547">
            <text:p>28547</text:p>
          </table:table-cell>
          <table:table-cell office:value-type="float" office:value="32012.150391">
            <text:p>32012.150391</text:p>
          </table:table-cell>
          <table:table-cell office:value-type="float" office:value="-5.23544">
            <text:p>-5.23544</text:p>
          </table:table-cell>
          <table:table-cell office:value-type="float" office:value="-4.794276">
            <text:p>-4.794276</text:p>
          </table:table-cell>
          <table:table-cell office:value-type="float" office:value="8.426485">
            <text:p>8.426485</text:p>
          </table:table-cell>
        </table:table-row>
        <table:table-row table:style-name="ro1">
          <table:table-cell office:value-type="float" office:value="73245">
            <text:p>73245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0.030281">
            <text:p>0.030281</text:p>
          </table:table-cell>
          <table:table-cell office:value-type="float" office:value="0.035913">
            <text:p>0.035913</text:p>
          </table:table-cell>
          <table:table-cell table:formula="of:=[.I285]-[.$I$2]" office:value-type="float" office:value="0.627281">
            <text:p>0.627281</text:p>
          </table:table-cell>
          <table:table-cell table:formula="of:=AVERAGE([.J281:.J285])" office:value-type="float" office:value="0.2940082">
            <text:p>0.2940082</text:p>
          </table:table-cell>
          <table:table-cell table:formula="of:=AVERAGE([.J277:.J285])" office:value-type="float" office:value="0.467135555555556">
            <text:p>0.4671355556</text:p>
          </table:table-cell>
          <table:table-cell office:value-type="float" office:value="100">
            <text:p>100</text:p>
          </table:table-cell>
          <table:table-cell office:value-type="float" office:value="0.075275">
            <text:p>0.075275</text:p>
          </table:table-cell>
          <table:table-cell office:value-type="float" office:value="0.07341">
            <text:p>0.07341</text:p>
          </table:table-cell>
          <table:table-cell table:formula="of:=[.O285]-0.021583" office:value-type="float" office:value="0.051827">
            <text:p>0.051827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39">
            <text:p>-12539</text:p>
          </table:table-cell>
          <table:table-cell office:value-type="float" office:value="29059">
            <text:p>29059</text:p>
          </table:table-cell>
          <table:table-cell office:value-type="float" office:value="32468.117188">
            <text:p>32468.117188</text:p>
          </table:table-cell>
          <table:table-cell office:value-type="float" office:value="-5.23544">
            <text:p>-5.23544</text:p>
          </table:table-cell>
          <table:table-cell office:value-type="float" office:value="-4.789106">
            <text:p>-4.789106</text:p>
          </table:table-cell>
          <table:table-cell office:value-type="float" office:value="8.525241">
            <text:p>8.525241</text:p>
          </table:table-cell>
        </table:table-row>
        <table:table-row table:style-name="ro1">
          <table:table-cell office:value-type="float" office:value="73502">
            <text:p>73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.711593">
            <text:p>0.711593</text:p>
          </table:table-cell>
          <table:table-cell office:value-type="float" office:value="-0.35913">
            <text:p>-0.35913</text:p>
          </table:table-cell>
          <table:table-cell table:formula="of:=[.I286]-[.$I$2]" office:value-type="float" office:value="0.232238">
            <text:p>0.232238</text:p>
          </table:table-cell>
          <table:table-cell table:formula="of:=AVERAGE([.J282:.J286])" office:value-type="float" office:value="0.1589752">
            <text:p>0.1589752</text:p>
          </table:table-cell>
          <table:table-cell table:formula="of:=AVERAGE([.J278:.J286])" office:value-type="float" office:value="0.374825777777778">
            <text:p>0.3748257778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0453">
            <text:p>0.00453</text:p>
          </table:table-cell>
          <table:table-cell table:formula="of:=[.O286]-0.021583" office:value-type="float" office:value="-0.017053">
            <text:p>-0.017053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00">
            <text:p>-12500</text:p>
          </table:table-cell>
          <table:table-cell office:value-type="float" office:value="29572">
            <text:p>29572</text:p>
          </table:table-cell>
          <table:table-cell office:value-type="float" office:value="32927.839844">
            <text:p>32927.839844</text:p>
          </table:table-cell>
          <table:table-cell office:value-type="float" office:value="-5.23544">
            <text:p>-5.23544</text:p>
          </table:table-cell>
          <table:table-cell office:value-type="float" office:value="-4.783901">
            <text:p>-4.783901</text:p>
          </table:table-cell>
          <table:table-cell office:value-type="float" office:value="8.624654">
            <text:p>8.624654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-0.18263">
            <text:p>-0.18263</text:p>
          </table:table-cell>
          <table:table-cell office:value-type="float" office:value="0.153229">
            <text:p>0.153229</text:p>
          </table:table-cell>
          <table:table-cell table:formula="of:=[.I287]-[.$I$2]" office:value-type="float" office:value="0.744597">
            <text:p>0.744597</text:p>
          </table:table-cell>
          <table:table-cell table:formula="of:=AVERAGE([.J283:.J287])" office:value-type="float" office:value="0.3265694">
            <text:p>0.3265694</text:p>
          </table:table-cell>
          <table:table-cell table:formula="of:=AVERAGE([.J279:.J287])" office:value-type="float" office:value="0.410472777777778">
            <text:p>0.4104727778</text:p>
          </table:table-cell>
          <table:table-cell office:value-type="float" office:value="100">
            <text:p>100</text:p>
          </table:table-cell>
          <table:table-cell office:value-type="float" office:value="0.007351">
            <text:p>0.007351</text:p>
          </table:table-cell>
          <table:table-cell office:value-type="float" office:value="0.012923">
            <text:p>0.012923</text:p>
          </table:table-cell>
          <table:table-cell table:formula="of:=[.O287]-0.021583" office:value-type="float" office:value="-0.00866">
            <text:p>-0.00866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63">
            <text:p>-12463</text:p>
          </table:table-cell>
          <table:table-cell office:value-type="float" office:value="30083">
            <text:p>30083</text:p>
          </table:table-cell>
          <table:table-cell office:value-type="float" office:value="33388.042969">
            <text:p>33388.042969</text:p>
          </table:table-cell>
          <table:table-cell office:value-type="float" office:value="-5.23544">
            <text:p>-5.23544</text:p>
          </table:table-cell>
          <table:table-cell office:value-type="float" office:value="-4.778423">
            <text:p>-4.778423</text:p>
          </table:table-cell>
          <table:table-cell office:value-type="float" office:value="8.729294">
            <text:p>8.729294</text:p>
          </table:table-cell>
        </table:table-row>
        <table:table-row table:style-name="ro1">
          <table:table-cell office:value-type="float" office:value="74016">
            <text:p>7401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0.000946">
            <text:p>0.000946</text:p>
          </table:table-cell>
          <table:table-cell office:value-type="float" office:value="-0.155623">
            <text:p>-0.155623</text:p>
          </table:table-cell>
          <table:table-cell table:formula="of:=[.I288]-[.$I$2]" office:value-type="float" office:value="0.435745">
            <text:p>0.435745</text:p>
          </table:table-cell>
          <table:table-cell table:formula="of:=AVERAGE([.J284:.J288])" office:value-type="float" office:value="0.3945648">
            <text:p>0.3945648</text:p>
          </table:table-cell>
          <table:table-cell table:formula="of:=AVERAGE([.J280:.J288])" office:value-type="float" office:value="0.379880222222222">
            <text:p>0.379880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O288]-0.021583" office:value-type="float" office:value="0.004397">
            <text:p>0.004397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29">
            <text:p>-12429</text:p>
          </table:table-cell>
          <table:table-cell office:value-type="float" office:value="30599">
            <text:p>30599</text:p>
          </table:table-cell>
          <table:table-cell office:value-type="float" office:value="33855.492188">
            <text:p>33855.492188</text:p>
          </table:table-cell>
          <table:table-cell office:value-type="float" office:value="-5.23544">
            <text:p>-5.23544</text:p>
          </table:table-cell>
          <table:table-cell office:value-type="float" office:value="-4.772157">
            <text:p>-4.772157</text:p>
          </table:table-cell>
          <table:table-cell office:value-type="float" office:value="8.848981">
            <text:p>8.848981</text:p>
          </table:table-cell>
        </table:table-row>
        <table:table-row table:style-name="ro1">
          <table:table-cell office:value-type="float" office:value="74273">
            <text:p>74273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811">
            <text:p>-0.021811</text:p>
          </table:table-cell>
          <table:table-cell office:value-type="float" office:value="100">
            <text:p>100</text:p>
          </table:table-cell>
          <table:table-cell office:value-type="float" office:value="-0.008516">
            <text:p>-0.008516</text:p>
          </table:table-cell>
          <table:table-cell office:value-type="float" office:value="0.167594">
            <text:p>0.167594</text:p>
          </table:table-cell>
          <table:table-cell table:formula="of:=[.I289]-[.$I$2]" office:value-type="float" office:value="0.758962">
            <text:p>0.758962</text:p>
          </table:table-cell>
          <table:table-cell table:formula="of:=AVERAGE([.J285:.J289])" office:value-type="float" office:value="0.5597646">
            <text:p>0.5597646</text:p>
          </table:table-cell>
          <table:table-cell table:formula="of:=AVERAGE([.J281:.J289])" office:value-type="float" office:value="0.404620333333333">
            <text:p>0.404620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865">
            <text:p>0.001865</text:p>
          </table:table-cell>
          <table:table-cell table:formula="of:=[.O289]-0.021583" office:value-type="float" office:value="-0.019718">
            <text:p>-0.01971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00">
            <text:p>-12400</text:p>
          </table:table-cell>
          <table:table-cell office:value-type="float" office:value="31091">
            <text:p>31091</text:p>
          </table:table-cell>
          <table:table-cell office:value-type="float" office:value="34303.757813">
            <text:p>34303.757813</text:p>
          </table:table-cell>
          <table:table-cell office:value-type="float" office:value="-5.23544">
            <text:p>-5.23544</text:p>
          </table:table-cell>
          <table:table-cell office:value-type="float" office:value="-4.793968">
            <text:p>-4.793968</text:p>
          </table:table-cell>
          <table:table-cell office:value-type="float" office:value="8.432378">
            <text:p>8.432378</text:p>
          </table:table-cell>
        </table:table-row>
        <table:table-row table:style-name="ro1">
          <table:table-cell office:value-type="float" office:value="74530">
            <text:p>74530</text:p>
          </table:table-cell>
          <table:table-cell office:value-type="float" office:value="-10">
            <text:p>-10</text:p>
          </table:table-cell>
          <table:table-cell office:value-type="float" office:value="458">
            <text:p>458</text:p>
          </table:table-cell>
          <table:table-cell office:value-type="float" office:value="4681.159668">
            <text:p>4681.159668</text:p>
          </table:table-cell>
          <table:table-cell office:value-type="float" office:value="-0.05">
            <text:p>-0.05</text:p>
          </table:table-cell>
          <table:table-cell office:value-type="float" office:value="-0.067043">
            <text:p>-0.067043</text:p>
          </table:table-cell>
          <table:table-cell office:value-type="float" office:value="34.085503">
            <text:p>34.085503</text:p>
          </table:table-cell>
          <table:table-cell office:value-type="float" office:value="0.654817">
            <text:p>0.654817</text:p>
          </table:table-cell>
          <table:table-cell office:value-type="float" office:value="-0.21069">
            <text:p>-0.21069</text:p>
          </table:table-cell>
          <table:table-cell table:formula="of:=[.I290]-[.$I$2]" office:value-type="float" office:value="0.380678">
            <text:p>0.380678</text:p>
          </table:table-cell>
          <table:table-cell table:formula="of:=AVERAGE([.J286:.J290])" office:value-type="float" office:value="0.510444">
            <text:p>0.510444</text:p>
          </table:table-cell>
          <table:table-cell table:formula="of:=AVERAGE([.J282:.J290])" office:value-type="float" office:value="0.346095333333333">
            <text:p>0.3460953333</text:p>
          </table:table-cell>
          <table:table-cell office:value-type="float" office:value="249.477554">
            <text:p>249.477554</text:p>
          </table:table-cell>
          <table:table-cell office:value-type="float" office:value="-0.029437">
            <text:p>-0.029437</text:p>
          </table:table-cell>
          <table:table-cell office:value-type="float" office:value="0.019585">
            <text:p>0.019585</text:p>
          </table:table-cell>
          <table:table-cell table:formula="of:=[.O290]-0.021583" office:value-type="float" office:value="-0.001998">
            <text:p>-0.001998</text:p>
          </table:table-cell>
          <table:table-cell office:value-type="float" office:value="34.085518">
            <text:p>34.085518</text:p>
          </table:table-cell>
          <table:table-cell office:value-type="float" office:value="-103">
            <text:p>-103</text:p>
          </table:table-cell>
          <table:table-cell office:value-type="float" office:value="-940">
            <text:p>-940</text:p>
          </table:table-cell>
          <table:table-cell office:value-type="float" office:value="-12363">
            <text:p>-12363</text:p>
          </table:table-cell>
          <table:table-cell office:value-type="float" office:value="31548">
            <text:p>31548</text:p>
          </table:table-cell>
          <table:table-cell office:value-type="float" office:value="34724.3125">
            <text:p>34724.3125</text:p>
          </table:table-cell>
          <table:table-cell office:value-type="float" office:value="-5.28544">
            <text:p>-5.28544</text:p>
          </table:table-cell>
          <table:table-cell office:value-type="float" office:value="-4.861011">
            <text:p>-4.861011</text:p>
          </table:table-cell>
          <table:table-cell office:value-type="float" office:value="8.030163">
            <text:p>8.030163</text:p>
          </table:table-cell>
        </table:table-row>
        <table:table-row table:style-name="ro1">
          <table:table-cell office:value-type="float" office:value="74787">
            <text:p>74787</text:p>
          </table:table-cell>
          <table:table-cell office:value-type="float" office:value="-4">
            <text:p>-4</text:p>
          </table:table-cell>
          <table:table-cell office:value-type="float" office:value="485">
            <text:p>485</text:p>
          </table:table-cell>
          <table:table-cell office:value-type="float" office:value="12232.87793">
            <text:p>12232.87793</text:p>
          </table:table-cell>
          <table:table-cell office:value-type="float" office:value="-0.02">
            <text:p>-0.02</text:p>
          </table:table-cell>
          <table:table-cell office:value-type="float" office:value="0.003561">
            <text:p>0.003561</text:p>
          </table:table-cell>
          <table:table-cell office:value-type="float" office:value="117.805031">
            <text:p>117.805031</text:p>
          </table:table-cell>
          <table:table-cell office:value-type="float" office:value="-0.158973">
            <text:p>-0.158973</text:p>
          </table:table-cell>
          <table:table-cell office:value-type="float" office:value="-0.047884">
            <text:p>-0.047884</text:p>
          </table:table-cell>
          <table:table-cell table:formula="of:=[.I291]-[.$I$2]" office:value-type="float" office:value="0.543484">
            <text:p>0.543484</text:p>
          </table:table-cell>
          <table:table-cell table:formula="of:=AVERAGE([.J287:.J291])" office:value-type="float" office:value="0.5726932">
            <text:p>0.5726932</text:p>
          </table:table-cell>
          <table:table-cell table:formula="of:=AVERAGE([.J283:.J291])" office:value-type="float" office:value="0.416857333333333">
            <text:p>0.4168573333</text:p>
          </table:table-cell>
          <table:table-cell office:value-type="float" office:value="353.319275">
            <text:p>353.319275</text:p>
          </table:table-cell>
          <table:table-cell office:value-type="float" office:value="0.007353">
            <text:p>0.007353</text:p>
          </table:table-cell>
          <table:table-cell office:value-type="float" office:value="-0.000533">
            <text:p>-0.000533</text:p>
          </table:table-cell>
          <table:table-cell table:formula="of:=[.O291]-0.021583" office:value-type="float" office:value="-0.022116">
            <text:p>-0.022116</text:p>
          </table:table-cell>
          <table:table-cell office:value-type="float" office:value="117.805016">
            <text:p>117.805016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291">
            <text:p>-12291</text:p>
          </table:table-cell>
          <table:table-cell office:value-type="float" office:value="32028">
            <text:p>32028</text:p>
          </table:table-cell>
          <table:table-cell office:value-type="float" office:value="35150.894531">
            <text:p>35150.894531</text:p>
          </table:table-cell>
          <table:table-cell office:value-type="float" office:value="-5.30544">
            <text:p>-5.30544</text:p>
          </table:table-cell>
          <table:table-cell office:value-type="float" office:value="-4.85745">
            <text:p>-4.85745</text:p>
          </table:table-cell>
          <table:table-cell office:value-type="float" office:value="8.443982">
            <text:p>8.443982</text:p>
          </table:table-cell>
        </table:table-row>
        <table:table-row table:style-name="ro1">
          <table:table-cell office:value-type="float" office:value="75044">
            <text:p>75044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.681312">
            <text:p>0.681312</text:p>
          </table:table-cell>
          <table:table-cell office:value-type="float" office:value="-0.323217">
            <text:p>-0.323217</text:p>
          </table:table-cell>
          <table:table-cell table:formula="of:=[.I292]-[.$I$2]" office:value-type="float" office:value="0.268151">
            <text:p>0.268151</text:p>
          </table:table-cell>
          <table:table-cell table:formula="of:=AVERAGE([.J288:.J292])" office:value-type="float" office:value="0.477404">
            <text:p>0.477404</text:p>
          </table:table-cell>
          <table:table-cell table:formula="of:=AVERAGE([.J284:.J292])" office:value-type="float" office:value="0.436011">
            <text:p>0.436011</text:p>
          </table:table-cell>
          <table:table-cell office:value-type="float" office:value="194.880783">
            <text:p>194.880783</text:p>
          </table:table-cell>
          <table:table-cell office:value-type="float" office:value="-0.029424">
            <text:p>-0.029424</text:p>
          </table:table-cell>
          <table:table-cell office:value-type="float" office:value="0.038637">
            <text:p>0.038637</text:p>
          </table:table-cell>
          <table:table-cell table:formula="of:=[.O292]-0.021583" office:value-type="float" office:value="0.017054">
            <text:p>0.017054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221">
            <text:p>-12221</text:p>
          </table:table-cell>
          <table:table-cell office:value-type="float" office:value="32504">
            <text:p>32504</text:p>
          </table:table-cell>
          <table:table-cell office:value-type="float" office:value="35573.855469">
            <text:p>35573.855469</text:p>
          </table:table-cell>
          <table:table-cell office:value-type="float" office:value="-5.30544">
            <text:p>-5.30544</text:p>
          </table:table-cell>
          <table:table-cell office:value-type="float" office:value="-4.851252">
            <text:p>-4.851252</text:p>
          </table:table-cell>
          <table:table-cell office:value-type="float" office:value="8.560796">
            <text:p>8.560796</text:p>
          </table:table-cell>
        </table:table-row>
        <table:table-row table:style-name="ro1">
          <table:table-cell office:value-type="float" office:value="75301">
            <text:p>75301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03">
            <text:p>0.006403</text:p>
          </table:table-cell>
          <table:table-cell office:value-type="float" office:value="100">
            <text:p>100</text:p>
          </table:table-cell>
          <table:table-cell office:value-type="float" office:value="-0.203553">
            <text:p>-0.203553</text:p>
          </table:table-cell>
          <table:table-cell office:value-type="float" office:value="0.088585">
            <text:p>0.088585</text:p>
          </table:table-cell>
          <table:table-cell table:formula="of:=[.I293]-[.$I$2]" office:value-type="float" office:value="0.679953">
            <text:p>0.679953</text:p>
          </table:table-cell>
          <table:table-cell table:formula="of:=AVERAGE([.J289:.J293])" office:value-type="float" office:value="0.5262456">
            <text:p>0.5262456</text:p>
          </table:table-cell>
          <table:table-cell table:formula="of:=AVERAGE([.J285:.J293])" office:value-type="float" office:value="0.519009888888889">
            <text:p>0.5190098889</text:p>
          </table:table-cell>
          <table:table-cell office:value-type="float" office:value="100">
            <text:p>100</text:p>
          </table:table-cell>
          <table:table-cell office:value-type="float" office:value="-0.019455">
            <text:p>-0.019455</text:p>
          </table:table-cell>
          <table:table-cell office:value-type="float" office:value="0.00413">
            <text:p>0.00413</text:p>
          </table:table-cell>
          <table:table-cell table:formula="of:=[.O293]-0.021583" office:value-type="float" office:value="-0.017453">
            <text:p>-0.017453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155">
            <text:p>-12155</text:p>
          </table:table-cell>
          <table:table-cell office:value-type="float" office:value="32979">
            <text:p>32979</text:p>
          </table:table-cell>
          <table:table-cell office:value-type="float" office:value="35998.671875">
            <text:p>35998.671875</text:p>
          </table:table-cell>
          <table:table-cell office:value-type="float" office:value="-5.30544">
            <text:p>-5.30544</text:p>
          </table:table-cell>
          <table:table-cell office:value-type="float" office:value="-4.844849">
            <text:p>-4.844849</text:p>
          </table:table-cell>
          <table:table-cell office:value-type="float" office:value="8.681483">
            <text:p>8.681483</text:p>
          </table:table-cell>
        </table:table-row>
        <table:table-row table:style-name="ro1">
          <table:table-cell office:value-type="float" office:value="75558">
            <text:p>75558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656079">
            <text:p>0.656079</text:p>
          </table:table-cell>
          <table:table-cell office:value-type="float" office:value="-0.179565">
            <text:p>-0.179565</text:p>
          </table:table-cell>
          <table:table-cell table:formula="of:=[.I294]-[.$I$2]" office:value-type="float" office:value="0.411803">
            <text:p>0.411803</text:p>
          </table:table-cell>
          <table:table-cell table:formula="of:=AVERAGE([.J290:.J294])" office:value-type="float" office:value="0.4568138">
            <text:p>0.4568138</text:p>
          </table:table-cell>
          <table:table-cell table:formula="of:=AVERAGE([.J286:.J294])" office:value-type="float" office:value="0.495067888888889">
            <text:p>0.4950678889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-0.017187">
            <text:p>-0.017187</text:p>
          </table:table-cell>
          <table:table-cell table:formula="of:=[.O294]-0.021583" office:value-type="float" office:value="-0.03877">
            <text:p>-0.03877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092">
            <text:p>-12092</text:p>
          </table:table-cell>
          <table:table-cell office:value-type="float" office:value="33451">
            <text:p>33451</text:p>
          </table:table-cell>
          <table:table-cell office:value-type="float" office:value="36423.007813">
            <text:p>36423.007813</text:p>
          </table:table-cell>
          <table:table-cell office:value-type="float" office:value="-5.30544">
            <text:p>-5.30544</text:p>
          </table:table-cell>
          <table:table-cell office:value-type="float" office:value="-4.839063">
            <text:p>-4.839063</text:p>
          </table:table-cell>
          <table:table-cell office:value-type="float" office:value="8.790548">
            <text:p>8.790548</text:p>
          </table:table-cell>
        </table:table-row>
        <table:table-row table:style-name="ro1">
          <table:table-cell office:value-type="float" office:value="75815">
            <text:p>7581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-0.210282">
            <text:p>-0.210282</text:p>
          </table:table-cell>
          <table:table-cell office:value-type="float" office:value="-0.220267">
            <text:p>-0.220267</text:p>
          </table:table-cell>
          <table:table-cell table:formula="of:=[.I295]-[.$I$2]" office:value-type="float" office:value="0.371101">
            <text:p>0.371101</text:p>
          </table:table-cell>
          <table:table-cell table:formula="of:=AVERAGE([.J291:.J295])" office:value-type="float" office:value="0.4548984">
            <text:p>0.4548984</text:p>
          </table:table-cell>
          <table:table-cell table:formula="of:=AVERAGE([.J287:.J295])" office:value-type="float" office:value="0.510497111111111">
            <text:p>0.5104971111</text:p>
          </table:table-cell>
          <table:table-cell office:value-type="float" office:value="100">
            <text:p>100</text:p>
          </table:table-cell>
          <table:table-cell office:value-type="float" office:value="0.009801">
            <text:p>0.009801</text:p>
          </table:table-cell>
          <table:table-cell office:value-type="float" office:value="0.026646">
            <text:p>0.026646</text:p>
          </table:table-cell>
          <table:table-cell table:formula="of:=[.O295]-0.021583" office:value-type="float" office:value="0.005063">
            <text:p>0.005063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032">
            <text:p>-12032</text:p>
          </table:table-cell>
          <table:table-cell office:value-type="float" office:value="33924">
            <text:p>33924</text:p>
          </table:table-cell>
          <table:table-cell office:value-type="float" office:value="36850.523438">
            <text:p>36850.523438</text:p>
          </table:table-cell>
          <table:table-cell office:value-type="float" office:value="-5.30544">
            <text:p>-5.30544</text:p>
          </table:table-cell>
          <table:table-cell office:value-type="float" office:value="-4.832694">
            <text:p>-4.832694</text:p>
          </table:table-cell>
          <table:table-cell office:value-type="float" office:value="8.910588">
            <text:p>8.910588</text:p>
          </table:table-cell>
        </table:table-row>
        <table:table-row table:style-name="ro1">
          <table:table-cell office:value-type="float" office:value="76072">
            <text:p>7607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.767107">
            <text:p>0.767107</text:p>
          </table:table-cell>
          <table:table-cell office:value-type="float" office:value="-0.076614">
            <text:p>-0.076614</text:p>
          </table:table-cell>
          <table:table-cell table:formula="of:=[.I296]-[.$I$2]" office:value-type="float" office:value="0.514754">
            <text:p>0.514754</text:p>
          </table:table-cell>
          <table:table-cell table:formula="of:=AVERAGE([.J292:.J296])" office:value-type="float" office:value="0.4491524">
            <text:p>0.4491524</text:p>
          </table:table-cell>
          <table:table-cell table:formula="of:=AVERAGE([.J288:.J296])" office:value-type="float" office:value="0.484959">
            <text:p>0.484959</text:p>
          </table:table-cell>
          <table:table-cell office:value-type="float" office:value="100">
            <text:p>100</text:p>
          </table:table-cell>
          <table:table-cell office:value-type="float" office:value="0.029384">
            <text:p>0.029384</text:p>
          </table:table-cell>
          <table:table-cell office:value-type="float" office:value="0.036905">
            <text:p>0.036905</text:p>
          </table:table-cell>
          <table:table-cell table:formula="of:=[.O296]-0.021583" office:value-type="float" office:value="0.015322">
            <text:p>0.015322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975">
            <text:p>-11975</text:p>
          </table:table-cell>
          <table:table-cell office:value-type="float" office:value="34392">
            <text:p>34392</text:p>
          </table:table-cell>
          <table:table-cell office:value-type="float" office:value="37275.449219">
            <text:p>37275.449219</text:p>
          </table:table-cell>
          <table:table-cell office:value-type="float" office:value="-5.30544">
            <text:p>-5.30544</text:p>
          </table:table-cell>
          <table:table-cell office:value-type="float" office:value="-4.827079">
            <text:p>-4.827079</text:p>
          </table:table-cell>
          <table:table-cell office:value-type="float" office:value="9.016427">
            <text:p>9.016427</text:p>
          </table:table-cell>
        </table:table-row>
        <table:table-row table:style-name="ro1">
          <table:table-cell office:value-type="float" office:value="76329">
            <text:p>76329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-0.259067">
            <text:p>-0.259067</text:p>
          </table:table-cell>
          <table:table-cell office:value-type="float" office:value="0.280122">
            <text:p>0.280122</text:p>
          </table:table-cell>
          <table:table-cell table:formula="of:=[.I297]-[.$I$2]" office:value-type="float" office:value="0.87149">
            <text:p>0.87149</text:p>
          </table:table-cell>
          <table:table-cell table:formula="of:=AVERAGE([.J293:.J297])" office:value-type="float" office:value="0.5698202">
            <text:p>0.5698202</text:p>
          </table:table-cell>
          <table:table-cell table:formula="of:=AVERAGE([.J289:.J297])" office:value-type="float" office:value="0.533375111111111">
            <text:p>0.5333751111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26646">
            <text:p>0.026646</text:p>
          </table:table-cell>
          <table:table-cell table:formula="of:=[.O297]-0.021583" office:value-type="float" office:value="0.005063">
            <text:p>0.005063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922">
            <text:p>-11922</text:p>
          </table:table-cell>
          <table:table-cell office:value-type="float" office:value="34856">
            <text:p>34856</text:p>
          </table:table-cell>
          <table:table-cell office:value-type="float" office:value="37698.9375">
            <text:p>37698.9375</text:p>
          </table:table-cell>
          <table:table-cell office:value-type="float" office:value="-5.30544">
            <text:p>-5.30544</text:p>
          </table:table-cell>
          <table:table-cell office:value-type="float" office:value="-4.821772">
            <text:p>-4.821772</text:p>
          </table:table-cell>
          <table:table-cell office:value-type="float" office:value="9.116461">
            <text:p>9.116461</text:p>
          </table:table-cell>
        </table:table-row>
        <table:table-row table:style-name="ro1">
          <table:table-cell office:value-type="float" office:value="76586">
            <text:p>76586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.701499">
            <text:p>0.701499</text:p>
          </table:table-cell>
          <table:table-cell office:value-type="float" office:value="0.35913">
            <text:p>0.35913</text:p>
          </table:table-cell>
          <table:table-cell table:formula="of:=[.I298]-[.$I$2]" office:value-type="float" office:value="0.950498">
            <text:p>0.950498</text:p>
          </table:table-cell>
          <table:table-cell table:formula="of:=AVERAGE([.J294:.J298])" office:value-type="float" office:value="0.6239292">
            <text:p>0.6239292</text:p>
          </table:table-cell>
          <table:table-cell table:formula="of:=AVERAGE([.J290:.J298])" office:value-type="float" office:value="0.554656888888889">
            <text:p>0.554656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O298]-0.021583" office:value-type="float" office:value="0.005063">
            <text:p>0.005063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871">
            <text:p>-11871</text:p>
          </table:table-cell>
          <table:table-cell office:value-type="float" office:value="35321">
            <text:p>35321</text:p>
          </table:table-cell>
          <table:table-cell office:value-type="float" office:value="38125.011719">
            <text:p>38125.011719</text:p>
          </table:table-cell>
          <table:table-cell office:value-type="float" office:value="-5.30544">
            <text:p>-5.30544</text:p>
          </table:table-cell>
          <table:table-cell office:value-type="float" office:value="-4.815574">
            <text:p>-4.815574</text:p>
          </table:table-cell>
          <table:table-cell office:value-type="float" office:value="9.233274">
            <text:p>9.233274</text:p>
          </table:table-cell>
        </table:table-row>
        <table:table-row table:style-name="ro1">
          <table:table-cell office:value-type="float" office:value="76843">
            <text:p>76843</text:p>
          </table:table-cell>
          <table:table-cell office:value-type="float" office:value="-7">
            <text:p>-7</text:p>
          </table:table-cell>
          <table:table-cell office:value-type="float" office:value="459">
            <text:p>459</text:p>
          </table:table-cell>
          <table:table-cell office:value-type="float" office:value="6660.328125">
            <text:p>6660.328125</text:p>
          </table:table-cell>
          <table:table-cell office:value-type="float" office:value="-0.025667">
            <text:p>-0.025667</text:p>
          </table:table-cell>
          <table:table-cell office:value-type="float" office:value="0.004143">
            <text:p>0.004143</text:p>
          </table:table-cell>
          <table:table-cell office:value-type="float" office:value="116.141914">
            <text:p>116.141914</text:p>
          </table:table-cell>
          <table:table-cell office:value-type="float" office:value="-0.235515">
            <text:p>-0.235515</text:p>
          </table:table-cell>
          <table:table-cell office:value-type="float" office:value="0.363919">
            <text:p>0.363919</text:p>
          </table:table-cell>
          <table:table-cell table:formula="of:=[.I299]-[.$I$2]" office:value-type="float" office:value="0.955287">
            <text:p>0.955287</text:p>
          </table:table-cell>
          <table:table-cell table:formula="of:=AVERAGE([.J295:.J299])" office:value-type="float" office:value="0.732626">
            <text:p>0.732626</text:p>
          </table:table-cell>
          <table:table-cell table:formula="of:=AVERAGE([.J291:.J299])" office:value-type="float" office:value="0.618502333333333">
            <text:p>0.6185023333</text:p>
          </table:table-cell>
          <table:table-cell office:value-type="float" office:value="21.989563">
            <text:p>21.989563</text:p>
          </table:table-cell>
          <table:table-cell office:value-type="float" office:value="-0.049021">
            <text:p>-0.049021</text:p>
          </table:table-cell>
          <table:table-cell office:value-type="float" office:value="-0.038504">
            <text:p>-0.038504</text:p>
          </table:table-cell>
          <table:table-cell table:formula="of:=[.O299]-0.021583" office:value-type="float" office:value="-0.060087">
            <text:p>-0.060087</text:p>
          </table:table-cell>
          <table:table-cell office:value-type="float" office:value="116.141914">
            <text:p>116.141914</text:p>
          </table:table-cell>
          <table:table-cell office:value-type="float" office:value="-109">
            <text:p>-109</text:p>
          </table:table-cell>
          <table:table-cell office:value-type="float" office:value="-949">
            <text:p>-949</text:p>
          </table:table-cell>
          <table:table-cell office:value-type="float" office:value="-11824">
            <text:p>-11824</text:p>
          </table:table-cell>
          <table:table-cell office:value-type="float" office:value="35778">
            <text:p>35778</text:p>
          </table:table-cell>
          <table:table-cell office:value-type="float" office:value="38550.144531">
            <text:p>38550.144531</text:p>
          </table:table-cell>
          <table:table-cell office:value-type="float" office:value="-5.331107">
            <text:p>-5.331107</text:p>
          </table:table-cell>
          <table:table-cell office:value-type="float" office:value="-4.811431">
            <text:p>-4.811431</text:p>
          </table:table-cell>
          <table:table-cell office:value-type="float" office:value="9.74799">
            <text:p>9.74799</text:p>
          </table:table-cell>
        </table:table-row>
        <table:table-row table:style-name="ro1">
          <table:table-cell office:value-type="float" office:value="77100">
            <text:p>77100</text:p>
          </table:table-cell>
          <table:table-cell office:value-type="float" office:value="-5">
            <text:p>-5</text:p>
          </table:table-cell>
          <table:table-cell office:value-type="float" office:value="480">
            <text:p>480</text:p>
          </table:table-cell>
          <table:table-cell office:value-type="float" office:value="9698.771484">
            <text:p>9698.771484</text:p>
          </table:table-cell>
          <table:table-cell office:value-type="float" office:value="0.002273">
            <text:p>0.002273</text:p>
          </table:table-cell>
          <table:table-cell office:value-type="float" office:value="0.000993">
            <text:p>0.000993</text:p>
          </table:table-cell>
          <table:table-cell office:value-type="float" office:value="56.309212">
            <text:p>56.309212</text:p>
          </table:table-cell>
          <table:table-cell office:value-type="float" office:value="0.570284">
            <text:p>0.570284</text:p>
          </table:table-cell>
          <table:table-cell office:value-type="float" office:value="-0.497994">
            <text:p>-0.497994</text:p>
          </table:table-cell>
          <table:table-cell table:formula="of:=[.I300]-[.$I$2]" office:value-type="float" office:value="0.093374">
            <text:p>0.093374</text:p>
          </table:table-cell>
          <table:table-cell table:formula="of:=AVERAGE([.J296:.J300])" office:value-type="float" office:value="0.6770806">
            <text:p>0.6770806</text:p>
          </table:table-cell>
          <table:table-cell table:formula="of:=AVERAGE([.J292:.J300])" office:value-type="float" office:value="0.568490111111111">
            <text:p>0.5684901111</text:p>
          </table:table-cell>
          <table:table-cell office:value-type="float" office:value="935.781677">
            <text:p>935.781677</text:p>
          </table:table-cell>
          <table:table-cell office:value-type="float" office:value="-0.116732">
            <text:p>-0.116732</text:p>
          </table:table-cell>
          <table:table-cell office:value-type="float" office:value="-0.01692">
            <text:p>-0.01692</text:p>
          </table:table-cell>
          <table:table-cell table:formula="of:=[.O300]-0.021583" office:value-type="float" office:value="-0.038503">
            <text:p>-0.038503</text:p>
          </table:table-cell>
          <table:table-cell office:value-type="float" office:value="56.309212">
            <text:p>56.309212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777">
            <text:p>-11777</text:p>
          </table:table-cell>
          <table:table-cell office:value-type="float" office:value="36256">
            <text:p>36256</text:p>
          </table:table-cell>
          <table:table-cell office:value-type="float" office:value="38994.640625">
            <text:p>38994.640625</text:p>
          </table:table-cell>
          <table:table-cell office:value-type="float" office:value="-5.328834">
            <text:p>-5.328834</text:p>
          </table:table-cell>
          <table:table-cell office:value-type="float" office:value="-4.810438">
            <text:p>-4.810438</text:p>
          </table:table-cell>
          <table:table-cell office:value-type="float" office:value="9.72813">
            <text:p>9.72813</text:p>
          </table:table-cell>
        </table:table-row>
        <table:table-row table:style-name="ro1">
          <table:table-cell office:value-type="float" office:value="77357">
            <text:p>77357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-0.162758">
            <text:p>-0.162758</text:p>
          </table:table-cell>
          <table:table-cell office:value-type="float" office:value="-0.203507">
            <text:p>-0.203507</text:p>
          </table:table-cell>
          <table:table-cell table:formula="of:=[.I301]-[.$I$2]" office:value-type="float" office:value="0.387861">
            <text:p>0.387861</text:p>
          </table:table-cell>
          <table:table-cell table:formula="of:=AVERAGE([.J297:.J301])" office:value-type="float" office:value="0.651702">
            <text:p>0.651702</text:p>
          </table:table-cell>
          <table:table-cell table:formula="of:=AVERAGE([.J293:.J301])" office:value-type="float" office:value="0.581791222222222">
            <text:p>0.5817912222</text:p>
          </table:table-cell>
          <table:table-cell office:value-type="float" office:value="11.444613">
            <text:p>11.444613</text:p>
          </table:table-cell>
          <table:table-cell office:value-type="float" office:value="0.007353">
            <text:p>0.007353</text:p>
          </table:table-cell>
          <table:table-cell office:value-type="float" office:value="0.023182">
            <text:p>0.023182</text:p>
          </table:table-cell>
          <table:table-cell table:formula="of:=[.O301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730">
            <text:p>-11730</text:p>
          </table:table-cell>
          <table:table-cell office:value-type="float" office:value="36738">
            <text:p>36738</text:p>
          </table:table-cell>
          <table:table-cell office:value-type="float" office:value="39440.960938">
            <text:p>39440.960938</text:p>
          </table:table-cell>
          <table:table-cell office:value-type="float" office:value="-5.328834">
            <text:p>-5.328834</text:p>
          </table:table-cell>
          <table:table-cell office:value-type="float" office:value="-4.804789">
            <text:p>-4.804789</text:p>
          </table:table-cell>
          <table:table-cell office:value-type="float" office:value="9.834148">
            <text:p>9.834148</text:p>
          </table:table-cell>
        </table:table-row>
        <table:table-row table:style-name="ro1">
          <table:table-cell office:value-type="float" office:value="77614">
            <text:p>77614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681312">
            <text:p>0.681312</text:p>
          </table:table-cell>
          <table:table-cell office:value-type="float" office:value="0.208296">
            <text:p>0.208296</text:p>
          </table:table-cell>
          <table:table-cell table:formula="of:=[.I302]-[.$I$2]" office:value-type="float" office:value="0.799664">
            <text:p>0.799664</text:p>
          </table:table-cell>
          <table:table-cell table:formula="of:=AVERAGE([.J298:.J302])" office:value-type="float" office:value="0.6373368">
            <text:p>0.6373368</text:p>
          </table:table-cell>
          <table:table-cell table:formula="of:=AVERAGE([.J294:.J302])" office:value-type="float" office:value="0.595092444444444">
            <text:p>0.5950924444</text:p>
          </table:table-cell>
          <table:table-cell office:value-type="float" office:value="100">
            <text:p>100</text:p>
          </table:table-cell>
          <table:table-cell office:value-type="float" office:value="0.029424">
            <text:p>0.029424</text:p>
          </table:table-cell>
          <table:table-cell office:value-type="float" office:value="0.042101">
            <text:p>0.042101</text:p>
          </table:table-cell>
          <table:table-cell table:formula="of:=[.O302]-0.021583" office:value-type="float" office:value="0.020518">
            <text:p>0.020518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685">
            <text:p>-11685</text:p>
          </table:table-cell>
          <table:table-cell office:value-type="float" office:value="37221">
            <text:p>37221</text:p>
          </table:table-cell>
          <table:table-cell office:value-type="float" office:value="39889.707031">
            <text:p>39889.707031</text:p>
          </table:table-cell>
          <table:table-cell office:value-type="float" office:value="-5.328834">
            <text:p>-5.328834</text:p>
          </table:table-cell>
          <table:table-cell office:value-type="float" office:value="-4.799002">
            <text:p>-4.799002</text:p>
          </table:table-cell>
          <table:table-cell office:value-type="float" office:value="9.942736">
            <text:p>9.942736</text:p>
          </table:table-cell>
        </table:table-row>
        <table:table-row table:style-name="ro1">
          <table:table-cell office:value-type="float" office:value="77871">
            <text:p>77871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74">
            <text:p>0.006574</text:p>
          </table:table-cell>
          <table:table-cell office:value-type="float" office:value="100">
            <text:p>100</text:p>
          </table:table-cell>
          <table:table-cell office:value-type="float" office:value="-0.203553">
            <text:p>-0.203553</text:p>
          </table:table-cell>
          <table:table-cell office:value-type="float" office:value="0.469264">
            <text:p>0.469264</text:p>
          </table:table-cell>
          <table:table-cell table:formula="of:=[.I303]-[.$I$2]" office:value-type="float" office:value="1.060632">
            <text:p>1.060632</text:p>
          </table:table-cell>
          <table:table-cell table:formula="of:=AVERAGE([.J299:.J303])" office:value-type="float" office:value="0.6593636">
            <text:p>0.6593636</text:p>
          </table:table-cell>
          <table:table-cell table:formula="of:=AVERAGE([.J295:.J303])" office:value-type="float" office:value="0.667184555555556">
            <text:p>0.6671845556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30643">
            <text:p>0.030643</text:p>
          </table:table-cell>
          <table:table-cell table:formula="of:=[.O303]-0.021583" office:value-type="float" office:value="0.00906">
            <text:p>0.00906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643">
            <text:p>-11643</text:p>
          </table:table-cell>
          <table:table-cell office:value-type="float" office:value="37704">
            <text:p>37704</text:p>
          </table:table-cell>
          <table:table-cell office:value-type="float" office:value="40340.148438">
            <text:p>40340.148438</text:p>
          </table:table-cell>
          <table:table-cell office:value-type="float" office:value="-5.328834">
            <text:p>-5.328834</text:p>
          </table:table-cell>
          <table:table-cell office:value-type="float" office:value="-4.792428">
            <text:p>-4.792428</text:p>
          </table:table-cell>
          <table:table-cell office:value-type="float" office:value="10.066106">
            <text:p>10.066106</text:p>
          </table:table-cell>
        </table:table-row>
        <table:table-row table:style-name="ro1">
          <table:table-cell office:value-type="float" office:value="78128">
            <text:p>78128</text:p>
          </table:table-cell>
          <table:table-cell office:value-type="float" office:value="-14">
            <text:p>-14</text:p>
          </table:table-cell>
          <table:table-cell office:value-type="float" office:value="441">
            <text:p>441</text:p>
          </table:table-cell>
          <table:table-cell office:value-type="float" office:value="3249.138184">
            <text:p>3249.138184</text:p>
          </table:table-cell>
          <table:table-cell office:value-type="float" office:value="-0.002414">
            <text:p>-0.002414</text:p>
          </table:table-cell>
          <table:table-cell office:value-type="float" office:value="0.008012">
            <text:p>0.008012</text:p>
          </table:table-cell>
          <table:table-cell office:value-type="float" office:value="431.936554">
            <text:p>431.936554</text:p>
          </table:table-cell>
          <table:table-cell office:value-type="float" office:value="0.656079">
            <text:p>0.656079</text:p>
          </table:table-cell>
          <table:table-cell office:value-type="float" office:value="0.155623">
            <text:p>0.155623</text:p>
          </table:table-cell>
          <table:table-cell table:formula="of:=[.I304]-[.$I$2]" office:value-type="float" office:value="0.746991">
            <text:p>0.746991</text:p>
          </table:table-cell>
          <table:table-cell table:formula="of:=AVERAGE([.J300:.J304])" office:value-type="float" office:value="0.6177044">
            <text:p>0.6177044</text:p>
          </table:table-cell>
          <table:table-cell table:formula="of:=AVERAGE([.J296:.J304])" office:value-type="float" office:value="0.708950111111111">
            <text:p>0.7089501111</text:p>
          </table:table-cell>
          <table:table-cell office:value-type="float" office:value="210.621597">
            <text:p>210.621597</text:p>
          </table:table-cell>
          <table:table-cell office:value-type="float" office:value="0.029413">
            <text:p>0.029413</text:p>
          </table:table-cell>
          <table:table-cell office:value-type="float" office:value="0.028911">
            <text:p>0.028911</text:p>
          </table:table-cell>
          <table:table-cell table:formula="of:=[.O304]-0.021583" office:value-type="float" office:value="0.007328">
            <text:p>0.007328</text:p>
          </table:table-cell>
          <table:table-cell office:value-type="float" office:value="431.936493">
            <text:p>431.936493</text:p>
          </table:table-cell>
          <table:table-cell office:value-type="float" office:value="-120">
            <text:p>-120</text:p>
          </table:table-cell>
          <table:table-cell office:value-type="float" office:value="-964">
            <text:p>-964</text:p>
          </table:table-cell>
          <table:table-cell office:value-type="float" office:value="-11608">
            <text:p>-11608</text:p>
          </table:table-cell>
          <table:table-cell office:value-type="float" office:value="38143">
            <text:p>38143</text:p>
          </table:table-cell>
          <table:table-cell office:value-type="float" office:value="40759.433594">
            <text:p>40759.433594</text:p>
          </table:table-cell>
          <table:table-cell office:value-type="float" office:value="-5.331248">
            <text:p>-5.331248</text:p>
          </table:table-cell>
          <table:table-cell office:value-type="float" office:value="-4.784416">
            <text:p>-4.784416</text:p>
          </table:table-cell>
          <table:table-cell office:value-type="float" office:value="10.257113">
            <text:p>10.257113</text:p>
          </table:table-cell>
        </table:table-row>
        <table:table-row table:style-name="ro1">
          <table:table-cell office:value-type="float" office:value="78385">
            <text:p>78385</text:p>
          </table:table-cell>
          <table:table-cell office:value-type="float" office:value="-36">
            <text:p>-36</text:p>
          </table:table-cell>
          <table:table-cell office:value-type="float" office:value="429">
            <text:p>429</text:p>
          </table:table-cell>
          <table:table-cell office:value-type="float" office:value="1290.402344">
            <text:p>1290.402344</text:p>
          </table:table-cell>
          <table:table-cell office:value-type="float" office:value="-0.01726">
            <text:p>-0.01726</text:p>
          </table:table-cell>
          <table:table-cell office:value-type="float" office:value="-0.010306">
            <text:p>-0.010306</text:p>
          </table:table-cell>
          <table:table-cell office:value-type="float" office:value="40.288494">
            <text:p>40.288494</text:p>
          </table:table-cell>
          <table:table-cell office:value-type="float" office:value="-0.213646">
            <text:p>-0.213646</text:p>
          </table:table-cell>
          <table:table-cell office:value-type="float" office:value="0.40462">
            <text:p>0.40462</text:p>
          </table:table-cell>
          <table:table-cell table:formula="of:=[.I305]-[.$I$2]" office:value-type="float" office:value="0.995988">
            <text:p>0.995988</text:p>
          </table:table-cell>
          <table:table-cell table:formula="of:=AVERAGE([.J301:.J305])" office:value-type="float" office:value="0.7982272">
            <text:p>0.7982272</text:p>
          </table:table-cell>
          <table:table-cell table:formula="of:=AVERAGE([.J297:.J305])" office:value-type="float" office:value="0.762420555555555">
            <text:p>0.7624205556</text:p>
          </table:table-cell>
          <table:table-cell office:value-type="float" office:value="43.934082">
            <text:p>43.934082</text:p>
          </table:table-cell>
          <table:table-cell office:value-type="float" office:value="0">
            <text:p>0</text:p>
          </table:table-cell>
          <table:table-cell office:value-type="float" office:value="0.007061">
            <text:p>0.007061</text:p>
          </table:table-cell>
          <table:table-cell table:formula="of:=[.O305]-0.021583" office:value-type="float" office:value="-0.014522">
            <text:p>-0.014522</text:p>
          </table:table-cell>
          <table:table-cell office:value-type="float" office:value="40.288494">
            <text:p>40.288494</text:p>
          </table:table-cell>
          <table:table-cell office:value-type="float" office:value="-141">
            <text:p>-141</text:p>
          </table:table-cell>
          <table:table-cell office:value-type="float" office:value="-993">
            <text:p>-993</text:p>
          </table:table-cell>
          <table:table-cell office:value-type="float" office:value="-11577">
            <text:p>-11577</text:p>
          </table:table-cell>
          <table:table-cell office:value-type="float" office:value="38570">
            <text:p>38570</text:p>
          </table:table-cell>
          <table:table-cell office:value-type="float" office:value="41182.679688">
            <text:p>41182.679688</text:p>
          </table:table-cell>
          <table:table-cell office:value-type="float" office:value="-5.348508">
            <text:p>-5.348508</text:p>
          </table:table-cell>
          <table:table-cell office:value-type="float" office:value="-4.794722">
            <text:p>-4.794722</text:p>
          </table:table-cell>
          <table:table-cell office:value-type="float" office:value="10.354024">
            <text:p>10.354024</text:p>
          </table:table-cell>
        </table:table-row>
        <table:table-row table:style-name="ro1">
          <table:table-cell office:value-type="float" office:value="78642">
            <text:p>78642</text:p>
          </table:table-cell>
          <table:table-cell office:value-type="float" office:value="-9">
            <text:p>-9</text:p>
          </table:table-cell>
          <table:table-cell office:value-type="float" office:value="469">
            <text:p>469</text:p>
          </table:table-cell>
          <table:table-cell office:value-type="float" office:value="5314.928223">
            <text:p>5314.928223</text:p>
          </table:table-cell>
          <table:table-cell office:value-type="float" office:value="0">
            <text:p>0</text:p>
          </table:table-cell>
          <table:table-cell office:value-type="float" office:value="0.003869">
            <text:p>0.003869</text:p>
          </table:table-cell>
          <table:table-cell office:value-type="string">
            <text:p>Infinity</text:p>
          </table:table-cell>
          <table:table-cell office:value-type="float" office:value="0.640938">
            <text:p>0.640938</text:p>
          </table:table-cell>
          <table:table-cell office:value-type="float" office:value="0.102951">
            <text:p>0.102951</text:p>
          </table:table-cell>
          <table:table-cell table:formula="of:=[.I306]-[.$I$2]" office:value-type="float" office:value="0.694319">
            <text:p>0.694319</text:p>
          </table:table-cell>
          <table:table-cell table:formula="of:=AVERAGE([.J302:.J306])" office:value-type="float" office:value="0.8595188">
            <text:p>0.8595188</text:p>
          </table:table-cell>
          <table:table-cell table:formula="of:=AVERAGE([.J298:.J306])" office:value-type="float" office:value="0.742734888888889">
            <text:p>0.7427348889</text:p>
          </table:table-cell>
          <table:table-cell office:value-type="float" office:value="51.106441">
            <text:p>51.106441</text:p>
          </table:table-cell>
          <table:table-cell office:value-type="float" office:value="-0.029413">
            <text:p>-0.029413</text:p>
          </table:table-cell>
          <table:table-cell office:value-type="float" office:value="-0.014389">
            <text:p>-0.014389</text:p>
          </table:table-cell>
          <table:table-cell table:formula="of:=[.O306]-0.021583" office:value-type="float" office:value="-0.035972">
            <text:p>-0.03597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538">
            <text:p>-11538</text:p>
          </table:table-cell>
          <table:table-cell office:value-type="float" office:value="39038">
            <text:p>39038</text:p>
          </table:table-cell>
          <table:table-cell office:value-type="float" office:value="41627.144531">
            <text:p>41627.144531</text:p>
          </table:table-cell>
          <table:table-cell office:value-type="float" office:value="-5.348508">
            <text:p>-5.348508</text:p>
          </table:table-cell>
          <table:table-cell office:value-type="float" office:value="-4.790853">
            <text:p>-4.790853</text:p>
          </table:table-cell>
          <table:table-cell office:value-type="float" office:value="10.426363">
            <text:p>10.426363</text:p>
          </table:table-cell>
        </table:table-row>
        <table:table-row table:style-name="ro1">
          <table:table-cell office:value-type="float" office:value="78899">
            <text:p>78899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-0.218693">
            <text:p>-0.218693</text:p>
          </table:table-cell>
          <table:table-cell office:value-type="float" office:value="-0.086191">
            <text:p>-0.086191</text:p>
          </table:table-cell>
          <table:table-cell table:formula="of:=[.I307]-[.$I$2]" office:value-type="float" office:value="0.505177">
            <text:p>0.505177</text:p>
          </table:table-cell>
          <table:table-cell table:formula="of:=AVERAGE([.J303:.J307])" office:value-type="float" office:value="0.8006214">
            <text:p>0.8006214</text:p>
          </table:table-cell>
          <table:table-cell table:formula="of:=AVERAGE([.J299:.J307])" office:value-type="float" office:value="0.693254777777778">
            <text:p>0.6932547778</text:p>
          </table:table-cell>
          <table:table-cell office:value-type="float" office:value="98.24295">
            <text:p>98.24295</text:p>
          </table:table-cell>
          <table:table-cell office:value-type="float" office:value="0.019455">
            <text:p>0.019455</text:p>
          </table:table-cell>
          <table:table-cell office:value-type="float" office:value="0.04823">
            <text:p>0.04823</text:p>
          </table:table-cell>
          <table:table-cell table:formula="of:=[.O307]-0.021583" office:value-type="float" office:value="0.026647">
            <text:p>0.026647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501">
            <text:p>-11501</text:p>
          </table:table-cell>
          <table:table-cell office:value-type="float" office:value="39506">
            <text:p>39506</text:p>
          </table:table-cell>
          <table:table-cell office:value-type="float" office:value="42067.46875">
            <text:p>42067.46875</text:p>
          </table:table-cell>
          <table:table-cell office:value-type="float" office:value="-5.348508">
            <text:p>-5.348508</text:p>
          </table:table-cell>
          <table:table-cell office:value-type="float" office:value="-4.785786">
            <text:p>-4.785786</text:p>
          </table:table-cell>
          <table:table-cell office:value-type="float" office:value="10.521107">
            <text:p>10.521107</text:p>
          </table:table-cell>
        </table:table-row>
        <table:table-row table:style-name="ro1">
          <table:table-cell office:value-type="float" office:value="79156">
            <text:p>79156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.671219">
            <text:p>0.671219</text:p>
          </table:table-cell>
          <table:table-cell office:value-type="float" office:value="0.275333">
            <text:p>0.275333</text:p>
          </table:table-cell>
          <table:table-cell table:formula="of:=[.I308]-[.$I$2]" office:value-type="float" office:value="0.866701">
            <text:p>0.866701</text:p>
          </table:table-cell>
          <table:table-cell table:formula="of:=AVERAGE([.J304:.J308])" office:value-type="float" office:value="0.7618352">
            <text:p>0.7618352</text:p>
          </table:table-cell>
          <table:table-cell table:formula="of:=AVERAGE([.J300:.J308])" office:value-type="float" office:value="0.683411888888889">
            <text:p>0.6834118889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41035">
            <text:p>0.041035</text:p>
          </table:table-cell>
          <table:table-cell table:formula="of:=[.O308]-0.021583" office:value-type="float" office:value="0.019452">
            <text:p>0.01945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67">
            <text:p>-11467</text:p>
          </table:table-cell>
          <table:table-cell office:value-type="float" office:value="39970">
            <text:p>39970</text:p>
          </table:table-cell>
          <table:table-cell office:value-type="float" office:value="42505.363281">
            <text:p>42505.363281</text:p>
          </table:table-cell>
          <table:table-cell office:value-type="float" office:value="-5.348508">
            <text:p>-5.348508</text:p>
          </table:table-cell>
          <table:table-cell office:value-type="float" office:value="-4.78065">
            <text:p>-4.78065</text:p>
          </table:table-cell>
          <table:table-cell office:value-type="float" office:value="10.617133">
            <text:p>10.617133</text:p>
          </table:table-cell>
        </table:table-row>
        <table:table-row table:style-name="ro1">
          <table:table-cell office:value-type="float" office:value="79413">
            <text:p>79413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-0.193985">
            <text:p>-0.193985</text:p>
          </table:table-cell>
          <table:table-cell office:value-type="float" office:value="0.356736">
            <text:p>0.356736</text:p>
          </table:table-cell>
          <table:table-cell table:formula="of:=[.I309]-[.$I$2]" office:value-type="float" office:value="0.948104">
            <text:p>0.948104</text:p>
          </table:table-cell>
          <table:table-cell table:formula="of:=AVERAGE([.J305:.J309])" office:value-type="float" office:value="0.8020578">
            <text:p>0.8020578</text:p>
          </table:table-cell>
          <table:table-cell table:formula="of:=AVERAGE([.J301:.J309])" office:value-type="float" office:value="0.778381888888889">
            <text:p>0.7783818889</text:p>
          </table:table-cell>
          <table:table-cell office:value-type="float" office:value="100">
            <text:p>100</text:p>
          </table:table-cell>
          <table:table-cell office:value-type="float" office:value="0.007363">
            <text:p>0.007363</text:p>
          </table:table-cell>
          <table:table-cell office:value-type="float" office:value="-0.004796">
            <text:p>-0.004796</text:p>
          </table:table-cell>
          <table:table-cell table:formula="of:=[.O309]-0.021583" office:value-type="float" office:value="-0.026379">
            <text:p>-0.026379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35">
            <text:p>-11435</text:p>
          </table:table-cell>
          <table:table-cell office:value-type="float" office:value="40433">
            <text:p>40433</text:p>
          </table:table-cell>
          <table:table-cell office:value-type="float" office:value="42943.394531">
            <text:p>42943.394531</text:p>
          </table:table-cell>
          <table:table-cell office:value-type="float" office:value="-5.348508">
            <text:p>-5.348508</text:p>
          </table:table-cell>
          <table:table-cell office:value-type="float" office:value="-4.774863">
            <text:p>-4.774863</text:p>
          </table:table-cell>
          <table:table-cell office:value-type="float" office:value="10.725321">
            <text:p>10.725321</text:p>
          </table:table-cell>
        </table:table-row>
        <table:table-row table:style-name="ro1">
          <table:table-cell office:value-type="float" office:value="79670">
            <text:p>7967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.669957">
            <text:p>0.669957</text:p>
          </table:table-cell>
          <table:table-cell office:value-type="float" office:value="0.134075">
            <text:p>0.134075</text:p>
          </table:table-cell>
          <table:table-cell table:formula="of:=[.I310]-[.$I$2]" office:value-type="float" office:value="0.725443">
            <text:p>0.725443</text:p>
          </table:table-cell>
          <table:table-cell table:formula="of:=AVERAGE([.J306:.J310])" office:value-type="float" office:value="0.7479488">
            <text:p>0.7479488</text:p>
          </table:table-cell>
          <table:table-cell table:formula="of:=AVERAGE([.J302:.J310])" office:value-type="float" office:value="0.815891">
            <text:p>0.815891</text:p>
          </table:table-cell>
          <table:table-cell office:value-type="float" office:value="100">
            <text:p>100</text:p>
          </table:table-cell>
          <table:table-cell office:value-type="float" office:value="-0.08831">
            <text:p>-0.08831</text:p>
          </table:table-cell>
          <table:table-cell office:value-type="float" office:value="-0.010259">
            <text:p>-0.010259</text:p>
          </table:table-cell>
          <table:table-cell table:formula="of:=[.O310]-0.021583" office:value-type="float" office:value="-0.031842">
            <text:p>-0.03184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06">
            <text:p>-11406</text:p>
          </table:table-cell>
          <table:table-cell office:value-type="float" office:value="40895">
            <text:p>40895</text:p>
          </table:table-cell>
          <table:table-cell office:value-type="float" office:value="43381.777344">
            <text:p>43381.777344</text:p>
          </table:table-cell>
          <table:table-cell office:value-type="float" office:value="-5.348508">
            <text:p>-5.348508</text:p>
          </table:table-cell>
          <table:table-cell office:value-type="float" office:value="-4.769008">
            <text:p>-4.769008</text:p>
          </table:table-cell>
          <table:table-cell office:value-type="float" office:value="10.834792">
            <text:p>10.834792</text:p>
          </table:table-cell>
        </table:table-row>
        <table:table-row table:style-name="ro1">
          <table:table-cell office:value-type="float" office:value="79927">
            <text:p>79927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67">
            <text:p>0.00767</text:p>
          </table:table-cell>
          <table:table-cell office:value-type="float" office:value="100">
            <text:p>100</text:p>
          </table:table-cell>
          <table:table-cell office:value-type="float" office:value="-0.173272">
            <text:p>-0.173272</text:p>
          </table:table-cell>
          <table:table-cell office:value-type="float" office:value="0.246603">
            <text:p>0.246603</text:p>
          </table:table-cell>
          <table:table-cell table:formula="of:=[.I311]-[.$I$2]" office:value-type="float" office:value="0.837971">
            <text:p>0.837971</text:p>
          </table:table-cell>
          <table:table-cell table:formula="of:=AVERAGE([.J307:.J311])" office:value-type="float" office:value="0.7766792">
            <text:p>0.7766792</text:p>
          </table:table-cell>
          <table:table-cell table:formula="of:=AVERAGE([.J303:.J311])" office:value-type="float" office:value="0.820147333333333">
            <text:p>0.820147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645">
            <text:p>0.028645</text:p>
          </table:table-cell>
          <table:table-cell table:formula="of:=[.O311]-0.021583" office:value-type="float" office:value="0.007062">
            <text:p>0.00706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380">
            <text:p>-11380</text:p>
          </table:table-cell>
          <table:table-cell office:value-type="float" office:value="41357">
            <text:p>41357</text:p>
          </table:table-cell>
          <table:table-cell office:value-type="float" office:value="43821.433594">
            <text:p>43821.433594</text:p>
          </table:table-cell>
          <table:table-cell office:value-type="float" office:value="-5.348508">
            <text:p>-5.348508</text:p>
          </table:table-cell>
          <table:table-cell office:value-type="float" office:value="-4.761338">
            <text:p>-4.761338</text:p>
          </table:table-cell>
          <table:table-cell office:value-type="float" office:value="10.978195">
            <text:p>10.978195</text:p>
          </table:table-cell>
        </table:table-row>
        <table:table-row table:style-name="ro1">
          <table:table-cell office:value-type="float" office:value="80184">
            <text:p>80184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8834">
            <text:p>0.008834</text:p>
          </table:table-cell>
          <table:table-cell office:value-type="float" office:value="100">
            <text:p>100</text:p>
          </table:table-cell>
          <table:table-cell office:value-type="float" office:value="-0.034696">
            <text:p>-0.034696</text:p>
          </table:table-cell>
          <table:table-cell office:value-type="float" office:value="0.110133">
            <text:p>0.110133</text:p>
          </table:table-cell>
          <table:table-cell table:formula="of:=[.I312]-[.$I$2]" office:value-type="float" office:value="0.701501">
            <text:p>0.701501</text:p>
          </table:table-cell>
          <table:table-cell table:formula="of:=AVERAGE([.J308:.J312])" office:value-type="float" office:value="0.815944">
            <text:p>0.815944</text:p>
          </table:table-cell>
          <table:table-cell table:formula="of:=AVERAGE([.J304:.J312])" office:value-type="float" office:value="0.780243888888889">
            <text:p>0.7802438889</text:p>
          </table:table-cell>
          <table:table-cell office:value-type="float" office:value="100">
            <text:p>100</text:p>
          </table:table-cell>
          <table:table-cell office:value-type="float" office:value="-0.022077">
            <text:p>-0.022077</text:p>
          </table:table-cell>
          <table:table-cell office:value-type="float" office:value="-0.015721">
            <text:p>-0.015721</text:p>
          </table:table-cell>
          <table:table-cell table:formula="of:=[.O312]-0.021583" office:value-type="float" office:value="-0.037304">
            <text:p>-0.037304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358">
            <text:p>-11358</text:p>
          </table:table-cell>
          <table:table-cell office:value-type="float" office:value="41813">
            <text:p>41813</text:p>
          </table:table-cell>
          <table:table-cell office:value-type="float" office:value="44256.773438">
            <text:p>44256.773438</text:p>
          </table:table-cell>
          <table:table-cell office:value-type="float" office:value="-5.348508">
            <text:p>-5.348508</text:p>
          </table:table-cell>
          <table:table-cell office:value-type="float" office:value="-4.752504">
            <text:p>-4.752504</text:p>
          </table:table-cell>
          <table:table-cell office:value-type="float" office:value="11.143361">
            <text:p>11.143361</text:p>
          </table:table-cell>
        </table:table-row>
        <table:table-row table:style-name="ro1">
          <table:table-cell office:value-type="float" office:value="80441">
            <text:p>80441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9422.867188">
            <text:p>9422.867188</text:p>
          </table:table-cell>
          <table:table-cell office:value-type="float" office:value="0.025">
            <text:p>0.025</text:p>
          </table:table-cell>
          <table:table-cell office:value-type="float" office:value="0.063516">
            <text:p>0.063516</text:p>
          </table:table-cell>
          <table:table-cell office:value-type="float" office:value="154.063995">
            <text:p>154.063995</text:p>
          </table:table-cell>
          <table:table-cell office:value-type="float" office:value="0.749444">
            <text:p>0.749444</text:p>
          </table:table-cell>
          <table:table-cell office:value-type="float" office:value="0.095768">
            <text:p>0.095768</text:p>
          </table:table-cell>
          <table:table-cell table:formula="of:=[.I313]-[.$I$2]" office:value-type="float" office:value="0.687136">
            <text:p>0.687136</text:p>
          </table:table-cell>
          <table:table-cell table:formula="of:=AVERAGE([.J309:.J313])" office:value-type="float" office:value="0.780031">
            <text:p>0.780031</text:p>
          </table:table-cell>
          <table:table-cell table:formula="of:=AVERAGE([.J305:.J313])" office:value-type="float" office:value="0.773593333333333">
            <text:p>0.7735933333</text:p>
          </table:table-cell>
          <table:table-cell office:value-type="float" office:value="295.336548">
            <text:p>295.336548</text:p>
          </table:table-cell>
          <table:table-cell office:value-type="float" office:value="-0.029413">
            <text:p>-0.029413</text:p>
          </table:table-cell>
          <table:table-cell office:value-type="float" office:value="0.000133">
            <text:p>0.000133</text:p>
          </table:table-cell>
          <table:table-cell table:formula="of:=[.O313]-0.021583" office:value-type="float" office:value="-0.02145">
            <text:p>-0.02145</text:p>
          </table:table-cell>
          <table:table-cell office:value-type="float" office:value="154.06398">
            <text:p>154.06398</text:p>
          </table:table-cell>
          <table:table-cell office:value-type="float" office:value="-143">
            <text:p>-143</text:p>
          </table:table-cell>
          <table:table-cell office:value-type="float" office:value="-996">
            <text:p>-996</text:p>
          </table:table-cell>
          <table:table-cell office:value-type="float" office:value="-11339">
            <text:p>-11339</text:p>
          </table:table-cell>
          <table:table-cell office:value-type="float" office:value="42289">
            <text:p>42289</text:p>
          </table:table-cell>
          <table:table-cell office:value-type="float" office:value="44709.523438">
            <text:p>44709.523438</text:p>
          </table:table-cell>
          <table:table-cell office:value-type="float" office:value="-5.323508">
            <text:p>-5.323508</text:p>
          </table:table-cell>
          <table:table-cell office:value-type="float" office:value="-4.688988">
            <text:p>-4.688988</text:p>
          </table:table-cell>
          <table:table-cell office:value-type="float" office:value="11.919201">
            <text:p>11.919201</text:p>
          </table:table-cell>
        </table:table-row>
        <table:table-row table:style-name="ro1">
          <table:table-cell office:value-type="float" office:value="80698">
            <text:p>80698</text:p>
          </table:table-cell>
          <table:table-cell office:value-type="float" office:value="16">
            <text:p>16</text:p>
          </table:table-cell>
          <table:table-cell office:value-type="float" office:value="458">
            <text:p>458</text:p>
          </table:table-cell>
          <table:table-cell office:value-type="float" office:value="2763.225098">
            <text:p>2763.225098</text:p>
          </table:table-cell>
          <table:table-cell office:value-type="float" office:value="0.08">
            <text:p>0.08</text:p>
          </table:table-cell>
          <table:table-cell office:value-type="float" office:value="0.111281">
            <text:p>0.111281</text:p>
          </table:table-cell>
          <table:table-cell office:value-type="float" office:value="39.101738">
            <text:p>39.101738</text:p>
          </table:table-cell>
          <table:table-cell office:value-type="float" office:value="-0.181683">
            <text:p>-0.181683</text:p>
          </table:table-cell>
          <table:table-cell office:value-type="float" office:value="0.260968">
            <text:p>0.260968</text:p>
          </table:table-cell>
          <table:table-cell table:formula="of:=[.I314]-[.$I$2]" office:value-type="float" office:value="0.852336">
            <text:p>0.852336</text:p>
          </table:table-cell>
          <table:table-cell table:formula="of:=AVERAGE([.J310:.J314])" office:value-type="float" office:value="0.7608774">
            <text:p>0.7608774</text:p>
          </table:table-cell>
          <table:table-cell table:formula="of:=AVERAGE([.J306:.J314])" office:value-type="float" office:value="0.757632">
            <text:p>0.757632</text:p>
          </table:table-cell>
          <table:table-cell office:value-type="float" office:value="263.884949">
            <text:p>263.884949</text:p>
          </table:table-cell>
          <table:table-cell office:value-type="float" office:value="-0.007353">
            <text:p>-0.007353</text:p>
          </table:table-cell>
          <table:table-cell office:value-type="float" office:value="0.007994">
            <text:p>0.007994</text:p>
          </table:table-cell>
          <table:table-cell table:formula="of:=[.O314]-0.021583" office:value-type="float" office:value="-0.013589">
            <text:p>-0.013589</text:p>
          </table:table-cell>
          <table:table-cell office:value-type="float" office:value="39.101746">
            <text:p>39.101746</text:p>
          </table:table-cell>
          <table:table-cell office:value-type="float" office:value="-134">
            <text:p>-134</text:p>
          </table:table-cell>
          <table:table-cell office:value-type="float" office:value="-983">
            <text:p>-983</text:p>
          </table:table-cell>
          <table:table-cell office:value-type="float" office:value="-11350">
            <text:p>-11350</text:p>
          </table:table-cell>
          <table:table-cell office:value-type="float" office:value="42747">
            <text:p>42747</text:p>
          </table:table-cell>
          <table:table-cell office:value-type="float" office:value="45145.449219">
            <text:p>45145.449219</text:p>
          </table:table-cell>
          <table:table-cell office:value-type="float" office:value="-5.243508">
            <text:p>-5.243508</text:p>
          </table:table-cell>
          <table:table-cell office:value-type="float" office:value="-4.577707">
            <text:p>-4.577707</text:p>
          </table:table-cell>
          <table:table-cell office:value-type="float" office:value="12.697627">
            <text:p>12.697627</text:p>
          </table:table-cell>
        </table:table-row>
        <table:table-row table:style-name="ro1">
          <table:table-cell office:value-type="float" office:value="80955">
            <text:p>80955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office:value-type="float" office:value="2147.883545">
            <text:p>2147.883545</text:p>
          </table:table-cell>
          <table:table-cell office:value-type="float" office:value="0.09">
            <text:p>0.09</text:p>
          </table:table-cell>
          <table:table-cell office:value-type="float" office:value="0.050881">
            <text:p>0.050881</text:p>
          </table:table-cell>
          <table:table-cell office:value-type="float" office:value="43.465244">
            <text:p>43.465244</text:p>
          </table:table-cell>
          <table:table-cell office:value-type="float" office:value="0.696453">
            <text:p>0.696453</text:p>
          </table:table-cell>
          <table:table-cell office:value-type="float" office:value="0.102951">
            <text:p>0.102951</text:p>
          </table:table-cell>
          <table:table-cell table:formula="of:=[.I315]-[.$I$2]" office:value-type="float" office:value="0.694319">
            <text:p>0.694319</text:p>
          </table:table-cell>
          <table:table-cell table:formula="of:=AVERAGE([.J311:.J315])" office:value-type="float" office:value="0.7546526">
            <text:p>0.7546526</text:p>
          </table:table-cell>
          <table:table-cell table:formula="of:=AVERAGE([.J307:.J315])" office:value-type="float" office:value="0.757632">
            <text:p>0.757632</text:p>
          </table:table-cell>
          <table:table-cell office:value-type="float" office:value="313.481781">
            <text:p>313.481781</text:p>
          </table:table-cell>
          <table:table-cell office:value-type="float" office:value="0">
            <text:p>0</text:p>
          </table:table-cell>
          <table:table-cell office:value-type="float" office:value="0.003064">
            <text:p>0.003064</text:p>
          </table:table-cell>
          <table:table-cell table:formula="of:=[.O315]-0.021583" office:value-type="float" office:value="-0.018519">
            <text:p>-0.018519</text:p>
          </table:table-cell>
          <table:table-cell office:value-type="float" office:value="43.46524">
            <text:p>43.46524</text:p>
          </table:table-cell>
          <table:table-cell office:value-type="float" office:value="-124">
            <text:p>-124</text:p>
          </table:table-cell>
          <table:table-cell office:value-type="float" office:value="-966">
            <text:p>-966</text:p>
          </table:table-cell>
          <table:table-cell office:value-type="float" office:value="-11410">
            <text:p>-11410</text:p>
          </table:table-cell>
          <table:table-cell office:value-type="float" office:value="43193">
            <text:p>43193</text:p>
          </table:table-cell>
          <table:table-cell office:value-type="float" office:value="45578.40625">
            <text:p>45578.40625</text:p>
          </table:table-cell>
          <table:table-cell office:value-type="float" office:value="-5.153508">
            <text:p>-5.153508</text:p>
          </table:table-cell>
          <table:table-cell office:value-type="float" office:value="-4.526825">
            <text:p>-4.526825</text:p>
          </table:table-cell>
          <table:table-cell office:value-type="float" office:value="12.160306">
            <text:p>12.160306</text:p>
          </table:table-cell>
        </table:table-row>
        <table:table-row table:style-name="ro1">
          <table:table-cell office:value-type="float" office:value="81212">
            <text:p>81212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 office:value-type="float" office:value="1415.217163">
            <text:p>1415.217163</text:p>
          </table:table-cell>
          <table:table-cell office:value-type="float" office:value="-0.002538">
            <text:p>-0.002538</text:p>
          </table:table-cell>
          <table:table-cell office:value-type="float" office:value="-0.020613">
            <text:p>-0.020613</text:p>
          </table:table-cell>
          <table:table-cell office:value-type="float" office:value="712.017029">
            <text:p>712.017029</text:p>
          </table:table-cell>
          <table:table-cell office:value-type="float" office:value="-0.210282">
            <text:p>-0.210282</text:p>
          </table:table-cell>
          <table:table-cell office:value-type="float" office:value="0.347159">
            <text:p>0.347159</text:p>
          </table:table-cell>
          <table:table-cell table:formula="of:=[.I316]-[.$I$2]" office:value-type="float" office:value="0.938527">
            <text:p>0.938527</text:p>
          </table:table-cell>
          <table:table-cell table:formula="of:=AVERAGE([.J312:.J316])" office:value-type="float" office:value="0.7747638">
            <text:p>0.7747638</text:p>
          </table:table-cell>
          <table:table-cell table:formula="of:=AVERAGE([.J308:.J316])" office:value-type="float" office:value="0.805782">
            <text:p>0.805782</text:p>
          </table:table-cell>
          <table:table-cell office:value-type="float" office:value="288.038086">
            <text:p>288.038086</text:p>
          </table:table-cell>
          <table:table-cell office:value-type="float" office:value="-0.009808">
            <text:p>-0.009808</text:p>
          </table:table-cell>
          <table:table-cell office:value-type="float" office:value="0.022649">
            <text:p>0.022649</text:p>
          </table:table-cell>
          <table:table-cell table:formula="of:=[.O316]-0.021583" office:value-type="float" office:value="0.001066">
            <text:p>0.001066</text:p>
          </table:table-cell>
          <table:table-cell office:value-type="float" office:value="712.017029">
            <text:p>712.017029</text:p>
          </table:table-cell>
          <table:table-cell office:value-type="float" office:value="-110">
            <text:p>-110</text:p>
          </table:table-cell>
          <table:table-cell office:value-type="float" office:value="-936">
            <text:p>-936</text:p>
          </table:table-cell>
          <table:table-cell office:value-type="float" office:value="-11502">
            <text:p>-11502</text:p>
          </table:table-cell>
          <table:table-cell office:value-type="float" office:value="43684">
            <text:p>43684</text:p>
          </table:table-cell>
          <table:table-cell office:value-type="float" office:value="46051.296875">
            <text:p>46051.296875</text:p>
          </table:table-cell>
          <table:table-cell office:value-type="float" office:value="-5.156046">
            <text:p>-5.156046</text:p>
          </table:table-cell>
          <table:table-cell office:value-type="float" office:value="-4.547438">
            <text:p>-4.547438</text:p>
          </table:table-cell>
          <table:table-cell office:value-type="float" office:value="11.803778">
            <text:p>11.803778</text:p>
          </table:table-cell>
        </table:table-row>
        <table:table-row table:style-name="ro1">
          <table:table-cell office:value-type="float" office:value="81469">
            <text:p>81469</text:p>
          </table:table-cell>
          <table:table-cell office:value-type="float" office:value="9">
            <text:p>9</text:p>
          </table:table-cell>
          <table:table-cell office:value-type="float" office:value="503">
            <text:p>503</text:p>
          </table:table-cell>
          <table:table-cell office:value-type="float" office:value="5487.42334">
            <text:p>5487.42334</text:p>
          </table:table-cell>
          <table:table-cell office:value-type="float" office:value="0">
            <text:p>0</text:p>
          </table:table-cell>
          <table:table-cell office:value-type="float" office:value="0.007122">
            <text:p>0.007122</text:p>
          </table:table-cell>
          <table:table-cell office:value-type="string">
            <text:p>Infinity</text:p>
          </table:table-cell>
          <table:table-cell office:value-type="float" office:value="0.721686">
            <text:p>0.721686</text:p>
          </table:table-cell>
          <table:table-cell office:value-type="float" office:value="-0.373495">
            <text:p>-0.373495</text:p>
          </table:table-cell>
          <table:table-cell table:formula="of:=[.I317]-[.$I$2]" office:value-type="float" office:value="0.217873">
            <text:p>0.217873</text:p>
          </table:table-cell>
          <table:table-cell table:formula="of:=AVERAGE([.J313:.J317])" office:value-type="float" office:value="0.6780382">
            <text:p>0.6780382</text:p>
          </table:table-cell>
          <table:table-cell table:formula="of:=AVERAGE([.J309:.J317])" office:value-type="float" office:value="0.73369">
            <text:p>0.73369</text:p>
          </table:table-cell>
          <table:table-cell office:value-type="float" office:value="111.8601">
            <text:p>111.8601</text:p>
          </table:table-cell>
          <table:table-cell office:value-type="float" office:value="0.058366">
            <text:p>0.058366</text:p>
          </table:table-cell>
          <table:table-cell office:value-type="float" office:value="0.066216">
            <text:p>0.066216</text:p>
          </table:table-cell>
          <table:table-cell table:formula="of:=[.O317]-0.021583" office:value-type="float" office:value="0.044633">
            <text:p>0.044633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585">
            <text:p>-11585</text:p>
          </table:table-cell>
          <table:table-cell office:value-type="float" office:value="44180">
            <text:p>44180</text:p>
          </table:table-cell>
          <table:table-cell office:value-type="float" office:value="46545.667969">
            <text:p>46545.667969</text:p>
          </table:table-cell>
          <table:table-cell office:value-type="float" office:value="-5.156046">
            <text:p>-5.156046</text:p>
          </table:table-cell>
          <table:table-cell office:value-type="float" office:value="-4.540316">
            <text:p>-4.540316</text:p>
          </table:table-cell>
          <table:table-cell office:value-type="float" office:value="11.941908">
            <text:p>11.941908</text:p>
          </table:table-cell>
        </table:table-row>
        <table:table-row table:style-name="ro1">
          <table:table-cell office:value-type="float" office:value="81726">
            <text:p>81726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.030281">
            <text:p>0.030281</text:p>
          </table:table-cell>
          <table:table-cell office:value-type="float" office:value="-0.260968">
            <text:p>-0.260968</text:p>
          </table:table-cell>
          <table:table-cell table:formula="of:=[.I318]-[.$I$2]" office:value-type="float" office:value="0.3304">
            <text:p>0.3304</text:p>
          </table:table-cell>
          <table:table-cell table:formula="of:=AVERAGE([.J314:.J318])" office:value-type="float" office:value="0.606691">
            <text:p>0.606691</text:p>
          </table:table-cell>
          <table:table-cell table:formula="of:=AVERAGE([.J310:.J318])" office:value-type="float" office:value="0.665056222222222">
            <text:p>0.6650562222</text:p>
          </table:table-cell>
          <table:table-cell office:value-type="float" office:value="143.92627">
            <text:p>143.92627</text:p>
          </table:table-cell>
          <table:table-cell office:value-type="float" office:value="0.146964">
            <text:p>0.146964</text:p>
          </table:table-cell>
          <table:table-cell office:value-type="float" office:value="0.074343">
            <text:p>0.074343</text:p>
          </table:table-cell>
          <table:table-cell table:formula="of:=[.O318]-0.021583" office:value-type="float" office:value="0.05276">
            <text:p>0.05276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672">
            <text:p>-11672</text:p>
          </table:table-cell>
          <table:table-cell office:value-type="float" office:value="44679">
            <text:p>44679</text:p>
          </table:table-cell>
          <table:table-cell office:value-type="float" office:value="47050.726563">
            <text:p>47050.726563</text:p>
          </table:table-cell>
          <table:table-cell office:value-type="float" office:value="-5.156046">
            <text:p>-5.156046</text:p>
          </table:table-cell>
          <table:table-cell office:value-type="float" office:value="-4.53429">
            <text:p>-4.53429</text:p>
          </table:table-cell>
          <table:table-cell office:value-type="float" office:value="12.058784">
            <text:p>12.058784</text:p>
          </table:table-cell>
        </table:table-row>
        <table:table-row table:style-name="ro1">
          <table:table-cell office:value-type="float" office:value="81983">
            <text:p>81983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25402">
            <text:p>-0.25402</text:p>
          </table:table-cell>
          <table:table-cell office:value-type="float" office:value="0.361524">
            <text:p>0.361524</text:p>
          </table:table-cell>
          <table:table-cell table:formula="of:=[.I319]-[.$I$2]" office:value-type="float" office:value="0.952892">
            <text:p>0.952892</text:p>
          </table:table-cell>
          <table:table-cell table:formula="of:=AVERAGE([.J315:.J319])" office:value-type="float" office:value="0.6268022">
            <text:p>0.6268022</text:p>
          </table:table-cell>
          <table:table-cell table:formula="of:=AVERAGE([.J311:.J319])" office:value-type="float" office:value="0.690328333333333">
            <text:p>0.6903283333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30377">
            <text:p>0.030377</text:p>
          </table:table-cell>
          <table:table-cell table:formula="of:=[.O319]-0.021583" office:value-type="float" office:value="0.008794">
            <text:p>0.008794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761">
            <text:p>-11761</text:p>
          </table:table-cell>
          <table:table-cell office:value-type="float" office:value="45175">
            <text:p>45175</text:p>
          </table:table-cell>
          <table:table-cell office:value-type="float" office:value="47553.398438">
            <text:p>47553.398438</text:p>
          </table:table-cell>
          <table:table-cell office:value-type="float" office:value="-5.156046">
            <text:p>-5.156046</text:p>
          </table:table-cell>
          <table:table-cell office:value-type="float" office:value="-4.528606">
            <text:p>-4.528606</text:p>
          </table:table-cell>
          <table:table-cell office:value-type="float" office:value="12.169023">
            <text:p>12.169023</text:p>
          </table:table-cell>
        </table:table-row>
        <table:table-row table:style-name="ro1">
          <table:table-cell office:value-type="float" office:value="82240">
            <text:p>82240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-0.0432">
            <text:p>-0.0432</text:p>
          </table:table-cell>
          <table:table-cell office:value-type="float" office:value="0.751779">
            <text:p>0.751779</text:p>
          </table:table-cell>
          <table:table-cell table:formula="of:=[.I320]-[.$I$2]" office:value-type="float" office:value="1.343147">
            <text:p>1.343147</text:p>
          </table:table-cell>
          <table:table-cell table:formula="of:=AVERAGE([.J316:.J320])" office:value-type="float" office:value="0.7565678">
            <text:p>0.7565678</text:p>
          </table:table-cell>
          <table:table-cell table:formula="of:=AVERAGE([.J312:.J320])" office:value-type="float" office:value="0.746459">
            <text:p>0.746459</text:p>
          </table:table-cell>
          <table:table-cell office:value-type="float" office:value="100">
            <text:p>100</text:p>
          </table:table-cell>
          <table:table-cell office:value-type="float" office:value="0.045591">
            <text:p>0.045591</text:p>
          </table:table-cell>
          <table:table-cell office:value-type="float" office:value="0.184126">
            <text:p>0.184126</text:p>
          </table:table-cell>
          <table:table-cell table:formula="of:=[.O320]-0.021583" office:value-type="float" office:value="0.162543">
            <text:p>0.162543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854">
            <text:p>-11854</text:p>
          </table:table-cell>
          <table:table-cell office:value-type="float" office:value="45675">
            <text:p>45675</text:p>
          </table:table-cell>
          <table:table-cell office:value-type="float" office:value="48060.949219">
            <text:p>48060.949219</text:p>
          </table:table-cell>
          <table:table-cell office:value-type="float" office:value="-5.156046">
            <text:p>-5.156046</text:p>
          </table:table-cell>
          <table:table-cell office:value-type="float" office:value="-4.522956">
            <text:p>-4.522956</text:p>
          </table:table-cell>
          <table:table-cell office:value-type="float" office:value="12.278594">
            <text:p>12.278594</text:p>
          </table:table-cell>
        </table:table-row>
        <table:table-row table:style-name="ro1">
          <table:table-cell office:value-type="float" office:value="82497">
            <text:p>82497</text:p>
          </table:table-cell>
          <table:table-cell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6361.814453">
            <text:p>16361.814453</text:p>
          </table:table-cell>
          <table:table-cell office:value-type="float" office:value="0.015">
            <text:p>0.015</text:p>
          </table:table-cell>
          <table:table-cell office:value-type="float" office:value="-0.033008">
            <text:p>-0.033008</text:p>
          </table:table-cell>
          <table:table-cell office:value-type="float" office:value="320.051819">
            <text:p>320.051819</text:p>
          </table:table-cell>
          <table:table-cell office:value-type="float" office:value="0.112374">
            <text:p>0.112374</text:p>
          </table:table-cell>
          <table:table-cell office:value-type="float" office:value="0.37589">
            <text:p>0.37589</text:p>
          </table:table-cell>
          <table:table-cell table:formula="of:=[.I321]-[.$I$2]" office:value-type="float" office:value="0.967258">
            <text:p>0.967258</text:p>
          </table:table-cell>
          <table:table-cell table:formula="of:=AVERAGE([.J317:.J321])" office:value-type="float" office:value="0.762314">
            <text:p>0.762314</text:p>
          </table:table-cell>
          <table:table-cell table:formula="of:=AVERAGE([.J313:.J321])" office:value-type="float" office:value="0.775987555555556">
            <text:p>0.7759875556</text:p>
          </table:table-cell>
          <table:table-cell office:value-type="float" office:value="600.759705">
            <text:p>600.759705</text:p>
          </table:table-cell>
          <table:table-cell office:value-type="float" office:value="-0.003262">
            <text:p>-0.003262</text:p>
          </table:table-cell>
          <table:table-cell office:value-type="float" office:value="0.022383">
            <text:p>0.022383</text:p>
          </table:table-cell>
          <table:table-cell table:formula="of:=[.O321]-0.021583" office:value-type="float" office:value="0.000800000000000002">
            <text:p>0.0008</text:p>
          </table:table-cell>
          <table:table-cell office:value-type="float" office:value="320.051819">
            <text:p>320.051819</text:p>
          </table:table-cell>
          <table:table-cell office:value-type="float" office:value="-105">
            <text:p>-105</text:p>
          </table:table-cell>
          <table:table-cell office:value-type="float" office:value="-925">
            <text:p>-925</text:p>
          </table:table-cell>
          <table:table-cell office:value-type="float" office:value="-11947">
            <text:p>-11947</text:p>
          </table:table-cell>
          <table:table-cell office:value-type="float" office:value="46160">
            <text:p>46160</text:p>
          </table:table-cell>
          <table:table-cell office:value-type="float" office:value="48551.3125">
            <text:p>48551.3125</text:p>
          </table:table-cell>
          <table:table-cell office:value-type="float" office:value="-5.141047">
            <text:p>-5.141047</text:p>
          </table:table-cell>
          <table:table-cell office:value-type="float" office:value="-4.555964">
            <text:p>-4.555964</text:p>
          </table:table-cell>
          <table:table-cell office:value-type="float" office:value="11.380611">
            <text:p>11.380611</text:p>
          </table:table-cell>
        </table:table-row>
        <table:table-row table:style-name="ro1">
          <table:table-cell office:value-type="float" office:value="82754">
            <text:p>82754</text:p>
          </table:table-cell>
          <table:table-cell office:value-type="float" office:value="-13">
            <text:p>-13</text:p>
          </table:table-cell>
          <table:table-cell office:value-type="float" office:value="523">
            <text:p>523</text:p>
          </table:table-cell>
          <table:table-cell office:value-type="float" office:value="4123.917969">
            <text:p>4123.917969</text:p>
          </table:table-cell>
          <table:table-cell office:value-type="float" office:value="-0.065">
            <text:p>-0.065</text:p>
          </table:table-cell>
          <table:table-cell office:value-type="float" office:value="-0.095017">
            <text:p>-0.095017</text:p>
          </table:table-cell>
          <table:table-cell office:value-type="float" office:value="46.180305">
            <text:p>46.180305</text:p>
          </table:table-cell>
          <table:table-cell office:value-type="float" office:value="-0.046228">
            <text:p>-0.046228</text:p>
          </table:table-cell>
          <table:table-cell office:value-type="float" office:value="0.081403">
            <text:p>0.081403</text:p>
          </table:table-cell>
          <table:table-cell table:formula="of:=[.I322]-[.$I$2]" office:value-type="float" office:value="0.672771">
            <text:p>0.672771</text:p>
          </table:table-cell>
          <table:table-cell table:formula="of:=AVERAGE([.J318:.J322])" office:value-type="float" office:value="0.8532936">
            <text:p>0.8532936</text:p>
          </table:table-cell>
          <table:table-cell table:formula="of:=AVERAGE([.J314:.J322])" office:value-type="float" office:value="0.774391444444444">
            <text:p>0.7743914444</text:p>
          </table:table-cell>
          <table:table-cell office:value-type="float" office:value="282.84317">
            <text:p>282.84317</text:p>
          </table:table-cell>
          <table:table-cell office:value-type="float" office:value="0.011673">
            <text:p>0.011673</text:p>
          </table:table-cell>
          <table:table-cell office:value-type="float" office:value="0.039037">
            <text:p>0.039037</text:p>
          </table:table-cell>
          <table:table-cell table:formula="of:=[.O322]-0.021583" office:value-type="float" office:value="0.017454">
            <text:p>0.017454</text:p>
          </table:table-cell>
          <table:table-cell office:value-type="float" office:value="46.180305">
            <text:p>46.180305</text:p>
          </table:table-cell>
          <table:table-cell office:value-type="float" office:value="-110">
            <text:p>-110</text:p>
          </table:table-cell>
          <table:table-cell office:value-type="float" office:value="-937">
            <text:p>-937</text:p>
          </table:table-cell>
          <table:table-cell office:value-type="float" office:value="-12028">
            <text:p>-12028</text:p>
          </table:table-cell>
          <table:table-cell office:value-type="float" office:value="46677">
            <text:p>46677</text:p>
          </table:table-cell>
          <table:table-cell office:value-type="float" office:value="49082.90625">
            <text:p>49082.90625</text:p>
          </table:table-cell>
          <table:table-cell office:value-type="float" office:value="-5.206047">
            <text:p>-5.206047</text:p>
          </table:table-cell>
          <table:table-cell office:value-type="float" office:value="-4.650981">
            <text:p>-4.650981</text:p>
          </table:table-cell>
          <table:table-cell office:value-type="float" office:value="10.661941">
            <text:p>10.661941</text:p>
          </table:table-cell>
        </table:table-row>
        <table:table-row table:style-name="ro1">
          <table:table-cell office:value-type="float" office:value="83011">
            <text:p>83011</text:p>
          </table:table-cell>
          <table:table-cell office:value-type="float" office:value="-21">
            <text:p>-21</text:p>
          </table:table-cell>
          <table:table-cell office:value-type="float" office:value="564">
            <text:p>564</text:p>
          </table:table-cell>
          <table:table-cell office:value-type="float" office:value="2785.276611">
            <text:p>2785.276611</text:p>
          </table:table-cell>
          <table:table-cell office:value-type="float" office:value="-0.1">
            <text:p>-0.1</text:p>
          </table:table-cell>
          <table:table-cell office:value-type="float" office:value="-0.074199">
            <text:p>-0.074199</text:p>
          </table:table-cell>
          <table:table-cell office:value-type="float" office:value="25.800995">
            <text:p>25.800995</text:p>
          </table:table-cell>
          <table:table-cell office:value-type="float" office:value="0.011734">
            <text:p>0.011734</text:p>
          </table:table-cell>
          <table:table-cell office:value-type="float" office:value="-0.205901">
            <text:p>-0.205901</text:p>
          </table:table-cell>
          <table:table-cell table:formula="of:=[.I323]-[.$I$2]" office:value-type="float" office:value="0.385467">
            <text:p>0.385467</text:p>
          </table:table-cell>
          <table:table-cell table:formula="of:=AVERAGE([.J319:.J323])" office:value-type="float" office:value="0.864307">
            <text:p>0.864307</text:p>
          </table:table-cell>
          <table:table-cell table:formula="of:=AVERAGE([.J315:.J323])" office:value-type="float" office:value="0.722517111111111">
            <text:p>0.7225171111</text:p>
          </table:table-cell>
          <table:table-cell office:value-type="float" office:value="609.984192">
            <text:p>609.984192</text:p>
          </table:table-cell>
          <table:table-cell office:value-type="float" office:value="0">
            <text:p>0</text:p>
          </table:table-cell>
          <table:table-cell office:value-type="float" office:value="0.028511">
            <text:p>0.028511</text:p>
          </table:table-cell>
          <table:table-cell table:formula="of:=[.O323]-0.021583" office:value-type="float" office:value="0.006928">
            <text:p>0.006928</text:p>
          </table:table-cell>
          <table:table-cell office:value-type="float" office:value="25.800995">
            <text:p>25.800995</text:p>
          </table:table-cell>
          <table:table-cell office:value-type="float" office:value="-120">
            <text:p>-120</text:p>
          </table:table-cell>
          <table:table-cell office:value-type="float" office:value="-955">
            <text:p>-955</text:p>
          </table:table-cell>
          <table:table-cell office:value-type="float" office:value="-12063">
            <text:p>-12063</text:p>
          </table:table-cell>
          <table:table-cell office:value-type="float" office:value="47240">
            <text:p>47240</text:p>
          </table:table-cell>
          <table:table-cell office:value-type="float" office:value="49652.726563">
            <text:p>49652.726563</text:p>
          </table:table-cell>
          <table:table-cell office:value-type="float" office:value="-5.306046">
            <text:p>-5.306046</text:p>
          </table:table-cell>
          <table:table-cell office:value-type="float" office:value="-4.72518">
            <text:p>-4.72518</text:p>
          </table:table-cell>
          <table:table-cell office:value-type="float" office:value="10.947253">
            <text:p>10.947253</text:p>
          </table:table-cell>
        </table:table-row>
        <table:table-row table:style-name="ro1">
          <table:table-cell office:value-type="float" office:value="83268">
            <text:p>83268</text:p>
          </table:table-cell>
          <table:table-cell office:value-type="float" office:value="-31">
            <text:p>-31</text:p>
          </table:table-cell>
          <table:table-cell office:value-type="float" office:value="573">
            <text:p>573</text:p>
          </table:table-cell>
          <table:table-cell office:value-type="float" office:value="1948.134399">
            <text:p>1948.134399</text:p>
          </table:table-cell>
          <table:table-cell office:value-type="float" office:value="-0.036905">
            <text:p>-0.036905</text:p>
          </table:table-cell>
          <table:table-cell office:value-type="float" office:value="0.001233">
            <text:p>0.001233</text:p>
          </table:table-cell>
          <table:table-cell office:value-type="float" office:value="103.340088">
            <text:p>103.340088</text:p>
          </table:table-cell>
          <table:table-cell office:value-type="float" office:value="0.688882">
            <text:p>0.688882</text:p>
          </table:table-cell>
          <table:table-cell office:value-type="float" office:value="-0.098162">
            <text:p>-0.098162</text:p>
          </table:table-cell>
          <table:table-cell table:formula="of:=[.I324]-[.$I$2]" office:value-type="float" office:value="0.493206">
            <text:p>0.493206</text:p>
          </table:table-cell>
          <table:table-cell table:formula="of:=AVERAGE([.J320:.J324])" office:value-type="float" office:value="0.7723698">
            <text:p>0.7723698</text:p>
          </table:table-cell>
          <table:table-cell table:formula="of:=AVERAGE([.J316:.J324])" office:value-type="float" office:value="0.700171222222222">
            <text:p>0.7001712222</text:p>
          </table:table-cell>
          <table:table-cell office:value-type="float" office:value="190.136734">
            <text:p>190.136734</text:p>
          </table:table-cell>
          <table:table-cell office:value-type="float" office:value="0.029424">
            <text:p>0.029424</text:p>
          </table:table-cell>
          <table:table-cell office:value-type="float" office:value="0.018786">
            <text:p>0.018786</text:p>
          </table:table-cell>
          <table:table-cell table:formula="of:=[.O324]-0.021583" office:value-type="float" office:value="-0.002797">
            <text:p>-0.002797</text:p>
          </table:table-cell>
          <table:table-cell office:value-type="float" office:value="103.340103">
            <text:p>103.340103</text:p>
          </table:table-cell>
          <table:table-cell office:value-type="float" office:value="-137">
            <text:p>-137</text:p>
          </table:table-cell>
          <table:table-cell office:value-type="float" office:value="-981">
            <text:p>-981</text:p>
          </table:table-cell>
          <table:table-cell office:value-type="float" office:value="-12056">
            <text:p>-12056</text:p>
          </table:table-cell>
          <table:table-cell office:value-type="float" office:value="47813">
            <text:p>47813</text:p>
          </table:table-cell>
          <table:table-cell office:value-type="float" office:value="50228.648438">
            <text:p>50228.648438</text:p>
          </table:table-cell>
          <table:table-cell office:value-type="float" office:value="-5.342951">
            <text:p>-5.342951</text:p>
          </table:table-cell>
          <table:table-cell office:value-type="float" office:value="-4.723948">
            <text:p>-4.723948</text:p>
          </table:table-cell>
          <table:table-cell office:value-type="float" office:value="11.585428">
            <text:p>11.585428</text:p>
          </table:table-cell>
        </table:table-row>
        <table:table-row table:style-name="ro1">
          <table:table-cell office:value-type="float" office:value="83525">
            <text:p>83525</text:p>
          </table:table-cell>
          <table:table-cell office:value-type="float" office:value="-37">
            <text:p>-37</text:p>
          </table:table-cell>
          <table:table-cell office:value-type="float" office:value="572">
            <text:p>572</text:p>
          </table:table-cell>
          <table:table-cell office:value-type="float" office:value="1645.445313">
            <text:p>1645.445313</text:p>
          </table:table-cell>
          <table:table-cell office:value-type="float" office:value="0.02">
            <text:p>0.02</text:p>
          </table:table-cell>
          <table:table-cell office:value-type="float" office:value="0.036089">
            <text:p>0.036089</text:p>
          </table:table-cell>
          <table:table-cell office:value-type="float" office:value="80.447067">
            <text:p>80.447067</text:p>
          </table:table-cell>
          <table:table-cell office:value-type="float" office:value="-0.210282">
            <text:p>-0.210282</text:p>
          </table:table-cell>
          <table:table-cell office:value-type="float" office:value="-0.241814">
            <text:p>-0.241814</text:p>
          </table:table-cell>
          <table:table-cell table:formula="of:=[.I325]-[.$I$2]" office:value-type="float" office:value="0.349554">
            <text:p>0.349554</text:p>
          </table:table-cell>
          <table:table-cell table:formula="of:=AVERAGE([.J321:.J325])" office:value-type="float" office:value="0.5736512">
            <text:p>0.5736512</text:p>
          </table:table-cell>
          <table:table-cell table:formula="of:=AVERAGE([.J317:.J325])" office:value-type="float" office:value="0.634729777777778">
            <text:p>0.6347297778</text:p>
          </table:table-cell>
          <table:table-cell office:value-type="float" office:value="81.550941">
            <text:p>81.550941</text:p>
          </table:table-cell>
          <table:table-cell office:value-type="float" office:value="0.009812">
            <text:p>0.009812</text:p>
          </table:table-cell>
          <table:table-cell office:value-type="float" office:value="0.053825">
            <text:p>0.053825</text:p>
          </table:table-cell>
          <table:table-cell table:formula="of:=[.O325]-0.021583" office:value-type="float" office:value="0.032242">
            <text:p>0.032242</text:p>
          </table:table-cell>
          <table:table-cell office:value-type="float" office:value="80.447067">
            <text:p>80.447067</text:p>
          </table:table-cell>
          <table:table-cell office:value-type="float" office:value="-159">
            <text:p>-159</text:p>
          </table:table-cell>
          <table:table-cell office:value-type="float" office:value="-1011">
            <text:p>-1011</text:p>
          </table:table-cell>
          <table:table-cell office:value-type="float" office:value="-12049">
            <text:p>-12049</text:p>
          </table:table-cell>
          <table:table-cell office:value-type="float" office:value="48385">
            <text:p>48385</text:p>
          </table:table-cell>
          <table:table-cell office:value-type="float" office:value="50806.859375">
            <text:p>50806.859375</text:p>
          </table:table-cell>
          <table:table-cell office:value-type="float" office:value="-5.322951">
            <text:p>-5.322951</text:p>
          </table:table-cell>
          <table:table-cell office:value-type="float" office:value="-4.687858">
            <text:p>-4.687858</text:p>
          </table:table-cell>
          <table:table-cell office:value-type="float" office:value="11.931224">
            <text:p>11.931224</text:p>
          </table:table-cell>
        </table:table-row>
        <table:table-row table:style-name="ro1">
          <table:table-cell office:value-type="float" office:value="83782">
            <text:p>83782</text:p>
          </table:table-cell>
          <table:table-cell office:value-type="float" office:value="-7">
            <text:p>-7</text:p>
          </table:table-cell>
          <table:table-cell office:value-type="float" office:value="565">
            <text:p>565</text:p>
          </table:table-cell>
          <table:table-cell office:value-type="float" office:value="8164.864258">
            <text:p>8164.864258</text:p>
          </table:table-cell>
          <table:table-cell office:value-type="float" office:value="0.002333">
            <text:p>0.002333</text:p>
          </table:table-cell>
          <table:table-cell office:value-type="float" office:value="0.003219">
            <text:p>0.003219</text:p>
          </table:table-cell>
          <table:table-cell office:value-type="float" office:value="37.940018">
            <text:p>37.940018</text:p>
          </table:table-cell>
          <table:table-cell office:value-type="float" office:value="-0.012617">
            <text:p>-0.012617</text:p>
          </table:table-cell>
          <table:table-cell office:value-type="float" office:value="-0.837971">
            <text:p>-0.837971</text:p>
          </table:table-cell>
          <table:table-cell table:formula="of:=[.I326]-[.$I$2]" office:value-type="float" office:value="-0.246603">
            <text:p>-0.246603</text:p>
          </table:table-cell>
          <table:table-cell table:formula="of:=AVERAGE([.J322:.J326])" office:value-type="float" office:value="0.330879">
            <text:p>0.330879</text:p>
          </table:table-cell>
          <table:table-cell table:formula="of:=AVERAGE([.J318:.J326])" office:value-type="float" office:value="0.583121333333333">
            <text:p>0.5831213333</text:p>
          </table:table-cell>
          <table:table-cell office:value-type="float" office:value="124.247314">
            <text:p>124.247314</text:p>
          </table:table-cell>
          <table:table-cell office:value-type="float" office:value="-0.007353">
            <text:p>-0.007353</text:p>
          </table:table-cell>
          <table:table-cell office:value-type="float" office:value="0.003464">
            <text:p>0.003464</text:p>
          </table:table-cell>
          <table:table-cell table:formula="of:=[.O326]-0.021583" office:value-type="float" office:value="-0.018119">
            <text:p>-0.018119</text:p>
          </table:table-cell>
          <table:table-cell office:value-type="float" office:value="37.940025">
            <text:p>37.940025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63">
            <text:p>-12063</text:p>
          </table:table-cell>
          <table:table-cell office:value-type="float" office:value="48949">
            <text:p>48949</text:p>
          </table:table-cell>
          <table:table-cell office:value-type="float" office:value="51363.519531">
            <text:p>51363.519531</text:p>
          </table:table-cell>
          <table:table-cell office:value-type="float" office:value="-5.320618">
            <text:p>-5.320618</text:p>
          </table:table-cell>
          <table:table-cell office:value-type="float" office:value="-4.684639">
            <text:p>-4.684639</text:p>
          </table:table-cell>
          <table:table-cell office:value-type="float" office:value="11.953097">
            <text:p>11.953097</text:p>
          </table:table-cell>
        </table:table-row>
        <table:table-row table:style-name="ro1">
          <table:table-cell office:value-type="float" office:value="84039">
            <text:p>84039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63">
            <text:p>0.006163</text:p>
          </table:table-cell>
          <table:table-cell office:value-type="float" office:value="100">
            <text:p>100</text:p>
          </table:table-cell>
          <table:table-cell office:value-type="float" office:value="0.741873">
            <text:p>0.741873</text:p>
          </table:table-cell>
          <table:table-cell office:value-type="float" office:value="0.433351">
            <text:p>0.433351</text:p>
          </table:table-cell>
          <table:table-cell table:formula="of:=[.I327]-[.$I$2]" office:value-type="float" office:value="1.024719">
            <text:p>1.024719</text:p>
          </table:table-cell>
          <table:table-cell table:formula="of:=AVERAGE([.J323:.J327])" office:value-type="float" office:value="0.4012686">
            <text:p>0.4012686</text:p>
          </table:table-cell>
          <table:table-cell table:formula="of:=AVERAGE([.J319:.J327])" office:value-type="float" office:value="0.660267888888889">
            <text:p>0.6602678889</text:p>
          </table:table-cell>
          <table:table-cell office:value-type="float" office:value="54.81868">
            <text:p>54.81868</text:p>
          </table:table-cell>
          <table:table-cell office:value-type="float" office:value="-0.058366">
            <text:p>-0.058366</text:p>
          </table:table-cell>
          <table:table-cell office:value-type="float" office:value="0.01359">
            <text:p>0.01359</text:p>
          </table:table-cell>
          <table:table-cell table:formula="of:=[.O327]-0.021583" office:value-type="float" office:value="-0.007993">
            <text:p>-0.00799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79">
            <text:p>-12079</text:p>
          </table:table-cell>
          <table:table-cell office:value-type="float" office:value="49516">
            <text:p>49516</text:p>
          </table:table-cell>
          <table:table-cell office:value-type="float" office:value="51918.929688">
            <text:p>51918.929688</text:p>
          </table:table-cell>
          <table:table-cell office:value-type="float" office:value="-5.320618">
            <text:p>-5.320618</text:p>
          </table:table-cell>
          <table:table-cell office:value-type="float" office:value="-4.678476">
            <text:p>-4.678476</text:p>
          </table:table-cell>
          <table:table-cell office:value-type="float" office:value="12.068933">
            <text:p>12.068933</text:p>
          </table:table-cell>
        </table:table-row>
        <table:table-row table:style-name="ro1">
          <table:table-cell office:value-type="float" office:value="84296">
            <text:p>84296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5784.765625">
            <text:p>55784.765625</text:p>
          </table:table-cell>
          <table:table-cell office:value-type="float" office:value="0.005">
            <text:p>0.005</text:p>
          </table:table-cell>
          <table:table-cell office:value-type="float" office:value="0.008423">
            <text:p>0.008423</text:p>
          </table:table-cell>
          <table:table-cell office:value-type="float" office:value="68.462906">
            <text:p>68.462906</text:p>
          </table:table-cell>
          <table:table-cell office:value-type="float" office:value="-0.213646">
            <text:p>-0.213646</text:p>
          </table:table-cell>
          <table:table-cell office:value-type="float" office:value="-0.790087">
            <text:p>-0.790087</text:p>
          </table:table-cell>
          <table:table-cell table:formula="of:=[.I328]-[.$I$2]" office:value-type="float" office:value="-0.198719">
            <text:p>-0.198719</text:p>
          </table:table-cell>
          <table:table-cell table:formula="of:=AVERAGE([.J324:.J328])" office:value-type="float" office:value="0.2844314">
            <text:p>0.2844314</text:p>
          </table:table-cell>
          <table:table-cell table:formula="of:=AVERAGE([.J320:.J328])" office:value-type="float" office:value="0.532311111111111">
            <text:p>0.5323111111</text:p>
          </table:table-cell>
          <table:table-cell office:value-type="float" office:value="985.554138">
            <text:p>985.554138</text:p>
          </table:table-cell>
          <table:table-cell office:value-type="float" office:value="0.019455">
            <text:p>0.019455</text:p>
          </table:table-cell>
          <table:table-cell office:value-type="float" office:value="0.036639">
            <text:p>0.036639</text:p>
          </table:table-cell>
          <table:table-cell table:formula="of:=[.O328]-0.021583" office:value-type="float" office:value="0.015056">
            <text:p>0.015056</text:p>
          </table:table-cell>
          <table:table-cell office:value-type="float" office:value="68.462906">
            <text:p>68.462906</text:p>
          </table:table-cell>
          <table:table-cell office:value-type="float" office:value="-162">
            <text:p>-162</text:p>
          </table:table-cell>
          <table:table-cell office:value-type="float" office:value="-1016">
            <text:p>-1016</text:p>
          </table:table-cell>
          <table:table-cell office:value-type="float" office:value="-12098">
            <text:p>-12098</text:p>
          </table:table-cell>
          <table:table-cell office:value-type="float" office:value="50075">
            <text:p>50075</text:p>
          </table:table-cell>
          <table:table-cell office:value-type="float" office:value="52466.734375">
            <text:p>52466.734375</text:p>
          </table:table-cell>
          <table:table-cell office:value-type="float" office:value="-5.315618">
            <text:p>-5.315618</text:p>
          </table:table-cell>
          <table:table-cell office:value-type="float" office:value="-4.670053">
            <text:p>-4.670053</text:p>
          </table:table-cell>
          <table:table-cell office:value-type="float" office:value="12.144684">
            <text:p>12.144684</text:p>
          </table:table-cell>
        </table:table-row>
        <table:table-row table:style-name="ro1">
          <table:table-cell office:value-type="float" office:value="84553">
            <text:p>84553</text:p>
          </table:table-cell>
          <table:table-cell office:value-type="float" office:value="-1">
            <text:p>-1</text:p>
          </table:table-cell>
          <table:table-cell office:value-type="float" office:value="554">
            <text:p>554</text:p>
          </table:table-cell>
          <table:table-cell office:value-type="float" office:value="55526.179688">
            <text:p>55526.179688</text:p>
          </table:table-cell>
          <table:table-cell office:value-type="float" office:value="0">
            <text:p>0</text:p>
          </table:table-cell>
          <table:table-cell office:value-type="float" office:value="0.005102">
            <text:p>0.005102</text:p>
          </table:table-cell>
          <table:table-cell office:value-type="string">
            <text:p>Infinity</text:p>
          </table:table-cell>
          <table:table-cell office:value-type="float" office:value="-0.029877">
            <text:p>-0.029877</text:p>
          </table:table-cell>
          <table:table-cell office:value-type="float" office:value="0.081403">
            <text:p>0.081403</text:p>
          </table:table-cell>
          <table:table-cell table:formula="of:=[.I329]-[.$I$2]" office:value-type="float" office:value="0.672771">
            <text:p>0.672771</text:p>
          </table:table-cell>
          <table:table-cell table:formula="of:=AVERAGE([.J325:.J329])" office:value-type="float" office:value="0.3203444">
            <text:p>0.3203444</text:p>
          </table:table-cell>
          <table:table-cell table:formula="of:=AVERAGE([.J321:.J329])" office:value-type="float" office:value="0.457824888888889">
            <text:p>0.4578248889</text:p>
          </table:table-cell>
          <table:table-cell office:value-type="float" office:value="129.295181">
            <text:p>129.295181</text:p>
          </table:table-cell>
          <table:table-cell office:value-type="float" office:value="-0.017648">
            <text:p>-0.017648</text:p>
          </table:table-cell>
          <table:table-cell office:value-type="float" office:value="-0.013989">
            <text:p>-0.013989</text:p>
          </table:table-cell>
          <table:table-cell table:formula="of:=[.O329]-0.021583" office:value-type="float" office:value="-0.035572">
            <text:p>-0.03557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21">
            <text:p>-12121</text:p>
          </table:table-cell>
          <table:table-cell office:value-type="float" office:value="50629">
            <text:p>50629</text:p>
          </table:table-cell>
          <table:table-cell office:value-type="float" office:value="53012.289063">
            <text:p>53012.289063</text:p>
          </table:table-cell>
          <table:table-cell office:value-type="float" office:value="-5.315618">
            <text:p>-5.315618</text:p>
          </table:table-cell>
          <table:table-cell office:value-type="float" office:value="-4.664951">
            <text:p>-4.664951</text:p>
          </table:table-cell>
          <table:table-cell office:value-type="float" office:value="12.24066">
            <text:p>12.24066</text:p>
          </table:table-cell>
        </table:table-row>
        <table:table-row table:style-name="ro1">
          <table:table-cell office:value-type="float" office:value="84810">
            <text:p>8481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.775182">
            <text:p>0.775182</text:p>
          </table:table-cell>
          <table:table-cell office:value-type="float" office:value="0.402226">
            <text:p>0.402226</text:p>
          </table:table-cell>
          <table:table-cell table:formula="of:=[.I330]-[.$I$2]" office:value-type="float" office:value="0.993594">
            <text:p>0.993594</text:p>
          </table:table-cell>
          <table:table-cell table:formula="of:=AVERAGE([.J326:.J330])" office:value-type="float" office:value="0.4491524">
            <text:p>0.4491524</text:p>
          </table:table-cell>
          <table:table-cell table:formula="of:=AVERAGE([.J322:.J330])" office:value-type="float" office:value="0.460751111111111">
            <text:p>0.4607511111</text:p>
          </table:table-cell>
          <table:table-cell office:value-type="float" office:value="242.321198">
            <text:p>242.321198</text:p>
          </table:table-cell>
          <table:table-cell office:value-type="float" office:value="-0.029413">
            <text:p>-0.029413</text:p>
          </table:table-cell>
          <table:table-cell office:value-type="float" office:value="0.011458">
            <text:p>0.011458</text:p>
          </table:table-cell>
          <table:table-cell table:formula="of:=[.O330]-0.021583" office:value-type="float" office:value="-0.010125">
            <text:p>-0.0101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47">
            <text:p>-12147</text:p>
          </table:table-cell>
          <table:table-cell office:value-type="float" office:value="51181">
            <text:p>51181</text:p>
          </table:table-cell>
          <table:table-cell office:value-type="float" office:value="53556.023438">
            <text:p>53556.023438</text:p>
          </table:table-cell>
          <table:table-cell office:value-type="float" office:value="-5.315618">
            <text:p>-5.315618</text:p>
          </table:table-cell>
          <table:table-cell office:value-type="float" office:value="-4.659575">
            <text:p>-4.659575</text:p>
          </table:table-cell>
          <table:table-cell office:value-type="float" office:value="12.341793">
            <text:p>12.341793</text:p>
          </table:table-cell>
        </table:table-row>
        <table:table-row table:style-name="ro1">
          <table:table-cell office:value-type="float" office:value="85067">
            <text:p>85067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213646">
            <text:p>-0.213646</text:p>
          </table:table-cell>
          <table:table-cell office:value-type="float" office:value="-0.713472">
            <text:p>-0.713472</text:p>
          </table:table-cell>
          <table:table-cell table:formula="of:=[.I331]-[.$I$2]" office:value-type="float" office:value="-0.122104">
            <text:p>-0.122104</text:p>
          </table:table-cell>
          <table:table-cell table:formula="of:=AVERAGE([.J327:.J331])" office:value-type="float" office:value="0.4740522">
            <text:p>0.4740522</text:p>
          </table:table-cell>
          <table:table-cell table:formula="of:=AVERAGE([.J323:.J331])" office:value-type="float" office:value="0.372431666666667">
            <text:p>0.372431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1435">
            <text:p>0.041435</text:p>
          </table:table-cell>
          <table:table-cell table:formula="of:=[.O331]-0.021583" office:value-type="float" office:value="0.019852">
            <text:p>0.01985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76">
            <text:p>-12176</text:p>
          </table:table-cell>
          <table:table-cell office:value-type="float" office:value="51731">
            <text:p>51731</text:p>
          </table:table-cell>
          <table:table-cell office:value-type="float" office:value="54098.648438">
            <text:p>54098.648438</text:p>
          </table:table-cell>
          <table:table-cell office:value-type="float" office:value="-5.315618">
            <text:p>-5.315618</text:p>
          </table:table-cell>
          <table:table-cell office:value-type="float" office:value="-4.653549">
            <text:p>-4.653549</text:p>
          </table:table-cell>
          <table:table-cell office:value-type="float" office:value="12.455162">
            <text:p>12.455162</text:p>
          </table:table-cell>
        </table:table-row>
        <table:table-row table:style-name="ro1">
          <table:table-cell office:value-type="float" office:value="85324">
            <text:p>85324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.595517">
            <text:p>0.595517</text:p>
          </table:table-cell>
          <table:table-cell office:value-type="float" office:value="-0.021548">
            <text:p>-0.021548</text:p>
          </table:table-cell>
          <table:table-cell table:formula="of:=[.I332]-[.$I$2]" office:value-type="float" office:value="0.56982">
            <text:p>0.56982</text:p>
          </table:table-cell>
          <table:table-cell table:formula="of:=AVERAGE([.J328:.J332])" office:value-type="float" office:value="0.3830724">
            <text:p>0.3830724</text:p>
          </table:table-cell>
          <table:table-cell table:formula="of:=AVERAGE([.J324:.J332])" office:value-type="float" office:value="0.392915333333333">
            <text:p>0.3929153333</text:p>
          </table:table-cell>
          <table:table-cell office:value-type="float" office:value="100">
            <text:p>100</text:p>
          </table:table-cell>
          <table:table-cell office:value-type="float" office:value="-0.029424">
            <text:p>-0.029424</text:p>
          </table:table-cell>
          <table:table-cell office:value-type="float" office:value="0.008926">
            <text:p>0.008926</text:p>
          </table:table-cell>
          <table:table-cell table:formula="of:=[.O332]-0.021583" office:value-type="float" office:value="-0.012657">
            <text:p>-0.01265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08">
            <text:p>-12208</text:p>
          </table:table-cell>
          <table:table-cell office:value-type="float" office:value="52277">
            <text:p>52277</text:p>
          </table:table-cell>
          <table:table-cell office:value-type="float" office:value="54638.195313">
            <text:p>54638.195313</text:p>
          </table:table-cell>
          <table:table-cell office:value-type="float" office:value="-5.315618">
            <text:p>-5.315618</text:p>
          </table:table-cell>
          <table:table-cell office:value-type="float" office:value="-4.647557">
            <text:p>-4.647557</text:p>
          </table:table-cell>
          <table:table-cell office:value-type="float" office:value="12.567885">
            <text:p>12.567885</text:p>
          </table:table-cell>
        </table:table-row>
        <table:table-row table:style-name="ro1">
          <table:table-cell office:value-type="float" office:value="85581">
            <text:p>85581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-0.198506">
            <text:p>-0.198506</text:p>
          </table:table-cell>
          <table:table-cell office:value-type="float" office:value="-0.656011">
            <text:p>-0.656011</text:p>
          </table:table-cell>
          <table:table-cell table:formula="of:=[.I333]-[.$I$2]" office:value-type="float" office:value="-0.064643">
            <text:p>-0.064643</text:p>
          </table:table-cell>
          <table:table-cell table:formula="of:=AVERAGE([.J329:.J333])" office:value-type="float" office:value="0.4098876">
            <text:p>0.4098876</text:p>
          </table:table-cell>
          <table:table-cell table:formula="of:=AVERAGE([.J325:.J333])" office:value-type="float" office:value="0.330932111111111">
            <text:p>0.330932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446">
            <text:p>0.027446</text:p>
          </table:table-cell>
          <table:table-cell table:formula="of:=[.O333]-0.021583" office:value-type="float" office:value="0.005863">
            <text:p>0.00586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43">
            <text:p>-12243</text:p>
          </table:table-cell>
          <table:table-cell office:value-type="float" office:value="52817">
            <text:p>52817</text:p>
          </table:table-cell>
          <table:table-cell office:value-type="float" office:value="55172.691406">
            <text:p>55172.691406</text:p>
          </table:table-cell>
          <table:table-cell office:value-type="float" office:value="-5.315618">
            <text:p>-5.315618</text:p>
          </table:table-cell>
          <table:table-cell office:value-type="float" office:value="-4.642421">
            <text:p>-4.642421</text:p>
          </table:table-cell>
          <table:table-cell office:value-type="float" office:value="12.664506">
            <text:p>12.664506</text:p>
          </table:table-cell>
        </table:table-row>
        <table:table-row table:style-name="ro1">
          <table:table-cell office:value-type="float" office:value="85838">
            <text:p>85838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-0.026849">
            <text:p>-0.026849</text:p>
          </table:table-cell>
          <table:table-cell office:value-type="float" office:value="-0.332794">
            <text:p>-0.332794</text:p>
          </table:table-cell>
          <table:table-cell table:formula="of:=[.I334]-[.$I$2]" office:value-type="float" office:value="0.258574">
            <text:p>0.258574</text:p>
          </table:table-cell>
          <table:table-cell table:formula="of:=AVERAGE([.J330:.J334])" office:value-type="float" office:value="0.3270482">
            <text:p>0.3270482</text:p>
          </table:table-cell>
          <table:table-cell table:formula="of:=AVERAGE([.J326:.J334])" office:value-type="float" office:value="0.320823222222222">
            <text:p>0.3208232222</text:p>
          </table:table-cell>
          <table:table-cell office:value-type="float" office:value="100">
            <text:p>100</text:p>
          </table:table-cell>
          <table:table-cell office:value-type="float" office:value="0.005883">
            <text:p>0.005883</text:p>
          </table:table-cell>
          <table:table-cell office:value-type="float" office:value="0.005596">
            <text:p>0.005596</text:p>
          </table:table-cell>
          <table:table-cell table:formula="of:=[.O334]-0.021583" office:value-type="float" office:value="-0.015987">
            <text:p>-0.01598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81">
            <text:p>-12281</text:p>
          </table:table-cell>
          <table:table-cell office:value-type="float" office:value="53355">
            <text:p>53355</text:p>
          </table:table-cell>
          <table:table-cell office:value-type="float" office:value="55706.015625">
            <text:p>55706.015625</text:p>
          </table:table-cell>
          <table:table-cell office:value-type="float" office:value="-5.315618">
            <text:p>-5.315618</text:p>
          </table:table-cell>
          <table:table-cell office:value-type="float" office:value="-4.636464">
            <text:p>-4.636464</text:p>
          </table:table-cell>
          <table:table-cell office:value-type="float" office:value="12.776584">
            <text:p>12.776584</text:p>
          </table:table-cell>
        </table:table-row>
        <table:table-row table:style-name="ro1">
          <table:table-cell office:value-type="float" office:value="86095">
            <text:p>86095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.775182">
            <text:p>0.775182</text:p>
          </table:table-cell>
          <table:table-cell office:value-type="float" office:value="0.146046">
            <text:p>0.146046</text:p>
          </table:table-cell>
          <table:table-cell table:formula="of:=[.I335]-[.$I$2]" office:value-type="float" office:value="0.737414">
            <text:p>0.737414</text:p>
          </table:table-cell>
          <table:table-cell table:formula="of:=AVERAGE([.J331:.J335])" office:value-type="float" office:value="0.2758122">
            <text:p>0.2758122</text:p>
          </table:table-cell>
          <table:table-cell table:formula="of:=AVERAGE([.J327:.J335])" office:value-type="float" office:value="0.430158444444445">
            <text:p>0.4301584444</text:p>
          </table:table-cell>
          <table:table-cell office:value-type="float" office:value="100">
            <text:p>100</text:p>
          </table:table-cell>
          <table:table-cell office:value-type="float" office:value="-0.088238">
            <text:p>-0.088238</text:p>
          </table:table-cell>
          <table:table-cell office:value-type="float" office:value="0.008793">
            <text:p>0.008793</text:p>
          </table:table-cell>
          <table:table-cell table:formula="of:=[.O335]-0.021583" office:value-type="float" office:value="-0.01279">
            <text:p>-0.0127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22">
            <text:p>-12322</text:p>
          </table:table-cell>
          <table:table-cell office:value-type="float" office:value="53895">
            <text:p>53895</text:p>
          </table:table-cell>
          <table:table-cell office:value-type="float" office:value="56242.058594">
            <text:p>56242.058594</text:p>
          </table:table-cell>
          <table:table-cell office:value-type="float" office:value="-5.315618">
            <text:p>-5.315618</text:p>
          </table:table-cell>
          <table:table-cell office:value-type="float" office:value="-4.63078">
            <text:p>-4.63078</text:p>
          </table:table-cell>
          <table:table-cell office:value-type="float" office:value="12.883512">
            <text:p>12.883512</text:p>
          </table:table-cell>
        </table:table-row>
        <table:table-row table:style-name="ro1">
          <table:table-cell office:value-type="float" office:value="86352">
            <text:p>86352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218693">
            <text:p>-0.218693</text:p>
          </table:table-cell>
          <table:table-cell office:value-type="float" office:value="-0.639252">
            <text:p>-0.639252</text:p>
          </table:table-cell>
          <table:table-cell table:formula="of:=[.I336]-[.$I$2]" office:value-type="float" office:value="-0.0478839999999999">
            <text:p>-0.047884</text:p>
          </table:table-cell>
          <table:table-cell table:formula="of:=AVERAGE([.J332:.J336])" office:value-type="float" office:value="0.2906562">
            <text:p>0.2906562</text:p>
          </table:table-cell>
          <table:table-cell table:formula="of:=AVERAGE([.J328:.J336])" office:value-type="float" office:value="0.310980333333333">
            <text:p>0.310980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[.O336]-0.021583" office:value-type="float" office:value="-0.003064">
            <text:p>-0.0030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66">
            <text:p>-12366</text:p>
          </table:table-cell>
          <table:table-cell office:value-type="float" office:value="54432">
            <text:p>54432</text:p>
          </table:table-cell>
          <table:table-cell office:value-type="float" office:value="56775.917969">
            <text:p>56775.917969</text:p>
          </table:table-cell>
          <table:table-cell office:value-type="float" office:value="-5.315618">
            <text:p>-5.315618</text:p>
          </table:table-cell>
          <table:table-cell office:value-type="float" office:value="-4.624753">
            <text:p>-4.624753</text:p>
          </table:table-cell>
          <table:table-cell office:value-type="float" office:value="12.996881">
            <text:p>12.996881</text:p>
          </table:table-cell>
        </table:table-row>
        <table:table-row table:style-name="ro1">
          <table:table-cell office:value-type="float" office:value="86609">
            <text:p>86609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59">
            <text:p>0.004759</text:p>
          </table:table-cell>
          <table:table-cell office:value-type="float" office:value="100">
            <text:p>100</text:p>
          </table:table-cell>
          <table:table-cell office:value-type="float" office:value="0.671219">
            <text:p>0.671219</text:p>
          </table:table-cell>
          <table:table-cell office:value-type="float" office:value="-0.050278">
            <text:p>-0.050278</text:p>
          </table:table-cell>
          <table:table-cell table:formula="of:=[.I337]-[.$I$2]" office:value-type="float" office:value="0.54109">
            <text:p>0.54109</text:p>
          </table:table-cell>
          <table:table-cell table:formula="of:=AVERAGE([.J333:.J337])" office:value-type="float" office:value="0.2849102">
            <text:p>0.2849102</text:p>
          </table:table-cell>
          <table:table-cell table:formula="of:=AVERAGE([.J329:.J337])" office:value-type="float" office:value="0.393181333333333">
            <text:p>0.393181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9436">
            <text:p>0.039436</text:p>
          </table:table-cell>
          <table:table-cell table:formula="of:=[.O337]-0.021583" office:value-type="float" office:value="0.017853">
            <text:p>0.01785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13">
            <text:p>-12413</text:p>
          </table:table-cell>
          <table:table-cell office:value-type="float" office:value="54966">
            <text:p>54966</text:p>
          </table:table-cell>
          <table:table-cell office:value-type="float" office:value="57307.582031">
            <text:p>57307.582031</text:p>
          </table:table-cell>
          <table:table-cell office:value-type="float" office:value="-5.315618">
            <text:p>-5.315618</text:p>
          </table:table-cell>
          <table:table-cell office:value-type="float" office:value="-4.619994">
            <text:p>-4.619994</text:p>
          </table:table-cell>
          <table:table-cell office:value-type="float" office:value="13.086416">
            <text:p>13.086416</text:p>
          </table:table-cell>
        </table:table-row>
        <table:table-row table:style-name="ro1">
          <table:table-cell office:value-type="float" office:value="86866">
            <text:p>8686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-0.208599">
            <text:p>-0.208599</text:p>
          </table:table-cell>
          <table:table-cell office:value-type="float" office:value="-0.514753">
            <text:p>-0.514753</text:p>
          </table:table-cell>
          <table:table-cell table:formula="of:=[.I338]-[.$I$2]" office:value-type="float" office:value="0.076615">
            <text:p>0.076615</text:p>
          </table:table-cell>
          <table:table-cell table:formula="of:=AVERAGE([.J334:.J338])" office:value-type="float" office:value="0.3131618">
            <text:p>0.3131618</text:p>
          </table:table-cell>
          <table:table-cell table:formula="of:=AVERAGE([.J330:.J338])" office:value-type="float" office:value="0.326941777777778">
            <text:p>0.3269417778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28511">
            <text:p>0.028511</text:p>
          </table:table-cell>
          <table:table-cell table:formula="of:=[.O338]-0.021583" office:value-type="float" office:value="0.006928">
            <text:p>0.00692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62">
            <text:p>-12462</text:p>
          </table:table-cell>
          <table:table-cell office:value-type="float" office:value="55500">
            <text:p>55500</text:p>
          </table:table-cell>
          <table:table-cell office:value-type="float" office:value="57839.75">
            <text:p>57839.75</text:p>
          </table:table-cell>
          <table:table-cell office:value-type="float" office:value="-5.315618">
            <text:p>-5.315618</text:p>
          </table:table-cell>
          <table:table-cell office:value-type="float" office:value="-4.614037">
            <text:p>-4.614037</text:p>
          </table:table-cell>
          <table:table-cell office:value-type="float" office:value="13.198493">
            <text:p>13.198493</text:p>
          </table:table-cell>
        </table:table-row>
        <table:table-row table:style-name="ro1">
          <table:table-cell office:value-type="float" office:value="87123">
            <text:p>87123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8">
            <text:p>0.00678</text:p>
          </table:table-cell>
          <table:table-cell office:value-type="float" office:value="100">
            <text:p>100</text:p>
          </table:table-cell>
          <table:table-cell office:value-type="float" office:value="0.71664">
            <text:p>0.71664</text:p>
          </table:table-cell>
          <table:table-cell office:value-type="float" office:value="-0.828394">
            <text:p>-0.828394</text:p>
          </table:table-cell>
          <table:table-cell table:formula="of:=[.I339]-[.$I$2]" office:value-type="float" office:value="-0.237026">
            <text:p>-0.237026</text:p>
          </table:table-cell>
          <table:table-cell table:formula="of:=AVERAGE([.J335:.J339])" office:value-type="float" office:value="0.2140418">
            <text:p>0.2140418</text:p>
          </table:table-cell>
          <table:table-cell table:formula="of:=AVERAGE([.J331:.J339])" office:value-type="float" office:value="0.190206222222222">
            <text:p>0.1902062222</text:p>
          </table:table-cell>
          <table:table-cell office:value-type="float" office:value="0">
            <text:p>0</text:p>
          </table:table-cell>
          <table:table-cell office:value-type="float" office:value="0.058366">
            <text:p>0.058366</text:p>
          </table:table-cell>
          <table:table-cell office:value-type="float" office:value="0.009593">
            <text:p>0.009593</text:p>
          </table:table-cell>
          <table:table-cell table:formula="of:=[.O339]-0.021583" office:value-type="float" office:value="-0.01199">
            <text:p>-0.011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15">
            <text:p>-12515</text:p>
          </table:table-cell>
          <table:table-cell office:value-type="float" office:value="56034">
            <text:p>56034</text:p>
          </table:table-cell>
          <table:table-cell office:value-type="float" office:value="58372.839844">
            <text:p>58372.839844</text:p>
          </table:table-cell>
          <table:table-cell office:value-type="float" office:value="-5.315618">
            <text:p>-5.315618</text:p>
          </table:table-cell>
          <table:table-cell office:value-type="float" office:value="-4.607257">
            <text:p>-4.607257</text:p>
          </table:table-cell>
          <table:table-cell office:value-type="float" office:value="13.326035">
            <text:p>13.326035</text:p>
          </table:table-cell>
        </table:table-row>
        <table:table-row table:style-name="ro1">
          <table:table-cell office:value-type="float" office:value="87380">
            <text:p>87380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95">
            <text:p>0.006095</text:p>
          </table:table-cell>
          <table:table-cell office:value-type="float" office:value="100">
            <text:p>100</text:p>
          </table:table-cell>
          <table:table-cell office:value-type="float" office:value="-0.133482">
            <text:p>-0.133482</text:p>
          </table:table-cell>
          <table:table-cell office:value-type="float" office:value="-0.155623">
            <text:p>-0.155623</text:p>
          </table:table-cell>
          <table:table-cell table:formula="of:=[.I340]-[.$I$2]" office:value-type="float" office:value="0.435745">
            <text:p>0.435745</text:p>
          </table:table-cell>
          <table:table-cell table:formula="of:=AVERAGE([.J336:.J340])" office:value-type="float" office:value="0.153708">
            <text:p>0.153708</text:p>
          </table:table-cell>
          <table:table-cell table:formula="of:=AVERAGE([.J332:.J340])" office:value-type="float" office:value="0.252189444444444">
            <text:p>0.2521894444</text:p>
          </table:table-cell>
          <table:table-cell office:value-type="float" office:value="100">
            <text:p>100</text:p>
          </table:table-cell>
          <table:table-cell office:value-type="float" office:value="-0.008338">
            <text:p>-0.008338</text:p>
          </table:table-cell>
          <table:table-cell office:value-type="float" office:value="-0.004663">
            <text:p>-0.004663</text:p>
          </table:table-cell>
          <table:table-cell table:formula="of:=[.O340]-0.021583" office:value-type="float" office:value="-0.026246">
            <text:p>-0.02624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71">
            <text:p>-12571</text:p>
          </table:table-cell>
          <table:table-cell office:value-type="float" office:value="56564">
            <text:p>56564</text:p>
          </table:table-cell>
          <table:table-cell office:value-type="float" office:value="58902.714844">
            <text:p>58902.714844</text:p>
          </table:table-cell>
          <table:table-cell office:value-type="float" office:value="-5.315618">
            <text:p>-5.315618</text:p>
          </table:table-cell>
          <table:table-cell office:value-type="float" office:value="-4.601162">
            <text:p>-4.601162</text:p>
          </table:table-cell>
          <table:table-cell office:value-type="float" office:value="13.440697">
            <text:p>13.440697</text:p>
          </table:table-cell>
        </table:table-row>
        <table:table-row table:style-name="ro1">
          <table:table-cell office:value-type="float" office:value="87637">
            <text:p>87637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.843529">
            <text:p>0.843529</text:p>
          </table:table-cell>
          <table:table-cell office:value-type="float" office:value="-0.658405">
            <text:p>-0.658405</text:p>
          </table:table-cell>
          <table:table-cell table:formula="of:=[.I341]-[.$I$2]" office:value-type="float" office:value="-0.067037">
            <text:p>-0.067037</text:p>
          </table:table-cell>
          <table:table-cell table:formula="of:=AVERAGE([.J337:.J341])" office:value-type="float" office:value="0.1498774">
            <text:p>0.1498774</text:p>
          </table:table-cell>
          <table:table-cell table:formula="of:=AVERAGE([.J333:.J341])" office:value-type="float" office:value="0.181427555555556">
            <text:p>0.1814275556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-0.018253">
            <text:p>-0.018253</text:p>
          </table:table-cell>
          <table:table-cell table:formula="of:=[.O341]-0.021583" office:value-type="float" office:value="-0.039836">
            <text:p>-0.03983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630">
            <text:p>-12630</text:p>
          </table:table-cell>
          <table:table-cell office:value-type="float" office:value="57089">
            <text:p>57089</text:p>
          </table:table-cell>
          <table:table-cell office:value-type="float" office:value="59428.386719">
            <text:p>59428.386719</text:p>
          </table:table-cell>
          <table:table-cell office:value-type="float" office:value="-5.315618">
            <text:p>-5.315618</text:p>
          </table:table-cell>
          <table:table-cell office:value-type="float" office:value="-4.595409">
            <text:p>-4.595409</text:p>
          </table:table-cell>
          <table:table-cell office:value-type="float" office:value="13.548917">
            <text:p>13.548917</text:p>
          </table:table-cell>
        </table:table-row>
        <table:table-row table:style-name="ro1">
          <table:table-cell office:value-type="float" office:value="87894">
            <text:p>87894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-0.074229">
            <text:p>-0.074229</text:p>
          </table:table-cell>
          <table:table-cell office:value-type="float" office:value="0.411803">
            <text:p>0.411803</text:p>
          </table:table-cell>
          <table:table-cell table:formula="of:=[.I342]-[.$I$2]" office:value-type="float" office:value="1.003171">
            <text:p>1.003171</text:p>
          </table:table-cell>
          <table:table-cell table:formula="of:=AVERAGE([.J338:.J342])" office:value-type="float" office:value="0.2422936">
            <text:p>0.2422936</text:p>
          </table:table-cell>
          <table:table-cell table:formula="of:=AVERAGE([.J334:.J342])" office:value-type="float" office:value="0.300073555555555">
            <text:p>0.3000735556</text:p>
          </table:table-cell>
          <table:table-cell office:value-type="float" office:value="100">
            <text:p>100</text:p>
          </table:table-cell>
          <table:table-cell office:value-type="float" office:value="-0.004864">
            <text:p>-0.004864</text:p>
          </table:table-cell>
          <table:table-cell office:value-type="float" office:value="-0.00906">
            <text:p>-0.00906</text:p>
          </table:table-cell>
          <table:table-cell table:formula="of:=[.O342]-0.021583" office:value-type="float" office:value="-0.030643">
            <text:p>-0.03064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691">
            <text:p>-12691</text:p>
          </table:table-cell>
          <table:table-cell office:value-type="float" office:value="57610">
            <text:p>57610</text:p>
          </table:table-cell>
          <table:table-cell office:value-type="float" office:value="59950.613281">
            <text:p>59950.613281</text:p>
          </table:table-cell>
          <table:table-cell office:value-type="float" office:value="-5.315618">
            <text:p>-5.315618</text:p>
          </table:table-cell>
          <table:table-cell office:value-type="float" office:value="-4.589794">
            <text:p>-4.589794</text:p>
          </table:table-cell>
          <table:table-cell office:value-type="float" office:value="13.654552">
            <text:p>13.654552</text:p>
          </table:table-cell>
        </table:table-row>
        <table:table-row table:style-name="ro1">
          <table:table-cell office:value-type="float" office:value="88151">
            <text:p>88151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.890753">
            <text:p>0.890753</text:p>
          </table:table-cell>
          <table:table-cell office:value-type="float" office:value="-0.19393">
            <text:p>-0.19393</text:p>
          </table:table-cell>
          <table:table-cell table:formula="of:=[.I343]-[.$I$2]" office:value-type="float" office:value="0.397438">
            <text:p>0.397438</text:p>
          </table:table-cell>
          <table:table-cell table:formula="of:=AVERAGE([.J339:.J343])" office:value-type="float" office:value="0.3064582">
            <text:p>0.3064582</text:p>
          </table:table-cell>
          <table:table-cell table:formula="of:=AVERAGE([.J335:.J343])" office:value-type="float" office:value="0.315502888888889">
            <text:p>0.3155028889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-0.01692">
            <text:p>-0.01692</text:p>
          </table:table-cell>
          <table:table-cell table:formula="of:=[.O343]-0.021583" office:value-type="float" office:value="-0.038503">
            <text:p>-0.03850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755">
            <text:p>-12755</text:p>
          </table:table-cell>
          <table:table-cell office:value-type="float" office:value="58126">
            <text:p>58126</text:p>
          </table:table-cell>
          <table:table-cell office:value-type="float" office:value="60468.609375">
            <text:p>60468.609375</text:p>
          </table:table-cell>
          <table:table-cell office:value-type="float" office:value="-5.315618">
            <text:p>-5.315618</text:p>
          </table:table-cell>
          <table:table-cell office:value-type="float" office:value="-4.584179">
            <text:p>-4.584179</text:p>
          </table:table-cell>
          <table:table-cell office:value-type="float" office:value="13.76019">
            <text:p>13.76019</text:p>
          </table:table-cell>
        </table:table-row>
        <table:table-row table:style-name="ro1">
          <table:table-cell office:value-type="float" office:value="88408">
            <text:p>884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225422">
            <text:p>-0.225422</text:p>
          </table:table-cell>
          <table:table-cell office:value-type="float" office:value="-0.009577">
            <text:p>-0.009577</text:p>
          </table:table-cell>
          <table:table-cell table:formula="of:=[.I344]-[.$I$2]" office:value-type="float" office:value="0.581791">
            <text:p>0.581791</text:p>
          </table:table-cell>
          <table:table-cell table:formula="of:=AVERAGE([.J340:.J344])" office:value-type="float" office:value="0.4702216">
            <text:p>0.4702216</text:p>
          </table:table-cell>
          <table:table-cell table:formula="of:=AVERAGE([.J336:.J344])" office:value-type="float" office:value="0.298211444444444">
            <text:p>0.2982114444</text:p>
          </table:table-cell>
          <table:table-cell office:value-type="float" office:value="100">
            <text:p>100</text:p>
          </table:table-cell>
          <table:table-cell office:value-type="float" office:value="-0.009808">
            <text:p>-0.009808</text:p>
          </table:table-cell>
          <table:table-cell office:value-type="float" office:value="0.014922">
            <text:p>0.014922</text:p>
          </table:table-cell>
          <table:table-cell table:formula="of:=[.O344]-0.021583" office:value-type="float" office:value="-0.006661">
            <text:p>-0.00666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821">
            <text:p>-12821</text:p>
          </table:table-cell>
          <table:table-cell office:value-type="float" office:value="58638">
            <text:p>58638</text:p>
          </table:table-cell>
          <table:table-cell office:value-type="float" office:value="60983.144531">
            <text:p>60983.144531</text:p>
          </table:table-cell>
          <table:table-cell office:value-type="float" office:value="-5.315618">
            <text:p>-5.315618</text:p>
          </table:table-cell>
          <table:table-cell office:value-type="float" office:value="-4.578187">
            <text:p>-4.578187</text:p>
          </table:table-cell>
          <table:table-cell office:value-type="float" office:value="13.872912">
            <text:p>13.872912</text:p>
          </table:table-cell>
        </table:table-row>
        <table:table-row table:style-name="ro1">
          <table:table-cell office:value-type="float" office:value="88665">
            <text:p>88665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-0.020995">
            <text:p>-0.020995</text:p>
          </table:table-cell>
          <table:table-cell office:value-type="float" office:value="0.150835">
            <text:p>0.150835</text:p>
          </table:table-cell>
          <table:table-cell table:formula="of:=[.I345]-[.$I$2]" office:value-type="float" office:value="0.742203">
            <text:p>0.742203</text:p>
          </table:table-cell>
          <table:table-cell table:formula="of:=AVERAGE([.J341:.J345])" office:value-type="float" office:value="0.5315132">
            <text:p>0.5315132</text:p>
          </table:table-cell>
          <table:table-cell table:formula="of:=AVERAGE([.J337:.J345])" office:value-type="float" office:value="0.385998888888889">
            <text:p>0.3859988889</text:p>
          </table:table-cell>
          <table:table-cell office:value-type="float" office:value="100">
            <text:p>100</text:p>
          </table:table-cell>
          <table:table-cell office:value-type="float" office:value="0.00588">
            <text:p>0.00588</text:p>
          </table:table-cell>
          <table:table-cell office:value-type="float" office:value="0.027179">
            <text:p>0.027179</text:p>
          </table:table-cell>
          <table:table-cell table:formula="of:=[.O345]-0.021583" office:value-type="float" office:value="0.005596">
            <text:p>0.00559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890">
            <text:p>-12890</text:p>
          </table:table-cell>
          <table:table-cell office:value-type="float" office:value="59146">
            <text:p>59146</text:p>
          </table:table-cell>
          <table:table-cell office:value-type="float" office:value="61494.414063">
            <text:p>61494.414063</text:p>
          </table:table-cell>
          <table:table-cell office:value-type="float" office:value="-5.315618">
            <text:p>-5.315618</text:p>
          </table:table-cell>
          <table:table-cell office:value-type="float" office:value="-4.571955">
            <text:p>-4.571955</text:p>
          </table:table-cell>
          <table:table-cell office:value-type="float" office:value="13.990148">
            <text:p>13.990148</text:p>
          </table:table-cell>
        </table:table-row>
        <table:table-row table:style-name="ro1">
          <table:table-cell office:value-type="float" office:value="88922">
            <text:p>8892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.766098">
            <text:p>0.766098</text:p>
          </table:table-cell>
          <table:table-cell office:value-type="float" office:value="-0.462081">
            <text:p>-0.462081</text:p>
          </table:table-cell>
          <table:table-cell table:formula="of:=[.I346]-[.$I$2]" office:value-type="float" office:value="0.129287">
            <text:p>0.129287</text:p>
          </table:table-cell>
          <table:table-cell table:formula="of:=AVERAGE([.J342:.J346])" office:value-type="float" office:value="0.570778">
            <text:p>0.570778</text:p>
          </table:table-cell>
          <table:table-cell table:formula="of:=AVERAGE([.J338:.J346])" office:value-type="float" office:value="0.340243">
            <text:p>0.340243</text:p>
          </table:table-cell>
          <table:table-cell office:value-type="float" office:value="100">
            <text:p>100</text:p>
          </table:table-cell>
          <table:table-cell office:value-type="float" office:value="0.029413">
            <text:p>0.029413</text:p>
          </table:table-cell>
          <table:table-cell office:value-type="float" office:value="0.007194">
            <text:p>0.007194</text:p>
          </table:table-cell>
          <table:table-cell table:formula="of:=[.O346]-0.021583" office:value-type="float" office:value="-0.014389">
            <text:p>-0.01438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962">
            <text:p>-12962</text:p>
          </table:table-cell>
          <table:table-cell office:value-type="float" office:value="59653">
            <text:p>59653</text:p>
          </table:table-cell>
          <table:table-cell office:value-type="float" office:value="62005.347656">
            <text:p>62005.347656</text:p>
          </table:table-cell>
          <table:table-cell office:value-type="float" office:value="-5.315618">
            <text:p>-5.315618</text:p>
          </table:table-cell>
          <table:table-cell office:value-type="float" office:value="-4.565621">
            <text:p>-4.565621</text:p>
          </table:table-cell>
          <table:table-cell office:value-type="float" office:value="14.109312">
            <text:p>14.109312</text:p>
          </table:table-cell>
        </table:table-row>
        <table:table-row table:style-name="ro1">
          <table:table-cell office:value-type="float" office:value="89179">
            <text:p>89179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42">
            <text:p>0.005342</text:p>
          </table:table-cell>
          <table:table-cell office:value-type="float" office:value="100">
            <text:p>100</text:p>
          </table:table-cell>
          <table:table-cell office:value-type="float" office:value="-0.213646">
            <text:p>-0.213646</text:p>
          </table:table-cell>
          <table:table-cell office:value-type="float" office:value="0.588974">
            <text:p>0.588974</text:p>
          </table:table-cell>
          <table:table-cell table:formula="of:=[.I347]-[.$I$2]" office:value-type="float" office:value="1.180342">
            <text:p>1.180342</text:p>
          </table:table-cell>
          <table:table-cell table:formula="of:=AVERAGE([.J343:.J347])" office:value-type="float" office:value="0.6062122">
            <text:p>0.6062122</text:p>
          </table:table-cell>
          <table:table-cell table:formula="of:=AVERAGE([.J339:.J347])" office:value-type="float" office:value="0.462879333333333">
            <text:p>0.4628793333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06795">
            <text:p>0.006795</text:p>
          </table:table-cell>
          <table:table-cell table:formula="of:=[.O347]-0.021583" office:value-type="float" office:value="-0.014788">
            <text:p>-0.01478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037">
            <text:p>-13037</text:p>
          </table:table-cell>
          <table:table-cell office:value-type="float" office:value="60160">
            <text:p>60160</text:p>
          </table:table-cell>
          <table:table-cell office:value-type="float" office:value="62516.917969">
            <text:p>62516.917969</text:p>
          </table:table-cell>
          <table:table-cell office:value-type="float" office:value="-5.315618">
            <text:p>-5.315618</text:p>
          </table:table-cell>
          <table:table-cell office:value-type="float" office:value="-4.560279">
            <text:p>-4.560279</text:p>
          </table:table-cell>
          <table:table-cell office:value-type="float" office:value="14.2098">
            <text:p>14.2098</text:p>
          </table:table-cell>
        </table:table-row>
        <table:table-row table:style-name="ro1">
          <table:table-cell office:value-type="float" office:value="89436">
            <text:p>89436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.686359">
            <text:p>0.686359</text:p>
          </table:table-cell>
          <table:table-cell office:value-type="float" office:value="-0.126893">
            <text:p>-0.126893</text:p>
          </table:table-cell>
          <table:table-cell table:formula="of:=[.I348]-[.$I$2]" office:value-type="float" office:value="0.464475">
            <text:p>0.464475</text:p>
          </table:table-cell>
          <table:table-cell table:formula="of:=AVERAGE([.J344:.J348])" office:value-type="float" office:value="0.6196196">
            <text:p>0.6196196</text:p>
          </table:table-cell>
          <table:table-cell table:formula="of:=AVERAGE([.J340:.J348])" office:value-type="float" office:value="0.540823888888889">
            <text:p>0.5408238889</text:p>
          </table:table-cell>
          <table:table-cell office:value-type="float" office:value="100">
            <text:p>100</text:p>
          </table:table-cell>
          <table:table-cell office:value-type="float" office:value="-0.029402">
            <text:p>-0.029402</text:p>
          </table:table-cell>
          <table:table-cell office:value-type="float" office:value="-0.020118">
            <text:p>-0.020118</text:p>
          </table:table-cell>
          <table:table-cell table:formula="of:=[.O348]-0.021583" office:value-type="float" office:value="-0.041701">
            <text:p>-0.04170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114">
            <text:p>-13114</text:p>
          </table:table-cell>
          <table:table-cell office:value-type="float" office:value="60663">
            <text:p>60663</text:p>
          </table:table-cell>
          <table:table-cell office:value-type="float" office:value="63025">
            <text:p>63025</text:p>
          </table:table-cell>
          <table:table-cell office:value-type="float" office:value="-5.315618">
            <text:p>-5.315618</text:p>
          </table:table-cell>
          <table:table-cell office:value-type="float" office:value="-4.553911">
            <text:p>-4.553911</text:p>
          </table:table-cell>
          <table:table-cell office:value-type="float" office:value="14.329609">
            <text:p>14.329609</text:p>
          </table:table-cell>
        </table:table-row>
        <table:table-row table:style-name="ro1">
          <table:table-cell office:value-type="float" office:value="89693">
            <text:p>89693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-0.235515">
            <text:p>-0.235515</text:p>
          </table:table-cell>
          <table:table-cell office:value-type="float" office:value="0.112527">
            <text:p>0.112527</text:p>
          </table:table-cell>
          <table:table-cell table:formula="of:=[.I349]-[.$I$2]" office:value-type="float" office:value="0.703895">
            <text:p>0.703895</text:p>
          </table:table-cell>
          <table:table-cell table:formula="of:=AVERAGE([.J345:.J349])" office:value-type="float" office:value="0.6440404">
            <text:p>0.6440404</text:p>
          </table:table-cell>
          <table:table-cell table:formula="of:=AVERAGE([.J341:.J349])" office:value-type="float" office:value="0.570618333333333">
            <text:p>0.5706183333</text:p>
          </table:table-cell>
          <table:table-cell office:value-type="float" office:value="100">
            <text:p>100</text:p>
          </table:table-cell>
          <table:table-cell office:value-type="float" office:value="-0.029424">
            <text:p>-0.029424</text:p>
          </table:table-cell>
          <table:table-cell office:value-type="float" office:value="-0.017587">
            <text:p>-0.017587</text:p>
          </table:table-cell>
          <table:table-cell table:formula="of:=[.O349]-0.021583" office:value-type="float" office:value="-0.03917">
            <text:p>-0.0391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194">
            <text:p>-13194</text:p>
          </table:table-cell>
          <table:table-cell office:value-type="float" office:value="61164">
            <text:p>61164</text:p>
          </table:table-cell>
          <table:table-cell office:value-type="float" office:value="63531.753906">
            <text:p>63531.753906</text:p>
          </table:table-cell>
          <table:table-cell office:value-type="float" office:value="-5.315618">
            <text:p>-5.315618</text:p>
          </table:table-cell>
          <table:table-cell office:value-type="float" office:value="-4.547781">
            <text:p>-4.547781</text:p>
          </table:table-cell>
          <table:table-cell office:value-type="float" office:value="14.444916">
            <text:p>14.444916</text:p>
          </table:table-cell>
        </table:table-row>
        <table:table-row table:style-name="ro1">
          <table:table-cell office:value-type="float" office:value="89950">
            <text:p>89950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06">
            <text:p>0.006506</text:p>
          </table:table-cell>
          <table:table-cell office:value-type="float" office:value="100">
            <text:p>100</text:p>
          </table:table-cell>
          <table:table-cell office:value-type="float" office:value="0.661125">
            <text:p>0.661125</text:p>
          </table:table-cell>
          <table:table-cell office:value-type="float" office:value="0.138864">
            <text:p>0.138864</text:p>
          </table:table-cell>
          <table:table-cell table:formula="of:=[.I350]-[.$I$2]" office:value-type="float" office:value="0.730232">
            <text:p>0.730232</text:p>
          </table:table-cell>
          <table:table-cell table:formula="of:=AVERAGE([.J346:.J350])" office:value-type="float" office:value="0.6416462">
            <text:p>0.6416462</text:p>
          </table:table-cell>
          <table:table-cell table:formula="of:=AVERAGE([.J342:.J350])" office:value-type="float" office:value="0.659203777777778">
            <text:p>0.6592037778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-0.005196">
            <text:p>-0.005196</text:p>
          </table:table-cell>
          <table:table-cell table:formula="of:=[.O350]-0.021583" office:value-type="float" office:value="-0.026779">
            <text:p>-0.02677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276">
            <text:p>-13276</text:p>
          </table:table-cell>
          <table:table-cell office:value-type="float" office:value="61660">
            <text:p>61660</text:p>
          </table:table-cell>
          <table:table-cell office:value-type="float" office:value="64034.03125">
            <text:p>64034.03125</text:p>
          </table:table-cell>
          <table:table-cell office:value-type="float" office:value="-5.315618">
            <text:p>-5.315618</text:p>
          </table:table-cell>
          <table:table-cell office:value-type="float" office:value="-4.541276">
            <text:p>-4.541276</text:p>
          </table:table-cell>
          <table:table-cell office:value-type="float" office:value="14.567301">
            <text:p>14.567301</text:p>
          </table:table-cell>
        </table:table-row>
        <table:table-row table:style-name="ro1">
          <table:table-cell office:value-type="float" office:value="90207">
            <text:p>90207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220375">
            <text:p>-0.220375</text:p>
          </table:table-cell>
          <table:table-cell office:value-type="float" office:value="0.356736">
            <text:p>0.356736</text:p>
          </table:table-cell>
          <table:table-cell table:formula="of:=[.I351]-[.$I$2]" office:value-type="float" office:value="0.948104">
            <text:p>0.948104</text:p>
          </table:table-cell>
          <table:table-cell table:formula="of:=AVERAGE([.J347:.J351])" office:value-type="float" office:value="0.8054096">
            <text:p>0.8054096</text:p>
          </table:table-cell>
          <table:table-cell table:formula="of:=AVERAGE([.J343:.J351])" office:value-type="float" office:value="0.653085222222222">
            <text:p>0.6530852222</text:p>
          </table:table-cell>
          <table:table-cell office:value-type="float" office:value="100">
            <text:p>100</text:p>
          </table:table-cell>
          <table:table-cell office:value-type="float" office:value="-0.009808">
            <text:p>-0.009808</text:p>
          </table:table-cell>
          <table:table-cell office:value-type="float" office:value="0.008394">
            <text:p>0.008394</text:p>
          </table:table-cell>
          <table:table-cell table:formula="of:=[.O351]-0.021583" office:value-type="float" office:value="-0.013189">
            <text:p>-0.01318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362">
            <text:p>-13362</text:p>
          </table:table-cell>
          <table:table-cell office:value-type="float" office:value="62157">
            <text:p>62157</text:p>
          </table:table-cell>
          <table:table-cell office:value-type="float" office:value="64538.113281">
            <text:p>64538.113281</text:p>
          </table:table-cell>
          <table:table-cell office:value-type="float" office:value="-5.315618">
            <text:p>-5.315618</text:p>
          </table:table-cell>
          <table:table-cell office:value-type="float" office:value="-4.535592">
            <text:p>-4.535592</text:p>
          </table:table-cell>
          <table:table-cell office:value-type="float" office:value="14.674229">
            <text:p>14.674229</text:p>
          </table:table-cell>
        </table:table-row>
        <table:table-row table:style-name="ro1">
          <table:table-cell office:value-type="float" office:value="90464">
            <text:p>90464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630845">
            <text:p>0.630845</text:p>
          </table:table-cell>
          <table:table-cell office:value-type="float" office:value="0.208296">
            <text:p>0.208296</text:p>
          </table:table-cell>
          <table:table-cell table:formula="of:=[.I352]-[.$I$2]" office:value-type="float" office:value="0.799664">
            <text:p>0.799664</text:p>
          </table:table-cell>
          <table:table-cell table:formula="of:=AVERAGE([.J348:.J352])" office:value-type="float" office:value="0.729274">
            <text:p>0.729274</text:p>
          </table:table-cell>
          <table:table-cell table:formula="of:=AVERAGE([.J344:.J352])" office:value-type="float" office:value="0.697777">
            <text:p>0.6977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0126">
            <text:p>-0.010126</text:p>
          </table:table-cell>
          <table:table-cell table:formula="of:=[.O352]-0.021583" office:value-type="float" office:value="-0.031709">
            <text:p>-0.03170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450">
            <text:p>-13450</text:p>
          </table:table-cell>
          <table:table-cell office:value-type="float" office:value="62650">
            <text:p>62650</text:p>
          </table:table-cell>
          <table:table-cell office:value-type="float" office:value="65038.6875">
            <text:p>65038.6875</text:p>
          </table:table-cell>
          <table:table-cell office:value-type="float" office:value="-5.315618">
            <text:p>-5.315618</text:p>
          </table:table-cell>
          <table:table-cell office:value-type="float" office:value="-4.529806">
            <text:p>-4.529806</text:p>
          </table:table-cell>
          <table:table-cell office:value-type="float" office:value="14.783086">
            <text:p>14.783086</text:p>
          </table:table-cell>
        </table:table-row>
        <table:table-row table:style-name="ro1">
          <table:table-cell office:value-type="float" office:value="90721">
            <text:p>90721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-0.106455">
            <text:p>-0.106455</text:p>
          </table:table-cell>
          <table:table-cell office:value-type="float" office:value="0.572214">
            <text:p>0.572214</text:p>
          </table:table-cell>
          <table:table-cell table:formula="of:=[.I353]-[.$I$2]" office:value-type="float" office:value="1.163582">
            <text:p>1.163582</text:p>
          </table:table-cell>
          <table:table-cell table:formula="of:=AVERAGE([.J349:.J353])" office:value-type="float" office:value="0.8690954">
            <text:p>0.8690954</text:p>
          </table:table-cell>
          <table:table-cell table:formula="of:=AVERAGE([.J345:.J353])" office:value-type="float" office:value="0.762420444444444">
            <text:p>0.7624204444</text:p>
          </table:table-cell>
          <table:table-cell office:value-type="float" office:value="100">
            <text:p>100</text:p>
          </table:table-cell>
          <table:table-cell office:value-type="float" office:value="0.024319">
            <text:p>0.024319</text:p>
          </table:table-cell>
          <table:table-cell office:value-type="float" office:value="0.12124">
            <text:p>0.12124</text:p>
          </table:table-cell>
          <table:table-cell table:formula="of:=[.O353]-0.021583" office:value-type="float" office:value="0.099657">
            <text:p>0.09965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541">
            <text:p>-13541</text:p>
          </table:table-cell>
          <table:table-cell office:value-type="float" office:value="63141">
            <text:p>63141</text:p>
          </table:table-cell>
          <table:table-cell office:value-type="float" office:value="65537.929688">
            <text:p>65537.929688</text:p>
          </table:table-cell>
          <table:table-cell office:value-type="float" office:value="-5.315618">
            <text:p>-5.315618</text:p>
          </table:table-cell>
          <table:table-cell office:value-type="float" office:value="-4.524053">
            <text:p>-4.524053</text:p>
          </table:table-cell>
          <table:table-cell office:value-type="float" office:value="14.891306">
            <text:p>14.891306</text:p>
          </table:table-cell>
        </table:table-row>
        <table:table-row table:style-name="ro1">
          <table:table-cell office:value-type="float" office:value="90978">
            <text:p>9097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0.563975">
            <text:p>0.563975</text:p>
          </table:table-cell>
          <table:table-cell office:value-type="float" office:value="-0.038307">
            <text:p>-0.038307</text:p>
          </table:table-cell>
          <table:table-cell table:formula="of:=[.I354]-[.$I$2]" office:value-type="float" office:value="0.553061">
            <text:p>0.553061</text:p>
          </table:table-cell>
          <table:table-cell table:formula="of:=AVERAGE([.J350:.J354])" office:value-type="float" office:value="0.8389286">
            <text:p>0.8389286</text:p>
          </table:table-cell>
          <table:table-cell table:formula="of:=AVERAGE([.J346:.J354])" office:value-type="float" office:value="0.741404666666667">
            <text:p>0.7414046667</text:p>
          </table:table-cell>
          <table:table-cell office:value-type="float" office:value="100">
            <text:p>100</text:p>
          </table:table-cell>
          <table:table-cell office:value-type="float" office:value="0.194553">
            <text:p>0.194553</text:p>
          </table:table-cell>
          <table:table-cell office:value-type="float" office:value="0.092462">
            <text:p>0.092462</text:p>
          </table:table-cell>
          <table:table-cell table:formula="of:=[.O354]-0.021583" office:value-type="float" office:value="0.070879">
            <text:p>0.07087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634">
            <text:p>-13634</text:p>
          </table:table-cell>
          <table:table-cell office:value-type="float" office:value="63628">
            <text:p>63628</text:p>
          </table:table-cell>
          <table:table-cell office:value-type="float" office:value="66033.65625">
            <text:p>66033.65625</text:p>
          </table:table-cell>
          <table:table-cell office:value-type="float" office:value="-5.315618">
            <text:p>-5.315618</text:p>
          </table:table-cell>
          <table:table-cell office:value-type="float" office:value="-4.518746">
            <text:p>-4.518746</text:p>
          </table:table-cell>
          <table:table-cell office:value-type="float" office:value="14.991148">
            <text:p>14.991148</text:p>
          </table:table-cell>
        </table:table-row>
        <table:table-row table:style-name="ro1">
          <table:table-cell office:value-type="float" office:value="91235">
            <text:p>91235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-0.087477">
            <text:p>-0.087477</text:p>
          </table:table-cell>
          <table:table-cell office:value-type="float" office:value="0.545878">
            <text:p>0.545878</text:p>
          </table:table-cell>
          <table:table-cell table:formula="of:=[.I355]-[.$I$2]" office:value-type="float" office:value="1.137246">
            <text:p>1.137246</text:p>
          </table:table-cell>
          <table:table-cell table:formula="of:=AVERAGE([.J351:.J355])" office:value-type="float" office:value="0.9203314">
            <text:p>0.9203314</text:p>
          </table:table-cell>
          <table:table-cell table:formula="of:=AVERAGE([.J347:.J355])" office:value-type="float" office:value="0.853400111111111">
            <text:p>0.853400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726">
            <text:p>0.009726</text:p>
          </table:table-cell>
          <table:table-cell table:formula="of:=[.O355]-0.021583" office:value-type="float" office:value="-0.011857">
            <text:p>-0.01185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728">
            <text:p>-13728</text:p>
          </table:table-cell>
          <table:table-cell office:value-type="float" office:value="64105">
            <text:p>64105</text:p>
          </table:table-cell>
          <table:table-cell office:value-type="float" office:value="66519.804688">
            <text:p>66519.804688</text:p>
          </table:table-cell>
          <table:table-cell office:value-type="float" office:value="-5.315618">
            <text:p>-5.315618</text:p>
          </table:table-cell>
          <table:table-cell office:value-type="float" office:value="-4.513268">
            <text:p>-4.513268</text:p>
          </table:table-cell>
          <table:table-cell office:value-type="float" office:value="15.094211">
            <text:p>15.094211</text:p>
          </table:table-cell>
        </table:table-row>
        <table:table-row table:style-name="ro1">
          <table:table-cell office:value-type="float" office:value="91492">
            <text:p>91492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0.76206">
            <text:p>0.76206</text:p>
          </table:table-cell>
          <table:table-cell office:value-type="float" office:value="0.002394">
            <text:p>0.002394</text:p>
          </table:table-cell>
          <table:table-cell table:formula="of:=[.I356]-[.$I$2]" office:value-type="float" office:value="0.593762">
            <text:p>0.593762</text:p>
          </table:table-cell>
          <table:table-cell table:formula="of:=AVERAGE([.J352:.J356])" office:value-type="float" office:value="0.849463">
            <text:p>0.849463</text:p>
          </table:table-cell>
          <table:table-cell table:formula="of:=AVERAGE([.J348:.J356])" office:value-type="float" office:value="0.788224555555556">
            <text:p>0.7882245556</text:p>
          </table:table-cell>
          <table:table-cell office:value-type="float" office:value="100">
            <text:p>100</text:p>
          </table:table-cell>
          <table:table-cell office:value-type="float" office:value="-0.029376">
            <text:p>-0.029376</text:p>
          </table:table-cell>
          <table:table-cell office:value-type="float" office:value="-0.00906">
            <text:p>-0.00906</text:p>
          </table:table-cell>
          <table:table-cell table:formula="of:=[.O356]-0.021583" office:value-type="float" office:value="-0.030643">
            <text:p>-0.03064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823">
            <text:p>-13823</text:p>
          </table:table-cell>
          <table:table-cell office:value-type="float" office:value="64578">
            <text:p>64578</text:p>
          </table:table-cell>
          <table:table-cell office:value-type="float" office:value="67002.242188">
            <text:p>67002.242188</text:p>
          </table:table-cell>
          <table:table-cell office:value-type="float" office:value="-5.315618">
            <text:p>-5.315618</text:p>
          </table:table-cell>
          <table:table-cell office:value-type="float" office:value="-4.507001">
            <text:p>-4.507001</text:p>
          </table:table-cell>
          <table:table-cell office:value-type="float" office:value="15.21209">
            <text:p>15.21209</text:p>
          </table:table-cell>
        </table:table-row>
        <table:table-row table:style-name="ro1">
          <table:table-cell office:value-type="float" office:value="91749">
            <text:p>91749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-0.270843">
            <text:p>-0.270843</text:p>
          </table:table-cell>
          <table:table-cell office:value-type="float" office:value="0.064643">
            <text:p>0.064643</text:p>
          </table:table-cell>
          <table:table-cell table:formula="of:=[.I357]-[.$I$2]" office:value-type="float" office:value="0.656011">
            <text:p>0.656011</text:p>
          </table:table-cell>
          <table:table-cell table:formula="of:=AVERAGE([.J353:.J357])" office:value-type="float" office:value="0.8207324">
            <text:p>0.8207324</text:p>
          </table:table-cell>
          <table:table-cell table:formula="of:=AVERAGE([.J349:.J357])" office:value-type="float" office:value="0.809506333333333">
            <text:p>0.8095063333</text:p>
          </table:table-cell>
          <table:table-cell office:value-type="float" office:value="100">
            <text:p>100</text:p>
          </table:table-cell>
          <table:table-cell office:value-type="float" office:value="-0.009801">
            <text:p>-0.009801</text:p>
          </table:table-cell>
          <table:table-cell office:value-type="float" office:value="-0.000799">
            <text:p>-0.000799</text:p>
          </table:table-cell>
          <table:table-cell table:formula="of:=[.O357]-0.021583" office:value-type="float" office:value="-0.022382">
            <text:p>-0.02238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922">
            <text:p>-13922</text:p>
          </table:table-cell>
          <table:table-cell office:value-type="float" office:value="65053">
            <text:p>65053</text:p>
          </table:table-cell>
          <table:table-cell office:value-type="float" office:value="67487.445313">
            <text:p>67487.445313</text:p>
          </table:table-cell>
          <table:table-cell office:value-type="float" office:value="-5.315618">
            <text:p>-5.315618</text:p>
          </table:table-cell>
          <table:table-cell office:value-type="float" office:value="-4.501831">
            <text:p>-4.501831</text:p>
          </table:table-cell>
          <table:table-cell office:value-type="float" office:value="15.309358">
            <text:p>15.309358</text:p>
          </table:table-cell>
        </table:table-row>
        <table:table-row table:style-name="ro1">
          <table:table-cell office:value-type="float" office:value="92006">
            <text:p>92006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71">
            <text:p>0.006471</text:p>
          </table:table-cell>
          <table:table-cell office:value-type="float" office:value="100">
            <text:p>100</text:p>
          </table:table-cell>
          <table:table-cell office:value-type="float" office:value="-0.02965">
            <text:p>-0.02965</text:p>
          </table:table-cell>
          <table:table-cell office:value-type="float" office:value="0.126893">
            <text:p>0.126893</text:p>
          </table:table-cell>
          <table:table-cell table:formula="of:=[.I358]-[.$I$2]" office:value-type="float" office:value="0.718261">
            <text:p>0.718261</text:p>
          </table:table-cell>
          <table:table-cell table:formula="of:=AVERAGE([.J354:.J358])" office:value-type="float" office:value="0.7316682">
            <text:p>0.7316682</text:p>
          </table:table-cell>
          <table:table-cell table:formula="of:=AVERAGE([.J350:.J358])" office:value-type="float" office:value="0.811102555555556">
            <text:p>0.8111025556</text:p>
          </table:table-cell>
          <table:table-cell office:value-type="float" office:value="100">
            <text:p>100</text:p>
          </table:table-cell>
          <table:table-cell office:value-type="float" office:value="-0.007359">
            <text:p>-0.007359</text:p>
          </table:table-cell>
          <table:table-cell office:value-type="float" office:value="0.013989">
            <text:p>0.013989</text:p>
          </table:table-cell>
          <table:table-cell table:formula="of:=[.O358]-0.021583" office:value-type="float" office:value="-0.007594">
            <text:p>-0.00759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023">
            <text:p>-14023</text:p>
          </table:table-cell>
          <table:table-cell office:value-type="float" office:value="65524">
            <text:p>65524</text:p>
          </table:table-cell>
          <table:table-cell office:value-type="float" office:value="67969.148438">
            <text:p>67969.148438</text:p>
          </table:table-cell>
          <table:table-cell office:value-type="float" office:value="-5.315618">
            <text:p>-5.315618</text:p>
          </table:table-cell>
          <table:table-cell office:value-type="float" office:value="-4.495359">
            <text:p>-4.495359</text:p>
          </table:table-cell>
          <table:table-cell office:value-type="float" office:value="15.431105">
            <text:p>15.431105</text:p>
          </table:table-cell>
        </table:table-row>
        <table:table-row table:style-name="ro1">
          <table:table-cell office:value-type="float" office:value="92263">
            <text:p>92263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.658602">
            <text:p>0.658602</text:p>
          </table:table-cell>
          <table:table-cell office:value-type="float" office:value="0.172383">
            <text:p>0.172383</text:p>
          </table:table-cell>
          <table:table-cell table:formula="of:=[.I359]-[.$I$2]" office:value-type="float" office:value="0.763751">
            <text:p>0.763751</text:p>
          </table:table-cell>
          <table:table-cell table:formula="of:=AVERAGE([.J355:.J359])" office:value-type="float" office:value="0.7738062">
            <text:p>0.7738062</text:p>
          </table:table-cell>
          <table:table-cell table:formula="of:=AVERAGE([.J351:.J359])" office:value-type="float" office:value="0.814826888888889">
            <text:p>0.8148268889</text:p>
          </table:table-cell>
          <table:table-cell office:value-type="float" office:value="100">
            <text:p>100</text:p>
          </table:table-cell>
          <table:table-cell office:value-type="float" office:value="0.029437">
            <text:p>0.029437</text:p>
          </table:table-cell>
          <table:table-cell office:value-type="float" office:value="0.018386">
            <text:p>0.018386</text:p>
          </table:table-cell>
          <table:table-cell table:formula="of:=[.O359]-0.021583" office:value-type="float" office:value="-0.003197">
            <text:p>-0.00319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126">
            <text:p>-14126</text:p>
          </table:table-cell>
          <table:table-cell office:value-type="float" office:value="65991">
            <text:p>65991</text:p>
          </table:table-cell>
          <table:table-cell office:value-type="float" office:value="68447.335938">
            <text:p>68447.335938</text:p>
          </table:table-cell>
          <table:table-cell office:value-type="float" office:value="-5.315618">
            <text:p>-5.315618</text:p>
          </table:table-cell>
          <table:table-cell office:value-type="float" office:value="-4.490223">
            <text:p>-4.490223</text:p>
          </table:table-cell>
          <table:table-cell office:value-type="float" office:value="15.527727">
            <text:p>15.527727</text:p>
          </table:table-cell>
        </table:table-row>
        <table:table-row table:style-name="ro1">
          <table:table-cell office:value-type="float" office:value="92520">
            <text:p>9252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-0.160865">
            <text:p>-0.160865</text:p>
          </table:table-cell>
          <table:table-cell office:value-type="float" office:value="0.356736">
            <text:p>0.356736</text:p>
          </table:table-cell>
          <table:table-cell table:formula="of:=[.I360]-[.$I$2]" office:value-type="float" office:value="0.948104">
            <text:p>0.948104</text:p>
          </table:table-cell>
          <table:table-cell table:formula="of:=AVERAGE([.J356:.J360])" office:value-type="float" office:value="0.7359778">
            <text:p>0.7359778</text:p>
          </table:table-cell>
          <table:table-cell table:formula="of:=AVERAGE([.J352:.J360])" office:value-type="float" office:value="0.814826888888889">
            <text:p>0.8148268889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-0.007194">
            <text:p>-0.007194</text:p>
          </table:table-cell>
          <table:table-cell table:formula="of:=[.O360]-0.021583" office:value-type="float" office:value="-0.028777">
            <text:p>-0.02877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232">
            <text:p>-14232</text:p>
          </table:table-cell>
          <table:table-cell office:value-type="float" office:value="66459">
            <text:p>66459</text:p>
          </table:table-cell>
          <table:table-cell office:value-type="float" office:value="68927.117188">
            <text:p>68927.117188</text:p>
          </table:table-cell>
          <table:table-cell office:value-type="float" office:value="-5.315618">
            <text:p>-5.315618</text:p>
          </table:table-cell>
          <table:table-cell office:value-type="float" office:value="-4.484266">
            <text:p>-4.484266</text:p>
          </table:table-cell>
          <table:table-cell office:value-type="float" office:value="15.639804">
            <text:p>15.639804</text:p>
          </table:table-cell>
        </table:table-row>
        <table:table-row table:style-name="ro1">
          <table:table-cell office:value-type="float" office:value="92777">
            <text:p>92777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39">
            <text:p>0.005239</text:p>
          </table:table-cell>
          <table:table-cell office:value-type="float" office:value="100">
            <text:p>100</text:p>
          </table:table-cell>
          <table:table-cell office:value-type="float" office:value="-0.002839">
            <text:p>-0.002839</text:p>
          </table:table-cell>
          <table:table-cell office:value-type="float" office:value="-0.062249">
            <text:p>-0.062249</text:p>
          </table:table-cell>
          <table:table-cell table:formula="of:=[.I361]-[.$I$2]" office:value-type="float" office:value="0.529119">
            <text:p>0.529119</text:p>
          </table:table-cell>
          <table:table-cell table:formula="of:=AVERAGE([.J357:.J361])" office:value-type="float" office:value="0.7230492">
            <text:p>0.7230492</text:p>
          </table:table-cell>
          <table:table-cell table:formula="of:=AVERAGE([.J353:.J361])" office:value-type="float" office:value="0.784766333333333">
            <text:p>0.78476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051">
            <text:p>0.03051</text:p>
          </table:table-cell>
          <table:table-cell table:formula="of:=[.O361]-0.021583" office:value-type="float" office:value="0.008927">
            <text:p>0.00892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340">
            <text:p>-14340</text:p>
          </table:table-cell>
          <table:table-cell office:value-type="float" office:value="66923">
            <text:p>66923</text:p>
          </table:table-cell>
          <table:table-cell office:value-type="float" office:value="69403.390625">
            <text:p>69403.390625</text:p>
          </table:table-cell>
          <table:table-cell office:value-type="float" office:value="-5.315618">
            <text:p>-5.315618</text:p>
          </table:table-cell>
          <table:table-cell office:value-type="float" office:value="-4.479027">
            <text:p>-4.479027</text:p>
          </table:table-cell>
          <table:table-cell office:value-type="float" office:value="15.738362">
            <text:p>15.738362</text:p>
          </table:table-cell>
        </table:table-row>
        <table:table-row table:style-name="ro1">
          <table:table-cell office:value-type="float" office:value="93034">
            <text:p>93034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.654817">
            <text:p>0.654817</text:p>
          </table:table-cell>
          <table:table-cell office:value-type="float" office:value="0.222661">
            <text:p>0.222661</text:p>
          </table:table-cell>
          <table:table-cell table:formula="of:=[.I362]-[.$I$2]" office:value-type="float" office:value="0.814029">
            <text:p>0.814029</text:p>
          </table:table-cell>
          <table:table-cell table:formula="of:=AVERAGE([.J358:.J362])" office:value-type="float" office:value="0.7546528">
            <text:p>0.7546528</text:p>
          </table:table-cell>
          <table:table-cell table:formula="of:=AVERAGE([.J354:.J362])" office:value-type="float" office:value="0.745927111111111">
            <text:p>0.7459271111</text:p>
          </table:table-cell>
          <table:table-cell office:value-type="float" office:value="100">
            <text:p>100</text:p>
          </table:table-cell>
          <table:table-cell office:value-type="float" office:value="0.029437">
            <text:p>0.029437</text:p>
          </table:table-cell>
          <table:table-cell office:value-type="float" office:value="0.031176">
            <text:p>0.031176</text:p>
          </table:table-cell>
          <table:table-cell table:formula="of:=[.O362]-0.021583" office:value-type="float" office:value="0.009593">
            <text:p>0.00959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450">
            <text:p>-14450</text:p>
          </table:table-cell>
          <table:table-cell office:value-type="float" office:value="67385">
            <text:p>67385</text:p>
          </table:table-cell>
          <table:table-cell office:value-type="float" office:value="69878.125">
            <text:p>69878.125</text:p>
          </table:table-cell>
          <table:table-cell office:value-type="float" office:value="-5.315618">
            <text:p>-5.315618</text:p>
          </table:table-cell>
          <table:table-cell office:value-type="float" office:value="-4.473377">
            <text:p>-4.473377</text:p>
          </table:table-cell>
          <table:table-cell office:value-type="float" office:value="15.844645">
            <text:p>15.844645</text:p>
          </table:table-cell>
        </table:table-row>
        <table:table-row table:style-name="ro1">
          <table:table-cell office:value-type="float" office:value="93291">
            <text:p>93291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608">
            <text:p>0.006608</text:p>
          </table:table-cell>
          <table:table-cell office:value-type="float" office:value="100">
            <text:p>100</text:p>
          </table:table-cell>
          <table:table-cell office:value-type="float" office:value="-0.158027">
            <text:p>-0.158027</text:p>
          </table:table-cell>
          <table:table-cell office:value-type="float" office:value="0.129287">
            <text:p>0.129287</text:p>
          </table:table-cell>
          <table:table-cell table:formula="of:=[.I363]-[.$I$2]" office:value-type="float" office:value="0.720655">
            <text:p>0.720655</text:p>
          </table:table-cell>
          <table:table-cell table:formula="of:=AVERAGE([.J359:.J363])" office:value-type="float" office:value="0.7551316">
            <text:p>0.7551316</text:p>
          </table:table-cell>
          <table:table-cell table:formula="of:=AVERAGE([.J355:.J363])" office:value-type="float" office:value="0.764548666666667">
            <text:p>0.7645486667</text:p>
          </table:table-cell>
          <table:table-cell office:value-type="float" office:value="100">
            <text:p>100</text:p>
          </table:table-cell>
          <table:table-cell office:value-type="float" office:value="-0.029183">
            <text:p>-0.029183</text:p>
          </table:table-cell>
          <table:table-cell office:value-type="float" office:value="-0.066216">
            <text:p>-0.066216</text:p>
          </table:table-cell>
          <table:table-cell table:formula="of:=[.O363]-0.021583" office:value-type="float" office:value="-0.087799">
            <text:p>-0.08779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561">
            <text:p>-14561</text:p>
          </table:table-cell>
          <table:table-cell office:value-type="float" office:value="67842">
            <text:p>67842</text:p>
          </table:table-cell>
          <table:table-cell office:value-type="float" office:value="70348.164063">
            <text:p>70348.164063</text:p>
          </table:table-cell>
          <table:table-cell office:value-type="float" office:value="-5.315618">
            <text:p>-5.315618</text:p>
          </table:table-cell>
          <table:table-cell office:value-type="float" office:value="-4.466769">
            <text:p>-4.466769</text:p>
          </table:table-cell>
          <table:table-cell office:value-type="float" office:value="15.968966">
            <text:p>15.968966</text:p>
          </table:table-cell>
        </table:table-row>
        <table:table-row table:style-name="ro1">
          <table:table-cell office:value-type="float" office:value="93548">
            <text:p>93548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.000421">
            <text:p>0.000421</text:p>
          </table:table-cell>
          <table:table-cell office:value-type="float" office:value="-0.311246">
            <text:p>-0.311246</text:p>
          </table:table-cell>
          <table:table-cell table:formula="of:=[.I364]-[.$I$2]" office:value-type="float" office:value="0.280122">
            <text:p>0.280122</text:p>
          </table:table-cell>
          <table:table-cell table:formula="of:=AVERAGE([.J360:.J364])" office:value-type="float" office:value="0.6584058">
            <text:p>0.6584058</text:p>
          </table:table-cell>
          <table:table-cell table:formula="of:=AVERAGE([.J356:.J364])" office:value-type="float" office:value="0.669312666666667">
            <text:p>0.6693126667</text:p>
          </table:table-cell>
          <table:table-cell office:value-type="float" office:value="100">
            <text:p>100</text:p>
          </table:table-cell>
          <table:table-cell office:value-type="float" office:value="-0.068795">
            <text:p>-0.068795</text:p>
          </table:table-cell>
          <table:table-cell office:value-type="float" office:value="-0.077807">
            <text:p>-0.077807</text:p>
          </table:table-cell>
          <table:table-cell table:formula="of:=[.O364]-0.021583" office:value-type="float" office:value="-0.09939">
            <text:p>-0.0993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675">
            <text:p>-14675</text:p>
          </table:table-cell>
          <table:table-cell office:value-type="float" office:value="68297">
            <text:p>68297</text:p>
          </table:table-cell>
          <table:table-cell office:value-type="float" office:value="70816.867188">
            <text:p>70816.867188</text:p>
          </table:table-cell>
          <table:table-cell office:value-type="float" office:value="-5.315618">
            <text:p>-5.315618</text:p>
          </table:table-cell>
          <table:table-cell office:value-type="float" office:value="-4.460845">
            <text:p>-4.460845</text:p>
          </table:table-cell>
          <table:table-cell office:value-type="float" office:value="16.080408">
            <text:p>16.080408</text:p>
          </table:table-cell>
        </table:table-row>
        <table:table-row table:style-name="ro1">
          <table:table-cell office:value-type="float" office:value="93805">
            <text:p>93805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.767107">
            <text:p>0.767107</text:p>
          </table:table-cell>
          <table:table-cell office:value-type="float" office:value="0.258574">
            <text:p>0.258574</text:p>
          </table:table-cell>
          <table:table-cell table:formula="of:=[.I365]-[.$I$2]" office:value-type="float" office:value="0.849942">
            <text:p>0.849942</text:p>
          </table:table-cell>
          <table:table-cell table:formula="of:=AVERAGE([.J361:.J365])" office:value-type="float" office:value="0.6387734">
            <text:p>0.6387734</text:p>
          </table:table-cell>
          <table:table-cell table:formula="of:=AVERAGE([.J357:.J365])" office:value-type="float" office:value="0.697777111111111">
            <text:p>0.6977771111</text:p>
          </table:table-cell>
          <table:table-cell office:value-type="float" office:value="100">
            <text:p>100</text:p>
          </table:table-cell>
          <table:table-cell office:value-type="float" office:value="-0.147011">
            <text:p>-0.147011</text:p>
          </table:table-cell>
          <table:table-cell office:value-type="float" office:value="-0.029044">
            <text:p>-0.029044</text:p>
          </table:table-cell>
          <table:table-cell table:formula="of:=[.O365]-0.021583" office:value-type="float" office:value="-0.050627">
            <text:p>-0.05062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791">
            <text:p>-14791</text:p>
          </table:table-cell>
          <table:table-cell office:value-type="float" office:value="68749">
            <text:p>68749</text:p>
          </table:table-cell>
          <table:table-cell office:value-type="float" office:value="71283.054688">
            <text:p>71283.054688</text:p>
          </table:table-cell>
          <table:table-cell office:value-type="float" office:value="-5.315618">
            <text:p>-5.315618</text:p>
          </table:table-cell>
          <table:table-cell office:value-type="float" office:value="-4.454921">
            <text:p>-4.454921</text:p>
          </table:table-cell>
          <table:table-cell office:value-type="float" office:value="16.191847">
            <text:p>16.191847</text:p>
          </table:table-cell>
        </table:table-row>
        <table:table-row table:style-name="ro1">
          <table:table-cell office:value-type="float" office:value="94062">
            <text:p>94062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-0.220375">
            <text:p>-0.220375</text:p>
          </table:table-cell>
          <table:table-cell office:value-type="float" office:value="-0.905008">
            <text:p>-0.905008</text:p>
          </table:table-cell>
          <table:table-cell table:formula="of:=[.I366]-[.$I$2]" office:value-type="float" office:value="-0.31364">
            <text:p>-0.31364</text:p>
          </table:table-cell>
          <table:table-cell table:formula="of:=AVERAGE([.J362:.J366])" office:value-type="float" office:value="0.4702216">
            <text:p>0.4702216</text:p>
          </table:table-cell>
          <table:table-cell table:formula="of:=AVERAGE([.J358:.J366])" office:value-type="float" office:value="0.590038111111111">
            <text:p>0.5900381111</text:p>
          </table:table-cell>
          <table:table-cell office:value-type="float" office:value="100">
            <text:p>100</text:p>
          </table:table-cell>
          <table:table-cell office:value-type="float" office:value="-0.009798">
            <text:p>-0.009798</text:p>
          </table:table-cell>
          <table:table-cell office:value-type="float" office:value="-0.007861">
            <text:p>-0.007861</text:p>
          </table:table-cell>
          <table:table-cell table:formula="of:=[.O366]-0.021583" office:value-type="float" office:value="-0.029444">
            <text:p>-0.02944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908">
            <text:p>-14908</text:p>
          </table:table-cell>
          <table:table-cell office:value-type="float" office:value="69194">
            <text:p>69194</text:p>
          </table:table-cell>
          <table:table-cell office:value-type="float" office:value="71742.59375">
            <text:p>71742.59375</text:p>
          </table:table-cell>
          <table:table-cell office:value-type="float" office:value="-5.315618">
            <text:p>-5.315618</text:p>
          </table:table-cell>
          <table:table-cell office:value-type="float" office:value="-4.448964">
            <text:p>-4.448964</text:p>
          </table:table-cell>
          <table:table-cell office:value-type="float" office:value="16.303925">
            <text:p>16.303925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.661125">
            <text:p>0.661125</text:p>
          </table:table-cell>
          <table:table-cell office:value-type="float" office:value="-0.141258">
            <text:p>-0.141258</text:p>
          </table:table-cell>
          <table:table-cell table:formula="of:=[.I367]-[.$I$2]" office:value-type="float" office:value="0.45011">
            <text:p>0.45011</text:p>
          </table:table-cell>
          <table:table-cell table:formula="of:=AVERAGE([.J363:.J367])" office:value-type="float" office:value="0.3974378">
            <text:p>0.3974378</text:p>
          </table:table-cell>
          <table:table-cell table:formula="of:=AVERAGE([.J359:.J367])" office:value-type="float" office:value="0.560243555555556">
            <text:p>0.5602435556</text:p>
          </table:table-cell>
          <table:table-cell office:value-type="float" office:value="100">
            <text:p>100</text:p>
          </table:table-cell>
          <table:table-cell office:value-type="float" office:value="-0.029402">
            <text:p>-0.029402</text:p>
          </table:table-cell>
          <table:table-cell office:value-type="float" office:value="0.020118">
            <text:p>0.020118</text:p>
          </table:table-cell>
          <table:table-cell table:formula="of:=[.O367]-0.021583" office:value-type="float" office:value="-0.001465">
            <text:p>-0.0014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027">
            <text:p>-15027</text:p>
          </table:table-cell>
          <table:table-cell office:value-type="float" office:value="69635">
            <text:p>69635</text:p>
          </table:table-cell>
          <table:table-cell office:value-type="float" office:value="72198.640625">
            <text:p>72198.640625</text:p>
          </table:table-cell>
          <table:table-cell office:value-type="float" office:value="-5.315618">
            <text:p>-5.315618</text:p>
          </table:table-cell>
          <table:table-cell office:value-type="float" office:value="-4.443314">
            <text:p>-4.443314</text:p>
          </table:table-cell>
          <table:table-cell office:value-type="float" office:value="16.410208">
            <text:p>16.410208</text:p>
          </table:table-cell>
        </table:table-row>
        <table:table-row table:style-name="ro1">
          <table:table-cell office:value-type="float" office:value="94576">
            <text:p>94576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-0.184522">
            <text:p>-0.184522</text:p>
          </table:table-cell>
          <table:table-cell office:value-type="float" office:value="-0.014365">
            <text:p>-0.014365</text:p>
          </table:table-cell>
          <table:table-cell table:formula="of:=[.I368]-[.$I$2]" office:value-type="float" office:value="0.577003">
            <text:p>0.577003</text:p>
          </table:table-cell>
          <table:table-cell table:formula="of:=AVERAGE([.J364:.J368])" office:value-type="float" office:value="0.3687074">
            <text:p>0.3687074</text:p>
          </table:table-cell>
          <table:table-cell table:formula="of:=AVERAGE([.J360:.J368])" office:value-type="float" office:value="0.539493777777778">
            <text:p>0.5394937778</text:p>
          </table:table-cell>
          <table:table-cell office:value-type="float" office:value="100">
            <text:p>100</text:p>
          </table:table-cell>
          <table:table-cell office:value-type="float" office:value="0.007346">
            <text:p>0.007346</text:p>
          </table:table-cell>
          <table:table-cell office:value-type="float" office:value="0.040502">
            <text:p>0.040502</text:p>
          </table:table-cell>
          <table:table-cell table:formula="of:=[.O368]-0.021583" office:value-type="float" office:value="0.018919">
            <text:p>0.01891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148">
            <text:p>-15148</text:p>
          </table:table-cell>
          <table:table-cell office:value-type="float" office:value="70073">
            <text:p>70073</text:p>
          </table:table-cell>
          <table:table-cell office:value-type="float" office:value="72652.171875">
            <text:p>72652.171875</text:p>
          </table:table-cell>
          <table:table-cell office:value-type="float" office:value="-5.315618">
            <text:p>-5.315618</text:p>
          </table:table-cell>
          <table:table-cell office:value-type="float" office:value="-4.437562">
            <text:p>-4.437562</text:p>
          </table:table-cell>
          <table:table-cell office:value-type="float" office:value="16.518427">
            <text:p>16.518427</text:p>
          </table:table-cell>
        </table:table-row>
        <table:table-row table:style-name="ro1">
          <table:table-cell office:value-type="float" office:value="94833">
            <text:p>94833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798649">
            <text:p>0.798649</text:p>
          </table:table-cell>
          <table:table-cell office:value-type="float" office:value="0.098162">
            <text:p>0.098162</text:p>
          </table:table-cell>
          <table:table-cell table:formula="of:=[.I369]-[.$I$2]" office:value-type="float" office:value="0.68953">
            <text:p>0.68953</text:p>
          </table:table-cell>
          <table:table-cell table:formula="of:=AVERAGE([.J365:.J369])" office:value-type="float" office:value="0.450589">
            <text:p>0.450589</text:p>
          </table:table-cell>
          <table:table-cell table:formula="of:=AVERAGE([.J361:.J369])" office:value-type="float" office:value="0.510763333333333">
            <text:p>0.5107633333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48363">
            <text:p>0.048363</text:p>
          </table:table-cell>
          <table:table-cell table:formula="of:=[.O369]-0.021583" office:value-type="float" office:value="0.02678">
            <text:p>0.0267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271">
            <text:p>-15271</text:p>
          </table:table-cell>
          <table:table-cell office:value-type="float" office:value="70509">
            <text:p>70509</text:p>
          </table:table-cell>
          <table:table-cell office:value-type="float" office:value="73104.171875">
            <text:p>73104.171875</text:p>
          </table:table-cell>
          <table:table-cell office:value-type="float" office:value="-5.315618">
            <text:p>-5.315618</text:p>
          </table:table-cell>
          <table:table-cell office:value-type="float" office:value="-4.431775">
            <text:p>-4.431775</text:p>
          </table:table-cell>
          <table:table-cell office:value-type="float" office:value="16.627285">
            <text:p>16.627285</text:p>
          </table:table-cell>
        </table:table-row>
        <table:table-row table:style-name="ro1">
          <table:table-cell office:value-type="float" office:value="95090">
            <text:p>95090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-0.243927">
            <text:p>-0.243927</text:p>
          </table:table-cell>
          <table:table-cell office:value-type="float" office:value="-0.543484">
            <text:p>-0.543484</text:p>
          </table:table-cell>
          <table:table-cell table:formula="of:=[.I370]-[.$I$2]" office:value-type="float" office:value="0.047884">
            <text:p>0.047884</text:p>
          </table:table-cell>
          <table:table-cell table:formula="of:=AVERAGE([.J366:.J370])" office:value-type="float" office:value="0.2901774">
            <text:p>0.2901774</text:p>
          </table:table-cell>
          <table:table-cell table:formula="of:=AVERAGE([.J362:.J370])" office:value-type="float" office:value="0.457292777777778">
            <text:p>0.457292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[.O370]-0.021583" office:value-type="float" office:value="0.001333">
            <text:p>0.0013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397">
            <text:p>-15397</text:p>
          </table:table-cell>
          <table:table-cell office:value-type="float" office:value="70946">
            <text:p>70946</text:p>
          </table:table-cell>
          <table:table-cell office:value-type="float" office:value="73557.789063">
            <text:p>73557.789063</text:p>
          </table:table-cell>
          <table:table-cell office:value-type="float" office:value="-5.315618">
            <text:p>-5.315618</text:p>
          </table:table-cell>
          <table:table-cell office:value-type="float" office:value="-4.425989">
            <text:p>-4.425989</text:p>
          </table:table-cell>
          <table:table-cell office:value-type="float" office:value="16.736143">
            <text:p>16.736143</text:p>
          </table:table-cell>
        </table:table-row>
        <table:table-row table:style-name="ro1">
          <table:table-cell office:value-type="float" office:value="95347">
            <text:p>95347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-0.032804">
            <text:p>-0.032804</text:p>
          </table:table-cell>
          <table:table-cell office:value-type="float" office:value="-0.646434">
            <text:p>-0.646434</text:p>
          </table:table-cell>
          <table:table-cell table:formula="of:=[.I371]-[.$I$2]" office:value-type="float" office:value="-0.0550659999999999">
            <text:p>-0.055066</text:p>
          </table:table-cell>
          <table:table-cell table:formula="of:=AVERAGE([.J367:.J371])" office:value-type="float" office:value="0.3418922">
            <text:p>0.3418922</text:p>
          </table:table-cell>
          <table:table-cell table:formula="of:=AVERAGE([.J363:.J371])" office:value-type="float" office:value="0.360726666666667">
            <text:p>0.3607266667</text:p>
          </table:table-cell>
          <table:table-cell office:value-type="float" office:value="100">
            <text:p>100</text:p>
          </table:table-cell>
          <table:table-cell office:value-type="float" office:value="0.014591">
            <text:p>0.014591</text:p>
          </table:table-cell>
          <table:table-cell office:value-type="float" office:value="0.025447">
            <text:p>0.025447</text:p>
          </table:table-cell>
          <table:table-cell table:formula="of:=[.O371]-0.021583" office:value-type="float" office:value="0.003864">
            <text:p>0.0038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524">
            <text:p>-15524</text:p>
          </table:table-cell>
          <table:table-cell office:value-type="float" office:value="71377">
            <text:p>71377</text:p>
          </table:table-cell>
          <table:table-cell office:value-type="float" office:value="74005.757813">
            <text:p>74005.757813</text:p>
          </table:table-cell>
          <table:table-cell office:value-type="float" office:value="-5.315618">
            <text:p>-5.315618</text:p>
          </table:table-cell>
          <table:table-cell office:value-type="float" office:value="-4.419859">
            <text:p>-4.419859</text:p>
          </table:table-cell>
          <table:table-cell office:value-type="float" office:value="16.851448">
            <text:p>16.851448</text:p>
          </table:table-cell>
        </table:table-row>
        <table:table-row table:style-name="ro1">
          <table:table-cell office:value-type="float" office:value="95604">
            <text:p>95604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-0.00545">
            <text:p>-0.00545</text:p>
          </table:table-cell>
          <table:table-cell office:value-type="float" office:value="-0.378284">
            <text:p>-0.378284</text:p>
          </table:table-cell>
          <table:table-cell table:formula="of:=[.I372]-[.$I$2]" office:value-type="float" office:value="0.213084">
            <text:p>0.213084</text:p>
          </table:table-cell>
          <table:table-cell table:formula="of:=AVERAGE([.J368:.J372])" office:value-type="float" office:value="0.294487">
            <text:p>0.294487</text:p>
          </table:table-cell>
          <table:table-cell table:formula="of:=AVERAGE([.J364:.J372])" office:value-type="float" office:value="0.304329888888889">
            <text:p>0.3043298889</text:p>
          </table:table-cell>
          <table:table-cell office:value-type="float" office:value="0">
            <text:p>0</text:p>
          </table:table-cell>
          <table:table-cell office:value-type="float" office:value="-0.005885">
            <text:p>-0.005885</text:p>
          </table:table-cell>
          <table:table-cell office:value-type="float" office:value="0.011058">
            <text:p>0.011058</text:p>
          </table:table-cell>
          <table:table-cell table:formula="of:=[.O372]-0.021583" office:value-type="float" office:value="-0.010525">
            <text:p>-0.0105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654">
            <text:p>-15654</text:p>
          </table:table-cell>
          <table:table-cell office:value-type="float" office:value="71807">
            <text:p>71807</text:p>
          </table:table-cell>
          <table:table-cell office:value-type="float" office:value="74453.382813">
            <text:p>74453.382813</text:p>
          </table:table-cell>
          <table:table-cell office:value-type="float" office:value="-5.315618">
            <text:p>-5.315618</text:p>
          </table:table-cell>
          <table:table-cell office:value-type="float" office:value="-4.41373">
            <text:p>-4.41373</text:p>
          </table:table-cell>
          <table:table-cell office:value-type="float" office:value="16.966755">
            <text:p>16.966755</text:p>
          </table:table-cell>
        </table:table-row>
        <table:table-row table:style-name="ro1">
          <table:table-cell office:value-type="float" office:value="95861">
            <text:p>95861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float" office:value="100">
            <text:p>100</text:p>
          </table:table-cell>
          <table:table-cell office:value-type="float" office:value="0.738845">
            <text:p>0.738845</text:p>
          </table:table-cell>
          <table:table-cell office:value-type="float" office:value="-0.088585">
            <text:p>-0.088585</text:p>
          </table:table-cell>
          <table:table-cell table:formula="of:=[.I373]-[.$I$2]" office:value-type="float" office:value="0.502783">
            <text:p>0.502783</text:p>
          </table:table-cell>
          <table:table-cell table:formula="of:=AVERAGE([.J369:.J373])" office:value-type="float" office:value="0.279643">
            <text:p>0.279643</text:p>
          </table:table-cell>
          <table:table-cell table:formula="of:=AVERAGE([.J365:.J373])" office:value-type="float" office:value="0.32907">
            <text:p>0.32907</text:p>
          </table:table-cell>
          <table:table-cell office:value-type="float" office:value="100">
            <text:p>100</text:p>
          </table:table-cell>
          <table:table-cell office:value-type="float" office:value="0.029424">
            <text:p>0.029424</text:p>
          </table:table-cell>
          <table:table-cell office:value-type="float" office:value="0.074743">
            <text:p>0.074743</text:p>
          </table:table-cell>
          <table:table-cell table:formula="of:=[.O373]-0.021583" office:value-type="float" office:value="0.05316">
            <text:p>0.0531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786">
            <text:p>-15786</text:p>
          </table:table-cell>
          <table:table-cell office:value-type="float" office:value="72236">
            <text:p>72236</text:p>
          </table:table-cell>
          <table:table-cell office:value-type="float" office:value="74900.46875">
            <text:p>74900.46875</text:p>
          </table:table-cell>
          <table:table-cell office:value-type="float" office:value="-5.315618">
            <text:p>-5.315618</text:p>
          </table:table-cell>
          <table:table-cell office:value-type="float" office:value="-4.408012">
            <text:p>-4.408012</text:p>
          </table:table-cell>
          <table:table-cell office:value-type="float" office:value="17.074329">
            <text:p>17.074329</text:p>
          </table:table-cell>
        </table:table-row>
        <table:table-row table:style-name="ro1">
          <table:table-cell office:value-type="float" office:value="96118">
            <text:p>9611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-0.213646">
            <text:p>-0.213646</text:p>
          </table:table-cell>
          <table:table-cell office:value-type="float" office:value="-0.241814">
            <text:p>-0.241814</text:p>
          </table:table-cell>
          <table:table-cell table:formula="of:=[.I374]-[.$I$2]" office:value-type="float" office:value="0.349554">
            <text:p>0.349554</text:p>
          </table:table-cell>
          <table:table-cell table:formula="of:=AVERAGE([.J370:.J374])" office:value-type="float" office:value="0.2116478">
            <text:p>0.2116478</text:p>
          </table:table-cell>
          <table:table-cell table:formula="of:=AVERAGE([.J366:.J374])" office:value-type="float" office:value="0.273471333333333">
            <text:p>0.2734713333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41701">
            <text:p>0.041701</text:p>
          </table:table-cell>
          <table:table-cell table:formula="of:=[.O374]-0.021583" office:value-type="float" office:value="0.020118">
            <text:p>0.02011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919">
            <text:p>-15919</text:p>
          </table:table-cell>
          <table:table-cell office:value-type="float" office:value="72659">
            <text:p>72659</text:p>
          </table:table-cell>
          <table:table-cell office:value-type="float" office:value="75341.914063">
            <text:p>75341.914063</text:p>
          </table:table-cell>
          <table:table-cell office:value-type="float" office:value="-5.315618">
            <text:p>-5.315618</text:p>
          </table:table-cell>
          <table:table-cell office:value-type="float" office:value="-4.402945">
            <text:p>-4.402945</text:p>
          </table:table-cell>
          <table:table-cell office:value-type="float" office:value="17.169659">
            <text:p>17.169659</text:p>
          </table:table-cell>
        </table:table-row>
        <table:table-row table:style-name="ro1">
          <table:table-cell office:value-type="float" office:value="96375">
            <text:p>9637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.73178">
            <text:p>0.73178</text:p>
          </table:table-cell>
          <table:table-cell office:value-type="float" office:value="-0.004788">
            <text:p>-0.004788</text:p>
          </table:table-cell>
          <table:table-cell table:formula="of:=[.I375]-[.$I$2]" office:value-type="float" office:value="0.58658">
            <text:p>0.58658</text:p>
          </table:table-cell>
          <table:table-cell table:formula="of:=AVERAGE([.J371:.J375])" office:value-type="float" office:value="0.319387">
            <text:p>0.319387</text:p>
          </table:table-cell>
          <table:table-cell table:formula="of:=AVERAGE([.J367:.J375])" office:value-type="float" office:value="0.373495777777778">
            <text:p>0.3734957778</text:p>
          </table:table-cell>
          <table:table-cell office:value-type="float" office:value="100">
            <text:p>100</text:p>
          </table:table-cell>
          <table:table-cell office:value-type="float" office:value="0.029402">
            <text:p>0.029402</text:p>
          </table:table-cell>
          <table:table-cell office:value-type="float" office:value="0.033708">
            <text:p>0.033708</text:p>
          </table:table-cell>
          <table:table-cell table:formula="of:=[.O375]-0.021583" office:value-type="float" office:value="0.012125">
            <text:p>0.0121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054">
            <text:p>-16054</text:p>
          </table:table-cell>
          <table:table-cell office:value-type="float" office:value="73080">
            <text:p>73080</text:p>
          </table:table-cell>
          <table:table-cell office:value-type="float" office:value="75781.851563">
            <text:p>75781.851563</text:p>
          </table:table-cell>
          <table:table-cell office:value-type="float" office:value="-5.315618">
            <text:p>-5.315618</text:p>
          </table:table-cell>
          <table:table-cell office:value-type="float" office:value="-4.397569">
            <text:p>-4.397569</text:p>
          </table:table-cell>
          <table:table-cell office:value-type="float" office:value="17.270792">
            <text:p>17.270792</text:p>
          </table:table-cell>
        </table:table-row>
        <table:table-row table:style-name="ro1">
          <table:table-cell office:value-type="float" office:value="96632">
            <text:p>96632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25">
            <text:p>0.004725</text:p>
          </table:table-cell>
          <table:table-cell office:value-type="float" office:value="100">
            <text:p>100</text:p>
          </table:table-cell>
          <table:table-cell office:value-type="float" office:value="-0.210282">
            <text:p>-0.210282</text:p>
          </table:table-cell>
          <table:table-cell office:value-type="float" office:value="-0.536301">
            <text:p>-0.536301</text:p>
          </table:table-cell>
          <table:table-cell table:formula="of:=[.I376]-[.$I$2]" office:value-type="float" office:value="0.055067">
            <text:p>0.055067</text:p>
          </table:table-cell>
          <table:table-cell table:formula="of:=AVERAGE([.J372:.J376])" office:value-type="float" office:value="0.3414136">
            <text:p>0.3414136</text:p>
          </table:table-cell>
          <table:table-cell table:formula="of:=AVERAGE([.J368:.J376])" office:value-type="float" office:value="0.329602111111111">
            <text:p>0.3296021111</text:p>
          </table:table-cell>
          <table:table-cell office:value-type="float" office:value="100">
            <text:p>100</text:p>
          </table:table-cell>
          <table:table-cell office:value-type="float" office:value="-0.029376">
            <text:p>-0.029376</text:p>
          </table:table-cell>
          <table:table-cell office:value-type="float" office:value="-0.033708">
            <text:p>-0.033708</text:p>
          </table:table-cell>
          <table:table-cell table:formula="of:=[.O376]-0.021583" office:value-type="float" office:value="-0.055291">
            <text:p>-0.0552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189">
            <text:p>-16189</text:p>
          </table:table-cell>
          <table:table-cell office:value-type="float" office:value="73494">
            <text:p>73494</text:p>
          </table:table-cell>
          <table:table-cell office:value-type="float" office:value="76214.96875">
            <text:p>76214.96875</text:p>
          </table:table-cell>
          <table:table-cell office:value-type="float" office:value="-5.315618">
            <text:p>-5.315618</text:p>
          </table:table-cell>
          <table:table-cell office:value-type="float" office:value="-4.392844">
            <text:p>-4.392844</text:p>
          </table:table-cell>
          <table:table-cell office:value-type="float" office:value="17.35968">
            <text:p>17.35968</text:p>
          </table:table-cell>
        </table:table-row>
        <table:table-row table:style-name="ro1">
          <table:table-cell office:value-type="float" office:value="96889">
            <text:p>96889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.645985">
            <text:p>0.645985</text:p>
          </table:table-cell>
          <table:table-cell office:value-type="float" office:value="-0.557849">
            <text:p>-0.557849</text:p>
          </table:table-cell>
          <table:table-cell table:formula="of:=[.I377]-[.$I$2]" office:value-type="float" office:value="0.0335190000000001">
            <text:p>0.033519</text:p>
          </table:table-cell>
          <table:table-cell table:formula="of:=AVERAGE([.J373:.J377])" office:value-type="float" office:value="0.3055006">
            <text:p>0.3055006</text:p>
          </table:table-cell>
          <table:table-cell table:formula="of:=AVERAGE([.J369:.J377])" office:value-type="float" office:value="0.269215">
            <text:p>0.269215</text:p>
          </table:table-cell>
          <table:table-cell office:value-type="float" office:value="100">
            <text:p>100</text:p>
          </table:table-cell>
          <table:table-cell office:value-type="float" office:value="-0.116732">
            <text:p>-0.116732</text:p>
          </table:table-cell>
          <table:table-cell office:value-type="float" office:value="-0.022649">
            <text:p>-0.022649</text:p>
          </table:table-cell>
          <table:table-cell table:formula="of:=[.O377]-0.021583" office:value-type="float" office:value="-0.044232">
            <text:p>-0.04423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326">
            <text:p>-16326</text:p>
          </table:table-cell>
          <table:table-cell office:value-type="float" office:value="73908">
            <text:p>73908</text:p>
          </table:table-cell>
          <table:table-cell office:value-type="float" office:value="76648.53125">
            <text:p>76648.53125</text:p>
          </table:table-cell>
          <table:table-cell office:value-type="float" office:value="-5.315618">
            <text:p>-5.315618</text:p>
          </table:table-cell>
          <table:table-cell office:value-type="float" office:value="-4.386989">
            <text:p>-4.386989</text:p>
          </table:table-cell>
          <table:table-cell office:value-type="float" office:value="17.46983">
            <text:p>17.46983</text:p>
          </table:table-cell>
        </table:table-row>
        <table:table-row table:style-name="ro1">
          <table:table-cell office:value-type="float" office:value="97146">
            <text:p>97146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-0.199662">
            <text:p>-0.199662</text:p>
          </table:table-cell>
          <table:table-cell office:value-type="float" office:value="-0.555455">
            <text:p>-0.555455</text:p>
          </table:table-cell>
          <table:table-cell table:formula="of:=[.I378]-[.$I$2]" office:value-type="float" office:value="0.0359130000000001">
            <text:p>0.035913</text:p>
          </table:table-cell>
          <table:table-cell table:formula="of:=AVERAGE([.J374:.J378])" office:value-type="float" office:value="0.2121266">
            <text:p>0.2121266</text:p>
          </table:table-cell>
          <table:table-cell table:formula="of:=AVERAGE([.J370:.J378])" office:value-type="float" office:value="0.196590888888889">
            <text:p>0.1965908889</text:p>
          </table:table-cell>
          <table:table-cell office:value-type="float" office:value="100">
            <text:p>100</text:p>
          </table:table-cell>
          <table:table-cell office:value-type="float" office:value="0.007356">
            <text:p>0.007356</text:p>
          </table:table-cell>
          <table:table-cell office:value-type="float" office:value="0.041568">
            <text:p>0.041568</text:p>
          </table:table-cell>
          <table:table-cell table:formula="of:=[.O378]-0.021583"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465">
            <text:p>-16465</text:p>
          </table:table-cell>
          <table:table-cell office:value-type="float" office:value="74319">
            <text:p>74319</text:p>
          </table:table-cell>
          <table:table-cell office:value-type="float" office:value="77079.617188">
            <text:p>77079.617188</text:p>
          </table:table-cell>
          <table:table-cell office:value-type="float" office:value="-5.315618">
            <text:p>-5.315618</text:p>
          </table:table-cell>
          <table:table-cell office:value-type="float" office:value="-4.381442">
            <text:p>-4.381442</text:p>
          </table:table-cell>
          <table:table-cell office:value-type="float" office:value="17.574184">
            <text:p>17.574184</text:p>
          </table:table-cell>
        </table:table-row>
        <table:table-row table:style-name="ro1">
          <table:table-cell office:value-type="float" office:value="97403">
            <text:p>97403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33">
            <text:p>0.005033</text:p>
          </table:table-cell>
          <table:table-cell office:value-type="float" office:value="100">
            <text:p>100</text:p>
          </table:table-cell>
          <table:table-cell office:value-type="float" office:value="0.783509">
            <text:p>0.783509</text:p>
          </table:table-cell>
          <table:table-cell office:value-type="float" office:value="0.70629">
            <text:p>0.70629</text:p>
          </table:table-cell>
          <table:table-cell table:formula="of:=[.I379]-[.$I$2]" office:value-type="float" office:value="1.297658">
            <text:p>1.297658</text:p>
          </table:table-cell>
          <table:table-cell table:formula="of:=AVERAGE([.J375:.J379])" office:value-type="float" office:value="0.4017474">
            <text:p>0.4017474</text:p>
          </table:table-cell>
          <table:table-cell table:formula="of:=AVERAGE([.J371:.J379])" office:value-type="float" office:value="0.335454666666667">
            <text:p>0.3354546667</text:p>
          </table:table-cell>
          <table:table-cell office:value-type="float" office:value="100">
            <text:p>100</text:p>
          </table:table-cell>
          <table:table-cell office:value-type="float" office:value="0.029402">
            <text:p>0.029402</text:p>
          </table:table-cell>
          <table:table-cell office:value-type="float" office:value="0.049429">
            <text:p>0.049429</text:p>
          </table:table-cell>
          <table:table-cell table:formula="of:=[.O379]-0.021583" office:value-type="float" office:value="0.027846">
            <text:p>0.02784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606">
            <text:p>-16606</text:p>
          </table:table-cell>
          <table:table-cell office:value-type="float" office:value="74728">
            <text:p>74728</text:p>
          </table:table-cell>
          <table:table-cell office:value-type="float" office:value="77509.210938">
            <text:p>77509.210938</text:p>
          </table:table-cell>
          <table:table-cell office:value-type="float" office:value="-5.315618">
            <text:p>-5.315618</text:p>
          </table:table-cell>
          <table:table-cell office:value-type="float" office:value="-4.376408">
            <text:p>-4.376408</text:p>
          </table:table-cell>
          <table:table-cell office:value-type="float" office:value="17.668877">
            <text:p>17.668877</text:p>
          </table:table-cell>
        </table:table-row>
        <table:table-row table:style-name="ro1">
          <table:table-cell office:value-type="float" office:value="97660">
            <text:p>97660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-0.228786">
            <text:p>-0.228786</text:p>
          </table:table-cell>
          <table:table-cell office:value-type="float" office:value="-0.713472">
            <text:p>-0.713472</text:p>
          </table:table-cell>
          <table:table-cell table:formula="of:=[.I380]-[.$I$2]" office:value-type="float" office:value="-0.122104">
            <text:p>-0.122104</text:p>
          </table:table-cell>
          <table:table-cell table:formula="of:=AVERAGE([.J376:.J380])" office:value-type="float" office:value="0.2600106">
            <text:p>0.2600106</text:p>
          </table:table-cell>
          <table:table-cell table:formula="of:=AVERAGE([.J372:.J380])" office:value-type="float" office:value="0.328006">
            <text:p>0.3280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657">
            <text:p>0.012657</text:p>
          </table:table-cell>
          <table:table-cell table:formula="of:=[.O380]-0.021583" office:value-type="float" office:value="-0.008926">
            <text:p>-0.00892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749">
            <text:p>-16749</text:p>
          </table:table-cell>
          <table:table-cell office:value-type="float" office:value="75136">
            <text:p>75136</text:p>
          </table:table-cell>
          <table:table-cell office:value-type="float" office:value="77938.28125">
            <text:p>77938.28125</text:p>
          </table:table-cell>
          <table:table-cell office:value-type="float" office:value="-5.315618">
            <text:p>-5.315618</text:p>
          </table:table-cell>
          <table:table-cell office:value-type="float" office:value="-4.370587">
            <text:p>-4.370587</text:p>
          </table:table-cell>
          <table:table-cell office:value-type="float" office:value="17.778379">
            <text:p>17.778379</text:p>
          </table:table-cell>
        </table:table-row>
        <table:table-row table:style-name="ro1">
          <table:table-cell office:value-type="float" office:value="97917">
            <text:p>97917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024299">
            <text:p>-0.024299</text:p>
          </table:table-cell>
          <table:table-cell office:value-type="float" office:value="-0.730232">
            <text:p>-0.730232</text:p>
          </table:table-cell>
          <table:table-cell table:formula="of:=[.I381]-[.$I$2]" office:value-type="float" office:value="-0.138864">
            <text:p>-0.138864</text:p>
          </table:table-cell>
          <table:table-cell table:formula="of:=AVERAGE([.J377:.J381])" office:value-type="float" office:value="0.2212244">
            <text:p>0.2212244</text:p>
          </table:table-cell>
          <table:table-cell table:formula="of:=AVERAGE([.J373:.J381])" office:value-type="float" office:value="0.288900666666667">
            <text:p>0.288900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855">
            <text:p>0.015855</text:p>
          </table:table-cell>
          <table:table-cell table:formula="of:=[.O381]-0.021583" office:value-type="float" office:value="-0.005728">
            <text:p>-0.00572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894">
            <text:p>-16894</text:p>
          </table:table-cell>
          <table:table-cell office:value-type="float" office:value="75543">
            <text:p>75543</text:p>
          </table:table-cell>
          <table:table-cell office:value-type="float" office:value="78366.828125">
            <text:p>78366.828125</text:p>
          </table:table-cell>
          <table:table-cell office:value-type="float" office:value="-5.315618">
            <text:p>-5.315618</text:p>
          </table:table-cell>
          <table:table-cell office:value-type="float" office:value="-4.364561">
            <text:p>-4.364561</text:p>
          </table:table-cell>
          <table:table-cell office:value-type="float" office:value="17.891747">
            <text:p>17.891747</text:p>
          </table:table-cell>
        </table:table-row>
        <table:table-row table:style-name="ro1">
          <table:table-cell office:value-type="float" office:value="98174">
            <text:p>9817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.920192">
            <text:p>0.920192</text:p>
          </table:table-cell>
          <table:table-cell office:value-type="float" office:value="0.40462">
            <text:p>0.40462</text:p>
          </table:table-cell>
          <table:table-cell table:formula="of:=[.I382]-[.$I$2]" office:value-type="float" office:value="0.995988">
            <text:p>0.995988</text:p>
          </table:table-cell>
          <table:table-cell table:formula="of:=AVERAGE([.J378:.J382])" office:value-type="float" office:value="0.4137182">
            <text:p>0.4137182</text:p>
          </table:table-cell>
          <table:table-cell table:formula="of:=AVERAGE([.J374:.J382])" office:value-type="float" office:value="0.343701222222222">
            <text:p>0.3437012222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24248">
            <text:p>0.024248</text:p>
          </table:table-cell>
          <table:table-cell table:formula="of:=[.O382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041">
            <text:p>-17041</text:p>
          </table:table-cell>
          <table:table-cell office:value-type="float" office:value="75948">
            <text:p>75948</text:p>
          </table:table-cell>
          <table:table-cell office:value-type="float" office:value="78793.898438">
            <text:p>78793.898438</text:p>
          </table:table-cell>
          <table:table-cell office:value-type="float" office:value="-5.315618">
            <text:p>-5.315618</text:p>
          </table:table-cell>
          <table:table-cell office:value-type="float" office:value="-4.35874">
            <text:p>-4.35874</text:p>
          </table:table-cell>
          <table:table-cell office:value-type="float" office:value="18.001251">
            <text:p>18.001251</text:p>
          </table:table-cell>
        </table:table-row>
        <table:table-row table:style-name="ro1">
          <table:table-cell office:value-type="float" office:value="98431">
            <text:p>9843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23888">
            <text:p>-0.23888</text:p>
          </table:table-cell>
          <table:table-cell office:value-type="float" office:value="-0.373495">
            <text:p>-0.373495</text:p>
          </table:table-cell>
          <table:table-cell table:formula="of:=[.I383]-[.$I$2]" office:value-type="float" office:value="0.217873">
            <text:p>0.217873</text:p>
          </table:table-cell>
          <table:table-cell table:formula="of:=AVERAGE([.J379:.J383])" office:value-type="float" office:value="0.4501102">
            <text:p>0.4501102</text:p>
          </table:table-cell>
          <table:table-cell table:formula="of:=AVERAGE([.J375:.J383])" office:value-type="float" office:value="0.32907">
            <text:p>0.329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789">
            <text:p>0.014789</text:p>
          </table:table-cell>
          <table:table-cell table:formula="of:=[.O383]-0.021583" office:value-type="float" office:value="-0.006794">
            <text:p>-0.00679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89">
            <text:p>-17189</text:p>
          </table:table-cell>
          <table:table-cell office:value-type="float" office:value="76349">
            <text:p>76349</text:p>
          </table:table-cell>
          <table:table-cell office:value-type="float" office:value="79217.3125">
            <text:p>79217.3125</text:p>
          </table:table-cell>
          <table:table-cell office:value-type="float" office:value="-5.315618">
            <text:p>-5.315618</text:p>
          </table:table-cell>
          <table:table-cell office:value-type="float" office:value="-4.352714">
            <text:p>-4.352714</text:p>
          </table:table-cell>
          <table:table-cell office:value-type="float" office:value="18.114618">
            <text:p>18.114618</text:p>
          </table:table-cell>
        </table:table-row>
        <table:table-row table:style-name="ro1">
          <table:table-cell office:value-type="float" office:value="98688">
            <text:p>98688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0.656079">
            <text:p>0.656079</text:p>
          </table:table-cell>
          <table:table-cell office:value-type="float" office:value="0.081403">
            <text:p>0.081403</text:p>
          </table:table-cell>
          <table:table-cell table:formula="of:=[.I384]-[.$I$2]" office:value-type="float" office:value="0.672771">
            <text:p>0.672771</text:p>
          </table:table-cell>
          <table:table-cell table:formula="of:=AVERAGE([.J380:.J384])" office:value-type="float" office:value="0.3251328">
            <text:p>0.3251328</text:p>
          </table:table-cell>
          <table:table-cell table:formula="of:=AVERAGE([.J376:.J384])" office:value-type="float" office:value="0.338646777777778">
            <text:p>0.3386467778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0.007994">
            <text:p>0.007994</text:p>
          </table:table-cell>
          <table:table-cell table:formula="of:=[.O384]-0.021583" office:value-type="float" office:value="-0.013589">
            <text:p>-0.01358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340">
            <text:p>-17340</text:p>
          </table:table-cell>
          <table:table-cell office:value-type="float" office:value="76750">
            <text:p>76750</text:p>
          </table:table-cell>
          <table:table-cell office:value-type="float" office:value="79641.414063">
            <text:p>79641.414063</text:p>
          </table:table-cell>
          <table:table-cell office:value-type="float" office:value="-5.315618">
            <text:p>-5.315618</text:p>
          </table:table-cell>
          <table:table-cell office:value-type="float" office:value="-4.347647">
            <text:p>-4.347647</text:p>
          </table:table-cell>
          <table:table-cell office:value-type="float" office:value="18.209949">
            <text:p>18.209949</text:p>
          </table:table-cell>
        </table:table-row>
        <table:table-row table:style-name="ro1">
          <table:table-cell office:value-type="float" office:value="98945">
            <text:p>98945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-0.183576">
            <text:p>-0.183576</text:p>
          </table:table-cell>
          <table:table-cell office:value-type="float" office:value="-0.52433">
            <text:p>-0.52433</text:p>
          </table:table-cell>
          <table:table-cell table:formula="of:=[.I385]-[.$I$2]" office:value-type="float" office:value="0.067038">
            <text:p>0.067038</text:p>
          </table:table-cell>
          <table:table-cell table:formula="of:=AVERAGE([.J381:.J385])" office:value-type="float" office:value="0.3629612">
            <text:p>0.3629612</text:p>
          </table:table-cell>
          <table:table-cell table:formula="of:=AVERAGE([.J377:.J385])" office:value-type="float" office:value="0.339976888888889">
            <text:p>0.3399768889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-0.038237">
            <text:p>-0.038237</text:p>
          </table:table-cell>
          <table:table-cell table:formula="of:=[.O385]-0.021583" office:value-type="float" office:value="-0.05982">
            <text:p>-0.0598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492">
            <text:p>-17492</text:p>
          </table:table-cell>
          <table:table-cell office:value-type="float" office:value="77148">
            <text:p>77148</text:p>
          </table:table-cell>
          <table:table-cell office:value-type="float" office:value="80062.859375">
            <text:p>80062.859375</text:p>
          </table:table-cell>
          <table:table-cell office:value-type="float" office:value="-5.315618">
            <text:p>-5.315618</text:p>
          </table:table-cell>
          <table:table-cell office:value-type="float" office:value="-4.34234">
            <text:p>-4.34234</text:p>
          </table:table-cell>
          <table:table-cell office:value-type="float" office:value="18.30979">
            <text:p>18.30979</text:p>
          </table:table-cell>
        </table:table-row>
        <table:table-row table:style-name="ro1">
          <table:table-cell office:value-type="float" office:value="99202">
            <text:p>99202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.734303">
            <text:p>0.734303</text:p>
          </table:table-cell>
          <table:table-cell office:value-type="float" office:value="0.093374">
            <text:p>0.093374</text:p>
          </table:table-cell>
          <table:table-cell table:formula="of:=[.I386]-[.$I$2]" office:value-type="float" office:value="0.684742">
            <text:p>0.684742</text:p>
          </table:table-cell>
          <table:table-cell table:formula="of:=AVERAGE([.J382:.J386])" office:value-type="float" office:value="0.5276824">
            <text:p>0.5276824</text:p>
          </table:table-cell>
          <table:table-cell table:formula="of:=AVERAGE([.J378:.J386])" office:value-type="float" office:value="0.412335">
            <text:p>0.412335</text:p>
          </table:table-cell>
          <table:table-cell office:value-type="float" office:value="100">
            <text:p>100</text:p>
          </table:table-cell>
          <table:table-cell office:value-type="float" office:value="-0.088238">
            <text:p>-0.088238</text:p>
          </table:table-cell>
          <table:table-cell office:value-type="float" office:value="0.005995">
            <text:p>0.005995</text:p>
          </table:table-cell>
          <table:table-cell table:formula="of:=[.O386]-0.021583" office:value-type="float" office:value="-0.015588">
            <text:p>-0.01558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646">
            <text:p>-17646</text:p>
          </table:table-cell>
          <table:table-cell office:value-type="float" office:value="77545">
            <text:p>77545</text:p>
          </table:table-cell>
          <table:table-cell office:value-type="float" office:value="80483.804688">
            <text:p>80483.804688</text:p>
          </table:table-cell>
          <table:table-cell office:value-type="float" office:value="-5.315618">
            <text:p>-5.315618</text:p>
          </table:table-cell>
          <table:table-cell office:value-type="float" office:value="-4.33669">
            <text:p>-4.33669</text:p>
          </table:table-cell>
          <table:table-cell office:value-type="float" office:value="18.416073">
            <text:p>18.416073</text:p>
          </table:table-cell>
        </table:table-row>
        <table:table-row table:style-name="ro1">
          <table:table-cell office:value-type="float" office:value="99459">
            <text:p>99459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73">
            <text:p>0.005273</text:p>
          </table:table-cell>
          <table:table-cell office:value-type="float" office:value="100">
            <text:p>100</text:p>
          </table:table-cell>
          <table:table-cell office:value-type="float" office:value="-0.210282">
            <text:p>-0.210282</text:p>
          </table:table-cell>
          <table:table-cell office:value-type="float" office:value="-0.684742">
            <text:p>-0.684742</text:p>
          </table:table-cell>
          <table:table-cell table:formula="of:=[.I387]-[.$I$2]" office:value-type="float" office:value="-0.093374">
            <text:p>-0.093374</text:p>
          </table:table-cell>
          <table:table-cell table:formula="of:=AVERAGE([.J383:.J387])" office:value-type="float" office:value="0.30981">
            <text:p>0.30981</text:p>
          </table:table-cell>
          <table:table-cell table:formula="of:=AVERAGE([.J379:.J387])" office:value-type="float" office:value="0.397969777777778">
            <text:p>0.3979697778</text:p>
          </table:table-cell>
          <table:table-cell office:value-type="float" office:value="100">
            <text:p>100</text:p>
          </table:table-cell>
          <table:table-cell office:value-type="float" office:value="-0.009801">
            <text:p>-0.009801</text:p>
          </table:table-cell>
          <table:table-cell office:value-type="float" office:value="0.019985">
            <text:p>0.019985</text:p>
          </table:table-cell>
          <table:table-cell table:formula="of:=[.O387]-0.021583" office:value-type="float" office:value="-0.001598">
            <text:p>-0.001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802">
            <text:p>-17802</text:p>
          </table:table-cell>
          <table:table-cell office:value-type="float" office:value="77941">
            <text:p>77941</text:p>
          </table:table-cell>
          <table:table-cell office:value-type="float" office:value="80904.265625">
            <text:p>80904.265625</text:p>
          </table:table-cell>
          <table:table-cell office:value-type="float" office:value="-5.315618">
            <text:p>-5.315618</text:p>
          </table:table-cell>
          <table:table-cell office:value-type="float" office:value="-4.331417">
            <text:p>-4.331417</text:p>
          </table:table-cell>
          <table:table-cell office:value-type="float" office:value="18.515268">
            <text:p>18.515268</text:p>
          </table:table-cell>
        </table:table-row>
        <table:table-row table:style-name="ro1">
          <table:table-cell office:value-type="float" office:value="99716">
            <text:p>997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.600564">
            <text:p>0.600564</text:p>
          </table:table-cell>
          <table:table-cell office:value-type="float" office:value="-0.11971">
            <text:p>-0.11971</text:p>
          </table:table-cell>
          <table:table-cell table:formula="of:=[.I388]-[.$I$2]" office:value-type="float" office:value="0.471658">
            <text:p>0.471658</text:p>
          </table:table-cell>
          <table:table-cell table:formula="of:=AVERAGE([.J384:.J388])" office:value-type="float" office:value="0.360567">
            <text:p>0.360567</text:p>
          </table:table-cell>
          <table:table-cell table:formula="of:=AVERAGE([.J380:.J388])" office:value-type="float" office:value="0.306192">
            <text:p>0.3061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257">
            <text:p>0.012257</text:p>
          </table:table-cell>
          <table:table-cell table:formula="of:=[.O388]-0.021583" office:value-type="float" office:value="-0.009326">
            <text:p>-0.00932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960">
            <text:p>-17960</text:p>
          </table:table-cell>
          <table:table-cell office:value-type="float" office:value="78334">
            <text:p>78334</text:p>
          </table:table-cell>
          <table:table-cell office:value-type="float" office:value="81322.289063">
            <text:p>81322.289063</text:p>
          </table:table-cell>
          <table:table-cell office:value-type="float" office:value="-5.315618">
            <text:p>-5.315618</text:p>
          </table:table-cell>
          <table:table-cell office:value-type="float" office:value="-4.32522">
            <text:p>-4.32522</text:p>
          </table:table-cell>
          <table:table-cell office:value-type="float" office:value="18.631857">
            <text:p>18.631857</text:p>
          </table:table-cell>
        </table:table-row>
        <table:table-row table:style-name="ro1">
          <table:table-cell office:value-type="float" office:value="99973">
            <text:p>99973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203553">
            <text:p>-0.203553</text:p>
          </table:table-cell>
          <table:table-cell office:value-type="float" office:value="-0.23942">
            <text:p>-0.23942</text:p>
          </table:table-cell>
          <table:table-cell table:formula="of:=[.I389]-[.$I$2]" office:value-type="float" office:value="0.351948">
            <text:p>0.351948</text:p>
          </table:table-cell>
          <table:table-cell table:formula="of:=AVERAGE([.J385:.J389])" office:value-type="float" office:value="0.2964024">
            <text:p>0.2964024</text:p>
          </table:table-cell>
          <table:table-cell table:formula="of:=AVERAGE([.J381:.J389])" office:value-type="float" office:value="0.358864444444445">
            <text:p>0.358864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6098">
            <text:p>0.046098</text:p>
          </table:table-cell>
          <table:table-cell table:formula="of:=[.O389]-0.021583" office:value-type="float" office:value="0.024515">
            <text:p>0.0245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119">
            <text:p>-18119</text:p>
          </table:table-cell>
          <table:table-cell office:value-type="float" office:value="78724">
            <text:p>78724</text:p>
          </table:table-cell>
          <table:table-cell office:value-type="float" office:value="81737.65625">
            <text:p>81737.65625</text:p>
          </table:table-cell>
          <table:table-cell office:value-type="float" office:value="-5.315618">
            <text:p>-5.315618</text:p>
          </table:table-cell>
          <table:table-cell office:value-type="float" office:value="-4.319228">
            <text:p>-4.319228</text:p>
          </table:table-cell>
          <table:table-cell office:value-type="float" office:value="18.744581">
            <text:p>18.744581</text:p>
          </table:table-cell>
        </table:table-row>
        <table:table-row table:style-name="ro1">
          <table:table-cell office:value-type="float" office:value="100230">
            <text:p>100230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.610658">
            <text:p>0.610658</text:p>
          </table:table-cell>
          <table:table-cell office:value-type="float" office:value="-0.062249">
            <text:p>-0.062249</text:p>
          </table:table-cell>
          <table:table-cell table:formula="of:=[.I390]-[.$I$2]" office:value-type="float" office:value="0.529119">
            <text:p>0.529119</text:p>
          </table:table-cell>
          <table:table-cell table:formula="of:=AVERAGE([.J386:.J390])" office:value-type="float" office:value="0.3888186">
            <text:p>0.3888186</text:p>
          </table:table-cell>
          <table:table-cell table:formula="of:=AVERAGE([.J382:.J390])" office:value-type="float" office:value="0.433084777777778">
            <text:p>0.4330847778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36106">
            <text:p>0.036106</text:p>
          </table:table-cell>
          <table:table-cell table:formula="of:=[.O390]-0.021583" office:value-type="float" office:value="0.014523">
            <text:p>0.01452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280">
            <text:p>-18280</text:p>
          </table:table-cell>
          <table:table-cell office:value-type="float" office:value="79113">
            <text:p>79113</text:p>
          </table:table-cell>
          <table:table-cell office:value-type="float" office:value="82152.554688">
            <text:p>82152.554688</text:p>
          </table:table-cell>
          <table:table-cell office:value-type="float" office:value="-5.315618">
            <text:p>-5.315618</text:p>
          </table:table-cell>
          <table:table-cell office:value-type="float" office:value="-4.314023">
            <text:p>-4.314023</text:p>
          </table:table-cell>
          <table:table-cell office:value-type="float" office:value="18.842495">
            <text:p>18.842495</text:p>
          </table:table-cell>
        </table:table-row>
        <table:table-row table:style-name="ro1">
          <table:table-cell office:value-type="float" office:value="100487">
            <text:p>100487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11">
            <text:p>0.006711</text:p>
          </table:table-cell>
          <table:table-cell office:value-type="float" office:value="100">
            <text:p>100</text:p>
          </table:table-cell>
          <table:table-cell office:value-type="float" office:value="-0.200188">
            <text:p>-0.200188</text:p>
          </table:table-cell>
          <table:table-cell office:value-type="float" office:value="-0.203507">
            <text:p>-0.203507</text:p>
          </table:table-cell>
          <table:table-cell table:formula="of:=[.I391]-[.$I$2]" office:value-type="float" office:value="0.387861">
            <text:p>0.387861</text:p>
          </table:table-cell>
          <table:table-cell table:formula="of:=AVERAGE([.J387:.J391])" office:value-type="float" office:value="0.3294424">
            <text:p>0.3294424</text:p>
          </table:table-cell>
          <table:table-cell table:formula="of:=AVERAGE([.J383:.J391])" office:value-type="float" office:value="0.365515111111111">
            <text:p>0.3655151111</text:p>
          </table:table-cell>
          <table:table-cell office:value-type="float" office:value="100">
            <text:p>100</text:p>
          </table:table-cell>
          <table:table-cell office:value-type="float" office:value="0.029402">
            <text:p>0.029402</text:p>
          </table:table-cell>
          <table:table-cell office:value-type="float" office:value="0.042234">
            <text:p>0.042234</text:p>
          </table:table-cell>
          <table:table-cell table:formula="of:=[.O391]-0.021583" office:value-type="float" office:value="0.020651">
            <text:p>0.02065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443">
            <text:p>-18443</text:p>
          </table:table-cell>
          <table:table-cell office:value-type="float" office:value="79500">
            <text:p>79500</text:p>
          </table:table-cell>
          <table:table-cell office:value-type="float" office:value="82566.007813">
            <text:p>82566.007813</text:p>
          </table:table-cell>
          <table:table-cell office:value-type="float" office:value="-5.315618">
            <text:p>-5.315618</text:p>
          </table:table-cell>
          <table:table-cell office:value-type="float" office:value="-4.307312">
            <text:p>-4.307312</text:p>
          </table:table-cell>
          <table:table-cell office:value-type="float" office:value="18.968744">
            <text:p>18.968744</text:p>
          </table:table-cell>
        </table:table-row>
        <table:table-row table:style-name="ro1">
          <table:table-cell office:value-type="float" office:value="100744">
            <text:p>100744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-0.027851">
            <text:p>-0.027851</text:p>
          </table:table-cell>
          <table:table-cell office:value-type="float" office:value="-0.150835">
            <text:p>-0.150835</text:p>
          </table:table-cell>
          <table:table-cell table:formula="of:=[.I392]-[.$I$2]" office:value-type="float" office:value="0.440533">
            <text:p>0.440533</text:p>
          </table:table-cell>
          <table:table-cell table:formula="of:=AVERAGE([.J388:.J392])" office:value-type="float" office:value="0.4362238">
            <text:p>0.4362238</text:p>
          </table:table-cell>
          <table:table-cell table:formula="of:=AVERAGE([.J384:.J392])" office:value-type="float" office:value="0.390255111111111">
            <text:p>0.3902551111</text:p>
          </table:table-cell>
          <table:table-cell office:value-type="float" office:value="100">
            <text:p>100</text:p>
          </table:table-cell>
          <table:table-cell office:value-type="float" office:value="0.008647">
            <text:p>0.008647</text:p>
          </table:table-cell>
          <table:table-cell office:value-type="float" office:value="0.07421">
            <text:p>0.07421</text:p>
          </table:table-cell>
          <table:table-cell table:formula="of:=[.O392]-0.021583" office:value-type="float" office:value="0.052627">
            <text:p>0.05262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608">
            <text:p>-18608</text:p>
          </table:table-cell>
          <table:table-cell office:value-type="float" office:value="79885">
            <text:p>79885</text:p>
          </table:table-cell>
          <table:table-cell office:value-type="float" office:value="82978.015625">
            <text:p>82978.015625</text:p>
          </table:table-cell>
          <table:table-cell office:value-type="float" office:value="-5.315618">
            <text:p>-5.315618</text:p>
          </table:table-cell>
          <table:table-cell office:value-type="float" office:value="-4.301662">
            <text:p>-4.301662</text:p>
          </table:table-cell>
          <table:table-cell office:value-type="float" office:value="19.075027">
            <text:p>19.075027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.730098">
            <text:p>0.730098</text:p>
          </table:table-cell>
          <table:table-cell office:value-type="float" office:value="-0.390255">
            <text:p>-0.390255</text:p>
          </table:table-cell>
          <table:table-cell table:formula="of:=[.I393]-[.$I$2]" office:value-type="float" office:value="0.201113">
            <text:p>0.201113</text:p>
          </table:table-cell>
          <table:table-cell table:formula="of:=AVERAGE([.J389:.J393])" office:value-type="float" office:value="0.3821148">
            <text:p>0.3821148</text:p>
          </table:table-cell>
          <table:table-cell table:formula="of:=AVERAGE([.J385:.J393])" office:value-type="float" office:value="0.337848666666667">
            <text:p>0.3378486667</text:p>
          </table:table-cell>
          <table:table-cell office:value-type="float" office:value="100">
            <text:p>100</text:p>
          </table:table-cell>
          <table:table-cell office:value-type="float" office:value="0.108004">
            <text:p>0.108004</text:p>
          </table:table-cell>
          <table:table-cell office:value-type="float" office:value="0.061286">
            <text:p>0.061286</text:p>
          </table:table-cell>
          <table:table-cell table:formula="of:=[.O393]-0.021583" office:value-type="float" office:value="0.039703">
            <text:p>0.03970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772">
            <text:p>-18772</text:p>
          </table:table-cell>
          <table:table-cell office:value-type="float" office:value="80262">
            <text:p>80262</text:p>
          </table:table-cell>
          <table:table-cell office:value-type="float" office:value="83382.078125">
            <text:p>83382.078125</text:p>
          </table:table-cell>
          <table:table-cell office:value-type="float" office:value="-5.315618">
            <text:p>-5.315618</text:p>
          </table:table-cell>
          <table:table-cell office:value-type="float" office:value="-4.295739">
            <text:p>-4.295739</text:p>
          </table:table-cell>
          <table:table-cell office:value-type="float" office:value="19.186468">
            <text:p>19.186468</text:p>
          </table:table-cell>
        </table:table-row>
        <table:table-row table:style-name="ro1">
          <table:table-cell office:value-type="float" office:value="101258">
            <text:p>101258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-0.180001">
            <text:p>-0.180001</text:p>
          </table:table-cell>
          <table:table-cell office:value-type="float" office:value="0.033519">
            <text:p>0.033519</text:p>
          </table:table-cell>
          <table:table-cell table:formula="of:=[.I394]-[.$I$2]" office:value-type="float" office:value="0.624887">
            <text:p>0.624887</text:p>
          </table:table-cell>
          <table:table-cell table:formula="of:=AVERAGE([.J390:.J394])" office:value-type="float" office:value="0.4367026">
            <text:p>0.4367026</text:p>
          </table:table-cell>
          <table:table-cell table:formula="of:=AVERAGE([.J386:.J394])" office:value-type="float" office:value="0.399831888888889">
            <text:p>0.3998318889</text:p>
          </table:table-cell>
          <table:table-cell office:value-type="float" office:value="100">
            <text:p>100</text:p>
          </table:table-cell>
          <table:table-cell office:value-type="float" office:value="0.123217">
            <text:p>0.123217</text:p>
          </table:table-cell>
          <table:table-cell office:value-type="float" office:value="0.181727">
            <text:p>0.181727</text:p>
          </table:table-cell>
          <table:table-cell table:formula="of:=[.O394]-0.021583" office:value-type="float" office:value="0.160144">
            <text:p>0.16014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8938">
            <text:p>-18938</text:p>
          </table:table-cell>
          <table:table-cell office:value-type="float" office:value="80638">
            <text:p>80638</text:p>
          </table:table-cell>
          <table:table-cell office:value-type="float" office:value="83785.679688">
            <text:p>83785.679688</text:p>
          </table:table-cell>
          <table:table-cell office:value-type="float" office:value="-5.315618">
            <text:p>-5.315618</text:p>
          </table:table-cell>
          <table:table-cell office:value-type="float" office:value="-4.290192">
            <text:p>-4.290192</text:p>
          </table:table-cell>
          <table:table-cell office:value-type="float" office:value="19.290821">
            <text:p>19.290821</text:p>
          </table:table-cell>
        </table:table-row>
        <table:table-row table:style-name="ro1">
          <table:table-cell office:value-type="float" office:value="101515">
            <text:p>101515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65">
            <text:p>0.004965</text:p>
          </table:table-cell>
          <table:table-cell office:value-type="float" office:value="100">
            <text:p>100</text:p>
          </table:table-cell>
          <table:table-cell office:value-type="float" office:value="0.464302">
            <text:p>0.464302</text:p>
          </table:table-cell>
          <table:table-cell office:value-type="float" office:value="-0.490811">
            <text:p>-0.490811</text:p>
          </table:table-cell>
          <table:table-cell table:formula="of:=[.I395]-[.$I$2]" office:value-type="float" office:value="0.100557">
            <text:p>0.100557</text:p>
          </table:table-cell>
          <table:table-cell table:formula="of:=AVERAGE([.J391:.J395])" office:value-type="float" office:value="0.3509902">
            <text:p>0.3509902</text:p>
          </table:table-cell>
          <table:table-cell table:formula="of:=AVERAGE([.J387:.J395])" office:value-type="float" office:value="0.334922444444444">
            <text:p>0.3349224444</text:p>
          </table:table-cell>
          <table:table-cell office:value-type="float" office:value="100">
            <text:p>100</text:p>
          </table:table-cell>
          <table:table-cell office:value-type="float" office:value="0.428016">
            <text:p>0.428016</text:p>
          </table:table-cell>
          <table:table-cell office:value-type="float" office:value="0.197848">
            <text:p>0.197848</text:p>
          </table:table-cell>
          <table:table-cell table:formula="of:=[.O395]-0.021583" office:value-type="float" office:value="0.176265">
            <text:p>0.1762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106">
            <text:p>-19106</text:p>
          </table:table-cell>
          <table:table-cell office:value-type="float" office:value="81012">
            <text:p>81012</text:p>
          </table:table-cell>
          <table:table-cell office:value-type="float" office:value="84187.851563">
            <text:p>84187.851563</text:p>
          </table:table-cell>
          <table:table-cell office:value-type="float" office:value="-5.315618">
            <text:p>-5.315618</text:p>
          </table:table-cell>
          <table:table-cell office:value-type="float" office:value="-4.285227">
            <text:p>-4.285227</text:p>
          </table:table-cell>
          <table:table-cell office:value-type="float" office:value="19.384222">
            <text:p>19.384222</text:p>
          </table:table-cell>
        </table:table-row>
        <table:table-row table:style-name="ro1">
          <table:table-cell office:value-type="float" office:value="101772">
            <text:p>1017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-0.190095">
            <text:p>-0.190095</text:p>
          </table:table-cell>
          <table:table-cell office:value-type="float" office:value="-0.07422">
            <text:p>-0.07422</text:p>
          </table:table-cell>
          <table:table-cell table:formula="of:=[.I396]-[.$I$2]" office:value-type="float" office:value="0.517148">
            <text:p>0.517148</text:p>
          </table:table-cell>
          <table:table-cell table:formula="of:=AVERAGE([.J392:.J396])" office:value-type="float" office:value="0.3768476">
            <text:p>0.3768476</text:p>
          </table:table-cell>
          <table:table-cell table:formula="of:=AVERAGE([.J388:.J396])" office:value-type="float" office:value="0.402758222222222">
            <text:p>0.4027582222</text:p>
          </table:table-cell>
          <table:table-cell office:value-type="float" office:value="100">
            <text:p>100</text:p>
          </table:table-cell>
          <table:table-cell office:value-type="float" office:value="0.103761">
            <text:p>0.103761</text:p>
          </table:table-cell>
          <table:table-cell office:value-type="float" office:value="0.164008">
            <text:p>0.164008</text:p>
          </table:table-cell>
          <table:table-cell table:formula="of:=[.O396]-0.021583" office:value-type="float" office:value="0.142425">
            <text:p>0.1424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275">
            <text:p>-19275</text:p>
          </table:table-cell>
          <table:table-cell office:value-type="float" office:value="81383">
            <text:p>81383</text:p>
          </table:table-cell>
          <table:table-cell office:value-type="float" office:value="84587.398438">
            <text:p>84587.398438</text:p>
          </table:table-cell>
          <table:table-cell office:value-type="float" office:value="-5.315618">
            <text:p>-5.315618</text:p>
          </table:table-cell>
          <table:table-cell office:value-type="float" office:value="-4.279748">
            <text:p>-4.279748</text:p>
          </table:table-cell>
          <table:table-cell office:value-type="float" office:value="19.487284">
            <text:p>19.487284</text:p>
          </table:table-cell>
        </table:table-row>
        <table:table-row table:style-name="ro1">
          <table:table-cell office:value-type="float" office:value="102029">
            <text:p>1020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0.479442">
            <text:p>0.479442</text:p>
          </table:table-cell>
          <table:table-cell office:value-type="float" office:value="-0.507571">
            <text:p>-0.507571</text:p>
          </table:table-cell>
          <table:table-cell table:formula="of:=[.I397]-[.$I$2]" office:value-type="float" office:value="0.083797">
            <text:p>0.083797</text:p>
          </table:table-cell>
          <table:table-cell table:formula="of:=AVERAGE([.J393:.J397])" office:value-type="float" office:value="0.3055004">
            <text:p>0.3055004</text:p>
          </table:table-cell>
          <table:table-cell table:formula="of:=AVERAGE([.J389:.J397])" office:value-type="float" office:value="0.359662555555556">
            <text:p>0.3596625556</text:p>
          </table:table-cell>
          <table:table-cell office:value-type="float" office:value="100">
            <text:p>100</text:p>
          </table:table-cell>
          <table:table-cell office:value-type="float" office:value="0.311284">
            <text:p>0.311284</text:p>
          </table:table-cell>
          <table:table-cell office:value-type="float" office:value="0.131499">
            <text:p>0.131499</text:p>
          </table:table-cell>
          <table:table-cell table:formula="of:=[.O397]-0.021583" office:value-type="float" office:value="0.109916">
            <text:p>0.10991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444">
            <text:p>-19444</text:p>
          </table:table-cell>
          <table:table-cell office:value-type="float" office:value="81749">
            <text:p>81749</text:p>
          </table:table-cell>
          <table:table-cell office:value-type="float" office:value="84982.164063">
            <text:p>84982.164063</text:p>
          </table:table-cell>
          <table:table-cell office:value-type="float" office:value="-5.315618">
            <text:p>-5.315618</text:p>
          </table:table-cell>
          <table:table-cell office:value-type="float" office:value="-4.274304">
            <text:p>-4.274304</text:p>
          </table:table-cell>
          <table:table-cell office:value-type="float" office:value="19.589701">
            <text:p>19.589701</text:p>
          </table:table-cell>
        </table:table-row>
        <table:table-row table:style-name="ro1">
          <table:table-cell office:value-type="float" office:value="102286">
            <text:p>1022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-0.096519">
            <text:p>-0.096519</text:p>
          </table:table-cell>
          <table:table-cell office:value-type="float" office:value="-0.011971">
            <text:p>-0.011971</text:p>
          </table:table-cell>
          <table:table-cell table:formula="of:=[.I398]-[.$I$2]" office:value-type="float" office:value="0.579397">
            <text:p>0.579397</text:p>
          </table:table-cell>
          <table:table-cell table:formula="of:=AVERAGE([.J394:.J398])" office:value-type="float" office:value="0.3811572">
            <text:p>0.3811572</text:p>
          </table:table-cell>
          <table:table-cell table:formula="of:=AVERAGE([.J390:.J398])" office:value-type="float" office:value="0.384934666666667">
            <text:p>0.3849346667</text:p>
          </table:table-cell>
          <table:table-cell office:value-type="float" office:value="100">
            <text:p>100</text:p>
          </table:table-cell>
          <table:table-cell office:value-type="float" office:value="-0.036741">
            <text:p>-0.036741</text:p>
          </table:table-cell>
          <table:table-cell office:value-type="float" office:value="-0.046098">
            <text:p>-0.046098</text:p>
          </table:table-cell>
          <table:table-cell table:formula="of:=[.O398]-0.021583" office:value-type="float" office:value="-0.067681">
            <text:p>-0.06768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614">
            <text:p>-19614</text:p>
          </table:table-cell>
          <table:table-cell office:value-type="float" office:value="82112">
            <text:p>82112</text:p>
          </table:table-cell>
          <table:table-cell office:value-type="float" office:value="85374.304688">
            <text:p>85374.304688</text:p>
          </table:table-cell>
          <table:table-cell office:value-type="float" office:value="-5.315618">
            <text:p>-5.315618</text:p>
          </table:table-cell>
          <table:table-cell office:value-type="float" office:value="-4.269168">
            <text:p>-4.269168</text:p>
          </table:table-cell>
          <table:table-cell office:value-type="float" office:value="19.686321">
            <text:p>19.686321</text:p>
          </table:table-cell>
        </table:table-row>
        <table:table-row table:style-name="ro1">
          <table:table-cell office:value-type="float" office:value="102543">
            <text:p>1025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office:value-type="float" office:value="0.794864">
            <text:p>0.794864</text:p>
          </table:table-cell>
          <table:table-cell office:value-type="float" office:value="-0.754174">
            <text:p>-0.754174</text:p>
          </table:table-cell>
          <table:table-cell table:formula="of:=[.I399]-[.$I$2]" office:value-type="float" office:value="-0.162806">
            <text:p>-0.162806</text:p>
          </table:table-cell>
          <table:table-cell table:formula="of:=AVERAGE([.J395:.J399])" office:value-type="float" office:value="0.2236186">
            <text:p>0.2236186</text:p>
          </table:table-cell>
          <table:table-cell table:formula="of:=AVERAGE([.J391:.J399])" office:value-type="float" office:value="0.308054111111111">
            <text:p>0.3080541111</text:p>
          </table:table-cell>
          <table:table-cell office:value-type="float" office:value="100">
            <text:p>100</text:p>
          </table:table-cell>
          <table:table-cell office:value-type="float" office:value="-0.088178">
            <text:p>-0.088178</text:p>
          </table:table-cell>
          <table:table-cell office:value-type="float" office:value="-0.00413">
            <text:p>-0.00413</text:p>
          </table:table-cell>
          <table:table-cell table:formula="of:=[.O399]-0.021583" office:value-type="float" office:value="-0.025713">
            <text:p>-0.02571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786">
            <text:p>-19786</text:p>
          </table:table-cell>
          <table:table-cell office:value-type="float" office:value="82475">
            <text:p>82475</text:p>
          </table:table-cell>
          <table:table-cell office:value-type="float" office:value="85766.992188">
            <text:p>85766.992188</text:p>
          </table:table-cell>
          <table:table-cell office:value-type="float" office:value="-5.315618">
            <text:p>-5.315618</text:p>
          </table:table-cell>
          <table:table-cell office:value-type="float" office:value="-4.263279">
            <text:p>-4.263279</text:p>
          </table:table-cell>
          <table:table-cell office:value-type="float" office:value="19.797117">
            <text:p>19.797117</text:p>
          </table:table-cell>
        </table:table-row>
        <table:table-row table:style-name="ro1">
          <table:table-cell office:value-type="float" office:value="102800">
            <text:p>10280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-0.245609">
            <text:p>-0.245609</text:p>
          </table:table-cell>
          <table:table-cell office:value-type="float" office:value="0.275333">
            <text:p>0.275333</text:p>
          </table:table-cell>
          <table:table-cell table:formula="of:=[.I400]-[.$I$2]" office:value-type="float" office:value="0.866701">
            <text:p>0.866701</text:p>
          </table:table-cell>
          <table:table-cell table:formula="of:=AVERAGE([.J396:.J400])" office:value-type="float" office:value="0.3768474">
            <text:p>0.3768474</text:p>
          </table:table-cell>
          <table:table-cell table:formula="of:=AVERAGE([.J392:.J400])" office:value-type="float" office:value="0.361258555555556">
            <text:p>0.3612585556</text:p>
          </table:table-cell>
          <table:table-cell office:value-type="float" office:value="100">
            <text:p>100</text:p>
          </table:table-cell>
          <table:table-cell office:value-type="float" office:value="-0.009804">
            <text:p>-0.009804</text:p>
          </table:table-cell>
          <table:table-cell office:value-type="float" office:value="0.00453">
            <text:p>0.00453</text:p>
          </table:table-cell>
          <table:table-cell table:formula="of:=[.O400]-0.021583" office:value-type="float" office:value="-0.017053">
            <text:p>-0.01705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9960">
            <text:p>-19960</text:p>
          </table:table-cell>
          <table:table-cell office:value-type="float" office:value="82836">
            <text:p>82836</text:p>
          </table:table-cell>
          <table:table-cell office:value-type="float" office:value="86158.265625">
            <text:p>86158.265625</text:p>
          </table:table-cell>
          <table:table-cell office:value-type="float" office:value="-5.315618">
            <text:p>-5.315618</text:p>
          </table:table-cell>
          <table:table-cell office:value-type="float" office:value="-4.257664">
            <text:p>-4.257664</text:p>
          </table:table-cell>
          <table:table-cell office:value-type="float" office:value="19.902752">
            <text:p>19.902752</text:p>
          </table:table-cell>
        </table:table-row>
        <table:table-row table:style-name="ro1">
          <table:table-cell office:value-type="float" office:value="103057">
            <text:p>103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.570284">
            <text:p>0.570284</text:p>
          </table:table-cell>
          <table:table-cell office:value-type="float" office:value="-0.586579">
            <text:p>-0.586579</text:p>
          </table:table-cell>
          <table:table-cell table:formula="of:=[.I401]-[.$I$2]" office:value-type="float" office:value="0.00478900000000004">
            <text:p>0.004789</text:p>
          </table:table-cell>
          <table:table-cell table:formula="of:=AVERAGE([.J397:.J401])" office:value-type="float" office:value="0.2743756">
            <text:p>0.2743756</text:p>
          </table:table-cell>
          <table:table-cell table:formula="of:=AVERAGE([.J393:.J401])" office:value-type="float" office:value="0.312842555555556">
            <text:p>0.3128425556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-0.010392">
            <text:p>-0.010392</text:p>
          </table:table-cell>
          <table:table-cell table:formula="of:=[.O401]-0.021583" office:value-type="float" office:value="-0.031975">
            <text:p>-0.0319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137">
            <text:p>-20137</text:p>
          </table:table-cell>
          <table:table-cell office:value-type="float" office:value="83198">
            <text:p>83198</text:p>
          </table:table-cell>
          <table:table-cell office:value-type="float" office:value="86551.296875">
            <text:p>86551.296875</text:p>
          </table:table-cell>
          <table:table-cell office:value-type="float" office:value="-5.315618">
            <text:p>-5.315618</text:p>
          </table:table-cell>
          <table:table-cell office:value-type="float" office:value="-4.251466">
            <text:p>-4.251466</text:p>
          </table:table-cell>
          <table:table-cell office:value-type="float" office:value="20.019342">
            <text:p>20.019342</text:p>
          </table:table-cell>
        </table:table-row>
        <table:table-row table:style-name="ro1">
          <table:table-cell office:value-type="float" office:value="103314">
            <text:p>1033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-0.190095">
            <text:p>-0.190095</text:p>
          </table:table-cell>
          <table:table-cell office:value-type="float" office:value="0.344765">
            <text:p>0.344765</text:p>
          </table:table-cell>
          <table:table-cell table:formula="of:=[.I402]-[.$I$2]" office:value-type="float" office:value="0.936133">
            <text:p>0.936133</text:p>
          </table:table-cell>
          <table:table-cell table:formula="of:=AVERAGE([.J398:.J402])" office:value-type="float" office:value="0.4448428">
            <text:p>0.4448428</text:p>
          </table:table-cell>
          <table:table-cell table:formula="of:=AVERAGE([.J394:.J402])" office:value-type="float" office:value="0.394511444444444">
            <text:p>0.3945114444</text:p>
          </table:table-cell>
          <table:table-cell office:value-type="float" office:value="100">
            <text:p>100</text:p>
          </table:table-cell>
          <table:table-cell office:value-type="float" office:value="-0.009804">
            <text:p>-0.009804</text:p>
          </table:table-cell>
          <table:table-cell office:value-type="float" office:value="0.009992">
            <text:p>0.009992</text:p>
          </table:table-cell>
          <table:table-cell table:formula="of:=[.O402]-0.021583" office:value-type="float" office:value="-0.011591">
            <text:p>-0.0115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316">
            <text:p>-20316</text:p>
          </table:table-cell>
          <table:table-cell office:value-type="float" office:value="83559">
            <text:p>83559</text:p>
          </table:table-cell>
          <table:table-cell office:value-type="float" office:value="86943.90625">
            <text:p>86943.90625</text:p>
          </table:table-cell>
          <table:table-cell office:value-type="float" office:value="-5.315618">
            <text:p>-5.315618</text:p>
          </table:table-cell>
          <table:table-cell office:value-type="float" office:value="-4.24609">
            <text:p>-4.24609</text:p>
          </table:table-cell>
          <table:table-cell office:value-type="float" office:value="20.120476">
            <text:p>20.120476</text:p>
          </table:table-cell>
        </table:table-row>
        <table:table-row table:style-name="ro1">
          <table:table-cell office:value-type="float" office:value="103571">
            <text:p>103571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-0.025839">
            <text:p>-0.025839</text:p>
          </table:table-cell>
          <table:table-cell office:value-type="float" office:value="0.019154">
            <text:p>0.019154</text:p>
          </table:table-cell>
          <table:table-cell table:formula="of:=[.I403]-[.$I$2]" office:value-type="float" office:value="0.610522">
            <text:p>0.610522</text:p>
          </table:table-cell>
          <table:table-cell table:formula="of:=AVERAGE([.J399:.J403])" office:value-type="float" office:value="0.4510678">
            <text:p>0.4510678</text:p>
          </table:table-cell>
          <table:table-cell table:formula="of:=AVERAGE([.J395:.J403])" office:value-type="float" office:value="0.392915333333333">
            <text:p>0.3929153333</text:p>
          </table:table-cell>
          <table:table-cell office:value-type="float" office:value="100">
            <text:p>100</text:p>
          </table:table-cell>
          <table:table-cell office:value-type="float" office:value="-0.005883">
            <text:p>-0.005883</text:p>
          </table:table-cell>
          <table:table-cell office:value-type="float" office:value="0.003997">
            <text:p>0.003997</text:p>
          </table:table-cell>
          <table:table-cell table:formula="of:=[.O403]-0.021583" office:value-type="float" office:value="-0.017586">
            <text:p>-0.01758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496">
            <text:p>-20496</text:p>
          </table:table-cell>
          <table:table-cell office:value-type="float" office:value="83917">
            <text:p>83917</text:p>
          </table:table-cell>
          <table:table-cell office:value-type="float" office:value="87333.929688">
            <text:p>87333.929688</text:p>
          </table:table-cell>
          <table:table-cell office:value-type="float" office:value="-5.315618">
            <text:p>-5.315618</text:p>
          </table:table-cell>
          <table:table-cell office:value-type="float" office:value="-4.239893">
            <text:p>-4.239893</text:p>
          </table:table-cell>
          <table:table-cell office:value-type="float" office:value="20.237064">
            <text:p>20.237064</text:p>
          </table:table-cell>
        </table:table-row>
        <table:table-row table:style-name="ro1">
          <table:table-cell office:value-type="float" office:value="103828">
            <text:p>103828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4">
            <text:p>0.00654</text:p>
          </table:table-cell>
          <table:table-cell office:value-type="float" office:value="100">
            <text:p>100</text:p>
          </table:table-cell>
          <table:table-cell office:value-type="float" office:value="-0.011544">
            <text:p>-0.011544</text:p>
          </table:table-cell>
          <table:table-cell office:value-type="float" office:value="-0.098162">
            <text:p>-0.098162</text:p>
          </table:table-cell>
          <table:table-cell table:formula="of:=[.I404]-[.$I$2]" office:value-type="float" office:value="0.493206">
            <text:p>0.493206</text:p>
          </table:table-cell>
          <table:table-cell table:formula="of:=AVERAGE([.J400:.J404])" office:value-type="float" office:value="0.5822702">
            <text:p>0.5822702</text:p>
          </table:table-cell>
          <table:table-cell table:formula="of:=AVERAGE([.J396:.J404])" office:value-type="float" office:value="0.436543">
            <text:p>0.436543</text:p>
          </table:table-cell>
          <table:table-cell office:value-type="float" office:value="100">
            <text:p>100</text:p>
          </table:table-cell>
          <table:table-cell office:value-type="float" office:value="0.086222">
            <text:p>0.086222</text:p>
          </table:table-cell>
          <table:table-cell office:value-type="float" office:value="0.189988">
            <text:p>0.189988</text:p>
          </table:table-cell>
          <table:table-cell table:formula="of:=[.O404]-0.021583" office:value-type="float" office:value="0.168405">
            <text:p>0.1684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678">
            <text:p>-20678</text:p>
          </table:table-cell>
          <table:table-cell office:value-type="float" office:value="84272">
            <text:p>84272</text:p>
          </table:table-cell>
          <table:table-cell office:value-type="float" office:value="87721.59375">
            <text:p>87721.59375</text:p>
          </table:table-cell>
          <table:table-cell office:value-type="float" office:value="-5.315618">
            <text:p>-5.315618</text:p>
          </table:table-cell>
          <table:table-cell office:value-type="float" office:value="-4.233353">
            <text:p>-4.233353</text:p>
          </table:table-cell>
          <table:table-cell office:value-type="float" office:value="20.360096">
            <text:p>20.360096</text:p>
          </table:table-cell>
        </table:table-row>
        <table:table-row table:style-name="ro1">
          <table:table-cell office:value-type="float" office:value="104085">
            <text:p>104085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.412572">
            <text:p>0.412572</text:p>
          </table:table-cell>
          <table:table-cell office:value-type="float" office:value="0.248997">
            <text:p>0.248997</text:p>
          </table:table-cell>
          <table:table-cell table:formula="of:=[.I405]-[.$I$2]" office:value-type="float" office:value="0.840365">
            <text:p>0.840365</text:p>
          </table:table-cell>
          <table:table-cell table:formula="of:=AVERAGE([.J401:.J405])" office:value-type="float" office:value="0.577003">
            <text:p>0.577003</text:p>
          </table:table-cell>
          <table:table-cell table:formula="of:=AVERAGE([.J397:.J405])" office:value-type="float" office:value="0.472456">
            <text:p>0.472456</text:p>
          </table:table-cell>
          <table:table-cell office:value-type="float" office:value="100">
            <text:p>100</text:p>
          </table:table-cell>
          <table:table-cell office:value-type="float" office:value="0.486381">
            <text:p>0.486381</text:p>
          </table:table-cell>
          <table:table-cell office:value-type="float" office:value="0.188389">
            <text:p>0.188389</text:p>
          </table:table-cell>
          <table:table-cell table:formula="of:=[.O405]-0.021583" office:value-type="float" office:value="0.166806">
            <text:p>0.16680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0861">
            <text:p>-20861</text:p>
          </table:table-cell>
          <table:table-cell office:value-type="float" office:value="84624">
            <text:p>84624</text:p>
          </table:table-cell>
          <table:table-cell office:value-type="float" office:value="88106.6875">
            <text:p>88106.6875</text:p>
          </table:table-cell>
          <table:table-cell office:value-type="float" office:value="-5.315618">
            <text:p>-5.315618</text:p>
          </table:table-cell>
          <table:table-cell office:value-type="float" office:value="-4.227532">
            <text:p>-4.227532</text:p>
          </table:table-cell>
          <table:table-cell office:value-type="float" office:value="20.469599">
            <text:p>20.469599</text:p>
          </table:table-cell>
        </table:table-row>
        <table:table-row table:style-name="ro1">
          <table:table-cell office:value-type="float" office:value="104342">
            <text:p>10434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-0.088949">
            <text:p>-0.088949</text:p>
          </table:table-cell>
          <table:table-cell office:value-type="float" office:value="0.050278">
            <text:p>0.050278</text:p>
          </table:table-cell>
          <table:table-cell table:formula="of:=[.I406]-[.$I$2]" office:value-type="float" office:value="0.641646">
            <text:p>0.641646</text:p>
          </table:table-cell>
          <table:table-cell table:formula="of:=AVERAGE([.J402:.J406])" office:value-type="float" office:value="0.7043744">
            <text:p>0.7043744</text:p>
          </table:table-cell>
          <table:table-cell table:formula="of:=AVERAGE([.J398:.J406])" office:value-type="float" office:value="0.534439222222222">
            <text:p>0.5344392222</text:p>
          </table:table-cell>
          <table:table-cell office:value-type="float" office:value="100">
            <text:p>100</text:p>
          </table:table-cell>
          <table:table-cell office:value-type="float" office:value="0.071184">
            <text:p>0.071184</text:p>
          </table:table-cell>
          <table:table-cell office:value-type="float" office:value="0.13523">
            <text:p>0.13523</text:p>
          </table:table-cell>
          <table:table-cell table:formula="of:=[.O406]-0.021583" office:value-type="float" office:value="0.113647">
            <text:p>0.11364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045">
            <text:p>-21045</text:p>
          </table:table-cell>
          <table:table-cell office:value-type="float" office:value="84973">
            <text:p>84973</text:p>
          </table:table-cell>
          <table:table-cell office:value-type="float" office:value="88489.195313">
            <text:p>88489.195313</text:p>
          </table:table-cell>
          <table:table-cell office:value-type="float" office:value="-5.315618">
            <text:p>-5.315618</text:p>
          </table:table-cell>
          <table:table-cell office:value-type="float" office:value="-4.221301">
            <text:p>-4.221301</text:p>
          </table:table-cell>
          <table:table-cell office:value-type="float" office:value="20.586834">
            <text:p>20.586834</text:p>
          </table:table-cell>
        </table:table-row>
        <table:table-row table:style-name="ro1">
          <table:table-cell office:value-type="float" office:value="104599">
            <text:p>104599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.027757">
            <text:p>0.027757</text:p>
          </table:table-cell>
          <table:table-cell office:value-type="float" office:value="0.579397">
            <text:p>0.579397</text:p>
          </table:table-cell>
          <table:table-cell table:formula="of:=[.I407]-[.$I$2]" office:value-type="float" office:value="1.170765">
            <text:p>1.170765</text:p>
          </table:table-cell>
          <table:table-cell table:formula="of:=AVERAGE([.J403:.J407])" office:value-type="float" office:value="0.7513008">
            <text:p>0.7513008</text:p>
          </table:table-cell>
          <table:table-cell table:formula="of:=AVERAGE([.J399:.J407])" office:value-type="float" office:value="0.600146777777778">
            <text:p>0.6001467778</text:p>
          </table:table-cell>
          <table:table-cell office:value-type="float" office:value="100">
            <text:p>100</text:p>
          </table:table-cell>
          <table:table-cell office:value-type="float" office:value="0.075238">
            <text:p>0.075238</text:p>
          </table:table-cell>
          <table:table-cell office:value-type="float" office:value="0.08327">
            <text:p>0.08327</text:p>
          </table:table-cell>
          <table:table-cell table:formula="of:=[.O407]-0.021583" office:value-type="float" office:value="0.061687">
            <text:p>0.06168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229">
            <text:p>-21229</text:p>
          </table:table-cell>
          <table:table-cell office:value-type="float" office:value="85318">
            <text:p>85318</text:p>
          </table:table-cell>
          <table:table-cell office:value-type="float" office:value="88867.929688">
            <text:p>88867.929688</text:p>
          </table:table-cell>
          <table:table-cell office:value-type="float" office:value="-5.315618">
            <text:p>-5.315618</text:p>
          </table:table-cell>
          <table:table-cell office:value-type="float" office:value="-4.215754">
            <text:p>-4.215754</text:p>
          </table:table-cell>
          <table:table-cell office:value-type="float" office:value="20.691187">
            <text:p>20.691187</text:p>
          </table:table-cell>
        </table:table-row>
        <table:table-row table:style-name="ro1">
          <table:table-cell office:value-type="float" office:value="104856">
            <text:p>104856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-0.020591">
            <text:p>-0.020591</text:p>
          </table:table-cell>
          <table:table-cell office:value-type="float" office:value="0.062249">
            <text:p>0.062249</text:p>
          </table:table-cell>
          <table:table-cell table:formula="of:=[.I408]-[.$I$2]" office:value-type="float" office:value="0.653617">
            <text:p>0.653617</text:p>
          </table:table-cell>
          <table:table-cell table:formula="of:=AVERAGE([.J404:.J408])" office:value-type="float" office:value="0.7599198">
            <text:p>0.7599198</text:p>
          </table:table-cell>
          <table:table-cell table:formula="of:=AVERAGE([.J400:.J408])" office:value-type="float" office:value="0.690860444444444">
            <text:p>0.6908604444</text:p>
          </table:table-cell>
          <table:table-cell office:value-type="float" office:value="100">
            <text:p>100</text:p>
          </table:table-cell>
          <table:table-cell office:value-type="float" office:value="-0.029424">
            <text:p>-0.029424</text:p>
          </table:table-cell>
          <table:table-cell office:value-type="float" office:value="-0.063818">
            <text:p>-0.063818</text:p>
          </table:table-cell>
          <table:table-cell table:formula="of:=[.O408]-0.021583" office:value-type="float" office:value="-0.085401">
            <text:p>-0.08540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414">
            <text:p>-21414</text:p>
          </table:table-cell>
          <table:table-cell office:value-type="float" office:value="85659">
            <text:p>85659</text:p>
          </table:table-cell>
          <table:table-cell office:value-type="float" office:value="89243.117188">
            <text:p>89243.117188</text:p>
          </table:table-cell>
          <table:table-cell office:value-type="float" office:value="-5.315618">
            <text:p>-5.315618</text:p>
          </table:table-cell>
          <table:table-cell office:value-type="float" office:value="-4.209556">
            <text:p>-4.209556</text:p>
          </table:table-cell>
          <table:table-cell office:value-type="float" office:value="20.807777">
            <text:p>20.807777</text:p>
          </table:table-cell>
        </table:table-row>
        <table:table-row table:style-name="ro1">
          <table:table-cell office:value-type="float" office:value="105113">
            <text:p>105113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office:value-type="float" office:value="0.45118">
            <text:p>0.45118</text:p>
          </table:table-cell>
          <table:table-cell office:value-type="float" office:value="0.19393">
            <text:p>0.19393</text:p>
          </table:table-cell>
          <table:table-cell table:formula="of:=[.I409]-[.$I$2]" office:value-type="float" office:value="0.785298">
            <text:p>0.785298</text:p>
          </table:table-cell>
          <table:table-cell table:formula="of:=AVERAGE([.J405:.J409])" office:value-type="float" office:value="0.8183382">
            <text:p>0.8183382</text:p>
          </table:table-cell>
          <table:table-cell table:formula="of:=AVERAGE([.J401:.J409])" office:value-type="float" office:value="0.681815666666667">
            <text:p>0.6818156667</text:p>
          </table:table-cell>
          <table:table-cell office:value-type="float" office:value="0">
            <text:p>0</text:p>
          </table:table-cell>
          <table:table-cell office:value-type="float" office:value="-0.344569">
            <text:p>-0.344569</text:p>
          </table:table-cell>
          <table:table-cell office:value-type="float" office:value="-0.181994">
            <text:p>-0.181994</text:p>
          </table:table-cell>
          <table:table-cell table:formula="of:=[.O409]-0.021583" office:value-type="float" office:value="-0.203577">
            <text:p>-0.20357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601">
            <text:p>-21601</text:p>
          </table:table-cell>
          <table:table-cell office:value-type="float" office:value="85999">
            <text:p>85999</text:p>
          </table:table-cell>
          <table:table-cell office:value-type="float" office:value="89617.921875">
            <text:p>89617.921875</text:p>
          </table:table-cell>
          <table:table-cell office:value-type="float" office:value="-5.315618">
            <text:p>-5.315618</text:p>
          </table:table-cell>
          <table:table-cell office:value-type="float" office:value="-4.203667">
            <text:p>-4.203667</text:p>
          </table:table-cell>
          <table:table-cell office:value-type="float" office:value="20.918571">
            <text:p>20.918571</text:p>
          </table:table-cell>
        </table:table-row>
        <table:table-row table:style-name="ro1">
          <table:table-cell office:value-type="float" office:value="105370">
            <text:p>105370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-0.117758">
            <text:p>-0.117758</text:p>
          </table:table-cell>
          <table:table-cell office:value-type="float" office:value="0.751779">
            <text:p>0.751779</text:p>
          </table:table-cell>
          <table:table-cell table:formula="of:=[.I410]-[.$I$2]" office:value-type="float" office:value="1.343147">
            <text:p>1.343147</text:p>
          </table:table-cell>
          <table:table-cell table:formula="of:=AVERAGE([.J406:.J410])" office:value-type="float" office:value="0.9188946">
            <text:p>0.9188946</text:p>
          </table:table-cell>
          <table:table-cell table:formula="of:=AVERAGE([.J402:.J410])" office:value-type="float" office:value="0.830522111111111">
            <text:p>0.8305221111</text:p>
          </table:table-cell>
          <table:table-cell office:value-type="float" office:value="100">
            <text:p>100</text:p>
          </table:table-cell>
          <table:table-cell office:value-type="float" office:value="-0.077821">
            <text:p>-0.077821</text:p>
          </table:table-cell>
          <table:table-cell office:value-type="float" office:value="-0.068747">
            <text:p>-0.068747</text:p>
          </table:table-cell>
          <table:table-cell table:formula="of:=[.O410]-0.021583" office:value-type="float" office:value="-0.09033">
            <text:p>-0.090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791">
            <text:p>-21791</text:p>
          </table:table-cell>
          <table:table-cell office:value-type="float" office:value="86339">
            <text:p>86339</text:p>
          </table:table-cell>
          <table:table-cell office:value-type="float" office:value="89993.5625">
            <text:p>89993.5625</text:p>
          </table:table-cell>
          <table:table-cell office:value-type="float" office:value="-5.315618">
            <text:p>-5.315618</text:p>
          </table:table-cell>
          <table:table-cell office:value-type="float" office:value="-4.197469">
            <text:p>-4.197469</text:p>
          </table:table-cell>
          <table:table-cell office:value-type="float" office:value="21.03516">
            <text:p>21.03516</text:p>
          </table:table-cell>
        </table:table-row>
        <table:table-row table:style-name="ro1">
          <table:table-cell office:value-type="float" office:value="105627">
            <text:p>105627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.777201">
            <text:p>0.777201</text:p>
          </table:table-cell>
          <table:table-cell office:value-type="float" office:value="-0.043096">
            <text:p>-0.043096</text:p>
          </table:table-cell>
          <table:table-cell table:formula="of:=[.I411]-[.$I$2]" office:value-type="float" office:value="0.548272">
            <text:p>0.548272</text:p>
          </table:table-cell>
          <table:table-cell table:formula="of:=AVERAGE([.J407:.J411])" office:value-type="float" office:value="0.9002198">
            <text:p>0.9002198</text:p>
          </table:table-cell>
          <table:table-cell table:formula="of:=AVERAGE([.J403:.J411])" office:value-type="float" office:value="0.787426444444444">
            <text:p>0.7874264444</text:p>
          </table:table-cell>
          <table:table-cell office:value-type="float" office:value="100">
            <text:p>100</text:p>
          </table:table-cell>
          <table:table-cell office:value-type="float" office:value="-0.088178">
            <text:p>-0.088178</text:p>
          </table:table-cell>
          <table:table-cell office:value-type="float" office:value="0.009859">
            <text:p>0.009859</text:p>
          </table:table-cell>
          <table:table-cell table:formula="of:=[.O411]-0.021583" office:value-type="float" office:value="-0.011724">
            <text:p>-0.0117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1982">
            <text:p>-21982</text:p>
          </table:table-cell>
          <table:table-cell office:value-type="float" office:value="86677">
            <text:p>86677</text:p>
          </table:table-cell>
          <table:table-cell office:value-type="float" office:value="90367.617188">
            <text:p>90367.617188</text:p>
          </table:table-cell>
          <table:table-cell office:value-type="float" office:value="-5.315618">
            <text:p>-5.315618</text:p>
          </table:table-cell>
          <table:table-cell office:value-type="float" office:value="-4.191101">
            <text:p>-4.191101</text:p>
          </table:table-cell>
          <table:table-cell office:value-type="float" office:value="21.154972">
            <text:p>21.154972</text:p>
          </table:table-cell>
        </table:table-row>
        <table:table-row table:style-name="ro1">
          <table:table-cell office:value-type="float" office:value="105884">
            <text:p>105884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-0.248973">
            <text:p>-0.248973</text:p>
          </table:table-cell>
          <table:table-cell office:value-type="float" office:value="0.23942">
            <text:p>0.23942</text:p>
          </table:table-cell>
          <table:table-cell table:formula="of:=[.I412]-[.$I$2]" office:value-type="float" office:value="0.830788">
            <text:p>0.830788</text:p>
          </table:table-cell>
          <table:table-cell table:formula="of:=AVERAGE([.J408:.J412])" office:value-type="float" office:value="0.8322244">
            <text:p>0.8322244</text:p>
          </table:table-cell>
          <table:table-cell table:formula="of:=AVERAGE([.J404:.J412])" office:value-type="float" office:value="0.811900444444444">
            <text:p>0.811900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412]-0.021583" office:value-type="float" office:value="0.000267">
            <text:p>0.0002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175">
            <text:p>-22175</text:p>
          </table:table-cell>
          <table:table-cell office:value-type="float" office:value="87013">
            <text:p>87013</text:p>
          </table:table-cell>
          <table:table-cell office:value-type="float" office:value="90740.335938">
            <text:p>90740.335938</text:p>
          </table:table-cell>
          <table:table-cell office:value-type="float" office:value="-5.315618">
            <text:p>-5.315618</text:p>
          </table:table-cell>
          <table:table-cell office:value-type="float" office:value="-4.185348">
            <text:p>-4.185348</text:p>
          </table:table-cell>
          <table:table-cell office:value-type="float" office:value="21.263191">
            <text:p>21.263191</text:p>
          </table:table-cell>
        </table:table-row>
        <table:table-row table:style-name="ro1">
          <table:table-cell office:value-type="float" office:value="106141">
            <text:p>106141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.519816">
            <text:p>0.519816</text:p>
          </table:table-cell>
          <table:table-cell office:value-type="float" office:value="-0.011971">
            <text:p>-0.011971</text:p>
          </table:table-cell>
          <table:table-cell table:formula="of:=[.I413]-[.$I$2]" office:value-type="float" office:value="0.579397">
            <text:p>0.579397</text:p>
          </table:table-cell>
          <table:table-cell table:formula="of:=AVERAGE([.J409:.J413])" office:value-type="float" office:value="0.8173804">
            <text:p>0.8173804</text:p>
          </table:table-cell>
          <table:table-cell table:formula="of:=AVERAGE([.J405:.J413])" office:value-type="float" office:value="0.821477222222222">
            <text:p>0.8214772222</text:p>
          </table:table-cell>
          <table:table-cell office:value-type="float" office:value="100">
            <text:p>100</text:p>
          </table:table-cell>
          <table:table-cell office:value-type="float" office:value="-0.029451">
            <text:p>-0.029451</text:p>
          </table:table-cell>
          <table:table-cell office:value-type="float" office:value="0.006528">
            <text:p>0.006528</text:p>
          </table:table-cell>
          <table:table-cell table:formula="of:=[.O413]-0.021583" office:value-type="float" office:value="-0.015055">
            <text:p>-0.01505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370">
            <text:p>-22370</text:p>
          </table:table-cell>
          <table:table-cell office:value-type="float" office:value="87348">
            <text:p>87348</text:p>
          </table:table-cell>
          <table:table-cell office:value-type="float" office:value="91112.703125">
            <text:p>91112.703125</text:p>
          </table:table-cell>
          <table:table-cell office:value-type="float" office:value="-5.315618">
            <text:p>-5.315618</text:p>
          </table:table-cell>
          <table:table-cell office:value-type="float" office:value="-4.179595">
            <text:p>-4.179595</text:p>
          </table:table-cell>
          <table:table-cell office:value-type="float" office:value="21.37141">
            <text:p>21.37141</text:p>
          </table:table-cell>
        </table:table-row>
        <table:table-row table:style-name="ro1">
          <table:table-cell office:value-type="float" office:value="106398">
            <text:p>10639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-0.159814">
            <text:p>-0.159814</text:p>
          </table:table-cell>
          <table:table-cell office:value-type="float" office:value="-0.658405">
            <text:p>-0.658405</text:p>
          </table:table-cell>
          <table:table-cell table:formula="of:=[.I414]-[.$I$2]" office:value-type="float" office:value="-0.067037">
            <text:p>-0.067037</text:p>
          </table:table-cell>
          <table:table-cell table:formula="of:=AVERAGE([.J410:.J414])" office:value-type="float" office:value="0.6469134">
            <text:p>0.6469134</text:p>
          </table:table-cell>
          <table:table-cell table:formula="of:=AVERAGE([.J406:.J414])" office:value-type="float" office:value="0.720654777777778">
            <text:p>0.7206547778</text:p>
          </table:table-cell>
          <table:table-cell office:value-type="float" office:value="100">
            <text:p>100</text:p>
          </table:table-cell>
          <table:table-cell office:value-type="float" office:value="0.009798">
            <text:p>0.009798</text:p>
          </table:table-cell>
          <table:table-cell office:value-type="float" office:value="0.017587">
            <text:p>0.017587</text:p>
          </table:table-cell>
          <table:table-cell table:formula="of:=[.O414]-0.021583" office:value-type="float" office:value="-0.003996">
            <text:p>-0.00399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566">
            <text:p>-22566</text:p>
          </table:table-cell>
          <table:table-cell office:value-type="float" office:value="87681">
            <text:p>87681</text:p>
          </table:table-cell>
          <table:table-cell office:value-type="float" office:value="91483.492188">
            <text:p>91483.492188</text:p>
          </table:table-cell>
          <table:table-cell office:value-type="float" office:value="-5.315618">
            <text:p>-5.315618</text:p>
          </table:table-cell>
          <table:table-cell office:value-type="float" office:value="-4.174459">
            <text:p>-4.174459</text:p>
          </table:table-cell>
          <table:table-cell office:value-type="float" office:value="21.468031">
            <text:p>21.468031</text:p>
          </table:table-cell>
        </table:table-row>
        <table:table-row table:style-name="ro1">
          <table:table-cell office:value-type="float" office:value="106655">
            <text:p>10665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-0.031963">
            <text:p>-0.031963</text:p>
          </table:table-cell>
          <table:table-cell office:value-type="float" office:value="-0.42138">
            <text:p>-0.42138</text:p>
          </table:table-cell>
          <table:table-cell table:formula="of:=[.I415]-[.$I$2]" office:value-type="float" office:value="0.169988">
            <text:p>0.169988</text:p>
          </table:table-cell>
          <table:table-cell table:formula="of:=AVERAGE([.J411:.J415])" office:value-type="float" office:value="0.4122816">
            <text:p>0.4122816</text:p>
          </table:table-cell>
          <table:table-cell table:formula="of:=AVERAGE([.J407:.J415])" office:value-type="float" office:value="0.668248333333333">
            <text:p>0.6682483333</text:p>
          </table:table-cell>
          <table:table-cell office:value-type="float" office:value="100">
            <text:p>100</text:p>
          </table:table-cell>
          <table:table-cell office:value-type="float" office:value="0.004902">
            <text:p>0.004902</text:p>
          </table:table-cell>
          <table:table-cell office:value-type="float" office:value="0.038504">
            <text:p>0.038504</text:p>
          </table:table-cell>
          <table:table-cell table:formula="of:=[.O415]-0.021583" office:value-type="float" office:value="0.016921">
            <text:p>0.01692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762">
            <text:p>-22762</text:p>
          </table:table-cell>
          <table:table-cell office:value-type="float" office:value="88009">
            <text:p>88009</text:p>
          </table:table-cell>
          <table:table-cell office:value-type="float" office:value="91849.570313">
            <text:p>91849.570313</text:p>
          </table:table-cell>
          <table:table-cell office:value-type="float" office:value="-5.315618">
            <text:p>-5.315618</text:p>
          </table:table-cell>
          <table:table-cell office:value-type="float" office:value="-4.169084">
            <text:p>-4.169084</text:p>
          </table:table-cell>
          <table:table-cell office:value-type="float" office:value="21.569166">
            <text:p>21.569166</text:p>
          </table:table-cell>
        </table:table-row>
        <table:table-row table:style-name="ro1">
          <table:table-cell office:value-type="float" office:value="106912">
            <text:p>106912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81">
            <text:p>0.005581</text:p>
          </table:table-cell>
          <table:table-cell office:value-type="float" office:value="100">
            <text:p>100</text:p>
          </table:table-cell>
          <table:table-cell office:value-type="float" office:value="0.030281">
            <text:p>0.030281</text:p>
          </table:table-cell>
          <table:table-cell office:value-type="float" office:value="-0.059855">
            <text:p>-0.059855</text:p>
          </table:table-cell>
          <table:table-cell table:formula="of:=[.I416]-[.$I$2]" office:value-type="float" office:value="0.531513">
            <text:p>0.531513</text:p>
          </table:table-cell>
          <table:table-cell table:formula="of:=AVERAGE([.J412:.J416])" office:value-type="float" office:value="0.4089298">
            <text:p>0.4089298</text:p>
          </table:table-cell>
          <table:table-cell table:formula="of:=AVERAGE([.J408:.J416])" office:value-type="float" office:value="0.597220333333333">
            <text:p>0.5972203333</text:p>
          </table:table-cell>
          <table:table-cell office:value-type="float" office:value="100">
            <text:p>100</text:p>
          </table:table-cell>
          <table:table-cell office:value-type="float" office:value="-0.077821">
            <text:p>-0.077821</text:p>
          </table:table-cell>
          <table:table-cell office:value-type="float" office:value="-0.076608">
            <text:p>-0.076608</text:p>
          </table:table-cell>
          <table:table-cell table:formula="of:=[.O416]-0.021583" office:value-type="float" office:value="-0.098191">
            <text:p>-0.0981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2958">
            <text:p>-22958</text:p>
          </table:table-cell>
          <table:table-cell office:value-type="float" office:value="88334">
            <text:p>88334</text:p>
          </table:table-cell>
          <table:table-cell office:value-type="float" office:value="92212.867188">
            <text:p>92212.867188</text:p>
          </table:table-cell>
          <table:table-cell office:value-type="float" office:value="-5.315618">
            <text:p>-5.315618</text:p>
          </table:table-cell>
          <table:table-cell office:value-type="float" office:value="-4.163502">
            <text:p>-4.163502</text:p>
          </table:table-cell>
          <table:table-cell office:value-type="float" office:value="21.674166">
            <text:p>21.674166</text:p>
          </table:table-cell>
        </table:table-row>
        <table:table-row table:style-name="ro1">
          <table:table-cell office:value-type="float" office:value="107169">
            <text:p>107169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.671219">
            <text:p>0.671219</text:p>
          </table:table-cell>
          <table:table-cell office:value-type="float" office:value="0.373495">
            <text:p>0.373495</text:p>
          </table:table-cell>
          <table:table-cell table:formula="of:=[.I417]-[.$I$2]" office:value-type="float" office:value="0.964863">
            <text:p>0.964863</text:p>
          </table:table-cell>
          <table:table-cell table:formula="of:=AVERAGE([.J413:.J417])" office:value-type="float" office:value="0.4357448">
            <text:p>0.4357448</text:p>
          </table:table-cell>
          <table:table-cell table:formula="of:=AVERAGE([.J409:.J417])" office:value-type="float" office:value="0.631803222222222">
            <text:p>0.6318032222</text:p>
          </table:table-cell>
          <table:table-cell office:value-type="float" office:value="100">
            <text:p>100</text:p>
          </table:table-cell>
          <table:table-cell office:value-type="float" office:value="-0.088272">
            <text:p>-0.088272</text:p>
          </table:table-cell>
          <table:table-cell office:value-type="float" office:value="-0.019319">
            <text:p>-0.019319</text:p>
          </table:table-cell>
          <table:table-cell table:formula="of:=[.O417]-0.021583" office:value-type="float" office:value="-0.040902">
            <text:p>-0.04090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155">
            <text:p>-23155</text:p>
          </table:table-cell>
          <table:table-cell office:value-type="float" office:value="88657">
            <text:p>88657</text:p>
          </table:table-cell>
          <table:table-cell office:value-type="float" office:value="92574.609375">
            <text:p>92574.609375</text:p>
          </table:table-cell>
          <table:table-cell office:value-type="float" office:value="-5.315618">
            <text:p>-5.315618</text:p>
          </table:table-cell>
          <table:table-cell office:value-type="float" office:value="-4.158126">
            <text:p>-4.158126</text:p>
          </table:table-cell>
          <table:table-cell office:value-type="float" office:value="21.775297">
            <text:p>21.775297</text:p>
          </table:table-cell>
        </table:table-row>
        <table:table-row table:style-name="ro1">
          <table:table-cell office:value-type="float" office:value="107426">
            <text:p>107426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-0.190095">
            <text:p>-0.190095</text:p>
          </table:table-cell>
          <table:table-cell office:value-type="float" office:value="-0.665588">
            <text:p>-0.665588</text:p>
          </table:table-cell>
          <table:table-cell table:formula="of:=[.I418]-[.$I$2]" office:value-type="float" office:value="-0.07422">
            <text:p>-0.07422</text:p>
          </table:table-cell>
          <table:table-cell table:formula="of:=AVERAGE([.J414:.J418])" office:value-type="float" office:value="0.3050214">
            <text:p>0.3050214</text:p>
          </table:table-cell>
          <table:table-cell table:formula="of:=AVERAGE([.J410:.J418])" office:value-type="float" office:value="0.536301222222222">
            <text:p>0.5363012222</text:p>
          </table:table-cell>
          <table:table-cell office:value-type="float" office:value="100">
            <text:p>100</text:p>
          </table:table-cell>
          <table:table-cell office:value-type="float" office:value="-0.009798">
            <text:p>-0.009798</text:p>
          </table:table-cell>
          <table:table-cell office:value-type="float" office:value="0.018519">
            <text:p>0.018519</text:p>
          </table:table-cell>
          <table:table-cell table:formula="of:=[.O418]-0.021583" office:value-type="float" office:value="-0.003064">
            <text:p>-0.0030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354">
            <text:p>-23354</text:p>
          </table:table-cell>
          <table:table-cell office:value-type="float" office:value="88978">
            <text:p>88978</text:p>
          </table:table-cell>
          <table:table-cell office:value-type="float" office:value="92935.046875">
            <text:p>92935.046875</text:p>
          </table:table-cell>
          <table:table-cell office:value-type="float" office:value="-5.315618">
            <text:p>-5.315618</text:p>
          </table:table-cell>
          <table:table-cell office:value-type="float" office:value="-4.152511">
            <text:p>-4.152511</text:p>
          </table:table-cell>
          <table:table-cell office:value-type="float" office:value="21.880936">
            <text:p>21.880936</text:p>
          </table:table-cell>
        </table:table-row>
        <table:table-row table:style-name="ro1">
          <table:table-cell office:value-type="float" office:value="107683">
            <text:p>107683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03129">
            <text:p>-0.03129</text:p>
          </table:table-cell>
          <table:table-cell office:value-type="float" office:value="-0.169988">
            <text:p>-0.169988</text:p>
          </table:table-cell>
          <table:table-cell table:formula="of:=[.I419]-[.$I$2]" office:value-type="float" office:value="0.42138">
            <text:p>0.42138</text:p>
          </table:table-cell>
          <table:table-cell table:formula="of:=AVERAGE([.J415:.J419])" office:value-type="float" office:value="0.4027048">
            <text:p>0.4027048</text:p>
          </table:table-cell>
          <table:table-cell table:formula="of:=AVERAGE([.J411:.J419])" office:value-type="float" office:value="0.433882666666667">
            <text:p>0.433882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443">
            <text:p>0.031443</text:p>
          </table:table-cell>
          <table:table-cell table:formula="of:=[.O419]-0.021583" office:value-type="float" office:value="0.00986">
            <text:p>0.0098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554">
            <text:p>-23554</text:p>
          </table:table-cell>
          <table:table-cell office:value-type="float" office:value="89297">
            <text:p>89297</text:p>
          </table:table-cell>
          <table:table-cell office:value-type="float" office:value="93293.929688">
            <text:p>93293.929688</text:p>
          </table:table-cell>
          <table:table-cell office:value-type="float" office:value="-5.315618">
            <text:p>-5.315618</text:p>
          </table:table-cell>
          <table:table-cell office:value-type="float" office:value="-4.146519">
            <text:p>-4.146519</text:p>
          </table:table-cell>
          <table:table-cell office:value-type="float" office:value="21.993658">
            <text:p>21.993658</text:p>
          </table:table-cell>
        </table:table-row>
        <table:table-row table:style-name="ro1">
          <table:table-cell office:value-type="float" office:value="107940">
            <text:p>10794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95">
            <text:p>0.006095</text:p>
          </table:table-cell>
          <table:table-cell office:value-type="float" office:value="100">
            <text:p>100</text:p>
          </table:table-cell>
          <table:table-cell office:value-type="float" office:value="0.772154">
            <text:p>0.772154</text:p>
          </table:table-cell>
          <table:table-cell office:value-type="float" office:value="-0.088585">
            <text:p>-0.088585</text:p>
          </table:table-cell>
          <table:table-cell table:formula="of:=[.I420]-[.$I$2]" office:value-type="float" office:value="0.502783">
            <text:p>0.502783</text:p>
          </table:table-cell>
          <table:table-cell table:formula="of:=AVERAGE([.J416:.J420])" office:value-type="float" office:value="0.4692638">
            <text:p>0.4692638</text:p>
          </table:table-cell>
          <table:table-cell table:formula="of:=AVERAGE([.J412:.J420])" office:value-type="float" office:value="0.428828333333333">
            <text:p>0.4288283333</text:p>
          </table:table-cell>
          <table:table-cell office:value-type="float" office:value="100">
            <text:p>100</text:p>
          </table:table-cell>
          <table:table-cell office:value-type="float" office:value="0.029413">
            <text:p>0.029413</text:p>
          </table:table-cell>
          <table:table-cell office:value-type="float" office:value="0.021983">
            <text:p>0.021983</text:p>
          </table:table-cell>
          <table:table-cell table:formula="of:=[.O420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754">
            <text:p>-23754</text:p>
          </table:table-cell>
          <table:table-cell office:value-type="float" office:value="89612">
            <text:p>89612</text:p>
          </table:table-cell>
          <table:table-cell office:value-type="float" office:value="93649.078125">
            <text:p>93649.078125</text:p>
          </table:table-cell>
          <table:table-cell office:value-type="float" office:value="-5.315618">
            <text:p>-5.315618</text:p>
          </table:table-cell>
          <table:table-cell office:value-type="float" office:value="-4.140424">
            <text:p>-4.140424</text:p>
          </table:table-cell>
          <table:table-cell office:value-type="float" office:value="22.10832">
            <text:p>22.10832</text:p>
          </table:table-cell>
        </table:table-row>
        <table:table-row table:style-name="ro1">
          <table:table-cell office:value-type="float" office:value="108197">
            <text:p>108197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23888">
            <text:p>-0.23888</text:p>
          </table:table-cell>
          <table:table-cell office:value-type="float" office:value="-0.136469">
            <text:p>-0.136469</text:p>
          </table:table-cell>
          <table:table-cell table:formula="of:=[.I421]-[.$I$2]" office:value-type="float" office:value="0.454899">
            <text:p>0.454899</text:p>
          </table:table-cell>
          <table:table-cell table:formula="of:=AVERAGE([.J417:.J421])" office:value-type="float" office:value="0.453941">
            <text:p>0.453941</text:p>
          </table:table-cell>
          <table:table-cell table:formula="of:=AVERAGE([.J413:.J421])" office:value-type="float" office:value="0.387062888888889">
            <text:p>0.3870628889</text:p>
          </table:table-cell>
          <table:table-cell office:value-type="float" office:value="100">
            <text:p>100</text:p>
          </table:table-cell>
          <table:table-cell office:value-type="float" office:value="-0.038911">
            <text:p>-0.038911</text:p>
          </table:table-cell>
          <table:table-cell office:value-type="float" office:value="-0.026646">
            <text:p>-0.026646</text:p>
          </table:table-cell>
          <table:table-cell table:formula="of:=[.O421]-0.021583" office:value-type="float" office:value="-0.048229">
            <text:p>-0.04822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3953">
            <text:p>-23953</text:p>
          </table:table-cell>
          <table:table-cell office:value-type="float" office:value="89920">
            <text:p>89920</text:p>
          </table:table-cell>
          <table:table-cell office:value-type="float" office:value="93997.351563">
            <text:p>93997.351563</text:p>
          </table:table-cell>
          <table:table-cell office:value-type="float" office:value="-5.315618">
            <text:p>-5.315618</text:p>
          </table:table-cell>
          <table:table-cell office:value-type="float" office:value="-4.13474">
            <text:p>-4.13474</text:p>
          </table:table-cell>
          <table:table-cell office:value-type="float" office:value="22.215248">
            <text:p>22.215248</text:p>
          </table:table-cell>
        </table:table-row>
        <table:table-row table:style-name="ro1">
          <table:table-cell office:value-type="float" office:value="108454">
            <text:p>108454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21">
            <text:p>0.005821</text:p>
          </table:table-cell>
          <table:table-cell office:value-type="float" office:value="100">
            <text:p>100</text:p>
          </table:table-cell>
          <table:table-cell office:value-type="float" office:value="0.71664">
            <text:p>0.71664</text:p>
          </table:table-cell>
          <table:table-cell office:value-type="float" office:value="0.430956">
            <text:p>0.430956</text:p>
          </table:table-cell>
          <table:table-cell table:formula="of:=[.I422]-[.$I$2]" office:value-type="float" office:value="1.022324">
            <text:p>1.022324</text:p>
          </table:table-cell>
          <table:table-cell table:formula="of:=AVERAGE([.J418:.J422])" office:value-type="float" office:value="0.4654332">
            <text:p>0.4654332</text:p>
          </table:table-cell>
          <table:table-cell table:formula="of:=AVERAGE([.J414:.J422])" office:value-type="float" office:value="0.436277">
            <text:p>0.436277</text:p>
          </table:table-cell>
          <table:table-cell office:value-type="float" office:value="100">
            <text:p>100</text:p>
          </table:table-cell>
          <table:table-cell office:value-type="float" office:value="-0.088238">
            <text:p>-0.088238</text:p>
          </table:table-cell>
          <table:table-cell office:value-type="float" office:value="-0.010392">
            <text:p>-0.010392</text:p>
          </table:table-cell>
          <table:table-cell table:formula="of:=[.O422]-0.021583" office:value-type="float" office:value="-0.031975">
            <text:p>-0.0319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153">
            <text:p>-24153</text:p>
          </table:table-cell>
          <table:table-cell office:value-type="float" office:value="90227">
            <text:p>90227</text:p>
          </table:table-cell>
          <table:table-cell office:value-type="float" office:value="94345.046875">
            <text:p>94345.046875</text:p>
          </table:table-cell>
          <table:table-cell office:value-type="float" office:value="-5.315618">
            <text:p>-5.315618</text:p>
          </table:table-cell>
          <table:table-cell office:value-type="float" office:value="-4.12892">
            <text:p>-4.12892</text:p>
          </table:table-cell>
          <table:table-cell office:value-type="float" office:value="22.324749">
            <text:p>22.324749</text:p>
          </table:table-cell>
        </table:table-row>
        <table:table-row table:style-name="ro1">
          <table:table-cell office:value-type="float" office:value="108711">
            <text:p>108711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-0.208599">
            <text:p>-0.208599</text:p>
          </table:table-cell>
          <table:table-cell office:value-type="float" office:value="-1.079785">
            <text:p>-1.079785</text:p>
          </table:table-cell>
          <table:table-cell table:formula="of:=[.I423]-[.$I$2]" office:value-type="float" office:value="-0.488417">
            <text:p>-0.488417</text:p>
          </table:table-cell>
          <table:table-cell table:formula="of:=AVERAGE([.J419:.J423])" office:value-type="float" office:value="0.3825938">
            <text:p>0.3825938</text:p>
          </table:table-cell>
          <table:table-cell table:formula="of:=AVERAGE([.J415:.J423])" office:value-type="float" office:value="0.389457">
            <text:p>0.389457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55957">
            <text:p>0.055957</text:p>
          </table:table-cell>
          <table:table-cell table:formula="of:=[.O423]-0.021583" office:value-type="float" office:value="0.034374">
            <text:p>0.03437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354">
            <text:p>-24354</text:p>
          </table:table-cell>
          <table:table-cell office:value-type="float" office:value="90531">
            <text:p>90531</text:p>
          </table:table-cell>
          <table:table-cell office:value-type="float" office:value="94690.242188">
            <text:p>94690.242188</text:p>
          </table:table-cell>
          <table:table-cell office:value-type="float" office:value="-5.315618">
            <text:p>-5.315618</text:p>
          </table:table-cell>
          <table:table-cell office:value-type="float" office:value="-4.123509">
            <text:p>-4.123509</text:p>
          </table:table-cell>
          <table:table-cell office:value-type="float" office:value="22.426529">
            <text:p>22.426529</text:p>
          </table:table-cell>
        </table:table-row>
        <table:table-row table:style-name="ro1">
          <table:table-cell office:value-type="float" office:value="108968">
            <text:p>108968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.71664">
            <text:p>0.71664</text:p>
          </table:table-cell>
          <table:table-cell office:value-type="float" office:value="-0.124498">
            <text:p>-0.124498</text:p>
          </table:table-cell>
          <table:table-cell table:formula="of:=[.I424]-[.$I$2]" office:value-type="float" office:value="0.46687">
            <text:p>0.46687</text:p>
          </table:table-cell>
          <table:table-cell table:formula="of:=AVERAGE([.J420:.J424])" office:value-type="float" office:value="0.3916918">
            <text:p>0.3916918</text:p>
          </table:table-cell>
          <table:table-cell table:formula="of:=AVERAGE([.J416:.J424])" office:value-type="float" office:value="0.422443888888889">
            <text:p>0.4224438889</text:p>
          </table:table-cell>
          <table:table-cell office:value-type="float" office:value="100">
            <text:p>100</text:p>
          </table:table-cell>
          <table:table-cell office:value-type="float" office:value="0.029393">
            <text:p>0.029393</text:p>
          </table:table-cell>
          <table:table-cell office:value-type="float" office:value="0.043034">
            <text:p>0.043034</text:p>
          </table:table-cell>
          <table:table-cell table:formula="of:=[.O424]-0.021583" office:value-type="float" office:value="0.021451">
            <text:p>0.02145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555">
            <text:p>-24555</text:p>
          </table:table-cell>
          <table:table-cell office:value-type="float" office:value="90832">
            <text:p>90832</text:p>
          </table:table-cell>
          <table:table-cell office:value-type="float" office:value="95032.671875">
            <text:p>95032.671875</text:p>
          </table:table-cell>
          <table:table-cell office:value-type="float" office:value="-5.315618">
            <text:p>-5.315618</text:p>
          </table:table-cell>
          <table:table-cell office:value-type="float" office:value="-4.118305">
            <text:p>-4.118305</text:p>
          </table:table-cell>
          <table:table-cell office:value-type="float" office:value="22.524443">
            <text:p>22.524443</text:p>
          </table:table-cell>
        </table:table-row>
        <table:table-row table:style-name="ro1">
          <table:table-cell office:value-type="float" office:value="109225">
            <text:p>10922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-0.209125">
            <text:p>-0.209125</text:p>
          </table:table-cell>
          <table:table-cell office:value-type="float" office:value="0.181959">
            <text:p>0.181959</text:p>
          </table:table-cell>
          <table:table-cell table:formula="of:=[.I425]-[.$I$2]" office:value-type="float" office:value="0.773327">
            <text:p>0.773327</text:p>
          </table:table-cell>
          <table:table-cell table:formula="of:=AVERAGE([.J421:.J425])" office:value-type="float" office:value="0.4458006">
            <text:p>0.4458006</text:p>
          </table:table-cell>
          <table:table-cell table:formula="of:=AVERAGE([.J417:.J425])" office:value-type="float" office:value="0.449312111111111">
            <text:p>0.4493121111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-0.020384">
            <text:p>-0.020384</text:p>
          </table:table-cell>
          <table:table-cell table:formula="of:=[.O425]-0.021583" office:value-type="float" office:value="-0.041967">
            <text:p>-0.04196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753">
            <text:p>-24753</text:p>
          </table:table-cell>
          <table:table-cell office:value-type="float" office:value="91126">
            <text:p>91126</text:p>
          </table:table-cell>
          <table:table-cell office:value-type="float" office:value="95367.71875">
            <text:p>95367.71875</text:p>
          </table:table-cell>
          <table:table-cell office:value-type="float" office:value="-5.315618">
            <text:p>-5.315618</text:p>
          </table:table-cell>
          <table:table-cell office:value-type="float" office:value="-4.112758">
            <text:p>-4.112758</text:p>
          </table:table-cell>
          <table:table-cell office:value-type="float" office:value="22.628796">
            <text:p>22.628796</text:p>
          </table:table-cell>
        </table:table-row>
        <table:table-row table:style-name="ro1">
          <table:table-cell office:value-type="float" office:value="109482">
            <text:p>10948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.669957">
            <text:p>0.669957</text:p>
          </table:table-cell>
          <table:table-cell office:value-type="float" office:value="-0.09098">
            <text:p>-0.09098</text:p>
          </table:table-cell>
          <table:table-cell table:formula="of:=[.I426]-[.$I$2]" office:value-type="float" office:value="0.500388">
            <text:p>0.500388</text:p>
          </table:table-cell>
          <table:table-cell table:formula="of:=AVERAGE([.J422:.J426])" office:value-type="float" office:value="0.4548984">
            <text:p>0.4548984</text:p>
          </table:table-cell>
          <table:table-cell table:formula="of:=AVERAGE([.J418:.J426])" office:value-type="float" office:value="0.397703777777778">
            <text:p>0.3977037778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0.015455">
            <text:p>0.015455</text:p>
          </table:table-cell>
          <table:table-cell table:formula="of:=[.O426]-0.021583" office:value-type="float" office:value="-0.006128">
            <text:p>-0.00612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4950">
            <text:p>-24950</text:p>
          </table:table-cell>
          <table:table-cell office:value-type="float" office:value="91415">
            <text:p>91415</text:p>
          </table:table-cell>
          <table:table-cell office:value-type="float" office:value="95697.804688">
            <text:p>95697.804688</text:p>
          </table:table-cell>
          <table:table-cell office:value-type="float" office:value="-5.315618">
            <text:p>-5.315618</text:p>
          </table:table-cell>
          <table:table-cell office:value-type="float" office:value="-4.107622">
            <text:p>-4.107622</text:p>
          </table:table-cell>
          <table:table-cell office:value-type="float" office:value="22.725416">
            <text:p>22.725416</text:p>
          </table:table-cell>
        </table:table-row>
        <table:table-row table:style-name="ro1">
          <table:table-cell office:value-type="float" office:value="109739">
            <text:p>109739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-0.180001">
            <text:p>-0.180001</text:p>
          </table:table-cell>
          <table:table-cell office:value-type="float" office:value="-0.23942">
            <text:p>-0.23942</text:p>
          </table:table-cell>
          <table:table-cell table:formula="of:=[.I427]-[.$I$2]" office:value-type="float" office:value="0.351948">
            <text:p>0.351948</text:p>
          </table:table-cell>
          <table:table-cell table:formula="of:=AVERAGE([.J423:.J427])" office:value-type="float" office:value="0.3208232">
            <text:p>0.3208232</text:p>
          </table:table-cell>
          <table:table-cell table:formula="of:=AVERAGE([.J419:.J427])" office:value-type="float" office:value="0.445055777777778">
            <text:p>0.4450557778</text:p>
          </table:table-cell>
          <table:table-cell office:value-type="float" office:value="100">
            <text:p>100</text:p>
          </table:table-cell>
          <table:table-cell office:value-type="float" office:value="0.029393">
            <text:p>0.029393</text:p>
          </table:table-cell>
          <table:table-cell office:value-type="float" office:value="0.025181">
            <text:p>0.025181</text:p>
          </table:table-cell>
          <table:table-cell table:formula="of:=[.O427]-0.021583" office:value-type="float" office:value="0.003598">
            <text:p>0.0035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149">
            <text:p>-25149</text:p>
          </table:table-cell>
          <table:table-cell office:value-type="float" office:value="91703">
            <text:p>91703</text:p>
          </table:table-cell>
          <table:table-cell office:value-type="float" office:value="96027.59375">
            <text:p>96027.59375</text:p>
          </table:table-cell>
          <table:table-cell office:value-type="float" office:value="-5.315618">
            <text:p>-5.315618</text:p>
          </table:table-cell>
          <table:table-cell office:value-type="float" office:value="-4.102178">
            <text:p>-4.102178</text:p>
          </table:table-cell>
          <table:table-cell office:value-type="float" office:value="22.827833">
            <text:p>22.827833</text:p>
          </table:table-cell>
        </table:table-row>
        <table:table-row table:style-name="ro1">
          <table:table-cell office:value-type="float" office:value="109996">
            <text:p>109996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81">
            <text:p>0.005581</text:p>
          </table:table-cell>
          <table:table-cell office:value-type="float" office:value="100">
            <text:p>100</text:p>
          </table:table-cell>
          <table:table-cell office:value-type="float" office:value="0.615704">
            <text:p>0.615704</text:p>
          </table:table-cell>
          <table:table-cell office:value-type="float" office:value="0.596156">
            <text:p>0.596156</text:p>
          </table:table-cell>
          <table:table-cell table:formula="of:=[.I428]-[.$I$2]" office:value-type="float" office:value="1.187524">
            <text:p>1.187524</text:p>
          </table:table-cell>
          <table:table-cell table:formula="of:=AVERAGE([.J424:.J428])" office:value-type="float" office:value="0.6560114">
            <text:p>0.6560114</text:p>
          </table:table-cell>
          <table:table-cell table:formula="of:=AVERAGE([.J420:.J428])" office:value-type="float" office:value="0.530182888888889">
            <text:p>0.5301828889</text:p>
          </table:table-cell>
          <table:table-cell office:value-type="float" office:value="100">
            <text:p>100</text:p>
          </table:table-cell>
          <table:table-cell office:value-type="float" office:value="0.029413">
            <text:p>0.029413</text:p>
          </table:table-cell>
          <table:table-cell office:value-type="float" office:value="0.007727">
            <text:p>0.007727</text:p>
          </table:table-cell>
          <table:table-cell table:formula="of:=[.O428]-0.021583" office:value-type="float" office:value="-0.013856">
            <text:p>-0.01385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350">
            <text:p>-25350</text:p>
          </table:table-cell>
          <table:table-cell office:value-type="float" office:value="91991">
            <text:p>91991</text:p>
          </table:table-cell>
          <table:table-cell office:value-type="float" office:value="96358.046875">
            <text:p>96358.046875</text:p>
          </table:table-cell>
          <table:table-cell office:value-type="float" office:value="-5.315618">
            <text:p>-5.315618</text:p>
          </table:table-cell>
          <table:table-cell office:value-type="float" office:value="-4.096596">
            <text:p>-4.096596</text:p>
          </table:table-cell>
          <table:table-cell office:value-type="float" office:value="22.932833">
            <text:p>22.932833</text:p>
          </table:table-cell>
        </table:table-row>
        <table:table-row table:style-name="ro1">
          <table:table-cell office:value-type="float" office:value="110253">
            <text:p>110253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-0.213646">
            <text:p>-0.213646</text:p>
          </table:table-cell>
          <table:table-cell office:value-type="float" office:value="-0.94571">
            <text:p>-0.94571</text:p>
          </table:table-cell>
          <table:table-cell table:formula="of:=[.I429]-[.$I$2]" office:value-type="float" office:value="-0.354342">
            <text:p>-0.354342</text:p>
          </table:table-cell>
          <table:table-cell table:formula="of:=AVERAGE([.J425:.J429])" office:value-type="float" office:value="0.491769">
            <text:p>0.491769</text:p>
          </table:table-cell>
          <table:table-cell table:formula="of:=AVERAGE([.J421:.J429])" office:value-type="float" office:value="0.434946777777778">
            <text:p>0.434946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[.O429]-0.021583" office:value-type="float" office:value="-0.001998">
            <text:p>-0.00199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553">
            <text:p>-25553</text:p>
          </table:table-cell>
          <table:table-cell office:value-type="float" office:value="92278">
            <text:p>92278</text:p>
          </table:table-cell>
          <table:table-cell office:value-type="float" office:value="96688.203125">
            <text:p>96688.203125</text:p>
          </table:table-cell>
          <table:table-cell office:value-type="float" office:value="-5.315618">
            <text:p>-5.315618</text:p>
          </table:table-cell>
          <table:table-cell office:value-type="float" office:value="-4.091152">
            <text:p>-4.091152</text:p>
          </table:table-cell>
          <table:table-cell office:value-type="float" office:value="23.03525">
            <text:p>23.03525</text:p>
          </table:table-cell>
        </table:table-row>
        <table:table-row table:style-name="ro1">
          <table:table-cell office:value-type="float" office:value="110510">
            <text:p>110510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.640938">
            <text:p>0.640938</text:p>
          </table:table-cell>
          <table:table-cell office:value-type="float" office:value="0.038307">
            <text:p>0.038307</text:p>
          </table:table-cell>
          <table:table-cell table:formula="of:=[.I430]-[.$I$2]" office:value-type="float" office:value="0.629675">
            <text:p>0.629675</text:p>
          </table:table-cell>
          <table:table-cell table:formula="of:=AVERAGE([.J426:.J430])" office:value-type="float" office:value="0.4630386">
            <text:p>0.4630386</text:p>
          </table:table-cell>
          <table:table-cell table:formula="of:=AVERAGE([.J422:.J430])" office:value-type="float" office:value="0.454366333333333">
            <text:p>0.4543663333</text:p>
          </table:table-cell>
          <table:table-cell office:value-type="float" office:value="100">
            <text:p>100</text:p>
          </table:table-cell>
          <table:table-cell office:value-type="float" office:value="0.029413">
            <text:p>0.029413</text:p>
          </table:table-cell>
          <table:table-cell office:value-type="float" office:value="0.038504">
            <text:p>0.038504</text:p>
          </table:table-cell>
          <table:table-cell table:formula="of:=[.O430]-0.021583" office:value-type="float" office:value="0.016921">
            <text:p>0.01692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757">
            <text:p>-25757</text:p>
          </table:table-cell>
          <table:table-cell office:value-type="float" office:value="92563">
            <text:p>92563</text:p>
          </table:table-cell>
          <table:table-cell office:value-type="float" office:value="97016.851563">
            <text:p>97016.851563</text:p>
          </table:table-cell>
          <table:table-cell office:value-type="float" office:value="-5.315618">
            <text:p>-5.315618</text:p>
          </table:table-cell>
          <table:table-cell office:value-type="float" office:value="-4.085605">
            <text:p>-4.085605</text:p>
          </table:table-cell>
          <table:table-cell office:value-type="float" office:value="23.139603">
            <text:p>23.139603</text:p>
          </table:table-cell>
        </table:table-row>
        <table:table-row table:style-name="ro1">
          <table:table-cell office:value-type="float" office:value="110767">
            <text:p>110767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-0.183576">
            <text:p>-0.183576</text:p>
          </table:table-cell>
          <table:table-cell office:value-type="float" office:value="-0.021548">
            <text:p>-0.021548</text:p>
          </table:table-cell>
          <table:table-cell table:formula="of:=[.I431]-[.$I$2]" office:value-type="float" office:value="0.56982">
            <text:p>0.56982</text:p>
          </table:table-cell>
          <table:table-cell table:formula="of:=AVERAGE([.J427:.J431])" office:value-type="float" office:value="0.476925">
            <text:p>0.476925</text:p>
          </table:table-cell>
          <table:table-cell table:formula="of:=AVERAGE([.J423:.J431])" office:value-type="float" office:value="0.404088111111111">
            <text:p>0.404088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119">
            <text:p>0.018119</text:p>
          </table:table-cell>
          <table:table-cell table:formula="of:=[.O431]-0.021583" office:value-type="float" office:value="-0.003464">
            <text:p>-0.0034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5960">
            <text:p>-25960</text:p>
          </table:table-cell>
          <table:table-cell office:value-type="float" office:value="92844">
            <text:p>92844</text:p>
          </table:table-cell>
          <table:table-cell office:value-type="float" office:value="97341.53125">
            <text:p>97341.53125</text:p>
          </table:table-cell>
          <table:table-cell office:value-type="float" office:value="-5.315618">
            <text:p>-5.315618</text:p>
          </table:table-cell>
          <table:table-cell office:value-type="float" office:value="-4.07975">
            <text:p>-4.07975</text:p>
          </table:table-cell>
          <table:table-cell office:value-type="float" office:value="23.249752">
            <text:p>23.249752</text:p>
          </table:table-cell>
        </table:table-row>
        <table:table-row table:style-name="ro1">
          <table:table-cell office:value-type="float" office:value="111024">
            <text:p>111024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.749443">
            <text:p>0.749443</text:p>
          </table:table-cell>
          <table:table-cell office:value-type="float" office:value="0.150835">
            <text:p>0.150835</text:p>
          </table:table-cell>
          <table:table-cell table:formula="of:=[.I432]-[.$I$2]" office:value-type="float" office:value="0.742203">
            <text:p>0.742203</text:p>
          </table:table-cell>
          <table:table-cell table:formula="of:=AVERAGE([.J428:.J432])" office:value-type="float" office:value="0.554976">
            <text:p>0.554976</text:p>
          </table:table-cell>
          <table:table-cell table:formula="of:=AVERAGE([.J424:.J432])" office:value-type="float" office:value="0.540823666666667">
            <text:p>0.540823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74">
            <text:p>0.033574</text:p>
          </table:table-cell>
          <table:table-cell table:formula="of:=[.O432]-0.021583" office:value-type="float" office:value="0.011991">
            <text:p>0.0119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165">
            <text:p>-26165</text:p>
          </table:table-cell>
          <table:table-cell office:value-type="float" office:value="93123">
            <text:p>93123</text:p>
          </table:table-cell>
          <table:table-cell office:value-type="float" office:value="97664.960938">
            <text:p>97664.960938</text:p>
          </table:table-cell>
          <table:table-cell office:value-type="float" office:value="-5.315618">
            <text:p>-5.315618</text:p>
          </table:table-cell>
          <table:table-cell office:value-type="float" office:value="-4.074203">
            <text:p>-4.074203</text:p>
          </table:table-cell>
          <table:table-cell office:value-type="float" office:value="23.354105">
            <text:p>23.354105</text:p>
          </table:table-cell>
        </table:table-row>
        <table:table-row table:style-name="ro1">
          <table:table-cell office:value-type="float" office:value="111281">
            <text:p>11128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-0.218693">
            <text:p>-0.218693</text:p>
          </table:table-cell>
          <table:table-cell office:value-type="float" office:value="-0.531513">
            <text:p>-0.531513</text:p>
          </table:table-cell>
          <table:table-cell table:formula="of:=[.I433]-[.$I$2]" office:value-type="float" office:value="0.059855">
            <text:p>0.059855</text:p>
          </table:table-cell>
          <table:table-cell table:formula="of:=AVERAGE([.J429:.J433])" office:value-type="float" office:value="0.3294422">
            <text:p>0.3294422</text:p>
          </table:table-cell>
          <table:table-cell table:formula="of:=AVERAGE([.J425:.J433])" office:value-type="float" office:value="0.495599777777778">
            <text:p>0.495599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126">
            <text:p>0.010126</text:p>
          </table:table-cell>
          <table:table-cell table:formula="of:=[.O433]-0.021583" office:value-type="float" office:value="-0.011457">
            <text:p>-0.01145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370">
            <text:p>-26370</text:p>
          </table:table-cell>
          <table:table-cell office:value-type="float" office:value="93399">
            <text:p>93399</text:p>
          </table:table-cell>
          <table:table-cell office:value-type="float" office:value="97985.648438">
            <text:p>97985.648438</text:p>
          </table:table-cell>
          <table:table-cell office:value-type="float" office:value="-5.315618">
            <text:p>-5.315618</text:p>
          </table:table-cell>
          <table:table-cell office:value-type="float" office:value="-4.068142">
            <text:p>-4.068142</text:p>
          </table:table-cell>
          <table:table-cell office:value-type="float" office:value="23.468121">
            <text:p>23.468121</text:p>
          </table:table-cell>
        </table:table-row>
        <table:table-row table:style-name="ro1">
          <table:table-cell office:value-type="float" office:value="111538">
            <text:p>111538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.550097">
            <text:p>0.550097</text:p>
          </table:table-cell>
          <table:table-cell office:value-type="float" office:value="0.311246">
            <text:p>0.311246</text:p>
          </table:table-cell>
          <table:table-cell table:formula="of:=[.I434]-[.$I$2]" office:value-type="float" office:value="0.902614">
            <text:p>0.902614</text:p>
          </table:table-cell>
          <table:table-cell table:formula="of:=AVERAGE([.J430:.J434])" office:value-type="float" office:value="0.5808334">
            <text:p>0.5808334</text:p>
          </table:table-cell>
          <table:table-cell table:formula="of:=AVERAGE([.J426:.J434])" office:value-type="float" office:value="0.509965">
            <text:p>0.509965</text:p>
          </table:table-cell>
          <table:table-cell office:value-type="float" office:value="100">
            <text:p>100</text:p>
          </table:table-cell>
          <table:table-cell office:value-type="float" office:value="-0.029437">
            <text:p>-0.029437</text:p>
          </table:table-cell>
          <table:table-cell office:value-type="float" office:value="0.007594">
            <text:p>0.007594</text:p>
          </table:table-cell>
          <table:table-cell table:formula="of:=[.O434]-0.021583" office:value-type="float" office:value="-0.013989">
            <text:p>-0.01398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574">
            <text:p>-26574</text:p>
          </table:table-cell>
          <table:table-cell office:value-type="float" office:value="93671">
            <text:p>93671</text:p>
          </table:table-cell>
          <table:table-cell office:value-type="float" office:value="98302.382813">
            <text:p>98302.382813</text:p>
          </table:table-cell>
          <table:table-cell office:value-type="float" office:value="-5.315618">
            <text:p>-5.315618</text:p>
          </table:table-cell>
          <table:table-cell office:value-type="float" office:value="-4.062459">
            <text:p>-4.062459</text:p>
          </table:table-cell>
          <table:table-cell office:value-type="float" office:value="23.575048">
            <text:p>23.575048</text:p>
          </table:table-cell>
        </table:table-row>
        <table:table-row table:style-name="ro1">
          <table:table-cell office:value-type="float" office:value="111795">
            <text:p>11179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-0.193459">
            <text:p>-0.193459</text:p>
          </table:table-cell>
          <table:table-cell office:value-type="float" office:value="-0.591368">
            <text:p>-0.591368</text:p>
          </table:table-cell>
          <table:table-cell table:formula="of:=[.I435]-[.$I$2]" office:value-type="float" office:value="0">
            <text:p>0</text:p>
          </table:table-cell>
          <table:table-cell table:formula="of:=AVERAGE([.J431:.J435])" office:value-type="float" office:value="0.4548984">
            <text:p>0.4548984</text:p>
          </table:table-cell>
          <table:table-cell table:formula="of:=AVERAGE([.J427:.J435])" office:value-type="float" office:value="0.454366333333333">
            <text:p>0.454366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0533">
            <text:p>0.000533</text:p>
          </table:table-cell>
          <table:table-cell table:formula="of:=[.O435]-0.021583" office:value-type="float" office:value="-0.02105">
            <text:p>-0.021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776">
            <text:p>-26776</text:p>
          </table:table-cell>
          <table:table-cell office:value-type="float" office:value="93937">
            <text:p>93937</text:p>
          </table:table-cell>
          <table:table-cell office:value-type="float" office:value="98612.945313">
            <text:p>98612.945313</text:p>
          </table:table-cell>
          <table:table-cell office:value-type="float" office:value="-5.315618">
            <text:p>-5.315618</text:p>
          </table:table-cell>
          <table:table-cell office:value-type="float" office:value="-4.056535">
            <text:p>-4.056535</text:p>
          </table:table-cell>
          <table:table-cell office:value-type="float" office:value="23.686489">
            <text:p>23.686489</text:p>
          </table:table-cell>
        </table:table-row>
        <table:table-row table:style-name="ro1">
          <table:table-cell office:value-type="float" office:value="112052">
            <text:p>112052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.671219">
            <text:p>0.671219</text:p>
          </table:table-cell>
          <table:table-cell office:value-type="float" office:value="0.047884">
            <text:p>0.047884</text:p>
          </table:table-cell>
          <table:table-cell table:formula="of:=[.I436]-[.$I$2]" office:value-type="float" office:value="0.639252">
            <text:p>0.639252</text:p>
          </table:table-cell>
          <table:table-cell table:formula="of:=AVERAGE([.J432:.J436])" office:value-type="float" office:value="0.4687848">
            <text:p>0.4687848</text:p>
          </table:table-cell>
          <table:table-cell table:formula="of:=AVERAGE([.J428:.J436])" office:value-type="float" office:value="0.486289">
            <text:p>0.486289</text:p>
          </table:table-cell>
          <table:table-cell office:value-type="float" office:value="100">
            <text:p>100</text:p>
          </table:table-cell>
          <table:table-cell office:value-type="float" office:value="-0.029413">
            <text:p>-0.029413</text:p>
          </table:table-cell>
          <table:table-cell office:value-type="float" office:value="0.034107">
            <text:p>0.034107</text:p>
          </table:table-cell>
          <table:table-cell table:formula="of:=[.O436]-0.021583" office:value-type="float" office:value="0.012524">
            <text:p>0.0125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6981">
            <text:p>-26981</text:p>
          </table:table-cell>
          <table:table-cell office:value-type="float" office:value="94204">
            <text:p>94204</text:p>
          </table:table-cell>
          <table:table-cell office:value-type="float" office:value="98925.445313">
            <text:p>98925.445313</text:p>
          </table:table-cell>
          <table:table-cell office:value-type="float" office:value="-5.315618">
            <text:p>-5.315618</text:p>
          </table:table-cell>
          <table:table-cell office:value-type="float" office:value="-4.050885">
            <text:p>-4.050885</text:p>
          </table:table-cell>
          <table:table-cell office:value-type="float" office:value="23.79277">
            <text:p>23.79277</text:p>
          </table:table-cell>
        </table:table-row>
        <table:table-row table:style-name="ro1">
          <table:table-cell office:value-type="float" office:value="112309">
            <text:p>112309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213646">
            <text:p>-0.213646</text:p>
          </table:table-cell>
          <table:table-cell office:value-type="float" office:value="-0.253785">
            <text:p>-0.253785</text:p>
          </table:table-cell>
          <table:table-cell table:formula="of:=[.I437]-[.$I$2]" office:value-type="float" office:value="0.337583">
            <text:p>0.337583</text:p>
          </table:table-cell>
          <table:table-cell table:formula="of:=AVERAGE([.J433:.J437])" office:value-type="float" office:value="0.3878608">
            <text:p>0.3878608</text:p>
          </table:table-cell>
          <table:table-cell table:formula="of:=AVERAGE([.J429:.J437])" office:value-type="float" office:value="0.391851111111111">
            <text:p>0.391851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306">
            <text:p>0.035306</text:p>
          </table:table-cell>
          <table:table-cell table:formula="of:=[.O437]-0.021583" office:value-type="float" office:value="0.013723">
            <text:p>0.01372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184">
            <text:p>-27184</text:p>
          </table:table-cell>
          <table:table-cell office:value-type="float" office:value="94465">
            <text:p>94465</text:p>
          </table:table-cell>
          <table:table-cell office:value-type="float" office:value="99231.78125">
            <text:p>99231.78125</text:p>
          </table:table-cell>
          <table:table-cell office:value-type="float" office:value="-5.315618">
            <text:p>-5.315618</text:p>
          </table:table-cell>
          <table:table-cell office:value-type="float" office:value="-4.045201">
            <text:p>-4.045201</text:p>
          </table:table-cell>
          <table:table-cell office:value-type="float" office:value="23.8997">
            <text:p>23.8997</text:p>
          </table:table-cell>
        </table:table-row>
        <table:table-row table:style-name="ro1">
          <table:table-cell office:value-type="float" office:value="112566">
            <text:p>112566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.640938">
            <text:p>0.640938</text:p>
          </table:table-cell>
          <table:table-cell office:value-type="float" office:value="-0.069432">
            <text:p>-0.069432</text:p>
          </table:table-cell>
          <table:table-cell table:formula="of:=[.I438]-[.$I$2]" office:value-type="float" office:value="0.521936">
            <text:p>0.521936</text:p>
          </table:table-cell>
          <table:table-cell table:formula="of:=AVERAGE([.J434:.J438])" office:value-type="float" office:value="0.480277">
            <text:p>0.480277</text:p>
          </table:table-cell>
          <table:table-cell table:formula="of:=AVERAGE([.J430:.J438])" office:value-type="float" office:value="0.489215333333333">
            <text:p>0.4892153333</text:p>
          </table:table-cell>
          <table:table-cell office:value-type="float" office:value="100">
            <text:p>100</text:p>
          </table:table-cell>
          <table:table-cell office:value-type="float" office:value="0.029413">
            <text:p>0.029413</text:p>
          </table:table-cell>
          <table:table-cell office:value-type="float" office:value="0.044233">
            <text:p>0.044233</text:p>
          </table:table-cell>
          <table:table-cell table:formula="of:=[.O438]-0.021583" office:value-type="float" office:value="0.02265">
            <text:p>0.022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387">
            <text:p>-27387</text:p>
          </table:table-cell>
          <table:table-cell office:value-type="float" office:value="94722">
            <text:p>94722</text:p>
          </table:table-cell>
          <table:table-cell office:value-type="float" office:value="99534.429688">
            <text:p>99534.429688</text:p>
          </table:table-cell>
          <table:table-cell office:value-type="float" office:value="-5.315618">
            <text:p>-5.315618</text:p>
          </table:table-cell>
          <table:table-cell office:value-type="float" office:value="-4.039244">
            <text:p>-4.039244</text:p>
          </table:table-cell>
          <table:table-cell office:value-type="float" office:value="24.011778">
            <text:p>24.011778</text:p>
          </table:table-cell>
        </table:table-row>
        <table:table-row table:style-name="ro1">
          <table:table-cell office:value-type="float" office:value="112823">
            <text:p>112823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-0.184522">
            <text:p>-0.184522</text:p>
          </table:table-cell>
          <table:table-cell office:value-type="float" office:value="-0.462081">
            <text:p>-0.462081</text:p>
          </table:table-cell>
          <table:table-cell table:formula="of:=[.I439]-[.$I$2]" office:value-type="float" office:value="0.129287">
            <text:p>0.129287</text:p>
          </table:table-cell>
          <table:table-cell table:formula="of:=AVERAGE([.J435:.J439])" office:value-type="float" office:value="0.3256116">
            <text:p>0.3256116</text:p>
          </table:table-cell>
          <table:table-cell table:formula="of:=AVERAGE([.J431:.J439])" office:value-type="float" office:value="0.433616666666667">
            <text:p>0.4336166667</text:p>
          </table:table-cell>
          <table:table-cell office:value-type="float" office:value="100">
            <text:p>100</text:p>
          </table:table-cell>
          <table:table-cell office:value-type="float" office:value="-0.007356">
            <text:p>-0.007356</text:p>
          </table:table-cell>
          <table:table-cell office:value-type="float" office:value="0.01359">
            <text:p>0.01359</text:p>
          </table:table-cell>
          <table:table-cell table:formula="of:=[.O439]-0.021583" office:value-type="float" office:value="-0.007993">
            <text:p>-0.00799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591">
            <text:p>-27591</text:p>
          </table:table-cell>
          <table:table-cell office:value-type="float" office:value="94977">
            <text:p>94977</text:p>
          </table:table-cell>
          <table:table-cell office:value-type="float" office:value="99835.578125">
            <text:p>99835.578125</text:p>
          </table:table-cell>
          <table:table-cell office:value-type="float" office:value="-5.315618">
            <text:p>-5.315618</text:p>
          </table:table-cell>
          <table:table-cell office:value-type="float" office:value="-4.033389">
            <text:p>-4.033389</text:p>
          </table:table-cell>
          <table:table-cell office:value-type="float" office:value="24.121925">
            <text:p>24.121925</text:p>
          </table:table-cell>
        </table:table-row>
        <table:table-row table:style-name="ro1">
          <table:table-cell office:value-type="float" office:value="113080">
            <text:p>113080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59">
            <text:p>0.004759</text:p>
          </table:table-cell>
          <table:table-cell office:value-type="float" office:value="100">
            <text:p>100</text:p>
          </table:table-cell>
          <table:table-cell office:value-type="float" office:value="0.753229">
            <text:p>0.753229</text:p>
          </table:table-cell>
          <table:table-cell office:value-type="float" office:value="-0.021548">
            <text:p>-0.021548</text:p>
          </table:table-cell>
          <table:table-cell table:formula="of:=[.I440]-[.$I$2]" office:value-type="float" office:value="0.56982">
            <text:p>0.56982</text:p>
          </table:table-cell>
          <table:table-cell table:formula="of:=AVERAGE([.J436:.J440])" office:value-type="float" office:value="0.4395756">
            <text:p>0.4395756</text:p>
          </table:table-cell>
          <table:table-cell table:formula="of:=AVERAGE([.J432:.J440])" office:value-type="float" office:value="0.433616666666667">
            <text:p>0.43361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665">
            <text:p>0.002665</text:p>
          </table:table-cell>
          <table:table-cell table:formula="of:=[.O440]-0.021583" office:value-type="float" office:value="-0.018918">
            <text:p>-0.01891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794">
            <text:p>-27794</text:p>
          </table:table-cell>
          <table:table-cell office:value-type="float" office:value="95229">
            <text:p>95229</text:p>
          </table:table-cell>
          <table:table-cell office:value-type="float" office:value="100133.734375">
            <text:p>100133.734375</text:p>
          </table:table-cell>
          <table:table-cell office:value-type="float" office:value="-5.315618">
            <text:p>-5.315618</text:p>
          </table:table-cell>
          <table:table-cell office:value-type="float" office:value="-4.028629">
            <text:p>-4.028629</text:p>
          </table:table-cell>
          <table:table-cell office:value-type="float" office:value="24.21146">
            <text:p>24.21146</text:p>
          </table:table-cell>
        </table:table-row>
        <table:table-row table:style-name="ro1">
          <table:table-cell office:value-type="float" office:value="113337">
            <text:p>113337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-0.225422">
            <text:p>-0.225422</text:p>
          </table:table-cell>
          <table:table-cell office:value-type="float" office:value="-0.497994">
            <text:p>-0.497994</text:p>
          </table:table-cell>
          <table:table-cell table:formula="of:=[.I441]-[.$I$2]" office:value-type="float" office:value="0.093374">
            <text:p>0.093374</text:p>
          </table:table-cell>
          <table:table-cell table:formula="of:=AVERAGE([.J437:.J441])" office:value-type="float" office:value="0.3304">
            <text:p>0.3304</text:p>
          </table:table-cell>
          <table:table-cell table:formula="of:=AVERAGE([.J433:.J441])" office:value-type="float" office:value="0.361524555555556">
            <text:p>0.3615245556</text:p>
          </table:table-cell>
          <table:table-cell office:value-type="float" office:value="100">
            <text:p>100</text:p>
          </table:table-cell>
          <table:table-cell office:value-type="float" office:value="-0.009808">
            <text:p>-0.009808</text:p>
          </table:table-cell>
          <table:table-cell office:value-type="float" office:value="-0.007328">
            <text:p>-0.007328</text:p>
          </table:table-cell>
          <table:table-cell table:formula="of:=[.O441]-0.021583" office:value-type="float" office:value="-0.028911">
            <text:p>-0.02891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7995">
            <text:p>-27995</text:p>
          </table:table-cell>
          <table:table-cell office:value-type="float" office:value="95476">
            <text:p>95476</text:p>
          </table:table-cell>
          <table:table-cell office:value-type="float" office:value="100426.6875">
            <text:p>100426.6875</text:p>
          </table:table-cell>
          <table:table-cell office:value-type="float" office:value="-5.315618">
            <text:p>-5.315618</text:p>
          </table:table-cell>
          <table:table-cell office:value-type="float" office:value="-4.023253">
            <text:p>-4.023253</text:p>
          </table:table-cell>
          <table:table-cell office:value-type="float" office:value="24.312593">
            <text:p>24.312593</text:p>
          </table:table-cell>
        </table:table-row>
        <table:table-row table:style-name="ro1">
          <table:table-cell office:value-type="float" office:value="113594">
            <text:p>113594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.721686">
            <text:p>0.721686</text:p>
          </table:table-cell>
          <table:table-cell office:value-type="float" office:value="0">
            <text:p>0</text:p>
          </table:table-cell>
          <table:table-cell table:formula="of:=[.I442]-[.$I$2]" office:value-type="float" office:value="0.591368">
            <text:p>0.591368</text:p>
          </table:table-cell>
          <table:table-cell table:formula="of:=AVERAGE([.J438:.J442])" office:value-type="float" office:value="0.381157">
            <text:p>0.381157</text:p>
          </table:table-cell>
          <table:table-cell table:formula="of:=AVERAGE([.J434:.J442])" office:value-type="float" office:value="0.420581555555556">
            <text:p>0.4205815556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0.004397">
            <text:p>0.004397</text:p>
          </table:table-cell>
          <table:table-cell table:formula="of:=[.O442]-0.021583" office:value-type="float" office:value="-0.017186">
            <text:p>-0.01718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8198">
            <text:p>-28198</text:p>
          </table:table-cell>
          <table:table-cell office:value-type="float" office:value="95723">
            <text:p>95723</text:p>
          </table:table-cell>
          <table:table-cell office:value-type="float" office:value="100720.351563">
            <text:p>100720.351563</text:p>
          </table:table-cell>
          <table:table-cell office:value-type="float" office:value="-5.315618">
            <text:p>-5.315618</text:p>
          </table:table-cell>
          <table:table-cell office:value-type="float" office:value="-4.017193">
            <text:p>-4.017193</text:p>
          </table:table-cell>
          <table:table-cell office:value-type="float" office:value="24.426607">
            <text:p>24.426607</text:p>
          </table:table-cell>
        </table:table-row>
        <table:table-row table:style-name="ro1">
          <table:table-cell office:value-type="float" office:value="113851">
            <text:p>113851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-0.230469">
            <text:p>-0.230469</text:p>
          </table:table-cell>
          <table:table-cell office:value-type="float" office:value="-0.131681">
            <text:p>-0.131681</text:p>
          </table:table-cell>
          <table:table-cell table:formula="of:=[.I443]-[.$I$2]" office:value-type="float" office:value="0.459687">
            <text:p>0.459687</text:p>
          </table:table-cell>
          <table:table-cell table:formula="of:=AVERAGE([.J439:.J443])" office:value-type="float" office:value="0.3687072">
            <text:p>0.3687072</text:p>
          </table:table-cell>
          <table:table-cell table:formula="of:=AVERAGE([.J435:.J443])" office:value-type="float" office:value="0.371367444444444">
            <text:p>0.3713674444</text:p>
          </table:table-cell>
          <table:table-cell office:value-type="float" office:value="100">
            <text:p>100</text:p>
          </table:table-cell>
          <table:table-cell office:value-type="float" office:value="-0.009801">
            <text:p>-0.009801</text:p>
          </table:table-cell>
          <table:table-cell office:value-type="float" office:value="0.008793">
            <text:p>0.008793</text:p>
          </table:table-cell>
          <table:table-cell table:formula="of:=[.O443]-0.021583" office:value-type="float" office:value="-0.01279">
            <text:p>-0.0127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28402">
            <text:p>-28402</text:p>
          </table:table-cell>
          <table:table-cell office:value-type="float" office:value="95968">
            <text:p>95968</text:p>
          </table:table-cell>
          <table:table-cell office:value-type="float" office:value="101012.53125">
            <text:p>101012.53125</text:p>
          </table:table-cell>
          <table:table-cell office:value-type="float" office:value="-5.315618">
            <text:p>-5.315618</text:p>
          </table:table-cell>
          <table:table-cell office:value-type="float" office:value="-4.011646">
            <text:p>-4.011646</text:p>
          </table:table-cell>
          <table:table-cell office:value-type="float" office:value="24.530962">
            <text:p>24.530962</text:p>
          </table:table-cell>
        </table:table-row>
        <table:table-row table:style-name="ro1">
          <table:table-cell table:formula="of:=[.A443]+257" office:value-type="float" office:value="114108">
            <text:p>114108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-0.433351">
            <text:p>-0.433351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48896">
            <text:p>0.048896</text:p>
          </table:table-cell>
          <table:table-cell table:number-columns-repeated="10"/>
        </table:table-row>
        <table:table-row table:style-name="ro1">
          <table:table-cell table:formula="of:=[.A444]+257" office:value-type="float" office:value="114365">
            <text:p>114365</text:p>
          </table:table-cell>
          <table:table-cell table:number-columns-repeated="6"/>
          <table:table-cell office:value-type="float" office:value="-0.126375">
            <text:p>-0.126375</text:p>
          </table:table-cell>
          <table:table-cell office:value-type="float" office:value="0.253785">
            <text:p>0.253785</text:p>
          </table:table-cell>
          <table:table-cell table:number-columns-repeated="4"/>
          <table:table-cell office:value-type="float" office:value="-0.0042">
            <text:p>-0.0042</text:p>
          </table:table-cell>
          <table:table-cell office:value-type="float" office:value="0.001599">
            <text:p>0.001599</text:p>
          </table:table-cell>
          <table:table-cell table:number-columns-repeated="10"/>
        </table:table-row>
        <table:table-row table:style-name="ro1">
          <table:table-cell table:formula="of:=[.A445]+257" office:value-type="float" office:value="114622">
            <text:p>114622</text:p>
          </table:table-cell>
          <table:table-cell table:number-columns-repeated="6"/>
          <table:table-cell office:value-type="float" office:value="0.006143">
            <text:p>0.006143</text:p>
          </table:table-cell>
          <table:table-cell office:value-type="float" office:value="-0.189142">
            <text:p>-0.189142</text:p>
          </table:table-cell>
          <table:table-cell table:number-columns-repeated="4"/>
          <table:table-cell office:value-type="float" office:value="0.005887">
            <text:p>0.005887</text:p>
          </table:table-cell>
          <table:table-cell office:value-type="float" office:value="0.020251">
            <text:p>0.020251</text:p>
          </table:table-cell>
          <table:table-cell table:number-columns-repeated="10"/>
        </table:table-row>
        <table:table-row table:style-name="ro1">
          <table:table-cell table:formula="of:=[.A446]+257" office:value-type="float" office:value="114879">
            <text:p>114879</text:p>
          </table:table-cell>
          <table:table-cell table:number-columns-repeated="6"/>
          <table:table-cell office:value-type="float" office:value="0.672228">
            <text:p>0.672228</text:p>
          </table:table-cell>
          <table:table-cell office:value-type="float" office:value="-0.447716">
            <text:p>-0.44771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3441">
            <text:p>0.033441</text:p>
          </table:table-cell>
          <table:table-cell table:number-columns-repeated="10"/>
        </table:table-row>
        <table:table-row table:style-name="ro1">
          <table:table-cell table:formula="of:=[.A447]+257" office:value-type="float" office:value="115136">
            <text:p>115136</text:p>
          </table:table-cell>
          <table:table-cell table:number-columns-repeated="6"/>
          <table:table-cell office:value-type="float" office:value="-0.168225">
            <text:p>-0.168225</text:p>
          </table:table-cell>
          <table:table-cell office:value-type="float" office:value="-0.131681">
            <text:p>-0.131681</text:p>
          </table:table-cell>
          <table:table-cell table:number-columns-repeated="4"/>
          <table:table-cell office:value-type="float" office:value="0.019455">
            <text:p>0.019455</text:p>
          </table:table-cell>
          <table:table-cell office:value-type="float" office:value="0.019319">
            <text:p>0.019319</text:p>
          </table:table-cell>
          <table:table-cell table:number-columns-repeated="10"/>
        </table:table-row>
        <table:table-row table:style-name="ro1">
          <table:table-cell table:formula="of:=[.A448]+257" office:value-type="float" office:value="115393">
            <text:p>115393</text:p>
          </table:table-cell>
          <table:table-cell table:number-columns-repeated="6"/>
          <table:table-cell office:value-type="float" office:value="0.71664">
            <text:p>0.71664</text:p>
          </table:table-cell>
          <table:table-cell office:value-type="float" office:value="-0.502782">
            <text:p>-0.502782</text:p>
          </table:table-cell>
          <table:table-cell table:number-columns-repeated="4"/>
          <table:table-cell office:value-type="float" office:value="0.029393">
            <text:p>0.029393</text:p>
          </table:table-cell>
          <table:table-cell office:value-type="float" office:value="0.018652">
            <text:p>0.018652</text:p>
          </table:table-cell>
          <table:table-cell table:number-columns-repeated="10"/>
        </table:table-row>
        <table:table-row table:style-name="ro1">
          <table:table-cell table:formula="of:=[.A449]+257" office:value-type="float" office:value="115650">
            <text:p>115650</text:p>
          </table:table-cell>
          <table:table-cell table:number-columns-repeated="6"/>
          <table:table-cell office:value-type="float" office:value="-0.26916">
            <text:p>-0.26916</text:p>
          </table:table-cell>
          <table:table-cell office:value-type="float" office:value="0.086191">
            <text:p>0.08619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2257">
            <text:p>0.012257</text:p>
          </table:table-cell>
          <table:table-cell table:number-columns-repeated="10"/>
        </table:table-row>
        <table:table-row table:style-name="ro1">
          <table:table-cell table:formula="of:=[.A450]+257" office:value-type="float" office:value="115907">
            <text:p>115907</text:p>
          </table:table-cell>
          <table:table-cell table:number-columns-repeated="6"/>
          <table:table-cell office:value-type="float" office:value="0.534956">
            <text:p>0.534956</text:p>
          </table:table-cell>
          <table:table-cell office:value-type="float" office:value="-0.07422">
            <text:p>-0.07422</text:p>
          </table:table-cell>
          <table:table-cell table:number-columns-repeated="4"/>
          <table:table-cell office:value-type="float" office:value="-0.029466">
            <text:p>-0.029466</text:p>
          </table:table-cell>
          <table:table-cell office:value-type="float" office:value="-0.019052">
            <text:p>-0.019052</text:p>
          </table:table-cell>
          <table:table-cell table:number-columns-repeated="10"/>
        </table:table-row>
        <table:table-row table:style-name="ro1">
          <table:table-cell table:formula="of:=[.A451]+257" office:value-type="float" office:value="116164">
            <text:p>116164</text:p>
          </table:table-cell>
          <table:table-cell table:number-columns-repeated="6"/>
          <table:table-cell office:value-type="float" office:value="-0.129639">
            <text:p>-0.129639</text:p>
          </table:table-cell>
          <table:table-cell office:value-type="float" office:value="-0.064643">
            <text:p>-0.06464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6528">
            <text:p>0.006528</text:p>
          </table:table-cell>
          <table:table-cell table:number-columns-repeated="10"/>
        </table:table-row>
        <table:table-row table:style-name="ro1">
          <table:table-cell table:formula="of:=[.A452]+257" office:value-type="float" office:value="116421">
            <text:p>116421</text:p>
          </table:table-cell>
          <table:table-cell table:number-columns-repeated="6"/>
          <table:table-cell office:value-type="float" office:value="0.609396">
            <text:p>0.609396</text:p>
          </table:table-cell>
          <table:table-cell office:value-type="float" office:value="-0.646434">
            <text:p>-0.646434</text:p>
          </table:table-cell>
          <table:table-cell table:number-columns-repeated="4"/>
          <table:table-cell office:value-type="float" office:value="-0.08831">
            <text:p>-0.08831</text:p>
          </table:table-cell>
          <table:table-cell office:value-type="float" office:value="-0.002931">
            <text:p>-0.002931</text:p>
          </table:table-cell>
          <table:table-cell table:number-columns-repeated="10"/>
        </table:table-row>
        <table:table-row table:style-name="ro1">
          <table:table-cell table:formula="of:=[.A453]+257" office:value-type="float" office:value="116678">
            <text:p>116678</text:p>
          </table:table-cell>
          <table:table-cell table:number-columns-repeated="6"/>
          <table:table-cell office:value-type="float" office:value="-0.105364">
            <text:p>-0.105364</text:p>
          </table:table-cell>
          <table:table-cell office:value-type="float" office:value="0.373495">
            <text:p>0.373495</text:p>
          </table:table-cell>
          <table:table-cell table:number-columns-repeated="4"/>
          <table:table-cell office:value-type="float" office:value="-0.008338">
            <text:p>-0.008338</text:p>
          </table:table-cell>
          <table:table-cell office:value-type="float" office:value="0.002132">
            <text:p>0.002132</text:p>
          </table:table-cell>
          <table:table-cell table:number-columns-repeated="10"/>
        </table:table-row>
        <table:table-row table:style-name="ro1">
          <table:table-cell table:formula="of:=[.A454]+257" office:value-type="float" office:value="116935">
            <text:p>116935</text:p>
          </table:table-cell>
          <table:table-cell table:number-columns-repeated="6"/>
          <table:table-cell office:value-type="float" office:value="0.646706">
            <text:p>0.646706</text:p>
          </table:table-cell>
          <table:table-cell office:value-type="float" office:value="0.079009">
            <text:p>0.079009</text:p>
          </table:table-cell>
          <table:table-cell table:number-columns-repeated="4"/>
          <table:table-cell office:value-type="float" office:value="-0.029466">
            <text:p>-0.029466</text:p>
          </table:table-cell>
          <table:table-cell office:value-type="float" office:value="0.021717">
            <text:p>0.021717</text:p>
          </table:table-cell>
          <table:table-cell table:number-columns-repeated="10"/>
        </table:table-row>
        <table:table-row table:style-name="ro1">
          <table:table-cell table:formula="of:=[.A455]+257" office:value-type="float" office:value="117192">
            <text:p>117192</text:p>
          </table:table-cell>
          <table:table-cell table:number-columns-repeated="6"/>
          <table:table-cell office:value-type="float" office:value="-0.174954">
            <text:p>-0.174954</text:p>
          </table:table-cell>
          <table:table-cell office:value-type="float" office:value="-0.294487">
            <text:p>-0.294487</text:p>
          </table:table-cell>
          <table:table-cell table:number-columns-repeated="4"/>
          <table:table-cell office:value-type="float" office:value="-0.009822">
            <text:p>-0.009822</text:p>
          </table:table-cell>
          <table:table-cell office:value-type="float" office:value="0.025447">
            <text:p>0.025447</text:p>
          </table:table-cell>
          <table:table-cell table:number-columns-repeated="10"/>
        </table:table-row>
        <table:table-row table:style-name="ro1">
          <table:table-cell table:formula="of:=[.A456]+257" office:value-type="float" office:value="117449">
            <text:p>117449</text:p>
          </table:table-cell>
          <table:table-cell table:number-columns-repeated="6"/>
          <table:table-cell office:value-type="float" office:value="0.661125">
            <text:p>0.661125</text:p>
          </table:table-cell>
          <table:table-cell office:value-type="float" office:value="0.189142">
            <text:p>0.189142</text:p>
          </table:table-cell>
          <table:table-cell table:number-columns-repeated="4"/>
          <table:table-cell office:value-type="float" office:value="0.029424">
            <text:p>0.029424</text:p>
          </table:table-cell>
          <table:table-cell office:value-type="float" office:value="0.029844">
            <text:p>0.029844</text:p>
          </table:table-cell>
          <table:table-cell table:number-columns-repeated="10"/>
        </table:table-row>
        <table:table-row table:style-name="ro1">
          <table:table-cell table:formula="of:=[.A457]+257" office:value-type="float" office:value="117706">
            <text:p>117706</text:p>
          </table:table-cell>
          <table:table-cell table:number-columns-repeated="6"/>
          <table:table-cell office:value-type="float" office:value="-0.215328">
            <text:p>-0.215328</text:p>
          </table:table-cell>
          <table:table-cell office:value-type="float" office:value="0.339977">
            <text:p>0.339977</text:p>
          </table:table-cell>
          <table:table-cell table:number-columns-repeated="4"/>
          <table:table-cell office:value-type="float" office:value="0.009817">
            <text:p>0.009817</text:p>
          </table:table-cell>
          <table:table-cell office:value-type="float" office:value="0.02638">
            <text:p>0.02638</text:p>
          </table:table-cell>
          <table:table-cell table:number-columns-repeated="10"/>
        </table:table-row>
        <table:table-row table:style-name="ro1">
          <table:table-cell table:formula="of:=[.A458]+257" office:value-type="float" office:value="117963">
            <text:p>117963</text:p>
          </table:table-cell>
          <table:table-cell table:number-columns-repeated="6"/>
          <table:table-cell office:value-type="float" office:value="0.661125">
            <text:p>0.661125</text:p>
          </table:table-cell>
          <table:table-cell office:value-type="float" office:value="0.328006">
            <text:p>0.32800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359">
            <text:p>0.01359</text:p>
          </table:table-cell>
          <table:table-cell table:number-columns-repeated="10"/>
        </table:table-row>
        <table:table-row table:style-name="ro1">
          <table:table-cell table:formula="of:=[.A459]+257" office:value-type="float" office:value="118220">
            <text:p>118220</text:p>
          </table:table-cell>
          <table:table-cell table:number-columns-repeated="6"/>
          <table:table-cell office:value-type="float" office:value="-0.190095">
            <text:p>-0.190095</text:p>
          </table:table-cell>
          <table:table-cell office:value-type="float" office:value="0.442927">
            <text:p>0.442927</text:p>
          </table:table-cell>
          <table:table-cell table:number-columns-repeated="4"/>
          <table:table-cell office:value-type="float" office:value="-0.009795">
            <text:p>-0.009795</text:p>
          </table:table-cell>
          <table:table-cell office:value-type="float" office:value="0.00373">
            <text:p>0.00373</text:p>
          </table:table-cell>
          <table:table-cell table:number-columns-repeated="10"/>
        </table:table-row>
        <table:table-row table:style-name="ro1">
          <table:table-cell table:formula="of:=[.A460]+257" office:value-type="float" office:value="118477">
            <text:p>118477</text:p>
          </table:table-cell>
          <table:table-cell table:number-columns-repeated="6"/>
          <table:table-cell office:value-type="float" office:value="-0.051881">
            <text:p>-0.051881</text:p>
          </table:table-cell>
          <table:table-cell office:value-type="float" office:value="-0.071826">
            <text:p>-0.071826</text:p>
          </table:table-cell>
          <table:table-cell table:number-columns-repeated="4"/>
          <table:table-cell office:value-type="float" office:value="0.021702">
            <text:p>0.021702</text:p>
          </table:table-cell>
          <table:table-cell office:value-type="float" office:value="0.041168">
            <text:p>0.041168</text:p>
          </table:table-cell>
          <table:table-cell table:number-columns-repeated="10"/>
        </table:table-row>
        <table:table-row table:style-name="ro1">
          <table:table-cell table:formula="of:=[.A461]+257" office:value-type="float" office:value="118734">
            <text:p>118734</text:p>
          </table:table-cell>
          <table:table-cell table:number-columns-repeated="6"/>
          <table:table-cell office:value-type="float" office:value="0.027252">
            <text:p>0.027252</text:p>
          </table:table-cell>
          <table:table-cell office:value-type="float" office:value="0.392649">
            <text:p>0.392649</text:p>
          </table:table-cell>
          <table:table-cell table:number-columns-repeated="4"/>
          <table:table-cell office:value-type="float" office:value="-0.058366">
            <text:p>-0.05836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formula="of:=[.A462]+257" office:value-type="float" office:value="118991">
            <text:p>118991</text:p>
          </table:table-cell>
          <table:table-cell table:number-columns-repeated="6"/>
          <table:table-cell office:value-type="float" office:value="0.05583">
            <text:p>0.05583</text:p>
          </table:table-cell>
          <table:table-cell office:value-type="float" office:value="0.603339">
            <text:p>0.603339</text:p>
          </table:table-cell>
          <table:table-cell table:number-columns-repeated="4"/>
          <table:table-cell office:value-type="float" office:value="-0.002445">
            <text:p>-0.002445</text:p>
          </table:table-cell>
          <table:table-cell office:value-type="float" office:value="0.006928">
            <text:p>0.006928</text:p>
          </table:table-cell>
          <table:table-cell table:number-columns-repeated="10"/>
        </table:table-row>
        <table:table-row table:style-name="ro1">
          <table:table-cell table:formula="of:=[.A463]+257" office:value-type="float" office:value="119248">
            <text:p>119248</text:p>
          </table:table-cell>
          <table:table-cell table:number-columns-repeated="6"/>
          <table:table-cell office:value-type="float" office:value="-0.043528">
            <text:p>-0.043528</text:p>
          </table:table-cell>
          <table:table-cell office:value-type="float" office:value="0.232238">
            <text:p>0.232238</text:p>
          </table:table-cell>
          <table:table-cell table:number-columns-repeated="4"/>
          <table:table-cell office:value-type="float" office:value="-0.007371">
            <text:p>-0.007371</text:p>
          </table:table-cell>
          <table:table-cell office:value-type="float" office:value="0.009326">
            <text:p>0.009326</text:p>
          </table:table-cell>
          <table:table-cell table:number-columns-repeated="10"/>
        </table:table-row>
        <table:table-row table:style-name="ro1">
          <table:table-cell table:formula="of:=[.A464]+257" office:value-type="float" office:value="119505">
            <text:p>119505</text:p>
          </table:table-cell>
          <table:table-cell table:number-columns-repeated="6"/>
          <table:table-cell office:value-type="float" office:value="0.753229">
            <text:p>0.753229</text:p>
          </table:table-cell>
          <table:table-cell office:value-type="float" office:value="0.031125">
            <text:p>0.03112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1332">
            <text:p>0.001332</text:p>
          </table:table-cell>
          <table:table-cell table:number-columns-repeated="10"/>
        </table:table-row>
        <table:table-row table:style-name="ro1">
          <table:table-cell table:formula="of:=[.A465]+257" office:value-type="float" office:value="119762">
            <text:p>119762</text:p>
          </table:table-cell>
          <table:table-cell table:number-columns-repeated="6"/>
          <table:table-cell office:value-type="float" office:value="-0.220375">
            <text:p>-0.220375</text:p>
          </table:table-cell>
          <table:table-cell office:value-type="float" office:value="0.02873">
            <text:p>0.02873</text:p>
          </table:table-cell>
          <table:table-cell table:number-columns-repeated="4"/>
          <table:table-cell office:value-type="float" office:value="-0.009817">
            <text:p>-0.009817</text:p>
          </table:table-cell>
          <table:table-cell office:value-type="float" office:value="0.010658">
            <text:p>0.010658</text:p>
          </table:table-cell>
          <table:table-cell table:number-columns-repeated="10"/>
        </table:table-row>
        <table:table-row table:style-name="ro1">
          <table:table-cell table:formula="of:=[.A466]+257" office:value-type="float" office:value="120019">
            <text:p>120019</text:p>
          </table:table-cell>
          <table:table-cell table:number-columns-repeated="6"/>
          <table:table-cell office:value-type="float" office:value="-0.010724">
            <text:p>-0.010724</text:p>
          </table:table-cell>
          <table:table-cell office:value-type="float" office:value="0.452504">
            <text:p>0.45250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9593">
            <text:p>0.009593</text:p>
          </table:table-cell>
          <table:table-cell table:number-columns-repeated="10"/>
        </table:table-row>
        <table:table-row table:style-name="ro1">
          <table:table-cell table:formula="of:=[.A467]+257" office:value-type="float" office:value="120276">
            <text:p>120276</text:p>
          </table:table-cell>
          <table:table-cell table:number-columns-repeated="6"/>
          <table:table-cell office:value-type="float" office:value="0.55262">
            <text:p>0.55262</text:p>
          </table:table-cell>
          <table:table-cell office:value-type="float" office:value="-0.043096">
            <text:p>-0.043096</text:p>
          </table:table-cell>
          <table:table-cell table:number-columns-repeated="4"/>
          <table:table-cell office:value-type="float" office:value="-0.029466">
            <text:p>-0.029466</text:p>
          </table:table-cell>
          <table:table-cell office:value-type="float" office:value="0.025447">
            <text:p>0.025447</text:p>
          </table:table-cell>
          <table:table-cell table:number-columns-repeated="10"/>
        </table:table-row>
        <table:table-row table:style-name="ro1">
          <table:table-cell table:formula="of:=[.A468]+257" office:value-type="float" office:value="120533">
            <text:p>120533</text:p>
          </table:table-cell>
          <table:table-cell table:number-columns-repeated="6"/>
          <table:table-cell office:value-type="float" office:value="-0.142991">
            <text:p>-0.142991</text:p>
          </table:table-cell>
          <table:table-cell office:value-type="float" office:value="0.122104">
            <text:p>0.12210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formula="of:=[.A469]+257" office:value-type="float" office:value="120790">
            <text:p>120790</text:p>
          </table:table-cell>
          <table:table-cell table:number-columns-repeated="6"/>
          <table:table-cell office:value-type="float" office:value="-0.03775">
            <text:p>-0.03775</text:p>
          </table:table-cell>
          <table:table-cell office:value-type="float" office:value="0.395043">
            <text:p>0.395043</text:p>
          </table:table-cell>
          <table:table-cell table:number-columns-repeated="4"/>
          <table:table-cell office:value-type="float" office:value="0.011673">
            <text:p>0.011673</text:p>
          </table:table-cell>
          <table:table-cell office:value-type="float" office:value="0.05649">
            <text:p>0.05649</text:p>
          </table:table-cell>
          <table:table-cell table:number-columns-repeated="10"/>
        </table:table-row>
        <table:table-row table:style-name="ro1">
          <table:table-cell table:formula="of:=[.A470]+257" office:value-type="float" office:value="121047">
            <text:p>121047</text:p>
          </table:table-cell>
          <table:table-cell table:number-columns-repeated="6"/>
          <table:table-cell office:value-type="float" office:value="0.769126">
            <text:p>0.769126</text:p>
          </table:table-cell>
          <table:table-cell office:value-type="float" office:value="0.208296">
            <text:p>0.208296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34374">
            <text:p>0.034374</text:p>
          </table:table-cell>
          <table:table-cell table:number-columns-repeated="10"/>
        </table:table-row>
        <table:table-row table:style-name="ro1">
          <table:table-cell table:formula="of:=[.A471]+257" office:value-type="float" office:value="121304">
            <text:p>121304</text:p>
          </table:table-cell>
          <table:table-cell table:number-columns-repeated="6"/>
          <table:table-cell office:value-type="float" office:value="-0.200188">
            <text:p>-0.200188</text:p>
          </table:table-cell>
          <table:table-cell office:value-type="float" office:value="-0.158017">
            <text:p>-0.158017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36505">
            <text:p>0.036505</text:p>
          </table:table-cell>
          <table:table-cell table:number-columns-repeated="10"/>
        </table:table-row>
        <table:table-row table:style-name="ro1">
          <table:table-cell table:formula="of:=[.A472]+257" office:value-type="float" office:value="121561">
            <text:p>121561</text:p>
          </table:table-cell>
          <table:table-cell table:number-columns-repeated="6"/>
          <table:table-cell office:value-type="float" office:value="-0.031896">
            <text:p>-0.031896</text:p>
          </table:table-cell>
          <table:table-cell office:value-type="float" office:value="0.13647">
            <text:p>0.1364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8527">
            <text:p>0.008527</text:p>
          </table:table-cell>
          <table:table-cell table:number-columns-repeated="10"/>
        </table:table-row>
        <table:table-row table:style-name="ro1">
          <table:table-cell table:formula="of:=[.A473]+257" office:value-type="float" office:value="121818">
            <text:p>121818</text:p>
          </table:table-cell>
          <table:table-cell table:number-columns-repeated="6"/>
          <table:table-cell office:value-type="float" office:value="0.014005">
            <text:p>0.014005</text:p>
          </table:table-cell>
          <table:table-cell office:value-type="float" office:value="0.009577">
            <text:p>0.009577</text:p>
          </table:table-cell>
          <table:table-cell table:number-columns-repeated="4"/>
          <table:table-cell office:value-type="float" office:value="-0.014591">
            <text:p>-0.014591</text:p>
          </table:table-cell>
          <table:table-cell office:value-type="float" office:value="0.010525">
            <text:p>0.010525</text:p>
          </table:table-cell>
          <table:table-cell table:number-columns-repeated="10"/>
        </table:table-row>
        <table:table-row table:style-name="ro1">
          <table:table-cell table:formula="of:=[.A474]+257" office:value-type="float" office:value="122075">
            <text:p>122075</text:p>
          </table:table-cell>
          <table:table-cell table:number-columns-repeated="6"/>
          <table:table-cell office:value-type="float" office:value="0.643462">
            <text:p>0.643462</text:p>
          </table:table-cell>
          <table:table-cell office:value-type="float" office:value="0.35913">
            <text:p>0.35913</text:p>
          </table:table-cell>
          <table:table-cell table:number-columns-repeated="4"/>
          <table:table-cell office:value-type="float" office:value="-0.029437">
            <text:p>-0.029437</text:p>
          </table:table-cell>
          <table:table-cell office:value-type="float" office:value="0.024648">
            <text:p>0.024648</text:p>
          </table:table-cell>
          <table:table-cell table:number-columns-repeated="10"/>
        </table:table-row>
        <table:table-row table:style-name="ro1">
          <table:table-cell table:formula="of:=[.A475]+257" office:value-type="float" office:value="122332">
            <text:p>122332</text:p>
          </table:table-cell>
          <table:table-cell table:number-columns-repeated="6"/>
          <table:table-cell office:value-type="float" office:value="-0.092498">
            <text:p>-0.092498</text:p>
          </table:table-cell>
          <table:table-cell office:value-type="float" office:value="0.323217">
            <text:p>0.323217</text:p>
          </table:table-cell>
          <table:table-cell table:number-columns-repeated="4"/>
          <table:table-cell office:value-type="float" office:value="0.011019">
            <text:p>0.011019</text:p>
          </table:table-cell>
          <table:table-cell office:value-type="float" office:value="0.050761">
            <text:p>0.050761</text:p>
          </table:table-cell>
          <table:table-cell table:number-columns-repeated="10"/>
        </table:table-row>
        <table:table-row table:style-name="ro1">
          <table:table-cell table:formula="of:=[.A476]+257" office:value-type="float" office:value="122589">
            <text:p>122589</text:p>
          </table:table-cell>
          <table:table-cell table:number-columns-repeated="6"/>
          <table:table-cell office:value-type="float" office:value="0.845963">
            <text:p>0.845963</text:p>
          </table:table-cell>
          <table:table-cell office:value-type="float" office:value="0.150835">
            <text:p>0.15083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1732">
            <text:p>0.001732</text:p>
          </table:table-cell>
          <table:table-cell table:number-columns-repeated="10"/>
        </table:table-row>
        <table:table-row table:style-name="ro1">
          <table:table-cell table:formula="of:=[.A477]+257" office:value-type="float" office:value="122846">
            <text:p>122846</text:p>
          </table:table-cell>
          <table:table-cell table:number-columns-repeated="6"/>
          <table:table-cell office:value-type="float" office:value="-0.228786">
            <text:p>-0.228786</text:p>
          </table:table-cell>
          <table:table-cell office:value-type="float" office:value="0.59855">
            <text:p>0.5985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8511">
            <text:p>0.028511</text:p>
          </table:table-cell>
          <table:table-cell table:number-columns-repeated="10"/>
        </table:table-row>
        <table:table-row table:style-name="ro1">
          <table:table-cell table:formula="of:=[.A478]+257" office:value-type="float" office:value="123103">
            <text:p>123103</text:p>
          </table:table-cell>
          <table:table-cell table:number-columns-repeated="6"/>
          <table:table-cell office:value-type="float" office:value="-0.016717">
            <text:p>-0.016717</text:p>
          </table:table-cell>
          <table:table-cell office:value-type="float" office:value="0.797269">
            <text:p>0.797269</text:p>
          </table:table-cell>
          <table:table-cell table:number-columns-repeated="4"/>
          <table:table-cell office:value-type="float" office:value="-0.007356">
            <text:p>-0.007356</text:p>
          </table:table-cell>
          <table:table-cell office:value-type="float" office:value="0.011591">
            <text:p>0.011591</text:p>
          </table:table-cell>
          <table:table-cell table:number-columns-repeated="10"/>
        </table:table-row>
        <table:table-row table:style-name="ro1">
          <table:table-cell table:formula="of:=[.A479]+257" office:value-type="float" office:value="123360">
            <text:p>123360</text:p>
          </table:table-cell>
          <table:table-cell table:number-columns-repeated="6"/>
          <table:table-cell office:value-type="float" office:value="0.707808">
            <text:p>0.707808</text:p>
          </table:table-cell>
          <table:table-cell office:value-type="float" office:value="-0.368707">
            <text:p>-0.36870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number-columns-repeated="10"/>
        </table:table-row>
        <table:table-row table:style-name="ro1">
          <table:table-cell table:formula="of:=[.A480]+257" office:value-type="float" office:value="123617">
            <text:p>123617</text:p>
          </table:table-cell>
          <table:table-cell table:number-columns-repeated="6"/>
          <table:table-cell office:value-type="float" office:value="-0.208599">
            <text:p>-0.208599</text:p>
          </table:table-cell>
          <table:table-cell office:value-type="float" office:value="-0.225055">
            <text:p>-0.22505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table:number-columns-repeated="10"/>
        </table:table-row>
        <table:table-row table:style-name="ro1">
          <table:table-cell table:formula="of:=[.A481]+257" office:value-type="float" office:value="123874">
            <text:p>123874</text:p>
          </table:table-cell>
          <table:table-cell table:number-columns-repeated="6"/>
          <table:table-cell office:value-type="float" office:value="0.610658">
            <text:p>0.610658</text:p>
          </table:table-cell>
          <table:table-cell office:value-type="float" office:value="0.519542">
            <text:p>0.519542</text:p>
          </table:table-cell>
          <table:table-cell table:number-columns-repeated="4"/>
          <table:table-cell office:value-type="float" office:value="-0.029424">
            <text:p>-0.029424</text:p>
          </table:table-cell>
          <table:table-cell office:value-type="float" office:value="0.007328">
            <text:p>0.007328</text:p>
          </table:table-cell>
          <table:table-cell table:number-columns-repeated="10"/>
        </table:table-row>
        <table:table-row table:style-name="ro1">
          <table:table-cell table:formula="of:=[.A482]+257" office:value-type="float" office:value="124131">
            <text:p>124131</text:p>
          </table:table-cell>
          <table:table-cell table:number-columns-repeated="6"/>
          <table:table-cell office:value-type="float" office:value="-0.203553">
            <text:p>-0.203553</text:p>
          </table:table-cell>
          <table:table-cell office:value-type="float" office:value="-0.19393">
            <text:p>-0.1939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4256">
            <text:p>0.014256</text:p>
          </table:table-cell>
          <table:table-cell table:number-columns-repeated="10"/>
        </table:table-row>
        <table:table-row table:style-name="ro1">
          <table:table-cell table:formula="of:=[.A483]+257" office:value-type="float" office:value="124388">
            <text:p>124388</text:p>
          </table:table-cell>
          <table:table-cell table:number-columns-repeated="6"/>
          <table:table-cell office:value-type="float" office:value="0.610658">
            <text:p>0.610658</text:p>
          </table:table-cell>
          <table:table-cell office:value-type="float" office:value="0.263362">
            <text:p>0.263362</text:p>
          </table:table-cell>
          <table:table-cell table:number-columns-repeated="4"/>
          <table:table-cell office:value-type="float" office:value="0.029424">
            <text:p>0.029424</text:p>
          </table:table-cell>
          <table:table-cell office:value-type="float" office:value="0.047564">
            <text:p>0.047564</text:p>
          </table:table-cell>
          <table:table-cell table:number-columns-repeated="10"/>
        </table:table-row>
        <table:table-row table:style-name="ro1">
          <table:table-cell table:formula="of:=[.A484]+257" office:value-type="float" office:value="124645">
            <text:p>124645</text:p>
          </table:table-cell>
          <table:table-cell table:number-columns-repeated="6"/>
          <table:table-cell office:value-type="float" office:value="-0.195141">
            <text:p>-0.195141</text:p>
          </table:table-cell>
          <table:table-cell office:value-type="float" office:value="-0.363919">
            <text:p>-0.363919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34107">
            <text:p>0.034107</text:p>
          </table:table-cell>
          <table:table-cell table:number-columns-repeated="10"/>
        </table:table-row>
        <table:table-row table:style-name="ro1">
          <table:table-cell table:formula="of:=[.A485]+257" office:value-type="float" office:value="124902">
            <text:p>124902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-0.088585">
            <text:p>-0.08858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number-columns-repeated="10"/>
        </table:table-row>
        <table:table-row table:style-name="ro1">
          <table:table-cell table:formula="of:=[.A486]+257" office:value-type="float" office:value="125159">
            <text:p>125159</text:p>
          </table:table-cell>
          <table:table-cell table:number-columns-repeated="6"/>
          <table:table-cell office:value-type="float" office:value="-0.164726">
            <text:p>-0.164726</text:p>
          </table:table-cell>
          <table:table-cell office:value-type="float" office:value="0.682348">
            <text:p>0.68234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number-columns-repeated="10"/>
        </table:table-row>
        <table:table-row table:style-name="ro1">
          <table:table-cell table:formula="of:=[.A487]+257" office:value-type="float" office:value="125416">
            <text:p>125416</text:p>
          </table:table-cell>
          <table:table-cell table:number-columns-repeated="6"/>
          <table:table-cell office:value-type="float" office:value="0.028935">
            <text:p>0.028935</text:p>
          </table:table-cell>
          <table:table-cell office:value-type="float" office:value="-0.545878">
            <text:p>-0.545878</text:p>
          </table:table-cell>
          <table:table-cell table:number-columns-repeated="4"/>
          <table:table-cell office:value-type="float" office:value="-0.009812">
            <text:p>-0.009812</text:p>
          </table:table-cell>
          <table:table-cell office:value-type="float" office:value="0.010259">
            <text:p>0.010259</text:p>
          </table:table-cell>
          <table:table-cell table:number-columns-repeated="10"/>
        </table:table-row>
        <table:table-row table:style-name="ro1">
          <table:table-cell table:formula="of:=[.A488]+257" office:value-type="float" office:value="125673">
            <text:p>125673</text:p>
          </table:table-cell>
          <table:table-cell table:number-columns-repeated="6"/>
          <table:table-cell office:value-type="float" office:value="-0.008832">
            <text:p>-0.008832</text:p>
          </table:table-cell>
          <table:table-cell office:value-type="float" office:value="-0.433351">
            <text:p>-0.43335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-0.005329">
            <text:p>-0.005329</text:p>
          </table:table-cell>
          <table:table-cell table:number-columns-repeated="10"/>
        </table:table-row>
        <table:table-row table:style-name="ro1">
          <table:table-cell table:formula="of:=[.A489]+257" office:value-type="float" office:value="125930">
            <text:p>125930</text:p>
          </table:table-cell>
          <table:table-cell table:number-columns-repeated="6"/>
          <table:table-cell office:value-type="float" office:value="0.681312">
            <text:p>0.681312</text:p>
          </table:table-cell>
          <table:table-cell office:value-type="float" office:value="-0.361524">
            <text:p>-0.36152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5055">
            <text:p>0.015055</text:p>
          </table:table-cell>
          <table:table-cell table:number-columns-repeated="10"/>
        </table:table-row>
        <table:table-row table:style-name="ro1">
          <table:table-cell table:formula="of:=[.A490]+257" office:value-type="float" office:value="126187">
            <text:p>126187</text:p>
          </table:table-cell>
          <table:table-cell table:number-columns-repeated="6"/>
          <table:table-cell office:value-type="float" office:value="-0.203553">
            <text:p>-0.203553</text:p>
          </table:table-cell>
          <table:table-cell office:value-type="float" office:value="-0.069432">
            <text:p>-0.06943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0377">
            <text:p>0.030377</text:p>
          </table:table-cell>
          <table:table-cell table:number-columns-repeated="10"/>
        </table:table-row>
        <table:table-row table:style-name="ro1">
          <table:table-cell table:formula="of:=[.A491]+257" office:value-type="float" office:value="126444">
            <text:p>126444</text:p>
          </table:table-cell>
          <table:table-cell table:number-columns-repeated="6"/>
          <table:table-cell office:value-type="float" office:value="0.686359">
            <text:p>0.686359</text:p>
          </table:table-cell>
          <table:table-cell office:value-type="float" office:value="-0.301669">
            <text:p>-0.301669</text:p>
          </table:table-cell>
          <table:table-cell table:number-columns-repeated="4"/>
          <table:table-cell office:value-type="float" office:value="0.029402">
            <text:p>0.029402</text:p>
          </table:table-cell>
          <table:table-cell office:value-type="float" office:value="0.019052">
            <text:p>0.019052</text:p>
          </table:table-cell>
          <table:table-cell table:number-columns-repeated="10"/>
        </table:table-row>
        <table:table-row table:style-name="ro1">
          <table:table-cell table:formula="of:=[.A492]+257" office:value-type="float" office:value="126701">
            <text:p>126701</text:p>
          </table:table-cell>
          <table:table-cell table:number-columns-repeated="6"/>
          <table:table-cell office:value-type="float" office:value="-0.23888">
            <text:p>-0.23888</text:p>
          </table:table-cell>
          <table:table-cell office:value-type="float" office:value="0.272939">
            <text:p>0.27293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2798">
            <text:p>0.002798</text:p>
          </table:table-cell>
          <table:table-cell table:number-columns-repeated="10"/>
        </table:table-row>
        <table:table-row table:style-name="ro1">
          <table:table-cell table:formula="of:=[.A493]+257" office:value-type="float" office:value="126958">
            <text:p>126958</text:p>
          </table:table-cell>
          <table:table-cell table:number-columns-repeated="6"/>
          <table:table-cell office:value-type="float" office:value="0.625798">
            <text:p>0.625798</text:p>
          </table:table-cell>
          <table:table-cell office:value-type="float" office:value="-0.612916">
            <text:p>-0.612916</text:p>
          </table:table-cell>
          <table:table-cell table:number-columns-repeated="4"/>
          <table:table-cell office:value-type="float" office:value="-0.029424">
            <text:p>-0.029424</text:p>
          </table:table-cell>
          <table:table-cell office:value-type="float" office:value="0.017187">
            <text:p>0.017187</text:p>
          </table:table-cell>
          <table:table-cell table:number-columns-repeated="10"/>
        </table:table-row>
        <table:table-row table:style-name="ro1">
          <table:table-cell table:formula="of:=[.A494]+257" office:value-type="float" office:value="127215">
            <text:p>127215</text:p>
          </table:table-cell>
          <table:table-cell table:number-columns-repeated="6"/>
          <table:table-cell office:value-type="float" office:value="-0.200188">
            <text:p>-0.200188</text:p>
          </table:table-cell>
          <table:table-cell office:value-type="float" office:value="0.021548">
            <text:p>0.021548</text:p>
          </table:table-cell>
          <table:table-cell table:number-columns-repeated="4"/>
          <table:table-cell office:value-type="float" office:value="-0.009804">
            <text:p>-0.009804</text:p>
          </table:table-cell>
          <table:table-cell office:value-type="float" office:value="0.013323">
            <text:p>0.013323</text:p>
          </table:table-cell>
          <table:table-cell table:number-columns-repeated="10"/>
        </table:table-row>
        <table:table-row table:style-name="ro1">
          <table:table-cell table:formula="of:=[.A495]+257" office:value-type="float" office:value="127472">
            <text:p>127472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-0.679953">
            <text:p>-0.679953</text:p>
          </table:table-cell>
          <table:table-cell table:number-columns-repeated="4"/>
          <table:table-cell office:value-type="float" office:value="0.029402">
            <text:p>0.029402</text:p>
          </table:table-cell>
          <table:table-cell office:value-type="float" office:value="0.0433">
            <text:p>0.0433</text:p>
          </table:table-cell>
          <table:table-cell table:number-columns-repeated="10"/>
        </table:table-row>
        <table:table-row table:style-name="ro1">
          <table:table-cell table:formula="of:=[.A496]+257" office:value-type="float" office:value="127729">
            <text:p>127729</text:p>
          </table:table-cell>
          <table:table-cell table:number-columns-repeated="6"/>
          <table:table-cell office:value-type="float" office:value="-0.195877">
            <text:p>-0.195877</text:p>
          </table:table-cell>
          <table:table-cell office:value-type="float" office:value="-0.191536">
            <text:p>-0.191536</text:p>
          </table:table-cell>
          <table:table-cell table:number-columns-repeated="4"/>
          <table:table-cell office:value-type="float" office:value="0.007356">
            <text:p>0.007356</text:p>
          </table:table-cell>
          <table:table-cell office:value-type="float" office:value="0.009859">
            <text:p>0.009859</text:p>
          </table:table-cell>
          <table:table-cell table:number-columns-repeated="10"/>
        </table:table-row>
        <table:table-row table:style-name="ro1">
          <table:table-cell table:formula="of:=[.A497]+257" office:value-type="float" office:value="127986">
            <text:p>127986</text:p>
          </table:table-cell>
          <table:table-cell table:number-columns-repeated="6"/>
          <table:table-cell office:value-type="float" office:value="0.753229">
            <text:p>0.753229</text:p>
          </table:table-cell>
          <table:table-cell office:value-type="float" office:value="-0.593762">
            <text:p>-0.59376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3323">
            <text:p>0.013323</text:p>
          </table:table-cell>
          <table:table-cell table:number-columns-repeated="10"/>
        </table:table-row>
        <table:table-row table:style-name="ro1">
          <table:table-cell table:formula="of:=[.A498]+257" office:value-type="float" office:value="128243">
            <text:p>128243</text:p>
          </table:table-cell>
          <table:table-cell table:number-columns-repeated="6"/>
          <table:table-cell office:value-type="float" office:value="-0.188307">
            <text:p>-0.188307</text:p>
          </table:table-cell>
          <table:table-cell office:value-type="float" office:value="-0.481235">
            <text:p>-0.481235</text:p>
          </table:table-cell>
          <table:table-cell table:number-columns-repeated="4"/>
          <table:table-cell office:value-type="float" office:value="-0.007356">
            <text:p>-0.007356</text:p>
          </table:table-cell>
          <table:table-cell office:value-type="float" office:value="-0.009193">
            <text:p>-0.009193</text:p>
          </table:table-cell>
          <table:table-cell table:number-columns-repeated="10"/>
        </table:table-row>
        <table:table-row table:style-name="ro1">
          <table:table-cell table:formula="of:=[.A499]+257" office:value-type="float" office:value="128500">
            <text:p>128500</text:p>
          </table:table-cell>
          <table:table-cell table:number-columns-repeated="6"/>
          <table:table-cell office:value-type="float" office:value="0.662387">
            <text:p>0.662387</text:p>
          </table:table-cell>
          <table:table-cell office:value-type="float" office:value="0.148441">
            <text:p>0.14844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692">
            <text:p>0.01692</text:p>
          </table:table-cell>
          <table:table-cell table:number-columns-repeated="10"/>
        </table:table-row>
        <table:table-row table:style-name="ro1">
          <table:table-cell table:formula="of:=[.A500]+257" office:value-type="float" office:value="128757">
            <text:p>128757</text:p>
          </table:table-cell>
          <table:table-cell table:number-columns-repeated="6"/>
          <table:table-cell office:value-type="float" office:value="-0.180001">
            <text:p>-0.180001</text:p>
          </table:table-cell>
          <table:table-cell office:value-type="float" office:value="0.07422">
            <text:p>0.07422</text:p>
          </table:table-cell>
          <table:table-cell table:number-columns-repeated="4"/>
          <table:table-cell office:value-type="float" office:value="-0.009798">
            <text:p>-0.009798</text:p>
          </table:table-cell>
          <table:table-cell office:value-type="float" office:value="0.001998">
            <text:p>0.001998</text:p>
          </table:table-cell>
          <table:table-cell table:number-columns-repeated="10"/>
        </table:table-row>
        <table:table-row table:style-name="ro1">
          <table:table-cell table:formula="of:=[.A501]+257" office:value-type="float" office:value="129014">
            <text:p>129014</text:p>
          </table:table-cell>
          <table:table-cell table:number-columns-repeated="6"/>
          <table:table-cell office:value-type="float" office:value="-0.024918">
            <text:p>-0.024918</text:p>
          </table:table-cell>
          <table:table-cell office:value-type="float" office:value="0.186748">
            <text:p>0.186748</text:p>
          </table:table-cell>
          <table:table-cell table:number-columns-repeated="4"/>
          <table:table-cell office:value-type="float" office:value="-0.007351">
            <text:p>-0.007351</text:p>
          </table:table-cell>
          <table:table-cell office:value-type="float" office:value="0.023715">
            <text:p>0.023715</text:p>
          </table:table-cell>
          <table:table-cell table:number-columns-repeated="10"/>
        </table:table-row>
        <table:table-row table:style-name="ro1">
          <table:table-cell table:formula="of:=[.A502]+257" office:value-type="float" office:value="129271">
            <text:p>129271</text:p>
          </table:table-cell>
          <table:table-cell table:number-columns-repeated="6"/>
          <table:table-cell office:value-type="float" office:value="0.730518">
            <text:p>0.730518</text:p>
          </table:table-cell>
          <table:table-cell office:value-type="float" office:value="-1.022324">
            <text:p>-1.022324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33841">
            <text:p>0.033841</text:p>
          </table:table-cell>
          <table:table-cell table:number-columns-repeated="10"/>
        </table:table-row>
        <table:table-row table:style-name="ro1">
          <table:table-cell table:formula="of:=[.A503]+257" office:value-type="float" office:value="129528">
            <text:p>129528</text:p>
          </table:table-cell>
          <table:table-cell table:number-columns-repeated="6"/>
          <table:table-cell office:value-type="float" office:value="-0.184522">
            <text:p>-0.184522</text:p>
          </table:table-cell>
          <table:table-cell office:value-type="float" office:value="-0.687136">
            <text:p>-0.68713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7461">
            <text:p>0.007461</text:p>
          </table:table-cell>
          <table:table-cell table:number-columns-repeated="10"/>
        </table:table-row>
        <table:table-row table:style-name="ro1">
          <table:table-cell table:formula="of:=[.A504]+257" office:value-type="float" office:value="129785">
            <text:p>129785</text:p>
          </table:table-cell>
          <table:table-cell table:number-columns-repeated="6"/>
          <table:table-cell office:value-type="float" office:value="-0.003785">
            <text:p>-0.003785</text:p>
          </table:table-cell>
          <table:table-cell office:value-type="float" office:value="0.100556">
            <text:p>0.100556</text:p>
          </table:table-cell>
          <table:table-cell table:number-columns-repeated="4"/>
          <table:table-cell office:value-type="float" office:value="-0.007356">
            <text:p>-0.007356</text:p>
          </table:table-cell>
          <table:table-cell office:value-type="float" office:value="0.018386">
            <text:p>0.018386</text:p>
          </table:table-cell>
          <table:table-cell table:number-columns-repeated="10"/>
        </table:table-row>
        <table:table-row table:style-name="ro1">
          <table:table-cell table:formula="of:=[.A505]+257" office:value-type="float" office:value="130042">
            <text:p>130042</text:p>
          </table:table-cell>
          <table:table-cell table:number-columns-repeated="6"/>
          <table:table-cell office:value-type="float" office:value="0.753229">
            <text:p>0.753229</text:p>
          </table:table-cell>
          <table:table-cell office:value-type="float" office:value="-0.816423">
            <text:p>-0.816423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22116">
            <text:p>0.022116</text:p>
          </table:table-cell>
          <table:table-cell table:number-columns-repeated="10"/>
        </table:table-row>
        <table:table-row table:style-name="ro1">
          <table:table-cell table:formula="of:=[.A506]+257" office:value-type="float" office:value="130299">
            <text:p>130299</text:p>
          </table:table-cell>
          <table:table-cell table:number-columns-repeated="6"/>
          <table:table-cell office:value-type="float" office:value="-0.225422">
            <text:p>-0.225422</text:p>
          </table:table-cell>
          <table:table-cell office:value-type="float" office:value="0.014365">
            <text:p>0.014365</text:p>
          </table:table-cell>
          <table:table-cell table:number-columns-repeated="4"/>
          <table:table-cell office:value-type="float" office:value="0.009808">
            <text:p>0.009808</text:p>
          </table:table-cell>
          <table:table-cell office:value-type="float" office:value="0.032775">
            <text:p>0.032775</text:p>
          </table:table-cell>
          <table:table-cell table:number-columns-repeated="10"/>
        </table:table-row>
        <table:table-row table:style-name="ro1">
          <table:table-cell table:formula="of:=[.A507]+257" office:value-type="float" office:value="130556">
            <text:p>130556</text:p>
          </table:table-cell>
          <table:table-cell table:number-columns-repeated="6"/>
          <table:table-cell office:value-type="float" office:value="-0.024023">
            <text:p>-0.024023</text:p>
          </table:table-cell>
          <table:table-cell office:value-type="float" office:value="0.009577">
            <text:p>0.00957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9859">
            <text:p>0.009859</text:p>
          </table:table-cell>
          <table:table-cell table:number-columns-repeated="10"/>
        </table:table-row>
        <table:table-row table:style-name="ro1">
          <table:table-cell table:formula="of:=[.A508]+257" office:value-type="float" office:value="130813">
            <text:p>130813</text:p>
          </table:table-cell>
          <table:table-cell table:number-columns-repeated="6"/>
          <table:table-cell office:value-type="float" office:value="0.014573">
            <text:p>0.014573</text:p>
          </table:table-cell>
          <table:table-cell office:value-type="float" office:value="0.205901">
            <text:p>0.20590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number-columns-repeated="10"/>
        </table:table-row>
        <table:table-row table:style-name="ro1">
          <table:table-cell table:formula="of:=[.A509]+257" office:value-type="float" office:value="131070">
            <text:p>131070</text:p>
          </table:table-cell>
          <table:table-cell table:number-columns-repeated="6"/>
          <table:table-cell office:value-type="float" office:value="0.768369">
            <text:p>0.768369</text:p>
          </table:table-cell>
          <table:table-cell office:value-type="float" office:value="-0.414197">
            <text:p>-0.414197</text:p>
          </table:table-cell>
          <table:table-cell table:number-columns-repeated="4"/>
          <table:table-cell office:value-type="float" office:value="-0.029402">
            <text:p>-0.029402</text:p>
          </table:table-cell>
          <table:table-cell office:value-type="float" office:value="0.011191">
            <text:p>0.011191</text:p>
          </table:table-cell>
          <table:table-cell table:number-columns-repeated="10"/>
        </table:table-row>
        <table:table-row table:style-name="ro1">
          <table:table-cell table:formula="of:=[.A510]+257" office:value-type="float" office:value="131327">
            <text:p>131327</text:p>
          </table:table-cell>
          <table:table-cell table:number-columns-repeated="6"/>
          <table:table-cell office:value-type="float" office:value="-0.225422">
            <text:p>-0.225422</text:p>
          </table:table-cell>
          <table:table-cell office:value-type="float" office:value="0.179565">
            <text:p>0.179565</text:p>
          </table:table-cell>
          <table:table-cell table:number-columns-repeated="4"/>
          <table:table-cell office:value-type="float" office:value="-0.009801">
            <text:p>-0.009801</text:p>
          </table:table-cell>
          <table:table-cell office:value-type="float" office:value="0.035306">
            <text:p>0.035306</text:p>
          </table:table-cell>
          <table:table-cell table:number-columns-repeated="10"/>
        </table:table-row>
        <table:table-row table:style-name="ro1">
          <table:table-cell table:formula="of:=[.A511]+257" office:value-type="float" office:value="131584">
            <text:p>131584</text:p>
          </table:table-cell>
          <table:table-cell table:number-columns-repeated="6"/>
          <table:table-cell office:value-type="float" office:value="0.630845">
            <text:p>0.630845</text:p>
          </table:table-cell>
          <table:table-cell office:value-type="float" office:value="-0.181959">
            <text:p>-0.181959</text:p>
          </table:table-cell>
          <table:table-cell table:number-columns-repeated="4"/>
          <table:table-cell office:value-type="float" office:value="-0.029413">
            <text:p>-0.029413</text:p>
          </table:table-cell>
          <table:table-cell office:value-type="float" office:value="-0.004263">
            <text:p>-0.004263</text:p>
          </table:table-cell>
          <table:table-cell table:number-columns-repeated="10"/>
        </table:table-row>
        <table:table-row table:style-name="ro1">
          <table:table-cell table:formula="of:=[.A512]+257" office:value-type="float" office:value="131841">
            <text:p>131841</text:p>
          </table:table-cell>
          <table:table-cell table:number-columns-repeated="6"/>
          <table:table-cell office:value-type="float" office:value="-0.213646">
            <text:p>-0.213646</text:p>
          </table:table-cell>
          <table:table-cell office:value-type="float" office:value="0.129287">
            <text:p>0.12928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453">
            <text:p>0.00453</text:p>
          </table:table-cell>
          <table:table-cell table:number-columns-repeated="10"/>
        </table:table-row>
        <table:table-row table:style-name="ro1">
          <table:table-cell table:formula="of:=[.A513]+257" office:value-type="float" office:value="132098">
            <text:p>132098</text:p>
          </table:table-cell>
          <table:table-cell table:number-columns-repeated="6"/>
          <table:table-cell office:value-type="float" office:value="0.595517">
            <text:p>0.595517</text:p>
          </table:table-cell>
          <table:table-cell office:value-type="float" office:value="0.002394">
            <text:p>0.002394</text:p>
          </table:table-cell>
          <table:table-cell table:number-columns-repeated="4"/>
          <table:table-cell office:value-type="float" office:value="0.029424">
            <text:p>0.029424</text:p>
          </table:table-cell>
          <table:table-cell office:value-type="float" office:value="0.019052">
            <text:p>0.019052</text:p>
          </table:table-cell>
          <table:table-cell table:number-columns-repeated="10"/>
        </table:table-row>
        <table:table-row table:style-name="ro1">
          <table:table-cell table:formula="of:=[.A514]+257" office:value-type="float" office:value="132355">
            <text:p>132355</text:p>
          </table:table-cell>
          <table:table-cell table:number-columns-repeated="6"/>
          <table:table-cell office:value-type="float" office:value="-0.175059">
            <text:p>-0.175059</text:p>
          </table:table-cell>
          <table:table-cell office:value-type="float" office:value="0.186748">
            <text:p>0.18674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number-columns-repeated="10"/>
        </table:table-row>
        <table:table-row table:style-name="ro1">
          <table:table-cell table:formula="of:=[.A515]+257" office:value-type="float" office:value="132612">
            <text:p>132612</text:p>
          </table:table-cell>
          <table:table-cell table:number-columns-repeated="6"/>
          <table:table-cell office:value-type="float" office:value="0.669957">
            <text:p>0.669957</text:p>
          </table:table-cell>
          <table:table-cell office:value-type="float" office:value="-0.407014">
            <text:p>-0.40701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number-columns-repeated="10"/>
        </table:table-row>
        <table:table-row table:style-name="ro1">
          <table:table-cell table:formula="of:=[.A516]+257" office:value-type="float" office:value="132869">
            <text:p>132869</text:p>
          </table:table-cell>
          <table:table-cell table:number-columns-repeated="6"/>
          <table:table-cell office:value-type="float" office:value="-0.161812">
            <text:p>-0.161812</text:p>
          </table:table-cell>
          <table:table-cell office:value-type="float" office:value="-0.538695">
            <text:p>-0.538695</text:p>
          </table:table-cell>
          <table:table-cell table:number-columns-repeated="4"/>
          <table:table-cell office:value-type="float" office:value="0.014591">
            <text:p>0.014591</text:p>
          </table:table-cell>
          <table:table-cell office:value-type="float" office:value="0.0437">
            <text:p>0.0437</text:p>
          </table:table-cell>
          <table:table-cell table:number-columns-repeated="10"/>
        </table:table-row>
        <table:table-row table:style-name="ro1">
          <table:table-cell table:formula="of:=[.A517]+257" office:value-type="float" office:value="133126">
            <text:p>133126</text:p>
          </table:table-cell>
          <table:table-cell table:number-columns-repeated="6"/>
          <table:table-cell office:value-type="float" office:value="0.738088">
            <text:p>0.738088</text:p>
          </table:table-cell>
          <table:table-cell office:value-type="float" office:value="-0.694318">
            <text:p>-0.694318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53159">
            <text:p>0.053159</text:p>
          </table:table-cell>
          <table:table-cell table:number-columns-repeated="10"/>
        </table:table-row>
        <table:table-row table:style-name="ro1">
          <table:table-cell table:formula="of:=[.A518]+257" office:value-type="float" office:value="133383">
            <text:p>133383</text:p>
          </table:table-cell>
          <table:table-cell table:number-columns-repeated="6"/>
          <table:table-cell office:value-type="float" office:value="-0.22374">
            <text:p>-0.22374</text:p>
          </table:table-cell>
          <table:table-cell office:value-type="float" office:value="0.414197">
            <text:p>0.41419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-0.009459">
            <text:p>-0.009459</text:p>
          </table:table-cell>
          <table:table-cell table:number-columns-repeated="10"/>
        </table:table-row>
        <table:table-row table:style-name="ro1">
          <table:table-cell table:formula="of:=[.A519]+257" office:value-type="float" office:value="133640">
            <text:p>133640</text:p>
          </table:table-cell>
          <table:table-cell table:number-columns-repeated="6"/>
          <table:table-cell office:value-type="float" office:value="-0.016717">
            <text:p>-0.016717</text:p>
          </table:table-cell>
          <table:table-cell office:value-type="float" office:value="0.474052">
            <text:p>0.474052</text:p>
          </table:table-cell>
          <table:table-cell table:number-columns-repeated="4"/>
          <table:table-cell office:value-type="float" office:value="-0.014591">
            <text:p>-0.014591</text:p>
          </table:table-cell>
          <table:table-cell office:value-type="float" office:value="-0.016654">
            <text:p>-0.016654</text:p>
          </table:table-cell>
          <table:table-cell table:number-columns-repeated="10"/>
        </table:table-row>
        <table:table-row table:style-name="ro1">
          <table:table-cell table:formula="of:=[.A520]+257" office:value-type="float" office:value="133897">
            <text:p>133897</text:p>
          </table:table-cell>
          <table:table-cell table:number-columns-repeated="6"/>
          <table:table-cell office:value-type="float" office:value="0.81379">
            <text:p>0.81379</text:p>
          </table:table-cell>
          <table:table-cell office:value-type="float" office:value="-0.007183">
            <text:p>-0.007183</text:p>
          </table:table-cell>
          <table:table-cell table:number-columns-repeated="4"/>
          <table:table-cell office:value-type="float" office:value="-0.088178">
            <text:p>-0.088178</text:p>
          </table:table-cell>
          <table:table-cell office:value-type="float" office:value="-0.026646">
            <text:p>-0.026646</text:p>
          </table:table-cell>
          <table:table-cell table:number-columns-repeated="10"/>
        </table:table-row>
        <table:table-row table:style-name="ro1">
          <table:table-cell table:formula="of:=[.A521]+257" office:value-type="float" office:value="134154">
            <text:p>134154</text:p>
          </table:table-cell>
          <table:table-cell table:number-columns-repeated="6"/>
          <table:table-cell office:value-type="float" office:value="-0.243927">
            <text:p>-0.243927</text:p>
          </table:table-cell>
          <table:table-cell office:value-type="float" office:value="-0.059855">
            <text:p>-0.059855</text:p>
          </table:table-cell>
          <table:table-cell table:number-columns-repeated="4"/>
          <table:table-cell office:value-type="float" office:value="-0.019455">
            <text:p>-0.019455</text:p>
          </table:table-cell>
          <table:table-cell office:value-type="float" office:value="0.017986">
            <text:p>0.017986</text:p>
          </table:table-cell>
          <table:table-cell table:number-columns-repeated="10"/>
        </table:table-row>
        <table:table-row table:style-name="ro1">
          <table:table-cell table:formula="of:=[.A522]+257" office:value-type="float" office:value="134411">
            <text:p>134411</text:p>
          </table:table-cell>
          <table:table-cell table:number-columns-repeated="6"/>
          <table:table-cell office:value-type="float" office:value="0.656079">
            <text:p>0.656079</text:p>
          </table:table-cell>
          <table:table-cell office:value-type="float" office:value="0.23942">
            <text:p>0.2394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3708">
            <text:p>0.033708</text:p>
          </table:table-cell>
          <table:table-cell table:number-columns-repeated="10"/>
        </table:table-row>
        <table:table-row table:style-name="ro1">
          <table:table-cell table:formula="of:=[.A523]+257" office:value-type="float" office:value="134668">
            <text:p>134668</text:p>
          </table:table-cell>
          <table:table-cell table:number-columns-repeated="6"/>
          <table:table-cell office:value-type="float" office:value="-0.228786">
            <text:p>-0.228786</text:p>
          </table:table-cell>
          <table:table-cell office:value-type="float" office:value="0.260968">
            <text:p>0.260968</text:p>
          </table:table-cell>
          <table:table-cell table:number-columns-repeated="4"/>
          <table:table-cell office:value-type="float" office:value="0.019455">
            <text:p>0.019455</text:p>
          </table:table-cell>
          <table:table-cell office:value-type="float" office:value="0.040636">
            <text:p>0.040636</text:p>
          </table:table-cell>
          <table:table-cell table:number-columns-repeated="10"/>
        </table:table-row>
        <table:table-row table:style-name="ro1">
          <table:table-cell table:formula="of:=[.A524]+257" office:value-type="float" office:value="134925">
            <text:p>134925</text:p>
          </table:table-cell>
          <table:table-cell table:number-columns-repeated="6"/>
          <table:table-cell office:value-type="float" office:value="0.595517">
            <text:p>0.595517</text:p>
          </table:table-cell>
          <table:table-cell office:value-type="float" office:value="-0.105345">
            <text:p>-0.10534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5847">
            <text:p>0.025847</text:p>
          </table:table-cell>
          <table:table-cell table:number-columns-repeated="10"/>
        </table:table-row>
        <table:table-row table:style-name="ro1">
          <table:table-cell table:formula="of:=[.A525]+257" office:value-type="float" office:value="135182">
            <text:p>135182</text:p>
          </table:table-cell>
          <table:table-cell table:number-columns-repeated="6"/>
          <table:table-cell office:value-type="float" office:value="-0.139291">
            <text:p>-0.139291</text:p>
          </table:table-cell>
          <table:table-cell office:value-type="float" office:value="0.134075">
            <text:p>0.13407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7187">
            <text:p>0.017187</text:p>
          </table:table-cell>
          <table:table-cell table:number-columns-repeated="10"/>
        </table:table-row>
        <table:table-row table:style-name="ro1">
          <table:table-cell table:formula="of:=[.A526]+257" office:value-type="float" office:value="135439">
            <text:p>135439</text:p>
          </table:table-cell>
          <table:table-cell table:number-columns-repeated="6"/>
          <table:table-cell office:value-type="float" office:value="0.021869">
            <text:p>0.021869</text:p>
          </table:table-cell>
          <table:table-cell office:value-type="float" office:value="0.023942">
            <text:p>0.023942</text:p>
          </table:table-cell>
          <table:table-cell table:number-columns-repeated="4"/>
          <table:table-cell office:value-type="float" office:value="0.02594">
            <text:p>0.02594</text:p>
          </table:table-cell>
          <table:table-cell office:value-type="float" office:value="0.07874">
            <text:p>0.07874</text:p>
          </table:table-cell>
          <table:table-cell table:number-columns-repeated="10"/>
        </table:table-row>
        <table:table-row table:style-name="ro1">
          <table:table-cell table:formula="of:=[.A527]+257" office:value-type="float" office:value="135696">
            <text:p>135696</text:p>
          </table:table-cell>
          <table:table-cell table:number-columns-repeated="6"/>
          <table:table-cell office:value-type="float" office:value="0.555143">
            <text:p>0.555143</text:p>
          </table:table-cell>
          <table:table-cell office:value-type="float" office:value="0.158017">
            <text:p>0.158017</text:p>
          </table:table-cell>
          <table:table-cell table:number-columns-repeated="4"/>
          <table:table-cell office:value-type="float" office:value="0.108004">
            <text:p>0.108004</text:p>
          </table:table-cell>
          <table:table-cell office:value-type="float" office:value="0.039703">
            <text:p>0.039703</text:p>
          </table:table-cell>
          <table:table-cell table:number-columns-repeated="10"/>
        </table:table-row>
        <table:table-row table:style-name="ro1">
          <table:table-cell table:formula="of:=[.A528]+257" office:value-type="float" office:value="135953">
            <text:p>135953</text:p>
          </table:table-cell>
          <table:table-cell table:number-columns-repeated="6"/>
          <table:table-cell office:value-type="float" office:value="-0.140994">
            <text:p>-0.140994</text:p>
          </table:table-cell>
          <table:table-cell office:value-type="float" office:value="0.081403">
            <text:p>0.081403</text:p>
          </table:table-cell>
          <table:table-cell table:number-columns-repeated="4"/>
          <table:table-cell office:value-type="float" office:value="-0.007351">
            <text:p>-0.007351</text:p>
          </table:table-cell>
          <table:table-cell office:value-type="float" office:value="-0.007594">
            <text:p>-0.007594</text:p>
          </table:table-cell>
          <table:table-cell table:number-columns-repeated="10"/>
        </table:table-row>
        <table:table-row table:style-name="ro1">
          <table:table-cell table:formula="of:=[.A529]+257" office:value-type="float" office:value="136210">
            <text:p>136210</text:p>
          </table:table-cell>
          <table:table-cell table:number-columns-repeated="6"/>
          <table:table-cell office:value-type="float" office:value="-0.008516">
            <text:p>-0.008516</text:p>
          </table:table-cell>
          <table:table-cell office:value-type="float" office:value="-0.112527">
            <text:p>-0.112527</text:p>
          </table:table-cell>
          <table:table-cell table:number-columns-repeated="4"/>
          <table:table-cell office:value-type="float" office:value="0.007359">
            <text:p>0.007359</text:p>
          </table:table-cell>
          <table:table-cell office:value-type="float" office:value="0.006795">
            <text:p>0.006795</text:p>
          </table:table-cell>
          <table:table-cell table:number-columns-repeated="10"/>
        </table:table-row>
        <table:table-row table:style-name="ro1">
          <table:table-cell table:formula="of:=[.A530]+257" office:value-type="float" office:value="136467">
            <text:p>136467</text:p>
          </table:table-cell>
          <table:table-cell table:number-columns-repeated="6"/>
          <table:table-cell office:value-type="float" office:value="0.719163">
            <text:p>0.719163</text:p>
          </table:table-cell>
          <table:table-cell office:value-type="float" office:value="0.272939">
            <text:p>0.27293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40502">
            <text:p>0.040502</text:p>
          </table:table-cell>
          <table:table-cell table:number-columns-repeated="10"/>
        </table:table-row>
        <table:table-row table:style-name="ro1">
          <table:table-cell table:formula="of:=[.A531]+257" office:value-type="float" office:value="136724">
            <text:p>136724</text:p>
          </table:table-cell>
          <table:table-cell table:number-columns-repeated="6"/>
          <table:table-cell office:value-type="float" office:value="-0.218693">
            <text:p>-0.218693</text:p>
          </table:table-cell>
          <table:table-cell office:value-type="float" office:value="0.138864">
            <text:p>0.138864</text:p>
          </table:table-cell>
          <table:table-cell table:number-columns-repeated="4"/>
          <table:table-cell office:value-type="float" office:value="0.038911">
            <text:p>0.038911</text:p>
          </table:table-cell>
          <table:table-cell office:value-type="float" office:value="0.081937">
            <text:p>0.081937</text:p>
          </table:table-cell>
          <table:table-cell table:number-columns-repeated="10"/>
        </table:table-row>
        <table:table-row table:style-name="ro1">
          <table:table-cell table:formula="of:=[.A532]+257" office:value-type="float" office:value="136981">
            <text:p>136981</text:p>
          </table:table-cell>
          <table:table-cell table:number-columns-repeated="6"/>
          <table:table-cell office:value-type="float" office:value="-0.018976">
            <text:p>-0.018976</text:p>
          </table:table-cell>
          <table:table-cell office:value-type="float" office:value="0.280122">
            <text:p>0.280122</text:p>
          </table:table-cell>
          <table:table-cell table:number-columns-repeated="4"/>
          <table:table-cell office:value-type="float" office:value="-0.011673">
            <text:p>-0.011673</text:p>
          </table:table-cell>
          <table:table-cell office:value-type="float" office:value="-0.021983">
            <text:p>-0.021983</text:p>
          </table:table-cell>
          <table:table-cell table:number-columns-repeated="10"/>
        </table:table-row>
        <table:table-row table:style-name="ro1">
          <table:table-cell table:formula="of:=[.A533]+257" office:value-type="float" office:value="137238">
            <text:p>137238</text:p>
          </table:table-cell>
          <table:table-cell table:number-columns-repeated="6"/>
          <table:table-cell office:value-type="float" office:value="0.018168">
            <text:p>0.018168</text:p>
          </table:table-cell>
          <table:table-cell office:value-type="float" office:value="-0.409408">
            <text:p>-0.409408</text:p>
          </table:table-cell>
          <table:table-cell table:number-columns-repeated="4"/>
          <table:table-cell office:value-type="float" office:value="0.075364">
            <text:p>0.075364</text:p>
          </table:table-cell>
          <table:table-cell office:value-type="float" office:value="0.088199">
            <text:p>0.088199</text:p>
          </table:table-cell>
          <table:table-cell table:number-columns-repeated="10"/>
        </table:table-row>
        <table:table-row table:style-name="ro1">
          <table:table-cell table:formula="of:=[.A534]+257" office:value-type="float" office:value="137495">
            <text:p>137495</text:p>
          </table:table-cell>
          <table:table-cell table:number-columns-repeated="6"/>
          <table:table-cell office:value-type="float" office:value="0.651032">
            <text:p>0.651032</text:p>
          </table:table-cell>
          <table:table-cell office:value-type="float" office:value="0.088585">
            <text:p>0.088585</text:p>
          </table:table-cell>
          <table:table-cell table:number-columns-repeated="4"/>
          <table:table-cell office:value-type="float" office:value="0.116732">
            <text:p>0.116732</text:p>
          </table:table-cell>
          <table:table-cell office:value-type="float" office:value="0.037038">
            <text:p>0.037038</text:p>
          </table:table-cell>
          <table:table-cell table:number-columns-repeated="10"/>
        </table:table-row>
        <table:table-row table:style-name="ro1">
          <table:table-cell table:formula="of:=[.A535]+257" office:value-type="float" office:value="137752">
            <text:p>137752</text:p>
          </table:table-cell>
          <table:table-cell table:number-columns-repeated="6"/>
          <table:table-cell office:value-type="float" office:value="-0.142924">
            <text:p>-0.142924</text:p>
          </table:table-cell>
          <table:table-cell office:value-type="float" office:value="-0.07422">
            <text:p>-0.0742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number-columns-repeated="10"/>
        </table:table-row>
        <table:table-row table:style-name="ro1">
          <table:table-cell table:formula="of:=[.A536]+257" office:value-type="float" office:value="138009">
            <text:p>138009</text:p>
          </table:table-cell>
          <table:table-cell table:number-columns-repeated="6"/>
          <table:table-cell office:value-type="float" office:value="0.011103">
            <text:p>0.011103</text:p>
          </table:table-cell>
          <table:table-cell office:value-type="float" office:value="1.403002">
            <text:p>1.403002</text:p>
          </table:table-cell>
          <table:table-cell table:number-columns-repeated="4"/>
          <table:table-cell office:value-type="float" office:value="0.114856">
            <text:p>0.114856</text:p>
          </table:table-cell>
          <table:table-cell office:value-type="float" office:value="0.216101">
            <text:p>0.216101</text:p>
          </table:table-cell>
          <table:table-cell table:number-columns-repeated="10"/>
        </table:table-row>
        <table:table-row table:style-name="ro1">
          <table:table-cell table:formula="of:=[.A537]+257" office:value-type="float" office:value="138266">
            <text:p>138266</text:p>
          </table:table-cell>
          <table:table-cell table:number-columns-repeated="6"/>
          <table:table-cell office:value-type="float" office:value="0.605611">
            <text:p>0.605611</text:p>
          </table:table-cell>
          <table:table-cell office:value-type="float" office:value="1.051054">
            <text:p>1.051054</text:p>
          </table:table-cell>
          <table:table-cell table:number-columns-repeated="4"/>
          <table:table-cell office:value-type="float" office:value="0.284738">
            <text:p>0.284738</text:p>
          </table:table-cell>
          <table:table-cell office:value-type="float" office:value="0.121374">
            <text:p>0.121374</text:p>
          </table:table-cell>
          <table:table-cell table:number-columns-repeated="10"/>
        </table:table-row>
        <table:table-row table:style-name="ro1">
          <table:table-cell table:formula="of:=[.A538]+257" office:value-type="float" office:value="138523">
            <text:p>138523</text:p>
          </table:table-cell>
          <table:table-cell table:number-columns-repeated="6"/>
          <table:table-cell office:value-type="float" office:value="-0.144674">
            <text:p>-0.144674</text:p>
          </table:table-cell>
          <table:table-cell office:value-type="float" office:value="0.155623">
            <text:p>0.155623</text:p>
          </table:table-cell>
          <table:table-cell table:number-columns-repeated="4"/>
          <table:table-cell office:value-type="float" office:value="-0.009792">
            <text:p>-0.009792</text:p>
          </table:table-cell>
          <table:table-cell office:value-type="float" office:value="-0.014256">
            <text:p>-0.014256</text:p>
          </table:table-cell>
          <table:table-cell table:number-columns-repeated="10"/>
        </table:table-row>
        <table:table-row table:style-name="ro1">
          <table:table-cell table:formula="of:=[.A539]+257" office:value-type="float" office:value="138780">
            <text:p>138780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0.306458">
            <text:p>0.306458</text:p>
          </table:table-cell>
          <table:table-cell table:number-columns-repeated="4"/>
          <table:table-cell office:value-type="float" office:value="-0.058366">
            <text:p>-0.058366</text:p>
          </table:table-cell>
          <table:table-cell office:value-type="float" office:value="0.015455">
            <text:p>0.015455</text:p>
          </table:table-cell>
          <table:table-cell table:number-columns-repeated="10"/>
        </table:table-row>
        <table:table-row table:style-name="ro1">
          <table:table-cell table:formula="of:=[.A540]+257" office:value-type="float" office:value="139037">
            <text:p>139037</text:p>
          </table:table-cell>
          <table:table-cell table:number-columns-repeated="6"/>
          <table:table-cell office:value-type="float" office:value="-0.259067">
            <text:p>-0.259067</text:p>
          </table:table-cell>
          <table:table-cell office:value-type="float" office:value="-0.093374">
            <text:p>-0.09337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3597">
            <text:p>0.003597</text:p>
          </table:table-cell>
          <table:table-cell table:number-columns-repeated="10"/>
        </table:table-row>
        <table:table-row table:style-name="ro1">
          <table:table-cell table:formula="of:=[.A541]+257" office:value-type="float" office:value="139294">
            <text:p>139294</text:p>
          </table:table-cell>
          <table:table-cell table:number-columns-repeated="6"/>
          <table:table-cell office:value-type="float" office:value="-0.015771">
            <text:p>-0.015771</text:p>
          </table:table-cell>
          <table:table-cell office:value-type="float" office:value="-0.61531">
            <text:p>-0.6153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4389">
            <text:p>0.014389</text:p>
          </table:table-cell>
          <table:table-cell table:number-columns-repeated="10"/>
        </table:table-row>
        <table:table-row table:style-name="ro1">
          <table:table-cell table:formula="of:=[.A542]+257" office:value-type="float" office:value="139551">
            <text:p>139551</text:p>
          </table:table-cell>
          <table:table-cell table:number-columns-repeated="6"/>
          <table:table-cell office:value-type="float" office:value="0.749443">
            <text:p>0.749443</text:p>
          </table:table-cell>
          <table:table-cell office:value-type="float" office:value="0.241814">
            <text:p>0.24181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number-columns-repeated="10"/>
        </table:table-row>
        <table:table-row table:style-name="ro1">
          <table:table-cell table:formula="of:=[.A543]+257" office:value-type="float" office:value="139808">
            <text:p>139808</text:p>
          </table:table-cell>
          <table:table-cell table:number-columns-repeated="6"/>
          <table:table-cell office:value-type="float" office:value="-0.265796">
            <text:p>-0.265796</text:p>
          </table:table-cell>
          <table:table-cell office:value-type="float" office:value="-0.263362">
            <text:p>-0.263362</text:p>
          </table:table-cell>
          <table:table-cell table:number-columns-repeated="4"/>
          <table:table-cell office:value-type="float" office:value="0.045396">
            <text:p>0.045396</text:p>
          </table:table-cell>
          <table:table-cell office:value-type="float" office:value="0.075009">
            <text:p>0.075009</text:p>
          </table:table-cell>
          <table:table-cell table:number-columns-repeated="10"/>
        </table:table-row>
        <table:table-row table:style-name="ro1">
          <table:table-cell table:formula="of:=[.A544]+257" office:value-type="float" office:value="140065">
            <text:p>140065</text:p>
          </table:table-cell>
          <table:table-cell table:number-columns-repeated="6"/>
          <table:table-cell office:value-type="float" office:value="0.002019">
            <text:p>0.002019</text:p>
          </table:table-cell>
          <table:table-cell office:value-type="float" office:value="-0.323217">
            <text:p>-0.32321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40769">
            <text:p>0.040769</text:p>
          </table:table-cell>
          <table:table-cell table:number-columns-repeated="10"/>
        </table:table-row>
        <table:table-row table:style-name="ro1">
          <table:table-cell table:formula="of:=[.A545]+257" office:value-type="float" office:value="140322">
            <text:p>140322</text:p>
          </table:table-cell>
          <table:table-cell table:number-columns-repeated="6"/>
          <table:table-cell office:value-type="float" office:value="0.772154">
            <text:p>0.772154</text:p>
          </table:table-cell>
          <table:table-cell office:value-type="float" office:value="0.648829">
            <text:p>0.648829</text:p>
          </table:table-cell>
          <table:table-cell table:number-columns-repeated="4"/>
          <table:table-cell office:value-type="float" office:value="0.088238">
            <text:p>0.088238</text:p>
          </table:table-cell>
          <table:table-cell office:value-type="float" office:value="0.040369">
            <text:p>0.040369</text:p>
          </table:table-cell>
          <table:table-cell table:number-columns-repeated="10"/>
        </table:table-row>
        <table:table-row table:style-name="ro1">
          <table:table-cell table:formula="of:=[.A546]+257" office:value-type="float" office:value="140579">
            <text:p>140579</text:p>
          </table:table-cell>
          <table:table-cell table:number-columns-repeated="6"/>
          <table:table-cell office:value-type="float" office:value="-0.210282">
            <text:p>-0.210282</text:p>
          </table:table-cell>
          <table:table-cell office:value-type="float" office:value="-0.59855">
            <text:p>-0.59855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13456">
            <text:p>0.013456</text:p>
          </table:table-cell>
          <table:table-cell table:number-columns-repeated="10"/>
        </table:table-row>
        <table:table-row table:style-name="ro1">
          <table:table-cell table:formula="of:=[.A547]+257" office:value-type="float" office:value="140836">
            <text:p>140836</text:p>
          </table:table-cell>
          <table:table-cell table:number-columns-repeated="6"/>
          <table:table-cell office:value-type="float" office:value="-0.023972">
            <text:p>-0.023972</text:p>
          </table:table-cell>
          <table:table-cell office:value-type="float" office:value="0.086191">
            <text:p>0.086191</text:p>
          </table:table-cell>
          <table:table-cell table:number-columns-repeated="4"/>
          <table:table-cell office:value-type="float" office:value="0.007353">
            <text:p>0.007353</text:p>
          </table:table-cell>
          <table:table-cell office:value-type="float" office:value="0.003864">
            <text:p>0.003864</text:p>
          </table:table-cell>
          <table:table-cell table:number-columns-repeated="10"/>
        </table:table-row>
        <table:table-row table:style-name="ro1">
          <table:table-cell table:formula="of:=[.A548]+257" office:value-type="float" office:value="141093">
            <text:p>141093</text:p>
          </table:table-cell>
          <table:table-cell table:number-columns-repeated="6"/>
          <table:table-cell office:value-type="float" office:value="0.741873">
            <text:p>0.741873</text:p>
          </table:table-cell>
          <table:table-cell office:value-type="float" office:value="-0.567426">
            <text:p>-0.567426</text:p>
          </table:table-cell>
          <table:table-cell table:number-columns-repeated="4"/>
          <table:table-cell office:value-type="float" office:value="-0.058366">
            <text:p>-0.058366</text:p>
          </table:table-cell>
          <table:table-cell office:value-type="float" office:value="-0.016787">
            <text:p>-0.016787</text:p>
          </table:table-cell>
          <table:table-cell table:number-columns-repeated="10"/>
        </table:table-row>
        <table:table-row table:style-name="ro1">
          <table:table-cell table:formula="of:=[.A549]+257" office:value-type="float" office:value="141350">
            <text:p>141350</text:p>
          </table:table-cell>
          <table:table-cell table:number-columns-repeated="6"/>
          <table:table-cell office:value-type="float" office:value="-0.187361">
            <text:p>-0.187361</text:p>
          </table:table-cell>
          <table:table-cell office:value-type="float" office:value="-0.691924">
            <text:p>-0.691924</text:p>
          </table:table-cell>
          <table:table-cell table:number-columns-repeated="4"/>
          <table:table-cell office:value-type="float" office:value="-0.014591">
            <text:p>-0.014591</text:p>
          </table:table-cell>
          <table:table-cell office:value-type="float" office:value="-0.006928">
            <text:p>-0.006928</text:p>
          </table:table-cell>
          <table:table-cell table:number-columns-repeated="10"/>
        </table:table-row>
        <table:table-row table:style-name="ro1">
          <table:table-cell table:formula="of:=[.A550]+257" office:value-type="float" office:value="141607">
            <text:p>141607</text:p>
          </table:table-cell>
          <table:table-cell table:number-columns-repeated="6"/>
          <table:table-cell office:value-type="float" office:value="0.024393">
            <text:p>0.024393</text:p>
          </table:table-cell>
          <table:table-cell office:value-type="float" office:value="0.217872">
            <text:p>0.217872</text:p>
          </table:table-cell>
          <table:table-cell table:number-columns-repeated="4"/>
          <table:table-cell office:value-type="float" office:value="-0.009808">
            <text:p>-0.009808</text:p>
          </table:table-cell>
          <table:table-cell office:value-type="float" office:value="-0.005596">
            <text:p>-0.005596</text:p>
          </table:table-cell>
          <table:table-cell table:number-columns-repeated="10"/>
        </table:table-row>
        <table:table-row table:style-name="ro1">
          <table:table-cell table:formula="of:=[.A551]+257" office:value-type="float" office:value="141864">
            <text:p>141864</text:p>
          </table:table-cell>
          <table:table-cell table:number-columns-repeated="6"/>
          <table:table-cell office:value-type="float" office:value="0.676266">
            <text:p>0.676266</text:p>
          </table:table-cell>
          <table:table-cell office:value-type="float" office:value="-0.426168">
            <text:p>-0.42616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5588">
            <text:p>0.015588</text:p>
          </table:table-cell>
          <table:table-cell table:number-columns-repeated="10"/>
        </table:table-row>
        <table:table-row table:style-name="ro1">
          <table:table-cell table:formula="of:=[.A552]+257" office:value-type="float" office:value="142121">
            <text:p>142121</text:p>
          </table:table-cell>
          <table:table-cell table:number-columns-repeated="6"/>
          <table:table-cell office:value-type="float" office:value="-0.215328">
            <text:p>-0.215328</text:p>
          </table:table-cell>
          <table:table-cell office:value-type="float" office:value="0.016759">
            <text:p>0.016759</text:p>
          </table:table-cell>
          <table:table-cell table:number-columns-repeated="4"/>
          <table:table-cell office:value-type="float" office:value="-0.009801">
            <text:p>-0.009801</text:p>
          </table:table-cell>
          <table:table-cell office:value-type="float" office:value="-0.026247">
            <text:p>-0.026247</text:p>
          </table:table-cell>
          <table:table-cell table:number-columns-repeated="10"/>
        </table:table-row>
        <table:table-row table:style-name="ro1">
          <table:table-cell table:formula="of:=[.A553]+257" office:value-type="float" office:value="142378">
            <text:p>142378</text:p>
          </table:table-cell>
          <table:table-cell table:number-columns-repeated="6"/>
          <table:table-cell office:value-type="float" office:value="0.630845">
            <text:p>0.630845</text:p>
          </table:table-cell>
          <table:table-cell office:value-type="float" office:value="0.227449">
            <text:p>0.227449</text:p>
          </table:table-cell>
          <table:table-cell table:number-columns-repeated="4"/>
          <table:table-cell office:value-type="float" office:value="-0.088238">
            <text:p>-0.088238</text:p>
          </table:table-cell>
          <table:table-cell office:value-type="float" office:value="-0.012257">
            <text:p>-0.012257</text:p>
          </table:table-cell>
          <table:table-cell table:number-columns-repeated="10"/>
        </table:table-row>
        <table:table-row table:style-name="ro1">
          <table:table-cell table:formula="of:=[.A554]+257" office:value-type="float" office:value="142635">
            <text:p>142635</text:p>
          </table:table-cell>
          <table:table-cell table:number-columns-repeated="6"/>
          <table:table-cell office:value-type="float" office:value="-0.213646">
            <text:p>-0.213646</text:p>
          </table:table-cell>
          <table:table-cell office:value-type="float" office:value="0.260968">
            <text:p>0.260968</text:p>
          </table:table-cell>
          <table:table-cell table:number-columns-repeated="4"/>
          <table:table-cell office:value-type="float" office:value="-0.019455">
            <text:p>-0.019455</text:p>
          </table:table-cell>
          <table:table-cell office:value-type="float" office:value="0.006928">
            <text:p>0.006928</text:p>
          </table:table-cell>
          <table:table-cell table:number-columns-repeated="10"/>
        </table:table-row>
        <table:table-row table:style-name="ro1">
          <table:table-cell table:formula="of:=[.A555]+257" office:value-type="float" office:value="142892">
            <text:p>142892</text:p>
          </table:table-cell>
          <table:table-cell table:number-columns-repeated="6"/>
          <table:table-cell office:value-type="float" office:value="0.640938">
            <text:p>0.640938</text:p>
          </table:table-cell>
          <table:table-cell office:value-type="float" office:value="-0.059855">
            <text:p>-0.059855</text:p>
          </table:table-cell>
          <table:table-cell table:number-columns-repeated="4"/>
          <table:table-cell office:value-type="float" office:value="-0.029413">
            <text:p>-0.029413</text:p>
          </table:table-cell>
          <table:table-cell office:value-type="float" office:value="0.024781">
            <text:p>0.024781</text:p>
          </table:table-cell>
          <table:table-cell table:number-columns-repeated="10"/>
        </table:table-row>
        <table:table-row table:style-name="ro1">
          <table:table-cell table:formula="of:=[.A556]+257" office:value-type="float" office:value="143149">
            <text:p>143149</text:p>
          </table:table-cell>
          <table:table-cell table:number-columns-repeated="6"/>
          <table:table-cell office:value-type="float" office:value="-0.183576">
            <text:p>-0.183576</text:p>
          </table:table-cell>
          <table:table-cell office:value-type="float" office:value="0.043096">
            <text:p>0.043096</text:p>
          </table:table-cell>
          <table:table-cell table:number-columns-repeated="4"/>
          <table:table-cell office:value-type="float" office:value="0.014591">
            <text:p>0.014591</text:p>
          </table:table-cell>
          <table:table-cell office:value-type="float" office:value="0.024115">
            <text:p>0.024115</text:p>
          </table:table-cell>
          <table:table-cell table:number-columns-repeated="10"/>
        </table:table-row>
        <table:table-row table:style-name="ro1">
          <table:table-cell table:formula="of:=[.A557]+257" office:value-type="float" office:value="143406">
            <text:p>143406</text:p>
          </table:table-cell>
          <table:table-cell table:number-columns-repeated="6"/>
          <table:table-cell office:value-type="float" office:value="0.688882">
            <text:p>0.688882</text:p>
          </table:table-cell>
          <table:table-cell office:value-type="float" office:value="-0.02873">
            <text:p>-0.02873</text:p>
          </table:table-cell>
          <table:table-cell table:number-columns-repeated="4"/>
          <table:table-cell office:value-type="float" office:value="0.029424">
            <text:p>0.029424</text:p>
          </table:table-cell>
          <table:table-cell office:value-type="float" office:value="0.048763">
            <text:p>0.048763</text:p>
          </table:table-cell>
          <table:table-cell table:number-columns-repeated="10"/>
        </table:table-row>
        <table:table-row table:style-name="ro1">
          <table:table-cell table:formula="of:=[.A558]+257" office:value-type="float" office:value="143663">
            <text:p>143663</text:p>
          </table:table-cell>
          <table:table-cell table:number-columns-repeated="6"/>
          <table:table-cell office:value-type="float" office:value="-0.18263">
            <text:p>-0.18263</text:p>
          </table:table-cell>
          <table:table-cell office:value-type="float" office:value="0.260968">
            <text:p>0.260968</text:p>
          </table:table-cell>
          <table:table-cell table:number-columns-repeated="4"/>
          <table:table-cell office:value-type="float" office:value="0.071224">
            <text:p>0.071224</text:p>
          </table:table-cell>
          <table:table-cell office:value-type="float" office:value="0.118443">
            <text:p>0.118443</text:p>
          </table:table-cell>
          <table:table-cell table:number-columns-repeated="10"/>
        </table:table-row>
        <table:table-row table:style-name="ro1">
          <table:table-cell table:formula="of:=[.A559]+257" office:value-type="float" office:value="143920">
            <text:p>143920</text:p>
          </table:table-cell>
          <table:table-cell table:number-columns-repeated="6"/>
          <table:table-cell office:value-type="float" office:value="0.043318">
            <text:p>0.043318</text:p>
          </table:table-cell>
          <table:table-cell office:value-type="float" office:value="0.28491">
            <text:p>0.28491</text:p>
          </table:table-cell>
          <table:table-cell table:number-columns-repeated="4"/>
          <table:table-cell office:value-type="float" office:value="-0.009804">
            <text:p>-0.009804</text:p>
          </table:table-cell>
          <table:table-cell office:value-type="float" office:value="0.017453">
            <text:p>0.017453</text:p>
          </table:table-cell>
          <table:table-cell table:number-columns-repeated="10"/>
        </table:table-row>
        <table:table-row table:style-name="ro1">
          <table:table-cell table:formula="of:=[.A560]+257" office:value-type="float" office:value="144177">
            <text:p>144177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-0.04549">
            <text:p>-0.04549</text:p>
          </table:table-cell>
          <table:table-cell table:number-columns-repeated="4"/>
          <table:table-cell office:value-type="float" office:value="0.029402">
            <text:p>0.029402</text:p>
          </table:table-cell>
          <table:table-cell office:value-type="float" office:value="0.036106">
            <text:p>0.036106</text:p>
          </table:table-cell>
          <table:table-cell table:number-columns-repeated="10"/>
        </table:table-row>
        <table:table-row table:style-name="ro1">
          <table:table-cell table:formula="of:=[.A561]+257" office:value-type="float" office:value="144434">
            <text:p>144434</text:p>
          </table:table-cell>
          <table:table-cell table:number-columns-repeated="6"/>
          <table:table-cell office:value-type="float" office:value="-0.22374">
            <text:p>-0.22374</text:p>
          </table:table-cell>
          <table:table-cell office:value-type="float" office:value="0.318429">
            <text:p>0.31842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8911">
            <text:p>0.028911</text:p>
          </table:table-cell>
          <table:table-cell table:number-columns-repeated="10"/>
        </table:table-row>
        <table:table-row table:style-name="ro1">
          <table:table-cell table:formula="of:=[.A562]+257" office:value-type="float" office:value="144691">
            <text:p>144691</text:p>
          </table:table-cell>
          <table:table-cell table:number-columns-repeated="6"/>
          <table:table-cell office:value-type="float" office:value="0.580377">
            <text:p>0.580377</text:p>
          </table:table-cell>
          <table:table-cell office:value-type="float" office:value="-0.153229">
            <text:p>-0.153229</text:p>
          </table:table-cell>
          <table:table-cell table:number-columns-repeated="4"/>
          <table:table-cell office:value-type="float" office:value="-0.029424">
            <text:p>-0.029424</text:p>
          </table:table-cell>
          <table:table-cell office:value-type="float" office:value="-0.00453">
            <text:p>-0.00453</text:p>
          </table:table-cell>
          <table:table-cell table:number-columns-repeated="10"/>
        </table:table-row>
        <table:table-row table:style-name="ro1">
          <table:table-cell table:formula="of:=[.A563]+257" office:value-type="float" office:value="144948">
            <text:p>144948</text:p>
          </table:table-cell>
          <table:table-cell table:number-columns-repeated="6"/>
          <table:table-cell office:value-type="float" office:value="-0.145952">
            <text:p>-0.145952</text:p>
          </table:table-cell>
          <table:table-cell office:value-type="float" office:value="0.361524">
            <text:p>0.361524</text:p>
          </table:table-cell>
          <table:table-cell table:number-columns-repeated="4"/>
          <table:table-cell office:value-type="float" office:value="-0.005883">
            <text:p>-0.005883</text:p>
          </table:table-cell>
          <table:table-cell office:value-type="float" office:value="-0.015055">
            <text:p>-0.015055</text:p>
          </table:table-cell>
          <table:table-cell table:number-columns-repeated="10"/>
        </table:table-row>
        <table:table-row table:style-name="ro1">
          <table:table-cell table:formula="of:=[.A564]+257" office:value-type="float" office:value="145205">
            <text:p>145205</text:p>
          </table:table-cell>
          <table:table-cell table:number-columns-repeated="6"/>
          <table:table-cell office:value-type="float" office:value="0.01022">
            <text:p>0.01022</text:p>
          </table:table-cell>
          <table:table-cell office:value-type="float" office:value="0.560243">
            <text:p>0.560243</text:p>
          </table:table-cell>
          <table:table-cell table:number-columns-repeated="4"/>
          <table:table-cell office:value-type="float" office:value="0.029183">
            <text:p>0.029183</text:p>
          </table:table-cell>
          <table:table-cell office:value-type="float" office:value="0.065283">
            <text:p>0.065283</text:p>
          </table:table-cell>
          <table:table-cell table:number-columns-repeated="10"/>
        </table:table-row>
        <table:table-row table:style-name="ro1">
          <table:table-cell table:formula="of:=[.A565]+257" office:value-type="float" office:value="145462">
            <text:p>145462</text:p>
          </table:table-cell>
          <table:table-cell table:number-columns-repeated="6"/>
          <table:table-cell office:value-type="float" office:value="0.946267">
            <text:p>0.946267</text:p>
          </table:table-cell>
          <table:table-cell office:value-type="float" office:value="0.663194">
            <text:p>0.663194</text:p>
          </table:table-cell>
          <table:table-cell table:number-columns-repeated="4"/>
          <table:table-cell office:value-type="float" office:value="0.077821">
            <text:p>0.077821</text:p>
          </table:table-cell>
          <table:table-cell office:value-type="float" office:value="0.04823">
            <text:p>0.04823</text:p>
          </table:table-cell>
          <table:table-cell table:number-columns-repeated="10"/>
        </table:table-row>
        <table:table-row table:style-name="ro1">
          <table:table-cell table:formula="of:=[.A566]+257" office:value-type="float" office:value="145719">
            <text:p>145719</text:p>
          </table:table-cell>
          <table:table-cell table:number-columns-repeated="6"/>
          <table:table-cell office:value-type="float" office:value="-0.285983">
            <text:p>-0.285983</text:p>
          </table:table-cell>
          <table:table-cell office:value-type="float" office:value="0.351948">
            <text:p>0.351948</text:p>
          </table:table-cell>
          <table:table-cell table:number-columns-repeated="4"/>
          <table:table-cell office:value-type="float" office:value="0.009804">
            <text:p>0.009804</text:p>
          </table:table-cell>
          <table:table-cell office:value-type="float" office:value="0.011858">
            <text:p>0.011858</text:p>
          </table:table-cell>
          <table:table-cell table:number-columns-repeated="10"/>
        </table:table-row>
        <table:table-row table:style-name="ro1">
          <table:table-cell table:formula="of:=[.A567]+257" office:value-type="float" office:value="145976">
            <text:p>145976</text:p>
          </table:table-cell>
          <table:table-cell table:number-columns-repeated="6"/>
          <table:table-cell office:value-type="float" office:value="0.509723">
            <text:p>0.509723</text:p>
          </table:table-cell>
          <table:table-cell office:value-type="float" office:value="0.466869">
            <text:p>0.466869</text:p>
          </table:table-cell>
          <table:table-cell table:number-columns-repeated="4"/>
          <table:table-cell office:value-type="float" office:value="-0.029451">
            <text:p>-0.029451</text:p>
          </table:table-cell>
          <table:table-cell office:value-type="float" office:value="0.014922">
            <text:p>0.014922</text:p>
          </table:table-cell>
          <table:table-cell table:number-columns-repeated="10"/>
        </table:table-row>
        <table:table-row table:style-name="ro1">
          <table:table-cell table:formula="of:=[.A568]+257" office:value-type="float" office:value="146233">
            <text:p>146233</text:p>
          </table:table-cell>
          <table:table-cell table:number-columns-repeated="6"/>
          <table:table-cell office:value-type="float" office:value="-0.25402">
            <text:p>-0.25402</text:p>
          </table:table-cell>
          <table:table-cell office:value-type="float" office:value="0.11971">
            <text:p>0.11971</text:p>
          </table:table-cell>
          <table:table-cell table:number-columns-repeated="4"/>
          <table:table-cell office:value-type="float" office:value="0.030264">
            <text:p>0.030264</text:p>
          </table:table-cell>
          <table:table-cell office:value-type="float" office:value="0.045698">
            <text:p>0.045698</text:p>
          </table:table-cell>
          <table:table-cell table:number-columns-repeated="10"/>
        </table:table-row>
        <table:table-row table:style-name="ro1">
          <table:table-cell table:formula="of:=[.A569]+257" office:value-type="float" office:value="146490">
            <text:p>146490</text:p>
          </table:table-cell>
          <table:table-cell table:number-columns-repeated="6"/>
          <table:table-cell office:value-type="float" office:value="-0.070655">
            <text:p>-0.070655</text:p>
          </table:table-cell>
          <table:table-cell office:value-type="float" office:value="-0.067038">
            <text:p>-0.06703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5047">
            <text:p>0.025047</text:p>
          </table:table-cell>
          <table:table-cell table:number-columns-repeated="10"/>
        </table:table-row>
        <table:table-row table:style-name="ro1">
          <table:table-cell table:formula="of:=[.A570]+257" office:value-type="float" office:value="146747">
            <text:p>14674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number-columns-repeated="10"/>
        </table:table-row>
        <table:table-row table:style-name="ro1">
          <table:table-cell table:formula="of:=[.A571]+257" office:value-type="float" office:value="147004">
            <text:p>14700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8112">
            <text:p>0.028112</text:p>
          </table:table-cell>
          <table:table-cell table:number-columns-repeated="10"/>
        </table:table-row>
        <table:table-row table:style-name="ro1">
          <table:table-cell table:formula="of:=[.A572]+257" office:value-type="float" office:value="147261">
            <text:p>147261</text:p>
          </table:table-cell>
          <table:table-cell table:number-columns-repeated="6"/>
          <table:table-cell office:value-type="float" office:value="0.079486">
            <text:p>0.079486</text:p>
          </table:table-cell>
          <table:table-cell office:value-type="float" office:value="0.002394">
            <text:p>0.002394</text:p>
          </table:table-cell>
          <table:table-cell table:number-columns-repeated="4"/>
          <table:table-cell office:value-type="float" office:value="0.004864">
            <text:p>0.004864</text:p>
          </table:table-cell>
          <table:table-cell office:value-type="float" office:value="0.031043">
            <text:p>0.031043</text:p>
          </table:table-cell>
          <table:table-cell table:number-columns-repeated="10"/>
        </table:table-row>
        <table:table-row table:style-name="ro1">
          <table:table-cell table:formula="of:=[.A573]+257" office:value-type="float" office:value="147518">
            <text:p>147518</text:p>
          </table:table-cell>
          <table:table-cell table:number-columns-repeated="6"/>
          <table:table-cell office:value-type="float" office:value="0.787294">
            <text:p>0.787294</text:p>
          </table:table-cell>
          <table:table-cell office:value-type="float" office:value="0.093374">
            <text:p>0.093374</text:p>
          </table:table-cell>
          <table:table-cell table:number-columns-repeated="4"/>
          <table:table-cell office:value-type="float" office:value="-0.029384">
            <text:p>-0.029384</text:p>
          </table:table-cell>
          <table:table-cell office:value-type="float" office:value="-0.003597">
            <text:p>-0.003597</text:p>
          </table:table-cell>
          <table:table-cell table:number-columns-repeated="10"/>
        </table:table-row>
        <table:table-row table:style-name="ro1">
          <table:table-cell table:formula="of:=[.A574]+257" office:value-type="float" office:value="147775">
            <text:p>147775</text:p>
          </table:table-cell>
          <table:table-cell table:number-columns-repeated="6"/>
          <table:table-cell office:value-type="float" office:value="-0.21291">
            <text:p>-0.21291</text:p>
          </table:table-cell>
          <table:table-cell office:value-type="float" office:value="0.189142">
            <text:p>0.189142</text:p>
          </table:table-cell>
          <table:table-cell table:number-columns-repeated="4"/>
          <table:table-cell office:value-type="float" office:value="-0.007351">
            <text:p>-0.007351</text:p>
          </table:table-cell>
          <table:table-cell office:value-type="float" office:value="-0.003331">
            <text:p>-0.003331</text:p>
          </table:table-cell>
          <table:table-cell table:number-columns-repeated="10"/>
        </table:table-row>
        <table:table-row table:style-name="ro1">
          <table:table-cell table:formula="of:=[.A575]+257" office:value-type="float" office:value="148032">
            <text:p>148032</text:p>
          </table:table-cell>
          <table:table-cell table:number-columns-repeated="6"/>
          <table:table-cell office:value-type="float" office:value="-0.001893">
            <text:p>-0.001893</text:p>
          </table:table-cell>
          <table:table-cell office:value-type="float" office:value="-0.378284">
            <text:p>-0.37828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3041">
            <text:p>0.033041</text:p>
          </table:table-cell>
          <table:table-cell table:number-columns-repeated="10"/>
        </table:table-row>
        <table:table-row table:style-name="ro1">
          <table:table-cell table:formula="of:=[.A576]+257" office:value-type="float" office:value="148289">
            <text:p>148289</text:p>
          </table:table-cell>
          <table:table-cell table:number-columns-repeated="6"/>
          <table:table-cell office:value-type="float" office:value="0.738088">
            <text:p>0.738088</text:p>
          </table:table-cell>
          <table:table-cell office:value-type="float" office:value="0.490811">
            <text:p>0.4908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number-columns-repeated="10"/>
        </table:table-row>
        <table:table-row table:style-name="ro1">
          <table:table-cell table:formula="of:=[.A577]+257" office:value-type="float" office:value="148546">
            <text:p>148546</text:p>
          </table:table-cell>
          <table:table-cell table:number-columns-repeated="6"/>
          <table:table-cell office:value-type="float" office:value="-0.225422">
            <text:p>-0.225422</text:p>
          </table:table-cell>
          <table:table-cell office:value-type="float" office:value="-0.639252">
            <text:p>-0.639252</text:p>
          </table:table-cell>
          <table:table-cell table:number-columns-repeated="4"/>
          <table:table-cell office:value-type="float" office:value="0.009808">
            <text:p>0.009808</text:p>
          </table:table-cell>
          <table:table-cell office:value-type="float" office:value="0.011191">
            <text:p>0.011191</text:p>
          </table:table-cell>
          <table:table-cell table:number-columns-repeated="10"/>
        </table:table-row>
        <table:table-row table:style-name="ro1">
          <table:table-cell table:formula="of:=[.A578]+257" office:value-type="float" office:value="148803">
            <text:p>148803</text:p>
          </table:table-cell>
          <table:table-cell table:number-columns-repeated="6"/>
          <table:table-cell office:value-type="float" office:value="0.585424">
            <text:p>0.585424</text:p>
          </table:table-cell>
          <table:table-cell office:value-type="float" office:value="-0.086191">
            <text:p>-0.08619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7453">
            <text:p>0.017453</text:p>
          </table:table-cell>
          <table:table-cell table:number-columns-repeated="10"/>
        </table:table-row>
        <table:table-row table:style-name="ro1">
          <table:table-cell table:formula="of:=[.A579]+257" office:value-type="float" office:value="149060">
            <text:p>149060</text:p>
          </table:table-cell>
          <table:table-cell table:number-columns-repeated="6"/>
          <table:table-cell office:value-type="float" office:value="-0.161812">
            <text:p>-0.161812</text:p>
          </table:table-cell>
          <table:table-cell office:value-type="float" office:value="0.181959">
            <text:p>0.18195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8904">
            <text:p>0.038904</text:p>
          </table:table-cell>
          <table:table-cell table:number-columns-repeated="10"/>
        </table:table-row>
        <table:table-row table:style-name="ro1">
          <table:table-cell table:formula="of:=[.A580]+257" office:value-type="float" office:value="149317">
            <text:p>149317</text:p>
          </table:table-cell>
          <table:table-cell table:number-columns-repeated="6"/>
          <table:table-cell office:value-type="float" office:value="0.738088">
            <text:p>0.738088</text:p>
          </table:table-cell>
          <table:table-cell office:value-type="float" office:value="0.380678">
            <text:p>0.38067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0525">
            <text:p>0.010525</text:p>
          </table:table-cell>
          <table:table-cell table:number-columns-repeated="10"/>
        </table:table-row>
        <table:table-row table:style-name="ro1">
          <table:table-cell table:formula="of:=[.A581]+257" office:value-type="float" office:value="149574">
            <text:p>149574</text:p>
          </table:table-cell>
          <table:table-cell table:number-columns-repeated="6"/>
          <table:table-cell office:value-type="float" office:value="-0.225422">
            <text:p>-0.225422</text:p>
          </table:table-cell>
          <table:table-cell office:value-type="float" office:value="-0.416591">
            <text:p>-0.416591</text:p>
          </table:table-cell>
          <table:table-cell table:number-columns-repeated="4"/>
          <table:table-cell office:value-type="float" office:value="-0.009808">
            <text:p>-0.009808</text:p>
          </table:table-cell>
          <table:table-cell office:value-type="float" office:value="0.035839">
            <text:p>0.035839</text:p>
          </table:table-cell>
          <table:table-cell table:number-columns-repeated="10"/>
        </table:table-row>
        <table:table-row table:style-name="ro1">
          <table:table-cell table:formula="of:=[.A582]+257" office:value-type="float" office:value="149831">
            <text:p>149831</text:p>
          </table:table-cell>
          <table:table-cell table:number-columns-repeated="6"/>
          <table:table-cell office:value-type="float" office:value="0.661125">
            <text:p>0.661125</text:p>
          </table:table-cell>
          <table:table-cell office:value-type="float" office:value="0.663194">
            <text:p>0.663194</text:p>
          </table:table-cell>
          <table:table-cell table:number-columns-repeated="4"/>
          <table:table-cell office:value-type="float" office:value="0.029413">
            <text:p>0.029413</text:p>
          </table:table-cell>
          <table:table-cell office:value-type="float" office:value="0.051161">
            <text:p>0.051161</text:p>
          </table:table-cell>
          <table:table-cell table:number-columns-repeated="10"/>
        </table:table-row>
        <table:table-row table:style-name="ro1">
          <table:table-cell table:formula="of:=[.A583]+257" office:value-type="float" office:value="150088">
            <text:p>150088</text:p>
          </table:table-cell>
          <table:table-cell table:number-columns-repeated="6"/>
          <table:table-cell office:value-type="float" office:value="-0.210282">
            <text:p>-0.210282</text:p>
          </table:table-cell>
          <table:table-cell office:value-type="float" office:value="-0.454898">
            <text:p>-0.454898</text:p>
          </table:table-cell>
          <table:table-cell table:number-columns-repeated="4"/>
          <table:table-cell office:value-type="float" office:value="0.029402">
            <text:p>0.029402</text:p>
          </table:table-cell>
          <table:table-cell office:value-type="float" office:value="0.024781">
            <text:p>0.024781</text:p>
          </table:table-cell>
          <table:table-cell table:number-columns-repeated="10"/>
        </table:table-row>
        <table:table-row table:style-name="ro1">
          <table:table-cell table:formula="of:=[.A584]+257" office:value-type="float" office:value="150345">
            <text:p>150345</text:p>
          </table:table-cell>
          <table:table-cell table:number-columns-repeated="6"/>
          <table:table-cell office:value-type="float" office:value="0.630845">
            <text:p>0.630845</text:p>
          </table:table-cell>
          <table:table-cell office:value-type="float" office:value="0.440533">
            <text:p>0.440533</text:p>
          </table:table-cell>
          <table:table-cell table:number-columns-repeated="4"/>
          <table:table-cell office:value-type="float" office:value="-0.029413">
            <text:p>-0.029413</text:p>
          </table:table-cell>
          <table:table-cell office:value-type="float" office:value="-0.005596">
            <text:p>-0.005596</text:p>
          </table:table-cell>
          <table:table-cell table:number-columns-repeated="10"/>
        </table:table-row>
        <table:table-row table:style-name="ro1">
          <table:table-cell table:formula="of:=[.A585]+257" office:value-type="float" office:value="150602">
            <text:p>150602</text:p>
          </table:table-cell>
          <table:table-cell table:number-columns-repeated="6"/>
          <table:table-cell office:value-type="float" office:value="-0.178844">
            <text:p>-0.178844</text:p>
          </table:table-cell>
          <table:table-cell office:value-type="float" office:value="0.201113">
            <text:p>0.201113</text:p>
          </table:table-cell>
          <table:table-cell table:number-columns-repeated="4"/>
          <table:table-cell office:value-type="float" office:value="-0.007351">
            <text:p>-0.007351</text:p>
          </table:table-cell>
          <table:table-cell office:value-type="float" office:value="0.013057">
            <text:p>0.013057</text:p>
          </table:table-cell>
          <table:table-cell table:number-columns-repeated="10"/>
        </table:table-row>
        <table:table-row table:style-name="ro1">
          <table:table-cell table:formula="of:=[.A586]+257" office:value-type="float" office:value="150859">
            <text:p>150859</text:p>
          </table:table-cell>
          <table:table-cell table:number-columns-repeated="6"/>
          <table:table-cell office:value-type="float" office:value="-0.002839">
            <text:p>-0.002839</text:p>
          </table:table-cell>
          <table:table-cell office:value-type="float" office:value="-0.083797">
            <text:p>-0.083797</text:p>
          </table:table-cell>
          <table:table-cell table:number-columns-repeated="4"/>
          <table:table-cell office:value-type="float" office:value="-0.007353">
            <text:p>-0.007353</text:p>
          </table:table-cell>
          <table:table-cell office:value-type="float" office:value="0.014789">
            <text:p>0.014789</text:p>
          </table:table-cell>
          <table:table-cell table:number-columns-repeated="10"/>
        </table:table-row>
        <table:table-row table:style-name="ro1">
          <table:table-cell table:formula="of:=[.A587]+257" office:value-type="float" office:value="151116">
            <text:p>151116</text:p>
          </table:table-cell>
          <table:table-cell table:number-columns-repeated="6"/>
          <table:table-cell office:value-type="float" office:value="0.741873">
            <text:p>0.741873</text:p>
          </table:table-cell>
          <table:table-cell office:value-type="float" office:value="0.143652">
            <text:p>0.14365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number-columns-repeated="10"/>
        </table:table-row>
        <table:table-row table:style-name="ro1">
          <table:table-cell table:formula="of:=[.A588]+257" office:value-type="float" office:value="151373">
            <text:p>151373</text:p>
          </table:table-cell>
          <table:table-cell table:number-columns-repeated="6"/>
          <table:table-cell office:value-type="float" office:value="-0.187361">
            <text:p>-0.187361</text:p>
          </table:table-cell>
          <table:table-cell office:value-type="float" office:value="0.617704">
            <text:p>0.61770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5706">
            <text:p>0.035706</text:p>
          </table:table-cell>
          <table:table-cell table:number-columns-repeated="10"/>
        </table:table-row>
        <table:table-row table:style-name="ro1">
          <table:table-cell table:formula="of:=[.A589]+257" office:value-type="float" office:value="151630">
            <text:p>151630</text:p>
          </table:table-cell>
          <table:table-cell table:number-columns-repeated="6"/>
          <table:table-cell office:value-type="float" office:value="0.734303">
            <text:p>0.734303</text:p>
          </table:table-cell>
          <table:table-cell office:value-type="float" office:value="0.335188">
            <text:p>0.335188</text:p>
          </table:table-cell>
          <table:table-cell table:number-columns-repeated="4"/>
          <table:table-cell office:value-type="float" office:value="0.029413">
            <text:p>0.029413</text:p>
          </table:table-cell>
          <table:table-cell office:value-type="float" office:value="0.043433">
            <text:p>0.043433</text:p>
          </table:table-cell>
          <table:table-cell table:number-columns-repeated="10"/>
        </table:table-row>
        <table:table-row table:style-name="ro1">
          <table:table-cell table:formula="of:=[.A590]+257" office:value-type="float" office:value="151887">
            <text:p>151887</text:p>
          </table:table-cell>
          <table:table-cell table:number-columns-repeated="6"/>
          <table:table-cell office:value-type="float" office:value="-0.210282">
            <text:p>-0.210282</text:p>
          </table:table-cell>
          <table:table-cell office:value-type="float" office:value="0.122104">
            <text:p>0.122104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3051">
            <text:p>0.03051</text:p>
          </table:table-cell>
          <table:table-cell table:number-columns-repeated="10"/>
        </table:table-row>
        <table:table-row table:style-name="ro1">
          <table:table-cell table:formula="of:=[.A591]+257" office:value-type="float" office:value="152144">
            <text:p>152144</text:p>
          </table:table-cell>
          <table:table-cell table:number-columns-repeated="6"/>
          <table:table-cell office:value-type="float" office:value="0.721686">
            <text:p>0.721686</text:p>
          </table:table-cell>
          <table:table-cell office:value-type="float" office:value="0.064643">
            <text:p>0.064643</text:p>
          </table:table-cell>
          <table:table-cell table:number-columns-repeated="4"/>
          <table:table-cell office:value-type="float" office:value="0.029393">
            <text:p>0.029393</text:p>
          </table:table-cell>
          <table:table-cell office:value-type="float" office:value="0.032109">
            <text:p>0.032109</text:p>
          </table:table-cell>
          <table:table-cell table:number-columns-repeated="10"/>
        </table:table-row>
        <table:table-row table:style-name="ro1">
          <table:table-cell table:formula="of:=[.A592]+257" office:value-type="float" office:value="152401">
            <text:p>152401</text:p>
          </table:table-cell>
          <table:table-cell table:number-columns-repeated="6"/>
          <table:table-cell office:value-type="float" office:value="-0.210071">
            <text:p>-0.210071</text:p>
          </table:table-cell>
          <table:table-cell office:value-type="float" office:value="0.301669">
            <text:p>0.301669</text:p>
          </table:table-cell>
          <table:table-cell table:number-columns-repeated="4"/>
          <table:table-cell office:value-type="float" office:value="-0.007359">
            <text:p>-0.007359</text:p>
          </table:table-cell>
          <table:table-cell office:value-type="float" office:value="0.024381">
            <text:p>0.024381</text:p>
          </table:table-cell>
          <table:table-cell table:number-columns-repeated="10"/>
        </table:table-row>
        <table:table-row table:style-name="ro1">
          <table:table-cell table:formula="of:=[.A593]+257" office:value-type="float" office:value="152658">
            <text:p>152658</text:p>
          </table:table-cell>
          <table:table-cell table:number-columns-repeated="6"/>
          <table:table-cell office:value-type="float" office:value="-0.005148">
            <text:p>-0.005148</text:p>
          </table:table-cell>
          <table:table-cell office:value-type="float" office:value="-0.237026">
            <text:p>-0.237026</text:p>
          </table:table-cell>
          <table:table-cell table:number-columns-repeated="4"/>
          <table:table-cell office:value-type="float" office:value="-0.005883">
            <text:p>-0.005883</text:p>
          </table:table-cell>
          <table:table-cell office:value-type="float" office:value="0.006662">
            <text:p>0.006662</text:p>
          </table:table-cell>
          <table:table-cell table:number-columns-repeated="10"/>
        </table:table-row>
        <table:table-row table:style-name="ro1">
          <table:table-cell table:formula="of:=[.A594]+257" office:value-type="float" office:value="152915">
            <text:p>152915</text:p>
          </table:table-cell>
          <table:table-cell table:number-columns-repeated="6"/>
          <table:table-cell office:value-type="float" office:value="-0.00957">
            <text:p>-0.00957</text:p>
          </table:table-cell>
          <table:table-cell office:value-type="float" office:value="0.684742">
            <text:p>0.684742</text:p>
          </table:table-cell>
          <table:table-cell table:number-columns-repeated="4"/>
          <table:table-cell office:value-type="float" office:value="0.003268">
            <text:p>0.003268</text:p>
          </table:table-cell>
          <table:table-cell office:value-type="float" office:value="0.01279">
            <text:p>0.01279</text:p>
          </table:table-cell>
          <table:table-cell table:number-columns-repeated="10"/>
        </table:table-row>
        <table:table-row table:style-name="ro1">
          <table:table-cell table:formula="of:=[.A595]+257" office:value-type="float" office:value="153172">
            <text:p>153172</text:p>
          </table:table-cell>
          <table:table-cell table:number-columns-repeated="6"/>
          <table:table-cell office:value-type="float" office:value="0.001209">
            <text:p>0.001209</text:p>
          </table:table-cell>
          <table:table-cell office:value-type="float" office:value="0.407014">
            <text:p>0.407014</text:p>
          </table:table-cell>
          <table:table-cell table:number-columns-repeated="4"/>
          <table:table-cell office:value-type="float" office:value="0.007296">
            <text:p>0.007296</text:p>
          </table:table-cell>
          <table:table-cell office:value-type="float" office:value="0.059954">
            <text:p>0.059954</text:p>
          </table:table-cell>
          <table:table-cell table:number-columns-repeated="10"/>
        </table:table-row>
        <table:table-row table:style-name="ro1">
          <table:table-cell table:formula="of:=[.A596]+257" office:value-type="float" office:value="153429">
            <text:p>153429</text:p>
          </table:table-cell>
          <table:table-cell table:number-columns-repeated="6"/>
          <table:table-cell office:value-type="float" office:value="-0.003206">
            <text:p>-0.003206</text:p>
          </table:table-cell>
          <table:table-cell office:value-type="float" office:value="0.440533">
            <text:p>0.440533</text:p>
          </table:table-cell>
          <table:table-cell table:number-columns-repeated="4"/>
          <table:table-cell office:value-type="float" office:value="-0.0021">
            <text:p>-0.0021</text:p>
          </table:table-cell>
          <table:table-cell office:value-type="float" office:value="0.035972">
            <text:p>0.035972</text:p>
          </table:table-cell>
          <table:table-cell table:number-columns-repeated="10"/>
        </table:table-row>
        <table:table-row table:style-name="ro1">
          <table:table-cell table:formula="of:=[.A597]+257" office:value-type="float" office:value="153686">
            <text:p>153686</text:p>
          </table:table-cell>
          <table:table-cell table:number-columns-repeated="6"/>
          <table:table-cell office:value-type="float" office:value="-0.000909">
            <text:p>-0.000909</text:p>
          </table:table-cell>
          <table:table-cell office:value-type="float" office:value="0.13647">
            <text:p>0.13647</text:p>
          </table:table-cell>
          <table:table-cell table:number-columns-repeated="4"/>
          <table:table-cell office:value-type="float" office:value="-0.00173">
            <text:p>-0.00173</text:p>
          </table:table-cell>
          <table:table-cell office:value-type="float" office:value="0.008127">
            <text:p>0.008127</text:p>
          </table:table-cell>
          <table:table-cell table:number-columns-repeated="10"/>
        </table:table-row>
        <table:table-row table:style-name="ro1">
          <table:table-cell table:formula="of:=[.A598]+257" office:value-type="float" office:value="153943">
            <text:p>153943</text:p>
          </table:table-cell>
          <table:table-cell table:number-columns-repeated="6"/>
          <table:table-cell office:value-type="float" office:value="0.911979">
            <text:p>0.911979</text:p>
          </table:table-cell>
          <table:table-cell office:value-type="float" office:value="-0.117316">
            <text:p>-0.117316</text:p>
          </table:table-cell>
          <table:table-cell table:number-columns-repeated="4"/>
          <table:table-cell office:value-type="float" office:value="0.029413">
            <text:p>0.029413</text:p>
          </table:table-cell>
          <table:table-cell office:value-type="float" office:value="0.015588">
            <text:p>0.015588</text:p>
          </table:table-cell>
          <table:table-cell table:number-columns-repeated="10"/>
        </table:table-row>
        <table:table-row table:style-name="ro1">
          <table:table-cell table:formula="of:=[.A599]+257" office:value-type="float" office:value="154200">
            <text:p>154200</text:p>
          </table:table-cell>
          <table:table-cell table:number-columns-repeated="6"/>
          <table:table-cell office:value-type="float" office:value="-0.183576">
            <text:p>-0.183576</text:p>
          </table:table-cell>
          <table:table-cell office:value-type="float" office:value="0.076614">
            <text:p>0.07661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2398">
            <text:p>0.002398</text:p>
          </table:table-cell>
          <table:table-cell table:number-columns-repeated="10"/>
        </table:table-row>
        <table:table-row table:style-name="ro1">
          <table:table-cell table:formula="of:=[.A600]+257" office:value-type="float" office:value="154457">
            <text:p>154457</text:p>
          </table:table-cell>
          <table:table-cell table:number-columns-repeated="6"/>
          <table:table-cell office:value-type="float" office:value="0.031122">
            <text:p>0.031122</text:p>
          </table:table-cell>
          <table:table-cell office:value-type="float" office:value="-0.538695">
            <text:p>-0.53869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5329">
            <text:p>0.005329</text:p>
          </table:table-cell>
          <table:table-cell table:number-columns-repeated="10"/>
        </table:table-row>
        <table:table-row table:style-name="ro1">
          <table:table-cell table:formula="of:=[.A601]+257" office:value-type="float" office:value="154714">
            <text:p>154714</text:p>
          </table:table-cell>
          <table:table-cell table:number-columns-repeated="6"/>
          <table:table-cell office:value-type="float" office:value="0.73178">
            <text:p>0.73178</text:p>
          </table:table-cell>
          <table:table-cell office:value-type="float" office:value="0.079009">
            <text:p>0.079009</text:p>
          </table:table-cell>
          <table:table-cell table:number-columns-repeated="4"/>
          <table:table-cell office:value-type="float" office:value="0.029393">
            <text:p>0.029393</text:p>
          </table:table-cell>
          <table:table-cell office:value-type="float" office:value="0.026247">
            <text:p>0.026247</text:p>
          </table:table-cell>
          <table:table-cell table:number-columns-repeated="10"/>
        </table:table-row>
        <table:table-row table:style-name="ro1">
          <table:table-cell table:formula="of:=[.A602]+257" office:value-type="float" office:value="154971">
            <text:p>154971</text:p>
          </table:table-cell>
          <table:table-cell table:number-columns-repeated="6"/>
          <table:table-cell office:value-type="float" office:value="-0.170782">
            <text:p>-0.170782</text:p>
          </table:table-cell>
          <table:table-cell office:value-type="float" office:value="0.383072">
            <text:p>0.383072</text:p>
          </table:table-cell>
          <table:table-cell table:number-columns-repeated="4"/>
          <table:table-cell office:value-type="float" office:value="0.011673">
            <text:p>0.011673</text:p>
          </table:table-cell>
          <table:table-cell office:value-type="float" office:value="0.023715">
            <text:p>0.023715</text:p>
          </table:table-cell>
          <table:table-cell table:number-columns-repeated="10"/>
        </table:table-row>
        <table:table-row table:style-name="ro1">
          <table:table-cell table:formula="of:=[.A603]+257" office:value-type="float" office:value="155228">
            <text:p>155228</text:p>
          </table:table-cell>
          <table:table-cell table:number-columns-repeated="6"/>
          <table:table-cell office:value-type="float" office:value="0.028935">
            <text:p>0.028935</text:p>
          </table:table-cell>
          <table:table-cell office:value-type="float" office:value="-0.246603">
            <text:p>-0.246603</text:p>
          </table:table-cell>
          <table:table-cell table:number-columns-repeated="4"/>
          <table:table-cell office:value-type="float" office:value="-0.009812">
            <text:p>-0.009812</text:p>
          </table:table-cell>
          <table:table-cell office:value-type="float" office:value="-0.009859">
            <text:p>-0.009859</text:p>
          </table:table-cell>
          <table:table-cell table:number-columns-repeated="10"/>
        </table:table-row>
        <table:table-row table:style-name="ro1">
          <table:table-cell table:formula="of:=[.A604]+257" office:value-type="float" office:value="155485">
            <text:p>155485</text:p>
          </table:table-cell>
          <table:table-cell table:number-columns-repeated="6"/>
          <table:table-cell office:value-type="float" office:value="0.585424">
            <text:p>0.585424</text:p>
          </table:table-cell>
          <table:table-cell office:value-type="float" office:value="0.830788">
            <text:p>0.830788</text:p>
          </table:table-cell>
          <table:table-cell table:number-columns-repeated="4"/>
          <table:table-cell office:value-type="float" office:value="-0.08831">
            <text:p>-0.08831</text:p>
          </table:table-cell>
          <table:table-cell office:value-type="float" office:value="0.004263">
            <text:p>0.004263</text:p>
          </table:table-cell>
          <table:table-cell table:number-columns-repeated="10"/>
        </table:table-row>
        <table:table-row table:style-name="ro1">
          <table:table-cell table:formula="of:=[.A605]+257" office:value-type="float" office:value="155742">
            <text:p>155742</text:p>
          </table:table-cell>
          <table:table-cell table:number-columns-repeated="6"/>
          <table:table-cell office:value-type="float" office:value="-0.174954">
            <text:p>-0.174954</text:p>
          </table:table-cell>
          <table:table-cell office:value-type="float" office:value="-0.622492">
            <text:p>-0.622492</text:p>
          </table:table-cell>
          <table:table-cell table:number-columns-repeated="4"/>
          <table:table-cell office:value-type="float" office:value="0.009798">
            <text:p>0.009798</text:p>
          </table:table-cell>
          <table:table-cell office:value-type="float" office:value="0.017054">
            <text:p>0.017054</text:p>
          </table:table-cell>
          <table:table-cell table:number-columns-repeated="10"/>
        </table:table-row>
        <table:table-row table:style-name="ro1">
          <table:table-cell table:formula="of:=[.A606]+257" office:value-type="float" office:value="155999">
            <text:p>155999</text:p>
          </table:table-cell>
          <table:table-cell table:number-columns-repeated="6"/>
          <table:table-cell office:value-type="float" office:value="-0.038557">
            <text:p>-0.038557</text:p>
          </table:table-cell>
          <table:table-cell office:value-type="float" office:value="-0.366313">
            <text:p>-0.36631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5188">
            <text:p>0.015188</text:p>
          </table:table-cell>
          <table:table-cell table:number-columns-repeated="10"/>
        </table:table-row>
        <table:table-row table:style-name="ro1">
          <table:table-cell table:formula="of:=[.A607]+257" office:value-type="float" office:value="156256">
            <text:p>156256</text:p>
          </table:table-cell>
          <table:table-cell table:number-columns-repeated="6"/>
          <table:table-cell office:value-type="float" office:value="0.77821">
            <text:p>0.77821</text:p>
          </table:table-cell>
          <table:table-cell office:value-type="float" office:value="0.23942">
            <text:p>0.2394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9703">
            <text:p>0.039703</text:p>
          </table:table-cell>
          <table:table-cell table:number-columns-repeated="10"/>
        </table:table-row>
        <table:table-row table:style-name="ro1">
          <table:table-cell table:formula="of:=[.A608]+257" office:value-type="float" office:value="156513">
            <text:p>156513</text:p>
          </table:table-cell>
          <table:table-cell table:number-columns-repeated="6"/>
          <table:table-cell office:value-type="float" office:value="-0.193459">
            <text:p>-0.193459</text:p>
          </table:table-cell>
          <table:table-cell office:value-type="float" office:value="-0.289698">
            <text:p>-0.28969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6106">
            <text:p>0.036106</text:p>
          </table:table-cell>
          <table:table-cell table:number-columns-repeated="10"/>
        </table:table-row>
        <table:table-row table:style-name="ro1">
          <table:table-cell table:formula="of:=[.A609]+257" office:value-type="float" office:value="156770">
            <text:p>156770</text:p>
          </table:table-cell>
          <table:table-cell table:number-columns-repeated="6"/>
          <table:table-cell office:value-type="float" office:value="0.656079">
            <text:p>0.656079</text:p>
          </table:table-cell>
          <table:table-cell office:value-type="float" office:value="0.184354">
            <text:p>0.184354</text:p>
          </table:table-cell>
          <table:table-cell table:number-columns-repeated="4"/>
          <table:table-cell office:value-type="float" office:value="0.029402">
            <text:p>0.029402</text:p>
          </table:table-cell>
          <table:table-cell office:value-type="float" office:value="0.010658">
            <text:p>0.010658</text:p>
          </table:table-cell>
          <table:table-cell table:number-columns-repeated="10"/>
        </table:table-row>
        <table:table-row table:style-name="ro1">
          <table:table-cell table:formula="of:=[.A610]+257" office:value-type="float" office:value="157027">
            <text:p>157027</text:p>
          </table:table-cell>
          <table:table-cell table:number-columns-repeated="6"/>
          <table:table-cell office:value-type="float" office:value="-0.230469">
            <text:p>-0.230469</text:p>
          </table:table-cell>
          <table:table-cell office:value-type="float" office:value="-0.610521">
            <text:p>-0.610521</text:p>
          </table:table-cell>
          <table:table-cell table:number-columns-repeated="4"/>
          <table:table-cell office:value-type="float" office:value="-0.009804">
            <text:p>-0.009804</text:p>
          </table:table-cell>
          <table:table-cell office:value-type="float" office:value="-0.011858">
            <text:p>-0.011858</text:p>
          </table:table-cell>
          <table:table-cell table:number-columns-repeated="10"/>
        </table:table-row>
        <table:table-row table:style-name="ro1">
          <table:table-cell table:formula="of:=[.A611]+257" office:value-type="float" office:value="157284">
            <text:p>157284</text:p>
          </table:table-cell>
          <table:table-cell table:number-columns-repeated="6"/>
          <table:table-cell office:value-type="float" office:value="0.661125">
            <text:p>0.661125</text:p>
          </table:table-cell>
          <table:table-cell office:value-type="float" office:value="0.014365">
            <text:p>0.014365</text:p>
          </table:table-cell>
          <table:table-cell table:number-columns-repeated="4"/>
          <table:table-cell office:value-type="float" office:value="-0.058366">
            <text:p>-0.058366</text:p>
          </table:table-cell>
          <table:table-cell office:value-type="float" office:value="0.013723">
            <text:p>0.013723</text:p>
          </table:table-cell>
          <table:table-cell table:number-columns-repeated="10"/>
        </table:table-row>
        <table:table-row table:style-name="ro1">
          <table:table-cell table:formula="of:=[.A612]+257" office:value-type="float" office:value="157541">
            <text:p>157541</text:p>
          </table:table-cell>
          <table:table-cell table:number-columns-repeated="6"/>
          <table:table-cell office:value-type="float" office:value="-0.22374">
            <text:p>-0.22374</text:p>
          </table:table-cell>
          <table:table-cell office:value-type="float" office:value="-0.002394">
            <text:p>-0.002394</text:p>
          </table:table-cell>
          <table:table-cell table:number-columns-repeated="4"/>
          <table:table-cell office:value-type="float" office:value="-0.019455">
            <text:p>-0.019455</text:p>
          </table:table-cell>
          <table:table-cell office:value-type="float" office:value="0.014389">
            <text:p>0.014389</text:p>
          </table:table-cell>
          <table:table-cell table:number-columns-repeated="10"/>
        </table:table-row>
        <table:table-row table:style-name="ro1">
          <table:table-cell table:formula="of:=[.A613]+257" office:value-type="float" office:value="157798">
            <text:p>157798</text:p>
          </table:table-cell>
          <table:table-cell table:number-columns-repeated="6"/>
          <table:table-cell office:value-type="float" office:value="0.565237">
            <text:p>0.565237</text:p>
          </table:table-cell>
          <table:table-cell office:value-type="float" office:value="-0.457292">
            <text:p>-0.457292</text:p>
          </table:table-cell>
          <table:table-cell table:number-columns-repeated="4"/>
          <table:table-cell office:value-type="float" office:value="-0.029437">
            <text:p>-0.029437</text:p>
          </table:table-cell>
          <table:table-cell office:value-type="float" office:value="0.02598">
            <text:p>0.02598</text:p>
          </table:table-cell>
          <table:table-cell table:number-columns-repeated="10"/>
        </table:table-row>
        <table:table-row table:style-name="ro1">
          <table:table-cell table:formula="of:=[.A614]+257" office:value-type="float" office:value="158055">
            <text:p>158055</text:p>
          </table:table-cell>
          <table:table-cell table:number-columns-repeated="6"/>
          <table:table-cell office:value-type="float" office:value="-0.160865">
            <text:p>-0.160865</text:p>
          </table:table-cell>
          <table:table-cell office:value-type="float" office:value="-0.320823">
            <text:p>-0.320823</text:p>
          </table:table-cell>
          <table:table-cell table:number-columns-repeated="4"/>
          <table:table-cell office:value-type="float" office:value="-0.014591">
            <text:p>-0.014591</text:p>
          </table:table-cell>
          <table:table-cell office:value-type="float" office:value="0.005862">
            <text:p>0.005862</text:p>
          </table:table-cell>
          <table:table-cell table:number-columns-repeated="10"/>
        </table:table-row>
        <table:table-row table:style-name="ro1">
          <table:table-cell table:formula="of:=[.A615]+257" office:value-type="float" office:value="158312">
            <text:p>158312</text:p>
          </table:table-cell>
          <table:table-cell table:number-columns-repeated="6"/>
          <table:table-cell office:value-type="float" office:value="0.598041">
            <text:p>0.598041</text:p>
          </table:table-cell>
          <table:table-cell office:value-type="float" office:value="0.033519">
            <text:p>0.033519</text:p>
          </table:table-cell>
          <table:table-cell table:number-columns-repeated="4"/>
          <table:table-cell office:value-type="float" office:value="0.029451">
            <text:p>0.029451</text:p>
          </table:table-cell>
          <table:table-cell office:value-type="float" office:value="0.032908">
            <text:p>0.032908</text:p>
          </table:table-cell>
          <table:table-cell table:number-columns-repeated="10"/>
        </table:table-row>
        <table:table-row table:style-name="ro1">
          <table:table-cell table:formula="of:=[.A616]+257" office:value-type="float" office:value="158569">
            <text:p>158569</text:p>
          </table:table-cell>
          <table:table-cell table:number-columns-repeated="6"/>
          <table:table-cell office:value-type="float" office:value="-0.169908">
            <text:p>-0.169908</text:p>
          </table:table-cell>
          <table:table-cell office:value-type="float" office:value="-0.64404">
            <text:p>-0.64404</text:p>
          </table:table-cell>
          <table:table-cell table:number-columns-repeated="4"/>
          <table:table-cell office:value-type="float" office:value="-0.009804">
            <text:p>-0.009804</text:p>
          </table:table-cell>
          <table:table-cell office:value-type="float" office:value="0.038371">
            <text:p>0.038371</text:p>
          </table:table-cell>
          <table:table-cell table:number-columns-repeated="10"/>
        </table:table-row>
        <table:table-row table:style-name="ro1">
          <table:table-cell table:formula="of:=[.A617]+257" office:value-type="float" office:value="158826">
            <text:p>158826</text:p>
          </table:table-cell>
          <table:table-cell table:number-columns-repeated="6"/>
          <table:table-cell office:value-type="float" office:value="-0.025234">
            <text:p>-0.025234</text:p>
          </table:table-cell>
          <table:table-cell office:value-type="float" office:value="-0.052672">
            <text:p>-0.052672</text:p>
          </table:table-cell>
          <table:table-cell table:number-columns-repeated="4"/>
          <table:table-cell office:value-type="float" office:value="0.011673">
            <text:p>0.011673</text:p>
          </table:table-cell>
          <table:table-cell office:value-type="float" office:value="0.042501">
            <text:p>0.042501</text:p>
          </table:table-cell>
          <table:table-cell table:number-columns-repeated="10"/>
        </table:table-row>
        <table:table-row table:style-name="ro1">
          <table:table-cell table:formula="of:=[.A618]+257" office:value-type="float" office:value="159083">
            <text:p>159083</text:p>
          </table:table-cell>
          <table:table-cell table:number-columns-repeated="6"/>
          <table:table-cell office:value-type="float" office:value="0.787294">
            <text:p>0.787294</text:p>
          </table:table-cell>
          <table:table-cell office:value-type="float" office:value="0.418985">
            <text:p>0.41898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47564">
            <text:p>0.047564</text:p>
          </table:table-cell>
          <table:table-cell table:number-columns-repeated="10"/>
        </table:table-row>
        <table:table-row table:style-name="ro1">
          <table:table-cell table:formula="of:=[.A619]+257" office:value-type="float" office:value="159340">
            <text:p>159340</text:p>
          </table:table-cell>
          <table:table-cell table:number-columns-repeated="6"/>
          <table:table-cell office:value-type="float" office:value="-0.213646">
            <text:p>-0.213646</text:p>
          </table:table-cell>
          <table:table-cell office:value-type="float" office:value="-0.466869">
            <text:p>-0.466869</text:p>
          </table:table-cell>
          <table:table-cell table:number-columns-repeated="4"/>
          <table:table-cell office:value-type="float" office:value="0.019455">
            <text:p>0.019455</text:p>
          </table:table-cell>
          <table:table-cell office:value-type="float" office:value="0.022116">
            <text:p>0.022116</text:p>
          </table:table-cell>
          <table:table-cell table:number-columns-repeated="10"/>
        </table:table-row>
        <table:table-row table:style-name="ro1">
          <table:table-cell table:formula="of:=[.A620]+257" office:value-type="float" office:value="159597">
            <text:p>159597</text:p>
          </table:table-cell>
          <table:table-cell table:number-columns-repeated="6"/>
          <table:table-cell office:value-type="float" office:value="0.625798">
            <text:p>0.625798</text:p>
          </table:table-cell>
          <table:table-cell office:value-type="float" office:value="0.088585">
            <text:p>0.088585</text:p>
          </table:table-cell>
          <table:table-cell table:number-columns-repeated="4"/>
          <table:table-cell office:value-type="float" office:value="0.029413">
            <text:p>0.029413</text:p>
          </table:table-cell>
          <table:table-cell office:value-type="float" office:value="0.005729">
            <text:p>0.005729</text:p>
          </table:table-cell>
          <table:table-cell table:number-columns-repeated="10"/>
        </table:table-row>
        <table:table-row table:style-name="ro1">
          <table:table-cell table:formula="of:=[.A621]+257" office:value-type="float" office:value="159854">
            <text:p>159854</text:p>
          </table:table-cell>
          <table:table-cell table:number-columns-repeated="6"/>
          <table:table-cell office:value-type="float" office:value="-0.220375">
            <text:p>-0.220375</text:p>
          </table:table-cell>
          <table:table-cell office:value-type="float" office:value="-0.837971">
            <text:p>-0.837971</text:p>
          </table:table-cell>
          <table:table-cell table:number-columns-repeated="4"/>
          <table:table-cell office:value-type="float" office:value="-0.009808">
            <text:p>-0.009808</text:p>
          </table:table-cell>
          <table:table-cell office:value-type="float" office:value="-0.013323">
            <text:p>-0.013323</text:p>
          </table:table-cell>
          <table:table-cell table:number-columns-repeated="10"/>
        </table:table-row>
        <table:table-row table:style-name="ro1">
          <table:table-cell table:formula="of:=[.A622]+257" office:value-type="float" office:value="160111">
            <text:p>160111</text:p>
          </table:table-cell>
          <table:table-cell table:number-columns-repeated="6"/>
          <table:table-cell office:value-type="float" office:value="0.706546">
            <text:p>0.706546</text:p>
          </table:table-cell>
          <table:table-cell office:value-type="float" office:value="-0.227449">
            <text:p>-0.227449</text:p>
          </table:table-cell>
          <table:table-cell table:number-columns-repeated="4"/>
          <table:table-cell office:value-type="float" office:value="-0.029402">
            <text:p>-0.029402</text:p>
          </table:table-cell>
          <table:table-cell office:value-type="float" office:value="0.010126">
            <text:p>0.010126</text:p>
          </table:table-cell>
          <table:table-cell table:number-columns-repeated="10"/>
        </table:table-row>
        <table:table-row table:style-name="ro1">
          <table:table-cell table:formula="of:=[.A623]+257" office:value-type="float" office:value="160368">
            <text:p>160368</text:p>
          </table:table-cell>
          <table:table-cell table:number-columns-repeated="6"/>
          <table:table-cell office:value-type="float" office:value="-0.225422">
            <text:p>-0.225422</text:p>
          </table:table-cell>
          <table:table-cell office:value-type="float" office:value="-0.213084">
            <text:p>-0.213084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12923">
            <text:p>0.012923</text:p>
          </table:table-cell>
          <table:table-cell table:number-columns-repeated="10"/>
        </table:table-row>
        <table:table-row table:style-name="ro1">
          <table:table-cell table:formula="of:=[.A624]+257" office:value-type="float" office:value="160625">
            <text:p>160625</text:p>
          </table:table-cell>
          <table:table-cell table:number-columns-repeated="6"/>
          <table:table-cell office:value-type="float" office:value="-0.018295">
            <text:p>-0.018295</text:p>
          </table:table-cell>
          <table:table-cell office:value-type="float" office:value="0.150835">
            <text:p>0.150835</text:p>
          </table:table-cell>
          <table:table-cell table:number-columns-repeated="4"/>
          <table:table-cell office:value-type="float" office:value="0.007348">
            <text:p>0.007348</text:p>
          </table:table-cell>
          <table:table-cell office:value-type="float" office:value="0.006528">
            <text:p>0.006528</text:p>
          </table:table-cell>
          <table:table-cell table:number-columns-repeated="10"/>
        </table:table-row>
        <table:table-row table:style-name="ro1">
          <table:table-cell table:formula="of:=[.A625]+257" office:value-type="float" office:value="160882">
            <text:p>160882</text:p>
          </table:table-cell>
          <table:table-cell table:number-columns-repeated="6"/>
          <table:table-cell office:value-type="float" office:value="-0.017243">
            <text:p>-0.017243</text:p>
          </table:table-cell>
          <table:table-cell office:value-type="float" office:value="0.023942">
            <text:p>0.023942</text:p>
          </table:table-cell>
          <table:table-cell table:number-columns-repeated="4"/>
          <table:table-cell office:value-type="float" office:value="0.004902">
            <text:p>0.004902</text:p>
          </table:table-cell>
          <table:table-cell office:value-type="float" office:value="0.021717">
            <text:p>0.021717</text:p>
          </table:table-cell>
          <table:table-cell table:number-columns-repeated="10"/>
        </table:table-row>
        <table:table-row table:style-name="ro1">
          <table:table-cell table:formula="of:=[.A626]+257" office:value-type="float" office:value="161139">
            <text:p>161139</text:p>
          </table:table-cell>
          <table:table-cell table:number-columns-repeated="6"/>
          <table:table-cell office:value-type="float" office:value="0.020187">
            <text:p>0.020187</text:p>
          </table:table-cell>
          <table:table-cell office:value-type="float" office:value="0.081403">
            <text:p>0.08140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7187">
            <text:p>0.017187</text:p>
          </table:table-cell>
          <table:table-cell table:number-columns-repeated="10"/>
        </table:table-row>
        <table:table-row table:style-name="ro1">
          <table:table-cell table:formula="of:=[.A627]+257" office:value-type="float" office:value="161396">
            <text:p>161396</text:p>
          </table:table-cell>
          <table:table-cell table:number-columns-repeated="6"/>
          <table:table-cell office:value-type="float" office:value="-0.060561">
            <text:p>-0.060561</text:p>
          </table:table-cell>
          <table:table-cell office:value-type="float" office:value="0.107739">
            <text:p>0.10773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8253">
            <text:p>0.018253</text:p>
          </table:table-cell>
          <table:table-cell table:number-columns-repeated="10"/>
        </table:table-row>
        <table:table-row table:style-name="ro1">
          <table:table-cell table:formula="of:=[.A628]+257" office:value-type="float" office:value="161653">
            <text:p>161653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0.076614">
            <text:p>0.07661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1709">
            <text:p>0.031709</text:p>
          </table:table-cell>
          <table:table-cell table:number-columns-repeated="10"/>
        </table:table-row>
        <table:table-row table:style-name="ro1">
          <table:table-cell table:formula="of:=[.A629]+257" office:value-type="float" office:value="161910">
            <text:p>16191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-0.086191">
            <text:p>-0.08619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5588">
            <text:p>0.015588</text:p>
          </table:table-cell>
          <table:table-cell table:number-columns-repeated="10"/>
        </table:table-row>
        <table:table-row table:style-name="ro1">
          <table:table-cell table:formula="of:=[.A630]+257" office:value-type="float" office:value="162167">
            <text:p>162167</text:p>
          </table:table-cell>
          <table:table-cell table:number-columns-repeated="6"/>
          <table:table-cell office:value-type="float" office:value="0.030281">
            <text:p>0.030281</text:p>
          </table:table-cell>
          <table:table-cell office:value-type="float" office:value="0.126893">
            <text:p>0.126893</text:p>
          </table:table-cell>
          <table:table-cell table:number-columns-repeated="4"/>
          <table:table-cell office:value-type="float" office:value="0.038911">
            <text:p>0.038911</text:p>
          </table:table-cell>
          <table:table-cell office:value-type="float" office:value="0.089531">
            <text:p>0.089531</text:p>
          </table:table-cell>
          <table:table-cell table:number-columns-repeated="10"/>
        </table:table-row>
        <table:table-row table:style-name="ro1">
          <table:table-cell table:formula="of:=[.A631]+257" office:value-type="float" office:value="162424">
            <text:p>162424</text:p>
          </table:table-cell>
          <table:table-cell table:number-columns-repeated="6"/>
          <table:table-cell office:value-type="float" office:value="0.010094">
            <text:p>0.010094</text:p>
          </table:table-cell>
          <table:table-cell office:value-type="float" office:value="0.311246">
            <text:p>0.311246</text:p>
          </table:table-cell>
          <table:table-cell table:number-columns-repeated="4"/>
          <table:table-cell office:value-type="float" office:value="0.42153">
            <text:p>0.42153</text:p>
          </table:table-cell>
          <table:table-cell office:value-type="float" office:value="0.598608">
            <text:p>0.598608</text:p>
          </table:table-cell>
          <table:table-cell table:number-columns-repeated="10"/>
        </table:table-row>
        <table:table-row table:style-name="ro1">
          <table:table-cell table:formula="of:=[.A632]+257" office:value-type="float" office:value="162681">
            <text:p>162681</text:p>
          </table:table-cell>
          <table:table-cell table:number-columns-repeated="6"/>
          <table:table-cell office:value-type="float" office:value="0.030281">
            <text:p>0.030281</text:p>
          </table:table-cell>
          <table:table-cell office:value-type="float" office:value="-0.162806">
            <text:p>-0.162806</text:p>
          </table:table-cell>
          <table:table-cell table:number-columns-repeated="4"/>
          <table:table-cell office:value-type="float" office:value="1.322957">
            <text:p>1.322957</text:p>
          </table:table-cell>
          <table:table-cell office:value-type="float" office:value="0.556374">
            <text:p>0.556374</text:p>
          </table:table-cell>
          <table:table-cell table:number-columns-repeated="10"/>
        </table:table-row>
        <table:table-row table:style-name="ro1">
          <table:table-cell table:formula="of:=[.A633]+257" office:value-type="float" office:value="162938">
            <text:p>162938</text:p>
          </table:table-cell>
          <table:table-cell table:number-columns-repeated="6"/>
          <table:table-cell office:value-type="float" office:value="-0.047103">
            <text:p>-0.047103</text:p>
          </table:table-cell>
          <table:table-cell office:value-type="float" office:value="0.296881">
            <text:p>0.296881</text:p>
          </table:table-cell>
          <table:table-cell table:number-columns-repeated="4"/>
          <table:table-cell office:value-type="float" office:value="0.262491">
            <text:p>0.262491</text:p>
          </table:table-cell>
          <table:table-cell office:value-type="float" office:value="0.374247">
            <text:p>0.374247</text:p>
          </table:table-cell>
          <table:table-cell table:number-columns-repeated="10"/>
        </table:table-row>
        <table:table-row table:style-name="ro1">
          <table:table-cell table:formula="of:=[.A634]+257" office:value-type="float" office:value="163195">
            <text:p>163195</text:p>
          </table:table-cell>
          <table:table-cell table:number-columns-repeated="6"/>
          <table:table-cell office:value-type="float" office:value="0.005047">
            <text:p>0.005047</text:p>
          </table:table-cell>
          <table:table-cell office:value-type="float" office:value="0.167594">
            <text:p>0.167594</text:p>
          </table:table-cell>
          <table:table-cell table:number-columns-repeated="4"/>
          <table:table-cell office:value-type="float" office:value="0.692051">
            <text:p>0.692051</text:p>
          </table:table-cell>
          <table:table-cell office:value-type="float" office:value="0.363188">
            <text:p>0.363188</text:p>
          </table:table-cell>
          <table:table-cell table:number-columns-repeated="10"/>
        </table:table-row>
        <table:table-row table:style-name="ro1">
          <table:table-cell table:formula="of:=[.A635]+257" office:value-type="float" office:value="163452">
            <text:p>163452</text:p>
          </table:table-cell>
          <table:table-cell table:number-columns-repeated="6"/>
          <table:table-cell office:value-type="float" office:value="0.005678">
            <text:p>0.005678</text:p>
          </table:table-cell>
          <table:table-cell office:value-type="float" office:value="0.062249">
            <text:p>0.06224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54625">
            <text:p>0.054625</text:p>
          </table:table-cell>
          <table:table-cell table:number-columns-repeated="10"/>
        </table:table-row>
        <table:table-row table:style-name="ro1">
          <table:table-cell table:formula="of:=[.A636]+257" office:value-type="float" office:value="163709">
            <text:p>163709</text:p>
          </table:table-cell>
          <table:table-cell table:number-columns-repeated="6"/>
          <table:table-cell office:value-type="float" office:value="-0.006624">
            <text:p>-0.006624</text:p>
          </table:table-cell>
          <table:table-cell office:value-type="float" office:value="0.043096">
            <text:p>0.043096</text:p>
          </table:table-cell>
          <table:table-cell table:number-columns-repeated="4"/>
          <table:table-cell office:value-type="float" office:value="0.274643">
            <text:p>0.274643</text:p>
          </table:table-cell>
          <table:table-cell office:value-type="float" office:value="0.498551">
            <text:p>0.498551</text:p>
          </table:table-cell>
          <table:table-cell table:number-columns-repeated="10"/>
        </table:table-row>
        <table:table-row table:style-name="ro1">
          <table:table-cell table:formula="of:=[.A637]+257" office:value-type="float" office:value="163966">
            <text:p>163966</text:p>
          </table:table-cell>
          <table:table-cell table:number-columns-repeated="6"/>
          <table:table-cell office:value-type="float" office:value="-0.109767">
            <text:p>-0.109767</text:p>
          </table:table-cell>
          <table:table-cell office:value-type="float" office:value="0.229843">
            <text:p>0.229843</text:p>
          </table:table-cell>
          <table:table-cell table:number-columns-repeated="4"/>
          <table:table-cell office:value-type="float" office:value="0.972763">
            <text:p>0.972763</text:p>
          </table:table-cell>
          <table:table-cell office:value-type="float" office:value="0.361856">
            <text:p>0.361856</text:p>
          </table:table-cell>
          <table:table-cell table:number-columns-repeated="10"/>
        </table:table-row>
        <table:table-row table:style-name="ro1">
          <table:table-cell table:formula="of:=[.A638]+257" office:value-type="float" office:value="164223">
            <text:p>164223</text:p>
          </table:table-cell>
          <table:table-cell table:number-columns-repeated="6"/>
          <table:table-cell office:value-type="float" office:value="0.050468">
            <text:p>0.050468</text:p>
          </table:table-cell>
          <table:table-cell office:value-type="float" office:value="0.071826">
            <text:p>0.071826</text:p>
          </table:table-cell>
          <table:table-cell table:number-columns-repeated="4"/>
          <table:table-cell office:value-type="float" office:value="0.038911">
            <text:p>0.038911</text:p>
          </table:table-cell>
          <table:table-cell office:value-type="float" office:value="0.02225">
            <text:p>0.02225</text:p>
          </table:table-cell>
          <table:table-cell table:number-columns-repeated="10"/>
        </table:table-row>
        <table:table-row table:style-name="ro1">
          <table:table-cell table:formula="of:=[.A639]+257" office:value-type="float" office:value="164480">
            <text:p>164480</text:p>
          </table:table-cell>
          <table:table-cell table:number-columns-repeated="6"/>
          <table:table-cell office:value-type="float" office:value="-0.01514">
            <text:p>-0.01514</text:p>
          </table:table-cell>
          <table:table-cell office:value-type="float" office:value="0.050278">
            <text:p>0.05027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number-columns-repeated="10"/>
        </table:table-row>
        <table:table-row table:style-name="ro1">
          <table:table-cell table:formula="of:=[.A640]+257" office:value-type="float" office:value="164737">
            <text:p>16473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0.095768">
            <text:p>0.09576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number-columns-repeated="10"/>
        </table:table-row>
        <table:table-row table:style-name="ro1">
          <table:table-cell table:formula="of:=[.A641]+257" office:value-type="float" office:value="164994">
            <text:p>164994</text:p>
          </table:table-cell>
          <table:table-cell table:number-columns-repeated="6"/>
          <table:table-cell office:value-type="float" office:value="0.030281">
            <text:p>0.030281</text:p>
          </table:table-cell>
          <table:table-cell office:value-type="float" office:value="0.426168">
            <text:p>0.426168</text:p>
          </table:table-cell>
          <table:table-cell table:number-columns-repeated="4"/>
          <table:table-cell office:value-type="float" office:value="0.038911">
            <text:p>0.038911</text:p>
          </table:table-cell>
          <table:table-cell office:value-type="float" office:value="0.032642">
            <text:p>0.032642</text:p>
          </table:table-cell>
          <table:table-cell table:number-columns-repeated="10"/>
        </table:table-row>
        <table:table-row table:style-name="ro1">
          <table:table-cell table:formula="of:=[.A642]+257" office:value-type="float" office:value="165251">
            <text:p>165251</text:p>
          </table:table-cell>
          <table:table-cell table:number-columns-repeated="6"/>
          <table:table-cell office:value-type="float" office:value="0.016823">
            <text:p>0.016823</text:p>
          </table:table-cell>
          <table:table-cell office:value-type="float" office:value="-0.292093">
            <text:p>-0.292093</text:p>
          </table:table-cell>
          <table:table-cell table:number-columns-repeated="4"/>
          <table:table-cell office:value-type="float" office:value="0.337224">
            <text:p>0.337224</text:p>
          </table:table-cell>
          <table:table-cell office:value-type="float" office:value="0.516671">
            <text:p>0.516671</text:p>
          </table:table-cell>
          <table:table-cell table:number-columns-repeated="10"/>
        </table:table-row>
        <table:table-row table:style-name="ro1">
          <table:table-cell table:formula="of:=[.A643]+257" office:value-type="float" office:value="165508">
            <text:p>165508</text:p>
          </table:table-cell>
          <table:table-cell table:number-columns-repeated="6"/>
          <table:table-cell office:value-type="float" office:value="-0.095888">
            <text:p>-0.095888</text:p>
          </table:table-cell>
          <table:table-cell office:value-type="float" office:value="0.263362">
            <text:p>0.263362</text:p>
          </table:table-cell>
          <table:table-cell table:number-columns-repeated="4"/>
          <table:table-cell office:value-type="float" office:value="0.823606">
            <text:p>0.823606</text:p>
          </table:table-cell>
          <table:table-cell office:value-type="float" office:value="0.515605">
            <text:p>0.515605</text:p>
          </table:table-cell>
          <table:table-cell table:number-columns-repeated="10"/>
        </table:table-row>
        <table:table-row table:style-name="ro1">
          <table:table-cell table:formula="of:=[.A644]+257" office:value-type="float" office:value="165765">
            <text:p>165765</text:p>
          </table:table-cell>
          <table:table-cell table:number-columns-repeated="6"/>
          <table:table-cell office:value-type="float" office:value="0.001893">
            <text:p>0.001893</text:p>
          </table:table-cell>
          <table:table-cell office:value-type="float" office:value="-0.505177">
            <text:p>-0.505177</text:p>
          </table:table-cell>
          <table:table-cell table:number-columns-repeated="4"/>
          <table:table-cell office:value-type="float" office:value="0.209144">
            <text:p>0.209144</text:p>
          </table:table-cell>
          <table:table-cell office:value-type="float" office:value="0.385038">
            <text:p>0.385038</text:p>
          </table:table-cell>
          <table:table-cell table:number-columns-repeated="10"/>
        </table:table-row>
        <table:table-row table:style-name="ro1">
          <table:table-cell table:formula="of:=[.A645]+257" office:value-type="float" office:value="166022">
            <text:p>166022</text:p>
          </table:table-cell>
          <table:table-cell table:number-columns-repeated="6"/>
          <table:table-cell office:value-type="float" office:value="0.001893">
            <text:p>0.001893</text:p>
          </table:table-cell>
          <table:table-cell office:value-type="float" office:value="0.272939">
            <text:p>0.272939</text:p>
          </table:table-cell>
          <table:table-cell table:number-columns-repeated="4"/>
          <table:table-cell office:value-type="float" office:value="-0">
            <text:p>0</text:p>
          </table:table-cell>
          <table:table-cell office:value-type="float" office:value="0.374513">
            <text:p>0.374513</text:p>
          </table:table-cell>
          <table:table-cell table:number-columns-repeated="10"/>
        </table:table-row>
        <table:table-row table:style-name="ro1">
          <table:table-cell table:formula="of:=[.A646]+257" office:value-type="float" office:value="166279">
            <text:p>166279</text:p>
          </table:table-cell>
          <table:table-cell table:number-columns-repeated="6"/>
          <table:table-cell office:value-type="float" office:value="-0.030281">
            <text:p>-0.030281</text:p>
          </table:table-cell>
          <table:table-cell office:value-type="float" office:value="0.237026">
            <text:p>0.237026</text:p>
          </table:table-cell>
          <table:table-cell table:number-columns-repeated="4"/>
          <table:table-cell office:value-type="float" office:value="0.894942">
            <text:p>0.894942</text:p>
          </table:table-cell>
          <table:table-cell office:value-type="float" office:value="0.407554">
            <text:p>0.407554</text:p>
          </table:table-cell>
          <table:table-cell table:number-columns-repeated="10"/>
        </table:table-row>
        <table:table-row table:style-name="ro1">
          <table:table-cell table:formula="of:=[.A647]+257" office:value-type="float" office:value="166536">
            <text:p>166536</text:p>
          </table:table-cell>
          <table:table-cell table:number-columns-repeated="6"/>
          <table:table-cell office:value-type="float" office:value="0.013458">
            <text:p>0.013458</text:p>
          </table:table-cell>
          <table:table-cell office:value-type="float" office:value="-0.016759">
            <text:p>-0.016759</text:p>
          </table:table-cell>
          <table:table-cell table:number-columns-repeated="4"/>
          <table:table-cell office:value-type="float" office:value="0.090791">
            <text:p>0.090791</text:p>
          </table:table-cell>
          <table:table-cell office:value-type="float" office:value="0.027579">
            <text:p>0.027579</text:p>
          </table:table-cell>
          <table:table-cell table:number-columns-repeated="10"/>
        </table:table-row>
        <table:table-row table:style-name="ro1">
          <table:table-cell table:formula="of:=[.A648]+257" office:value-type="float" office:value="166793">
            <text:p>166793</text:p>
          </table:table-cell>
          <table:table-cell table:number-columns-repeated="6"/>
          <table:table-cell office:value-type="float" office:value="-0.005362">
            <text:p>-0.005362</text:p>
          </table:table-cell>
          <table:table-cell office:value-type="float" office:value="-0.004788">
            <text:p>-0.004788</text:p>
          </table:table-cell>
          <table:table-cell table:number-columns-repeated="4"/>
          <table:table-cell office:value-type="float" office:value="-0.014591">
            <text:p>-0.014591</text:p>
          </table:table-cell>
          <table:table-cell office:value-type="float" office:value="0.012524">
            <text:p>0.012524</text:p>
          </table:table-cell>
          <table:table-cell table:number-columns-repeated="10"/>
        </table:table-row>
        <table:table-row table:style-name="ro1">
          <table:table-cell table:formula="of:=[.A649]+257" office:value-type="float" office:value="167050">
            <text:p>167050</text:p>
          </table:table-cell>
          <table:table-cell table:number-columns-repeated="6"/>
          <table:table-cell office:value-type="float" office:value="0.147618">
            <text:p>0.147618</text:p>
          </table:table-cell>
          <table:table-cell office:value-type="float" office:value="-0.385466">
            <text:p>-0.385466</text:p>
          </table:table-cell>
          <table:table-cell table:number-columns-repeated="4"/>
          <table:table-cell office:value-type="float" office:value="0.175097">
            <text:p>0.175097</text:p>
          </table:table-cell>
          <table:table-cell office:value-type="float" office:value="0.136429">
            <text:p>0.136429</text:p>
          </table:table-cell>
          <table:table-cell table:number-columns-repeated="10"/>
        </table:table-row>
        <table:table-row table:style-name="ro1">
          <table:table-cell table:formula="of:=[.A650]+257" office:value-type="float" office:value="167307">
            <text:p>167307</text:p>
          </table:table-cell>
          <table:table-cell table:number-columns-repeated="6"/>
          <table:table-cell office:value-type="float" office:value="-0.017033">
            <text:p>-0.017033</text:p>
          </table:table-cell>
          <table:table-cell office:value-type="float" office:value="0.114922">
            <text:p>0.11492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number-columns-repeated="10"/>
        </table:table-row>
        <table:table-row table:style-name="ro1">
          <table:table-cell table:formula="of:=[.A651]+257" office:value-type="float" office:value="167564">
            <text:p>16756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number-columns-repeated="10"/>
        </table:table-row>
        <table:table-row table:style-name="ro1">
          <table:table-cell table:formula="of:=[.A652]+257" office:value-type="float" office:value="167821">
            <text:p>167821</text:p>
          </table:table-cell>
          <table:table-cell table:number-columns-repeated="6"/>
          <table:table-cell office:value-type="float" office:value="0.081379">
            <text:p>0.081379</text:p>
          </table:table-cell>
          <table:table-cell office:value-type="float" office:value="0.019154">
            <text:p>0.019154</text:p>
          </table:table-cell>
          <table:table-cell table:number-columns-repeated="4"/>
          <table:table-cell office:value-type="float" office:value="0.012231">
            <text:p>0.012231</text:p>
          </table:table-cell>
          <table:table-cell office:value-type="float" office:value="0.033041">
            <text:p>0.033041</text:p>
          </table:table-cell>
          <table:table-cell table:number-columns-repeated="10"/>
        </table:table-row>
        <table:table-row table:style-name="ro1">
          <table:table-cell table:formula="of:=[.A653]+257" office:value-type="float" office:value="168078">
            <text:p>168078</text:p>
          </table:table-cell>
          <table:table-cell table:number-columns-repeated="6"/>
          <table:table-cell office:value-type="float" office:value="-0.081379">
            <text:p>-0.081379</text:p>
          </table:table-cell>
          <table:table-cell office:value-type="float" office:value="0.04549">
            <text:p>0.0454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011">
            <text:p>0.03011</text:p>
          </table:table-cell>
          <table:table-cell table:number-columns-repeated="10"/>
        </table:table-row>
        <table:table-row table:style-name="ro1">
          <table:table-cell table:formula="of:=[.A654]+257" office:value-type="float" office:value="168335">
            <text:p>16833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0.483629">
            <text:p>0.48362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692">
            <text:p>0.01692</text:p>
          </table:table-cell>
          <table:table-cell table:number-columns-repeated="10"/>
        </table:table-row>
        <table:table-row table:style-name="ro1">
          <table:table-cell table:formula="of:=[.A655]+257" office:value-type="float" office:value="168592">
            <text:p>168592</text:p>
          </table:table-cell>
          <table:table-cell table:number-columns-repeated="6"/>
          <table:table-cell office:value-type="float" office:value="0.181683">
            <text:p>0.181683</text:p>
          </table:table-cell>
          <table:table-cell office:value-type="float" office:value="0.251391">
            <text:p>0.251391</text:p>
          </table:table-cell>
          <table:table-cell table:number-columns-repeated="4"/>
          <table:table-cell office:value-type="float" office:value="0.116732">
            <text:p>0.116732</text:p>
          </table:table-cell>
          <table:table-cell office:value-type="float" office:value="0.079672">
            <text:p>0.079672</text:p>
          </table:table-cell>
          <table:table-cell table:number-columns-repeated="10"/>
        </table:table-row>
        <table:table-row table:style-name="ro1">
          <table:table-cell table:formula="of:=[.A656]+257" office:value-type="float" office:value="168849">
            <text:p>168849</text:p>
          </table:table-cell>
          <table:table-cell table:number-columns-repeated="6"/>
          <table:table-cell office:value-type="float" office:value="0.094206">
            <text:p>0.094206</text:p>
          </table:table-cell>
          <table:table-cell office:value-type="float" office:value="0.198719">
            <text:p>0.198719</text:p>
          </table:table-cell>
          <table:table-cell table:number-columns-repeated="4"/>
          <table:table-cell office:value-type="float" office:value="-0.00326">
            <text:p>-0.00326</text:p>
          </table:table-cell>
          <table:table-cell office:value-type="float" office:value="0.01692">
            <text:p>0.01692</text:p>
          </table:table-cell>
          <table:table-cell table:number-columns-repeated="10"/>
        </table:table-row>
        <table:table-row table:style-name="ro1">
          <table:table-cell table:formula="of:=[.A657]+257" office:value-type="float" office:value="169106">
            <text:p>169106</text:p>
          </table:table-cell>
          <table:table-cell table:number-columns-repeated="6"/>
          <table:table-cell office:value-type="float" office:value="0.73178">
            <text:p>0.73178</text:p>
          </table:table-cell>
          <table:table-cell office:value-type="float" office:value="0.246603">
            <text:p>0.246603</text:p>
          </table:table-cell>
          <table:table-cell table:number-columns-repeated="4"/>
          <table:table-cell office:value-type="float" office:value="0.029369">
            <text:p>0.029369</text:p>
          </table:table-cell>
          <table:table-cell office:value-type="float" office:value="0.017986">
            <text:p>0.017986</text:p>
          </table:table-cell>
          <table:table-cell table:number-columns-repeated="10"/>
        </table:table-row>
        <table:table-row table:style-name="ro1">
          <table:table-cell table:formula="of:=[.A658]+257" office:value-type="float" office:value="169363">
            <text:p>169363</text:p>
          </table:table-cell>
          <table:table-cell table:number-columns-repeated="6"/>
          <table:table-cell office:value-type="float" office:value="-0.262116">
            <text:p>-0.262116</text:p>
          </table:table-cell>
          <table:table-cell office:value-type="float" office:value="0.837971">
            <text:p>0.837971</text:p>
          </table:table-cell>
          <table:table-cell table:number-columns-repeated="4"/>
          <table:table-cell office:value-type="float" office:value="-0.071441">
            <text:p>-0.071441</text:p>
          </table:table-cell>
          <table:table-cell office:value-type="float" office:value="-0.081937">
            <text:p>-0.081937</text:p>
          </table:table-cell>
          <table:table-cell table:number-columns-repeated="10"/>
        </table:table-row>
        <table:table-row table:style-name="ro1">
          <table:table-cell table:formula="of:=[.A659]+257" office:value-type="float" office:value="169620">
            <text:p>169620</text:p>
          </table:table-cell>
          <table:table-cell table:number-columns-repeated="6"/>
          <table:table-cell office:value-type="float" office:value="0.048365">
            <text:p>0.048365</text:p>
          </table:table-cell>
          <table:table-cell office:value-type="float" office:value="-0.493206">
            <text:p>-0.493206</text:p>
          </table:table-cell>
          <table:table-cell table:number-columns-repeated="4"/>
          <table:table-cell office:value-type="float" office:value="-0.068686">
            <text:p>-0.068686</text:p>
          </table:table-cell>
          <table:table-cell office:value-type="float" office:value="-0.03877">
            <text:p>-0.03877</text:p>
          </table:table-cell>
          <table:table-cell table:number-columns-repeated="10"/>
        </table:table-row>
        <table:table-row table:style-name="ro1">
          <table:table-cell table:formula="of:=[.A660]+257" office:value-type="float" office:value="169877">
            <text:p>169877</text:p>
          </table:table-cell>
          <table:table-cell table:number-columns-repeated="6"/>
          <table:table-cell office:value-type="float" office:value="-0.019783">
            <text:p>-0.019783</text:p>
          </table:table-cell>
          <table:table-cell office:value-type="float" office:value="0.13647">
            <text:p>0.13647</text:p>
          </table:table-cell>
          <table:table-cell table:number-columns-repeated="4"/>
          <table:table-cell office:value-type="float" office:value="-0.005883">
            <text:p>-0.005883</text:p>
          </table:table-cell>
          <table:table-cell office:value-type="float" office:value="0.013456">
            <text:p>0.013456</text:p>
          </table:table-cell>
          <table:table-cell table:number-columns-repeated="10"/>
        </table:table-row>
        <table:table-row table:style-name="ro1">
          <table:table-cell table:formula="of:=[.A661]+257" office:value-type="float" office:value="170134">
            <text:p>170134</text:p>
          </table:table-cell>
          <table:table-cell table:number-columns-repeated="6"/>
          <table:table-cell office:value-type="float" office:value="0.744901">
            <text:p>0.744901</text:p>
          </table:table-cell>
          <table:table-cell office:value-type="float" office:value="0.586579">
            <text:p>0.58657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-0.002265">
            <text:p>-0.002265</text:p>
          </table:table-cell>
          <table:table-cell table:number-columns-repeated="10"/>
        </table:table-row>
        <table:table-row table:style-name="ro1">
          <table:table-cell table:formula="of:=[.A662]+257" office:value-type="float" office:value="170391">
            <text:p>170391</text:p>
          </table:table-cell>
          <table:table-cell table:number-columns-repeated="6"/>
          <table:table-cell office:value-type="float" office:value="-0.259067">
            <text:p>-0.259067</text:p>
          </table:table-cell>
          <table:table-cell office:value-type="float" office:value="-0.790087">
            <text:p>-0.790087</text:p>
          </table:table-cell>
          <table:table-cell table:number-columns-repeated="4"/>
          <table:table-cell office:value-type="float" office:value="-0.108702">
            <text:p>-0.108702</text:p>
          </table:table-cell>
          <table:table-cell office:value-type="float" office:value="-0.08327">
            <text:p>-0.08327</text:p>
          </table:table-cell>
          <table:table-cell table:number-columns-repeated="10"/>
        </table:table-row>
        <table:table-row table:style-name="ro1">
          <table:table-cell table:formula="of:=[.A663]+257" office:value-type="float" office:value="170648">
            <text:p>170648</text:p>
          </table:table-cell>
          <table:table-cell table:number-columns-repeated="6"/>
          <table:table-cell office:value-type="float" office:value="0.534956">
            <text:p>0.534956</text:p>
          </table:table-cell>
          <table:table-cell office:value-type="float" office:value="0.316035">
            <text:p>0.316035</text:p>
          </table:table-cell>
          <table:table-cell table:number-columns-repeated="4"/>
          <table:table-cell office:value-type="float" office:value="-0.265532">
            <text:p>-0.265532</text:p>
          </table:table-cell>
          <table:table-cell office:value-type="float" office:value="-0.0866">
            <text:p>-0.0866</text:p>
          </table:table-cell>
          <table:table-cell table:number-columns-repeated="10"/>
        </table:table-row>
        <table:table-row table:style-name="ro1">
          <table:table-cell table:formula="of:=[.A664]+257" office:value-type="float" office:value="170905">
            <text:p>170905</text:p>
          </table:table-cell>
          <table:table-cell table:number-columns-repeated="6"/>
          <table:table-cell office:value-type="float" office:value="-0.13437">
            <text:p>-0.13437</text:p>
          </table:table-cell>
          <table:table-cell office:value-type="float" office:value="0.031125">
            <text:p>0.031125</text:p>
          </table:table-cell>
          <table:table-cell table:number-columns-repeated="4"/>
          <table:table-cell office:value-type="float" office:value="-0.086142">
            <text:p>-0.086142</text:p>
          </table:table-cell>
          <table:table-cell office:value-type="float" office:value="-0.126969">
            <text:p>-0.126969</text:p>
          </table:table-cell>
          <table:table-cell table:number-columns-repeated="10"/>
        </table:table-row>
        <table:table-row table:style-name="ro1">
          <table:table-cell table:formula="of:=[.A665]+257" office:value-type="float" office:value="171162">
            <text:p>171162</text:p>
          </table:table-cell>
          <table:table-cell table:number-columns-repeated="6"/>
          <table:table-cell office:value-type="float" office:value="0.029334">
            <text:p>0.029334</text:p>
          </table:table-cell>
          <table:table-cell office:value-type="float" office:value="-0.502782">
            <text:p>-0.502782</text:p>
          </table:table-cell>
          <table:table-cell table:number-columns-repeated="4"/>
          <table:table-cell office:value-type="float" office:value="-0.007346">
            <text:p>-0.007346</text:p>
          </table:table-cell>
          <table:table-cell office:value-type="float" office:value="0.023449">
            <text:p>0.023449</text:p>
          </table:table-cell>
          <table:table-cell table:number-columns-repeated="10"/>
        </table:table-row>
        <table:table-row table:style-name="ro1">
          <table:table-cell table:formula="of:=[.A666]+257" office:value-type="float" office:value="171419">
            <text:p>171419</text:p>
          </table:table-cell>
          <table:table-cell table:number-columns-repeated="6"/>
          <table:table-cell office:value-type="float" office:value="0.889491">
            <text:p>0.889491</text:p>
          </table:table-cell>
          <table:table-cell office:value-type="float" office:value="0.744597">
            <text:p>0.744597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40636">
            <text:p>0.040636</text:p>
          </table:table-cell>
          <table:table-cell table:number-columns-repeated="10"/>
        </table:table-row>
        <table:table-row table:style-name="ro1">
          <table:table-cell table:formula="of:=[.A667]+257" office:value-type="float" office:value="171676">
            <text:p>171676</text:p>
          </table:table-cell>
          <table:table-cell table:number-columns-repeated="6"/>
          <table:table-cell office:value-type="float" office:value="-0.289347">
            <text:p>-0.289347</text:p>
          </table:table-cell>
          <table:table-cell office:value-type="float" office:value="0.026336">
            <text:p>0.02633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-0.008793">
            <text:p>-0.008793</text:p>
          </table:table-cell>
          <table:table-cell table:number-columns-repeated="10"/>
        </table:table-row>
        <table:table-row table:style-name="ro1">
          <table:table-cell table:formula="of:=[.A668]+257" office:value-type="float" office:value="171933">
            <text:p>171933</text:p>
          </table:table-cell>
          <table:table-cell table:number-columns-repeated="6"/>
          <table:table-cell office:value-type="float" office:value="0.550097">
            <text:p>0.550097</text:p>
          </table:table-cell>
          <table:table-cell office:value-type="float" office:value="-0.198719">
            <text:p>-0.198719</text:p>
          </table:table-cell>
          <table:table-cell table:number-columns-repeated="4"/>
          <table:table-cell office:value-type="float" office:value="-0.058366">
            <text:p>-0.058366</text:p>
          </table:table-cell>
          <table:table-cell office:value-type="float" office:value="-0.014256">
            <text:p>-0.014256</text:p>
          </table:table-cell>
          <table:table-cell table:number-columns-repeated="10"/>
        </table:table-row>
        <table:table-row table:style-name="ro1">
          <table:table-cell table:formula="of:=[.A669]+257" office:value-type="float" office:value="172190">
            <text:p>172190</text:p>
          </table:table-cell>
          <table:table-cell table:number-columns-repeated="6"/>
          <table:table-cell office:value-type="float" office:value="-0.169908">
            <text:p>-0.169908</text:p>
          </table:table-cell>
          <table:table-cell office:value-type="float" office:value="-0.086191">
            <text:p>-0.086191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19851">
            <text:p>0.019851</text:p>
          </table:table-cell>
          <table:table-cell table:number-columns-repeated="10"/>
        </table:table-row>
        <table:table-row table:style-name="ro1">
          <table:table-cell table:formula="of:=[.A670]+257" office:value-type="float" office:value="172447">
            <text:p>172447</text:p>
          </table:table-cell>
          <table:table-cell table:number-columns-repeated="6"/>
          <table:table-cell office:value-type="float" office:value="-0.023026">
            <text:p>-0.023026</text:p>
          </table:table-cell>
          <table:table-cell office:value-type="float" office:value="0.102951">
            <text:p>0.10295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number-columns-repeated="10"/>
        </table:table-row>
        <table:table-row table:style-name="ro1">
          <table:table-cell table:formula="of:=[.A671]+257" office:value-type="float" office:value="172704">
            <text:p>172704</text:p>
          </table:table-cell>
          <table:table-cell table:number-columns-repeated="6"/>
          <table:table-cell office:value-type="float" office:value="0.692668">
            <text:p>0.692668</text:p>
          </table:table-cell>
          <table:table-cell office:value-type="float" office:value="-0.335188">
            <text:p>-0.33518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number-columns-repeated="10"/>
        </table:table-row>
        <table:table-row table:style-name="ro1">
          <table:table-cell table:formula="of:=[.A672]+257" office:value-type="float" office:value="172961">
            <text:p>172961</text:p>
          </table:table-cell>
          <table:table-cell table:number-columns-repeated="6"/>
          <table:table-cell office:value-type="float" office:value="-0.178844">
            <text:p>-0.178844</text:p>
          </table:table-cell>
          <table:table-cell office:value-type="float" office:value="-0.229843">
            <text:p>-0.22984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359">
            <text:p>0.01359</text:p>
          </table:table-cell>
          <table:table-cell table:number-columns-repeated="10"/>
        </table:table-row>
        <table:table-row table:style-name="ro1">
          <table:table-cell table:formula="of:=[.A673]+257" office:value-type="float" office:value="173218">
            <text:p>173218</text:p>
          </table:table-cell>
          <table:table-cell table:number-columns-repeated="6"/>
          <table:table-cell office:value-type="float" office:value="0.760799">
            <text:p>0.760799</text:p>
          </table:table-cell>
          <table:table-cell office:value-type="float" office:value="-0.232238">
            <text:p>-0.23223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3464">
            <text:p>0.003464</text:p>
          </table:table-cell>
          <table:table-cell table:number-columns-repeated="10"/>
        </table:table-row>
        <table:table-row table:style-name="ro1">
          <table:table-cell table:formula="of:=[.A674]+257" office:value-type="float" office:value="173475">
            <text:p>173475</text:p>
          </table:table-cell>
          <table:table-cell table:number-columns-repeated="6"/>
          <table:table-cell office:value-type="float" office:value="-0.220375">
            <text:p>-0.220375</text:p>
          </table:table-cell>
          <table:table-cell office:value-type="float" office:value="0.02873">
            <text:p>0.02873</text:p>
          </table:table-cell>
          <table:table-cell table:number-columns-repeated="4"/>
          <table:table-cell office:value-type="float" office:value="-0.009804">
            <text:p>-0.009804</text:p>
          </table:table-cell>
          <table:table-cell office:value-type="float" office:value="-0.002398">
            <text:p>-0.002398</text:p>
          </table:table-cell>
          <table:table-cell table:number-columns-repeated="10"/>
        </table:table-row>
        <table:table-row table:style-name="ro1">
          <table:table-cell table:formula="of:=[.A675]+257" office:value-type="float" office:value="173732">
            <text:p>173732</text:p>
          </table:table-cell>
          <table:table-cell table:number-columns-repeated="6"/>
          <table:table-cell office:value-type="float" office:value="0.706546">
            <text:p>0.706546</text:p>
          </table:table-cell>
          <table:table-cell office:value-type="float" office:value="-0.260968">
            <text:p>-0.260968</text:p>
          </table:table-cell>
          <table:table-cell table:number-columns-repeated="4"/>
          <table:table-cell office:value-type="float" office:value="-0.058366">
            <text:p>-0.058366</text:p>
          </table:table-cell>
          <table:table-cell office:value-type="float" office:value="0.013057">
            <text:p>0.013057</text:p>
          </table:table-cell>
          <table:table-cell table:number-columns-repeated="10"/>
        </table:table-row>
        <table:table-row table:style-name="ro1">
          <table:table-cell table:formula="of:=[.A676]+257" office:value-type="float" office:value="173989">
            <text:p>173989</text:p>
          </table:table-cell>
          <table:table-cell table:number-columns-repeated="6"/>
          <table:table-cell office:value-type="float" office:value="-0.240562">
            <text:p>-0.240562</text:p>
          </table:table-cell>
          <table:table-cell office:value-type="float" office:value="0.067038">
            <text:p>0.067038</text:p>
          </table:table-cell>
          <table:table-cell table:number-columns-repeated="4"/>
          <table:table-cell office:value-type="float" office:value="-0.009808">
            <text:p>-0.009808</text:p>
          </table:table-cell>
          <table:table-cell office:value-type="float" office:value="0.032109">
            <text:p>0.032109</text:p>
          </table:table-cell>
          <table:table-cell table:number-columns-repeated="10"/>
        </table:table-row>
        <table:table-row table:style-name="ro1">
          <table:table-cell table:formula="of:=[.A677]+257" office:value-type="float" office:value="174246">
            <text:p>174246</text:p>
          </table:table-cell>
          <table:table-cell table:number-columns-repeated="6"/>
          <table:table-cell office:value-type="float" office:value="-0.013563">
            <text:p>-0.013563</text:p>
          </table:table-cell>
          <table:table-cell office:value-type="float" office:value="0.397437">
            <text:p>0.397437</text:p>
          </table:table-cell>
          <table:table-cell table:number-columns-repeated="4"/>
          <table:table-cell office:value-type="float" office:value="0.007351">
            <text:p>0.007351</text:p>
          </table:table-cell>
          <table:table-cell office:value-type="float" office:value="0.024381">
            <text:p>0.024381</text:p>
          </table:table-cell>
          <table:table-cell table:number-columns-repeated="10"/>
        </table:table-row>
        <table:table-row table:style-name="ro1">
          <table:table-cell table:formula="of:=[.A678]+257" office:value-type="float" office:value="174503">
            <text:p>174503</text:p>
          </table:table-cell>
          <table:table-cell table:number-columns-repeated="6"/>
          <table:table-cell office:value-type="float" office:value="0.685097">
            <text:p>0.685097</text:p>
          </table:table-cell>
          <table:table-cell office:value-type="float" office:value="0.203507">
            <text:p>0.20350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-0.000533">
            <text:p>-0.000533</text:p>
          </table:table-cell>
          <table:table-cell table:number-columns-repeated="10"/>
        </table:table-row>
        <table:table-row table:style-name="ro1">
          <table:table-cell table:formula="of:=[.A679]+257" office:value-type="float" office:value="174760">
            <text:p>174760</text:p>
          </table:table-cell>
          <table:table-cell table:number-columns-repeated="6"/>
          <table:table-cell office:value-type="float" office:value="-0.174113">
            <text:p>-0.174113</text:p>
          </table:table-cell>
          <table:table-cell office:value-type="float" office:value="0.126893">
            <text:p>0.126893</text:p>
          </table:table-cell>
          <table:table-cell table:number-columns-repeated="4"/>
          <table:table-cell office:value-type="float" office:value="-0.007353">
            <text:p>-0.007353</text:p>
          </table:table-cell>
          <table:table-cell office:value-type="float" office:value="0.029444">
            <text:p>0.029444</text:p>
          </table:table-cell>
          <table:table-cell table:number-columns-repeated="10"/>
        </table:table-row>
        <table:table-row table:style-name="ro1">
          <table:table-cell table:formula="of:=[.A680]+257" office:value-type="float" office:value="175017">
            <text:p>175017</text:p>
          </table:table-cell>
          <table:table-cell table:number-columns-repeated="6"/>
          <table:table-cell office:value-type="float" office:value="0.787294">
            <text:p>0.787294</text:p>
          </table:table-cell>
          <table:table-cell office:value-type="float" office:value="-0.02873">
            <text:p>-0.0287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36772">
            <text:p>0.036772</text:p>
          </table:table-cell>
          <table:table-cell table:number-columns-repeated="10"/>
        </table:table-row>
        <table:table-row table:style-name="ro1">
          <table:table-cell table:formula="of:=[.A681]+257" office:value-type="float" office:value="175274">
            <text:p>175274</text:p>
          </table:table-cell>
          <table:table-cell table:number-columns-repeated="6"/>
          <table:table-cell office:value-type="float" office:value="-0.235515">
            <text:p>-0.235515</text:p>
          </table:table-cell>
          <table:table-cell office:value-type="float" office:value="-0.143652">
            <text:p>-0.143652</text:p>
          </table:table-cell>
          <table:table-cell table:number-columns-repeated="4"/>
          <table:table-cell office:value-type="float" office:value="0.009804">
            <text:p>0.009804</text:p>
          </table:table-cell>
          <table:table-cell office:value-type="float" office:value="0.057023">
            <text:p>0.057023</text:p>
          </table:table-cell>
          <table:table-cell table:number-columns-repeated="10"/>
        </table:table-row>
        <table:table-row table:style-name="ro1">
          <table:table-cell table:formula="of:=[.A682]+257" office:value-type="float" office:value="175531">
            <text:p>175531</text:p>
          </table:table-cell>
          <table:table-cell table:number-columns-repeated="6"/>
          <table:table-cell office:value-type="float" office:value="-0.024299">
            <text:p>-0.024299</text:p>
          </table:table-cell>
          <table:table-cell office:value-type="float" office:value="0.646434">
            <text:p>0.64643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number-columns-repeated="10"/>
        </table:table-row>
        <table:table-row table:style-name="ro1">
          <table:table-cell table:formula="of:=[.A683]+257" office:value-type="float" office:value="175788">
            <text:p>175788</text:p>
          </table:table-cell>
          <table:table-cell table:number-columns-repeated="6"/>
          <table:table-cell office:value-type="float" office:value="0.034486">
            <text:p>0.034486</text:p>
          </table:table-cell>
          <table:table-cell office:value-type="float" office:value="0.217872">
            <text:p>0.217872</text:p>
          </table:table-cell>
          <table:table-cell table:number-columns-repeated="4"/>
          <table:table-cell office:value-type="float" office:value="-0.007353">
            <text:p>-0.007353</text:p>
          </table:table-cell>
          <table:table-cell office:value-type="float" office:value="0.010792">
            <text:p>0.010792</text:p>
          </table:table-cell>
          <table:table-cell table:number-columns-repeated="10"/>
        </table:table-row>
        <table:table-row table:style-name="ro1">
          <table:table-cell table:formula="of:=[.A684]+257" office:value-type="float" office:value="176045">
            <text:p>176045</text:p>
          </table:table-cell>
          <table:table-cell table:number-columns-repeated="6"/>
          <table:table-cell office:value-type="float" office:value="0.772154">
            <text:p>0.772154</text:p>
          </table:table-cell>
          <table:table-cell office:value-type="float" office:value="-0.677559">
            <text:p>-0.677559</text:p>
          </table:table-cell>
          <table:table-cell table:number-columns-repeated="4"/>
          <table:table-cell office:value-type="float" office:value="0.029402">
            <text:p>0.029402</text:p>
          </table:table-cell>
          <table:table-cell office:value-type="float" office:value="0.007594">
            <text:p>0.007594</text:p>
          </table:table-cell>
          <table:table-cell table:number-columns-repeated="10"/>
        </table:table-row>
        <table:table-row table:style-name="ro1">
          <table:table-cell table:formula="of:=[.A685]+257" office:value-type="float" office:value="176302">
            <text:p>176302</text:p>
          </table:table-cell>
          <table:table-cell table:number-columns-repeated="6"/>
          <table:table-cell office:value-type="float" office:value="-0.225422">
            <text:p>-0.225422</text:p>
          </table:table-cell>
          <table:table-cell office:value-type="float" office:value="0.004788">
            <text:p>0.004788</text:p>
          </table:table-cell>
          <table:table-cell table:number-columns-repeated="4"/>
          <table:table-cell office:value-type="float" office:value="0.009801">
            <text:p>0.009801</text:p>
          </table:table-cell>
          <table:table-cell office:value-type="float" office:value="0.041701">
            <text:p>0.041701</text:p>
          </table:table-cell>
          <table:table-cell table:number-columns-repeated="10"/>
        </table:table-row>
        <table:table-row table:style-name="ro1">
          <table:table-cell table:formula="of:=[.A686]+257" office:value-type="float" office:value="176559">
            <text:p>176559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-0.052672">
            <text:p>-0.052672</text:p>
          </table:table-cell>
          <table:table-cell table:number-columns-repeated="4"/>
          <table:table-cell office:value-type="float" office:value="0.058366">
            <text:p>0.058366</text:p>
          </table:table-cell>
          <table:table-cell office:value-type="float" office:value="0.042501">
            <text:p>0.042501</text:p>
          </table:table-cell>
          <table:table-cell table:number-columns-repeated="10"/>
        </table:table-row>
        <table:table-row table:style-name="ro1">
          <table:table-cell table:formula="of:=[.A687]+257" office:value-type="float" office:value="176816">
            <text:p>176816</text:p>
          </table:table-cell>
          <table:table-cell table:number-columns-repeated="6"/>
          <table:table-cell office:value-type="float" office:value="-0.243927">
            <text:p>-0.243927</text:p>
          </table:table-cell>
          <table:table-cell office:value-type="float" office:value="0.050278">
            <text:p>0.050278</text:p>
          </table:table-cell>
          <table:table-cell table:number-columns-repeated="4"/>
          <table:table-cell office:value-type="float" office:value="0.019455">
            <text:p>0.019455</text:p>
          </table:table-cell>
          <table:table-cell office:value-type="float" office:value="0.019851">
            <text:p>0.019851</text:p>
          </table:table-cell>
          <table:table-cell table:number-columns-repeated="10"/>
        </table:table-row>
        <table:table-row table:style-name="ro1">
          <table:table-cell table:formula="of:=[.A688]+257" office:value-type="float" office:value="177073">
            <text:p>177073</text:p>
          </table:table-cell>
          <table:table-cell table:number-columns-repeated="6"/>
          <table:table-cell office:value-type="float" office:value="-0.026243">
            <text:p>-0.026243</text:p>
          </table:table-cell>
          <table:table-cell office:value-type="float" office:value="0.52433">
            <text:p>0.52433</text:p>
          </table:table-cell>
          <table:table-cell table:number-columns-repeated="4"/>
          <table:table-cell office:value-type="float" office:value="0.00589">
            <text:p>0.00589</text:p>
          </table:table-cell>
          <table:table-cell office:value-type="float" office:value="0.018919">
            <text:p>0.018919</text:p>
          </table:table-cell>
          <table:table-cell table:number-columns-repeated="10"/>
        </table:table-row>
        <table:table-row table:style-name="ro1">
          <table:table-cell table:formula="of:=[.A689]+257" office:value-type="float" office:value="177330">
            <text:p>177330</text:p>
          </table:table-cell>
          <table:table-cell table:number-columns-repeated="6"/>
          <table:table-cell office:value-type="float" office:value="0.02271">
            <text:p>0.02271</text:p>
          </table:table-cell>
          <table:table-cell office:value-type="float" office:value="-0.033519">
            <text:p>-0.03351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number-columns-repeated="10"/>
        </table:table-row>
        <table:table-row table:style-name="ro1">
          <table:table-cell table:formula="of:=[.A690]+257" office:value-type="float" office:value="177587">
            <text:p>177587</text:p>
          </table:table-cell>
          <table:table-cell table:number-columns-repeated="6"/>
          <table:table-cell office:value-type="float" office:value="0.514769">
            <text:p>0.514769</text:p>
          </table:table-cell>
          <table:table-cell office:value-type="float" office:value="0.555455">
            <text:p>0.555455</text:p>
          </table:table-cell>
          <table:table-cell table:number-columns-repeated="4"/>
          <table:table-cell office:value-type="float" office:value="0.108063">
            <text:p>0.108063</text:p>
          </table:table-cell>
          <table:table-cell office:value-type="float" office:value="0.084469">
            <text:p>0.084469</text:p>
          </table:table-cell>
          <table:table-cell table:number-columns-repeated="10"/>
        </table:table-row>
        <table:table-row table:style-name="ro1">
          <table:table-cell table:formula="of:=[.A691]+257" office:value-type="float" office:value="177844">
            <text:p>177844</text:p>
          </table:table-cell>
          <table:table-cell table:number-columns-repeated="6"/>
          <table:table-cell office:value-type="float" office:value="-0.123961">
            <text:p>-0.123961</text:p>
          </table:table-cell>
          <table:table-cell office:value-type="float" office:value="0.301669">
            <text:p>0.301669</text:p>
          </table:table-cell>
          <table:table-cell table:number-columns-repeated="4"/>
          <table:table-cell office:value-type="float" office:value="0.03673">
            <text:p>0.03673</text:p>
          </table:table-cell>
          <table:table-cell office:value-type="float" office:value="0.072611">
            <text:p>0.072611</text:p>
          </table:table-cell>
          <table:table-cell table:number-columns-repeated="10"/>
        </table:table-row>
        <table:table-row table:style-name="ro1">
          <table:table-cell table:formula="of:=[.A692]+257" office:value-type="float" office:value="178101">
            <text:p>178101</text:p>
          </table:table-cell>
          <table:table-cell table:number-columns-repeated="6"/>
          <table:table-cell office:value-type="float" office:value="0.632106">
            <text:p>0.632106</text:p>
          </table:table-cell>
          <table:table-cell office:value-type="float" office:value="0.385466">
            <text:p>0.385466</text:p>
          </table:table-cell>
          <table:table-cell table:number-columns-repeated="4"/>
          <table:table-cell office:value-type="float" office:value="0.225616">
            <text:p>0.225616</text:p>
          </table:table-cell>
          <table:table-cell office:value-type="float" office:value="0.11751">
            <text:p>0.11751</text:p>
          </table:table-cell>
          <table:table-cell table:number-columns-repeated="10"/>
        </table:table-row>
        <table:table-row table:style-name="ro1">
          <table:table-cell table:formula="of:=[.A693]+257" office:value-type="float" office:value="178358">
            <text:p>178358</text:p>
          </table:table-cell>
          <table:table-cell table:number-columns-repeated="6"/>
          <table:table-cell office:value-type="float" office:value="-0.175059">
            <text:p>-0.175059</text:p>
          </table:table-cell>
          <table:table-cell office:value-type="float" office:value="-0.217872">
            <text:p>-0.217872</text:p>
          </table:table-cell>
          <table:table-cell table:number-columns-repeated="4"/>
          <table:table-cell office:value-type="float" office:value="-0.022088">
            <text:p>-0.022088</text:p>
          </table:table-cell>
          <table:table-cell office:value-type="float" office:value="-0.008127">
            <text:p>-0.008127</text:p>
          </table:table-cell>
          <table:table-cell table:number-columns-repeated="10"/>
        </table:table-row>
        <table:table-row table:style-name="ro1">
          <table:table-cell table:formula="of:=[.A694]+257" office:value-type="float" office:value="178615">
            <text:p>178615</text:p>
          </table:table-cell>
          <table:table-cell table:number-columns-repeated="6"/>
          <table:table-cell office:value-type="float" office:value="0.017033">
            <text:p>0.017033</text:p>
          </table:table-cell>
          <table:table-cell office:value-type="float" office:value="0.31364">
            <text:p>0.31364</text:p>
          </table:table-cell>
          <table:table-cell table:number-columns-repeated="4"/>
          <table:table-cell office:value-type="float" office:value="0.007346">
            <text:p>0.007346</text:p>
          </table:table-cell>
          <table:table-cell office:value-type="float" office:value="-0.001732">
            <text:p>-0.001732</text:p>
          </table:table-cell>
          <table:table-cell table:number-columns-repeated="10"/>
        </table:table-row>
        <table:table-row table:style-name="ro1">
          <table:table-cell table:formula="of:=[.A695]+257" office:value-type="float" office:value="178872">
            <text:p>178872</text:p>
          </table:table-cell>
          <table:table-cell table:number-columns-repeated="6"/>
          <table:table-cell office:value-type="float" office:value="-0.02377">
            <text:p>-0.02377</text:p>
          </table:table-cell>
          <table:table-cell office:value-type="float" office:value="-0.014365">
            <text:p>-0.014365</text:p>
          </table:table-cell>
          <table:table-cell table:number-columns-repeated="4"/>
          <table:table-cell office:value-type="float" office:value="0.015564">
            <text:p>0.015564</text:p>
          </table:table-cell>
          <table:table-cell office:value-type="float" office:value="0.077674">
            <text:p>0.077674</text:p>
          </table:table-cell>
          <table:table-cell table:number-columns-repeated="10"/>
        </table:table-row>
        <table:table-row table:style-name="ro1">
          <table:table-cell table:formula="of:=[.A696]+257" office:value-type="float" office:value="179129">
            <text:p>179129</text:p>
          </table:table-cell>
          <table:table-cell table:number-columns-repeated="6"/>
          <table:table-cell office:value-type="float" office:value="0.055178">
            <text:p>0.055178</text:p>
          </table:table-cell>
          <table:table-cell office:value-type="float" office:value="0.02873">
            <text:p>0.02873</text:p>
          </table:table-cell>
          <table:table-cell table:number-columns-repeated="4"/>
          <table:table-cell office:value-type="float" office:value="0.049021">
            <text:p>0.049021</text:p>
          </table:table-cell>
          <table:table-cell office:value-type="float" office:value="0.034773">
            <text:p>0.034773</text:p>
          </table:table-cell>
          <table:table-cell table:number-columns-repeated="10"/>
        </table:table-row>
        <table:table-row table:style-name="ro1">
          <table:table-cell table:formula="of:=[.A697]+257" office:value-type="float" office:value="179386">
            <text:p>179386</text:p>
          </table:table-cell>
          <table:table-cell table:number-columns-repeated="6"/>
          <table:table-cell office:value-type="float" office:value="0.691406">
            <text:p>0.691406</text:p>
          </table:table-cell>
          <table:table-cell office:value-type="float" office:value="0.205901">
            <text:p>0.205901</text:p>
          </table:table-cell>
          <table:table-cell table:number-columns-repeated="4"/>
          <table:table-cell office:value-type="float" office:value="-0.029402">
            <text:p>-0.029402</text:p>
          </table:table-cell>
          <table:table-cell office:value-type="float" office:value="0.01359">
            <text:p>0.01359</text:p>
          </table:table-cell>
          <table:table-cell table:number-columns-repeated="10"/>
        </table:table-row>
        <table:table-row table:style-name="ro1">
          <table:table-cell table:formula="of:=[.A698]+257" office:value-type="float" office:value="179643">
            <text:p>179643</text:p>
          </table:table-cell>
          <table:table-cell table:number-columns-repeated="6"/>
          <table:table-cell office:value-type="float" office:value="-0.228786">
            <text:p>-0.228786</text:p>
          </table:table-cell>
          <table:table-cell office:value-type="float" office:value="0.349553">
            <text:p>0.34955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16654">
            <text:p>0.016654</text:p>
          </table:table-cell>
          <table:table-cell table:number-columns-repeated="10"/>
        </table:table-row>
        <table:table-row table:style-name="ro1">
          <table:table-cell table:formula="of:=[.A699]+257" office:value-type="float" office:value="179900">
            <text:p>179900</text:p>
          </table:table-cell>
          <table:table-cell table:number-columns-repeated="6"/>
          <table:table-cell office:value-type="float" office:value="0.686359">
            <text:p>0.686359</text:p>
          </table:table-cell>
          <table:table-cell office:value-type="float" office:value="0.392649">
            <text:p>0.392649</text:p>
          </table:table-cell>
          <table:table-cell table:number-columns-repeated="4"/>
          <table:table-cell office:value-type="float" office:value="-0.029402">
            <text:p>-0.029402</text:p>
          </table:table-cell>
          <table:table-cell office:value-type="float" office:value="-0.011458">
            <text:p>-0.011458</text:p>
          </table:table-cell>
          <table:table-cell table:number-columns-repeated="10"/>
        </table:table-row>
        <table:table-row table:style-name="ro1">
          <table:table-cell table:formula="of:=[.A700]+257" office:value-type="float" office:value="180157">
            <text:p>180157</text:p>
          </table:table-cell>
          <table:table-cell table:number-columns-repeated="6"/>
          <table:table-cell office:value-type="float" office:value="-0.099066">
            <text:p>-0.099066</text:p>
          </table:table-cell>
          <table:table-cell office:value-type="float" office:value="-0.392649">
            <text:p>-0.392649</text:p>
          </table:table-cell>
          <table:table-cell table:number-columns-repeated="4"/>
          <table:table-cell office:value-type="float" office:value="-0.003265">
            <text:p>-0.003265</text:p>
          </table:table-cell>
          <table:table-cell office:value-type="float" office:value="0.009859">
            <text:p>0.009859</text:p>
          </table:table-cell>
          <table:table-cell table:number-columns-repeated="10"/>
        </table:table-row>
        <table:table-row table:style-name="ro1">
          <table:table-cell table:formula="of:=[.A701]+257" office:value-type="float" office:value="180414">
            <text:p>180414</text:p>
          </table:table-cell>
          <table:table-cell table:number-columns-repeated="6"/>
          <table:table-cell office:value-type="float" office:value="0.089159">
            <text:p>0.089159</text:p>
          </table:table-cell>
          <table:table-cell office:value-type="float" office:value="0.148441">
            <text:p>0.148441</text:p>
          </table:table-cell>
          <table:table-cell table:number-columns-repeated="4"/>
          <table:table-cell office:value-type="float" office:value="0.030264">
            <text:p>0.030264</text:p>
          </table:table-cell>
          <table:table-cell office:value-type="float" office:value="0.020118">
            <text:p>0.02011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8T00:11:00</dc:date>
    <dc:creator>Stefan </dc:creator>
    <meta:generator>LibreOffice/3.5$Linux_X86_64 LibreOffice_project/350m1$Build-2</meta:generator>
    <meta:editing-duration>PT4H35M43S</meta:editing-duration>
    <meta:editing-cycles>6</meta:editing-cycles>
    <meta:document-statistic meta:table-count="1" meta:cell-count="123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84d1" draw:fill-color="#0084d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aecf00" svg:stroke-opacity="85%" draw:fill-color="#aecf00" draw:opacity="85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3cm" svg:height="11.179cm" xlink:href=".." xlink:type="simple" chart:class="chart:scatter" chart:style-name="ch1">
        <chart:legend chart:legend-position="end" svg:x="14.375cm" svg:y="5.041cm" style:legend-expansion="high" chart:style-name="ch2"/>
        <chart:plot-area chart:style-name="ch3" table:cell-range-address="Sheet1.A2:Sheet1.A443 Sheet1.N1:Sheet1.O443" chart:data-source-has-labels="row" svg:x="0.89cm" svg:y="1.027cm" svg:width="12.605cm" svg:height="9.509cm">
          <chartooo:coordinate-region svg:x="1.723cm" svg:y="1.226cm" svg:width="11.216cm" svg:height="9.1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443" chart:label-cell-address="Sheet1.N1:Sheet1.N1" chart:class="chart:scatter">
            <chart:domain table:cell-range-address="Sheet1.A2:Sheet1.A443"/>
            <chart:data-point chart:repeated="442"/>
          </chart:series>
          <chart:series chart:style-name="ch7" chart:values-cell-range-address="Sheet1.O2:Sheet1.O443" chart:label-cell-address="Sheet1.O1:Sheet1.O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  <table:table-cell office:value-type="string">
                <text:p>Velocidade angular giroscópio com offset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-0.029424">
                <text:p>-0.029424</text:p>
                <draw:g>
                  <svg:desc>Sheet1.N2:Sheet1.N443</svg:desc>
                </draw:g>
              </table:table-cell>
              <table:table-cell office:value-type="float" office:value="0.027446">
                <text:p>0.027446</text:p>
                <draw:g>
                  <svg:desc>Sheet1.O2:Sheet1.O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.007348">
                <text:p>0.007348</text:p>
              </table:table-cell>
              <table:table-cell office:value-type="float" office:value="0.027446">
                <text:p>0.027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088238">
                <text:p>0.088238</text:p>
              </table:table-cell>
              <table:table-cell office:value-type="float" office:value="0.04783">
                <text:p>0.04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021887">
                <text:p>-0.021887</text:p>
              </table:table-cell>
              <table:table-cell office:value-type="float" office:value="-0.076475">
                <text:p>-0.076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-0.265196">
                <text:p>-0.265196</text:p>
              </table:table-cell>
              <table:table-cell office:value-type="float" office:value="-0.088466">
                <text:p>-0.088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19455">
                <text:p>0.019455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029424">
                <text:p>0.029424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007351">
                <text:p>-0.007351</text:p>
              </table:table-cell>
              <table:table-cell office:value-type="float" office:value="-0.003464">
                <text:p>-0.00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09992">
                <text:p>-0.009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019455">
                <text:p>0.019455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00533">
                <text:p>-0.000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009801">
                <text:p>0.00980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08527">
                <text:p>-0.008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029384">
                <text:p>0.029384</text:p>
              </table:table-cell>
              <table:table-cell office:value-type="float" office:value="0.010392">
                <text:p>0.010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07353">
                <text:p>-0.007353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07356">
                <text:p>0.007356</text:p>
              </table:table-cell>
              <table:table-cell office:value-type="float" office:value="0.033441">
                <text:p>0.033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">
                <text:p>0</text:p>
              </table:table-cell>
              <table:table-cell office:value-type="float" office:value="0.009859">
                <text:p>0.009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09808">
                <text:p>-0.009808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029424">
                <text:p>0.029424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009812">
                <text:p>0.009812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058366">
                <text:p>0.058366</text:p>
              </table:table-cell>
              <table:table-cell office:value-type="float" office:value="0.03877">
                <text:p>0.03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09792">
                <text:p>0.009792</text:p>
              </table:table-cell>
              <table:table-cell office:value-type="float" office:value="0.035706">
                <text:p>0.035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029393">
                <text:p>0.029393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9822">
                <text:p>-0.009822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029437">
                <text:p>-0.029437</text:p>
              </table:table-cell>
              <table:table-cell office:value-type="float" office:value="-0.002531">
                <text:p>-0.002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009795">
                <text:p>0.009795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29183">
                <text:p>-0.029183</text:p>
              </table:table-cell>
              <table:table-cell office:value-type="float" office:value="-0.014522">
                <text:p>-0.014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21184">
                <text:p>-0.021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011673">
                <text:p>0.011673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19455">
                <text:p>0.019455</text:p>
              </table:table-cell>
              <table:table-cell office:value-type="float" office:value="0.026913">
                <text:p>0.026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29424">
                <text:p>0.029424</text:p>
              </table:table-cell>
              <table:table-cell office:value-type="float" office:value="0.056224">
                <text:p>0.05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">
                <text:p>0</text:p>
              </table:table-cell>
              <table:table-cell office:value-type="float" office:value="0.017187">
                <text:p>0.017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29402">
                <text:p>0.029402</text:p>
              </table:table-cell>
              <table:table-cell office:value-type="float" office:value="0.040636">
                <text:p>0.040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16654">
                <text:p>-0.016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009804">
                <text:p>-0.009804</text:p>
              </table:table-cell>
              <table:table-cell office:value-type="float" office:value="-0.003997">
                <text:p>-0.003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029424">
                <text:p>-0.029424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019455">
                <text:p>0.019455</text:p>
              </table:table-cell>
              <table:table-cell office:value-type="float" office:value="0.03917">
                <text:p>0.039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029424">
                <text:p>0.029424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014591">
                <text:p>0.014591</text:p>
              </table:table-cell>
              <table:table-cell office:value-type="float" office:value="0.043034">
                <text:p>0.0430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29413">
                <text:p>0.029413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19455">
                <text:p>0.019455</text:p>
              </table:table-cell>
              <table:table-cell office:value-type="float" office:value="0.034507">
                <text:p>0.034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29424">
                <text:p>0.029424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012601">
                <text:p>0.012601</text:p>
              </table:table-cell>
              <table:table-cell office:value-type="float" office:value="-0.100323">
                <text:p>-0.100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029376">
                <text:p>-0.029376</text:p>
              </table:table-cell>
              <table:table-cell office:value-type="float" office:value="0.098724">
                <text:p>0.098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23346">
                <text:p>-0.023346</text:p>
              </table:table-cell>
              <table:table-cell office:value-type="float" office:value="-0.055824">
                <text:p>-0.055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012886">
                <text:p>0.012886</text:p>
              </table:table-cell>
              <table:table-cell office:value-type="float" office:value="0.016787">
                <text:p>0.016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114203">
                <text:p>0.114203</text:p>
              </table:table-cell>
              <table:table-cell office:value-type="float" office:value="0.173334">
                <text:p>0.17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007344">
                <text:p>0.007344</text:p>
              </table:table-cell>
              <table:table-cell office:value-type="float" office:value="0.027845">
                <text:p>0.0278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19455">
                <text:p>0.019455</text:p>
              </table:table-cell>
              <table:table-cell office:value-type="float" office:value="0.03091">
                <text:p>0.03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029424">
                <text:p>-0.029424</text:p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007359">
                <text:p>-0.007359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29437">
                <text:p>-0.029437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09801">
                <text:p>0.009801</text:p>
              </table:table-cell>
              <table:table-cell office:value-type="float" office:value="0.040902">
                <text:p>0.0409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07351">
                <text:p>0.007351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29402">
                <text:p>-0.029402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009804">
                <text:p>0.009804</text:p>
              </table:table-cell>
              <table:table-cell office:value-type="float" office:value="0.011191">
                <text:p>0.0111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022052">
                <text:p>0.022052</text:p>
              </table:table-cell>
              <table:table-cell office:value-type="float" office:value="0.058622">
                <text:p>0.0586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007356">
                <text:p>0.007356</text:p>
              </table:table-cell>
              <table:table-cell office:value-type="float" office:value="0.037571">
                <text:p>0.037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058366">
                <text:p>0.058366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">
                <text:p>0</text:p>
              </table:table-cell>
              <table:table-cell office:value-type="float" office:value="-0.002798">
                <text:p>-0.002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10126">
                <text:p>0.010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">
                <text:p>0</text:p>
              </table:table-cell>
              <table:table-cell office:value-type="float" office:value="0.038371">
                <text:p>0.038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">
                <text:p>0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88207">
                <text:p>0.088207</text:p>
              </table:table-cell>
              <table:table-cell office:value-type="float" office:value="0.036239">
                <text:p>0.036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09812">
                <text:p>0.009812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">
                <text:p>0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09808">
                <text:p>-0.009808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">
                <text:p>0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19455">
                <text:p>0.019455</text:p>
              </table:table-cell>
              <table:table-cell office:value-type="float" office:value="0.061153">
                <text:p>0.061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29424">
                <text:p>0.029424</text:p>
              </table:table-cell>
              <table:table-cell office:value-type="float" office:value="0.040369">
                <text:p>0.040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">
                <text:p>0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11325">
                <text:p>-0.0113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">
                <text:p>0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">
                <text:p>0</text:p>
              </table:table-cell>
              <table:table-cell office:value-type="float" office:value="0.031842">
                <text:p>0.0318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09804">
                <text:p>0.009804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14591">
                <text:p>0.014591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029413">
                <text:p>0.029413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009804">
                <text:p>-0.009804</text:p>
              </table:table-cell>
              <table:table-cell office:value-type="float" office:value="-0.002531">
                <text:p>-0.0025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">
                <text:p>0</text:p>
              </table:table-cell>
              <table:table-cell office:value-type="float" office:value="0.038637">
                <text:p>0.0386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">
                <text:p>0</text:p>
              </table:table-cell>
              <table:table-cell office:value-type="float" office:value="0.014123">
                <text:p>0.014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029402">
                <text:p>0.029402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09798">
                <text:p>0.009798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05462">
                <text:p>-0.005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">
                <text:p>0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07353">
                <text:p>-0.007353</text:p>
              </table:table-cell>
              <table:table-cell office:value-type="float" office:value="0.010126">
                <text:p>0.010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">
                <text:p>0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29424">
                <text:p>-0.029424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007351">
                <text:p>0.007351</text:p>
              </table:table-cell>
              <table:table-cell office:value-type="float" office:value="0.044899">
                <text:p>0.044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  <table:table-cell office:value-type="float" office:value="-0.004663">
                <text:p>-0.004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">
                <text:p>0</text:p>
              </table:table-cell>
              <table:table-cell office:value-type="float" office:value="0.027845">
                <text:p>0.027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022045">
                <text:p>0.022045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">
                <text:p>0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">
                <text:p>0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29437">
                <text:p>-0.029437</text:p>
              </table:table-cell>
              <table:table-cell office:value-type="float" office:value="-0.009593">
                <text:p>-0.009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14591">
                <text:p>-0.014591</text:p>
              </table:table-cell>
              <table:table-cell office:value-type="float" office:value="0.002531">
                <text:p>0.002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05196">
                <text:p>-0.005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">
                <text:p>0</text:p>
              </table:table-cell>
              <table:table-cell office:value-type="float" office:value="0.027046">
                <text:p>0.027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">
                <text:p>0</text:p>
              </table:table-cell>
              <table:table-cell office:value-type="float" office:value="-0.009593">
                <text:p>-0.0095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007296">
                <text:p>0.007296</text:p>
              </table:table-cell>
              <table:table-cell office:value-type="float" office:value="0.037838">
                <text:p>0.0378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029437">
                <text:p>0.029437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.009798">
                <text:p>0.009798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">
                <text:p>0</text:p>
              </table:table-cell>
              <table:table-cell office:value-type="float" office:value="-0.000933">
                <text:p>-0.000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07356">
                <text:p>0.007356</text:p>
              </table:table-cell>
              <table:table-cell office:value-type="float" office:value="-0.013057">
                <text:p>-0.0130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029451">
                <text:p>-0.029451</text:p>
              </table:table-cell>
              <table:table-cell office:value-type="float" office:value="0.041701">
                <text:p>0.0417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86073">
                <text:p>0.086073</text:p>
              </table:table-cell>
              <table:table-cell office:value-type="float" office:value="0.154015">
                <text:p>0.154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285071">
                <text:p>0.285071</text:p>
              </table:table-cell>
              <table:table-cell office:value-type="float" office:value="0.124571">
                <text:p>0.1245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.123217">
                <text:p>0.123217</text:p>
              </table:table-cell>
              <table:table-cell office:value-type="float" office:value="0.156413">
                <text:p>0.156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343838">
                <text:p>0.343838</text:p>
              </table:table-cell>
              <table:table-cell office:value-type="float" office:value="0.184925">
                <text:p>0.184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85959">
                <text:p>0.085959</text:p>
              </table:table-cell>
              <table:table-cell office:value-type="float" office:value="0.138161">
                <text:p>0.138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08338">
                <text:p>-0.008338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088352">
                <text:p>-0.088352</text:p>
              </table:table-cell>
              <table:table-cell office:value-type="float" office:value="-0.026646">
                <text:p>-0.0266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29311">
                <text:p>-0.029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4591">
                <text:p>-0.014591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">
                <text:p>0</text:p>
              </table:table-cell>
              <table:table-cell office:value-type="float" office:value="0.026913">
                <text:p>0.0269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014712">
                <text:p>-0.014712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">
                <text:p>0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009804">
                <text:p>0.009804</text:p>
              </table:table-cell>
              <table:table-cell office:value-type="float" office:value="-0.005995">
                <text:p>-0.005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029437">
                <text:p>-0.029437</text:p>
              </table:table-cell>
              <table:table-cell office:value-type="float" office:value="0.037438">
                <text:p>0.0374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">
                <text:p>0</text:p>
              </table:table-cell>
              <table:table-cell office:value-type="float" office:value="0.025847">
                <text:p>0.0258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29393">
                <text:p>0.029393</text:p>
              </table:table-cell>
              <table:table-cell office:value-type="float" office:value="0.005729">
                <text:p>0.0057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036479">
                <text:p>-0.036479</text:p>
              </table:table-cell>
              <table:table-cell office:value-type="float" office:value="-0.115112">
                <text:p>-0.115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0019">
                <text:p>-0.10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006485">
                <text:p>0.006485</text:p>
              </table:table-cell>
              <table:table-cell office:value-type="float" office:value="0.031709">
                <text:p>0.031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29369">
                <text:p>-0.029369</text:p>
              </table:table-cell>
              <table:table-cell office:value-type="float" office:value="0.016787">
                <text:p>0.016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007356">
                <text:p>0.00735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029437">
                <text:p>0.029437</text:p>
              </table:table-cell>
              <table:table-cell office:value-type="float" office:value="0.036239">
                <text:p>0.0362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19455">
                <text:p>0.019455</text:p>
              </table:table-cell>
              <table:table-cell office:value-type="float" office:value="0.035173">
                <text:p>0.0351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058366">
                <text:p>0.058366</text:p>
              </table:table-cell>
              <table:table-cell office:value-type="float" office:value="0.041435">
                <text:p>0.0414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019455">
                <text:p>0.019455</text:p>
              </table:table-cell>
              <table:table-cell office:value-type="float" office:value="-0.002132">
                <text:p>-0.0021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88238">
                <text:p>-0.088238</text:p>
              </table:table-cell>
              <table:table-cell office:value-type="float" office:value="-0.03091">
                <text:p>-0.03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044119">
                <text:p>-0.044119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19455">
                <text:p>0.019455</text:p>
              </table:table-cell>
              <table:table-cell office:value-type="float" office:value="0.049695">
                <text:p>0.049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49173">
                <text:p>-0.049173</text:p>
              </table:table-cell>
              <table:table-cell office:value-type="float" office:value="-0.04783">
                <text:p>-0.047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80951">
                <text:p>-0.080951</text:p>
              </table:table-cell>
              <table:table-cell office:value-type="float" office:value="-0.107518">
                <text:p>-0.1075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175097">
                <text:p>-0.175097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09804">
                <text:p>0.009804</text:p>
              </table:table-cell>
              <table:table-cell office:value-type="float" office:value="0.039836">
                <text:p>0.039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029413">
                <text:p>0.029413</text:p>
              </table:table-cell>
              <table:table-cell office:value-type="float" office:value="0.040902">
                <text:p>0.040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009804">
                <text:p>0.009804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29424">
                <text:p>0.029424</text:p>
              </table:table-cell>
              <table:table-cell office:value-type="float" office:value="0.045165">
                <text:p>0.0451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">
                <text:p>0</text:p>
              </table:table-cell>
              <table:table-cell office:value-type="float" office:value="0.00866">
                <text:p>0.00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16387">
                <text:p>-0.0163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07353">
                <text:p>-0.007353</text:p>
              </table:table-cell>
              <table:table-cell office:value-type="float" office:value="0.014123">
                <text:p>0.014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07351">
                <text:p>0.007351</text:p>
              </table:table-cell>
              <table:table-cell office:value-type="float" office:value="-0.007994">
                <text:p>-0.0079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0042">
                <text:p>-0.0042</text:p>
              </table:table-cell>
              <table:table-cell office:value-type="float" office:value="-0.00826">
                <text:p>-0.00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">
                <text:p>0</text:p>
              </table:table-cell>
              <table:table-cell office:value-type="float" office:value="0.040902">
                <text:p>0.040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058366">
                <text:p>0.058366</text:p>
              </table:table-cell>
              <table:table-cell office:value-type="float" office:value="0.036372">
                <text:p>0.0363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11673">
                <text:p>-0.011673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058366">
                <text:p>0.058366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009801">
                <text:p>0.009801</text:p>
              </table:table-cell>
              <table:table-cell office:value-type="float" office:value="0.014655">
                <text:p>0.014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09808">
                <text:p>0.009808</text:p>
              </table:table-cell>
              <table:table-cell office:value-type="float" office:value="0.035173">
                <text:p>0.0351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029424">
                <text:p>0.029424</text:p>
              </table:table-cell>
              <table:table-cell office:value-type="float" office:value="0.009992">
                <text:p>0.009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  <table:table-cell office:value-type="float" office:value="0.038637">
                <text:p>0.0386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009808">
                <text:p>0.009808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">
                <text:p>0</text:p>
              </table:table-cell>
              <table:table-cell office:value-type="float" office:value="0.041701">
                <text:p>0.041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">
                <text:p>0</text:p>
              </table:table-cell>
              <table:table-cell office:value-type="float" office:value="0.012124">
                <text:p>0.012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05885">
                <text:p>-0.005885</text:p>
              </table:table-cell>
              <table:table-cell office:value-type="float" office:value="0.025047">
                <text:p>0.0250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">
                <text:p>0</text:p>
              </table:table-cell>
              <table:table-cell office:value-type="float" office:value="0.033441">
                <text:p>0.0334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29413">
                <text:p>0.029413</text:p>
              </table:table-cell>
              <table:table-cell office:value-type="float" office:value="0.03917">
                <text:p>0.039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">
                <text:p>0</text:p>
              </table:table-cell>
              <table:table-cell office:value-type="float" office:value="0.049029">
                <text:p>0.049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107004">
                <text:p>0.107004</text:p>
              </table:table-cell>
              <table:table-cell office:value-type="float" office:value="0.18226">
                <text:p>0.18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">
                <text:p>0</text:p>
              </table:table-cell>
              <table:table-cell office:value-type="float" office:value="0.043966">
                <text:p>0.0439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029369">
                <text:p>0.029369</text:p>
              </table:table-cell>
              <table:table-cell office:value-type="float" office:value="0.035306">
                <text:p>0.0353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.009804">
                <text:p>0.009804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11673">
                <text:p>-0.011673</text:p>
              </table:table-cell>
              <table:table-cell office:value-type="float" office:value="-0.005596">
                <text:p>-0.0055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">
                <text:p>0</text:p>
              </table:table-cell>
              <table:table-cell office:value-type="float" office:value="0.001998">
                <text:p>0.001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029437">
                <text:p>0.029437</text:p>
              </table:table-cell>
              <table:table-cell office:value-type="float" office:value="0.044233">
                <text:p>0.044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">
                <text:p>0</text:p>
              </table:table-cell>
              <table:table-cell office:value-type="float" office:value="0.037704">
                <text:p>0.0377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58366">
                <text:p>0.058366</text:p>
              </table:table-cell>
              <table:table-cell office:value-type="float" office:value="0.043567">
                <text:p>0.043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35687">
                <text:p>0.035687</text:p>
              </table:table-cell>
              <table:table-cell office:value-type="float" office:value="0.137628">
                <text:p>0.1376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09808">
                <text:p>0.009808</text:p>
              </table:table-cell>
              <table:table-cell office:value-type="float" office:value="0.039037">
                <text:p>0.039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">
                <text:p>0</text:p>
              </table:table-cell>
              <table:table-cell office:value-type="float" office:value="-0.002665">
                <text:p>-0.0026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09798">
                <text:p>-0.009798</text:p>
              </table:table-cell>
              <table:table-cell office:value-type="float" office:value="-0.012524">
                <text:p>-0.012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07994">
                <text:p>-0.0079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01297">
                <text:p>-0.01297</text:p>
              </table:table-cell>
              <table:table-cell office:value-type="float" office:value="-0.067415">
                <text:p>-0.0674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11751">
                <text:p>-0.117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">
                <text:p>0</text:p>
              </table:table-cell>
              <table:table-cell office:value-type="float" office:value="0.031975">
                <text:p>0.0319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088152">
                <text:p>0.088152</text:p>
              </table:table-cell>
              <table:table-cell office:value-type="float" office:value="0.046897">
                <text:p>0.0468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19455">
                <text:p>0.019455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">
                <text:p>0</text:p>
              </table:table-cell>
              <table:table-cell office:value-type="float" office:value="-0.001199">
                <text:p>-0.0011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009801">
                <text:p>-0.009801</text:p>
              </table:table-cell>
              <table:table-cell office:value-type="float" office:value="0.027579">
                <text:p>0.0275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17641">
                <text:p>-0.017641</text:p>
              </table:table-cell>
              <table:table-cell office:value-type="float" office:value="-0.008527">
                <text:p>-0.0085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06928">
                <text:p>0.0069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">
                <text:p>0</text:p>
              </table:table-cell>
              <table:table-cell office:value-type="float" office:value="-0.005995">
                <text:p>-0.0059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007359">
                <text:p>0.007359</text:p>
              </table:table-cell>
              <table:table-cell office:value-type="float" office:value="0.048096">
                <text:p>0.0480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029437">
                <text:p>0.029437</text:p>
              </table:table-cell>
              <table:table-cell office:value-type="float" office:value="0.045965">
                <text:p>0.0459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19455">
                <text:p>0.019455</text:p>
              </table:table-cell>
              <table:table-cell office:value-type="float" office:value="0.008127">
                <text:p>0.0081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02531">
                <text:p>-0.0025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07348">
                <text:p>0.007348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07461">
                <text:p>0.007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09801">
                <text:p>0.009801</text:p>
              </table:table-cell>
              <table:table-cell office:value-type="float" office:value="0.040502">
                <text:p>0.0405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">
                <text:p>0</text:p>
              </table:table-cell>
              <table:table-cell office:value-type="float" office:value="0.041035">
                <text:p>0.0410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04263">
                <text:p>-0.004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29466">
                <text:p>0.029466</text:p>
              </table:table-cell>
              <table:table-cell office:value-type="float" office:value="0.044233">
                <text:p>0.0442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07296">
                <text:p>-0.007296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29413">
                <text:p>0.029413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">
                <text:p>0</text:p>
              </table:table-cell>
              <table:table-cell office:value-type="float" office:value="0.011858">
                <text:p>0.011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0.033574">
                <text:p>0.0335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37971">
                <text:p>0.037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166833">
                <text:p>0.166833</text:p>
              </table:table-cell>
              <table:table-cell office:value-type="float" office:value="0.099124">
                <text:p>0.0991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16787">
                <text:p>-0.0167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029402">
                <text:p>-0.029402</text:p>
              </table:table-cell>
              <table:table-cell office:value-type="float" office:value="-0.015588">
                <text:p>-0.0155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56299">
                <text:p>0.056299</text:p>
              </table:table-cell>
              <table:table-cell office:value-type="float" office:value="0.072744">
                <text:p>0.0727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029384">
                <text:p>-0.029384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09817">
                <text:p>-0.009817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14725">
                <text:p>-0.014725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05862">
                <text:p>0.0058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-0.029384">
                <text:p>-0.029384</text:p>
              </table:table-cell>
              <table:table-cell office:value-type="float" office:value="0.009593">
                <text:p>0.0095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29424">
                <text:p>-0.029424</text:p>
              </table:table-cell>
              <table:table-cell office:value-type="float" office:value="-0.020651">
                <text:p>-0.020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29424">
                <text:p>-0.029424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">
                <text:p>0</text:p>
              </table:table-cell>
              <table:table-cell office:value-type="float" office:value="0.027046">
                <text:p>0.027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29402">
                <text:p>0.029402</text:p>
              </table:table-cell>
              <table:table-cell office:value-type="float" office:value="0.045698">
                <text:p>0.045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14591">
                <text:p>0.014591</text:p>
              </table:table-cell>
              <table:table-cell office:value-type="float" office:value="0.031709">
                <text:p>0.0317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029413">
                <text:p>0.029413</text:p>
              </table:table-cell>
              <table:table-cell office:value-type="float" office:value="0.041701">
                <text:p>0.0417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09808">
                <text:p>0.009808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58366">
                <text:p>0.058366</text:p>
              </table:table-cell>
              <table:table-cell office:value-type="float" office:value="0.042501">
                <text:p>0.0425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009808">
                <text:p>0.009808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0.014789">
                <text:p>0.0147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009798">
                <text:p>-0.009798</text:p>
              </table:table-cell>
              <table:table-cell office:value-type="float" office:value="-0.002398">
                <text:p>-0.0023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">
                <text:p>0</text:p>
              </table:table-cell>
              <table:table-cell office:value-type="float" office:value="-0.016654">
                <text:p>-0.0166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09812">
                <text:p>-0.009812</text:p>
              </table:table-cell>
              <table:table-cell office:value-type="float" office:value="-0.00826">
                <text:p>-0.008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05885">
                <text:p>-0.005885</text:p>
              </table:table-cell>
              <table:table-cell office:value-type="float" office:value="-0.00373">
                <text:p>-0.003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09804">
                <text:p>0.009804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14591">
                <text:p>0.014591</text:p>
              </table:table-cell>
              <table:table-cell office:value-type="float" office:value="0.060887">
                <text:p>0.0608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58366">
                <text:p>0.058366</text:p>
              </table:table-cell>
              <table:table-cell office:value-type="float" office:value="0.048363">
                <text:p>0.048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0.022088">
                <text:p>0.022088</text:p>
              </table:table-cell>
              <table:table-cell office:value-type="float" office:value="0.067149">
                <text:p>0.0671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29437">
                <text:p>0.029437</text:p>
              </table:table-cell>
              <table:table-cell office:value-type="float" office:value="0.063152">
                <text:p>0.0631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088178">
                <text:p>0.088178</text:p>
              </table:table-cell>
              <table:table-cell office:value-type="float" office:value="0.03051">
                <text:p>0.030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36106">
                <text:p>-0.0361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16254">
                <text:p>-0.0162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019455">
                <text:p>-0.019455</text:p>
              </table:table-cell>
              <table:table-cell office:value-type="float" office:value="-0.022516">
                <text:p>-0.0225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0">
                <text:p>0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0">
                <text:p>0</text:p>
              </table:table-cell>
              <table:table-cell office:value-type="float" office:value="0.033441">
                <text:p>0.0334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44103">
                <text:p>0.044103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007353">
                <text:p>0.007353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">
                <text:p>0</text:p>
              </table:table-cell>
              <table:table-cell office:value-type="float" office:value="-0.016521">
                <text:p>-0.0165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-0.08831">
                <text:p>-0.08831</text:p>
              </table:table-cell>
              <table:table-cell office:value-type="float" office:value="-0.016254">
                <text:p>-0.0162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007351">
                <text:p>0.007351</text:p>
              </table:table-cell>
              <table:table-cell office:value-type="float" office:value="0.040636">
                <text:p>0.0406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58366">
                <text:p>0.058366</text:p>
              </table:table-cell>
              <table:table-cell office:value-type="float" office:value="0.033574">
                <text:p>0.0335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009801">
                <text:p>-0.009801</text:p>
              </table:table-cell>
              <table:table-cell office:value-type="float" office:value="0.011458">
                <text:p>0.0114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">
                <text:p>0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">
                <text:p>0</text:p>
              </table:table-cell>
              <table:table-cell office:value-type="float" office:value="0.014655">
                <text:p>0.0146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39436">
                <text:p>0.0394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009804">
                <text:p>-0.009804</text:p>
              </table:table-cell>
              <table:table-cell office:value-type="float" office:value="-0.001066">
                <text:p>-0.0010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-0.029393">
                <text:p>-0.029393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.009804">
                <text:p>0.009804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007351">
                <text:p>0.007351</text:p>
              </table:table-cell>
              <table:table-cell office:value-type="float" office:value="0.033574">
                <text:p>0.0335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-0.014591">
                <text:p>-0.014591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116732">
                <text:p>0.116732</text:p>
              </table:table-cell>
              <table:table-cell office:value-type="float" office:value="0.085534">
                <text:p>0.085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027052">
                <text:p>0.027052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29413">
                <text:p>0.029413</text:p>
              </table:table-cell>
              <table:table-cell office:value-type="float" office:value="0.037438">
                <text:p>0.0374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05883">
                <text:p>-0.005883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.056523">
                <text:p>0.056523</text:p>
              </table:table-cell>
              <table:table-cell office:value-type="float" office:value="0.137628">
                <text:p>0.1376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075275">
                <text:p>0.075275</text:p>
              </table:table-cell>
              <table:table-cell office:value-type="float" office:value="0.07341">
                <text:p>0.073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058366">
                <text:p>0.058366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.007351">
                <text:p>0.007351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">
                <text:p>0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029437">
                <text:p>-0.029437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007353">
                <text:p>0.007353</text:p>
              </table:table-cell>
              <table:table-cell office:value-type="float" office:value="-0.000533">
                <text:p>-0.0005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-0.029424">
                <text:p>-0.029424</text:p>
              </table:table-cell>
              <table:table-cell office:value-type="float" office:value="0.038637">
                <text:p>0.0386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019455">
                <text:p>-0.019455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17187">
                <text:p>-0.017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009801">
                <text:p>0.009801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029384">
                <text:p>0.029384</text:p>
              </table:table-cell>
              <table:table-cell office:value-type="float" office:value="0.036905">
                <text:p>0.0369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019455">
                <text:p>0.019455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49021">
                <text:p>-0.049021</text:p>
              </table:table-cell>
              <table:table-cell office:value-type="float" office:value="-0.038504">
                <text:p>-0.0385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1692">
                <text:p>-0.016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07353">
                <text:p>0.007353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029424">
                <text:p>0.029424</text:p>
              </table:table-cell>
              <table:table-cell office:value-type="float" office:value="0.042101">
                <text:p>0.042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.019455">
                <text:p>0.019455</text:p>
              </table:table-cell>
              <table:table-cell office:value-type="float" office:value="0.030643">
                <text:p>0.0306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029413">
                <text:p>0.029413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0">
                <text:p>0</text:p>
              </table:table-cell>
              <table:table-cell office:value-type="float" office:value="0.007061">
                <text:p>0.007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14389">
                <text:p>-0.0143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019455">
                <text:p>0.019455</text:p>
              </table:table-cell>
              <table:table-cell office:value-type="float" office:value="0.04823">
                <text:p>0.048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058366">
                <text:p>0.058366</text:p>
              </table:table-cell>
              <table:table-cell office:value-type="float" office:value="0.041035">
                <text:p>0.041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.007363">
                <text:p>0.007363</text:p>
              </table:table-cell>
              <table:table-cell office:value-type="float" office:value="-0.004796">
                <text:p>-0.0047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08831">
                <text:p>-0.08831</text:p>
              </table:table-cell>
              <table:table-cell office:value-type="float" office:value="-0.010259">
                <text:p>-0.0102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">
                <text:p>0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22077">
                <text:p>-0.022077</text:p>
              </table:table-cell>
              <table:table-cell office:value-type="float" office:value="-0.015721">
                <text:p>-0.0157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007353">
                <text:p>-0.007353</text:p>
              </table:table-cell>
              <table:table-cell office:value-type="float" office:value="0.007994">
                <text:p>0.0079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">
                <text:p>0</text:p>
              </table:table-cell>
              <table:table-cell office:value-type="float" office:value="0.003064">
                <text:p>0.0030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009808">
                <text:p>-0.009808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058366">
                <text:p>0.058366</text:p>
              </table:table-cell>
              <table:table-cell office:value-type="float" office:value="0.066216">
                <text:p>0.0662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146964">
                <text:p>0.146964</text:p>
              </table:table-cell>
              <table:table-cell office:value-type="float" office:value="0.074343">
                <text:p>0.0743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019455">
                <text:p>0.019455</text:p>
              </table:table-cell>
              <table:table-cell office:value-type="float" office:value="0.030377">
                <text:p>0.030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.045591">
                <text:p>0.045591</text:p>
              </table:table-cell>
              <table:table-cell office:value-type="float" office:value="0.184126">
                <text:p>0.1841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-0.003262">
                <text:p>-0.003262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0.011673">
                <text:p>0.011673</text:p>
              </table:table-cell>
              <table:table-cell office:value-type="float" office:value="0.039037">
                <text:p>0.0390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">
                <text:p>0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029424">
                <text:p>0.029424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009812">
                <text:p>0.009812</text:p>
              </table:table-cell>
              <table:table-cell office:value-type="float" office:value="0.053825">
                <text:p>0.0538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007353">
                <text:p>-0.007353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9455">
                <text:p>0.019455</text:p>
              </table:table-cell>
              <table:table-cell office:value-type="float" office:value="0.036639">
                <text:p>0.0366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17648">
                <text:p>-0.017648</text:p>
              </table:table-cell>
              <table:table-cell office:value-type="float" office:value="-0.013989">
                <text:p>-0.0139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11458">
                <text:p>0.0114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">
                <text:p>0</text:p>
              </table:table-cell>
              <table:table-cell office:value-type="float" office:value="0.041435">
                <text:p>0.0414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-0.029424">
                <text:p>-0.029424</text:p>
              </table:table-cell>
              <table:table-cell office:value-type="float" office:value="0.008926">
                <text:p>0.0089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">
                <text:p>0</text:p>
              </table:table-cell>
              <table:table-cell office:value-type="float" office:value="0.027446">
                <text:p>0.0274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005883">
                <text:p>0.005883</text:p>
              </table:table-cell>
              <table:table-cell office:value-type="float" office:value="0.005596">
                <text:p>0.0055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088238">
                <text:p>-0.088238</text:p>
              </table:table-cell>
              <table:table-cell office:value-type="float" office:value="0.008793">
                <text:p>0.0087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39436">
                <text:p>0.0394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.019455">
                <text:p>0.019455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058366">
                <text:p>0.058366</text:p>
              </table:table-cell>
              <table:table-cell office:value-type="float" office:value="0.009593">
                <text:p>0.009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08338">
                <text:p>-0.008338</text:p>
              </table:table-cell>
              <table:table-cell office:value-type="float" office:value="-0.004663">
                <text:p>-0.0046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18253">
                <text:p>-0.0182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04864">
                <text:p>-0.004864</text:p>
              </table:table-cell>
              <table:table-cell office:value-type="float" office:value="-0.00906">
                <text:p>-0.009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1692">
                <text:p>-0.016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-0.009808">
                <text:p>-0.009808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.00588">
                <text:p>0.00588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.029413">
                <text:p>0.029413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0.019455">
                <text:p>0.019455</text:p>
              </table:table-cell>
              <table:table-cell office:value-type="float" office:value="0.006795">
                <text:p>0.0067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-0.029402">
                <text:p>-0.029402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-0.029424">
                <text:p>-0.029424</text:p>
              </table:table-cell>
              <table:table-cell office:value-type="float" office:value="-0.017587">
                <text:p>-0.0175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-0.029413">
                <text:p>-0.029413</text:p>
              </table:table-cell>
              <table:table-cell office:value-type="float" office:value="-0.005196">
                <text:p>-0.0051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-0.009808">
                <text:p>-0.009808</text:p>
              </table:table-cell>
              <table:table-cell office:value-type="float" office:value="0.008394">
                <text:p>0.008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">
                <text:p>0</text:p>
              </table:table-cell>
              <table:table-cell office:value-type="float" office:value="-0.010126">
                <text:p>-0.010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.024319">
                <text:p>0.024319</text:p>
              </table:table-cell>
              <table:table-cell office:value-type="float" office:value="0.12124">
                <text:p>0.121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.194553">
                <text:p>0.194553</text:p>
              </table:table-cell>
              <table:table-cell office:value-type="float" office:value="0.092462">
                <text:p>0.0924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0">
                <text:p>0</text:p>
              </table:table-cell>
              <table:table-cell office:value-type="float" office:value="0.009726">
                <text:p>0.0097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-0.029376">
                <text:p>-0.029376</text:p>
              </table:table-cell>
              <table:table-cell office:value-type="float" office:value="-0.00906">
                <text:p>-0.009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-0.009801">
                <text:p>-0.009801</text:p>
              </table:table-cell>
              <table:table-cell office:value-type="float" office:value="-0.000799">
                <text:p>-0.0007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-0.007359">
                <text:p>-0.007359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.029437">
                <text:p>0.029437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07194">
                <text:p>-0.0071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">
                <text:p>0</text:p>
              </table:table-cell>
              <table:table-cell office:value-type="float" office:value="0.03051">
                <text:p>0.030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.029437">
                <text:p>0.029437</text:p>
              </table:table-cell>
              <table:table-cell office:value-type="float" office:value="0.031176">
                <text:p>0.0311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-0.029183">
                <text:p>-0.029183</text:p>
              </table:table-cell>
              <table:table-cell office:value-type="float" office:value="-0.066216">
                <text:p>-0.0662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-0.068795">
                <text:p>-0.068795</text:p>
              </table:table-cell>
              <table:table-cell office:value-type="float" office:value="-0.077807">
                <text:p>-0.0778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-0.147011">
                <text:p>-0.147011</text:p>
              </table:table-cell>
              <table:table-cell office:value-type="float" office:value="-0.029044">
                <text:p>-0.0290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-0.009798">
                <text:p>-0.009798</text:p>
              </table:table-cell>
              <table:table-cell office:value-type="float" office:value="-0.007861">
                <text:p>-0.0078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.007346">
                <text:p>0.007346</text:p>
              </table:table-cell>
              <table:table-cell office:value-type="float" office:value="0.040502">
                <text:p>0.0405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.058366">
                <text:p>0.058366</text:p>
              </table:table-cell>
              <table:table-cell office:value-type="float" office:value="0.048363">
                <text:p>0.0483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.014591">
                <text:p>0.014591</text:p>
              </table:table-cell>
              <table:table-cell office:value-type="float" office:value="0.025447">
                <text:p>0.0254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-0.005885">
                <text:p>-0.005885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.029424">
                <text:p>0.029424</text:p>
              </table:table-cell>
              <table:table-cell office:value-type="float" office:value="0.074743">
                <text:p>0.0747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.019455">
                <text:p>0.019455</text:p>
              </table:table-cell>
              <table:table-cell office:value-type="float" office:value="0.041701">
                <text:p>0.0417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.029402">
                <text:p>0.029402</text:p>
              </table:table-cell>
              <table:table-cell office:value-type="float" office:value="0.033708">
                <text:p>0.0337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-0.029376">
                <text:p>-0.029376</text:p>
              </table:table-cell>
              <table:table-cell office:value-type="float" office:value="-0.033708">
                <text:p>-0.0337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22649">
                <text:p>-0.0226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.007356">
                <text:p>0.007356</text:p>
              </table:table-cell>
              <table:table-cell office:value-type="float" office:value="0.041568">
                <text:p>0.041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.029402">
                <text:p>0.029402</text:p>
              </table:table-cell>
              <table:table-cell office:value-type="float" office:value="0.049429">
                <text:p>0.0494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0">
                <text:p>0</text:p>
              </table:table-cell>
              <table:table-cell office:value-type="float" office:value="0.012657">
                <text:p>0.0126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0">
                <text:p>0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.058366">
                <text:p>0.058366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">
                <text:p>0</text:p>
              </table:table-cell>
              <table:table-cell office:value-type="float" office:value="0.014789">
                <text:p>0.0147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07994">
                <text:p>0.0079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38237">
                <text:p>-0.0382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-0.088238">
                <text:p>-0.088238</text:p>
              </table:table-cell>
              <table:table-cell office:value-type="float" office:value="0.005995">
                <text:p>0.0059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-0.009801">
                <text:p>-0.009801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">
                <text:p>0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">
                <text:p>0</text:p>
              </table:table-cell>
              <table:table-cell office:value-type="float" office:value="0.046098">
                <text:p>0.0460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.058366">
                <text:p>0.058366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.029402">
                <text:p>0.029402</text:p>
              </table:table-cell>
              <table:table-cell office:value-type="float" office:value="0.042234">
                <text:p>0.042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.008647">
                <text:p>0.008647</text:p>
              </table:table-cell>
              <table:table-cell office:value-type="float" office:value="0.07421">
                <text:p>0.074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.108004">
                <text:p>0.108004</text:p>
              </table:table-cell>
              <table:table-cell office:value-type="float" office:value="0.061286">
                <text:p>0.0612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.123217">
                <text:p>0.123217</text:p>
              </table:table-cell>
              <table:table-cell office:value-type="float" office:value="0.181727">
                <text:p>0.1817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.428016">
                <text:p>0.428016</text:p>
              </table:table-cell>
              <table:table-cell office:value-type="float" office:value="0.197848">
                <text:p>0.1978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.103761">
                <text:p>0.103761</text:p>
              </table:table-cell>
              <table:table-cell office:value-type="float" office:value="0.164008">
                <text:p>0.1640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.311284">
                <text:p>0.311284</text:p>
              </table:table-cell>
              <table:table-cell office:value-type="float" office:value="0.131499">
                <text:p>0.1314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-0.036741">
                <text:p>-0.036741</text:p>
              </table:table-cell>
              <table:table-cell office:value-type="float" office:value="-0.046098">
                <text:p>-0.0460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-0.088178">
                <text:p>-0.088178</text:p>
              </table:table-cell>
              <table:table-cell office:value-type="float" office:value="-0.00413">
                <text:p>-0.00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-0.009804">
                <text:p>-0.009804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10392">
                <text:p>-0.0103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-0.009804">
                <text:p>-0.009804</text:p>
              </table:table-cell>
              <table:table-cell office:value-type="float" office:value="0.009992">
                <text:p>0.0099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-0.005883">
                <text:p>-0.005883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.086222">
                <text:p>0.086222</text:p>
              </table:table-cell>
              <table:table-cell office:value-type="float" office:value="0.189988">
                <text:p>0.1899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.486381">
                <text:p>0.486381</text:p>
              </table:table-cell>
              <table:table-cell office:value-type="float" office:value="0.188389">
                <text:p>0.1883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.071184">
                <text:p>0.071184</text:p>
              </table:table-cell>
              <table:table-cell office:value-type="float" office:value="0.13523">
                <text:p>0.135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.075238">
                <text:p>0.075238</text:p>
              </table:table-cell>
              <table:table-cell office:value-type="float" office:value="0.08327">
                <text:p>0.083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-0.029424">
                <text:p>-0.029424</text:p>
              </table:table-cell>
              <table:table-cell office:value-type="float" office:value="-0.063818">
                <text:p>-0.0638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-0.344569">
                <text:p>-0.344569</text:p>
              </table:table-cell>
              <table:table-cell office:value-type="float" office:value="-0.181994">
                <text:p>-0.1819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68747">
                <text:p>-0.0687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-0.088178">
                <text:p>-0.088178</text:p>
              </table:table-cell>
              <table:table-cell office:value-type="float" office:value="0.009859">
                <text:p>0.0098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-0.029451">
                <text:p>-0.029451</text:p>
              </table:table-cell>
              <table:table-cell office:value-type="float" office:value="0.006528">
                <text:p>0.0065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0.009798">
                <text:p>0.009798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.004902">
                <text:p>0.004902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76608">
                <text:p>-0.0766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-0.088272">
                <text:p>-0.088272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-0.009798">
                <text:p>-0.009798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">
                <text:p>0</text:p>
              </table:table-cell>
              <table:table-cell office:value-type="float" office:value="0.031443">
                <text:p>0.0314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.029413">
                <text:p>0.029413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6646">
                <text:p>-0.0266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-0.088238">
                <text:p>-0.088238</text:p>
              </table:table-cell>
              <table:table-cell office:value-type="float" office:value="-0.010392">
                <text:p>-0.0103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.019455">
                <text:p>0.019455</text:p>
              </table:table-cell>
              <table:table-cell office:value-type="float" office:value="0.055957">
                <text:p>0.0559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.029393">
                <text:p>0.029393</text:p>
              </table:table-cell>
              <table:table-cell office:value-type="float" office:value="0.043034">
                <text:p>0.0430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20384">
                <text:p>-0.0203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15455">
                <text:p>0.0154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.029393">
                <text:p>0.029393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.029413">
                <text:p>0.029413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.029413">
                <text:p>0.029413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">
                <text:p>0</text:p>
              </table:table-cell>
              <table:table-cell office:value-type="float" office:value="0.033574">
                <text:p>0.0335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">
                <text:p>0</text:p>
              </table:table-cell>
              <table:table-cell office:value-type="float" office:value="0.010126">
                <text:p>0.0101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-0.029437">
                <text:p>-0.029437</text:p>
              </table:table-cell>
              <table:table-cell office:value-type="float" office:value="0.007594">
                <text:p>0.0075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-0.029413">
                <text:p>-0.029413</text:p>
              </table:table-cell>
              <table:table-cell office:value-type="float" office:value="0.034107">
                <text:p>0.0341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">
                <text:p>0</text:p>
              </table:table-cell>
              <table:table-cell office:value-type="float" office:value="0.035306">
                <text:p>0.0353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.029413">
                <text:p>0.029413</text:p>
              </table:table-cell>
              <table:table-cell office:value-type="float" office:value="0.044233">
                <text:p>0.0442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-0.007356">
                <text:p>-0.007356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">
                <text:p>0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-0.009808">
                <text:p>-0.009808</text:p>
              </table:table-cell>
              <table:table-cell office:value-type="float" office:value="-0.007328">
                <text:p>-0.0073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04397">
                <text:p>0.0043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-0.009801">
                <text:p>-0.009801</text:p>
              </table:table-cell>
              <table:table-cell office:value-type="float" office:value="0.008793">
                <text:p>0.008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 svg:stroke-opacity="85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aecf00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84d1" svg:stroke-opacity="85%" draw:fill-color="#0084d1" draw:opacity="85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3cm" svg:height="12.768cm" xlink:href=".." xlink:type="simple" chart:class="chart:scatter" chart:column-mapping="0 2 1" chart:style-name="ch1">
        <chart:legend svg:x="16.653cm" svg:y="1.277cm" style:legend-expansion="custom" chartooo:width="6.166cm" chartooo:height="1.242cm" style:legend-expansion-aspect-ratio="4.9645732689211" chart:style-name="ch2"/>
        <chart:plot-area chart:style-name="ch3" table:cell-range-address="Sheet1.A2:Sheet1.A443 Sheet1.P1:Sheet1.P443 Sheet1.N1:Sheet1.N443" chart:data-source-has-labels="row" svg:x="0.958cm" svg:y="1.197cm" svg:width="22.603cm" svg:height="10.573cm">
          <chartooo:coordinate-region svg:x="1.791cm" svg:y="1.396cm" svg:width="21.213cm" svg:height="9.727cm"/>
          <chart:axis chart:dimension="x" chart:name="primary-x" chart:style-name="ch4">
            <chart:title svg:x="10.622cm" svg:y="11.821cm" chart:style-name="ch5">
              <text:p>Tempo (ms)</text:p>
            </chart:title>
          </chart:axis>
          <chart:axis chart:dimension="y" chart:name="primary-y" chart:style-name="ch6">
            <chart:title svg:x="0.001cm" svg:y="9.932cm" chart:style-name="ch7">
              <text:p>Velocidade angular (rad/s)</text:p>
            </chart:title>
            <chart:grid chart:style-name="ch8" chart:class="major"/>
          </chart:axis>
          <chart:series chart:style-name="ch9" chart:values-cell-range-address="Sheet1.P2:Sheet1.P443" chart:label-cell-address="Sheet1.P1:Sheet1.P1" chart:class="chart:scatter">
            <chart:domain table:cell-range-address="Sheet1.A2:Sheet1.A443"/>
            <chart:data-point chart:repeated="442"/>
          </chart:series>
          <chart:series chart:style-name="ch10" chart:values-cell-range-address="Sheet1.N2:Sheet1.N443" chart:label-cell-address="Sheet1.N1:Sheet1.N1" chart:class="chart:scatter">
            <chart:data-point chart:repeated="4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giroscópio</text:p>
                <draw:g>
                  <svg:desc>Sheet1.P1:Sheet1.P1</svg:desc>
                </draw:g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.005863">
                <text:p>0.005863</text:p>
                <draw:g>
                  <svg:desc>Sheet1.P2:Sheet1.P443</svg:desc>
                </draw:g>
              </table:table-cell>
              <table:table-cell office:value-type="float" office:value="-0.029424">
                <text:p>-0.029424</text:p>
                <draw:g>
                  <svg:desc>Sheet1.N2:Sheet1.N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.005863">
                <text:p>0.005863</text:p>
              </table:table-cell>
              <table:table-cell office:value-type="float" office:value="0.007348">
                <text:p>0.007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.006396">
                <text:p>0.00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026247">
                <text:p>0.026247</text:p>
              </table:table-cell>
              <table:table-cell office:value-type="float" office:value="0.088238">
                <text:p>0.088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098058">
                <text:p>-0.098058</text:p>
              </table:table-cell>
              <table:table-cell office:value-type="float" office:value="-0.021887">
                <text:p>-0.021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-0.110049">
                <text:p>-0.110049</text:p>
              </table:table-cell>
              <table:table-cell office:value-type="float" office:value="-0.265196">
                <text:p>-0.265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003863">
                <text:p>-0.00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016921">
                <text:p>0.016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01999">
                <text:p>0.001999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007062">
                <text:p>0.007062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025047">
                <text:p>-0.025047</text:p>
              </table:table-cell>
              <table:table-cell office:value-type="float" office:value="-0.007351">
                <text:p>-0.007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031575">
                <text:p>-0.031575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009326">
                <text:p>-0.009326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22116">
                <text:p>-0.022116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2145">
                <text:p>-0.02145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3011">
                <text:p>-0.03011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00798999999999998">
                <text:p>-0.000798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011191">
                <text:p>-0.011191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00399">
                <text:p>-0.000399</text:p>
              </table:table-cell>
              <table:table-cell office:value-type="float" office:value="-0.007353">
                <text:p>-0.007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11858">
                <text:p>0.011858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-0.011724">
                <text:p>-0.01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00399">
                <text:p>-0.000399</text:p>
              </table:table-cell>
              <table:table-cell office:value-type="float" office:value="-0.009808">
                <text:p>-0.009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004664">
                <text:p>0.004664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004797">
                <text:p>0.004797</text:p>
              </table:table-cell>
              <table:table-cell office:value-type="float" office:value="0.009812">
                <text:p>0.009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017187">
                <text:p>0.017187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14123">
                <text:p>0.014123</text:p>
              </table:table-cell>
              <table:table-cell office:value-type="float" office:value="0.009792">
                <text:p>0.00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003997">
                <text:p>0.003997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6528">
                <text:p>-0.006528</text:p>
              </table:table-cell>
              <table:table-cell office:value-type="float" office:value="-0.009822">
                <text:p>-0.009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024114">
                <text:p>-0.024114</text:p>
              </table:table-cell>
              <table:table-cell office:value-type="float" office:value="-0.029437">
                <text:p>-0.029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000800000000000002">
                <text:p>0.000800000000000002</text:p>
              </table:table-cell>
              <table:table-cell office:value-type="float" office:value="0.009795">
                <text:p>0.009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36105">
                <text:p>-0.036105</text:p>
              </table:table-cell>
              <table:table-cell office:value-type="float" office:value="-0.029183">
                <text:p>-0.029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42767">
                <text:p>-0.04276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003731">
                <text:p>0.003731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02532">
                <text:p>0.00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0533">
                <text:p>0.00533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34641">
                <text:p>0.034641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04396">
                <text:p>-0.004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19053">
                <text:p>0.019053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39702">
                <text:p>-0.039702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38237">
                <text:p>-0.03823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02558">
                <text:p>-0.02558</text:p>
              </table:table-cell>
              <table:table-cell office:value-type="float" office:value="-0.009804">
                <text:p>-0.009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008393">
                <text:p>-0.008393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017587">
                <text:p>0.017587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021451">
                <text:p>0.021451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019185">
                <text:p>-0.019185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12924">
                <text:p>0.012924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06928">
                <text:p>0.006928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121906">
                <text:p>-0.121906</text:p>
              </table:table-cell>
              <table:table-cell office:value-type="float" office:value="0.012601">
                <text:p>0.012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77141">
                <text:p>0.077141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77407">
                <text:p>-0.077407</text:p>
              </table:table-cell>
              <table:table-cell office:value-type="float" office:value="-0.023346">
                <text:p>-0.023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04796">
                <text:p>-0.004796</text:p>
              </table:table-cell>
              <table:table-cell office:value-type="float" office:value="0.012886">
                <text:p>0.012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151751">
                <text:p>0.151751</text:p>
              </table:table-cell>
              <table:table-cell office:value-type="float" office:value="0.114203">
                <text:p>0.114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006262">
                <text:p>0.006262</text:p>
              </table:table-cell>
              <table:table-cell office:value-type="float" office:value="0.007344">
                <text:p>0.007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003731">
                <text:p>0.003731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09327">
                <text:p>0.009327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004263">
                <text:p>-0.004263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004929">
                <text:p>-0.004929</text:p>
              </table:table-cell>
              <table:table-cell office:value-type="float" office:value="-0.007359">
                <text:p>-0.007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19984">
                <text:p>-0.019984</text:p>
              </table:table-cell>
              <table:table-cell office:value-type="float" office:value="-0.029437">
                <text:p>-0.029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19319">
                <text:p>0.019319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006662">
                <text:p>0.006662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012523">
                <text:p>-0.012523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23448">
                <text:p>-0.023448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10392">
                <text:p>-0.010392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037039">
                <text:p>0.037039</text:p>
              </table:table-cell>
              <table:table-cell office:value-type="float" office:value="0.022052">
                <text:p>0.022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015988">
                <text:p>0.015988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002665">
                <text:p>0.002665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024381">
                <text:p>-0.024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011457">
                <text:p>-0.01145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.016788">
                <text:p>0.016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005062">
                <text:p>-0.005062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.022117">
                <text:p>0.02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14656">
                <text:p>0.014656</text:p>
              </table:table-cell>
              <table:table-cell office:value-type="float" office:value="0.088207">
                <text:p>0.088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012">
                <text:p>0.0012</text:p>
              </table:table-cell>
              <table:table-cell office:value-type="float" office:value="0.009812">
                <text:p>0.009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016921">
                <text:p>0.016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0373">
                <text:p>-0.00373</text:p>
              </table:table-cell>
              <table:table-cell office:value-type="float" office:value="-0.009808">
                <text:p>-0.009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007062">
                <text:p>0.007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3957">
                <text:p>0.03957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18786">
                <text:p>0.018786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008526">
                <text:p>-0.008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32908">
                <text:p>-0.032908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010792">
                <text:p>0.01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010259">
                <text:p>0.01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02932">
                <text:p>0.002932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009193">
                <text:p>0.009193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06396">
                <text:p>0.006396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004797">
                <text:p>0.004797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024114">
                <text:p>-0.024114</text:p>
              </table:table-cell>
              <table:table-cell office:value-type="float" office:value="-0.009804">
                <text:p>-0.009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017054">
                <text:p>0.017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00746">
                <text:p>-0.00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008261">
                <text:p>0.008261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009859">
                <text:p>-0.009859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27045">
                <text:p>-0.027045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010791">
                <text:p>-0.01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11457">
                <text:p>-0.011457</text:p>
              </table:table-cell>
              <table:table-cell office:value-type="float" office:value="-0.007353">
                <text:p>-0.0073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14921">
                <text:p>-0.014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19718">
                <text:p>-0.019718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023316">
                <text:p>0.023316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026246">
                <text:p>-0.026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06262">
                <text:p>0.006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003065">
                <text:p>0.003065</text:p>
              </table:table-cell>
              <table:table-cell office:value-type="float" office:value="0.022045">
                <text:p>0.0220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10791">
                <text:p>-0.01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17586">
                <text:p>-0.017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31176">
                <text:p>-0.031176</text:p>
              </table:table-cell>
              <table:table-cell office:value-type="float" office:value="-0.029437">
                <text:p>-0.029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19052">
                <text:p>-0.019052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26779">
                <text:p>-0.026779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05463">
                <text:p>0.00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031176">
                <text:p>-0.03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016255">
                <text:p>0.016255</text:p>
              </table:table-cell>
              <table:table-cell office:value-type="float" office:value="0.007296">
                <text:p>0.007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00493">
                <text:p>0.00493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.016921">
                <text:p>0.016921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022516">
                <text:p>-0.02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03464">
                <text:p>-0.03464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20118">
                <text:p>0.020118</text:p>
              </table:table-cell>
              <table:table-cell office:value-type="float" office:value="-0.029451">
                <text:p>-0.029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132432">
                <text:p>0.132432</text:p>
              </table:table-cell>
              <table:table-cell office:value-type="float" office:value="0.086073">
                <text:p>0.0860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102988">
                <text:p>0.102988</text:p>
              </table:table-cell>
              <table:table-cell office:value-type="float" office:value="0.285071">
                <text:p>0.2850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.13483">
                <text:p>0.13483</text:p>
              </table:table-cell>
              <table:table-cell office:value-type="float" office:value="0.123217">
                <text:p>0.123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163342">
                <text:p>0.163342</text:p>
              </table:table-cell>
              <table:table-cell office:value-type="float" office:value="0.343838">
                <text:p>0.343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116578">
                <text:p>0.116578</text:p>
              </table:table-cell>
              <table:table-cell office:value-type="float" office:value="0.085959">
                <text:p>0.085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39969">
                <text:p>-0.039969</text:p>
              </table:table-cell>
              <table:table-cell office:value-type="float" office:value="-0.008338">
                <text:p>-0.008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048229">
                <text:p>-0.048229</text:p>
              </table:table-cell>
              <table:table-cell office:value-type="float" office:value="-0.088352">
                <text:p>-0.088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50894">
                <text:p>-0.050894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07594">
                <text:p>-0.007594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002932">
                <text:p>0.00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04529">
                <text:p>-0.00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0533">
                <text:p>0.0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05063">
                <text:p>0.005063</text:p>
              </table:table-cell>
              <table:table-cell office:value-type="float" office:value="-0.014712">
                <text:p>-0.0147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06661">
                <text:p>-0.00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027578">
                <text:p>-0.027578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015855">
                <text:p>0.015855</text:p>
              </table:table-cell>
              <table:table-cell office:value-type="float" office:value="-0.029437">
                <text:p>-0.029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004264">
                <text:p>0.00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-0.015854">
                <text:p>-0.015854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136695">
                <text:p>-0.136695</text:p>
              </table:table-cell>
              <table:table-cell office:value-type="float" office:value="-0.036479">
                <text:p>-0.0364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121773">
                <text:p>-0.121773</text:p>
              </table:table-cell>
              <table:table-cell office:value-type="float" office:value="-0.350195">
                <text:p>-0.3501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010126">
                <text:p>0.010126</text:p>
              </table:table-cell>
              <table:table-cell office:value-type="float" office:value="0.006485">
                <text:p>0.006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04796">
                <text:p>-0.004796</text:p>
              </table:table-cell>
              <table:table-cell office:value-type="float" office:value="-0.029369">
                <text:p>-0.029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008394">
                <text:p>0.008394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014656">
                <text:p>0.014656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1359">
                <text:p>0.01359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019852">
                <text:p>0.019852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23715">
                <text:p>-0.023715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019718">
                <text:p>-0.019718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26646">
                <text:p>-0.026646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52493">
                <text:p>-0.052493</text:p>
              </table:table-cell>
              <table:table-cell office:value-type="float" office:value="-0.088238">
                <text:p>-0.088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014921">
                <text:p>-0.014921</text:p>
              </table:table-cell>
              <table:table-cell office:value-type="float" office:value="-0.044119">
                <text:p>-0.044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28112">
                <text:p>0.028112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69413">
                <text:p>-0.069413</text:p>
              </table:table-cell>
              <table:table-cell office:value-type="float" office:value="-0.049173">
                <text:p>-0.049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129101">
                <text:p>-0.129101</text:p>
              </table:table-cell>
              <table:table-cell office:value-type="float" office:value="-0.080951">
                <text:p>-0.080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020517">
                <text:p>-0.020517</text:p>
              </table:table-cell>
              <table:table-cell office:value-type="float" office:value="-0.175097">
                <text:p>-0.175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018253">
                <text:p>0.018253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019319">
                <text:p>0.019319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08526">
                <text:p>-0.008526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23582">
                <text:p>0.023582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012923">
                <text:p>-0.012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03797">
                <text:p>-0.03797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0746">
                <text:p>-0.00746</text:p>
              </table:table-cell>
              <table:table-cell office:value-type="float" office:value="-0.007353">
                <text:p>-0.007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29577">
                <text:p>-0.029577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003996">
                <text:p>-0.003996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029843">
                <text:p>-0.029843</text:p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002665">
                <text:p>0.00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.019319">
                <text:p>0.01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014789">
                <text:p>0.014789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01239">
                <text:p>-0.0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00931999999999999">
                <text:p>-0.000931999999999999</text:p>
              </table:table-cell>
              <table:table-cell office:value-type="float" office:value="-0.011673">
                <text:p>-0.0116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11324">
                <text:p>-0.011324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06928">
                <text:p>-0.006928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04529">
                <text:p>-0.004529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1359">
                <text:p>0.01359</text:p>
              </table:table-cell>
              <table:table-cell office:value-type="float" office:value="0.009808">
                <text:p>0.0098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011591">
                <text:p>-0.011591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01692">
                <text:p>-0.0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017054">
                <text:p>0.017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00533000000000002">
                <text:p>0.00053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007328">
                <text:p>0.007328</text:p>
              </table:table-cell>
              <table:table-cell office:value-type="float" office:value="0.009808">
                <text:p>0.0098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20118">
                <text:p>0.02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09459">
                <text:p>-0.00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0.003464">
                <text:p>0.003464</text:p>
              </table:table-cell>
              <table:table-cell office:value-type="float" office:value="-0.005885">
                <text:p>-0.0058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11858">
                <text:p>0.01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17587">
                <text:p>0.017587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27446">
                <text:p>0.027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160677">
                <text:p>0.160677</text:p>
              </table:table-cell>
              <table:table-cell office:value-type="float" office:value="0.107004">
                <text:p>0.107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022383">
                <text:p>0.02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013723">
                <text:p>0.013723</text:p>
              </table:table-cell>
              <table:table-cell office:value-type="float" office:value="0.029369">
                <text:p>0.0293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09592">
                <text:p>-0.009592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27179">
                <text:p>-0.027179</text:p>
              </table:table-cell>
              <table:table-cell office:value-type="float" office:value="-0.011673">
                <text:p>-0.0116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5196">
                <text:p>0.005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-0.019585">
                <text:p>-0.01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02265">
                <text:p>0.02265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.016121">
                <text:p>0.016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21984">
                <text:p>0.021984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116045">
                <text:p>0.116045</text:p>
              </table:table-cell>
              <table:table-cell office:value-type="float" office:value="0.035687">
                <text:p>0.0356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17454">
                <text:p>0.017454</text:p>
              </table:table-cell>
              <table:table-cell office:value-type="float" office:value="0.009808">
                <text:p>0.0098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024248">
                <text:p>-0.02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34107">
                <text:p>-0.034107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29577">
                <text:p>-0.02957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088998">
                <text:p>-0.088998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39093">
                <text:p>-0.139093</text:p>
              </table:table-cell>
              <table:table-cell office:value-type="float" office:value="-0.291829">
                <text:p>-0.2918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.010392">
                <text:p>0.010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025314">
                <text:p>0.025314</text:p>
              </table:table-cell>
              <table:table-cell office:value-type="float" office:value="0.088152">
                <text:p>0.088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0453">
                <text:p>0.00453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022782">
                <text:p>-0.02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05996">
                <text:p>0.005996</text:p>
              </table:table-cell>
              <table:table-cell office:value-type="float" office:value="-0.009801">
                <text:p>-0.0098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3011">
                <text:p>-0.03011</text:p>
              </table:table-cell>
              <table:table-cell office:value-type="float" office:value="-0.017641">
                <text:p>-0.017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14655">
                <text:p>-0.014655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08526">
                <text:p>-0.008526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027578">
                <text:p>-0.027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001465">
                <text:p>-0.00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026513">
                <text:p>0.026513</text:p>
              </table:table-cell>
              <table:table-cell office:value-type="float" office:value="0.007359">
                <text:p>0.0073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024382">
                <text:p>0.024382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013456">
                <text:p>-0.013456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-0.024114">
                <text:p>-0.024114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002531">
                <text:p>-0.002531</text:p>
              </table:table-cell>
              <table:table-cell office:value-type="float" office:value="0.007348">
                <text:p>0.0073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-0.014122">
                <text:p>-0.014122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18919">
                <text:p>0.018919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19452">
                <text:p>0.01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-0.025846">
                <text:p>-0.025846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2265">
                <text:p>0.02265</text:p>
              </table:table-cell>
              <table:table-cell office:value-type="float" office:value="0.029466">
                <text:p>0.0294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03597">
                <text:p>-0.003597</text:p>
              </table:table-cell>
              <table:table-cell office:value-type="float" office:value="-0.007296">
                <text:p>-0.0072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001065">
                <text:p>-0.001065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09725">
                <text:p>-0.009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011991">
                <text:p>0.01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016388">
                <text:p>0.016388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77541">
                <text:p>0.077541</text:p>
              </table:table-cell>
              <table:table-cell office:value-type="float" office:value="0.166833">
                <text:p>0.1668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3837">
                <text:p>-0.0383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03731">
                <text:p>0.003731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037171">
                <text:p>-0.037171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51161">
                <text:p>0.051161</text:p>
              </table:table-cell>
              <table:table-cell office:value-type="float" office:value="0.056299">
                <text:p>0.0562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020784">
                <text:p>-0.020784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16787">
                <text:p>-0.016787</text:p>
              </table:table-cell>
              <table:table-cell office:value-type="float" office:value="-0.009817">
                <text:p>-0.009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19984">
                <text:p>-0.019984</text:p>
              </table:table-cell>
              <table:table-cell office:value-type="float" office:value="-0.014725">
                <text:p>-0.014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15721">
                <text:p>-0.01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-0.01199">
                <text:p>-0.01199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42234">
                <text:p>-0.042234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000267">
                <text:p>0.000267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.005463">
                <text:p>0.00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003864">
                <text:p>0.00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.012657">
                <text:p>0.01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24115">
                <text:p>0.024115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10126">
                <text:p>0.010126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020118">
                <text:p>0.020118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04797">
                <text:p>0.004797</text:p>
              </table:table-cell>
              <table:table-cell office:value-type="float" office:value="0.009808">
                <text:p>0.0098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20918">
                <text:p>0.020918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000933">
                <text:p>0.000933</text:p>
              </table:table-cell>
              <table:table-cell office:value-type="float" office:value="0.009808">
                <text:p>0.0098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006794">
                <text:p>-0.00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023981">
                <text:p>-0.023981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38237">
                <text:p>-0.038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29843">
                <text:p>-0.029843</text:p>
              </table:table-cell>
              <table:table-cell office:value-type="float" office:value="-0.009812">
                <text:p>-0.009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25313">
                <text:p>-0.025313</text:p>
              </table:table-cell>
              <table:table-cell office:value-type="float" office:value="-0.005885">
                <text:p>-0.0058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004663">
                <text:p>-0.004663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014389">
                <text:p>-0.014389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39304">
                <text:p>0.039304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2678">
                <text:p>0.02678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0.045566">
                <text:p>0.045566</text:p>
              </table:table-cell>
              <table:table-cell office:value-type="float" office:value="0.022088">
                <text:p>0.022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41569">
                <text:p>0.041569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008927">
                <text:p>0.008927</text:p>
              </table:table-cell>
              <table:table-cell office:value-type="float" office:value="0.088178">
                <text:p>0.0881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057689">
                <text:p>-0.057689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-0.037837">
                <text:p>-0.037837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044099">
                <text:p>-0.044099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0826">
                <text:p>-0.00826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015321">
                <text:p>-0.015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0.011858">
                <text:p>0.01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02665">
                <text:p>0.002665</text:p>
              </table:table-cell>
              <table:table-cell office:value-type="float" office:value="0.044103">
                <text:p>0.044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019718">
                <text:p>-0.019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">
                <text:p>0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005596">
                <text:p>0.0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038104">
                <text:p>-0.038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-0.037837">
                <text:p>-0.037837</text:p>
              </table:table-cell>
              <table:table-cell office:value-type="float" office:value="-0.08831">
                <text:p>-0.088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019053">
                <text:p>0.019053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11991">
                <text:p>0.011991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010125">
                <text:p>-0.010125</text:p>
              </table:table-cell>
              <table:table-cell office:value-type="float" office:value="-0.009801">
                <text:p>-0.0098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010792">
                <text:p>0.01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006928">
                <text:p>-0.00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-0.019318">
                <text:p>-0.01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017853">
                <text:p>0.017853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022649">
                <text:p>-0.022649</text:p>
              </table:table-cell>
              <table:table-cell office:value-type="float" office:value="-0.009804">
                <text:p>-0.0098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-0.018785">
                <text:p>-0.018785</text:p>
              </table:table-cell>
              <table:table-cell office:value-type="float" office:value="-0.029393">
                <text:p>-0.0293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.002932">
                <text:p>0.002932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011991">
                <text:p>0.011991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-0.00826">
                <text:p>-0.00826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063951">
                <text:p>0.063951</text:p>
              </table:table-cell>
              <table:table-cell office:value-type="float" office:value="0.116732">
                <text:p>0.1167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003997">
                <text:p>0.003997</text:p>
              </table:table-cell>
              <table:table-cell office:value-type="float" office:value="0.027052">
                <text:p>0.0270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15855">
                <text:p>0.015855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0.009193">
                <text:p>0.009193</text:p>
              </table:table-cell>
              <table:table-cell office:value-type="float" office:value="-0.005883">
                <text:p>-0.0058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.116045">
                <text:p>0.116045</text:p>
              </table:table-cell>
              <table:table-cell office:value-type="float" office:value="0.056523">
                <text:p>0.0565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051827">
                <text:p>0.051827</text:p>
              </table:table-cell>
              <table:table-cell office:value-type="float" office:value="0.075275">
                <text:p>0.0752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-0.017053">
                <text:p>-0.017053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00866">
                <text:p>-0.00866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004397">
                <text:p>0.00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-0.019718">
                <text:p>-0.019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001998">
                <text:p>-0.001998</text:p>
              </table:table-cell>
              <table:table-cell office:value-type="float" office:value="-0.029437">
                <text:p>-0.0294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022116">
                <text:p>-0.022116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017054">
                <text:p>0.017054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017453">
                <text:p>-0.017453</text:p>
              </table:table-cell>
              <table:table-cell office:value-type="float" office:value="-0.019455">
                <text:p>-0.019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-0.03877">
                <text:p>-0.03877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005063">
                <text:p>0.005063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015322">
                <text:p>0.015322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005063">
                <text:p>0.005063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005063">
                <text:p>0.00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49021">
                <text:p>-0.049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-0.038503">
                <text:p>-0.038503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01599">
                <text:p>0.001599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020518">
                <text:p>0.020518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.00906">
                <text:p>0.00906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007328">
                <text:p>0.007328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014522">
                <text:p>-0.01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-0.035972">
                <text:p>-0.035972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026647">
                <text:p>0.026647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019452">
                <text:p>0.019452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026379">
                <text:p>-0.026379</text:p>
              </table:table-cell>
              <table:table-cell office:value-type="float" office:value="0.007363">
                <text:p>0.007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031842">
                <text:p>-0.031842</text:p>
              </table:table-cell>
              <table:table-cell office:value-type="float" office:value="-0.08831">
                <text:p>-0.088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.007062">
                <text:p>0.007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37304">
                <text:p>-0.037304</text:p>
              </table:table-cell>
              <table:table-cell office:value-type="float" office:value="-0.022077">
                <text:p>-0.0220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-0.02145">
                <text:p>-0.02145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013589">
                <text:p>-0.013589</text:p>
              </table:table-cell>
              <table:table-cell office:value-type="float" office:value="-0.007353">
                <text:p>-0.0073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-0.018519">
                <text:p>-0.01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001066">
                <text:p>0.001066</text:p>
              </table:table-cell>
              <table:table-cell office:value-type="float" office:value="-0.009808">
                <text:p>-0.0098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044633">
                <text:p>0.044633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05276">
                <text:p>0.05276</text:p>
              </table:table-cell>
              <table:table-cell office:value-type="float" office:value="0.146964">
                <text:p>0.146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008794">
                <text:p>0.008794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.162543">
                <text:p>0.162543</text:p>
              </table:table-cell>
              <table:table-cell office:value-type="float" office:value="0.045591">
                <text:p>0.0455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00800000000000002">
                <text:p>0.000800000000000002</text:p>
              </table:table-cell>
              <table:table-cell office:value-type="float" office:value="-0.003262">
                <text:p>-0.0032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0.017454">
                <text:p>0.017454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006928">
                <text:p>0.00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002797">
                <text:p>-0.002797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032242">
                <text:p>0.032242</text:p>
              </table:table-cell>
              <table:table-cell office:value-type="float" office:value="0.009812">
                <text:p>0.0098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018119">
                <text:p>-0.018119</text:p>
              </table:table-cell>
              <table:table-cell office:value-type="float" office:value="-0.007353">
                <text:p>-0.0073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-0.007993">
                <text:p>-0.007993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15056">
                <text:p>0.015056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35572">
                <text:p>-0.035572</text:p>
              </table:table-cell>
              <table:table-cell office:value-type="float" office:value="-0.017648">
                <text:p>-0.0176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-0.010125">
                <text:p>-0.010125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.019852">
                <text:p>0.01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-0.012657">
                <text:p>-0.012657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.005863">
                <text:p>0.005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-0.015987">
                <text:p>-0.015987</text:p>
              </table:table-cell>
              <table:table-cell office:value-type="float" office:value="0.005883">
                <text:p>0.0058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01279">
                <text:p>-0.01279</text:p>
              </table:table-cell>
              <table:table-cell office:value-type="float" office:value="-0.088238">
                <text:p>-0.0882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003064">
                <text:p>-0.00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017853">
                <text:p>0.017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.006928">
                <text:p>0.006928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-0.01199">
                <text:p>-0.01199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26246">
                <text:p>-0.026246</text:p>
              </table:table-cell>
              <table:table-cell office:value-type="float" office:value="-0.008338">
                <text:p>-0.0083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-0.039836">
                <text:p>-0.039836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30643">
                <text:p>-0.030643</text:p>
              </table:table-cell>
              <table:table-cell office:value-type="float" office:value="-0.004864">
                <text:p>-0.0048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-0.038503">
                <text:p>-0.038503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-0.006661">
                <text:p>-0.006661</text:p>
              </table:table-cell>
              <table:table-cell office:value-type="float" office:value="-0.009808">
                <text:p>-0.0098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.005596">
                <text:p>0.005596</text:p>
              </table:table-cell>
              <table:table-cell office:value-type="float" office:value="0.00588">
                <text:p>0.005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-0.014389">
                <text:p>-0.014389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-0.014788">
                <text:p>-0.014788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-0.041701">
                <text:p>-0.041701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-0.03917">
                <text:p>-0.03917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-0.026779">
                <text:p>-0.026779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-0.013189">
                <text:p>-0.013189</text:p>
              </table:table-cell>
              <table:table-cell office:value-type="float" office:value="-0.009808">
                <text:p>-0.0098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-0.031709">
                <text:p>-0.03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0.099657">
                <text:p>0.099657</text:p>
              </table:table-cell>
              <table:table-cell office:value-type="float" office:value="0.024319">
                <text:p>0.0243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.070879">
                <text:p>0.070879</text:p>
              </table:table-cell>
              <table:table-cell office:value-type="float" office:value="0.194553">
                <text:p>0.1945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-0.011857">
                <text:p>-0.01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-0.030643">
                <text:p>-0.030643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-0.022382">
                <text:p>-0.022382</text:p>
              </table:table-cell>
              <table:table-cell office:value-type="float" office:value="-0.009801">
                <text:p>-0.009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-0.007594">
                <text:p>-0.007594</text:p>
              </table:table-cell>
              <table:table-cell office:value-type="float" office:value="-0.007359">
                <text:p>-0.0073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-0.003197">
                <text:p>-0.003197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-0.028777">
                <text:p>-0.028777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.008927">
                <text:p>0.008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.009593">
                <text:p>0.009593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-0.087799">
                <text:p>-0.087799</text:p>
              </table:table-cell>
              <table:table-cell office:value-type="float" office:value="-0.029183">
                <text:p>-0.029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-0.09939">
                <text:p>-0.09939</text:p>
              </table:table-cell>
              <table:table-cell office:value-type="float" office:value="-0.068795">
                <text:p>-0.0687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-0.050627">
                <text:p>-0.050627</text:p>
              </table:table-cell>
              <table:table-cell office:value-type="float" office:value="-0.147011">
                <text:p>-0.147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-0.029444">
                <text:p>-0.029444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-0.001465">
                <text:p>-0.001465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.018919">
                <text:p>0.018919</text:p>
              </table:table-cell>
              <table:table-cell office:value-type="float" office:value="0.007346">
                <text:p>0.0073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.02678">
                <text:p>0.02678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.001333">
                <text:p>0.00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0.003864">
                <text:p>0.003864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-0.010525">
                <text:p>-0.010525</text:p>
              </table:table-cell>
              <table:table-cell office:value-type="float" office:value="-0.005885">
                <text:p>-0.0058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.05316">
                <text:p>0.05316</text:p>
              </table:table-cell>
              <table:table-cell office:value-type="float" office:value="0.029424">
                <text:p>0.0294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.020118">
                <text:p>0.020118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.012125">
                <text:p>0.012125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-0.055291">
                <text:p>-0.055291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-0.044232">
                <text:p>-0.044232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.019985">
                <text:p>0.019985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.027846">
                <text:p>0.027846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-0.008926">
                <text:p>-0.008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-0.005728">
                <text:p>-0.005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.002665">
                <text:p>0.002665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-0.006794">
                <text:p>-0.00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-0.013589">
                <text:p>-0.013589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-0.05982">
                <text:p>-0.05982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-0.015588">
                <text:p>-0.015588</text:p>
              </table:table-cell>
              <table:table-cell office:value-type="float" office:value="-0.088238">
                <text:p>-0.08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-0.001598">
                <text:p>-0.001598</text:p>
              </table:table-cell>
              <table:table-cell office:value-type="float" office:value="-0.009801">
                <text:p>-0.0098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-0.009326">
                <text:p>-0.009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.024515">
                <text:p>0.02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.014523">
                <text:p>0.014523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.020651">
                <text:p>0.020651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.052627">
                <text:p>0.052627</text:p>
              </table:table-cell>
              <table:table-cell office:value-type="float" office:value="0.008647">
                <text:p>0.0086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.039703">
                <text:p>0.039703</text:p>
              </table:table-cell>
              <table:table-cell office:value-type="float" office:value="0.108004">
                <text:p>0.108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.160144">
                <text:p>0.160144</text:p>
              </table:table-cell>
              <table:table-cell office:value-type="float" office:value="0.123217">
                <text:p>0.1232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.176265">
                <text:p>0.176265</text:p>
              </table:table-cell>
              <table:table-cell office:value-type="float" office:value="0.428016">
                <text:p>0.4280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.142425">
                <text:p>0.142425</text:p>
              </table:table-cell>
              <table:table-cell office:value-type="float" office:value="0.103761">
                <text:p>0.1037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.109916">
                <text:p>0.109916</text:p>
              </table:table-cell>
              <table:table-cell office:value-type="float" office:value="0.311284">
                <text:p>0.3112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-0.067681">
                <text:p>-0.067681</text:p>
              </table:table-cell>
              <table:table-cell office:value-type="float" office:value="-0.036741">
                <text:p>-0.0367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-0.025713">
                <text:p>-0.025713</text:p>
              </table:table-cell>
              <table:table-cell office:value-type="float" office:value="-0.088178">
                <text:p>-0.0881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-0.017053">
                <text:p>-0.017053</text:p>
              </table:table-cell>
              <table:table-cell office:value-type="float" office:value="-0.009804">
                <text:p>-0.0098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-0.031975">
                <text:p>-0.031975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-0.011591">
                <text:p>-0.011591</text:p>
              </table:table-cell>
              <table:table-cell office:value-type="float" office:value="-0.009804">
                <text:p>-0.009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-0.017586">
                <text:p>-0.017586</text:p>
              </table:table-cell>
              <table:table-cell office:value-type="float" office:value="-0.005883">
                <text:p>-0.0058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.168405">
                <text:p>0.168405</text:p>
              </table:table-cell>
              <table:table-cell office:value-type="float" office:value="0.086222">
                <text:p>0.0862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.166806">
                <text:p>0.166806</text:p>
              </table:table-cell>
              <table:table-cell office:value-type="float" office:value="0.486381">
                <text:p>0.4863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.113647">
                <text:p>0.113647</text:p>
              </table:table-cell>
              <table:table-cell office:value-type="float" office:value="0.071184">
                <text:p>0.0711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.061687">
                <text:p>0.061687</text:p>
              </table:table-cell>
              <table:table-cell office:value-type="float" office:value="0.075238">
                <text:p>0.0752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-0.085401">
                <text:p>-0.085401</text:p>
              </table:table-cell>
              <table:table-cell office:value-type="float" office:value="-0.029424">
                <text:p>-0.0294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-0.203577">
                <text:p>-0.203577</text:p>
              </table:table-cell>
              <table:table-cell office:value-type="float" office:value="-0.344569">
                <text:p>-0.3445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-0.09033">
                <text:p>-0.09033</text:p>
              </table:table-cell>
              <table:table-cell office:value-type="float" office:value="-0.077821">
                <text:p>-0.0778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-0.011724">
                <text:p>-0.011724</text:p>
              </table:table-cell>
              <table:table-cell office:value-type="float" office:value="-0.088178">
                <text:p>-0.0881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.000267">
                <text:p>0.00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-0.015055">
                <text:p>-0.015055</text:p>
              </table:table-cell>
              <table:table-cell office:value-type="float" office:value="-0.029451">
                <text:p>-0.0294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-0.003996">
                <text:p>-0.003996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.016921">
                <text:p>0.016921</text:p>
              </table:table-cell>
              <table:table-cell office:value-type="float" office:value="0.004902">
                <text:p>0.0049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-0.098191">
                <text:p>-0.098191</text:p>
              </table:table-cell>
              <table:table-cell office:value-type="float" office:value="-0.077821">
                <text:p>-0.0778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-0.040902">
                <text:p>-0.040902</text:p>
              </table:table-cell>
              <table:table-cell office:value-type="float" office:value="-0.088272">
                <text:p>-0.0882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-0.003064">
                <text:p>-0.003064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.00986">
                <text:p>0.0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-0.048229">
                <text:p>-0.048229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-0.031975">
                <text:p>-0.031975</text:p>
              </table:table-cell>
              <table:table-cell office:value-type="float" office:value="-0.088238">
                <text:p>-0.0882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0.034374">
                <text:p>0.034374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.021451">
                <text:p>0.021451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-0.041967">
                <text:p>-0.041967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-0.006128">
                <text:p>-0.006128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.003598">
                <text:p>0.003598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-0.013856">
                <text:p>-0.013856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-0.001998">
                <text:p>-0.00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.016921">
                <text:p>0.016921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-0.003464">
                <text:p>-0.00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.011991">
                <text:p>0.01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-0.011457">
                <text:p>-0.01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-0.013989">
                <text:p>-0.013989</text:p>
              </table:table-cell>
              <table:table-cell office:value-type="float" office:value="-0.029437">
                <text:p>-0.0294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-0.02105">
                <text:p>-0.0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.012524">
                <text:p>0.012524</text:p>
              </table:table-cell>
              <table:table-cell office:value-type="float" office:value="-0.029413">
                <text:p>-0.029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.013723">
                <text:p>0.013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.02265">
                <text:p>0.02265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-0.007993">
                <text:p>-0.007993</text:p>
              </table:table-cell>
              <table:table-cell office:value-type="float" office:value="-0.007356">
                <text:p>-0.0073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-0.018918">
                <text:p>-0.01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-0.028911">
                <text:p>-0.028911</text:p>
              </table:table-cell>
              <table:table-cell office:value-type="float" office:value="-0.009808">
                <text:p>-0.0098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-0.017186">
                <text:p>-0.017186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-0.01279">
                <text:p>-0.01279</text:p>
              </table:table-cell>
              <table:table-cell office:value-type="float" office:value="-0.009801">
                <text:p>-0.009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1cm" svg:height="13.375cm" xlink:href=".." xlink:type="simple" chart:class="chart:scatter" chart:style-name="ch1">
        <chart:legend chart:legend-position="end" svg:x="14.585cm" svg:y="6.139cm" style:legend-expansion="high" chart:style-name="ch2"/>
        <chart:plot-area chart:style-name="ch3" table:cell-range-address="Sheet1.A2:Sheet1.A443 Sheet1.H1:Sheet1.I443" chart:data-source-has-labels="row" svg:x="0.89cm" svg:y="1.203cm" svg:width="12.815cm" svg:height="11.485cm">
          <chartooo:coordinate-region svg:x="1.723cm" svg:y="1.402cm" svg:width="11.425cm" svg:height="11.0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7" chart:values-cell-range-address="Sheet1.I2:Sheet1.I443" chart:label-cell-address="Sheet1.I1:Sheet1.I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_acelerometro_Y(m/s^2) com offse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.615704">
                <text:p>0.615704</text:p>
                <draw:g>
                  <svg:desc>Sheet1.H2:Sheet1.H443</svg:desc>
                </draw:g>
              </table:table-cell>
              <table:table-cell office:value-type="float" office:value="-0.591368">
                <text:p>-0.591368</text:p>
                <draw:g>
                  <svg:desc>Sheet1.I2:Sheet1.I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-0.16465">
                <text:p>-0.16465</text:p>
              </table:table-cell>
              <table:table-cell office:value-type="float" office:value="-0.802058">
                <text:p>-0.802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-0.016087">
                <text:p>-0.016087</text:p>
              </table:table-cell>
              <table:table-cell office:value-type="float" office:value="-0.270545">
                <text:p>-0.270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768369">
                <text:p>0.768369</text:p>
              </table:table-cell>
              <table:table-cell office:value-type="float" office:value="-0.6608">
                <text:p>-0.6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105745">
                <text:p>-0.105745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66428">
                <text:p>0.66428</text:p>
              </table:table-cell>
              <table:table-cell office:value-type="float" office:value="0.289698">
                <text:p>0.289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1268">
                <text:p>-0.1268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794864">
                <text:p>0.794864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-0.259067">
                <text:p>-0.259067</text:p>
              </table:table-cell>
              <table:table-cell office:value-type="float" office:value="-0.251391">
                <text:p>-0.251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625798">
                <text:p>0.625798</text:p>
              </table:table-cell>
              <table:table-cell office:value-type="float" office:value="-0.533907">
                <text:p>-0.533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167489">
                <text:p>-0.167489</text:p>
              </table:table-cell>
              <table:table-cell office:value-type="float" office:value="-0.232238">
                <text:p>-0.232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730518">
                <text:p>0.730518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902614">
                <text:p>-0.902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671219">
                <text:p>0.671219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248997">
                <text:p>-0.248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630845">
                <text:p>0.630845</text:p>
              </table:table-cell>
              <table:table-cell office:value-type="float" office:value="-0.770933">
                <text:p>-0.770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777201">
                <text:p>0.777201</text:p>
              </table:table-cell>
              <table:table-cell office:value-type="float" office:value="-0.169988">
                <text:p>-0.169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215749">
                <text:p>-0.215749</text:p>
              </table:table-cell>
              <table:table-cell office:value-type="float" office:value="-0.452504">
                <text:p>-0.452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002839">
                <text:p>-0.002839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662387">
                <text:p>0.662387</text:p>
              </table:table-cell>
              <table:table-cell office:value-type="float" office:value="-0.620098">
                <text:p>-0.620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195141">
                <text:p>-0.195141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615704">
                <text:p>0.615704</text:p>
              </table:table-cell>
              <table:table-cell office:value-type="float" office:value="-0.407014">
                <text:p>-0.407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600564">
                <text:p>0.600564</text:p>
              </table:table-cell>
              <table:table-cell office:value-type="float" office:value="-0.641646">
                <text:p>-0.641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-0.169908">
                <text:p>-0.169908</text:p>
              </table:table-cell>
              <table:table-cell office:value-type="float" office:value="-0.260968">
                <text:p>-0.260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676266">
                <text:p>0.676266</text:p>
              </table:table-cell>
              <table:table-cell office:value-type="float" office:value="0.646434">
                <text:p>0.646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265796">
                <text:p>-0.265796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615704">
                <text:p>0.615704</text:p>
              </table:table-cell>
              <table:table-cell office:value-type="float" office:value="0.442927">
                <text:p>0.442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169908">
                <text:p>-0.169908</text:p>
              </table:table-cell>
              <table:table-cell office:value-type="float" office:value="0.519542">
                <text:p>0.519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30596">
                <text:p>-0.030596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738088">
                <text:p>0.738088</text:p>
              </table:table-cell>
              <table:table-cell office:value-type="float" office:value="0.217872">
                <text:p>0.217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159276">
                <text:p>-0.159276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705537">
                <text:p>0.705537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188412">
                <text:p>-0.188412</text:p>
              </table:table-cell>
              <table:table-cell office:value-type="float" office:value="0.126893">
                <text:p>0.126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595517">
                <text:p>0.595517</text:p>
              </table:table-cell>
              <table:table-cell office:value-type="float" office:value="-0.205901">
                <text:p>-0.20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198506">
                <text:p>-0.198506</text:p>
              </table:table-cell>
              <table:table-cell office:value-type="float" office:value="0.234632">
                <text:p>0.234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686359">
                <text:p>0.686359</text:p>
              </table:table-cell>
              <table:table-cell office:value-type="float" office:value="0.213084">
                <text:p>0.213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192092">
                <text:p>-0.192092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783509">
                <text:p>0.783509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235515">
                <text:p>-0.235515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600564">
                <text:p>0.600564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280122">
                <text:p>-0.280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625798">
                <text:p>0.625798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172221">
                <text:p>-0.172221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734303">
                <text:p>0.734303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218693">
                <text:p>-0.218693</text:p>
              </table:table-cell>
              <table:table-cell office:value-type="float" office:value="0.215478">
                <text:p>0.215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610658">
                <text:p>0.610658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111235">
                <text:p>-0.111235</text:p>
              </table:table-cell>
              <table:table-cell office:value-type="float" office:value="0.47884">
                <text:p>0.47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1.005747">
                <text:p>1.005747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280095">
                <text:p>-0.280095</text:p>
              </table:table-cell>
              <table:table-cell office:value-type="float" office:value="1.989582">
                <text:p>1.98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000927">
                <text:p>0.000927</text:p>
              </table:table-cell>
              <table:table-cell office:value-type="float" office:value="-0.447716">
                <text:p>-0.447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122324">
                <text:p>0.122324</text:p>
              </table:table-cell>
              <table:table-cell office:value-type="float" office:value="0.665588">
                <text:p>0.665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29019">
                <text:p>-0.029019</text:p>
              </table:table-cell>
              <table:table-cell office:value-type="float" office:value="0.447716">
                <text:p>0.4477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726733">
                <text:p>0.726733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3888">
                <text:p>-0.23888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625798">
                <text:p>0.625798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176006">
                <text:p>-0.176006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658602">
                <text:p>0.658602</text:p>
              </table:table-cell>
              <table:table-cell office:value-type="float" office:value="-0.237026">
                <text:p>-0.237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180001">
                <text:p>-0.180001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676266">
                <text:p>0.676266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1902">
                <text:p>-0.1902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760799">
                <text:p>0.760799</text:p>
              </table:table-cell>
              <table:table-cell office:value-type="float" office:value="-0.486023">
                <text:p>-0.486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230469">
                <text:p>-0.230469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017348">
                <text:p>-0.017348</text:p>
              </table:table-cell>
              <table:table-cell office:value-type="float" office:value="-0.265756">
                <text:p>-0.2657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005678">
                <text:p>-0.005678</text:p>
              </table:table-cell>
              <table:table-cell office:value-type="float" office:value="0.328006">
                <text:p>0.328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753229">
                <text:p>0.753229</text:p>
              </table:table-cell>
              <table:table-cell office:value-type="float" office:value="0.100556">
                <text:p>0.100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213646">
                <text:p>-0.213646</text:p>
              </table:table-cell>
              <table:table-cell office:value-type="float" office:value="0.325611">
                <text:p>0.325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640938">
                <text:p>0.640938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87361">
                <text:p>-0.187361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734303">
                <text:p>0.734303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258574">
                <text:p>-0.2585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671219">
                <text:p>0.671219</text:p>
              </table:table-cell>
              <table:table-cell office:value-type="float" office:value="-0.184354">
                <text:p>-0.184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240562">
                <text:p>-0.240562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691406">
                <text:p>0.691406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630845">
                <text:p>0.630845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778116">
                <text:p>-0.778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625798">
                <text:p>0.625798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66543">
                <text:p>-0.166543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726733">
                <text:p>0.726733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686359">
                <text:p>0.686359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220375">
                <text:p>-0.220375</text:p>
              </table:table-cell>
              <table:table-cell office:value-type="float" office:value="-0.550666">
                <text:p>-0.550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691406">
                <text:p>0.691406</text:p>
              </table:table-cell>
              <table:table-cell office:value-type="float" office:value="-0.263362">
                <text:p>-0.2633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200609">
                <text:p>-0.200609</text:p>
              </table:table-cell>
              <table:table-cell office:value-type="float" office:value="-0.325611">
                <text:p>-0.325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757014">
                <text:p>0.757014</text:p>
              </table:table-cell>
              <table:table-cell office:value-type="float" office:value="0.323217">
                <text:p>0.323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665588">
                <text:p>-0.665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570284">
                <text:p>0.570284</text:p>
              </table:table-cell>
              <table:table-cell office:value-type="float" office:value="-0.186748">
                <text:p>-0.1867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88412">
                <text:p>-0.188412</text:p>
              </table:table-cell>
              <table:table-cell office:value-type="float" office:value="-0.454898">
                <text:p>-0.454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686359">
                <text:p>0.686359</text:p>
              </table:table-cell>
              <table:table-cell office:value-type="float" office:value="-0.057461">
                <text:p>-0.057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220375">
                <text:p>-0.220375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676266">
                <text:p>0.676266</text:p>
              </table:table-cell>
              <table:table-cell office:value-type="float" office:value="-0.409408">
                <text:p>-0.409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201555">
                <text:p>-0.201555</text:p>
              </table:table-cell>
              <table:table-cell office:value-type="float" office:value="-0.833182">
                <text:p>-0.8331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4731">
                <text:p>0.004731</text:p>
              </table:table-cell>
              <table:table-cell office:value-type="float" office:value="-0.418985">
                <text:p>-0.418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01893">
                <text:p>-0.001893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688882">
                <text:p>0.688882</text:p>
              </table:table-cell>
              <table:table-cell office:value-type="float" office:value="-0.993594">
                <text:p>-0.9935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67489">
                <text:p>-0.167489</text:p>
              </table:table-cell>
              <table:table-cell office:value-type="float" office:value="-0.158017">
                <text:p>-0.158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639677">
                <text:p>0.639677</text:p>
              </table:table-cell>
              <table:table-cell office:value-type="float" office:value="-0.244209">
                <text:p>-0.244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188412">
                <text:p>-0.188412</text:p>
              </table:table-cell>
              <table:table-cell office:value-type="float" office:value="-0.244209">
                <text:p>-0.244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015771">
                <text:p>-0.015771</text:p>
              </table:table-cell>
              <table:table-cell office:value-type="float" office:value="0.351948">
                <text:p>0.3519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810005">
                <text:p>0.810005</text:p>
              </table:table-cell>
              <table:table-cell office:value-type="float" office:value="-0.25618">
                <text:p>-0.256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21291">
                <text:p>-0.21291</text:p>
              </table:table-cell>
              <table:table-cell office:value-type="float" office:value="-0.426168">
                <text:p>-0.426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.654817">
                <text:p>0.654817</text:p>
              </table:table-cell>
              <table:table-cell office:value-type="float" office:value="-0.483629">
                <text:p>-0.4836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158027">
                <text:p>-0.158027</text:p>
              </table:table-cell>
              <table:table-cell office:value-type="float" office:value="-0.76375">
                <text:p>-0.76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722948">
                <text:p>0.722948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627281">
                <text:p>-0.627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656079">
                <text:p>0.656079</text:p>
              </table:table-cell>
              <table:table-cell office:value-type="float" office:value="-0.383072">
                <text:p>-0.3830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109057">
                <text:p>-0.109057</text:p>
              </table:table-cell>
              <table:table-cell office:value-type="float" office:value="-0.603339">
                <text:p>-0.603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766476">
                <text:p>0.766476</text:p>
              </table:table-cell>
              <table:table-cell office:value-type="float" office:value="0.141258">
                <text:p>0.141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74954">
                <text:p>-0.174954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034924">
                <text:p>-0.034924</text:p>
              </table:table-cell>
              <table:table-cell office:value-type="float" office:value="-0.507571">
                <text:p>-0.507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13058">
                <text:p>0.013058</text:p>
              </table:table-cell>
              <table:table-cell office:value-type="float" office:value="-0.181959">
                <text:p>-0.1819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601826">
                <text:p>0.601826</text:p>
              </table:table-cell>
              <table:table-cell office:value-type="float" office:value="-0.462081">
                <text:p>-0.4620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165597">
                <text:p>-0.165597</text:p>
              </table:table-cell>
              <table:table-cell office:value-type="float" office:value="-0.181959">
                <text:p>-0.181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556405">
                <text:p>0.556405</text:p>
              </table:table-cell>
              <table:table-cell office:value-type="float" office:value="0.263362">
                <text:p>0.263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159814">
                <text:p>-0.159814</text:p>
              </table:table-cell>
              <table:table-cell office:value-type="float" office:value="-0.878672">
                <text:p>-0.878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524863">
                <text:p>0.524863</text:p>
              </table:table-cell>
              <table:table-cell office:value-type="float" office:value="0.629675">
                <text:p>0.629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44779">
                <text:p>-0.144779</text:p>
              </table:table-cell>
              <table:table-cell office:value-type="float" office:value="-0.423774">
                <text:p>-0.4237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0842">
                <text:p>-0.00842</text:p>
              </table:table-cell>
              <table:table-cell office:value-type="float" office:value="0.174777">
                <text:p>0.1747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698615">
                <text:p>0.698615</text:p>
              </table:table-cell>
              <table:table-cell office:value-type="float" office:value="-0.282516">
                <text:p>-0.282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168225">
                <text:p>-0.168225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20502">
                <text:p>-0.020502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002839">
                <text:p>-0.002839</text:p>
              </table:table-cell>
              <table:table-cell office:value-type="float" office:value="0.289698">
                <text:p>0.289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704023">
                <text:p>0.704023</text:p>
              </table:table-cell>
              <table:table-cell office:value-type="float" office:value="-0.169988">
                <text:p>-0.169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130375">
                <text:p>-0.130375</text:p>
              </table:table-cell>
              <table:table-cell office:value-type="float" office:value="-0.557849">
                <text:p>-0.5578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152664">
                <text:p>0.152664</text:p>
              </table:table-cell>
              <table:table-cell office:value-type="float" office:value="0.143652">
                <text:p>0.143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476919">
                <text:p>0.476919</text:p>
              </table:table-cell>
              <table:table-cell office:value-type="float" office:value="0.124498">
                <text:p>0.124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205235">
                <text:p>-0.205235</text:p>
              </table:table-cell>
              <table:table-cell office:value-type="float" office:value="0.229843">
                <text:p>0.2298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555143">
                <text:p>0.555143</text:p>
              </table:table-cell>
              <table:table-cell office:value-type="float" office:value="-0.184354">
                <text:p>-0.184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188412">
                <text:p>-0.188412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74692">
                <text:p>0.74692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121359">
                <text:p>-0.121359</text:p>
              </table:table-cell>
              <table:table-cell office:value-type="float" office:value="0.572214">
                <text:p>0.572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.365259">
                <text:p>0.365259</text:p>
              </table:table-cell>
              <table:table-cell office:value-type="float" office:value="-0.804452">
                <text:p>-0.804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1514">
                <text:p>-0.01514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787294">
                <text:p>0.787294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241298">
                <text:p>-0.241298</text:p>
              </table:table-cell>
              <table:table-cell office:value-type="float" office:value="0.225055">
                <text:p>0.225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647247">
                <text:p>0.647247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183366">
                <text:p>-0.183366</text:p>
              </table:table-cell>
              <table:table-cell office:value-type="float" office:value="0.383072">
                <text:p>0.3830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701499">
                <text:p>0.701499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233833">
                <text:p>-0.233833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610658">
                <text:p>0.610658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203553">
                <text:p>-0.203553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640938">
                <text:p>0.640938</text:p>
              </table:table-cell>
              <table:table-cell office:value-type="float" office:value="0.339977">
                <text:p>0.339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242244">
                <text:p>-0.242244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57197">
                <text:p>-0.057197</text:p>
              </table:table-cell>
              <table:table-cell office:value-type="float" office:value="0.102951">
                <text:p>0.102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26916">
                <text:p>-0.026916</text:p>
              </table:table-cell>
              <table:table-cell office:value-type="float" office:value="-0.64404">
                <text:p>-0.644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03154">
                <text:p>-0.003154</text:p>
              </table:table-cell>
              <table:table-cell office:value-type="float" office:value="-0.294487">
                <text:p>-0.2944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719163">
                <text:p>0.719163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205235">
                <text:p>-0.205235</text:p>
              </table:table-cell>
              <table:table-cell office:value-type="float" office:value="-0.368707">
                <text:p>-0.368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645985">
                <text:p>0.645985</text:p>
              </table:table-cell>
              <table:table-cell office:value-type="float" office:value="-0.301669">
                <text:p>-0.301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205901">
                <text:p>-0.205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600564">
                <text:p>0.600564</text:p>
              </table:table-cell>
              <table:table-cell office:value-type="float" office:value="-0.282516">
                <text:p>-0.282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188412">
                <text:p>-0.188412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610658">
                <text:p>0.610658</text:p>
              </table:table-cell>
              <table:table-cell office:value-type="float" office:value="-0.225055">
                <text:p>-0.225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181683">
                <text:p>-0.181683</text:p>
              </table:table-cell>
              <table:table-cell office:value-type="float" office:value="-0.222661">
                <text:p>-0.2226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02839">
                <text:p>0.002839</text:p>
              </table:table-cell>
              <table:table-cell office:value-type="float" office:value="-0.167594">
                <text:p>-0.1675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760799">
                <text:p>0.760799</text:p>
              </table:table-cell>
              <table:table-cell office:value-type="float" office:value="-0.627281">
                <text:p>-0.6272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24212">
                <text:p>-0.124212</text:p>
              </table:table-cell>
              <table:table-cell office:value-type="float" office:value="-0.203507">
                <text:p>-0.2035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793783">
                <text:p>0.793783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203553">
                <text:p>-0.203553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610658">
                <text:p>0.610658</text:p>
              </table:table-cell>
              <table:table-cell office:value-type="float" office:value="0.270545">
                <text:p>0.2705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203553">
                <text:p>-0.203553</text:p>
              </table:table-cell>
              <table:table-cell office:value-type="float" office:value="0.519542">
                <text:p>0.5195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29877">
                <text:p>-0.029877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714621">
                <text:p>0.714621</text:p>
              </table:table-cell>
              <table:table-cell office:value-type="float" office:value="0.19393">
                <text:p>0.193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185048">
                <text:p>-0.185048</text:p>
              </table:table-cell>
              <table:table-cell office:value-type="float" office:value="0.399832">
                <text:p>0.399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676266">
                <text:p>0.676266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615704">
                <text:p>0.615704</text:p>
              </table:table-cell>
              <table:table-cell office:value-type="float" office:value="-0.232238">
                <text:p>-0.232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203553">
                <text:p>-0.203553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671219">
                <text:p>0.671219</text:p>
              </table:table-cell>
              <table:table-cell office:value-type="float" office:value="0.112527">
                <text:p>0.1125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016823">
                <text:p>0.016823</text:p>
              </table:table-cell>
              <table:table-cell office:value-type="float" office:value="-0.328006">
                <text:p>-0.328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721686">
                <text:p>0.721686</text:p>
              </table:table-cell>
              <table:table-cell office:value-type="float" office:value="0.588974">
                <text:p>0.588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440533">
                <text:p>-0.4405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31694">
                <text:p>-0.031694</text:p>
              </table:table-cell>
              <table:table-cell office:value-type="float" office:value="-0.548272">
                <text:p>-0.548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12491">
                <text:p>0.012491</text:p>
              </table:table-cell>
              <table:table-cell office:value-type="float" office:value="-0.931344">
                <text:p>-0.931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734303">
                <text:p>0.734303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183576">
                <text:p>-0.183576</text:p>
              </table:table-cell>
              <table:table-cell office:value-type="float" office:value="-0.181959">
                <text:p>-0.1819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029334">
                <text:p>-0.029334</text:p>
              </table:table-cell>
              <table:table-cell office:value-type="float" office:value="-1.731008">
                <text:p>-1.731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085374">
                <text:p>0.085374</text:p>
              </table:table-cell>
              <table:table-cell office:value-type="float" office:value="0.555455">
                <text:p>0.555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822622">
                <text:p>0.822622</text:p>
              </table:table-cell>
              <table:table-cell office:value-type="float" office:value="-0.457292">
                <text:p>-0.457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29103">
                <text:p>-0.29103</text:p>
              </table:table-cell>
              <table:table-cell office:value-type="float" office:value="0.378284">
                <text:p>0.3782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25234">
                <text:p>-0.025234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9463">
                <text:p>0.009463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02839">
                <text:p>0.002839</text:p>
              </table:table-cell>
              <table:table-cell office:value-type="float" office:value="0.332794">
                <text:p>0.3327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632106">
                <text:p>0.632106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951">
                <text:p>-0.0951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912201">
                <text:p>0.912201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118757">
                <text:p>-0.118757</text:p>
              </table:table-cell>
              <table:table-cell office:value-type="float" office:value="0.737414">
                <text:p>0.737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76122">
                <text:p>0.076122</text:p>
              </table:table-cell>
              <table:table-cell office:value-type="float" office:value="0.301669">
                <text:p>0.301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767107">
                <text:p>0.767107</text:p>
              </table:table-cell>
              <table:table-cell office:value-type="float" office:value="0.107739">
                <text:p>0.1077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240562">
                <text:p>-0.240562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676266">
                <text:p>0.676266</text:p>
              </table:table-cell>
              <table:table-cell office:value-type="float" office:value="-0.373495">
                <text:p>-0.373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104487">
                <text:p>-0.104487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577013">
                <text:p>0.577013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07664">
                <text:p>-0.107664</text:p>
              </table:table-cell>
              <table:table-cell office:value-type="float" office:value="0.301669">
                <text:p>0.301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76206">
                <text:p>0.76206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25402">
                <text:p>-0.25402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595517">
                <text:p>0.595517</text:p>
              </table:table-cell>
              <table:table-cell office:value-type="float" office:value="0.126893">
                <text:p>0.1268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200188">
                <text:p>-0.200188</text:p>
              </table:table-cell>
              <table:table-cell office:value-type="float" office:value="0.445322">
                <text:p>0.4453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27051">
                <text:p>-0.027051</text:p>
              </table:table-cell>
              <table:table-cell office:value-type="float" office:value="0.265756">
                <text:p>0.2657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766098">
                <text:p>0.766098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23888">
                <text:p>-0.23888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550097">
                <text:p>0.550097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136262">
                <text:p>-0.136262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09463">
                <text:p>-0.009463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658602">
                <text:p>0.658602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173272">
                <text:p>-0.173272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610658">
                <text:p>0.610658</text:p>
              </table:table-cell>
              <table:table-cell office:value-type="float" office:value="0.138864">
                <text:p>0.138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176006">
                <text:p>-0.176006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749443">
                <text:p>0.749443</text:p>
              </table:table-cell>
              <table:table-cell office:value-type="float" office:value="-0.208296">
                <text:p>-0.2082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-0.225422">
                <text:p>-0.225422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600564">
                <text:p>0.600564</text:p>
              </table:table-cell>
              <table:table-cell office:value-type="float" office:value="0.07422">
                <text:p>0.074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534956">
                <text:p>0.534956</text:p>
              </table:table-cell>
              <table:table-cell office:value-type="float" office:value="0.486023">
                <text:p>0.4860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83745">
                <text:p>-0.083745</text:p>
              </table:table-cell>
              <table:table-cell office:value-type="float" office:value="-0.229843">
                <text:p>-0.2298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85164">
                <text:p>0.85164</text:p>
              </table:table-cell>
              <table:table-cell office:value-type="float" office:value="0.526724">
                <text:p>0.5267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217872">
                <text:p>-0.2178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595517">
                <text:p>0.595517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897826">
                <text:p>-0.8978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565237">
                <text:p>0.565237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163179">
                <text:p>-0.163179</text:p>
              </table:table-cell>
              <table:table-cell office:value-type="float" office:value="-0.6608">
                <text:p>-0.6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792341">
                <text:p>0.792341</text:p>
              </table:table-cell>
              <table:table-cell office:value-type="float" office:value="0.189142">
                <text:p>0.189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275889">
                <text:p>-0.275889</text:p>
              </table:table-cell>
              <table:table-cell office:value-type="float" office:value="-0.14844">
                <text:p>-0.148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11671">
                <text:p>-0.011671</text:p>
              </table:table-cell>
              <table:table-cell office:value-type="float" office:value="0.208296">
                <text:p>0.2082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81379">
                <text:p>0.81379</text:p>
              </table:table-cell>
              <table:table-cell office:value-type="float" office:value="-0.802058">
                <text:p>-0.8020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275889">
                <text:p>-0.275889</text:p>
              </table:table-cell>
              <table:table-cell office:value-type="float" office:value="-0.208296">
                <text:p>-0.2082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69393">
                <text:p>0.069393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09252">
                <text:p>-0.009252</text:p>
              </table:table-cell>
              <table:table-cell office:value-type="float" office:value="-0.531513">
                <text:p>-0.5315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71664">
                <text:p>0.71664</text:p>
              </table:table-cell>
              <table:table-cell office:value-type="float" office:value="-0.399832">
                <text:p>-0.3998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265796">
                <text:p>-0.265796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615704">
                <text:p>0.615704</text:p>
              </table:table-cell>
              <table:table-cell office:value-type="float" office:value="-0.538695">
                <text:p>-0.5386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208599">
                <text:p>-0.208599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640938">
                <text:p>0.640938</text:p>
              </table:table-cell>
              <table:table-cell office:value-type="float" office:value="-0.19393">
                <text:p>-0.193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8506">
                <text:p>-0.198506</text:p>
              </table:table-cell>
              <table:table-cell office:value-type="float" office:value="-0.344765">
                <text:p>-0.3447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671219">
                <text:p>0.671219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194931">
                <text:p>-0.194931</text:p>
              </table:table-cell>
              <table:table-cell office:value-type="float" office:value="0.414197">
                <text:p>0.4141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734303">
                <text:p>0.734303</text:p>
              </table:table-cell>
              <table:table-cell office:value-type="float" office:value="-0.469264">
                <text:p>-0.469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220375">
                <text:p>-0.220375</text:p>
              </table:table-cell>
              <table:table-cell office:value-type="float" office:value="0.61531">
                <text:p>0.61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585424">
                <text:p>0.585424</text:p>
              </table:table-cell>
              <table:table-cell office:value-type="float" office:value="0.426168">
                <text:p>0.4261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95141">
                <text:p>-0.195141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630845">
                <text:p>0.63084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195141">
                <text:p>-0.195141</text:p>
              </table:table-cell>
              <table:table-cell office:value-type="float" office:value="0.349553">
                <text:p>0.3495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585424">
                <text:p>0.585424</text:p>
              </table:table-cell>
              <table:table-cell office:value-type="float" office:value="-0.14844">
                <text:p>-0.14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215328">
                <text:p>-0.215328</text:p>
              </table:table-cell>
              <table:table-cell office:value-type="float" office:value="0.438139">
                <text:p>0.438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216">
                <text:p>-0.0216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753986">
                <text:p>0.753986</text:p>
              </table:table-cell>
              <table:table-cell office:value-type="float" office:value="0.320823">
                <text:p>0.3208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205235">
                <text:p>-0.205235</text:p>
              </table:table-cell>
              <table:table-cell office:value-type="float" office:value="0.481235">
                <text:p>0.481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19241">
                <text:p>-0.019241</text:p>
              </table:table-cell>
              <table:table-cell office:value-type="float" office:value="0.19393">
                <text:p>0.19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738088">
                <text:p>0.738088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93985">
                <text:p>-0.193985</text:p>
              </table:table-cell>
              <table:table-cell office:value-type="float" office:value="0.198719">
                <text:p>0.1987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28178">
                <text:p>0.028178</text:p>
              </table:table-cell>
              <table:table-cell office:value-type="float" office:value="-0.234632">
                <text:p>-0.2346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767107">
                <text:p>0.767107</text:p>
              </table:table-cell>
              <table:table-cell office:value-type="float" office:value="0.251391">
                <text:p>0.2513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243927">
                <text:p>-0.243927</text:p>
              </table:table-cell>
              <table:table-cell office:value-type="float" office:value="-0.667982">
                <text:p>-0.6679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701499">
                <text:p>0.701499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33833">
                <text:p>-0.233833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0.610658">
                <text:p>0.610658</text:p>
              </table:table-cell>
              <table:table-cell office:value-type="float" office:value="-0.6608">
                <text:p>-0.66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203553">
                <text:p>-0.203553</text:p>
              </table:table-cell>
              <table:table-cell office:value-type="float" office:value="0.244209">
                <text:p>0.244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29019">
                <text:p>-0.029019</text:p>
              </table:table-cell>
              <table:table-cell office:value-type="float" office:value="0.265756">
                <text:p>0.2657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147618">
                <text:p>0.147618</text:p>
              </table:table-cell>
              <table:table-cell office:value-type="float" office:value="-0.730232">
                <text:p>-0.730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059615">
                <text:p>-0.059615</text:p>
              </table:table-cell>
              <table:table-cell office:value-type="float" office:value="-0.986411">
                <text:p>-0.9864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-0.006624">
                <text:p>-0.006624</text:p>
              </table:table-cell>
              <table:table-cell office:value-type="float" office:value="-0.328006">
                <text:p>-0.3280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787294">
                <text:p>0.787294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23888">
                <text:p>-0.23888</text:p>
              </table:table-cell>
              <table:table-cell office:value-type="float" office:value="-0.351948">
                <text:p>-0.351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565237">
                <text:p>0.565237</text:p>
              </table:table-cell>
              <table:table-cell office:value-type="float" office:value="-0.136469">
                <text:p>-0.1364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56134">
                <text:p>-0.156134</text:p>
              </table:table-cell>
              <table:table-cell office:value-type="float" office:value="-0.73502">
                <text:p>-0.735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685097">
                <text:p>0.685097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200188">
                <text:p>-0.200188</text:p>
              </table:table-cell>
              <table:table-cell office:value-type="float" office:value="-0.083797">
                <text:p>-0.0837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691406">
                <text:p>0.691406</text:p>
              </table:table-cell>
              <table:table-cell office:value-type="float" office:value="-0.337582">
                <text:p>-0.3375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201555">
                <text:p>-0.201555</text:p>
              </table:table-cell>
              <table:table-cell office:value-type="float" office:value="-0.840365">
                <text:p>-0.8403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-0.646434">
                <text:p>-0.6464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745659">
                <text:p>0.745659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213084">
                <text:p>-0.213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736827">
                <text:p>0.736827</text:p>
              </table:table-cell>
              <table:table-cell office:value-type="float" office:value="-0.543484">
                <text:p>-0.5434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245609">
                <text:p>-0.245609</text:p>
              </table:table-cell>
              <table:table-cell office:value-type="float" office:value="0.471658">
                <text:p>0.4716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-0.017348">
                <text:p>-0.017348</text:p>
              </table:table-cell>
              <table:table-cell office:value-type="float" office:value="-0.167594">
                <text:p>-0.1675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-0.001893">
                <text:p>-0.001893</text:p>
              </table:table-cell>
              <table:table-cell office:value-type="float" office:value="0.11971">
                <text:p>0.11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601826">
                <text:p>0.601826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-0.169382">
                <text:p>-0.169382</text:p>
              </table:table-cell>
              <table:table-cell office:value-type="float" office:value="0.316035">
                <text:p>0.3160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798649">
                <text:p>0.798649</text:p>
              </table:table-cell>
              <table:table-cell office:value-type="float" office:value="-0.684742">
                <text:p>-0.6847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155036">
                <text:p>-0.155036</text:p>
              </table:table-cell>
              <table:table-cell office:value-type="float" office:value="-0.4956">
                <text:p>-0.4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03028">
                <text:p>-0.003028</text:p>
              </table:table-cell>
              <table:table-cell office:value-type="float" office:value="-0.658405">
                <text:p>-0.6584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030281">
                <text:p>0.030281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711593">
                <text:p>0.711593</text:p>
              </table:table-cell>
              <table:table-cell office:value-type="float" office:value="-0.35913">
                <text:p>-0.359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18263">
                <text:p>-0.18263</text:p>
              </table:table-cell>
              <table:table-cell office:value-type="float" office:value="0.153229">
                <text:p>0.153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000946">
                <text:p>0.000946</text:p>
              </table:table-cell>
              <table:table-cell office:value-type="float" office:value="-0.155623">
                <text:p>-0.1556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-0.008516">
                <text:p>-0.008516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654817">
                <text:p>0.654817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158973">
                <text:p>-0.158973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681312">
                <text:p>0.681312</text:p>
              </table:table-cell>
              <table:table-cell office:value-type="float" office:value="-0.323217">
                <text:p>-0.3232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203553">
                <text:p>-0.203553</text:p>
              </table:table-cell>
              <table:table-cell office:value-type="float" office:value="0.088585">
                <text:p>0.0885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656079">
                <text:p>0.656079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220267">
                <text:p>-0.2202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767107">
                <text:p>0.767107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-0.259067">
                <text:p>-0.259067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701499">
                <text:p>0.701499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570284">
                <text:p>0.570284</text:p>
              </table:table-cell>
              <table:table-cell office:value-type="float" office:value="-0.497994">
                <text:p>-0.4979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-0.162758">
                <text:p>-0.162758</text:p>
              </table:table-cell>
              <table:table-cell office:value-type="float" office:value="-0.203507">
                <text:p>-0.2035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681312">
                <text:p>0.681312</text:p>
              </table:table-cell>
              <table:table-cell office:value-type="float" office:value="0.208296">
                <text:p>0.208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203553">
                <text:p>-0.203553</text:p>
              </table:table-cell>
              <table:table-cell office:value-type="float" office:value="0.469264">
                <text:p>0.469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656079">
                <text:p>0.656079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213646">
                <text:p>-0.213646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640938">
                <text:p>0.640938</text:p>
              </table:table-cell>
              <table:table-cell office:value-type="float" office:value="0.102951">
                <text:p>0.1029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18693">
                <text:p>-0.218693</text:p>
              </table:table-cell>
              <table:table-cell office:value-type="float" office:value="-0.086191">
                <text:p>-0.0861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671219">
                <text:p>0.671219</text:p>
              </table:table-cell>
              <table:table-cell office:value-type="float" office:value="0.275333">
                <text:p>0.275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193985">
                <text:p>-0.193985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.669957">
                <text:p>0.669957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173272">
                <text:p>-0.173272</text:p>
              </table:table-cell>
              <table:table-cell office:value-type="float" office:value="0.246603">
                <text:p>0.246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34696">
                <text:p>-0.034696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749444">
                <text:p>0.749444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181683">
                <text:p>-0.181683</text:p>
              </table:table-cell>
              <table:table-cell office:value-type="float" office:value="0.260968">
                <text:p>0.2609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696453">
                <text:p>0.696453</text:p>
              </table:table-cell>
              <table:table-cell office:value-type="float" office:value="0.102951">
                <text:p>0.1029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721686">
                <text:p>0.721686</text:p>
              </table:table-cell>
              <table:table-cell office:value-type="float" office:value="-0.373495">
                <text:p>-0.3734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030281">
                <text:p>0.030281</text:p>
              </table:table-cell>
              <table:table-cell office:value-type="float" office:value="-0.260968">
                <text:p>-0.2609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-0.25402">
                <text:p>-0.25402</text:p>
              </table:table-cell>
              <table:table-cell office:value-type="float" office:value="0.361524">
                <text:p>0.3615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432">
                <text:p>-0.0432</text:p>
              </table:table-cell>
              <table:table-cell office:value-type="float" office:value="0.751779">
                <text:p>0.7517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112374">
                <text:p>0.112374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046228">
                <text:p>-0.046228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011734">
                <text:p>0.011734</text:p>
              </table:table-cell>
              <table:table-cell office:value-type="float" office:value="-0.205901">
                <text:p>-0.2059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688882">
                <text:p>0.688882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012617">
                <text:p>-0.012617</text:p>
              </table:table-cell>
              <table:table-cell office:value-type="float" office:value="-0.837971">
                <text:p>-0.8379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741873">
                <text:p>0.741873</text:p>
              </table:table-cell>
              <table:table-cell office:value-type="float" office:value="0.433351">
                <text:p>0.4333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790087">
                <text:p>-0.7900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29877">
                <text:p>-0.029877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775182">
                <text:p>0.775182</text:p>
              </table:table-cell>
              <table:table-cell office:value-type="float" office:value="0.402226">
                <text:p>0.402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713472">
                <text:p>-0.7134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595517">
                <text:p>0.595517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198506">
                <text:p>-0.198506</text:p>
              </table:table-cell>
              <table:table-cell office:value-type="float" office:value="-0.656011">
                <text:p>-0.656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-0.026849">
                <text:p>-0.026849</text:p>
              </table:table-cell>
              <table:table-cell office:value-type="float" office:value="-0.332794">
                <text:p>-0.3327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.775182">
                <text:p>0.775182</text:p>
              </table:table-cell>
              <table:table-cell office:value-type="float" office:value="0.146046">
                <text:p>0.1460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218693">
                <text:p>-0.218693</text:p>
              </table:table-cell>
              <table:table-cell office:value-type="float" office:value="-0.639252">
                <text:p>-0.6392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671219">
                <text:p>0.671219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514753">
                <text:p>-0.5147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71664">
                <text:p>0.71664</text:p>
              </table:table-cell>
              <table:table-cell office:value-type="float" office:value="-0.828394">
                <text:p>-0.8283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133482">
                <text:p>-0.133482</text:p>
              </table:table-cell>
              <table:table-cell office:value-type="float" office:value="-0.155623">
                <text:p>-0.1556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.843529">
                <text:p>0.843529</text:p>
              </table:table-cell>
              <table:table-cell office:value-type="float" office:value="-0.658405">
                <text:p>-0.6584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74229">
                <text:p>-0.074229</text:p>
              </table:table-cell>
              <table:table-cell office:value-type="float" office:value="0.411803">
                <text:p>0.411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.890753">
                <text:p>0.890753</text:p>
              </table:table-cell>
              <table:table-cell office:value-type="float" office:value="-0.19393">
                <text:p>-0.193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-0.020995">
                <text:p>-0.020995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.766098">
                <text:p>0.766098</text:p>
              </table:table-cell>
              <table:table-cell office:value-type="float" office:value="-0.462081">
                <text:p>-0.4620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-0.213646">
                <text:p>-0.213646</text:p>
              </table:table-cell>
              <table:table-cell office:value-type="float" office:value="0.588974">
                <text:p>0.5889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.686359">
                <text:p>0.686359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112527">
                <text:p>0.1125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.661125">
                <text:p>0.661125</text:p>
              </table:table-cell>
              <table:table-cell office:value-type="float" office:value="0.138864">
                <text:p>0.138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-0.220375">
                <text:p>-0.220375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.630845">
                <text:p>0.630845</text:p>
              </table:table-cell>
              <table:table-cell office:value-type="float" office:value="0.208296">
                <text:p>0.2082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-0.106455">
                <text:p>-0.106455</text:p>
              </table:table-cell>
              <table:table-cell office:value-type="float" office:value="0.572214">
                <text:p>0.5722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.563975">
                <text:p>0.563975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-0.087477">
                <text:p>-0.087477</text:p>
              </table:table-cell>
              <table:table-cell office:value-type="float" office:value="0.545878">
                <text:p>0.5458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.76206">
                <text:p>0.76206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-0.270843">
                <text:p>-0.270843</text:p>
              </table:table-cell>
              <table:table-cell office:value-type="float" office:value="0.064643">
                <text:p>0.0646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-0.02965">
                <text:p>-0.02965</text:p>
              </table:table-cell>
              <table:table-cell office:value-type="float" office:value="0.126893">
                <text:p>0.1268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.658602">
                <text:p>0.658602</text:p>
              </table:table-cell>
              <table:table-cell office:value-type="float" office:value="0.172383">
                <text:p>0.1723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-0.160865">
                <text:p>-0.160865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-0.002839">
                <text:p>-0.002839</text:p>
              </table:table-cell>
              <table:table-cell office:value-type="float" office:value="-0.062249">
                <text:p>-0.0622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.654817">
                <text:p>0.654817</text:p>
              </table:table-cell>
              <table:table-cell office:value-type="float" office:value="0.222661">
                <text:p>0.2226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-0.158027">
                <text:p>-0.158027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.000421">
                <text:p>0.000421</text:p>
              </table:table-cell>
              <table:table-cell office:value-type="float" office:value="-0.311246">
                <text:p>-0.3112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.767107">
                <text:p>0.767107</text:p>
              </table:table-cell>
              <table:table-cell office:value-type="float" office:value="0.258574">
                <text:p>0.2585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-0.220375">
                <text:p>-0.220375</text:p>
              </table:table-cell>
              <table:table-cell office:value-type="float" office:value="-0.905008">
                <text:p>-0.9050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.661125">
                <text:p>0.661125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-0.184522">
                <text:p>-0.184522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.798649">
                <text:p>0.798649</text:p>
              </table:table-cell>
              <table:table-cell office:value-type="float" office:value="0.098162">
                <text:p>0.0981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-0.243927">
                <text:p>-0.243927</text:p>
              </table:table-cell>
              <table:table-cell office:value-type="float" office:value="-0.543484">
                <text:p>-0.5434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-0.032804">
                <text:p>-0.032804</text:p>
              </table:table-cell>
              <table:table-cell office:value-type="float" office:value="-0.646434">
                <text:p>-0.6464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-0.00545">
                <text:p>-0.00545</text:p>
              </table:table-cell>
              <table:table-cell office:value-type="float" office:value="-0.378284">
                <text:p>-0.3782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.738845">
                <text:p>0.738845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.73178">
                <text:p>0.73178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536301">
                <text:p>-0.5363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.645985">
                <text:p>0.645985</text:p>
              </table:table-cell>
              <table:table-cell office:value-type="float" office:value="-0.557849">
                <text:p>-0.5578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-0.199662">
                <text:p>-0.199662</text:p>
              </table:table-cell>
              <table:table-cell office:value-type="float" office:value="-0.555455">
                <text:p>-0.555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.783509">
                <text:p>0.783509</text:p>
              </table:table-cell>
              <table:table-cell office:value-type="float" office:value="0.70629">
                <text:p>0.706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713472">
                <text:p>-0.7134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-0.024299">
                <text:p>-0.024299</text:p>
              </table:table-cell>
              <table:table-cell office:value-type="float" office:value="-0.730232">
                <text:p>-0.7302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.920192">
                <text:p>0.920192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-0.23888">
                <text:p>-0.23888</text:p>
              </table:table-cell>
              <table:table-cell office:value-type="float" office:value="-0.373495">
                <text:p>-0.3734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.656079">
                <text:p>0.656079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-0.183576">
                <text:p>-0.183576</text:p>
              </table:table-cell>
              <table:table-cell office:value-type="float" office:value="-0.52433">
                <text:p>-0.52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.734303">
                <text:p>0.734303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684742">
                <text:p>-0.6847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.600564">
                <text:p>0.600564</text:p>
              </table:table-cell>
              <table:table-cell office:value-type="float" office:value="-0.11971">
                <text:p>-0.119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-0.203553">
                <text:p>-0.203553</text:p>
              </table:table-cell>
              <table:table-cell office:value-type="float" office:value="-0.23942">
                <text:p>-0.239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.610658">
                <text:p>0.610658</text:p>
              </table:table-cell>
              <table:table-cell office:value-type="float" office:value="-0.062249">
                <text:p>-0.0622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-0.200188">
                <text:p>-0.200188</text:p>
              </table:table-cell>
              <table:table-cell office:value-type="float" office:value="-0.203507">
                <text:p>-0.2035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-0.027851">
                <text:p>-0.027851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.730098">
                <text:p>0.730098</text:p>
              </table:table-cell>
              <table:table-cell office:value-type="float" office:value="-0.390255">
                <text:p>-0.3902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-0.180001">
                <text:p>-0.180001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.464302">
                <text:p>0.464302</text:p>
              </table:table-cell>
              <table:table-cell office:value-type="float" office:value="-0.490811">
                <text:p>-0.4908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.479442">
                <text:p>0.479442</text:p>
              </table:table-cell>
              <table:table-cell office:value-type="float" office:value="-0.507571">
                <text:p>-0.5075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-0.096519">
                <text:p>-0.096519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.794864">
                <text:p>0.794864</text:p>
              </table:table-cell>
              <table:table-cell office:value-type="float" office:value="-0.754174">
                <text:p>-0.7541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-0.245609">
                <text:p>-0.245609</text:p>
              </table:table-cell>
              <table:table-cell office:value-type="float" office:value="0.275333">
                <text:p>0.275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.570284">
                <text:p>0.570284</text:p>
              </table:table-cell>
              <table:table-cell office:value-type="float" office:value="-0.586579">
                <text:p>-0.5865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-0.190095">
                <text:p>-0.190095</text:p>
              </table:table-cell>
              <table:table-cell office:value-type="float" office:value="0.344765">
                <text:p>0.3447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-0.025839">
                <text:p>-0.025839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-0.011544">
                <text:p>-0.011544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.412572">
                <text:p>0.412572</text:p>
              </table:table-cell>
              <table:table-cell office:value-type="float" office:value="0.248997">
                <text:p>0.2489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-0.088949">
                <text:p>-0.088949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.027757">
                <text:p>0.027757</text:p>
              </table:table-cell>
              <table:table-cell office:value-type="float" office:value="0.579397">
                <text:p>0.5793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-0.020591">
                <text:p>-0.020591</text:p>
              </table:table-cell>
              <table:table-cell office:value-type="float" office:value="0.062249">
                <text:p>0.0622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.45118">
                <text:p>0.45118</text:p>
              </table:table-cell>
              <table:table-cell office:value-type="float" office:value="0.19393">
                <text:p>0.193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-0.117758">
                <text:p>-0.117758</text:p>
              </table:table-cell>
              <table:table-cell office:value-type="float" office:value="0.751779">
                <text:p>0.7517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.777201">
                <text:p>0.777201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-0.248973">
                <text:p>-0.248973</text:p>
              </table:table-cell>
              <table:table-cell office:value-type="float" office:value="0.23942">
                <text:p>0.239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.519816">
                <text:p>0.519816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-0.159814">
                <text:p>-0.159814</text:p>
              </table:table-cell>
              <table:table-cell office:value-type="float" office:value="-0.658405">
                <text:p>-0.6584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-0.031963">
                <text:p>-0.031963</text:p>
              </table:table-cell>
              <table:table-cell office:value-type="float" office:value="-0.42138">
                <text:p>-0.42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.030281">
                <text:p>0.030281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.671219">
                <text:p>0.671219</text:p>
              </table:table-cell>
              <table:table-cell office:value-type="float" office:value="0.373495">
                <text:p>0.3734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665588">
                <text:p>-0.6655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-0.03129">
                <text:p>-0.03129</text:p>
              </table:table-cell>
              <table:table-cell office:value-type="float" office:value="-0.169988">
                <text:p>-0.1699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.772154">
                <text:p>0.772154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-0.23888">
                <text:p>-0.23888</text:p>
              </table:table-cell>
              <table:table-cell office:value-type="float" office:value="-0.136469">
                <text:p>-0.1364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.71664">
                <text:p>0.71664</text:p>
              </table:table-cell>
              <table:table-cell office:value-type="float" office:value="0.430956">
                <text:p>0.4309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-0.208599">
                <text:p>-0.208599</text:p>
              </table:table-cell>
              <table:table-cell office:value-type="float" office:value="-1.079785">
                <text:p>-1.0797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.71664">
                <text:p>0.71664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-0.209125">
                <text:p>-0.209125</text:p>
              </table:table-cell>
              <table:table-cell office:value-type="float" office:value="0.181959">
                <text:p>0.1819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.669957">
                <text:p>0.669957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-0.180001">
                <text:p>-0.180001</text:p>
              </table:table-cell>
              <table:table-cell office:value-type="float" office:value="-0.23942">
                <text:p>-0.239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.615704">
                <text:p>0.615704</text:p>
              </table:table-cell>
              <table:table-cell office:value-type="float" office:value="0.596156">
                <text:p>0.596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94571">
                <text:p>-0.945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.640938">
                <text:p>0.640938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-0.183576">
                <text:p>-0.183576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.749443">
                <text:p>0.749443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-0.218693">
                <text:p>-0.218693</text:p>
              </table:table-cell>
              <table:table-cell office:value-type="float" office:value="-0.531513">
                <text:p>-0.5315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.550097">
                <text:p>0.550097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-0.193459">
                <text:p>-0.193459</text:p>
              </table:table-cell>
              <table:table-cell office:value-type="float" office:value="-0.591368">
                <text:p>-0.5913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.671219">
                <text:p>0.671219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253785">
                <text:p>-0.2537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.640938">
                <text:p>0.640938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-0.184522">
                <text:p>-0.184522</text:p>
              </table:table-cell>
              <table:table-cell office:value-type="float" office:value="-0.462081">
                <text:p>-0.4620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.753229">
                <text:p>0.753229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497994">
                <text:p>-0.4979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.721686">
                <text:p>0.72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-0.230469">
                <text:p>-0.230469</text:p>
              </table:table-cell>
              <table:table-cell office:value-type="float" office:value="-0.131681">
                <text:p>-0.131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18cm" svg:height="13.75cm" xlink:href=".." xlink:type="simple" chart:class="chart:scatter" chart:style-name="ch1">
        <chart:legend chart:legend-position="end" svg:x="18.064cm" svg:y="6.327cm" style:legend-expansion="high" chart:style-name="ch2"/>
        <chart:plot-area chart:style-name="ch3" table:cell-range-address="Sheet1.A2:Sheet1.A443 Sheet1.H1:Sheet1.H443 Sheet1.J1:Sheet1.J443" chart:data-source-has-labels="row" svg:x="0.914cm" svg:y="1.235cm" svg:width="16.222cm" svg:height="11.82cm">
          <chartooo:coordinate-region svg:x="1.747cm" svg:y="1.434cm" svg:width="14.832cm" svg:height="11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7" chart:values-cell-range-address="Sheet1.J2:Sheet1.J443" chart:label-cell-address="Sheet1.J1:Sheet1.J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.615704">
                <text:p>0.615704</text:p>
                <draw:g>
                  <svg:desc>Sheet1.H2:Sheet1.H443</svg:desc>
                </draw:g>
              </table:table-cell>
              <table:table-cell office:value-type="float" office:value="0">
                <text:p>0</text:p>
                <draw:g>
                  <svg:desc>Sheet1.J2:Sheet1.J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-0.16465">
                <text:p>-0.16465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-0.016087">
                <text:p>-0.016087</text:p>
              </table:table-cell>
              <table:table-cell office:value-type="float" office:value="0.320823">
                <text:p>0.32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768369">
                <text:p>0.768369</text:p>
              </table:table-cell>
              <table:table-cell office:value-type="float" office:value="-0.0694319999999999">
                <text:p>-0.069431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105745">
                <text:p>-0.105745</text:p>
              </table:table-cell>
              <table:table-cell office:value-type="float" office:value="0.584185">
                <text:p>0.584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66428">
                <text:p>0.66428</text:p>
              </table:table-cell>
              <table:table-cell office:value-type="float" office:value="0.881066">
                <text:p>0.88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1268">
                <text:p>-0.1268</text:p>
              </table:table-cell>
              <table:table-cell office:value-type="float" office:value="0.457293">
                <text:p>0.457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794864">
                <text:p>0.794864</text:p>
              </table:table-cell>
              <table:table-cell office:value-type="float" office:value="0.502783">
                <text:p>0.502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-0.259067">
                <text:p>-0.259067</text:p>
              </table:table-cell>
              <table:table-cell office:value-type="float" office:value="0.339977">
                <text:p>0.339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625798">
                <text:p>0.625798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167489">
                <text:p>-0.167489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730518">
                <text:p>0.730518</text:p>
              </table:table-cell>
              <table:table-cell office:value-type="float" office:value="0.938527">
                <text:p>0.938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311246">
                <text:p>-0.311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671219">
                <text:p>0.671219</text:p>
              </table:table-cell>
              <table:table-cell office:value-type="float" office:value="0.584185">
                <text:p>0.584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42371">
                <text:p>0.342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630845">
                <text:p>0.630845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213646">
                <text:p>-0.213646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777201">
                <text:p>0.777201</text:p>
              </table:table-cell>
              <table:table-cell office:value-type="float" office:value="0.42138">
                <text:p>0.42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215749">
                <text:p>-0.215749</text:p>
              </table:table-cell>
              <table:table-cell office:value-type="float" office:value="0.138864">
                <text:p>0.138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002839">
                <text:p>-0.002839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662387">
                <text:p>0.662387</text:p>
              </table:table-cell>
              <table:table-cell office:value-type="float" office:value="-0.0287299999999999">
                <text:p>-0.02872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195141">
                <text:p>-0.195141</text:p>
              </table:table-cell>
              <table:table-cell office:value-type="float" office:value="0.811635">
                <text:p>0.811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615704">
                <text:p>0.615704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210282">
                <text:p>-0.210282</text:p>
              </table:table-cell>
              <table:table-cell office:value-type="float" office:value="0.581791">
                <text:p>0.581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600564">
                <text:p>0.600564</text:p>
              </table:table-cell>
              <table:table-cell office:value-type="float" office:value="-0.0502779999999999">
                <text:p>-0.050277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-0.169908">
                <text:p>-0.169908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676266">
                <text:p>0.676266</text:p>
              </table:table-cell>
              <table:table-cell office:value-type="float" office:value="1.237802">
                <text:p>1.237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265796">
                <text:p>-0.265796</text:p>
              </table:table-cell>
              <table:table-cell office:value-type="float" office:value="0.52433">
                <text:p>0.52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615704">
                <text:p>0.615704</text:p>
              </table:table-cell>
              <table:table-cell office:value-type="float" office:value="1.034295">
                <text:p>1.034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169908">
                <text:p>-0.169908</text:p>
              </table:table-cell>
              <table:table-cell office:value-type="float" office:value="1.11091">
                <text:p>1.11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30596">
                <text:p>-0.030596</text:p>
              </table:table-cell>
              <table:table-cell office:value-type="float" office:value="0.972046">
                <text:p>0.972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738088">
                <text:p>0.738088</text:p>
              </table:table-cell>
              <table:table-cell office:value-type="float" office:value="0.80924">
                <text:p>0.80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159276">
                <text:p>-0.159276</text:p>
              </table:table-cell>
              <table:table-cell office:value-type="float" office:value="0.584185">
                <text:p>0.584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705537">
                <text:p>0.705537</text:p>
              </table:table-cell>
              <table:table-cell office:value-type="float" office:value="0.457293">
                <text:p>0.457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188412">
                <text:p>-0.188412</text:p>
              </table:table-cell>
              <table:table-cell office:value-type="float" office:value="0.718261">
                <text:p>0.718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595517">
                <text:p>0.595517</text:p>
              </table:table-cell>
              <table:table-cell office:value-type="float" office:value="0.385467">
                <text:p>0.385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198506">
                <text:p>-0.19850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686359">
                <text:p>0.686359</text:p>
              </table:table-cell>
              <table:table-cell office:value-type="float" office:value="0.804452">
                <text:p>0.804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192092">
                <text:p>-0.192092</text:p>
              </table:table-cell>
              <table:table-cell office:value-type="float" office:value="0.581791">
                <text:p>0.581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783509">
                <text:p>0.783509</text:p>
              </table:table-cell>
              <table:table-cell office:value-type="float" office:value="0.605733">
                <text:p>0.605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235515">
                <text:p>-0.235515</text:p>
              </table:table-cell>
              <table:table-cell office:value-type="float" office:value="1.041478">
                <text:p>1.041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600564">
                <text:p>0.600564</text:p>
              </table:table-cell>
              <table:table-cell office:value-type="float" office:value="0.802058">
                <text:p>0.80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208599">
                <text:p>-0.208599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625798">
                <text:p>0.625798</text:p>
              </table:table-cell>
              <table:table-cell office:value-type="float" office:value="0.802058">
                <text:p>0.802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172221">
                <text:p>-0.172221</text:p>
              </table:table-cell>
              <table:table-cell office:value-type="float" office:value="0.462081">
                <text:p>0.462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734303">
                <text:p>0.734303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218693">
                <text:p>-0.218693</text:p>
              </table:table-cell>
              <table:table-cell office:value-type="float" office:value="0.806846">
                <text:p>0.806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610658">
                <text:p>0.610658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111235">
                <text:p>-0.111235</text:p>
              </table:table-cell>
              <table:table-cell office:value-type="float" office:value="1.070208">
                <text:p>1.07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1.005747">
                <text:p>1.005747</text:p>
              </table:table-cell>
              <table:table-cell office:value-type="float" office:value="0.603339">
                <text:p>0.603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280095">
                <text:p>-0.280095</text:p>
              </table:table-cell>
              <table:table-cell office:value-type="float" office:value="2.58095">
                <text:p>2.58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000927">
                <text:p>0.000927</text:p>
              </table:table-cell>
              <table:table-cell office:value-type="float" office:value="0.143652">
                <text:p>0.143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122324">
                <text:p>0.122324</text:p>
              </table:table-cell>
              <table:table-cell office:value-type="float" office:value="1.256956">
                <text:p>1.256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29019">
                <text:p>-0.029019</text:p>
              </table:table-cell>
              <table:table-cell office:value-type="float" office:value="1.039084">
                <text:p>1.039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726733">
                <text:p>0.726733</text:p>
              </table:table-cell>
              <table:table-cell office:value-type="float" office:value="0.521936">
                <text:p>0.521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3888">
                <text:p>-0.23888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625798">
                <text:p>0.625798</text:p>
              </table:table-cell>
              <table:table-cell office:value-type="float" office:value="0.562638">
                <text:p>0.562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176006">
                <text:p>-0.176006</text:p>
              </table:table-cell>
              <table:table-cell office:value-type="float" office:value="0.639252">
                <text:p>0.639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658602">
                <text:p>0.658602</text:p>
              </table:table-cell>
              <table:table-cell office:value-type="float" office:value="0.354342">
                <text:p>0.354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180001">
                <text:p>-0.180001</text:p>
              </table:table-cell>
              <table:table-cell office:value-type="float" office:value="0.708684">
                <text:p>0.708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676266">
                <text:p>0.676266</text:p>
              </table:table-cell>
              <table:table-cell office:value-type="float" office:value="0.567426">
                <text:p>0.567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1902">
                <text:p>-0.1902</text:p>
              </table:table-cell>
              <table:table-cell office:value-type="float" office:value="0.490812">
                <text:p>0.490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760799">
                <text:p>0.760799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230469">
                <text:p>-0.230469</text:p>
              </table:table-cell>
              <table:table-cell office:value-type="float" office:value="0.682348">
                <text:p>0.682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017348">
                <text:p>-0.017348</text:p>
              </table:table-cell>
              <table:table-cell office:value-type="float" office:value="0.325612">
                <text:p>0.325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005678">
                <text:p>-0.005678</text:p>
              </table:table-cell>
              <table:table-cell office:value-type="float" office:value="0.919374">
                <text:p>0.919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753229">
                <text:p>0.753229</text:p>
              </table:table-cell>
              <table:table-cell office:value-type="float" office:value="0.691924">
                <text:p>0.691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213646">
                <text:p>-0.213646</text:p>
              </table:table-cell>
              <table:table-cell office:value-type="float" office:value="0.916979">
                <text:p>0.9169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640938">
                <text:p>0.640938</text:p>
              </table:table-cell>
              <table:table-cell office:value-type="float" office:value="0.632069">
                <text:p>0.6320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87361">
                <text:p>-0.187361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734303">
                <text:p>0.734303</text:p>
              </table:table-cell>
              <table:table-cell office:value-type="float" office:value="0.617704">
                <text:p>0.617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08599">
                <text:p>-0.208599</text:p>
              </table:table-cell>
              <table:table-cell office:value-type="float" office:value="0.332794">
                <text:p>0.332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671219">
                <text:p>0.671219</text:p>
              </table:table-cell>
              <table:table-cell office:value-type="float" office:value="0.407014">
                <text:p>0.407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240562">
                <text:p>-0.240562</text:p>
              </table:table-cell>
              <table:table-cell office:value-type="float" office:value="0.581791">
                <text:p>0.581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691406">
                <text:p>0.691406</text:p>
              </table:table-cell>
              <table:table-cell office:value-type="float" office:value="0.902614">
                <text:p>0.902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225422">
                <text:p>-0.225422</text:p>
              </table:table-cell>
              <table:table-cell office:value-type="float" office:value="0.452504">
                <text:p>0.452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630845">
                <text:p>0.630845</text:p>
              </table:table-cell>
              <table:table-cell office:value-type="float" office:value="0.684742">
                <text:p>0.684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186748">
                <text:p>-0.186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625798">
                <text:p>0.625798</text:p>
              </table:table-cell>
              <table:table-cell office:value-type="float" office:value="0.562638">
                <text:p>0.562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66543">
                <text:p>-0.166543</text:p>
              </table:table-cell>
              <table:table-cell office:value-type="float" office:value="0.426168">
                <text:p>0.426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726733">
                <text:p>0.726733</text:p>
              </table:table-cell>
              <table:table-cell office:value-type="float" office:value="0.742203">
                <text:p>0.742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28786">
                <text:p>-0.228786</text:p>
              </table:table-cell>
              <table:table-cell office:value-type="float" office:value="0.349554">
                <text:p>0.349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686359">
                <text:p>0.686359</text:p>
              </table:table-cell>
              <table:table-cell office:value-type="float" office:value="0.897826">
                <text:p>0.897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220375">
                <text:p>-0.220375</text:p>
              </table:table-cell>
              <table:table-cell office:value-type="float" office:value="0.040702">
                <text:p>0.0407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691406">
                <text:p>0.691406</text:p>
              </table:table-cell>
              <table:table-cell office:value-type="float" office:value="0.328006">
                <text:p>0.328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200609">
                <text:p>-0.200609</text:p>
              </table:table-cell>
              <table:table-cell office:value-type="float" office:value="0.265757">
                <text:p>0.2657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757014">
                <text:p>0.757014</text:p>
              </table:table-cell>
              <table:table-cell office:value-type="float" office:value="0.914585">
                <text:p>0.914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570284">
                <text:p>0.570284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88412">
                <text:p>-0.188412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686359">
                <text:p>0.686359</text:p>
              </table:table-cell>
              <table:table-cell office:value-type="float" office:value="0.533907">
                <text:p>0.533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220375">
                <text:p>-0.220375</text:p>
              </table:table-cell>
              <table:table-cell office:value-type="float" office:value="0.490812">
                <text:p>0.490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676266">
                <text:p>0.676266</text:p>
              </table:table-cell>
              <table:table-cell office:value-type="float" office:value="0.18196">
                <text:p>0.18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201555">
                <text:p>-0.201555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4731">
                <text:p>0.004731</text:p>
              </table:table-cell>
              <table:table-cell office:value-type="float" office:value="0.172383">
                <text:p>0.172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01893">
                <text:p>-0.001893</text:p>
              </table:table-cell>
              <table:table-cell office:value-type="float" office:value="0.548272">
                <text:p>0.548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688882">
                <text:p>0.688882</text:p>
              </table:table-cell>
              <table:table-cell office:value-type="float" office:value="-0.402226">
                <text:p>-0.402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67489">
                <text:p>-0.167489</text:p>
              </table:table-cell>
              <table:table-cell office:value-type="float" office:value="0.433351">
                <text:p>0.433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639677">
                <text:p>0.639677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188412">
                <text:p>-0.188412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015771">
                <text:p>-0.015771</text:p>
              </table:table-cell>
              <table:table-cell office:value-type="float" office:value="0.943316">
                <text:p>0.9433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810005">
                <text:p>0.810005</text:p>
              </table:table-cell>
              <table:table-cell office:value-type="float" office:value="0.335188">
                <text:p>0.3351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21291">
                <text:p>-0.21291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.654817">
                <text:p>0.654817</text:p>
              </table:table-cell>
              <table:table-cell office:value-type="float" office:value="0.107739">
                <text:p>0.1077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158027">
                <text:p>-0.158027</text:p>
              </table:table-cell>
              <table:table-cell office:value-type="float" office:value="-0.172382">
                <text:p>-0.1723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722948">
                <text:p>0.722948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656079">
                <text:p>0.656079</text:p>
              </table:table-cell>
              <table:table-cell office:value-type="float" office:value="0.208296">
                <text:p>0.208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109057">
                <text:p>-0.109057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766476">
                <text:p>0.766476</text:p>
              </table:table-cell>
              <table:table-cell office:value-type="float" office:value="0.732626">
                <text:p>0.732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74954">
                <text:p>-0.174954</text:p>
              </table:table-cell>
              <table:table-cell office:value-type="float" office:value="0.411803">
                <text:p>0.411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034924">
                <text:p>-0.034924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13058">
                <text:p>0.013058</text:p>
              </table:table-cell>
              <table:table-cell office:value-type="float" office:value="0.409409">
                <text:p>0.409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601826">
                <text:p>0.601826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165597">
                <text:p>-0.165597</text:p>
              </table:table-cell>
              <table:table-cell office:value-type="float" office:value="0.409409">
                <text:p>0.4094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556405">
                <text:p>0.556405</text:p>
              </table:table-cell>
              <table:table-cell office:value-type="float" office:value="0.85473">
                <text:p>0.854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159814">
                <text:p>-0.159814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524863">
                <text:p>0.524863</text:p>
              </table:table-cell>
              <table:table-cell office:value-type="float" office:value="1.221043">
                <text:p>1.221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44779">
                <text:p>-0.144779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0842">
                <text:p>-0.00842</text:p>
              </table:table-cell>
              <table:table-cell office:value-type="float" office:value="0.766145">
                <text:p>0.7661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698615">
                <text:p>0.698615</text:p>
              </table:table-cell>
              <table:table-cell office:value-type="float" office:value="0.308852">
                <text:p>0.308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168225">
                <text:p>-0.168225</text:p>
              </table:table-cell>
              <table:table-cell office:value-type="float" office:value="0.675165">
                <text:p>0.6751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20502">
                <text:p>-0.020502</text:p>
              </table:table-cell>
              <table:table-cell office:value-type="float" office:value="0.577003">
                <text:p>0.577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002839">
                <text:p>-0.002839</text:p>
              </table:table-cell>
              <table:table-cell office:value-type="float" office:value="0.881066">
                <text:p>0.881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704023">
                <text:p>0.704023</text:p>
              </table:table-cell>
              <table:table-cell office:value-type="float" office:value="0.42138">
                <text:p>0.42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130375">
                <text:p>-0.130375</text:p>
              </table:table-cell>
              <table:table-cell office:value-type="float" office:value="0.0335190000000001">
                <text:p>0.033519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152664">
                <text:p>0.152664</text:p>
              </table:table-cell>
              <table:table-cell office:value-type="float" office:value="0.73502">
                <text:p>0.73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476919">
                <text:p>0.476919</text:p>
              </table:table-cell>
              <table:table-cell office:value-type="float" office:value="0.715866">
                <text:p>0.7158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205235">
                <text:p>-0.205235</text:p>
              </table:table-cell>
              <table:table-cell office:value-type="float" office:value="0.821211">
                <text:p>0.8212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555143">
                <text:p>0.555143</text:p>
              </table:table-cell>
              <table:table-cell office:value-type="float" office:value="0.407014">
                <text:p>0.407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188412">
                <text:p>-0.188412</text:p>
              </table:table-cell>
              <table:table-cell office:value-type="float" office:value="0.864307">
                <text:p>0.8643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74692">
                <text:p>0.74692</text:p>
              </table:table-cell>
              <table:table-cell office:value-type="float" office:value="0.632069">
                <text:p>0.632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121359">
                <text:p>-0.121359</text:p>
              </table:table-cell>
              <table:table-cell office:value-type="float" office:value="1.163582">
                <text:p>1.163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.365259">
                <text:p>0.365259</text:p>
              </table:table-cell>
              <table:table-cell office:value-type="float" office:value="-0.213084">
                <text:p>-0.213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1514">
                <text:p>-0.01514</text:p>
              </table:table-cell>
              <table:table-cell office:value-type="float" office:value="0.684742">
                <text:p>0.684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787294">
                <text:p>0.787294</text:p>
              </table:table-cell>
              <table:table-cell office:value-type="float" office:value="0.87149">
                <text:p>0.87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241298">
                <text:p>-0.241298</text:p>
              </table:table-cell>
              <table:table-cell office:value-type="float" office:value="0.816423">
                <text:p>0.8164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647247">
                <text:p>0.647247</text:p>
              </table:table-cell>
              <table:table-cell office:value-type="float" office:value="0.792481">
                <text:p>0.792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183366">
                <text:p>-0.183366</text:p>
              </table:table-cell>
              <table:table-cell office:value-type="float" office:value="0.97444">
                <text:p>0.97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701499">
                <text:p>0.701499</text:p>
              </table:table-cell>
              <table:table-cell office:value-type="float" office:value="0.675165">
                <text:p>0.67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233833">
                <text:p>-0.233833</text:p>
              </table:table-cell>
              <table:table-cell office:value-type="float" office:value="0.610522">
                <text:p>0.610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610658">
                <text:p>0.610658</text:p>
              </table:table-cell>
              <table:table-cell office:value-type="float" office:value="0.557849">
                <text:p>0.5578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203553">
                <text:p>-0.203553</text:p>
              </table:table-cell>
              <table:table-cell office:value-type="float" office:value="0.476446">
                <text:p>0.4764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640938">
                <text:p>0.640938</text:p>
              </table:table-cell>
              <table:table-cell office:value-type="float" office:value="0.931345">
                <text:p>0.931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242244">
                <text:p>-0.242244</text:p>
              </table:table-cell>
              <table:table-cell office:value-type="float" office:value="0.770933">
                <text:p>0.770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57197">
                <text:p>-0.057197</text:p>
              </table:table-cell>
              <table:table-cell office:value-type="float" office:value="0.694319">
                <text:p>0.6943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26916">
                <text:p>-0.026916</text:p>
              </table:table-cell>
              <table:table-cell office:value-type="float" office:value="-0.0526719999999999">
                <text:p>-0.05267199999999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03154">
                <text:p>-0.003154</text:p>
              </table:table-cell>
              <table:table-cell office:value-type="float" office:value="0.296881">
                <text:p>0.2968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719163">
                <text:p>0.719163</text:p>
              </table:table-cell>
              <table:table-cell office:value-type="float" office:value="0.972046">
                <text:p>0.972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205235">
                <text:p>-0.205235</text:p>
              </table:table-cell>
              <table:table-cell office:value-type="float" office:value="0.222661">
                <text:p>0.222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645985">
                <text:p>0.645985</text:p>
              </table:table-cell>
              <table:table-cell office:value-type="float" office:value="0.289699">
                <text:p>0.289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215328">
                <text:p>-0.215328</text:p>
              </table:table-cell>
              <table:table-cell office:value-type="float" office:value="0.385467">
                <text:p>0.3854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600564">
                <text:p>0.600564</text:p>
              </table:table-cell>
              <table:table-cell office:value-type="float" office:value="0.308852">
                <text:p>0.308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188412">
                <text:p>-0.188412</text:p>
              </table:table-cell>
              <table:table-cell office:value-type="float" office:value="0.577003">
                <text:p>0.5770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610658">
                <text:p>0.610658</text:p>
              </table:table-cell>
              <table:table-cell office:value-type="float" office:value="0.366313">
                <text:p>0.366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181683">
                <text:p>-0.181683</text:p>
              </table:table-cell>
              <table:table-cell office:value-type="float" office:value="0.368707">
                <text:p>0.3687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02839">
                <text:p>0.002839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760799">
                <text:p>0.760799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24212">
                <text:p>-0.124212</text:p>
              </table:table-cell>
              <table:table-cell office:value-type="float" office:value="0.387861">
                <text:p>0.3878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793783">
                <text:p>0.793783</text:p>
              </table:table-cell>
              <table:table-cell office:value-type="float" office:value="0.588974">
                <text:p>0.5889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203553">
                <text:p>-0.203553</text:p>
              </table:table-cell>
              <table:table-cell office:value-type="float" office:value="0.557849">
                <text:p>0.5578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610658">
                <text:p>0.610658</text:p>
              </table:table-cell>
              <table:table-cell office:value-type="float" office:value="0.861913">
                <text:p>0.8619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203553">
                <text:p>-0.203553</text:p>
              </table:table-cell>
              <table:table-cell office:value-type="float" office:value="1.11091">
                <text:p>1.110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29877">
                <text:p>-0.029877</text:p>
              </table:table-cell>
              <table:table-cell office:value-type="float" office:value="0.701501">
                <text:p>0.7015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714621">
                <text:p>0.714621</text:p>
              </table:table-cell>
              <table:table-cell office:value-type="float" office:value="0.785298">
                <text:p>0.7852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185048">
                <text:p>-0.185048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676266">
                <text:p>0.676266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658406">
                <text:p>0.6584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615704">
                <text:p>0.615704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203553">
                <text:p>-0.203553</text:p>
              </table:table-cell>
              <table:table-cell office:value-type="float" office:value="0.950498">
                <text:p>0.9504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671219">
                <text:p>0.671219</text:p>
              </table:table-cell>
              <table:table-cell office:value-type="float" office:value="0.703895">
                <text:p>0.7038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016823">
                <text:p>0.016823</text:p>
              </table:table-cell>
              <table:table-cell office:value-type="float" office:value="0.263362">
                <text:p>0.2633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721686">
                <text:p>0.721686</text:p>
              </table:table-cell>
              <table:table-cell office:value-type="float" office:value="1.180342">
                <text:p>1.1803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228786">
                <text:p>-0.228786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31694">
                <text:p>-0.031694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12491">
                <text:p>0.012491</text:p>
              </table:table-cell>
              <table:table-cell office:value-type="float" office:value="-0.339976">
                <text:p>-0.3399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734303">
                <text:p>0.734303</text:p>
              </table:table-cell>
              <table:table-cell office:value-type="float" office:value="0.500388">
                <text:p>0.5003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183576">
                <text:p>-0.183576</text:p>
              </table:table-cell>
              <table:table-cell office:value-type="float" office:value="0.409409">
                <text:p>0.409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029334">
                <text:p>-0.029334</text:p>
              </table:table-cell>
              <table:table-cell office:value-type="float" office:value="-1.13964">
                <text:p>-1.139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085374">
                <text:p>0.085374</text:p>
              </table:table-cell>
              <table:table-cell office:value-type="float" office:value="1.146823">
                <text:p>1.1468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822622">
                <text:p>0.822622</text:p>
              </table:table-cell>
              <table:table-cell office:value-type="float" office:value="0.134076">
                <text:p>0.13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29103">
                <text:p>-0.29103</text:p>
              </table:table-cell>
              <table:table-cell office:value-type="float" office:value="0.969652">
                <text:p>0.9696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25234">
                <text:p>-0.025234</text:p>
              </table:table-cell>
              <table:table-cell office:value-type="float" office:value="0.519542">
                <text:p>0.519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9463">
                <text:p>0.009463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02839">
                <text:p>0.002839</text:p>
              </table:table-cell>
              <table:table-cell office:value-type="float" office:value="0.924162">
                <text:p>0.9241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632106">
                <text:p>0.632106</text:p>
              </table:table-cell>
              <table:table-cell office:value-type="float" office:value="0.392649">
                <text:p>0.3926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951">
                <text:p>-0.0951</text:p>
              </table:table-cell>
              <table:table-cell office:value-type="float" office:value="0.756568">
                <text:p>0.7565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912201">
                <text:p>0.912201</text:p>
              </table:table-cell>
              <table:table-cell office:value-type="float" office:value="0.6608">
                <text:p>0.6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118757">
                <text:p>-0.118757</text:p>
              </table:table-cell>
              <table:table-cell office:value-type="float" office:value="1.328782">
                <text:p>1.328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76122">
                <text:p>0.076122</text:p>
              </table:table-cell>
              <table:table-cell office:value-type="float" office:value="0.893037">
                <text:p>0.893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767107">
                <text:p>0.767107</text:p>
              </table:table-cell>
              <table:table-cell office:value-type="float" office:value="0.699107">
                <text:p>0.699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240562">
                <text:p>-0.240562</text:p>
              </table:table-cell>
              <table:table-cell office:value-type="float" office:value="0.950498">
                <text:p>0.9504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676266">
                <text:p>0.676266</text:p>
              </table:table-cell>
              <table:table-cell office:value-type="float" office:value="0.217873">
                <text:p>0.217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104487">
                <text:p>-0.104487</text:p>
              </table:table-cell>
              <table:table-cell office:value-type="float" office:value="0.758962">
                <text:p>0.7589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577013">
                <text:p>0.577013</text:p>
              </table:table-cell>
              <table:table-cell office:value-type="float" office:value="0.948104">
                <text:p>0.9481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07664">
                <text:p>-0.107664</text:p>
              </table:table-cell>
              <table:table-cell office:value-type="float" office:value="0.893037">
                <text:p>0.8930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76206">
                <text:p>0.76206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25402">
                <text:p>-0.25402</text:p>
              </table:table-cell>
              <table:table-cell office:value-type="float" office:value="0.972046">
                <text:p>0.9720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595517">
                <text:p>0.595517</text:p>
              </table:table-cell>
              <table:table-cell office:value-type="float" office:value="0.718261">
                <text:p>0.7182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200188">
                <text:p>-0.200188</text:p>
              </table:table-cell>
              <table:table-cell office:value-type="float" office:value="1.03669">
                <text:p>1.036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27051">
                <text:p>-0.027051</text:p>
              </table:table-cell>
              <table:table-cell office:value-type="float" office:value="0.857124">
                <text:p>0.8571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766098">
                <text:p>0.766098</text:p>
              </table:table-cell>
              <table:table-cell office:value-type="float" office:value="0.627281">
                <text:p>0.627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23888">
                <text:p>-0.23888</text:p>
              </table:table-cell>
              <table:table-cell office:value-type="float" office:value="0.617704">
                <text:p>0.617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550097">
                <text:p>0.550097</text:p>
              </table:table-cell>
              <table:table-cell office:value-type="float" office:value="0.727838">
                <text:p>0.7278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136262">
                <text:p>-0.136262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09463">
                <text:p>-0.009463</text:p>
              </table:table-cell>
              <table:table-cell office:value-type="float" office:value="0.531513">
                <text:p>0.5315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658602">
                <text:p>0.658602</text:p>
              </table:table-cell>
              <table:table-cell office:value-type="float" office:value="0.675165">
                <text:p>0.6751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173272">
                <text:p>-0.173272</text:p>
              </table:table-cell>
              <table:table-cell office:value-type="float" office:value="0.6608">
                <text:p>0.66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610658">
                <text:p>0.610658</text:p>
              </table:table-cell>
              <table:table-cell office:value-type="float" office:value="0.730232">
                <text:p>0.730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176006">
                <text:p>-0.176006</text:p>
              </table:table-cell>
              <table:table-cell office:value-type="float" office:value="0.955287">
                <text:p>0.9552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749443">
                <text:p>0.749443</text:p>
              </table:table-cell>
              <table:table-cell office:value-type="float" office:value="0.383072">
                <text:p>0.383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-0.225422">
                <text:p>-0.225422</text:p>
              </table:table-cell>
              <table:table-cell office:value-type="float" office:value="0.818817">
                <text:p>0.8188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600564">
                <text:p>0.600564</text:p>
              </table:table-cell>
              <table:table-cell office:value-type="float" office:value="0.665588">
                <text:p>0.6655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-0.228786">
                <text:p>-0.228786</text:p>
              </table:table-cell>
              <table:table-cell office:value-type="float" office:value="0.553061">
                <text:p>0.5530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534956">
                <text:p>0.534956</text:p>
              </table:table-cell>
              <table:table-cell office:value-type="float" office:value="1.077391">
                <text:p>1.0773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83745">
                <text:p>-0.083745</text:p>
              </table:table-cell>
              <table:table-cell office:value-type="float" office:value="0.361525">
                <text:p>0.361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85164">
                <text:p>0.85164</text:p>
              </table:table-cell>
              <table:table-cell office:value-type="float" office:value="1.118092">
                <text:p>1.1180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208599">
                <text:p>-0.208599</text:p>
              </table:table-cell>
              <table:table-cell office:value-type="float" office:value="0.373496">
                <text:p>0.3734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595517">
                <text:p>0.595517</text:p>
              </table:table-cell>
              <table:table-cell office:value-type="float" office:value="1.041478">
                <text:p>1.0414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306458">
                <text:p>-0.3064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565237">
                <text:p>0.565237</text:p>
              </table:table-cell>
              <table:table-cell office:value-type="float" office:value="1.015142">
                <text:p>1.0151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163179">
                <text:p>-0.163179</text:p>
              </table:table-cell>
              <table:table-cell office:value-type="float" office:value="-0.0694319999999999">
                <text:p>-0.06943199999999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792341">
                <text:p>0.792341</text:p>
              </table:table-cell>
              <table:table-cell office:value-type="float" office:value="0.78051">
                <text:p>0.780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275889">
                <text:p>-0.275889</text:p>
              </table:table-cell>
              <table:table-cell office:value-type="float" office:value="0.442928">
                <text:p>0.4429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11671">
                <text:p>-0.011671</text:p>
              </table:table-cell>
              <table:table-cell office:value-type="float" office:value="0.799664">
                <text:p>0.7996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81379">
                <text:p>0.81379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275889">
                <text:p>-0.275889</text:p>
              </table:table-cell>
              <table:table-cell office:value-type="float" office:value="0.383072">
                <text:p>0.3830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69393">
                <text:p>0.069393</text:p>
              </table:table-cell>
              <table:table-cell office:value-type="float" office:value="0.490812">
                <text:p>0.4908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09252">
                <text:p>-0.009252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71664">
                <text:p>0.71664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265796">
                <text:p>-0.265796</text:p>
              </table:table-cell>
              <table:table-cell office:value-type="float" office:value="0.61531">
                <text:p>0.61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615704">
                <text:p>0.615704</text:p>
              </table:table-cell>
              <table:table-cell office:value-type="float" office:value="0.0526730000000001">
                <text:p>0.052673000000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208599">
                <text:p>-0.208599</text:p>
              </table:table-cell>
              <table:table-cell office:value-type="float" office:value="0.617704">
                <text:p>0.6177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640938">
                <text:p>0.640938</text:p>
              </table:table-cell>
              <table:table-cell office:value-type="float" office:value="0.397438">
                <text:p>0.3974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8506">
                <text:p>-0.198506</text:p>
              </table:table-cell>
              <table:table-cell office:value-type="float" office:value="0.246603">
                <text:p>0.2466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671219">
                <text:p>0.671219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194931">
                <text:p>-0.194931</text:p>
              </table:table-cell>
              <table:table-cell office:value-type="float" office:value="1.005565">
                <text:p>1.0055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734303">
                <text:p>0.734303</text:p>
              </table:table-cell>
              <table:table-cell office:value-type="float" office:value="0.122104">
                <text:p>0.122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220375">
                <text:p>-0.220375</text:p>
              </table:table-cell>
              <table:table-cell office:value-type="float" office:value="1.206678">
                <text:p>1.2066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585424">
                <text:p>0.585424</text:p>
              </table:table-cell>
              <table:table-cell office:value-type="float" office:value="1.017536">
                <text:p>1.0175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95141">
                <text:p>-0.195141</text:p>
              </table:table-cell>
              <table:table-cell office:value-type="float" office:value="0.6608">
                <text:p>0.66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630845">
                <text:p>0.630845</text:p>
              </table:table-cell>
              <table:table-cell office:value-type="float" office:value="0.770933">
                <text:p>0.7709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195141">
                <text:p>-0.195141</text:p>
              </table:table-cell>
              <table:table-cell office:value-type="float" office:value="0.940921">
                <text:p>0.9409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585424">
                <text:p>0.585424</text:p>
              </table:table-cell>
              <table:table-cell office:value-type="float" office:value="0.442928">
                <text:p>0.4429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215328">
                <text:p>-0.215328</text:p>
              </table:table-cell>
              <table:table-cell office:value-type="float" office:value="1.029507">
                <text:p>1.0295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216">
                <text:p>-0.0216</text:p>
              </table:table-cell>
              <table:table-cell office:value-type="float" office:value="1.086968">
                <text:p>1.0869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753986">
                <text:p>0.753986</text:p>
              </table:table-cell>
              <table:table-cell office:value-type="float" office:value="0.912191">
                <text:p>0.912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205235">
                <text:p>-0.205235</text:p>
              </table:table-cell>
              <table:table-cell office:value-type="float" office:value="1.072603">
                <text:p>1.0726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19241">
                <text:p>-0.019241</text:p>
              </table:table-cell>
              <table:table-cell office:value-type="float" office:value="0.785298">
                <text:p>0.7852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738088">
                <text:p>0.738088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93985">
                <text:p>-0.193985</text:p>
              </table:table-cell>
              <table:table-cell office:value-type="float" office:value="0.790087">
                <text:p>0.7900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28178">
                <text:p>0.028178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767107">
                <text:p>0.767107</text:p>
              </table:table-cell>
              <table:table-cell office:value-type="float" office:value="0.842759">
                <text:p>0.8427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243927">
                <text:p>-0.243927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701499">
                <text:p>0.701499</text:p>
              </table:table-cell>
              <table:table-cell office:value-type="float" office:value="0.588974">
                <text:p>0.5889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33833">
                <text:p>-0.233833</text:p>
              </table:table-cell>
              <table:table-cell office:value-type="float" office:value="0.624887">
                <text:p>0.6248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0.610658">
                <text:p>0.610658</text:p>
              </table:table-cell>
              <table:table-cell office:value-type="float" office:value="-0.0694319999999999">
                <text:p>-0.06943199999999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203553">
                <text:p>-0.203553</text:p>
              </table:table-cell>
              <table:table-cell office:value-type="float" office:value="0.835577">
                <text:p>0.8355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29019">
                <text:p>-0.029019</text:p>
              </table:table-cell>
              <table:table-cell office:value-type="float" office:value="0.857124">
                <text:p>0.8571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147618">
                <text:p>0.147618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059615">
                <text:p>-0.059615</text:p>
              </table:table-cell>
              <table:table-cell office:value-type="float" office:value="-0.395043">
                <text:p>-0.3950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-0.006624">
                <text:p>-0.006624</text:p>
              </table:table-cell>
              <table:table-cell office:value-type="float" office:value="0.263362">
                <text:p>0.2633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787294">
                <text:p>0.787294</text:p>
              </table:table-cell>
              <table:table-cell office:value-type="float" office:value="0.497994">
                <text:p>0.4979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23888">
                <text:p>-0.23888</text:p>
              </table:table-cell>
              <table:table-cell office:value-type="float" office:value="0.23942">
                <text:p>0.239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565237">
                <text:p>0.565237</text:p>
              </table:table-cell>
              <table:table-cell office:value-type="float" office:value="0.454899">
                <text:p>0.4548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56134">
                <text:p>-0.156134</text:p>
              </table:table-cell>
              <table:table-cell office:value-type="float" office:value="-0.143652">
                <text:p>-0.1436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685097">
                <text:p>0.685097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200188">
                <text:p>-0.200188</text:p>
              </table:table-cell>
              <table:table-cell office:value-type="float" office:value="0.507571">
                <text:p>0.5075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691406">
                <text:p>0.691406</text:p>
              </table:table-cell>
              <table:table-cell office:value-type="float" office:value="0.253786">
                <text:p>0.2537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201555">
                <text:p>-0.201555</text:p>
              </table:table-cell>
              <table:table-cell office:value-type="float" office:value="-0.248997">
                <text:p>-0.2489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-0.0550659999999999">
                <text:p>-0.0550659999999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745659">
                <text:p>0.745659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215328">
                <text:p>-0.215328</text:p>
              </table:table-cell>
              <table:table-cell office:value-type="float" office:value="0.378284">
                <text:p>0.378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736827">
                <text:p>0.736827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245609">
                <text:p>-0.245609</text:p>
              </table:table-cell>
              <table:table-cell office:value-type="float" office:value="1.063026">
                <text:p>1.0630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-0.017348">
                <text:p>-0.017348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-0.001893">
                <text:p>-0.001893</text:p>
              </table:table-cell>
              <table:table-cell office:value-type="float" office:value="0.711078">
                <text:p>0.7110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601826">
                <text:p>0.601826</text:p>
              </table:table-cell>
              <table:table-cell office:value-type="float" office:value="0.536301">
                <text:p>0.5363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-0.169382">
                <text:p>-0.169382</text:p>
              </table:table-cell>
              <table:table-cell office:value-type="float" office:value="0.907403">
                <text:p>0.9074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798649">
                <text:p>0.798649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155036">
                <text:p>-0.155036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03028">
                <text:p>-0.003028</text:p>
              </table:table-cell>
              <table:table-cell office:value-type="float" office:value="-0.067037">
                <text:p>-0.0670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030281">
                <text:p>0.030281</text:p>
              </table:table-cell>
              <table:table-cell office:value-type="float" office:value="0.627281">
                <text:p>0.6272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711593">
                <text:p>0.711593</text:p>
              </table:table-cell>
              <table:table-cell office:value-type="float" office:value="0.232238">
                <text:p>0.2322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18263">
                <text:p>-0.18263</text:p>
              </table:table-cell>
              <table:table-cell office:value-type="float" office:value="0.744597">
                <text:p>0.7445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000946">
                <text:p>0.000946</text:p>
              </table:table-cell>
              <table:table-cell office:value-type="float" office:value="0.435745">
                <text:p>0.4357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-0.008516">
                <text:p>-0.008516</text:p>
              </table:table-cell>
              <table:table-cell office:value-type="float" office:value="0.758962">
                <text:p>0.7589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654817">
                <text:p>0.654817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158973">
                <text:p>-0.158973</text:p>
              </table:table-cell>
              <table:table-cell office:value-type="float" office:value="0.543484">
                <text:p>0.543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681312">
                <text:p>0.681312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203553">
                <text:p>-0.203553</text:p>
              </table:table-cell>
              <table:table-cell office:value-type="float" office:value="0.679953">
                <text:p>0.6799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656079">
                <text:p>0.656079</text:p>
              </table:table-cell>
              <table:table-cell office:value-type="float" office:value="0.411803">
                <text:p>0.4118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71101">
                <text:p>0.3711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767107">
                <text:p>0.767107</text:p>
              </table:table-cell>
              <table:table-cell office:value-type="float" office:value="0.514754">
                <text:p>0.5147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-0.259067">
                <text:p>-0.259067</text:p>
              </table:table-cell>
              <table:table-cell office:value-type="float" office:value="0.87149">
                <text:p>0.871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701499">
                <text:p>0.701499</text:p>
              </table:table-cell>
              <table:table-cell office:value-type="float" office:value="0.950498">
                <text:p>0.950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955287">
                <text:p>0.9552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570284">
                <text:p>0.570284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-0.162758">
                <text:p>-0.162758</text:p>
              </table:table-cell>
              <table:table-cell office:value-type="float" office:value="0.387861">
                <text:p>0.3878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681312">
                <text:p>0.681312</text:p>
              </table:table-cell>
              <table:table-cell office:value-type="float" office:value="0.799664">
                <text:p>0.7996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203553">
                <text:p>-0.203553</text:p>
              </table:table-cell>
              <table:table-cell office:value-type="float" office:value="1.060632">
                <text:p>1.0606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656079">
                <text:p>0.656079</text:p>
              </table:table-cell>
              <table:table-cell office:value-type="float" office:value="0.746991">
                <text:p>0.746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213646">
                <text:p>-0.213646</text:p>
              </table:table-cell>
              <table:table-cell office:value-type="float" office:value="0.995988">
                <text:p>0.9959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640938">
                <text:p>0.640938</text:p>
              </table:table-cell>
              <table:table-cell office:value-type="float" office:value="0.694319">
                <text:p>0.6943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18693">
                <text:p>-0.218693</text:p>
              </table:table-cell>
              <table:table-cell office:value-type="float" office:value="0.505177">
                <text:p>0.5051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671219">
                <text:p>0.671219</text:p>
              </table:table-cell>
              <table:table-cell office:value-type="float" office:value="0.866701">
                <text:p>0.866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193985">
                <text:p>-0.193985</text:p>
              </table:table-cell>
              <table:table-cell office:value-type="float" office:value="0.948104">
                <text:p>0.9481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.669957">
                <text:p>0.669957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173272">
                <text:p>-0.173272</text:p>
              </table:table-cell>
              <table:table-cell office:value-type="float" office:value="0.837971">
                <text:p>0.8379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34696">
                <text:p>-0.034696</text:p>
              </table:table-cell>
              <table:table-cell office:value-type="float" office:value="0.701501">
                <text:p>0.7015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749444">
                <text:p>0.749444</text:p>
              </table:table-cell>
              <table:table-cell office:value-type="float" office:value="0.687136">
                <text:p>0.6871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181683">
                <text:p>-0.181683</text:p>
              </table:table-cell>
              <table:table-cell office:value-type="float" office:value="0.852336">
                <text:p>0.8523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696453">
                <text:p>0.696453</text:p>
              </table:table-cell>
              <table:table-cell office:value-type="float" office:value="0.694319">
                <text:p>0.6943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938527">
                <text:p>0.9385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721686">
                <text:p>0.721686</text:p>
              </table:table-cell>
              <table:table-cell office:value-type="float" office:value="0.217873">
                <text:p>0.2178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030281">
                <text:p>0.030281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-0.25402">
                <text:p>-0.25402</text:p>
              </table:table-cell>
              <table:table-cell office:value-type="float" office:value="0.952892">
                <text:p>0.9528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432">
                <text:p>-0.0432</text:p>
              </table:table-cell>
              <table:table-cell office:value-type="float" office:value="1.343147">
                <text:p>1.3431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112374">
                <text:p>0.112374</text:p>
              </table:table-cell>
              <table:table-cell office:value-type="float" office:value="0.967258">
                <text:p>0.967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046228">
                <text:p>-0.046228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011734">
                <text:p>0.011734</text:p>
              </table:table-cell>
              <table:table-cell office:value-type="float" office:value="0.385467">
                <text:p>0.3854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688882">
                <text:p>0.688882</text:p>
              </table:table-cell>
              <table:table-cell office:value-type="float" office:value="0.493206">
                <text:p>0.4932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49554">
                <text:p>0.3495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012617">
                <text:p>-0.012617</text:p>
              </table:table-cell>
              <table:table-cell office:value-type="float" office:value="-0.246603">
                <text:p>-0.2466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741873">
                <text:p>0.741873</text:p>
              </table:table-cell>
              <table:table-cell office:value-type="float" office:value="1.024719">
                <text:p>1.0247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29877">
                <text:p>-0.029877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775182">
                <text:p>0.775182</text:p>
              </table:table-cell>
              <table:table-cell office:value-type="float" office:value="0.993594">
                <text:p>0.9935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595517">
                <text:p>0.595517</text:p>
              </table:table-cell>
              <table:table-cell office:value-type="float" office:value="0.56982">
                <text:p>0.569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198506">
                <text:p>-0.198506</text:p>
              </table:table-cell>
              <table:table-cell office:value-type="float" office:value="-0.064643">
                <text:p>-0.0646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-0.026849">
                <text:p>-0.026849</text:p>
              </table:table-cell>
              <table:table-cell office:value-type="float" office:value="0.258574">
                <text:p>0.2585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.775182">
                <text:p>0.775182</text:p>
              </table:table-cell>
              <table:table-cell office:value-type="float" office:value="0.737414">
                <text:p>0.7374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218693">
                <text:p>-0.218693</text:p>
              </table:table-cell>
              <table:table-cell office:value-type="float" office:value="-0.0478839999999999">
                <text:p>-0.04788399999999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671219">
                <text:p>0.671219</text:p>
              </table:table-cell>
              <table:table-cell office:value-type="float" office:value="0.54109">
                <text:p>0.541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-0.208599">
                <text:p>-0.208599</text:p>
              </table:table-cell>
              <table:table-cell office:value-type="float" office:value="0.076615">
                <text:p>0.0766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71664">
                <text:p>0.71664</text:p>
              </table:table-cell>
              <table:table-cell office:value-type="float" office:value="-0.237026">
                <text:p>-0.2370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133482">
                <text:p>-0.133482</text:p>
              </table:table-cell>
              <table:table-cell office:value-type="float" office:value="0.435745">
                <text:p>0.4357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.843529">
                <text:p>0.843529</text:p>
              </table:table-cell>
              <table:table-cell office:value-type="float" office:value="-0.067037">
                <text:p>-0.0670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74229">
                <text:p>-0.074229</text:p>
              </table:table-cell>
              <table:table-cell office:value-type="float" office:value="1.003171">
                <text:p>1.0031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.890753">
                <text:p>0.890753</text:p>
              </table:table-cell>
              <table:table-cell office:value-type="float" office:value="0.397438">
                <text:p>0.3974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-0.225422">
                <text:p>-0.225422</text:p>
              </table:table-cell>
              <table:table-cell office:value-type="float" office:value="0.581791">
                <text:p>0.5817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-0.020995">
                <text:p>-0.020995</text:p>
              </table:table-cell>
              <table:table-cell office:value-type="float" office:value="0.742203">
                <text:p>0.7422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.766098">
                <text:p>0.766098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-0.213646">
                <text:p>-0.213646</text:p>
              </table:table-cell>
              <table:table-cell office:value-type="float" office:value="1.180342">
                <text:p>1.1803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.686359">
                <text:p>0.686359</text:p>
              </table:table-cell>
              <table:table-cell office:value-type="float" office:value="0.464475">
                <text:p>0.4644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703895">
                <text:p>0.7038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.661125">
                <text:p>0.661125</text:p>
              </table:table-cell>
              <table:table-cell office:value-type="float" office:value="0.730232">
                <text:p>0.730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-0.220375">
                <text:p>-0.220375</text:p>
              </table:table-cell>
              <table:table-cell office:value-type="float" office:value="0.948104">
                <text:p>0.9481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.630845">
                <text:p>0.630845</text:p>
              </table:table-cell>
              <table:table-cell office:value-type="float" office:value="0.799664">
                <text:p>0.7996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-0.106455">
                <text:p>-0.106455</text:p>
              </table:table-cell>
              <table:table-cell office:value-type="float" office:value="1.163582">
                <text:p>1.1635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.563975">
                <text:p>0.563975</text:p>
              </table:table-cell>
              <table:table-cell office:value-type="float" office:value="0.553061">
                <text:p>0.5530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-0.087477">
                <text:p>-0.087477</text:p>
              </table:table-cell>
              <table:table-cell office:value-type="float" office:value="1.137246">
                <text:p>1.137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.76206">
                <text:p>0.76206</text:p>
              </table:table-cell>
              <table:table-cell office:value-type="float" office:value="0.593762">
                <text:p>0.5937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-0.270843">
                <text:p>-0.270843</text:p>
              </table:table-cell>
              <table:table-cell office:value-type="float" office:value="0.656011">
                <text:p>0.6560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-0.02965">
                <text:p>-0.02965</text:p>
              </table:table-cell>
              <table:table-cell office:value-type="float" office:value="0.718261">
                <text:p>0.7182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.658602">
                <text:p>0.658602</text:p>
              </table:table-cell>
              <table:table-cell office:value-type="float" office:value="0.763751">
                <text:p>0.7637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-0.160865">
                <text:p>-0.160865</text:p>
              </table:table-cell>
              <table:table-cell office:value-type="float" office:value="0.948104">
                <text:p>0.948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-0.002839">
                <text:p>-0.002839</text:p>
              </table:table-cell>
              <table:table-cell office:value-type="float" office:value="0.529119">
                <text:p>0.529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.654817">
                <text:p>0.654817</text:p>
              </table:table-cell>
              <table:table-cell office:value-type="float" office:value="0.814029">
                <text:p>0.8140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-0.158027">
                <text:p>-0.158027</text:p>
              </table:table-cell>
              <table:table-cell office:value-type="float" office:value="0.720655">
                <text:p>0.7206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.000421">
                <text:p>0.000421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.767107">
                <text:p>0.767107</text:p>
              </table:table-cell>
              <table:table-cell office:value-type="float" office:value="0.849942">
                <text:p>0.8499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-0.220375">
                <text:p>-0.220375</text:p>
              </table:table-cell>
              <table:table-cell office:value-type="float" office:value="-0.31364">
                <text:p>-0.31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.661125">
                <text:p>0.661125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-0.184522">
                <text:p>-0.184522</text:p>
              </table:table-cell>
              <table:table-cell office:value-type="float" office:value="0.577003">
                <text:p>0.5770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.798649">
                <text:p>0.798649</text:p>
              </table:table-cell>
              <table:table-cell office:value-type="float" office:value="0.68953">
                <text:p>0.689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-0.243927">
                <text:p>-0.243927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-0.032804">
                <text:p>-0.032804</text:p>
              </table:table-cell>
              <table:table-cell office:value-type="float" office:value="-0.0550659999999999">
                <text:p>-0.05506599999999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-0.00545">
                <text:p>-0.00545</text:p>
              </table:table-cell>
              <table:table-cell office:value-type="float" office:value="0.213084">
                <text:p>0.2130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.738845">
                <text:p>0.738845</text:p>
              </table:table-cell>
              <table:table-cell office:value-type="float" office:value="0.502783">
                <text:p>0.5027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-0.213646">
                <text:p>-0.213646</text:p>
              </table:table-cell>
              <table:table-cell office:value-type="float" office:value="0.349554">
                <text:p>0.3495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.73178">
                <text:p>0.73178</text:p>
              </table:table-cell>
              <table:table-cell office:value-type="float" office:value="0.58658">
                <text:p>0.586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.645985">
                <text:p>0.645985</text:p>
              </table:table-cell>
              <table:table-cell office:value-type="float" office:value="0.0335190000000001">
                <text:p>0.033519000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-0.199662">
                <text:p>-0.199662</text:p>
              </table:table-cell>
              <table:table-cell office:value-type="float" office:value="0.0359130000000001">
                <text:p>0.035913000000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.783509">
                <text:p>0.783509</text:p>
              </table:table-cell>
              <table:table-cell office:value-type="float" office:value="1.297658">
                <text:p>1.2976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-0.024299">
                <text:p>-0.024299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.920192">
                <text:p>0.920192</text:p>
              </table:table-cell>
              <table:table-cell office:value-type="float" office:value="0.995988">
                <text:p>0.9959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-0.23888">
                <text:p>-0.23888</text:p>
              </table:table-cell>
              <table:table-cell office:value-type="float" office:value="0.217873">
                <text:p>0.2178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.656079">
                <text:p>0.656079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-0.183576">
                <text:p>-0.183576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.734303">
                <text:p>0.734303</text:p>
              </table:table-cell>
              <table:table-cell office:value-type="float" office:value="0.684742">
                <text:p>0.6847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.600564">
                <text:p>0.600564</text:p>
              </table:table-cell>
              <table:table-cell office:value-type="float" office:value="0.471658">
                <text:p>0.4716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-0.203553">
                <text:p>-0.203553</text:p>
              </table:table-cell>
              <table:table-cell office:value-type="float" office:value="0.351948">
                <text:p>0.351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.610658">
                <text:p>0.610658</text:p>
              </table:table-cell>
              <table:table-cell office:value-type="float" office:value="0.529119">
                <text:p>0.52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-0.200188">
                <text:p>-0.200188</text:p>
              </table:table-cell>
              <table:table-cell office:value-type="float" office:value="0.387861">
                <text:p>0.3878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-0.027851">
                <text:p>-0.027851</text:p>
              </table:table-cell>
              <table:table-cell office:value-type="float" office:value="0.440533">
                <text:p>0.4405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.730098">
                <text:p>0.730098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-0.180001">
                <text:p>-0.180001</text:p>
              </table:table-cell>
              <table:table-cell office:value-type="float" office:value="0.624887">
                <text:p>0.6248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.464302">
                <text:p>0.464302</text:p>
              </table:table-cell>
              <table:table-cell office:value-type="float" office:value="0.100557">
                <text:p>0.100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-0.190095">
                <text:p>-0.190095</text:p>
              </table:table-cell>
              <table:table-cell office:value-type="float" office:value="0.517148">
                <text:p>0.5171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.479442">
                <text:p>0.479442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-0.096519">
                <text:p>-0.096519</text:p>
              </table:table-cell>
              <table:table-cell office:value-type="float" office:value="0.579397">
                <text:p>0.579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.794864">
                <text:p>0.794864</text:p>
              </table:table-cell>
              <table:table-cell office:value-type="float" office:value="-0.162806">
                <text:p>-0.1628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-0.245609">
                <text:p>-0.245609</text:p>
              </table:table-cell>
              <table:table-cell office:value-type="float" office:value="0.866701">
                <text:p>0.8667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.570284">
                <text:p>0.570284</text:p>
              </table:table-cell>
              <table:table-cell office:value-type="float" office:value="0.00478900000000004">
                <text:p>0.004789000000000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-0.190095">
                <text:p>-0.190095</text:p>
              </table:table-cell>
              <table:table-cell office:value-type="float" office:value="0.936133">
                <text:p>0.9361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-0.025839">
                <text:p>-0.025839</text:p>
              </table:table-cell>
              <table:table-cell office:value-type="float" office:value="0.610522">
                <text:p>0.6105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-0.011544">
                <text:p>-0.011544</text:p>
              </table:table-cell>
              <table:table-cell office:value-type="float" office:value="0.493206">
                <text:p>0.493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.412572">
                <text:p>0.412572</text:p>
              </table:table-cell>
              <table:table-cell office:value-type="float" office:value="0.840365">
                <text:p>0.8403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-0.088949">
                <text:p>-0.088949</text:p>
              </table:table-cell>
              <table:table-cell office:value-type="float" office:value="0.641646">
                <text:p>0.6416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.027757">
                <text:p>0.027757</text:p>
              </table:table-cell>
              <table:table-cell office:value-type="float" office:value="1.170765">
                <text:p>1.1707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-0.020591">
                <text:p>-0.020591</text:p>
              </table:table-cell>
              <table:table-cell office:value-type="float" office:value="0.653617">
                <text:p>0.6536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.45118">
                <text:p>0.45118</text:p>
              </table:table-cell>
              <table:table-cell office:value-type="float" office:value="0.785298">
                <text:p>0.785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-0.117758">
                <text:p>-0.117758</text:p>
              </table:table-cell>
              <table:table-cell office:value-type="float" office:value="1.343147">
                <text:p>1.3431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.777201">
                <text:p>0.777201</text:p>
              </table:table-cell>
              <table:table-cell office:value-type="float" office:value="0.548272">
                <text:p>0.5482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-0.248973">
                <text:p>-0.248973</text:p>
              </table:table-cell>
              <table:table-cell office:value-type="float" office:value="0.830788">
                <text:p>0.8307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.519816">
                <text:p>0.519816</text:p>
              </table:table-cell>
              <table:table-cell office:value-type="float" office:value="0.579397">
                <text:p>0.579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-0.159814">
                <text:p>-0.159814</text:p>
              </table:table-cell>
              <table:table-cell office:value-type="float" office:value="-0.067037">
                <text:p>-0.0670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-0.031963">
                <text:p>-0.031963</text:p>
              </table:table-cell>
              <table:table-cell office:value-type="float" office:value="0.169988">
                <text:p>0.1699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.030281">
                <text:p>0.030281</text:p>
              </table:table-cell>
              <table:table-cell office:value-type="float" office:value="0.531513">
                <text:p>0.5315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.671219">
                <text:p>0.671219</text:p>
              </table:table-cell>
              <table:table-cell office:value-type="float" office:value="0.964863">
                <text:p>0.9648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-0.03129">
                <text:p>-0.03129</text:p>
              </table:table-cell>
              <table:table-cell office:value-type="float" office:value="0.42138">
                <text:p>0.421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.772154">
                <text:p>0.772154</text:p>
              </table:table-cell>
              <table:table-cell office:value-type="float" office:value="0.502783">
                <text:p>0.5027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-0.23888">
                <text:p>-0.23888</text:p>
              </table:table-cell>
              <table:table-cell office:value-type="float" office:value="0.454899">
                <text:p>0.4548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.71664">
                <text:p>0.71664</text:p>
              </table:table-cell>
              <table:table-cell office:value-type="float" office:value="1.022324">
                <text:p>1.0223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488417">
                <text:p>-0.488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.71664">
                <text:p>0.71664</text:p>
              </table:table-cell>
              <table:table-cell office:value-type="float" office:value="0.46687">
                <text:p>0.466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-0.209125">
                <text:p>-0.209125</text:p>
              </table:table-cell>
              <table:table-cell office:value-type="float" office:value="0.773327">
                <text:p>0.7733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.669957">
                <text:p>0.669957</text:p>
              </table:table-cell>
              <table:table-cell office:value-type="float" office:value="0.500388">
                <text:p>0.5003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-0.180001">
                <text:p>-0.180001</text:p>
              </table:table-cell>
              <table:table-cell office:value-type="float" office:value="0.351948">
                <text:p>0.3519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.615704">
                <text:p>0.615704</text:p>
              </table:table-cell>
              <table:table-cell office:value-type="float" office:value="1.187524">
                <text:p>1.1875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354342">
                <text:p>-0.3543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.640938">
                <text:p>0.640938</text:p>
              </table:table-cell>
              <table:table-cell office:value-type="float" office:value="0.629675">
                <text:p>0.6296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-0.183576">
                <text:p>-0.183576</text:p>
              </table:table-cell>
              <table:table-cell office:value-type="float" office:value="0.56982">
                <text:p>0.569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.749443">
                <text:p>0.749443</text:p>
              </table:table-cell>
              <table:table-cell office:value-type="float" office:value="0.742203">
                <text:p>0.7422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-0.218693">
                <text:p>-0.218693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.550097">
                <text:p>0.550097</text:p>
              </table:table-cell>
              <table:table-cell office:value-type="float" office:value="0.902614">
                <text:p>0.9026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-0.193459">
                <text:p>-0.19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.671219">
                <text:p>0.671219</text:p>
              </table:table-cell>
              <table:table-cell office:value-type="float" office:value="0.639252">
                <text:p>0.6392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-0.213646">
                <text:p>-0.213646</text:p>
              </table:table-cell>
              <table:table-cell office:value-type="float" office:value="0.337583">
                <text:p>0.3375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.640938">
                <text:p>0.640938</text:p>
              </table:table-cell>
              <table:table-cell office:value-type="float" office:value="0.521936">
                <text:p>0.5219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-0.184522">
                <text:p>-0.184522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.753229">
                <text:p>0.753229</text:p>
              </table:table-cell>
              <table:table-cell office:value-type="float" office:value="0.56982">
                <text:p>0.569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-0.225422">
                <text:p>-0.225422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.721686">
                <text:p>0.721686</text:p>
              </table:table-cell>
              <table:table-cell office:value-type="float" office:value="0.591368">
                <text:p>0.5913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-0.230469">
                <text:p>-0.230469</text:p>
              </table:table-cell>
              <table:table-cell office:value-type="float" office:value="0.459687">
                <text:p>0.459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svg:stroke-opacity="90%" draw:fill-color="#004586" draw:opacity="9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svg:stroke-opacity="85%" draw:fill-color="#ffd320" draw:opacity="8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531cm" svg:height="20.45cm" xlink:href=".." xlink:type="simple" chart:class="chart:scatter" chart:style-name="ch1">
        <chart:legend chart:legend-position="end" svg:x="35.34cm" svg:y="9.428cm" style:legend-expansion="high" chart:style-name="ch2"/>
        <chart:plot-area chart:style-name="ch3" table:cell-range-address="Sheet1.A2:Sheet1.A443 Sheet1.H1:Sheet1.H443 Sheet1.J1:Sheet1.J443 Sheet1.L1:Sheet1.L443" chart:data-source-has-labels="row" svg:x="1.3cm" svg:y="1.771cm" svg:width="32.34cm" svg:height="17.85cm">
          <chartooo:coordinate-region svg:x="2.133cm" svg:y="1.97cm" svg:width="31.507cm" svg:height="17.4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8" chart:values-cell-range-address="Sheet1.J2:Sheet1.J443" chart:label-cell-address="Sheet1.J1:Sheet1.J1" chart:class="chart:scatter">
            <chart:data-point chart:repeated="442"/>
          </chart:series>
          <chart:series chart:style-name="ch9" chart:values-cell-range-address="Sheet1.L2:Sheet1.L443" chart:label-cell-address="Sheet1.L1:Sheet1.L1" chart:class="chart:scatter">
            <chart:data-point chart:repeated="4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media10_acel_acelerometro_Y(m/s^2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.615704">
                <text:p>0.615704</text:p>
                <draw:g>
                  <svg:desc>Sheet1.H2:Sheet1.H443</svg:desc>
                </draw:g>
              </table:table-cell>
              <table:table-cell office:value-type="float" office:value="0">
                <text:p>0</text:p>
                <draw:g>
                  <svg:desc>Sheet1.J2:Sheet1.J443</svg:desc>
                </draw:g>
              </table:table-cell>
              <table:table-cell office:value-type="float" office:value="NaN">
                <text:p>NaN</text:p>
                <draw:g>
                  <svg:desc>Sheet1.L2:Sheet1.L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-0.16465">
                <text:p>-0.16465</text:p>
              </table:table-cell>
              <table:table-cell office:value-type="float" office:value="-0.21069">
                <text:p>-0.2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-0.016087">
                <text:p>-0.016087</text:p>
              </table:table-cell>
              <table:table-cell office:value-type="float" office:value="0.320823">
                <text:p>0.320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768369">
                <text:p>0.768369</text:p>
              </table:table-cell>
              <table:table-cell office:value-type="float" office:value="-0.0694319999999999">
                <text:p>-0.069431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105745">
                <text:p>-0.105745</text:p>
              </table:table-cell>
              <table:table-cell office:value-type="float" office:value="0.584185">
                <text:p>0.584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66428">
                <text:p>0.66428</text:p>
              </table:table-cell>
              <table:table-cell office:value-type="float" office:value="0.881066">
                <text:p>0.88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1268">
                <text:p>-0.1268</text:p>
              </table:table-cell>
              <table:table-cell office:value-type="float" office:value="0.457293">
                <text:p>0.457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794864">
                <text:p>0.794864</text:p>
              </table:table-cell>
              <table:table-cell office:value-type="float" office:value="0.502783">
                <text:p>0.50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-0.259067">
                <text:p>-0.259067</text:p>
              </table:table-cell>
              <table:table-cell office:value-type="float" office:value="0.339977">
                <text:p>0.339977</text:p>
              </table:table-cell>
              <table:table-cell office:value-type="float" office:value="0.311778333333333">
                <text:p>0.311778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625798">
                <text:p>0.625798</text:p>
              </table:table-cell>
              <table:table-cell office:value-type="float" office:value="0.057461">
                <text:p>0.057461</text:p>
              </table:table-cell>
              <table:table-cell office:value-type="float" office:value="0.318162888888889">
                <text:p>0.318162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167489">
                <text:p>-0.167489</text:p>
              </table:table-cell>
              <table:table-cell office:value-type="float" office:value="0.35913">
                <text:p>0.35913</text:p>
              </table:table-cell>
              <table:table-cell office:value-type="float" office:value="0.381476222222222">
                <text:p>0.381476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730518">
                <text:p>0.730518</text:p>
              </table:table-cell>
              <table:table-cell office:value-type="float" office:value="0.938527">
                <text:p>0.938527</text:p>
              </table:table-cell>
              <table:table-cell office:value-type="float" office:value="0.45011">
                <text:p>0.4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311246">
                <text:p>-0.311246</text:p>
              </table:table-cell>
              <table:table-cell office:value-type="float" office:value="0.423241777777778">
                <text:p>0.423241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671219">
                <text:p>0.671219</text:p>
              </table:table-cell>
              <table:table-cell office:value-type="float" office:value="0.584185">
                <text:p>0.584185</text:p>
              </table:table-cell>
              <table:table-cell office:value-type="float" office:value="0.423241777777778">
                <text:p>0.423241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42371">
                <text:p>0.342371</text:p>
              </table:table-cell>
              <table:table-cell office:value-type="float" office:value="0.363386777777778">
                <text:p>0.363386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630845">
                <text:p>0.630845</text:p>
              </table:table-cell>
              <table:table-cell office:value-type="float" office:value="-0.179565">
                <text:p>-0.179565</text:p>
              </table:table-cell>
              <table:table-cell office:value-type="float" office:value="0.292624777777778">
                <text:p>0.292624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213646">
                <text:p>-0.213646</text:p>
              </table:table-cell>
              <table:table-cell office:value-type="float" office:value="0.4956">
                <text:p>0.4956</text:p>
              </table:table-cell>
              <table:table-cell office:value-type="float" office:value="0.291826666666667">
                <text:p>0.29182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777201">
                <text:p>0.777201</text:p>
              </table:table-cell>
              <table:table-cell office:value-type="float" office:value="0.42138">
                <text:p>0.42138</text:p>
              </table:table-cell>
              <table:table-cell office:value-type="float" office:value="0.300871444444444">
                <text:p>0.300871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215749">
                <text:p>-0.215749</text:p>
              </table:table-cell>
              <table:table-cell office:value-type="float" office:value="0.138864">
                <text:p>0.138864</text:p>
              </table:table-cell>
              <table:table-cell office:value-type="float" office:value="0.309916222222222">
                <text:p>0.309916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002839">
                <text:p>-0.002839</text:p>
              </table:table-cell>
              <table:table-cell office:value-type="float" office:value="0.725443">
                <text:p>0.725443</text:p>
              </table:table-cell>
              <table:table-cell office:value-type="float" office:value="0.350617666666667">
                <text:p>0.350617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662387">
                <text:p>0.662387</text:p>
              </table:table-cell>
              <table:table-cell office:value-type="float" office:value="-0.0287299999999999">
                <text:p>-0.0287299999999999</text:p>
              </table:table-cell>
              <table:table-cell office:value-type="float" office:value="0.243144666666667">
                <text:p>0.243144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195141">
                <text:p>-0.195141</text:p>
              </table:table-cell>
              <table:table-cell office:value-type="float" office:value="0.811635">
                <text:p>0.811635</text:p>
              </table:table-cell>
              <table:table-cell office:value-type="float" office:value="0.367909222222222">
                <text:p>0.367909222222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615704">
                <text:p>0.615704</text:p>
              </table:table-cell>
              <table:table-cell office:value-type="float" office:value="0.184354">
                <text:p>0.184354</text:p>
              </table:table-cell>
              <table:table-cell office:value-type="float" office:value="0.323483555555556">
                <text:p>0.323483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210282">
                <text:p>-0.210282</text:p>
              </table:table-cell>
              <table:table-cell office:value-type="float" office:value="0.581791">
                <text:p>0.581791</text:p>
              </table:table-cell>
              <table:table-cell office:value-type="float" office:value="0.350085777777778">
                <text:p>0.350085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600564">
                <text:p>0.600564</text:p>
              </table:table-cell>
              <table:table-cell office:value-type="float" office:value="-0.0502779999999999">
                <text:p>-0.0502779999999999</text:p>
              </table:table-cell>
              <table:table-cell office:value-type="float" office:value="0.364451">
                <text:p>0.364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-0.169908">
                <text:p>-0.169908</text:p>
              </table:table-cell>
              <table:table-cell office:value-type="float" office:value="0.3304">
                <text:p>0.3304</text:p>
              </table:table-cell>
              <table:table-cell office:value-type="float" office:value="0.346095444444444">
                <text:p>0.346095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676266">
                <text:p>0.676266</text:p>
              </table:table-cell>
              <table:table-cell office:value-type="float" office:value="1.237802">
                <text:p>1.237802</text:p>
              </table:table-cell>
              <table:table-cell office:value-type="float" office:value="0.436809">
                <text:p>0.436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265796">
                <text:p>-0.265796</text:p>
              </table:table-cell>
              <table:table-cell office:value-type="float" office:value="0.52433">
                <text:p>0.52433</text:p>
              </table:table-cell>
              <table:table-cell office:value-type="float" office:value="0.479638555555556">
                <text:p>0.479638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615704">
                <text:p>0.615704</text:p>
              </table:table-cell>
              <table:table-cell office:value-type="float" office:value="1.034295">
                <text:p>1.034295</text:p>
              </table:table-cell>
              <table:table-cell office:value-type="float" office:value="0.513955444444444">
                <text:p>0.5139554444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169908">
                <text:p>-0.169908</text:p>
              </table:table-cell>
              <table:table-cell office:value-type="float" office:value="1.11091">
                <text:p>1.11091</text:p>
              </table:table-cell>
              <table:table-cell office:value-type="float" office:value="0.640582111111111">
                <text:p>0.640582111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30596">
                <text:p>-0.030596</text:p>
              </table:table-cell>
              <table:table-cell office:value-type="float" office:value="0.972046">
                <text:p>0.972046</text:p>
              </table:table-cell>
              <table:table-cell office:value-type="float" office:value="0.658405555555555">
                <text:p>0.658405555555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738088">
                <text:p>0.738088</text:p>
              </table:table-cell>
              <table:table-cell office:value-type="float" office:value="0.80924">
                <text:p>0.80924</text:p>
              </table:table-cell>
              <table:table-cell office:value-type="float" office:value="0.727837333333333">
                <text:p>0.727837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159276">
                <text:p>-0.159276</text:p>
              </table:table-cell>
              <table:table-cell office:value-type="float" office:value="0.584185">
                <text:p>0.584185</text:p>
              </table:table-cell>
              <table:table-cell office:value-type="float" office:value="0.728103333333333">
                <text:p>0.72810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705537">
                <text:p>0.705537</text:p>
              </table:table-cell>
              <table:table-cell office:value-type="float" office:value="0.457293">
                <text:p>0.457293</text:p>
              </table:table-cell>
              <table:table-cell office:value-type="float" office:value="0.784500111111111">
                <text:p>0.784500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188412">
                <text:p>-0.188412</text:p>
              </table:table-cell>
              <table:table-cell office:value-type="float" office:value="0.718261">
                <text:p>0.718261</text:p>
              </table:table-cell>
              <table:table-cell office:value-type="float" office:value="0.827595777777778">
                <text:p>0.827595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595517">
                <text:p>0.595517</text:p>
              </table:table-cell>
              <table:table-cell office:value-type="float" office:value="0.385467">
                <text:p>0.385467</text:p>
              </table:table-cell>
              <table:table-cell office:value-type="float" office:value="0.732891888888889">
                <text:p>0.732891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198506">
                <text:p>-0.198506</text:p>
              </table:table-cell>
              <table:table-cell office:value-type="float" office:value="0.826">
                <text:p>0.826</text:p>
              </table:table-cell>
              <table:table-cell office:value-type="float" office:value="0.766410777777778">
                <text:p>0.766410777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686359">
                <text:p>0.686359</text:p>
              </table:table-cell>
              <table:table-cell office:value-type="float" office:value="0.804452">
                <text:p>0.804452</text:p>
              </table:table-cell>
              <table:table-cell office:value-type="float" office:value="0.740872666666667">
                <text:p>0.740872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192092">
                <text:p>-0.192092</text:p>
              </table:table-cell>
              <table:table-cell office:value-type="float" office:value="0.581791">
                <text:p>0.581791</text:p>
              </table:table-cell>
              <table:table-cell office:value-type="float" office:value="0.682081666666667">
                <text:p>0.682081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783509">
                <text:p>0.783509</text:p>
              </table:table-cell>
              <table:table-cell office:value-type="float" office:value="0.605733">
                <text:p>0.605733</text:p>
              </table:table-cell>
              <table:table-cell office:value-type="float" office:value="0.641380222222222">
                <text:p>0.641380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235515">
                <text:p>-0.235515</text:p>
              </table:table-cell>
              <table:table-cell office:value-type="float" office:value="1.041478">
                <text:p>1.041478</text:p>
              </table:table-cell>
              <table:table-cell office:value-type="float" office:value="0.667184444444444">
                <text:p>0.66718444444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600564">
                <text:p>0.600564</text:p>
              </table:table-cell>
              <table:table-cell office:value-type="float" office:value="0.802058">
                <text:p>0.802058</text:p>
              </table:table-cell>
              <table:table-cell office:value-type="float" office:value="0.691392555555555">
                <text:p>0.691392555555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208599">
                <text:p>-0.208599</text:p>
              </table:table-cell>
              <table:table-cell office:value-type="float" office:value="0.311246">
                <text:p>0.311246</text:p>
              </table:table-cell>
              <table:table-cell office:value-type="float" office:value="0.675165111111111">
                <text:p>0.675165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625798">
                <text:p>0.625798</text:p>
              </table:table-cell>
              <table:table-cell office:value-type="float" office:value="0.802058">
                <text:p>0.802058</text:p>
              </table:table-cell>
              <table:table-cell office:value-type="float" office:value="0.684475888888889">
                <text:p>0.684475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172221">
                <text:p>-0.172221</text:p>
              </table:table-cell>
              <table:table-cell office:value-type="float" office:value="0.462081">
                <text:p>0.462081</text:p>
              </table:table-cell>
              <table:table-cell office:value-type="float" office:value="0.692988555555556">
                <text:p>0.692988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734303">
                <text:p>0.734303</text:p>
              </table:table-cell>
              <table:table-cell office:value-type="float" office:value="0.725443">
                <text:p>0.725443</text:p>
              </table:table-cell>
              <table:table-cell office:value-type="float" office:value="0.681815555555556">
                <text:p>0.68181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218693">
                <text:p>-0.218693</text:p>
              </table:table-cell>
              <table:table-cell office:value-type="float" office:value="0.806846">
                <text:p>0.806846</text:p>
              </table:table-cell>
              <table:table-cell office:value-type="float" office:value="0.682081555555556">
                <text:p>0.682081555555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610658">
                <text:p>0.610658</text:p>
              </table:table-cell>
              <table:table-cell office:value-type="float" office:value="0.380678">
                <text:p>0.380678</text:p>
              </table:table-cell>
              <table:table-cell office:value-type="float" office:value="0.659735666666667">
                <text:p>0.659735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111235">
                <text:p>-0.111235</text:p>
              </table:table-cell>
              <table:table-cell office:value-type="float" office:value="1.070208">
                <text:p>1.070208</text:p>
              </table:table-cell>
              <table:table-cell office:value-type="float" office:value="0.711344">
                <text:p>0.711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1.005747">
                <text:p>1.005747</text:p>
              </table:table-cell>
              <table:table-cell office:value-type="float" office:value="0.603339">
                <text:p>0.603339</text:p>
              </table:table-cell>
              <table:table-cell office:value-type="float" office:value="0.662661888888889">
                <text:p>0.662661888888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280095">
                <text:p>-0.280095</text:p>
              </table:table-cell>
              <table:table-cell office:value-type="float" office:value="2.58095">
                <text:p>2.58095</text:p>
              </table:table-cell>
              <table:table-cell office:value-type="float" office:value="0.860316555555555">
                <text:p>0.860316555555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000927">
                <text:p>0.000927</text:p>
              </table:table-cell>
              <table:table-cell office:value-type="float" office:value="0.143652">
                <text:p>0.143652</text:p>
              </table:table-cell>
              <table:table-cell office:value-type="float" office:value="0.841695">
                <text:p>0.841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122324">
                <text:p>0.122324</text:p>
              </table:table-cell>
              <table:table-cell office:value-type="float" office:value="1.256956">
                <text:p>1.256956</text:p>
              </table:table-cell>
              <table:table-cell office:value-type="float" office:value="0.892239222222222">
                <text:p>0.89223922222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29019">
                <text:p>-0.029019</text:p>
              </table:table-cell>
              <table:table-cell office:value-type="float" office:value="1.039084">
                <text:p>1.039084</text:p>
              </table:table-cell>
              <table:table-cell office:value-type="float" office:value="0.956350666666667">
                <text:p>0.956350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726733">
                <text:p>0.726733</text:p>
              </table:table-cell>
              <table:table-cell office:value-type="float" office:value="0.521936">
                <text:p>0.521936</text:p>
              </table:table-cell>
              <table:table-cell office:value-type="float" office:value="0.933738777777778">
                <text:p>0.9337387777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3888">
                <text:p>-0.23888</text:p>
              </table:table-cell>
              <table:table-cell office:value-type="float" office:value="0.608127">
                <text:p>0.608127</text:p>
              </table:table-cell>
              <table:table-cell office:value-type="float" office:value="0.911658888888889">
                <text:p>0.911658888888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625798">
                <text:p>0.625798</text:p>
              </table:table-cell>
              <table:table-cell office:value-type="float" office:value="0.562638">
                <text:p>0.562638</text:p>
              </table:table-cell>
              <table:table-cell office:value-type="float" office:value="0.931876666666667">
                <text:p>0.93187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176006">
                <text:p>-0.176006</text:p>
              </table:table-cell>
              <table:table-cell office:value-type="float" office:value="0.639252">
                <text:p>0.639252</text:p>
              </table:table-cell>
              <table:table-cell office:value-type="float" office:value="0.883992666666667">
                <text:p>0.883992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658602">
                <text:p>0.658602</text:p>
              </table:table-cell>
              <table:table-cell office:value-type="float" office:value="0.354342">
                <text:p>0.354342</text:p>
              </table:table-cell>
              <table:table-cell office:value-type="float" office:value="0.856326333333333">
                <text:p>0.856326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180001">
                <text:p>-0.180001</text:p>
              </table:table-cell>
              <table:table-cell office:value-type="float" office:value="0.708684">
                <text:p>0.708684</text:p>
              </table:table-cell>
              <table:table-cell office:value-type="float" office:value="0.648296777777778">
                <text:p>0.648296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676266">
                <text:p>0.676266</text:p>
              </table:table-cell>
              <table:table-cell office:value-type="float" office:value="0.567426">
                <text:p>0.567426</text:p>
              </table:table-cell>
              <table:table-cell office:value-type="float" office:value="0.695382777777778">
                <text:p>0.695382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1902">
                <text:p>-0.1902</text:p>
              </table:table-cell>
              <table:table-cell office:value-type="float" office:value="0.490812">
                <text:p>0.490812</text:p>
              </table:table-cell>
              <table:table-cell office:value-type="float" office:value="0.610255666666667">
                <text:p>0.610255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760799">
                <text:p>0.760799</text:p>
              </table:table-cell>
              <table:table-cell office:value-type="float" office:value="0.105345">
                <text:p>0.105345</text:p>
              </table:table-cell>
              <table:table-cell office:value-type="float" office:value="0.506506888888889">
                <text:p>0.506506888888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230469">
                <text:p>-0.230469</text:p>
              </table:table-cell>
              <table:table-cell office:value-type="float" office:value="0.682348">
                <text:p>0.682348</text:p>
              </table:table-cell>
              <table:table-cell office:value-type="float" office:value="0.524330444444444">
                <text:p>0.524330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017348">
                <text:p>-0.017348</text:p>
              </table:table-cell>
              <table:table-cell office:value-type="float" office:value="0.325612">
                <text:p>0.325612</text:p>
              </table:table-cell>
              <table:table-cell office:value-type="float" office:value="0.492939888888889">
                <text:p>0.492939888888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005678">
                <text:p>-0.005678</text:p>
              </table:table-cell>
              <table:table-cell office:value-type="float" office:value="0.919374">
                <text:p>0.919374</text:p>
              </table:table-cell>
              <table:table-cell office:value-type="float" office:value="0.532577222222222">
                <text:p>0.532577222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753229">
                <text:p>0.753229</text:p>
              </table:table-cell>
              <table:table-cell office:value-type="float" office:value="0.691924">
                <text:p>0.691924</text:p>
              </table:table-cell>
              <table:table-cell office:value-type="float" office:value="0.538429666666667">
                <text:p>0.538429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213646">
                <text:p>-0.213646</text:p>
              </table:table-cell>
              <table:table-cell office:value-type="float" office:value="0.916979">
                <text:p>0.916979</text:p>
              </table:table-cell>
              <table:table-cell office:value-type="float" office:value="0.600944888888889">
                <text:p>0.600944888888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640938">
                <text:p>0.640938</text:p>
              </table:table-cell>
              <table:table-cell office:value-type="float" office:value="0.632069">
                <text:p>0.632069</text:p>
              </table:table-cell>
              <table:table-cell office:value-type="float" office:value="0.592432111111111">
                <text:p>0.592432111111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87361">
                <text:p>-0.187361</text:p>
              </table:table-cell>
              <table:table-cell office:value-type="float" office:value="0.670377">
                <text:p>0.670377</text:p>
              </table:table-cell>
              <table:table-cell office:value-type="float" office:value="0.603871111111111">
                <text:p>0.603871111111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734303">
                <text:p>0.734303</text:p>
              </table:table-cell>
              <table:table-cell office:value-type="float" office:value="0.617704">
                <text:p>0.617704</text:p>
              </table:table-cell>
              <table:table-cell office:value-type="float" office:value="0.617970222222222">
                <text:p>0.6179702222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08599">
                <text:p>-0.208599</text:p>
              </table:table-cell>
              <table:table-cell office:value-type="float" office:value="0.332794">
                <text:p>0.332794</text:p>
              </table:table-cell>
              <table:table-cell office:value-type="float" office:value="0.643242333333333">
                <text:p>0.643242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671219">
                <text:p>0.671219</text:p>
              </table:table-cell>
              <table:table-cell office:value-type="float" office:value="0.407014">
                <text:p>0.407014</text:p>
              </table:table-cell>
              <table:table-cell office:value-type="float" office:value="0.612649666666667">
                <text:p>0.612649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240562">
                <text:p>-0.240562</text:p>
              </table:table-cell>
              <table:table-cell office:value-type="float" office:value="0.581791">
                <text:p>0.581791</text:p>
              </table:table-cell>
              <table:table-cell office:value-type="float" office:value="0.641114">
                <text:p>0.641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691406">
                <text:p>0.691406</text:p>
              </table:table-cell>
              <table:table-cell office:value-type="float" office:value="0.902614">
                <text:p>0.902614</text:p>
              </table:table-cell>
              <table:table-cell office:value-type="float" office:value="0.639251777777778">
                <text:p>0.6392517777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225422">
                <text:p>-0.225422</text:p>
              </table:table-cell>
              <table:table-cell office:value-type="float" office:value="0.452504">
                <text:p>0.452504</text:p>
              </table:table-cell>
              <table:table-cell office:value-type="float" office:value="0.612649555555556">
                <text:p>0.612649555555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630845">
                <text:p>0.630845</text:p>
              </table:table-cell>
              <table:table-cell office:value-type="float" office:value="0.684742">
                <text:p>0.684742</text:p>
              </table:table-cell>
              <table:table-cell office:value-type="float" office:value="0.586845444444444">
                <text:p>0.586845444444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186748">
                <text:p>-0.186748</text:p>
              </table:table-cell>
              <table:table-cell office:value-type="float" office:value="0.495865777777778">
                <text:p>0.495865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625798">
                <text:p>0.625798</text:p>
              </table:table-cell>
              <table:table-cell office:value-type="float" office:value="0.562638">
                <text:p>0.562638</text:p>
              </table:table-cell>
              <table:table-cell office:value-type="float" office:value="0.483894777777778">
                <text:p>0.4838947777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66543">
                <text:p>-0.166543</text:p>
              </table:table-cell>
              <table:table-cell office:value-type="float" office:value="0.426168">
                <text:p>0.426168</text:p>
              </table:table-cell>
              <table:table-cell office:value-type="float" office:value="0.462613">
                <text:p>0.462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726733">
                <text:p>0.726733</text:p>
              </table:table-cell>
              <table:table-cell office:value-type="float" office:value="0.742203">
                <text:p>0.742203</text:p>
              </table:table-cell>
              <table:table-cell office:value-type="float" office:value="0.508102888888889">
                <text:p>0.508102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28786">
                <text:p>-0.228786</text:p>
              </table:table-cell>
              <table:table-cell office:value-type="float" office:value="0.349554">
                <text:p>0.349554</text:p>
              </table:table-cell>
              <table:table-cell office:value-type="float" office:value="0.501718444444444">
                <text:p>0.501718444444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686359">
                <text:p>0.686359</text:p>
              </table:table-cell>
              <table:table-cell office:value-type="float" office:value="0.897826">
                <text:p>0.897826</text:p>
              </table:table-cell>
              <table:table-cell office:value-type="float" office:value="0.536833444444444">
                <text:p>0.536833444444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220375">
                <text:p>-0.220375</text:p>
              </table:table-cell>
              <table:table-cell office:value-type="float" office:value="0.040702">
                <text:p>0.040702</text:p>
              </table:table-cell>
              <table:table-cell office:value-type="float" office:value="0.441065444444444">
                <text:p>0.441065444444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691406">
                <text:p>0.691406</text:p>
              </table:table-cell>
              <table:table-cell office:value-type="float" office:value="0.328006">
                <text:p>0.328006</text:p>
              </table:table-cell>
              <table:table-cell office:value-type="float" office:value="0.427232333333333">
                <text:p>0.427232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200609">
                <text:p>-0.200609</text:p>
              </table:table-cell>
              <table:table-cell office:value-type="float" office:value="0.265757">
                <text:p>0.265757</text:p>
              </table:table-cell>
              <table:table-cell office:value-type="float" office:value="0.380678444444444">
                <text:p>0.380678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757014">
                <text:p>0.757014</text:p>
              </table:table-cell>
              <table:table-cell office:value-type="float" office:value="0.914585">
                <text:p>0.914585</text:p>
              </table:table-cell>
              <table:table-cell office:value-type="float" office:value="0.503048777777778">
                <text:p>0.503048777777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07422">
                <text:p>-0.07422</text:p>
              </table:table-cell>
              <table:table-cell office:value-type="float" office:value="0.432286777777778">
                <text:p>0.432286777777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570284">
                <text:p>0.570284</text:p>
              </table:table-cell>
              <table:table-cell office:value-type="float" office:value="0.40462">
                <text:p>0.40462</text:p>
              </table:table-cell>
              <table:table-cell office:value-type="float" office:value="0.429892555555556">
                <text:p>0.429892555555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88412">
                <text:p>-0.188412</text:p>
              </table:table-cell>
              <table:table-cell office:value-type="float" office:value="0.13647">
                <text:p>0.13647</text:p>
              </table:table-cell>
              <table:table-cell office:value-type="float" office:value="0.362588888888889">
                <text:p>0.36258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686359">
                <text:p>0.686359</text:p>
              </table:table-cell>
              <table:table-cell office:value-type="float" office:value="0.533907">
                <text:p>0.533907</text:p>
              </table:table-cell>
              <table:table-cell office:value-type="float" office:value="0.383072555555555">
                <text:p>0.3830725555555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220375">
                <text:p>-0.220375</text:p>
              </table:table-cell>
              <table:table-cell office:value-type="float" office:value="0.490812">
                <text:p>0.490812</text:p>
              </table:table-cell>
              <table:table-cell office:value-type="float" office:value="0.337848777777778">
                <text:p>0.337848777777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676266">
                <text:p>0.676266</text:p>
              </table:table-cell>
              <table:table-cell office:value-type="float" office:value="0.18196">
                <text:p>0.18196</text:p>
              </table:table-cell>
              <table:table-cell office:value-type="float" office:value="0.353544111111111">
                <text:p>0.353544111111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201555">
                <text:p>-0.201555</text:p>
              </table:table-cell>
              <table:table-cell office:value-type="float" office:value="-0.241814">
                <text:p>-0.241814</text:p>
              </table:table-cell>
              <table:table-cell office:value-type="float" office:value="0.290230777777778">
                <text:p>0.2902307777777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4731">
                <text:p>0.004731</text:p>
              </table:table-cell>
              <table:table-cell office:value-type="float" office:value="0.172383">
                <text:p>0.172383</text:p>
              </table:table-cell>
              <table:table-cell office:value-type="float" office:value="0.279855888888889">
                <text:p>0.2798558888888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01893">
                <text:p>-0.001893</text:p>
              </table:table-cell>
              <table:table-cell office:value-type="float" office:value="0.548272">
                <text:p>0.548272</text:p>
              </table:table-cell>
              <table:table-cell office:value-type="float" office:value="0.239154444444444">
                <text:p>0.23915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688882">
                <text:p>0.688882</text:p>
              </table:table-cell>
              <table:table-cell office:value-type="float" office:value="-0.402226">
                <text:p>-0.402226</text:p>
              </table:table-cell>
              <table:table-cell office:value-type="float" office:value="0.202709333333333">
                <text:p>0.202709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67489">
                <text:p>-0.167489</text:p>
              </table:table-cell>
              <table:table-cell office:value-type="float" office:value="0.433351">
                <text:p>0.433351</text:p>
              </table:table-cell>
              <table:table-cell office:value-type="float" office:value="0.205901666666667">
                <text:p>0.205901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639677">
                <text:p>0.639677</text:p>
              </table:table-cell>
              <table:table-cell office:value-type="float" office:value="0.347159">
                <text:p>0.347159</text:p>
              </table:table-cell>
              <table:table-cell office:value-type="float" office:value="0.229311555555556">
                <text:p>0.229311555555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188412">
                <text:p>-0.188412</text:p>
              </table:table-cell>
              <table:table-cell office:value-type="float" office:value="0.347159">
                <text:p>0.347159</text:p>
              </table:table-cell>
              <table:table-cell office:value-type="float" office:value="0.208561777777778">
                <text:p>0.208561777777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015771">
                <text:p>-0.015771</text:p>
              </table:table-cell>
              <table:table-cell office:value-type="float" office:value="0.943316">
                <text:p>0.943316</text:p>
              </table:table-cell>
              <table:table-cell office:value-type="float" office:value="0.25884">
                <text:p>0.258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810005">
                <text:p>0.810005</text:p>
              </table:table-cell>
              <table:table-cell office:value-type="float" office:value="0.335188">
                <text:p>0.335188</text:p>
              </table:table-cell>
              <table:table-cell office:value-type="float" office:value="0.275865333333333">
                <text:p>0.275865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21291">
                <text:p>-0.21291</text:p>
              </table:table-cell>
              <table:table-cell office:value-type="float" office:value="0.1652">
                <text:p>0.1652</text:p>
              </table:table-cell>
              <table:table-cell office:value-type="float" office:value="0.321089111111111">
                <text:p>0.3210891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.654817">
                <text:p>0.654817</text:p>
              </table:table-cell>
              <table:table-cell office:value-type="float" office:value="0.107739">
                <text:p>0.107739</text:p>
              </table:table-cell>
              <table:table-cell office:value-type="float" office:value="0.313906444444444">
                <text:p>0.313906444444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158027">
                <text:p>-0.158027</text:p>
              </table:table-cell>
              <table:table-cell office:value-type="float" office:value="-0.172382">
                <text:p>-0.172382</text:p>
              </table:table-cell>
              <table:table-cell office:value-type="float" office:value="0.233833777777778">
                <text:p>0.233833777777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722948">
                <text:p>0.722948</text:p>
              </table:table-cell>
              <table:table-cell office:value-type="float" office:value="0.725443">
                <text:p>0.725443</text:p>
              </table:table-cell>
              <table:table-cell office:value-type="float" office:value="0.359130333333333">
                <text:p>0.359130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035913">
                <text:p>-0.035913</text:p>
              </table:table-cell>
              <table:table-cell office:value-type="float" office:value="0.306989888888889">
                <text:p>0.306989888888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656079">
                <text:p>0.656079</text:p>
              </table:table-cell>
              <table:table-cell office:value-type="float" office:value="0.208296">
                <text:p>0.208296</text:p>
              </table:table-cell>
              <table:table-cell office:value-type="float" office:value="0.291560666666667">
                <text:p>0.291560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109057">
                <text:p>-0.109057</text:p>
              </table:table-cell>
              <table:table-cell office:value-type="float" office:value="-0.011971">
                <text:p>-0.011971</text:p>
              </table:table-cell>
              <table:table-cell office:value-type="float" office:value="0.251657333333333">
                <text:p>0.251657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766476">
                <text:p>0.766476</text:p>
              </table:table-cell>
              <table:table-cell office:value-type="float" office:value="0.732626">
                <text:p>0.732626</text:p>
              </table:table-cell>
              <table:table-cell office:value-type="float" office:value="0.228247333333333">
                <text:p>0.228247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74954">
                <text:p>-0.174954</text:p>
              </table:table-cell>
              <table:table-cell office:value-type="float" office:value="0.411803">
                <text:p>0.411803</text:p>
              </table:table-cell>
              <table:table-cell office:value-type="float" office:value="0.236760111111111">
                <text:p>0.236760111111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034924">
                <text:p>-0.034924</text:p>
              </table:table-cell>
              <table:table-cell office:value-type="float" office:value="0.083797">
                <text:p>0.083797</text:p>
              </table:table-cell>
              <table:table-cell office:value-type="float" office:value="0.227715333333333">
                <text:p>0.227715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13058">
                <text:p>0.013058</text:p>
              </table:table-cell>
              <table:table-cell office:value-type="float" office:value="0.409409">
                <text:p>0.409409</text:p>
              </table:table-cell>
              <table:table-cell office:value-type="float" office:value="0.261234222222222">
                <text:p>0.261234222222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601826">
                <text:p>0.601826</text:p>
              </table:table-cell>
              <table:table-cell office:value-type="float" office:value="0.129287">
                <text:p>0.129287</text:p>
              </table:table-cell>
              <table:table-cell office:value-type="float" office:value="0.294753">
                <text:p>0.294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165597">
                <text:p>-0.165597</text:p>
              </table:table-cell>
              <table:table-cell office:value-type="float" office:value="0.409409">
                <text:p>0.409409</text:p>
              </table:table-cell>
              <table:table-cell office:value-type="float" office:value="0.259638111111111">
                <text:p>0.259638111111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556405">
                <text:p>0.556405</text:p>
              </table:table-cell>
              <table:table-cell office:value-type="float" office:value="0.85473">
                <text:p>0.85473</text:p>
              </table:table-cell>
              <table:table-cell office:value-type="float" office:value="0.358598444444445">
                <text:p>0.3585984444444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159814">
                <text:p>-0.159814</text:p>
              </table:table-cell>
              <table:table-cell office:value-type="float" office:value="-0.287304">
                <text:p>-0.287304</text:p>
              </table:table-cell>
              <table:table-cell office:value-type="float" office:value="0.303531777777778">
                <text:p>0.303531777777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524863">
                <text:p>0.524863</text:p>
              </table:table-cell>
              <table:table-cell office:value-type="float" office:value="1.221043">
                <text:p>1.221043</text:p>
              </table:table-cell>
              <table:table-cell office:value-type="float" office:value="0.440533333333333">
                <text:p>0.4405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44779">
                <text:p>-0.144779</text:p>
              </table:table-cell>
              <table:table-cell office:value-type="float" office:value="0.167594">
                <text:p>0.167594</text:p>
              </table:table-cell>
              <table:table-cell office:value-type="float" office:value="0.377752">
                <text:p>0.3777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0842">
                <text:p>-0.00842</text:p>
              </table:table-cell>
              <table:table-cell office:value-type="float" office:value="0.766145">
                <text:p>0.766145</text:p>
              </table:table-cell>
              <table:table-cell office:value-type="float" office:value="0.417123333333333">
                <text:p>0.41712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698615">
                <text:p>0.698615</text:p>
              </table:table-cell>
              <table:table-cell office:value-type="float" office:value="0.308852">
                <text:p>0.308852</text:p>
              </table:table-cell>
              <table:table-cell office:value-type="float" office:value="0.442129444444444">
                <text:p>0.4421294444444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168225">
                <text:p>-0.168225</text:p>
              </table:table-cell>
              <table:table-cell office:value-type="float" office:value="0.675165">
                <text:p>0.675165</text:p>
              </table:table-cell>
              <table:table-cell office:value-type="float" office:value="0.471657888888889">
                <text:p>0.471657888888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20502">
                <text:p>-0.020502</text:p>
              </table:table-cell>
              <table:table-cell office:value-type="float" office:value="0.577003">
                <text:p>0.577003</text:p>
              </table:table-cell>
              <table:table-cell office:value-type="float" office:value="0.521404111111111">
                <text:p>0.52140411111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002839">
                <text:p>-0.002839</text:p>
              </table:table-cell>
              <table:table-cell office:value-type="float" office:value="0.881066">
                <text:p>0.881066</text:p>
              </table:table-cell>
              <table:table-cell office:value-type="float" office:value="0.573810444444444">
                <text:p>0.573810444444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704023">
                <text:p>0.704023</text:p>
              </table:table-cell>
              <table:table-cell office:value-type="float" office:value="0.42138">
                <text:p>0.42138</text:p>
              </table:table-cell>
              <table:table-cell office:value-type="float" office:value="0.525660444444444">
                <text:p>0.5256604444444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130375">
                <text:p>-0.130375</text:p>
              </table:table-cell>
              <table:table-cell office:value-type="float" office:value="0.0335190000000001">
                <text:p>0.0335190000000001</text:p>
              </table:table-cell>
              <table:table-cell office:value-type="float" office:value="0.561307444444444">
                <text:p>0.5613074444444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152664">
                <text:p>0.152664</text:p>
              </table:table-cell>
              <table:table-cell office:value-type="float" office:value="0.73502">
                <text:p>0.73502</text:p>
              </table:table-cell>
              <table:table-cell office:value-type="float" office:value="0.507304888888889">
                <text:p>0.5073048888888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476919">
                <text:p>0.476919</text:p>
              </table:table-cell>
              <table:table-cell office:value-type="float" office:value="0.715866">
                <text:p>0.715866</text:p>
              </table:table-cell>
              <table:table-cell office:value-type="float" office:value="0.568224">
                <text:p>0.568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205235">
                <text:p>-0.205235</text:p>
              </table:table-cell>
              <table:table-cell office:value-type="float" office:value="0.821211">
                <text:p>0.821211</text:p>
              </table:table-cell>
              <table:table-cell office:value-type="float" office:value="0.574342444444445">
                <text:p>0.5743424444444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555143">
                <text:p>0.555143</text:p>
              </table:table-cell>
              <table:table-cell office:value-type="float" office:value="0.407014">
                <text:p>0.407014</text:p>
              </table:table-cell>
              <table:table-cell office:value-type="float" office:value="0.585249333333333">
                <text:p>0.585249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188412">
                <text:p>-0.188412</text:p>
              </table:table-cell>
              <table:table-cell office:value-type="float" office:value="0.864307">
                <text:p>0.864307</text:p>
              </table:table-cell>
              <table:table-cell office:value-type="float" office:value="0.606265111111111">
                <text:p>0.606265111111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74692">
                <text:p>0.74692</text:p>
              </table:table-cell>
              <table:table-cell office:value-type="float" office:value="0.632069">
                <text:p>0.632069</text:p>
              </table:table-cell>
              <table:table-cell office:value-type="float" office:value="0.612383555555555">
                <text:p>0.612383555555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121359">
                <text:p>-0.121359</text:p>
              </table:table-cell>
              <table:table-cell office:value-type="float" office:value="1.163582">
                <text:p>1.163582</text:p>
              </table:table-cell>
              <table:table-cell office:value-type="float" office:value="0.643774222222222">
                <text:p>0.643774222222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.365259">
                <text:p>0.365259</text:p>
              </table:table-cell>
              <table:table-cell office:value-type="float" office:value="-0.213084">
                <text:p>-0.213084</text:p>
              </table:table-cell>
              <table:table-cell office:value-type="float" office:value="0.573278222222222">
                <text:p>0.573278222222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1514">
                <text:p>-0.01514</text:p>
              </table:table-cell>
              <table:table-cell office:value-type="float" office:value="0.684742">
                <text:p>0.684742</text:p>
              </table:table-cell>
              <table:table-cell office:value-type="float" office:value="0.645636333333333">
                <text:p>0.645636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787294">
                <text:p>0.787294</text:p>
              </table:table-cell>
              <table:table-cell office:value-type="float" office:value="0.87149">
                <text:p>0.87149</text:p>
              </table:table-cell>
              <table:table-cell office:value-type="float" office:value="0.660799666666667">
                <text:p>0.660799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241298">
                <text:p>-0.241298</text:p>
              </table:table-cell>
              <table:table-cell office:value-type="float" office:value="0.816423">
                <text:p>0.816423</text:p>
              </table:table-cell>
              <table:table-cell office:value-type="float" office:value="0.671972666666667">
                <text:p>0.671972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647247">
                <text:p>0.647247</text:p>
              </table:table-cell>
              <table:table-cell office:value-type="float" office:value="0.792481">
                <text:p>0.792481</text:p>
              </table:table-cell>
              <table:table-cell office:value-type="float" office:value="0.668780444444444">
                <text:p>0.6687804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183366">
                <text:p>-0.183366</text:p>
              </table:table-cell>
              <table:table-cell office:value-type="float" office:value="0.97444">
                <text:p>0.97444</text:p>
              </table:table-cell>
              <table:table-cell office:value-type="float" office:value="0.731827777777778">
                <text:p>0.731827777777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701499">
                <text:p>0.701499</text:p>
              </table:table-cell>
              <table:table-cell office:value-type="float" office:value="0.675165">
                <text:p>0.675165</text:p>
              </table:table-cell>
              <table:table-cell office:value-type="float" office:value="0.710812">
                <text:p>0.7108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233833">
                <text:p>-0.233833</text:p>
              </table:table-cell>
              <table:table-cell office:value-type="float" office:value="0.610522">
                <text:p>0.610522</text:p>
              </table:table-cell>
              <table:table-cell office:value-type="float" office:value="0.708417888888889">
                <text:p>0.708417888888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610658">
                <text:p>0.610658</text:p>
              </table:table-cell>
              <table:table-cell office:value-type="float" office:value="0.557849">
                <text:p>0.557849</text:p>
              </table:table-cell>
              <table:table-cell office:value-type="float" office:value="0.641114222222222">
                <text:p>0.6411142222222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203553">
                <text:p>-0.203553</text:p>
              </table:table-cell>
              <table:table-cell office:value-type="float" office:value="0.476446">
                <text:p>0.476446</text:p>
              </table:table-cell>
              <table:table-cell office:value-type="float" office:value="0.717728666666667">
                <text:p>0.717728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640938">
                <text:p>0.640938</text:p>
              </table:table-cell>
              <table:table-cell office:value-type="float" office:value="0.931345">
                <text:p>0.931345</text:p>
              </table:table-cell>
              <table:table-cell office:value-type="float" office:value="0.745129">
                <text:p>0.7451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242244">
                <text:p>-0.242244</text:p>
              </table:table-cell>
              <table:table-cell office:value-type="float" office:value="0.770933">
                <text:p>0.770933</text:p>
              </table:table-cell>
              <table:table-cell office:value-type="float" office:value="0.733956">
                <text:p>0.733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57197">
                <text:p>-0.057197</text:p>
              </table:table-cell>
              <table:table-cell office:value-type="float" office:value="0.694319">
                <text:p>0.694319</text:p>
              </table:table-cell>
              <table:table-cell office:value-type="float" office:value="0.720388888888889">
                <text:p>0.72038888888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26916">
                <text:p>-0.026916</text:p>
              </table:table-cell>
              <table:table-cell office:value-type="float" office:value="-0.0526719999999999">
                <text:p>-0.0526719999999999</text:p>
              </table:table-cell>
              <table:table-cell office:value-type="float" office:value="0.626483">
                <text:p>0.6264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03154">
                <text:p>-0.003154</text:p>
              </table:table-cell>
              <table:table-cell office:value-type="float" office:value="0.296881">
                <text:p>0.296881</text:p>
              </table:table-cell>
              <table:table-cell office:value-type="float" office:value="0.551198666666667">
                <text:p>0.551198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719163">
                <text:p>0.719163</text:p>
              </table:table-cell>
              <table:table-cell office:value-type="float" office:value="0.972046">
                <text:p>0.972046</text:p>
              </table:table-cell>
              <table:table-cell office:value-type="float" office:value="0.584185444444444">
                <text:p>0.584185444444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205235">
                <text:p>-0.205235</text:p>
              </table:table-cell>
              <table:table-cell office:value-type="float" office:value="0.222661">
                <text:p>0.222661</text:p>
              </table:table-cell>
              <table:table-cell office:value-type="float" office:value="0.541089777777778">
                <text:p>0.5410897777777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645985">
                <text:p>0.645985</text:p>
              </table:table-cell>
              <table:table-cell office:value-type="float" office:value="0.289699">
                <text:p>0.289699</text:p>
              </table:table-cell>
              <table:table-cell office:value-type="float" office:value="0.511295333333333">
                <text:p>0.511295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215328">
                <text:p>-0.215328</text:p>
              </table:table-cell>
              <table:table-cell office:value-type="float" office:value="0.385467">
                <text:p>0.385467</text:p>
              </table:table-cell>
              <table:table-cell office:value-type="float" office:value="0.501186555555556">
                <text:p>0.5011865555555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600564">
                <text:p>0.600564</text:p>
              </table:table-cell>
              <table:table-cell office:value-type="float" office:value="0.308852">
                <text:p>0.308852</text:p>
              </table:table-cell>
              <table:table-cell office:value-type="float" office:value="0.432020666666667">
                <text:p>0.432020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188412">
                <text:p>-0.188412</text:p>
              </table:table-cell>
              <table:table-cell office:value-type="float" office:value="0.577003">
                <text:p>0.577003</text:p>
              </table:table-cell>
              <table:table-cell office:value-type="float" office:value="0.410472888888889">
                <text:p>0.410472888888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610658">
                <text:p>0.610658</text:p>
              </table:table-cell>
              <table:table-cell office:value-type="float" office:value="0.366313">
                <text:p>0.366313</text:p>
              </table:table-cell>
              <table:table-cell office:value-type="float" office:value="0.374027777777778">
                <text:p>0.37402777777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181683">
                <text:p>-0.181683</text:p>
              </table:table-cell>
              <table:table-cell office:value-type="float" office:value="0.368707">
                <text:p>0.368707</text:p>
              </table:table-cell>
              <table:table-cell office:value-type="float" office:value="0.420847666666667">
                <text:p>0.420847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002839">
                <text:p>0.002839</text:p>
              </table:table-cell>
              <table:table-cell office:value-type="float" office:value="0.423774">
                <text:p>0.423774</text:p>
              </table:table-cell>
              <table:table-cell office:value-type="float" office:value="0.434946888888889">
                <text:p>0.4349468888888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760799">
                <text:p>0.760799</text:p>
              </table:table-cell>
              <table:table-cell office:value-type="float" office:value="-0.035913">
                <text:p>-0.035913</text:p>
              </table:table-cell>
              <table:table-cell office:value-type="float" office:value="0.322951444444444">
                <text:p>0.3229514444444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24212">
                <text:p>-0.124212</text:p>
              </table:table-cell>
              <table:table-cell office:value-type="float" office:value="0.387861">
                <text:p>0.387861</text:p>
              </table:table-cell>
              <table:table-cell office:value-type="float" office:value="0.341307">
                <text:p>0.3413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793783">
                <text:p>0.793783</text:p>
              </table:table-cell>
              <table:table-cell office:value-type="float" office:value="0.588974">
                <text:p>0.588974</text:p>
              </table:table-cell>
              <table:table-cell office:value-type="float" office:value="0.374559777777778">
                <text:p>0.374559777777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203553">
                <text:p>-0.203553</text:p>
              </table:table-cell>
              <table:table-cell office:value-type="float" office:value="0.557849">
                <text:p>0.557849</text:p>
              </table:table-cell>
              <table:table-cell office:value-type="float" office:value="0.393713333333333">
                <text:p>0.39371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610658">
                <text:p>0.610658</text:p>
              </table:table-cell>
              <table:table-cell office:value-type="float" office:value="0.861913">
                <text:p>0.861913</text:p>
              </table:table-cell>
              <table:table-cell office:value-type="float" office:value="0.455164555555556">
                <text:p>0.4551645555555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203553">
                <text:p>-0.203553</text:p>
              </table:table-cell>
              <table:table-cell office:value-type="float" office:value="1.11091">
                <text:p>1.11091</text:p>
              </table:table-cell>
              <table:table-cell office:value-type="float" office:value="0.514487555555556">
                <text:p>0.5144875555555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29877">
                <text:p>-0.029877</text:p>
              </table:table-cell>
              <table:table-cell office:value-type="float" office:value="0.701501">
                <text:p>0.701501</text:p>
              </table:table-cell>
              <table:table-cell office:value-type="float" office:value="0.551730666666667">
                <text:p>0.551730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714621">
                <text:p>0.714621</text:p>
              </table:table-cell>
              <table:table-cell office:value-type="float" office:value="0.785298">
                <text:p>0.785298</text:p>
              </table:table-cell>
              <table:table-cell office:value-type="float" office:value="0.598018555555556">
                <text:p>0.598018555555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185048">
                <text:p>-0.185048</text:p>
              </table:table-cell>
              <table:table-cell office:value-type="float" office:value="0.9912">
                <text:p>0.9912</text:p>
              </table:table-cell>
              <table:table-cell office:value-type="float" office:value="0.661065888888889">
                <text:p>0.661065888888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676266">
                <text:p>0.676266</text:p>
              </table:table-cell>
              <table:table-cell office:value-type="float" office:value="0.670377">
                <text:p>0.670377</text:p>
              </table:table-cell>
              <table:table-cell office:value-type="float" office:value="0.739542555555556">
                <text:p>0.739542555555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658406">
                <text:p>0.658406</text:p>
              </table:table-cell>
              <table:table-cell office:value-type="float" office:value="0.769603111111111">
                <text:p>0.769603111111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615704">
                <text:p>0.615704</text:p>
              </table:table-cell>
              <table:table-cell office:value-type="float" office:value="0.35913">
                <text:p>0.35913</text:p>
              </table:table-cell>
              <table:table-cell office:value-type="float" office:value="0.744064888888889">
                <text:p>0.744064888888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203553">
                <text:p>-0.203553</text:p>
              </table:table-cell>
              <table:table-cell office:value-type="float" office:value="0.950498">
                <text:p>0.950498</text:p>
              </table:table-cell>
              <table:table-cell office:value-type="float" office:value="0.787692555555556">
                <text:p>0.7876925555555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671219">
                <text:p>0.671219</text:p>
              </table:table-cell>
              <table:table-cell office:value-type="float" office:value="0.703895">
                <text:p>0.703895</text:p>
              </table:table-cell>
              <table:table-cell office:value-type="float" office:value="0.770135">
                <text:p>0.7701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672771">
                <text:p>0.672771</text:p>
              </table:table-cell>
              <table:table-cell office:value-type="float" office:value="0.721452888888889">
                <text:p>0.721452888888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016823">
                <text:p>0.016823</text:p>
              </table:table-cell>
              <table:table-cell office:value-type="float" office:value="0.263362">
                <text:p>0.263362</text:p>
              </table:table-cell>
              <table:table-cell office:value-type="float" office:value="0.672770777777778">
                <text:p>0.672770777777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721686">
                <text:p>0.721686</text:p>
              </table:table-cell>
              <table:table-cell office:value-type="float" office:value="1.180342">
                <text:p>1.180342</text:p>
              </table:table-cell>
              <table:table-cell office:value-type="float" office:value="0.716664555555556">
                <text:p>0.716664555555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228786">
                <text:p>-0.228786</text:p>
              </table:table-cell>
              <table:table-cell office:value-type="float" office:value="0.150835">
                <text:p>0.150835</text:p>
              </table:table-cell>
              <table:table-cell office:value-type="float" office:value="0.623290666666667">
                <text:p>0.623290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31694">
                <text:p>-0.031694</text:p>
              </table:table-cell>
              <table:table-cell office:value-type="float" office:value="0.043096">
                <text:p>0.043096</text:p>
              </table:table-cell>
              <table:table-cell office:value-type="float" office:value="0.553592777777778">
                <text:p>0.553592777777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12491">
                <text:p>0.012491</text:p>
              </table:table-cell>
              <table:table-cell office:value-type="float" office:value="-0.339976">
                <text:p>-0.339976</text:p>
              </table:table-cell>
              <table:table-cell office:value-type="float" office:value="0.442661444444444">
                <text:p>0.442661444444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734303">
                <text:p>0.734303</text:p>
              </table:table-cell>
              <table:table-cell office:value-type="float" office:value="0.500388">
                <text:p>0.500388</text:p>
              </table:table-cell>
              <table:table-cell office:value-type="float" office:value="0.458356777777778">
                <text:p>0.458356777777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183576">
                <text:p>-0.183576</text:p>
              </table:table-cell>
              <table:table-cell office:value-type="float" office:value="0.409409">
                <text:p>0.409409</text:p>
              </table:table-cell>
              <table:table-cell office:value-type="float" office:value="0.398235777777778">
                <text:p>0.398235777777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029334">
                <text:p>-0.029334</text:p>
              </table:table-cell>
              <table:table-cell office:value-type="float" office:value="-1.13964">
                <text:p>-1.13964</text:p>
              </table:table-cell>
              <table:table-cell office:value-type="float" office:value="0.193398555555556">
                <text:p>0.193398555555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085374">
                <text:p>0.085374</text:p>
              </table:table-cell>
              <table:table-cell office:value-type="float" office:value="1.146823">
                <text:p>1.146823</text:p>
              </table:table-cell>
              <table:table-cell office:value-type="float" office:value="0.246071">
                <text:p>0.246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822622">
                <text:p>0.822622</text:p>
              </table:table-cell>
              <table:table-cell office:value-type="float" office:value="0.134076">
                <text:p>0.134076</text:p>
              </table:table-cell>
              <table:table-cell office:value-type="float" office:value="0.231705888888889">
                <text:p>0.2317058888888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29103">
                <text:p>-0.29103</text:p>
              </table:table-cell>
              <table:table-cell office:value-type="float" office:value="0.969652">
                <text:p>0.969652</text:p>
              </table:table-cell>
              <table:table-cell office:value-type="float" office:value="0.208295888888889">
                <text:p>0.208295888888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25234">
                <text:p>-0.025234</text:p>
              </table:table-cell>
              <table:table-cell office:value-type="float" office:value="0.519542">
                <text:p>0.519542</text:p>
              </table:table-cell>
              <table:table-cell office:value-type="float" office:value="0.249263333333333">
                <text:p>0.24926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9463">
                <text:p>0.009463</text:p>
              </table:table-cell>
              <table:table-cell office:value-type="float" office:value="0.670377">
                <text:p>0.670377</text:p>
              </table:table-cell>
              <table:table-cell office:value-type="float" office:value="0.318961222222222">
                <text:p>0.318961222222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02839">
                <text:p>0.002839</text:p>
              </table:table-cell>
              <table:table-cell office:value-type="float" office:value="0.924162">
                <text:p>0.924162</text:p>
              </table:table-cell>
              <table:table-cell office:value-type="float" office:value="0.459421">
                <text:p>0.4594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632106">
                <text:p>0.632106</text:p>
              </table:table-cell>
              <table:table-cell office:value-type="float" office:value="0.392649">
                <text:p>0.392649</text:p>
              </table:table-cell>
              <table:table-cell office:value-type="float" office:value="0.44745">
                <text:p>0.447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951">
                <text:p>-0.0951</text:p>
              </table:table-cell>
              <table:table-cell office:value-type="float" office:value="0.756568">
                <text:p>0.756568</text:p>
              </table:table-cell>
              <table:table-cell office:value-type="float" office:value="0.486023222222222">
                <text:p>0.486023222222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912201">
                <text:p>0.912201</text:p>
              </table:table-cell>
              <table:table-cell office:value-type="float" office:value="0.6608">
                <text:p>0.6608</text:p>
              </table:table-cell>
              <table:table-cell office:value-type="float" office:value="0.686072111111111">
                <text:p>0.6860721111111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118757">
                <text:p>-0.118757</text:p>
              </table:table-cell>
              <table:table-cell office:value-type="float" office:value="1.328782">
                <text:p>1.328782</text:p>
              </table:table-cell>
              <table:table-cell office:value-type="float" office:value="0.706289777777778">
                <text:p>0.706289777777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76122">
                <text:p>0.076122</text:p>
              </table:table-cell>
              <table:table-cell office:value-type="float" office:value="0.893037">
                <text:p>0.893037</text:p>
              </table:table-cell>
              <table:table-cell office:value-type="float" office:value="0.790618777777778">
                <text:p>0.790618777777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767107">
                <text:p>0.767107</text:p>
              </table:table-cell>
              <table:table-cell office:value-type="float" office:value="0.699107">
                <text:p>0.699107</text:p>
              </table:table-cell>
              <table:table-cell office:value-type="float" office:value="0.760558222222222">
                <text:p>0.7605582222222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240562">
                <text:p>-0.240562</text:p>
              </table:table-cell>
              <table:table-cell office:value-type="float" office:value="0.950498">
                <text:p>0.950498</text:p>
              </table:table-cell>
              <table:table-cell office:value-type="float" office:value="0.808442222222222">
                <text:p>0.8084422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676266">
                <text:p>0.676266</text:p>
              </table:table-cell>
              <table:table-cell office:value-type="float" office:value="0.217873">
                <text:p>0.217873</text:p>
              </table:table-cell>
              <table:table-cell office:value-type="float" office:value="0.758164">
                <text:p>0.7581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104487">
                <text:p>-0.104487</text:p>
              </table:table-cell>
              <table:table-cell office:value-type="float" office:value="0.758962">
                <text:p>0.758962</text:p>
              </table:table-cell>
              <table:table-cell office:value-type="float" office:value="0.739808444444445">
                <text:p>0.739808444444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577013">
                <text:p>0.577013</text:p>
              </table:table-cell>
              <table:table-cell office:value-type="float" office:value="0.948104">
                <text:p>0.948104</text:p>
              </table:table-cell>
              <table:table-cell office:value-type="float" office:value="0.801525666666667">
                <text:p>0.801525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07664">
                <text:p>-0.107664</text:p>
              </table:table-cell>
              <table:table-cell office:value-type="float" office:value="0.893037">
                <text:p>0.893037</text:p>
              </table:table-cell>
              <table:table-cell office:value-type="float" office:value="0.816688888888889">
                <text:p>0.8166888888888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76206">
                <text:p>0.76206</text:p>
              </table:table-cell>
              <table:table-cell office:value-type="float" office:value="0.670377">
                <text:p>0.670377</text:p>
              </table:table-cell>
              <table:table-cell office:value-type="float" office:value="0.817753">
                <text:p>0.8177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25402">
                <text:p>-0.25402</text:p>
              </table:table-cell>
              <table:table-cell office:value-type="float" office:value="0.972046">
                <text:p>0.972046</text:p>
              </table:table-cell>
              <table:table-cell office:value-type="float" office:value="0.778115666666667">
                <text:p>0.778115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595517">
                <text:p>0.595517</text:p>
              </table:table-cell>
              <table:table-cell office:value-type="float" office:value="0.718261">
                <text:p>0.718261</text:p>
              </table:table-cell>
              <table:table-cell office:value-type="float" office:value="0.758696111111111">
                <text:p>0.7586961111111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200188">
                <text:p>-0.200188</text:p>
              </table:table-cell>
              <table:table-cell office:value-type="float" office:value="1.03669">
                <text:p>1.03669</text:p>
              </table:table-cell>
              <table:table-cell office:value-type="float" office:value="0.796205333333333">
                <text:p>0.796205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27051">
                <text:p>-0.027051</text:p>
              </table:table-cell>
              <table:table-cell office:value-type="float" office:value="0.857124">
                <text:p>0.857124</text:p>
              </table:table-cell>
              <table:table-cell office:value-type="float" office:value="0.785830444444444">
                <text:p>0.7858304444444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766098">
                <text:p>0.766098</text:p>
              </table:table-cell>
              <table:table-cell office:value-type="float" office:value="0.627281">
                <text:p>0.627281</text:p>
              </table:table-cell>
              <table:table-cell office:value-type="float" office:value="0.831320222222222">
                <text:p>0.8313202222222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23888">
                <text:p>-0.23888</text:p>
              </table:table-cell>
              <table:table-cell office:value-type="float" office:value="0.617704">
                <text:p>0.617704</text:p>
              </table:table-cell>
              <table:table-cell office:value-type="float" office:value="0.815624888888889">
                <text:p>0.815624888888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550097">
                <text:p>0.550097</text:p>
              </table:table-cell>
              <table:table-cell office:value-type="float" office:value="0.727838">
                <text:p>0.727838</text:p>
              </table:table-cell>
              <table:table-cell office:value-type="float" office:value="0.791150888888889">
                <text:p>0.791150888888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136262">
                <text:p>-0.136262</text:p>
              </table:table-cell>
              <table:table-cell office:value-type="float" office:value="0.390255">
                <text:p>0.390255</text:p>
              </table:table-cell>
              <table:table-cell office:value-type="float" office:value="0.735286222222222">
                <text:p>0.7352862222222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09463">
                <text:p>-0.009463</text:p>
              </table:table-cell>
              <table:table-cell office:value-type="float" office:value="0.531513">
                <text:p>0.531513</text:p>
              </table:table-cell>
              <table:table-cell office:value-type="float" office:value="0.719856888888889">
                <text:p>0.7198568888888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658602">
                <text:p>0.658602</text:p>
              </table:table-cell>
              <table:table-cell office:value-type="float" office:value="0.675165">
                <text:p>0.675165</text:p>
              </table:table-cell>
              <table:table-cell office:value-type="float" office:value="0.686870111111111">
                <text:p>0.6868701111111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173272">
                <text:p>-0.173272</text:p>
              </table:table-cell>
              <table:table-cell office:value-type="float" office:value="0.6608">
                <text:p>0.6608</text:p>
              </table:table-cell>
              <table:table-cell office:value-type="float" office:value="0.680485555555556">
                <text:p>0.6804855555555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610658">
                <text:p>0.610658</text:p>
              </table:table-cell>
              <table:table-cell office:value-type="float" office:value="0.730232">
                <text:p>0.730232</text:p>
              </table:table-cell>
              <table:table-cell office:value-type="float" office:value="0.646434666666667">
                <text:p>0.646434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176006">
                <text:p>-0.176006</text:p>
              </table:table-cell>
              <table:table-cell office:value-type="float" office:value="0.955287">
                <text:p>0.955287</text:p>
              </table:table-cell>
              <table:table-cell office:value-type="float" office:value="0.657341666666667">
                <text:p>0.657341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749443">
                <text:p>0.749443</text:p>
              </table:table-cell>
              <table:table-cell office:value-type="float" office:value="0.383072">
                <text:p>0.383072</text:p>
              </table:table-cell>
              <table:table-cell office:value-type="float" office:value="0.630207333333333">
                <text:p>0.630207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-0.225422">
                <text:p>-0.225422</text:p>
              </table:table-cell>
              <table:table-cell office:value-type="float" office:value="0.818817">
                <text:p>0.818817</text:p>
              </table:table-cell>
              <table:table-cell office:value-type="float" office:value="0.652553222222222">
                <text:p>0.652553222222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600564">
                <text:p>0.600564</text:p>
              </table:table-cell>
              <table:table-cell office:value-type="float" office:value="0.665588">
                <text:p>0.665588</text:p>
              </table:table-cell>
              <table:table-cell office:value-type="float" office:value="0.645636555555555">
                <text:p>0.645636555555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-0.228786">
                <text:p>-0.228786</text:p>
              </table:table-cell>
              <table:table-cell office:value-type="float" office:value="0.553061">
                <text:p>0.553061</text:p>
              </table:table-cell>
              <table:table-cell office:value-type="float" office:value="0.663726111111111">
                <text:p>0.6637261111111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534956">
                <text:p>0.534956</text:p>
              </table:table-cell>
              <table:table-cell office:value-type="float" office:value="1.077391">
                <text:p>1.077391</text:p>
              </table:table-cell>
              <table:table-cell office:value-type="float" office:value="0.724379222222222">
                <text:p>0.724379222222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-0.083745">
                <text:p>-0.083745</text:p>
              </table:table-cell>
              <table:table-cell office:value-type="float" office:value="0.361525">
                <text:p>0.361525</text:p>
              </table:table-cell>
              <table:table-cell office:value-type="float" office:value="0.689530333333333">
                <text:p>0.689530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85164">
                <text:p>0.85164</text:p>
              </table:table-cell>
              <table:table-cell office:value-type="float" office:value="1.118092">
                <text:p>1.118092</text:p>
              </table:table-cell>
              <table:table-cell office:value-type="float" office:value="0.740340555555556">
                <text:p>0.740340555555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208599">
                <text:p>-0.208599</text:p>
              </table:table-cell>
              <table:table-cell office:value-type="float" office:value="0.373496">
                <text:p>0.373496</text:p>
              </table:table-cell>
              <table:table-cell office:value-type="float" office:value="0.700703222222222">
                <text:p>0.700703222222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595517">
                <text:p>0.595517</text:p>
              </table:table-cell>
              <table:table-cell office:value-type="float" office:value="1.041478">
                <text:p>1.041478</text:p>
              </table:table-cell>
              <table:table-cell office:value-type="float" office:value="0.71028">
                <text:p>0.71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306458">
                <text:p>-0.306458</text:p>
              </table:table-cell>
              <table:table-cell office:value-type="float" office:value="0.633665555555556">
                <text:p>0.6336655555555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565237">
                <text:p>0.565237</text:p>
              </table:table-cell>
              <table:table-cell office:value-type="float" office:value="1.015142">
                <text:p>1.015142</text:p>
              </table:table-cell>
              <table:table-cell office:value-type="float" office:value="0.655479444444444">
                <text:p>0.655479444444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163179">
                <text:p>-0.163179</text:p>
              </table:table-cell>
              <table:table-cell office:value-type="float" office:value="-0.0694319999999999">
                <text:p>-0.0694319999999999</text:p>
              </table:table-cell>
              <table:table-cell office:value-type="float" office:value="0.573810555555555">
                <text:p>0.573810555555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792341">
                <text:p>0.792341</text:p>
              </table:table-cell>
              <table:table-cell office:value-type="float" office:value="0.78051">
                <text:p>0.78051</text:p>
              </table:table-cell>
              <table:table-cell office:value-type="float" office:value="0.599082666666667">
                <text:p>0.599082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275889">
                <text:p>-0.275889</text:p>
              </table:table-cell>
              <table:table-cell office:value-type="float" office:value="0.442928">
                <text:p>0.442928</text:p>
              </table:table-cell>
              <table:table-cell office:value-type="float" office:value="0.528586777777778">
                <text:p>0.528586777777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11671">
                <text:p>-0.011671</text:p>
              </table:table-cell>
              <table:table-cell office:value-type="float" office:value="0.799664">
                <text:p>0.799664</text:p>
              </table:table-cell>
              <table:table-cell office:value-type="float" office:value="0.577268888888889">
                <text:p>0.577268888888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81379">
                <text:p>0.81379</text:p>
              </table:table-cell>
              <table:table-cell office:value-type="float" office:value="-0.21069">
                <text:p>-0.21069</text:p>
              </table:table-cell>
              <table:table-cell office:value-type="float" office:value="0.429626444444444">
                <text:p>0.4296264444444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275889">
                <text:p>-0.275889</text:p>
              </table:table-cell>
              <table:table-cell office:value-type="float" office:value="0.383072">
                <text:p>0.383072</text:p>
              </table:table-cell>
              <table:table-cell office:value-type="float" office:value="0.430690444444444">
                <text:p>0.4306904444444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69393">
                <text:p>0.069393</text:p>
              </table:table-cell>
              <table:table-cell office:value-type="float" office:value="0.490812">
                <text:p>0.490812</text:p>
              </table:table-cell>
              <table:table-cell office:value-type="float" office:value="0.369505333333333">
                <text:p>0.369505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09252">
                <text:p>-0.009252</text:p>
              </table:table-cell>
              <table:table-cell office:value-type="float" office:value="0.059855">
                <text:p>0.059855</text:p>
              </table:table-cell>
              <table:table-cell office:value-type="float" office:value="0.410206777777778">
                <text:p>0.410206777777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71664">
                <text:p>0.71664</text:p>
              </table:table-cell>
              <table:table-cell office:value-type="float" office:value="0.191536">
                <text:p>0.191536</text:p>
              </table:table-cell>
              <table:table-cell office:value-type="float" office:value="0.318695">
                <text:p>0.3186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265796">
                <text:p>-0.265796</text:p>
              </table:table-cell>
              <table:table-cell office:value-type="float" office:value="0.61531">
                <text:p>0.61531</text:p>
              </table:table-cell>
              <table:table-cell office:value-type="float" office:value="0.394777444444445">
                <text:p>0.3947774444444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615704">
                <text:p>0.615704</text:p>
              </table:table-cell>
              <table:table-cell office:value-type="float" office:value="0.0526730000000001">
                <text:p>0.0526730000000001</text:p>
              </table:table-cell>
              <table:table-cell office:value-type="float" office:value="0.313906666666667">
                <text:p>0.31390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208599">
                <text:p>-0.208599</text:p>
              </table:table-cell>
              <table:table-cell office:value-type="float" office:value="0.617704">
                <text:p>0.617704</text:p>
              </table:table-cell>
              <table:table-cell office:value-type="float" office:value="0.333326222222222">
                <text:p>0.3333262222222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640938">
                <text:p>0.640938</text:p>
              </table:table-cell>
              <table:table-cell office:value-type="float" office:value="0.397438">
                <text:p>0.397438</text:p>
              </table:table-cell>
              <table:table-cell office:value-type="float" office:value="0.288634444444445">
                <text:p>0.2886344444444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8506">
                <text:p>-0.198506</text:p>
              </table:table-cell>
              <table:table-cell office:value-type="float" office:value="0.246603">
                <text:p>0.246603</text:p>
              </table:table-cell>
              <table:table-cell office:value-type="float" office:value="0.339444777777778">
                <text:p>0.339444777777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671219">
                <text:p>0.671219</text:p>
              </table:table-cell>
              <table:table-cell office:value-type="float" office:value="0.725443">
                <text:p>0.725443</text:p>
              </table:table-cell>
              <table:table-cell office:value-type="float" office:value="0.377486">
                <text:p>0.3774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194931">
                <text:p>-0.194931</text:p>
              </table:table-cell>
              <table:table-cell office:value-type="float" office:value="1.005565">
                <text:p>1.005565</text:p>
              </table:table-cell>
              <table:table-cell office:value-type="float" office:value="0.434680777777778">
                <text:p>0.434680777777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734303">
                <text:p>0.734303</text:p>
              </table:table-cell>
              <table:table-cell office:value-type="float" office:value="0.122104">
                <text:p>0.122104</text:p>
              </table:table-cell>
              <table:table-cell office:value-type="float" office:value="0.441597333333333">
                <text:p>0.441597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220375">
                <text:p>-0.220375</text:p>
              </table:table-cell>
              <table:table-cell office:value-type="float" office:value="1.206678">
                <text:p>1.206678</text:p>
              </table:table-cell>
              <table:table-cell office:value-type="float" office:value="0.554390888888889">
                <text:p>0.554390888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585424">
                <text:p>0.585424</text:p>
              </table:table-cell>
              <table:table-cell office:value-type="float" office:value="1.017536">
                <text:p>1.017536</text:p>
              </table:table-cell>
              <table:table-cell office:value-type="float" office:value="0.599082666666667">
                <text:p>0.599082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95141">
                <text:p>-0.195141</text:p>
              </table:table-cell>
              <table:table-cell office:value-type="float" office:value="0.6608">
                <text:p>0.6608</text:p>
              </table:table-cell>
              <table:table-cell office:value-type="float" office:value="0.666652333333333">
                <text:p>0.666652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630845">
                <text:p>0.630845</text:p>
              </table:table-cell>
              <table:table-cell office:value-type="float" office:value="0.770933">
                <text:p>0.770933</text:p>
              </table:table-cell>
              <table:table-cell office:value-type="float" office:value="0.683677777777778">
                <text:p>0.683677777777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195141">
                <text:p>-0.195141</text:p>
              </table:table-cell>
              <table:table-cell office:value-type="float" office:value="0.940921">
                <text:p>0.940921</text:p>
              </table:table-cell>
              <table:table-cell office:value-type="float" office:value="0.744064777777778">
                <text:p>0.7440647777777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585424">
                <text:p>0.585424</text:p>
              </table:table-cell>
              <table:table-cell office:value-type="float" office:value="0.442928">
                <text:p>0.442928</text:p>
              </table:table-cell>
              <table:table-cell office:value-type="float" office:value="0.765878666666667">
                <text:p>0.765878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215328">
                <text:p>-0.215328</text:p>
              </table:table-cell>
              <table:table-cell office:value-type="float" office:value="1.029507">
                <text:p>1.029507</text:p>
              </table:table-cell>
              <table:table-cell office:value-type="float" office:value="0.799663555555556">
                <text:p>0.79966355555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216">
                <text:p>-0.0216</text:p>
              </table:table-cell>
              <table:table-cell office:value-type="float" office:value="1.086968">
                <text:p>1.086968</text:p>
              </table:table-cell>
              <table:table-cell office:value-type="float" office:value="0.808708333333333">
                <text:p>0.808708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753986">
                <text:p>0.753986</text:p>
              </table:table-cell>
              <table:table-cell office:value-type="float" office:value="0.912191">
                <text:p>0.912191</text:p>
              </table:table-cell>
              <table:table-cell office:value-type="float" office:value="0.896495777777778">
                <text:p>0.896495777777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205235">
                <text:p>-0.205235</text:p>
              </table:table-cell>
              <table:table-cell office:value-type="float" office:value="1.072603">
                <text:p>1.072603</text:p>
              </table:table-cell>
              <table:table-cell office:value-type="float" office:value="0.881598555555555">
                <text:p>0.881598555555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19241">
                <text:p>-0.019241</text:p>
              </table:table-cell>
              <table:table-cell office:value-type="float" office:value="0.785298">
                <text:p>0.785298</text:p>
              </table:table-cell>
              <table:table-cell office:value-type="float" office:value="0.855794333333333">
                <text:p>0.855794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738088">
                <text:p>0.738088</text:p>
              </table:table-cell>
              <table:table-cell office:value-type="float" office:value="0.725443">
                <text:p>0.725443</text:p>
              </table:table-cell>
              <table:table-cell office:value-type="float" office:value="0.862976888888889">
                <text:p>0.8629768888888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193985">
                <text:p>-0.193985</text:p>
              </table:table-cell>
              <table:table-cell office:value-type="float" office:value="0.790087">
                <text:p>0.790087</text:p>
              </table:table-cell>
              <table:table-cell office:value-type="float" office:value="0.865105111111111">
                <text:p>0.865105111111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28178">
                <text:p>0.028178</text:p>
              </table:table-cell>
              <table:table-cell office:value-type="float" office:value="0.356736">
                <text:p>0.356736</text:p>
              </table:table-cell>
              <table:table-cell office:value-type="float" office:value="0.800195666666667">
                <text:p>0.800195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767107">
                <text:p>0.767107</text:p>
              </table:table-cell>
              <table:table-cell office:value-type="float" office:value="0.842759">
                <text:p>0.842759</text:p>
              </table:table-cell>
              <table:table-cell office:value-type="float" office:value="0.844621333333333">
                <text:p>0.844621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243927">
                <text:p>-0.243927</text:p>
              </table:table-cell>
              <table:table-cell office:value-type="float" office:value="-0.076614">
                <text:p>-0.076614</text:p>
              </table:table-cell>
              <table:table-cell office:value-type="float" office:value="0.721719">
                <text:p>0.7217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701499">
                <text:p>0.701499</text:p>
              </table:table-cell>
              <table:table-cell office:value-type="float" office:value="0.588974">
                <text:p>0.588974</text:p>
              </table:table-cell>
              <table:table-cell office:value-type="float" office:value="0.666386333333333">
                <text:p>0.666386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33833">
                <text:p>-0.233833</text:p>
              </table:table-cell>
              <table:table-cell office:value-type="float" office:value="0.624887">
                <text:p>0.624887</text:p>
              </table:table-cell>
              <table:table-cell office:value-type="float" office:value="0.634463666666667">
                <text:p>0.634463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0.610658">
                <text:p>0.610658</text:p>
              </table:table-cell>
              <table:table-cell office:value-type="float" office:value="-0.0694319999999999">
                <text:p>-0.0694319999999999</text:p>
              </table:table-cell>
              <table:table-cell office:value-type="float" office:value="0.507570888888889">
                <text:p>0.5075708888888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203553">
                <text:p>-0.203553</text:p>
              </table:table-cell>
              <table:table-cell office:value-type="float" office:value="0.835577">
                <text:p>0.835577</text:p>
              </table:table-cell>
              <table:table-cell office:value-type="float" office:value="0.513157444444444">
                <text:p>0.5131574444444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29019">
                <text:p>-0.029019</text:p>
              </table:table-cell>
              <table:table-cell office:value-type="float" office:value="0.857124">
                <text:p>0.857124</text:p>
              </table:table-cell>
              <table:table-cell office:value-type="float" office:value="0.527788666666667">
                <text:p>0.527788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147618">
                <text:p>0.147618</text:p>
              </table:table-cell>
              <table:table-cell office:value-type="float" office:value="-0.138864">
                <text:p>-0.138864</text:p>
              </table:table-cell>
              <table:table-cell office:value-type="float" office:value="0.424571888888889">
                <text:p>0.424571888888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059615">
                <text:p>-0.059615</text:p>
              </table:table-cell>
              <table:table-cell office:value-type="float" office:value="-0.395043">
                <text:p>-0.395043</text:p>
              </table:table-cell>
              <table:table-cell office:value-type="float" office:value="0.341040888888889">
                <text:p>0.3410408888888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-0.006624">
                <text:p>-0.006624</text:p>
              </table:table-cell>
              <table:table-cell office:value-type="float" office:value="0.263362">
                <text:p>0.263362</text:p>
              </table:table-cell>
              <table:table-cell office:value-type="float" office:value="0.276663444444444">
                <text:p>0.276663444444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787294">
                <text:p>0.787294</text:p>
              </table:table-cell>
              <table:table-cell office:value-type="float" office:value="0.497994">
                <text:p>0.497994</text:p>
              </table:table-cell>
              <table:table-cell office:value-type="float" office:value="0.340508777777778">
                <text:p>0.3405087777777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23888">
                <text:p>-0.23888</text:p>
              </table:table-cell>
              <table:table-cell office:value-type="float" office:value="0.23942">
                <text:p>0.23942</text:p>
              </table:table-cell>
              <table:table-cell office:value-type="float" office:value="0.301669444444445">
                <text:p>0.3016694444444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565237">
                <text:p>0.565237</text:p>
              </table:table-cell>
              <table:table-cell office:value-type="float" office:value="0.454899">
                <text:p>0.454899</text:p>
              </table:table-cell>
              <table:table-cell office:value-type="float" office:value="0.282781888888889">
                <text:p>0.282781888888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56134">
                <text:p>-0.156134</text:p>
              </table:table-cell>
              <table:table-cell office:value-type="float" office:value="-0.143652">
                <text:p>-0.143652</text:p>
              </table:table-cell>
              <table:table-cell office:value-type="float" office:value="0.274535222222222">
                <text:p>0.274535222222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685097">
                <text:p>0.685097</text:p>
              </table:table-cell>
              <table:table-cell office:value-type="float" office:value="0.390255">
                <text:p>0.390255</text:p>
              </table:table-cell>
              <table:table-cell office:value-type="float" office:value="0.225055">
                <text:p>0.225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200188">
                <text:p>-0.200188</text:p>
              </table:table-cell>
              <table:table-cell office:value-type="float" office:value="0.507571">
                <text:p>0.507571</text:p>
              </table:table-cell>
              <table:table-cell office:value-type="float" office:value="0.186215777777778">
                <text:p>0.186215777777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691406">
                <text:p>0.691406</text:p>
              </table:table-cell>
              <table:table-cell office:value-type="float" office:value="0.253786">
                <text:p>0.253786</text:p>
              </table:table-cell>
              <table:table-cell office:value-type="float" office:value="0.229843555555556">
                <text:p>0.2298435555555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201555">
                <text:p>-0.201555</text:p>
              </table:table-cell>
              <table:table-cell office:value-type="float" office:value="-0.248997">
                <text:p>-0.248997</text:p>
              </table:table-cell>
              <table:table-cell office:value-type="float" office:value="0.246070888888889">
                <text:p>0.2460708888888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">
                <text:p>0</text:p>
              </table:table-cell>
              <table:table-cell office:value-type="float" office:value="-0.0550659999999999">
                <text:p>-0.0550659999999999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745659">
                <text:p>0.745659</text:p>
              </table:table-cell>
              <table:table-cell office:value-type="float" office:value="0.670377">
                <text:p>0.670377</text:p>
              </table:table-cell>
              <table:table-cell office:value-type="float" office:value="0.229843666666667">
                <text:p>0.229843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215328">
                <text:p>-0.215328</text:p>
              </table:table-cell>
              <table:table-cell office:value-type="float" office:value="0.378284">
                <text:p>0.378284</text:p>
              </table:table-cell>
              <table:table-cell office:value-type="float" office:value="0.245273">
                <text:p>0.245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736827">
                <text:p>0.736827</text:p>
              </table:table-cell>
              <table:table-cell office:value-type="float" office:value="0.047884">
                <text:p>0.047884</text:p>
              </table:table-cell>
              <table:table-cell office:value-type="float" office:value="0.200049111111111">
                <text:p>0.20004911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245609">
                <text:p>-0.245609</text:p>
              </table:table-cell>
              <table:table-cell office:value-type="float" office:value="1.063026">
                <text:p>1.063026</text:p>
              </table:table-cell>
              <table:table-cell office:value-type="float" office:value="0.334124444444444">
                <text:p>0.3341244444444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-0.017348">
                <text:p>-0.017348</text:p>
              </table:table-cell>
              <table:table-cell office:value-type="float" office:value="0.423774">
                <text:p>0.423774</text:p>
              </table:table-cell>
              <table:table-cell office:value-type="float" office:value="0.337848777777778">
                <text:p>0.337848777777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-0.001893">
                <text:p>-0.001893</text:p>
              </table:table-cell>
              <table:table-cell office:value-type="float" office:value="0.711078">
                <text:p>0.711078</text:p>
              </table:table-cell>
              <table:table-cell office:value-type="float" office:value="0.360460666666667">
                <text:p>0.360460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601826">
                <text:p>0.601826</text:p>
              </table:table-cell>
              <table:table-cell office:value-type="float" office:value="0.536301">
                <text:p>0.536301</text:p>
              </table:table-cell>
              <table:table-cell office:value-type="float" office:value="0.391851222222222">
                <text:p>0.391851222222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-0.169382">
                <text:p>-0.169382</text:p>
              </table:table-cell>
              <table:table-cell office:value-type="float" office:value="0.907403">
                <text:p>0.907403</text:p>
              </table:table-cell>
              <table:table-cell office:value-type="float" office:value="0.520340111111111">
                <text:p>0.5203401111111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798649">
                <text:p>0.798649</text:p>
              </table:table-cell>
              <table:table-cell office:value-type="float" office:value="-0.093374">
                <text:p>-0.093374</text:p>
              </table:table-cell>
              <table:table-cell office:value-type="float" office:value="0.516083666666667">
                <text:p>0.516083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155036">
                <text:p>-0.155036</text:p>
              </table:table-cell>
              <table:table-cell office:value-type="float" office:value="0.095768">
                <text:p>0.095768</text:p>
              </table:table-cell>
              <table:table-cell office:value-type="float" office:value="0.452238222222222">
                <text:p>0.4522382222222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03028">
                <text:p>-0.003028</text:p>
              </table:table-cell>
              <table:table-cell office:value-type="float" office:value="-0.067037">
                <text:p>-0.067037</text:p>
              </table:table-cell>
              <table:table-cell office:value-type="float" office:value="0.402758111111111">
                <text:p>0.4027581111111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030281">
                <text:p>0.030281</text:p>
              </table:table-cell>
              <table:table-cell office:value-type="float" office:value="0.627281">
                <text:p>0.627281</text:p>
              </table:table-cell>
              <table:table-cell office:value-type="float" office:value="0.467135555555556">
                <text:p>0.4671355555555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711593">
                <text:p>0.711593</text:p>
              </table:table-cell>
              <table:table-cell office:value-type="float" office:value="0.232238">
                <text:p>0.232238</text:p>
              </table:table-cell>
              <table:table-cell office:value-type="float" office:value="0.374825777777778">
                <text:p>0.3748257777777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18263">
                <text:p>-0.18263</text:p>
              </table:table-cell>
              <table:table-cell office:value-type="float" office:value="0.744597">
                <text:p>0.744597</text:p>
              </table:table-cell>
              <table:table-cell office:value-type="float" office:value="0.410472777777778">
                <text:p>0.4104727777777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000946">
                <text:p>0.000946</text:p>
              </table:table-cell>
              <table:table-cell office:value-type="float" office:value="0.435745">
                <text:p>0.435745</text:p>
              </table:table-cell>
              <table:table-cell office:value-type="float" office:value="0.379880222222222">
                <text:p>0.3798802222222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-0.008516">
                <text:p>-0.008516</text:p>
              </table:table-cell>
              <table:table-cell office:value-type="float" office:value="0.758962">
                <text:p>0.758962</text:p>
              </table:table-cell>
              <table:table-cell office:value-type="float" office:value="0.404620333333333">
                <text:p>0.404620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654817">
                <text:p>0.654817</text:p>
              </table:table-cell>
              <table:table-cell office:value-type="float" office:value="0.380678">
                <text:p>0.380678</text:p>
              </table:table-cell>
              <table:table-cell office:value-type="float" office:value="0.346095333333333">
                <text:p>0.346095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158973">
                <text:p>-0.158973</text:p>
              </table:table-cell>
              <table:table-cell office:value-type="float" office:value="0.543484">
                <text:p>0.543484</text:p>
              </table:table-cell>
              <table:table-cell office:value-type="float" office:value="0.416857333333333">
                <text:p>0.416857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681312">
                <text:p>0.681312</text:p>
              </table:table-cell>
              <table:table-cell office:value-type="float" office:value="0.268151">
                <text:p>0.268151</text:p>
              </table:table-cell>
              <table:table-cell office:value-type="float" office:value="0.436011">
                <text:p>0.4360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203553">
                <text:p>-0.203553</text:p>
              </table:table-cell>
              <table:table-cell office:value-type="float" office:value="0.679953">
                <text:p>0.679953</text:p>
              </table:table-cell>
              <table:table-cell office:value-type="float" office:value="0.519009888888889">
                <text:p>0.5190098888888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656079">
                <text:p>0.656079</text:p>
              </table:table-cell>
              <table:table-cell office:value-type="float" office:value="0.411803">
                <text:p>0.411803</text:p>
              </table:table-cell>
              <table:table-cell office:value-type="float" office:value="0.495067888888889">
                <text:p>0.495067888888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71101">
                <text:p>0.371101</text:p>
              </table:table-cell>
              <table:table-cell office:value-type="float" office:value="0.510497111111111">
                <text:p>0.510497111111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767107">
                <text:p>0.767107</text:p>
              </table:table-cell>
              <table:table-cell office:value-type="float" office:value="0.514754">
                <text:p>0.514754</text:p>
              </table:table-cell>
              <table:table-cell office:value-type="float" office:value="0.484959">
                <text:p>0.4849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-0.259067">
                <text:p>-0.259067</text:p>
              </table:table-cell>
              <table:table-cell office:value-type="float" office:value="0.87149">
                <text:p>0.87149</text:p>
              </table:table-cell>
              <table:table-cell office:value-type="float" office:value="0.533375111111111">
                <text:p>0.533375111111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701499">
                <text:p>0.701499</text:p>
              </table:table-cell>
              <table:table-cell office:value-type="float" office:value="0.950498">
                <text:p>0.950498</text:p>
              </table:table-cell>
              <table:table-cell office:value-type="float" office:value="0.554656888888889">
                <text:p>0.5546568888888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955287">
                <text:p>0.955287</text:p>
              </table:table-cell>
              <table:table-cell office:value-type="float" office:value="0.618502333333333">
                <text:p>0.618502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570284">
                <text:p>0.570284</text:p>
              </table:table-cell>
              <table:table-cell office:value-type="float" office:value="0.093374">
                <text:p>0.093374</text:p>
              </table:table-cell>
              <table:table-cell office:value-type="float" office:value="0.568490111111111">
                <text:p>0.568490111111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-0.162758">
                <text:p>-0.162758</text:p>
              </table:table-cell>
              <table:table-cell office:value-type="float" office:value="0.387861">
                <text:p>0.387861</text:p>
              </table:table-cell>
              <table:table-cell office:value-type="float" office:value="0.581791222222222">
                <text:p>0.5817912222222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681312">
                <text:p>0.681312</text:p>
              </table:table-cell>
              <table:table-cell office:value-type="float" office:value="0.799664">
                <text:p>0.799664</text:p>
              </table:table-cell>
              <table:table-cell office:value-type="float" office:value="0.595092444444444">
                <text:p>0.5950924444444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203553">
                <text:p>-0.203553</text:p>
              </table:table-cell>
              <table:table-cell office:value-type="float" office:value="1.060632">
                <text:p>1.060632</text:p>
              </table:table-cell>
              <table:table-cell office:value-type="float" office:value="0.667184555555556">
                <text:p>0.6671845555555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656079">
                <text:p>0.656079</text:p>
              </table:table-cell>
              <table:table-cell office:value-type="float" office:value="0.746991">
                <text:p>0.746991</text:p>
              </table:table-cell>
              <table:table-cell office:value-type="float" office:value="0.708950111111111">
                <text:p>0.708950111111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213646">
                <text:p>-0.213646</text:p>
              </table:table-cell>
              <table:table-cell office:value-type="float" office:value="0.995988">
                <text:p>0.995988</text:p>
              </table:table-cell>
              <table:table-cell office:value-type="float" office:value="0.762420555555555">
                <text:p>0.7624205555555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640938">
                <text:p>0.640938</text:p>
              </table:table-cell>
              <table:table-cell office:value-type="float" office:value="0.694319">
                <text:p>0.694319</text:p>
              </table:table-cell>
              <table:table-cell office:value-type="float" office:value="0.742734888888889">
                <text:p>0.7427348888888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18693">
                <text:p>-0.218693</text:p>
              </table:table-cell>
              <table:table-cell office:value-type="float" office:value="0.505177">
                <text:p>0.505177</text:p>
              </table:table-cell>
              <table:table-cell office:value-type="float" office:value="0.693254777777778">
                <text:p>0.6932547777777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671219">
                <text:p>0.671219</text:p>
              </table:table-cell>
              <table:table-cell office:value-type="float" office:value="0.866701">
                <text:p>0.866701</text:p>
              </table:table-cell>
              <table:table-cell office:value-type="float" office:value="0.683411888888889">
                <text:p>0.6834118888888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193985">
                <text:p>-0.193985</text:p>
              </table:table-cell>
              <table:table-cell office:value-type="float" office:value="0.948104">
                <text:p>0.948104</text:p>
              </table:table-cell>
              <table:table-cell office:value-type="float" office:value="0.778381888888889">
                <text:p>0.7783818888888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.669957">
                <text:p>0.669957</text:p>
              </table:table-cell>
              <table:table-cell office:value-type="float" office:value="0.725443">
                <text:p>0.725443</text:p>
              </table:table-cell>
              <table:table-cell office:value-type="float" office:value="0.815891">
                <text:p>0.815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173272">
                <text:p>-0.173272</text:p>
              </table:table-cell>
              <table:table-cell office:value-type="float" office:value="0.837971">
                <text:p>0.837971</text:p>
              </table:table-cell>
              <table:table-cell office:value-type="float" office:value="0.820147333333333">
                <text:p>0.820147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34696">
                <text:p>-0.034696</text:p>
              </table:table-cell>
              <table:table-cell office:value-type="float" office:value="0.701501">
                <text:p>0.701501</text:p>
              </table:table-cell>
              <table:table-cell office:value-type="float" office:value="0.780243888888889">
                <text:p>0.7802438888888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749444">
                <text:p>0.749444</text:p>
              </table:table-cell>
              <table:table-cell office:value-type="float" office:value="0.687136">
                <text:p>0.687136</text:p>
              </table:table-cell>
              <table:table-cell office:value-type="float" office:value="0.773593333333333">
                <text:p>0.77359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181683">
                <text:p>-0.181683</text:p>
              </table:table-cell>
              <table:table-cell office:value-type="float" office:value="0.852336">
                <text:p>0.852336</text:p>
              </table:table-cell>
              <table:table-cell office:value-type="float" office:value="0.757632">
                <text:p>0.7576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696453">
                <text:p>0.696453</text:p>
              </table:table-cell>
              <table:table-cell office:value-type="float" office:value="0.694319">
                <text:p>0.694319</text:p>
              </table:table-cell>
              <table:table-cell office:value-type="float" office:value="0.757632">
                <text:p>0.7576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938527">
                <text:p>0.938527</text:p>
              </table:table-cell>
              <table:table-cell office:value-type="float" office:value="0.805782">
                <text:p>0.8057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721686">
                <text:p>0.721686</text:p>
              </table:table-cell>
              <table:table-cell office:value-type="float" office:value="0.217873">
                <text:p>0.217873</text:p>
              </table:table-cell>
              <table:table-cell office:value-type="float" office:value="0.73369">
                <text:p>0.733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030281">
                <text:p>0.030281</text:p>
              </table:table-cell>
              <table:table-cell office:value-type="float" office:value="0.3304">
                <text:p>0.3304</text:p>
              </table:table-cell>
              <table:table-cell office:value-type="float" office:value="0.665056222222222">
                <text:p>0.6650562222222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-0.25402">
                <text:p>-0.25402</text:p>
              </table:table-cell>
              <table:table-cell office:value-type="float" office:value="0.952892">
                <text:p>0.952892</text:p>
              </table:table-cell>
              <table:table-cell office:value-type="float" office:value="0.690328333333333">
                <text:p>0.690328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432">
                <text:p>-0.0432</text:p>
              </table:table-cell>
              <table:table-cell office:value-type="float" office:value="1.343147">
                <text:p>1.343147</text:p>
              </table:table-cell>
              <table:table-cell office:value-type="float" office:value="0.746459">
                <text:p>0.7464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112374">
                <text:p>0.112374</text:p>
              </table:table-cell>
              <table:table-cell office:value-type="float" office:value="0.967258">
                <text:p>0.967258</text:p>
              </table:table-cell>
              <table:table-cell office:value-type="float" office:value="0.775987555555556">
                <text:p>0.7759875555555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046228">
                <text:p>-0.046228</text:p>
              </table:table-cell>
              <table:table-cell office:value-type="float" office:value="0.672771">
                <text:p>0.672771</text:p>
              </table:table-cell>
              <table:table-cell office:value-type="float" office:value="0.774391444444444">
                <text:p>0.7743914444444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011734">
                <text:p>0.011734</text:p>
              </table:table-cell>
              <table:table-cell office:value-type="float" office:value="0.385467">
                <text:p>0.385467</text:p>
              </table:table-cell>
              <table:table-cell office:value-type="float" office:value="0.722517111111111">
                <text:p>0.722517111111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688882">
                <text:p>0.688882</text:p>
              </table:table-cell>
              <table:table-cell office:value-type="float" office:value="0.493206">
                <text:p>0.493206</text:p>
              </table:table-cell>
              <table:table-cell office:value-type="float" office:value="0.700171222222222">
                <text:p>0.7001712222222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210282">
                <text:p>-0.210282</text:p>
              </table:table-cell>
              <table:table-cell office:value-type="float" office:value="0.349554">
                <text:p>0.349554</text:p>
              </table:table-cell>
              <table:table-cell office:value-type="float" office:value="0.634729777777778">
                <text:p>0.6347297777777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012617">
                <text:p>-0.012617</text:p>
              </table:table-cell>
              <table:table-cell office:value-type="float" office:value="-0.246603">
                <text:p>-0.246603</text:p>
              </table:table-cell>
              <table:table-cell office:value-type="float" office:value="0.583121333333333">
                <text:p>0.583121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741873">
                <text:p>0.741873</text:p>
              </table:table-cell>
              <table:table-cell office:value-type="float" office:value="1.024719">
                <text:p>1.024719</text:p>
              </table:table-cell>
              <table:table-cell office:value-type="float" office:value="0.660267888888889">
                <text:p>0.6602678888888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198719">
                <text:p>-0.198719</text:p>
              </table:table-cell>
              <table:table-cell office:value-type="float" office:value="0.532311111111111">
                <text:p>0.5323111111111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29877">
                <text:p>-0.029877</text:p>
              </table:table-cell>
              <table:table-cell office:value-type="float" office:value="0.672771">
                <text:p>0.672771</text:p>
              </table:table-cell>
              <table:table-cell office:value-type="float" office:value="0.457824888888889">
                <text:p>0.4578248888888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775182">
                <text:p>0.775182</text:p>
              </table:table-cell>
              <table:table-cell office:value-type="float" office:value="0.993594">
                <text:p>0.993594</text:p>
              </table:table-cell>
              <table:table-cell office:value-type="float" office:value="0.460751111111111">
                <text:p>0.4607511111111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122104">
                <text:p>-0.122104</text:p>
              </table:table-cell>
              <table:table-cell office:value-type="float" office:value="0.372431666666667">
                <text:p>0.372431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595517">
                <text:p>0.595517</text:p>
              </table:table-cell>
              <table:table-cell office:value-type="float" office:value="0.56982">
                <text:p>0.56982</text:p>
              </table:table-cell>
              <table:table-cell office:value-type="float" office:value="0.392915333333333">
                <text:p>0.392915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198506">
                <text:p>-0.198506</text:p>
              </table:table-cell>
              <table:table-cell office:value-type="float" office:value="-0.064643">
                <text:p>-0.064643</text:p>
              </table:table-cell>
              <table:table-cell office:value-type="float" office:value="0.330932111111111">
                <text:p>0.3309321111111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-0.026849">
                <text:p>-0.026849</text:p>
              </table:table-cell>
              <table:table-cell office:value-type="float" office:value="0.258574">
                <text:p>0.258574</text:p>
              </table:table-cell>
              <table:table-cell office:value-type="float" office:value="0.320823222222222">
                <text:p>0.3208232222222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.775182">
                <text:p>0.775182</text:p>
              </table:table-cell>
              <table:table-cell office:value-type="float" office:value="0.737414">
                <text:p>0.737414</text:p>
              </table:table-cell>
              <table:table-cell office:value-type="float" office:value="0.430158444444445">
                <text:p>0.430158444444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218693">
                <text:p>-0.218693</text:p>
              </table:table-cell>
              <table:table-cell office:value-type="float" office:value="-0.0478839999999999">
                <text:p>-0.0478839999999999</text:p>
              </table:table-cell>
              <table:table-cell office:value-type="float" office:value="0.310980333333333">
                <text:p>0.310980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671219">
                <text:p>0.671219</text:p>
              </table:table-cell>
              <table:table-cell office:value-type="float" office:value="0.54109">
                <text:p>0.54109</text:p>
              </table:table-cell>
              <table:table-cell office:value-type="float" office:value="0.393181333333333">
                <text:p>0.393181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-0.208599">
                <text:p>-0.208599</text:p>
              </table:table-cell>
              <table:table-cell office:value-type="float" office:value="0.076615">
                <text:p>0.076615</text:p>
              </table:table-cell>
              <table:table-cell office:value-type="float" office:value="0.326941777777778">
                <text:p>0.3269417777777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71664">
                <text:p>0.71664</text:p>
              </table:table-cell>
              <table:table-cell office:value-type="float" office:value="-0.237026">
                <text:p>-0.237026</text:p>
              </table:table-cell>
              <table:table-cell office:value-type="float" office:value="0.190206222222222">
                <text:p>0.1902062222222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133482">
                <text:p>-0.133482</text:p>
              </table:table-cell>
              <table:table-cell office:value-type="float" office:value="0.435745">
                <text:p>0.435745</text:p>
              </table:table-cell>
              <table:table-cell office:value-type="float" office:value="0.252189444444444">
                <text:p>0.252189444444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.843529">
                <text:p>0.843529</text:p>
              </table:table-cell>
              <table:table-cell office:value-type="float" office:value="-0.067037">
                <text:p>-0.067037</text:p>
              </table:table-cell>
              <table:table-cell office:value-type="float" office:value="0.181427555555556">
                <text:p>0.1814275555555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74229">
                <text:p>-0.074229</text:p>
              </table:table-cell>
              <table:table-cell office:value-type="float" office:value="1.003171">
                <text:p>1.003171</text:p>
              </table:table-cell>
              <table:table-cell office:value-type="float" office:value="0.300073555555555">
                <text:p>0.3000735555555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.890753">
                <text:p>0.890753</text:p>
              </table:table-cell>
              <table:table-cell office:value-type="float" office:value="0.397438">
                <text:p>0.397438</text:p>
              </table:table-cell>
              <table:table-cell office:value-type="float" office:value="0.315502888888889">
                <text:p>0.3155028888888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-0.225422">
                <text:p>-0.225422</text:p>
              </table:table-cell>
              <table:table-cell office:value-type="float" office:value="0.581791">
                <text:p>0.581791</text:p>
              </table:table-cell>
              <table:table-cell office:value-type="float" office:value="0.298211444444444">
                <text:p>0.2982114444444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-0.020995">
                <text:p>-0.020995</text:p>
              </table:table-cell>
              <table:table-cell office:value-type="float" office:value="0.742203">
                <text:p>0.742203</text:p>
              </table:table-cell>
              <table:table-cell office:value-type="float" office:value="0.385998888888889">
                <text:p>0.3859988888888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.766098">
                <text:p>0.766098</text:p>
              </table:table-cell>
              <table:table-cell office:value-type="float" office:value="0.129287">
                <text:p>0.129287</text:p>
              </table:table-cell>
              <table:table-cell office:value-type="float" office:value="0.340243">
                <text:p>0.3402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-0.213646">
                <text:p>-0.213646</text:p>
              </table:table-cell>
              <table:table-cell office:value-type="float" office:value="1.180342">
                <text:p>1.180342</text:p>
              </table:table-cell>
              <table:table-cell office:value-type="float" office:value="0.462879333333333">
                <text:p>0.462879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.686359">
                <text:p>0.686359</text:p>
              </table:table-cell>
              <table:table-cell office:value-type="float" office:value="0.464475">
                <text:p>0.464475</text:p>
              </table:table-cell>
              <table:table-cell office:value-type="float" office:value="0.540823888888889">
                <text:p>0.5408238888888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703895">
                <text:p>0.703895</text:p>
              </table:table-cell>
              <table:table-cell office:value-type="float" office:value="0.570618333333333">
                <text:p>0.570618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.661125">
                <text:p>0.661125</text:p>
              </table:table-cell>
              <table:table-cell office:value-type="float" office:value="0.730232">
                <text:p>0.730232</text:p>
              </table:table-cell>
              <table:table-cell office:value-type="float" office:value="0.659203777777778">
                <text:p>0.6592037777777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-0.220375">
                <text:p>-0.220375</text:p>
              </table:table-cell>
              <table:table-cell office:value-type="float" office:value="0.948104">
                <text:p>0.948104</text:p>
              </table:table-cell>
              <table:table-cell office:value-type="float" office:value="0.653085222222222">
                <text:p>0.653085222222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.630845">
                <text:p>0.630845</text:p>
              </table:table-cell>
              <table:table-cell office:value-type="float" office:value="0.799664">
                <text:p>0.799664</text:p>
              </table:table-cell>
              <table:table-cell office:value-type="float" office:value="0.697777">
                <text:p>0.6977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-0.106455">
                <text:p>-0.106455</text:p>
              </table:table-cell>
              <table:table-cell office:value-type="float" office:value="1.163582">
                <text:p>1.163582</text:p>
              </table:table-cell>
              <table:table-cell office:value-type="float" office:value="0.762420444444444">
                <text:p>0.7624204444444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.563975">
                <text:p>0.563975</text:p>
              </table:table-cell>
              <table:table-cell office:value-type="float" office:value="0.553061">
                <text:p>0.553061</text:p>
              </table:table-cell>
              <table:table-cell office:value-type="float" office:value="0.741404666666667">
                <text:p>0.741404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-0.087477">
                <text:p>-0.087477</text:p>
              </table:table-cell>
              <table:table-cell office:value-type="float" office:value="1.137246">
                <text:p>1.137246</text:p>
              </table:table-cell>
              <table:table-cell office:value-type="float" office:value="0.853400111111111">
                <text:p>0.853400111111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.76206">
                <text:p>0.76206</text:p>
              </table:table-cell>
              <table:table-cell office:value-type="float" office:value="0.593762">
                <text:p>0.593762</text:p>
              </table:table-cell>
              <table:table-cell office:value-type="float" office:value="0.788224555555556">
                <text:p>0.7882245555555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-0.270843">
                <text:p>-0.270843</text:p>
              </table:table-cell>
              <table:table-cell office:value-type="float" office:value="0.656011">
                <text:p>0.656011</text:p>
              </table:table-cell>
              <table:table-cell office:value-type="float" office:value="0.809506333333333">
                <text:p>0.809506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-0.02965">
                <text:p>-0.02965</text:p>
              </table:table-cell>
              <table:table-cell office:value-type="float" office:value="0.718261">
                <text:p>0.718261</text:p>
              </table:table-cell>
              <table:table-cell office:value-type="float" office:value="0.811102555555556">
                <text:p>0.8111025555555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.658602">
                <text:p>0.658602</text:p>
              </table:table-cell>
              <table:table-cell office:value-type="float" office:value="0.763751">
                <text:p>0.763751</text:p>
              </table:table-cell>
              <table:table-cell office:value-type="float" office:value="0.814826888888889">
                <text:p>0.8148268888888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-0.160865">
                <text:p>-0.160865</text:p>
              </table:table-cell>
              <table:table-cell office:value-type="float" office:value="0.948104">
                <text:p>0.948104</text:p>
              </table:table-cell>
              <table:table-cell office:value-type="float" office:value="0.814826888888889">
                <text:p>0.8148268888888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-0.002839">
                <text:p>-0.002839</text:p>
              </table:table-cell>
              <table:table-cell office:value-type="float" office:value="0.529119">
                <text:p>0.529119</text:p>
              </table:table-cell>
              <table:table-cell office:value-type="float" office:value="0.784766333333333">
                <text:p>0.784766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.654817">
                <text:p>0.654817</text:p>
              </table:table-cell>
              <table:table-cell office:value-type="float" office:value="0.814029">
                <text:p>0.814029</text:p>
              </table:table-cell>
              <table:table-cell office:value-type="float" office:value="0.745927111111111">
                <text:p>0.7459271111111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-0.158027">
                <text:p>-0.158027</text:p>
              </table:table-cell>
              <table:table-cell office:value-type="float" office:value="0.720655">
                <text:p>0.720655</text:p>
              </table:table-cell>
              <table:table-cell office:value-type="float" office:value="0.764548666666667">
                <text:p>0.764548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.000421">
                <text:p>0.000421</text:p>
              </table:table-cell>
              <table:table-cell office:value-type="float" office:value="0.280122">
                <text:p>0.280122</text:p>
              </table:table-cell>
              <table:table-cell office:value-type="float" office:value="0.669312666666667">
                <text:p>0.669312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.767107">
                <text:p>0.767107</text:p>
              </table:table-cell>
              <table:table-cell office:value-type="float" office:value="0.849942">
                <text:p>0.849942</text:p>
              </table:table-cell>
              <table:table-cell office:value-type="float" office:value="0.697777111111111">
                <text:p>0.697777111111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-0.220375">
                <text:p>-0.220375</text:p>
              </table:table-cell>
              <table:table-cell office:value-type="float" office:value="-0.31364">
                <text:p>-0.31364</text:p>
              </table:table-cell>
              <table:table-cell office:value-type="float" office:value="0.590038111111111">
                <text:p>0.5900381111111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.661125">
                <text:p>0.661125</text:p>
              </table:table-cell>
              <table:table-cell office:value-type="float" office:value="0.45011">
                <text:p>0.45011</text:p>
              </table:table-cell>
              <table:table-cell office:value-type="float" office:value="0.560243555555556">
                <text:p>0.5602435555555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-0.184522">
                <text:p>-0.184522</text:p>
              </table:table-cell>
              <table:table-cell office:value-type="float" office:value="0.577003">
                <text:p>0.577003</text:p>
              </table:table-cell>
              <table:table-cell office:value-type="float" office:value="0.539493777777778">
                <text:p>0.5394937777777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.798649">
                <text:p>0.798649</text:p>
              </table:table-cell>
              <table:table-cell office:value-type="float" office:value="0.68953">
                <text:p>0.68953</text:p>
              </table:table-cell>
              <table:table-cell office:value-type="float" office:value="0.510763333333333">
                <text:p>0.51076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-0.243927">
                <text:p>-0.243927</text:p>
              </table:table-cell>
              <table:table-cell office:value-type="float" office:value="0.047884">
                <text:p>0.047884</text:p>
              </table:table-cell>
              <table:table-cell office:value-type="float" office:value="0.457292777777778">
                <text:p>0.457292777777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-0.032804">
                <text:p>-0.032804</text:p>
              </table:table-cell>
              <table:table-cell office:value-type="float" office:value="-0.0550659999999999">
                <text:p>-0.0550659999999999</text:p>
              </table:table-cell>
              <table:table-cell office:value-type="float" office:value="0.360726666666667">
                <text:p>0.36072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-0.00545">
                <text:p>-0.00545</text:p>
              </table:table-cell>
              <table:table-cell office:value-type="float" office:value="0.213084">
                <text:p>0.213084</text:p>
              </table:table-cell>
              <table:table-cell office:value-type="float" office:value="0.304329888888889">
                <text:p>0.3043298888888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.738845">
                <text:p>0.738845</text:p>
              </table:table-cell>
              <table:table-cell office:value-type="float" office:value="0.502783">
                <text:p>0.502783</text:p>
              </table:table-cell>
              <table:table-cell office:value-type="float" office:value="0.32907">
                <text:p>0.329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-0.213646">
                <text:p>-0.213646</text:p>
              </table:table-cell>
              <table:table-cell office:value-type="float" office:value="0.349554">
                <text:p>0.349554</text:p>
              </table:table-cell>
              <table:table-cell office:value-type="float" office:value="0.273471333333333">
                <text:p>0.273471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.73178">
                <text:p>0.73178</text:p>
              </table:table-cell>
              <table:table-cell office:value-type="float" office:value="0.58658">
                <text:p>0.58658</text:p>
              </table:table-cell>
              <table:table-cell office:value-type="float" office:value="0.373495777777778">
                <text:p>0.373495777777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-0.210282">
                <text:p>-0.210282</text:p>
              </table:table-cell>
              <table:table-cell office:value-type="float" office:value="0.055067">
                <text:p>0.055067</text:p>
              </table:table-cell>
              <table:table-cell office:value-type="float" office:value="0.329602111111111">
                <text:p>0.3296021111111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.645985">
                <text:p>0.645985</text:p>
              </table:table-cell>
              <table:table-cell office:value-type="float" office:value="0.0335190000000001">
                <text:p>0.0335190000000001</text:p>
              </table:table-cell>
              <table:table-cell office:value-type="float" office:value="0.269215">
                <text:p>0.2692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-0.199662">
                <text:p>-0.199662</text:p>
              </table:table-cell>
              <table:table-cell office:value-type="float" office:value="0.0359130000000001">
                <text:p>0.0359130000000001</text:p>
              </table:table-cell>
              <table:table-cell office:value-type="float" office:value="0.196590888888889">
                <text:p>0.1965908888888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0.783509">
                <text:p>0.783509</text:p>
              </table:table-cell>
              <table:table-cell office:value-type="float" office:value="1.297658">
                <text:p>1.297658</text:p>
              </table:table-cell>
              <table:table-cell office:value-type="float" office:value="0.335454666666667">
                <text:p>0.335454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122104">
                <text:p>-0.122104</text:p>
              </table:table-cell>
              <table:table-cell office:value-type="float" office:value="0.328006">
                <text:p>0.3280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-0.024299">
                <text:p>-0.024299</text:p>
              </table:table-cell>
              <table:table-cell office:value-type="float" office:value="-0.138864">
                <text:p>-0.138864</text:p>
              </table:table-cell>
              <table:table-cell office:value-type="float" office:value="0.288900666666667">
                <text:p>0.288900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.920192">
                <text:p>0.920192</text:p>
              </table:table-cell>
              <table:table-cell office:value-type="float" office:value="0.995988">
                <text:p>0.995988</text:p>
              </table:table-cell>
              <table:table-cell office:value-type="float" office:value="0.343701222222222">
                <text:p>0.3437012222222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-0.23888">
                <text:p>-0.23888</text:p>
              </table:table-cell>
              <table:table-cell office:value-type="float" office:value="0.217873">
                <text:p>0.217873</text:p>
              </table:table-cell>
              <table:table-cell office:value-type="float" office:value="0.32907">
                <text:p>0.329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.656079">
                <text:p>0.656079</text:p>
              </table:table-cell>
              <table:table-cell office:value-type="float" office:value="0.672771">
                <text:p>0.672771</text:p>
              </table:table-cell>
              <table:table-cell office:value-type="float" office:value="0.338646777777778">
                <text:p>0.3386467777777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-0.183576">
                <text:p>-0.183576</text:p>
              </table:table-cell>
              <table:table-cell office:value-type="float" office:value="0.067038">
                <text:p>0.067038</text:p>
              </table:table-cell>
              <table:table-cell office:value-type="float" office:value="0.339976888888889">
                <text:p>0.3399768888888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.734303">
                <text:p>0.734303</text:p>
              </table:table-cell>
              <table:table-cell office:value-type="float" office:value="0.684742">
                <text:p>0.684742</text:p>
              </table:table-cell>
              <table:table-cell office:value-type="float" office:value="0.412335">
                <text:p>0.4123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093374">
                <text:p>-0.093374</text:p>
              </table:table-cell>
              <table:table-cell office:value-type="float" office:value="0.397969777777778">
                <text:p>0.3979697777777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.600564">
                <text:p>0.600564</text:p>
              </table:table-cell>
              <table:table-cell office:value-type="float" office:value="0.471658">
                <text:p>0.471658</text:p>
              </table:table-cell>
              <table:table-cell office:value-type="float" office:value="0.306192">
                <text:p>0.306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-0.203553">
                <text:p>-0.203553</text:p>
              </table:table-cell>
              <table:table-cell office:value-type="float" office:value="0.351948">
                <text:p>0.351948</text:p>
              </table:table-cell>
              <table:table-cell office:value-type="float" office:value="0.358864444444445">
                <text:p>0.3588644444444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.610658">
                <text:p>0.610658</text:p>
              </table:table-cell>
              <table:table-cell office:value-type="float" office:value="0.529119">
                <text:p>0.529119</text:p>
              </table:table-cell>
              <table:table-cell office:value-type="float" office:value="0.433084777777778">
                <text:p>0.4330847777777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-0.200188">
                <text:p>-0.200188</text:p>
              </table:table-cell>
              <table:table-cell office:value-type="float" office:value="0.387861">
                <text:p>0.387861</text:p>
              </table:table-cell>
              <table:table-cell office:value-type="float" office:value="0.365515111111111">
                <text:p>0.365515111111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-0.027851">
                <text:p>-0.027851</text:p>
              </table:table-cell>
              <table:table-cell office:value-type="float" office:value="0.440533">
                <text:p>0.440533</text:p>
              </table:table-cell>
              <table:table-cell office:value-type="float" office:value="0.390255111111111">
                <text:p>0.3902551111111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.730098">
                <text:p>0.730098</text:p>
              </table:table-cell>
              <table:table-cell office:value-type="float" office:value="0.201113">
                <text:p>0.201113</text:p>
              </table:table-cell>
              <table:table-cell office:value-type="float" office:value="0.337848666666667">
                <text:p>0.337848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-0.180001">
                <text:p>-0.180001</text:p>
              </table:table-cell>
              <table:table-cell office:value-type="float" office:value="0.624887">
                <text:p>0.624887</text:p>
              </table:table-cell>
              <table:table-cell office:value-type="float" office:value="0.399831888888889">
                <text:p>0.3998318888888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.464302">
                <text:p>0.464302</text:p>
              </table:table-cell>
              <table:table-cell office:value-type="float" office:value="0.100557">
                <text:p>0.100557</text:p>
              </table:table-cell>
              <table:table-cell office:value-type="float" office:value="0.334922444444444">
                <text:p>0.3349224444444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-0.190095">
                <text:p>-0.190095</text:p>
              </table:table-cell>
              <table:table-cell office:value-type="float" office:value="0.517148">
                <text:p>0.517148</text:p>
              </table:table-cell>
              <table:table-cell office:value-type="float" office:value="0.402758222222222">
                <text:p>0.4027582222222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.479442">
                <text:p>0.479442</text:p>
              </table:table-cell>
              <table:table-cell office:value-type="float" office:value="0.083797">
                <text:p>0.083797</text:p>
              </table:table-cell>
              <table:table-cell office:value-type="float" office:value="0.359662555555556">
                <text:p>0.3596625555555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-0.096519">
                <text:p>-0.096519</text:p>
              </table:table-cell>
              <table:table-cell office:value-type="float" office:value="0.579397">
                <text:p>0.579397</text:p>
              </table:table-cell>
              <table:table-cell office:value-type="float" office:value="0.384934666666667">
                <text:p>0.384934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0.794864">
                <text:p>0.794864</text:p>
              </table:table-cell>
              <table:table-cell office:value-type="float" office:value="-0.162806">
                <text:p>-0.162806</text:p>
              </table:table-cell>
              <table:table-cell office:value-type="float" office:value="0.308054111111111">
                <text:p>0.3080541111111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-0.245609">
                <text:p>-0.245609</text:p>
              </table:table-cell>
              <table:table-cell office:value-type="float" office:value="0.866701">
                <text:p>0.866701</text:p>
              </table:table-cell>
              <table:table-cell office:value-type="float" office:value="0.361258555555556">
                <text:p>0.3612585555555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.570284">
                <text:p>0.570284</text:p>
              </table:table-cell>
              <table:table-cell office:value-type="float" office:value="0.00478900000000004">
                <text:p>0.00478900000000004</text:p>
              </table:table-cell>
              <table:table-cell office:value-type="float" office:value="0.312842555555556">
                <text:p>0.3128425555555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-0.190095">
                <text:p>-0.190095</text:p>
              </table:table-cell>
              <table:table-cell office:value-type="float" office:value="0.936133">
                <text:p>0.936133</text:p>
              </table:table-cell>
              <table:table-cell office:value-type="float" office:value="0.394511444444444">
                <text:p>0.3945114444444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-0.025839">
                <text:p>-0.025839</text:p>
              </table:table-cell>
              <table:table-cell office:value-type="float" office:value="0.610522">
                <text:p>0.610522</text:p>
              </table:table-cell>
              <table:table-cell office:value-type="float" office:value="0.392915333333333">
                <text:p>0.39291533333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-0.011544">
                <text:p>-0.011544</text:p>
              </table:table-cell>
              <table:table-cell office:value-type="float" office:value="0.493206">
                <text:p>0.493206</text:p>
              </table:table-cell>
              <table:table-cell office:value-type="float" office:value="0.436543">
                <text:p>0.4365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.412572">
                <text:p>0.412572</text:p>
              </table:table-cell>
              <table:table-cell office:value-type="float" office:value="0.840365">
                <text:p>0.840365</text:p>
              </table:table-cell>
              <table:table-cell office:value-type="float" office:value="0.472456">
                <text:p>0.4724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-0.088949">
                <text:p>-0.088949</text:p>
              </table:table-cell>
              <table:table-cell office:value-type="float" office:value="0.641646">
                <text:p>0.641646</text:p>
              </table:table-cell>
              <table:table-cell office:value-type="float" office:value="0.534439222222222">
                <text:p>0.5344392222222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0.027757">
                <text:p>0.027757</text:p>
              </table:table-cell>
              <table:table-cell office:value-type="float" office:value="1.170765">
                <text:p>1.170765</text:p>
              </table:table-cell>
              <table:table-cell office:value-type="float" office:value="0.600146777777778">
                <text:p>0.6001467777777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-0.020591">
                <text:p>-0.020591</text:p>
              </table:table-cell>
              <table:table-cell office:value-type="float" office:value="0.653617">
                <text:p>0.653617</text:p>
              </table:table-cell>
              <table:table-cell office:value-type="float" office:value="0.690860444444444">
                <text:p>0.6908604444444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.45118">
                <text:p>0.45118</text:p>
              </table:table-cell>
              <table:table-cell office:value-type="float" office:value="0.785298">
                <text:p>0.785298</text:p>
              </table:table-cell>
              <table:table-cell office:value-type="float" office:value="0.681815666666667">
                <text:p>0.68181566666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-0.117758">
                <text:p>-0.117758</text:p>
              </table:table-cell>
              <table:table-cell office:value-type="float" office:value="1.343147">
                <text:p>1.343147</text:p>
              </table:table-cell>
              <table:table-cell office:value-type="float" office:value="0.830522111111111">
                <text:p>0.8305221111111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.777201">
                <text:p>0.777201</text:p>
              </table:table-cell>
              <table:table-cell office:value-type="float" office:value="0.548272">
                <text:p>0.548272</text:p>
              </table:table-cell>
              <table:table-cell office:value-type="float" office:value="0.787426444444444">
                <text:p>0.7874264444444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-0.248973">
                <text:p>-0.248973</text:p>
              </table:table-cell>
              <table:table-cell office:value-type="float" office:value="0.830788">
                <text:p>0.830788</text:p>
              </table:table-cell>
              <table:table-cell office:value-type="float" office:value="0.811900444444444">
                <text:p>0.8119004444444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.519816">
                <text:p>0.519816</text:p>
              </table:table-cell>
              <table:table-cell office:value-type="float" office:value="0.579397">
                <text:p>0.579397</text:p>
              </table:table-cell>
              <table:table-cell office:value-type="float" office:value="0.821477222222222">
                <text:p>0.8214772222222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-0.159814">
                <text:p>-0.159814</text:p>
              </table:table-cell>
              <table:table-cell office:value-type="float" office:value="-0.067037">
                <text:p>-0.067037</text:p>
              </table:table-cell>
              <table:table-cell office:value-type="float" office:value="0.720654777777778">
                <text:p>0.7206547777777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-0.031963">
                <text:p>-0.031963</text:p>
              </table:table-cell>
              <table:table-cell office:value-type="float" office:value="0.169988">
                <text:p>0.169988</text:p>
              </table:table-cell>
              <table:table-cell office:value-type="float" office:value="0.668248333333333">
                <text:p>0.66824833333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.030281">
                <text:p>0.030281</text:p>
              </table:table-cell>
              <table:table-cell office:value-type="float" office:value="0.531513">
                <text:p>0.531513</text:p>
              </table:table-cell>
              <table:table-cell office:value-type="float" office:value="0.597220333333333">
                <text:p>0.597220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.671219">
                <text:p>0.671219</text:p>
              </table:table-cell>
              <table:table-cell office:value-type="float" office:value="0.964863">
                <text:p>0.964863</text:p>
              </table:table-cell>
              <table:table-cell office:value-type="float" office:value="0.631803222222222">
                <text:p>0.6318032222222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07422">
                <text:p>-0.07422</text:p>
              </table:table-cell>
              <table:table-cell office:value-type="float" office:value="0.536301222222222">
                <text:p>0.536301222222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-0.03129">
                <text:p>-0.03129</text:p>
              </table:table-cell>
              <table:table-cell office:value-type="float" office:value="0.42138">
                <text:p>0.42138</text:p>
              </table:table-cell>
              <table:table-cell office:value-type="float" office:value="0.433882666666667">
                <text:p>0.43388266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.772154">
                <text:p>0.772154</text:p>
              </table:table-cell>
              <table:table-cell office:value-type="float" office:value="0.502783">
                <text:p>0.502783</text:p>
              </table:table-cell>
              <table:table-cell office:value-type="float" office:value="0.428828333333333">
                <text:p>0.428828333333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-0.23888">
                <text:p>-0.23888</text:p>
              </table:table-cell>
              <table:table-cell office:value-type="float" office:value="0.454899">
                <text:p>0.454899</text:p>
              </table:table-cell>
              <table:table-cell office:value-type="float" office:value="0.387062888888889">
                <text:p>0.3870628888888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0.71664">
                <text:p>0.71664</text:p>
              </table:table-cell>
              <table:table-cell office:value-type="float" office:value="1.022324">
                <text:p>1.022324</text:p>
              </table:table-cell>
              <table:table-cell office:value-type="float" office:value="0.436277">
                <text:p>0.4362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488417">
                <text:p>-0.488417</text:p>
              </table:table-cell>
              <table:table-cell office:value-type="float" office:value="0.389457">
                <text:p>0.3894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.71664">
                <text:p>0.71664</text:p>
              </table:table-cell>
              <table:table-cell office:value-type="float" office:value="0.46687">
                <text:p>0.46687</text:p>
              </table:table-cell>
              <table:table-cell office:value-type="float" office:value="0.422443888888889">
                <text:p>0.4224438888888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-0.209125">
                <text:p>-0.209125</text:p>
              </table:table-cell>
              <table:table-cell office:value-type="float" office:value="0.773327">
                <text:p>0.773327</text:p>
              </table:table-cell>
              <table:table-cell office:value-type="float" office:value="0.449312111111111">
                <text:p>0.4493121111111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.669957">
                <text:p>0.669957</text:p>
              </table:table-cell>
              <table:table-cell office:value-type="float" office:value="0.500388">
                <text:p>0.500388</text:p>
              </table:table-cell>
              <table:table-cell office:value-type="float" office:value="0.397703777777778">
                <text:p>0.3977037777777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-0.180001">
                <text:p>-0.180001</text:p>
              </table:table-cell>
              <table:table-cell office:value-type="float" office:value="0.351948">
                <text:p>0.351948</text:p>
              </table:table-cell>
              <table:table-cell office:value-type="float" office:value="0.445055777777778">
                <text:p>0.4450557777777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0.615704">
                <text:p>0.615704</text:p>
              </table:table-cell>
              <table:table-cell office:value-type="float" office:value="1.187524">
                <text:p>1.187524</text:p>
              </table:table-cell>
              <table:table-cell office:value-type="float" office:value="0.530182888888889">
                <text:p>0.5301828888888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-0.213646">
                <text:p>-0.213646</text:p>
              </table:table-cell>
              <table:table-cell office:value-type="float" office:value="-0.354342">
                <text:p>-0.354342</text:p>
              </table:table-cell>
              <table:table-cell office:value-type="float" office:value="0.434946777777778">
                <text:p>0.4349467777777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.640938">
                <text:p>0.640938</text:p>
              </table:table-cell>
              <table:table-cell office:value-type="float" office:value="0.629675">
                <text:p>0.629675</text:p>
              </table:table-cell>
              <table:table-cell office:value-type="float" office:value="0.454366333333333">
                <text:p>0.454366333333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-0.183576">
                <text:p>-0.183576</text:p>
              </table:table-cell>
              <table:table-cell office:value-type="float" office:value="0.56982">
                <text:p>0.56982</text:p>
              </table:table-cell>
              <table:table-cell office:value-type="float" office:value="0.404088111111111">
                <text:p>0.4040881111111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.749443">
                <text:p>0.749443</text:p>
              </table:table-cell>
              <table:table-cell office:value-type="float" office:value="0.742203">
                <text:p>0.742203</text:p>
              </table:table-cell>
              <table:table-cell office:value-type="float" office:value="0.540823666666667">
                <text:p>0.540823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-0.218693">
                <text:p>-0.218693</text:p>
              </table:table-cell>
              <table:table-cell office:value-type="float" office:value="0.059855">
                <text:p>0.059855</text:p>
              </table:table-cell>
              <table:table-cell office:value-type="float" office:value="0.495599777777778">
                <text:p>0.4955997777777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.550097">
                <text:p>0.550097</text:p>
              </table:table-cell>
              <table:table-cell office:value-type="float" office:value="0.902614">
                <text:p>0.902614</text:p>
              </table:table-cell>
              <table:table-cell office:value-type="float" office:value="0.509965">
                <text:p>0.5099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-0.193459">
                <text:p>-0.193459</text:p>
              </table:table-cell>
              <table:table-cell office:value-type="float" office:value="0">
                <text:p>0</text:p>
              </table:table-cell>
              <table:table-cell office:value-type="float" office:value="0.454366333333333">
                <text:p>0.454366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.671219">
                <text:p>0.671219</text:p>
              </table:table-cell>
              <table:table-cell office:value-type="float" office:value="0.639252">
                <text:p>0.639252</text:p>
              </table:table-cell>
              <table:table-cell office:value-type="float" office:value="0.486289">
                <text:p>0.4862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-0.213646">
                <text:p>-0.213646</text:p>
              </table:table-cell>
              <table:table-cell office:value-type="float" office:value="0.337583">
                <text:p>0.337583</text:p>
              </table:table-cell>
              <table:table-cell office:value-type="float" office:value="0.391851111111111">
                <text:p>0.3918511111111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.640938">
                <text:p>0.640938</text:p>
              </table:table-cell>
              <table:table-cell office:value-type="float" office:value="0.521936">
                <text:p>0.521936</text:p>
              </table:table-cell>
              <table:table-cell office:value-type="float" office:value="0.489215333333333">
                <text:p>0.4892153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-0.184522">
                <text:p>-0.184522</text:p>
              </table:table-cell>
              <table:table-cell office:value-type="float" office:value="0.129287">
                <text:p>0.129287</text:p>
              </table:table-cell>
              <table:table-cell office:value-type="float" office:value="0.433616666666667">
                <text:p>0.43361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.753229">
                <text:p>0.753229</text:p>
              </table:table-cell>
              <table:table-cell office:value-type="float" office:value="0.56982">
                <text:p>0.56982</text:p>
              </table:table-cell>
              <table:table-cell office:value-type="float" office:value="0.433616666666667">
                <text:p>0.43361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-0.225422">
                <text:p>-0.225422</text:p>
              </table:table-cell>
              <table:table-cell office:value-type="float" office:value="0.093374">
                <text:p>0.093374</text:p>
              </table:table-cell>
              <table:table-cell office:value-type="float" office:value="0.361524555555556">
                <text:p>0.3615245555555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.721686">
                <text:p>0.721686</text:p>
              </table:table-cell>
              <table:table-cell office:value-type="float" office:value="0.591368">
                <text:p>0.591368</text:p>
              </table:table-cell>
              <table:table-cell office:value-type="float" office:value="0.420581555555556">
                <text:p>0.4205815555555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-0.230469">
                <text:p>-0.230469</text:p>
              </table:table-cell>
              <table:table-cell office:value-type="float" office:value="0.459687">
                <text:p>0.459687</text:p>
              </table:table-cell>
              <table:table-cell office:value-type="float" office:value="0.371367444444444">
                <text:p>0.371367444444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86cm" svg:height="20.348cm" xlink:href=".." xlink:type="simple" chart:class="chart:scatter" chart:column-mapping="0 2 1" chart:style-name="ch1">
        <chart:legend svg:x="22.868cm" svg:y="2.22cm" style:legend-expansion="custom" chartooo:width="7.116cm" chartooo:height="1.647cm" style:legend-expansion-aspect-ratio="4.32058287795993" chart:style-name="ch2"/>
        <chart:plot-area chart:style-name="ch3" table:cell-range-address="Sheet1.A2:Sheet1.A443 Sheet1.J1:Sheet1.J443 Sheet1.H1:Sheet1.H443" chart:data-source-has-labels="row" svg:x="1.002cm" svg:y="1.772cm" svg:width="30.151cm" svg:height="17.282cm">
          <chartooo:coordinate-region svg:x="1.835cm" svg:y="1.971cm" svg:width="28.761cm" svg:height="16.436cm"/>
          <chart:axis chart:dimension="x" chart:name="primary-x" chart:style-name="ch4">
            <chart:title svg:x="14.44cm" svg:y="19.401cm" chart:style-name="ch5">
              <text:p>Tempo (ms)</text:p>
            </chart:title>
          </chart:axis>
          <chart:axis chart:dimension="y" chart:name="primary-y" chart:style-name="ch6">
            <chart:title svg:x="0.001cm" svg:y="12.764cm" chart:style-name="ch7">
              <text:p>Aceleração (m/s²)</text:p>
            </chart:title>
            <chart:grid chart:style-name="ch8" chart:class="major"/>
          </chart:axis>
          <chart:series chart:style-name="ch9" chart:values-cell-range-address="Sheet1.J2:Sheet1.J443" chart:label-cell-address="Sheet1.J1:Sheet1.J1" chart:class="chart:scatter">
            <chart:domain table:cell-range-address="Sheet1.A2:Sheet1.A443"/>
            <chart:data-point chart:repeated="442"/>
          </chart:series>
          <chart:series chart:style-name="ch10" chart:values-cell-range-address="Sheet1.H2:Sheet1.H443" chart:label-cell-address="Sheet1.H1:Sheet1.H1" chart:class="chart:scatter">
            <chart:data-point chart:repeated="4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J2:Sheet1.J443</svg:desc>
                </draw:g>
              </table:table-cell>
              <table:table-cell office:value-type="float" office:value="0.615704">
                <text:p>0.615704</text:p>
                <draw:g>
                  <svg:desc>Sheet1.H2:Sheet1.H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-0.21069">
                <text:p>-0.21069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.320823">
                <text:p>0.320823</text:p>
              </table:table-cell>
              <table:table-cell office:value-type="float" office:value="-0.016087">
                <text:p>-0.01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-0.0694319999999999">
                <text:p>-0.0694319999999999</text:p>
              </table:table-cell>
              <table:table-cell office:value-type="float" office:value="0.768369">
                <text:p>0.768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.584185">
                <text:p>0.584185</text:p>
              </table:table-cell>
              <table:table-cell office:value-type="float" office:value="-0.105745">
                <text:p>-0.105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881066">
                <text:p>0.881066</text:p>
              </table:table-cell>
              <table:table-cell office:value-type="float" office:value="0.66428">
                <text:p>0.66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.457293">
                <text:p>0.457293</text:p>
              </table:table-cell>
              <table:table-cell office:value-type="float" office:value="-0.1268">
                <text:p>-0.1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502783">
                <text:p>0.502783</text:p>
              </table:table-cell>
              <table:table-cell office:value-type="float" office:value="0.794864">
                <text:p>0.794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339977">
                <text:p>0.339977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057461">
                <text:p>0.057461</text:p>
              </table:table-cell>
              <table:table-cell office:value-type="float" office:value="0.625798">
                <text:p>0.625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35913">
                <text:p>0.35913</text:p>
              </table:table-cell>
              <table:table-cell office:value-type="float" office:value="-0.167489">
                <text:p>-0.167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938527">
                <text:p>0.938527</text:p>
              </table:table-cell>
              <table:table-cell office:value-type="float" office:value="0.730518">
                <text:p>0.730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311246">
                <text:p>-0.311246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584185">
                <text:p>0.584185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342371">
                <text:p>0.342371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179565">
                <text:p>-0.179565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4956">
                <text:p>0.4956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42138">
                <text:p>0.42138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138864">
                <text:p>0.138864</text:p>
              </table:table-cell>
              <table:table-cell office:value-type="float" office:value="-0.215749">
                <text:p>-0.215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725443">
                <text:p>0.725443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-0.0287299999999999">
                <text:p>-0.0287299999999999</text:p>
              </table:table-cell>
              <table:table-cell office:value-type="float" office:value="0.662387">
                <text:p>0.662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811635">
                <text:p>0.811635</text:p>
              </table:table-cell>
              <table:table-cell office:value-type="float" office:value="-0.195141">
                <text:p>-0.195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184354">
                <text:p>0.184354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581791">
                <text:p>0.581791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-0.0502779999999999">
                <text:p>-0.0502779999999999</text:p>
              </table:table-cell>
              <table:table-cell office:value-type="float" office:value="0.600564">
                <text:p>0.600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3304">
                <text:p>0.3304</text:p>
              </table:table-cell>
              <table:table-cell office:value-type="float" office:value="-0.169908">
                <text:p>-0.169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1.237802">
                <text:p>1.237802</text:p>
              </table:table-cell>
              <table:table-cell office:value-type="float" office:value="0.676266">
                <text:p>0.676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52433">
                <text:p>0.52433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1.034295">
                <text:p>1.034295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1.11091">
                <text:p>1.11091</text:p>
              </table:table-cell>
              <table:table-cell office:value-type="float" office:value="-0.169908">
                <text:p>-0.169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.972046">
                <text:p>0.972046</text:p>
              </table:table-cell>
              <table:table-cell office:value-type="float" office:value="-0.030596">
                <text:p>-0.030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80924">
                <text:p>0.80924</text:p>
              </table:table-cell>
              <table:table-cell office:value-type="float" office:value="0.738088">
                <text:p>0.738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584185">
                <text:p>0.584185</text:p>
              </table:table-cell>
              <table:table-cell office:value-type="float" office:value="-0.159276">
                <text:p>-0.159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457293">
                <text:p>0.457293</text:p>
              </table:table-cell>
              <table:table-cell office:value-type="float" office:value="0.705537">
                <text:p>0.705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718261">
                <text:p>0.718261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385467">
                <text:p>0.385467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826">
                <text:p>0.826</text:p>
              </table:table-cell>
              <table:table-cell office:value-type="float" office:value="-0.198506">
                <text:p>-0.198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804452">
                <text:p>0.804452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.581791">
                <text:p>0.581791</text:p>
              </table:table-cell>
              <table:table-cell office:value-type="float" office:value="-0.192092">
                <text:p>-0.192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605733">
                <text:p>0.605733</text:p>
              </table:table-cell>
              <table:table-cell office:value-type="float" office:value="0.783509">
                <text:p>0.783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1.041478">
                <text:p>1.041478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802058">
                <text:p>0.802058</text:p>
              </table:table-cell>
              <table:table-cell office:value-type="float" office:value="0.600564">
                <text:p>0.600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311246">
                <text:p>0.311246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802058">
                <text:p>0.802058</text:p>
              </table:table-cell>
              <table:table-cell office:value-type="float" office:value="0.625798">
                <text:p>0.625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462081">
                <text:p>0.462081</text:p>
              </table:table-cell>
              <table:table-cell office:value-type="float" office:value="-0.172221">
                <text:p>-0.172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725443">
                <text:p>0.725443</text:p>
              </table:table-cell>
              <table:table-cell office:value-type="float" office:value="0.734303">
                <text:p>0.734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806846">
                <text:p>0.806846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380678">
                <text:p>0.380678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1.070208">
                <text:p>1.070208</text:p>
              </table:table-cell>
              <table:table-cell office:value-type="float" office:value="-0.111235">
                <text:p>-0.111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603339">
                <text:p>0.603339</text:p>
              </table:table-cell>
              <table:table-cell office:value-type="float" office:value="1.005747">
                <text:p>1.005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2.58095">
                <text:p>2.58095</text:p>
              </table:table-cell>
              <table:table-cell office:value-type="float" office:value="-0.280095">
                <text:p>-0.280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143652">
                <text:p>0.143652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1.256956">
                <text:p>1.256956</text:p>
              </table:table-cell>
              <table:table-cell office:value-type="float" office:value="0.122324">
                <text:p>0.122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1.039084">
                <text:p>1.039084</text:p>
              </table:table-cell>
              <table:table-cell office:value-type="float" office:value="-0.029019">
                <text:p>-0.029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521936">
                <text:p>0.521936</text:p>
              </table:table-cell>
              <table:table-cell office:value-type="float" office:value="0.726733">
                <text:p>0.726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608127">
                <text:p>0.608127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562638">
                <text:p>0.562638</text:p>
              </table:table-cell>
              <table:table-cell office:value-type="float" office:value="0.625798">
                <text:p>0.625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639252">
                <text:p>0.639252</text:p>
              </table:table-cell>
              <table:table-cell office:value-type="float" office:value="-0.176006">
                <text:p>-0.176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354342">
                <text:p>0.354342</text:p>
              </table:table-cell>
              <table:table-cell office:value-type="float" office:value="0.658602">
                <text:p>0.658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708684">
                <text:p>0.708684</text:p>
              </table:table-cell>
              <table:table-cell office:value-type="float" office:value="-0.180001">
                <text:p>-0.18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567426">
                <text:p>0.567426</text:p>
              </table:table-cell>
              <table:table-cell office:value-type="float" office:value="0.676266">
                <text:p>0.676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490812">
                <text:p>0.490812</text:p>
              </table:table-cell>
              <table:table-cell office:value-type="float" office:value="-0.1902">
                <text:p>-0.1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105345">
                <text:p>0.105345</text:p>
              </table:table-cell>
              <table:table-cell office:value-type="float" office:value="0.760799">
                <text:p>0.760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682348">
                <text:p>0.682348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325612">
                <text:p>0.325612</text:p>
              </table:table-cell>
              <table:table-cell office:value-type="float" office:value="-0.017348">
                <text:p>-0.017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919374">
                <text:p>0.919374</text:p>
              </table:table-cell>
              <table:table-cell office:value-type="float" office:value="-0.005678">
                <text:p>-0.005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691924">
                <text:p>0.691924</text:p>
              </table:table-cell>
              <table:table-cell office:value-type="float" office:value="0.753229">
                <text:p>0.753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916979">
                <text:p>0.916979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632069">
                <text:p>0.632069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.670377">
                <text:p>0.670377</text:p>
              </table:table-cell>
              <table:table-cell office:value-type="float" office:value="-0.187361">
                <text:p>-0.187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617704">
                <text:p>0.617704</text:p>
              </table:table-cell>
              <table:table-cell office:value-type="float" office:value="0.734303">
                <text:p>0.734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.332794">
                <text:p>0.332794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407014">
                <text:p>0.407014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581791">
                <text:p>0.581791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902614">
                <text:p>0.902614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452504">
                <text:p>0.452504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684742">
                <text:p>0.684742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186748">
                <text:p>-0.186748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562638">
                <text:p>0.562638</text:p>
              </table:table-cell>
              <table:table-cell office:value-type="float" office:value="0.625798">
                <text:p>0.625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426168">
                <text:p>0.426168</text:p>
              </table:table-cell>
              <table:table-cell office:value-type="float" office:value="-0.166543">
                <text:p>-0.166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742203">
                <text:p>0.742203</text:p>
              </table:table-cell>
              <table:table-cell office:value-type="float" office:value="0.726733">
                <text:p>0.726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349554">
                <text:p>0.349554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897826">
                <text:p>0.897826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40702">
                <text:p>0.040702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328006">
                <text:p>0.328006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265757">
                <text:p>0.265757</text:p>
              </table:table-cell>
              <table:table-cell office:value-type="float" office:value="-0.200609">
                <text:p>-0.2006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914585">
                <text:p>0.914585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07422">
                <text:p>-0.07422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40462">
                <text:p>0.40462</text:p>
              </table:table-cell>
              <table:table-cell office:value-type="float" office:value="0.570284">
                <text:p>0.570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13647">
                <text:p>0.13647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533907">
                <text:p>0.533907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490812">
                <text:p>0.490812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18196">
                <text:p>0.18196</text:p>
              </table:table-cell>
              <table:table-cell office:value-type="float" office:value="0.676266">
                <text:p>0.6762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241814">
                <text:p>-0.241814</text:p>
              </table:table-cell>
              <table:table-cell office:value-type="float" office:value="-0.201555">
                <text:p>-0.2015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172383">
                <text:p>0.172383</text:p>
              </table:table-cell>
              <table:table-cell office:value-type="float" office:value="0.004731">
                <text:p>0.004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548272">
                <text:p>0.548272</text:p>
              </table:table-cell>
              <table:table-cell office:value-type="float" office:value="-0.001893">
                <text:p>-0.001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402226">
                <text:p>-0.402226</text:p>
              </table:table-cell>
              <table:table-cell office:value-type="float" office:value="0.688882">
                <text:p>0.6888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433351">
                <text:p>0.433351</text:p>
              </table:table-cell>
              <table:table-cell office:value-type="float" office:value="-0.167489">
                <text:p>-0.167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347159">
                <text:p>0.347159</text:p>
              </table:table-cell>
              <table:table-cell office:value-type="float" office:value="0.639677">
                <text:p>0.639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347159">
                <text:p>0.347159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943316">
                <text:p>0.943316</text:p>
              </table:table-cell>
              <table:table-cell office:value-type="float" office:value="-0.015771">
                <text:p>-0.015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335188">
                <text:p>0.335188</text:p>
              </table:table-cell>
              <table:table-cell office:value-type="float" office:value="0.810005">
                <text:p>0.810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1652">
                <text:p>0.1652</text:p>
              </table:table-cell>
              <table:table-cell office:value-type="float" office:value="-0.21291">
                <text:p>-0.21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.107739">
                <text:p>0.107739</text:p>
              </table:table-cell>
              <table:table-cell office:value-type="float" office:value="0.654817">
                <text:p>0.654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172382">
                <text:p>-0.172382</text:p>
              </table:table-cell>
              <table:table-cell office:value-type="float" office:value="-0.158027">
                <text:p>-0.1580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725443">
                <text:p>0.725443</text:p>
              </table:table-cell>
              <table:table-cell office:value-type="float" office:value="0.722948">
                <text:p>0.722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035913">
                <text:p>-0.035913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208296">
                <text:p>0.208296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11971">
                <text:p>-0.011971</text:p>
              </table:table-cell>
              <table:table-cell office:value-type="float" office:value="-0.109057">
                <text:p>-0.1090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732626">
                <text:p>0.732626</text:p>
              </table:table-cell>
              <table:table-cell office:value-type="float" office:value="0.766476">
                <text:p>0.766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.411803">
                <text:p>0.411803</text:p>
              </table:table-cell>
              <table:table-cell office:value-type="float" office:value="-0.174954">
                <text:p>-0.174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83797">
                <text:p>0.083797</text:p>
              </table:table-cell>
              <table:table-cell office:value-type="float" office:value="-0.034924">
                <text:p>-0.0349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409409">
                <text:p>0.409409</text:p>
              </table:table-cell>
              <table:table-cell office:value-type="float" office:value="0.013058">
                <text:p>0.013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129287">
                <text:p>0.129287</text:p>
              </table:table-cell>
              <table:table-cell office:value-type="float" office:value="0.601826">
                <text:p>0.601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409409">
                <text:p>0.409409</text:p>
              </table:table-cell>
              <table:table-cell office:value-type="float" office:value="-0.165597">
                <text:p>-0.1655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85473">
                <text:p>0.85473</text:p>
              </table:table-cell>
              <table:table-cell office:value-type="float" office:value="0.556405">
                <text:p>0.5564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287304">
                <text:p>-0.287304</text:p>
              </table:table-cell>
              <table:table-cell office:value-type="float" office:value="-0.159814">
                <text:p>-0.159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1.221043">
                <text:p>1.221043</text:p>
              </table:table-cell>
              <table:table-cell office:value-type="float" office:value="0.524863">
                <text:p>0.524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167594">
                <text:p>0.167594</text:p>
              </table:table-cell>
              <table:table-cell office:value-type="float" office:value="-0.144779">
                <text:p>-0.144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0.766145">
                <text:p>0.766145</text:p>
              </table:table-cell>
              <table:table-cell office:value-type="float" office:value="-0.00842">
                <text:p>-0.00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308852">
                <text:p>0.308852</text:p>
              </table:table-cell>
              <table:table-cell office:value-type="float" office:value="0.698615">
                <text:p>0.698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0.675165">
                <text:p>0.675165</text:p>
              </table:table-cell>
              <table:table-cell office:value-type="float" office:value="-0.168225">
                <text:p>-0.168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577003">
                <text:p>0.577003</text:p>
              </table:table-cell>
              <table:table-cell office:value-type="float" office:value="-0.020502">
                <text:p>-0.0205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881066">
                <text:p>0.881066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42138">
                <text:p>0.42138</text:p>
              </table:table-cell>
              <table:table-cell office:value-type="float" office:value="0.704023">
                <text:p>0.7040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335190000000001">
                <text:p>0.0335190000000001</text:p>
              </table:table-cell>
              <table:table-cell office:value-type="float" office:value="-0.130375">
                <text:p>-0.130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73502">
                <text:p>0.73502</text:p>
              </table:table-cell>
              <table:table-cell office:value-type="float" office:value="0.152664">
                <text:p>0.152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715866">
                <text:p>0.715866</text:p>
              </table:table-cell>
              <table:table-cell office:value-type="float" office:value="0.476919">
                <text:p>0.476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821211">
                <text:p>0.821211</text:p>
              </table:table-cell>
              <table:table-cell office:value-type="float" office:value="-0.205235">
                <text:p>-0.205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407014">
                <text:p>0.407014</text:p>
              </table:table-cell>
              <table:table-cell office:value-type="float" office:value="0.555143">
                <text:p>0.5551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864307">
                <text:p>0.864307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632069">
                <text:p>0.632069</text:p>
              </table:table-cell>
              <table:table-cell office:value-type="float" office:value="0.74692">
                <text:p>0.74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1.163582">
                <text:p>1.163582</text:p>
              </table:table-cell>
              <table:table-cell office:value-type="float" office:value="-0.121359">
                <text:p>-0.1213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213084">
                <text:p>-0.213084</text:p>
              </table:table-cell>
              <table:table-cell office:value-type="float" office:value="0.365259">
                <text:p>0.3652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684742">
                <text:p>0.684742</text:p>
              </table:table-cell>
              <table:table-cell office:value-type="float" office:value="-0.01514">
                <text:p>-0.015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87149">
                <text:p>0.87149</text:p>
              </table:table-cell>
              <table:table-cell office:value-type="float" office:value="0.787294">
                <text:p>0.787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816423">
                <text:p>0.816423</text:p>
              </table:table-cell>
              <table:table-cell office:value-type="float" office:value="-0.241298">
                <text:p>-0.241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792481">
                <text:p>0.792481</text:p>
              </table:table-cell>
              <table:table-cell office:value-type="float" office:value="0.647247">
                <text:p>0.647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97444">
                <text:p>0.97444</text:p>
              </table:table-cell>
              <table:table-cell office:value-type="float" office:value="-0.183366">
                <text:p>-0.1833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675165">
                <text:p>0.675165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610522">
                <text:p>0.610522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557849">
                <text:p>0.557849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0.476446">
                <text:p>0.476446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931345">
                <text:p>0.931345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770933">
                <text:p>0.770933</text:p>
              </table:table-cell>
              <table:table-cell office:value-type="float" office:value="-0.242244">
                <text:p>-0.242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694319">
                <text:p>0.694319</text:p>
              </table:table-cell>
              <table:table-cell office:value-type="float" office:value="-0.057197">
                <text:p>-0.057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526719999999999">
                <text:p>-0.0526719999999999</text:p>
              </table:table-cell>
              <table:table-cell office:value-type="float" office:value="-0.026916">
                <text:p>-0.026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296881">
                <text:p>0.296881</text:p>
              </table:table-cell>
              <table:table-cell office:value-type="float" office:value="-0.003154">
                <text:p>-0.003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972046">
                <text:p>0.972046</text:p>
              </table:table-cell>
              <table:table-cell office:value-type="float" office:value="0.719163">
                <text:p>0.719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222661">
                <text:p>0.222661</text:p>
              </table:table-cell>
              <table:table-cell office:value-type="float" office:value="-0.205235">
                <text:p>-0.205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289699">
                <text:p>0.289699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385467">
                <text:p>0.385467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308852">
                <text:p>0.308852</text:p>
              </table:table-cell>
              <table:table-cell office:value-type="float" office:value="0.600564">
                <text:p>0.600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577003">
                <text:p>0.577003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366313">
                <text:p>0.366313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368707">
                <text:p>0.368707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423774">
                <text:p>0.423774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035913">
                <text:p>-0.035913</text:p>
              </table:table-cell>
              <table:table-cell office:value-type="float" office:value="0.760799">
                <text:p>0.7607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387861">
                <text:p>0.387861</text:p>
              </table:table-cell>
              <table:table-cell office:value-type="float" office:value="-0.124212">
                <text:p>-0.124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588974">
                <text:p>0.588974</text:p>
              </table:table-cell>
              <table:table-cell office:value-type="float" office:value="0.793783">
                <text:p>0.793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.557849">
                <text:p>0.557849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861913">
                <text:p>0.861913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1.11091">
                <text:p>1.11091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701501">
                <text:p>0.701501</text:p>
              </table:table-cell>
              <table:table-cell office:value-type="float" office:value="-0.029877">
                <text:p>-0.0298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785298">
                <text:p>0.785298</text:p>
              </table:table-cell>
              <table:table-cell office:value-type="float" office:value="0.714621">
                <text:p>0.7146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9912">
                <text:p>0.9912</text:p>
              </table:table-cell>
              <table:table-cell office:value-type="float" office:value="-0.185048">
                <text:p>-0.185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670377">
                <text:p>0.670377</text:p>
              </table:table-cell>
              <table:table-cell office:value-type="float" office:value="0.676266">
                <text:p>0.676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658406">
                <text:p>0.658406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35913">
                <text:p>0.35913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950498">
                <text:p>0.950498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703895">
                <text:p>0.703895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672771">
                <text:p>0.672771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263362">
                <text:p>0.263362</text:p>
              </table:table-cell>
              <table:table-cell office:value-type="float" office:value="0.016823">
                <text:p>0.0168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1.180342">
                <text:p>1.180342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150835">
                <text:p>0.150835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0.043096">
                <text:p>0.043096</text:p>
              </table:table-cell>
              <table:table-cell office:value-type="float" office:value="-0.031694">
                <text:p>-0.031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339976">
                <text:p>-0.339976</text:p>
              </table:table-cell>
              <table:table-cell office:value-type="float" office:value="0.012491">
                <text:p>0.0124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500388">
                <text:p>0.500388</text:p>
              </table:table-cell>
              <table:table-cell office:value-type="float" office:value="0.734303">
                <text:p>0.7343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409409">
                <text:p>0.409409</text:p>
              </table:table-cell>
              <table:table-cell office:value-type="float" office:value="-0.183576">
                <text:p>-0.1835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1.13964">
                <text:p>-1.13964</text:p>
              </table:table-cell>
              <table:table-cell office:value-type="float" office:value="-0.029334">
                <text:p>-0.0293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1.146823">
                <text:p>1.146823</text:p>
              </table:table-cell>
              <table:table-cell office:value-type="float" office:value="0.085374">
                <text:p>0.0853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134076">
                <text:p>0.134076</text:p>
              </table:table-cell>
              <table:table-cell office:value-type="float" office:value="0.822622">
                <text:p>0.8226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.969652">
                <text:p>0.969652</text:p>
              </table:table-cell>
              <table:table-cell office:value-type="float" office:value="-0.29103">
                <text:p>-0.291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.519542">
                <text:p>0.519542</text:p>
              </table:table-cell>
              <table:table-cell office:value-type="float" office:value="-0.025234">
                <text:p>-0.0252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670377">
                <text:p>0.670377</text:p>
              </table:table-cell>
              <table:table-cell office:value-type="float" office:value="0.009463">
                <text:p>0.0094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924162">
                <text:p>0.924162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392649">
                <text:p>0.392649</text:p>
              </table:table-cell>
              <table:table-cell office:value-type="float" office:value="0.632106">
                <text:p>0.632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.756568">
                <text:p>0.756568</text:p>
              </table:table-cell>
              <table:table-cell office:value-type="float" office:value="-0.0951">
                <text:p>-0.0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6608">
                <text:p>0.6608</text:p>
              </table:table-cell>
              <table:table-cell office:value-type="float" office:value="0.912201">
                <text:p>0.9122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1.328782">
                <text:p>1.328782</text:p>
              </table:table-cell>
              <table:table-cell office:value-type="float" office:value="-0.118757">
                <text:p>-0.118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893037">
                <text:p>0.893037</text:p>
              </table:table-cell>
              <table:table-cell office:value-type="float" office:value="0.076122">
                <text:p>0.0761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699107">
                <text:p>0.699107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950498">
                <text:p>0.950498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217873">
                <text:p>0.217873</text:p>
              </table:table-cell>
              <table:table-cell office:value-type="float" office:value="0.676266">
                <text:p>0.6762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758962">
                <text:p>0.758962</text:p>
              </table:table-cell>
              <table:table-cell office:value-type="float" office:value="-0.104487">
                <text:p>-0.104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948104">
                <text:p>0.948104</text:p>
              </table:table-cell>
              <table:table-cell office:value-type="float" office:value="0.577013">
                <text:p>0.5770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.893037">
                <text:p>0.893037</text:p>
              </table:table-cell>
              <table:table-cell office:value-type="float" office:value="-0.107664">
                <text:p>-0.107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670377">
                <text:p>0.670377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972046">
                <text:p>0.972046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718261">
                <text:p>0.718261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1.03669">
                <text:p>1.03669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857124">
                <text:p>0.857124</text:p>
              </table:table-cell>
              <table:table-cell office:value-type="float" office:value="-0.027051">
                <text:p>-0.0270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627281">
                <text:p>0.627281</text:p>
              </table:table-cell>
              <table:table-cell office:value-type="float" office:value="0.766098">
                <text:p>0.7660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617704">
                <text:p>0.617704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727838">
                <text:p>0.727838</text:p>
              </table:table-cell>
              <table:table-cell office:value-type="float" office:value="0.550097">
                <text:p>0.5500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390255">
                <text:p>0.390255</text:p>
              </table:table-cell>
              <table:table-cell office:value-type="float" office:value="-0.136262">
                <text:p>-0.1362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531513">
                <text:p>0.531513</text:p>
              </table:table-cell>
              <table:table-cell office:value-type="float" office:value="-0.009463">
                <text:p>-0.0094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675165">
                <text:p>0.675165</text:p>
              </table:table-cell>
              <table:table-cell office:value-type="float" office:value="0.658602">
                <text:p>0.6586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6608">
                <text:p>0.6608</text:p>
              </table:table-cell>
              <table:table-cell office:value-type="float" office:value="-0.173272">
                <text:p>-0.173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730232">
                <text:p>0.730232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955287">
                <text:p>0.955287</text:p>
              </table:table-cell>
              <table:table-cell office:value-type="float" office:value="-0.176006">
                <text:p>-0.176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383072">
                <text:p>0.383072</text:p>
              </table:table-cell>
              <table:table-cell office:value-type="float" office:value="0.749443">
                <text:p>0.7494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818817">
                <text:p>0.818817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665588">
                <text:p>0.665588</text:p>
              </table:table-cell>
              <table:table-cell office:value-type="float" office:value="0.600564">
                <text:p>0.6005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553061">
                <text:p>0.553061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1.077391">
                <text:p>1.077391</text:p>
              </table:table-cell>
              <table:table-cell office:value-type="float" office:value="0.534956">
                <text:p>0.5349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361525">
                <text:p>0.361525</text:p>
              </table:table-cell>
              <table:table-cell office:value-type="float" office:value="-0.083745">
                <text:p>-0.0837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1.118092">
                <text:p>1.118092</text:p>
              </table:table-cell>
              <table:table-cell office:value-type="float" office:value="0.85164">
                <text:p>0.851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373496">
                <text:p>0.373496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1.041478">
                <text:p>1.04147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306458">
                <text:p>-0.306458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1.015142">
                <text:p>1.015142</text:p>
              </table:table-cell>
              <table:table-cell office:value-type="float" office:value="0.565237">
                <text:p>0.5652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694319999999999">
                <text:p>-0.0694319999999999</text:p>
              </table:table-cell>
              <table:table-cell office:value-type="float" office:value="-0.163179">
                <text:p>-0.1631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78051">
                <text:p>0.78051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442928">
                <text:p>0.442928</text:p>
              </table:table-cell>
              <table:table-cell office:value-type="float" office:value="-0.275889">
                <text:p>-0.275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799664">
                <text:p>0.799664</text:p>
              </table:table-cell>
              <table:table-cell office:value-type="float" office:value="-0.011671">
                <text:p>-0.0116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21069">
                <text:p>-0.21069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383072">
                <text:p>0.383072</text:p>
              </table:table-cell>
              <table:table-cell office:value-type="float" office:value="-0.275889">
                <text:p>-0.275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490812">
                <text:p>0.490812</text:p>
              </table:table-cell>
              <table:table-cell office:value-type="float" office:value="0.069393">
                <text:p>0.0693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59855">
                <text:p>0.059855</text:p>
              </table:table-cell>
              <table:table-cell office:value-type="float" office:value="-0.009252">
                <text:p>-0.0092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191536">
                <text:p>0.191536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.61531">
                <text:p>0.61531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0526730000000001">
                <text:p>0.0526730000000001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.617704">
                <text:p>0.617704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397438">
                <text:p>0.397438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.246603">
                <text:p>0.246603</text:p>
              </table:table-cell>
              <table:table-cell office:value-type="float" office:value="-0.198506">
                <text:p>-0.1985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725443">
                <text:p>0.725443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1.005565">
                <text:p>1.005565</text:p>
              </table:table-cell>
              <table:table-cell office:value-type="float" office:value="-0.194931">
                <text:p>-0.194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122104">
                <text:p>0.122104</text:p>
              </table:table-cell>
              <table:table-cell office:value-type="float" office:value="0.734303">
                <text:p>0.7343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1.206678">
                <text:p>1.206678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1.017536">
                <text:p>1.017536</text:p>
              </table:table-cell>
              <table:table-cell office:value-type="float" office:value="0.585424">
                <text:p>0.5854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6608">
                <text:p>0.6608</text:p>
              </table:table-cell>
              <table:table-cell office:value-type="float" office:value="-0.195141">
                <text:p>-0.195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770933">
                <text:p>0.770933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940921">
                <text:p>0.940921</text:p>
              </table:table-cell>
              <table:table-cell office:value-type="float" office:value="-0.195141">
                <text:p>-0.1951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442928">
                <text:p>0.442928</text:p>
              </table:table-cell>
              <table:table-cell office:value-type="float" office:value="0.585424">
                <text:p>0.5854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1.029507">
                <text:p>1.029507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1.086968">
                <text:p>1.086968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912191">
                <text:p>0.912191</text:p>
              </table:table-cell>
              <table:table-cell office:value-type="float" office:value="0.753986">
                <text:p>0.7539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1.072603">
                <text:p>1.072603</text:p>
              </table:table-cell>
              <table:table-cell office:value-type="float" office:value="-0.205235">
                <text:p>-0.205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785298">
                <text:p>0.785298</text:p>
              </table:table-cell>
              <table:table-cell office:value-type="float" office:value="-0.019241">
                <text:p>-0.0192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725443">
                <text:p>0.725443</text:p>
              </table:table-cell>
              <table:table-cell office:value-type="float" office:value="0.738088">
                <text:p>0.7380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0.790087">
                <text:p>0.790087</text:p>
              </table:table-cell>
              <table:table-cell office:value-type="float" office:value="-0.193985">
                <text:p>-0.1939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356736">
                <text:p>0.356736</text:p>
              </table:table-cell>
              <table:table-cell office:value-type="float" office:value="0.028178">
                <text:p>0.028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842759">
                <text:p>0.842759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076614">
                <text:p>-0.076614</text:p>
              </table:table-cell>
              <table:table-cell office:value-type="float" office:value="-0.243927">
                <text:p>-0.2439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588974">
                <text:p>0.588974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624887">
                <text:p>0.624887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694319999999999">
                <text:p>-0.0694319999999999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0.835577">
                <text:p>0.835577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0.857124">
                <text:p>0.857124</text:p>
              </table:table-cell>
              <table:table-cell office:value-type="float" office:value="-0.029019">
                <text:p>-0.029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-0.138864">
                <text:p>-0.138864</text:p>
              </table:table-cell>
              <table:table-cell office:value-type="float" office:value="0.147618">
                <text:p>0.1476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395043">
                <text:p>-0.395043</text:p>
              </table:table-cell>
              <table:table-cell office:value-type="float" office:value="-0.059615">
                <text:p>-0.059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263362">
                <text:p>0.263362</text:p>
              </table:table-cell>
              <table:table-cell office:value-type="float" office:value="-0.006624">
                <text:p>-0.0066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497994">
                <text:p>0.497994</text:p>
              </table:table-cell>
              <table:table-cell office:value-type="float" office:value="0.787294">
                <text:p>0.787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23942">
                <text:p>0.23942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454899">
                <text:p>0.454899</text:p>
              </table:table-cell>
              <table:table-cell office:value-type="float" office:value="0.565237">
                <text:p>0.5652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43652">
                <text:p>-0.143652</text:p>
              </table:table-cell>
              <table:table-cell office:value-type="float" office:value="-0.156134">
                <text:p>-0.1561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390255">
                <text:p>0.390255</text:p>
              </table:table-cell>
              <table:table-cell office:value-type="float" office:value="0.685097">
                <text:p>0.6850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0.507571">
                <text:p>0.507571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253786">
                <text:p>0.253786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-0.248997">
                <text:p>-0.248997</text:p>
              </table:table-cell>
              <table:table-cell office:value-type="float" office:value="-0.201555">
                <text:p>-0.2015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-0.0550659999999999">
                <text:p>-0.055065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670377">
                <text:p>0.670377</text:p>
              </table:table-cell>
              <table:table-cell office:value-type="float" office:value="0.745659">
                <text:p>0.7456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.378284">
                <text:p>0.378284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047884">
                <text:p>0.04788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1.063026">
                <text:p>1.063026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423774">
                <text:p>0.423774</text:p>
              </table:table-cell>
              <table:table-cell office:value-type="float" office:value="-0.017348">
                <text:p>-0.0173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711078">
                <text:p>0.711078</text:p>
              </table:table-cell>
              <table:table-cell office:value-type="float" office:value="-0.001893">
                <text:p>-0.0018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536301">
                <text:p>0.536301</text:p>
              </table:table-cell>
              <table:table-cell office:value-type="float" office:value="0.601826">
                <text:p>0.6018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907403">
                <text:p>0.907403</text:p>
              </table:table-cell>
              <table:table-cell office:value-type="float" office:value="-0.169382">
                <text:p>-0.1693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-0.093374">
                <text:p>-0.093374</text:p>
              </table:table-cell>
              <table:table-cell office:value-type="float" office:value="0.798649">
                <text:p>0.7986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0.095768">
                <text:p>0.095768</text:p>
              </table:table-cell>
              <table:table-cell office:value-type="float" office:value="-0.155036">
                <text:p>-0.1550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67037">
                <text:p>-0.067037</text:p>
              </table:table-cell>
              <table:table-cell office:value-type="float" office:value="-0.003028">
                <text:p>-0.0030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627281">
                <text:p>0.627281</text:p>
              </table:table-cell>
              <table:table-cell office:value-type="float" office:value="0.030281">
                <text:p>0.0302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232238">
                <text:p>0.232238</text:p>
              </table:table-cell>
              <table:table-cell office:value-type="float" office:value="0.711593">
                <text:p>0.711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.744597">
                <text:p>0.744597</text:p>
              </table:table-cell>
              <table:table-cell office:value-type="float" office:value="-0.18263">
                <text:p>-0.182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435745">
                <text:p>0.43574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758962">
                <text:p>0.758962</text:p>
              </table:table-cell>
              <table:table-cell office:value-type="float" office:value="-0.008516">
                <text:p>-0.0085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380678">
                <text:p>0.380678</text:p>
              </table:table-cell>
              <table:table-cell office:value-type="float" office:value="0.654817">
                <text:p>0.6548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543484">
                <text:p>0.543484</text:p>
              </table:table-cell>
              <table:table-cell office:value-type="float" office:value="-0.158973">
                <text:p>-0.1589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268151">
                <text:p>0.268151</text:p>
              </table:table-cell>
              <table:table-cell office:value-type="float" office:value="0.681312">
                <text:p>0.681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.679953">
                <text:p>0.679953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411803">
                <text:p>0.411803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371101">
                <text:p>0.371101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514754">
                <text:p>0.514754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87149">
                <text:p>0.8714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950498">
                <text:p>0.950498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0.955287">
                <text:p>0.955287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093374">
                <text:p>0.093374</text:p>
              </table:table-cell>
              <table:table-cell office:value-type="float" office:value="0.570284">
                <text:p>0.5702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387861">
                <text:p>0.387861</text:p>
              </table:table-cell>
              <table:table-cell office:value-type="float" office:value="-0.162758">
                <text:p>-0.1627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799664">
                <text:p>0.799664</text:p>
              </table:table-cell>
              <table:table-cell office:value-type="float" office:value="0.681312">
                <text:p>0.6813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1.060632">
                <text:p>1.060632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746991">
                <text:p>0.746991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0.995988">
                <text:p>0.995988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694319">
                <text:p>0.694319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.505177">
                <text:p>0.505177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866701">
                <text:p>0.866701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.948104">
                <text:p>0.948104</text:p>
              </table:table-cell>
              <table:table-cell office:value-type="float" office:value="-0.193985">
                <text:p>-0.1939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.725443">
                <text:p>0.725443</text:p>
              </table:table-cell>
              <table:table-cell office:value-type="float" office:value="0.669957">
                <text:p>0.669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.837971">
                <text:p>0.837971</text:p>
              </table:table-cell>
              <table:table-cell office:value-type="float" office:value="-0.173272">
                <text:p>-0.1732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.701501">
                <text:p>0.701501</text:p>
              </table:table-cell>
              <table:table-cell office:value-type="float" office:value="-0.034696">
                <text:p>-0.034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687136">
                <text:p>0.687136</text:p>
              </table:table-cell>
              <table:table-cell office:value-type="float" office:value="0.749444">
                <text:p>0.749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852336">
                <text:p>0.852336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694319">
                <text:p>0.694319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938527">
                <text:p>0.938527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217873">
                <text:p>0.217873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3304">
                <text:p>0.3304</text:p>
              </table:table-cell>
              <table:table-cell office:value-type="float" office:value="0.030281">
                <text:p>0.0302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952892">
                <text:p>0.952892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1.343147">
                <text:p>1.343147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967258">
                <text:p>0.967258</text:p>
              </table:table-cell>
              <table:table-cell office:value-type="float" office:value="0.112374">
                <text:p>0.1123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0.672771">
                <text:p>0.672771</text:p>
              </table:table-cell>
              <table:table-cell office:value-type="float" office:value="-0.046228">
                <text:p>-0.0462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385467">
                <text:p>0.385467</text:p>
              </table:table-cell>
              <table:table-cell office:value-type="float" office:value="0.011734">
                <text:p>0.0117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493206">
                <text:p>0.493206</text:p>
              </table:table-cell>
              <table:table-cell office:value-type="float" office:value="0.688882">
                <text:p>0.688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349554">
                <text:p>0.349554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246603">
                <text:p>-0.246603</text:p>
              </table:table-cell>
              <table:table-cell office:value-type="float" office:value="-0.012617">
                <text:p>-0.012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1.024719">
                <text:p>1.024719</text:p>
              </table:table-cell>
              <table:table-cell office:value-type="float" office:value="0.741873">
                <text:p>0.7418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198719">
                <text:p>-0.198719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0.672771">
                <text:p>0.672771</text:p>
              </table:table-cell>
              <table:table-cell office:value-type="float" office:value="-0.029877">
                <text:p>-0.0298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993594">
                <text:p>0.993594</text:p>
              </table:table-cell>
              <table:table-cell office:value-type="float" office:value="0.775182">
                <text:p>0.7751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56982">
                <text:p>0.56982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064643">
                <text:p>-0.064643</text:p>
              </table:table-cell>
              <table:table-cell office:value-type="float" office:value="-0.198506">
                <text:p>-0.1985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258574">
                <text:p>0.258574</text:p>
              </table:table-cell>
              <table:table-cell office:value-type="float" office:value="-0.026849">
                <text:p>-0.0268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.737414">
                <text:p>0.737414</text:p>
              </table:table-cell>
              <table:table-cell office:value-type="float" office:value="0.775182">
                <text:p>0.7751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0478839999999999">
                <text:p>-0.0478839999999999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54109">
                <text:p>0.54109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.076615">
                <text:p>0.07661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-0.237026">
                <text:p>-0.237026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.435745">
                <text:p>0.435745</text:p>
              </table:table-cell>
              <table:table-cell office:value-type="float" office:value="-0.133482">
                <text:p>-0.1334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-0.067037">
                <text:p>-0.067037</text:p>
              </table:table-cell>
              <table:table-cell office:value-type="float" office:value="0.843529">
                <text:p>0.8435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1.003171">
                <text:p>1.003171</text:p>
              </table:table-cell>
              <table:table-cell office:value-type="float" office:value="-0.074229">
                <text:p>-0.0742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151">
                <text:p>88151</text:p>
              </table:table-cell>
              <table:table-cell office:value-type="float" office:value="0.397438">
                <text:p>0.397438</text:p>
              </table:table-cell>
              <table:table-cell office:value-type="float" office:value="0.890753">
                <text:p>0.8907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408">
                <text:p>88408</text:p>
              </table:table-cell>
              <table:table-cell office:value-type="float" office:value="0.581791">
                <text:p>0.581791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65">
                <text:p>88665</text:p>
              </table:table-cell>
              <table:table-cell office:value-type="float" office:value="0.742203">
                <text:p>0.742203</text:p>
              </table:table-cell>
              <table:table-cell office:value-type="float" office:value="-0.020995">
                <text:p>-0.0209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922">
                <text:p>88922</text:p>
              </table:table-cell>
              <table:table-cell office:value-type="float" office:value="0.129287">
                <text:p>0.129287</text:p>
              </table:table-cell>
              <table:table-cell office:value-type="float" office:value="0.766098">
                <text:p>0.7660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179">
                <text:p>89179</text:p>
              </table:table-cell>
              <table:table-cell office:value-type="float" office:value="1.180342">
                <text:p>1.180342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6">
                <text:p>89436</text:p>
              </table:table-cell>
              <table:table-cell office:value-type="float" office:value="0.464475">
                <text:p>0.464475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693">
                <text:p>89693</text:p>
              </table:table-cell>
              <table:table-cell office:value-type="float" office:value="0.703895">
                <text:p>0.703895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950">
                <text:p>89950</text:p>
              </table:table-cell>
              <table:table-cell office:value-type="float" office:value="0.730232">
                <text:p>0.730232</text:p>
              </table:table-cell>
              <table:table-cell office:value-type="float" office:value="0.661125">
                <text:p>0.661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207">
                <text:p>90207</text:p>
              </table:table-cell>
              <table:table-cell office:value-type="float" office:value="0.948104">
                <text:p>0.948104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464">
                <text:p>90464</text:p>
              </table:table-cell>
              <table:table-cell office:value-type="float" office:value="0.799664">
                <text:p>0.799664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721">
                <text:p>90721</text:p>
              </table:table-cell>
              <table:table-cell office:value-type="float" office:value="1.163582">
                <text:p>1.163582</text:p>
              </table:table-cell>
              <table:table-cell office:value-type="float" office:value="-0.106455">
                <text:p>-0.1064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978">
                <text:p>90978</text:p>
              </table:table-cell>
              <table:table-cell office:value-type="float" office:value="0.553061">
                <text:p>0.553061</text:p>
              </table:table-cell>
              <table:table-cell office:value-type="float" office:value="0.563975">
                <text:p>0.5639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235">
                <text:p>91235</text:p>
              </table:table-cell>
              <table:table-cell office:value-type="float" office:value="1.137246">
                <text:p>1.137246</text:p>
              </table:table-cell>
              <table:table-cell office:value-type="float" office:value="-0.087477">
                <text:p>-0.0874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92">
                <text:p>91492</text:p>
              </table:table-cell>
              <table:table-cell office:value-type="float" office:value="0.593762">
                <text:p>0.593762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749">
                <text:p>91749</text:p>
              </table:table-cell>
              <table:table-cell office:value-type="float" office:value="0.656011">
                <text:p>0.656011</text:p>
              </table:table-cell>
              <table:table-cell office:value-type="float" office:value="-0.270843">
                <text:p>-0.2708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006">
                <text:p>92006</text:p>
              </table:table-cell>
              <table:table-cell office:value-type="float" office:value="0.718261">
                <text:p>0.718261</text:p>
              </table:table-cell>
              <table:table-cell office:value-type="float" office:value="-0.02965">
                <text:p>-0.029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263">
                <text:p>92263</text:p>
              </table:table-cell>
              <table:table-cell office:value-type="float" office:value="0.763751">
                <text:p>0.763751</text:p>
              </table:table-cell>
              <table:table-cell office:value-type="float" office:value="0.658602">
                <text:p>0.6586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520">
                <text:p>92520</text:p>
              </table:table-cell>
              <table:table-cell office:value-type="float" office:value="0.948104">
                <text:p>0.948104</text:p>
              </table:table-cell>
              <table:table-cell office:value-type="float" office:value="-0.160865">
                <text:p>-0.1608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777">
                <text:p>92777</text:p>
              </table:table-cell>
              <table:table-cell office:value-type="float" office:value="0.529119">
                <text:p>0.529119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034">
                <text:p>93034</text:p>
              </table:table-cell>
              <table:table-cell office:value-type="float" office:value="0.814029">
                <text:p>0.814029</text:p>
              </table:table-cell>
              <table:table-cell office:value-type="float" office:value="0.654817">
                <text:p>0.6548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291">
                <text:p>93291</text:p>
              </table:table-cell>
              <table:table-cell office:value-type="float" office:value="0.720655">
                <text:p>0.720655</text:p>
              </table:table-cell>
              <table:table-cell office:value-type="float" office:value="-0.158027">
                <text:p>-0.1580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548">
                <text:p>93548</text:p>
              </table:table-cell>
              <table:table-cell office:value-type="float" office:value="0.280122">
                <text:p>0.280122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805">
                <text:p>93805</text:p>
              </table:table-cell>
              <table:table-cell office:value-type="float" office:value="0.849942">
                <text:p>0.849942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062">
                <text:p>94062</text:p>
              </table:table-cell>
              <table:table-cell office:value-type="float" office:value="-0.31364">
                <text:p>-0.31364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4319">
                <text:p>94319</text:p>
              </table:table-cell>
              <table:table-cell office:value-type="float" office:value="0.45011">
                <text:p>0.45011</text:p>
              </table:table-cell>
              <table:table-cell office:value-type="float" office:value="0.661125">
                <text:p>0.661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576">
                <text:p>94576</text:p>
              </table:table-cell>
              <table:table-cell office:value-type="float" office:value="0.577003">
                <text:p>0.577003</text:p>
              </table:table-cell>
              <table:table-cell office:value-type="float" office:value="-0.184522">
                <text:p>-0.184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4833">
                <text:p>94833</text:p>
              </table:table-cell>
              <table:table-cell office:value-type="float" office:value="0.68953">
                <text:p>0.68953</text:p>
              </table:table-cell>
              <table:table-cell office:value-type="float" office:value="0.798649">
                <text:p>0.7986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090">
                <text:p>95090</text:p>
              </table:table-cell>
              <table:table-cell office:value-type="float" office:value="0.047884">
                <text:p>0.047884</text:p>
              </table:table-cell>
              <table:table-cell office:value-type="float" office:value="-0.243927">
                <text:p>-0.2439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347">
                <text:p>95347</text:p>
              </table:table-cell>
              <table:table-cell office:value-type="float" office:value="-0.0550659999999999">
                <text:p>-0.0550659999999999</text:p>
              </table:table-cell>
              <table:table-cell office:value-type="float" office:value="-0.032804">
                <text:p>-0.0328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604">
                <text:p>95604</text:p>
              </table:table-cell>
              <table:table-cell office:value-type="float" office:value="0.213084">
                <text:p>0.213084</text:p>
              </table:table-cell>
              <table:table-cell office:value-type="float" office:value="-0.00545">
                <text:p>-0.00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861">
                <text:p>95861</text:p>
              </table:table-cell>
              <table:table-cell office:value-type="float" office:value="0.502783">
                <text:p>0.502783</text:p>
              </table:table-cell>
              <table:table-cell office:value-type="float" office:value="0.738845">
                <text:p>0.7388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118">
                <text:p>96118</text:p>
              </table:table-cell>
              <table:table-cell office:value-type="float" office:value="0.349554">
                <text:p>0.349554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375">
                <text:p>96375</text:p>
              </table:table-cell>
              <table:table-cell office:value-type="float" office:value="0.58658">
                <text:p>0.58658</text:p>
              </table:table-cell>
              <table:table-cell office:value-type="float" office:value="0.73178">
                <text:p>0.731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632">
                <text:p>96632</text:p>
              </table:table-cell>
              <table:table-cell office:value-type="float" office:value="0.055067">
                <text:p>0.055067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889">
                <text:p>96889</text:p>
              </table:table-cell>
              <table:table-cell office:value-type="float" office:value="0.0335190000000001">
                <text:p>0.0335190000000001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146">
                <text:p>97146</text:p>
              </table:table-cell>
              <table:table-cell office:value-type="float" office:value="0.0359130000000001">
                <text:p>0.0359130000000001</text:p>
              </table:table-cell>
              <table:table-cell office:value-type="float" office:value="-0.199662">
                <text:p>-0.1996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03">
                <text:p>97403</text:p>
              </table:table-cell>
              <table:table-cell office:value-type="float" office:value="1.297658">
                <text:p>1.297658</text:p>
              </table:table-cell>
              <table:table-cell office:value-type="float" office:value="0.783509">
                <text:p>0.7835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660">
                <text:p>97660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917">
                <text:p>97917</text:p>
              </table:table-cell>
              <table:table-cell office:value-type="float" office:value="-0.138864">
                <text:p>-0.138864</text:p>
              </table:table-cell>
              <table:table-cell office:value-type="float" office:value="-0.024299">
                <text:p>-0.0242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174">
                <text:p>98174</text:p>
              </table:table-cell>
              <table:table-cell office:value-type="float" office:value="0.995988">
                <text:p>0.995988</text:p>
              </table:table-cell>
              <table:table-cell office:value-type="float" office:value="0.920192">
                <text:p>0.9201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31">
                <text:p>98431</text:p>
              </table:table-cell>
              <table:table-cell office:value-type="float" office:value="0.217873">
                <text:p>0.217873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88">
                <text:p>98688</text:p>
              </table:table-cell>
              <table:table-cell office:value-type="float" office:value="0.672771">
                <text:p>0.672771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945">
                <text:p>98945</text:p>
              </table:table-cell>
              <table:table-cell office:value-type="float" office:value="0.067038">
                <text:p>0.067038</text:p>
              </table:table-cell>
              <table:table-cell office:value-type="float" office:value="-0.183576">
                <text:p>-0.1835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202">
                <text:p>99202</text:p>
              </table:table-cell>
              <table:table-cell office:value-type="float" office:value="0.684742">
                <text:p>0.684742</text:p>
              </table:table-cell>
              <table:table-cell office:value-type="float" office:value="0.734303">
                <text:p>0.7343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459">
                <text:p>99459</text:p>
              </table:table-cell>
              <table:table-cell office:value-type="float" office:value="-0.093374">
                <text:p>-0.093374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716">
                <text:p>99716</text:p>
              </table:table-cell>
              <table:table-cell office:value-type="float" office:value="0.471658">
                <text:p>0.471658</text:p>
              </table:table-cell>
              <table:table-cell office:value-type="float" office:value="0.600564">
                <text:p>0.6005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973">
                <text:p>99973</text:p>
              </table:table-cell>
              <table:table-cell office:value-type="float" office:value="0.351948">
                <text:p>0.351948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230">
                <text:p>100230</text:p>
              </table:table-cell>
              <table:table-cell office:value-type="float" office:value="0.529119">
                <text:p>0.529119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487">
                <text:p>100487</text:p>
              </table:table-cell>
              <table:table-cell office:value-type="float" office:value="0.387861">
                <text:p>0.387861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744">
                <text:p>100744</text:p>
              </table:table-cell>
              <table:table-cell office:value-type="float" office:value="0.440533">
                <text:p>0.440533</text:p>
              </table:table-cell>
              <table:table-cell office:value-type="float" office:value="-0.027851">
                <text:p>-0.0278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001">
                <text:p>101001</text:p>
              </table:table-cell>
              <table:table-cell office:value-type="float" office:value="0.201113">
                <text:p>0.201113</text:p>
              </table:table-cell>
              <table:table-cell office:value-type="float" office:value="0.730098">
                <text:p>0.7300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258">
                <text:p>101258</text:p>
              </table:table-cell>
              <table:table-cell office:value-type="float" office:value="0.624887">
                <text:p>0.624887</text:p>
              </table:table-cell>
              <table:table-cell office:value-type="float" office:value="-0.180001">
                <text:p>-0.18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515">
                <text:p>101515</text:p>
              </table:table-cell>
              <table:table-cell office:value-type="float" office:value="0.100557">
                <text:p>0.100557</text:p>
              </table:table-cell>
              <table:table-cell office:value-type="float" office:value="0.464302">
                <text:p>0.4643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772">
                <text:p>101772</text:p>
              </table:table-cell>
              <table:table-cell office:value-type="float" office:value="0.517148">
                <text:p>0.517148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29">
                <text:p>102029</text:p>
              </table:table-cell>
              <table:table-cell office:value-type="float" office:value="0.083797">
                <text:p>0.083797</text:p>
              </table:table-cell>
              <table:table-cell office:value-type="float" office:value="0.479442">
                <text:p>0.4794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286">
                <text:p>102286</text:p>
              </table:table-cell>
              <table:table-cell office:value-type="float" office:value="0.579397">
                <text:p>0.579397</text:p>
              </table:table-cell>
              <table:table-cell office:value-type="float" office:value="-0.096519">
                <text:p>-0.0965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543">
                <text:p>102543</text:p>
              </table:table-cell>
              <table:table-cell office:value-type="float" office:value="-0.162806">
                <text:p>-0.162806</text:p>
              </table:table-cell>
              <table:table-cell office:value-type="float" office:value="0.794864">
                <text:p>0.7948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800">
                <text:p>102800</text:p>
              </table:table-cell>
              <table:table-cell office:value-type="float" office:value="0.866701">
                <text:p>0.866701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57">
                <text:p>103057</text:p>
              </table:table-cell>
              <table:table-cell office:value-type="float" office:value="0.00478900000000004">
                <text:p>0.00478900000000004</text:p>
              </table:table-cell>
              <table:table-cell office:value-type="float" office:value="0.570284">
                <text:p>0.5702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314">
                <text:p>103314</text:p>
              </table:table-cell>
              <table:table-cell office:value-type="float" office:value="0.936133">
                <text:p>0.936133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571">
                <text:p>103571</text:p>
              </table:table-cell>
              <table:table-cell office:value-type="float" office:value="0.610522">
                <text:p>0.610522</text:p>
              </table:table-cell>
              <table:table-cell office:value-type="float" office:value="-0.025839">
                <text:p>-0.0258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828">
                <text:p>103828</text:p>
              </table:table-cell>
              <table:table-cell office:value-type="float" office:value="0.493206">
                <text:p>0.493206</text:p>
              </table:table-cell>
              <table:table-cell office:value-type="float" office:value="-0.011544">
                <text:p>-0.0115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085">
                <text:p>104085</text:p>
              </table:table-cell>
              <table:table-cell office:value-type="float" office:value="0.840365">
                <text:p>0.840365</text:p>
              </table:table-cell>
              <table:table-cell office:value-type="float" office:value="0.412572">
                <text:p>0.4125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342">
                <text:p>104342</text:p>
              </table:table-cell>
              <table:table-cell office:value-type="float" office:value="0.641646">
                <text:p>0.641646</text:p>
              </table:table-cell>
              <table:table-cell office:value-type="float" office:value="-0.088949">
                <text:p>-0.0889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599">
                <text:p>104599</text:p>
              </table:table-cell>
              <table:table-cell office:value-type="float" office:value="1.170765">
                <text:p>1.170765</text:p>
              </table:table-cell>
              <table:table-cell office:value-type="float" office:value="0.027757">
                <text:p>0.0277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856">
                <text:p>104856</text:p>
              </table:table-cell>
              <table:table-cell office:value-type="float" office:value="0.653617">
                <text:p>0.653617</text:p>
              </table:table-cell>
              <table:table-cell office:value-type="float" office:value="-0.020591">
                <text:p>-0.0205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113">
                <text:p>105113</text:p>
              </table:table-cell>
              <table:table-cell office:value-type="float" office:value="0.785298">
                <text:p>0.785298</text:p>
              </table:table-cell>
              <table:table-cell office:value-type="float" office:value="0.45118">
                <text:p>0.451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5370">
                <text:p>105370</text:p>
              </table:table-cell>
              <table:table-cell office:value-type="float" office:value="1.343147">
                <text:p>1.343147</text:p>
              </table:table-cell>
              <table:table-cell office:value-type="float" office:value="-0.117758">
                <text:p>-0.1177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627">
                <text:p>105627</text:p>
              </table:table-cell>
              <table:table-cell office:value-type="float" office:value="0.548272">
                <text:p>0.548272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884">
                <text:p>105884</text:p>
              </table:table-cell>
              <table:table-cell office:value-type="float" office:value="0.830788">
                <text:p>0.830788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141">
                <text:p>106141</text:p>
              </table:table-cell>
              <table:table-cell office:value-type="float" office:value="0.579397">
                <text:p>0.579397</text:p>
              </table:table-cell>
              <table:table-cell office:value-type="float" office:value="0.519816">
                <text:p>0.5198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398">
                <text:p>106398</text:p>
              </table:table-cell>
              <table:table-cell office:value-type="float" office:value="-0.067037">
                <text:p>-0.067037</text:p>
              </table:table-cell>
              <table:table-cell office:value-type="float" office:value="-0.159814">
                <text:p>-0.1598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655">
                <text:p>106655</text:p>
              </table:table-cell>
              <table:table-cell office:value-type="float" office:value="0.169988">
                <text:p>0.169988</text:p>
              </table:table-cell>
              <table:table-cell office:value-type="float" office:value="-0.031963">
                <text:p>-0.031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912">
                <text:p>106912</text:p>
              </table:table-cell>
              <table:table-cell office:value-type="float" office:value="0.531513">
                <text:p>0.531513</text:p>
              </table:table-cell>
              <table:table-cell office:value-type="float" office:value="0.030281">
                <text:p>0.0302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169">
                <text:p>107169</text:p>
              </table:table-cell>
              <table:table-cell office:value-type="float" office:value="0.964863">
                <text:p>0.964863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26">
                <text:p>107426</text:p>
              </table:table-cell>
              <table:table-cell office:value-type="float" office:value="-0.07422">
                <text:p>-0.07422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683">
                <text:p>107683</text:p>
              </table:table-cell>
              <table:table-cell office:value-type="float" office:value="0.42138">
                <text:p>0.42138</text:p>
              </table:table-cell>
              <table:table-cell office:value-type="float" office:value="-0.03129">
                <text:p>-0.031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940">
                <text:p>107940</text:p>
              </table:table-cell>
              <table:table-cell office:value-type="float" office:value="0.502783">
                <text:p>0.502783</text:p>
              </table:table-cell>
              <table:table-cell office:value-type="float" office:value="0.772154">
                <text:p>0.7721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8197">
                <text:p>108197</text:p>
              </table:table-cell>
              <table:table-cell office:value-type="float" office:value="0.454899">
                <text:p>0.454899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454">
                <text:p>108454</text:p>
              </table:table-cell>
              <table:table-cell office:value-type="float" office:value="1.022324">
                <text:p>1.022324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711">
                <text:p>108711</text:p>
              </table:table-cell>
              <table:table-cell office:value-type="float" office:value="-0.488417">
                <text:p>-0.488417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968">
                <text:p>108968</text:p>
              </table:table-cell>
              <table:table-cell office:value-type="float" office:value="0.46687">
                <text:p>0.46687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225">
                <text:p>109225</text:p>
              </table:table-cell>
              <table:table-cell office:value-type="float" office:value="0.773327">
                <text:p>0.773327</text:p>
              </table:table-cell>
              <table:table-cell office:value-type="float" office:value="-0.209125">
                <text:p>-0.2091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482">
                <text:p>109482</text:p>
              </table:table-cell>
              <table:table-cell office:value-type="float" office:value="0.500388">
                <text:p>0.500388</text:p>
              </table:table-cell>
              <table:table-cell office:value-type="float" office:value="0.669957">
                <text:p>0.6699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9739">
                <text:p>109739</text:p>
              </table:table-cell>
              <table:table-cell office:value-type="float" office:value="0.351948">
                <text:p>0.351948</text:p>
              </table:table-cell>
              <table:table-cell office:value-type="float" office:value="-0.180001">
                <text:p>-0.1800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996">
                <text:p>109996</text:p>
              </table:table-cell>
              <table:table-cell office:value-type="float" office:value="1.187524">
                <text:p>1.187524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253">
                <text:p>110253</text:p>
              </table:table-cell>
              <table:table-cell office:value-type="float" office:value="-0.354342">
                <text:p>-0.354342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510">
                <text:p>110510</text:p>
              </table:table-cell>
              <table:table-cell office:value-type="float" office:value="0.629675">
                <text:p>0.629675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767">
                <text:p>110767</text:p>
              </table:table-cell>
              <table:table-cell office:value-type="float" office:value="0.56982">
                <text:p>0.56982</text:p>
              </table:table-cell>
              <table:table-cell office:value-type="float" office:value="-0.183576">
                <text:p>-0.1835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024">
                <text:p>111024</text:p>
              </table:table-cell>
              <table:table-cell office:value-type="float" office:value="0.742203">
                <text:p>0.742203</text:p>
              </table:table-cell>
              <table:table-cell office:value-type="float" office:value="0.749443">
                <text:p>0.7494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281">
                <text:p>111281</text:p>
              </table:table-cell>
              <table:table-cell office:value-type="float" office:value="0.059855">
                <text:p>0.059855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538">
                <text:p>111538</text:p>
              </table:table-cell>
              <table:table-cell office:value-type="float" office:value="0.902614">
                <text:p>0.902614</text:p>
              </table:table-cell>
              <table:table-cell office:value-type="float" office:value="0.550097">
                <text:p>0.5500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795">
                <text:p>111795</text:p>
              </table:table-cell>
              <table:table-cell office:value-type="float" office:value="0">
                <text:p>0</text:p>
              </table:table-cell>
              <table:table-cell office:value-type="float" office:value="-0.193459">
                <text:p>-0.1934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052">
                <text:p>112052</text:p>
              </table:table-cell>
              <table:table-cell office:value-type="float" office:value="0.639252">
                <text:p>0.639252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309">
                <text:p>112309</text:p>
              </table:table-cell>
              <table:table-cell office:value-type="float" office:value="0.337583">
                <text:p>0.337583</text:p>
              </table:table-cell>
              <table:table-cell office:value-type="float" office:value="-0.213646">
                <text:p>-0.2136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66">
                <text:p>112566</text:p>
              </table:table-cell>
              <table:table-cell office:value-type="float" office:value="0.521936">
                <text:p>0.521936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23">
                <text:p>112823</text:p>
              </table:table-cell>
              <table:table-cell office:value-type="float" office:value="0.129287">
                <text:p>0.129287</text:p>
              </table:table-cell>
              <table:table-cell office:value-type="float" office:value="-0.184522">
                <text:p>-0.1845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080">
                <text:p>113080</text:p>
              </table:table-cell>
              <table:table-cell office:value-type="float" office:value="0.56982">
                <text:p>0.56982</text:p>
              </table:table-cell>
              <table:table-cell office:value-type="float" office:value="0.753229">
                <text:p>0.7532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337">
                <text:p>113337</text:p>
              </table:table-cell>
              <table:table-cell office:value-type="float" office:value="0.093374">
                <text:p>0.093374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594">
                <text:p>113594</text:p>
              </table:table-cell>
              <table:table-cell office:value-type="float" office:value="0.591368">
                <text:p>0.59136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851">
                <text:p>113851</text:p>
              </table:table-cell>
              <table:table-cell office:value-type="float" office:value="0.459687">
                <text:p>0.459687</text:p>
              </table:table-cell>
              <table:table-cell office:value-type="float" office:value="-0.230469">
                <text:p>-0.2304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